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Menlo" svg:font-family="Menlo"/>
    <style:font-face style:name="Times" svg:font-family="Times"/>
    <style:font-face style:name="Times New Roman" svg:font-family="Times New Roman"/>
  </office:font-face-decls>
  <office:automatic-styles>
    <style:style style:name="Table1" style:family="table">
      <style:table-properties style:width="7.0in" table:align="margins"/>
    </style:style>
    <style:style style:name="P1" style:family="paragraph" style:parent-style-name="Standard">
      <style:paragraph-properties fo:text-align="center"/>
      <style:text-properties style:font-name="Times New Roman" fo:font-size="14.0pt"/>
    </style:style>
    <style:style style:name="P2" style:family="paragraph" style:parent-style-name="Standard">
      <style:paragraph-properties fo:text-align="center"/>
      <style:text-properties style:font-name="Times" fo:font-size="20.0pt"/>
    </style:style>
    <style:style style:name="P3" style:family="paragraph" style:parent-style-name="Standard">
      <style:text-properties style:font-name="Times" fo:font-size="20.0pt"/>
    </style:style>
    <style:style style:name="P4" style:family="paragraph" style:parent-style-name="Standard">
      <style:text-properties style:font-name="Times New Roman" fo:font-size="14.0pt"/>
    </style:style>
    <style:style style:name="P5" style:family="paragraph" style:parent-style-name="Standard">
      <style:text-properties style:font-name="Times New Roman" fo:font-size="14.0pt" fo:color="#1b1b1b" fo:background-color="#d4ea6b"/>
    </style:style>
    <style:style style:name="P6" style:family="paragraph" style:parent-style-name="Standard">
      <style:text-properties style:font-name="Times New Roman" fo:font-size="14.0pt" fo:color="#0061b1"/>
    </style:style>
    <style:style style:name="P7" style:family="paragraph" style:parent-style-name="Standard">
      <style:paragraph-properties fo:margin-left="0.5000in" fo:text-indent="-0.5000in" fo:line-height="115%">
        <style:tab-stops>
          <style:tab-stop style:position="0.1528in"/>
          <style:tab-stop style:position="0.5000in"/>
        </style:tab-stops>
      </style:paragraph-properties>
      <style:text-properties style:font-name="Times New Roman" fo:font-size="14.0pt" fo:color="#000000"/>
    </style:style>
    <style:style style:name="P8" style:family="paragraph" style:parent-style-name="Standard">
      <style:paragraph-properties fo:line-height="115%"/>
      <style:text-properties style:font-name="Times New Roman" fo:font-size="14.0pt" fo:color="#000000"/>
    </style:style>
    <style:style style:name="P9" style:family="paragraph" style:parent-style-name="Standard">
      <style:text-properties style:font-name="Times New Roman" fo:font-size="14.0pt" fo:color="#000000"/>
    </style:style>
    <style:style style:name="P10" style:family="paragraph" style:parent-style-name="Standard">
      <style:text-properties style:font-name="Times New Roman" fo:font-size="14.0pt" fo:color="#0000cd" fo:background-color="#ffa6a6"/>
    </style:style>
    <style:style style:name="P11" style:family="paragraph" style:parent-style-name="Standard">
      <style:text-properties style:font-name="Times New Roman" fo:font-size="14.0pt" fo:color="#000000" fo:background-color="#cfe7ed"/>
    </style:style>
    <style:style style:name="P12" style:family="paragraph" style:parent-style-name="Standard">
      <style:paragraph-properties fo:margin-left="0.5000in" fo:text-indent="-0.5000in">
        <style:tab-stops>
          <style:tab-stop style:position="0.1528in"/>
          <style:tab-stop style:position="0.5000in"/>
        </style:tab-stops>
      </style:paragraph-properties>
      <style:text-properties style:font-name="Times New Roman" fo:font-size="14.0pt"/>
    </style:style>
    <style:style style:name="P13" style:family="paragraph" style:parent-style-name="Standard">
      <style:text-properties style:font-name="Times New Roman" fo:font-size="14.0pt" fo:background-color="#cfe7ed"/>
    </style:style>
    <style:style style:name="P14" style:family="paragraph" style:parent-style-name="Standard">
      <style:paragraph-properties fo:margin-left="0.5000in" fo:text-indent="-0.5000in">
        <style:tab-stops>
          <style:tab-stop style:position="0.1528in"/>
          <style:tab-stop style:position="0.5000in"/>
        </style:tab-stops>
      </style:paragraph-properties>
      <style:text-properties style:font-name="Times New Roman" fo:font-size="14.0pt" fo:color="#000000" fo:background-color="#99d0d8"/>
    </style:style>
    <style:style style:name="P15" style:family="paragraph" style:parent-style-name="Standard">
      <style:text-properties style:font-name="Times New Roman" fo:font-size="14.0pt" fo:background-color="#99d0d8"/>
    </style:style>
    <style:style style:name="P16" style:family="paragraph" style:parent-style-name="Standard">
      <style:paragraph-properties fo:margin-top="0.1390in" fo:margin-bottom="0.0835in"/>
      <style:text-properties style:font-name="Times New Roman" fo:font-size="14.0pt" fo:color="#0000cd" fo:background-color="#ffa6a6"/>
    </style:style>
    <style:style style:name="P17" style:family="paragraph" style:parent-style-name="Standard">
      <style:paragraph-properties fo:margin-bottom="0.0972in" fo:line-height="115%"/>
      <style:text-properties style:font-name="Times New Roman" fo:font-size="14.0pt" fo:color="#000000"/>
    </style:style>
    <style:style style:name="P18" style:family="paragraph" style:parent-style-name="Standard">
      <style:text-properties style:font-name="Times New Roman" fo:font-size="14.0pt" fo:color="#1b1b1b"/>
    </style:style>
    <style:style style:name="P19" style:family="paragraph" style:parent-style-name="Standard">
      <style:text-properties style:font-name="Times New Roman" fo:font-size="14.0pt" fo:color="#0000cd"/>
    </style:style>
    <style:style style:name="P20" style:family="paragraph" style:parent-style-name="Standard">
      <style:text-properties style:font-name="Times New Roman" fo:font-size="14.0pt" fo:color="#000000" fo:background-color="#bbe33d"/>
    </style:style>
    <style:style style:name="P21" style:family="paragraph" style:parent-style-name="Standard">
      <style:text-properties style:font-name="Times New Roman" fo:font-size="14.0pt" fo:color="#d4d4d4" fo:background-color="#1e1e1e"/>
    </style:style>
    <style:style style:name="P22" style:family="paragraph" style:parent-style-name="Standard">
      <style:paragraph-properties style:line-height-at-least="0.1409in"/>
      <style:text-properties style:font-name="Times New Roman" fo:font-size="14.0pt" fo:color="#d4d4d4" fo:background-color="#1e1e1e"/>
    </style:style>
    <style:style style:name="P23" style:family="paragraph" style:parent-style-name="Standard">
      <style:paragraph-properties style:line-height-at-least="0.1409in"/>
      <style:text-properties style:font-name="Times New Roman" fo:font-size="14.0pt"/>
    </style:style>
    <style:style style:name="P24" style:family="paragraph" style:parent-style-name="Standard">
      <style:paragraph-properties style:line-height-at-least="0.1409in"/>
      <style:text-properties style:font-name="Times New Roman" fo:font-size="14.0pt" fo:color="#569cd6" fo:background-color="#1e1e1e"/>
    </style:style>
    <style:style style:name="P25" style:family="paragraph" style:parent-style-name="Standard">
      <style:paragraph-properties fo:margin-bottom="0.1965in" style:line-height-at-least="0.1409in"/>
      <style:text-properties style:font-name="Times New Roman" fo:font-size="14.0pt"/>
    </style:style>
    <style:style style:name="P26" style:family="paragraph" style:parent-style-name="Standard">
      <style:paragraph-properties style:line-height-at-least="0.1409in"/>
      <style:text-properties style:font-name="Times New Roman" fo:font-size="14.0pt" fo:color="#ce9178" fo:background-color="#1e1e1e"/>
    </style:style>
    <style:style style:name="P27" style:family="paragraph" style:parent-style-name="Standard">
      <style:paragraph-properties style:line-height-at-least="0.1409in"/>
      <style:text-properties style:font-name="Times New Roman" fo:font-size="14.0pt" fo:color="#dcdcaa" fo:background-color="#1e1e1e"/>
    </style:style>
    <style:style style:name="P28" style:family="paragraph" style:parent-style-name="Standard">
      <style:text-properties style:font-name="Times New Roman" fo:font-size="14.0pt" fo:color="#008000"/>
    </style:style>
    <style:style style:name="P29" style:family="paragraph" style:parent-style-name="Standard">
      <style:text-properties style:font-name="Times New Roman" fo:font-size="14.0pt" fo:color="#5aa137"/>
    </style:style>
    <style:style style:name="P30" style:family="paragraph" style:parent-style-name="Standard">
      <style:text-properties style:font-name="Times New Roman" fo:font-size="14.0pt" fo:color="#c9211e"/>
    </style:style>
    <style:style style:name="P31" style:family="paragraph" style:parent-style-name="Standard">
      <style:text-properties style:font-name="Times New Roman" fo:font-size="14.0pt" fo:color="#c9211e" fo:background-color="#ffff00"/>
    </style:style>
    <style:style style:name="P32" style:family="paragraph" style:parent-style-name="Standard">
      <style:text-properties style:font-name="Times New Roman" fo:font-size="14.0pt" fo:background-color="#ffff00"/>
    </style:style>
    <style:style style:name="P33" style:family="paragraph" style:parent-style-name="Standard">
      <style:text-properties style:font-name="Times" fo:font-size="12.0pt"/>
    </style:style>
    <style:style style:name="P34" style:family="paragraph" style:parent-style-name="Standard">
      <style:text-properties style:font-name="Times New Roman" fo:font-size="14.0pt" fo:background-color="#d4ea6b"/>
    </style:style>
    <style:style style:name="P35" style:family="paragraph" style:parent-style-name="Standard">
      <style:text-properties style:font-name="Times New Roman" fo:font-size="14.0pt" fo:background-color="#cee8e2"/>
    </style:style>
    <style:style style:name="P36" style:family="paragraph" style:parent-style-name="Standard">
      <style:text-properties style:font-name="Times New Roman" fo:font-size="14.0pt" fo:color="#0061b1" fo:background-color="#eabac2"/>
    </style:style>
    <style:style style:name="P37" style:family="paragraph" style:parent-style-name="Standard">
      <style:paragraph-properties fo:margin-top="0.1390in" fo:margin-bottom="0.0835in"/>
      <style:text-properties style:font-name="Times New Roman" fo:font-size="14.0pt" fo:color="#000000"/>
    </style:style>
    <style:style style:name="P38" style:family="paragraph" style:parent-style-name="Standard">
      <style:paragraph-properties fo:margin-top="0.1390in" fo:margin-bottom="0.0835in"/>
      <style:text-properties style:font-name="Times New Roman" fo:font-size="14.0pt" fo:color="#1b1b1b"/>
    </style:style>
    <style:style style:name="P39" style:family="paragraph" style:parent-style-name="Standard">
      <style:paragraph-properties fo:margin-bottom="0.0972in" fo:line-height="115%"/>
      <style:text-properties style:font-name="Times New Roman" fo:font-size="14.0pt" fo:color="#1b1b1b"/>
    </style:style>
    <style:style style:name="P40" style:family="paragraph" style:parent-style-name="Standard">
      <style:paragraph-properties fo:text-align="center"/>
      <style:text-properties style:font-name="Times New Roman" fo:font-size="14.0pt" fo:color="#1b1b1b"/>
    </style:style>
    <style:style style:name="P41" style:family="paragraph" style:parent-style-name="Standard">
      <style:text-properties style:font-name="Times New Roman" fo:font-size="14.0pt" fo:color="#0061b1" fo:background-color="#ffa6a6"/>
    </style:style>
    <style:style style:name="P42" style:family="paragraph" style:parent-style-name="Standard">
      <style:paragraph-properties fo:margin-bottom="0.0972in" fo:line-height="115%"/>
      <style:text-properties style:font-name="Times New Roman" fo:font-size="14.0pt" fo:color="#c9211e"/>
    </style:style>
    <style:style style:name="P43" style:family="paragraph" style:parent-style-name="Standard">
      <style:text-properties style:font-name="Times New Roman" fo:font-size="14.0pt" fo:color="#4fc1ff" fo:background-color="#1e1e1e"/>
    </style:style>
    <style:style style:name="P44" style:family="paragraph" style:parent-style-name="Standard">
      <style:paragraph-properties style:line-height-at-least="0.1409in"/>
      <style:text-properties style:font-name="Times New Roman" fo:font-size="14.0pt" fo:color="#4fc1ff" fo:background-color="#1e1e1e"/>
    </style:style>
    <style:style style:name="P45" style:family="paragraph" style:parent-style-name="Standard">
      <style:paragraph-properties style:line-height-at-least="0.1409in"/>
      <style:text-properties style:font-name="Times New Roman" fo:font-size="14.0pt" fo:color="#9cdcfe" fo:background-color="#1e1e1e"/>
    </style:style>
    <style:style style:name="P46" style:family="paragraph" style:parent-style-name="Standard">
      <style:paragraph-properties fo:margin-bottom="0.0972in" fo:line-height="115%"/>
      <style:text-properties style:font-name="Times New Roman" fo:font-size="14.0pt" fo:color="#c9211e" fo:background-color="#9bd1cb"/>
    </style:style>
    <style:style style:name="P47" style:family="paragraph" style:parent-style-name="Standard">
      <style:paragraph-properties fo:margin-top="0.1201in"/>
      <style:text-properties style:font-name="Times New Roman" fo:font-size="14.0pt" fo:color="#000000" fo:background-color="#d4ea6b"/>
    </style:style>
    <style:style style:name="P48" style:family="paragraph" style:parent-style-name="Standard">
      <style:paragraph-properties fo:margin-top="0.1201in"/>
      <style:text-properties style:font-name="Times New Roman" fo:font-size="14.0pt" fo:color="#000000"/>
    </style:style>
    <style:style style:name="P49" style:family="paragraph" style:parent-style-name="Standard">
      <style:paragraph-properties fo:margin-top="0.1201in" fo:line-height="115%"/>
      <style:text-properties style:font-name="Times New Roman" fo:font-size="14.0pt" fo:color="#000000"/>
    </style:style>
    <style:style style:name="P50" style:family="paragraph" style:parent-style-name="Standard">
      <style:paragraph-properties fo:margin-bottom="0.0972in" fo:text-align="center" fo:line-height="115%"/>
      <style:text-properties style:font-name="Times New Roman" fo:font-size="14.0pt" fo:color="#000000"/>
    </style:style>
    <style:style style:name="P51" style:family="paragraph" style:parent-style-name="Standard">
      <style:paragraph-properties fo:text-align="center"/>
      <style:text-properties style:font-name="Times New Roman" fo:font-size="14.0pt" fo:color="#000000"/>
    </style:style>
    <style:style style:name="P52" style:family="paragraph" style:parent-style-name="Standard">
      <style:paragraph-properties fo:margin-bottom="0.0972in" fo:line-height="115%"/>
      <style:text-properties style:font-name="Times New Roman" fo:font-size="14.0pt" fo:color="#000000" fo:background-color="#ffff00"/>
    </style:style>
    <style:style style:name="P53" style:family="paragraph" style:parent-style-name="Standard">
      <style:paragraph-properties fo:margin-bottom="0.0972in" fo:line-height="115%"/>
      <style:text-properties style:font-name="Times New Roman" fo:font-size="14.0pt" fo:color="#000000" fo:background-color="#d4ea6b"/>
    </style:style>
    <style:style style:name="P54" style:family="paragraph" style:parent-style-name="Standard">
      <style:text-properties style:font-name="Times New Roman" fo:font-size="14.0pt" fo:color="#000000" fo:background-color="#d4ea6b"/>
    </style:style>
    <style:style style:name="P55" style:family="paragraph" style:parent-style-name="Standard">
      <style:paragraph-properties fo:line-height="115%"/>
      <style:text-properties style:font-name="Times New Roman" fo:font-size="14.0pt" fo:color="#c9211e"/>
    </style:style>
    <style:style style:name="P56" style:family="paragraph" style:parent-style-name="Standard">
      <style:text-properties style:font-name="Times New Roman" fo:font-size="14.0pt" fo:background-color="#bbe33d"/>
    </style:style>
    <style:style style:name="P57" style:family="paragraph" style:parent-style-name="Standard">
      <style:text-properties style:font-name="Times New Roman" fo:font-size="14.0pt" fo:color="#2347b9" fo:background-color="#ffaa95"/>
    </style:style>
    <style:style style:name="P58" style:family="paragraph" style:parent-style-name="Standard">
      <style:text-properties style:font-name="Times New Roman" fo:font-size="14.0pt" fo:color="#a52a2a"/>
    </style:style>
    <style:style style:name="P59" style:family="paragraph" style:parent-style-name="Standard">
      <style:text-properties style:font-name="Times New Roman" fo:font-size="14.0pt" fo:color="#2347b9"/>
    </style:style>
    <style:style style:name="P60" style:family="paragraph" style:parent-style-name="Standard">
      <style:paragraph-properties fo:margin-bottom="0.0972in" fo:line-height="115%"/>
      <style:text-properties style:font-name="Times New Roman" fo:font-size="14.0pt" fo:color="#dc143c"/>
    </style:style>
    <style:style style:name="P61" style:family="paragraph" style:parent-style-name="Standard">
      <style:paragraph-properties fo:margin-top="0.1902in" fo:line-height="115%"/>
      <style:text-properties style:font-name="Times New Roman" fo:font-size="14.0pt" fo:color="#000000"/>
    </style:style>
    <style:style style:name="P62" style:family="paragraph" style:parent-style-name="Standard">
      <style:paragraph-properties fo:margin-left="0.5000in" fo:text-indent="-0.5000in" fo:line-height="115%">
        <style:tab-stops>
          <style:tab-stop style:position="0.1528in"/>
          <style:tab-stop style:position="0.5000in"/>
        </style:tab-stops>
      </style:paragraph-properties>
      <style:text-properties style:font-name="Times New Roman" fo:font-size="14.0pt" fo:color="#dc143c"/>
    </style:style>
    <style:style style:name="P63" style:family="paragraph" style:parent-style-name="Standard">
      <style:paragraph-properties fo:margin-bottom="0.0972in" fo:margin-left="0.5000in" fo:text-indent="-0.5000in" fo:line-height="115%">
        <style:tab-stops>
          <style:tab-stop style:position="0.1528in"/>
          <style:tab-stop style:position="0.5000in"/>
        </style:tab-stops>
      </style:paragraph-properties>
      <style:text-properties style:font-name="Times New Roman" fo:font-size="14.0pt" fo:color="#dc143c"/>
    </style:style>
    <style:style style:name="P64" style:family="paragraph" style:parent-style-name="Standard">
      <style:paragraph-properties fo:margin-bottom="0.0972in" fo:line-height="115%"/>
      <style:text-properties style:font-name="Times New Roman" fo:font-size="14.0pt"/>
    </style:style>
    <style:style style:name="P65" style:family="paragraph" style:parent-style-name="Standard">
      <style:paragraph-properties fo:margin-bottom="0.0972in" fo:line-height="115%"/>
      <style:text-properties style:font-name="Times New Roman" fo:font-size="14.0pt" fo:color="#008000"/>
    </style:style>
    <style:style style:name="P66" style:family="paragraph" style:parent-style-name="Standard">
      <style:paragraph-properties fo:margin-bottom="0.0972in" fo:margin-left="0.5000in" fo:text-indent="-0.5000in" fo:line-height="115%">
        <style:tab-stops>
          <style:tab-stop style:position="0.1528in"/>
          <style:tab-stop style:position="0.5000in"/>
        </style:tab-stops>
      </style:paragraph-properties>
      <style:text-properties style:font-name="Times New Roman" fo:font-size="14.0pt" fo:color="#000000"/>
    </style:style>
    <style:style style:name="P67" style:family="paragraph" style:parent-style-name="Standard">
      <style:text-properties style:font-name="Times New Roman" fo:font-size="14.0pt" fo:color="#3faf46"/>
    </style:style>
    <style:style style:name="P68" style:family="paragraph" style:parent-style-name="Standard">
      <style:text-properties style:font-name="Times New Roman" fo:font-size="14.0pt" fo:color="#c9211e" fo:background-color="#ffaa95"/>
    </style:style>
    <style:style style:name="P69" style:family="paragraph" style:parent-style-name="Standard">
      <style:text-properties style:font-name="Times" fo:font-size="12.0pt" fo:color="#2347b9" fo:background-color="#ffaa95"/>
    </style:style>
    <style:style style:name="P70" style:family="paragraph" style:parent-style-name="Standard">
      <style:text-properties style:font-name="Times New Roman" fo:font-size="14.0pt" fo:color="#2347b9" fo:background-color="#bbe33d"/>
    </style:style>
    <style:style style:name="P71" style:family="paragraph" style:parent-style-name="Standard">
      <style:text-properties style:font-name="Times New Roman" fo:font-size="14.0pt" fo:color="#1b1b1b" fo:background-color="#bbe33d"/>
    </style:style>
    <style:style style:name="P72" style:family="paragraph" style:parent-style-name="Standard">
      <style:text-properties style:font-name="Times New Roman" fo:font-size="14.0pt" fo:color="#000000" fo:background-color="#ffaa95"/>
    </style:style>
    <style:style style:name="P73" style:family="paragraph" style:parent-style-name="Standard">
      <style:text-properties style:font-name="Times New Roman" fo:font-size="14.0pt" fo:color="#3e2b31"/>
    </style:style>
    <style:style style:name="P74" style:family="paragraph" style:parent-style-name="Standard">
      <style:text-properties style:font-name="Times New Roman" fo:font-size="14.0pt" fo:color="#569cd6" fo:background-color="#1e1e1e"/>
    </style:style>
    <style:style style:name="P75" style:family="paragraph" style:parent-style-name="Standard">
      <style:paragraph-properties>
        <style:tab-stops>
          <style:tab-stop style:position="3.0862in"/>
        </style:tab-stops>
      </style:paragraph-properties>
      <style:text-properties style:font-name="Times New Roman" fo:font-size="14.0pt" fo:color="#000000"/>
    </style:style>
    <style:style style:name="P76" style:family="paragraph" style:parent-style-name="Standard">
      <style:text-properties style:font-name="Times New Roman" fo:font-size="14.0pt" fo:color="#0000cd" fo:background-color="#ed8ead"/>
    </style:style>
    <style:style style:name="P77" style:family="paragraph" style:parent-style-name="Standard">
      <style:text-properties style:font-name="Times New Roman" fo:font-size="14.0pt" fo:color="#36873c"/>
    </style:style>
    <style:style style:name="P78" style:family="paragraph" style:parent-style-name="Standard">
      <style:text-properties style:font-name="Times New Roman" fo:font-size="14.0pt" fo:color="#000000" fo:background-color="#aed09a"/>
    </style:style>
    <style:style style:name="P79" style:family="paragraph" style:parent-style-name="Standard">
      <style:text-properties style:font-name="Times New Roman" fo:font-size="14.0pt" fo:color="#0e4694" fo:background-color="#ed8ead"/>
    </style:style>
    <style:style style:name="P80" style:family="paragraph" style:parent-style-name="Standard">
      <style:paragraph-properties fo:margin-left="0.5000in" fo:text-indent="-0.5000in">
        <style:tab-stops>
          <style:tab-stop style:position="0.1528in"/>
          <style:tab-stop style:position="0.5000in"/>
        </style:tab-stops>
      </style:paragraph-properties>
      <style:text-properties style:font-name="Times New Roman" fo:font-size="14.0pt" fo:color="#1b1b1b"/>
    </style:style>
    <style:style style:name="P81" style:family="paragraph" style:parent-style-name="Standard">
      <style:text-properties style:font-name="Times" fo:font-size="14.0pt" fo:color="#000000"/>
    </style:style>
    <style:style style:name="P82" style:family="paragraph" style:parent-style-name="Standard">
      <style:text-properties style:font-name="Times New Roman" fo:font-size="14.0pt" fo:color="#c9211e" fo:background-color="#d1e6ef"/>
    </style:style>
    <style:style style:name="P83" style:family="paragraph" style:parent-style-name="Standard">
      <style:paragraph-properties fo:margin-top="0.1390in" fo:margin-bottom="0.0835in"/>
      <style:text-properties style:font-name="Times New Roman" fo:font-size="14.0pt" fo:color="#0061b1" fo:background-color="#eabac2"/>
    </style:style>
    <style:style style:name="P84" style:family="paragraph" style:parent-style-name="Standard">
      <style:paragraph-properties fo:margin-bottom="0.0972in" fo:line-height="115%"/>
      <style:text-properties style:font-name="Times New Roman" fo:font-size="14.0pt" fo:color="#0061b1" fo:background-color="#eabac2"/>
    </style:style>
    <style:style style:name="P85" style:family="paragraph" style:parent-style-name="Standard">
      <style:paragraph-properties fo:margin-bottom="0.0972in" fo:line-height="115%"/>
      <style:text-properties style:font-name="Times" fo:font-size="12.0pt"/>
    </style:style>
    <style:style style:name="P86" style:family="paragraph" style:parent-style-name="Standard">
      <style:paragraph-properties fo:line-height="115%"/>
      <style:text-properties style:font-name="Times New Roman" fo:font-size="14.0pt" fo:color="#1b1b1b"/>
    </style:style>
    <style:style style:name="P87" style:family="paragraph" style:parent-style-name="Standard">
      <style:paragraph-properties fo:margin-bottom="0.0972in" fo:line-height="115%"/>
      <style:text-properties style:font-name="Times" fo:font-size="12.0pt" fo:color="#1b1b1b"/>
    </style:style>
    <style:style style:name="P88" style:family="paragraph" style:parent-style-name="Standard">
      <style:text-properties style:font-name="Times New Roman" fo:font-size="14.0pt" fo:color="#00a6ad"/>
    </style:style>
    <style:style style:name="P89" style:family="paragraph" style:parent-style-name="Standard">
      <style:text-properties style:font-name="Times" fo:font-size="12.0pt" fo:color="#1b1b1b"/>
    </style:style>
    <style:style style:name="P90" style:family="paragraph" style:parent-style-name="Standard">
      <style:paragraph-properties>
        <style:tab-stops>
          <style:tab-stop style:position="2.0417in"/>
        </style:tab-stops>
      </style:paragraph-properties>
      <style:text-properties style:font-name="Times New Roman" fo:font-size="14.0pt" fo:color="#1b1b1b"/>
    </style:style>
    <style:style style:name="P91" style:family="paragraph" style:parent-style-name="Standard">
      <style:text-properties style:font-name="Times New Roman" fo:font-size="14.0pt" fo:color="#3aa462"/>
    </style:style>
    <style:style style:name="P92" style:family="paragraph" style:parent-style-name="Standard">
      <style:text-properties style:font-name="Times New Roman" fo:font-size="14.0pt" fo:color="#1b1b1b" fo:background-color="#ffff00"/>
    </style:style>
    <style:style style:name="P93" style:family="paragraph" style:parent-style-name="Standard">
      <style:paragraph-properties>
        <style:tab-stops>
          <style:tab-stop style:position="2.7736in"/>
        </style:tab-stops>
      </style:paragraph-properties>
      <style:text-properties style:font-name="Times New Roman" fo:font-size="14.0pt" fo:color="#1b1b1b"/>
    </style:style>
    <style:style style:name="P94" style:family="paragraph" style:parent-style-name="Standard">
      <style:text-properties style:font-name="Times" fo:font-size="7.9pt" fo:color="#4d5156"/>
    </style:style>
    <style:style style:name="P95" style:family="paragraph" style:parent-style-name="Standard">
      <style:text-properties style:font-name="Times New Roman" fo:font-size="14.0pt" fo:color="#276a4d"/>
    </style:style>
    <style:style style:name="P96" style:family="paragraph" style:parent-style-name="Standard">
      <style:paragraph-properties fo:margin-top="0.1390in" fo:margin-bottom="0.0835in"/>
      <style:text-properties style:font-name="Times New Roman" fo:font-size="14.0pt" fo:color="#000000" fo:background-color="#ffff00"/>
    </style:style>
    <style:style style:name="P97" style:family="paragraph" style:parent-style-name="Standard">
      <style:text-properties style:font-name="Times New Roman" fo:font-size="14.0pt" fo:color="#000000" fo:background-color="#ffff00"/>
    </style:style>
    <style:style style:name="P98" style:family="paragraph" style:parent-style-name="Standard">
      <style:text-properties style:font-name="Times New Roman" fo:font-size="14.0pt" fo:color="#000000" fo:background-color="#e2e2e2"/>
    </style:style>
    <style:style style:name="P99" style:family="paragraph" style:parent-style-name="Standard">
      <style:text-properties style:font-name="Times New Roman" fo:font-size="14.0pt" fo:color="#000000" fo:background-color="#84d2f1"/>
    </style:style>
    <style:style style:name="P100" style:family="paragraph" style:parent-style-name="Standard">
      <style:text-properties style:font-name="Times" fo:font-size="14.0pt" fo:color="#c9211e"/>
    </style:style>
    <style:style style:name="P101" style:family="paragraph" style:parent-style-name="Standard">
      <style:paragraph-properties fo:margin-bottom="0.0972in" fo:line-height="115%"/>
      <style:text-properties style:font-name="Times New Roman" fo:font-size="14.0pt" fo:color="#0000cd" fo:background-color="#ffa6a6"/>
    </style:style>
    <style:style style:name="P102" style:family="paragraph" style:parent-style-name="Standard">
      <style:paragraph-properties fo:margin-top="0.1874in" fo:margin-bottom="0.1874in" fo:line-height="115%"/>
      <style:text-properties style:font-name="Times New Roman" fo:font-size="14.0pt" fo:color="#000000"/>
    </style:style>
    <style:style style:name="P103" style:family="paragraph" style:parent-style-name="Standard">
      <style:paragraph-properties fo:margin-top="0.1902in"/>
      <style:text-properties style:font-name="Times New Roman" fo:font-size="14.0pt" fo:color="#000000"/>
    </style:style>
    <style:style style:name="P104" style:family="paragraph" style:parent-style-name="Standard">
      <style:paragraph-properties fo:text-align="center"/>
      <style:text-properties style:font-name="Times New Roman" fo:font-size="14.0pt" fo:color="#36873c"/>
    </style:style>
    <style:style style:name="P105" style:family="paragraph" style:parent-style-name="Standard">
      <style:paragraph-properties fo:margin-left="0.5000in" fo:text-indent="-0.5000in">
        <style:tab-stops>
          <style:tab-stop style:position="0.1528in"/>
          <style:tab-stop style:position="0.5000in"/>
        </style:tab-stops>
      </style:paragraph-properties>
      <style:text-properties style:font-name="Times New Roman" fo:font-size="14.0pt" fo:color="#000000"/>
    </style:style>
    <style:style style:name="P106" style:family="paragraph" style:parent-style-name="Standard">
      <style:text-properties style:font-name="Times New Roman" fo:font-size="14.0pt" fo:color="#5b9e7e"/>
    </style:style>
    <style:style style:name="P107" style:family="paragraph" style:parent-style-name="Standard">
      <style:text-properties style:font-name="Times New Roman" fo:font-size="14.0pt" fo:color="#303030"/>
    </style:style>
    <style:style style:name="P108" style:family="paragraph" style:parent-style-name="Standard">
      <style:paragraph-properties fo:margin-top="0.0598in" fo:line-height="115%"/>
      <style:text-properties style:font-name="Times New Roman" fo:font-size="14.0pt" fo:color="#000000"/>
    </style:style>
    <style:style style:name="P109" style:family="paragraph" style:parent-style-name="Standard">
      <style:text-properties style:font-name="Times New Roman" fo:font-size="14.0pt" fo:color="#008f86"/>
    </style:style>
    <style:style style:name="P110" style:family="paragraph" style:parent-style-name="Standard">
      <style:text-properties style:font-name="Times New Roman" fo:font-size="14.0pt" fo:color="#27857e"/>
    </style:style>
    <style:style style:name="P111" style:family="paragraph" style:parent-style-name="Standard">
      <style:text-properties style:font-name="Times New Roman" fo:font-size="14.0pt" fo:color="#008e97"/>
    </style:style>
    <style:style style:name="P112" style:family="paragraph" style:parent-style-name="Standard">
      <style:paragraph-properties fo:margin-top="0.0201in" fo:line-height="115%"/>
      <style:text-properties style:font-name="Times New Roman" fo:font-size="14.0pt" fo:color="#000000"/>
    </style:style>
    <style:style style:name="P113" style:family="paragraph" style:parent-style-name="Standard">
      <style:paragraph-properties fo:margin-top="0.1902in"/>
      <style:text-properties style:font-name="Times New Roman" fo:font-size="14.0pt" fo:color="#0000cd" fo:background-color="#ffa6a6"/>
    </style:style>
    <style:style style:name="P114" style:family="paragraph" style:parent-style-name="Standard">
      <style:paragraph-properties fo:margin-top="0.1902in"/>
      <style:text-properties style:font-name="Times New Roman" fo:font-size="14.0pt" fo:color="#000000" fo:background-color="#ffa6a6"/>
    </style:style>
    <style:style style:name="P115" style:family="paragraph" style:parent-style-name="Standard">
      <style:text-properties style:font-name="Times New Roman" fo:font-size="14.0pt" fo:color="#006e51"/>
    </style:style>
    <style:style style:name="P116" style:family="paragraph" style:parent-style-name="Standard">
      <style:paragraph-properties fo:margin-top="0.1902in" fo:line-height="115%"/>
      <style:text-properties style:font-name="Times New Roman" fo:font-size="14.0pt" fo:color="#1b1b1b" fo:background-color="#d4ea6b"/>
    </style:style>
    <style:style style:name="P117" style:family="paragraph" style:parent-style-name="Standard">
      <style:paragraph-properties fo:margin-top="0.1874in" fo:margin-bottom="0.1874in" fo:line-height="115%"/>
      <style:text-properties style:font-name="Times New Roman" fo:font-size="14.0pt" fo:color="#000000" fo:background-color="#e7e9eb"/>
    </style:style>
    <style:style style:name="P118" style:family="paragraph" style:parent-style-name="Standard">
      <style:paragraph-properties fo:line-height="115%"/>
      <style:text-properties style:font-name="Times New Roman" fo:font-size="14.0pt"/>
    </style:style>
    <style:style style:name="P119" style:family="paragraph" style:parent-style-name="Standard">
      <style:paragraph-properties>
        <style:tab-stops>
          <style:tab-stop style:position="5.1874in"/>
        </style:tab-stops>
      </style:paragraph-properties>
      <style:text-properties style:font-name="Times New Roman" fo:font-size="14.0pt" fo:color="#000000"/>
    </style:style>
    <style:style style:name="P120" style:family="paragraph" style:parent-style-name="Standard">
      <style:text-properties style:font-name="Times New Roman" fo:font-size="14.0pt" fo:color="#008876"/>
    </style:style>
    <style:style style:name="P121" style:family="paragraph" style:parent-style-name="Standard">
      <style:text-properties style:font-name="Times New Roman" fo:font-size="14.0pt" fo:color="#008e64"/>
    </style:style>
    <style:style style:name="P122" style:family="paragraph" style:parent-style-name="Standard">
      <style:paragraph-properties fo:line-height="115%"/>
      <style:text-properties style:font-name="Times New Roman" fo:font-size="14.0pt" fo:color="#27857e"/>
    </style:style>
    <style:style style:name="P123" style:family="paragraph" style:parent-style-name="Standard">
      <style:text-properties style:font-name="Times New Roman" fo:font-size="14.0pt" fo:color="#0061b1" fo:background-color="#ef8ea0"/>
    </style:style>
    <style:style style:name="P124" style:family="paragraph" style:parent-style-name="Standard">
      <style:paragraph-properties fo:margin-bottom="0.0972in" fo:line-height="115%"/>
      <style:text-properties style:font-name="Times New Roman" fo:font-size="14.0pt" fo:color="#0061b1" fo:background-color="#ef8ea0"/>
    </style:style>
    <style:style style:name="P125" style:family="paragraph" style:parent-style-name="Standard">
      <style:paragraph-properties fo:margin-bottom="0.0972in" fo:line-height="115%"/>
      <style:text-properties style:font-name="Times New Roman" fo:font-size="14.0pt" fo:color="#27857e"/>
    </style:style>
    <style:style style:name="P126" style:family="paragraph" style:parent-style-name="Standard">
      <style:text-properties style:font-name="Times New Roman" fo:font-size="12.0pt" fo:color="#000000"/>
    </style:style>
    <style:style style:name="P127" style:family="paragraph" style:parent-style-name="Standard">
      <style:text-properties style:font-name="Times New Roman" fo:font-size="12.0pt" fo:color="#d4d4d4" fo:background-color="#1e1e1e"/>
    </style:style>
    <style:style style:name="P128" style:family="paragraph" style:parent-style-name="Standard">
      <style:paragraph-properties style:line-height-at-least="0.1409in"/>
      <style:text-properties style:font-name="Times New Roman" fo:font-size="12.0pt" fo:color="#d4d4d4" fo:background-color="#1e1e1e"/>
    </style:style>
    <style:style style:name="P129" style:family="paragraph" style:parent-style-name="Standard">
      <style:paragraph-properties style:line-height-at-least="0.1409in"/>
      <style:text-properties style:font-name="Times New Roman" fo:font-size="12.0pt"/>
    </style:style>
    <style:style style:name="P130" style:family="paragraph" style:parent-style-name="Standard">
      <style:paragraph-properties fo:margin-bottom="0.1965in" style:line-height-at-least="0.1409in"/>
      <style:text-properties style:font-name="Times New Roman" fo:font-size="12.0pt"/>
    </style:style>
    <style:style style:name="P131" style:family="paragraph" style:parent-style-name="Standard">
      <style:paragraph-properties fo:margin-top="0.1874in" fo:margin-bottom="0.1874in" fo:line-height="115%"/>
      <style:text-properties style:font-name="Times New Roman" fo:font-size="14.0pt" fo:color="#000000" fo:background-color="#ffff00"/>
    </style:style>
    <style:style style:name="P132" style:family="paragraph" style:parent-style-name="Standard">
      <style:paragraph-properties style:line-height-at-least="0.1409in"/>
      <style:text-properties style:font-name="Times New Roman" fo:font-size="14.0pt" fo:color="#dcdcaa" fo:background-color="#ffff00"/>
    </style:style>
    <style:style style:name="P133" style:family="paragraph" style:parent-style-name="Standard">
      <style:paragraph-properties style:line-height-at-least="0.1409in"/>
      <style:text-properties style:font-name="Times New Roman" fo:font-size="14.0pt" fo:color="#d4d4d4" fo:background-color="#ffff00"/>
    </style:style>
    <style:style style:name="P134" style:family="paragraph" style:parent-style-name="Standard">
      <style:paragraph-properties fo:margin-top="0.1000in" fo:margin-bottom="0.0598in" fo:line-height="115%"/>
      <style:text-properties style:font-name="Times New Roman" fo:font-size="14.0pt" fo:color="#000000"/>
    </style:style>
    <style:style style:name="P135" style:family="paragraph" style:parent-style-name="Standard">
      <style:paragraph-properties fo:margin-top="0.1000in" fo:line-height="115%"/>
      <style:text-properties style:font-name="Times New Roman" fo:font-size="14.0pt" fo:color="#000000"/>
    </style:style>
    <style:style style:name="P136" style:family="paragraph" style:parent-style-name="Standard">
      <style:paragraph-properties fo:margin-top="0.1000in"/>
      <style:text-properties style:font-name="Times New Roman" fo:font-size="14.0pt" fo:color="#1b1b1b"/>
    </style:style>
    <style:style style:name="P137" style:family="paragraph" style:parent-style-name="Standard">
      <style:paragraph-properties fo:margin-top="0.0783in" fo:margin-bottom="0.0783in"/>
      <style:text-properties style:font-name="Times New Roman" fo:font-size="14.0pt" fo:color="#000000"/>
    </style:style>
    <style:style style:name="P138" style:family="paragraph" style:parent-style-name="Standard">
      <style:paragraph-properties fo:margin-top="0.1402in"/>
      <style:text-properties style:font-name="Times New Roman" fo:font-size="14.0pt" fo:color="#000000"/>
    </style:style>
    <style:style style:name="P139" style:family="paragraph" style:parent-style-name="Standard">
      <style:paragraph-properties fo:margin-top="0.1402in" fo:margin-left="0.5000in" fo:text-indent="-0.5000in">
        <style:tab-stops>
          <style:tab-stop style:position="0.1528in"/>
          <style:tab-stop style:position="0.5000in"/>
        </style:tab-stops>
      </style:paragraph-properties>
      <style:text-properties style:font-name="Times New Roman" fo:font-size="14.0pt" fo:color="#000000"/>
    </style:style>
    <style:style style:name="P140" style:family="paragraph" style:parent-style-name="Standard">
      <style:paragraph-properties fo:margin-top="0.1402in"/>
      <style:text-properties style:font-name="Times New Roman" fo:font-size="14.0pt" fo:color="#1b1b1b"/>
    </style:style>
    <style:style style:name="P141" style:family="paragraph" style:parent-style-name="Standard">
      <style:paragraph-properties fo:margin-top="0.1402in">
        <style:tab-stops>
          <style:tab-stop style:position="1.2500in"/>
        </style:tab-stops>
      </style:paragraph-properties>
      <style:text-properties style:font-name="Times New Roman" fo:font-size="14.0pt" fo:color="#1b1b1b"/>
    </style:style>
    <style:style style:name="P142" style:family="paragraph" style:parent-style-name="Standard">
      <style:paragraph-properties fo:margin-top="0.1402in" fo:line-height="115%"/>
      <style:text-properties style:font-name="Times New Roman" fo:font-size="14.0pt" fo:color="#1b1b1b"/>
    </style:style>
    <style:style style:name="P143" style:family="paragraph" style:parent-style-name="Standard">
      <style:paragraph-properties fo:margin-top="0.1402in"/>
      <style:text-properties style:font-name="Times New Roman" fo:font-size="14.0pt" fo:color="#0061b1" fo:background-color="#eabac2"/>
    </style:style>
    <style:style style:name="P144" style:family="paragraph" style:parent-style-name="Standard">
      <style:paragraph-properties fo:margin-top="0.1402in"/>
      <style:text-properties style:font-name="Times New Roman" fo:font-size="14.0pt" fo:color="#1b1b1b" fo:background-color="#d4ea6b"/>
    </style:style>
    <style:style style:name="P145" style:family="paragraph" style:parent-style-name="Standard">
      <style:paragraph-properties fo:margin-left="0.5000in" fo:text-indent="-0.5000in" fo:line-height="115%">
        <style:tab-stops>
          <style:tab-stop style:position="0.1528in"/>
          <style:tab-stop style:position="0.5000in"/>
        </style:tab-stops>
      </style:paragraph-properties>
      <style:text-properties style:font-name="Times New Roman" fo:font-size="14.0pt" fo:color="#1b1b1b"/>
    </style:style>
    <style:style style:name="P146" style:family="paragraph" style:parent-style-name="Standard">
      <style:paragraph-properties fo:margin-bottom="0.0972in" fo:margin-left="0.5000in" fo:text-indent="-0.5000in" fo:line-height="115%">
        <style:tab-stops>
          <style:tab-stop style:position="0.1528in"/>
          <style:tab-stop style:position="0.5000in"/>
        </style:tab-stops>
      </style:paragraph-properties>
      <style:text-properties style:font-name="Times New Roman" fo:font-size="14.0pt" fo:color="#1b1b1b"/>
    </style:style>
    <style:style style:name="P147" style:family="paragraph" style:parent-style-name="Standard">
      <style:paragraph-properties fo:margin-top="0.1402in" fo:margin-left="0.5000in" fo:text-indent="-0.5000in">
        <style:tab-stops>
          <style:tab-stop style:position="0.1528in"/>
          <style:tab-stop style:position="0.5000in"/>
        </style:tab-stops>
      </style:paragraph-properties>
      <style:text-properties style:font-name="Times New Roman" fo:font-size="14.0pt" fo:color="#1b1b1b"/>
    </style:style>
    <style:style style:name="P148" style:family="paragraph" style:parent-style-name="Standard">
      <style:paragraph-properties fo:margin-top="0.1402in" fo:margin-left="0.5000in" fo:text-indent="-0.5000in">
        <style:tab-stops>
          <style:tab-stop style:position="0.1528in"/>
          <style:tab-stop style:position="0.5000in"/>
        </style:tab-stops>
      </style:paragraph-properties>
      <style:text-properties style:font-name="Times New Roman" fo:font-size="14.0pt" fo:color="#c9211e"/>
    </style:style>
    <style:style style:name="P149" style:family="paragraph" style:parent-style-name="Standard">
      <style:paragraph-properties fo:margin-top="0.0201in"/>
      <style:text-properties style:font-name="Times New Roman" fo:font-size="14.0pt" fo:color="#1b1b1b"/>
    </style:style>
    <style:style style:name="P150" style:family="paragraph" style:parent-style-name="Standard">
      <style:paragraph-properties fo:margin-top="0.0201in"/>
      <style:text-properties style:font-name="Times New Roman" fo:font-size="14.0pt" fo:color="#008000"/>
    </style:style>
    <style:style style:name="P151" style:family="paragraph" style:parent-style-name="Standard">
      <style:paragraph-properties fo:margin-top="0.0201in" fo:line-height="115%"/>
      <style:text-properties style:font-name="Times New Roman" fo:font-size="14.0pt" fo:color="#1b1b1b"/>
    </style:style>
    <style:style style:name="P152" style:family="paragraph" style:parent-style-name="Standard">
      <style:paragraph-properties fo:line-height="115%"/>
      <style:text-properties style:font-name="Times New Roman" fo:font-size="14.0pt" fo:color="#0000cd"/>
    </style:style>
    <style:style style:name="P153" style:family="paragraph" style:parent-style-name="Standard">
      <style:paragraph-properties fo:line-height="115%"/>
      <style:text-properties style:font-name="Times New Roman" fo:font-size="14.0pt" fo:color="#008000"/>
    </style:style>
    <style:style style:name="P154" style:family="paragraph" style:parent-style-name="Standard">
      <style:text-properties style:font-name="Times New Roman" fo:font-size="14.0pt" fo:color="#e9655f"/>
    </style:style>
    <style:style style:name="P155" style:family="paragraph" style:parent-style-name="Standard">
      <style:text-properties style:font-name="Times New Roman" fo:font-size="14.0pt" fo:color="#e12839"/>
    </style:style>
    <style:style style:name="P156" style:family="paragraph" style:parent-style-name="Standard">
      <style:paragraph-properties fo:margin-top="0.1874in" fo:margin-bottom="0.1874in"/>
      <style:text-properties style:font-name="Times New Roman" fo:font-size="14.0pt" fo:color="#000000" fo:background-color="#e7e9eb"/>
    </style:style>
    <style:style style:name="P157" style:family="paragraph" style:parent-style-name="Standard">
      <style:paragraph-properties fo:margin-top="0.0799in"/>
      <style:text-properties style:font-name="Times New Roman" fo:font-size="14.0pt" fo:color="#000000"/>
    </style:style>
    <style:style style:name="P158" style:family="paragraph" style:parent-style-name="Standard">
      <style:paragraph-properties fo:margin-top="0.0799in"/>
      <style:text-properties style:font-name="Times New Roman" fo:font-size="14.0pt" fo:color="#1b1b1b" fo:background-color="#d4ea6b"/>
    </style:style>
    <style:style style:name="P159" style:family="paragraph" style:parent-style-name="Standard">
      <style:paragraph-properties fo:margin-left="0.5000in" fo:text-indent="-0.5000in">
        <style:tab-stops>
          <style:tab-stop style:position="0.1528in"/>
          <style:tab-stop style:position="0.5000in"/>
        </style:tab-stops>
      </style:paragraph-properties>
      <style:text-properties style:font-name="Times New Roman" fo:font-size="14.0pt" fo:color="#e12839"/>
    </style:style>
    <style:style style:name="P160" style:family="paragraph" style:parent-style-name="Standard">
      <style:text-properties style:font-name="Times New Roman" fo:font-size="14.0pt" fo:color="#871149"/>
    </style:style>
    <style:style style:name="P161" style:family="paragraph" style:parent-style-name="Standard">
      <style:text-properties style:font-name="Times New Roman" fo:font-size="14.0pt" fo:color="#000000" fo:background-color="#eabac2"/>
    </style:style>
    <style:style style:name="P162" style:family="paragraph" style:parent-style-name="Standard">
      <style:paragraph-properties style:line-height-at-least="0.1409in"/>
      <style:text-properties style:font-name="Times New Roman" fo:font-size="14.0pt" fo:color="#008e64"/>
    </style:style>
    <style:style style:name="P163" style:family="paragraph" style:parent-style-name="Standard">
      <style:paragraph-properties fo:margin-bottom="0.1965in" style:line-height-at-least="0.1409in"/>
      <style:text-properties style:font-name="Times New Roman" fo:font-size="14.0pt" fo:color="#9cdcfe" fo:background-color="#1e1e1e"/>
    </style:style>
    <style:style style:name="P164" style:family="paragraph" style:parent-style-name="Standard">
      <style:paragraph-properties fo:margin-bottom="0.1965in" style:line-height-at-least="0.1409in"/>
      <style:text-properties style:font-name="Times New Roman" fo:font-size="14.0pt" fo:color="#008e64"/>
    </style:style>
    <style:style style:name="P165" style:family="paragraph" style:parent-style-name="Standard">
      <style:paragraph-properties style:line-height-at-least="0.1409in"/>
      <style:text-properties style:font-name="Times New Roman" fo:font-size="14.0pt" fo:color="#1b1b1b"/>
    </style:style>
    <style:style style:name="P166" style:family="paragraph" style:parent-style-name="Standard">
      <style:text-properties style:font-name="Times New Roman" fo:font-size="14.0pt" fo:color="#ac2d31"/>
    </style:style>
    <style:style style:name="P167" style:family="paragraph" style:parent-style-name="Standard">
      <style:paragraph-properties fo:margin-bottom="0.0972in" fo:line-height="115%"/>
      <style:text-properties style:font-name="Times New Roman" fo:font-size="14.0pt" fo:color="#e12839"/>
    </style:style>
    <style:style style:name="P168" style:family="paragraph" style:parent-style-name="Standard">
      <style:text-properties style:font-name="Times New Roman" fo:font-size="14.0pt" fo:color="#ca4948"/>
    </style:style>
    <style:style style:name="P169" style:family="paragraph" style:parent-style-name="Standard">
      <style:text-properties style:font-name="Times New Roman" fo:font-size="14.0pt" fo:color="#808080" fo:background-color="#1e1e1e"/>
    </style:style>
    <style:style style:name="P170" style:family="paragraph" style:parent-style-name="Standard">
      <style:paragraph-properties style:line-height-at-least="0.1409in"/>
      <style:text-properties style:font-name="Times New Roman" fo:font-size="14.0pt" fo:color="#000000"/>
    </style:style>
    <style:style style:name="P171" style:family="paragraph" style:parent-style-name="Standard">
      <style:text-properties style:font-name="Times New Roman" fo:font-size="14.0pt" fo:color="#0061b1" fo:background-color="#ffff00"/>
    </style:style>
    <style:style style:name="P172" style:family="paragraph" style:parent-style-name="Standard">
      <style:text-properties style:font-name="Times New Roman" fo:font-size="14.0pt" fo:color="#913e88"/>
    </style:style>
    <style:style style:name="P173" style:family="paragraph" style:parent-style-name="Standard">
      <style:paragraph-properties style:line-height-at-least="0.1409in"/>
      <style:text-properties style:font-name="Times New Roman" fo:font-size="14.0pt" fo:color="#6a9955" fo:background-color="#1e1e1e"/>
    </style:style>
    <style:style style:name="P174" style:family="paragraph" style:parent-style-name="Standard">
      <style:paragraph-properties style:line-height-at-least="0.1409in"/>
      <style:text-properties style:font-name="Times New Roman" fo:font-size="14.0pt" fo:color="#b5cea8" fo:background-color="#1e1e1e"/>
    </style:style>
    <style:style style:name="P175" style:family="paragraph" style:parent-style-name="Standard">
      <style:paragraph-properties style:line-height-at-least="0.1409in"/>
      <style:text-properties style:font-name="Times New Roman" fo:font-size="14.0pt" fo:color="#9cdcfe" fo:background-color="#ffff00"/>
    </style:style>
    <style:style style:name="P176" style:family="paragraph" style:parent-style-name="Standard">
      <style:paragraph-properties style:line-height-at-least="0.1409in"/>
      <style:text-properties style:font-name="Times New Roman" fo:font-size="14.0pt" fo:color="#808080" fo:background-color="#1e1e1e"/>
    </style:style>
    <style:style style:name="P177" style:family="paragraph" style:parent-style-name="Standard">
      <style:text-properties style:font-name="Times New Roman" fo:font-size="14.0pt" fo:color="#e12839" fo:background-color="#d8c1bd"/>
    </style:style>
    <style:style style:name="P178" style:family="paragraph" style:parent-style-name="Standard">
      <style:text-properties style:font-name="Times New Roman" fo:font-size="14.0pt" fo:color="#008000" fo:background-color="#eabac2"/>
    </style:style>
    <style:style style:name="P179" style:family="paragraph" style:parent-style-name="Standard">
      <style:text-properties style:font-name="Times New Roman" fo:font-size="14.0pt" fo:color="#a26381"/>
    </style:style>
    <style:style style:name="P180" style:family="paragraph" style:parent-style-name="Standard">
      <style:paragraph-properties>
        <style:tab-stops>
          <style:tab-stop style:position="5.7102in"/>
        </style:tab-stops>
      </style:paragraph-properties>
      <style:text-properties style:font-name="Times New Roman" fo:font-size="14.0pt"/>
    </style:style>
    <style:style style:name="P181" style:family="paragraph" style:parent-style-name="Standard">
      <style:text-properties style:font-name="Times New Roman" fo:font-size="14.0pt" fo:color="#202124"/>
    </style:style>
    <style:style style:name="P182" style:family="paragraph" style:parent-style-name="Standard">
      <style:paragraph-properties style:line-height-at-least="0.1409in"/>
      <style:text-properties style:font-name="Times New Roman" fo:font-size="14.0pt" fo:color="#c586c0" fo:background-color="#1e1e1e"/>
    </style:style>
    <style:style style:name="P183" style:family="paragraph" style:parent-style-name="Standard">
      <style:paragraph-properties fo:margin-left="0.5000in" fo:text-indent="-0.5000in">
        <style:tab-stops>
          <style:tab-stop style:position="0.1528in"/>
          <style:tab-stop style:position="0.5000in"/>
        </style:tab-stops>
      </style:paragraph-properties>
      <style:text-properties style:font-name="Times New Roman" fo:font-size="14.0pt" fo:color="#c9211e"/>
    </style:style>
    <style:style style:name="P184" style:family="paragraph" style:parent-style-name="Standard">
      <style:text-properties style:font-name="Times New Roman" fo:font-size="14.0pt" fo:color="#1836bf"/>
    </style:style>
    <style:style style:name="P185" style:family="paragraph" style:parent-style-name="Standard">
      <style:text-properties style:font-name="Times New Roman" fo:font-size="14.0pt" fo:color="#800080"/>
    </style:style>
    <style:style style:name="P186" style:family="paragraph" style:parent-style-name="Standard">
      <style:paragraph-properties>
        <style:tab-stops>
          <style:tab-stop style:position="3.8020in"/>
        </style:tab-stops>
      </style:paragraph-properties>
      <style:text-properties style:font-name="Times New Roman" fo:font-size="14.0pt" fo:color="#0000cd" fo:background-color="#ffa6a6"/>
    </style:style>
    <style:style style:name="P187" style:family="paragraph" style:parent-style-name="Standard">
      <style:paragraph-properties>
        <style:tab-stops>
          <style:tab-stop style:position="3.8020in"/>
        </style:tab-stops>
      </style:paragraph-properties>
      <style:text-properties style:font-name="Times New Roman" fo:font-size="14.0pt" fo:color="#1b1b1b"/>
    </style:style>
    <style:style style:name="P188" style:family="paragraph" style:parent-style-name="Standard">
      <style:paragraph-properties>
        <style:tab-stops>
          <style:tab-stop style:position="3.8020in"/>
        </style:tab-stops>
      </style:paragraph-properties>
      <style:text-properties style:font-name="Times New Roman" fo:font-size="14.0pt" fo:color="#000000"/>
    </style:style>
    <style:style style:name="P189" style:family="paragraph" style:parent-style-name="Standard">
      <style:paragraph-properties>
        <style:tab-stops>
          <style:tab-stop style:position="3.8020in"/>
        </style:tab-stops>
      </style:paragraph-properties>
      <style:text-properties style:font-name="Times New Roman" fo:font-size="14.0pt" fo:color="#008000"/>
    </style:style>
    <style:style style:name="P190" style:family="paragraph" style:parent-style-name="Standard">
      <style:paragraph-properties>
        <style:tab-stops>
          <style:tab-stop style:position="3.8020in"/>
        </style:tab-stops>
      </style:paragraph-properties>
      <style:text-properties style:font-name="Times New Roman" fo:font-size="14.0pt" fo:color="#569cd6" fo:background-color="#1e1e1e"/>
    </style:style>
    <style:style style:name="P191" style:family="paragraph" style:parent-style-name="Standard">
      <style:paragraph-properties>
        <style:tab-stops>
          <style:tab-stop style:position="3.8020in"/>
        </style:tab-stops>
      </style:paragraph-properties>
      <style:text-properties style:font-name="Times New Roman" fo:font-size="14.0pt" fo:color="#808080" fo:background-color="#1e1e1e"/>
    </style:style>
    <style:style style:name="P192" style:family="paragraph" style:parent-style-name="Standard">
      <style:paragraph-properties>
        <style:tab-stops>
          <style:tab-stop style:position="3.8020in"/>
        </style:tab-stops>
      </style:paragraph-properties>
      <style:text-properties style:font-name="Times New Roman" fo:font-size="14.0pt" fo:color="#000000" fo:background-color="#ffff00"/>
    </style:style>
    <style:style style:name="P193" style:family="paragraph" style:parent-style-name="Standard">
      <style:paragraph-properties>
        <style:tab-stops>
          <style:tab-stop style:position="3.8020in"/>
        </style:tab-stops>
      </style:paragraph-properties>
      <style:text-properties style:font-name="Times New Roman" fo:font-size="14.0pt" fo:color="#c9211e"/>
    </style:style>
    <style:style style:name="P194" style:family="paragraph" style:parent-style-name="Standard">
      <style:paragraph-properties>
        <style:tab-stops>
          <style:tab-stop style:position="3.8020in"/>
        </style:tab-stops>
      </style:paragraph-properties>
      <style:text-properties style:font-name="Times New Roman" fo:font-size="14.0pt" fo:color="#111111"/>
    </style:style>
    <style:style style:name="P195" style:family="paragraph" style:parent-style-name="Standard">
      <style:paragraph-properties>
        <style:tab-stops>
          <style:tab-stop style:position="3.8020in"/>
        </style:tab-stops>
      </style:paragraph-properties>
      <style:text-properties style:font-name="Times New Roman" fo:font-size="14.0pt"/>
    </style:style>
    <style:style style:name="P196" style:family="paragraph" style:parent-style-name="Standard">
      <style:paragraph-properties>
        <style:tab-stops>
          <style:tab-stop style:position="3.8020in"/>
        </style:tab-stops>
      </style:paragraph-properties>
      <style:text-properties style:font-name="Times New Roman" fo:font-size="14.0pt" fo:color="#d4d4d4" fo:background-color="#1e1e1e"/>
    </style:style>
    <style:style style:name="P197" style:family="paragraph" style:parent-style-name="Standard">
      <style:paragraph-properties>
        <style:tab-stops>
          <style:tab-stop style:position="3.8020in"/>
        </style:tab-stops>
      </style:paragraph-properties>
      <style:text-properties style:font-name="Times New Roman" fo:font-size="14.0pt" fo:color="#0061b1"/>
    </style:style>
    <style:style style:name="P198" style:family="paragraph" style:parent-style-name="Standard">
      <style:paragraph-properties fo:line-height="115%">
        <style:tab-stops>
          <style:tab-stop style:position="3.8020in"/>
        </style:tab-stops>
      </style:paragraph-properties>
      <style:text-properties style:font-name="Times New Roman" fo:font-size="14.0pt" fo:color="#000000"/>
    </style:style>
    <style:style style:name="P199" style:family="paragraph" style:parent-style-name="Standard">
      <style:paragraph-properties>
        <style:tab-stops>
          <style:tab-stop style:position="3.8020in"/>
        </style:tab-stops>
      </style:paragraph-properties>
      <style:text-properties style:font-name="Times New Roman" fo:font-size="14.0pt" fo:color="#008e64"/>
    </style:style>
    <style:style style:name="P200" style:family="paragraph" style:parent-style-name="Standard">
      <style:paragraph-properties>
        <style:tab-stops>
          <style:tab-stop style:position="3.8020in"/>
        </style:tab-stops>
      </style:paragraph-properties>
      <style:text-properties style:font-name="Times New Roman" fo:font-size="14.0pt" fo:color="#000000" fo:background-color="#d4ea6b"/>
    </style:style>
    <style:style style:name="P201" style:family="paragraph" style:parent-style-name="Standard">
      <style:paragraph-properties>
        <style:tab-stops>
          <style:tab-stop style:position="3.8020in"/>
        </style:tab-stops>
      </style:paragraph-properties>
      <style:text-properties style:font-name="Times" fo:font-size="7.9pt" fo:color="#030303"/>
    </style:style>
    <style:style style:name="P202" style:family="paragraph" style:parent-style-name="Standard">
      <style:paragraph-properties fo:margin-bottom="0.0972in" fo:line-height="115%">
        <style:tab-stops>
          <style:tab-stop style:position="3.8020in"/>
        </style:tab-stops>
      </style:paragraph-properties>
      <style:text-properties style:font-name="Times New Roman" fo:font-size="14.0pt"/>
    </style:style>
    <style:style style:name="P203" style:family="paragraph" style:parent-style-name="Standard">
      <style:paragraph-properties fo:margin-bottom="0.0402in" fo:line-height="115%"/>
      <style:text-properties style:font-name="Times New Roman" fo:font-size="14.0pt" fo:color="#000000"/>
    </style:style>
    <style:style style:name="P204" style:family="paragraph" style:parent-style-name="Standard">
      <style:paragraph-properties fo:margin-bottom="0.0402in"/>
      <style:text-properties style:font-name="Times New Roman" fo:font-size="14.0pt" fo:color="#000000"/>
    </style:style>
    <style:style style:name="P205" style:family="paragraph" style:parent-style-name="Standard">
      <style:paragraph-properties fo:margin-top="0.0402in" fo:line-height="115%"/>
      <style:text-properties style:font-name="Times New Roman" fo:font-size="14.0pt" fo:color="#000000"/>
    </style:style>
    <style:style style:name="P206" style:family="paragraph" style:parent-style-name="Standard">
      <style:paragraph-properties fo:margin-bottom="0.0402in"/>
      <style:text-properties style:font-name="Times New Roman" fo:font-size="14.0pt" fo:color="#000000" fo:background-color="#d4ea6b"/>
    </style:style>
    <style:style style:name="P207" style:family="paragraph" style:parent-style-name="Standard">
      <style:paragraph-properties fo:margin-bottom="0.0402in"/>
      <style:text-properties style:font-name="Times New Roman" fo:font-size="14.0pt" fo:color="#569cd6" fo:background-color="#1e1e1e"/>
    </style:style>
    <style:style style:name="P208" style:family="paragraph" style:parent-style-name="Standard">
      <style:paragraph-properties fo:margin-bottom="0.0402in"/>
      <style:text-properties style:font-name="Times New Roman" fo:font-size="14.0pt" fo:color="#000000" fo:background-color="#ffff00"/>
    </style:style>
    <style:style style:name="P209" style:family="paragraph" style:parent-style-name="Standard">
      <style:paragraph-properties fo:margin-bottom="0.0402in"/>
      <style:text-properties style:font-name="Times New Roman" fo:font-size="14.0pt" fo:color="#0000cd" fo:background-color="#ffa6a6"/>
    </style:style>
    <style:style style:name="P210" style:family="paragraph" style:parent-style-name="Standard">
      <style:paragraph-properties fo:margin-bottom="0.0402in"/>
      <style:text-properties style:font-name="Times New Roman" fo:font-size="14.0pt" fo:color="#008000"/>
    </style:style>
    <style:style style:name="P211" style:family="paragraph" style:parent-style-name="Standard">
      <style:paragraph-properties fo:margin-bottom="0.0402in"/>
      <style:text-properties style:font-name="Times New Roman" fo:font-size="14.0pt" fo:color="#c9211e"/>
    </style:style>
    <style:style style:name="P212" style:family="paragraph" style:parent-style-name="Standard">
      <style:text-properties style:font-name="Times New Roman" fo:font-size="14.0pt" fo:color="#0069ab"/>
    </style:style>
    <style:style style:name="P213" style:family="paragraph" style:parent-style-name="Standard">
      <style:paragraph-properties fo:text-align="center"/>
      <style:text-properties style:font-name="Times" fo:font-size="12.0pt"/>
    </style:style>
    <style:style style:name="P214" style:family="paragraph" style:parent-style-name="Standard">
      <style:paragraph-properties>
        <style:tab-stops>
          <style:tab-stop style:position="5.7292in"/>
        </style:tab-stops>
      </style:paragraph-properties>
      <style:text-properties style:font-name="Times New Roman" fo:font-size="14.0pt" fo:color="#000000"/>
    </style:style>
    <style:style style:name="P215" style:family="paragraph" style:parent-style-name="Standard">
      <style:text-properties style:font-name="Times New Roman" fo:font-size="14.0pt" fo:color="#0a0a23"/>
    </style:style>
    <style:style style:name="P216" style:family="paragraph" style:parent-style-name="Standard">
      <style:paragraph-properties style:line-height-at-least="0.1409in"/>
      <style:text-properties style:font-name="Times New Roman" fo:font-size="14.0pt" fo:color="#c9211e"/>
    </style:style>
    <style:style style:name="P217" style:family="paragraph" style:parent-style-name="Standard">
      <style:text-properties style:font-name="Times New Roman" fo:font-size="14.0pt" fo:color="#d53d40"/>
    </style:style>
    <style:style style:name="P218" style:family="paragraph" style:parent-style-name="Standard">
      <style:text-properties style:font-name="Times New Roman" fo:font-size="14.0pt" fo:color="#0065af"/>
    </style:style>
    <style:style style:name="P219" style:family="paragraph" style:parent-style-name="Standard">
      <style:text-properties style:font-name="Times New Roman" fo:font-size="14.0pt" fo:color="#b11e51"/>
    </style:style>
    <style:style style:name="P220" style:family="paragraph" style:parent-style-name="Standard">
      <style:paragraph-properties style:line-height-at-least="0.1409in"/>
      <style:text-properties style:font-name="Times New Roman" fo:font-size="14.0pt" fo:color="#d7ba7d" fo:background-color="#1e1e1e"/>
    </style:style>
    <style:style style:name="P221" style:family="paragraph" style:parent-style-name="Standard">
      <style:text-properties style:font-name="Times New Roman" fo:font-size="10.5pt" fo:color="#000000"/>
    </style:style>
    <style:style style:name="P222" style:family="paragraph" style:parent-style-name="Standard">
      <style:paragraph-properties fo:margin-bottom="0.0972in" fo:line-height="115%"/>
      <style:text-properties style:font-name="Times New Roman" fo:font-size="14.0pt" fo:color="#b11e51"/>
    </style:style>
    <style:style style:name="P223" style:family="paragraph" style:parent-style-name="Standard">
      <style:text-properties style:font-name="Times New Roman" fo:font-size="14.0pt" fo:color="#000000" fo:background-color="#ffffff"/>
    </style:style>
    <style:style style:name="P224" style:family="paragraph" style:parent-style-name="Standard">
      <style:paragraph-properties fo:margin-top="0.1252in" fo:margin-bottom="0.1252in" fo:line-height="115%"/>
      <style:text-properties style:font-name="Times New Roman" fo:font-size="14.0pt" fo:color="#000000" fo:background-color="#ffffff"/>
    </style:style>
    <style:style style:name="P225" style:family="paragraph" style:parent-style-name="Standard">
      <style:paragraph-properties fo:margin-top="0.1390in" fo:margin-bottom="0.0835in"/>
      <style:text-properties style:font-name="Times New Roman" fo:font-size="14.0pt"/>
    </style:style>
    <style:style style:name="P226" style:family="paragraph" style:parent-style-name="Standard">
      <style:paragraph-properties fo:margin-top="0.1598in"/>
      <style:text-properties style:font-name="Times New Roman" fo:font-size="14.0pt" fo:color="#000000"/>
    </style:style>
    <style:style style:name="P227" style:family="paragraph" style:parent-style-name="Standard">
      <style:text-properties style:font-name="Times New Roman" fo:font-size="14.0pt" fo:color="#008f4c"/>
    </style:style>
    <style:style style:name="P228" style:family="paragraph" style:parent-style-name="Standard">
      <style:paragraph-properties fo:margin-top="0.1390in" fo:margin-bottom="0.0835in" fo:line-height="200%"/>
      <style:text-properties style:font-name="Times New Roman" fo:font-size="14.0pt" fo:color="#000000"/>
    </style:style>
    <style:style style:name="P229" style:family="paragraph" style:parent-style-name="Standard">
      <style:paragraph-properties fo:margin-bottom="0.0390in" fo:margin-left="0.5000in" fo:text-indent="-0.5000in" fo:line-height="115%">
        <style:tab-stops>
          <style:tab-stop style:position="0.1528in"/>
          <style:tab-stop style:position="0.5000in"/>
        </style:tab-stops>
      </style:paragraph-properties>
      <style:text-properties style:font-name="Times New Roman" fo:font-size="14.0pt" fo:color="#000000"/>
    </style:style>
    <style:style style:name="P230" style:family="paragraph" style:parent-style-name="Standard">
      <style:paragraph-properties fo:margin-top="0.1252in" fo:margin-bottom="0.1252in" fo:margin-left="0.5000in" fo:text-indent="-0.5000in" fo:line-height="115%">
        <style:tab-stops>
          <style:tab-stop style:position="0.1528in"/>
          <style:tab-stop style:position="0.5000in"/>
        </style:tab-stops>
      </style:paragraph-properties>
      <style:text-properties style:font-name="Times New Roman" fo:font-size="14.0pt" fo:color="#000000"/>
    </style:style>
    <style:style style:name="P231" style:family="paragraph" style:parent-style-name="Standard">
      <style:text-properties style:font-name="Times New Roman" fo:font-size="14.0pt" fo:color="#4ec9b0" fo:background-color="#1e1e1e"/>
    </style:style>
    <style:style style:name="P232" style:family="paragraph" style:parent-style-name="Standard">
      <style:paragraph-properties fo:margin-bottom="0.1965in" style:line-height-at-least="0.1409in"/>
      <style:text-properties style:font-name="Times New Roman" fo:font-size="14.0pt" fo:color="#d4d4d4" fo:background-color="#1e1e1e"/>
    </style:style>
    <style:style style:name="P233" style:family="paragraph" style:parent-style-name="Standard">
      <style:text-properties style:font-name="Times New Roman" fo:font-size="14.0pt" fo:color="#006883"/>
    </style:style>
    <style:style style:name="P234" style:family="paragraph" style:parent-style-name="Standard">
      <style:paragraph-properties style:line-height-at-least="0.1409in"/>
      <style:text-properties style:font-name="Times New Roman" fo:font-size="14.0pt" fo:color="#4ec9b0" fo:background-color="#1e1e1e"/>
    </style:style>
    <style:style style:name="P235" style:family="paragraph" style:parent-style-name="Standard">
      <style:text-properties style:font-name="Times New Roman" fo:font-size="14.0pt" fo:color="#d83a23"/>
    </style:style>
    <style:style style:name="P236" style:family="paragraph" style:parent-style-name="Standard">
      <style:text-properties style:font-name="Times New Roman" fo:font-size="14.0pt" fo:color="#ce9178" fo:background-color="#1e1e1e"/>
    </style:style>
    <style:style style:name="P237" style:family="paragraph" style:parent-style-name="Standard">
      <style:paragraph-properties style:line-height-at-least="0.1409in"/>
      <style:text-properties style:font-name="Times New Roman" fo:font-size="14.0pt" fo:color="#5ebabc" fo:background-color="#1e1e1e"/>
    </style:style>
    <style:style style:name="P238" style:family="paragraph" style:parent-style-name="Standard">
      <style:paragraph-properties fo:margin-top="0.1252in" fo:margin-bottom="0.1252in" fo:line-height="115%"/>
      <style:text-properties style:font-name="Times New Roman" fo:font-size="14.0pt" fo:color="#000000"/>
    </style:style>
    <style:style style:name="P239" style:family="paragraph" style:parent-style-name="Standard">
      <style:paragraph-properties fo:margin-top="0.1874in" fo:margin-bottom="0.1874in" fo:line-height="115%"/>
      <style:text-properties style:font-name="Times New Roman" fo:font-size="14.0pt" fo:color="#a52a2a"/>
    </style:style>
    <style:style style:name="P240" style:family="paragraph" style:parent-style-name="Standard">
      <style:paragraph-properties fo:margin-top="0.1402in" fo:margin-bottom="0.1201in" fo:line-height="115%"/>
      <style:text-properties style:font-name="Times New Roman" fo:font-size="14.0pt" fo:color="#a52a2a"/>
    </style:style>
    <style:style style:name="P241" style:family="paragraph" style:parent-style-name="Standard">
      <style:paragraph-properties fo:margin-top="0.1402in" fo:margin-bottom="0.1201in" fo:line-height="115%"/>
      <style:text-properties style:font-name="Times New Roman" fo:font-size="14.0pt" fo:color="#000000"/>
    </style:style>
    <style:style style:name="P242" style:family="paragraph" style:parent-style-name="Standard">
      <style:paragraph-properties fo:margin-top="0.1402in" fo:margin-bottom="0.1201in"/>
      <style:text-properties style:font-name="Times New Roman" fo:font-size="14.0pt" fo:color="#c9211e"/>
    </style:style>
    <style:style style:name="P243" style:family="paragraph" style:parent-style-name="Standard">
      <style:paragraph-properties fo:margin-top="0.1402in" fo:margin-bottom="0.1201in"/>
      <style:text-properties style:font-name="Times New Roman" fo:font-size="14.0pt" fo:color="#000000"/>
    </style:style>
    <style:style style:name="P244" style:family="paragraph" style:parent-style-name="Standard">
      <style:paragraph-properties fo:margin-top="0.1402in" fo:line-height="115%"/>
      <style:text-properties style:font-name="Times New Roman" fo:font-size="14.0pt" fo:color="#000000"/>
    </style:style>
    <style:style style:name="P245" style:family="paragraph" style:parent-style-name="Standard">
      <style:paragraph-properties fo:margin-top="0.1402in" fo:margin-bottom="0.1201in" fo:line-height="115%"/>
      <style:text-properties style:font-name="Times New Roman" fo:font-size="14.0pt" fo:color="#c9211e"/>
    </style:style>
    <style:style style:name="P246" style:family="paragraph" style:parent-style-name="Standard">
      <style:text-properties style:font-name="Times New Roman" fo:font-size="14.0pt" fo:color="#0e4694"/>
    </style:style>
    <style:style style:name="P247" style:family="paragraph" style:parent-style-name="Standard">
      <style:paragraph-properties fo:margin-bottom="0.1402in" fo:line-height="115%"/>
      <style:text-properties style:font-name="Times New Roman" fo:font-size="14.0pt" fo:color="#000000"/>
    </style:style>
    <style:style style:name="P248" style:family="paragraph" style:parent-style-name="Standard">
      <style:paragraph-properties fo:margin-bottom="0.1402in" fo:line-height="115%"/>
      <style:text-properties style:font-name="Times New Roman" fo:font-size="14.0pt" fo:color="#0061b1"/>
    </style:style>
    <style:style style:name="P249" style:family="paragraph" style:parent-style-name="Standard">
      <style:paragraph-properties fo:margin-bottom="0.1402in" fo:line-height="115%"/>
      <style:text-properties style:font-name="Times New Roman" fo:font-size="14.0pt" fo:color="#c9211e"/>
    </style:style>
    <style:style style:name="P250" style:family="paragraph" style:parent-style-name="Standard">
      <style:paragraph-properties fo:margin-bottom="0.1402in" fo:line-height="115%"/>
      <style:text-properties style:font-name="Times New Roman" fo:font-size="14.0pt" fo:color="#36873c"/>
    </style:style>
    <style:style style:name="P251" style:family="paragraph" style:parent-style-name="Standard">
      <style:paragraph-properties fo:margin-top="0.0799in" fo:margin-bottom="0.2402in"/>
      <style:text-properties style:font-name="Times New Roman" fo:font-size="14.0pt" fo:color="#000000"/>
    </style:style>
    <style:style style:name="P252" style:family="paragraph" style:parent-style-name="Standard">
      <style:paragraph-properties fo:margin-top="0.0799in" fo:margin-bottom="0.2402in"/>
      <style:text-properties style:font-name="Times New Roman" fo:font-size="14.0pt" fo:color="#c9211e"/>
    </style:style>
    <style:style style:name="P253" style:family="paragraph" style:parent-style-name="Standard">
      <style:paragraph-properties fo:margin-bottom="0.2799in"/>
      <style:text-properties style:font-name="Times New Roman" fo:font-size="14.0pt" fo:color="#000000"/>
    </style:style>
    <style:style style:name="P254" style:family="paragraph" style:parent-style-name="Standard">
      <style:paragraph-properties fo:margin-bottom="0.2799in" fo:line-height="115%"/>
      <style:text-properties style:font-name="Times New Roman" fo:font-size="14.0pt" fo:color="#000000"/>
    </style:style>
    <style:style style:name="P255" style:family="paragraph" style:parent-style-name="Standard">
      <style:paragraph-properties fo:line-height="115%"/>
      <style:text-properties style:font-name="Times New Roman" fo:font-size="14.0pt" fo:color="#0061b1"/>
    </style:style>
    <style:style style:name="P256" style:family="paragraph" style:parent-style-name="Standard">
      <style:paragraph-properties fo:margin-bottom="0.0402in" fo:line-height="115%"/>
      <style:text-properties style:font-name="Times New Roman" fo:font-size="14.0pt" fo:color="#000000" fo:background-color="#f5ddd9"/>
    </style:style>
    <style:style style:name="P257" style:family="paragraph" style:parent-style-name="Standard">
      <style:paragraph-properties fo:margin-bottom="0.0402in"/>
      <style:text-properties style:font-name="Times New Roman" fo:font-size="14.0pt" fo:color="#000000" fo:background-color="#f5ddd9"/>
    </style:style>
    <style:style style:name="P258" style:family="paragraph" style:parent-style-name="Standard">
      <style:paragraph-properties fo:margin-bottom="0.1965in"/>
      <style:text-properties style:font-name="Times New Roman" fo:font-size="14.0pt" fo:color="#000000"/>
    </style:style>
    <style:style style:name="P259" style:family="paragraph" style:parent-style-name="Standard">
      <style:text-properties style:font-name="Times New Roman" fo:font-size="14.0pt" fo:color="#88133d"/>
    </style:style>
    <style:style style:name="P260" style:family="paragraph" style:parent-style-name="Standard">
      <style:text-properties style:font-name="Times New Roman" fo:font-size="14.0pt" fo:color="#864494"/>
    </style:style>
    <style:style style:name="P261" style:family="paragraph" style:parent-style-name="Standard">
      <style:text-properties style:font-name="Times New Roman" fo:font-size="14.0pt" fo:color="#007bff"/>
    </style:style>
    <style:style style:name="P262" style:family="paragraph" style:parent-style-name="Standard">
      <style:text-properties style:font-name="Menlo" fo:font-size="6.8pt" fo:color="#d4d4d4" fo:background-color="#1e1e1e"/>
    </style:style>
    <style:style style:name="P263" style:family="paragraph" style:parent-style-name="Standard">
      <style:text-properties style:font-name="Times New Roman" fo:font-size="14.0pt" fo:color="#e2e2e2" fo:background-color="#1e1e1e"/>
    </style:style>
    <style:style style:name="P264" style:family="paragraph" style:parent-style-name="Standard">
      <style:paragraph-properties style:line-height-at-least="0.1409in"/>
      <style:text-properties style:font-name="Times New Roman" fo:font-size="14.0pt" fo:color="#e2e2e2" fo:background-color="#1e1e1e"/>
    </style:style>
    <style:style style:name="P265" style:family="paragraph" style:parent-style-name="Standard">
      <style:paragraph-properties style:line-height-at-least="0.1409in"/>
      <style:text-properties style:font-name="Times New Roman" fo:font-size="22.0pt" fo:color="#d4d4d4" fo:background-color="#1e1e1e"/>
    </style:style>
    <style:style style:name="P266" style:family="paragraph" style:parent-style-name="Standard">
      <style:text-properties style:font-name="Times New Roman" fo:font-size="14.0pt" fo:color="#d4d4d4" fo:background-color="#1b1b1b"/>
    </style:style>
    <style:style style:name="P267" style:family="paragraph" style:parent-style-name="Standard">
      <style:text-properties style:font-name="Times New Roman" fo:font-size="14.0pt" fo:color="#d4d4d4"/>
    </style:style>
    <style:style style:name="P268" style:family="paragraph" style:parent-style-name="Standard">
      <style:paragraph-properties style:line-height-at-least="0.1409in"/>
      <style:text-properties style:font-name="Times New Roman" fo:font-size="12.0pt" fo:color="#ce9178" fo:background-color="#1e1e1e"/>
    </style:style>
    <style:style style:name="P269" style:family="paragraph" style:parent-style-name="Standard">
      <style:text-properties style:font-name="Times New Roman" fo:font-size="12.0pt"/>
    </style:style>
    <style:style style:name="P270" style:family="paragraph" style:parent-style-name="Standard">
      <style:paragraph-properties style:line-height-at-least="0.1252in"/>
      <style:text-properties style:font-name="Times New Roman" fo:font-size="14.0pt" fo:color="#d4d4d4" fo:background-color="#1e1e1e"/>
    </style:style>
    <style:style style:name="P271" style:family="paragraph" style:parent-style-name="Standard">
      <style:paragraph-properties style:line-height-at-least="0.1252in"/>
      <style:text-properties style:font-name="Times New Roman" fo:font-size="14.0pt"/>
    </style:style>
    <style:style style:name="P272" style:family="paragraph" style:parent-style-name="Standard">
      <style:paragraph-properties fo:margin-bottom="0.1965in" style:line-height-at-least="0.1252in"/>
      <style:text-properties style:font-name="Times New Roman" fo:font-size="14.0pt"/>
    </style:style>
    <style:style style:name="P273" style:family="paragraph" style:parent-style-name="Standard">
      <style:paragraph-properties fo:margin-top="0.1665in" fo:margin-bottom="0.0835in"/>
      <style:text-properties style:font-name="Times New Roman" fo:font-size="14.0pt" fo:color="#000000" fo:background-color="#d4ea6b"/>
    </style:style>
    <style:style style:name="P274" style:family="paragraph" style:parent-style-name="Standard">
      <style:text-properties style:font-name="Times New Roman" fo:font-size="14.0pt" fo:color="#1b1b1b" fo:background-color="#ffffff"/>
    </style:style>
    <style:style style:name="T1" style:family="text">
      <style:text-properties style:text-underline-style="solid"/>
    </style:style>
    <style:style style:name="T2" style:family="text">
      <style:text-properties fo:font-weight="bold" fo:font-weight-asian="bold" fo:font-weight-complex="bold" style:text-underline-style="solid"/>
    </style:style>
    <style:style style:name="T3" style:family="text">
      <style:text-properties style:font-name="Times" fo:font-size="20.0pt" fo:font-size-asian="20.0pt" fo:font-size-complex="20.0pt" style:text-underline-style="solid"/>
    </style:style>
    <style:style style:name="T4" style:family="text">
      <style:text-properties fo:letter-spacing="0.0000in"/>
    </style:style>
    <style:style style:name="T5" style:family="text">
      <style:text-properties fo:font-weight="bold" fo:font-weight-asian="bold" fo:font-weight-complex="bold" fo:letter-spacing="0.0000in"/>
    </style:style>
    <style:style style:name="T6" style:family="text">
      <style:text-properties style:text-underline-style="solid" fo:letter-spacing="0.0000in"/>
    </style:style>
    <style:style style:name="T7" style:family="text">
      <style:text-properties fo:font-weight="bold" fo:font-weight-asian="bold" fo:font-weight-complex="bold"/>
    </style:style>
    <style:style style:name="T8" style:family="text">
      <style:text-properties fo:letter-spacing="0.0000in" fo:color="#dc143c"/>
    </style:style>
    <style:style style:name="T9" style:family="text">
      <style:text-properties fo:letter-spacing="0.0000in" fo:color="#c9211e"/>
    </style:style>
    <style:style style:name="T10" style:family="text">
      <style:text-properties fo:letter-spacing="0.0000in" fo:color="#1b1b1b"/>
    </style:style>
    <style:style style:name="T11" style:family="text">
      <style:text-properties fo:letter-spacing="0.0000in" fo:color="#0000cd"/>
    </style:style>
    <style:style style:name="T12" style:family="text">
      <style:text-properties fo:letter-spacing="0.0000in" fo:color="#a52a2a"/>
    </style:style>
    <style:style style:name="T13" style:family="text">
      <style:text-properties fo:letter-spacing="0.0000in" fo:color="#ff0000"/>
    </style:style>
    <style:style style:name="T14" style:family="text">
      <style:text-properties fo:letter-spacing="0.0000in" fo:color="#000000"/>
    </style:style>
    <style:style style:name="T15" style:family="text">
      <style:text-properties fo:letter-spacing="0.0000in" fo:color="#808080"/>
    </style:style>
    <style:style style:name="T16" style:family="text">
      <style:text-properties fo:letter-spacing="0.0000in" fo:color="#569cd6"/>
    </style:style>
    <style:style style:name="T17" style:family="text">
      <style:text-properties fo:letter-spacing="0.0000in" fo:color="#9cdcfe"/>
    </style:style>
    <style:style style:name="T18" style:family="text">
      <style:text-properties fo:letter-spacing="0.0000in" fo:color="#ce9178"/>
    </style:style>
    <style:style style:name="T19" style:family="text">
      <style:text-properties fo:color="#808080"/>
    </style:style>
    <style:style style:name="T20" style:family="text">
      <style:text-properties fo:color="#569cd6"/>
    </style:style>
    <style:style style:name="T21" style:family="text">
      <style:text-properties fo:color="#9cdcfe"/>
    </style:style>
    <style:style style:name="T22" style:family="text">
      <style:text-properties fo:color="#ce9178"/>
    </style:style>
    <style:style style:name="T23" style:family="text">
      <style:text-properties fo:color="#dcdcaa"/>
    </style:style>
    <style:style style:name="T24" style:family="text">
      <style:text-properties fo:color="#d4d4d4"/>
    </style:style>
    <style:style style:name="T25" style:family="text">
      <style:text-properties fo:color="#4fc1ff"/>
    </style:style>
    <style:style style:name="T26" style:family="text">
      <style:text-properties fo:font-weight="bold" fo:font-weight-asian="bold" fo:font-weight-complex="bold" fo:letter-spacing="0.0000in" fo:color="#c9211e"/>
    </style:style>
    <style:style style:name="T27" style:family="text">
      <style:text-properties fo:font-weight="bold" fo:font-weight-asian="bold" fo:font-weight-complex="bold" fo:letter-spacing="0.0000in" fo:background-color="#84d2f1"/>
    </style:style>
    <style:style style:name="T28" style:family="text">
      <style:text-properties fo:font-weight="bold" fo:font-weight-asian="bold" fo:font-weight-complex="bold" fo:letter-spacing="0.0000in" fo:color="#5aa137"/>
    </style:style>
    <style:style style:name="T29" style:family="text">
      <style:text-properties fo:font-weight="bold" fo:font-weight-asian="bold" fo:font-weight-complex="bold" fo:letter-spacing="0.0000in" fo:color="#000000"/>
    </style:style>
    <style:style style:name="T30" style:family="text">
      <style:text-properties fo:font-weight="bold" fo:font-weight-asian="bold" fo:font-weight-complex="bold" fo:letter-spacing="0.0000in" fo:background-color="#ffff00"/>
    </style:style>
    <style:style style:name="T31" style:family="text">
      <style:text-properties fo:font-weight="bold" fo:font-weight-asian="bold" fo:font-weight-complex="bold" fo:letter-spacing="0.0000in" fo:color="#36873c"/>
    </style:style>
    <style:style style:name="T32" style:family="text">
      <style:text-properties fo:letter-spacing="0.0000in" fo:background-color="#fae180"/>
    </style:style>
    <style:style style:name="T33" style:family="text">
      <style:text-properties fo:letter-spacing="0.0000in" fo:color="#008000"/>
    </style:style>
    <style:style style:name="T34" style:family="text">
      <style:text-properties fo:font-style="italic" fo:font-style-asian="italic" fo:font-style-complex="italic" fo:letter-spacing="0.0000in"/>
    </style:style>
    <style:style style:name="T35" style:family="text">
      <style:text-properties fo:letter-spacing="0.0000in" fo:color="#008e64"/>
    </style:style>
    <style:style style:name="T36" style:family="text">
      <style:text-properties fo:font-weight="bold" fo:font-weight-asian="bold" fo:font-weight-complex="bold" fo:letter-spacing="0.0000in" fo:color="#0061b1" fo:background-color="#99d0d8"/>
    </style:style>
    <style:style style:name="T37" style:family="text">
      <style:text-properties fo:letter-spacing="0.0000in" fo:color="#0061b1" fo:background-color="#eabac2"/>
    </style:style>
    <style:style style:name="T38" style:family="text">
      <style:text-properties fo:font-weight="bold" fo:font-weight-asian="bold" fo:font-weight-complex="bold" fo:letter-spacing="0.0000in" fo:color="#1b1b1b"/>
    </style:style>
    <style:style style:name="T39" style:family="text">
      <style:text-properties fo:color="#b5cea8"/>
    </style:style>
    <style:style style:name="T40" style:family="text">
      <style:text-properties fo:color="#c9211e"/>
    </style:style>
    <style:style style:name="T41" style:family="text">
      <style:text-properties fo:font-weight="bold" fo:font-weight-asian="bold" fo:font-weight-complex="bold" style:text-underline-style="solid" fo:letter-spacing="0.0000in" fo:color="#c9211e"/>
    </style:style>
    <style:style style:name="T42" style:family="text">
      <style:text-properties fo:font-weight="bold" fo:font-weight-asian="bold" fo:font-weight-complex="bold" style:text-underline-style="solid" fo:letter-spacing="0.0000in"/>
    </style:style>
    <style:style style:name="T43" style:family="text">
      <style:text-properties fo:color="#006883"/>
    </style:style>
    <style:style style:name="T44" style:family="text">
      <style:text-properties fo:color="#008869"/>
    </style:style>
    <style:style style:name="T45" style:family="text">
      <style:text-properties fo:font-weight="bold" fo:font-weight-asian="bold" fo:font-weight-complex="bold" fo:color="#000000"/>
    </style:style>
    <style:style style:name="T46" style:family="text">
      <style:text-properties fo:font-weight="bold" fo:font-weight-asian="bold" fo:font-weight-complex="bold" fo:color="#c9211e"/>
    </style:style>
    <style:style style:name="T47" style:family="text">
      <style:text-properties fo:font-weight="bold" fo:font-weight-asian="bold" fo:font-weight-complex="bold" fo:color="#0000cd"/>
    </style:style>
    <style:style style:name="T48" style:family="text">
      <style:text-properties style:text-underline-style="solid" fo:letter-spacing="0.0000in" fo:color="#c9211e"/>
    </style:style>
    <style:style style:name="T49" style:family="text">
      <style:text-properties fo:letter-spacing="0.0000in" fo:color="#3faf46"/>
    </style:style>
    <style:style style:name="T50" style:family="text">
      <style:text-properties fo:font-weight="bold" fo:font-weight-asian="bold" fo:font-weight-complex="bold" fo:letter-spacing="0.0000in" fo:color="#7cba7c"/>
    </style:style>
    <style:style style:name="T51" style:family="text">
      <style:text-properties fo:color="#1b1b1b"/>
    </style:style>
    <style:style style:name="T52" style:family="text">
      <style:text-properties fo:letter-spacing="0.0000in" fo:color="#e12839"/>
    </style:style>
    <style:style style:name="T53" style:family="text">
      <style:text-properties style:text-underline-style="solid" fo:letter-spacing="0.0000in" fo:color="#0000cd"/>
    </style:style>
    <style:style style:name="T54" style:family="text">
      <style:text-properties fo:font-style="italic" fo:font-style-asian="italic" fo:font-style-complex="italic" fo:letter-spacing="0.0000in" fo:color="#c9211e"/>
    </style:style>
    <style:style style:name="T55" style:family="text">
      <style:text-properties style:text-underline-style="solid" fo:letter-spacing="0.0000in" fo:color="#dc143c"/>
    </style:style>
    <style:style style:name="T56" style:family="text">
      <style:text-properties fo:letter-spacing="0.0000in" fo:color="#36873c"/>
    </style:style>
    <style:style style:name="T57" style:family="text">
      <style:text-properties fo:letter-spacing="0.0000in" fo:color="#b11e51"/>
    </style:style>
    <style:style style:name="T58" style:family="text">
      <style:text-properties style:font-name="Times New Roman" fo:letter-spacing="0.0000in" fo:color="#1b1b1b"/>
    </style:style>
    <style:style style:name="T59" style:family="text">
      <style:text-properties fo:font-style="italic" fo:font-style-asian="italic" fo:font-style-complex="italic" fo:font-weight="bold" fo:font-weight-asian="bold" fo:font-weight-complex="bold" fo:letter-spacing="0.0000in" fo:color="#c9211e"/>
    </style:style>
    <style:style style:name="T60" style:family="text">
      <style:text-properties fo:font-style="italic" fo:font-style-asian="italic" fo:font-style-complex="italic" fo:font-weight="bold" fo:font-weight-asian="bold" fo:font-weight-complex="bold" fo:letter-spacing="0.0000in"/>
    </style:style>
    <style:style style:name="T61" style:family="text">
      <style:text-properties fo:font-style="italic" fo:font-style-asian="italic" fo:font-style-complex="italic" fo:letter-spacing="0.0000in" fo:color="#dc143c"/>
    </style:style>
    <style:style style:name="T62" style:family="text">
      <style:text-properties fo:font-style="italic" fo:font-style-asian="italic" fo:font-style-complex="italic" style:text-underline-style="solid" fo:letter-spacing="0.0000in" fo:color="#c9211e"/>
    </style:style>
    <style:style style:name="T63" style:family="text">
      <style:text-properties fo:font-style="italic" fo:font-style-asian="italic" fo:font-style-complex="italic" style:text-underline-style="solid" fo:letter-spacing="0.0000in"/>
    </style:style>
    <style:style style:name="T64" style:family="text">
      <style:text-properties fo:font-style="italic" fo:font-style-asian="italic" fo:font-style-complex="italic" fo:color="#c9211e"/>
    </style:style>
    <style:style style:name="T65" style:family="text">
      <style:text-properties fo:font-weight="bold" fo:font-weight-asian="bold" fo:font-weight-complex="bold" fo:color="#006883"/>
    </style:style>
    <style:style style:name="T66" style:family="text">
      <style:text-properties fo:font-style="italic" fo:font-style-asian="italic" fo:font-style-complex="italic"/>
    </style:style>
    <style:style style:name="T67" style:family="text">
      <style:text-properties fo:font-weight="bold" fo:font-weight-asian="bold" fo:font-weight-complex="bold" fo:color="#0061b1"/>
    </style:style>
    <style:style style:name="T68" style:family="text">
      <style:text-properties fo:font-style="italic" fo:font-style-asian="italic" fo:font-style-complex="italic" fo:font-weight="bold" fo:font-weight-asian="bold" fo:font-weight-complex="bold" style:text-underline-style="solid" fo:letter-spacing="0.0000in"/>
    </style:style>
    <style:style style:name="T69" style:family="text">
      <style:text-properties fo:font-style="italic" fo:font-style-asian="italic" fo:font-style-complex="italic" fo:font-weight="bold" fo:font-weight-asian="bold" fo:font-weight-complex="bold" style:text-underline-style="solid" fo:letter-spacing="0.0000in" fo:color="#c9211e"/>
    </style:style>
    <style:style style:name="T70" style:family="text">
      <style:text-properties fo:letter-spacing="0.0000in" fo:color="#0061b1"/>
    </style:style>
    <style:style style:name="T71" style:family="text">
      <style:text-properties fo:font-weight="bold" fo:font-weight-asian="bold" fo:font-weight-complex="bold" fo:letter-spacing="0.0000in" fo:color="#dc143c"/>
    </style:style>
    <style:style style:name="T72" style:family="text">
      <style:text-properties fo:letter-spacing="0.0000in" fo:color="#3ba448"/>
    </style:style>
    <style:style style:name="T73" style:family="text">
      <style:text-properties fo:font-weight="bold" fo:font-weight-asian="bold" fo:font-weight-complex="bold" fo:letter-spacing="0.0000in" fo:color="#0000cd"/>
    </style:style>
    <style:style style:name="T74" style:family="text">
      <style:text-properties fo:color="#000000"/>
    </style:style>
    <style:style style:name="T75" style:family="text">
      <style:text-properties style:text-position="super 100%" fo:letter-spacing="0.0000in"/>
    </style:style>
    <style:style style:name="T76" style:family="text">
      <style:text-properties fo:letter-spacing="0.0000in" fo:color="#008869"/>
    </style:style>
    <style:style style:name="T77" style:family="text">
      <style:text-properties fo:letter-spacing="0.0000in" fo:color="#5b9e7e"/>
    </style:style>
    <style:style style:name="T78" style:family="text">
      <style:text-properties fo:font-weight="bold" fo:font-weight-asian="bold" fo:font-weight-complex="bold" fo:letter-spacing="0.0000in" fo:color="#0061b1"/>
    </style:style>
    <style:style style:name="T79" style:family="text">
      <style:text-properties fo:letter-spacing="0.0000in" fo:color="#0065af"/>
    </style:style>
    <style:style style:name="T80" style:family="text">
      <style:text-properties fo:letter-spacing="0.0000in" fo:color="#008876"/>
    </style:style>
    <style:style style:name="T81" style:family="text">
      <style:text-properties fo:letter-spacing="0.0000in" fo:color="#0069ab"/>
    </style:style>
    <style:style style:name="T82" style:family="text">
      <style:text-properties fo:letter-spacing="0.0000in" fo:color="#27857e"/>
    </style:style>
    <style:style style:name="T83" style:family="text">
      <style:text-properties fo:font-size="18.0pt" fo:font-size-asian="18.0pt" fo:font-size-complex="18.0pt" fo:font-weight="bold" fo:font-weight-asian="bold" fo:font-weight-complex="bold"/>
    </style:style>
    <style:style style:name="T84" style:family="text">
      <style:text-properties fo:font-size="18.0pt" fo:font-size-asian="18.0pt" fo:font-size-complex="18.0pt" fo:font-weight="bold" fo:font-weight-asian="bold" fo:font-weight-complex="bold" fo:color="#ce9178"/>
    </style:style>
    <style:style style:name="T85" style:family="text">
      <style:text-properties style:text-underline-style="solid" fo:color="#c9211e"/>
    </style:style>
    <style:style style:name="T86" style:family="text">
      <style:text-properties fo:letter-spacing="0.0000in" fo:color="#1836bf"/>
    </style:style>
    <style:style style:name="T87" style:family="text">
      <style:text-properties fo:color="#4ec9b0"/>
    </style:style>
    <style:style style:name="T88" style:family="text">
      <style:text-properties fo:color="#c586c0"/>
    </style:style>
    <style:style style:name="T89" style:family="text">
      <style:text-properties fo:font-weight="bold" fo:font-weight-asian="bold" fo:font-weight-complex="bold" fo:letter-spacing="0.0000in" fo:color="#e12839"/>
    </style:style>
    <style:style style:name="T90" style:family="text">
      <style:text-properties fo:letter-spacing="0.0000in" fo:color="#e36b51"/>
    </style:style>
    <style:style style:name="T91" style:family="text">
      <style:text-properties fo:font-weight="bold" fo:font-weight-asian="bold" fo:font-weight-complex="bold" fo:letter-spacing="0.0000in" fo:color="#0069ab"/>
    </style:style>
    <style:style style:name="T92" style:family="text">
      <style:text-properties fo:font-style="italic" fo:font-style-asian="italic" fo:font-style-complex="italic" fo:letter-spacing="0.0000in" fo:color="#008000"/>
    </style:style>
    <style:style style:name="T93" style:family="text">
      <style:text-properties fo:font-weight="bold" fo:font-weight-asian="bold" fo:font-weight-complex="bold" fo:color="#1b1b1b"/>
    </style:style>
    <style:style style:name="T94" style:family="text">
      <style:text-properties fo:letter-spacing="0.0000in" fo:color="#c45139"/>
    </style:style>
    <style:style style:name="T95" style:family="text">
      <style:text-properties fo:font-style="italic" fo:font-style-asian="italic" fo:font-style-complex="italic" fo:font-weight="bold" fo:font-weight-asian="bold" fo:font-weight-complex="bold"/>
    </style:style>
    <style:style style:name="T96" style:family="text">
      <style:text-properties fo:font-size="18.0pt" fo:font-size-asian="18.0pt" fo:font-size-complex="18.0pt" fo:letter-spacing="0.0000in" fo:color="#c9211e"/>
    </style:style>
    <style:style style:name="T97" style:family="text">
      <style:text-properties fo:color="#d83a23"/>
    </style:style>
    <style:style style:name="T98" style:family="text">
      <style:text-properties fo:color="#e12839"/>
    </style:style>
    <style:style style:name="T99" style:family="text">
      <style:text-properties fo:font-weight="bold" fo:font-weight-asian="bold" fo:font-weight-complex="bold" fo:letter-spacing="0.0000in" fo:color="#ca4948"/>
    </style:style>
    <style:style style:name="T100" style:family="text">
      <style:text-properties fo:font-style="italic" fo:font-style-asian="italic" fo:font-style-complex="italic" fo:color="#0061b1"/>
    </style:style>
    <style:style style:name="T101" style:family="text">
      <style:text-properties fo:letter-spacing="0.0000in" fo:color="#ca4948"/>
    </style:style>
    <style:style style:name="T102" style:family="text">
      <style:text-properties fo:font-style="italic" fo:font-style-asian="italic" fo:font-style-complex="italic" fo:letter-spacing="0.0000in" fo:color="#ca4948"/>
    </style:style>
    <style:style style:name="T103" style:family="text">
      <style:text-properties fo:letter-spacing="0.0000in" fo:color="#4fc1ff"/>
    </style:style>
    <style:style style:name="T104" style:family="text">
      <style:text-properties fo:letter-spacing="0.0000in" fo:color="#d4d4d4"/>
    </style:style>
    <style:style style:name="T105" style:family="text">
      <style:text-properties fo:letter-spacing="0.0000in" fo:color="#b5cea8"/>
    </style:style>
    <style:style style:name="T106" style:family="text">
      <style:text-properties fo:letter-spacing="0.0000in" fo:color="#dcdcaa"/>
    </style:style>
    <style:style style:name="T107" style:family="text">
      <style:text-properties fo:font-style="italic" fo:font-style-asian="italic" fo:font-style-complex="italic" fo:letter-spacing="0.0000in" fo:color="#e12839"/>
    </style:style>
    <style:style style:name="T108" style:family="text">
      <style:text-properties fo:letter-spacing="0.0000in" fo:color="#ca4948" fo:background-color="#d8c1bd"/>
    </style:style>
    <style:style style:name="T109" style:family="text">
      <style:text-properties fo:color="#d09ac7"/>
    </style:style>
    <style:style style:name="T110" style:family="text">
      <style:text-properties style:text-underline-style="solid" fo:letter-spacing="0.0000in" fo:color="#e12839"/>
    </style:style>
    <style:style style:name="T111" style:family="text">
      <style:text-properties style:text-underline-style="solid" fo:letter-spacing="0.0000in" fo:color="#000000"/>
    </style:style>
    <style:style style:name="T112" style:family="text">
      <style:text-properties fo:color="#0061b1"/>
    </style:style>
    <style:style style:name="T113" style:family="text">
      <style:text-properties fo:letter-spacing="0.0000in" fo:color="#ac2d31"/>
    </style:style>
    <style:style style:name="T114" style:family="text">
      <style:text-properties style:text-underline-style="solid" fo:letter-spacing="0.0000in" fo:color="#0061b1"/>
    </style:style>
    <style:style style:name="T115" style:family="text">
      <style:text-properties fo:color="#db287a"/>
    </style:style>
    <style:style style:name="T116" style:family="text">
      <style:text-properties fo:color="#008e64"/>
    </style:style>
    <style:style style:name="T117" style:family="text">
      <style:text-properties fo:letter-spacing="0.0000in" fo:color="#202124"/>
    </style:style>
    <style:style style:name="T118" style:family="text">
      <style:text-properties fo:font-weight="bold" fo:font-weight-asian="bold" fo:font-weight-complex="bold" fo:letter-spacing="0.0000in" fo:color="#202124"/>
    </style:style>
    <style:style style:name="T119" style:family="text">
      <style:text-properties fo:color="#db2d67"/>
    </style:style>
    <style:style style:name="T120" style:family="text">
      <style:text-properties fo:font-style="italic" fo:font-style-asian="italic" fo:font-style-complex="italic" fo:font-weight="bold" fo:font-weight-asian="bold" fo:font-weight-complex="bold" fo:color="#1836bf"/>
    </style:style>
    <style:style style:name="T121" style:family="text">
      <style:text-properties fo:font-style="italic" fo:font-style-asian="italic" fo:font-style-complex="italic" fo:color="#000000"/>
    </style:style>
    <style:style style:name="T122" style:family="text">
      <style:text-properties fo:color="#0000cd"/>
    </style:style>
    <style:style style:name="T123" style:family="text">
      <style:text-properties fo:color="#36873c"/>
    </style:style>
    <style:style style:name="T124" style:family="text">
      <style:text-properties fo:letter-spacing="0.0000in" fo:background-color="#ffff00"/>
    </style:style>
    <style:style style:name="T125" style:family="text">
      <style:text-properties fo:color="#0069ab"/>
    </style:style>
    <style:style style:name="T126" style:family="text">
      <style:text-properties fo:font-style="italic" fo:font-style-asian="italic" fo:font-style-complex="italic" fo:letter-spacing="0.0000in" fo:color="#36873c"/>
    </style:style>
    <style:style style:name="T127" style:family="text">
      <style:text-properties fo:letter-spacing="0.0000in" fo:color="#d53d40"/>
    </style:style>
    <style:style style:name="T128" style:family="text">
      <style:text-properties fo:letter-spacing="0.0000in" fo:color="#db2d67"/>
    </style:style>
    <style:style style:name="T129" style:family="text">
      <style:text-properties fo:letter-spacing="0.0000in" fo:color="#004d72"/>
    </style:style>
    <style:style style:name="T130" style:family="text">
      <style:text-properties fo:letter-spacing="0.0000in" fo:color="#0e4694"/>
    </style:style>
    <style:style style:name="T131" style:family="text">
      <style:text-properties fo:color="#569cd6" fo:background-color="#ffff00"/>
    </style:style>
    <style:style style:name="T132" style:family="text">
      <style:text-properties fo:color="#9cdcfe" fo:background-color="#ffff00"/>
    </style:style>
    <style:style style:name="T133" style:family="text">
      <style:text-properties fo:color="#d4d4d4" fo:background-color="#ffff00"/>
    </style:style>
    <style:style style:name="T134" style:family="text">
      <style:text-properties fo:font-weight="bold" fo:font-weight-asian="bold" fo:font-weight-complex="bold" fo:letter-spacing="0.0000in" fo:color="#d53d40"/>
    </style:style>
    <style:style style:name="T135" style:family="text">
      <style:text-properties fo:color="#dc143c"/>
    </style:style>
    <style:style style:name="T136" style:family="text">
      <style:text-properties fo:color="#0065af"/>
    </style:style>
    <style:style style:name="T137" style:family="text">
      <style:text-properties fo:letter-spacing="0.0000in" fo:color="#a52981"/>
    </style:style>
    <style:style style:name="T138" style:family="text">
      <style:text-properties fo:letter-spacing="0.0000in" fo:color="#054985"/>
    </style:style>
    <style:style style:name="T139" style:family="text">
      <style:text-properties fo:font-weight="bold" fo:font-weight-asian="bold" fo:font-weight-complex="bold" fo:letter-spacing="0.0000in" fo:color="#cf4069"/>
    </style:style>
    <style:style style:name="T140" style:family="text">
      <style:text-properties fo:letter-spacing="0.0000in" fo:color="#cf4069"/>
    </style:style>
    <style:style style:name="T141" style:family="text">
      <style:text-properties fo:font-weight="bold" fo:font-weight-asian="bold" fo:font-weight-complex="bold" fo:letter-spacing="0.0000in" fo:color="#0000cd" fo:background-color="#ffa6a6"/>
    </style:style>
    <style:style style:name="T142" style:family="text">
      <style:text-properties fo:color="#cf4069"/>
    </style:style>
    <style:style style:name="T143" style:family="text">
      <style:text-properties fo:letter-spacing="0.0000in" fo:color="#864494"/>
    </style:style>
    <style:style style:name="T144" style:family="text">
      <style:text-properties style:text-underline-style="solid" fo:letter-spacing="0.0000in" fo:color="#1b1b1b"/>
    </style:style>
    <style:style style:name="T145" style:family="text">
      <style:text-properties fo:font-style="italic" fo:font-style-asian="italic" fo:font-style-complex="italic" fo:font-weight="bold" fo:font-weight-asian="bold" fo:font-weight-complex="bold" style:text-underline-style="solid" fo:letter-spacing="0.0000in" fo:color="#1b1b1b"/>
    </style:style>
    <style:style style:name="T146" style:family="text">
      <style:text-properties fo:font-style="italic" fo:font-style-asian="italic" fo:font-style-complex="italic" fo:font-weight="bold" fo:font-weight-asian="bold" fo:font-weight-complex="bold" fo:letter-spacing="0.0000in" fo:color="#0061b1"/>
    </style:style>
    <style:style style:name="T147" style:family="text">
      <style:text-properties fo:letter-spacing="0.0000in" fo:color="#daa520"/>
    </style:style>
    <style:style style:name="T148" style:family="text">
      <style:text-properties fo:letter-spacing="0.0000in" fo:color="#88133d"/>
    </style:style>
    <style:style style:name="T149" style:family="text">
      <style:text-properties fo:font-weight="bold" fo:font-weight-asian="bold" fo:font-weight-complex="bold" fo:letter-spacing="0.0000in" fo:color="#1b1b1b" fo:background-color="#eabac2"/>
    </style:style>
    <style:style style:name="T150" style:family="text">
      <style:text-properties fo:letter-spacing="0.0000in" fo:background-color="#eabac2"/>
    </style:style>
    <style:style style:name="T151" style:family="text">
      <style:text-properties fo:font-size="16.0pt" fo:font-size-asian="16.0pt" fo:font-size-complex="16.0pt" fo:font-weight="bold" fo:font-weight-asian="bold" fo:font-weight-complex="bold" fo:letter-spacing="0.0000in"/>
    </style:style>
    <style:style style:name="T152" style:family="text">
      <style:text-properties fo:font-weight="bold" fo:font-weight-asian="bold" fo:font-weight-complex="bold" fo:color="#569cd6"/>
    </style:style>
    <style:style style:name="T153" style:family="text">
      <style:text-properties fo:font-size="12.0pt" fo:font-size-asian="12.0pt" fo:font-size-complex="12.0pt"/>
    </style:style>
    <style:style style:name="T154" style:family="text">
      <style:text-properties fo:font-size="20.0pt" fo:font-size-asian="20.0pt" fo:font-size-complex="20.0pt" fo:font-weight="bold" fo:font-weight-asian="bold" fo:font-weight-complex="bold" style:text-underline-style="solid"/>
    </style:style>
    <style:style style:name="T155" style:family="text">
      <style:text-properties fo:font-size="20.0pt" fo:font-size-asian="20.0pt" fo:font-size-complex="20.0pt" style:text-underline-style="solid"/>
    </style:style>
    <style:style style:name="T156" style:family="text">
      <style:text-properties fo:font-size="20.0pt" fo:font-size-asian="20.0pt" fo:font-size-complex="20.0pt" fo:font-weight="bold" fo:font-weight-asian="bold" fo:font-weight-complex="bold" style:text-underline-style="solid" fo:color="#36873c"/>
    </style:style>
    <style:style style:name="T157" style:family="text">
      <style:text-properties fo:font-size="20.0pt" fo:font-size-asian="20.0pt" fo:font-size-complex="20.0pt" fo:color="#36873c"/>
    </style:style>
    <style:style style:name="TableColumn1" style:family="table-column">
      <style:table-column-properties style:column-width="3.4625in" style:rel-column-width="32767*"/>
    </style:style>
    <style:style style:name="TableCell1" style:family="table-cell">
      <style:table-cell-properties fo:padding="0.0382in"/>
    </style:style>
    <text:list-style style:name="L1">
      <text:list-level-style-bullet text:level="1" text:bullet-char="◆">
        <style:list-level-properties text:space-before="0.25in" text:min-label-width="0.25in"/>
      </text:list-level-style-bullet>
    </text:list-style>
    <text:list-style style:name="L2">
      <text:list-level-style-bullet text:level="1" text:bullet-char="➢">
        <style:list-level-properties text:space-before="0.25in" text:min-label-width="0.25in"/>
      </text:list-level-style-bullet>
    </text:list-style>
    <text:list-style style:name="L3">
      <text:list-level-style-bullet text:level="1" text:bullet-char="✗">
        <style:list-level-properties text:space-before="0.25in" text:min-label-width="0.25in"/>
      </text:list-level-style-bullet>
    </text:list-style>
    <text:list-style style:name="L4">
      <text:list-level-style-bullet text:level="1" text:bullet-char="•">
        <style:list-level-properties text:space-before="0.25in" text:min-label-width="0.25in"/>
      </text:list-level-style-bullet>
    </text:list-style>
    <text:list-style style:name="L5">
      <text:list-level-style-bullet text:level="1" text:bullet-char="▪">
        <style:list-level-properties text:space-before="0.25in" text:min-label-width="0.25in"/>
      </text:list-level-style-bullet>
    </text:list-style>
    <text:list-style style:name="L6">
      <text:list-level-style-number text:level="1" style:num-suffix="." style:num-format="1">
        <style:list-level-properties text:space-before="0.25in" text:min-label-width="0.25in"/>
      </text:list-level-style-number>
    </text:list-style>
  </office:automatic-styles>
  <office:body>
    <office:text>
      <text:p text:style-name="P1"><text:span text:style-name="T1">JAVASCRIPT</text:span></text:p>
      <text:p text:style-name="P1"/>
      <text:p text:style-name="P2"><text:span text:style-name="T2">Visual Studio Shortcuts</text:span></text:p>
      <text:p text:style-name="P3"/>
      <text:p text:style-name="P3"/>
      <text:p text:style-name="P4"><text:a xlink:type="simple" xlink:href="https://code.visualstudio.com/shortcuts/keyb"><text:span text:style-name="T1">https://code.visualstudio.com/shortcuts/keyb</text:span></text:a><text:span text:style-name="T3">oard-shortcuts-macos.pdf</text:span></text:p>
      <text:p text:style-name="P1"/>
      <text:p text:style-name="P4"><text:a xlink:type="simple" xlink:href="https://developer.mozilla.org/en-US/docs/Web/JavaScript/Reference/Global_Objects"><text:span text:style-name="T1">https://developer.mozilla.org/en-US/docs/Web/JavaScript/Reference/Global_Objects</text:span></text:a></text:p>
      <text:p text:style-name="P4"/>
      <text:p text:style-name="P4"><text:a xlink:type="simple" xlink:href="https://www.linkedin.com/learning/javascript-essential-training/challenge-create-a-new-object-type?autoplay=true&amp;trk=learning-course_tocItem&amp;upsellOrderOrigin=default_guest_learning"><text:span text:style-name="T1">https://www.linkedin.com/learning/javascript-essential-training/challenge-create-a-new-object-type?autoplay=true&amp;trk=learning-course_tocItem&amp;upsellOrderOrigin=default_guest_learning</text:span></text:a><text:span text:style-name="T1">.</text:span></text:p>
      <text:p text:style-name="P4"/>
      <text:p text:style-name="P4"><text:span text:style-name="T1">https://www.w3schools.com/js/default.asp</text:span></text:p>
      <text:p text:style-name="P1"/>
      <text:p text:style-name="P4"><text:span text:style-name="T1">Use “</text:span><text:a xlink:type="simple" xlink:href="https://getbootstrap.com/docs/5.1/components/buttons/"><text:span text:style-name="T1">https://getbootstrap.com/docs/5.1/components/buttons/</text:span></text:a><text:span text:style-name="T1">” for default formats.</text:span></text:p>
      <text:p text:style-name="P4"/>
      <text:p text:style-name="P4"><text:span text:style-name="T1">Fontawesome.com <text:s/>-&gt; <text:s/>for icons</text:span></text:p>
      <text:p text:style-name="P4"/>
      <text:p text:style-name="P4"><text:span text:style-name="T2">How to add form data from HTML to Google sheets</text:span><text:span text:style-name="T1">: https://www.youtube.com/watch?v=a8Om25FbaJA&amp;list=PLjwm_8O3suyOgDS_Z8AWbbq3zpCmR-WE9&amp;index=19</text:span></text:p>
      <text:p text:style-name="P4"/>
      <text:p text:style-name="P4"><text:span text:style-name="T2">How to convert text to audio</text:span><text:span text:style-name="T1">: https://www.youtube.com/watch?v=3oDNqHZ7UKY&amp;list=PLjwm_8O3suyOgDS_Z8AWbbq3zpCmR-WE9&amp;index=21</text:span></text:p>
      <text:p text:style-name="P4"/>
      <text:p text:style-name="P5">1. Introduction: </text:p>
      <text:p text:style-name="P6"/>
      <text:p text:style-name="P4">JAVASCRIPT is a text-based programming language used on both, client-side and server-side that allows the web page to be interactive. Javascript gives web pages interactive elements that engage a user. </text:p>
      <text:p text:style-name="P4"/>
      <text:p text:style-name="P4">JS is mainly used for web-based applications and web browsers. Also, JS is used beyond the web in software, servers and embedded hardware controls.</text:p>
      <text:p text:style-name="P4"/>
      <text:p text:style-name="P4">1. Adding interactive behavior to the web pages like:-</text:p>
      <text:p text:style-name="P4"/>
      <text:list text:style-name="L1">
        <text:list-item>
          <text:p text:style-name="P7"><text:span text:style-name="T4">Show or hide more information with the click of a button</text:span></text:p>
        </text:list-item>
        <text:list-item>
          <text:p text:style-name="P7"><text:span text:style-name="T4">Change the color of a button when the mouse hovers over it</text:span></text:p>
        </text:list-item>
        <text:list-item>
          <text:p text:style-name="P7"><text:span text:style-name="T4">Slide through a carousel of images on the homepage</text:span></text:p>
        </text:list-item>
        <text:list-item>
          <text:p text:style-name="P7"><text:span text:style-name="T4">Zooming in or zooming out on an image</text:span></text:p>
        </text:list-item>
        <text:list-item>
          <text:p text:style-name="P7"><text:span text:style-name="T4">Displaying a timer or count-down on a website</text:span></text:p>
        </text:list-item>
        <text:list-item>
          <text:p text:style-name="P7"><text:span text:style-name="T4">Playing audio and video in a web page</text:span></text:p>
        </text:list-item>
        <text:list-item>
          <text:p text:style-name="P7"><text:span text:style-name="T4">Displaying animations</text:span></text:p>
        </text:list-item>
      </text:list>
      <text:p text:style-name="P8"/>
      <text:p text:style-name="P8"><text:span text:style-name="T4">2. Creating web and mobile applications</text:span></text:p>
      <text:p text:style-name="P4"><text:tab/></text:p>
      <text:p text:style-name="P9">3. <text:span text:style-name="T4">Building web servers and developing server applications</text:span></text:p>
      <text:p text:style-name="P9"/>
      <text:p text:style-name="P9"><text:span text:style-name="T4">4. Game Development</text:span></text:p>
      <text:p text:style-name="P10"/>
      <text:p text:style-name="P10"><text:span text:style-name="T5">1.1. JAVASCRIPT CAN CHANGE HTML CONTENTS </text:span></text:p>
      <text:p text:style-name="P4"/>
      <text:p text:style-name="P4">Common method is : getElementById ( )</text:p>
      <text:p text:style-name="P4"/>
      <text:p text:style-name="P4"><text:span text:style-name="T1">Ex:-</text:span></text:p>
      <text:p text:style-name="P4"/>
      <text:p text:style-name="P4">document.getElementById (“demo”).innerHTML=”Hello Javascript”;</text:p>
      <text:p text:style-name="P4"/>
      <text:p text:style-name="P9"><text:span text:style-name="T4">This will find the HTML element with id="demo", and changes the element content (innerHTML) to "Hello JavaScript".</text:span></text:p>
      <text:p text:style-name="P9"/>
      <text:p text:style-name="P11"><text:span text:style-name="T6">Javascript accepts both single and double quotes. </text:span></text:p>
      <text:p text:style-name="P11"/>
      <text:p text:style-name="P10"><text:span text:style-name="T5">1.2. <text:s/>JAVASCRIPT CAN CHANGE THE HTML ATTRIBUTE VALUE. </text:span></text:p>
      <text:p text:style-name="P10"><text:span text:style-name="T5">1.3. <text:s/>JAVASCRIPT CAN CHANGE HTML STYLES ( CSS ) </text:span></text:p>
      <text:p text:style-name="P4"/>
      <text:p text:style-name="P4">Ex:-</text:p>
      <text:list text:style-name="L2">
        <text:list-item>
          <text:p text:style-name="P12"/>
        </text:list-item>
        <text:list-item>
          <text:p text:style-name="P12"><text:span text:style-name="T7">&lt;p id="demo"&gt;JavaScript can change the style of an HTML element.&lt;/p&gt;</text:span></text:p>
        </text:list-item>
        <text:list-item>
          <text:p text:style-name="P12"><text:span text:style-name="T7">&lt;button type="button" onclick="document.getElementById('demo').style.fontSize='35px'"&gt;Click Me!&lt;/button&gt;</text:span></text:p>
        </text:list-item>
      </text:list>
      <text:p text:style-name="P4"/>
      <text:p text:style-name="P4">In the above example, the font size of the paragraph with id “demo” will be changed to 35px from its original size.</text:p>
      <text:p text:style-name="P4"/>
      <text:p text:style-name="P10"><text:span text:style-name="T5">1.4. <text:s/>JAVASCRIPT CAN HIDE/SHOW HTML ELEMENTS </text:span></text:p>
      <text:p text:style-name="P4"/>
      <text:p text:style-name="P4">Ex:- The below example will <text:span text:style-name="T7">hide</text:span><text:s/>the contents of the HTML element id “demo”.</text:p>
      <text:p text:style-name="P4"/>
      <text:p text:style-name="P4"><text:span text:style-name="T7">&lt;p id="demo"&gt;JavaScript can hide HTML elements.&lt;/p&gt;</text:span></text:p>
      <text:p text:style-name="P4"/>
      <text:p text:style-name="P4"><text:span text:style-name="T7">&lt;button type="button" onclick="document.getElementById('demo').style.display='none'"&gt;Click Me!&lt;/button&gt;</text:span></text:p>
      <text:p text:style-name="P4"/>
      <text:p text:style-name="P4"><text:span text:style-name="T7">-----------------------------------------------------------------------------------------------------------------------</text:span></text:p>
      <text:p text:style-name="P4"/>
      <text:p text:style-name="P4"><text:span text:style-name="T7">Ex:- </text:span>The below example will <text:span text:style-name="T7">show</text:span><text:s/>the hidden HTML element with id “demo”.</text:p>
      <text:p text:style-name="P4"/>
      <text:p text:style-name="P4"><text:span text:style-name="T7">&lt;p&gt;JavaScript can show hidden HTML elements.&lt;/p&gt;</text:span></text:p>
      <text:p text:style-name="P4"/>
      <text:p text:style-name="P4"><text:span text:style-name="T7">&lt;p id="demo" style="display:none"&gt;Hello JavaScript!&lt;/p&gt;</text:span></text:p>
      <text:p text:style-name="P4"/>
      <text:p text:style-name="P4"><text:span text:style-name="T7">&lt;button type="button" onclick="document.getElementById('demo').style.display='block'"&gt;Click Me!&lt;/button&gt;</text:span></text:p>
      <text:p text:style-name="P4"/>
      <text:p text:style-name="P10"><text:span text:style-name="T5">1.5. <text:s/>JAVASCRIPT code is inserted in &lt;script&gt; and &lt;/script&gt; tags.</text:span></text:p>
      <text:p text:style-name="P4"/>
      <text:p text:style-name="P4"><text:span text:style-name="T7">And, &lt;script&gt; tags can be inserted n no. of times in both, &lt;body&gt; and &lt;head&gt; tags.</text:span></text:p>
      <text:p text:style-name="P13"/>
      <text:p text:style-name="P4"><text:span text:style-name="T7">1.5.1 <text:s/>How to call a JS function placed in &lt;HEAD&gt; tag.</text:span></text:p>
      <text:p text:style-name="P4"/>
      <text:p text:style-name="P4"><text:span text:style-name="T1">&lt;head&gt;</text:span></text:p>
      <text:p text:style-name="P4"><text:span text:style-name="T1">&lt;script&gt;</text:span></text:p>
      <text:p text:style-name="P4"><text:span text:style-name="T1">function myFunction() {</text:span></text:p>
      <text:p text:style-name="P4"><text:span text:style-name="T1"><text:s text:c="2"/>document.getElementById("demo").innerHTML = "Paragraph changed.";</text:span></text:p>
      <text:p text:style-name="P4"><text:span text:style-name="T1">}</text:span></text:p>
      <text:p text:style-name="P4"><text:span text:style-name="T1">&lt;/script&gt;</text:span></text:p>
      <text:p text:style-name="P4"><text:span text:style-name="T1">&lt;/head&gt;</text:span></text:p>
      <text:p text:style-name="P4">&lt;body&gt;</text:p>
      <text:p text:style-name="P4"/>
      <text:p text:style-name="P4">&lt;h2&gt;JavaScript in Head&lt;/h2&gt;</text:p>
      <text:p text:style-name="P4"/>
      <text:p text:style-name="P4">&lt;p id="demo"&gt;A Paragraph.&lt;/p&gt;</text:p>
      <text:p text:style-name="P4">&lt;button type="button" onclick="myFunction()"&gt;Try it&lt;/button&gt;</text:p>
      <text:p text:style-name="P4"/>
      <text:p text:style-name="P4">&lt;/body&gt;</text:p>
      <text:p text:style-name="P4"/>
      <text:p text:style-name="P4"><text:span text:style-name="T7">1.5.2. <text:s/>How to call a JS function placed in &lt;BODY&gt; tag.</text:span></text:p>
      <text:p text:style-name="P4"/>
      <text:p text:style-name="P4"><text:span text:style-name="T1">&lt;body&gt;</text:span></text:p>
      <text:p text:style-name="P4"/>
      <text:p text:style-name="P4">&lt;h2&gt;JavaScript in Head&lt;/h2&gt;</text:p>
      <text:p text:style-name="P4">&lt;p id="demo"&gt;A Paragraph.&lt;/p&gt;</text:p>
      <text:p text:style-name="P4">&lt;button type="button" onclick="myFunction()"&gt;Try it&lt;/button&gt;</text:p>
      <text:p text:style-name="P4"/>
      <text:p text:style-name="P4"><text:span text:style-name="T1">&lt;script&gt;</text:span></text:p>
      <text:p text:style-name="P4"><text:span text:style-name="T1">function myFunction() {</text:span></text:p>
      <text:p text:style-name="P4"><text:span text:style-name="T1"><text:s text:c="2"/>document.getElementById("demo").innerHTML = "Paragraph changed.";</text:span></text:p>
      <text:p text:style-name="P4"><text:span text:style-name="T1">}</text:span></text:p>
      <text:p text:style-name="P4"><text:span text:style-name="T1">&lt;/script&gt;</text:span></text:p>
      <text:p text:style-name="P4"/>
      <text:p text:style-name="P4"><text:span text:style-name="T1">&lt;/body&gt;</text:span></text:p>
      <text:p text:style-name="P4"/>
      <text:list text:style-name="L3">
        <text:list-item>
          <text:p text:style-name="P14"><text:span text:style-name="T7"/><text:span text:style-name="T5">Placing scripts at the bottom of the &lt;body&gt; element improves the display speed, because script interpretation slows down the display.</text:span></text:p>
        </text:list-item>
      </text:list>
      <text:p text:style-name="P15"/>
      <text:list text:style-name="L3">
        <text:list-item>
          <text:p text:style-name="P14"><text:span text:style-name="T7"/><text:span text:style-name="T5">JavaScript files have the file extension .js.</text:span></text:p>
        </text:list-item>
      </text:list>
      <text:p text:style-name="P4"/>
      <text:p text:style-name="P4"><text:span text:style-name="T7">1.5.3. <text:s/>To use an External script, we need to create an external file with .js extension. And, then put the script file name in the src (source) attribute of a &lt;SCRIPT&gt; tag in the index file in order to link the .js file with the index file.</text:span></text:p>
      <text:p text:style-name="P4"/>
      <text:p text:style-name="P4"><text:span text:style-name="T7">Ex:-</text:span></text:p>
      <text:p text:style-name="P4"/>
      <text:p text:style-name="P4"><text:span text:style-name="T7">&lt;html&gt;</text:span></text:p>
      <text:p text:style-name="P4"><text:span text:style-name="T7">&lt;body&gt;</text:span></text:p>
      <text:p text:style-name="P4"><text:span text:style-name="T7">&lt;h2&gt;External JavaScript&lt;/h2&gt;</text:span></text:p>
      <text:p text:style-name="P4"/>
      <text:p text:style-name="P4"><text:span text:style-name="T7">&lt;p id="demo"&gt;A Paragraph.&lt;/p&gt;</text:span></text:p>
      <text:p text:style-name="P4"><text:span text:style-name="T7">&lt;button type="button" onclick="myFunction()"&gt;Try it&lt;/button&gt;</text:span></text:p>
      <text:p text:style-name="P4"><text:span text:style-name="T7">&lt;p&gt;(myFunction is stored in an external file called "myScript.js")&lt;/p&gt;</text:span></text:p>
      <text:p text:style-name="P4"/>
      <text:p text:style-name="P4"><text:span text:style-name="T2">&lt;script src="myScript.js"&gt;&lt;/script&gt;</text:span></text:p>
      <text:p text:style-name="P4"/>
      <text:p text:style-name="P4"><text:span text:style-name="T7">&lt;/body&gt;</text:span></text:p>
      <text:p text:style-name="P4"><text:span text:style-name="T7">&lt;/html&gt;</text:span></text:p>
      <text:p text:style-name="P4"/>
      <text:p text:style-name="P5"><text:span text:style-name="T7">2. JS Display Possibilities </text:span></text:p>
      <text:p text:style-name="P4"/>
      <text:p text:style-name="P9"><text:span text:style-name="T5">JavaScript can "display" data in different ways:</text:span></text:p>
      <text:p text:style-name="P9"/>
      <text:p text:style-name="P4"><text:span text:style-name="T7">1. Writing into HTML element, using innerHTML</text:span></text:p>
      <text:p text:style-name="P4"><text:span text:style-name="T7">2. Writing into HTML output using document.write()</text:span></text:p>
      <text:p text:style-name="P4"><text:span text:style-name="T7">3. Writing into an alert box, using window.alert()</text:span></text:p>
      <text:p text:style-name="P4"><text:span text:style-name="T7">4. Writing into the browser console, using console.log()</text:span></text:p>
      <text:p text:style-name="P4"/>
      <text:p text:style-name="P16"><text:span text:style-name="T5">2.1. Using innerHTML </text:span></text:p>
      <text:p text:style-name="P17"><text:span text:style-name="T4">To access an HTML element, JavaScript can use the </text:span><text:span text:style-name="T8">document.getElementById(id) </text:span><text:span text:style-name="T4">method.</text:span></text:p>
      <text:p text:style-name="P17"><text:span text:style-name="T4">The </text:span><text:span text:style-name="T9">id</text:span><text:span text:style-name="T8"><text:s/></text:span><text:span text:style-name="T4">attribute defines the HTML element. The </text:span><text:span text:style-name="T8">innerHTML </text:span><text:span text:style-name="T4">property defines the HTML content:</text:span></text:p>
      <text:p text:style-name="P18"><text:span text:style-name="T4">Ex:</text:span></text:p>
      <text:p text:style-name="P19"/>
      <text:p text:style-name="P9"><text:span text:style-name="T4">&lt;p id="demo"&gt;&lt;/p&gt;<text:line-break/><text:line-break/>&lt;script&gt;<text:line-break/>document.getElementById("demo").innerHTML = 5 + 6;<text:line-break/>&lt;/script&gt;</text:span></text:p>
      <text:p text:style-name="P4"/>
      <text:p text:style-name="P4"><text:span text:style-name="T7">This will change the INNER content of the id (demo) to 11.</text:span></text:p>
      <text:p text:style-name="P4"/>
      <text:p text:style-name="P10"><text:span text:style-name="T5">2.2. Using document.write() </text:span></text:p>
      <text:p text:style-name="P4"/>
      <text:p text:style-name="P9"><text:span text:style-name="T4">For testing purposes, it is convenient to use </text:span><text:span text:style-name="T8">document.write()</text:span><text:span text:style-name="T4">. The </text:span><text:span text:style-name="T8">document.write() </text:span><text:span text:style-name="T10">method should only be used for testing.</text:span></text:p>
      <text:p text:style-name="P9"/>
      <text:p text:style-name="P9"><text:span text:style-name="T4">Ex:</text:span></text:p>
      <text:p text:style-name="P9"/>
      <text:p text:style-name="P9"><text:span text:style-name="T11">&lt;</text:span><text:span text:style-name="T12">h1</text:span><text:span text:style-name="T11">&gt;</text:span><text:span text:style-name="T4">My First Web Page</text:span><text:span text:style-name="T11">&lt;</text:span><text:span text:style-name="T12">/h1</text:span><text:span text:style-name="T11">&gt;</text:span><text:span text:style-name="T4"><text:line-break/></text:span><text:span text:style-name="T11">&lt;</text:span><text:span text:style-name="T12">p</text:span><text:span text:style-name="T11">&gt;</text:span><text:span text:style-name="T4">My first paragraph.</text:span><text:span text:style-name="T11">&lt;</text:span><text:span text:style-name="T12">/p</text:span><text:span text:style-name="T11">&gt;</text:span><text:span text:style-name="T4"><text:line-break/><text:line-break/></text:span><text:span text:style-name="T11">&lt;</text:span><text:span text:style-name="T12">script</text:span><text:span text:style-name="T11">&gt;</text:span><text:span text:style-name="T4"><text:line-break/>document.write(</text:span><text:span text:style-name="T13">5 </text:span><text:span text:style-name="T4">+ </text:span><text:span text:style-name="T13">6</text:span><text:span text:style-name="T4">);<text:line-break/></text:span><text:span text:style-name="T11">&lt;</text:span><text:span text:style-name="T12">/script</text:span><text:span text:style-name="T11">&gt;</text:span></text:p>
      <text:p text:style-name="P4"/>
      <text:p text:style-name="P10"><text:span text:style-name="T5">2.3. Using window.alert() or alert() </text:span></text:p>
      <text:p text:style-name="P4"/>
      <text:p text:style-name="P4"><text:span text:style-name="T7">We can use an alert box to display the data.</text:span></text:p>
      <text:p text:style-name="P4"/>
      <text:p text:style-name="P18"><text:span text:style-name="T4">Ex:</text:span></text:p>
      <text:p text:style-name="P19"/>
      <text:p text:style-name="P9"><text:span text:style-name="T11">&lt;</text:span><text:span text:style-name="T12">h1</text:span><text:span text:style-name="T11">&gt;</text:span><text:span text:style-name="T4">My First Web Page</text:span><text:span text:style-name="T11">&lt;</text:span><text:span text:style-name="T12">/h1</text:span><text:span text:style-name="T11">&gt;</text:span><text:span text:style-name="T7"><text:line-break/></text:span><text:span text:style-name="T11">&lt;</text:span><text:span text:style-name="T12">p</text:span><text:span text:style-name="T11">&gt;</text:span><text:span text:style-name="T4">My first paragraph.</text:span><text:span text:style-name="T11">&lt;</text:span><text:span text:style-name="T12">/p</text:span><text:span text:style-name="T11">&gt;</text:span><text:span text:style-name="T7"><text:line-break/><text:line-break/></text:span><text:span text:style-name="T11">&lt;</text:span><text:span text:style-name="T12">script</text:span><text:span text:style-name="T11">&gt;</text:span><text:span text:style-name="T4"><text:line-break/>window.alert(</text:span><text:span text:style-name="T13">5 </text:span><text:span text:style-name="T4">+ </text:span><text:span text:style-name="T13">6</text:span><text:span text:style-name="T4">);<text:line-break/></text:span><text:span text:style-name="T11">&lt;</text:span><text:span text:style-name="T12">/script</text:span><text:span text:style-name="T11">&gt;</text:span></text:p>
      <text:p text:style-name="P19"/>
      <text:p text:style-name="P19"/>
      <text:p text:style-name="P10"><text:span text:style-name="T5">2.4. <text:s/>Using console.log() </text:span></text:p>
      <text:p text:style-name="P19"/>
      <text:p text:style-name="P9"><text:span text:style-name="T4">For debugging purposes, you can call the console.log() method in the browser to display data.</text:span></text:p>
      <text:p text:style-name="P19"/>
      <text:p text:style-name="P9"><text:span text:style-name="T11">&lt;</text:span><text:span text:style-name="T12">script</text:span><text:span text:style-name="T11">&gt;</text:span><text:span text:style-name="T4"><text:line-break/>console.log (</text:span><text:span text:style-name="T13">5 </text:span><text:span text:style-name="T4">+ </text:span><text:span text:style-name="T13">6</text:span><text:span text:style-name="T4">);<text:line-break/></text:span><text:span text:style-name="T11">&lt;</text:span><text:span text:style-name="T12">/script</text:span><text:span text:style-name="T11">&gt;<text:line-break/></text:span></text:p>
      <text:p text:style-name="P19"/>
      <text:p text:style-name="P10"><text:span text:style-name="T5">2.5. Javascript Print </text:span></text:p>
      <text:p text:style-name="P19"/>
      <text:p text:style-name="P18"><text:span text:style-name="T4">JS does not have any print objects or print methods. We can not access output devices from JS. The only exception is that we can call the window.print() method in the browser to print the content of the current window.</text:span></text:p>
      <text:p text:style-name="P19"/>
      <text:p text:style-name="P18"><text:span text:style-name="T4">Ex:</text:span></text:p>
      <text:p text:style-name="P19"/>
      <text:p text:style-name="P19"><text:span text:style-name="T4">&lt;</text:span><text:span text:style-name="T12">button </text:span><text:span text:style-name="T13">onclick</text:span><text:span text:style-name="T4">="window.print()"&gt;</text:span><text:span text:style-name="T14">Print this page</text:span><text:span text:style-name="T4">&lt;</text:span><text:span text:style-name="T12">/button</text:span><text:span text:style-name="T4">&gt;</text:span></text:p>
      <text:p text:style-name="P9"><text:span text:style-name="T4"><text:s text:c="40"/>or</text:span></text:p>
      <text:p text:style-name="P9"/>
      <text:p text:style-name="P9"><text:span text:style-name="T11">&lt;</text:span><text:span text:style-name="T12">button </text:span><text:span text:style-name="T13">onclick</text:span><text:span text:style-name="T11">="print()"&gt;</text:span><text:span text:style-name="T4">Print this page</text:span><text:span text:style-name="T11">&lt;</text:span><text:span text:style-name="T12">/button</text:span><text:span text:style-name="T11">&gt;</text:span></text:p>
      <text:p text:style-name="P9"/>
      <text:p text:style-name="P20"><text:span text:style-name="T4">3. JS Programs </text:span></text:p>
      <text:p text:style-name="P20"/>
      <text:p text:style-name="P9"><text:span text:style-name="T4">A computer program is a list of instructions to be executed by a computer.<text:line-break/>In a programming language, these programming instructions are called as Statements.</text:span></text:p>
      <text:p text:style-name="P9"><text:span text:style-name="T4">A JS program is a list of programming statements.</text:span></text:p>
      <text:p text:style-name="P9"/>
      <text:p text:style-name="P10"><text:span text:style-name="T5">3.1. JS Statements </text:span></text:p>
      <text:p text:style-name="P20"/>
      <text:p text:style-name="P9"><text:span text:style-name="T4">JS statements are executed by the web browser and are composed of values, expressions, operators, keywords and comments.</text:span></text:p>
      <text:p text:style-name="P9"><text:span text:style-name="T4">The statements are executed, one by one, in the same order as they are written.</text:span></text:p>
      <text:p text:style-name="P9"/>
      <text:p text:style-name="P9"><text:span text:style-name="T4">Semicolons;</text:span></text:p>
      <text:p text:style-name="P9"/>
      <text:p text:style-name="P9"><text:span text:style-name="T4">Semicolons separate JS statements. We need to add a semicolon at the end of each executable statement.</text:span></text:p>
      <text:p text:style-name="P9"/>
      <text:p text:style-name="P9"><text:span text:style-name="T4">Ex:</text:span></text:p>
      <text:p text:style-name="P9"/>
      <text:p text:style-name="P9"><text:span text:style-name="T4">var x, y, z;</text:span></text:p>
      <text:p text:style-name="P9"/>
      <text:p text:style-name="P9"><text:span text:style-name="T4">x = 4;</text:span></text:p>
      <text:p text:style-name="P9"><text:span text:style-name="T4">y = 9;</text:span></text:p>
      <text:p text:style-name="P9"><text:span text:style-name="T4">z = x + y;</text:span></text:p>
      <text:p text:style-name="P9"/>
      <text:p text:style-name="P9"><text:span text:style-name="T4">or</text:span></text:p>
      <text:p text:style-name="P9"/>
      <text:p text:style-name="P9"><text:span text:style-name="T4">var x, y, z;</text:span></text:p>
      <text:p text:style-name="P9"/>
      <text:p text:style-name="P9"><text:span text:style-name="T4">x = 4; y = 9; z = x + y;</text:span></text:p>
      <text:p text:style-name="P20"/>
      <text:p text:style-name="P20"><text:span text:style-name="T4">4. JS White Space </text:span></text:p>
      <text:p text:style-name="P20"/>
      <text:p text:style-name="P9"><text:span text:style-name="T4">JS ignores multiple spaces. We can add white space to our script to make it more readable. </text:span></text:p>
      <text:p text:style-name="P9"/>
      <text:p text:style-name="P9"><text:span text:style-name="T4">var person = “Alok”;</text:span></text:p>
      <text:p text:style-name="P9"><text:span text:style-name="T4">var person=”Alok”;</text:span></text:p>
      <text:p text:style-name="P9"><text:span text:style-name="T4">These both statements are equivalent.</text:span></text:p>
      <text:p text:style-name="P9"/>
      <text:p text:style-name="P9"/>
      <text:p text:style-name="P20"><text:span text:style-name="T4">5. JS Code Blocks </text:span></text:p>
      <text:p text:style-name="P9"/>
      <text:p text:style-name="P9"><text:span text:style-name="T4">JS statements can be grouped together in code blocks, inside curly {…….} brackets. </text:span></text:p>
      <text:p text:style-name="P9"><text:span text:style-name="T4">The purpose of the code blocks is to define statements that needs to be executed together.</text:span></text:p>
      <text:p text:style-name="P9"><text:span text:style-name="T4">We will find the statements grouped together in blocks, is in JS functions.</text:span></text:p>
      <text:p text:style-name="P9"/>
      <text:p text:style-name="P9"><text:span text:style-name="T4">Ex:</text:span></text:p>
      <text:p text:style-name="P9"/>
      <text:p text:style-name="P21"><text:span text:style-name="T15">&lt;</text:span><text:span text:style-name="T16">p</text:span><text:span text:style-name="T4"><text:s/></text:span><text:span text:style-name="T17">id</text:span><text:span text:style-name="T4">= </text:span><text:span text:style-name="T18">"article"</text:span><text:span text:style-name="T15">&gt;</text:span><text:span text:style-name="T4">Hello ISHA </text:span><text:span text:style-name="T15">&lt;/</text:span><text:span text:style-name="T16">p</text:span><text:span text:style-name="T15">&gt;</text:span></text:p>
      <text:p text:style-name="P22"><text:span text:style-name="T19">&lt;</text:span><text:span text:style-name="T20">p</text:span><text:s/><text:span text:style-name="T21">id</text:span><text:s/>=<text:span text:style-name="T22">"demo"</text:span><text:span text:style-name="T19">&gt;</text:span>Hello ALOK<text:span text:style-name="T19">&lt;/</text:span><text:span text:style-name="T20">p</text:span><text:span text:style-name="T19">&gt;</text:span></text:p>
      <text:p text:style-name="P23"/>
      <text:p text:style-name="P22"><text:span text:style-name="T19">&lt;</text:span><text:span text:style-name="T20">button</text:span><text:s/><text:span text:style-name="T21">type</text:span><text:s/>= <text:span text:style-name="T22">"button"</text:span><text:s/><text:span text:style-name="T21">onclick</text:span><text:s/>= <text:span text:style-name="T22">"</text:span><text:span text:style-name="T23">Ishalok</text:span><text:span text:style-name="T22">()"</text:span><text:span text:style-name="T19">&gt;</text:span><text:s/>Click Me !! <text:span text:style-name="T19">&lt;/</text:span><text:span text:style-name="T20">button</text:span><text:span text:style-name="T19">&gt;</text:span></text:p>
      <text:p text:style-name="P23"/>
      <text:p text:style-name="P24"><text:span text:style-name="T19">&lt;</text:span>script<text:span text:style-name="T19">&gt;</text:span></text:p>
      <text:p text:style-name="P25"/>
      <text:p text:style-name="P24">function<text:span text:style-name="T24"><text:s/></text:span><text:span text:style-name="T23">Ishalok</text:span><text:span text:style-name="T24">() {</text:span></text:p>
      <text:p text:style-name="P26"><text:span text:style-name="T21">document</text:span><text:span text:style-name="T24">.</text:span><text:span text:style-name="T23">getElementById</text:span><text:span text:style-name="T24">(</text:span>'article'<text:span text:style-name="T24">).</text:span><text:span text:style-name="T25">style</text:span><text:span text:style-name="T24">.</text:span><text:span text:style-name="T21">color</text:span><text:span text:style-name="T24"><text:s/>= </text:span>'Green'<text:span text:style-name="T24">;</text:span></text:p>
      <text:p text:style-name="P27"><text:span text:style-name="T21">document</text:span><text:span text:style-name="T24">.</text:span>getElementById<text:span text:style-name="T24">(</text:span><text:span text:style-name="T22">'demo'</text:span><text:span text:style-name="T24">).</text:span><text:span text:style-name="T25">style</text:span><text:span text:style-name="T24">.</text:span><text:span text:style-name="T21">color</text:span><text:span text:style-name="T24"><text:s/>= </text:span><text:span text:style-name="T22">'Pink'</text:span><text:span text:style-name="T24">;</text:span></text:p>
      <text:p text:style-name="P23"/>
      <text:p text:style-name="P22">}</text:p>
      <text:p text:style-name="P24"><text:span text:style-name="T19">&lt;/</text:span>script<text:span text:style-name="T19">&gt;</text:span></text:p>
      <text:p text:style-name="P9"/>
      <text:p text:style-name="P9"><text:span text:style-name="T4">Result:</text:span></text:p>
      <text:p text:style-name="P9"/>
      <text:p text:style-name="P9"/>
      <text:p text:style-name="P9"/>
      <text:p text:style-name="P20"/>
      <text:p text:style-name="P20"/>
      <text:p text:style-name="P20"/>
      <text:p text:style-name="P20"/>
      <text:p text:style-name="P20"/>
      <text:p text:style-name="P20"/>
      <text:p text:style-name="P20"/>
      <text:p text:style-name="P20"/>
      <text:p text:style-name="P20"><text:span text:style-name="T4">6. JS Keywords </text:span></text:p>
      <text:p text:style-name="P20"/>
      <text:p text:style-name="P9"><text:span text:style-name="T4">JS statements often starts with a keyword to identify the JS action to be performed.</text:span></text:p>
      <text:p text:style-name="P9"><text:span text:style-name="T4">Note: <text:s/>JS keywords are reserved words. Reserved words can not be used as names for variables.</text:span></text:p>
      <text:p text:style-name="P9"/>
      <table:table table:name="Table1" table:style-name="Table1">
        <table:table-column table:style-name="TableColumn1"/>
        <table:table-column table:style-name="TableColumn1"/>
        <table:table-row>
          <table:table-cell table:style-name="TableCell1">
            <text:p text:style-name="P4"><text:span text:style-name="T7">Keyword</text:span></text:p>
          </table:table-cell>
          <table:table-cell table:style-name="TableCell1">
            <text:p text:style-name="P4"><text:span text:style-name="T7">Description</text:span></text:p>
          </table:table-cell>
        </table:table-row>
        <table:table-row>
          <table:table-cell table:style-name="TableCell1">
            <text:p text:style-name="P4">Break</text:p>
          </table:table-cell>
          <table:table-cell table:style-name="TableCell1">
            <text:p text:style-name="P4">Terminates a switch or a loop</text:p>
          </table:table-cell>
        </table:table-row>
        <table:table-row>
          <table:table-cell table:style-name="TableCell1">
            <text:p text:style-name="P4">Continue</text:p>
          </table:table-cell>
          <table:table-cell table:style-name="TableCell1">
            <text:p text:style-name="P4">Jumps out of a loop and start at the top</text:p>
          </table:table-cell>
        </table:table-row>
        <table:table-row>
          <table:table-cell table:style-name="TableCell1">
            <text:p text:style-name="P4">Debugger</text:p>
          </table:table-cell>
          <table:table-cell table:style-name="TableCell1">
            <text:p text:style-name="P4">Stops the execution and calls (if available) the debugger function</text:p>
          </table:table-cell>
        </table:table-row>
        <table:table-row>
          <table:table-cell table:style-name="TableCell1">
            <text:p text:style-name="P4">do...while</text:p>
          </table:table-cell>
          <table:table-cell table:style-name="TableCell1">
            <text:p text:style-name="P4">Executes a block of statements, and repeats the block, while a condition is true</text:p>
          </table:table-cell>
        </table:table-row>
        <table:table-row>
          <table:table-cell table:style-name="TableCell1">
            <text:p text:style-name="P4">For</text:p>
          </table:table-cell>
          <table:table-cell table:style-name="TableCell1">
            <text:p text:style-name="P4">Marks a block of statement to be executed, as long as the condition is true</text:p>
          </table:table-cell>
        </table:table-row>
        <table:table-row>
          <table:table-cell table:style-name="TableCell1">
            <text:p text:style-name="P4">Function</text:p>
          </table:table-cell>
          <table:table-cell table:style-name="TableCell1">
            <text:p text:style-name="P4">Declares a function</text:p>
          </table:table-cell>
        </table:table-row>
        <table:table-row>
          <table:table-cell table:style-name="TableCell1">
            <text:p text:style-name="P4">if...else</text:p>
          </table:table-cell>
          <table:table-cell table:style-name="TableCell1">
            <text:p text:style-name="P4">Marks a block of statement to be executed, depending on a condition</text:p>
          </table:table-cell>
        </table:table-row>
        <table:table-row>
          <table:table-cell table:style-name="TableCell1">
            <text:p text:style-name="P4">Return</text:p>
          </table:table-cell>
          <table:table-cell table:style-name="TableCell1">
            <text:p text:style-name="P4">Exits a function</text:p>
          </table:table-cell>
        </table:table-row>
        <table:table-row>
          <table:table-cell table:style-name="TableCell1">
            <text:p text:style-name="P4">Switch</text:p>
          </table:table-cell>
          <table:table-cell table:style-name="TableCell1">
            <text:p text:style-name="P4">Marks a block of statement to be executed, depending on different cases</text:p>
          </table:table-cell>
        </table:table-row>
        <table:table-row>
          <table:table-cell table:style-name="TableCell1">
            <text:p text:style-name="P4">Try...catch</text:p>
          </table:table-cell>
          <table:table-cell table:style-name="TableCell1">
            <text:p text:style-name="P4">Implements error handling to a block of statements</text:p>
          </table:table-cell>
        </table:table-row>
        <table:table-row>
          <table:table-cell table:style-name="TableCell1">
            <text:p text:style-name="P4">Var</text:p>
          </table:table-cell>
          <table:table-cell table:style-name="TableCell1">
            <text:p text:style-name="P4">Declares a variable</text:p>
          </table:table-cell>
        </table:table-row>
      </table:table>
      <text:p text:style-name="P9"/>
      <text:p text:style-name="P9"/>
      <text:p text:style-name="P20"><text:span text:style-name="T5">7. JS Syntax </text:span></text:p>
      <text:p text:style-name="P9"/>
      <text:p text:style-name="P9"><text:span text:style-name="T4">Is a set of rules, how JS programs are constructed.</text:span></text:p>
      <text:p text:style-name="P9"/>
      <text:p text:style-name="P28"><text:span text:style-name="T11">Var </text:span><text:span text:style-name="T14">x, y, z; <text:s text:c="6"/></text:span><text:span text:style-name="T4">// Declare Variables<text:line-break/></text:span><text:span text:style-name="T14">x = </text:span><text:span text:style-name="T13">5</text:span><text:span text:style-name="T14">; y = </text:span><text:span text:style-name="T13">6</text:span><text:span text:style-name="T14">; <text:s text:c="5"/></text:span><text:span text:style-name="T4">// Assign Values<text:line-break/></text:span><text:span text:style-name="T14">z = x + y; <text:s text:c="8"/></text:span><text:span text:style-name="T4">// Compute Values</text:span></text:p>
      <text:p text:style-name="P9"/>
      <text:p text:style-name="P20"><text:span text:style-name="T5">8. JS Values </text:span></text:p>
      <text:p text:style-name="P9"/>
      <text:p text:style-name="P9"><text:span text:style-name="T4">The JS syntax defines two types of values:</text:span></text:p>
      <text:p text:style-name="P9"/>
      <text:p text:style-name="P9"><text:span text:style-name="T4">1. Fixed Values <text:s text:c="5"/>: which are called as Literals.</text:span></text:p>
      <text:p text:style-name="P9"><text:span text:style-name="T4">2. Variable Values : which are called Variables.</text:span></text:p>
      <text:p text:style-name="P9"/>
      <text:p text:style-name="P9"><text:span text:style-name="T4">8.1. JS Literals</text:span></text:p>
      <text:p text:style-name="P9"/>
      <text:p text:style-name="P9"><text:span text:style-name="T4">The two most important syntax rules for fixed values are:</text:span></text:p>
      <text:p text:style-name="P9"/>
      <text:p text:style-name="P9"><text:span text:style-name="T4">1. Numbers are written with or without decimals.</text:span></text:p>
      <text:p text:style-name="P9"><text:span text:style-name="T4">2. Strings are text, written within double or single quotes.</text:span></text:p>
      <text:p text:style-name="P9"/>
      <text:p text:style-name="P9"/>
      <text:p text:style-name="P9"><text:span text:style-name="T4">8.2. JS VARIABLES : are containers for storing data values.</text:span></text:p>
      <text:p text:style-name="P20"/>
      <text:p text:style-name="P9"><text:span text:style-name="T5">Variables are used to store data value. </text:span></text:p>
      <text:p text:style-name="P9"><text:span text:style-name="T5">JS uses the </text:span><text:span text:style-name="T26">var</text:span><text:span text:style-name="T5"><text:s/>keyword to declare variables. </text:span></text:p>
      <text:p text:style-name="P9"><text:span text:style-name="T5">An </text:span><text:span text:style-name="T26">equal</text:span><text:span text:style-name="T5"><text:s/>( </text:span><text:span text:style-name="T26">=</text:span><text:span text:style-name="T5"><text:s/>) sign is used to assign values to variables.</text:span></text:p>
      <text:p text:style-name="P9"/>
      <text:p text:style-name="P18"><text:span text:style-name="T5">8.2.1 VARIABLE Characteristics:-</text:span></text:p>
      <text:p text:style-name="P20"/>
      <text:p text:style-name="P9"><text:span text:style-name="T5">Variables names cannot contain spaces.</text:span></text:p>
      <text:p text:style-name="P9"><text:span text:style-name="T5">Variable name must start with a letter.</text:span></text:p>
      <text:p text:style-name="P9"><text:span text:style-name="T5">Variable name can never start with a number.</text:span></text:p>
      <text:p text:style-name="P9"><text:span text:style-name="T5">Variable names are </text:span><text:span text:style-name="T26">case sensitive</text:span><text:span text:style-name="T5">.</text:span></text:p>
      <text:p text:style-name="P9"><text:span text:style-name="T5">Variable name can contain digits, letters, underscore ( _ ) and Dollar ( $ ).</text:span></text:p>
      <text:p text:style-name="P9"/>
      <text:p text:style-name="P4">8.3. JS Let / JS Const</text:p>
      <text:p text:style-name="P9"/>
      <text:p text:style-name="P9"><text:span text:style-name="T5">There are two important JS keywords: </text:span><text:span text:style-name="T26">let</text:span><text:span text:style-name="T5"><text:s/>and </text:span><text:span text:style-name="T26">const</text:span><text:span text:style-name="T5">. There two keywords provide Block Scope variables (and constants) in JS.</text:span></text:p>
      <text:p text:style-name="P9"><text:span text:style-name="T5">Before ES2015, JS had only two types of scope: </text:span><text:span text:style-name="T26">Global</text:span><text:span text:style-name="T5"><text:s/>Scope and </text:span><text:span text:style-name="T26">Function</text:span><text:span text:style-name="T5"><text:s/>Scope.</text:span></text:p>
      <text:p text:style-name="P9"/>
      <text:p text:style-name="P9"><text:span text:style-name="T5">Variables defined with </text:span><text:span text:style-name="T26">const</text:span><text:span text:style-name="T5"><text:s/>behave like </text:span><text:span text:style-name="T26">let</text:span><text:span text:style-name="T5"><text:s/>variables. The only difference between </text:span><text:span text:style-name="T26">let</text:span><text:span text:style-name="T5"><text:s/>and </text:span><text:span text:style-name="T26">const</text:span><text:span text:style-name="T5"><text:s/>is that once you've assigned a value to </text:span><text:span text:style-name="T26">const</text:span><text:span text:style-name="T5"><text:s/>, you </text:span><text:span text:style-name="T27">can't </text:span><text:span text:style-name="T5"><text:s/>reassign it, but with </text:span><text:span text:style-name="T26">let</text:span><text:span text:style-name="T5">, you can.</text:span></text:p>
      <text:p text:style-name="P9"/>
      <text:p text:style-name="P9"/>
      <text:p text:style-name="P9"><text:span text:style-name="T5">JS </text:span><text:span text:style-name="T26">const</text:span><text:span text:style-name="T5"><text:s/>variables must be assigned a value when they are declared.</text:span></text:p>
      <text:p text:style-name="P9"/>
      <text:p text:style-name="P9"><text:span text:style-name="T5">Ex:</text:span></text:p>
      <text:p text:style-name="P9"/>
      <text:p text:style-name="P9"><text:span text:style-name="T5">const PI = 32.123233; <text:s text:c="3"/></text:span><text:span text:style-name="T28"><text:s/>// correct</text:span></text:p>
      <text:p text:style-name="P9"/>
      <text:p text:style-name="P9"><text:span text:style-name="T5">const PI;</text:span></text:p>
      <text:p text:style-name="P9"><text:span text:style-name="T5">PI = 2232.1212 ; <text:s text:c="12"/></text:span><text:span text:style-name="T28">// Incorrect</text:span></text:p>
      <text:p text:style-name="P9"/>
      <text:p text:style-name="P9"><text:span text:style-name="T5">We can not change the primitive value assigned to a constant, but we can change the properties of constant objects.</text:span></text:p>
      <text:p text:style-name="P9"/>
      <text:p text:style-name="P9"><text:span text:style-name="T5">Ex:</text:span></text:p>
      <text:p text:style-name="P9"/>
      <text:p text:style-name="P9"><text:span text:style-name="T5">const PI = 3.222333;</text:span></text:p>
      <text:p text:style-name="P9"><text:span text:style-name="T5">PI = 3.22; <text:s text:c="16"/></text:span><text:span text:style-name="T28">// This will give an error</text:span></text:p>
      <text:p text:style-name="P29"><text:span text:style-name="T29">PI = PI + 10; <text:s text:c="11"/></text:span><text:span text:style-name="T5">// This will also give an error</text:span></text:p>
      <text:p text:style-name="P9"/>
      <text:p text:style-name="P9"><text:span text:style-name="T5">Ex:</text:span></text:p>
      <text:p text:style-name="P9"/>
      <text:p text:style-name="P9"><text:span text:style-name="T5">const car = { type:”Fiat”, model:”2300”, color:”White”};</text:span></text:p>
      <text:p text:style-name="P9"/>
      <text:p text:style-name="P9"><text:span text:style-name="T5">car.color = “Blue” <text:s text:c="14"/></text:span><text:span text:style-name="T28"><text:s/>//You can change a property</text:span></text:p>
      <text:p text:style-name="P9"/>
      <text:p text:style-name="P9"><text:span text:style-name="T5">car.owner = “Ishalok”; <text:s text:c="6"/></text:span><text:span text:style-name="T28">//You can add a property</text:span></text:p>
      <text:p text:style-name="P9"/>
      <text:p text:style-name="P30"><text:span text:style-name="T5">But we can NOT reassign a constant </text:span><text:span text:style-name="T30">object</text:span><text:span text:style-name="T5">.</text:span></text:p>
      <text:p text:style-name="P9"/>
      <text:p text:style-name="P9"><text:span text:style-name="T5">const car = { type:”Fiat”, model:”2300”, color:”White”};</text:span></text:p>
      <text:p text:style-name="P9"/>
      <text:p text:style-name="P9"><text:span text:style-name="T5">car = {type:”Civic”, model: 2006, color:”Grey”}; <text:s text:c="19"/></text:span><text:span text:style-name="T28"><text:s text:c="2"/>//Error</text:span></text:p>
      <text:p text:style-name="P29"/>
      <text:p text:style-name="P30"><text:span text:style-name="T5">We can change the elements of a constant array.</text:span></text:p>
      <text:p text:style-name="P29"/>
      <text:p text:style-name="P9"><text:span text:style-name="T5">const cars = [“Civic”, “Volvo”, “Swift”, “BMW”];</text:span></text:p>
      <text:p text:style-name="P9"/>
      <text:p text:style-name="P9"><text:span text:style-name="T5">cars[0] = “I20”;</text:span></text:p>
      <text:p text:style-name="P9"><text:span text:style-name="T5">cars.push (“Audi”);</text:span></text:p>
      <text:p text:style-name="P9"/>
      <text:p text:style-name="P29"><text:span text:style-name="T5">*</text:span><text:span text:style-name="T31">Push</text:span><text:span text:style-name="T5"><text:s/>: Will add the element at the end of the array.</text:span></text:p>
      <text:p text:style-name="P30"/>
      <text:p text:style-name="P30"><text:span text:style-name="T5">But, we can NOT re-assign a const </text:span><text:span text:style-name="T30">array</text:span><text:span text:style-name="T5">.</text:span></text:p>
      <text:p text:style-name="P30"/>
      <text:p text:style-name="P9"><text:span text:style-name="T5">const car = [type:”Fiat”, model:”2300”, color:”White”];</text:span></text:p>
      <text:p text:style-name="P9"/>
      <text:p text:style-name="P9"><text:span text:style-name="T5">car = [type:”Civic”, model: 2006, color:”Grey”]; <text:s text:c="19"/></text:span><text:span text:style-name="T28"><text:s text:c="2"/>//Error</text:span></text:p>
      <text:p text:style-name="P30"/>
      <text:p text:style-name="P30"/>
      <text:p text:style-name="P30"/>
      <text:p text:style-name="P30"/>
      <text:p text:style-name="P29"><text:span text:style-name="T29">*</text:span><text:span text:style-name="T5"><text:s/>Primitive Values : String, number, boolean, undefined, symbol and null.</text:span></text:p>
      <text:p text:style-name="P9"/>
      <text:p text:style-name="P9"/>
      <text:p text:style-name="P9"/>
      <text:p text:style-name="P4"><text:span text:style-name="T5">8.3.1 Global Scope</text:span></text:p>
      <text:p text:style-name="P4"/>
      <text:p text:style-name="P4"><text:span text:style-name="T4">Variables declared Globally (outside the function) have the Global Scope.</text:span></text:p>
      <text:p text:style-name="P4"><text:span text:style-name="T4">Global variables can be accessed from anywhere in a JS program.</text:span></text:p>
      <text:p text:style-name="P4"/>
      <text:p text:style-name="P4"><text:span text:style-name="T4">Variable declared with </text:span><text:span text:style-name="T9">var</text:span><text:span text:style-name="T4"><text:s/>and </text:span><text:span text:style-name="T9">let</text:span><text:span text:style-name="T4"><text:s/>are quite similar when declared outside a block. </text:span></text:p>
      <text:p text:style-name="P4"><text:span text:style-name="T4"><text:tab/></text:span></text:p>
      <text:p text:style-name="P31"><text:span text:style-name="T4">Did not understand </text:span></text:p>
      <text:p text:style-name="P32"/>
      <text:p text:style-name="P32"><text:span text:style-name="T4"><text:s/>Represents an open window <text:s text:c="3"/>in a browser.</text:span></text:p>
      <text:p text:style-name="P33"/>
      <text:p text:style-name="P4"/>
      <text:p text:style-name="P4"><text:span text:style-name="T4">Ex:</text:span></text:p>
      <text:p text:style-name="P4"/>
      <text:p text:style-name="P4"><text:span text:style-name="T4">&lt;p&gt;In HTML, global variables defined with &lt;b&gt;var&lt;/b&gt;, will become window variables.&lt;/p&gt;</text:span></text:p>
      <text:p text:style-name="P4"/>
      <text:p text:style-name="P4"><text:span text:style-name="T4">&lt;p id="demo"&gt;&lt;/p&gt;</text:span></text:p>
      <text:p text:style-name="P4"/>
      <text:p text:style-name="P4"><text:span text:style-name="T4">&lt;script&gt;</text:span></text:p>
      <text:p text:style-name="P4"><text:span text:style-name="T4">var carName = "Volvo";</text:span></text:p>
      <text:p text:style-name="P4"><text:span text:style-name="T4">document.getElementById("demo").innerHTML = "I can display " + window.carName;</text:span></text:p>
      <text:p text:style-name="P4"><text:span text:style-name="T4">&lt;/script&gt;</text:span></text:p>
      <text:p text:style-name="P4"/>
      <text:p text:style-name="P4"><text:span text:style-name="T4">Result: I can display </text:span><text:span text:style-name="T32">Volvo</text:span><text:span text:style-name="T4">.</text:span></text:p>
      <text:p text:style-name="P4"/>
      <text:p text:style-name="P4"><text:span text:style-name="T4">If, we declare a variable with </text:span><text:span text:style-name="T9">let</text:span><text:span text:style-name="T4"><text:s/>keyword, the result for the same example would be “I can display </text:span><text:span text:style-name="T32">undefined</text:span><text:span text:style-name="T4">.”</text:span></text:p>
      <text:p text:style-name="P4"/>
      <text:p text:style-name="P4"/>
      <text:p text:style-name="P4"><text:span text:style-name="T5">8.3.2 Function Scope</text:span></text:p>
      <text:p text:style-name="P4"/>
      <text:p text:style-name="P4"><text:span text:style-name="T4">Variables declared Locally (inside a function) have Function Scope.</text:span></text:p>
      <text:p text:style-name="P4"><text:span text:style-name="T4">Local Variables can only be accessed from inside the function where they are declared.</text:span></text:p>
      <text:p text:style-name="P4"/>
      <text:p text:style-name="P4"><text:span text:style-name="T4">Variable declared with </text:span><text:span text:style-name="T9">var</text:span><text:span text:style-name="T4"><text:s/>and </text:span><text:span text:style-name="T9">let</text:span><text:span text:style-name="T4"><text:s/>are quite similar when declared inside the Function.</text:span></text:p>
      <text:p text:style-name="P4"/>
      <text:p text:style-name="P4"/>
      <text:p text:style-name="P4"><text:span text:style-name="T5">8.3.3 JS Block Scope</text:span></text:p>
      <text:p text:style-name="P4"/>
      <text:p text:style-name="P4"><text:span text:style-name="T4">Variables declared with </text:span><text:span text:style-name="T9">var</text:span><text:span text:style-name="T4"><text:s/>keyword can not have a Block Scope. Variables declared inside a block scope { } can be accessed from outside the block.</text:span></text:p>
      <text:p text:style-name="P4"/>
      <text:p text:style-name="P4"><text:span text:style-name="T4">Variables declared with </text:span><text:span text:style-name="T9">let</text:span><text:span text:style-name="T4"><text:s/>and </text:span><text:span text:style-name="T9">const</text:span><text:span text:style-name="T4"><text:s/>keyword can have a Block scope. Variables declared inside a block { } can not be accessed from outside the block.</text:span></text:p>
      <text:p text:style-name="P4"/>
      <text:p text:style-name="P4"><text:span text:style-name="T4">Ex:</text:span></text:p>
      <text:p text:style-name="P4"/>
      <text:p text:style-name="P4"><text:span text:style-name="T4">&lt;p id="demo"&gt;&lt;/p&gt;</text:span></text:p>
      <text:p text:style-name="P4"/>
      <text:p text:style-name="P4"><text:span text:style-name="T4">&lt;script&gt;</text:span></text:p>
      <text:p text:style-name="P4"><text:span text:style-name="T4">var x = 10;</text:span></text:p>
      <text:p text:style-name="P29"><text:span text:style-name="T4">// Here x is 10</text:span></text:p>
      <text:p text:style-name="P4"><text:span text:style-name="T4">{ <text:s/></text:span></text:p>
      <text:p text:style-name="P4"><text:span text:style-name="T4"><text:s text:c="2"/>const x = 2;</text:span></text:p>
      <text:p text:style-name="P29"><text:span text:style-name="T14"><text:s/></text:span><text:span text:style-name="T4"><text:s/>// Here x is 2</text:span></text:p>
      <text:p text:style-name="P4"><text:span text:style-name="T4">}</text:span></text:p>
      <text:p text:style-name="P4"><text:span text:style-name="T4">// Here x is 10</text:span></text:p>
      <text:p text:style-name="P4"><text:span text:style-name="T4">document.getElementById("demo").innerHTML = x;</text:span></text:p>
      <text:p text:style-name="P4"><text:span text:style-name="T4">&lt;/script&gt;</text:span></text:p>
      <text:p text:style-name="P4"/>
      <text:p text:style-name="P4"><text:span text:style-name="T4">Result: 10</text:span></text:p>
      <text:p text:style-name="P4"/>
      <text:p text:style-name="P4"/>
      <text:p text:style-name="P4"><text:span text:style-name="T5">8.3.4 Re-declaring Variables</text:span></text:p>
      <text:p text:style-name="P4"/>
      <text:p text:style-name="P4"><text:span text:style-name="T4">#Redeclaring a variable with </text:span><text:span text:style-name="T9">var</text:span><text:span text:style-name="T4"><text:s/>is allowed anywhere in a program.</text:span></text:p>
      <text:p text:style-name="P4"/>
      <text:p text:style-name="P4"><text:span text:style-name="T4">Ex:</text:span></text:p>
      <text:p text:style-name="P4"/>
      <text:p text:style-name="P4"><text:span text:style-name="T4">var x = 3;</text:span></text:p>
      <text:p text:style-name="P4"/>
      <text:p text:style-name="P4"><text:span text:style-name="T4">var x = 5;</text:span></text:p>
      <text:p text:style-name="P4"/>
      <text:p text:style-name="P4"><text:span text:style-name="T4">The value of the x is now 5.</text:span></text:p>
      <text:p text:style-name="P4"/>
      <text:p text:style-name="P4"/>
      <text:p text:style-name="P4"># Redeclaring a <text:span text:style-name="T9">var</text:span><text:s/>variable with <text:span text:style-name="T9">let</text:span>, in the same scope, or in the same block is not allowed.</text:p>
      <text:p text:style-name="P4"/>
      <text:p text:style-name="P4"><text:span text:style-name="T4">Ex:</text:span></text:p>
      <text:p text:style-name="P4"/>
      <text:p text:style-name="P4"><text:span text:style-name="T4">var x = 2; <text:s text:c="2"/>// allowed</text:span></text:p>
      <text:p text:style-name="P4"><text:span text:style-name="T4">let x = 5; <text:s text:c="3"/>// not allowed</text:span></text:p>
      <text:p text:style-name="P4"/>
      <text:p text:style-name="P4"><text:span text:style-name="T4">{</text:span></text:p>
      <text:p text:style-name="P4"><text:span text:style-name="T4">var x = 7; <text:s text:c="2"/>// allowed</text:span></text:p>
      <text:p text:style-name="P4"><text:span text:style-name="T4">let x = 3; <text:s text:c="3"/>// not allowed</text:span></text:p>
      <text:p text:style-name="P4"><text:span text:style-name="T4">}</text:span></text:p>
      <text:p text:style-name="P4"/>
      <text:p text:style-name="P4"><text:span text:style-name="T4"># Redeclaring a </text:span><text:span text:style-name="T9">let</text:span><text:span text:style-name="T4"><text:s/>variable with </text:span><text:span text:style-name="T9">let</text:span><text:span text:style-name="T4">, in the same scope, or in the same block is not allowed.</text:span></text:p>
      <text:p text:style-name="P4"/>
      <text:p text:style-name="P4"><text:span text:style-name="T4">Ex: </text:span></text:p>
      <text:p text:style-name="P4"/>
      <text:p text:style-name="P4"><text:span text:style-name="T4">let x = 2; <text:s text:c="8"/>// allowed</text:span></text:p>
      <text:p text:style-name="P4"><text:span text:style-name="T4">let x = 3 <text:s text:c="10"/>// not allowed</text:span></text:p>
      <text:p text:style-name="P4"><text:span text:style-name="T4">{</text:span></text:p>
      <text:p text:style-name="P4"><text:span text:style-name="T4">let x = 4; <text:s text:c="8"/>// allowed</text:span></text:p>
      <text:p text:style-name="P4"><text:span text:style-name="T4">let x = 5 <text:s text:c="10"/>// not allowed</text:span></text:p>
      <text:p text:style-name="P4"><text:span text:style-name="T4">}</text:span></text:p>
      <text:p text:style-name="P4"/>
      <text:p text:style-name="P4"><text:span text:style-name="T4"># <text:s/>Redeclaring a </text:span><text:span text:style-name="T9">let</text:span><text:span text:style-name="T4"><text:s/>variable with </text:span><text:span text:style-name="T9">var</text:span><text:span text:style-name="T4">, in the same scope, or in the same block is not allowed.</text:span></text:p>
      <text:p text:style-name="P4"/>
      <text:p text:style-name="P4"><text:span text:style-name="T4">Ex: </text:span></text:p>
      <text:p text:style-name="P4"/>
      <text:p text:style-name="P4"><text:span text:style-name="T4">let x = 2; <text:s text:c="8"/>// allowed</text:span></text:p>
      <text:p text:style-name="P4"><text:span text:style-name="T4">var x = 3 <text:s text:c="10"/>// not allowed</text:span></text:p>
      <text:p text:style-name="P4"/>
      <text:p text:style-name="P4"><text:span text:style-name="T4">{</text:span></text:p>
      <text:p text:style-name="P4"><text:span text:style-name="T4">let x = 4; <text:s text:c="8"/>// allowed</text:span></text:p>
      <text:p text:style-name="P4"><text:span text:style-name="T4">var x = 5 <text:s text:c="10"/>// not allowed</text:span></text:p>
      <text:p text:style-name="P4"><text:span text:style-name="T4">}</text:span></text:p>
      <text:p text:style-name="P4"/>
      <text:p text:style-name="P9"><text:span text:style-name="T4"># Redeclaring a variable with </text:span><text:span text:style-name="T9">let</text:span><text:span text:style-name="T4">, in another scope, or in another block, is allowed.</text:span></text:p>
      <text:p text:style-name="P9"/>
      <text:p text:style-name="P9"><text:span text:style-name="T4">Ex:</text:span></text:p>
      <text:p text:style-name="P9"/>
      <text:p text:style-name="P4">let x = 2; <text:s text:c="9"/>// Allowed</text:p>
      <text:p text:style-name="P4"/>
      <text:p text:style-name="P4">{</text:p>
      <text:p text:style-name="P4">let x = 3; <text:s text:c="8"/>// Allowed</text:p>
      <text:p text:style-name="P9"><text:span text:style-name="T4">}</text:span></text:p>
      <text:p text:style-name="P9"/>
      <text:p text:style-name="P9"><text:span text:style-name="T4">{</text:span></text:p>
      <text:p text:style-name="P9"><text:span text:style-name="T4">let x = 5; <text:s text:c="8"/>// Allowed</text:span></text:p>
      <text:p text:style-name="P9"><text:span text:style-name="T4">}</text:span></text:p>
      <text:p text:style-name="P4"/>
      <text:p text:style-name="P4"><text:span text:style-name="T4">Result: 2</text:span></text:p>
      <text:p text:style-name="P4"/>
      <text:p text:style-name="P4"/>
      <text:p text:style-name="P30"><text:span text:style-name="T14"># Redeclaring a variable with </text:span><text:span text:style-name="T4">var</text:span><text:span text:style-name="T14"><text:s/>keyword can impose problems. If we are </text:span><text:span text:style-name="T4">redeclaring a variable inside the block that will redeclare the variable outside the block as well.</text:span></text:p>
      <text:p text:style-name="P4"/>
      <text:p text:style-name="P4"><text:span text:style-name="T4">Ex:</text:span></text:p>
      <text:p text:style-name="P4"/>
      <text:p text:style-name="P4"><text:span text:style-name="T4">var x = 10;</text:span></text:p>
      <text:p text:style-name="P4"/>
      <text:p text:style-name="P4"><text:span text:style-name="T4">{</text:span></text:p>
      <text:p text:style-name="P4"><text:span text:style-name="T4">var x = 50;</text:span></text:p>
      <text:p text:style-name="P4"><text:span text:style-name="T4">}</text:span></text:p>
      <text:p text:style-name="P4"/>
      <text:p text:style-name="P4"><text:span text:style-name="T4">Result : 50 ( It will always pick the value for the variable declared inside the block )</text:span></text:p>
      <text:p text:style-name="P4"/>
      <text:p text:style-name="P30"><text:span text:style-name="T14"># Redeclaring a variable with </text:span><text:span text:style-name="T4">let</text:span><text:span text:style-name="T14"><text:s/>keyword can solve this problem. If we are </text:span><text:span text:style-name="T4">redeclaring a variable inside the block that will not redeclare the variable outside the block.</text:span></text:p>
      <text:p text:style-name="P4"/>
      <text:p text:style-name="P4"/>
      <text:p text:style-name="P4"><text:span text:style-name="T4">Ex:</text:span></text:p>
      <text:p text:style-name="P4"/>
      <text:p text:style-name="P4"><text:span text:style-name="T4">let x = 10;</text:span></text:p>
      <text:p text:style-name="P4"/>
      <text:p text:style-name="P4"><text:span text:style-name="T4">{</text:span></text:p>
      <text:p text:style-name="P4"><text:span text:style-name="T4">let x = 50;</text:span></text:p>
      <text:p text:style-name="P4"><text:span text:style-name="T4">}</text:span></text:p>
      <text:p text:style-name="P4"/>
      <text:p text:style-name="P4"><text:span text:style-name="T4">Result : 10 ( It will always pick the value for the variable declared outside the block )</text:span></text:p>
      <text:p text:style-name="P4"/>
      <text:p text:style-name="P4"/>
      <text:p text:style-name="P9"><text:span text:style-name="T4"># Redeclaring or reassigning an existing </text:span><text:span text:style-name="T8">var</text:span><text:span text:style-name="T4"><text:s/>or </text:span><text:span text:style-name="T8">let</text:span><text:span text:style-name="T4"><text:s/>variable to </text:span><text:span text:style-name="T8">const</text:span><text:span text:style-name="T4">, in the same scope, or in the same block, is not allowed:</text:span></text:p>
      <text:p text:style-name="P9"/>
      <text:p text:style-name="P9"><text:span text:style-name="T11">var</text:span><text:span text:style-name="T4"><text:s/>x = </text:span><text:span text:style-name="T13">2</text:span><text:span text:style-name="T4">; <text:s text:c="8"/></text:span><text:span text:style-name="T33">// Allowed<text:line-break/></text:span><text:span text:style-name="T11">const</text:span><text:span text:style-name="T4"><text:s/>x = </text:span><text:span text:style-name="T13">2</text:span><text:span text:style-name="T4">; <text:s text:c="6"/></text:span><text:span text:style-name="T33">// Not allowed<text:line-break/></text:span><text:span text:style-name="T4">{<text:line-break/></text:span></text:p>
      <text:p text:style-name="P28"><text:span text:style-name="T11">let</text:span><text:span text:style-name="T14"><text:s/>x = </text:span><text:span text:style-name="T13">2</text:span><text:span text:style-name="T14">; <text:s text:c="7"/></text:span><text:span text:style-name="T4">// Not allowed<text:line-break/></text:span><text:span text:style-name="T14">}</text:span></text:p>
      <text:p text:style-name="P9"/>
      <text:p text:style-name="P9"><text:span text:style-name="T4"># Redeclaring or reassigning an existing </text:span><text:span text:style-name="T8">const</text:span><text:span text:style-name="T4"><text:s/>variable, in the same scope, or in the same block, is not allowed:</text:span></text:p>
      <text:p text:style-name="P4"/>
      <text:p text:style-name="P4"><text:span text:style-name="T4">Ex:</text:span></text:p>
      <text:p text:style-name="P4"/>
      <text:p text:style-name="P9"><text:span text:style-name="T11">const</text:span><text:span text:style-name="T4"><text:s/>x = </text:span><text:span text:style-name="T13">2</text:span><text:span text:style-name="T4">; <text:s text:c="7"/></text:span><text:span text:style-name="T33">// Allowed<text:line-break/></text:span><text:span text:style-name="T11">const</text:span><text:span text:style-name="T4"><text:s/>x = </text:span><text:span text:style-name="T13">3</text:span><text:span text:style-name="T4">; <text:s text:c="7"/></text:span><text:span text:style-name="T33">// Not allowed<text:line-break/></text:span><text:span text:style-name="T4">x = </text:span><text:span text:style-name="T13">3</text:span><text:span text:style-name="T4">; <text:s text:c="12"/></text:span><text:span text:style-name="T33">// Not allowed<text:line-break/></text:span><text:span text:style-name="T11">var</text:span><text:span text:style-name="T4"><text:s/>x = </text:span><text:span text:style-name="T13">3</text:span><text:span text:style-name="T4">; <text:s text:c="8"/></text:span><text:span text:style-name="T33">// Not allowed<text:line-break/></text:span><text:span text:style-name="T11">let</text:span><text:span text:style-name="T4"><text:s/>x = </text:span><text:span text:style-name="T13">3</text:span><text:span text:style-name="T4">; <text:s text:c="8"/></text:span><text:span text:style-name="T33">// Not allowed</text:span></text:p>
      <text:p text:style-name="P4"/>
      <text:p text:style-name="P4"><text:span text:style-name="T4">{</text:span></text:p>
      <text:p text:style-name="P9"><text:span text:style-name="T11">const</text:span><text:span text:style-name="T4"><text:s/>x = </text:span><text:span text:style-name="T13">2</text:span><text:span text:style-name="T4">; <text:s text:c="7"/></text:span><text:span text:style-name="T33">// Allowed<text:line-break/></text:span><text:span text:style-name="T11">const</text:span><text:span text:style-name="T4"><text:s/>x = </text:span><text:span text:style-name="T13">3</text:span><text:span text:style-name="T4">; <text:s text:c="7"/></text:span><text:span text:style-name="T33">// Not allowed<text:line-break/></text:span><text:span text:style-name="T4">x = </text:span><text:span text:style-name="T13">3</text:span><text:span text:style-name="T4">; <text:s text:c="12"/></text:span><text:span text:style-name="T33">// Not allowed<text:line-break/></text:span><text:span text:style-name="T11">var</text:span><text:span text:style-name="T4"><text:s/>x = </text:span><text:span text:style-name="T13">3</text:span><text:span text:style-name="T4">; <text:s text:c="8"/></text:span><text:span text:style-name="T33">// Not allowed<text:line-break/></text:span><text:span text:style-name="T11">let</text:span><text:span text:style-name="T4"><text:s/>x = </text:span><text:span text:style-name="T13">3</text:span><text:span text:style-name="T4">; <text:s text:c="8"/></text:span><text:span text:style-name="T33">// Not allowed</text:span></text:p>
      <text:p text:style-name="P18"><text:span text:style-name="T4">}</text:span></text:p>
      <text:p text:style-name="P28"/>
      <text:p text:style-name="P18"><text:span text:style-name="T4"># Redeclaring a variable with</text:span><text:span text:style-name="T9"><text:s/>const,</text:span><text:span text:style-name="T4"><text:s/>in another scope, or in another block, is allowed:</text:span></text:p>
      <text:p text:style-name="P28"/>
      <text:p text:style-name="P28"><text:span text:style-name="T10">const x = 2; <text:s text:c="3"/></text:span><text:span text:style-name="T4"><text:s text:c="9"/>//Allowed</text:span></text:p>
      <text:p text:style-name="P28"/>
      <text:p text:style-name="P18"><text:span text:style-name="T4">{</text:span></text:p>
      <text:p text:style-name="P28"><text:span text:style-name="T10">const x = 5; <text:s text:c="2"/></text:span><text:span text:style-name="T4"><text:s text:c="10"/>//Allowed</text:span></text:p>
      <text:p text:style-name="P18"><text:span text:style-name="T4">}</text:span></text:p>
      <text:p text:style-name="P28"/>
      <text:p text:style-name="P18"><text:span text:style-name="T4">{</text:span></text:p>
      <text:p text:style-name="P28"><text:span text:style-name="T10">const x = 10; <text:s text:c="2"/></text:span><text:span text:style-name="T4"><text:s text:c="8"/>//Allowed</text:span></text:p>
      <text:p text:style-name="P18"><text:span text:style-name="T4">}</text:span></text:p>
      <text:p text:style-name="P28"/>
      <text:p text:style-name="P4"/>
      <text:p text:style-name="P4"><text:span text:style-name="T5">8.3.5 <text:s/>Loop Scope</text:span></text:p>
      <text:p text:style-name="P4"/>
      <text:p text:style-name="P4"><text:span text:style-name="T4">Using </text:span><text:span text:style-name="T9">var</text:span><text:span text:style-name="T4">, the variable declared in the loop redeclares the variable outside the loop.</text:span></text:p>
      <text:p text:style-name="P4"/>
      <text:p text:style-name="P4"><text:span text:style-name="T4">Var i = 5;</text:span></text:p>
      <text:p text:style-name="P4"><text:span text:style-name="T4"><text:s/>for ( var i = 0; i &lt; 10; i++ ) {</text:span></text:p>
      <text:p text:style-name="P4"><text:span text:style-name="T4">}</text:span></text:p>
      <text:p text:style-name="P4"/>
      <text:p text:style-name="P4"><text:span text:style-name="T4">Result : 10 </text:span></text:p>
      <text:p text:style-name="P4"/>
      <text:p text:style-name="P4"><text:span text:style-name="T4">Using </text:span><text:span text:style-name="T9">let</text:span><text:span text:style-name="T4">, the variable declared in the loop does not redeclare the variable outside the loop.</text:span></text:p>
      <text:p text:style-name="P4"/>
      <text:p text:style-name="P4"><text:span text:style-name="T4">let i = 5;</text:span></text:p>
      <text:p text:style-name="P4"><text:span text:style-name="T4"><text:s/>for ( let i = 0; i &lt; 10; i++ ) {</text:span></text:p>
      <text:p text:style-name="P4"><text:span text:style-name="T4">}</text:span></text:p>
      <text:p text:style-name="P4"/>
      <text:p text:style-name="P4"><text:span text:style-name="T4">Result : 5</text:span></text:p>
      <text:p text:style-name="P4"/>
      <text:p text:style-name="P4"/>
      <text:p text:style-name="P34"><text:span text:style-name="T5">9. JS Hoisting </text:span></text:p>
      <text:p text:style-name="P34"/>
      <text:p text:style-name="P4"><text:span text:style-name="T4">Hoisting is JS’s default behavior of moving all the declarations to the top of the current scope (to the current script or current function).</text:span></text:p>
      <text:p text:style-name="P4"><text:span text:style-name="T4">In JS, a variable with </text:span><text:span text:style-name="T9">var</text:span><text:span text:style-name="T4"><text:s/>keyword can be used before it has been declared but it should be initialized before using it.</text:span></text:p>
      <text:p text:style-name="P4"/>
      <text:p text:style-name="P4"><text:span text:style-name="T6">JS, only hoists declarations, NOT initializations.</text:span></text:p>
      <text:p text:style-name="P4"/>
      <text:p text:style-name="P4"/>
      <text:p text:style-name="P4"><text:span text:style-name="T6">Ex:</text:span></text:p>
      <text:p text:style-name="P34"/>
      <text:p text:style-name="P4"><text:span text:style-name="T4">&lt;p id = “demo&gt; &lt;/p&gt;</text:span></text:p>
      <text:p text:style-name="P4"/>
      <text:p text:style-name="P4"><text:span text:style-name="T4">x = 5; </text:span></text:p>
      <text:p text:style-name="P4"><text:span text:style-name="T4">document.getElementById(“demo”).innerHTML = x;</text:span></text:p>
      <text:p text:style-name="P4"/>
      <text:p text:style-name="P4"><text:span text:style-name="T4">var x ;</text:span></text:p>
      <text:p text:style-name="P4"/>
      <text:p text:style-name="P35"><text:span text:style-name="T4">And,</text:span></text:p>
      <text:p text:style-name="P4"/>
      <text:p text:style-name="P4"><text:span text:style-name="T4">&lt;p id = “demo&gt; &lt;/p&gt;</text:span></text:p>
      <text:p text:style-name="P4"><text:span text:style-name="T4">var x;</text:span></text:p>
      <text:p text:style-name="P4"><text:span text:style-name="T4">x = 5;</text:span></text:p>
      <text:p text:style-name="P4"/>
      <text:p text:style-name="P4"><text:span text:style-name="T4">or </text:span></text:p>
      <text:p text:style-name="P4"/>
      <text:p text:style-name="P4"><text:span text:style-name="T4">var x = 5;</text:span></text:p>
      <text:p text:style-name="P4"/>
      <text:p text:style-name="P4"><text:span text:style-name="T4">document.getElementById(“demo”).innerHTML = x;</text:span></text:p>
      <text:p text:style-name="P4"/>
      <text:p text:style-name="P4"><text:span text:style-name="T4">Result : 5, Will have same results for both the examples.</text:span></text:p>
      <text:p text:style-name="P4"><text:span text:style-name="T4">-----------------------</text:span></text:p>
      <text:p text:style-name="P4"><text:span text:style-name="T4">Ex:</text:span></text:p>
      <text:p text:style-name="P4"/>
      <text:p text:style-name="P4"><text:span text:style-name="T4">&lt;script&gt;</text:span></text:p>
      <text:p text:style-name="P29"><text:span text:style-name="T14">var x = 5; </text:span><text:span text:style-name="T4">// Initialize x</text:span></text:p>
      <text:p text:style-name="P29"><text:span text:style-name="T14">var y = 7; </text:span><text:span text:style-name="T4">// Initialize y</text:span></text:p>
      <text:p text:style-name="P4"/>
      <text:p text:style-name="P4"><text:span text:style-name="T4">document.getElementById("demo").innerHTML = x + " " + y; <text:s text:c="4"/></text:span></text:p>
      <text:p text:style-name="P4"/>
      <text:p text:style-name="P4"><text:span text:style-name="T4">&lt;/script&gt;</text:span></text:p>
      <text:p text:style-name="P4"/>
      <text:p text:style-name="P4"><text:span text:style-name="T4">Result : 5 7</text:span></text:p>
      <text:p text:style-name="P4"/>
      <text:p text:style-name="P4"><text:span text:style-name="T4">Ex:</text:span></text:p>
      <text:p text:style-name="P4"/>
      <text:p text:style-name="P4"><text:span text:style-name="T4">&lt;script&gt;</text:span></text:p>
      <text:p text:style-name="P29"><text:span text:style-name="T14">var x = 5; <text:s/></text:span><text:span text:style-name="T4">// Initialize x</text:span></text:p>
      <text:p text:style-name="P4"/>
      <text:p text:style-name="P4"><text:span text:style-name="T4">document.getElementById("demo").innerHTML = "x is " + x + " and y is " + y;</text:span></text:p>
      <text:p text:style-name="P4"/>
      <text:p text:style-name="P29"><text:span text:style-name="T14">var y = 7; </text:span><text:span text:style-name="T4"><text:s/>// Initialize y</text:span></text:p>
      <text:p text:style-name="P4"><text:span text:style-name="T4">&lt;/script&gt;</text:span></text:p>
      <text:p text:style-name="P4"/>
      <text:p text:style-name="P4"><text:span text:style-name="T4">Result: x is 5 and y is undefined.</text:span></text:p>
      <text:p text:style-name="P4"/>
      <text:p text:style-name="P4"><text:span text:style-name="T4">-------------------------------</text:span></text:p>
      <text:p text:style-name="P4"/>
      <text:p text:style-name="P4"><text:span text:style-name="T4">&lt;body&gt;</text:span></text:p>
      <text:p text:style-name="P4"><text:span text:style-name="T4">&lt;p id="demo"&gt;&lt;/p&gt;</text:span></text:p>
      <text:p text:style-name="P4"><text:span text:style-name="T4">&lt;script&gt;</text:span></text:p>
      <text:p text:style-name="P4"/>
      <text:p text:style-name="P4"><text:span text:style-name="T4">var x = 5; <text:s/>// Initialize x</text:span></text:p>
      <text:p text:style-name="P4"/>
      <text:p text:style-name="P4"><text:span text:style-name="T4">y = 7;</text:span></text:p>
      <text:p text:style-name="P4"/>
      <text:p text:style-name="P4"><text:span text:style-name="T4">document.getElementById("demo").innerHTML = "x is " + x + " and y is " + y;</text:span></text:p>
      <text:p text:style-name="P4"/>
      <text:p text:style-name="P4"><text:span text:style-name="T4">var y; <text:s/>// Initialize y</text:span></text:p>
      <text:p text:style-name="P4"/>
      <text:p text:style-name="P4"><text:span text:style-name="T4">&lt;/script&gt;</text:span></text:p>
      <text:p text:style-name="P4"><text:span text:style-name="T4">&lt;/body&gt;</text:span></text:p>
      <text:p text:style-name="P4"/>
      <text:p text:style-name="P9"><text:span text:style-name="T4">Result : x is 5 and y is 7</text:span></text:p>
      <text:p text:style-name="P4"/>
      <text:p text:style-name="P36"><text:span text:style-name="T5">9.1 Hoisting – let and const keywords: </text:span></text:p>
      <text:p text:style-name="P4"/>
      <text:p text:style-name="P4"><text:span text:style-name="T4">Variables defined with </text:span><text:span text:style-name="T9">let</text:span><text:span text:style-name="T4"><text:s/>and </text:span><text:span text:style-name="T9">const</text:span><text:span text:style-name="T4"><text:s/>are hoisted to the top of the block, but not </text:span><text:span text:style-name="T34">initialized</text:span><text:span text:style-name="T4">. </text:span></text:p>
      <text:p text:style-name="P4"><text:span text:style-name="T4">Meaning: The block of code is aware of the variable, but it can not be used until is has been declared.</text:span></text:p>
      <text:p text:style-name="P4"/>
      <text:p text:style-name="P9"><text:span text:style-name="T4">Using a </text:span><text:span text:style-name="T8">const</text:span><text:span text:style-name="T4"><text:s/>variable before it is declared, will result in a syntax error, so the code will simply not run.</text:span></text:p>
      <text:p text:style-name="P9"><text:span text:style-name="T4">Using a </text:span><text:span text:style-name="T8">let</text:span><text:span text:style-name="T4"><text:s/>variable before it is declared, will result in a reference error.</text:span></text:p>
      <text:p text:style-name="P9"/>
      <text:p text:style-name="P4"><text:span text:style-name="T4">So, in order to use the </text:span><text:span text:style-name="T9">let</text:span><text:span text:style-name="T4"><text:s/>and </text:span><text:span text:style-name="T9">const</text:span><text:span text:style-name="T4"><text:s/>keywords, we need to declare and initialize the variable at the top.</text:span></text:p>
      <text:p text:style-name="P4"/>
      <text:p text:style-name="P4"><text:span text:style-name="T4">Ex:</text:span></text:p>
      <text:p text:style-name="P4"/>
      <text:p text:style-name="P4"><text:span text:style-name="T4">&lt;script&gt;</text:span></text:p>
      <text:p text:style-name="P4"><text:span text:style-name="T4">try {</text:span></text:p>
      <text:p text:style-name="P4"><text:span text:style-name="T4"><text:s text:c="2"/>carName = "Saab";</text:span></text:p>
      <text:p text:style-name="P4"><text:span text:style-name="T4"><text:s text:c="2"/>let carName = "Volvo";</text:span></text:p>
      <text:p text:style-name="P4"><text:span text:style-name="T4">}</text:span></text:p>
      <text:p text:style-name="P4"><text:span text:style-name="T4">catch(err) {</text:span></text:p>
      <text:p text:style-name="P4"><text:span text:style-name="T4"><text:s text:c="2"/>document.getElementById("demo").innerHTML = err;</text:span></text:p>
      <text:p text:style-name="P4"><text:span text:style-name="T4">}</text:span></text:p>
      <text:p text:style-name="P4"><text:span text:style-name="T4">&lt;/script&gt;</text:span></text:p>
      <text:p text:style-name="P4"/>
      <text:p text:style-name="P9"><text:span text:style-name="T4">Result : ReferenceError: Cannot access 'carName' before initialization.</text:span></text:p>
      <text:p text:style-name="P9"><text:span text:style-name="T4">------------------</text:span></text:p>
      <text:p text:style-name="P9"/>
      <text:p text:style-name="P9"><text:span text:style-name="T4">Ex:</text:span></text:p>
      <text:p text:style-name="P9"/>
      <text:p text:style-name="P9"><text:span text:style-name="T4">&lt;script&gt;</text:span></text:p>
      <text:p text:style-name="P9"><text:span text:style-name="T4">carName = "Volvo";</text:span></text:p>
      <text:p text:style-name="P9"><text:span text:style-name="T4">const carName;</text:span></text:p>
      <text:p text:style-name="P9"><text:span text:style-name="T4">document.getElementById("demo").innerHTML = carName;</text:span></text:p>
      <text:p text:style-name="P9"><text:span text:style-name="T4">&lt;/script&gt;</text:span></text:p>
      <text:p text:style-name="P9"/>
      <text:p text:style-name="P9"><text:span text:style-name="T4">Result : Nothing will be displayed as this will not run.</text:span></text:p>
      <text:p text:style-name="P9"/>
      <text:p text:style-name="P36"><text:span text:style-name="T5">9.2 JS Initializations are Not Hoisted</text:span></text:p>
      <text:p text:style-name="P9"/>
      <text:p text:style-name="P4"><text:span text:style-name="T4">JS only hoists declarations, not initializations.</text:span></text:p>
      <text:p text:style-name="P4"/>
      <text:p text:style-name="P4"><text:span text:style-name="T4">&lt;p id="demo"&gt;&lt;/p&gt;</text:span></text:p>
      <text:p text:style-name="P4"/>
      <text:p text:style-name="P4"><text:span text:style-name="T4">&lt;script&gt;</text:span></text:p>
      <text:p text:style-name="P4"><text:span text:style-name="T4">var x = 5; <text:s text:c="15"/></text:span><text:span text:style-name="T35">// Initialize x</text:span></text:p>
      <text:p text:style-name="P4"><text:span text:style-name="T4">var y = 7; <text:s text:c="14"/></text:span><text:span text:style-name="T35">// Initialize y</text:span></text:p>
      <text:p text:style-name="P4"/>
      <text:p text:style-name="P4"><text:span text:style-name="T4">elem = document.getElementById("demo"); <text:s text:c="13"/></text:span><text:span text:style-name="T35">// Find an element </text:span></text:p>
      <text:p text:style-name="P4"><text:span text:style-name="T4">elem.innerHTML = x + " " + y; <text:s text:c="32"/></text:span><text:span text:style-name="T35">// Display x and y</text:span></text:p>
      <text:p text:style-name="P4"/>
      <text:p text:style-name="P4"><text:span text:style-name="T4">&lt;/script&gt;</text:span></text:p>
      <text:p text:style-name="P4"/>
      <text:p text:style-name="P4"><text:span text:style-name="T4">Result : 5</text:span></text:p>
      <text:p text:style-name="P4"><text:span text:style-name="T4">5 <text:s/>7</text:span></text:p>
      <text:p text:style-name="P4"><text:span text:style-name="T4">---------------------</text:span></text:p>
      <text:p text:style-name="P4"/>
      <text:p text:style-name="P4"><text:span text:style-name="T4">Ex :</text:span></text:p>
      <text:p text:style-name="P4"/>
      <text:p text:style-name="P4"><text:span text:style-name="T4">&lt;script&gt;</text:span></text:p>
      <text:p text:style-name="P4"><text:span text:style-name="T4">var x = 5; <text:s text:c="18"/></text:span><text:span text:style-name="T35">// Initialize x</text:span></text:p>
      <text:p text:style-name="P4"><text:span text:style-name="T4"><text:s/></text:span></text:p>
      <text:p text:style-name="P4"><text:span text:style-name="T4">elem = document.getElementById("demo"); <text:s text:c="34"/></text:span><text:span text:style-name="T35">// Find an element </text:span></text:p>
      <text:p text:style-name="P4"><text:span text:style-name="T4">elem.innerHTML = "x is " + x + " and y is " + y; <text:s text:c="26"/></text:span><text:span text:style-name="T35">// Display x and y</text:span></text:p>
      <text:p text:style-name="P4"/>
      <text:p text:style-name="P4"><text:span text:style-name="T4">var y = 7; <text:s text:c="21"/></text:span><text:span text:style-name="T35">// Initialize y</text:span></text:p>
      <text:p text:style-name="P4"><text:span text:style-name="T4">&lt;/script&gt;</text:span></text:p>
      <text:p text:style-name="P4"/>
      <text:p text:style-name="P9"><text:span text:style-name="T4">Result : <text:s/>x is 5 and y is undefined</text:span></text:p>
      <text:p text:style-name="P4"/>
      <text:p text:style-name="P4"><text:span text:style-name="T4">Variable Y is declared and initialized after it is called. The declaration of variable Y (var Y) is hoisted to the top but not the initialization (=7)</text:span></text:p>
      <text:p text:style-name="P4"><text:span text:style-name="T4">But, if we initialize the variable Y before it is called the result will be 7.</text:span></text:p>
      <text:p text:style-name="P4"/>
      <text:p text:style-name="P4"><text:span text:style-name="T4">------------------</text:span></text:p>
      <text:p text:style-name="P4"/>
      <text:p text:style-name="P4"><text:span text:style-name="T4">Ex:</text:span></text:p>
      <text:p text:style-name="P4"/>
      <text:p text:style-name="P4"><text:span text:style-name="T4"><text:s/>&lt;script&gt;</text:span></text:p>
      <text:p text:style-name="P4"><text:span text:style-name="T4">var x = 5; // Initialize x</text:span></text:p>
      <text:p text:style-name="P4"><text:span text:style-name="T4">var y; <text:s text:c="2"/>// Declare y</text:span></text:p>
      <text:p text:style-name="P4"/>
      <text:p text:style-name="P4"><text:span text:style-name="T4">elem = document.getElementById("demo"); // Find an element </text:span></text:p>
      <text:p text:style-name="P4"><text:span text:style-name="T4">elem.innerHTML = x + " " + y; <text:s text:c="6"/>// Display x and y</text:span></text:p>
      <text:p text:style-name="P4"/>
      <text:p text:style-name="P4"><text:span text:style-name="T4">y = 7; <text:s text:c="2"/>// Assign 7 to y</text:span></text:p>
      <text:p text:style-name="P4"/>
      <text:p text:style-name="P4"><text:span text:style-name="T4">&lt;/script&gt;</text:span></text:p>
      <text:p text:style-name="P4"/>
      <text:p text:style-name="P4"/>
      <text:p text:style-name="P4"><text:span text:style-name="T4">Result : 5 undefined</text:span></text:p>
      <text:p text:style-name="P4"/>
      <text:p text:style-name="P4"><text:span text:style-name="T6">Note : </text:span><text:span text:style-name="T4">Always Declare Your Variables At the Top !</text:span></text:p>
      <text:p text:style-name="P4"/>
      <text:p text:style-name="P4"/>
      <text:p text:style-name="P34"><text:span text:style-name="T7">10. JS OPERATORS </text:span></text:p>
      <text:p text:style-name="P4"/>
      <text:p text:style-name="P37"><text:span text:style-name="T5">JS uses </text:span><text:span text:style-name="T36">arithmetic</text:span><text:span text:style-name="T5"><text:s/>operators ( + - * / ) to compute values.</text:span></text:p>
      <text:p text:style-name="P17"><text:span text:style-name="T5">JS uses an </text:span><text:span text:style-name="T36">assignment</text:span><text:span text:style-name="T5"><text:s/>operator ( = ) to assign value to variables.</text:span></text:p>
      <text:p text:style-name="P17"/>
      <text:p text:style-name="P17"><text:span text:style-name="T37">10.1 JS Arithmetic </text:span><text:span text:style-name="T4"><text:s text:c="6"/></text:span><text:a xlink:type="simple" xlink:href="https://www.w3schools.com/js/js_arithmetic.asp"><text:span text:style-name="T4">https://www.w3schools.com/js/js_arithmetic.asp</text:span></text:a></text:p>
      <text:p text:style-name="P9"><text:span text:style-name="T4">Arithmetic operators are used to perform arithmetic on numbers.</text:span></text:p>
      <text:p text:style-name="P9"/>
      <text:p text:style-name="P38"><text:span text:style-name="T5">Operators and Operands</text:span></text:p>
      <text:p text:style-name="P39"><text:span text:style-name="T4">The numbers (in an arithmetic operation) are called operands.</text:span></text:p>
      <text:p text:style-name="P39"><text:span text:style-name="T4">The operation (to be performed between the two operands) is defined by an operator.</text:span></text:p>
      <text:p text:style-name="P18"/>
      <table:table table:name="Table2" table:style-name="Table1">
        <table:table-column table:style-name="TableColumn1"/>
        <table:table-column table:style-name="TableColumn1"/>
        <table:table-column table:style-name="TableColumn1"/>
        <table:table-row>
          <table:table-cell table:style-name="TableCell1">
            <text:p text:style-name="P40"><text:span text:style-name="T7">Operand</text:span></text:p>
          </table:table-cell>
          <table:table-cell table:style-name="TableCell1">
            <text:p text:style-name="P40"><text:span text:style-name="T7">Operator</text:span></text:p>
          </table:table-cell>
          <table:table-cell table:style-name="TableCell1">
            <text:p text:style-name="P40"><text:span text:style-name="T7">Operand</text:span></text:p>
          </table:table-cell>
        </table:table-row>
        <table:table-row>
          <table:table-cell table:style-name="TableCell1">
            <text:p text:style-name="P40">100</text:p>
          </table:table-cell>
          <table:table-cell table:style-name="TableCell1">
            <text:p text:style-name="P40">+</text:p>
          </table:table-cell>
          <table:table-cell table:style-name="TableCell1">
            <text:p text:style-name="P40">50</text:p>
          </table:table-cell>
        </table:table-row>
      </table:table>
      <text:p text:style-name="P18"/>
      <text:p text:style-name="P9"/>
      <text:p text:style-name="P9"/>
      <table:table table:name="Table3" table:style-name="Table1">
        <table:table-column table:style-name="TableColumn1"/>
        <table:table-column table:style-name="TableColumn1"/>
        <table:table-row>
          <table:table-cell table:style-name="TableCell1">
            <text:p text:style-name="P1"><text:span text:style-name="T7">Operator</text:span></text:p>
          </table:table-cell>
          <table:table-cell table:style-name="TableCell1">
            <text:p text:style-name="P1"><text:span text:style-name="T7">Description</text:span></text:p>
          </table:table-cell>
        </table:table-row>
        <table:table-row>
          <table:table-cell table:style-name="TableCell1">
            <text:p text:style-name="P1">+</text:p>
          </table:table-cell>
          <table:table-cell table:style-name="TableCell1">
            <text:p text:style-name="P1">Addition</text:p>
          </table:table-cell>
        </table:table-row>
        <table:table-row>
          <table:table-cell table:style-name="TableCell1">
            <text:p text:style-name="P1">-</text:p>
          </table:table-cell>
          <table:table-cell table:style-name="TableCell1">
            <text:p text:style-name="P1">Subtraction</text:p>
          </table:table-cell>
        </table:table-row>
        <table:table-row>
          <table:table-cell table:style-name="TableCell1">
            <text:p text:style-name="P1">*</text:p>
          </table:table-cell>
          <table:table-cell table:style-name="TableCell1">
            <text:p text:style-name="P1">Multiply</text:p>
          </table:table-cell>
        </table:table-row>
        <table:table-row>
          <table:table-cell table:style-name="TableCell1">
            <text:p text:style-name="P1">**</text:p>
          </table:table-cell>
          <table:table-cell table:style-name="TableCell1">
            <text:p text:style-name="P1">Exponentiation</text:p>
          </table:table-cell>
        </table:table-row>
        <table:table-row>
          <table:table-cell table:style-name="TableCell1">
            <text:p text:style-name="P1">/</text:p>
          </table:table-cell>
          <table:table-cell table:style-name="TableCell1">
            <text:p text:style-name="P1">Division</text:p>
          </table:table-cell>
        </table:table-row>
        <table:table-row>
          <table:table-cell table:style-name="TableCell1">
            <text:p text:style-name="P1">%</text:p>
          </table:table-cell>
          <table:table-cell table:style-name="TableCell1">
            <text:p text:style-name="P1">Modulus ( Division Remainder )</text:p>
          </table:table-cell>
        </table:table-row>
        <table:table-row>
          <table:table-cell table:style-name="TableCell1">
            <text:p text:style-name="P1">++</text:p>
          </table:table-cell>
          <table:table-cell table:style-name="TableCell1">
            <text:p text:style-name="P1">Increment</text:p>
          </table:table-cell>
        </table:table-row>
        <table:table-row>
          <table:table-cell table:style-name="TableCell1">
            <text:p text:style-name="P1">–</text:p>
          </table:table-cell>
          <table:table-cell table:style-name="TableCell1">
            <text:p text:style-name="P1">Decrement</text:p>
          </table:table-cell>
        </table:table-row>
      </table:table>
      <text:p text:style-name="P9"/>
      <text:p text:style-name="P6"><text:span text:style-name="T4">Ex:-</text:span></text:p>
      <text:p text:style-name="P6"/>
      <text:p text:style-name="P6"/>
      <text:p text:style-name="P6"/>
      <text:p text:style-name="P6"/>
      <text:p text:style-name="P6"/>
      <text:p text:style-name="P6"/>
      <text:p text:style-name="P6"/>
      <text:p text:style-name="P6"/>
      <text:p text:style-name="P6"/>
      <text:p text:style-name="P6"/>
      <text:p text:style-name="P6"><text:span text:style-name="T5">Result:-</text:span></text:p>
      <text:p text:style-name="P41"/>
      <text:p text:style-name="P41"/>
      <text:p text:style-name="P41"/>
      <text:p text:style-name="P41"/>
      <text:p text:style-name="P41"/>
      <text:p text:style-name="P41"/>
      <text:p text:style-name="P41"/>
      <text:p text:style-name="P41"/>
      <text:p text:style-name="P41"/>
      <text:p text:style-name="P41"/>
      <text:p text:style-name="P9"/>
      <text:p text:style-name="P17"><text:span text:style-name="T5">Like algebra, we can also perform arithmetic with JS variables, using operators like </text:span><text:span text:style-name="T26">= , + </text:span><text:span text:style-name="T38">and many more.</text:span><text:span text:style-name="T26"><text:s/></text:span></text:p>
      <text:p text:style-name="P17"><text:span text:style-name="T5">Ex: var = 2 + 5 + 8;</text:span></text:p>
      <text:p text:style-name="P17"><text:span text:style-name="T5">Result: 15</text:span></text:p>
      <text:p text:style-name="P42"><text:span text:style-name="T5">We can also add string, but they will be concatenated.</text:span></text:p>
      <text:p text:style-name="P17"><text:span text:style-name="T5">Ex: var = “Isha” + “ “ + “Arora”;</text:span></text:p>
      <text:p text:style-name="P17"><text:span text:style-name="T5">Result: Isha Arora</text:span></text:p>
      <text:p text:style-name="P42"><text:span text:style-name="T5">When the number is in quotes it is a string, the rest of the numbers will also be treated as strings, and will be concatenated accordingly.</text:span></text:p>
      <text:p text:style-name="P39"><text:span text:style-name="T5">Ex: var x = “5” + 6 + 4;</text:span></text:p>
      <text:p text:style-name="P39"><text:span text:style-name="T5">Result : 564</text:span></text:p>
      <text:p text:style-name="P17"><text:span text:style-name="T5">---------------------------</text:span></text:p>
      <text:p text:style-name="P17"><text:span text:style-name="T5">Ex: var x = 9 + 10 + “1”</text:span></text:p>
      <text:p text:style-name="P17"><text:span text:style-name="T5">Result : 191</text:span></text:p>
      <text:p text:style-name="P10"/>
      <text:p text:style-name="P10"><text:span text:style-name="T5">Modulus (%) operator returns the remainder after integer division.</text:span></text:p>
      <text:p text:style-name="P10"/>
      <text:p text:style-name="P4">Ex:- </text:p>
      <text:p text:style-name="P4"/>
      <text:p text:style-name="P43"><text:span text:style-name="T20">const</text:span><text:span text:style-name="T24"><text:s/></text:span>slices<text:span text:style-name="T24"><text:s/>= </text:span><text:span text:style-name="T39">10</text:span><text:span text:style-name="T24">;</text:span></text:p>
      <text:p text:style-name="P22"><text:span text:style-name="T20">const</text:span><text:s/><text:span text:style-name="T25">child</text:span><text:s/>= <text:span text:style-name="T39">3</text:span>;</text:p>
      <text:p text:style-name="P44"><text:span text:style-name="T20">const</text:span><text:span text:style-name="T24"><text:s/></text:span>share<text:span text:style-name="T24"><text:s/>= </text:span>slices<text:span text:style-name="T24"><text:s/>% </text:span>child<text:span text:style-name="T24">;</text:span></text:p>
      <text:p text:style-name="P25"/>
      <text:p text:style-name="P45">console<text:span text:style-name="T24">.</text:span><text:span text:style-name="T23">log</text:span><text:span text:style-name="T24">(</text:span><text:span text:style-name="T25">share</text:span><text:span text:style-name="T24">);</text:span></text:p>
      <text:p text:style-name="P4"/>
      <text:p text:style-name="P4">Result : </text:p>
      <text:p text:style-name="P4"/>
      <text:p text:style-name="P4">1 </text:p>
      <text:p text:style-name="P4"/>
      <text:p text:style-name="P9"><text:span text:style-name="T4">(As modulus gives you the remainder after the number is divided with the closest number which in this case is 3*3 = 9 so, the remainder is 1.)</text:span></text:p>
      <text:p text:style-name="P9"/>
      <text:p text:style-name="P9"/>
      <text:p text:style-name="P17"><text:span text:style-name="T5">JS Operator Precedence Values</text:span></text:p>
      <text:p text:style-name="P17"><text:span text:style-name="T4">Operator precedence describes the order in which operations are performed in an arithmetic expression.</text:span></text:p>
      <text:p text:style-name="P17"><text:span text:style-name="T4">Multiplication (</text:span><text:span text:style-name="T8">*</text:span><text:span text:style-name="T4">) and division (</text:span><text:span text:style-name="T8">/</text:span><text:span text:style-name="T4">) have higher precedence than addition (</text:span><text:span text:style-name="T8">+</text:span><text:span text:style-name="T4">) and subtraction (</text:span><text:span text:style-name="T8">-</text:span><text:span text:style-name="T4">).</text:span></text:p>
      <text:p text:style-name="P17"><text:span text:style-name="T4">When using parentheses, the operations inside the parentheses are computed first.</text:span></text:p>
      <text:p text:style-name="P17"><text:span text:style-name="T4">When many operations have the same precedence (like addition and subtraction), they are computed from left to right.</text:span></text:p>
      <text:p text:style-name="P46"><text:a xlink:type="simple" xlink:href="https://www.w3schools.com/js/js_arithmetic.asp"><text:span text:style-name="T4">https://www.w3schools.com/js/js_arithmetic.asp</text:span></text:a></text:p>
      <text:p text:style-name="P46"/>
      <text:p text:style-name="P9"><text:span text:style-name="T37">10.2 <text:s/>The Assignment operator:-</text:span><text:span text:style-name="T4"><text:s/></text:span><text:span text:style-name="T5">assigns values to JS variables.</text:span></text:p>
      <text:p text:style-name="P9"/>
      <text:p text:style-name="P9"><text:span text:style-name="T5">The “=” sign is an assignment operator in JS.</text:span></text:p>
      <text:p text:style-name="P9"><text:span text:style-name="T5">The “equal to” operator is written like “==” in JS.</text:span></text:p>
      <text:p text:style-name="P9"/>
      <table:table table:name="Table4" table:style-name="Table1">
        <table:table-column table:style-name="TableColumn1"/>
        <table:table-column table:style-name="TableColumn1"/>
        <table:table-column table:style-name="TableColumn1"/>
        <table:table-row>
          <table:table-cell table:style-name="TableCell1">
            <text:p text:style-name="P1">Operator</text:p>
          </table:table-cell>
          <table:table-cell table:style-name="TableCell1">
            <text:p text:style-name="P1">Example</text:p>
          </table:table-cell>
          <table:table-cell table:style-name="TableCell1">
            <text:p text:style-name="P1">Same As</text:p>
          </table:table-cell>
        </table:table-row>
        <table:table-row>
          <table:table-cell table:style-name="TableCell1">
            <text:p text:style-name="P1"><text:s/>= </text:p>
          </table:table-cell>
          <table:table-cell table:style-name="TableCell1">
            <text:p text:style-name="P1">x = y</text:p>
          </table:table-cell>
          <table:table-cell table:style-name="TableCell1">
            <text:p text:style-name="P1">x = y</text:p>
          </table:table-cell>
        </table:table-row>
        <table:table-row>
          <table:table-cell table:style-name="TableCell1">
            <text:p text:style-name="P1">+=</text:p>
          </table:table-cell>
          <table:table-cell table:style-name="TableCell1">
            <text:p text:style-name="P1">x += y</text:p>
          </table:table-cell>
          <table:table-cell table:style-name="TableCell1">
            <text:p text:style-name="P1">x = x + y</text:p>
          </table:table-cell>
        </table:table-row>
        <table:table-row>
          <table:table-cell table:style-name="TableCell1">
            <text:p text:style-name="P1">-=</text:p>
          </table:table-cell>
          <table:table-cell table:style-name="TableCell1">
            <text:p text:style-name="P1">x -= y</text:p>
          </table:table-cell>
          <table:table-cell table:style-name="TableCell1">
            <text:p text:style-name="P1">x = x - y</text:p>
          </table:table-cell>
        </table:table-row>
        <table:table-row>
          <table:table-cell table:style-name="TableCell1">
            <text:p text:style-name="P1">*=</text:p>
          </table:table-cell>
          <table:table-cell table:style-name="TableCell1">
            <text:p text:style-name="P1">x *= y</text:p>
          </table:table-cell>
          <table:table-cell table:style-name="TableCell1">
            <text:p text:style-name="P1">x = x * y</text:p>
          </table:table-cell>
        </table:table-row>
        <table:table-row>
          <table:table-cell table:style-name="TableCell1">
            <text:p text:style-name="P1">/=</text:p>
          </table:table-cell>
          <table:table-cell table:style-name="TableCell1">
            <text:p text:style-name="P1">x /= y</text:p>
          </table:table-cell>
          <table:table-cell table:style-name="TableCell1">
            <text:p text:style-name="P1">x = x / y</text:p>
          </table:table-cell>
        </table:table-row>
        <table:table-row>
          <table:table-cell table:style-name="TableCell1">
            <text:p text:style-name="P1">%=</text:p>
          </table:table-cell>
          <table:table-cell table:style-name="TableCell1">
            <text:p text:style-name="P1">x %= y</text:p>
          </table:table-cell>
          <table:table-cell table:style-name="TableCell1">
            <text:p text:style-name="P1">x = x % y</text:p>
          </table:table-cell>
        </table:table-row>
        <table:table-row>
          <table:table-cell table:style-name="TableCell1">
            <text:p text:style-name="P1">**=</text:p>
          </table:table-cell>
          <table:table-cell table:style-name="TableCell1">
            <text:p text:style-name="P1">x **= y</text:p>
          </table:table-cell>
          <table:table-cell table:style-name="TableCell1">
            <text:p text:style-name="P1">x = x ** y</text:p>
          </table:table-cell>
        </table:table-row>
      </table:table>
      <text:p text:style-name="P34"/>
      <text:p text:style-name="P47"/>
      <text:p text:style-name="P48"><text:span text:style-name="T5">10.2.1. JavaScript Comparison Operators</text:span></text:p>
      <text:p text:style-name="P49"><text:span text:style-name="T4">Comparison and Logical operators are used to test</text:span><text:span text:style-name="T5"><text:s/></text:span><text:span text:style-name="T26">true</text:span><text:span text:style-name="T5"><text:s/></text:span><text:span text:style-name="T4">and</text:span><text:span text:style-name="T5"><text:s/></text:span><text:span text:style-name="T26">false</text:span><text:span text:style-name="T5">.</text:span></text:p>
      <text:p text:style-name="P49"><text:span text:style-name="T4">Comparison operators are used in logical/conditional statements to compare values and take action depending on the result.</text:span></text:p>
      <text:p text:style-name="P49"><text:span text:style-name="T4">In the below example, X = 5.</text:span></text:p>
      <text:p text:style-name="P49"/>
      <table:table table:name="Table5" table:style-name="Table1">
        <table:table-column table:style-name="TableColumn1"/>
        <table:table-column table:style-name="TableColumn1"/>
        <table:table-column table:style-name="TableColumn1"/>
        <table:table-column table:style-name="TableColumn1"/>
        <table:table-row>
          <table:table-cell table:style-name="TableCell1">
            <text:p text:style-name="P1"><text:span text:style-name="T7">Operator</text:span></text:p>
          </table:table-cell>
          <table:table-cell table:style-name="TableCell1">
            <text:p text:style-name="P1"><text:span text:style-name="T7">Description</text:span></text:p>
          </table:table-cell>
          <table:table-cell table:style-name="TableCell1">
            <text:p text:style-name="P1"><text:span text:style-name="T7">Comparing</text:span></text:p>
          </table:table-cell>
          <table:table-cell table:style-name="TableCell1">
            <text:p text:style-name="P1"><text:span text:style-name="T7">Returns</text:span></text:p>
          </table:table-cell>
        </table:table-row>
        <table:table-row>
          <table:table-cell table:style-name="TableCell1">
            <text:p text:style-name="P1">==</text:p>
          </table:table-cell>
          <table:table-cell table:style-name="TableCell1">
            <text:p text:style-name="P1">equal to</text:p>
          </table:table-cell>
          <table:table-cell table:style-name="TableCell1">
            <text:p text:style-name="P1">x == 8</text:p>
            <text:p text:style-name="P1">x == 5</text:p>
            <text:p text:style-name="P1">x == “5”</text:p>
          </table:table-cell>
          <table:table-cell table:style-name="TableCell1">
            <text:p text:style-name="P1">false</text:p>
            <text:p text:style-name="P1">true</text:p>
            <text:p text:style-name="P1">true</text:p>
          </table:table-cell>
        </table:table-row>
        <table:table-row>
          <table:table-cell table:style-name="TableCell1">
            <text:p text:style-name="P1">===</text:p>
          </table:table-cell>
          <table:table-cell table:style-name="TableCell1">
            <text:p text:style-name="P1">equal value <text:span text:style-name="T40">and</text:span><text:s/>equal type</text:p>
          </table:table-cell>
          <table:table-cell table:style-name="TableCell1">
            <text:p text:style-name="P1">X === 5</text:p>
            <text:p text:style-name="P1">x === “5”</text:p>
          </table:table-cell>
          <table:table-cell table:style-name="TableCell1">
            <text:p text:style-name="P1">True</text:p>
            <text:p text:style-name="P1">false</text:p>
          </table:table-cell>
        </table:table-row>
        <table:table-row>
          <table:table-cell table:style-name="TableCell1">
            <text:p text:style-name="P1">!=</text:p>
          </table:table-cell>
          <table:table-cell table:style-name="TableCell1">
            <text:p text:style-name="P1">not equal</text:p>
          </table:table-cell>
          <table:table-cell table:style-name="TableCell1">
            <text:p text:style-name="P1">X! = 8</text:p>
          </table:table-cell>
          <table:table-cell table:style-name="TableCell1">
            <text:p text:style-name="P1">True</text:p>
          </table:table-cell>
        </table:table-row>
        <table:table-row>
          <table:table-cell table:style-name="TableCell1">
            <text:p text:style-name="P1">!==</text:p>
          </table:table-cell>
          <table:table-cell table:style-name="TableCell1">
            <text:p text:style-name="P1">not equal value <text:span text:style-name="T40">or</text:span><text:s/>not equal type</text:p>
          </table:table-cell>
          <table:table-cell table:style-name="TableCell1">
            <text:p text:style-name="P1">X! == 5</text:p>
            <text:p text:style-name="P1">x! == “5”</text:p>
            <text:p text:style-name="P1">x! == 8</text:p>
          </table:table-cell>
          <table:table-cell table:style-name="TableCell1">
            <text:p text:style-name="P1">False</text:p>
            <text:p text:style-name="P1">true</text:p>
            <text:p text:style-name="P1">true</text:p>
          </table:table-cell>
        </table:table-row>
        <table:table-row>
          <table:table-cell table:style-name="TableCell1">
            <text:p text:style-name="P1">&gt;</text:p>
          </table:table-cell>
          <table:table-cell table:style-name="TableCell1">
            <text:p text:style-name="P1">greater than</text:p>
          </table:table-cell>
          <table:table-cell table:style-name="TableCell1">
            <text:p text:style-name="P1">X &gt; 8</text:p>
          </table:table-cell>
          <table:table-cell table:style-name="TableCell1">
            <text:p text:style-name="P1">false</text:p>
          </table:table-cell>
        </table:table-row>
        <table:table-row>
          <table:table-cell table:style-name="TableCell1">
            <text:p text:style-name="P1">&lt;</text:p>
          </table:table-cell>
          <table:table-cell table:style-name="TableCell1">
            <text:p text:style-name="P1">less than</text:p>
          </table:table-cell>
          <table:table-cell table:style-name="TableCell1">
            <text:p text:style-name="P1">X &lt; 8</text:p>
          </table:table-cell>
          <table:table-cell table:style-name="TableCell1">
            <text:p text:style-name="P1">True</text:p>
          </table:table-cell>
        </table:table-row>
        <table:table-row>
          <table:table-cell table:style-name="TableCell1">
            <text:p text:style-name="P1">&gt;=</text:p>
          </table:table-cell>
          <table:table-cell table:style-name="TableCell1">
            <text:p text:style-name="P1">greater than<text:span text:style-name="T40"><text:s/>or</text:span><text:s/>equal to</text:p>
          </table:table-cell>
          <table:table-cell table:style-name="TableCell1">
            <text:p text:style-name="P1">x&gt;=8</text:p>
          </table:table-cell>
          <table:table-cell table:style-name="TableCell1">
            <text:p text:style-name="P1">False</text:p>
          </table:table-cell>
        </table:table-row>
        <table:table-row>
          <table:table-cell table:style-name="TableCell1">
            <text:p text:style-name="P1">&lt;=</text:p>
          </table:table-cell>
          <table:table-cell table:style-name="TableCell1">
            <text:p text:style-name="P1">less than <text:span text:style-name="T40">or</text:span><text:s/>equal to</text:p>
          </table:table-cell>
          <table:table-cell table:style-name="TableCell1">
            <text:p text:style-name="P1">X &lt;= 8</text:p>
          </table:table-cell>
          <table:table-cell table:style-name="TableCell1">
            <text:p text:style-name="P1">true</text:p>
          </table:table-cell>
        </table:table-row>
        <table:table-row>
          <table:table-cell table:style-name="TableCell1">
            <text:p text:style-name="P1">?</text:p>
          </table:table-cell>
          <table:table-cell table:style-name="TableCell1">
            <text:p text:style-name="P1">ternary operator</text:p>
          </table:table-cell>
          <table:table-cell table:style-name="TableCell1">
            <text:p text:style-name="P1">This operator will assign a value to a variable based on some condition</text:p>
            <text:p text:style-name="P1"/>
            <text:p text:style-name="P1"><text:span text:style-name="T1">Syntax :</text:span></text:p>
            <text:p text:style-name="P1"/>
            <text:p text:style-name="P1"/>
            <text:p text:style-name="P1">var variablename = (condition) ? Value1:value2</text:p>
            <text:p text:style-name="P1"/>
          </table:table-cell>
          <table:table-cell table:style-name="TableCell1">
            <text:p text:style-name="P1">Ex: </text:p>
            <text:p text:style-name="P1"/>
            <text:p text:style-name="P1"/>
            <text:p text:style-name="P1"/>
            <text:p text:style-name="P1">&lt;input id="age" value="15" /&gt;</text:p>
            <text:p text:style-name="P1"/>
            <text:p text:style-name="P1">&lt;button onclick="myFunction()"&gt;Try it&lt;/button&gt;</text:p>
            <text:p text:style-name="P1"/>
            <text:p text:style-name="P1">&lt;p id="demo"&gt;&lt;/p&gt;</text:p>
            <text:p text:style-name="P1"/>
            <text:p text:style-name="P1">&lt;script&gt;</text:p>
            <text:p text:style-name="P1">function myFunction() {</text:p>
            <text:p text:style-name="P1"><text:s text:c="2"/>var age, voteable;</text:p>
            <text:p text:style-name="P1"><text:s text:c="2"/>age = document.getElementById("age").value;</text:p>
            <text:p text:style-name="P1"><text:s text:c="2"/>voteable = (age &lt; 18) ? "Too young":"Old enough";</text:p>
            <text:p text:style-name="P1"><text:s text:c="2"/>document.getElementById("demo").innerHTML = voteable + " to vote.";</text:p>
            <text:p text:style-name="P1">}</text:p>
            <text:p text:style-name="P1">&lt;/script&gt;</text:p>
            <text:p text:style-name="P1"/>
            <text:p text:style-name="P1"/>
            <text:p text:style-name="P1">Result: </text:p>
            <text:p text:style-name="P1"/>
            <text:p text:style-name="P50"><text:span text:style-name="T4">Input your age and click the button:</text:span></text:p>
            <text:p text:style-name="P17"/>
            <text:p text:style-name="P17"><text:span text:style-name="T4">Old enough to vote.</text:span></text:p>
            <text:p text:style-name="P1">If the age will be 15 or any other no. less than 18, it will show “<text:span text:style-name="T14">Too young to vote.”</text:span></text:p>
            <text:p text:style-name="P51"/>
            <text:p text:style-name="P51"/>
          </table:table-cell>
        </table:table-row>
      </table:table>
      <text:p text:style-name="P37"/>
      <text:p text:style-name="P37"><text:span text:style-name="T4">Comparing Different Types</text:span></text:p>
      <text:p text:style-name="P37"><text:span text:style-name="T4">Comparing data of different data types may give unexpected results.</text:span></text:p>
      <text:p text:style-name="P17"><text:span text:style-name="T4">When comparing string with a number, JS will covert the string to a number when doing the comparison. An empty string converts to 0. A</text:span><text:span text:style-name="T5"><text:s/></text:span><text:span text:style-name="T41">non-numeric</text:span><text:span text:style-name="T5"><text:s/></text:span><text:span text:style-name="T4">string converts to</text:span><text:span text:style-name="T5"><text:s/></text:span><text:span text:style-name="T41">NaN</text:span><text:span text:style-name="T5"><text:s/></text:span><text:span text:style-name="T4">which is always</text:span><text:span text:style-name="T5"><text:s/></text:span><text:span text:style-name="T41">false</text:span><text:span text:style-name="T5">.</text:span></text:p>
      <text:p text:style-name="P52"><text:span text:style-name="T5">When comparing two strings, "2" will be greater than "12", because (alphabetically) 1 is less than 2.</text:span></text:p>
      <text:p text:style-name="P52"/>
      <table:table table:name="Table6" table:style-name="Table1">
        <table:table-column table:style-name="TableColumn1"/>
        <table:table-column table:style-name="TableColumn1"/>
        <table:table-row>
          <table:table-cell table:style-name="TableCell1">
            <text:p text:style-name="P1"><text:span text:style-name="T7">Case</text:span></text:p>
          </table:table-cell>
          <table:table-cell table:style-name="TableCell1">
            <text:p text:style-name="P1"><text:span text:style-name="T7">Value</text:span></text:p>
          </table:table-cell>
        </table:table-row>
        <table:table-row>
          <table:table-cell table:style-name="TableCell1">
            <text:p text:style-name="P1">2 &lt; 12</text:p>
          </table:table-cell>
          <table:table-cell table:style-name="TableCell1">
            <text:p text:style-name="P1">true</text:p>
          </table:table-cell>
        </table:table-row>
        <table:table-row>
          <table:table-cell table:style-name="TableCell1">
            <text:p text:style-name="P1">2 &lt; "12"</text:p>
          </table:table-cell>
          <table:table-cell table:style-name="TableCell1">
            <text:p text:style-name="P1">true</text:p>
          </table:table-cell>
        </table:table-row>
        <table:table-row>
          <table:table-cell table:style-name="TableCell1">
            <text:p text:style-name="P1">2 &lt; "John"</text:p>
          </table:table-cell>
          <table:table-cell table:style-name="TableCell1">
            <text:p text:style-name="P1">false</text:p>
          </table:table-cell>
        </table:table-row>
        <table:table-row>
          <table:table-cell table:style-name="TableCell1">
            <text:p text:style-name="P1">2 &gt; "John"</text:p>
          </table:table-cell>
          <table:table-cell table:style-name="TableCell1">
            <text:p text:style-name="P1">false</text:p>
          </table:table-cell>
        </table:table-row>
        <table:table-row>
          <table:table-cell table:style-name="TableCell1">
            <text:p text:style-name="P1">2 == "John"</text:p>
          </table:table-cell>
          <table:table-cell table:style-name="TableCell1">
            <text:p text:style-name="P1">false</text:p>
          </table:table-cell>
        </table:table-row>
        <table:table-row>
          <table:table-cell table:style-name="TableCell1">
            <text:p text:style-name="P1">"2" &lt; "12"</text:p>
          </table:table-cell>
          <table:table-cell table:style-name="TableCell1">
            <text:p text:style-name="P1">false</text:p>
          </table:table-cell>
        </table:table-row>
        <table:table-row>
          <table:table-cell table:style-name="TableCell1">
            <text:p text:style-name="P1">"2" &gt; "12"</text:p>
          </table:table-cell>
          <table:table-cell table:style-name="TableCell1">
            <text:p text:style-name="P1">true</text:p>
          </table:table-cell>
        </table:table-row>
        <table:table-row>
          <table:table-cell table:style-name="TableCell1">
            <text:p text:style-name="P1">"2" == "12"</text:p>
          </table:table-cell>
          <table:table-cell table:style-name="TableCell1">
            <text:p text:style-name="P1">false</text:p>
          </table:table-cell>
        </table:table-row>
      </table:table>
      <text:p text:style-name="P52"/>
      <text:p text:style-name="P37"/>
      <text:p text:style-name="P37"><text:span text:style-name="T4">10.2.2 <text:s/>JavaScript Logical Operators</text:span></text:p>
      <text:p text:style-name="P17"><text:span text:style-name="T4">Logical operators are used to determine the logic between variables or values.</text:span></text:p>
      <text:p text:style-name="P17"><text:span text:style-name="T4">In below example, x = 6 and y = 3, </text:span></text:p>
      <table:table table:name="Table7" table:style-name="Table1">
        <table:table-column table:style-name="TableColumn1"/>
        <table:table-column table:style-name="TableColumn1"/>
        <table:table-column table:style-name="TableColumn1"/>
        <table:table-column table:style-name="TableColumn1"/>
        <table:table-row>
          <table:table-cell table:style-name="TableCell1">
            <text:p text:style-name="P1"><text:span text:style-name="T7">Operator</text:span></text:p>
          </table:table-cell>
          <table:table-cell table:style-name="TableCell1">
            <text:p text:style-name="P1"><text:span text:style-name="T7">Called As</text:span></text:p>
          </table:table-cell>
          <table:table-cell table:style-name="TableCell1">
            <text:p text:style-name="P1"><text:span text:style-name="T7">Description</text:span></text:p>
          </table:table-cell>
          <table:table-cell table:style-name="TableCell1">
            <text:p text:style-name="P1"><text:span text:style-name="T7">Example</text:span></text:p>
          </table:table-cell>
        </table:table-row>
        <table:table-row>
          <table:table-cell table:style-name="TableCell1">
            <text:p text:style-name="P1"><text:s/>&amp;&amp;</text:p>
          </table:table-cell>
          <table:table-cell table:style-name="TableCell1">
            <text:p text:style-name="P1">AND</text:p>
          </table:table-cell>
          <table:table-cell table:style-name="TableCell1">
            <text:p text:style-name="P1">The AND operator (&amp;&amp;) returns true if <text:span text:style-name="T40">both</text:span><text:s/>expressions are true, otherwise it returns false.</text:p>
          </table:table-cell>
          <table:table-cell table:style-name="TableCell1">
            <text:p text:style-name="P1">&lt;script&gt;</text:p>
            <text:p text:style-name="P1">var x = 6;</text:p>
            <text:p text:style-name="P1">var y = 3;</text:p>
            <text:p text:style-name="P1"/>
            <text:p text:style-name="P1">document.getElementById("demo").innerHTML = </text:p>
            <text:p text:style-name="P1">(x &lt; 10 &amp;&amp; y &gt; 1) + "&lt;br&gt;" + </text:p>
            <text:p text:style-name="P1">(x &lt; 10 &amp;&amp; y &lt; 1);</text:p>
            <text:p text:style-name="P1">&lt;/script&gt;</text:p>
            <text:p text:style-name="P1"/>
            <text:p text:style-name="P1"><text:span text:style-name="T1">Result</text:span></text:p>
            <text:p text:style-name="P1"/>
            <text:p text:style-name="P1">true</text:p>
            <text:p text:style-name="P1">false</text:p>
          </table:table-cell>
        </table:table-row>
        <table:table-row>
          <table:table-cell table:style-name="TableCell1">
            <text:p text:style-name="P1"><text:s/>| |</text:p>
          </table:table-cell>
          <table:table-cell table:style-name="TableCell1">
            <text:p text:style-name="P1">OR</text:p>
          </table:table-cell>
          <table:table-cell table:style-name="TableCell1">
            <text:p text:style-name="P1">The OR operator (||) returns true if one or both expressions are true, otherwise it returns false.</text:p>
          </table:table-cell>
          <table:table-cell table:style-name="TableCell1">
            <text:p text:style-name="P1">&lt;script&gt;</text:p>
            <text:p text:style-name="P1">var x = 6;</text:p>
            <text:p text:style-name="P1">var y = 3;</text:p>
            <text:p text:style-name="P1"/>
            <text:p text:style-name="P1">document.getElementById("demo").innerHTML = </text:p>
            <text:p text:style-name="P1">(x == 5 || y == 5) + "&lt;br&gt;" + </text:p>
            <text:p text:style-name="P1">(x == 6 || y == 0) + "&lt;br&gt;" + </text:p>
            <text:p text:style-name="P1">(x == 0 || y == 3) + "&lt;br&gt;" + </text:p>
            <text:p text:style-name="P1">(x == 6 || y</text:p>
            <text:p text:style-name="P1"/>
            <text:p text:style-name="P1"><text:span text:style-name="T1">Result</text:span></text:p>
            <text:p text:style-name="P1"/>
            <text:p text:style-name="P1">false</text:p>
            <text:p text:style-name="P1">true</text:p>
            <text:p text:style-name="P1">true</text:p>
            <text:p text:style-name="P1">true</text:p>
            <text:p text:style-name="P1"/>
          </table:table-cell>
        </table:table-row>
        <table:table-row>
          <table:table-cell table:style-name="TableCell1">
            <text:p text:style-name="P1"><text:s/>!</text:p>
          </table:table-cell>
          <table:table-cell table:style-name="TableCell1">
            <text:p text:style-name="P1">NOT</text:p>
          </table:table-cell>
          <table:table-cell table:style-name="TableCell1">
            <text:p text:style-name="P1">The NOT operator (!) returns true for false statements and false for true statements.</text:p>
          </table:table-cell>
          <table:table-cell table:style-name="TableCell1">
            <text:p text:style-name="P1">&lt;script&gt;</text:p>
            <text:p text:style-name="P1">var x = 6;</text:p>
            <text:p text:style-name="P1">var y = 3;</text:p>
            <text:p text:style-name="P1"/>
            <text:p text:style-name="P1">document.getElementById("demo").innerHTML = </text:p>
            <text:p text:style-name="P1">!(x === y) + "&lt;br&gt;" + </text:p>
            <text:p text:style-name="P1">!(x &gt; y);</text:p>
            <text:p text:style-name="P1">&lt;/script&gt;</text:p>
            <text:p text:style-name="P1"/>
            <text:p text:style-name="P1"><text:span text:style-name="T1">Result</text:span></text:p>
            <text:p text:style-name="P1"/>
            <text:p text:style-name="P1">true</text:p>
            <text:p text:style-name="P1">false</text:p>
          </table:table-cell>
        </table:table-row>
      </table:table>
      <text:p text:style-name="P4"/>
      <text:p text:style-name="P4"><text:span text:style-name="T7">10.2.3. JavaScript Type Operators</text:span></text:p>
      <text:p text:style-name="P53"/>
      <table:table table:name="Table8" table:style-name="Table1">
        <table:table-column table:style-name="TableColumn1"/>
        <table:table-column table:style-name="TableColumn1"/>
        <table:table-row>
          <table:table-cell table:style-name="TableCell1">
            <text:p text:style-name="P4"><text:span text:style-name="T7">Operator</text:span></text:p>
          </table:table-cell>
          <table:table-cell table:style-name="TableCell1">
            <text:p text:style-name="P4"><text:span text:style-name="T7">Description</text:span></text:p>
          </table:table-cell>
        </table:table-row>
        <table:table-row>
          <table:table-cell table:style-name="TableCell1">
            <text:p text:style-name="P4">typeof</text:p>
          </table:table-cell>
          <table:table-cell table:style-name="TableCell1">
            <text:p text:style-name="P4">Returns the type of a variable</text:p>
          </table:table-cell>
        </table:table-row>
        <table:table-row>
          <table:table-cell table:style-name="TableCell1">
            <text:p text:style-name="P4">instanceof</text:p>
          </table:table-cell>
          <table:table-cell table:style-name="TableCell1">
            <text:p text:style-name="P4">Returns true if an object is an instance of an object type</text:p>
          </table:table-cell>
        </table:table-row>
      </table:table>
      <text:p text:style-name="P54"/>
      <text:p text:style-name="P9"><text:span text:style-name="T5">10.2.4 Javascript String Operators</text:span></text:p>
      <text:p text:style-name="P9"/>
      <text:p text:style-name="P9"><text:span text:style-name="T5">The </text:span><text:span text:style-name="T26">+ </text:span><text:span text:style-name="T4">operator can also be used to add ( concatenate ) strings. When used on strings, the </text:span><text:span text:style-name="T26">+ </text:span><text:span text:style-name="T4">operator is called the concatenation operator.</text:span></text:p>
      <text:p text:style-name="P9"/>
      <text:p text:style-name="P9"><text:span text:style-name="T42">Ex</text:span><text:span text:style-name="T5">:</text:span></text:p>
      <text:p text:style-name="P9"/>
      <text:p text:style-name="P9"><text:span text:style-name="T5">var txt1 = “John”;</text:span></text:p>
      <text:p text:style-name="P9"><text:span text:style-name="T5">var txt2 = “Doe”;</text:span></text:p>
      <text:p text:style-name="P9"><text:span text:style-name="T5">var txt3 = txt1 + “ “ + txt2;</text:span></text:p>
      <text:p text:style-name="P9"/>
      <text:p text:style-name="P9"><text:span text:style-name="T42">Result</text:span><text:span text:style-name="T5"><text:s/>: John Doe</text:span></text:p>
      <text:p text:style-name="P9"/>
      <text:p text:style-name="P9"><text:span text:style-name="T42">Ex</text:span><text:span text:style-name="T5">: var txt1 = “what a very”;</text:span></text:p>
      <text:p text:style-name="P9"><text:span text:style-name="T5">txt1 += “nice day”;</text:span></text:p>
      <text:p text:style-name="P9"/>
      <text:p text:style-name="P9"><text:span text:style-name="T42">Result: </text:span><text:span text:style-name="T5">What a very nice day</text:span></text:p>
      <text:p text:style-name="P9"/>
      <text:p text:style-name="P9"><text:span text:style-name="T5">10.2.5 JavaScript Bitwise Operators</text:span></text:p>
      <text:p text:style-name="P9"/>
      <text:p text:style-name="P17"><text:span text:style-name="T4">Bit operators work on 32 bits numbers.</text:span></text:p>
      <text:p text:style-name="P8"><text:span text:style-name="T4">Any numeric operand in the operation is converted into a 32 bit number. The result is converted back to a JavaScript number.</text:span></text:p>
      <text:p text:style-name="P8"/>
      <table:table table:name="Table9" table:style-name="Table1">
        <table:table-column table:style-name="TableColumn1"/>
        <table:table-column table:style-name="TableColumn1"/>
        <table:table-column table:style-name="TableColumn1"/>
        <table:table-column table:style-name="TableColumn1"/>
        <table:table-column table:style-name="TableColumn1"/>
        <table:table-column table:style-name="TableColumn1"/>
        <table:table-row>
          <table:table-cell table:style-name="TableCell1">
            <text:p text:style-name="P51"><text:span text:style-name="T5">Operator</text:span></text:p>
          </table:table-cell>
          <table:table-cell table:style-name="TableCell1">
            <text:p text:style-name="P51"><text:span text:style-name="T5">Description</text:span></text:p>
          </table:table-cell>
          <table:table-cell table:style-name="TableCell1">
            <text:p text:style-name="P51"><text:span text:style-name="T5">Example</text:span></text:p>
          </table:table-cell>
          <table:table-cell table:style-name="TableCell1">
            <text:p text:style-name="P51"><text:span text:style-name="T5">Same as</text:span></text:p>
          </table:table-cell>
          <table:table-cell table:style-name="TableCell1">
            <text:p text:style-name="P51"><text:span text:style-name="T5">Result</text:span></text:p>
          </table:table-cell>
          <table:table-cell table:style-name="TableCell1">
            <text:p text:style-name="P51"><text:span text:style-name="T5">Decimal</text:span></text:p>
          </table:table-cell>
        </table:table-row>
        <table:table-row>
          <table:table-cell table:style-name="TableCell1">
            <text:p text:style-name="P51"><text:span text:style-name="T4"><text:s/>&amp;</text:span></text:p>
          </table:table-cell>
          <table:table-cell table:style-name="TableCell1">
            <text:p text:style-name="P51"><text:span text:style-name="T4">AND</text:span></text:p>
          </table:table-cell>
          <table:table-cell table:style-name="TableCell1">
            <text:p text:style-name="P51"><text:span text:style-name="T4">5 &amp; 1</text:span></text:p>
          </table:table-cell>
          <table:table-cell table:style-name="TableCell1">
            <text:p text:style-name="P51"><text:span text:style-name="T4">0101 &amp; 0001</text:span></text:p>
          </table:table-cell>
          <table:table-cell table:style-name="TableCell1">
            <text:p text:style-name="P51"><text:span text:style-name="T4">0001</text:span></text:p>
          </table:table-cell>
          <table:table-cell table:style-name="TableCell1">
            <text:p text:style-name="P51"><text:span text:style-name="T4"><text:s/>1</text:span></text:p>
          </table:table-cell>
        </table:table-row>
        <table:table-row>
          <table:table-cell table:style-name="TableCell1">
            <text:p text:style-name="P51"><text:span text:style-name="T4">|</text:span></text:p>
          </table:table-cell>
          <table:table-cell table:style-name="TableCell1">
            <text:p text:style-name="P51"><text:span text:style-name="T4">OR</text:span></text:p>
          </table:table-cell>
          <table:table-cell table:style-name="TableCell1">
            <text:p text:style-name="P51"><text:span text:style-name="T4">5 | 1</text:span></text:p>
          </table:table-cell>
          <table:table-cell table:style-name="TableCell1">
            <text:p text:style-name="P51"><text:span text:style-name="T4">0101 | 0001</text:span></text:p>
          </table:table-cell>
          <table:table-cell table:style-name="TableCell1">
            <text:p text:style-name="P51"><text:span text:style-name="T4">0101</text:span></text:p>
          </table:table-cell>
          <table:table-cell table:style-name="TableCell1">
            <text:p text:style-name="P51"><text:span text:style-name="T4"><text:s/>5</text:span></text:p>
          </table:table-cell>
        </table:table-row>
        <table:table-row>
          <table:table-cell table:style-name="TableCell1">
            <text:p text:style-name="P51"><text:span text:style-name="T4">~</text:span></text:p>
          </table:table-cell>
          <table:table-cell table:style-name="TableCell1">
            <text:p text:style-name="P51"><text:span text:style-name="T4">NOT</text:span></text:p>
          </table:table-cell>
          <table:table-cell table:style-name="TableCell1">
            <text:p text:style-name="P51"><text:span text:style-name="T4">~ 5</text:span></text:p>
          </table:table-cell>
          <table:table-cell table:style-name="TableCell1">
            <text:p text:style-name="P51"><text:span text:style-name="T4"><text:s/>~0101</text:span></text:p>
          </table:table-cell>
          <table:table-cell table:style-name="TableCell1">
            <text:p text:style-name="P51"><text:span text:style-name="T4">1010</text:span></text:p>
          </table:table-cell>
          <table:table-cell table:style-name="TableCell1">
            <text:p text:style-name="P51"><text:span text:style-name="T4"><text:s/>10</text:span></text:p>
          </table:table-cell>
        </table:table-row>
        <table:table-row>
          <table:table-cell table:style-name="TableCell1">
            <text:p text:style-name="P51"><text:span text:style-name="T4">^</text:span></text:p>
          </table:table-cell>
          <table:table-cell table:style-name="TableCell1">
            <text:p text:style-name="P51"><text:span text:style-name="T4">XOR</text:span></text:p>
          </table:table-cell>
          <table:table-cell table:style-name="TableCell1">
            <text:p text:style-name="P51"><text:span text:style-name="T4">5 ^ 1</text:span></text:p>
          </table:table-cell>
          <table:table-cell table:style-name="TableCell1">
            <text:p text:style-name="P51"><text:span text:style-name="T4">0101 ^ 0001</text:span></text:p>
          </table:table-cell>
          <table:table-cell table:style-name="TableCell1">
            <text:p text:style-name="P51"><text:span text:style-name="T4">0100</text:span></text:p>
          </table:table-cell>
          <table:table-cell table:style-name="TableCell1">
            <text:p text:style-name="P51"><text:span text:style-name="T4">4</text:span></text:p>
          </table:table-cell>
        </table:table-row>
        <table:table-row>
          <table:table-cell table:style-name="TableCell1">
            <text:p text:style-name="P51"><text:span text:style-name="T4">&lt;&lt;</text:span></text:p>
          </table:table-cell>
          <table:table-cell table:style-name="TableCell1">
            <text:p text:style-name="P51"><text:span text:style-name="T4">Zero fill left shift</text:span></text:p>
          </table:table-cell>
          <table:table-cell table:style-name="TableCell1">
            <text:p text:style-name="P51"><text:span text:style-name="T4">5 &lt;&lt; 1</text:span></text:p>
          </table:table-cell>
          <table:table-cell table:style-name="TableCell1">
            <text:p text:style-name="P51"><text:span text:style-name="T4">0101 &lt;&lt; 1</text:span></text:p>
          </table:table-cell>
          <table:table-cell table:style-name="TableCell1">
            <text:p text:style-name="P51"><text:span text:style-name="T4">1010</text:span></text:p>
          </table:table-cell>
          <table:table-cell table:style-name="TableCell1">
            <text:p text:style-name="P51"><text:span text:style-name="T4">10</text:span></text:p>
          </table:table-cell>
        </table:table-row>
        <table:table-row>
          <table:table-cell table:style-name="TableCell1">
            <text:p text:style-name="P51"><text:span text:style-name="T4">&gt;&gt;</text:span></text:p>
          </table:table-cell>
          <table:table-cell table:style-name="TableCell1">
            <text:p text:style-name="P51"><text:span text:style-name="T4">Signed right shift</text:span></text:p>
          </table:table-cell>
          <table:table-cell table:style-name="TableCell1">
            <text:p text:style-name="P51"><text:span text:style-name="T4">5 &gt;&gt; 1</text:span></text:p>
          </table:table-cell>
          <table:table-cell table:style-name="TableCell1">
            <text:p text:style-name="P51"><text:span text:style-name="T4">0101 &gt;&gt; 1</text:span></text:p>
          </table:table-cell>
          <table:table-cell table:style-name="TableCell1">
            <text:p text:style-name="P51"><text:span text:style-name="T4">0010</text:span></text:p>
          </table:table-cell>
          <table:table-cell table:style-name="TableCell1">
            <text:p text:style-name="P51"><text:span text:style-name="T4"><text:s/>2</text:span></text:p>
          </table:table-cell>
        </table:table-row>
        <table:table-row>
          <table:table-cell table:style-name="TableCell1">
            <text:p text:style-name="P51"><text:span text:style-name="T4">&gt;&gt;&gt;</text:span></text:p>
          </table:table-cell>
          <table:table-cell table:style-name="TableCell1">
            <text:p text:style-name="P51"><text:span text:style-name="T4">Zero fill right shift</text:span></text:p>
          </table:table-cell>
          <table:table-cell table:style-name="TableCell1">
            <text:p text:style-name="P51"><text:span text:style-name="T4">5 &gt;&gt;&gt; 1</text:span></text:p>
          </table:table-cell>
          <table:table-cell table:style-name="TableCell1">
            <text:p text:style-name="P51"><text:span text:style-name="T4">0101 &gt;&gt;&gt; 1</text:span></text:p>
          </table:table-cell>
          <table:table-cell table:style-name="TableCell1">
            <text:p text:style-name="P51"><text:span text:style-name="T4">0010</text:span></text:p>
          </table:table-cell>
          <table:table-cell table:style-name="TableCell1">
            <text:p text:style-name="P51"><text:span text:style-name="T4"><text:s/>2</text:span></text:p>
          </table:table-cell>
        </table:table-row>
      </table:table>
      <text:p text:style-name="P9"/>
      <text:p text:style-name="P9"/>
      <text:p text:style-name="P54"/>
      <text:p text:style-name="P53"><text:span text:style-name="T5">11. JS Expressions </text:span></text:p>
      <text:p text:style-name="P37"><text:span text:style-name="T4">An expression is a combination of values, variables and operators which computes to a value. </text:span></text:p>
      <text:p text:style-name="P17"><text:span text:style-name="T4">Expression can also contain variable values. Values can be of various types such as numbers and strings.</text:span></text:p>
      <text:p text:style-name="P17"/>
      <text:p text:style-name="P17"><text:span text:style-name="T6">Ex:</text:span></text:p>
      <text:p text:style-name="P8"><text:span text:style-name="T4">&lt;script&gt;</text:span></text:p>
      <text:p text:style-name="P8"><text:span text:style-name="T4">var x;</text:span></text:p>
      <text:p text:style-name="P8"><text:span text:style-name="T4">x = 5;</text:span></text:p>
      <text:p text:style-name="P8"><text:span text:style-name="T4">document.getElementById("demo").innerHTML </text:span><text:span text:style-name="T9">= x * 10;</text:span></text:p>
      <text:p text:style-name="P8"><text:span text:style-name="T4">&lt;/script&gt;</text:span></text:p>
      <text:p text:style-name="P9"/>
      <text:p text:style-name="P55"><text:span text:style-name="T4">OR</text:span></text:p>
      <text:p text:style-name="P8"/>
      <text:p text:style-name="P8"><text:span text:style-name="T4">&lt;script&gt;</text:span></text:p>
      <text:p text:style-name="P8"><text:span text:style-name="T4">document.getElementById("demo").innerHTML </text:span><text:span text:style-name="T9">= "John" + " " <text:s/>+ "Doe";</text:span></text:p>
      <text:p text:style-name="P8"><text:span text:style-name="T4">&lt;/script&gt;</text:span></text:p>
      <text:p text:style-name="P9"/>
      <text:p text:style-name="P18"><text:span text:style-name="T6">Ex:</text:span></text:p>
      <text:p text:style-name="P18"/>
      <text:p text:style-name="P18"><text:span text:style-name="T4">var price1 = 5;</text:span><text:span text:style-name="T5"><text:line-break/></text:span><text:span text:style-name="T4">var price2 = 6;</text:span><text:span text:style-name="T5"><text:line-break/></text:span><text:span text:style-name="T4">var total = price1 + price2;</text:span></text:p>
      <text:p text:style-name="P18"/>
      <text:p text:style-name="P39"><text:span text:style-name="T4">Here, we are using variables in expressions (total = price1 + price2)which computes to a value ( 11 ).</text:span></text:p>
      <text:p text:style-name="P34"/>
      <text:p text:style-name="P56"><text:span text:style-name="T7">12. DATA TYPES:- There are 7 data types in Javascript</text:span></text:p>
      <text:p text:style-name="P4"/>
      <text:p text:style-name="P4">We can declare a variable with any data type. </text:p>
      <text:p text:style-name="P9"/>
      <text:p text:style-name="P4"><text:span text:style-name="T29">1. PRIMITIVE</text:span><text:span text:style-name="T7"><text:s/>- </text:span>Undefined, Null, Boolean, String, Number, Symbol.</text:p>
      <text:p text:style-name="P4"/>
      <text:p text:style-name="P4"><text:span text:style-name="T7">2. OBJECT – </text:span>Arrays, Functions and Objects.</text:p>
      <text:p text:style-name="P4"/>
      <text:p text:style-name="P4"><text:span text:style-name="T7">In programming, data types is an important concept. When adding a number and a string, JS will treat the number as a string.</text:span></text:p>
      <text:p text:style-name="P4"/>
      <text:p text:style-name="P4">Ex : var x = 16 + “Volvo”; <text:s text:c="3"/>/ <text:s text:c="6"/>“Volvo” + 16;</text:p>
      <text:p text:style-name="P4"/>
      <text:p text:style-name="P4">Result : 16Volvo <text:s text:c="17"/>/ <text:s text:c="9"/>Volvo16</text:p>
      <text:p text:style-name="P4"/>
      <text:p text:style-name="P4"><text:span text:style-name="T7">JS evaluates expressions from left to right. Different sequences can produce different results.</text:span></text:p>
      <text:p text:style-name="P4"/>
      <text:p text:style-name="P4">Ex : var x = 16 + 4 + “Volvo”;</text:p>
      <text:p text:style-name="P4"/>
      <text:p text:style-name="P4">Result : 20Volvo</text:p>
      <text:p text:style-name="P4"/>
      <text:p text:style-name="P4">Ex : var x = “Volvo” + 16 + 4;</text:p>
      <text:p text:style-name="P4"/>
      <text:p text:style-name="P4">Result : Volvo164</text:p>
      <text:p text:style-name="P4"/>
      <text:p text:style-name="P4"><text:span text:style-name="T7">JS types are Dynamic. This means that the same variable can be used to hold different data types.</text:span></text:p>
      <text:p text:style-name="P4"/>
      <text:p text:style-name="P4">Ex : var x;</text:p>
      <text:p text:style-name="P4">x = 5;</text:p>
      <text:p text:style-name="P4">x = “John”;</text:p>
      <text:p text:style-name="P4"/>
      <text:p text:style-name="P4">Result : John</text:p>
      <text:p text:style-name="P4"/>
      <text:p text:style-name="P57"><text:span text:style-name="T42">12.1 JS Strings </text:span></text:p>
      <text:p text:style-name="P4"/>
      <text:p text:style-name="P4">A string ( or a text string ) is a series of characters like “John Doe”.</text:p>
      <text:p text:style-name="P4">Strings are written with quotes. You can use single or double quotes.</text:p>
      <text:p text:style-name="P4"/>
      <text:p text:style-name="P4"/>
      <text:p text:style-name="P4">Var carName1 = “Volvo Xc60”;</text:p>
      <text:p text:style-name="P4">Var carName1 = ‘Volvo Xc60’;</text:p>
      <text:p text:style-name="P4"/>
      <text:p text:style-name="P9"><text:span text:style-name="T4">We can use quotes inside a string, as long as they don't match the quotes surrounding the string:</text:span></text:p>
      <text:p text:style-name="P4"><text:s/></text:p>
      <text:p text:style-name="P4">Ex : </text:p>
      <text:p text:style-name="P28"/>
      <text:p text:style-name="P58"><text:span text:style-name="T11">var </text:span><text:span text:style-name="T14">answer1 = </text:span><text:span text:style-name="T4">"It's alright"</text:span><text:span text:style-name="T14">;</text:span></text:p>
      <text:p text:style-name="P28"/>
      <text:p text:style-name="P58"><text:span text:style-name="T11">var </text:span><text:span text:style-name="T14">answer2 = </text:span><text:span text:style-name="T4">"He is called 'Johnny'"</text:span><text:span text:style-name="T14">;</text:span></text:p>
      <text:p text:style-name="P4"/>
      <text:p text:style-name="P58"><text:span text:style-name="T11">var</text:span><text:span text:style-name="T14"><text:s/>answer3 = </text:span><text:span text:style-name="T4">'He is called "Johnny"'</text:span><text:span text:style-name="T14">;</text:span></text:p>
      <text:p text:style-name="P4"/>
      <text:p text:style-name="P57"><text:span text:style-name="T42">12.2 JS Numbers </text:span></text:p>
      <text:p text:style-name="P4"/>
      <text:p text:style-name="P4">JS has only one type of numbers. Numbers can be written with, or without decimals.</text:p>
      <text:p text:style-name="P4"/>
      <text:p text:style-name="P4">var x1 = 34.00;</text:p>
      <text:p text:style-name="P4">var x2 = 34;</text:p>
      <text:p text:style-name="P4"/>
      <text:p text:style-name="P57"><text:span text:style-name="T42">12.3 JS Booleans</text:span></text:p>
      <text:p text:style-name="P57"/>
      <text:p text:style-name="P59"><text:span text:style-name="T42">https://www.w3schools.com/jsref/jsref_obj_boolean.asp</text:span></text:p>
      <text:p text:style-name="P4"/>
      <text:p text:style-name="P4">Booleans can only have two values : <text:span text:style-name="T43">true</text:span><text:s/>or <text:span text:style-name="T43">false</text:span>.</text:p>
      <text:p text:style-name="P4"/>
      <text:p text:style-name="P4">var x = 5;</text:p>
      <text:p text:style-name="P4">var y = 5;</text:p>
      <text:p text:style-name="P4">var z = 6;</text:p>
      <text:p text:style-name="P4"/>
      <text:p text:style-name="P4">( x == y ) <text:s text:c="6"/>// Returns true</text:p>
      <text:p text:style-name="P4">( x == z ) <text:s text:c="6"/>// Returns false</text:p>
      <text:p text:style-name="P4"/>
      <text:p text:style-name="P4">Very often, in programming, we need a data type that can only have one of two values, like :</text:p>
      <text:p text:style-name="P4"/>
      <text:list text:style-name="L4">
        <text:list-item>
          <text:p text:style-name="P12">YES / NO</text:p>
        </text:list-item>
        <text:list-item>
          <text:p text:style-name="P12">ON / OFF</text:p>
        </text:list-item>
        <text:list-item>
          <text:p text:style-name="P12">TRUE / FALSE</text:p>
        </text:list-item>
      </text:list>
      <text:p text:style-name="P4"/>
      <text:p text:style-name="P4">In JS, <text:s/>we use Boolean data types that can take values true or false.</text:p>
      <text:p text:style-name="P4">We use Boolean ( ) function to find out if an expression (or a variable) is true :</text:p>
      <text:p text:style-name="P4"/>
      <text:p text:style-name="P4">Ex:</text:p>
      <text:p text:style-name="P4"><text:s/></text:p>
      <text:p text:style-name="P4">Boolean (10 &gt; 9) <text:s text:c="23"/><text:span text:style-name="T44"><text:s/>// returns true </text:span></text:p>
      <text:p text:style-name="P4">(10 &gt; 9) <text:s text:c="37"/><text:span text:style-name="T44"><text:s/>// returns true </text:span></text:p>
      <text:p text:style-name="P4">10 &gt; 9 <text:s text:c="38"/><text:span text:style-name="T44"><text:s/>// returns true </text:span></text:p>
      <text:p text:style-name="P4">Everything <text:span text:style-name="T40">With</text:span><text:s/>a value is “True” and <text:span text:style-name="T40">Without</text:span><text:s/>a value is “False”</text:p>
      <text:p text:style-name="P4"/>
      <text:p text:style-name="P4">&lt;script&gt;</text:p>
      <text:p text:style-name="P4">document.getElementById("demo").innerHTML =</text:p>
      <text:p text:style-name="P4">"100 is " + Boolean() + "&lt;br&gt;" +</text:p>
      <text:p text:style-name="P4">"3.14 is " + Boolean(3.14) + "&lt;br&gt;" +</text:p>
      <text:p text:style-name="P4">"-15 is " + Boolean(-15) + "&lt;br&gt;" +</text:p>
      <text:p text:style-name="P4">"Any (not empty) string is " + Boolean() + "&lt;br&gt;" +</text:p>
      <text:p text:style-name="P4">"Even the string 'false' is " + Boolean('false') + "&lt;br&gt;" +</text:p>
      <text:p text:style-name="P4">"Any expression (except zero) is " + Boolean(1 + 7 + 3.14);</text:p>
      <text:p text:style-name="P4">&lt;/script&gt;</text:p>
      <text:p text:style-name="P4"/>
      <text:p text:style-name="P4"/>
      <text:p text:style-name="P4">Result : </text:p>
      <text:p text:style-name="P4"/>
      <text:p text:style-name="P9"><text:span text:style-name="T4">100 is false</text:span><text:span text:style-name="T7"><text:line-break/></text:span><text:span text:style-name="T4">3.14 is true</text:span><text:span text:style-name="T7"><text:line-break/></text:span><text:span text:style-name="T4">-15 is true</text:span><text:span text:style-name="T7"><text:line-break/></text:span><text:span text:style-name="T4">Any (not empty) string is false</text:span><text:span text:style-name="T7"><text:line-break/></text:span><text:span text:style-name="T4">Even the string 'false' is true</text:span><text:span text:style-name="T7"><text:line-break/></text:span><text:span text:style-name="T4">Any expression (except zero) is true</text:span></text:p>
      <text:p text:style-name="P4"/>
      <text:p text:style-name="P17"><text:span text:style-name="T4">The Boolean value of <text:s/></text:span><text:span text:style-name="T5">0 </text:span><text:span text:style-name="T4">( zero) is </text:span><text:span text:style-name="T5">false</text:span><text:span text:style-name="T4">. </text:span></text:p>
      <text:p text:style-name="P17"><text:span text:style-name="T4">The Boolean value of </text:span><text:span text:style-name="T5">-0 </text:span><text:span text:style-name="T4">(minus zero) is </text:span><text:span text:style-name="T5">false</text:span><text:span text:style-name="T4">. </text:span></text:p>
      <text:p text:style-name="P17"><text:span text:style-name="T4">The Boolean value of “” (empty string) is false.</text:span></text:p>
      <text:p text:style-name="P17"><text:span text:style-name="T4">The Boolean value of undefined is false.</text:span></text:p>
      <text:p text:style-name="P17"><text:span text:style-name="T4">The Boolean value of null is false.</text:span></text:p>
      <text:p text:style-name="P17"><text:span text:style-name="T4">The Boolean value of false is false.</text:span></text:p>
      <text:p text:style-name="P17"><text:span text:style-name="T4">The Boolean value of NaN is false.</text:span></text:p>
      <text:p text:style-name="P9"/>
      <text:p text:style-name="P9"><text:span text:style-name="T4">12.3.1 Booleans Can be Objects</text:span></text:p>
      <text:p text:style-name="P4"/>
      <text:p text:style-name="P17"><text:span text:style-name="T4">Normally JavaScript booleans are primitive values created from literals:</text:span></text:p>
      <text:p text:style-name="P60"><text:span text:style-name="T4">let x = false;</text:span></text:p>
      <text:p text:style-name="P17"><text:span text:style-name="T4">But booleans can also be defined as objects with the keyword </text:span><text:span text:style-name="T8">new</text:span><text:span text:style-name="T4">:</text:span></text:p>
      <text:p text:style-name="P60"><text:span text:style-name="T4">let y = new Boolean(false);</text:span></text:p>
      <text:p text:style-name="P4">Though, creating Booleans as Objects are not recommended as it slows down the execution speed. The <text:span text:style-name="T8">new</text:span><text:s/>keyword complicates the code.</text:p>
      <text:p text:style-name="P4"/>
      <text:p text:style-name="P28"><text:span text:style-name="T11">Let</text:span><text:span text:style-name="T14"><text:s/>x = </text:span><text:span text:style-name="T11">false</text:span><text:span text:style-name="T14">;</text:span><text:span text:style-name="T45"><text:line-break/></text:span><text:span text:style-name="T11">let</text:span><text:span text:style-name="T14"><text:s/>y = </text:span><text:span text:style-name="T11">new</text:span><text:span text:style-name="T14"><text:s/>Boolean(</text:span><text:span text:style-name="T11">false</text:span><text:span text:style-name="T14">);</text:span><text:span text:style-name="T45"><text:line-break/><text:line-break/></text:span><text:span text:style-name="T4">// typeof x returns boolean<text:line-break/>// typeof y returns object</text:span></text:p>
      <text:p text:style-name="P4"><text:span text:style-name="T7">------------------------------</text:span></text:p>
      <text:p text:style-name="P4"><text:span text:style-name="T7">When using the </text:span><text:span text:style-name="T46">==</text:span><text:span text:style-name="T7"><text:s/>operator, equal booleans are equal.</text:span></text:p>
      <text:p text:style-name="P4"/>
      <text:p text:style-name="P28"><text:span text:style-name="T11">Let</text:span><text:span text:style-name="T14"><text:s/>x = </text:span><text:span text:style-name="T11">false</text:span><text:span text:style-name="T14">;</text:span><text:span text:style-name="T45"><text:line-break/></text:span><text:span text:style-name="T11">let</text:span><text:span text:style-name="T14"><text:s/>y = </text:span><text:span text:style-name="T11">new</text:span><text:span text:style-name="T14"><text:s/>Boolean(</text:span><text:span text:style-name="T11">false</text:span><text:span text:style-name="T14">);</text:span><text:span text:style-name="T45"><text:line-break/><text:line-break/></text:span><text:span text:style-name="T4">// (x == y) is true because x and y have equal values</text:span></text:p>
      <text:p text:style-name="P4"/>
      <text:p text:style-name="P4"><text:span text:style-name="T7">------------------------------</text:span></text:p>
      <text:p text:style-name="P4"/>
      <text:p text:style-name="P9"><text:span text:style-name="T4">When using the </text:span><text:span text:style-name="T8">===</text:span><text:span text:style-name="T4"><text:s/>operator, equal booleans are not equal, because the </text:span><text:span text:style-name="T8">===</text:span><text:span text:style-name="T4"><text:s/>operator expects equality in both type and value.</text:span></text:p>
      <text:p text:style-name="P4"/>
      <text:p text:style-name="P28"><text:span text:style-name="T11">let</text:span><text:span text:style-name="T14"><text:s/>x = </text:span><text:span text:style-name="T11">false</text:span><text:span text:style-name="T14">;</text:span><text:span text:style-name="T45"><text:line-break/></text:span><text:span text:style-name="T11">let</text:span><text:span text:style-name="T14"><text:s/>y = </text:span><text:span text:style-name="T11">new</text:span><text:span text:style-name="T14"><text:s/>Boolean(</text:span><text:span text:style-name="T11">false</text:span><text:span text:style-name="T14">);</text:span><text:span text:style-name="T45"><text:line-break/><text:line-break/></text:span><text:span text:style-name="T4">// (x === y) is false because x and y have different types</text:span></text:p>
      <text:p text:style-name="P4"/>
      <text:p text:style-name="P4"><text:span text:style-name="T7">-------------------------------</text:span></text:p>
      <text:p text:style-name="P4"/>
      <text:p text:style-name="P4"><text:span text:style-name="T7">Objects can not be compared:</text:span></text:p>
      <text:p text:style-name="P4"/>
      <text:p text:style-name="P4"><text:span text:style-name="T11">let</text:span><text:span text:style-name="T7"><text:s/>x = </text:span><text:span text:style-name="T47">new</text:span><text:span text:style-name="T7"><text:s/>Boolean </text:span><text:span text:style-name="T11">(false)</text:span><text:span text:style-name="T7">;</text:span></text:p>
      <text:p text:style-name="P4"><text:span text:style-name="T47">let</text:span><text:span text:style-name="T7"><text:s/>y = </text:span><text:span text:style-name="T47">new</text:span><text:span text:style-name="T7"><text:s/>Boolean </text:span><text:span text:style-name="T11">(false);</text:span></text:p>
      <text:p text:style-name="P4"/>
      <text:p text:style-name="P28"><text:span text:style-name="T4">// <text:s/>(x == y) is false because objects can not be compared</text:span></text:p>
      <text:p text:style-name="P4"/>
      <text:p text:style-name="P4"/>
      <text:p text:style-name="P57"><text:span text:style-name="T42">12.4 JS Arrays </text:span></text:p>
      <text:p text:style-name="P4"/>
      <text:p text:style-name="P4">JS Arrays are written with square brackets.</text:p>
      <text:p text:style-name="P4">Array items are separated by commas.</text:p>
      <text:p text:style-name="P4"/>
      <text:p text:style-name="P4">var cars = [“Saab”, “Volvo”, “BMW”]</text:p>
      <text:p text:style-name="P4"/>
      <text:p text:style-name="P9"><text:span text:style-name="T4">Array indexes are zero-based, which means the first item is [0], second is [1], and so on.</text:span></text:p>
      <text:p text:style-name="P9"/>
      <text:p text:style-name="P57"><text:span text:style-name="T42">12.5 JS Objects </text:span></text:p>
      <text:p text:style-name="P9"/>
      <text:p text:style-name="P9"><text:span text:style-name="T4">JS Objects are written with curly braces { }.</text:span></text:p>
      <text:p text:style-name="P9"><text:span text:style-name="T4">Object properties are written as name : value pairs, separated by commas.</text:span></text:p>
      <text:p text:style-name="P9"/>
      <text:p text:style-name="P9"><text:span text:style-name="T4">Var person = { firstName : “Isha”, lastName : “Arora”, age : 36 } ;</text:span></text:p>
      <text:p text:style-name="P9"/>
      <text:p text:style-name="P57"><text:span text:style-name="T42">12.6 The </text:span><text:span text:style-name="T48">typeof</text:span><text:span text:style-name="T42"><text:s/>operator </text:span></text:p>
      <text:p text:style-name="P9"/>
      <text:p text:style-name="P9"><text:span text:style-name="T4">JS </text:span><text:span text:style-name="T9">typeof</text:span><text:span text:style-name="T4"><text:s/>operator to find the type of a JS variable. It returns the type of a variable or an expression.</text:span></text:p>
      <text:p text:style-name="P9"/>
      <text:p text:style-name="P9"><text:span text:style-name="T4">typeof “ “ <text:s text:c="29"/></text:span><text:span text:style-name="T49">// string</text:span></text:p>
      <text:p text:style-name="P9"><text:span text:style-name="T4">typeof “Isha” <text:s text:c="23"/></text:span><text:span text:style-name="T49">//string</text:span></text:p>
      <text:p text:style-name="P9"><text:span text:style-name="T4">typeof <text:s/>36 <text:s text:c="26"/></text:span><text:span text:style-name="T49">// number</text:span></text:p>
      <text:p text:style-name="P61"><text:span text:style-name="T4">In JavaScript, there are 5 different data types that can contain values:</text:span></text:p>
      <text:list text:style-name="L4">
        <text:list-item>
          <text:p text:style-name="P62"><text:span text:style-name="T4">string</text:span></text:p>
        </text:list-item>
        <text:list-item>
          <text:p text:style-name="P62"><text:span text:style-name="T4">number</text:span></text:p>
        </text:list-item>
        <text:list-item>
          <text:p text:style-name="P62"><text:span text:style-name="T4">boolean</text:span></text:p>
        </text:list-item>
        <text:list-item>
          <text:p text:style-name="P62"><text:span text:style-name="T4">object</text:span></text:p>
        </text:list-item>
        <text:list-item>
          <text:p text:style-name="P63"><text:span text:style-name="T4">function</text:span></text:p>
        </text:list-item>
      </text:list>
      <text:p text:style-name="P17"><text:span text:style-name="T4">There are 6 types of objects:</text:span></text:p>
      <text:list text:style-name="L4">
        <text:list-item>
          <text:p text:style-name="P62"><text:span text:style-name="T4">Object</text:span></text:p>
        </text:list-item>
        <text:list-item>
          <text:p text:style-name="P62"><text:span text:style-name="T4">Date</text:span></text:p>
        </text:list-item>
        <text:list-item>
          <text:p text:style-name="P62"><text:span text:style-name="T4">Array</text:span></text:p>
        </text:list-item>
        <text:list-item>
          <text:p text:style-name="P62"><text:span text:style-name="T4">String</text:span></text:p>
        </text:list-item>
        <text:list-item>
          <text:p text:style-name="P62"><text:span text:style-name="T4">Number</text:span></text:p>
        </text:list-item>
        <text:list-item>
          <text:p text:style-name="P63"><text:span text:style-name="T4">Boolean</text:span></text:p>
        </text:list-item>
      </text:list>
      <text:p text:style-name="P17"><text:span text:style-name="T4">And 2 data types that cannot contain values:</text:span></text:p>
      <text:list text:style-name="L4">
        <text:list-item>
          <text:p text:style-name="P62"><text:span text:style-name="T4">null</text:span></text:p>
        </text:list-item>
        <text:list-item>
          <text:p text:style-name="P63"><text:span text:style-name="T4">undefined</text:span></text:p>
        </text:list-item>
      </text:list>
      <text:p text:style-name="P64"/>
      <text:p text:style-name="P64"><text:span text:style-name="T7">The </text:span><text:span text:style-name="T46">typeof</text:span><text:span text:style-name="T7"><text:s/>Operator</text:span></text:p>
      <text:p text:style-name="P64"><text:span text:style-name="T46">typeof</text:span><text:s/>operator is used to find the data type of a variable.</text:p>
      <text:p text:style-name="P64">Ex:</text:p>
      <text:p text:style-name="P65"><text:span text:style-name="T11">typeof</text:span><text:span text:style-name="T14"><text:s/></text:span><text:span text:style-name="T12">"John" <text:s text:c="28"/></text:span><text:span text:style-name="T4">// Returns "string"<text:line-break/></text:span><text:span text:style-name="T11">typeof</text:span><text:span text:style-name="T14"><text:s/></text:span><text:span text:style-name="T13">3.14 <text:s text:c="31"/></text:span><text:span text:style-name="T4">// Returns "number"<text:line-break/></text:span><text:span text:style-name="T11">typeof</text:span><text:span text:style-name="T14"><text:s/></text:span><text:span text:style-name="T11">NaN <text:s text:c="30"/></text:span><text:span text:style-name="T4">// Returns "number"<text:line-break/></text:span><text:span text:style-name="T11">typeof</text:span><text:span text:style-name="T14"><text:s/></text:span><text:span text:style-name="T11">false <text:s text:c="30"/></text:span><text:span text:style-name="T4">// Returns "boolean"<text:line-break/></text:span><text:span text:style-name="T11">typeof</text:span><text:span text:style-name="T14"><text:s/>[</text:span><text:span text:style-name="T13">1</text:span><text:span text:style-name="T14">,</text:span><text:span text:style-name="T13">2</text:span><text:span text:style-name="T14">,</text:span><text:span text:style-name="T13">3</text:span><text:span text:style-name="T14">,</text:span><text:span text:style-name="T13">4</text:span><text:span text:style-name="T14">] <text:s text:c="24"/></text:span><text:span text:style-name="T4">// Returns "object"<text:line-break/></text:span><text:span text:style-name="T11">typeof</text:span><text:span text:style-name="T14"><text:s/>{name:</text:span><text:span text:style-name="T12">'John'</text:span><text:span text:style-name="T14">, age:</text:span><text:span text:style-name="T13">34} <text:s text:c="2"/></text:span><text:span text:style-name="T4">// Returns "object"<text:line-break/></text:span><text:span text:style-name="T11">typeof</text:span><text:span text:style-name="T14"><text:s/></text:span><text:span text:style-name="T11">new</text:span><text:span text:style-name="T14"><text:s/>Date() <text:s text:c="18"/></text:span><text:span text:style-name="T4">// Returns "object"<text:line-break/></text:span><text:span text:style-name="T11">typeof</text:span><text:span text:style-name="T14"><text:s/></text:span><text:span text:style-name="T11">function</text:span><text:span text:style-name="T14"><text:s/>() {} <text:s text:c="14"/></text:span><text:span text:style-name="T4">// Returns "function"<text:line-break/></text:span><text:span text:style-name="T11">typeof</text:span><text:span text:style-name="T14"><text:s/>myCar <text:s text:c="24"/></text:span><text:span text:style-name="T4">// Returns "undefined" *<text:line-break/></text:span><text:span text:style-name="T11">typeof</text:span><text:span text:style-name="T14"><text:s/></text:span><text:span text:style-name="T11">null <text:s text:c="29"/></text:span><text:span text:style-name="T4">// Returns "object"</text:span></text:p>
      <text:p text:style-name="P64"/>
      <text:p text:style-name="P17"><text:span text:style-name="T4">Please observe:</text:span></text:p>
      <text:list text:style-name="L4">
        <text:list-item>
          <text:p text:style-name="P7"><text:span text:style-name="T4">The data type of NaN is number</text:span></text:p>
        </text:list-item>
        <text:list-item>
          <text:p text:style-name="P7"><text:span text:style-name="T4">The data type of an array is object</text:span></text:p>
        </text:list-item>
        <text:list-item>
          <text:p text:style-name="P7"><text:span text:style-name="T4">The data type of a date is object</text:span></text:p>
        </text:list-item>
        <text:list-item>
          <text:p text:style-name="P7"><text:span text:style-name="T4">The data type of null is object</text:span></text:p>
        </text:list-item>
        <text:list-item>
          <text:p text:style-name="P7"><text:span text:style-name="T4">The data type of an undefined variable is </text:span><text:span text:style-name="T5">undefined </text:span><text:span text:style-name="T4">*</text:span></text:p>
        </text:list-item>
        <text:list-item>
          <text:p text:style-name="P66"><text:span text:style-name="T4">The data type of a variable that has not been assigned a value is also </text:span><text:span text:style-name="T5">undefined </text:span><text:span text:style-name="T4">*</text:span></text:p>
        </text:list-item>
      </text:list>
      <text:p text:style-name="P57"/>
      <text:p text:style-name="P57"><text:span text:style-name="T42">12.7 Undefined </text:span></text:p>
      <text:p text:style-name="P9"/>
      <text:p text:style-name="P9"><text:span text:style-name="T4">In JS, a variable without a value, has the value </text:span><text:span text:style-name="T9">undefined. </text:span><text:span text:style-name="T10">The type is also </text:span><text:span text:style-name="T9">undefined. </text:span></text:p>
      <text:p text:style-name="P9"/>
      <text:p text:style-name="P67"><text:span text:style-name="T29">var car; <text:s text:c="15"/></text:span><text:span text:style-name="T5">// Value is undefined, type is undefined</text:span></text:p>
      <text:p text:style-name="P9"/>
      <text:p text:style-name="P9"><text:span text:style-name="T4">Any variable can be emptied, by setting the value to </text:span><text:span text:style-name="T9">undefined</text:span><text:span text:style-name="T4">. The type will also be </text:span><text:span text:style-name="T9">undefined</text:span><text:span text:style-name="T4">.</text:span></text:p>
      <text:p text:style-name="P9"/>
      <text:p text:style-name="P67"><text:span text:style-name="T29">Car = undefined; <text:s text:c="9"/></text:span><text:span text:style-name="T5">// Value is undefined, type is undefined</text:span></text:p>
      <text:p text:style-name="P67"/>
      <text:p text:style-name="P57"><text:span text:style-name="T42">12.8 Empty Values </text:span></text:p>
      <text:p text:style-name="P67"/>
      <text:p text:style-name="P9"><text:span text:style-name="T4">An empty value has nothing to do with undefined. An empty string has both a legal value and a type.</text:span></text:p>
      <text:p text:style-name="P9"/>
      <text:p text:style-name="P67"><text:span text:style-name="T29">var car = “ “; <text:s text:c="14"/></text:span><text:span text:style-name="T50"><text:s/></text:span><text:span text:style-name="T5">// Value is “ “, the typeof is “string”.</text:span></text:p>
      <text:p text:style-name="P67"/>
      <text:p text:style-name="P57"><text:span text:style-name="T42">12.9 Null </text:span></text:p>
      <text:p text:style-name="P9"/>
      <text:p text:style-name="P9"><text:span text:style-name="T4">In JS, NULL is “nothing”. It is supposed to be something that doesn’t exist. Unfortunately, in JS, the data type of NULL is an OBJECT.</text:span></text:p>
      <text:p text:style-name="P9"><text:span text:style-name="T4">We can empty an object by setting it to NULL.</text:span></text:p>
      <text:p text:style-name="P9"/>
      <text:p text:style-name="P9"><text:span text:style-name="T4">var person = { firstName : “Alok”, lastName : “Arora”, age : 42, eyeColor : “Brown” };</text:span></text:p>
      <text:p text:style-name="P67"><text:span text:style-name="T14">person = null; <text:s text:c="17"/></text:span><text:span text:style-name="T4"><text:s text:c="2"/>// Now value is null, but type is still an object</text:span></text:p>
      <text:p text:style-name="P9"/>
      <text:p text:style-name="P9"><text:span text:style-name="T4">We can empty an object by setting it to undefined.</text:span></text:p>
      <text:p text:style-name="P9"/>
      <text:p text:style-name="P9"><text:span text:style-name="T4">var person = { firstName : “Alok”, lastName : “Arora”, age : 42, eyeColor : “Brown” };</text:span></text:p>
      <text:p text:style-name="P67"><text:span text:style-name="T14">person = undefined; <text:s text:c="17"/></text:span><text:span text:style-name="T4"><text:s text:c="2"/>// Now value is undefined, and the type is also undefined</text:span></text:p>
      <text:p text:style-name="P9"/>
      <text:p text:style-name="P9"/>
      <text:p text:style-name="P9"><text:span text:style-name="T6">Ex:</text:span></text:p>
      <text:p text:style-name="P9"/>
      <text:p text:style-name="P9"><text:span text:style-name="T4">&lt;p id="demo"&gt;&lt;/p&gt;</text:span></text:p>
      <text:p text:style-name="P9"/>
      <text:p text:style-name="P9"><text:span text:style-name="T4">&lt;script&gt;</text:span></text:p>
      <text:p text:style-name="P9"><text:span text:style-name="T4">var person = {firstName:"John", lastName:"Doe", age:50, eyeColor:"blue"};</text:span></text:p>
      <text:p text:style-name="P9"><text:span text:style-name="T4">person = null;</text:span></text:p>
      <text:p text:style-name="P9"><text:span text:style-name="T4">document.getElementById("demo").innerHTML = typeof person;</text:span></text:p>
      <text:p text:style-name="P9"><text:span text:style-name="T4">&lt;/script&gt;</text:span></text:p>
      <text:p text:style-name="P9"/>
      <text:p text:style-name="P9"><text:span text:style-name="T6">Result</text:span></text:p>
      <text:p text:style-name="P9"/>
      <text:p text:style-name="P9"><text:span text:style-name="T4">object</text:span></text:p>
      <text:p text:style-name="P9"/>
      <text:p text:style-name="P9"/>
      <text:p text:style-name="P57"><text:span text:style-name="T42">12.10 Difference between UNDEFINED and NULL.</text:span></text:p>
      <text:p text:style-name="P57"/>
      <text:p text:style-name="P68"><text:span text:style-name="T6">* Undefined and Null are equal in value but different in type.</text:span></text:p>
      <text:p text:style-name="P69"/>
      <text:p text:style-name="P9"><text:span text:style-name="T11">Typeof</text:span><text:span text:style-name="T5"><text:s/></text:span><text:span text:style-name="T4">undefined <text:s text:c="12"/></text:span><text:span text:style-name="T33">// undefined<text:line-break/></text:span><text:span text:style-name="T11">typeof</text:span><text:span text:style-name="T5"><text:s/></text:span><text:span text:style-name="T11">null</text:span><text:span text:style-name="T5"><text:s text:c="30"/></text:span><text:span text:style-name="T33">// object<text:line-break/></text:span><text:span text:style-name="T5"><text:line-break/></text:span><text:span text:style-name="T11">null</text:span><text:span text:style-name="T5"><text:s/></text:span><text:span text:style-name="T4">=== undefined <text:s text:c="9"/></text:span><text:span text:style-name="T33">// false<text:line-break/></text:span><text:span text:style-name="T11">null</text:span><text:span text:style-name="T5"><text:s/></text:span><text:span text:style-name="T4">== undefined <text:s text:c="10"/></text:span><text:span text:style-name="T33">// true</text:span></text:p>
      <text:p text:style-name="P9"/>
      <text:p text:style-name="P57"/>
      <text:p text:style-name="P57"><text:span text:style-name="T42">12.11 Primitive Data </text:span></text:p>
      <text:p text:style-name="P9"/>
      <text:p text:style-name="P9"><text:span text:style-name="T4">Primitive data value is a single simple data value with no additional properties and methods.</text:span></text:p>
      <text:p text:style-name="P9"/>
      <text:p text:style-name="P9">The<text:span text:style-name="T7"><text:s/></text:span><text:span text:style-name="T46">typeof </text:span><text:span text:style-name="T51">oper</text:span><text:span text:style-name="T4">ator can return one of these primitive types :</text:span></text:p>
      <text:p text:style-name="P30"/>
      <text:list text:style-name="L4">
        <text:list-item>
          <text:p text:style-name="P66"><text:span text:style-name="T4">string</text:span></text:p>
        </text:list-item>
        <text:list-item>
          <text:p text:style-name="P66"><text:span text:style-name="T4">number</text:span></text:p>
        </text:list-item>
        <text:list-item>
          <text:p text:style-name="P66"><text:span text:style-name="T4">boolean</text:span></text:p>
        </text:list-item>
        <text:list-item>
          <text:p text:style-name="P66"><text:span text:style-name="T4">undefined</text:span></text:p>
        </text:list-item>
      </text:list>
      <text:p text:style-name="P18"/>
      <text:p text:style-name="P18"><text:span text:style-name="T4">Ex:</text:span></text:p>
      <text:p text:style-name="P19"/>
      <text:p text:style-name="P28"><text:span text:style-name="T11">typeof </text:span><text:span text:style-name="T12">"John" <text:s text:c="13"/></text:span><text:span text:style-name="T4">// Returns "string"<text:line-break/></text:span><text:span text:style-name="T11">typeof </text:span><text:span text:style-name="T52">3</text:span><text:span text:style-name="T13">.14 <text:s text:c="16"/></text:span><text:span text:style-name="T4">// Returns "number"<text:line-break/></text:span><text:span text:style-name="T11">typeof true <text:s text:c="16"/></text:span><text:span text:style-name="T4">// Returns "boolean"<text:line-break/></text:span><text:span text:style-name="T11">typeof false <text:s text:c="14"/></text:span><text:span text:style-name="T4">// Returns "boolean"<text:line-break/></text:span><text:span text:style-name="T11">typeof </text:span><text:span text:style-name="T14">x <text:s text:c="19"/></text:span><text:span text:style-name="T4">// Returns "undefined" (if x has no value)</text:span></text:p>
      <text:p text:style-name="P28"><text:span text:style-name="T11">typeof “ “</text:span><text:span text:style-name="T4"><text:tab/><text:s text:c="12"/>// Returns “string”</text:span></text:p>
      <text:p text:style-name="P28"><text:span text:style-name="T11">typeof undefined</text:span><text:span text:style-name="T14"><text:s/></text:span><text:span text:style-name="T4"><text:s text:c="4"/>// Returns “undefined”<text:tab/></text:span></text:p>
      <text:p text:style-name="P4"/>
      <text:p text:style-name="P4"/>
      <text:p text:style-name="P57"><text:span text:style-name="T42">12.12 Complex Data </text:span></text:p>
      <text:p text:style-name="P30"/>
      <text:p text:style-name="P18">The<text:span text:style-name="T40"><text:s/>typeof </text:span>operator can return one of two complex types :</text:p>
      <text:p text:style-name="P18"/>
      <text:p text:style-name="P30">Object</text:p>
      <text:p text:style-name="P30">Function</text:p>
      <text:p text:style-name="P18"/>
      <text:p text:style-name="P18"/>
      <text:p text:style-name="P18">The <text:span text:style-name="T40">typeof</text:span><text:s/>operator returns “<text:span text:style-name="T40">object</text:span>” for <text:span text:style-name="T1">objects</text:span>, <text:span text:style-name="T1">arrays</text:span><text:s/>and <text:span text:style-name="T1">null</text:span><text:s/>and,</text:p>
      <text:p text:style-name="P18">The <text:span text:style-name="T40">typeof</text:span><text:s/>operator returns “<text:span text:style-name="T40">function</text:span>” for <text:span text:style-name="T1">functions</text:span>.</text:p>
      <text:p text:style-name="P18"/>
      <text:p text:style-name="P18">Note :- The <text:span text:style-name="T40">typeof</text:span><text:s/>operator returns “object” for arrays because in JS, arrays are objects.</text:p>
      <text:p text:style-name="P9"/>
      <text:p text:style-name="P9"><text:span text:style-name="T4">Ex: </text:span></text:p>
      <text:p text:style-name="P9"/>
      <text:p text:style-name="P28"><text:span text:style-name="T11">typeof</text:span><text:span text:style-name="T14"><text:s/>{name:</text:span><text:span text:style-name="T12">'John'</text:span><text:span text:style-name="T14">, age:</text:span><text:span text:style-name="T13">34</text:span><text:span text:style-name="T10">}</text:span><text:span text:style-name="T14"><text:s text:c="15"/></text:span><text:span text:style-name="T4">// Returns "object"<text:line-break/></text:span><text:span text:style-name="T11">typeof</text:span><text:span text:style-name="T14"><text:s/>[</text:span><text:span text:style-name="T13">1</text:span><text:span text:style-name="T14">,</text:span><text:span text:style-name="T13">2</text:span><text:span text:style-name="T14">,</text:span><text:span text:style-name="T13">3</text:span><text:span text:style-name="T14">,</text:span><text:span text:style-name="T13">4</text:span><text:span text:style-name="T14">]</text:span><text:span text:style-name="T13"><text:s text:c="35"/></text:span><text:span text:style-name="T4">// Returns "object" (not "array", see note below)<text:line-break/></text:span><text:span text:style-name="T11">typeof</text:span><text:span text:style-name="T14"><text:s/></text:span><text:span text:style-name="T11">null</text:span><text:span text:style-name="T14"><text:s text:c="41"/></text:span><text:span text:style-name="T4">// Returns "object"<text:line-break/></text:span><text:span text:style-name="T11">typeof</text:span><text:span text:style-name="T14"><text:s/></text:span><text:span text:style-name="T11">function</text:span><text:span text:style-name="T14"><text:s/>myFunc ( ) { } <text:s text:c="7"/></text:span><text:span text:style-name="T4">// Returns "function"</text:span></text:p>
      <text:p text:style-name="P9"/>
      <text:p text:style-name="P37"><text:span text:style-name="T4">The Data Type of </text:span><text:span text:style-name="T9">typeof</text:span></text:p>
      <text:p text:style-name="P17"><text:span text:style-name="T4">The </text:span><text:span text:style-name="T9">typeof</text:span><text:span text:style-name="T8"><text:s/></text:span><text:span text:style-name="T4">operator is not a variable. It is an operator. Operators ( + - * / ) do not have any data type.</text:span></text:p>
      <text:p text:style-name="P17"><text:span text:style-name="T4">But, the </text:span><text:span text:style-name="T8">typeof </text:span><text:span text:style-name="T4">operator always </text:span><text:span text:style-name="T5">returns a string </text:span><text:span text:style-name="T4">(containing the type of the operand).</text:span></text:p>
      <text:p text:style-name="P64"/>
      <text:p text:style-name="P56"><text:span text:style-name="T7">13. JS Comments </text:span></text:p>
      <text:p text:style-name="P70"/>
      <text:p text:style-name="P17"><text:span text:style-name="T6">Not all JavaScript statements are "executed".</text:span></text:p>
      <text:p text:style-name="P17"><text:span text:style-name="T4">Code after double slashes </text:span><text:span text:style-name="T8">// </text:span><text:span text:style-name="T4">or between </text:span><text:span text:style-name="T8">/* </text:span><text:span text:style-name="T4">and </text:span><text:span text:style-name="T8">*/ </text:span><text:span text:style-name="T4">is treated as a comment.</text:span></text:p>
      <text:p text:style-name="P17"><text:span text:style-name="T4">Comments are ignored, and will not be executed.</text:span></text:p>
      <text:p text:style-name="P57"/>
      <text:p text:style-name="P57"/>
      <text:p text:style-name="P71"><text:span text:style-name="T5">14. JS Identifiers </text:span></text:p>
      <text:p text:style-name="P57"/>
      <text:p text:style-name="P9"><text:span text:style-name="T9">Identifiers</text:span><text:span text:style-name="T4"><text:s/>are the names given to variables and functions. They have the same characteristics as variables.</text:span></text:p>
      <text:p text:style-name="P9"/>
      <text:p text:style-name="P57"/>
      <text:p text:style-name="P18"><text:span text:style-name="T5">JS is Case Sensitive</text:span></text:p>
      <text:p text:style-name="P70"/>
      <text:p text:style-name="P9"><text:span text:style-name="T4">All the JS identifiers are </text:span><text:span text:style-name="T9">case sensitive.</text:span></text:p>
      <text:p text:style-name="P18"><text:span text:style-name="T4">The variables </text:span><text:span text:style-name="T9">lastName </text:span><text:span text:style-name="T4">and</text:span><text:span text:style-name="T9"><text:s/>lastname, </text:span><text:span text:style-name="T4">are two different variables</text:span></text:p>
      <text:p text:style-name="P20"><text:span text:style-name="T4">JavaScript does not interpret </text:span><text:span text:style-name="T9">VAR</text:span><text:span text:style-name="T4"><text:s/>or </text:span><text:span text:style-name="T9">Var</text:span><text:span text:style-name="T4"><text:s/>as the keyword </text:span><text:span text:style-name="T9">var</text:span><text:span text:style-name="T4">.</text:span></text:p>
      <text:p text:style-name="P9"/>
      <text:p text:style-name="P9"><text:span text:style-name="T5">Note: </text:span><text:span text:style-name="T4">Hyphens are not allowed in JavaScript. They are reserved for subtractions.</text:span></text:p>
      <text:p text:style-name="P57"/>
      <text:p text:style-name="P9"/>
      <text:p text:style-name="P36"><text:span text:style-name="T5">14.1. Declaring a Variable </text:span></text:p>
      <text:p text:style-name="P9"/>
      <text:p text:style-name="P9"><text:span text:style-name="T4">In JS, creating a variable is called as “declaring” a variable. </text:span></text:p>
      <text:p text:style-name="P9"><text:span text:style-name="T4">We declare a JS variable by </text:span><text:span text:style-name="T9">var</text:span><text:span text:style-name="T4"><text:s/>keyword.</text:span></text:p>
      <text:p text:style-name="P8"><text:span text:style-name="T4">We assign a value to the variable by using equal </text:span><text:span text:style-name="T9">( = )</text:span><text:span text:style-name="T4"><text:s/>sign.</text:span></text:p>
      <text:p text:style-name="P8"><text:span text:style-name="T4">We can also assign a value to the variable when we declare it. </text:span><text:span text:style-name="T6">Ex:</text:span><text:span text:style-name="T4"><text:s/></text:span><text:span text:style-name="T11">var</text:span><text:span text:style-name="T4"><text:s/>carName = </text:span><text:span text:style-name="T12">"Volvo"</text:span><text:span text:style-name="T4">;</text:span></text:p>
      <text:p text:style-name="P9"><text:span text:style-name="T4">We can also declare many variables in one statement and separate them by comma. </text:span></text:p>
      <text:p text:style-name="P9"><text:span text:style-name="T6">Ex:</text:span><text:span text:style-name="T4"><text:s/></text:span><text:span text:style-name="T11">var</text:span><text:span text:style-name="T4"><text:s/>person = “John Doe”, carName = “Volvo”, price = 200;</text:span></text:p>
      <text:p text:style-name="P9"><text:span text:style-name="T4">or </text:span></text:p>
      <text:p text:style-name="P9"><text:span text:style-name="T53">var</text:span><text:span text:style-name="T6"><text:s/>person = “John Doe”, </text:span></text:p>
      <text:p text:style-name="P9"><text:span text:style-name="T4">carName = “Volvo”, </text:span></text:p>
      <text:p text:style-name="P9"><text:span text:style-name="T4">price = 200;</text:span></text:p>
      <text:p text:style-name="P36"><text:span text:style-name="T5">14.2 Re-Declaring JavaScript Variables</text:span><text:span text:style-name="T4"><text:s/></text:span></text:p>
      <text:p text:style-name="P9"/>
      <text:p text:style-name="P9"><text:span text:style-name="T4">Even if we re-declare a JS variable, it will not lose its value. </text:span></text:p>
      <text:p text:style-name="P9"/>
      <text:p text:style-name="P9"><text:span text:style-name="T4">Ex:</text:span></text:p>
      <text:p text:style-name="P9"/>
      <text:p text:style-name="P9"><text:span text:style-name="T4">var person =”Isha Arora”;</text:span></text:p>
      <text:p text:style-name="P9"><text:span text:style-name="T4">var person ;</text:span></text:p>
      <text:p text:style-name="P9"><text:span text:style-name="T4">document.getElementById("demo").innerHTML = carName;</text:span></text:p>
      <text:p text:style-name="P9"/>
      <text:p text:style-name="P9"><text:span text:style-name="T4">Result: Isha Arora</text:span></text:p>
      <text:p text:style-name="P72"/>
      <text:p text:style-name="P72"/>
      <text:p text:style-name="P71"><text:span text:style-name="T5">19. JS Strings </text:span></text:p>
      <text:p text:style-name="P10"/>
      <text:p text:style-name="P73"><text:span text:style-name="T4">JS strings are used for storing and manipulating text. </text:span></text:p>
      <text:p text:style-name="P73"><text:span text:style-name="T4">A JS is zero or more characters written inside quotes. </text:span></text:p>
      <text:p text:style-name="P73"><text:span text:style-name="T4">We can use single or double quotes. We can also use quotes inside a string but it should not match the quotes surrounding the string.</text:span></text:p>
      <text:p text:style-name="P73"/>
      <text:p text:style-name="P73"><text:span text:style-name="T4">Ex: </text:span></text:p>
      <text:p text:style-name="P73"/>
      <text:p text:style-name="P73"><text:span text:style-name="T4">var answer1 = “he’s alright”;</text:span></text:p>
      <text:p text:style-name="P73"><text:span text:style-name="T4">var answer2 = ‘His name is “Alok” ’;</text:span></text:p>
      <text:p text:style-name="P10"/>
      <text:p text:style-name="P10"><text:span text:style-name="T5">19.1 String Length </text:span></text:p>
      <text:p text:style-name="P10"/>
      <text:p text:style-name="P73"><text:span text:style-name="T4">To find the length of a string, we use </text:span><text:span text:style-name="T54">length</text:span><text:span text:style-name="T4"><text:s/>property.</text:span></text:p>
      <text:p text:style-name="P73"/>
      <text:p text:style-name="P74"><text:span text:style-name="T15">&lt;</text:span><text:span text:style-name="T4">script</text:span><text:span text:style-name="T15">&gt;</text:span></text:p>
      <text:p text:style-name="P23"/>
      <text:p text:style-name="P26"><text:span text:style-name="T20">var</text:span><text:span text:style-name="T24"><text:s/></text:span><text:span text:style-name="T21">text</text:span><text:span text:style-name="T24"><text:s/>= </text:span>"IamMRS.ARORA"<text:span text:style-name="T24">; </text:span></text:p>
      <text:p text:style-name="P22"><text:span text:style-name="T20">var</text:span><text:s/><text:span text:style-name="T21">len</text:span><text:s/>= <text:span text:style-name="T21">text</text:span>.<text:span text:style-name="T25">length</text:span>; </text:p>
      <text:p text:style-name="P23"/>
      <text:p text:style-name="P45">document<text:span text:style-name="T24">.</text:span><text:span text:style-name="T23">getElementById</text:span><text:span text:style-name="T24">(</text:span><text:span text:style-name="T22">"demo"</text:span><text:span text:style-name="T24">).</text:span>innerHTML<text:span text:style-name="T24"><text:s/>= </text:span>len<text:span text:style-name="T24">; </text:span></text:p>
      <text:p text:style-name="P23"/>
      <text:p text:style-name="P24"><text:span text:style-name="T19">&lt;/</text:span>script<text:span text:style-name="T19">&gt;</text:span></text:p>
      <text:p text:style-name="P73"/>
      <text:p text:style-name="P73"><text:span text:style-name="T5">Result:</text:span></text:p>
      <text:p text:style-name="P73"/>
      <text:p text:style-name="P73"><text:span text:style-name="T5">12</text:span></text:p>
      <text:p text:style-name="P10"/>
      <text:p text:style-name="P10"/>
      <text:p text:style-name="P10"><text:span text:style-name="T5">19.2 Escape Character </text:span></text:p>
      <text:p text:style-name="P73"/>
      <text:p text:style-name="P73"><text:span text:style-name="T4">Strings must be written in quotes, JS will misunderstand the below string:</text:span></text:p>
      <text:p text:style-name="P73"/>
      <text:p text:style-name="P58"><text:span text:style-name="T11">var</text:span><text:span text:style-name="T14"><text:s/>x = </text:span><text:span text:style-name="T4">"We are the so-called "</text:span><text:span text:style-name="T14">Vikings</text:span><text:span text:style-name="T4">" from the north."</text:span><text:span text:style-name="T14">;</text:span></text:p>
      <text:p text:style-name="P9"/>
      <text:p text:style-name="P9"><text:span text:style-name="T4">The string with be chopped to “ </text:span><text:span text:style-name="T12">We are the so-called </text:span><text:span text:style-name="T10">“.</text:span></text:p>
      <text:p text:style-name="P9"><text:span text:style-name="T4">The solution to avoid this problem, is to use the backslash escape character.</text:span></text:p>
      <text:p text:style-name="P9"><text:span text:style-name="T4">The backslash</text:span><text:span text:style-name="T12"><text:s/>( \ ) </text:span><text:span text:style-name="T4">escape character turns special characters into string characters.</text:span></text:p>
      <text:p text:style-name="P9"/>
      <text:p text:style-name="P9"/>
      <table:table table:name="Table10" table:style-name="Table1">
        <table:table-column table:style-name="TableColumn1"/>
        <table:table-column table:style-name="TableColumn1"/>
        <table:table-column table:style-name="TableColumn1"/>
        <table:table-row>
          <table:table-cell table:style-name="TableCell1">
            <text:p text:style-name="P51"><text:span text:style-name="T5">Code</text:span></text:p>
          </table:table-cell>
          <table:table-cell table:style-name="TableCell1">
            <text:p text:style-name="P51"><text:span text:style-name="T5">Result</text:span></text:p>
          </table:table-cell>
          <table:table-cell table:style-name="TableCell1">
            <text:p text:style-name="P51"><text:span text:style-name="T5">Description</text:span></text:p>
          </table:table-cell>
        </table:table-row>
        <table:table-row>
          <table:table-cell table:style-name="TableCell1">
            <text:p text:style-name="P1">\’</text:p>
          </table:table-cell>
          <table:table-cell table:style-name="TableCell1">
            <text:p text:style-name="P1">‘</text:p>
          </table:table-cell>
          <table:table-cell table:style-name="TableCell1">
            <text:p text:style-name="P1">Single Quote</text:p>
          </table:table-cell>
        </table:table-row>
        <table:table-row>
          <table:table-cell table:style-name="TableCell1">
            <text:p text:style-name="P1">\”</text:p>
          </table:table-cell>
          <table:table-cell table:style-name="TableCell1">
            <text:p text:style-name="P1">“</text:p>
          </table:table-cell>
          <table:table-cell table:style-name="TableCell1">
            <text:p text:style-name="P1">Double Quote</text:p>
          </table:table-cell>
        </table:table-row>
        <table:table-row>
          <table:table-cell table:style-name="TableCell1">
            <text:p text:style-name="P1">\\</text:p>
          </table:table-cell>
          <table:table-cell table:style-name="TableCell1">
            <text:p text:style-name="P1">\</text:p>
          </table:table-cell>
          <table:table-cell table:style-name="TableCell1">
            <text:p text:style-name="P1">Backslash</text:p>
          </table:table-cell>
        </table:table-row>
      </table:table>
      <text:p text:style-name="P58"/>
      <text:p text:style-name="P73"/>
      <text:p text:style-name="P75"><text:span text:style-name="T6">The sequence </text:span><text:span text:style-name="T55">\’</text:span><text:span text:style-name="T6"><text:s/>inserts a single quote in a string:</text:span></text:p>
      <text:p text:style-name="P9"/>
      <text:p text:style-name="P9"><text:span text:style-name="T4">Ex:</text:span></text:p>
      <text:p text:style-name="P9"/>
      <text:p text:style-name="P9"><text:span text:style-name="T4">&lt;script&gt;</text:span></text:p>
      <text:p text:style-name="P9"><text:span text:style-name="T4">var x = ‘It\’s alright.’;</text:span></text:p>
      <text:p text:style-name="P9"><text:span text:style-name="T4">document.getElementById("demo").innerHTML = x; </text:span></text:p>
      <text:p text:style-name="P9"><text:span text:style-name="T4">&lt;/script&gt;</text:span></text:p>
      <text:p text:style-name="P9"/>
      <text:p text:style-name="P9"/>
      <text:p text:style-name="P9"><text:span text:style-name="T4">Result: It’s alright.</text:span></text:p>
      <text:p text:style-name="P9"/>
      <text:p text:style-name="P75"><text:span text:style-name="T6">The sequence </text:span><text:span text:style-name="T55">\”</text:span><text:span text:style-name="T6"><text:s/>inserts a double quote in a string:</text:span></text:p>
      <text:p text:style-name="P75"/>
      <text:p text:style-name="P9"><text:span text:style-name="T4">Ex:</text:span></text:p>
      <text:p text:style-name="P9"/>
      <text:p text:style-name="P9"><text:span text:style-name="T4">&lt;script&gt;</text:span></text:p>
      <text:p text:style-name="P9"><text:span text:style-name="T4">var x = "We are the so-called \"Vikings\" from the north.";</text:span></text:p>
      <text:p text:style-name="P9"><text:span text:style-name="T4">document.getElementById("demo").innerHTML = x; </text:span></text:p>
      <text:p text:style-name="P9"><text:span text:style-name="T4">&lt;/script&gt;</text:span></text:p>
      <text:p text:style-name="P9"/>
      <text:p text:style-name="P9"><text:span text:style-name="T4">Result : We are the so-called "Vikings" from the north.</text:span></text:p>
      <text:p text:style-name="P9"/>
      <text:p text:style-name="P9"><text:span text:style-name="T6">The sequence </text:span><text:span text:style-name="T55">\\</text:span><text:span text:style-name="T6"><text:s/>inserts a backslash in a string:</text:span></text:p>
      <text:p text:style-name="P9"/>
      <text:p text:style-name="P9"><text:span text:style-name="T4">Ex:</text:span></text:p>
      <text:p text:style-name="P9"/>
      <text:p text:style-name="P9"><text:span text:style-name="T4">&lt;script&gt;</text:span></text:p>
      <text:p text:style-name="P9"><text:span text:style-name="T4">var x = "The character </text:span><text:span text:style-name="T9">\\</text:span><text:span text:style-name="T4"><text:s/>is called backslash.";</text:span></text:p>
      <text:p text:style-name="P9"><text:span text:style-name="T4">document.getElementById("demo").innerHTML = x; </text:span></text:p>
      <text:p text:style-name="P9"><text:span text:style-name="T4">&lt;/script&gt;</text:span></text:p>
      <text:p text:style-name="P9"/>
      <text:p text:style-name="P9"><text:span text:style-name="T4">Result : The character \ is called backslash.</text:span></text:p>
      <text:p text:style-name="P9"/>
      <text:p text:style-name="P9"><text:span text:style-name="T4">Six other escape sequences are valid in JS:</text:span></text:p>
      <text:p text:style-name="P9"/>
      <table:table table:name="Table11" table:style-name="Table1">
        <table:table-column table:style-name="TableColumn1"/>
        <table:table-column table:style-name="TableColumn1"/>
        <table:table-row>
          <table:table-cell table:style-name="TableCell1">
            <text:p text:style-name="P1"><text:span text:style-name="T7">Code</text:span></text:p>
          </table:table-cell>
          <table:table-cell table:style-name="TableCell1">
            <text:p text:style-name="P1"><text:span text:style-name="T7">Result</text:span></text:p>
          </table:table-cell>
        </table:table-row>
        <table:table-row>
          <table:table-cell table:style-name="TableCell1">
            <text:p text:style-name="P1">\b</text:p>
          </table:table-cell>
          <table:table-cell table:style-name="TableCell1">
            <text:p text:style-name="P1">Backspace</text:p>
          </table:table-cell>
        </table:table-row>
        <table:table-row>
          <table:table-cell table:style-name="TableCell1">
            <text:p text:style-name="P1">\f</text:p>
          </table:table-cell>
          <table:table-cell table:style-name="TableCell1">
            <text:p text:style-name="P1">Form Feed</text:p>
          </table:table-cell>
        </table:table-row>
        <table:table-row>
          <table:table-cell table:style-name="TableCell1">
            <text:p text:style-name="P1">\n</text:p>
          </table:table-cell>
          <table:table-cell table:style-name="TableCell1">
            <text:p text:style-name="P1">New Line</text:p>
          </table:table-cell>
        </table:table-row>
        <table:table-row>
          <table:table-cell table:style-name="TableCell1">
            <text:p text:style-name="P1">\r</text:p>
          </table:table-cell>
          <table:table-cell table:style-name="TableCell1">
            <text:p text:style-name="P1">Carriage Return</text:p>
          </table:table-cell>
        </table:table-row>
        <table:table-row>
          <table:table-cell table:style-name="TableCell1">
            <text:p text:style-name="P1">\t</text:p>
          </table:table-cell>
          <table:table-cell table:style-name="TableCell1">
            <text:p text:style-name="P1">Horizontal Tabulator</text:p>
          </table:table-cell>
        </table:table-row>
        <table:table-row>
          <table:table-cell table:style-name="TableCell1">
            <text:p text:style-name="P1">\v</text:p>
          </table:table-cell>
          <table:table-cell table:style-name="TableCell1">
            <text:p text:style-name="P1">Vertical Tabulator</text:p>
          </table:table-cell>
        </table:table-row>
      </table:table>
      <text:p text:style-name="P9"/>
      <text:p text:style-name="P9"/>
      <text:p text:style-name="P76"><text:span text:style-name="T5">19.3 Breaking Long Code Lines </text:span></text:p>
      <text:p text:style-name="P9"/>
      <text:p text:style-name="P9"><text:span text:style-name="T4">If a JS statement does not fit on one line, we can break it after an operator:</text:span></text:p>
      <text:p text:style-name="P9"/>
      <text:p text:style-name="P9"><text:span text:style-name="T4">document.getElementById(</text:span><text:span text:style-name="T12">"demo"</text:span><text:span text:style-name="T4">).innerHTML =<text:line-break/></text:span><text:span text:style-name="T12">"Hello Alok!"</text:span><text:span text:style-name="T4">;</text:span></text:p>
      <text:p text:style-name="P9"/>
      <text:p text:style-name="P19"><text:span text:style-name="T14">We can also break up a code </text:span><text:span text:style-name="T4">within</text:span><text:span text:style-name="T14"><text:s/></text:span><text:span text:style-name="T4">a text string</text:span><text:span text:style-name="T14"><text:s/>with a </text:span><text:span text:style-name="T4">single backslash but we CAN NOT break up a code</text:span><text:span text:style-name="T14">: <text:s text:c="2"/>- <text:s/></text:span><text:span text:style-name="T9">Not recommended</text:span></text:p>
      <text:p text:style-name="P9"/>
      <text:p text:style-name="P9"><text:span text:style-name="T4">document.getElementById(</text:span><text:span text:style-name="T12">"demo"</text:span><text:span text:style-name="T4">).innerHTML = </text:span><text:span text:style-name="T12">"Hello \ <text:s text:c="12"/><text:line-break/>Alok!"</text:span><text:span text:style-name="T4">; <text:s text:c="112"/></text:span><text:span text:style-name="T56"><text:s text:c="3"/>// VALID</text:span></text:p>
      <text:p text:style-name="P51"/>
      <text:p text:style-name="P9"/>
      <text:p text:style-name="P9"><text:span text:style-name="T4">document.getElementById(</text:span><text:span text:style-name="T12">"demo"</text:span><text:span text:style-name="T4">).innerHTML = \<text:line-break/></text:span><text:span text:style-name="T12">"Hello Dolly!"</text:span><text:span text:style-name="T4">; <text:s text:c="101"/></text:span><text:span text:style-name="T56"><text:s/>// INVALID</text:span></text:p>
      <text:p text:style-name="P9"/>
      <text:p text:style-name="P9"/>
      <text:p text:style-name="P9"><text:span text:style-name="T4">A safer way to break up a string, is to use a string addition:</text:span></text:p>
      <text:p text:style-name="P9"/>
      <text:p text:style-name="P9"><text:span text:style-name="T4">document.getElementById(</text:span><text:span text:style-name="T12">"demo"</text:span><text:span text:style-name="T4">).innerHTML = </text:span><text:span text:style-name="T12">"Hello “ + <text:line-break/>Alok!"</text:span><text:span text:style-name="T4">;</text:span></text:p>
      <text:p text:style-name="P9"/>
      <text:p text:style-name="P9"/>
      <text:p text:style-name="P76"><text:span text:style-name="T5">19.4 Strings Can be OBJECTS </text:span></text:p>
      <text:p text:style-name="P9"/>
      <text:p text:style-name="P77"><text:span text:style-name="T14">Strings can also be defined as OBJECTS by using keyword </text:span><text:span text:style-name="T9">new</text:span><text:span text:style-name="T14">: <text:s text:c="5"/></text:span><text:span text:style-name="T4"><text:s text:c="5"/>// Not recommended as it slows down the execution and can complicate the code</text:span></text:p>
      <text:p text:style-name="P9"/>
      <text:p text:style-name="P9"><text:span text:style-name="T4">Ex: var firstName = </text:span><text:span text:style-name="T9">new</text:span><text:span text:style-name="T4"><text:s/>String (“Isha”);</text:span></text:p>
      <text:p text:style-name="P9"/>
      <text:p text:style-name="P9"><text:span text:style-name="T4"># When using </text:span><text:span text:style-name="T9">==</text:span><text:span text:style-name="T4"><text:s/>operator, equal strings are equal.</text:span></text:p>
      <text:p text:style-name="P9"/>
      <text:p text:style-name="P9"/>
      <text:p text:style-name="P9"><text:span text:style-name="T4">&lt;script&gt;</text:span></text:p>
      <text:p text:style-name="P9"><text:span text:style-name="T4">var x = "John"; <text:s text:c="85"/></text:span><text:span text:style-name="T56">// x is a string</text:span></text:p>
      <text:p text:style-name="P9"><text:span text:style-name="T4">var y = new String("John"); <text:s text:c="64"/></text:span><text:span text:style-name="T56">// y is an object</text:span></text:p>
      <text:p text:style-name="P9"><text:span text:style-name="T4">document.getElementById("demo").innerHTML = (x==y);</text:span></text:p>
      <text:p text:style-name="P9"><text:span text:style-name="T4">&lt;/script&gt;</text:span></text:p>
      <text:p text:style-name="P9"/>
      <text:p text:style-name="P9"><text:span text:style-name="T4">Result : true </text:span></text:p>
      <text:p text:style-name="P9"/>
      <text:p text:style-name="P9"/>
      <text:p text:style-name="P9"><text:span text:style-name="T4"># When using </text:span><text:span text:style-name="T9">===</text:span><text:span text:style-name="T4"><text:s/>operator, both values and data types should be equal.</text:span></text:p>
      <text:p text:style-name="P9"/>
      <text:p text:style-name="P9"><text:span text:style-name="T4">&lt;script&gt;</text:span></text:p>
      <text:p text:style-name="P9"><text:span text:style-name="T4">var x = "John"; <text:s text:c="85"/></text:span><text:span text:style-name="T56">// x is a string</text:span></text:p>
      <text:p text:style-name="P9"><text:span text:style-name="T4">var y = new String("John"); <text:s text:c="63"/></text:span><text:span text:style-name="T56"><text:s/>// y is an object</text:span></text:p>
      <text:p text:style-name="P9"><text:span text:style-name="T4">document.getElementById("demo").innerHTML = (x==y);</text:span></text:p>
      <text:p text:style-name="P9"><text:span text:style-name="T4">&lt;/script&gt;</text:span></text:p>
      <text:p text:style-name="P9"/>
      <text:p text:style-name="P9"><text:span text:style-name="T4">Result : false </text:span></text:p>
      <text:p text:style-name="P9"/>
      <text:p text:style-name="P9"/>
      <text:p text:style-name="P9"><text:span text:style-name="T4"># OBJECTS can not be compared, JS will always return “false” while comparing objects, ( == ) or ( === )</text:span></text:p>
      <text:p text:style-name="P9"/>
      <text:p text:style-name="P9"><text:span text:style-name="T4">&lt;script&gt;</text:span></text:p>
      <text:p text:style-name="P9"><text:span text:style-name="T4">var x = new String("John"); <text:s text:c="61"/></text:span><text:span text:style-name="T56"><text:s/>// x is an object</text:span></text:p>
      <text:p text:style-name="P9"><text:span text:style-name="T4">var y = new String("John"); <text:s text:c="58"/></text:span><text:span text:style-name="T56"><text:s text:c="4"/>// y is an object</text:span></text:p>
      <text:p text:style-name="P9"><text:span text:style-name="T4">document.getElementById("demo").innerHTML = (x==y);</text:span></text:p>
      <text:p text:style-name="P9"><text:span text:style-name="T4">&lt;/script&gt;</text:span></text:p>
      <text:p text:style-name="P9"/>
      <text:p text:style-name="P78"/>
      <text:p text:style-name="P71"><text:span text:style-name="T5">20. JS String Methods </text:span></text:p>
      <text:p text:style-name="P9"/>
      <text:p text:style-name="P9"><text:span text:style-name="T4">In JS, methods and properties are also available to primitive values, because JS treats primitive values as objects when executing methods and properties.</text:span></text:p>
      <text:p text:style-name="P9"/>
      <text:p text:style-name="P79"><text:span text:style-name="T5">20.1 String Length </text:span></text:p>
      <text:p text:style-name="P9"/>
      <text:p text:style-name="P9"><text:span text:style-name="T4">The length property returns the length of a string.</text:span></text:p>
      <text:p text:style-name="P9"/>
      <text:p text:style-name="P9"><text:span text:style-name="T4">Ex:</text:span></text:p>
      <text:p text:style-name="P9"/>
      <text:p text:style-name="P9"><text:span text:style-name="T4">var txt = “IamIshaArora,AlokArora’swife”;</text:span></text:p>
      <text:p text:style-name="P9"><text:span text:style-name="T4">var sln = txt.length;</text:span></text:p>
      <text:p text:style-name="P9"/>
      <text:p text:style-name="P9"><text:span text:style-name="T4">Result: 28</text:span></text:p>
      <text:p text:style-name="P9"/>
      <text:p text:style-name="P79"><text:span text:style-name="T5">20.2 Finding a String in a String </text:span></text:p>
      <text:p text:style-name="P9"/>
      <text:p text:style-name="P9"><text:span text:style-name="T4">The </text:span><text:span text:style-name="T57">indexOf ()</text:span><text:span text:style-name="T4"><text:s/>method returns the index (position) of the </text:span><text:span text:style-name="T57">first</text:span><text:span text:style-name="T4"><text:s/>occurrence of a specified text in a string.</text:span></text:p>
      <text:p text:style-name="P9"><text:span text:style-name="T4">JavaScript counts positions from zero.<text:line-break/>0 is the first position in a string, 1 is the second, 2 is the third...</text:span></text:p>
      <text:p text:style-name="P9"/>
      <text:p text:style-name="P9"><text:span text:style-name="T4">Ex:</text:span></text:p>
      <text:p text:style-name="P9"/>
      <text:p text:style-name="P58"><text:span text:style-name="T11">var </text:span><text:span text:style-name="T14">str = </text:span><text:span text:style-name="T4">"Please locate where 'locate' occurs!"</text:span><text:span text:style-name="T14">;<text:line-break/></text:span><text:span text:style-name="T11">var </text:span><text:span text:style-name="T14">pos = str.indexOf(</text:span><text:span text:style-name="T4">"locate"</text:span><text:span text:style-name="T14">);</text:span></text:p>
      <text:p text:style-name="P9"/>
      <text:p text:style-name="P9"><text:span text:style-name="T4">Result : 7 </text:span></text:p>
      <text:p text:style-name="P9"/>
      <text:p text:style-name="P9"><text:span text:style-name="T4">The </text:span><text:span text:style-name="T57">lastIndexOf () </text:span><text:span text:style-name="T4">returns the index of the last occurrence of a specified text In a string.</text:span></text:p>
      <text:p text:style-name="P9"/>
      <text:p text:style-name="P58"><text:span text:style-name="T11">var </text:span><text:span text:style-name="T14">str = </text:span><text:span text:style-name="T4">"Please locate where 'locate' occurs!"</text:span><text:span text:style-name="T14">;<text:line-break/></text:span><text:span text:style-name="T11">var </text:span><text:span text:style-name="T14">pos = str.lastIndexOf(</text:span><text:span text:style-name="T4">"locate"</text:span><text:span text:style-name="T14">);</text:span></text:p>
      <text:p text:style-name="P9"/>
      <text:p text:style-name="P9"><text:span text:style-name="T4">Result : 21</text:span></text:p>
      <text:p text:style-name="P9"/>
      <text:p text:style-name="P9"><text:span text:style-name="T10">Note : </text:span><text:span text:style-name="T4">Both </text:span><text:span text:style-name="T8">indexOf()</text:span><text:span text:style-name="T4">, and </text:span><text:span text:style-name="T8">lastIndexOf() </text:span><text:span text:style-name="T4">return </text:span><text:span text:style-name="T54">-1</text:span><text:span text:style-name="T4"><text:s/>if the text is not found.</text:span></text:p>
      <text:p text:style-name="P9"><text:span text:style-name="T4">Also, both methods accept a second parameter as the starting position for the search.</text:span></text:p>
      <text:p text:style-name="P9"/>
      <text:p text:style-name="P58"><text:span text:style-name="T11">var </text:span><text:span text:style-name="T14">str = </text:span><text:span text:style-name="T4">"Please locate where 'locate' occurs!"</text:span><text:span text:style-name="T14">;<text:line-break/></text:span><text:span text:style-name="T11">var </text:span><text:span text:style-name="T14">pos = str.IndexOf(</text:span><text:span text:style-name="T4">"locate", 15</text:span><text:span text:style-name="T14">);</text:span></text:p>
      <text:p text:style-name="P9"/>
      <text:p text:style-name="P9"><text:span text:style-name="T4">Result : 21</text:span></text:p>
      <text:p text:style-name="P9"><text:span text:style-name="T4">-----------------------------</text:span></text:p>
      <text:p text:style-name="P58"><text:span text:style-name="T11">var </text:span><text:span text:style-name="T14">str = </text:span><text:span text:style-name="T4">"Please locate where 'locate' occurs!"</text:span><text:span text:style-name="T14">;<text:line-break/></text:span><text:span text:style-name="T11">var </text:span><text:span text:style-name="T14">pos = str.lastIndexOf(</text:span><text:span text:style-name="T4">"locate", 15</text:span><text:span text:style-name="T14">);</text:span></text:p>
      <text:p text:style-name="P9"/>
      <text:p text:style-name="P9"><text:span text:style-name="T4">Result : 7</text:span></text:p>
      <text:p text:style-name="P9"/>
      <text:p text:style-name="P9"><text:span text:style-name="T4">The </text:span><text:span text:style-name="T8">lastIndexOf() </text:span><text:span text:style-name="T4">methods searches backwards (from the end to the beginning), meaning: if the second parameter is </text:span><text:span text:style-name="T8">15</text:span><text:span text:style-name="T4">, the search starts at position 15, and searches to the beginning of the string.</text:span></text:p>
      <text:p text:style-name="P9"/>
      <text:p text:style-name="P36"><text:span text:style-name="T5">20.3 Searching for string in a string </text:span></text:p>
      <text:p text:style-name="P9"/>
      <text:p text:style-name="P18"><text:span text:style-name="T9">SEARCH ( ) </text:span><text:span text:style-name="T5">method searches for a specified value and returns the position of the match:</text:span></text:p>
      <text:p text:style-name="P18"/>
      <text:p text:style-name="P58"><text:span text:style-name="T11">var </text:span><text:span text:style-name="T14">str = </text:span><text:span text:style-name="T4">"Please locate where 'locate' occurs!"</text:span><text:span text:style-name="T14">;<text:line-break/></text:span><text:span text:style-name="T11">var </text:span><text:span text:style-name="T14">pos = str.search(</text:span><text:span text:style-name="T4">"locate"</text:span><text:span text:style-name="T14">);</text:span></text:p>
      <text:p text:style-name="P18"/>
      <text:p text:style-name="P18"><text:span text:style-name="T5">Result : 7</text:span></text:p>
      <text:p text:style-name="P18"/>
      <text:p text:style-name="P18"><text:span text:style-name="T5"># indexOf ( ) and search (), both the methods are NOT same.</text:span></text:p>
      <text:p text:style-name="P18"/>
      <text:p text:style-name="P18"><text:span text:style-name="T4">The </text:span><text:span text:style-name="T9">search () </text:span><text:span text:style-name="T4">method cannot take a second start position argument.</text:span></text:p>
      <text:p text:style-name="P18"><text:span text:style-name="T4">The </text:span><text:span text:style-name="T9">indexOf () </text:span><text:span text:style-name="T4">method cannot take powerful search values (regular expression – regexp)</text:span></text:p>
      <text:p text:style-name="P18"/>
      <text:p text:style-name="P18"/>
      <text:p text:style-name="P36"><text:span text:style-name="T5">20.4 Extracting String Parts</text:span><text:span text:style-name="T4"><text:s/></text:span></text:p>
      <text:p text:style-name="P36"/>
      <text:p text:style-name="P18"><text:span text:style-name="T4">There are 3 methods for extracting a part of a string:</text:span></text:p>
      <text:p text:style-name="P18"/>
      <text:list text:style-name="L4">
        <text:list-item>
          <text:p text:style-name="P80"><text:span text:style-name="T4">slice (start, end)</text:span></text:p>
        </text:list-item>
        <text:list-item>
          <text:p text:style-name="P80"><text:span text:style-name="T4">substring (start, end)</text:span></text:p>
        </text:list-item>
        <text:list-item>
          <text:p text:style-name="P80"><text:span text:style-name="T4">substr (start, length)</text:span></text:p>
        </text:list-item>
      </text:list>
      <text:p text:style-name="P5"/>
      <text:p text:style-name="P18"><text:span text:style-name="T42">20.4.1 The slice () Method</text:span></text:p>
      <text:p text:style-name="P5"/>
      <text:p text:style-name="P18"><text:span text:style-name="T9">Slice ( ) </text:span><text:span text:style-name="T4">extracts a part of a string and returns the extracted part in a new string.</text:span></text:p>
      <text:p text:style-name="P18"><text:span text:style-name="T4">This method takes 2 parameters: the start position, and the end position (end not included means it will do -1 from the provided value).</text:span></text:p>
      <text:p text:style-name="P18"/>
      <text:p text:style-name="P18"><text:span text:style-name="T4">var str = “Apple, Banana, Kiwi”;</text:span></text:p>
      <text:p text:style-name="P18"><text:span text:style-name="T4">var res = str.slice (7, 13);</text:span></text:p>
      <text:p text:style-name="P18"/>
      <text:p text:style-name="P18"><text:span text:style-name="T4">Result : Banana</text:span></text:p>
      <text:p text:style-name="P18"/>
      <text:p text:style-name="P18"><text:span text:style-name="T4">If a parameter is negative, the position is counted from the end of the string.</text:span></text:p>
      <text:p text:style-name="P18"/>
      <text:p text:style-name="P18"><text:span text:style-name="T4">var str = “Apple, Banana, Kiwi”;</text:span></text:p>
      <text:p text:style-name="P18"><text:span text:style-name="T4">var res = str.slice (-12, -6);</text:span></text:p>
      <text:p text:style-name="P18"/>
      <text:p text:style-name="P18"><text:span text:style-name="T4">Result : <text:s/>Banana</text:span></text:p>
      <text:p text:style-name="P18"/>
      <text:p text:style-name="P18"><text:span text:style-name="T4">If we omit the second parameter, the method will slice out the rest of the string:</text:span></text:p>
      <text:p text:style-name="P18"><text:span text:style-name="T4">var str = “Apple, Banana, Kiwi”;</text:span></text:p>
      <text:p text:style-name="P18"><text:span text:style-name="T4">var res = str.slice (7);</text:span></text:p>
      <text:p text:style-name="P18"/>
      <text:p text:style-name="P18"><text:span text:style-name="T4">Result : Banana, Kiwi</text:span></text:p>
      <text:p text:style-name="P18"/>
      <text:p text:style-name="P18"><text:span text:style-name="T5">or, counting from the end:</text:span></text:p>
      <text:p text:style-name="P18"/>
      <text:p text:style-name="P18"><text:span text:style-name="T4">var str = “Apple, Banana, Kiwi”;</text:span></text:p>
      <text:p text:style-name="P18"><text:span text:style-name="T4">var res = str.slice (-12);</text:span></text:p>
      <text:p text:style-name="P18"/>
      <text:p text:style-name="P18"><text:span text:style-name="T4">Result : Banana, Kiwi</text:span></text:p>
      <text:p text:style-name="P5"/>
      <text:p text:style-name="P4"><text:span text:style-name="T42">20.4.2 The substring () Method</text:span></text:p>
      <text:p text:style-name="P5"/>
      <text:p text:style-name="P18"><text:span text:style-name="T54">substring ( ) </text:span><text:span text:style-name="T4">is similar to </text:span><text:span text:style-name="T54">slice ( )</text:span><text:span text:style-name="T4">. The only difference is that substring cannot accept negative indexes.</text:span></text:p>
      <text:p text:style-name="P18"/>
      <text:p text:style-name="P18"><text:span text:style-name="T4">var str = “Apple, Banana, Kiwi”;</text:span></text:p>
      <text:p text:style-name="P18"><text:span text:style-name="T4">var res = str.substring (7, 13);</text:span></text:p>
      <text:p text:style-name="P18"/>
      <text:p text:style-name="P18"><text:span text:style-name="T4">Result : Banana</text:span></text:p>
      <text:p text:style-name="P18"/>
      <text:p text:style-name="P18"><text:span text:style-name="T4">If we omit the second parameter, the method will slice out the rest of the string:</text:span></text:p>
      <text:p text:style-name="P18"/>
      <text:p text:style-name="P18"><text:span text:style-name="T4">var str = “Apple, Banana, Kiwi”;</text:span></text:p>
      <text:p text:style-name="P18"><text:span text:style-name="T4">var res = str.substring (7);</text:span></text:p>
      <text:p text:style-name="P18"/>
      <text:p text:style-name="P18"><text:span text:style-name="T4">Result : Banana, Kiwi</text:span></text:p>
      <text:p text:style-name="P18"/>
      <text:p text:style-name="P4"><text:span text:style-name="T42">20.4.3 The substr ( ) Method</text:span></text:p>
      <text:p text:style-name="P5"/>
      <text:p text:style-name="P18"><text:span text:style-name="T54">substr ( ) </text:span><text:span text:style-name="T4">is similar to </text:span><text:span text:style-name="T54">slice ( )</text:span><text:span text:style-name="T9">.</text:span><text:span text:style-name="T4"><text:s/>The difference is that the second parameter specifies the length of the extracted part.</text:span></text:p>
      <text:p text:style-name="P18"/>
      <text:p text:style-name="P18"><text:span text:style-name="T4">var str = “ Apple, Banana, Kiwi”;</text:span></text:p>
      <text:p text:style-name="P18"><text:span text:style-name="T4">var res = str.substr(7, 6); <text:s text:c="10"/>/ <text:s text:c="9"/>str.substr(15, 18);</text:span></text:p>
      <text:p text:style-name="P18"/>
      <text:p text:style-name="P18"><text:span text:style-name="T4">Result : Banana <text:s text:c="23"/>/ <text:s text:c="10"/>Kiwi </text:span></text:p>
      <text:p text:style-name="P18"/>
      <text:p text:style-name="P18"><text:span text:style-name="T4">If we omit the second parameter, the method will slice out the rest of the string:</text:span></text:p>
      <text:p text:style-name="P18"><text:span text:style-name="T4">var str = “Apple, Banana, Kiwi”;</text:span></text:p>
      <text:p text:style-name="P18"><text:span text:style-name="T4">var res = str.substring (7);</text:span></text:p>
      <text:p text:style-name="P18"/>
      <text:p text:style-name="P18"><text:span text:style-name="T4">Result : Banana, Kiwi</text:span></text:p>
      <text:p text:style-name="P18"/>
      <text:p text:style-name="P18"><text:span text:style-name="T4">If the first parameter is negative, the position counts from the end of the string.</text:span></text:p>
      <text:p text:style-name="P18"/>
      <text:p text:style-name="P18"><text:span text:style-name="T4">var str = “Apple, Banana, Kiwi”;</text:span></text:p>
      <text:p text:style-name="P18"><text:span text:style-name="T4">var res = str.substring (-13);</text:span></text:p>
      <text:p text:style-name="P18"/>
      <text:p text:style-name="P18"><text:span text:style-name="T4">Result : Banana, Kiwi</text:span></text:p>
      <text:p text:style-name="P18"/>
      <text:p text:style-name="P18"/>
      <text:p text:style-name="P36"><text:span text:style-name="T5">20.5 Replacing String Content </text:span></text:p>
      <text:p text:style-name="P18"/>
      <text:p text:style-name="P18"><text:span text:style-name="T9">Replace ( )</text:span><text:span text:style-name="T4"><text:s/>method replaces a specified value with another value in a string.</text:span></text:p>
      <text:p text:style-name="P18"><text:span text:style-name="T4">The</text:span><text:span text:style-name="T9"><text:s/>replace ( ) </text:span><text:span text:style-name="T4">method does not change the string it is called on. It returns a new string. It only replaces the first match.</text:span></text:p>
      <text:p text:style-name="P18"/>
      <text:p text:style-name="P18"><text:span text:style-name="T4">Ex:</text:span></text:p>
      <text:p text:style-name="P18"/>
      <text:p text:style-name="P18"><text:span text:style-name="T4">&lt;button onclick="myFunction()"&gt;Try it&lt;/button&gt;</text:span></text:p>
      <text:p text:style-name="P18"/>
      <text:p text:style-name="P18"><text:span text:style-name="T4">&lt;p id="demo"&gt;Please visit Microsoft!&lt;/p&gt;</text:span></text:p>
      <text:p text:style-name="P18"/>
      <text:p text:style-name="P18"><text:span text:style-name="T4">&lt;script&gt;</text:span></text:p>
      <text:p text:style-name="P18"><text:span text:style-name="T4">function myFunction() {</text:span></text:p>
      <text:p text:style-name="P18"><text:span text:style-name="T4"><text:s text:c="2"/>var str = document.getElementById("demo").innerHTML; </text:span></text:p>
      <text:p text:style-name="P18"><text:span text:style-name="T4"><text:s text:c="2"/>var txt = str.replace("Microsoft","W3Schools");</text:span></text:p>
      <text:p text:style-name="P18"><text:span text:style-name="T4"><text:s text:c="2"/>document.getElementById("demo").innerHTML = txt;</text:span></text:p>
      <text:p text:style-name="P18"><text:span text:style-name="T4">}</text:span></text:p>
      <text:p text:style-name="P18"><text:span text:style-name="T4">&lt;/script&gt;</text:span></text:p>
      <text:p text:style-name="P18"/>
      <text:p text:style-name="P18"><text:span text:style-name="T4">Result :</text:span></text:p>
      <text:p text:style-name="P18"/>
      <text:p text:style-name="P18"><text:span text:style-name="T4">Please visit W3Schools !</text:span></text:p>
      <text:p text:style-name="P18"><text:span text:style-name="T4">------------------------------------</text:span></text:p>
      <text:p text:style-name="P18"><text:span text:style-name="T5">To replace case-insensitive, use a regular expression with an </text:span><text:span text:style-name="T26">/i </text:span><text:span text:style-name="T5">flag : ( Regular expressions are written without quotes )</text:span></text:p>
      <text:p text:style-name="P18"/>
      <text:p text:style-name="P18"><text:span text:style-name="T4">&lt;button onclick="myFunction()"&gt;Try it&lt;/button&gt;</text:span></text:p>
      <text:p text:style-name="P18"/>
      <text:p text:style-name="P18"><text:span text:style-name="T4">&lt;p id="demo"&gt;Please visit Microsoft!&lt;/p&gt;</text:span></text:p>
      <text:p text:style-name="P18"/>
      <text:p text:style-name="P18"><text:span text:style-name="T4">&lt;script&gt;</text:span></text:p>
      <text:p text:style-name="P18"><text:span text:style-name="T4">function myFunction() {</text:span></text:p>
      <text:p text:style-name="P18"><text:span text:style-name="T4"><text:s text:c="2"/>var str = document.getElementById("demo").innerHTML; </text:span></text:p>
      <text:p text:style-name="P18"><text:span text:style-name="T4"><text:s text:c="2"/>var txt = str.replace(MICROSOFT/i,"W3Schools");</text:span></text:p>
      <text:p text:style-name="P18"><text:span text:style-name="T4"><text:s text:c="2"/>document.getElementById("demo").innerHTML = txt;</text:span></text:p>
      <text:p text:style-name="P18"><text:span text:style-name="T4">}</text:span></text:p>
      <text:p text:style-name="P18"><text:span text:style-name="T4">&lt;/script&gt;</text:span></text:p>
      <text:p text:style-name="P18"/>
      <text:p text:style-name="P18"/>
      <text:p text:style-name="P18"><text:span text:style-name="T4">Result :</text:span></text:p>
      <text:p text:style-name="P18"/>
      <text:p text:style-name="P18"><text:span text:style-name="T4">Please visit W3Schools!</text:span></text:p>
      <text:p text:style-name="P18"><text:span text:style-name="T4"><text:s/></text:span></text:p>
      <text:p text:style-name="P18"><text:span text:style-name="T5">-----------------------------------</text:span></text:p>
      <text:p text:style-name="P18"/>
      <text:p text:style-name="P18"><text:span text:style-name="T5">To replace all matches, use a regular expression with a </text:span><text:span text:style-name="T26">/g</text:span><text:span text:style-name="T5"><text:s/>flag (global match).</text:span></text:p>
      <text:p text:style-name="P18"/>
      <text:p text:style-name="P18"><text:span text:style-name="T4">Ex:</text:span></text:p>
      <text:p text:style-name="P18"/>
      <text:p text:style-name="P18"><text:span text:style-name="T4">&lt;button onclick="myFunction()"&gt;Try it&lt;/button&gt;</text:span></text:p>
      <text:p text:style-name="P18"/>
      <text:p text:style-name="P18"><text:span text:style-name="T4">&lt;p id="demo"&gt;Please visit Microsoft and Microsoft!&lt;/p&gt;</text:span></text:p>
      <text:p text:style-name="P18"/>
      <text:p text:style-name="P18"><text:span text:style-name="T4">&lt;script&gt;</text:span></text:p>
      <text:p text:style-name="P18"><text:span text:style-name="T4">function myFunction() {</text:span></text:p>
      <text:p text:style-name="P18"><text:span text:style-name="T4"><text:s text:c="2"/>var str = document.getElementById("demo").innerHTML; </text:span></text:p>
      <text:p text:style-name="P18"><text:span text:style-name="T4"><text:s text:c="2"/>var txt = str.replace(/Microsoft/g,"W3Schools");</text:span></text:p>
      <text:p text:style-name="P18"><text:span text:style-name="T4"><text:s text:c="2"/>document.getElementById("demo").innerHTML = txt;</text:span></text:p>
      <text:p text:style-name="P18"><text:span text:style-name="T4">}</text:span></text:p>
      <text:p text:style-name="P18"><text:span text:style-name="T4">&lt;/script&gt;</text:span></text:p>
      <text:p text:style-name="P18"/>
      <text:p text:style-name="P81"><text:span text:style-name="T58">Result : </text:span><text:span text:style-name="T4">Please visit W3Schools and W3Schools!</text:span></text:p>
      <text:p text:style-name="P18"/>
      <text:p text:style-name="P36"><text:span text:style-name="T5">20.6 Converting to Upper and Lower Case </text:span></text:p>
      <text:p text:style-name="P18"><text:span text:style-name="T5">A string is converted to upper case with </text:span><text:span text:style-name="T54">toUpperCase</text:span><text:span text:style-name="T5"><text:s/>() :</text:span></text:p>
      <text:p text:style-name="P18"/>
      <text:p text:style-name="P18"><text:span text:style-name="T4">var text1 = “Hello World !”;</text:span></text:p>
      <text:p text:style-name="P18"><text:span text:style-name="T4">var text2 = text1.toUpperCase ();</text:span></text:p>
      <text:p text:style-name="P18"/>
      <text:p text:style-name="P18"><text:span text:style-name="T4">Result : HELLO WORLD !</text:span></text:p>
      <text:p text:style-name="P18"/>
      <text:p text:style-name="P18"><text:span text:style-name="T5">A string is converted to lower case with </text:span><text:span text:style-name="T59">toLowerCase</text:span><text:span text:style-name="T5"><text:s/>() :</text:span></text:p>
      <text:p text:style-name="P18"/>
      <text:p text:style-name="P18"><text:span text:style-name="T4">var text1 = “Hello World !”;</text:span></text:p>
      <text:p text:style-name="P18"><text:span text:style-name="T4">var text2 = text1.toLowerCase ();</text:span></text:p>
      <text:p text:style-name="P18"/>
      <text:p text:style-name="P18"><text:span text:style-name="T4">Result : hello world !</text:span></text:p>
      <text:p text:style-name="P18"/>
      <text:p text:style-name="P36"><text:span text:style-name="T5">20.7 The concat () Method </text:span></text:p>
      <text:p text:style-name="P18"/>
      <text:p text:style-name="P18"><text:span text:style-name="T54">concat ( )</text:span><text:span text:style-name="T5"><text:s/>joins two or more strings:</text:span></text:p>
      <text:p text:style-name="P18"/>
      <text:p text:style-name="P18"><text:span text:style-name="T4">var text1 = “Hello”;</text:span></text:p>
      <text:p text:style-name="P18"><text:span text:style-name="T4">var text2 = “World”;</text:span></text:p>
      <text:p text:style-name="P18"><text:span text:style-name="T4">var text3 = text1.concat (text2);</text:span></text:p>
      <text:p text:style-name="P18"/>
      <text:p text:style-name="P18"><text:span text:style-name="T4">Result : HelloWorld</text:span></text:p>
      <text:p text:style-name="P18"/>
      <text:p text:style-name="P18"><text:span text:style-name="T5">or </text:span></text:p>
      <text:p text:style-name="P18"/>
      <text:p text:style-name="P18"><text:span text:style-name="T4">var text1 = “Hello”;</text:span></text:p>
      <text:p text:style-name="P18"><text:span text:style-name="T4">var text2 = “World”;</text:span></text:p>
      <text:p text:style-name="P77"><text:span text:style-name="T10">var text3 = text1.concat (“ “, text2); <text:s text:c="5"/></text:span><text:span text:style-name="T4">// (“ “) used for space between concatenated texts</text:span></text:p>
      <text:p text:style-name="P77"/>
      <text:p text:style-name="P18"><text:span text:style-name="T4">Result : Hello World</text:span></text:p>
      <text:p text:style-name="P18"/>
      <text:p text:style-name="P18"><text:span text:style-name="T5">-----------------------------------</text:span></text:p>
      <text:p text:style-name="P18"/>
      <text:p text:style-name="P18"><text:span text:style-name="T5">The concat ( ) method can be used instead of the plus operator. These two lines works same:</text:span></text:p>
      <text:p text:style-name="P18"/>
      <text:p text:style-name="P18"><text:span text:style-name="T4">var text = “Hello” + “ “ + “World !”;</text:span></text:p>
      <text:p text:style-name="P18"><text:span text:style-name="T4">var text = “Hello”.concat (“ “, “World !”);</text:span></text:p>
      <text:p text:style-name="P18"/>
      <text:p text:style-name="P18"><text:span text:style-name="T4">Result : Hello World !</text:span></text:p>
      <text:p text:style-name="P18"/>
      <text:p text:style-name="P18"><text:span text:style-name="T5">* Note : All string methods return a new string. They don't modify the original string.</text:span></text:p>
      <text:p text:style-name="P36"/>
      <text:p text:style-name="P36"><text:span text:style-name="T5">20.8 String.Trim ( ) </text:span></text:p>
      <text:p text:style-name="P36"/>
      <text:p text:style-name="P18"><text:span text:style-name="T4">The</text:span><text:span text:style-name="T54"><text:s/>trim ( ) </text:span><text:span text:style-name="T4">method removes whitespaces from both the sides of a string :</text:span></text:p>
      <text:p text:style-name="P18"/>
      <text:p text:style-name="P18"><text:span text:style-name="T4">var str = “ <text:s text:c="15"/>Hello World ! <text:s text:c="18"/>“;</text:span></text:p>
      <text:p text:style-name="P18"><text:span text:style-name="T4">alert ( str.trim ( ) );</text:span></text:p>
      <text:p text:style-name="P18"/>
      <text:p text:style-name="P18"/>
      <text:p text:style-name="P18"><text:span text:style-name="T4">Result : Hello World !</text:span></text:p>
      <text:p text:style-name="P18"/>
      <text:p text:style-name="P36"/>
      <text:p text:style-name="P36"><text:span text:style-name="T5">20.9 JS String Padding </text:span></text:p>
      <text:p text:style-name="P18"/>
      <text:p text:style-name="P18"><text:span text:style-name="T4">Two string methods : </text:span><text:span text:style-name="T54">padStart</text:span><text:span text:style-name="T4"><text:s/>and </text:span><text:span text:style-name="T54">padEnd</text:span><text:span text:style-name="T4"><text:s/>to support padding at the beginning and at the end of a string.</text:span></text:p>
      <text:p text:style-name="P18"/>
      <text:p text:style-name="P18"><text:span text:style-name="T54">padStart : </text:span><text:span text:style-name="T5">This method will add padding at the beginning of a string.</text:span></text:p>
      <text:p text:style-name="P30"/>
      <text:p text:style-name="P82"><text:span text:style-name="T34"><text:s/>padStart( string length , content that needs to be added ) </text:span></text:p>
      <text:p text:style-name="P30"/>
      <text:p text:style-name="P4"><text:span text:style-name="T4">Ex:</text:span></text:p>
      <text:p text:style-name="P4"/>
      <text:p text:style-name="P4"><text:span text:style-name="T4">&lt;script&gt;</text:span></text:p>
      <text:p text:style-name="P4"><text:span text:style-name="T4">let str = "5";</text:span></text:p>
      <text:p text:style-name="P4"><text:span text:style-name="T4">str = str.padStart(4,9);</text:span></text:p>
      <text:p text:style-name="P4"><text:span text:style-name="T4">document.getElementById("demo").innerHTML = str;</text:span></text:p>
      <text:p text:style-name="P4"><text:span text:style-name="T4">&lt;/script&gt;</text:span></text:p>
      <text:p text:style-name="P4"/>
      <text:p text:style-name="P4"><text:span text:style-name="T4">Result : 9995</text:span></text:p>
      <text:p text:style-name="P4"/>
      <text:p text:style-name="P4"><text:span text:style-name="T4">Here, it is moving the number 5 and setting it to position 4 and adding 9 – 3 times in the beginning.</text:span></text:p>
      <text:p text:style-name="P30"/>
      <text:p text:style-name="P30"><text:span text:style-name="T60">----------------------------</text:span></text:p>
      <text:p text:style-name="P4"><text:span text:style-name="T4">Ex:</text:span></text:p>
      <text:p text:style-name="P4"/>
      <text:p text:style-name="P4"><text:span text:style-name="T4">&lt;script&gt;</text:span></text:p>
      <text:p text:style-name="P4"><text:span text:style-name="T4">let str = "Isha";</text:span></text:p>
      <text:p text:style-name="P4"><text:span text:style-name="T4">str = str.padStart(16,"Her name is ");</text:span></text:p>
      <text:p text:style-name="P4"><text:span text:style-name="T4">document.getElementById("demo").innerHTML = str;</text:span></text:p>
      <text:p text:style-name="P4"><text:span text:style-name="T4">&lt;/script&gt;</text:span></text:p>
      <text:p text:style-name="P4"/>
      <text:p text:style-name="P4"><text:span text:style-name="T4">Result : <text:s/>Her name is Isha</text:span></text:p>
      <text:p text:style-name="P4"><text:span text:style-name="T5">---------------------------------</text:span></text:p>
      <text:p text:style-name="P30"/>
      <text:p text:style-name="P18"><text:span text:style-name="T59">padEnd :</text:span><text:span text:style-name="T5"><text:s text:c="2"/>This method will add padding at the end of a string.</text:span></text:p>
      <text:p text:style-name="P18"/>
      <text:p text:style-name="P82"><text:span text:style-name="T34">padEnd( string length , content that needs to be added ) </text:span></text:p>
      <text:p text:style-name="P18"><text:span text:style-name="T4">&lt;script&gt;</text:span></text:p>
      <text:p text:style-name="P18"><text:span text:style-name="T4">let str = "5";</text:span></text:p>
      <text:p text:style-name="P18"><text:span text:style-name="T4">str = str.padEnd(4,0);</text:span></text:p>
      <text:p text:style-name="P18"><text:span text:style-name="T4">document.getElementById("demo").innerHTML = str;</text:span></text:p>
      <text:p text:style-name="P18"><text:span text:style-name="T4">&lt;/script&gt;</text:span></text:p>
      <text:p text:style-name="P18"/>
      <text:p text:style-name="P18"><text:span text:style-name="T4">Result : 5000</text:span></text:p>
      <text:p text:style-name="P18"/>
      <text:p text:style-name="P36"><text:span text:style-name="T5">20.10 Extracting String Characters </text:span></text:p>
      <text:p text:style-name="P18"/>
      <text:p text:style-name="P18"><text:span text:style-name="T4">There are 3 methods for extracting string characters :</text:span></text:p>
      <text:p text:style-name="P18"/>
      <text:list text:style-name="L4">
        <text:list-item>
          <text:p text:style-name="P80"><text:span text:style-name="T4">charAt (position)</text:span></text:p>
        </text:list-item>
        <text:list-item>
          <text:p text:style-name="P80"><text:span text:style-name="T4">charCodeAt (position)</text:span></text:p>
        </text:list-item>
        <text:list-item>
          <text:p text:style-name="P80"><text:span text:style-name="T4">Property access [ ] </text:span></text:p>
        </text:list-item>
      </text:list>
      <text:p text:style-name="P18"/>
      <text:p text:style-name="P18"><text:span text:style-name="T42">The charAt ( ) Method</text:span></text:p>
      <text:p text:style-name="P18"/>
      <text:p text:style-name="P18"><text:span text:style-name="T4">The </text:span><text:span text:style-name="T54">charAt ( ) </text:span><text:span text:style-name="T4">method returns the character at a specified index ( position ) in a string :</text:span></text:p>
      <text:p text:style-name="P18"/>
      <text:p text:style-name="P18"><text:span text:style-name="T4">Ex: </text:span></text:p>
      <text:p text:style-name="P18"/>
      <text:p text:style-name="P18"><text:span text:style-name="T4">&lt;script&gt;</text:span></text:p>
      <text:p text:style-name="P18"><text:span text:style-name="T4">var str = "HELLO WORLD";</text:span></text:p>
      <text:p text:style-name="P18"><text:span text:style-name="T4">document.getElementById("demo").innerHTML = str.charAt(0);</text:span></text:p>
      <text:p text:style-name="P18"><text:span text:style-name="T4">&lt;/script&gt;</text:span></text:p>
      <text:p text:style-name="P18"/>
      <text:p text:style-name="P18"/>
      <text:p text:style-name="P18"><text:span text:style-name="T4">Result : H</text:span></text:p>
      <text:p text:style-name="P18"/>
      <text:p text:style-name="P18"><text:span text:style-name="T42">The charCodeAt ( ) Method</text:span></text:p>
      <text:p text:style-name="P18"/>
      <text:p text:style-name="P18"><text:span text:style-name="T4">The </text:span><text:span text:style-name="T54">charCodeAt ( ) </text:span><text:span text:style-name="T4">method returns the unicode of the character at a specified index in a string :</text:span></text:p>
      <text:p text:style-name="P18"/>
      <text:p text:style-name="P18"><text:span text:style-name="T4">The method returns a UTF-16 code (an integer between 0 and 65535).</text:span></text:p>
      <text:p text:style-name="P18"/>
      <text:p text:style-name="P18"><text:span text:style-name="T4">Ex: </text:span></text:p>
      <text:p text:style-name="P18"/>
      <text:p text:style-name="P18"><text:span text:style-name="T4">&lt;script&gt;</text:span></text:p>
      <text:p text:style-name="P18"><text:span text:style-name="T4">var str = "HELLO WORLD";</text:span></text:p>
      <text:p text:style-name="P18"><text:span text:style-name="T4">document.getElementById("demo").innerHTML = str.charCodeAt(0);</text:span></text:p>
      <text:p text:style-name="P18"><text:span text:style-name="T4">&lt;/script&gt;</text:span></text:p>
      <text:p text:style-name="P18"/>
      <text:p text:style-name="P18"><text:span text:style-name="T4">Result : 72 </text:span></text:p>
      <text:p text:style-name="P18"/>
      <text:p text:style-name="P18"/>
      <text:p text:style-name="P18"><text:span text:style-name="T42">Property Access</text:span></text:p>
      <text:p text:style-name="P18"/>
      <text:p text:style-name="P18"><text:span text:style-name="T4">It makes strings look like arrays (but they are not).</text:span></text:p>
      <text:p text:style-name="P18"><text:span text:style-name="T4">If no character is found, [ ] returns undefined, while charAt ( ) returns an empty string.</text:span></text:p>
      <text:p text:style-name="P18"><text:span text:style-name="T4">It is read only. </text:span></text:p>
      <text:p text:style-name="P18"/>
      <text:p text:style-name="P18"><text:span text:style-name="T4">str[0] = "A" gives no error (but does not work!)</text:span></text:p>
      <text:p text:style-name="P18"/>
      <text:p text:style-name="P18"><text:span text:style-name="T4">Ex : </text:span></text:p>
      <text:p text:style-name="P18"/>
      <text:p text:style-name="P18"><text:span text:style-name="T4">&lt;p id="demo"&gt;&lt;/p&gt;</text:span></text:p>
      <text:p text:style-name="P18"/>
      <text:p text:style-name="P18"><text:span text:style-name="T4">&lt;script&gt;</text:span></text:p>
      <text:p text:style-name="P18"/>
      <text:p text:style-name="P18"><text:span text:style-name="T4">var str = "HELLO WORLD";</text:span></text:p>
      <text:p text:style-name="P18"><text:span text:style-name="T4">document.getElementById("demo").innerHTML = str[0];</text:span></text:p>
      <text:p text:style-name="P18"/>
      <text:p text:style-name="P18"><text:span text:style-name="T4">&lt;/script&gt;</text:span></text:p>
      <text:p text:style-name="P18"/>
      <text:p text:style-name="P18"><text:span text:style-name="T5">-----------------------------</text:span></text:p>
      <text:p text:style-name="P18"/>
      <text:p text:style-name="P18"><text:span text:style-name="T5">Ex: </text:span></text:p>
      <text:p text:style-name="P18"/>
      <text:p text:style-name="P28"><text:span text:style-name="T11">var </text:span><text:span text:style-name="T14">str = </text:span><text:span text:style-name="T12">"HELLO WORLD"</text:span><text:span text:style-name="T14">;<text:line-break/>str[</text:span><text:span text:style-name="T13">0</text:span><text:span text:style-name="T14">] = </text:span><text:span text:style-name="T12">"A"</text:span><text:span text:style-name="T14">;</text:span><text:span text:style-name="T13"><text:s text:c="14"/></text:span><text:span text:style-name="T5">// </text:span><text:span text:style-name="T4">Gives no error, but does not work</text:span><text:span text:style-name="T14"><text:line-break/>str[</text:span><text:span text:style-name="T13">0</text:span><text:span text:style-name="T14">]; <text:s text:c="22"/></text:span><text:span text:style-name="T4">// Returns H</text:span></text:p>
      <text:p text:style-name="P18"/>
      <text:p text:style-name="P18"/>
      <text:p text:style-name="P36"><text:span text:style-name="T5">20.11 Converting a String to an Array </text:span></text:p>
      <text:p text:style-name="P18"/>
      <text:p text:style-name="P18"><text:span text:style-name="T5">A string can be converted to an array with the </text:span><text:span text:style-name="T54">split ( )</text:span><text:span text:style-name="T5"><text:s/>method : </text:span></text:p>
      <text:p text:style-name="P18"/>
      <text:p text:style-name="P18"><text:span text:style-name="T4">Ex:</text:span></text:p>
      <text:p text:style-name="P18"/>
      <text:p text:style-name="P18"><text:span text:style-name="T4">&lt;script&gt;</text:span></text:p>
      <text:p text:style-name="P18"><text:span text:style-name="T4">function myFunction() {</text:span></text:p>
      <text:p text:style-name="P18"><text:span text:style-name="T4"><text:s text:c="2"/>var str = "a,b,c,d,e,f";</text:span></text:p>
      <text:p text:style-name="P18"><text:span text:style-name="T4"><text:s text:c="2"/></text:span><text:span text:style-name="T6">var arr = str.split(",");</text:span></text:p>
      <text:p text:style-name="P18"><text:span text:style-name="T4"><text:s text:c="2"/>document.getElementById("demo").innerHTML = arr[2];</text:span></text:p>
      <text:p text:style-name="P18"><text:span text:style-name="T4">}</text:span></text:p>
      <text:p text:style-name="P18"><text:span text:style-name="T4">&lt;/script&gt;</text:span></text:p>
      <text:p text:style-name="P18"/>
      <text:p text:style-name="P18"><text:span text:style-name="T4">Result : c</text:span></text:p>
      <text:p text:style-name="P18"/>
      <text:p text:style-name="P18"><text:span text:style-name="T5">Note : If we split it by using comma “</text:span><text:span text:style-name="T26"><text:s/>, </text:span><text:span text:style-name="T5">“ then while counting for array it will not count </text:span><text:span text:style-name="T26">, </text:span></text:p>
      <text:p text:style-name="P4"><text:span text:style-name="T5">---------------------------------</text:span></text:p>
      <text:p text:style-name="P4"/>
      <text:p text:style-name="P4"><text:span text:style-name="T4">Ex: </text:span></text:p>
      <text:p text:style-name="P4"/>
      <text:p text:style-name="P4"><text:span text:style-name="T6">var arr = str.split(" ");</text:span></text:p>
      <text:p text:style-name="P4"/>
      <text:p text:style-name="P4"><text:span text:style-name="T4">Result : b</text:span></text:p>
      <text:p text:style-name="P4"/>
      <text:p text:style-name="P4"><text:span text:style-name="T5">It will count the array including commas.</text:span></text:p>
      <text:p text:style-name="P4"/>
      <text:p text:style-name="P30"><text:span text:style-name="T5">-------------------------------------</text:span></text:p>
      <text:p text:style-name="P4"/>
      <text:p text:style-name="P4"><text:span text:style-name="T4">Ex: </text:span></text:p>
      <text:p text:style-name="P4"/>
      <text:p text:style-name="P4"><text:span text:style-name="T4">&lt;script&gt;</text:span></text:p>
      <text:p text:style-name="P4"><text:span text:style-name="T4">function myFunction() {</text:span></text:p>
      <text:p text:style-name="P4"><text:span text:style-name="T4"><text:s text:c="2"/>var str = "a,b,c,d,e|f|g|h|j|i";</text:span></text:p>
      <text:p text:style-name="P4"><text:span text:style-name="T4"><text:s/></text:span><text:span text:style-name="T6"><text:s/>var arr = str.split("|");</text:span></text:p>
      <text:p text:style-name="P4"><text:span text:style-name="T4"><text:s text:c="2"/>document.getElementById("demo").innerHTML = arr[3];</text:span></text:p>
      <text:p text:style-name="P4"><text:span text:style-name="T4">}</text:span></text:p>
      <text:p text:style-name="P4"><text:span text:style-name="T4">&lt;/script&gt;</text:span></text:p>
      <text:p text:style-name="P4"/>
      <text:p text:style-name="P4"><text:span text:style-name="T4">Result : h</text:span></text:p>
      <text:p text:style-name="P4"/>
      <text:p text:style-name="P18"><text:span text:style-name="T5">If we split it by using “</text:span><text:span text:style-name="T26"><text:s/>| </text:span><text:span text:style-name="T5">“ then while counting for array it will not count </text:span><text:span text:style-name="T26">| </text:span><text:span text:style-name="T5">and will start counting the array from first alphabet after </text:span><text:span text:style-name="T26">|</text:span></text:p>
      <text:p text:style-name="P30"/>
      <text:p text:style-name="P5"><text:span text:style-name="T5">21. Numbers </text:span></text:p>
      <text:p text:style-name="P5"/>
      <text:p text:style-name="P83"><text:span text:style-name="T5">21.1 Numbers can be Objects </text:span></text:p>
      <text:p text:style-name="P84"/>
      <text:p text:style-name="P39"><text:span text:style-name="T5">Normally JavaScript numbers are primitive values created from literals:</text:span></text:p>
      <text:p text:style-name="P42"><text:span text:style-name="T60">var x = 123;</text:span></text:p>
      <text:p text:style-name="P39"><text:span text:style-name="T5">But numbers can also be defined as </text:span><text:span text:style-name="T59">objects</text:span><text:span text:style-name="T5"><text:s/>with the keyword </text:span><text:span text:style-name="T59">new</text:span><text:span text:style-name="T5">:</text:span></text:p>
      <text:p text:style-name="P42"><text:span text:style-name="T60">var y = new Number(123);</text:span></text:p>
      <text:p text:style-name="P85"/>
      <text:p text:style-name="P86"><text:span text:style-name="T5">Ex: </text:span></text:p>
      <text:p text:style-name="P55"><text:span text:style-name="T34">var x = 123;</text:span></text:p>
      <text:p text:style-name="P42"><text:span text:style-name="T34">var y = new Number(123);</text:span></text:p>
      <text:p text:style-name="P87"/>
      <text:p text:style-name="P28"><text:span text:style-name="T4">// typeof x returns number<text:line-break/>// typeof y returns object</text:span></text:p>
      <text:p text:style-name="P88"><text:span text:style-name="T34">Ideally, we should not create Number objects as it slows down the execution.</text:span></text:p>
      <text:p text:style-name="P89"/>
      <text:p text:style-name="P89"/>
      <text:p text:style-name="P36"><text:span text:style-name="T5">21.2 JS Numbers Methods and Properties </text:span></text:p>
      <text:p text:style-name="P5"/>
      <text:p text:style-name="P18"><text:span text:style-name="T4">Methods and properties are also available for primitive values as primitive values are treated as objects when executing methods and properties.</text:span></text:p>
      <text:p text:style-name="P18"><text:span text:style-name="T4">All number methods can be used on any type of numbers (literals, variables, or expressions)</text:span></text:p>
      <text:p text:style-name="P18"/>
      <text:p text:style-name="P18"/>
      <text:p text:style-name="P36"><text:span text:style-name="T5">21.2.1 The </text:span><text:span text:style-name="T59">toString()</text:span><text:span text:style-name="T5"><text:s/>Method</text:span></text:p>
      <text:p text:style-name="P89"/>
      <text:p text:style-name="P18"><text:span text:style-name="T4">The</text:span><text:span text:style-name="T54"><text:s/>toString () </text:span><text:span text:style-name="T4">method returns a number as a string.</text:span></text:p>
      <text:p text:style-name="P89"/>
      <text:p text:style-name="P89"/>
      <text:p text:style-name="P18"><text:span text:style-name="T4">21.2.2 The to </text:span><text:span text:style-name="T54">Exponential()</text:span><text:span text:style-name="T4"><text:s/>Method</text:span></text:p>
      <text:p text:style-name="P30"/>
      <text:p text:style-name="P18"><text:span text:style-name="T54">toExponential () </text:span><text:span text:style-name="T34">re</text:span><text:span text:style-name="T4">turns a string, with a number rounded and written using exponential notation.</text:span></text:p>
      <text:p text:style-name="P18"><text:span text:style-name="T4">A parameter defines the number of characters behind the decimal point :</text:span></text:p>
      <text:p text:style-name="P18"/>
      <text:p text:style-name="P18"/>
      <text:p text:style-name="P18"><text:span text:style-name="T4">Ex: &lt;p id="demo"&gt;&lt;/p&gt;</text:span></text:p>
      <text:p text:style-name="P18"/>
      <text:p text:style-name="P18"><text:span text:style-name="T4">&lt;script&gt;</text:span></text:p>
      <text:p text:style-name="P18"><text:span text:style-name="T4">var x = 9.656;</text:span></text:p>
      <text:p text:style-name="P18"><text:span text:style-name="T4">document.getElementById("demo").innerHTML =</text:span></text:p>
      <text:p text:style-name="P18"><text:span text:style-name="T4"><text:s text:c="2"/>x.toExponential() + "&lt;br&gt;" + </text:span></text:p>
      <text:p text:style-name="P18"><text:span text:style-name="T4"><text:s text:c="2"/>x.toExponential(2) + "&lt;br&gt;" + </text:span></text:p>
      <text:p text:style-name="P18"><text:span text:style-name="T4"><text:s text:c="2"/>x.toExponential(4) + "&lt;br&gt;" + </text:span></text:p>
      <text:p text:style-name="P18"><text:span text:style-name="T4"><text:s text:c="2"/>x.toExponential(6);</text:span></text:p>
      <text:p text:style-name="P18"><text:span text:style-name="T4">&lt;/script&gt;</text:span></text:p>
      <text:p text:style-name="P18"/>
      <text:p text:style-name="P18"><text:span text:style-name="T4">Result :</text:span></text:p>
      <text:p text:style-name="P18"/>
      <text:p text:style-name="P9"><text:span text:style-name="T4">9.656e+0</text:span><text:span text:style-name="T10"><text:line-break/></text:span><text:span text:style-name="T4">9.66e+0</text:span><text:span text:style-name="T10"><text:line-break/></text:span><text:span text:style-name="T4">9.6560e+0</text:span><text:span text:style-name="T10"><text:line-break/></text:span><text:span text:style-name="T4">9.656000e+0</text:span></text:p>
      <text:p text:style-name="P18"/>
      <text:p text:style-name="P18"><text:span text:style-name="T5">Parameter is optional. If we do not specify it, JS will not round the number.</text:span></text:p>
      <text:p text:style-name="P18"/>
      <text:p text:style-name="P30"><text:span text:style-name="T4">21.2.3 The toFixed() Method</text:span></text:p>
      <text:p text:style-name="P30"/>
      <text:p text:style-name="P18"><text:span text:style-name="T54">toFixed() </text:span><text:span text:style-name="T4">returns a string, with the number written with a specified number of decimals.</text:span></text:p>
      <text:p text:style-name="P89"/>
      <text:p text:style-name="P18"><text:span text:style-name="T4">Ex:</text:span></text:p>
      <text:p text:style-name="P89"/>
      <text:p text:style-name="P18"><text:span text:style-name="T4">&lt;script&gt;</text:span></text:p>
      <text:p text:style-name="P18"><text:span text:style-name="T4">var x = 9.656;</text:span></text:p>
      <text:p text:style-name="P18"><text:span text:style-name="T4">document.getElementById("demo").innerHTML =</text:span></text:p>
      <text:p text:style-name="P18"><text:span text:style-name="T4"><text:s text:c="2"/>x.toFixed(0) + "&lt;br&gt;" +</text:span></text:p>
      <text:p text:style-name="P18"><text:span text:style-name="T4"><text:s text:c="2"/>x.toFixed(2) + "&lt;br&gt;" +</text:span></text:p>
      <text:p text:style-name="P18"><text:span text:style-name="T4"><text:s text:c="2"/>x.toFixed(4) + "&lt;br&gt;" +</text:span></text:p>
      <text:p text:style-name="P18"><text:span text:style-name="T4"><text:s text:c="2"/>x.toFixed(6);</text:span></text:p>
      <text:p text:style-name="P18"><text:span text:style-name="T4">&lt;/script&gt;</text:span></text:p>
      <text:p text:style-name="P89"/>
      <text:p text:style-name="P18"><text:span text:style-name="T4">Result :</text:span></text:p>
      <text:p text:style-name="P89"/>
      <text:p text:style-name="P9"><text:span text:style-name="T4">10</text:span><text:span text:style-name="T10"><text:line-break/></text:span><text:span text:style-name="T4">9.66</text:span><text:span text:style-name="T10"><text:line-break/></text:span><text:span text:style-name="T4">9.6560</text:span><text:span text:style-name="T10"><text:line-break/></text:span><text:span text:style-name="T4">9.656000</text:span></text:p>
      <text:p text:style-name="P89"/>
      <text:p text:style-name="P9"><text:span text:style-name="T61">toFixed(2)</text:span><text:span text:style-name="T4"><text:s/>is perfect for working with money.</text:span></text:p>
      <text:p text:style-name="P30"/>
      <text:p text:style-name="P18"><text:span text:style-name="T4">21.2.4 The </text:span><text:span text:style-name="T54">toPrecision()</text:span><text:span text:style-name="T4"><text:s/>Method</text:span></text:p>
      <text:p text:style-name="P30"/>
      <text:p text:style-name="P18"><text:span text:style-name="T54">toPrecision () </text:span><text:span text:style-name="T4">returns a string, with a number written with a specified length.</text:span></text:p>
      <text:p text:style-name="P89"/>
      <text:p text:style-name="P18"><text:span text:style-name="T4">Ex:</text:span></text:p>
      <text:p text:style-name="P89"/>
      <text:p text:style-name="P9"><text:span text:style-name="T4">9.656</text:span><text:span text:style-name="T10"><text:line-break/></text:span><text:span text:style-name="T4">9.7</text:span><text:span text:style-name="T10"><text:line-break/></text:span><text:span text:style-name="T4">9.656</text:span><text:span text:style-name="T10"><text:line-break/></text:span><text:span text:style-name="T4">9.65600</text:span></text:p>
      <text:p text:style-name="P89"/>
      <text:p text:style-name="P18"><text:span text:style-name="T4">21.2.5 The </text:span><text:span text:style-name="T9">valueOf ()</text:span><text:span text:style-name="T4"><text:s/>Method</text:span></text:p>
      <text:p text:style-name="P89"/>
      <text:p text:style-name="P18"><text:span text:style-name="T54">valueOf ( ) </text:span><text:span text:style-name="T4">returns a number as a number.</text:span></text:p>
      <text:p text:style-name="P89"/>
      <text:p text:style-name="P18"><text:span text:style-name="T4">Ex:</text:span></text:p>
      <text:p text:style-name="P89"/>
      <text:p text:style-name="P18"><text:span text:style-name="T4">&lt;script&gt;</text:span></text:p>
      <text:p text:style-name="P18"><text:span text:style-name="T4">var x = 123;</text:span></text:p>
      <text:p text:style-name="P89"/>
      <text:p text:style-name="P18"><text:span text:style-name="T4">document.getElementById("demo").innerHTML = </text:span></text:p>
      <text:p text:style-name="P18"><text:span text:style-name="T4"><text:s text:c="2"/>x.valueOf() + "&lt;br&gt;" +</text:span></text:p>
      <text:p text:style-name="P18"><text:span text:style-name="T4"><text:s text:c="2"/>(123).valueOf() + "&lt;br&gt;" +</text:span></text:p>
      <text:p text:style-name="P18"><text:span text:style-name="T4"><text:s text:c="2"/>(100 + 23).valueOf();</text:span></text:p>
      <text:p text:style-name="P18"><text:span text:style-name="T4">&lt;/script&gt;</text:span></text:p>
      <text:p text:style-name="P89"/>
      <text:p text:style-name="P18"><text:span text:style-name="T4">Result :</text:span></text:p>
      <text:p text:style-name="P89"/>
      <text:p text:style-name="P18"><text:span text:style-name="T4">123</text:span></text:p>
      <text:p text:style-name="P89"/>
      <text:p text:style-name="P18"><text:span text:style-name="T4">The </text:span><text:span text:style-name="T54">valueOf ( )</text:span><text:span text:style-name="T4"><text:s/>method is used internally in JS to convert Number objects to primitive values.</text:span></text:p>
      <text:p text:style-name="P89"/>
      <text:p text:style-name="P90"><text:span text:style-name="T6">Note : All JS data types have a </text:span><text:span text:style-name="T62">valueOf ( )</text:span><text:span text:style-name="T6"><text:s/>and a </text:span><text:span text:style-name="T62">toString ( ) </text:span><text:span text:style-name="T6">method.</text:span></text:p>
      <text:p text:style-name="P89"/>
      <text:p text:style-name="P89"/>
      <text:p text:style-name="P36"><text:span text:style-name="T4">21.3 Converting variable to Numbers </text:span></text:p>
      <text:p text:style-name="P89"/>
      <text:p text:style-name="P18"><text:span text:style-name="T4">There are 3 JS methods that can be used to convert variable into numbers :</text:span></text:p>
      <text:p text:style-name="P89"/>
      <text:list text:style-name="L4">
        <text:list-item>
          <text:p text:style-name="P80"><text:span text:style-name="T4">Number () method</text:span></text:p>
        </text:list-item>
        <text:list-item>
          <text:p text:style-name="P80"><text:span text:style-name="T4">parseInt () method</text:span></text:p>
        </text:list-item>
        <text:list-item>
          <text:p text:style-name="P80"><text:span text:style-name="T4">parseFloat () method</text:span></text:p>
        </text:list-item>
      </text:list>
      <text:p text:style-name="P89"/>
      <text:p text:style-name="P18"><text:span text:style-name="T63">These methods are not number methods, but global JS methods.</text:span></text:p>
      <text:p text:style-name="P89"/>
      <text:p text:style-name="P18"><text:span text:style-name="T4">Global JS Methods can be used on all JS data types.</text:span></text:p>
      <text:p text:style-name="P18"><text:span text:style-name="T4">While working with numbers, these are the most relevant methods.</text:span></text:p>
      <text:p text:style-name="P33"/>
      <table:table table:name="Table12" table:style-name="Table1">
        <table:table-column table:style-name="TableColumn1"/>
        <table:table-column table:style-name="TableColumn1"/>
        <table:table-column table:style-name="TableColumn1"/>
        <table:table-row>
          <table:table-cell table:style-name="TableCell1">
            <text:p text:style-name="P1"><text:span text:style-name="T5">Method</text:span></text:p>
          </table:table-cell>
          <table:table-cell table:style-name="TableCell1">
            <text:p text:style-name="P1"><text:span text:style-name="T5">Description</text:span></text:p>
          </table:table-cell>
          <table:table-cell table:style-name="TableCell1">
            <text:p text:style-name="P1"><text:span text:style-name="T5">Examples</text:span></text:p>
          </table:table-cell>
        </table:table-row>
        <table:table-row>
          <table:table-cell table:style-name="TableCell1">
            <text:p text:style-name="P1">Number ()</text:p>
          </table:table-cell>
          <table:table-cell table:style-name="TableCell1">
            <text:p text:style-name="P1">Can be used to convert JS variable to numbers. </text:p>
            <text:p text:style-name="P1">Returns a number, converted from its arguments.</text:p>
            <text:p text:style-name="P1">If a number can not be converted NaN is returned. </text:p>
            <text:p text:style-name="P1"/>
            <text:p text:style-name="P1"/>
            <text:p text:style-name="P1"/>
            <text:p text:style-name="P1"/>
            <text:p text:style-name="P1"><text:span text:style-name="T64">Number () </text:span>can also convert a date to a number and will return the number of milliseconds since 1.1.1970.</text:p>
          </table:table-cell>
          <table:table-cell table:style-name="TableCell1">
            <text:p text:style-name="P1">&lt;script&gt;</text:p>
            <text:p text:style-name="P1">document.getElementById("demo").innerHTML = </text:p>
            <text:p text:style-name="P1"><text:s text:c="2"/>Number(true) + "&lt;br&gt;" +</text:p>
            <text:p text:style-name="P1"><text:s text:c="2"/>Number(false) + "&lt;br&gt;" +</text:p>
            <text:p text:style-name="P1"><text:s text:c="2"/>Number("10") + "&lt;br&gt;" + </text:p>
            <text:p text:style-name="P1"><text:s text:c="2"/>Number(" <text:s/>10") + "&lt;br&gt;" +</text:p>
            <text:p text:style-name="P1"><text:s text:c="2"/>Number("10 <text:s/>") + "&lt;br&gt;" +</text:p>
            <text:p text:style-name="P1"><text:s text:c="2"/>Number(" 10 <text:s/>") + "&lt;br&gt;" +</text:p>
            <text:p text:style-name="P1"><text:s text:c="2"/>Number("10.33") + "&lt;br&gt;" + </text:p>
            <text:p text:style-name="P1"><text:s text:c="2"/>Number("10,33") + "&lt;br&gt;" +</text:p>
            <text:p text:style-name="P1"><text:s text:c="2"/>Number("10 33") + "&lt;br&gt;" +</text:p>
            <text:p text:style-name="P1"><text:s text:c="2"/>Number("John");</text:p>
            <text:p text:style-name="P1">&lt;/script&gt;</text:p>
            <text:p text:style-name="P1"/>
            <text:p text:style-name="P1">Result : <text:s/></text:p>
            <text:p text:style-name="P1"/>
            <text:p text:style-name="P51"><text:span text:style-name="T4">1</text:span><text:line-break/><text:span text:style-name="T4">0</text:span><text:line-break/><text:span text:style-name="T4">10</text:span><text:line-break/><text:span text:style-name="T4">10</text:span><text:line-break/><text:span text:style-name="T4">10</text:span><text:line-break/><text:span text:style-name="T4">10</text:span><text:line-break/><text:span text:style-name="T4">10.33</text:span><text:line-break/><text:span text:style-name="T4">NaN</text:span><text:line-break/><text:span text:style-name="T4">NaN</text:span><text:line-break/><text:span text:style-name="T4">NaN</text:span></text:p>
          </table:table-cell>
        </table:table-row>
        <table:table-row>
          <table:table-cell table:style-name="TableCell1">
            <text:p text:style-name="P1">parseFloat ()</text:p>
          </table:table-cell>
          <table:table-cell table:style-name="TableCell1">
            <text:p text:style-name="P1">Parses (part) a string and returns a number.</text:p>
            <text:p text:style-name="P1">Spaces are allowed.</text:p>
            <text:p text:style-name="P1">Only the first number is returned.</text:p>
            <text:p text:style-name="P1"/>
            <text:p text:style-name="P1">If a number can not be converted NaN is returned.</text:p>
          </table:table-cell>
          <table:table-cell table:style-name="TableCell1">
            <text:p text:style-name="P1">&lt;script&gt;</text:p>
            <text:p text:style-name="P1">document.getElementById("demo").innerHTML = </text:p>
            <text:p text:style-name="P1"><text:s text:c="2"/>parseFloat("-10") + "&lt;br&gt;" +</text:p>
            <text:p text:style-name="P1"><text:s text:c="2"/>parseFloat("10.33") + "&lt;br&gt;" +</text:p>
            <text:p text:style-name="P1"><text:s text:c="2"/>parseFloat("10 6") + "&lt;br&gt;" + <text:s/></text:p>
            <text:p text:style-name="P1"><text:s text:c="2"/>parseFloat("10 years") + "&lt;br&gt;" +</text:p>
            <text:p text:style-name="P1"><text:s text:c="2"/>parseFloat("years 10"); <text:s text:c="3"/></text:p>
            <text:p text:style-name="P1">&lt;/script&gt;</text:p>
            <text:p text:style-name="P1"/>
            <text:p text:style-name="P1">Result :</text:p>
            <text:p text:style-name="P1"/>
            <text:p text:style-name="P51"><text:span text:style-name="T4">-10</text:span><text:line-break/><text:span text:style-name="T4">10.33</text:span><text:line-break/><text:span text:style-name="T4">10</text:span><text:line-break/><text:span text:style-name="T4">10</text:span><text:line-break/><text:span text:style-name="T4">NaN</text:span></text:p>
          </table:table-cell>
        </table:table-row>
        <table:table-row>
          <table:table-cell table:style-name="TableCell1">
            <text:p text:style-name="P1">parseInt ()</text:p>
          </table:table-cell>
          <table:table-cell table:style-name="TableCell1">
            <text:p text:style-name="P1">Parses (part) a string and returns a whole number. </text:p>
            <text:p text:style-name="P1">Spaces are allowed. </text:p>
            <text:p text:style-name="P1">Only the first number is returned.</text:p>
            <text:p text:style-name="P1"/>
            <text:p text:style-name="P1">If a number can not be converted NaN is returned.</text:p>
          </table:table-cell>
          <table:table-cell table:style-name="TableCell1">
            <text:p text:style-name="P1">&lt;script&gt;</text:p>
            <text:p text:style-name="P1">document.getElementById("demo").innerHTML = </text:p>
            <text:p text:style-name="P1"><text:s text:c="2"/>parseInt("-10") + "&lt;br&gt;" +</text:p>
            <text:p text:style-name="P1"><text:s text:c="2"/>parseInt("-10.33") + "&lt;br&gt;" +</text:p>
            <text:p text:style-name="P1"><text:s text:c="2"/>parseInt("10") + "&lt;br&gt;" +</text:p>
            <text:p text:style-name="P1"><text:s text:c="2"/>parseInt("10.33") + "&lt;br&gt;" +</text:p>
            <text:p text:style-name="P1"><text:s text:c="2"/>parseInt("10 6") + "&lt;br&gt;" + <text:s/></text:p>
            <text:p text:style-name="P1"><text:s text:c="2"/>parseInt("10 years") + "&lt;br&gt;" + <text:s/></text:p>
            <text:p text:style-name="P1"><text:s text:c="2"/>parseInt("years 10"); <text:s/></text:p>
            <text:p text:style-name="P1">&lt;/script&gt;</text:p>
            <text:p text:style-name="P1"/>
            <text:p text:style-name="P1">Result : </text:p>
            <text:p text:style-name="P1"/>
            <text:p text:style-name="P51"><text:span text:style-name="T4">-10</text:span><text:line-break/><text:span text:style-name="T4">-10</text:span><text:line-break/><text:span text:style-name="T4">10</text:span><text:line-break/><text:span text:style-name="T4">10</text:span><text:line-break/><text:span text:style-name="T4">10</text:span><text:line-break/><text:span text:style-name="T4">10</text:span><text:line-break/><text:span text:style-name="T4">NaN</text:span></text:p>
          </table:table-cell>
        </table:table-row>
      </table:table>
      <text:p text:style-name="P33"/>
      <text:p text:style-name="P33"/>
      <text:p text:style-name="P36"><text:span text:style-name="T5">21.4 Number Properties </text:span></text:p>
      <text:p text:style-name="P33"/>
      <table:table table:name="Table13" table:style-name="Table1">
        <table:table-column table:style-name="TableColumn1"/>
        <table:table-column table:style-name="TableColumn1"/>
        <table:table-column table:style-name="TableColumn1"/>
        <table:table-row>
          <table:table-cell table:style-name="TableCell1">
            <text:p text:style-name="P1"><text:span text:style-name="T5">Property</text:span></text:p>
          </table:table-cell>
          <table:table-cell table:style-name="TableCell1">
            <text:p text:style-name="P1"><text:span text:style-name="T5">Description</text:span></text:p>
          </table:table-cell>
          <table:table-cell table:style-name="TableCell1">
            <text:p text:style-name="P1"><text:span text:style-name="T5">Example</text:span></text:p>
          </table:table-cell>
        </table:table-row>
        <table:table-row>
          <table:table-cell table:style-name="TableCell1">
            <text:p text:style-name="P1">MAX_VALUE</text:p>
          </table:table-cell>
          <table:table-cell table:style-name="TableCell1">
            <text:p text:style-name="P1">Returns the largest number possible in JS</text:p>
          </table:table-cell>
          <table:table-cell table:style-name="TableCell1">
            <text:p text:style-name="P1">&lt;script&gt;</text:p>
            <text:p text:style-name="P1">var x = Number.MAX_VALUE;</text:p>
            <text:p text:style-name="P1">document.getElementById("demo").innerHTML = x;</text:p>
            <text:p text:style-name="P1">&lt;/script&gt;</text:p>
            <text:p text:style-name="P1"/>
            <text:p text:style-name="P51">Result : <text:span text:style-name="T4">1.7976931348623157e+308</text:span></text:p>
          </table:table-cell>
        </table:table-row>
        <table:table-row>
          <table:table-cell table:style-name="TableCell1">
            <text:p text:style-name="P1">MIN_VALUE</text:p>
          </table:table-cell>
          <table:table-cell table:style-name="TableCell1">
            <text:p text:style-name="P1">Returns the smallest number possible in JS</text:p>
          </table:table-cell>
          <table:table-cell table:style-name="TableCell1">
            <text:p text:style-name="P1">&lt;script&gt;</text:p>
            <text:p text:style-name="P1">var x = Number.MIN_VALUE;</text:p>
            <text:p text:style-name="P1">document.getElementById("demo").innerHTML = x;</text:p>
            <text:p text:style-name="P1">&lt;/script&gt;</text:p>
            <text:p text:style-name="P1"/>
            <text:p text:style-name="P1">Result : <text:span text:style-name="T14">5e-324</text:span></text:p>
          </table:table-cell>
        </table:table-row>
        <table:table-row>
          <table:table-cell table:style-name="TableCell1">
            <text:p text:style-name="P1">POSITIVE_INFINITY</text:p>
          </table:table-cell>
          <table:table-cell table:style-name="TableCell1">
            <text:p text:style-name="P1">Represents infinity (returned on overflow)</text:p>
          </table:table-cell>
          <table:table-cell table:style-name="TableCell1">
            <text:p text:style-name="P1">&lt;script&gt;</text:p>
            <text:p text:style-name="P1">var x = Number.POSITIVE_INFINITY;</text:p>
            <text:p text:style-name="P1">document.getElementById("demo").innerHTML = x;</text:p>
            <text:p text:style-name="P1">&lt;/script&gt;</text:p>
            <text:p text:style-name="P1"/>
            <text:p text:style-name="P1">or</text:p>
            <text:p text:style-name="P1"/>
            <text:p text:style-name="P1">&lt;script&gt;</text:p>
            <text:p text:style-name="P1">var x = 1 / 0;</text:p>
            <text:p text:style-name="P1">document.getElementById("demo").innerHTML = x;</text:p>
            <text:p text:style-name="P1">&lt;/script&gt;</text:p>
            <text:p text:style-name="P1"/>
            <text:p text:style-name="P1"/>
            <text:p text:style-name="P1">Result : Infinity </text:p>
          </table:table-cell>
        </table:table-row>
        <table:table-row>
          <table:table-cell table:style-name="TableCell1">
            <text:p text:style-name="P1">NEGATIVE_INFINITY</text:p>
          </table:table-cell>
          <table:table-cell table:style-name="TableCell1">
            <text:p text:style-name="P1">Represents negative infinity (returned on overflow)</text:p>
          </table:table-cell>
          <table:table-cell table:style-name="TableCell1">
            <text:p text:style-name="P1">&lt;script&gt;</text:p>
            <text:p text:style-name="P1">var x = Number.NEGATIVE_INFINITY;</text:p>
            <text:p text:style-name="P1">document.getElementById("demo").innerHTML = x;</text:p>
            <text:p text:style-name="P1">&lt;/script&gt;</text:p>
            <text:p text:style-name="P1"/>
            <text:p text:style-name="P1">or</text:p>
            <text:p text:style-name="P1"/>
            <text:p text:style-name="P1">&lt;script&gt;</text:p>
            <text:p text:style-name="P1">var x = -1 / 0;</text:p>
            <text:p text:style-name="P1">document.getElementById("demo").innerHTML = x;</text:p>
            <text:p text:style-name="P1">&lt;/script&gt;</text:p>
            <text:p text:style-name="P1"/>
            <text:p text:style-name="P1"/>
            <text:p text:style-name="P1">Result : -Infinity </text:p>
          </table:table-cell>
        </table:table-row>
        <table:table-row>
          <table:table-cell table:style-name="TableCell1">
            <text:p text:style-name="P1">NaN</text:p>
          </table:table-cell>
          <table:table-cell table:style-name="TableCell1">
            <text:p text:style-name="P1">Represents a “Not-a-Number” value</text:p>
            <text:p text:style-name="P1"/>
            <text:p text:style-name="P1">NaN is a JS reserved word indicating that a number is not a legal number.</text:p>
            <text:p text:style-name="P1"/>
            <text:p text:style-name="P1">Trying to do arithmetic with a non-numeric string will result in NaN.</text:p>
          </table:table-cell>
          <table:table-cell table:style-name="TableCell1">
            <text:p text:style-name="P1">&lt;script&gt;</text:p>
            <text:p text:style-name="P1">document.getElementById("demo").innerHTML = 100 / "Apple";</text:p>
            <text:p text:style-name="P1">&lt;/script&gt;</text:p>
            <text:p text:style-name="P1"/>
            <text:p text:style-name="P1">Result : NaN</text:p>
          </table:table-cell>
        </table:table-row>
      </table:table>
      <text:p text:style-name="P33"/>
      <text:p text:style-name="P33"/>
      <text:p text:style-name="P36"><text:span text:style-name="T5">21.5 Number properties can not be sued on Variables </text:span></text:p>
      <text:p text:style-name="P33"/>
      <text:p text:style-name="P18"><text:span text:style-name="T4">Number properties can only be accessed as </text:span><text:span text:style-name="T54">Number.MAX_VALUE</text:span><text:span text:style-name="T4"><text:s/>.</text:span></text:p>
      <text:p text:style-name="P18"><text:span text:style-name="T4">Using myNumber.MAX_VALUE, where myNumber is a variable, expression, or value, will return undefined:</text:span></text:p>
      <text:p text:style-name="P33"/>
      <text:p text:style-name="P18"><text:span text:style-name="T4">Ex: </text:span></text:p>
      <text:p text:style-name="P33"/>
      <text:p text:style-name="P18"><text:span text:style-name="T4">&lt;script&gt;</text:span></text:p>
      <text:p text:style-name="P18"><text:span text:style-name="T4">let x = 6;</text:span></text:p>
      <text:p text:style-name="P18"><text:span text:style-name="T4">document.getElementById("demo").innerHTML = x.MAX_VALUE;</text:span></text:p>
      <text:p text:style-name="P18"><text:span text:style-name="T4">&lt;/script&gt;</text:span></text:p>
      <text:p text:style-name="P33"/>
      <text:p text:style-name="P18"><text:span text:style-name="T4">Result : undefined</text:span></text:p>
      <text:p text:style-name="P89"/>
      <text:p text:style-name="P18"><text:a xlink:type="simple" xlink:href="https://www.w3schools.com/jsref/jsref_obj_number.asp"><text:span text:style-name="T6">https://www.w3schools.com/jsref/jsref_obj_number.asp</text:span></text:a></text:p>
      <text:p text:style-name="P57"/>
      <text:p text:style-name="P57"/>
      <text:p text:style-name="P5"><text:span text:style-name="T5">15. JS Arrays </text:span></text:p>
      <text:p text:style-name="P4"/>
      <text:p text:style-name="P4">Arrays are used to store multiple values in a single variable. Easy way to store list of items.</text:p>
      <text:p text:style-name="P4">Arrays allows us to access and perform various kind of functions on that list of items.</text:p>
      <text:p text:style-name="P4">An array is a special type of variable and can hold more than one value different types of values (string, number, boolean, ….) at a time.</text:p>
      <text:p text:style-name="P4">Arrays are written with square brackets. [ <text:s/>]</text:p>
      <text:p text:style-name="P4">Array items are separated by commas.</text:p>
      <text:p text:style-name="P4">Array items are declared in quotes.</text:p>
      <text:p text:style-name="P4">Array’s first item is counted as [0] , second is [1], and so on,</text:p>
      <text:p text:style-name="P9"><text:span text:style-name="T4">Spaces and line breaks are not important.</text:span></text:p>
      <text:p text:style-name="P4"/>
      <text:p text:style-name="P4"><text:span text:style-name="T7">Syntax : </text:span></text:p>
      <text:p text:style-name="P4"/>
      <text:p text:style-name="P30"><text:span text:style-name="T65">const</text:span><text:span text:style-name="T45"><text:s/></text:span><text:span text:style-name="T66">array_name = [ item1, item2, …. ] ;</text:span></text:p>
      <text:p text:style-name="P4"/>
      <text:p text:style-name="P4">Ex: </text:p>
      <text:p text:style-name="P4"/>
      <text:p text:style-name="P4">const friend1 = ‘Isha’;</text:p>
      <text:p text:style-name="P4">const friend2 = ‘Alok’;</text:p>
      <text:p text:style-name="P4">const friend3 = ‘Honey’;</text:p>
      <text:p text:style-name="P4">const friend4 = ‘Neha’;</text:p>
      <text:p text:style-name="P4">const friend5 = ‘34’;</text:p>
      <text:p text:style-name="P4"/>
      <text:p text:style-name="P4">const friends = [ ‘Isha’, ‘Alok’, ‘Honey’, ‘Neha’, ‘34’ ] ;</text:p>
      <text:p text:style-name="P4"/>
      <text:p text:style-name="P4">console.log ( friends[2] );</text:p>
      <text:p text:style-name="P4"/>
      <text:p text:style-name="P4">Result: Honey</text:p>
      <text:p text:style-name="P4"/>
      <text:p text:style-name="P4">-----------------------------</text:p>
      <text:p text:style-name="P4">Ex:</text:p>
      <text:p text:style-name="P4"/>
      <text:p text:style-name="P4">&lt;script&gt;</text:p>
      <text:p text:style-name="P4">const cars = [];</text:p>
      <text:p text:style-name="P4">cars[0]= "Saab";</text:p>
      <text:p text:style-name="P4">cars[1]= "Volvo";</text:p>
      <text:p text:style-name="P4">cars[2]= "BMW";</text:p>
      <text:p text:style-name="P4">document.getElementById("demo").innerHTML = cars;</text:p>
      <text:p text:style-name="P4">&lt;/script&gt;</text:p>
      <text:p text:style-name="P4"/>
      <text:p text:style-name="P9">Result : <text:span text:style-name="T4">Saab,Volvo,BMW</text:span></text:p>
      <text:p text:style-name="P4"/>
      <text:p text:style-name="P10"><text:span text:style-name="T5">15.1 Using the JavaScript keyword “</text:span><text:span text:style-name="T26">new</text:span><text:span text:style-name="T5">” </text:span></text:p>
      <text:p text:style-name="P4"/>
      <text:p text:style-name="P4">We can also create an array, and assign values to it using below method :</text:p>
      <text:p text:style-name="P4"/>
      <text:p text:style-name="P30"><text:span text:style-name="T67">const</text:span><text:span text:style-name="T45"><text:s/>cars = </text:span><text:span text:style-name="T67">new</text:span><text:span text:style-name="T45"><text:s/></text:span><text:span text:style-name="T67">Array</text:span><text:span text:style-name="T45"><text:s/>(</text:span><text:span text:style-name="T7">“Saab”, “Volvo”, “BMW”</text:span><text:span text:style-name="T45">);</text:span></text:p>
      <text:p text:style-name="P4"/>
      <text:p text:style-name="P4"><text:span text:style-name="T7">// Not a recommended way (new Array). Use <text:s/></text:span><text:span text:style-name="T46">[ ]</text:span><text:span text:style-name="T7"><text:s text:c="2"/>instead</text:span></text:p>
      <text:p text:style-name="P4"/>
      <text:p text:style-name="P10"><text:span text:style-name="T5">15.2 Access the Elements of an Array </text:span></text:p>
      <text:p text:style-name="P4"/>
      <text:p text:style-name="P4">We can access the array element by referring to the index number.</text:p>
      <text:p text:style-name="P4"/>
      <text:p text:style-name="P4">Ex:</text:p>
      <text:p text:style-name="P4"/>
      <text:p text:style-name="P4">&lt;script&gt;</text:p>
      <text:p text:style-name="P4">const cars = ["Saab", "Volvo", "BMW"];</text:p>
      <text:p text:style-name="P4">document.getElementById("demo").innerHTML = cars[1];</text:p>
      <text:p text:style-name="P4">&lt;/script&gt;</text:p>
      <text:p text:style-name="P4"/>
      <text:p text:style-name="P4">Result : Volvo</text:p>
      <text:p text:style-name="P4"/>
      <text:p text:style-name="P10"><text:span text:style-name="T5">15.3 Changing an Array Element </text:span></text:p>
      <text:p text:style-name="P5"/>
      <text:p text:style-name="P18"><text:span text:style-name="T4">We can change the value of an element of the array by mentioning the name of the array along with the index number.</text:span></text:p>
      <text:p text:style-name="P30"/>
      <text:p text:style-name="P30"><text:span text:style-name="T34">ArrayName [ index number ] = “value”;</text:span></text:p>
      <text:p text:style-name="P18"/>
      <text:p text:style-name="P18"><text:span text:style-name="T4">Ex: </text:span></text:p>
      <text:p text:style-name="P18"/>
      <text:p text:style-name="P18"><text:span text:style-name="T4">&lt;p id="demo"&gt;&lt;/p&gt;</text:span></text:p>
      <text:p text:style-name="P18"/>
      <text:p text:style-name="P18"><text:span text:style-name="T4">&lt;script&gt;</text:span></text:p>
      <text:p text:style-name="P18"><text:span text:style-name="T4">const cars = ["Saab", "Volvo", "BMW"];</text:span></text:p>
      <text:p text:style-name="P18"><text:span text:style-name="T4">cars[0] = "Opel";</text:span></text:p>
      <text:p text:style-name="P18"><text:span text:style-name="T4">document.getElementById("demo").innerHTML = cars;</text:span></text:p>
      <text:p text:style-name="P18"><text:span text:style-name="T4">&lt;/script&gt;</text:span></text:p>
      <text:p text:style-name="P18"/>
      <text:p text:style-name="P18"><text:span text:style-name="T4">Result : Opel,Volvo,BMW</text:span></text:p>
      <text:p text:style-name="P18"/>
      <text:p text:style-name="P10"><text:span text:style-name="T5">15.4 Access the full Array </text:span></text:p>
      <text:p text:style-name="P18"/>
      <text:p text:style-name="P18"><text:span text:style-name="T4">With JS, the full array can be accessed by referring to the array name:</text:span></text:p>
      <text:p text:style-name="P18"/>
      <text:p text:style-name="P18"><text:span text:style-name="T4">Ex:</text:span></text:p>
      <text:p text:style-name="P18"/>
      <text:p text:style-name="P18"><text:span text:style-name="T4">&lt;p id="demo"&gt;&lt;/p&gt;</text:span></text:p>
      <text:p text:style-name="P18"/>
      <text:p text:style-name="P18"><text:span text:style-name="T4">&lt;script&gt;</text:span></text:p>
      <text:p text:style-name="P18"><text:span text:style-name="T4">const cars = ["Saab", "Volvo", "BMW"];</text:span></text:p>
      <text:p text:style-name="P18"><text:span text:style-name="T4">document.getElementById("demo").innerHTML = cars;</text:span></text:p>
      <text:p text:style-name="P18"><text:span text:style-name="T4">&lt;/script&gt;</text:span></text:p>
      <text:p text:style-name="P18"/>
      <text:p text:style-name="P9"><text:span text:style-name="T10">Result</text:span><text:span text:style-name="T38"><text:s/>: </text:span><text:span text:style-name="T4">Saab,Volvo,BMW</text:span></text:p>
      <text:p text:style-name="P18"/>
      <text:p text:style-name="P10"><text:span text:style-name="T5">15.5 Arrays are Objects </text:span></text:p>
      <text:p text:style-name="P18"/>
      <text:p text:style-name="P18"><text:span text:style-name="T4">Arrays are a special type of objects. The </text:span><text:span text:style-name="T9">typeOf</text:span><text:span text:style-name="T4"><text:s/>operator in JS returns “object” for arrays. </text:span></text:p>
      <text:p text:style-name="P18"><text:span text:style-name="T4">But, JS Arrays are best described as Arrays.</text:span></text:p>
      <text:p text:style-name="P18"><text:span text:style-name="T4">Arrays use numbers to access it elements. </text:span></text:p>
      <text:p text:style-name="P18"/>
      <text:p text:style-name="P18"><text:span text:style-name="T4">Ex:</text:span></text:p>
      <text:p text:style-name="P18"/>
      <text:p text:style-name="P18"><text:span text:style-name="T4">const person = [“John”, “Doe”, 34];</text:span></text:p>
      <text:p text:style-name="P18"><text:span text:style-name="T4">person [1];</text:span></text:p>
      <text:p text:style-name="P18"/>
      <text:p text:style-name="P18"><text:span text:style-name="T4">Result : Doe</text:span></text:p>
      <text:p text:style-name="P18"/>
      <text:p text:style-name="P18"><text:span text:style-name="T68">Objects use </text:span><text:span text:style-name="T69">names</text:span><text:span text:style-name="T68"><text:s/>to access its “members”.</text:span></text:p>
      <text:p text:style-name="P18"/>
      <text:p text:style-name="P18"/>
      <text:p text:style-name="P18"/>
      <text:p text:style-name="P18"><text:span text:style-name="T5">objectName.propertyName </text:span></text:p>
      <text:p text:style-name="P18"/>
      <text:p text:style-name="P18"><text:span text:style-name="T4">Ex :</text:span></text:p>
      <text:p text:style-name="P18"/>
      <text:p text:style-name="P18"><text:span text:style-name="T4">const person = {firstName: “John”, lastName: “Doe”, age: 34};</text:span></text:p>
      <text:p text:style-name="P18"><text:span text:style-name="T4">document.getElementById("demo").innerHTML = person.firstName;</text:span></text:p>
      <text:p text:style-name="P18"/>
      <text:p text:style-name="P18"><text:span text:style-name="T4">Result : John</text:span></text:p>
      <text:p text:style-name="P18"/>
      <text:p text:style-name="P10"><text:span text:style-name="T5">15.6 Array Elements Can Be Objects </text:span></text:p>
      <text:p text:style-name="P18"><text:span text:style-name="T4">JS variables can be objects. Arrays are special kind of objects. Because of this, we can have variables of different types in the same array.</text:span></text:p>
      <text:p text:style-name="P18"><text:span text:style-name="T4">We can have objects, functions or arrays in arrays.</text:span></text:p>
      <text:p text:style-name="P18"/>
      <text:p text:style-name="P18"><text:span text:style-name="T4">MyArray[0] = Date.now;</text:span></text:p>
      <text:p text:style-name="P18"><text:span text:style-name="T4">MyArray[1] = myFunction;</text:span></text:p>
      <text:p text:style-name="P18"><text:span text:style-name="T4">MyArray[2] = myCars;</text:span></text:p>
      <text:p text:style-name="P18"/>
      <text:p text:style-name="P10"><text:span text:style-name="T5">15.7 Array Properties and Methods </text:span></text:p>
      <text:p text:style-name="P18"/>
      <text:p text:style-name="P18"><text:span text:style-name="T4">The real strength of JS arrays built-in array properties and methods :</text:span></text:p>
      <text:p text:style-name="P18"/>
      <text:p text:style-name="P91"><text:span text:style-name="T10">cars.length <text:s text:c="9"/></text:span><text:span text:style-name="T4"><text:s/>// Returns the number of elements in the array</text:span></text:p>
      <text:p text:style-name="P91"><text:span text:style-name="T10">cars.sort <text:s text:c="9"/></text:span><text:span text:style-name="T4"><text:s text:c="4"/>// Sort the array</text:span></text:p>
      <text:p text:style-name="P18"/>
      <text:p text:style-name="P18"><text:span text:style-name="T5">15.7.1 The length Property</text:span></text:p>
      <text:p text:style-name="P18"/>
      <text:p text:style-name="P18"><text:span text:style-name="T4">The length property of an array returns the length of an array (the number of elements in the array).</text:span></text:p>
      <text:p text:style-name="P18"><text:span text:style-name="T4">The </text:span><text:span text:style-name="T54">length</text:span><text:span text:style-name="T4"><text:s/>property is always one more than the highest array index.</text:span></text:p>
      <text:p text:style-name="P18"/>
      <text:p text:style-name="P18"><text:span text:style-name="T4">Const fruits = [“Banana”, “Orange”, “Apple”, “Mango”];</text:span></text:p>
      <text:p text:style-name="P18"><text:span text:style-name="T4">fruits.length;</text:span></text:p>
      <text:p text:style-name="P18"/>
      <text:p text:style-name="P18"><text:span text:style-name="T4">Result : 4</text:span></text:p>
      <text:p text:style-name="P18"/>
      <text:p text:style-name="P18"><text:span text:style-name="T5">15.7.2 Accessing the First Array Element</text:span></text:p>
      <text:p text:style-name="P18"/>
      <text:p text:style-name="P18"><text:span text:style-name="T4">Ex:</text:span></text:p>
      <text:p text:style-name="P18"/>
      <text:p text:style-name="P18"><text:span text:style-name="T4">const fruits = [“Banana”, “Orange”, “Apple”, “Mango”];</text:span></text:p>
      <text:p text:style-name="P18"><text:span text:style-name="T4">fruits [0];</text:span></text:p>
      <text:p text:style-name="P18"/>
      <text:p text:style-name="P18"><text:span text:style-name="T4">Result : Banana</text:span></text:p>
      <text:p text:style-name="P18"/>
      <text:p text:style-name="P18"><text:span text:style-name="T5">15.7.3 Accessing the Last Array Element</text:span></text:p>
      <text:p text:style-name="P18"/>
      <text:p text:style-name="P18"><text:span text:style-name="T4">Ex:</text:span></text:p>
      <text:p text:style-name="P18"><text:span text:style-name="T4"><text:s/></text:span></text:p>
      <text:p text:style-name="P18"><text:span text:style-name="T4">const fruits = [“Banana”, “Orange”, “Apple”, “Mango”];</text:span></text:p>
      <text:p text:style-name="P18"><text:span text:style-name="T4">fruits [fruits.length – 1];</text:span></text:p>
      <text:p text:style-name="P18"/>
      <text:p text:style-name="P18"><text:span text:style-name="T4">Result : Mango</text:span></text:p>
      <text:p text:style-name="P18"/>
      <text:p text:style-name="P18"><text:span text:style-name="T5">15.7.4 Looping Array Elements</text:span></text:p>
      <text:p text:style-name="P18"/>
      <text:p text:style-name="P18"><text:span text:style-name="T4">The safest way to loop through an array, is using a </text:span><text:span text:style-name="T54">for</text:span><text:span text:style-name="T4"><text:s/>loop :</text:span></text:p>
      <text:p text:style-name="P18"/>
      <text:p text:style-name="P18"/>
      <text:p text:style-name="P18"/>
      <text:p text:style-name="P18"/>
      <text:p text:style-name="P18"/>
      <text:p text:style-name="P18"/>
      <text:p text:style-name="P18"/>
      <text:p text:style-name="P18"/>
      <text:p text:style-name="P18"/>
      <text:p text:style-name="P18"/>
      <text:p text:style-name="P18"><text:span text:style-name="T4">Ex:</text:span></text:p>
      <text:p text:style-name="P18"/>
      <text:p text:style-name="P92"><text:span text:style-name="T4">&lt;script&gt;</text:span></text:p>
      <text:p text:style-name="P92"><text:span text:style-name="T4">const fruits = ["Banana", "Orange", "Apple", "Mango"];</text:span></text:p>
      <text:p text:style-name="P92"><text:span text:style-name="T4">let fLen = fruits.length;</text:span></text:p>
      <text:p text:style-name="P92"/>
      <text:p text:style-name="P92"><text:span text:style-name="T4">let text = "&lt;ul&gt;";</text:span></text:p>
      <text:p text:style-name="P92"><text:span text:style-name="T4">for (let i = 0; i &lt; fLen; i++) {</text:span></text:p>
      <text:p text:style-name="P92"><text:span text:style-name="T4"><text:s text:c="2"/>text += "&lt;li&gt;" + fruits[i] + "&lt;/li&gt;";</text:span></text:p>
      <text:p text:style-name="P92"><text:span text:style-name="T4">}</text:span></text:p>
      <text:p text:style-name="P92"><text:span text:style-name="T4">text += "&lt;/ul&gt;";</text:span></text:p>
      <text:p text:style-name="P92"/>
      <text:p text:style-name="P92"><text:span text:style-name="T4">document.getElementById("demo").innerHTML = text;</text:span></text:p>
      <text:p text:style-name="P92"><text:span text:style-name="T4">&lt;/script&gt;</text:span></text:p>
      <text:p text:style-name="P18"/>
      <text:p text:style-name="P18"><text:span text:style-name="T4">Result : </text:span></text:p>
      <text:p text:style-name="P9"/>
      <text:list text:style-name="L4">
        <text:list-item>
          <text:p text:style-name="P7"><text:span text:style-name="T4"><text:s/>Banana</text:span></text:p>
        </text:list-item>
        <text:list-item>
          <text:p text:style-name="P7"><text:span text:style-name="T4">Orange</text:span></text:p>
        </text:list-item>
        <text:list-item>
          <text:p text:style-name="P7"><text:span text:style-name="T4">Apple</text:span></text:p>
        </text:list-item>
        <text:list-item>
          <text:p text:style-name="P66"><text:span text:style-name="T4">Mango</text:span></text:p>
        </text:list-item>
      </text:list>
      <text:p text:style-name="P18"><text:span text:style-name="T5">or, we can also use the </text:span><text:span text:style-name="T54">Array.forEach ()</text:span><text:span text:style-name="T5"><text:s/>function : </text:span></text:p>
      <text:p text:style-name="P18"/>
      <text:p text:style-name="P92"><text:span text:style-name="T5">&lt;script&gt;</text:span></text:p>
      <text:p text:style-name="P92"><text:span text:style-name="T5">const fruits = ["Banana", "Orange", "Apple", "Mango"];</text:span></text:p>
      <text:p text:style-name="P92"/>
      <text:p text:style-name="P92"><text:span text:style-name="T5">let text = "&lt;ul&gt;";</text:span></text:p>
      <text:p text:style-name="P92"><text:span text:style-name="T5">fruits.forEach(myFunction);</text:span></text:p>
      <text:p text:style-name="P92"><text:span text:style-name="T5">text += "&lt;/ul&gt;";</text:span></text:p>
      <text:p text:style-name="P92"><text:span text:style-name="T5">document.getElementById("demo").innerHTML = text;</text:span></text:p>
      <text:p text:style-name="P92"/>
      <text:p text:style-name="P92"><text:span text:style-name="T5">function myFunction(value) {</text:span></text:p>
      <text:p text:style-name="P92"><text:span text:style-name="T5"><text:s text:c="2"/>text += "&lt;li&gt;" + value + "&lt;/li&gt;";</text:span></text:p>
      <text:p text:style-name="P92"><text:span text:style-name="T5">} </text:span></text:p>
      <text:p text:style-name="P92"><text:span text:style-name="T5">&lt;/script&gt;</text:span></text:p>
      <text:p text:style-name="P92"/>
      <text:p text:style-name="P92"/>
      <text:p text:style-name="P18"><text:span text:style-name="T5">Result : </text:span></text:p>
      <text:p text:style-name="P9"/>
      <text:list text:style-name="L4">
        <text:list-item>
          <text:p text:style-name="P7"><text:span text:style-name="T4"><text:s/>Banana</text:span></text:p>
        </text:list-item>
        <text:list-item>
          <text:p text:style-name="P7"><text:span text:style-name="T4">Orange</text:span></text:p>
        </text:list-item>
        <text:list-item>
          <text:p text:style-name="P7"><text:span text:style-name="T4">Apple</text:span></text:p>
        </text:list-item>
        <text:list-item>
          <text:p text:style-name="P66"><text:span text:style-name="T4">Mango</text:span></text:p>
        </text:list-item>
        <text:list-item>
          <text:p text:style-name="P66"/>
        </text:list-item>
      </text:list>
      <text:p text:style-name="P18"><text:span text:style-name="T5">15.7.5 Adding Array Elements</text:span></text:p>
      <text:p text:style-name="P18"/>
      <text:p text:style-name="P18"><text:span text:style-name="T4">We can add a new element (at the end ) to an array by using the </text:span><text:span text:style-name="T54">push ( )</text:span><text:span text:style-name="T4"><text:s/>method. </text:span></text:p>
      <text:p text:style-name="P18"/>
      <text:p text:style-name="P18"><text:span text:style-name="T59">Syntax</text:span><text:span text:style-name="T60"><text:s/>: Array name.push (“value”);</text:span></text:p>
      <text:p text:style-name="P18"/>
      <text:p text:style-name="P18"><text:span text:style-name="T4">Ex:</text:span></text:p>
      <text:p text:style-name="P9"/>
      <text:p text:style-name="P9"><text:span text:style-name="T4">&lt;script&gt;</text:span></text:p>
      <text:p text:style-name="P9"><text:span text:style-name="T4">const fruits = ["Banana", "Orange", "Apple"];</text:span></text:p>
      <text:p text:style-name="P9"/>
      <text:p text:style-name="P9"><text:span text:style-name="T4">fruits.push("Lemon");</text:span></text:p>
      <text:p text:style-name="P9"><text:span text:style-name="T4"><text:s/></text:span></text:p>
      <text:p text:style-name="P9"><text:span text:style-name="T4">document.getElementById("demo").innerHTML = fruits;</text:span></text:p>
      <text:p text:style-name="P9"/>
      <text:p text:style-name="P9"><text:span text:style-name="T4">&lt;/script&gt;</text:span></text:p>
      <text:p text:style-name="P18"/>
      <text:p text:style-name="P18"><text:span text:style-name="T5">Result :</text:span></text:p>
      <text:p text:style-name="P18"/>
      <text:p text:style-name="P9"><text:span text:style-name="T4">Banana,Orange,Apple,Lemon</text:span></text:p>
      <text:p text:style-name="P18"/>
      <text:p text:style-name="P30"><text:span text:style-name="T5">-----------------------</text:span></text:p>
      <text:p text:style-name="P18"/>
      <text:p text:style-name="P18"><text:span text:style-name="T4">&lt;button onclick="myFunction()"&gt;Try it&lt;/button&gt;</text:span></text:p>
      <text:p text:style-name="P18"/>
      <text:p text:style-name="P18"><text:span text:style-name="T4">&lt;p id="demo"&gt;&lt;/p&gt;</text:span></text:p>
      <text:p text:style-name="P18"/>
      <text:p text:style-name="P18"><text:span text:style-name="T4">&lt;script&gt;</text:span></text:p>
      <text:p text:style-name="P18"><text:span text:style-name="T4">const fruits = ["Banana", "Orange", "Apple"];</text:span></text:p>
      <text:p text:style-name="P18"><text:span text:style-name="T4">document.getElementById("demo").innerHTML = fruits;</text:span></text:p>
      <text:p text:style-name="P18"/>
      <text:p text:style-name="P18"><text:span text:style-name="T4">function myFunction() {</text:span></text:p>
      <text:p text:style-name="P18"><text:span text:style-name="T4"><text:s text:c="2"/>fruits.push ("Lemon");</text:span></text:p>
      <text:p text:style-name="P18"><text:span text:style-name="T4"><text:s text:c="2"/>document.getElementById("demo").innerHTML = fruits;</text:span></text:p>
      <text:p text:style-name="P18"><text:span text:style-name="T4">}</text:span></text:p>
      <text:p text:style-name="P18"><text:span text:style-name="T4">&lt;/script&gt;</text:span></text:p>
      <text:p text:style-name="P18"/>
      <text:p text:style-name="P9"><text:span text:style-name="T10">Result :</text:span><text:span text:style-name="T38"><text:s/></text:span><text:span text:style-name="T4">Banana,Orange,Apple,Lemon</text:span></text:p>
      <text:p text:style-name="P9"/>
      <text:p text:style-name="P9"><text:span text:style-name="T4">--------------</text:span></text:p>
      <text:p text:style-name="P9"/>
      <text:p text:style-name="P9"><text:span text:style-name="T4">The </text:span><text:span text:style-name="T54">push ( )</text:span><text:span text:style-name="T38"><text:s/></text:span><text:span text:style-name="T4">method returns the new array length :</text:span></text:p>
      <text:p text:style-name="P9"/>
      <text:p text:style-name="P9"><text:span text:style-name="T4">&lt;p id="demo1"&gt;&lt;/p&gt;</text:span></text:p>
      <text:p text:style-name="P9"><text:span text:style-name="T4">&lt;p id="demo2"&gt;&lt;/p&gt;</text:span></text:p>
      <text:p text:style-name="P9"/>
      <text:p text:style-name="P9"><text:span text:style-name="T4">&lt;script&gt;</text:span></text:p>
      <text:p text:style-name="P9"><text:span text:style-name="T4">const fruits = ["Banana", "Orange", "Apple", "Mango"];</text:span></text:p>
      <text:p text:style-name="P9"><text:span text:style-name="T4">document.getElementById("demo1").innerHTML = fruits;</text:span></text:p>
      <text:p text:style-name="P9"/>
      <text:p text:style-name="P9"><text:span text:style-name="T4"><text:s text:c="2"/>document.getElementById("demo1").innerHTML = fruits.push("Kiwi");</text:span></text:p>
      <text:p text:style-name="P9"><text:span text:style-name="T4"><text:s text:c="2"/></text:span></text:p>
      <text:p text:style-name="P9"><text:span text:style-name="T4"><text:s text:c="2"/>document.getElementById("demo2").innerHTML = fruits;</text:span></text:p>
      <text:p text:style-name="P9"/>
      <text:p text:style-name="P9"><text:span text:style-name="T4">&lt;/script&gt;</text:span></text:p>
      <text:p text:style-name="P9"/>
      <text:p text:style-name="P18"><text:span text:style-name="T5">Result : </text:span><text:span text:style-name="T14">5</text:span></text:p>
      <text:p text:style-name="P17"><text:span text:style-name="T4">Banana,Orange,Apple,Mango,Kiwi</text:span></text:p>
      <text:p text:style-name="P18"/>
      <text:p text:style-name="P18"><text:span text:style-name="T42">We can also </text:span><text:span text:style-name="T62">add an element </text:span><text:span text:style-name="T42">to an array by using the </text:span><text:span text:style-name="T62">length</text:span><text:span text:style-name="T42"><text:s/>property.</text:span></text:p>
      <text:p text:style-name="P18"/>
      <text:p text:style-name="P9"><text:span text:style-name="T4">&lt;script&gt;</text:span></text:p>
      <text:p text:style-name="P9"><text:span text:style-name="T4">const fruits = ["Banana", "Orange", "Apple"];</text:span></text:p>
      <text:p text:style-name="P9"/>
      <text:p text:style-name="P9"><text:span text:style-name="T4">fruits [fruits.length] = "Lemon";</text:span></text:p>
      <text:p text:style-name="P9"><text:span text:style-name="T4"><text:s/></text:span></text:p>
      <text:p text:style-name="P9"><text:span text:style-name="T4">document.getElementById("demo").innerHTML = fruits;</text:span></text:p>
      <text:p text:style-name="P9"/>
      <text:p text:style-name="P9"><text:span text:style-name="T4">&lt;/script&gt;</text:span></text:p>
      <text:p text:style-name="P18"/>
      <text:p text:style-name="P18"><text:span text:style-name="T5">Result :</text:span></text:p>
      <text:p text:style-name="P18"/>
      <text:p text:style-name="P9"><text:span text:style-name="T4">Banana,Orange,Apple,Lemon</text:span></text:p>
      <text:p text:style-name="P18"><text:span text:style-name="T5">-------------------------------------</text:span></text:p>
      <text:p text:style-name="P18"/>
      <text:p text:style-name="P18"><text:span text:style-name="T5">We can </text:span><text:span text:style-name="T59">remove</text:span><text:span text:style-name="T5"><text:s/>the last element from an array by using the </text:span><text:span text:style-name="T59">pop ( )</text:span><text:span text:style-name="T5"><text:s/>method. </text:span></text:p>
      <text:p text:style-name="P18"/>
      <text:p text:style-name="P18"><text:span text:style-name="T5">Syntax : Array name.pop ( );</text:span></text:p>
      <text:p text:style-name="P18"/>
      <text:p text:style-name="P9"><text:span text:style-name="T4">&lt;script&gt;</text:span></text:p>
      <text:p text:style-name="P9"><text:span text:style-name="T4">const fruits = ["Banana", "Orange", "Apple"];</text:span></text:p>
      <text:p text:style-name="P9"/>
      <text:p text:style-name="P9"><text:span text:style-name="T4">document.getElementById("demo").innerHTML = fruits;</text:span></text:p>
      <text:p text:style-name="P9"/>
      <text:p text:style-name="P9"><text:span text:style-name="T4">fruits.pop ( );</text:span></text:p>
      <text:p text:style-name="P9"><text:span text:style-name="T4"><text:s/></text:span></text:p>
      <text:p text:style-name="P9"><text:span text:style-name="T4">document.getElementById("demo").innerHTML = fruits;</text:span></text:p>
      <text:p text:style-name="P9"/>
      <text:p text:style-name="P9"><text:span text:style-name="T4">&lt;/script&gt;</text:span></text:p>
      <text:p text:style-name="P18"/>
      <text:p text:style-name="P18"><text:span text:style-name="T5">Result :</text:span></text:p>
      <text:p text:style-name="P18"/>
      <text:p text:style-name="P9"><text:span text:style-name="T4">Banana,Orange, Apple</text:span></text:p>
      <text:p text:style-name="P9"/>
      <text:p text:style-name="P9"><text:span text:style-name="T4">Banana,Orange</text:span></text:p>
      <text:p text:style-name="P18"/>
      <text:p text:style-name="P18"><text:span text:style-name="T5">-------------------------</text:span></text:p>
      <text:p text:style-name="P18"><text:span text:style-name="T5">The </text:span><text:span text:style-name="T54">pop ( )</text:span><text:span text:style-name="T5"><text:s/>method returns the value that was “popped out” :</text:span></text:p>
      <text:p text:style-name="P18"/>
      <text:p text:style-name="P18"><text:span text:style-name="T4">&lt;p id="demo1"&gt;&lt;/p&gt;</text:span></text:p>
      <text:p text:style-name="P18"><text:span text:style-name="T4">&lt;p id="demo2"&gt;&lt;/p&gt;</text:span></text:p>
      <text:p text:style-name="P18"><text:span text:style-name="T4">&lt;p id="demo3"&gt;&lt;/p&gt;</text:span></text:p>
      <text:p text:style-name="P18"/>
      <text:p text:style-name="P18"><text:span text:style-name="T4">&lt;script&gt;</text:span></text:p>
      <text:p text:style-name="P18"><text:span text:style-name="T4">const fruits = ["Banana", "Orange", "Apple", "Mango"];</text:span></text:p>
      <text:p text:style-name="P18"><text:span text:style-name="T4">document.getElementById("demo1").innerHTML = fruits;</text:span></text:p>
      <text:p text:style-name="P18"><text:span text:style-name="T4">document.getElementById("demo2").innerHTML = fruits.pop();</text:span></text:p>
      <text:p text:style-name="P18"><text:span text:style-name="T4">document.getElementById("demo3").innerHTML = fruits;</text:span></text:p>
      <text:p text:style-name="P18"><text:span text:style-name="T4">&lt;/script&gt;</text:span></text:p>
      <text:p text:style-name="P18"/>
      <text:p text:style-name="P18"><text:span text:style-name="T4">Result :</text:span></text:p>
      <text:p text:style-name="P18"/>
      <text:p text:style-name="P17"><text:span text:style-name="T4">Banana,Orange,Apple,Mango</text:span></text:p>
      <text:p text:style-name="P17"><text:span text:style-name="T4">Mango</text:span></text:p>
      <text:p text:style-name="P17"><text:span text:style-name="T4">Banana,Orange,Apple</text:span></text:p>
      <text:p text:style-name="P18"/>
      <text:p text:style-name="P18"><text:span text:style-name="T5">Note :</text:span></text:p>
      <text:p text:style-name="P18"/>
      <text:p text:style-name="P18"><text:span text:style-name="T5">In JS, arrays use numbered indexes. JS, does not support arrays with named indexes. We should use arrays when we want the element names to be strings (text).</text:span></text:p>
      <text:p text:style-name="P18"/>
      <text:p text:style-name="P18"><text:span text:style-name="T5">In JS, objects use named indexes. We should use objects when we want the element names to be numbers.</text:span></text:p>
      <text:p text:style-name="P18"/>
      <text:p text:style-name="P18"><text:span text:style-name="T42">Though arrays are special kind of objects, with numbered indexes.</text:span></text:p>
      <text:p text:style-name="P18"/>
      <text:p text:style-name="P18"><text:span text:style-name="T5">15.7.6 How to Recognize an Array</text:span></text:p>
      <text:p text:style-name="P18"/>
      <text:p text:style-name="P18"><text:span text:style-name="T5">The problem is that the JS operator </text:span><text:span text:style-name="T54">typeOf</text:span><text:span text:style-name="T5"><text:s/>returns “</text:span><text:span text:style-name="T54">object </text:span><text:span text:style-name="T5">“ because a JS array is an object.</text:span></text:p>
      <text:p text:style-name="P18"/>
      <text:p text:style-name="P9"><text:span text:style-name="T4">const fruits = ["Banana", "Orange", "Apple"];</text:span></text:p>
      <text:p text:style-name="P9"><text:span text:style-name="T4">typeOf fruits;</text:span></text:p>
      <text:p text:style-name="P9"/>
      <text:p text:style-name="P9"><text:span text:style-name="T4">Result : object</text:span></text:p>
      <text:p text:style-name="P18"/>
      <text:p text:style-name="P93"><text:span text:style-name="T5">Solution 1:</text:span></text:p>
      <text:p text:style-name="P18"/>
      <text:p text:style-name="P18"><text:span text:style-name="T5">To solve this problem, we can define a new method </text:span><text:span text:style-name="T54">Array.isArray ( )</text:span><text:span text:style-name="T5"><text:s/>:</text:span></text:p>
      <text:p text:style-name="P18"/>
      <text:p text:style-name="P18"><text:span text:style-name="T4">&lt;script&gt;</text:span></text:p>
      <text:p text:style-name="P18"><text:span text:style-name="T4">const fruits = ["Banana", "Orange", "Apple"];</text:span></text:p>
      <text:p text:style-name="P18"><text:span text:style-name="T4">document.getElementById("demo").innerHTML = </text:span><text:span text:style-name="T70">Array.isArray</text:span><text:span text:style-name="T4">(fruits);</text:span></text:p>
      <text:p text:style-name="P18"><text:span text:style-name="T4">&lt;/script&gt;</text:span></text:p>
      <text:p text:style-name="P18"/>
      <text:p text:style-name="P18"><text:span text:style-name="T4">Result : true</text:span></text:p>
      <text:p text:style-name="P18"/>
      <text:p text:style-name="P93"><text:span text:style-name="T5">Solution 2:</text:span></text:p>
      <text:p text:style-name="P18"/>
      <text:p text:style-name="P18"><text:span text:style-name="T5">The </text:span><text:span text:style-name="T54">instanceof</text:span><text:span text:style-name="T5"><text:s/>operator </text:span></text:p>
      <text:p text:style-name="P18"/>
      <text:p text:style-name="P18"><text:span text:style-name="T4">&lt;script&gt;</text:span></text:p>
      <text:p text:style-name="P18"><text:span text:style-name="T4">const fruits = ["Banana", "Orange", "Apple"];</text:span></text:p>
      <text:p text:style-name="P18"><text:span text:style-name="T4">document.getElementById("demo").innerHTML = fruits </text:span><text:span text:style-name="T70">instanceof</text:span><text:span text:style-name="T4"><text:s/>Array;</text:span></text:p>
      <text:p text:style-name="P18"><text:span text:style-name="T4">&lt;/script&gt;</text:span></text:p>
      <text:p text:style-name="P18"/>
      <text:p text:style-name="P18"><text:span text:style-name="T4">Result : true</text:span></text:p>
      <text:p text:style-name="P18"/>
      <text:p text:style-name="P18"><text:span text:style-name="T5">15.7.7 Converting Arrays to Strings</text:span></text:p>
      <text:p text:style-name="P18"/>
      <text:p text:style-name="P18"><text:span text:style-name="T26">toString () </text:span><text:span text:style-name="T5">converts an array to a string. </text:span></text:p>
      <text:p text:style-name="P18"/>
      <text:p text:style-name="P18"><text:span text:style-name="T4">Ex: </text:span></text:p>
      <text:p text:style-name="P18"/>
      <text:p text:style-name="P18"><text:span text:style-name="T4">const fruits = ["Banana", "Orange", "Apple", “Mango”];</text:span></text:p>
      <text:p text:style-name="P18"><text:span text:style-name="T4">document.getElementById("demo").innerHTML = fruits.toString ( );</text:span></text:p>
      <text:p text:style-name="P18"/>
      <text:p text:style-name="P18"><text:span text:style-name="T4">Result : Banana,Orange,Apple,Mango</text:span></text:p>
      <text:p text:style-name="P18"/>
      <text:p text:style-name="P18"><text:span text:style-name="T5">The </text:span><text:span text:style-name="T26">join ( )</text:span><text:span text:style-name="T5"><text:s/>method also joins all array elements into a string.</text:span></text:p>
      <text:p text:style-name="P18"><text:span text:style-name="T4">It behaves just like</text:span><text:span text:style-name="T14"><text:s/></text:span><text:span text:style-name="T8">toString()</text:span><text:span text:style-name="T14">, </text:span><text:span text:style-name="T4">but in addition you can specify the separator:</text:span></text:p>
      <text:p text:style-name="P18"/>
      <text:p text:style-name="P18"/>
      <text:p text:style-name="P18"><text:span text:style-name="T4">Ex:</text:span></text:p>
      <text:p text:style-name="P18"/>
      <text:p text:style-name="P18"><text:span text:style-name="T4">&lt;script&gt;</text:span></text:p>
      <text:p text:style-name="P18"><text:span text:style-name="T4">const fruits = ["Banana", "Orange", "Apple", "Mango"];</text:span></text:p>
      <text:p text:style-name="P18"><text:span text:style-name="T4">document.getElementById("demo").innerHTML = </text:span><text:span text:style-name="T6">fruits.join(" % ")</text:span><text:span text:style-name="T4">;</text:span></text:p>
      <text:p text:style-name="P18"><text:span text:style-name="T4">&lt;/script&gt;</text:span></text:p>
      <text:p text:style-name="P18"/>
      <text:p text:style-name="P18"/>
      <text:p text:style-name="P9"><text:span text:style-name="T10">Result : </text:span><text:span text:style-name="T4">Banana % Orange % Apple % Mango</text:span></text:p>
      <text:p text:style-name="P18"/>
      <text:p text:style-name="P18"><text:span text:style-name="T5">15.7.8 Shifting Elements</text:span></text:p>
      <text:p text:style-name="P18"/>
      <text:p text:style-name="P18"><text:span text:style-name="T4">Shifting is same as</text:span><text:span text:style-name="T34"><text:s/></text:span><text:span text:style-name="T54">pop ( )</text:span><text:span text:style-name="T4">, working on the first element instead of the last.</text:span></text:p>
      <text:p text:style-name="P18"/>
      <text:p text:style-name="P18"><text:span text:style-name="T4">The </text:span><text:span text:style-name="T54">shift ( )</text:span><text:span text:style-name="T4"><text:s/>method removes the first element of an array and shifts all other elements to a lower index.</text:span></text:p>
      <text:p text:style-name="P18"/>
      <text:p text:style-name="P18"><text:span text:style-name="T4">&lt;p id="demo1"&gt;&lt;/p&gt;</text:span></text:p>
      <text:p text:style-name="P18"><text:span text:style-name="T4">&lt;p id="demo2"&gt;&lt;/p&gt;</text:span></text:p>
      <text:p text:style-name="P18"/>
      <text:p text:style-name="P18"><text:span text:style-name="T4">&lt;script&gt;</text:span></text:p>
      <text:p text:style-name="P18"><text:span text:style-name="T4">const fruits = ["Banana", "Orange", "Apple", "Mango"];</text:span></text:p>
      <text:p text:style-name="P18"/>
      <text:p text:style-name="P18"><text:span text:style-name="T4">document.getElementById("demo1").innerHTML = fruits;</text:span></text:p>
      <text:p text:style-name="P18"/>
      <text:p text:style-name="P18"><text:span text:style-name="T4">fruits.shift();</text:span></text:p>
      <text:p text:style-name="P18"/>
      <text:p text:style-name="P18"><text:span text:style-name="T4">document.getElementById("demo2").innerHTML = fruits;</text:span></text:p>
      <text:p text:style-name="P18"><text:span text:style-name="T4">&lt;/script&gt;</text:span></text:p>
      <text:p text:style-name="P18"/>
      <text:p text:style-name="P18"><text:span text:style-name="T4">Result : </text:span></text:p>
      <text:p text:style-name="P18"/>
      <text:p text:style-name="P17"><text:span text:style-name="T4">Banana,Orange,Apple,Mango</text:span></text:p>
      <text:p text:style-name="P17"><text:span text:style-name="T4">Orange,Apple,Mango</text:span></text:p>
      <text:p text:style-name="P18"/>
      <text:p text:style-name="P18"><text:span text:style-name="T5">The </text:span><text:span text:style-name="T54">shift ( )</text:span><text:span text:style-name="T5"><text:s/>method returns the value that was “shifted out” :</text:span></text:p>
      <text:p text:style-name="P18"/>
      <text:p text:style-name="P18"><text:span text:style-name="T4">&lt;p id="demo1"&gt;&lt;/p&gt;</text:span></text:p>
      <text:p text:style-name="P18"><text:span text:style-name="T4">&lt;p id="demo2"&gt;&lt;/p&gt;</text:span></text:p>
      <text:p text:style-name="P18"><text:span text:style-name="T4">&lt;p id="demo3"&gt;&lt;/p&gt;</text:span></text:p>
      <text:p text:style-name="P18"/>
      <text:p text:style-name="P18"><text:span text:style-name="T4">&lt;script&gt;</text:span></text:p>
      <text:p text:style-name="P18"><text:span text:style-name="T4">const fruits = ["Banana", "Orange", "Apple", "Mango"];</text:span></text:p>
      <text:p text:style-name="P18"><text:span text:style-name="T4">document.getElementById("demo1").innerHTML = fruits;</text:span></text:p>
      <text:p text:style-name="P18"><text:span text:style-name="T4">document.getElementById("demo2").innerHTML = fruits.shift();</text:span></text:p>
      <text:p text:style-name="P18"><text:span text:style-name="T4">document.getElementById("demo3").innerHTML = fruits;</text:span></text:p>
      <text:p text:style-name="P18"><text:span text:style-name="T4">&lt;/script&gt;</text:span></text:p>
      <text:p text:style-name="P18"/>
      <text:p text:style-name="P18"><text:span text:style-name="T4">Result : </text:span></text:p>
      <text:p text:style-name="P9"/>
      <text:p text:style-name="P9"><text:span text:style-name="T4">Banana,Orange,Apple,Mango</text:span></text:p>
      <text:p text:style-name="P9"/>
      <text:p text:style-name="P17"><text:span text:style-name="T4">Banana</text:span></text:p>
      <text:p text:style-name="P17"><text:span text:style-name="T4">Orange,Apple,Mango</text:span></text:p>
      <text:p text:style-name="P18"/>
      <text:p text:style-name="P18"><text:span text:style-name="T5">The </text:span><text:span text:style-name="T54">unshift ( ) </text:span><text:span text:style-name="T5">method adds a new element to an array (at the beginning), and unshifts older elements.</text:span></text:p>
      <text:p text:style-name="P18"/>
      <text:p text:style-name="P18"><text:span text:style-name="T4">&lt;button onclick="myFunction()"&gt;Try it&lt;/button&gt;</text:span></text:p>
      <text:p text:style-name="P18"><text:span text:style-name="T4">&lt;p id="demo"&gt;&lt;/p&gt;</text:span></text:p>
      <text:p text:style-name="P18"/>
      <text:p text:style-name="P18"><text:span text:style-name="T4">&lt;script&gt;</text:span></text:p>
      <text:p text:style-name="P18"><text:span text:style-name="T4">const fruits = ["Banana", "Orange", "Apple", "Mango"];</text:span></text:p>
      <text:p text:style-name="P18"><text:span text:style-name="T4">document.getElementById("demo").innerHTML = fruits;</text:span></text:p>
      <text:p text:style-name="P18"/>
      <text:p text:style-name="P18"><text:span text:style-name="T4">function myFunction() {</text:span></text:p>
      <text:p text:style-name="P18"><text:span text:style-name="T4"><text:s text:c="2"/>fruits.unshift("Lemon");</text:span></text:p>
      <text:p text:style-name="P18"><text:span text:style-name="T4"><text:s text:c="2"/>document.getElementById("demo").innerHTML = fruits;</text:span></text:p>
      <text:p text:style-name="P18"><text:span text:style-name="T4">}</text:span></text:p>
      <text:p text:style-name="P18"><text:span text:style-name="T4">&lt;/script&gt;</text:span></text:p>
      <text:p text:style-name="P18"/>
      <text:p text:style-name="P9"><text:span text:style-name="T10">Result :</text:span><text:span text:style-name="T38"><text:s/></text:span><text:span text:style-name="T4">Lemon,Banana,Orange,Apple,Mango</text:span></text:p>
      <text:p text:style-name="P9"><text:span text:style-name="T4">-------------------------</text:span></text:p>
      <text:p text:style-name="P9"><text:span text:style-name="T4">The </text:span><text:span text:style-name="T54">unshift ( )</text:span><text:span text:style-name="T4"><text:s/>method returns the new array length</text:span></text:p>
      <text:p text:style-name="P18"/>
      <text:p text:style-name="P9"><text:span text:style-name="T4">&lt;p id="demo1"&gt;&lt;/p&gt;</text:span></text:p>
      <text:p text:style-name="P9"><text:span text:style-name="T4">&lt;p id="demo2"&gt;&lt;/p&gt;</text:span></text:p>
      <text:p text:style-name="P9"><text:span text:style-name="T4">&lt;p id="demo3"&gt;&lt;/p&gt;</text:span></text:p>
      <text:p text:style-name="P9"/>
      <text:p text:style-name="P9"><text:span text:style-name="T4">&lt;script&gt;</text:span></text:p>
      <text:p text:style-name="P9"><text:span text:style-name="T4">const fruits = ["Banana", "Orange", "Apple", "Mango"];</text:span></text:p>
      <text:p text:style-name="P9"><text:span text:style-name="T4">document.getElementById("demo1").innerHTML = fruits;</text:span></text:p>
      <text:p text:style-name="P9"><text:span text:style-name="T4">document.getElementById("demo2").innerHTML = fruits.unshift("Cherries");</text:span></text:p>
      <text:p text:style-name="P9"><text:span text:style-name="T4">document.getElementById("demo3").innerHTML = fruits;</text:span></text:p>
      <text:p text:style-name="P9"><text:span text:style-name="T4">&lt;/script&gt;</text:span></text:p>
      <text:p text:style-name="P18"/>
      <text:p text:style-name="P18"><text:span text:style-name="T5">Result : </text:span></text:p>
      <text:p text:style-name="P18"/>
      <text:p text:style-name="P17"><text:span text:style-name="T4">Banana,Orange,Apple,Mango</text:span></text:p>
      <text:p text:style-name="P17"><text:span text:style-name="T4">5</text:span></text:p>
      <text:p text:style-name="P17"><text:span text:style-name="T4">Cherries,Banana,Orange,Apple,Mango</text:span></text:p>
      <text:p text:style-name="P18"/>
      <text:p text:style-name="P18"><text:span text:style-name="T5">15.7.9 Deleting Elements</text:span></text:p>
      <text:p text:style-name="P18"/>
      <text:p text:style-name="P18"><text:span text:style-name="T5">Since, JS arrays are objects, elements can be deleted by using the JS operator </text:span><text:span text:style-name="T54">delete</text:span><text:span text:style-name="T5"><text:s/>:</text:span></text:p>
      <text:p text:style-name="P18"/>
      <text:p text:style-name="P18"><text:span text:style-name="T4">Ex :</text:span></text:p>
      <text:p text:style-name="P18"><text:span text:style-name="T4">&lt;p id="demo1"&gt;&lt;/p&gt;</text:span></text:p>
      <text:p text:style-name="P18"><text:span text:style-name="T4">&lt;p id="demo2"&gt;&lt;/p&gt;</text:span></text:p>
      <text:p text:style-name="P18"/>
      <text:p text:style-name="P18"><text:span text:style-name="T4">&lt;script&gt;</text:span></text:p>
      <text:p text:style-name="P18"><text:span text:style-name="T4">const fruits = ["Banana", "Orange", "Apple", "Mango"];</text:span></text:p>
      <text:p text:style-name="P18"/>
      <text:p text:style-name="P18"><text:span text:style-name="T4">document.getElementById("demo1").innerHTML =</text:span></text:p>
      <text:p text:style-name="P18"><text:span text:style-name="T4">"The first fruit is: " + fruits[0];</text:span></text:p>
      <text:p text:style-name="P18"/>
      <text:p text:style-name="P18"><text:span text:style-name="T4">delete fruits[0];</text:span></text:p>
      <text:p text:style-name="P18"/>
      <text:p text:style-name="P18"><text:span text:style-name="T4">document.getElementById("demo2").innerHTML =</text:span></text:p>
      <text:p text:style-name="P18"><text:span text:style-name="T4">"The first fruit is: " + fruits[0];</text:span></text:p>
      <text:p text:style-name="P18"><text:span text:style-name="T4">&lt;/script&gt;</text:span></text:p>
      <text:p text:style-name="P18"/>
      <text:p text:style-name="P17"><text:span text:style-name="T4">The first fruit is: Banana</text:span></text:p>
      <text:p text:style-name="P17"><text:span text:style-name="T4">The first fruit is: undefined</text:span></text:p>
      <text:p text:style-name="P18"/>
      <text:p text:style-name="P9"><text:span text:style-name="T38">Note : </text:span><text:span text:style-name="T4">Using </text:span><text:span text:style-name="T59">delete</text:span><text:span text:style-name="T4"><text:s/>may leave undefined holes in the array. Use </text:span><text:span text:style-name="T54">pop() </text:span><text:span text:style-name="T4">or </text:span><text:span text:style-name="T54">shift()</text:span><text:span text:style-name="T4"><text:s/>instead.</text:span></text:p>
      <text:p text:style-name="P18"/>
      <text:p text:style-name="P18"/>
      <text:p text:style-name="P9"><text:span text:style-name="T5">15.7.10 Splicing an Array</text:span></text:p>
      <text:p text:style-name="P18"/>
      <text:p text:style-name="P18"><text:span text:style-name="T54">Splice( ) </text:span><text:span text:style-name="T5">method can be used to add and/or remove array elements. The </text:span><text:span text:style-name="T54">splice()</text:span><text:span text:style-name="T5"><text:s/>method overwrites the original array.</text:span></text:p>
      <text:p text:style-name="P94"/>
      <text:p text:style-name="P94"/>
      <text:p text:style-name="P18"><text:span text:style-name="T4">&lt;p id="demo1"&gt;&lt;/p&gt;</text:span></text:p>
      <text:p text:style-name="P18"><text:span text:style-name="T4">&lt;p id="demo2"&gt;&lt;/p&gt;</text:span></text:p>
      <text:p text:style-name="P18"/>
      <text:p text:style-name="P18"><text:span text:style-name="T4">&lt;script&gt;</text:span></text:p>
      <text:p text:style-name="P18"><text:span text:style-name="T4">const fruits = ["Banana", "Orange", "Apple", "Mango"];</text:span></text:p>
      <text:p text:style-name="P18"><text:span text:style-name="T4">document.getElementById("demo1").innerHTML = "Original Array:&lt;br&gt;" + fruits;</text:span></text:p>
      <text:p text:style-name="P18"/>
      <text:p text:style-name="P18"><text:span text:style-name="T4">function myFunction() {</text:span></text:p>
      <text:p text:style-name="P18"><text:span text:style-name="T4"><text:s text:c="2"/>fruits.splice(2, 1, "Lemon", "Kiwi");</text:span></text:p>
      <text:p text:style-name="P18"><text:span text:style-name="T4"><text:s text:c="2"/>document.getElementById("demo2").innerHTML = "New Array:&lt;br&gt;" + fruits;</text:span></text:p>
      <text:p text:style-name="P18"><text:span text:style-name="T4">}</text:span></text:p>
      <text:p text:style-name="P18"><text:span text:style-name="T4">&lt;/script&gt;</text:span></text:p>
      <text:p text:style-name="P18"/>
      <text:p text:style-name="P18"><text:span text:style-name="T4">Result :</text:span></text:p>
      <text:p text:style-name="P18"/>
      <text:p text:style-name="P17"><text:span text:style-name="T4">Original Array:<text:line-break/>Banana,Orange,Apple,Mango</text:span></text:p>
      <text:p text:style-name="P17"/>
      <text:p text:style-name="P17"><text:span text:style-name="T4">New Array:<text:line-break/>Banana,Orange,Lemon,Kiwi,Mango</text:span></text:p>
      <text:p text:style-name="P17"/>
      <text:p text:style-name="P17"><text:span text:style-name="T4">The first parameter (2) defines the position </text:span><text:span text:style-name="T5">where </text:span><text:span text:style-name="T4">new elements should be </text:span><text:span text:style-name="T5">added </text:span><text:span text:style-name="T4">(spliced in).</text:span></text:p>
      <text:p text:style-name="P17"><text:span text:style-name="T4">The second parameter (1) defines </text:span><text:span text:style-name="T5">how many </text:span><text:span text:style-name="T4">elements should be </text:span><text:span text:style-name="T5">removed</text:span><text:span text:style-name="T4">.</text:span></text:p>
      <text:p text:style-name="P17"><text:span text:style-name="T4">The rest of the parameters ("Lemon" , "Kiwi") define the new elements to be a</text:span><text:span text:style-name="T5">dded</text:span><text:span text:style-name="T4">.</text:span></text:p>
      <text:p text:style-name="P64"><text:line-break/>The <text:span text:style-name="T54">splice ( )</text:span><text:s/>method returns an array with the deleted items :</text:p>
      <text:p text:style-name="P64">&lt;button onclick="myFunction()"&gt;Try it&lt;/button&gt;</text:p>
      <text:p text:style-name="P64"/>
      <text:p text:style-name="P64">&lt;p id="demo1"&gt;&lt;/p&gt;</text:p>
      <text:p text:style-name="P64">&lt;p id="demo2"&gt;&lt;/p&gt;</text:p>
      <text:p text:style-name="P64">&lt;p id="demo3"&gt;&lt;/p&gt;</text:p>
      <text:p text:style-name="P64"/>
      <text:p text:style-name="P64">&lt;script&gt;</text:p>
      <text:p text:style-name="P64">const fruits = ["Banana", "Orange", "Apple", "Mango"];</text:p>
      <text:p text:style-name="P64">document.getElementById("demo1").innerHTML = "Original Array:&lt;br&gt; " + fruits;</text:p>
      <text:p text:style-name="P64"/>
      <text:p text:style-name="P64">function myFunction() {</text:p>
      <text:p text:style-name="P64"><text:s text:c="2"/>let removed = fruits.splice(2, 2, "Lemon", "Kiwi"); </text:p>
      <text:p text:style-name="P64"><text:s text:c="2"/>document.getElementById("demo2").innerHTML = "New Array:&lt;br&gt;" + fruits;</text:p>
      <text:p text:style-name="P64"><text:s text:c="2"/>document.getElementById("demo3").innerHTML = "Removed Items:&lt;br&gt; " + removed; </text:p>
      <text:p text:style-name="P64">}</text:p>
      <text:p text:style-name="P64">&lt;/script&gt;</text:p>
      <text:p text:style-name="P64"/>
      <text:p text:style-name="P64">Result : <text:s/></text:p>
      <text:p text:style-name="P17"><text:span text:style-name="T4">Original Array:<text:line-break/>Banana,Orange,Apple,Mango</text:span></text:p>
      <text:p text:style-name="P17"><text:span text:style-name="T4">New Array:<text:line-break/>Banana,Orange,Lemon,Kiwi</text:span></text:p>
      <text:p text:style-name="P17"><text:span text:style-name="T4">Removed Items:<text:line-break/>Apple,Mango</text:span></text:p>
      <text:p text:style-name="P64"/>
      <text:p text:style-name="P17"><text:span text:style-name="T4">15.7.11 Using splice ( ) to Remove Elements</text:span></text:p>
      <text:p text:style-name="P64">With clever parameter setting, we can use <text:span text:style-name="T40">splice ( )</text:span><text:s/>to remove elements without leaving “holes” in the array :</text:p>
      <text:p text:style-name="P64"/>
      <text:p text:style-name="P64">Ex:</text:p>
      <text:p text:style-name="P64">&lt;button onclick="myFunction()"&gt;Try it&lt;/button&gt;</text:p>
      <text:p text:style-name="P64">&lt;p id="demo"&gt;&lt;/p&gt;</text:p>
      <text:p text:style-name="P64">&lt;script&gt;</text:p>
      <text:p text:style-name="P64">const fruits = ["Banana", "Orange", "Apple", "Mango"];</text:p>
      <text:p text:style-name="P64">document.getElementById("demo").innerHTML = fruits;</text:p>
      <text:p text:style-name="P64">function myFunction() {</text:p>
      <text:p text:style-name="P64"><text:s text:c="2"/>fruits.splice(0, 1);</text:p>
      <text:p text:style-name="P64"><text:s text:c="2"/>document.getElementById("demo").innerHTML = fruits;</text:p>
      <text:p text:style-name="P64">}</text:p>
      <text:p text:style-name="P64">&lt;/script&gt;</text:p>
      <text:p text:style-name="P64"/>
      <text:p text:style-name="P64">Result : Orange, Apple, Mango</text:p>
      <text:p text:style-name="P17"/>
      <text:p text:style-name="P17"><text:span text:style-name="T4">The first parameter (0) defines the position where new elements should be </text:span><text:span text:style-name="T5">added </text:span><text:span text:style-name="T4">(spliced in).</text:span></text:p>
      <text:p text:style-name="P17"><text:span text:style-name="T4">The second parameter (1) defines </text:span><text:span text:style-name="T5">how many </text:span><text:span text:style-name="T4">elements should be </text:span><text:span text:style-name="T5">removed</text:span><text:span text:style-name="T4">.</text:span></text:p>
      <text:p text:style-name="P17"><text:span text:style-name="T4">The rest of the parameters are omitted. No new elements will be added.</text:span></text:p>
      <text:p text:style-name="P64"/>
      <text:p text:style-name="P17"><text:span text:style-name="T4">15.7.12 Merging (Concatenating) Arrays</text:span></text:p>
      <text:p text:style-name="P64">The <text:span text:style-name="T64">concat ( )</text:span><text:s/>method creates a new array by merging <text:span text:style-name="T14">( Concatenating ) existing arrays :</text:span></text:p>
      <text:p text:style-name="P42"><text:span text:style-name="T34">Syntax : ArrayName1.concat(ArrayName2);</text:span></text:p>
      <text:p text:style-name="P17"><text:span text:style-name="T4">Ex:</text:span></text:p>
      <text:p text:style-name="P17"><text:span text:style-name="T4">&lt;p id="demo"&gt;&lt;/p&gt;</text:span></text:p>
      <text:p text:style-name="P17"><text:span text:style-name="T4">&lt;script&gt;</text:span></text:p>
      <text:p text:style-name="P17"><text:span text:style-name="T4">const myGirls = ["Cecilie", "Lone"];</text:span></text:p>
      <text:p text:style-name="P17"><text:span text:style-name="T4">const myBoys = ["Emil", "Tobias", "Linus"];</text:span></text:p>
      <text:p text:style-name="P17"><text:span text:style-name="T4">const myChildren =</text:span><text:span text:style-name="T6"><text:s/>myGirls.concat(myBoys);</text:span></text:p>
      <text:p text:style-name="P17"><text:span text:style-name="T4">document.getElementById("demo").innerHTML = myChildren;</text:span></text:p>
      <text:p text:style-name="P17"><text:span text:style-name="T4">&lt;/script&gt;</text:span></text:p>
      <text:p text:style-name="P85"/>
      <text:p text:style-name="P17">Result : <text:span text:style-name="T4">Cecilie,Lone,Emil,Tobias,Linus</text:span></text:p>
      <text:p text:style-name="P17"><text:span text:style-name="T4">---------------------------</text:span></text:p>
      <text:p text:style-name="P17"><text:span text:style-name="T5">The </text:span><text:span text:style-name="T71">concat()</text:span><text:span text:style-name="T5"><text:s/>method can take any number of array arguments:</text:span></text:p>
      <text:p text:style-name="P18"><text:span text:style-name="T4">Ex:</text:span></text:p>
      <text:p text:style-name="P18"/>
      <text:p text:style-name="P18"><text:span text:style-name="T4">&lt;script&gt;</text:span></text:p>
      <text:p text:style-name="P18"><text:span text:style-name="T4">const array1 = ["Cecilie", "Lone"];</text:span></text:p>
      <text:p text:style-name="P18"><text:span text:style-name="T4">const array2 = ["Emil", "Tobias", "Linus"];</text:span></text:p>
      <text:p text:style-name="P18"><text:span text:style-name="T4">const array3 = ["Robin", "Morgan"];</text:span></text:p>
      <text:p text:style-name="P18"/>
      <text:p text:style-name="P18"><text:span text:style-name="T4">const myChildren = </text:span><text:span text:style-name="T6">array1.concat(array2, array3); </text:span></text:p>
      <text:p text:style-name="P18"/>
      <text:p text:style-name="P18"><text:span text:style-name="T4">document.getElementById("demo").innerHTML = myChildren;</text:span></text:p>
      <text:p text:style-name="P18"><text:span text:style-name="T4">&lt;/script&gt;</text:span></text:p>
      <text:p text:style-name="P18"/>
      <text:p text:style-name="P9"><text:span text:style-name="T10">Result : </text:span><text:span text:style-name="T4">Cecilie,Lone,Emil,Tobias,Linus,Robin,Morgan</text:span></text:p>
      <text:p text:style-name="P18"><text:span text:style-name="T5">-----------------------------------</text:span></text:p>
      <text:p text:style-name="P9"><text:span text:style-name="T4">The </text:span><text:span text:style-name="T8">concat()</text:span><text:span text:style-name="T4"><text:s/>method can also take strings as arguments:</text:span></text:p>
      <text:p text:style-name="P18"/>
      <text:p text:style-name="P18"><text:span text:style-name="T4">Ex :</text:span></text:p>
      <text:p text:style-name="P18"/>
      <text:p text:style-name="P18"><text:span text:style-name="T4">&lt;script&gt;</text:span></text:p>
      <text:p text:style-name="P18"><text:span text:style-name="T4">const myArray = ["Emil", "Tobias", "Linus"];</text:span></text:p>
      <text:p text:style-name="P18"><text:span text:style-name="T4">const myChildren = </text:span><text:span text:style-name="T6">myArray.concat("Peter"); </text:span></text:p>
      <text:p text:style-name="P18"><text:span text:style-name="T4">document.getElementById("demo").innerHTML = myChildren;</text:span></text:p>
      <text:p text:style-name="P18"><text:span text:style-name="T4">&lt;/script&gt;</text:span></text:p>
      <text:p text:style-name="P18"/>
      <text:p text:style-name="P9"><text:span text:style-name="T10">Result : </text:span><text:span text:style-name="T4">Emil,Tobias,Linus,Peter</text:span></text:p>
      <text:p text:style-name="P9"/>
      <text:p text:style-name="P9"/>
      <text:p text:style-name="P9"><text:span text:style-name="T4">15.7.13 Slicing an Array</text:span></text:p>
      <text:p text:style-name="P18"/>
      <text:p text:style-name="P9"><text:span text:style-name="T4">The </text:span><text:span text:style-name="T8">slice()</text:span><text:span text:style-name="T4"><text:s/>method slices out a piece of an array into a new array. This method will slice out the no. of elements (from starting) which are given as an argument and will return the rest of the array.</text:span></text:p>
      <text:p text:style-name="P9"/>
      <text:p text:style-name="P9"><text:span text:style-name="T4">Ex :</text:span></text:p>
      <text:p text:style-name="P9"/>
      <text:p text:style-name="P9"><text:span text:style-name="T4">&lt;script&gt;</text:span></text:p>
      <text:p text:style-name="P9"><text:span text:style-name="T4">const fruits = ["Banana", "Orange", "Lemon", "Apple", "Mango"];</text:span></text:p>
      <text:p text:style-name="P9"><text:span text:style-name="T4">const citrus = </text:span><text:span text:style-name="T6">fruits.slice(3);</text:span></text:p>
      <text:p text:style-name="P9"><text:span text:style-name="T4">document.getElementById("demo").innerHTML = fruits + "&lt;br&gt;&lt;br&gt;" + citrus;</text:span></text:p>
      <text:p text:style-name="P9"><text:span text:style-name="T4">&lt;/script&gt;</text:span></text:p>
      <text:p text:style-name="P18"/>
      <text:p text:style-name="P18"><text:span text:style-name="T5">Result : Apple, Mango</text:span></text:p>
      <text:p text:style-name="P18"><text:span text:style-name="T5">-----------------------</text:span></text:p>
      <text:p text:style-name="P9"><text:span text:style-name="T4">The </text:span><text:span text:style-name="T8">slice()</text:span><text:span text:style-name="T4"><text:s/>method can take two arguments like </text:span><text:span text:style-name="T8">slice (1, 3)</text:span><text:span text:style-name="T4">.</text:span></text:p>
      <text:p text:style-name="P18"/>
      <text:p text:style-name="P9"><text:span text:style-name="T4">The method then selects elements from the start argument, and up to (but not including) the end argument.</text:span></text:p>
      <text:p text:style-name="P9"><text:span text:style-name="T4">It will return the sliced out elements.</text:span></text:p>
      <text:p text:style-name="P9"/>
      <text:p text:style-name="P9"><text:span text:style-name="T4">Ex :</text:span></text:p>
      <text:p text:style-name="P9"/>
      <text:p text:style-name="P9"><text:span text:style-name="T4">&lt;p id="demo"&gt;&lt;/p&gt;</text:span></text:p>
      <text:p text:style-name="P9"/>
      <text:p text:style-name="P9"><text:span text:style-name="T4">&lt;script&gt;</text:span></text:p>
      <text:p text:style-name="P9"><text:span text:style-name="T4">const fruits = ["Banana", "Orange", "Lemon", "Apple", "Mango"];</text:span></text:p>
      <text:p text:style-name="P9"><text:span text:style-name="T4">const citrus = fruits.slice(1,3);</text:span></text:p>
      <text:p text:style-name="P9"><text:span text:style-name="T4">document.getElementById("demo").innerHTML = fruits + "&lt;br&gt;&lt;br&gt;" + citrus;</text:span></text:p>
      <text:p text:style-name="P9"><text:span text:style-name="T4">&lt;/script&gt;</text:span></text:p>
      <text:p text:style-name="P9"/>
      <text:p text:style-name="P9"><text:span text:style-name="T4">Result : </text:span></text:p>
      <text:p text:style-name="P9"/>
      <text:p text:style-name="P9"><text:span text:style-name="T4">Banana,Orange,Lemon,Apple,Mango<text:line-break/><text:line-break/>Orange,Lemon</text:span></text:p>
      <text:p text:style-name="P9"/>
      <text:p text:style-name="P9"><text:span text:style-name="T4">15.7.14 Automatic toString ( )</text:span></text:p>
      <text:p text:style-name="P9"/>
      <text:p text:style-name="P17"><text:span text:style-name="T4">JavaScript automatically converts an array to a comma separated string when a primitive value is expected.</text:span></text:p>
      <text:p text:style-name="P17"><text:span text:style-name="T4">This is always the case when you try to output an array.</text:span></text:p>
      <text:p text:style-name="P9"><text:span text:style-name="T4">Ex: <text:s/></text:span></text:p>
      <text:p text:style-name="P9"/>
      <text:p text:style-name="P9"><text:span text:style-name="T4">&lt;script&gt;</text:span></text:p>
      <text:p text:style-name="P9"><text:span text:style-name="T4">const fruits = ["Banana", "Orange", "Apple", "Mango"];</text:span></text:p>
      <text:p text:style-name="P9"><text:span text:style-name="T4">document.getElementById("demo").innerHTML = </text:span><text:span text:style-name="T6">fruits.toString(); or fruits;</text:span></text:p>
      <text:p text:style-name="P9"><text:span text:style-name="T4">&lt;/script&gt;</text:span></text:p>
      <text:p text:style-name="P9"/>
      <text:p text:style-name="P9"><text:span text:style-name="T4">Result : <text:s text:c="2"/>This will return the same results. <text:s/>Banana,Orange,Apple,Mango</text:span></text:p>
      <text:p text:style-name="P9"/>
      <text:p text:style-name="P9"><text:span text:style-name="T4">15.7.15 JS Sorting Arrays</text:span></text:p>
      <text:p text:style-name="P81"/>
      <text:p text:style-name="P9"><text:span text:style-name="T4">The </text:span><text:span text:style-name="T54">sort ( ) </text:span><text:span text:style-name="T4">method sorts an array alphabetically.</text:span></text:p>
      <text:p text:style-name="P81"/>
      <text:p text:style-name="P9"><text:span text:style-name="T4">Ex:</text:span></text:p>
      <text:p text:style-name="P81"/>
      <text:p text:style-name="P9"><text:span text:style-name="T4">&lt;script&gt;</text:span></text:p>
      <text:p text:style-name="P9"><text:span text:style-name="T4">const fruits = ["Banana", "Orange", "Apple", "Mango"];</text:span></text:p>
      <text:p text:style-name="P9"><text:span text:style-name="T4">document.getElementById("demo").innerHTML = fruits;</text:span></text:p>
      <text:p text:style-name="P81"/>
      <text:p text:style-name="P9"><text:span text:style-name="T4">function myFunction() {</text:span></text:p>
      <text:p text:style-name="P9"><text:span text:style-name="T4"><text:s text:c="2"/>fruits.sort();</text:span></text:p>
      <text:p text:style-name="P9"><text:span text:style-name="T4"><text:s text:c="2"/>document.getElementById("demo").innerHTML = fruits;</text:span></text:p>
      <text:p text:style-name="P9"><text:span text:style-name="T4">}</text:span></text:p>
      <text:p text:style-name="P9"><text:span text:style-name="T4">&lt;/script&gt;</text:span></text:p>
      <text:p text:style-name="P81"/>
      <text:p text:style-name="P9"><text:span text:style-name="T4">Result : Apple,Banana,Mango,Orange</text:span></text:p>
      <text:p text:style-name="P81"/>
      <text:p text:style-name="P37"><text:span text:style-name="T4">15.7.16 Reversing an Array</text:span></text:p>
      <text:p text:style-name="P17"><text:span text:style-name="T4">The </text:span><text:span text:style-name="T8">reverse() </text:span><text:span text:style-name="T4">method reverses the elements in an array. You can use it to sort an array in descending order:</text:span></text:p>
      <text:p text:style-name="P9"><text:span text:style-name="T4">Ex :</text:span></text:p>
      <text:p text:style-name="P81"/>
      <text:p text:style-name="P9"><text:span text:style-name="T4">&lt;script&gt;</text:span></text:p>
      <text:p text:style-name="P95"><text:span text:style-name="T4">// Create and display an array:</text:span></text:p>
      <text:p text:style-name="P9"><text:span text:style-name="T4">const fruits = ["Banana", "Orange", "Apple", "Mango"];</text:span></text:p>
      <text:p text:style-name="P9"><text:span text:style-name="T4">document.getElementById("demo").innerHTML = fruits;</text:span></text:p>
      <text:p text:style-name="P81"/>
      <text:p text:style-name="P9"><text:span text:style-name="T4">function myFunction() {</text:span></text:p>
      <text:p text:style-name="P95"><text:span text:style-name="T14"><text:s text:c="2"/></text:span><text:span text:style-name="T4">// First sort the array</text:span></text:p>
      <text:p text:style-name="P9"><text:span text:style-name="T4"><text:s text:c="2"/>fruits.sort();</text:span></text:p>
      <text:p text:style-name="P95"><text:span text:style-name="T14"><text:s/></text:span><text:span text:style-name="T4"><text:s/>// Then reverse it:</text:span></text:p>
      <text:p text:style-name="P9"><text:span text:style-name="T4"><text:s text:c="2"/>fruits.reverse();</text:span></text:p>
      <text:p text:style-name="P9"><text:span text:style-name="T4"><text:s text:c="2"/>document.getElementById("demo").innerHTML = fruits;</text:span></text:p>
      <text:p text:style-name="P9"><text:span text:style-name="T4">}</text:span></text:p>
      <text:p text:style-name="P9"><text:span text:style-name="T4">&lt;/script&gt;</text:span></text:p>
      <text:p text:style-name="P81"/>
      <text:p text:style-name="P9"><text:span text:style-name="T4">Result : Orange,Mango,Banana,Apple</text:span></text:p>
      <text:p text:style-name="P81"/>
      <text:p text:style-name="P9"><text:span text:style-name="T4">15.7.17 Numeric Sort</text:span></text:p>
      <text:p text:style-name="P81"/>
      <text:p text:style-name="P17"><text:span text:style-name="T4">By default, the </text:span><text:span text:style-name="T8">sort() </text:span><text:span text:style-name="T4">function sorts values as </text:span><text:span text:style-name="T5">strings</text:span><text:span text:style-name="T4">.</text:span></text:p>
      <text:p text:style-name="P17"><text:span text:style-name="T4">This works well for strings ("Apple" comes before "Banana").</text:span></text:p>
      <text:p text:style-name="P17"><text:span text:style-name="T4">However, if numbers are sorted as strings, "25" is bigger than "100", because "2" is bigger than "1".</text:span></text:p>
      <text:p text:style-name="P17"><text:span text:style-name="T4">Because of this, the </text:span><text:span text:style-name="T8">sort() </text:span><text:span text:style-name="T4">method will produce incorrect result when sorting numbers.</text:span></text:p>
      <text:p text:style-name="P17"><text:span text:style-name="T4">You can fix this by providing a </text:span><text:span text:style-name="T5">compare function</text:span><text:span text:style-name="T4">:</text:span></text:p>
      <text:p text:style-name="P96"><text:span text:style-name="T4">15.7.18 Sorting an Array in Random Order</text:span></text:p>
      <text:p text:style-name="P96"><text:span text:style-name="T4">15.7.19 The Fisher Yates Method</text:span></text:p>
      <text:p text:style-name="P81"/>
      <text:p text:style-name="P9"><text:span text:style-name="T4">15.7.20 Find the Highest ( or Lowest ) array Value</text:span></text:p>
      <text:p text:style-name="P81"/>
      <text:p text:style-name="P97"><text:span text:style-name="T4">NEED HELP</text:span></text:p>
      <text:p text:style-name="P81"/>
      <text:p text:style-name="P81"/>
      <text:p text:style-name="P81"/>
      <text:p text:style-name="P10"><text:span text:style-name="T5">15.8 JS Array Iteration </text:span></text:p>
      <text:p text:style-name="P81"/>
      <text:p text:style-name="P98"><text:span text:style-name="T4">Array iteration </text:span><text:span text:style-name="T34">( repetition of a mathematical procedure applied to a previous application )</text:span><text:span text:style-name="T4"><text:s/>methods operate on every array item.</text:span></text:p>
      <text:p text:style-name="P81"/>
      <text:p text:style-name="P9"><text:span text:style-name="T4">15.8.1 Array.forEach ()</text:span></text:p>
      <text:p text:style-name="P81"/>
      <text:p text:style-name="P9"><text:span text:style-name="T4">The</text:span><text:span text:style-name="T54"><text:s/>forEach () </text:span><text:span text:style-name="T4">method calls a function ( a callback function ) once for each array element.</text:span></text:p>
      <text:p text:style-name="P81"/>
      <text:p text:style-name="P81"/>
      <text:p text:style-name="P81"/>
      <text:p text:style-name="P99"><text:span text:style-name="T4">SELF HELP</text:span></text:p>
      <text:p text:style-name="P81"/>
      <text:p text:style-name="P81"/>
      <text:p text:style-name="P81"/>
      <text:p text:style-name="P81"/>
      <text:p text:style-name="P81"/>
      <text:p text:style-name="P81"/>
      <text:p text:style-name="P81"/>
      <text:p text:style-name="P81"/>
      <text:p text:style-name="P9"><text:span text:style-name="T4">15.8.2 Array.map ( )</text:span></text:p>
      <text:p text:style-name="P81"/>
      <text:p text:style-name="P9"><text:span text:style-name="T4">The </text:span><text:span text:style-name="T54">map ( ) </text:span><text:span text:style-name="T4">method creates a new array by performing a function on each array element.</text:span></text:p>
      <text:p text:style-name="P9"><text:span text:style-name="T4">The </text:span><text:span text:style-name="T54">map ( ) </text:span><text:span text:style-name="T4">method does not execute the function for array elements without values. Function takes 3 arguments : The item value, The item index and The array itself.</text:span></text:p>
      <text:p text:style-name="P81"/>
      <text:p text:style-name="P9"><text:span text:style-name="T4">The </text:span><text:span text:style-name="T54">map ( ) </text:span><text:span text:style-name="T4">method does not change the original array.</text:span></text:p>
      <text:p text:style-name="P81"/>
      <text:p text:style-name="P9"><text:span text:style-name="T4">Ex : </text:span></text:p>
      <text:p text:style-name="P81"/>
      <text:p text:style-name="P9"><text:span text:style-name="T4">&lt;script&gt;</text:span></text:p>
      <text:p text:style-name="P81"/>
      <text:p text:style-name="P9"><text:span text:style-name="T4">const num1 = [45,2,9,10,5];</text:span></text:p>
      <text:p text:style-name="P9"><text:span text:style-name="T4">const num2 = num1.map(multiply);</text:span></text:p>
      <text:p text:style-name="P81"/>
      <text:p text:style-name="P9"><text:span text:style-name="T4">document.getElementById("demo").innerHTML = num2;</text:span></text:p>
      <text:p text:style-name="P81"/>
      <text:p text:style-name="P9"><text:span text:style-name="T4">function multiply (value, index, array) {</text:span></text:p>
      <text:p text:style-name="P9"><text:span text:style-name="T4">return value * 2;</text:span></text:p>
      <text:p text:style-name="P9"><text:span text:style-name="T4">}</text:span></text:p>
      <text:p text:style-name="P9"><text:span text:style-name="T4">&lt;/script&gt;</text:span></text:p>
      <text:p text:style-name="P81"/>
      <text:p text:style-name="P9"><text:span text:style-name="T4">Result : 90,4,18,20,10</text:span></text:p>
      <text:p text:style-name="P81"/>
      <text:p text:style-name="P9"><text:span text:style-name="T4">Note : When a callback function uses only the value parameter, the index and array parameters can be omitted</text:span></text:p>
      <text:p text:style-name="P81"/>
      <text:p text:style-name="P9"><text:span text:style-name="T4">Instead of </text:span><text:span text:style-name="T6">function multiply (value, index, array)</text:span><text:span text:style-name="T4">, we can use </text:span><text:span text:style-name="T6">function multiply (value)</text:span><text:span text:style-name="T4">.</text:span></text:p>
      <text:p text:style-name="P81"/>
      <text:p text:style-name="P81"/>
      <text:p text:style-name="P9"><text:span text:style-name="T4">15.8.3 Array.filter ( )</text:span></text:p>
      <text:p text:style-name="P81"/>
      <text:p text:style-name="P9"><text:span text:style-name="T4">The </text:span><text:span text:style-name="T54">filter ( )</text:span><text:span text:style-name="T4"><text:s/>method creates a new array with array elements that passes a test. Function takes 3 arguments : The item value, The item index and The array itself.</text:span></text:p>
      <text:p text:style-name="P81"/>
      <text:p text:style-name="P9"><text:span text:style-name="T4">Ex : </text:span></text:p>
      <text:p text:style-name="P81"/>
      <text:p text:style-name="P9"><text:span text:style-name="T4">&lt;script&gt;</text:span></text:p>
      <text:p text:style-name="P81"/>
      <text:p text:style-name="P9"><text:span text:style-name="T4">const num1 = [45,2,9,10,5];</text:span></text:p>
      <text:p text:style-name="P9"><text:span text:style-name="T4">const num2 = num1.filter(larger);</text:span></text:p>
      <text:p text:style-name="P81"/>
      <text:p text:style-name="P9"><text:span text:style-name="T4">document.getElementById("demo").innerHTML = num2;</text:span></text:p>
      <text:p text:style-name="P81"/>
      <text:p text:style-name="P9"><text:span text:style-name="T4">function larger (value, index, array) {</text:span></text:p>
      <text:p text:style-name="P9"><text:span text:style-name="T4">return value &gt;= 5;</text:span></text:p>
      <text:p text:style-name="P9"><text:span text:style-name="T4">}</text:span></text:p>
      <text:p text:style-name="P4">Result : <text:span text:style-name="T14">45,9,10,5</text:span></text:p>
      <text:p text:style-name="P4"/>
      <text:p text:style-name="P9"><text:span text:style-name="T4">Note : When a callback function uses only the value parameter, the index and array parameters can be omitted</text:span></text:p>
      <text:p text:style-name="P81"/>
      <text:p text:style-name="P9"><text:span text:style-name="T4">Instead of </text:span><text:span text:style-name="T6">function larger (value, index, array)</text:span><text:span text:style-name="T4">, we can use </text:span><text:span text:style-name="T6">function larger (value)</text:span><text:span text:style-name="T4">.</text:span></text:p>
      <text:p text:style-name="P81"/>
      <text:p text:style-name="P9"><text:span text:style-name="T4">15.8.4 Array.reduce ( )</text:span></text:p>
      <text:p text:style-name="P81"/>
      <text:p text:style-name="P9"><text:span text:style-name="T4">The </text:span><text:span text:style-name="T54">reduce ( )</text:span><text:span text:style-name="T4"><text:s/>method runs a function on each element of an array to reduce it to a single value.</text:span></text:p>
      <text:p text:style-name="P9"><text:span text:style-name="T4">The </text:span><text:span text:style-name="T54">reduce ( )</text:span><text:span text:style-name="T4"><text:s/>method works from left-to-right in the array. This method does not reduce the original array.</text:span></text:p>
      <text:p text:style-name="P9"><text:span text:style-name="T4">Function takes 4 arguments : The total (the initial value/previously returned value), item value, the item index and the array itself.</text:span></text:p>
      <text:p text:style-name="P81"/>
      <text:p text:style-name="P9"><text:span text:style-name="T4">Ex :</text:span></text:p>
      <text:p text:style-name="P81"/>
      <text:p text:style-name="P9"><text:span text:style-name="T4">&lt;script&gt;</text:span></text:p>
      <text:p text:style-name="P9"><text:span text:style-name="T4">const numbers = [45, 4, 9, 16, 25];</text:span></text:p>
      <text:p text:style-name="P9"><text:span text:style-name="T4">let sum = numbers.reduce(myFunction);</text:span></text:p>
      <text:p text:style-name="P81"/>
      <text:p text:style-name="P9"><text:span text:style-name="T4">document.getElementById("demo").innerHTML = "The sum is " + sum;</text:span></text:p>
      <text:p text:style-name="P81"/>
      <text:p text:style-name="P9"><text:span text:style-name="T4">function myFunction(total, value, index, array) {</text:span></text:p>
      <text:p text:style-name="P9"><text:span text:style-name="T4"><text:s text:c="2"/>return total + value;</text:span></text:p>
      <text:p text:style-name="P9"><text:span text:style-name="T4">}</text:span></text:p>
      <text:p text:style-name="P9"><text:span text:style-name="T4">&lt;/script&gt;</text:span></text:p>
      <text:p text:style-name="P81"/>
      <text:p text:style-name="P9"><text:span text:style-name="T4">Result : The sum is 99</text:span></text:p>
      <text:p text:style-name="P81"/>
      <text:p text:style-name="P9"><text:span text:style-name="T4">Note : When a callback function uses only the total and value parameter, the index and array parameters can be omitted</text:span></text:p>
      <text:p text:style-name="P81"/>
      <text:p text:style-name="P9"><text:span text:style-name="T4">Instead of </text:span><text:span text:style-name="T6">function myFunction (total, value, index, array)</text:span><text:span text:style-name="T4">, we can use </text:span><text:span text:style-name="T6">function myFunction (total, value)</text:span><text:span text:style-name="T4">.</text:span></text:p>
      <text:p text:style-name="P81"/>
      <text:p text:style-name="P9"><text:span text:style-name="T4">----------------------------</text:span></text:p>
      <text:p text:style-name="P81"/>
      <text:p text:style-name="P9"><text:span text:style-name="T4">The </text:span><text:span text:style-name="T54">reduce()</text:span><text:span text:style-name="T4"><text:s/>method can accept an initial value:</text:span></text:p>
      <text:p text:style-name="P81"/>
      <text:p text:style-name="P81"/>
      <text:p text:style-name="P9"><text:span text:style-name="T4">&lt;script&gt;</text:span></text:p>
      <text:p text:style-name="P9"><text:span text:style-name="T4">const numbers = [45, 4, 9, 16, 25];</text:span></text:p>
      <text:p text:style-name="P9"><text:span text:style-name="T4">let sum = numbers.reduce(</text:span><text:span text:style-name="T6">myFunction, 100</text:span><text:span text:style-name="T4">);</text:span></text:p>
      <text:p text:style-name="P81"/>
      <text:p text:style-name="P9"><text:span text:style-name="T4">document.getElementById("demo").innerHTML = "The sum is " + sum;</text:span></text:p>
      <text:p text:style-name="P81"/>
      <text:p text:style-name="P9"><text:span text:style-name="T4">function myFunction(total, value) {</text:span></text:p>
      <text:p text:style-name="P9"><text:span text:style-name="T4"><text:s text:c="2"/>return total + value;</text:span></text:p>
      <text:p text:style-name="P9"><text:span text:style-name="T4">}</text:span></text:p>
      <text:p text:style-name="P9"><text:span text:style-name="T4">&lt;/script&gt;</text:span></text:p>
      <text:p text:style-name="P81"/>
      <text:p text:style-name="P9"><text:span text:style-name="T4">Result : The sum is 199.</text:span></text:p>
      <text:p text:style-name="P81"/>
      <text:p text:style-name="P9"><text:span text:style-name="T4">15.8.5 Array.reduceRight ( )</text:span></text:p>
      <text:p text:style-name="P81"/>
      <text:p text:style-name="P9"><text:span text:style-name="T4">The </text:span><text:span text:style-name="T54">reduce ( )</text:span><text:span text:style-name="T4"><text:s/>method runs a function on each element of an array to reduce it to a single value.</text:span></text:p>
      <text:p text:style-name="P9"><text:span text:style-name="T4">The </text:span><text:span text:style-name="T54">reduce ( )</text:span><text:span text:style-name="T4"><text:s/>method works from right-to-left in the array. This method does not reduce the original array.</text:span></text:p>
      <text:p text:style-name="P9"><text:span text:style-name="T4">Function takes 4 arguments : The total (the initial value/previously returned value), item value, The item index and The array itself.</text:span></text:p>
      <text:p text:style-name="P81"/>
      <text:p text:style-name="P9"><text:span text:style-name="T4">Ex: </text:span></text:p>
      <text:p text:style-name="P81"/>
      <text:p text:style-name="P9"><text:span text:style-name="T4">&lt;script&gt;</text:span></text:p>
      <text:p text:style-name="P9"><text:span text:style-name="T4">const numbers = [45, 4, 9, 16, 25];</text:span></text:p>
      <text:p text:style-name="P9"><text:span text:style-name="T4">let sum = numbers.reduceRight(myFunction);</text:span></text:p>
      <text:p text:style-name="P81"/>
      <text:p text:style-name="P9"><text:span text:style-name="T4">document.getElementById("demo").innerHTML = "The sum is " + sum;</text:span></text:p>
      <text:p text:style-name="P81"/>
      <text:p text:style-name="P9"><text:span text:style-name="T4">function myFunction(total, value, index, array) {</text:span></text:p>
      <text:p text:style-name="P9"><text:span text:style-name="T4"><text:s text:c="2"/>return total + value;</text:span></text:p>
      <text:p text:style-name="P9"><text:span text:style-name="T4">}</text:span></text:p>
      <text:p text:style-name="P9"><text:span text:style-name="T4">&lt;/script&gt;</text:span></text:p>
      <text:p text:style-name="P81"/>
      <text:p text:style-name="P9"><text:span text:style-name="T4">Result : The sum is 99</text:span></text:p>
      <text:p text:style-name="P81"/>
      <text:p text:style-name="P9"><text:span text:style-name="T4">Note : When a callback function uses only the total and value parameter, the index and array parameters can be omitted</text:span></text:p>
      <text:p text:style-name="P81"/>
      <text:p text:style-name="P9"><text:span text:style-name="T4">Instead of </text:span><text:span text:style-name="T6">function myFunction (total, value, index, array)</text:span><text:span text:style-name="T4">, we can use </text:span><text:span text:style-name="T6">function myFunction (total, value)</text:span><text:span text:style-name="T4">.</text:span></text:p>
      <text:p text:style-name="P81"/>
      <text:p text:style-name="P81"/>
      <text:p text:style-name="P9"><text:span text:style-name="T4">15.8.6 Array.</text:span><text:span text:style-name="T5">every</text:span><text:span text:style-name="T4"><text:s/>( )</text:span></text:p>
      <text:p text:style-name="P9"><text:span text:style-name="T4">The </text:span><text:span text:style-name="T54">every ( )</text:span><text:span text:style-name="T4"><text:s/>method check if all array values pass a test. Returns the value in “true” or “false”.</text:span></text:p>
      <text:p text:style-name="P9"><text:span text:style-name="T4">Function takes 3 arguments : The item value, The item index and The array itself.</text:span></text:p>
      <text:p text:style-name="P81"/>
      <text:p text:style-name="P9"><text:span text:style-name="T4">Ex:</text:span></text:p>
      <text:p text:style-name="P81"/>
      <text:p text:style-name="P9"><text:span text:style-name="T4">&lt;script&gt;</text:span></text:p>
      <text:p text:style-name="P9"><text:span text:style-name="T4">const numbers = [45, 24, 29, 56, 25];</text:span></text:p>
      <text:p text:style-name="P9"><text:span text:style-name="T4">let allOver18 = numbers.every(larger);</text:span></text:p>
      <text:p text:style-name="P81"/>
      <text:p text:style-name="P9"><text:span text:style-name="T4">document.getElementById("demo").innerHTML = "All over 18 is " + allOver18;</text:span></text:p>
      <text:p text:style-name="P81"/>
      <text:p text:style-name="P9"><text:span text:style-name="T4">function larger(value, index, array) {</text:span></text:p>
      <text:p text:style-name="P9"><text:span text:style-name="T4"><text:s text:c="2"/>return value &gt; 18;</text:span></text:p>
      <text:p text:style-name="P9"><text:span text:style-name="T4">}</text:span></text:p>
      <text:p text:style-name="P9"><text:span text:style-name="T4">&lt;/script&gt;</text:span></text:p>
      <text:p text:style-name="P81"/>
      <text:p text:style-name="P9"><text:span text:style-name="T4">Result : All over 18 is true</text:span></text:p>
      <text:p text:style-name="P81"/>
      <text:p text:style-name="P9"><text:span text:style-name="T4">Note : When a callback function uses only the value parameter, the index and array parameters can be omitted</text:span></text:p>
      <text:p text:style-name="P81"/>
      <text:p text:style-name="P9"><text:span text:style-name="T4">Instead of </text:span><text:span text:style-name="T6">function larger (value, index, array)</text:span><text:span text:style-name="T4">, we can use </text:span><text:span text:style-name="T6">function larger (value)</text:span><text:span text:style-name="T4">.</text:span></text:p>
      <text:p text:style-name="P81"/>
      <text:p text:style-name="P9"><text:span text:style-name="T4">15.8.7 Array.</text:span><text:span text:style-name="T5">some</text:span><text:span text:style-name="T4"><text:s/>( )</text:span></text:p>
      <text:p text:style-name="P33"/>
      <text:p text:style-name="P9"><text:span text:style-name="T4">The </text:span><text:span text:style-name="T9">some ( )</text:span><text:span text:style-name="T4"><text:s/>method check if some values pass a test.</text:span></text:p>
      <text:p text:style-name="P33"/>
      <text:p text:style-name="P9"><text:span text:style-name="T4">Ex: </text:span></text:p>
      <text:p text:style-name="P33"/>
      <text:p text:style-name="P9"><text:span text:style-name="T4">&lt;script&gt;</text:span></text:p>
      <text:p text:style-name="P9"><text:span text:style-name="T4">const numbers = [45, 4, 9, 16, 25];</text:span></text:p>
      <text:p text:style-name="P9"><text:span text:style-name="T4">let someOver18 = numbers.some(myFunction);</text:span></text:p>
      <text:p text:style-name="P33"/>
      <text:p text:style-name="P9"><text:span text:style-name="T4">document.getElementById("demo").innerHTML = "Some over 18 is " + someOver18;</text:span></text:p>
      <text:p text:style-name="P33"/>
      <text:p text:style-name="P9"><text:span text:style-name="T4">function myFunction(value, index, array) {</text:span></text:p>
      <text:p text:style-name="P9"><text:span text:style-name="T4"><text:s text:c="2"/>return value &gt; 18;</text:span></text:p>
      <text:p text:style-name="P9"><text:span text:style-name="T4">}</text:span></text:p>
      <text:p text:style-name="P9"><text:span text:style-name="T4">&lt;/script&gt;</text:span></text:p>
      <text:p text:style-name="P81"/>
      <text:p text:style-name="P9"><text:span text:style-name="T4">Result : Some over 18 is false</text:span></text:p>
      <text:p text:style-name="P9"><text:span text:style-name="T4">Note : When a callback function uses only the value parameter, the index and array parameters can be omitted</text:span></text:p>
      <text:p text:style-name="P81"/>
      <text:p text:style-name="P9"><text:span text:style-name="T4">Instead of </text:span><text:span text:style-name="T6">function myFunction (value, index, array)</text:span><text:span text:style-name="T4">, we can use </text:span><text:span text:style-name="T6">function myFunction (value)</text:span><text:span text:style-name="T4">.</text:span></text:p>
      <text:p text:style-name="P81"/>
      <text:p text:style-name="P81"/>
      <text:p text:style-name="P9"><text:span text:style-name="T4">15.8.8 Array.indexOf ()</text:span></text:p>
      <text:p text:style-name="P81"/>
      <text:p text:style-name="P9"><text:span text:style-name="T4">The indexOf </text:span><text:span text:style-name="T5">( ) </text:span><text:span text:style-name="T4">method searches the element value in an array and returns the position of the first occurrence. It will start searching from beginning if there is no position specified.</text:span></text:p>
      <text:p text:style-name="P33"/>
      <text:p text:style-name="P9"><text:span text:style-name="T5">Syntax :</text:span></text:p>
      <text:p text:style-name="P4"/>
      <text:p text:style-name="P30"><text:span text:style-name="T66">array.indexOf (item, start)</text:span></text:p>
      <text:p text:style-name="P30"/>
      <text:p text:style-name="P9"><text:span text:style-name="T4">Item : <text:s/>Required. The item to search for.</text:span></text:p>
      <text:p text:style-name="P9"><text:span text:style-name="T4">Start : Optional. Where to start the search. Negative values will start at the given position counting from the end, and search to the beginning.</text:span></text:p>
      <text:p text:style-name="P100"/>
      <text:p text:style-name="P9"><text:span text:style-name="T4">Array.indexOf () returns -1 if the item is not found.</text:span></text:p>
      <text:p text:style-name="P9"><text:span text:style-name="T4">And, if the item is present more than once, it will return the position of the first occurrence.</text:span></text:p>
      <text:p text:style-name="P4"/>
      <text:p text:style-name="P17"><text:span text:style-name="T4">Note: The first item has position 0, the second item has position 1, and so on.</text:span></text:p>
      <text:p text:style-name="P9"><text:span text:style-name="T4">Ex: </text:span></text:p>
      <text:p text:style-name="P81"/>
      <text:p text:style-name="P9"><text:span text:style-name="T4">&lt;script&gt;</text:span></text:p>
      <text:p text:style-name="P9"><text:span text:style-name="T4">const fruits = ["Apple", "Orange", "Lemon", "Mango"];</text:span></text:p>
      <text:p text:style-name="P9"><text:span text:style-name="T4">let position = fruits.indexOf("Lemon") + 5;</text:span></text:p>
      <text:p text:style-name="P81"/>
      <text:p text:style-name="P9"><text:span text:style-name="T4">document.getElementById("demo").innerHTML = "Apple is found in position " + position;</text:span></text:p>
      <text:p text:style-name="P9"><text:span text:style-name="T4">&lt;/script&gt;</text:span></text:p>
      <text:p text:style-name="P81"/>
      <text:p text:style-name="P9"><text:span text:style-name="T4">Result : Lemon is found in position 7</text:span></text:p>
      <text:p text:style-name="P81"/>
      <text:p text:style-name="P9"><text:span text:style-name="T4">15.8.9 Array.lastIndexOf ()</text:span></text:p>
      <text:p text:style-name="P81"/>
      <text:p text:style-name="P9"><text:span text:style-name="T54">array.lastIndexOf ( )</text:span><text:span text:style-name="T4"><text:s/>is the same as Array.indexOf ( ), but returns the position of the last occurrence of the specified element.</text:span></text:p>
      <text:p text:style-name="P81"/>
      <text:p text:style-name="P9"><text:span text:style-name="T5">Syntax :</text:span></text:p>
      <text:p text:style-name="P4"/>
      <text:p text:style-name="P30"><text:span text:style-name="T4">array.lastIndexOf (item, start)</text:span></text:p>
      <text:p text:style-name="P81"/>
      <text:p text:style-name="P9"><text:span text:style-name="T4">Item : <text:s/>Required. The item to search for.</text:span></text:p>
      <text:p text:style-name="P9"><text:span text:style-name="T4">Start : Optional. Where to start the search. Negative values will start at the given position counting from the end, and search to the beginning.</text:span></text:p>
      <text:p text:style-name="P81"/>
      <text:p text:style-name="P9"><text:span text:style-name="T4">Ex:</text:span></text:p>
      <text:p text:style-name="P81"/>
      <text:p text:style-name="P9"><text:span text:style-name="T4">&lt;script&gt;</text:span></text:p>
      <text:p text:style-name="P9"><text:span text:style-name="T4">const fruits = ["Apple", "Orange", "Apple", "Mango"];</text:span></text:p>
      <text:p text:style-name="P9"><text:span text:style-name="T4">let position = fruits.lastIndexOf("Apple") + 1;</text:span></text:p>
      <text:p text:style-name="P81"/>
      <text:p text:style-name="P9"><text:span text:style-name="T4">document.getElementById("demo").innerHTML = "Apple is found in position " + position;</text:span></text:p>
      <text:p text:style-name="P9"><text:span text:style-name="T4">&lt;/script&gt;</text:span></text:p>
      <text:p text:style-name="P81"/>
      <text:p text:style-name="P9"><text:span text:style-name="T4">Result : Apple is found in position 3</text:span></text:p>
      <text:p text:style-name="P81"/>
      <text:p text:style-name="P81"/>
      <text:p text:style-name="P9"><text:span text:style-name="T4">15.8.10 Array.</text:span><text:span text:style-name="T5">find ( )</text:span></text:p>
      <text:p text:style-name="P33"/>
      <text:p text:style-name="P9"><text:span text:style-name="T4">The</text:span><text:span text:style-name="T5"><text:s/></text:span><text:span text:style-name="T54">find ( ) </text:span><text:span text:style-name="T4">method returns the value of the first element that passes a test function.</text:span></text:p>
      <text:p text:style-name="P9"><text:span text:style-name="T4">Function takes 3 arguments : The item value, The item index and The array itself.</text:span></text:p>
      <text:p text:style-name="P33"/>
      <text:p text:style-name="P9"><text:span text:style-name="T4">Ex: </text:span></text:p>
      <text:p text:style-name="P81"/>
      <text:p text:style-name="P9"><text:span text:style-name="T4">&lt;script&gt;</text:span></text:p>
      <text:p text:style-name="P9"><text:span text:style-name="T4">const numbers = [4, 9, 16, 25, 29];</text:span></text:p>
      <text:p text:style-name="P9"><text:span text:style-name="T4">let first = numbers.find(myFunction);</text:span></text:p>
      <text:p text:style-name="P81"/>
      <text:p text:style-name="P9"><text:span text:style-name="T4">document.getElementById("demo").innerHTML = "First number over 18 is " + first;</text:span></text:p>
      <text:p text:style-name="P81"/>
      <text:p text:style-name="P9"><text:span text:style-name="T4">function myFunction(value, index, array) {</text:span></text:p>
      <text:p text:style-name="P9"><text:span text:style-name="T4"><text:s text:c="2"/>return value &gt; 18;</text:span></text:p>
      <text:p text:style-name="P9"><text:span text:style-name="T4">}</text:span></text:p>
      <text:p text:style-name="P9"><text:span text:style-name="T4">&lt;/script&gt;</text:span></text:p>
      <text:p text:style-name="P81"/>
      <text:p text:style-name="P9"><text:span text:style-name="T4">Result : First number over 18 is 25</text:span></text:p>
      <text:p text:style-name="P81"/>
      <text:p text:style-name="P81"/>
      <text:p text:style-name="P9"><text:span text:style-name="T4">15.8.11 Array.</text:span><text:span text:style-name="T5">findIndex ( )</text:span></text:p>
      <text:p text:style-name="P81"/>
      <text:p text:style-name="P9"><text:span text:style-name="T4">The </text:span><text:span text:style-name="T54">findIndex ( ) </text:span><text:span text:style-name="T4">method returns the index of the first element of the array that passes a test function.</text:span></text:p>
      <text:p text:style-name="P9"><text:span text:style-name="T4">Function takes 3 arguments : The item value, The item index and The array itself.</text:span></text:p>
      <text:p text:style-name="P81"/>
      <text:p text:style-name="P9"><text:span text:style-name="T4">Ex:</text:span></text:p>
      <text:p text:style-name="P81"/>
      <text:p text:style-name="P9"><text:span text:style-name="T4">&lt;script&gt;</text:span></text:p>
      <text:p text:style-name="P9"><text:span text:style-name="T4">const numbers = [4, 9, 16, 25, 29];</text:span></text:p>
      <text:p text:style-name="P81"/>
      <text:p text:style-name="P9"><text:span text:style-name="T4">document.getElementById("demo").innerHTML = "First number over 18 has index " + numbers.findIndex(myFunction);</text:span></text:p>
      <text:p text:style-name="P81"/>
      <text:p text:style-name="P9"><text:span text:style-name="T4">function myFunction(value, index, array) {</text:span></text:p>
      <text:p text:style-name="P9"><text:span text:style-name="T4"><text:s text:c="2"/>return value &gt; 18;</text:span></text:p>
      <text:p text:style-name="P9"><text:span text:style-name="T4">}</text:span></text:p>
      <text:p text:style-name="P9"><text:span text:style-name="T4">&lt;/script&gt;</text:span></text:p>
      <text:p text:style-name="P81"/>
      <text:p text:style-name="P9"><text:span text:style-name="T4">Result : First number over 18 has index 3</text:span></text:p>
      <text:p text:style-name="P81"/>
      <text:p text:style-name="P9"><text:span text:style-name="T4">15.8.12 Array </text:span><text:span text:style-name="T5">Const</text:span></text:p>
      <text:p text:style-name="P81"/>
      <text:p text:style-name="P9"><text:span text:style-name="T4">It is a common practice to declare arrays using </text:span><text:span text:style-name="T9">const</text:span><text:span text:style-name="T4">. An array declared with </text:span><text:span text:style-name="T9">const</text:span><text:span text:style-name="T4"><text:s/>can not be reassigned.</text:span></text:p>
      <text:p text:style-name="P9"><text:span text:style-name="T4">It does NOT define a constant array. It defines a constant reference to an array. Because of this, we can still change the elements of a constant array.</text:span></text:p>
      <text:p text:style-name="P81"/>
      <text:p text:style-name="P81"/>
      <text:p text:style-name="P9"><text:span text:style-name="T4">We can change the elements of a constant array.</text:span></text:p>
      <text:p text:style-name="P81"/>
      <text:p text:style-name="P9"><text:span text:style-name="T4">Ex :</text:span></text:p>
      <text:p text:style-name="P81"/>
      <text:p text:style-name="P9"><text:span text:style-name="T4">&lt;p id="demo"&gt;&lt;/p&gt;</text:span></text:p>
      <text:p text:style-name="P81"/>
      <text:p text:style-name="P9"><text:span text:style-name="T4">&lt;script&gt;</text:span></text:p>
      <text:p text:style-name="P91"><text:span text:style-name="T4">// Create an Array:</text:span></text:p>
      <text:p text:style-name="P9"><text:span text:style-name="T4">const cars = ["Saab", "Volvo", "BMW"];</text:span></text:p>
      <text:p text:style-name="P81"/>
      <text:p text:style-name="P91"><text:span text:style-name="T4">// Change an element:</text:span></text:p>
      <text:p text:style-name="P9"><text:span text:style-name="T4">cars[0] = "Toyota";</text:span></text:p>
      <text:p text:style-name="P81"/>
      <text:p text:style-name="P91"><text:span text:style-name="T4">// Add an element:</text:span></text:p>
      <text:p text:style-name="P9"><text:span text:style-name="T4">cars.push("Audi");</text:span></text:p>
      <text:p text:style-name="P81"/>
      <text:p text:style-name="P91"><text:span text:style-name="T4">// Display the Array:</text:span></text:p>
      <text:p text:style-name="P9"><text:span text:style-name="T4">document.getElementById("demo").innerHTML = cars; </text:span></text:p>
      <text:p text:style-name="P9"><text:span text:style-name="T4">&lt;/script&gt;</text:span></text:p>
      <text:p text:style-name="P9"><text:span text:style-name="T4">Result : Toyota,Volvo,BMW,Audi</text:span></text:p>
      <text:p text:style-name="P81"/>
      <text:p text:style-name="P9"><text:span text:style-name="T5">15.8.13 Assigned when Declared</text:span></text:p>
      <text:p text:style-name="P81"/>
      <text:p text:style-name="P17"><text:span text:style-name="T4">JavaScript </text:span><text:span text:style-name="T8">const </text:span><text:span text:style-name="T4">variables must be assigned a value when they are declared:</text:span></text:p>
      <text:p text:style-name="P17"><text:span text:style-name="T4">Meaning: An arrays declared with </text:span><text:span text:style-name="T8">const </text:span><text:span text:style-name="T4">must be initialized when it is declared.</text:span></text:p>
      <text:p text:style-name="P17"><text:span text:style-name="T4">Using </text:span><text:span text:style-name="T8">const </text:span><text:span text:style-name="T4">without initializing the array is a syntax error:</text:span></text:p>
      <text:p text:style-name="P9"><text:span text:style-name="T11">const </text:span><text:span text:style-name="T4">cars ;<text:line-break/>cars = [</text:span><text:span text:style-name="T12">"Saab"</text:span><text:span text:style-name="T4">, </text:span><text:span text:style-name="T12">"Volvo"</text:span><text:span text:style-name="T4">, </text:span><text:span text:style-name="T12">"BMW"</text:span><text:span text:style-name="T4">];</text:span></text:p>
      <text:p text:style-name="P81"/>
      <text:p text:style-name="P9"><text:span text:style-name="T4">This will give an error</text:span></text:p>
      <text:p text:style-name="P81"/>
      <text:p text:style-name="P9"><text:span text:style-name="T4">Arrays declared with var can be initialized at any time.</text:span></text:p>
      <text:p text:style-name="P9"><text:span text:style-name="T4">We can even use the array before it is declared.</text:span></text:p>
      <text:p text:style-name="P81"/>
      <text:p text:style-name="P9"><text:span text:style-name="T4">Ex: </text:span></text:p>
      <text:p text:style-name="P81"/>
      <text:p text:style-name="P9"><text:span text:style-name="T4">&lt;script&gt;</text:span></text:p>
      <text:p text:style-name="P81"/>
      <text:p text:style-name="P9"><text:span text:style-name="T4">cars = ["Saab", "Volvo", "BMW"];</text:span></text:p>
      <text:p text:style-name="P9"><text:span text:style-name="T4">var cars;</text:span></text:p>
      <text:p text:style-name="P81"/>
      <text:p text:style-name="P9"><text:span text:style-name="T4">document.getElementById("demo").innerHTML = cars[0];</text:span></text:p>
      <text:p text:style-name="P81"/>
      <text:p text:style-name="P9"><text:span text:style-name="T4">&lt;/script&gt;</text:span></text:p>
      <text:p text:style-name="P81"/>
      <text:p text:style-name="P9"><text:span text:style-name="T4">Result : Saab</text:span></text:p>
      <text:p text:style-name="P9"><text:span text:style-name="T5">----------------------</text:span></text:p>
      <text:p text:style-name="P81"/>
      <text:p text:style-name="P9"><text:span text:style-name="T4">An array declared with </text:span><text:span text:style-name="T26">const</text:span><text:span text:style-name="T5"><text:s/></text:span><text:span text:style-name="T4">have a</text:span><text:span text:style-name="T5"><text:s/>block scope. </text:span><text:span text:style-name="T4">An array declared in a block is not the same as an array declared outside the block.</text:span></text:p>
      <text:p text:style-name="P81"/>
      <text:p text:style-name="P28"><text:span text:style-name="T11">const </text:span><text:span text:style-name="T14">cars = [</text:span><text:span text:style-name="T12">"Saab"</text:span><text:span text:style-name="T14">, </text:span><text:span text:style-name="T12">"Volvo"</text:span><text:span text:style-name="T14">, </text:span><text:span text:style-name="T12">"BMW"</text:span><text:span text:style-name="T14">];<text:line-break/></text:span><text:span text:style-name="T4">// Here cars[0] is "Saab"<text:line-break/></text:span><text:span text:style-name="T14">{<text:line-break/><text:s text:c="2"/></text:span><text:span text:style-name="T11">const </text:span><text:span text:style-name="T14">cars = [</text:span><text:span text:style-name="T12">"Toyota"</text:span><text:span text:style-name="T14">, </text:span><text:span text:style-name="T12">"Volvo"</text:span><text:span text:style-name="T14">, </text:span><text:span text:style-name="T12">"BMW"</text:span><text:span text:style-name="T14">];<text:line-break/><text:s/></text:span><text:span text:style-name="T4">// Here cars[0] is "Toyota"<text:line-break/></text:span><text:span text:style-name="T14">}<text:line-break/></text:span><text:span text:style-name="T4">// Here cars[0] is </text:span><text:span text:style-name="T5">"Saab"</text:span></text:p>
      <text:p text:style-name="P81"/>
      <text:p text:style-name="P9"><text:span text:style-name="T4">An array declared with </text:span><text:span text:style-name="T9">var</text:span><text:span text:style-name="T4"><text:s/>does not have a block scope.</text:span></text:p>
      <text:p text:style-name="P28"><text:span text:style-name="T11">const </text:span><text:span text:style-name="T14">cars = [</text:span><text:span text:style-name="T12">"Saab"</text:span><text:span text:style-name="T14">, </text:span><text:span text:style-name="T12">"Volvo"</text:span><text:span text:style-name="T14">, </text:span><text:span text:style-name="T12">"BMW"</text:span><text:span text:style-name="T14">];<text:line-break/></text:span><text:span text:style-name="T4">// Here cars[0] is "Saab"<text:line-break/></text:span><text:span text:style-name="T14">{<text:line-break/><text:s text:c="2"/></text:span><text:span text:style-name="T11">const </text:span><text:span text:style-name="T14">cars = [</text:span><text:span text:style-name="T12">"Toyota"</text:span><text:span text:style-name="T14">, </text:span><text:span text:style-name="T12">"Volvo"</text:span><text:span text:style-name="T14">, </text:span><text:span text:style-name="T12">"BMW"</text:span><text:span text:style-name="T14">];<text:line-break/><text:s/></text:span><text:span text:style-name="T4">// Here cars[0] is "Toyota"<text:line-break/></text:span><text:span text:style-name="T14">}<text:line-break/></text:span><text:span text:style-name="T4">// Here cars[0] is </text:span><text:span text:style-name="T5">"Toyota"</text:span></text:p>
      <text:p text:style-name="P81"/>
      <text:p text:style-name="P9"><text:span text:style-name="T4">15.8.14 Redeclaring Arrays</text:span></text:p>
      <text:p text:style-name="P81"/>
      <text:p text:style-name="P9"><text:span text:style-name="T4">Redeclaring an array with </text:span><text:span text:style-name="T9">var</text:span><text:span text:style-name="T4"><text:s/>is allowed anywhere in a program :</text:span></text:p>
      <text:p text:style-name="P81"/>
      <text:p text:style-name="P9"><text:span text:style-name="T70">var</text:span><text:span text:style-name="T4"><text:s/>cars = [“Volvo”, “BMW”]; <text:s text:c="23"/></text:span><text:span text:style-name="T72"><text:s text:c="2"/>// Allowed</text:span></text:p>
      <text:p text:style-name="P9"><text:span text:style-name="T70">var</text:span><text:span text:style-name="T4"><text:s/>cars = [“Toyota”, “BMW”]; <text:s text:c="22"/></text:span><text:span text:style-name="T72"><text:s/>// Allowed</text:span></text:p>
      <text:p text:style-name="P9"><text:span text:style-name="T4">cars = [“Volvo”, “Saab”]; <text:s text:c="31"/></text:span><text:span text:style-name="T72"><text:s text:c="2"/>// Allowed</text:span></text:p>
      <text:p text:style-name="P81"/>
      <text:p text:style-name="P9"><text:span text:style-name="T4">Redeclaring or reassigning an array to </text:span><text:span text:style-name="T9">const</text:span><text:span text:style-name="T4">, in the same scope, or in the same block, is not allowed :</text:span></text:p>
      <text:p text:style-name="P81"/>
      <text:p text:style-name="P9"><text:span text:style-name="T70">var</text:span><text:span text:style-name="T4"><text:s/>cars = [“Volvo”, “BMW”]; <text:s text:c="23"/></text:span><text:span text:style-name="T72"><text:s text:c="2"/>// Allowed</text:span></text:p>
      <text:p text:style-name="P9"><text:span text:style-name="T70">const</text:span><text:span text:style-name="T4"><text:s/>cars = <text:s/>[“Volvo”, “BMW”]; <text:s text:c="18"/></text:span><text:span text:style-name="T72"><text:s text:c="2"/>// Not Allowed</text:span></text:p>
      <text:p text:style-name="P9"><text:span text:style-name="T4">{</text:span></text:p>
      <text:p text:style-name="P9"><text:span text:style-name="T70">var</text:span><text:span text:style-name="T4"><text:s/>cars = [“Volvo”, “BMW”]; <text:s text:c="23"/></text:span><text:span text:style-name="T72"><text:s text:c="2"/>// Allowed</text:span></text:p>
      <text:p text:style-name="P9"><text:span text:style-name="T70">const</text:span><text:span text:style-name="T4"><text:s/>cars = <text:s/>[“Volvo”, “BMW”]; <text:s text:c="18"/></text:span><text:span text:style-name="T72"><text:s text:c="2"/>// Not Allowed</text:span></text:p>
      <text:p text:style-name="P9"><text:span text:style-name="T4">}</text:span></text:p>
      <text:p text:style-name="P81"/>
      <text:p text:style-name="P9"><text:span text:style-name="T4">Redeclaring or reassigning an existing </text:span><text:span text:style-name="T9">const</text:span><text:span text:style-name="T8"><text:s/></text:span><text:span text:style-name="T4">array, in the same scope, or in the same block, is not allowed:</text:span></text:p>
      <text:p text:style-name="P81"/>
      <text:p text:style-name="P9"><text:span text:style-name="T70">const</text:span><text:span text:style-name="T4"><text:s/>cars = [“Volvo”, “BMW”]; <text:s text:c="23"/></text:span><text:span text:style-name="T72"><text:s text:c="2"/>// Allowed</text:span></text:p>
      <text:p text:style-name="P9"><text:span text:style-name="T70">const</text:span><text:span text:style-name="T4"><text:s/>cars = <text:s/>[“Volvo”, “BMW”]; <text:s text:c="21"/></text:span><text:span text:style-name="T72"><text:s text:c="2"/>// Not Allowed</text:span></text:p>
      <text:p text:style-name="P9"><text:span text:style-name="T70">var</text:span><text:span text:style-name="T4"><text:s/>cars = [“Volvo”, “BMW”]; <text:s text:c="25"/></text:span><text:span text:style-name="T72"><text:s text:c="2"/>// Not Allowed</text:span></text:p>
      <text:p text:style-name="P9"><text:span text:style-name="T4">cars = <text:s/>[“Volvo”, “BMW”]; <text:s text:c="30"/></text:span><text:span text:style-name="T72"><text:s text:c="2"/>// Not Allowed</text:span></text:p>
      <text:p text:style-name="P81"/>
      <text:p text:style-name="P9"><text:span text:style-name="T4">{</text:span></text:p>
      <text:p text:style-name="P9"><text:span text:style-name="T70">const</text:span><text:span text:style-name="T4"><text:s/>cars = [“Volvo”, “BMW”]; <text:s text:c="23"/></text:span><text:span text:style-name="T72"><text:s text:c="2"/>// Allowed</text:span></text:p>
      <text:p text:style-name="P9"><text:span text:style-name="T70">const</text:span><text:span text:style-name="T4"><text:s/>cars = <text:s/>[“Volvo”, “BMW”]; <text:s text:c="21"/></text:span><text:span text:style-name="T72"><text:s text:c="2"/>// Not Allowed</text:span></text:p>
      <text:p text:style-name="P9"><text:span text:style-name="T70">var</text:span><text:span text:style-name="T4"><text:s/>cars = [“Volvo”, “BMW”]; <text:s text:c="25"/></text:span><text:span text:style-name="T72"><text:s text:c="2"/>// Not Allowed</text:span></text:p>
      <text:p text:style-name="P9"><text:span text:style-name="T4">cars = <text:s/>[“Volvo”, “BMW”]; <text:s text:c="30"/></text:span><text:span text:style-name="T72"><text:s text:c="2"/>// Not Allowed</text:span></text:p>
      <text:p text:style-name="P9"><text:span text:style-name="T4">}</text:span></text:p>
      <text:p text:style-name="P81"/>
      <text:p text:style-name="P9"><text:span text:style-name="T4">Redeclaring an array with const, in another scope, or in another block, is allowed :</text:span></text:p>
      <text:p text:style-name="P81"/>
      <text:p text:style-name="P9"><text:span text:style-name="T70">const</text:span><text:span text:style-name="T4"><text:s/>cars = [“Volvo”, “BMW”]; <text:s text:c="23"/></text:span><text:span text:style-name="T72"><text:s text:c="2"/>// Allowed</text:span></text:p>
      <text:p text:style-name="P18"><text:span text:style-name="T4">{</text:span></text:p>
      <text:p text:style-name="P9"><text:span text:style-name="T70">const</text:span><text:span text:style-name="T4"><text:s/>cars = [“Volvo”, “BMW”]; <text:s text:c="23"/></text:span><text:span text:style-name="T72"><text:s text:c="2"/>// Allowed</text:span></text:p>
      <text:p text:style-name="P18"><text:span text:style-name="T4">}</text:span></text:p>
      <text:p text:style-name="P18"><text:span text:style-name="T4">{</text:span></text:p>
      <text:p text:style-name="P9"><text:span text:style-name="T70">const</text:span><text:span text:style-name="T4"><text:s/>cars = [“Volvo”, “BMW”]; <text:s text:c="23"/></text:span><text:span text:style-name="T72"><text:s text:c="2"/>// Allowed</text:span></text:p>
      <text:p text:style-name="P18"><text:span text:style-name="T4">}</text:span></text:p>
      <text:p text:style-name="P81"/>
      <text:p text:style-name="P81"/>
      <text:p text:style-name="P81"/>
      <text:p text:style-name="P9"><text:span text:style-name="T4">JS Array Reference : <text:s/></text:span><text:a xlink:type="simple" xlink:href="https://www.w3schools.com/jsref/jsref_obj_array.asp"><text:span text:style-name="T4">https://www.w3schools.com/jsref/jsref_obj_array.asp</text:span></text:a></text:p>
      <text:p text:style-name="P81"/>
      <text:p text:style-name="P10"><text:span text:style-name="T5">Array Properties </text:span></text:p>
      <text:p text:style-name="P81"/>
      <table:table table:name="Table14" table:style-name="Table1">
        <table:table-column table:style-name="TableColumn1"/>
        <table:table-column table:style-name="TableColumn1"/>
        <table:table-row>
          <table:table-cell table:style-name="TableCell1">
            <text:p text:style-name="P1"><text:span text:style-name="T7">Property</text:span></text:p>
          </table:table-cell>
          <table:table-cell table:style-name="TableCell1">
            <text:p text:style-name="P1"><text:span text:style-name="T7">Description</text:span></text:p>
          </table:table-cell>
        </table:table-row>
        <table:table-row>
          <table:table-cell table:style-name="TableCell1">
            <text:p text:style-name="P1"><text:a xlink:type="simple" xlink:href="https://www.w3schools.com/jsref/jsref_constructor_array.asp">constructor</text:a></text:p>
          </table:table-cell>
          <table:table-cell table:style-name="TableCell1">
            <text:p text:style-name="P1">Returns the function that created the Array object's prototype</text:p>
          </table:table-cell>
        </table:table-row>
        <table:table-row>
          <table:table-cell table:style-name="TableCell1">
            <text:p text:style-name="P1"><text:a xlink:type="simple" xlink:href="https://www.w3schools.com/jsref/jsref_length_array.asp">length</text:a></text:p>
          </table:table-cell>
          <table:table-cell table:style-name="TableCell1">
            <text:p text:style-name="P1">Sets or returns the number of elements in an array</text:p>
          </table:table-cell>
        </table:table-row>
        <table:table-row>
          <table:table-cell table:style-name="TableCell1">
            <text:p text:style-name="P1"><text:a xlink:type="simple" xlink:href="https://www.w3schools.com/jsref/jsref_prototype_array.asp">prototype</text:a></text:p>
          </table:table-cell>
          <table:table-cell table:style-name="TableCell1">
            <text:p text:style-name="P1">Allows you to add properties and methods to an Array object</text:p>
          </table:table-cell>
        </table:table-row>
      </table:table>
      <text:p text:style-name="P85"/>
      <text:p text:style-name="P101"><text:span text:style-name="T4">Array Methods </text:span></text:p>
      <text:p text:style-name="P64"/>
      <table:table table:name="Table15" table:style-name="Table1">
        <table:table-column table:style-name="TableColumn1"/>
        <table:table-column table:style-name="TableColumn1"/>
        <table:table-row>
          <table:table-cell table:style-name="TableCell1">
            <text:p text:style-name="P1"><text:span text:style-name="T7">Method</text:span></text:p>
          </table:table-cell>
          <table:table-cell table:style-name="TableCell1">
            <text:p text:style-name="P1"><text:span text:style-name="T7">Description</text:span></text:p>
          </table:table-cell>
        </table:table-row>
        <table:table-row>
          <table:table-cell table:style-name="TableCell1">
            <text:p text:style-name="P1"><text:a xlink:type="simple" xlink:href="https://www.w3schools.com/jsref/jsref_concat_array.asp">concat()</text:a></text:p>
          </table:table-cell>
          <table:table-cell table:style-name="TableCell1">
            <text:p text:style-name="P1">Joins two or more arrays, and returns a copy of the joined arrays</text:p>
          </table:table-cell>
        </table:table-row>
        <table:table-row>
          <table:table-cell table:style-name="TableCell1">
            <text:p text:style-name="P1"><text:a xlink:type="simple" xlink:href="https://www.w3schools.com/jsref/jsref_copywithin.asp">copyWithin()</text:a></text:p>
          </table:table-cell>
          <table:table-cell table:style-name="TableCell1">
            <text:p text:style-name="P1">Copies array elements within the array, to and from specified positions</text:p>
          </table:table-cell>
        </table:table-row>
        <table:table-row>
          <table:table-cell table:style-name="TableCell1">
            <text:p text:style-name="P1"><text:a xlink:type="simple" xlink:href="https://www.w3schools.com/jsref/jsref_entries.asp">entries()</text:a></text:p>
          </table:table-cell>
          <table:table-cell table:style-name="TableCell1">
            <text:p text:style-name="P1">Returns a key/value pair Array Iteration Object</text:p>
          </table:table-cell>
        </table:table-row>
        <table:table-row>
          <table:table-cell table:style-name="TableCell1">
            <text:p text:style-name="P1"><text:a xlink:type="simple" xlink:href="https://www.w3schools.com/jsref/jsref_every.asp">every()</text:a></text:p>
          </table:table-cell>
          <table:table-cell table:style-name="TableCell1">
            <text:p text:style-name="P1">Checks if every element in an array pass a test</text:p>
          </table:table-cell>
        </table:table-row>
        <table:table-row>
          <table:table-cell table:style-name="TableCell1">
            <text:p text:style-name="P1"><text:a xlink:type="simple" xlink:href="https://www.w3schools.com/jsref/jsref_fill.asp">fill()</text:a></text:p>
          </table:table-cell>
          <table:table-cell table:style-name="TableCell1">
            <text:p text:style-name="P1">Fill the elements in an array with a static value</text:p>
          </table:table-cell>
        </table:table-row>
        <table:table-row>
          <table:table-cell table:style-name="TableCell1">
            <text:p text:style-name="P1"><text:a xlink:type="simple" xlink:href="https://www.w3schools.com/jsref/jsref_filter.asp">filter()</text:a></text:p>
          </table:table-cell>
          <table:table-cell table:style-name="TableCell1">
            <text:p text:style-name="P1">Creates a new array with every element in an array that pass a test</text:p>
          </table:table-cell>
        </table:table-row>
        <table:table-row>
          <table:table-cell table:style-name="TableCell1">
            <text:p text:style-name="P1"><text:a xlink:type="simple" xlink:href="https://www.w3schools.com/jsref/jsref_find.asp">find()</text:a></text:p>
          </table:table-cell>
          <table:table-cell table:style-name="TableCell1">
            <text:p text:style-name="P1">Returns the value of the first element in an array that pass a test</text:p>
          </table:table-cell>
        </table:table-row>
        <table:table-row>
          <table:table-cell table:style-name="TableCell1">
            <text:p text:style-name="P1"><text:a xlink:type="simple" xlink:href="https://www.w3schools.com/jsref/jsref_findindex.asp">findIndex()</text:a></text:p>
          </table:table-cell>
          <table:table-cell table:style-name="TableCell1">
            <text:p text:style-name="P1">Returns the index of the first element in an array that pass a test</text:p>
          </table:table-cell>
        </table:table-row>
        <table:table-row>
          <table:table-cell table:style-name="TableCell1">
            <text:p text:style-name="P1"><text:a xlink:type="simple" xlink:href="https://www.w3schools.com/jsref/jsref_foreach.asp">forEach()</text:a></text:p>
          </table:table-cell>
          <table:table-cell table:style-name="TableCell1">
            <text:p text:style-name="P1">Calls a function for each array element</text:p>
          </table:table-cell>
        </table:table-row>
        <table:table-row>
          <table:table-cell table:style-name="TableCell1">
            <text:p text:style-name="P1"><text:a xlink:type="simple" xlink:href="https://www.w3schools.com/jsref/jsref_from.asp">from()</text:a></text:p>
          </table:table-cell>
          <table:table-cell table:style-name="TableCell1">
            <text:p text:style-name="P1">Creates an array from an object</text:p>
          </table:table-cell>
        </table:table-row>
        <table:table-row>
          <table:table-cell table:style-name="TableCell1">
            <text:p text:style-name="P1"><text:a xlink:type="simple" xlink:href="https://www.w3schools.com/jsref/jsref_includes_array.asp">includes()</text:a></text:p>
          </table:table-cell>
          <table:table-cell table:style-name="TableCell1">
            <text:p text:style-name="P1">Check if an array contains the specified element</text:p>
          </table:table-cell>
        </table:table-row>
        <table:table-row>
          <table:table-cell table:style-name="TableCell1">
            <text:p text:style-name="P1"><text:a xlink:type="simple" xlink:href="https://www.w3schools.com/jsref/jsref_indexof_array.asp">indexOf()</text:a></text:p>
          </table:table-cell>
          <table:table-cell table:style-name="TableCell1">
            <text:p text:style-name="P1">Search the array for an element and returns its position</text:p>
          </table:table-cell>
        </table:table-row>
        <table:table-row>
          <table:table-cell table:style-name="TableCell1">
            <text:p text:style-name="P1"><text:a xlink:type="simple" xlink:href="https://www.w3schools.com/jsref/jsref_isarray.asp">isArray()</text:a></text:p>
          </table:table-cell>
          <table:table-cell table:style-name="TableCell1">
            <text:p text:style-name="P1">Checks whether an object is an array</text:p>
          </table:table-cell>
        </table:table-row>
        <table:table-row>
          <table:table-cell table:style-name="TableCell1">
            <text:p text:style-name="P1"><text:a xlink:type="simple" xlink:href="https://www.w3schools.com/jsref/jsref_join.asp">join()</text:a></text:p>
          </table:table-cell>
          <table:table-cell table:style-name="TableCell1">
            <text:p text:style-name="P1">Joins all elements of an array into a string</text:p>
          </table:table-cell>
        </table:table-row>
        <table:table-row>
          <table:table-cell table:style-name="TableCell1">
            <text:p text:style-name="P1"><text:a xlink:type="simple" xlink:href="https://www.w3schools.com/jsref/jsref_keys.asp">keys()</text:a></text:p>
          </table:table-cell>
          <table:table-cell table:style-name="TableCell1">
            <text:p text:style-name="P1">Returns an Array Iteration Object, containing the keys of the original array</text:p>
          </table:table-cell>
        </table:table-row>
        <table:table-row>
          <table:table-cell table:style-name="TableCell1">
            <text:p text:style-name="P1"><text:a xlink:type="simple" xlink:href="https://www.w3schools.com/jsref/jsref_lastindexof_array.asp">lastIndexOf()</text:a></text:p>
          </table:table-cell>
          <table:table-cell table:style-name="TableCell1">
            <text:p text:style-name="P1">Search the array for an element, starting at the end, and returns its position</text:p>
          </table:table-cell>
        </table:table-row>
        <table:table-row>
          <table:table-cell table:style-name="TableCell1">
            <text:p text:style-name="P1"><text:a xlink:type="simple" xlink:href="https://www.w3schools.com/jsref/jsref_map.asp">map()</text:a></text:p>
          </table:table-cell>
          <table:table-cell table:style-name="TableCell1">
            <text:p text:style-name="P1">Creates a new array with the result of calling a function for each array element</text:p>
          </table:table-cell>
        </table:table-row>
        <table:table-row>
          <table:table-cell table:style-name="TableCell1">
            <text:p text:style-name="P1"><text:a xlink:type="simple" xlink:href="https://www.w3schools.com/jsref/jsref_pop.asp">pop()</text:a></text:p>
          </table:table-cell>
          <table:table-cell table:style-name="TableCell1">
            <text:p text:style-name="P1">Removes the last element of an array, and returns that element</text:p>
          </table:table-cell>
        </table:table-row>
        <table:table-row>
          <table:table-cell table:style-name="TableCell1">
            <text:p text:style-name="P1"><text:a xlink:type="simple" xlink:href="https://www.w3schools.com/jsref/jsref_push.asp">push()</text:a></text:p>
          </table:table-cell>
          <table:table-cell table:style-name="TableCell1">
            <text:p text:style-name="P1">Adds new elements to the end of an array, and returns the new length</text:p>
          </table:table-cell>
        </table:table-row>
        <table:table-row>
          <table:table-cell table:style-name="TableCell1">
            <text:p text:style-name="P1"><text:a xlink:type="simple" xlink:href="https://www.w3schools.com/jsref/jsref_reduce.asp">reduce()</text:a></text:p>
          </table:table-cell>
          <table:table-cell table:style-name="TableCell1">
            <text:p text:style-name="P1">`Reduce the values of an array to a single value (going left-to-right)</text:p>
          </table:table-cell>
        </table:table-row>
        <table:table-row>
          <table:table-cell table:style-name="TableCell1">
            <text:p text:style-name="P1"><text:a xlink:type="simple" xlink:href="https://www.w3schools.com/jsref/jsref_reduceright.asp">reduceRight()</text:a></text:p>
          </table:table-cell>
          <table:table-cell table:style-name="TableCell1">
            <text:p text:style-name="P1">Reduce the values of an array to a single value (going right-to-left)</text:p>
          </table:table-cell>
        </table:table-row>
        <table:table-row>
          <table:table-cell table:style-name="TableCell1">
            <text:p text:style-name="P1"><text:a xlink:type="simple" xlink:href="https://www.w3schools.com/jsref/jsref_reverse.asp">reverse()</text:a></text:p>
          </table:table-cell>
          <table:table-cell table:style-name="TableCell1">
            <text:p text:style-name="P1">Reverses the order of the elements in an array</text:p>
          </table:table-cell>
        </table:table-row>
        <table:table-row>
          <table:table-cell table:style-name="TableCell1">
            <text:p text:style-name="P1"><text:a xlink:type="simple" xlink:href="https://www.w3schools.com/jsref/jsref_shift.asp">shift()</text:a></text:p>
          </table:table-cell>
          <table:table-cell table:style-name="TableCell1">
            <text:p text:style-name="P1">Removes the first element of an array, and returns that element</text:p>
          </table:table-cell>
        </table:table-row>
        <table:table-row>
          <table:table-cell table:style-name="TableCell1">
            <text:p text:style-name="P1"><text:a xlink:type="simple" xlink:href="https://www.w3schools.com/jsref/jsref_slice_array.asp">slice()</text:a></text:p>
          </table:table-cell>
          <table:table-cell table:style-name="TableCell1">
            <text:p text:style-name="P1">Selects a part of an array, and returns the new array</text:p>
          </table:table-cell>
        </table:table-row>
        <table:table-row>
          <table:table-cell table:style-name="TableCell1">
            <text:p text:style-name="P1"><text:a xlink:type="simple" xlink:href="https://www.w3schools.com/jsref/jsref_some.asp">some()</text:a></text:p>
          </table:table-cell>
          <table:table-cell table:style-name="TableCell1">
            <text:p text:style-name="P1">Checks if any of the elements in an array pass a test</text:p>
          </table:table-cell>
        </table:table-row>
        <table:table-row>
          <table:table-cell table:style-name="TableCell1">
            <text:p text:style-name="P1"><text:a xlink:type="simple" xlink:href="https://www.w3schools.com/jsref/jsref_sort.asp">sort()</text:a></text:p>
          </table:table-cell>
          <table:table-cell table:style-name="TableCell1">
            <text:p text:style-name="P1">Sorts the elements of an array</text:p>
          </table:table-cell>
        </table:table-row>
        <table:table-row>
          <table:table-cell table:style-name="TableCell1">
            <text:p text:style-name="P1"><text:a xlink:type="simple" xlink:href="https://www.w3schools.com/jsref/jsref_splice.asp">splice()</text:a></text:p>
          </table:table-cell>
          <table:table-cell table:style-name="TableCell1">
            <text:p text:style-name="P1">Adds/Removes elements from an array</text:p>
          </table:table-cell>
        </table:table-row>
        <table:table-row>
          <table:table-cell table:style-name="TableCell1">
            <text:p text:style-name="P1"><text:a xlink:type="simple" xlink:href="https://www.w3schools.com/jsref/jsref_tostring_array.asp">toString()</text:a></text:p>
          </table:table-cell>
          <table:table-cell table:style-name="TableCell1">
            <text:p text:style-name="P1">Converts an array to a string, and returns the result</text:p>
          </table:table-cell>
        </table:table-row>
        <table:table-row>
          <table:table-cell table:style-name="TableCell1">
            <text:p text:style-name="P1"><text:a xlink:type="simple" xlink:href="https://www.w3schools.com/jsref/jsref_unshift.asp">unshift()</text:a></text:p>
          </table:table-cell>
          <table:table-cell table:style-name="TableCell1">
            <text:p text:style-name="P1">Adds new elements to the beginning of an array, and returns the new length</text:p>
          </table:table-cell>
        </table:table-row>
        <table:table-row>
          <table:table-cell table:style-name="TableCell1">
            <text:p text:style-name="P1"><text:a xlink:type="simple" xlink:href="https://www.w3schools.com/jsref/jsref_valueof_array.asp">valueOf()</text:a></text:p>
          </table:table-cell>
          <table:table-cell table:style-name="TableCell1">
            <text:p text:style-name="P1">Returns the primitive value of an array</text:p>
          </table:table-cell>
        </table:table-row>
      </table:table>
      <text:p text:style-name="P64"/>
      <text:p text:style-name="P9"/>
      <text:p text:style-name="P5"><text:span text:style-name="T5">16. JS Date Objects </text:span></text:p>
      <text:p text:style-name="P9"/>
      <text:p text:style-name="P9"><text:a xlink:type="simple" xlink:href="https://www.w3schools.com/jsref/jsref_obj_date.asp"><text:span text:style-name="T4">https://www.w3schools.com/jsref/jsref_obj_date.asp</text:span></text:a></text:p>
      <text:p text:style-name="P9"/>
      <text:p text:style-name="P9"><text:span text:style-name="T4">JS Date objects let us work with dates. By default, JS will use the browsers time zone and displays a date as a full text string.</text:span></text:p>
      <text:p text:style-name="P9"/>
      <text:p text:style-name="P9"><text:span text:style-name="T4">&lt;script&gt;</text:span></text:p>
      <text:p text:style-name="P9"><text:span text:style-name="T4">const d = new Date();</text:span></text:p>
      <text:p text:style-name="P9"><text:span text:style-name="T4">document.getElementById("demo").innerHTML = d;</text:span></text:p>
      <text:p text:style-name="P9"><text:span text:style-name="T4">&lt;/script&gt;</text:span></text:p>
      <text:p text:style-name="P9"/>
      <text:p text:style-name="P9"><text:span text:style-name="T4">Result : </text:span></text:p>
      <text:p text:style-name="P9"/>
      <text:p text:style-name="P9"><text:span text:style-name="T4">Mon Jun 21 2021 08:55:19 GMT-0700 (Mountain Standard Time)</text:span></text:p>
      <text:p text:style-name="P81"/>
      <text:p text:style-name="P10"><text:span text:style-name="T4">16.1 Creating Date Objects </text:span></text:p>
      <text:p text:style-name="P9"/>
      <text:p text:style-name="P9"><text:span text:style-name="T4">Date objects are created with the </text:span><text:span text:style-name="T54">new Date ( ) </text:span><text:span text:style-name="T4">constructor. There are 4 ways to create a new date object :</text:span></text:p>
      <text:p text:style-name="P9"/>
      <text:p text:style-name="P9"><text:span text:style-name="T11">new </text:span><text:span text:style-name="T4">Date()<text:line-break/></text:span><text:span text:style-name="T11">new </text:span><text:span text:style-name="T4">Date(year, month, day, hours, minutes, seconds, milliseconds)<text:line-break/></text:span><text:span text:style-name="T11">new </text:span><text:span text:style-name="T4">Date(milliseconds)<text:line-break/></text:span><text:span text:style-name="T11">new </text:span><text:span text:style-name="T4">Date(date string)</text:span></text:p>
      <text:p text:style-name="P9"/>
      <text:p text:style-name="P9"><text:span text:style-name="T5">16.1.1 new</text:span><text:span text:style-name="T73"><text:s/></text:span><text:span text:style-name="T5">Date()</text:span></text:p>
      <text:p text:style-name="P9"/>
      <text:p text:style-name="P17"><text:span text:style-name="T8">new Date() </text:span><text:span text:style-name="T4">creates a new date object with the </text:span><text:span text:style-name="T5">current date and time</text:span><text:span text:style-name="T4">:</text:span></text:p>
      <text:p text:style-name="P102"><text:span text:style-name="T4">const d = new Date ( );</text:span></text:p>
      <text:p text:style-name="P102"><text:span text:style-name="T4">Data objects are static. The computer time is ticking, but data objects are not.</text:span></text:p>
      <text:p text:style-name="P103"><text:span text:style-name="T4">16.1.</text:span><text:span text:style-name="T5">2</text:span><text:span text:style-name="T4"><text:s/></text:span><text:span text:style-name="T5">new D</text:span><text:span text:style-name="T4">ate(</text:span><text:span text:style-name="T5">year, month, …. </text:span><text:span text:style-name="T4">)</text:span></text:p>
      <text:p text:style-name="P103"><text:span text:style-name="T54">new Date(year, month, …. ) </text:span><text:span text:style-name="T4">creates a new data object with a specific date and time. </text:span></text:p>
      <text:p text:style-name="P103"><text:span text:style-name="T4">7 numbers specify year, month, day, hour, minute, second, and millisecond (in that order):</text:span></text:p>
      <text:p text:style-name="P61"><text:span text:style-name="T4">const d = new Date(2021, 5, 21, 9, 11, 35, 0);</text:span></text:p>
      <text:p text:style-name="P103"><text:span text:style-name="T4">Result : Mon Jun 21 2021 9:11:35 GMT-0700 (Mountain Standard Time)</text:span></text:p>
      <text:p text:style-name="P9"/>
      <text:p text:style-name="P9"><text:span text:style-name="T5">Note</text:span><text:span text:style-name="T4"><text:s/>: JS counts months from 0 to 1. So, January is 0 and December is 11.</text:span></text:p>
      <text:p text:style-name="P9"/>
      <text:p text:style-name="P9"><text:span text:style-name="T4">6 numbers specify year, month, day, hour, minute, second.</text:span></text:p>
      <text:p text:style-name="P9"><text:span text:style-name="T4">5 numbers specify year, month, day, hour, minute.</text:span></text:p>
      <text:p text:style-name="P9"><text:span text:style-name="T4">4 numbers specify year, month, day, hour.</text:span></text:p>
      <text:p text:style-name="P9"><text:span text:style-name="T4">3 numbers specify year, month, day.</text:span></text:p>
      <text:p text:style-name="P9"><text:span text:style-name="T4">2 numbers specify year, month.</text:span></text:p>
      <text:p text:style-name="P9"/>
      <text:p text:style-name="P9"><text:span text:style-name="T5">Note :</text:span></text:p>
      <text:p text:style-name="P9"/>
      <text:p text:style-name="P9"><text:span text:style-name="T4">1. We can not omit month. If we supply only one parameter, it will be treated as milliseconds.</text:span></text:p>
      <text:p text:style-name="P9"><text:span text:style-name="T4">2. One and two digit years will be interpreted as 19xx.</text:span></text:p>
      <text:p text:style-name="P9"/>
      <text:p text:style-name="P9"><text:span text:style-name="T11">Const </text:span><text:span text:style-name="T4">d = </text:span><text:span text:style-name="T11">new </text:span><text:span text:style-name="T4">Date(</text:span><text:span text:style-name="T13">99</text:span><text:span text:style-name="T4">, </text:span><text:span text:style-name="T13">11</text:span><text:span text:style-name="T4">, </text:span><text:span text:style-name="T13">24</text:span><text:span text:style-name="T4">);</text:span></text:p>
      <text:p text:style-name="P9"/>
      <text:p text:style-name="P9"><text:span text:style-name="T4">The year will be : 1999</text:span></text:p>
      <text:p text:style-name="P9"/>
      <text:p text:style-name="P9"><text:span text:style-name="T4">16.1.3 new Date(dateString)</text:span></text:p>
      <text:p text:style-name="P9"/>
      <text:p text:style-name="P9"><text:span text:style-name="T54">new Date(dateString)</text:span><text:span text:style-name="T4"><text:s/>creates a new date object from a date string:</text:span></text:p>
      <text:p text:style-name="P9"/>
      <text:p text:style-name="P9"><text:span text:style-name="T4">Ex:</text:span></text:p>
      <text:p text:style-name="P9"/>
      <text:p text:style-name="P9"><text:span text:style-name="T4">&lt;script&gt;</text:span></text:p>
      <text:p text:style-name="P9"><text:span text:style-name="T4">const d = new Date("October 13, 2014 11:13:00");</text:span></text:p>
      <text:p text:style-name="P9"><text:span text:style-name="T4">document.getElementById("demo").innerHTML = d;</text:span></text:p>
      <text:p text:style-name="P9"><text:span text:style-name="T4">&lt;/script&gt;</text:span></text:p>
      <text:p text:style-name="P9"/>
      <text:p text:style-name="P9"><text:span text:style-name="T4">Result : Mon Oct 13 2014 11:13:00 GMT-0700 (Mountain Standard Time)</text:span></text:p>
      <text:p text:style-name="P9"/>
      <text:p text:style-name="P10"><text:span text:style-name="T4">16.2 Date Methods </text:span></text:p>
      <text:p text:style-name="P9"/>
      <text:p text:style-name="P9"><text:span text:style-name="T4">When a Date object is created, a number of methods allow us to operate it.</text:span></text:p>
      <text:p text:style-name="P9"><text:span text:style-name="T4">Date methods allow us to get and set the year, month, day, hour, minute, second and millisecond of date objects, using either local time or UTC (universal or GMT) TIME.</text:span></text:p>
      <text:p text:style-name="P9"/>
      <text:p text:style-name="P9"><text:span text:style-name="T4">-----------------</text:span></text:p>
      <text:p text:style-name="P9"/>
      <text:p text:style-name="P9"><text:span text:style-name="T4">When we display an object in HTML, it is automatically converted to a string, with the </text:span><text:span text:style-name="T54">toString ()</text:span><text:span text:style-name="T4"><text:s/>method.</text:span></text:p>
      <text:p text:style-name="P9"/>
      <text:p text:style-name="P9"><text:span text:style-name="T11">Const </text:span><text:span text:style-name="T4">d = </text:span><text:span text:style-name="T11">new </text:span><text:span text:style-name="T4">Date();<text:line-break/>document.getElementById(</text:span><text:span text:style-name="T12">"demo"</text:span><text:span text:style-name="T4">).innerHTML = d.toString();</text:span></text:p>
      <text:p text:style-name="P9"/>
      <text:p text:style-name="P9"><text:span text:style-name="T4">Result : Mon Jun 21 2021 14:08:14 GMT-0700 (Mountain Standard Time)</text:span></text:p>
      <text:p text:style-name="P9"/>
      <text:p text:style-name="P9"><text:span text:style-name="T4">------------------</text:span></text:p>
      <text:p text:style-name="P9"/>
      <text:p text:style-name="P9"><text:span text:style-name="T4">The </text:span><text:span text:style-name="T8">toUTCString() </text:span><text:span text:style-name="T4">method converts a date to a UTC string (a date display standard).</text:span></text:p>
      <text:p text:style-name="P9"/>
      <text:p text:style-name="P9"/>
      <text:p text:style-name="P9"><text:span text:style-name="T11">Const </text:span><text:span text:style-name="T4">d = </text:span><text:span text:style-name="T11">new </text:span><text:span text:style-name="T4">Date();<text:line-break/>document.getElementById(</text:span><text:span text:style-name="T12">"demo"</text:span><text:span text:style-name="T4">).innerHTML = d.toUTCString();</text:span></text:p>
      <text:p text:style-name="P9"/>
      <text:p text:style-name="P9"><text:span text:style-name="T4">Result : Mon, 21 Jun 2021 21:08:54 GMT</text:span></text:p>
      <text:p text:style-name="P9"/>
      <text:p text:style-name="P9"><text:span text:style-name="T4">------------------</text:span></text:p>
      <text:p text:style-name="P9"/>
      <text:p text:style-name="P9"><text:span text:style-name="T4">The </text:span><text:span text:style-name="T8">toDateString() </text:span><text:span text:style-name="T4">method converts a date to a more readable format.</text:span></text:p>
      <text:p text:style-name="P9"/>
      <text:p text:style-name="P9"><text:span text:style-name="T11">Const </text:span><text:span text:style-name="T4">d = </text:span><text:span text:style-name="T11">new </text:span><text:span text:style-name="T4">Date();<text:line-break/>document.getElementById(</text:span><text:span text:style-name="T12">"demo"</text:span><text:span text:style-name="T4">).innerHTML = d.toDateString();</text:span></text:p>
      <text:p text:style-name="P9"/>
      <text:p text:style-name="P9"><text:span text:style-name="T4">Result : Mon Jun 21 2021</text:span></text:p>
      <text:p text:style-name="P9"/>
      <text:p text:style-name="P9"><text:span text:style-name="T4">-------------------</text:span></text:p>
      <text:p text:style-name="P9"/>
      <text:p text:style-name="P17"><text:span text:style-name="T4">The </text:span><text:span text:style-name="T8">toISOString() </text:span><text:span text:style-name="T4">method converts a date to a string, using the ISO standard format.</text:span></text:p>
      <text:p text:style-name="P102"><text:span text:style-name="T11">Const </text:span><text:span text:style-name="T4">d = </text:span><text:span text:style-name="T11">new </text:span><text:span text:style-name="T4">Date();<text:line-break/>document.getElementById(</text:span><text:span text:style-name="T12">"demo"</text:span><text:span text:style-name="T4">).innerHTML = d.toISOString();</text:span></text:p>
      <text:p text:style-name="P9"><text:span text:style-name="T4">Result : 2021-06-21T21:11:29.832Z</text:span></text:p>
      <text:p text:style-name="P9"/>
      <text:p text:style-name="P9"/>
      <text:p text:style-name="P5"><text:span text:style-name="T5">17. JS Date Formats </text:span></text:p>
      <text:p text:style-name="P9"/>
      <text:p text:style-name="P9"><text:a xlink:type="simple" xlink:href="https://www.w3schools.com/js/js_date_formats.asp"><text:span text:style-name="T4">https://www.w3schools.com/js/js_date_formats.asp</text:span></text:a></text:p>
      <text:p text:style-name="P9"/>
      <text:p text:style-name="P9"><text:span text:style-name="T54">Date.parse ( ) </text:span><text:span text:style-name="T4">method can be used to convert the date string into milliseconds. It will returns the number of milliseconds between the date and January 1, 1970.</text:span></text:p>
      <text:p text:style-name="P9"/>
      <text:p text:style-name="P9"><text:span text:style-name="T11">let</text:span><text:span text:style-name="T4"><text:s/>msec = Date.parse(</text:span><text:span text:style-name="T12">"March 21, 2012"</text:span><text:span text:style-name="T4">);<text:line-break/>document.getElementById(</text:span><text:span text:style-name="T12">"demo"</text:span><text:span text:style-name="T4">).innerHTML = msec;</text:span></text:p>
      <text:p text:style-name="P9"/>
      <text:p text:style-name="P9"><text:span text:style-name="T4">Result : <text:s/>1624258800000</text:span></text:p>
      <text:p text:style-name="P9"/>
      <text:p text:style-name="P9"><text:span text:style-name="T34">We can also use the number of milliseconds to convert it to a date object.</text:span></text:p>
      <text:p text:style-name="P9"/>
      <text:p text:style-name="P9"><text:span text:style-name="T11">Let </text:span><text:span text:style-name="T4">msec = Date.parse(</text:span><text:span text:style-name="T12">"March 21, 2012"</text:span><text:span text:style-name="T4">);<text:line-break/></text:span><text:span text:style-name="T11">const </text:span><text:span text:style-name="T4">d = </text:span><text:span text:style-name="T11">new </text:span><text:span text:style-name="T4">Date(msec);<text:line-break/>document.getElementById(</text:span><text:span text:style-name="T12">"demo"</text:span><text:span text:style-name="T4">).innerHTML = d;</text:span></text:p>
      <text:p text:style-name="P9"/>
      <text:p text:style-name="P9"><text:span text:style-name="T4">Result : Wed Mar 21 2012 00:00:00 GMT-0700 (Mountain Standard Time)</text:span></text:p>
      <text:p text:style-name="P9"/>
      <text:p text:style-name="P5"><text:span text:style-name="T5">18. JS Get Date Methods </text:span></text:p>
      <text:p text:style-name="P9"/>
      <text:p text:style-name="P9"><text:span text:style-name="T4">Below methods can be used for getting information from a date object:</text:span></text:p>
      <text:p text:style-name="P9"/>
      <table:table table:name="Table16" table:style-name="Table1">
        <table:table-column table:style-name="TableColumn1"/>
        <table:table-column table:style-name="TableColumn1"/>
        <table:table-column table:style-name="TableColumn1"/>
        <table:table-row>
          <table:table-cell table:style-name="TableCell1">
            <text:p text:style-name="P1"><text:span text:style-name="T7">Method</text:span></text:p>
          </table:table-cell>
          <table:table-cell table:style-name="TableCell1">
            <text:p text:style-name="P1"><text:span text:style-name="T7">Description</text:span></text:p>
          </table:table-cell>
          <table:table-cell table:style-name="TableCell1">
            <text:p text:style-name="P1"><text:span text:style-name="T7">Example</text:span></text:p>
          </table:table-cell>
        </table:table-row>
        <table:table-row>
          <table:table-cell table:style-name="TableCell1">
            <text:p text:style-name="P1">getFullYear()</text:p>
          </table:table-cell>
          <table:table-cell table:style-name="TableCell1">
            <text:p text:style-name="P1">Get the <text:span text:style-name="T7">year </text:span>as a four digit number (yyyy)</text:p>
          </table:table-cell>
          <table:table-cell table:style-name="TableCell1">
            <text:p text:style-name="P1">const d = new Date();</text:p>
            <text:p text:style-name="P1">document.getElementById("demo").innerHTML = d.getFullYear();</text:p>
          </table:table-cell>
        </table:table-row>
        <table:table-row>
          <table:table-cell table:style-name="TableCell1">
            <text:p text:style-name="P1">getMonth()</text:p>
          </table:table-cell>
          <table:table-cell table:style-name="TableCell1">
            <text:p text:style-name="P1">Get the <text:span text:style-name="T7">month </text:span>as a number (0-11)</text:p>
            <text:p text:style-name="P1"/>
            <text:p text:style-name="P1">To get the correct month, we can add “+1” to the method</text:p>
            <text:p text:style-name="P1"/>
            <text:p text:style-name="P1">We can also use the array of names to return the name of the month.</text:p>
          </table:table-cell>
          <table:table-cell table:style-name="TableCell1">
            <text:p text:style-name="P1">const d = new Date();</text:p>
            <text:p text:style-name="P1">document.getElementById("demo").innerHTML = d.getMonth() + 1;</text:p>
            <text:p text:style-name="P1"/>
            <text:p text:style-name="P104"><text:span text:style-name="T74">Result : 6 </text:span><text:span text:style-name="T66">(current month)</text:span></text:p>
            <text:p text:style-name="P1">------------------------</text:p>
            <text:p text:style-name="P1"/>
            <text:p text:style-name="P1">const d = new Date();</text:p>
            <text:p text:style-name="P1">const months = ["January","February","March","April","May","June","July","August","September","October","November","December"];</text:p>
            <text:p text:style-name="P1">document.getElementById("demo").innerHTML = months[d.getMonth()];</text:p>
            <text:p text:style-name="P1"/>
            <text:p text:style-name="P104"><text:span text:style-name="T74">Result : June </text:span><text:span text:style-name="T66">(current month)</text:span></text:p>
          </table:table-cell>
        </table:table-row>
        <table:table-row>
          <table:table-cell table:style-name="TableCell1">
            <text:p text:style-name="P1">getDate()</text:p>
          </table:table-cell>
          <table:table-cell table:style-name="TableCell1">
            <text:p text:style-name="P1">Get the <text:span text:style-name="T7">day </text:span>as a number (1-31)</text:p>
          </table:table-cell>
          <table:table-cell table:style-name="TableCell1">
            <text:p text:style-name="P1">const d = new Date();</text:p>
            <text:p text:style-name="P1">document.getElementById("demo").innerHTML = d.getDate();</text:p>
          </table:table-cell>
        </table:table-row>
        <table:table-row>
          <table:table-cell table:style-name="TableCell1">
            <text:p text:style-name="P1">getHours()</text:p>
          </table:table-cell>
          <table:table-cell table:style-name="TableCell1">
            <text:p text:style-name="P1">Get the <text:span text:style-name="T7">hours </text:span>(0-23)</text:p>
          </table:table-cell>
          <table:table-cell table:style-name="TableCell1">
            <text:p text:style-name="P1">const d = new Date();</text:p>
            <text:p text:style-name="P1">document.getElementById("demo").innerHTML = d.getHours();</text:p>
            <text:p text:style-name="P1"/>
            <text:p text:style-name="P104"><text:span text:style-name="T74">Result : 15 </text:span><text:span text:style-name="T66">(current hour)</text:span></text:p>
          </table:table-cell>
        </table:table-row>
        <table:table-row>
          <table:table-cell table:style-name="TableCell1">
            <text:p text:style-name="P1">getMinutes()</text:p>
          </table:table-cell>
          <table:table-cell table:style-name="TableCell1">
            <text:p text:style-name="P1">Get the <text:span text:style-name="T7">minutes </text:span>(0-59)</text:p>
          </table:table-cell>
          <table:table-cell table:style-name="TableCell1">
            <text:p text:style-name="P1">const d = new Date();</text:p>
            <text:p text:style-name="P1">document.getElementById("demo").innerHTML = d.getMinutes();</text:p>
            <text:p text:style-name="P1"/>
            <text:p text:style-name="P104"><text:span text:style-name="T74">Result : 21 </text:span><text:span text:style-name="T66">(current minute)</text:span></text:p>
          </table:table-cell>
        </table:table-row>
        <table:table-row>
          <table:table-cell table:style-name="TableCell1">
            <text:p text:style-name="P1">getSeconds()</text:p>
          </table:table-cell>
          <table:table-cell table:style-name="TableCell1">
            <text:p text:style-name="P1">Get the <text:span text:style-name="T7">seconds </text:span>(0-59)</text:p>
          </table:table-cell>
          <table:table-cell table:style-name="TableCell1">
            <text:p text:style-name="P1">const d = new Date();</text:p>
            <text:p text:style-name="P1">document.getElementById("demo").innerHTML = d.getSeconds();</text:p>
            <text:p text:style-name="P1"/>
            <text:p text:style-name="P104"><text:span text:style-name="T74">Result : 45 </text:span><text:span text:style-name="T66">(current second)</text:span></text:p>
          </table:table-cell>
        </table:table-row>
        <table:table-row>
          <table:table-cell table:style-name="TableCell1">
            <text:p text:style-name="P1">getMilliseconds()</text:p>
          </table:table-cell>
          <table:table-cell table:style-name="TableCell1">
            <text:p text:style-name="P1">Get the <text:span text:style-name="T7">millisecond </text:span>(0-999)</text:p>
          </table:table-cell>
          <table:table-cell table:style-name="TableCell1">
            <text:p text:style-name="P1">const d = new Date();</text:p>
            <text:p text:style-name="P1">document.getElementById("demo").innerHTML = d.getMilliseconds();</text:p>
            <text:p text:style-name="P1"/>
            <text:p text:style-name="P104"><text:span text:style-name="T74">Result : 963 </text:span><text:span text:style-name="T66">(current millisecond)</text:span></text:p>
          </table:table-cell>
        </table:table-row>
        <table:table-row>
          <table:table-cell table:style-name="TableCell1">
            <text:p text:style-name="P1">getTime()</text:p>
          </table:table-cell>
          <table:table-cell table:style-name="TableCell1">
            <text:p text:style-name="P1">Get the time (milliseconds since January 1, 1970)</text:p>
          </table:table-cell>
          <table:table-cell table:style-name="TableCell1">
            <text:p text:style-name="P1"/>
            <text:p text:style-name="P1">const d = new Date();</text:p>
            <text:p text:style-name="P1">document.getElementById("demo").innerHTML = d.getTime();</text:p>
            <text:p text:style-name="P1"/>
          </table:table-cell>
        </table:table-row>
        <table:table-row>
          <table:table-cell table:style-name="TableCell1">
            <text:p text:style-name="P1">getDay()</text:p>
          </table:table-cell>
          <table:table-cell table:style-name="TableCell1">
            <text:p text:style-name="P1">Get the weekday as a number (0-6)</text:p>
            <text:p text:style-name="P1"/>
            <text:p text:style-name="P1">In JS, first day of the week is Sunday</text:p>
            <text:p text:style-name="P1"/>
            <text:p text:style-name="P1">We can also use the array of names to return the name of the day.</text:p>
          </table:table-cell>
          <table:table-cell table:style-name="TableCell1">
            <text:p text:style-name="P1">const d = new Date();</text:p>
            <text:p text:style-name="P1">document.getElementById("demo").innerHTML = d.getDay();</text:p>
            <text:p text:style-name="P1"/>
            <text:p text:style-name="P104"><text:span text:style-name="T74">Result : 1 </text:span><text:span text:style-name="T66">(current day – Monday)</text:span></text:p>
            <text:p text:style-name="P104"/>
            <text:p text:style-name="P1">const d = new Date();</text:p>
            <text:p text:style-name="P40">const days = [“Sunday”, “Monday”, “Tuesday”, “Wednesday”, “Thursday”, “Friday”, “Saturday”];</text:p>
            <text:p text:style-name="P40">document.getElementById("demo").innerHTML = days [d.getDay()];</text:p>
            <text:p text:style-name="P40"/>
            <text:p text:style-name="P40">Result : Monday</text:p>
            <text:p text:style-name="P104"><text:span text:style-name="T66">(current day – Monday)</text:span></text:p>
          </table:table-cell>
        </table:table-row>
      </table:table>
      <text:p text:style-name="P81"/>
      <text:p text:style-name="P81"/>
      <text:p text:style-name="P10"><text:span text:style-name="T4">18.1. UTC Date Methods </text:span></text:p>
      <text:p text:style-name="P9"/>
      <text:p text:style-name="P9"/>
      <text:p text:style-name="P9"><text:span text:style-name="T4">UTC date methods are used for working with UTC dates (Universal Time Zone dates):</text:span></text:p>
      <text:p text:style-name="P9"/>
      <text:p text:style-name="P9"/>
      <table:table table:name="Table17" table:style-name="Table1">
        <table:table-column table:style-name="TableColumn1"/>
        <table:table-column table:style-name="TableColumn1"/>
        <table:table-row>
          <table:table-cell table:style-name="TableCell1">
            <text:p text:style-name="P1"><text:span text:style-name="T7">Method</text:span></text:p>
          </table:table-cell>
          <table:table-cell table:style-name="TableCell1">
            <text:p text:style-name="P1"><text:span text:style-name="T7">Description</text:span></text:p>
          </table:table-cell>
        </table:table-row>
        <table:table-row>
          <table:table-cell table:style-name="TableCell1">
            <text:p text:style-name="P1">getUTCDate()</text:p>
          </table:table-cell>
          <table:table-cell table:style-name="TableCell1">
            <text:p text:style-name="P1">Same as getDate(), but returns the UTC date</text:p>
          </table:table-cell>
        </table:table-row>
        <table:table-row>
          <table:table-cell table:style-name="TableCell1">
            <text:p text:style-name="P1">getUTCDay()</text:p>
          </table:table-cell>
          <table:table-cell table:style-name="TableCell1">
            <text:p text:style-name="P1">Same as getDay(), but returns the UTC day</text:p>
          </table:table-cell>
        </table:table-row>
        <table:table-row>
          <table:table-cell table:style-name="TableCell1">
            <text:p text:style-name="P1">getUTCFullYear()</text:p>
          </table:table-cell>
          <table:table-cell table:style-name="TableCell1">
            <text:p text:style-name="P1">Same as getFullYear(), but returns the UTC year</text:p>
          </table:table-cell>
        </table:table-row>
        <table:table-row>
          <table:table-cell table:style-name="TableCell1">
            <text:p text:style-name="P1">getUTCHours()</text:p>
          </table:table-cell>
          <table:table-cell table:style-name="TableCell1">
            <text:p text:style-name="P1">Same as getHours(), but returns the UTC hour</text:p>
          </table:table-cell>
        </table:table-row>
        <table:table-row>
          <table:table-cell table:style-name="TableCell1">
            <text:p text:style-name="P1">getUTCMilliseconds()</text:p>
          </table:table-cell>
          <table:table-cell table:style-name="TableCell1">
            <text:p text:style-name="P1">Same as getMilliseconds(), but returns the UTC milliseconds</text:p>
          </table:table-cell>
        </table:table-row>
        <table:table-row>
          <table:table-cell table:style-name="TableCell1">
            <text:p text:style-name="P1">getUTCMinutes()</text:p>
          </table:table-cell>
          <table:table-cell table:style-name="TableCell1">
            <text:p text:style-name="P1">Same as getMinutes(), but returns the UTC minutes</text:p>
          </table:table-cell>
        </table:table-row>
        <table:table-row>
          <table:table-cell table:style-name="TableCell1">
            <text:p text:style-name="P1">getUTCMonth()</text:p>
          </table:table-cell>
          <table:table-cell table:style-name="TableCell1">
            <text:p text:style-name="P1">Same as getMonth(), but returns the UTC month</text:p>
          </table:table-cell>
        </table:table-row>
        <table:table-row>
          <table:table-cell table:style-name="TableCell1">
            <text:p text:style-name="P1">getUTCSeconds()</text:p>
          </table:table-cell>
          <table:table-cell table:style-name="TableCell1">
            <text:p text:style-name="P1">Same as getSeconds(), but returns the UTC seconds</text:p>
          </table:table-cell>
        </table:table-row>
      </table:table>
      <text:p text:style-name="P9"/>
      <text:p text:style-name="P9"/>
      <text:p text:style-name="P10"><text:span text:style-name="T4">18.2. Set Date Methods </text:span></text:p>
      <text:p text:style-name="P9"/>
      <text:p text:style-name="P9"><text:span text:style-name="T4">Set Date methods let us set the data values (years, months, days, hours, minutes, seconds, milliseconds) for a date object.</text:span></text:p>
      <text:p text:style-name="P9"/>
      <text:p text:style-name="P9"><text:span text:style-name="T5">18.2.1. Set Date Methods</text:span></text:p>
      <text:p text:style-name="P9"/>
      <text:p text:style-name="P9"><text:span text:style-name="T4">Set Date methods are used for setting a part of a date:</text:span></text:p>
      <text:p text:style-name="P9"/>
      <text:p text:style-name="P9"/>
      <table:table table:name="Table18" table:style-name="Table1">
        <table:table-column table:style-name="TableColumn1"/>
        <table:table-column table:style-name="TableColumn1"/>
        <table:table-column table:style-name="TableColumn1"/>
        <table:table-row>
          <table:table-cell table:style-name="TableCell1">
            <text:p text:style-name="P1"><text:span text:style-name="T7">Method</text:span></text:p>
          </table:table-cell>
          <table:table-cell table:style-name="TableCell1">
            <text:p text:style-name="P1"><text:span text:style-name="T7">Description</text:span></text:p>
          </table:table-cell>
          <table:table-cell table:style-name="TableCell1">
            <text:p text:style-name="P1"><text:span text:style-name="T7">Examples</text:span></text:p>
          </table:table-cell>
        </table:table-row>
        <table:table-row>
          <table:table-cell table:style-name="TableCell1">
            <text:p text:style-name="P1">setDate()</text:p>
          </table:table-cell>
          <table:table-cell table:style-name="TableCell1">
            <text:p text:style-name="P1">Set the day as a number (1-31)</text:p>
            <text:p text:style-name="P1"/>
            <text:p text:style-name="P1">We can also add days to a date.</text:p>
          </table:table-cell>
          <table:table-cell table:style-name="TableCell1">
            <text:p text:style-name="P1">Const d = new date ();</text:p>
            <text:p text:style-name="P1">d.setDate(15); <text:s text:c="8"/>/ <text:s text:c="7"/>d.setDate(d.getDate()+50)</text:p>
            <text:p text:style-name="P1">document.getElementById("demo").innerHTML = d;</text:p>
            <text:p text:style-name="P1"/>
            <text:p text:style-name="P51">Result : <text:span text:style-name="T4">Sun Jun 06 2021 19:56:58 GMT-0700 (Mountain Standard Time)</text:span></text:p>
            <text:p text:style-name="P51"><text:span text:style-name="T4">------------------------</text:span></text:p>
            <text:p text:style-name="P51"><text:span text:style-name="T4">Tue Aug 10 2021 19:57:41 GMT-0700 (Mountain Standard Time)</text:span></text:p>
          </table:table-cell>
        </table:table-row>
        <table:table-row>
          <table:table-cell table:style-name="TableCell1">
            <text:p text:style-name="P1">setFullYear()</text:p>
          </table:table-cell>
          <table:table-cell table:style-name="TableCell1">
            <text:p text:style-name="P1">Set the year (optionally month and day)</text:p>
          </table:table-cell>
          <table:table-cell table:style-name="TableCell1">
            <text:p text:style-name="P1">const d = new Date();</text:p>
            <text:p text:style-name="P1">d.setFullYear(2023);</text:p>
            <text:p text:style-name="P1">document.getElementById("demo").innerHTML = d;</text:p>
            <text:p text:style-name="P1"/>
            <text:p text:style-name="P1">Result : </text:p>
            <text:p text:style-name="P51"/>
            <text:p text:style-name="P51"><text:span text:style-name="T4">Wed Jun 21 2023 17:05:17 GMT-0700 (Mountain Standard Time)</text:span></text:p>
            <text:p text:style-name="P51"/>
            <text:p text:style-name="P51"><text:span text:style-name="T4">or </text:span></text:p>
            <text:p text:style-name="P51"/>
            <text:p text:style-name="P51"><text:span text:style-name="T4">const d = new Date();</text:span></text:p>
            <text:p text:style-name="P51"><text:span text:style-name="T4">d.setFullYear(2020, 11, 3);</text:span></text:p>
            <text:p text:style-name="P51"><text:span text:style-name="T4">document.getElementById("demo").innerHTML = d;</text:span></text:p>
            <text:p text:style-name="P51"/>
            <text:p text:style-name="P51"><text:span text:style-name="T4">Result : </text:span></text:p>
            <text:p text:style-name="P51"/>
            <text:p text:style-name="P51"><text:span text:style-name="T4">Thu Dec 03 2020 18:21:11 GMT-0700 (Mountain Standard Time)</text:span></text:p>
          </table:table-cell>
        </table:table-row>
        <table:table-row>
          <table:table-cell table:style-name="TableCell1">
            <text:p text:style-name="P1">setHours()</text:p>
          </table:table-cell>
          <table:table-cell table:style-name="TableCell1">
            <text:p text:style-name="P1">Set the hours (0-23)</text:p>
          </table:table-cell>
          <table:table-cell table:style-name="TableCell1">
            <text:p text:style-name="P1">Const d = new date();</text:p>
            <text:p text:style-name="P1">d.setHours (22);</text:p>
            <text:p text:style-name="P1">document.getElementById("demo").innerHTML = d;</text:p>
            <text:p text:style-name="P1"/>
            <text:p text:style-name="P1">Result : </text:p>
            <text:p text:style-name="P1"/>
            <text:p text:style-name="P51"><text:span text:style-name="T4">Mon Jun 21 2021 05:01:43 GMT-0700 (Mountain Standard Time) <text:s text:c="3"/></text:span><text:span text:style-name="T56"><text:s/>// current day and date but it will set the hour </text:span></text:p>
          </table:table-cell>
        </table:table-row>
        <table:table-row>
          <table:table-cell table:style-name="TableCell1">
            <text:p text:style-name="P1">setMinutes()</text:p>
          </table:table-cell>
          <table:table-cell table:style-name="TableCell1">
            <text:p text:style-name="P1">Set the minutes (0-59)</text:p>
          </table:table-cell>
          <table:table-cell table:style-name="TableCell1">
            <text:p text:style-name="P1">Const d = new date();</text:p>
            <text:p text:style-name="P1">d.setMinutes (22);</text:p>
            <text:p text:style-name="P1">document.getElementById("demo").innerHTML = d;</text:p>
            <text:p text:style-name="P1"/>
            <text:p text:style-name="P1">Result : </text:p>
            <text:p text:style-name="P1"/>
            <text:p text:style-name="P51"><text:span text:style-name="T4">Mon Jun 21 2021 05:30:43 GMT-0700 (Mountain Standard Time) <text:s text:c="3"/></text:span><text:span text:style-name="T56"><text:s/>// current day and date but it will set the minutes</text:span></text:p>
          </table:table-cell>
        </table:table-row>
        <table:table-row>
          <table:table-cell table:style-name="TableCell1">
            <text:p text:style-name="P1">setMonth()</text:p>
          </table:table-cell>
          <table:table-cell table:style-name="TableCell1">
            <text:p text:style-name="P1">Set the month (0-11)</text:p>
          </table:table-cell>
          <table:table-cell table:style-name="TableCell1">
            <text:p text:style-name="P1">const d = new Date();</text:p>
            <text:p text:style-name="P1">d.setMonth(8);</text:p>
            <text:p text:style-name="P1">document.getElementById("demo").innerHTML = d;</text:p>
            <text:p text:style-name="P1"/>
            <text:p text:style-name="P1">Result : </text:p>
            <text:p text:style-name="P1"/>
            <text:p text:style-name="P51"><text:span text:style-name="T4">Tue Sep 21 2021 18:24:24 GMT-0700 (Mountain Standard Time)</text:span></text:p>
          </table:table-cell>
        </table:table-row>
        <table:table-row>
          <table:table-cell table:style-name="TableCell1">
            <text:p text:style-name="P1">setSeconds()</text:p>
          </table:table-cell>
          <table:table-cell table:style-name="TableCell1">
            <text:p text:style-name="P1">Set the seconds (0-59)</text:p>
          </table:table-cell>
          <table:table-cell table:style-name="TableCell1">
            <text:p text:style-name="P1">Const d = new date();</text:p>
            <text:p text:style-name="P1">d.setSeconds(22);</text:p>
            <text:p text:style-name="P1">document.getElementById("demo").innerHTML = d;</text:p>
            <text:p text:style-name="P1"/>
            <text:p text:style-name="P1">Result : </text:p>
            <text:p text:style-name="P1"/>
            <text:p text:style-name="P51"><text:span text:style-name="T4">Mon Jun 21 2021 05:30:43 GMT-0700 (Mountain Standard Time) <text:s text:c="3"/></text:span><text:span text:style-name="T56"><text:s/>// current day and date but it will set the seconds</text:span></text:p>
          </table:table-cell>
        </table:table-row>
      </table:table>
      <text:p text:style-name="P9"/>
      <text:p text:style-name="P9"/>
      <text:p text:style-name="P9"><text:span text:style-name="T5">18.2.2. Compare Dates</text:span></text:p>
      <text:p text:style-name="P9"/>
      <text:p text:style-name="P9"><text:span text:style-name="T4">Dates can easily be compared.</text:span></text:p>
      <text:p text:style-name="P9"/>
      <text:p text:style-name="P9"><text:span text:style-name="T4">The below example compares today’s date with January 14</text:span><text:span text:style-name="T75">th</text:span><text:span text:style-name="T4">, 2100.</text:span></text:p>
      <text:p text:style-name="P9"/>
      <text:p text:style-name="P9"><text:span text:style-name="T4">&lt;p id="demo"&gt;&lt;/p&gt;</text:span></text:p>
      <text:p text:style-name="P9"/>
      <text:p text:style-name="P9"><text:span text:style-name="T4">&lt;script&gt;</text:span></text:p>
      <text:p text:style-name="P9"><text:span text:style-name="T4">let text;</text:span></text:p>
      <text:p text:style-name="P9"><text:span text:style-name="T4">const today = new Date();</text:span></text:p>
      <text:p text:style-name="P9"><text:span text:style-name="T4">const someday = new Date();</text:span></text:p>
      <text:p text:style-name="P9"><text:span text:style-name="T4">someday.setFullYear(2100, 0, 14);</text:span></text:p>
      <text:p text:style-name="P9"/>
      <text:p text:style-name="P9"><text:span text:style-name="T4">if (someday &gt; today) {</text:span></text:p>
      <text:p text:style-name="P9"><text:span text:style-name="T4"><text:s text:c="2"/>text = "Today is before January 14, 2100.";</text:span></text:p>
      <text:p text:style-name="P9"><text:span text:style-name="T4">} else {</text:span></text:p>
      <text:p text:style-name="P9"><text:span text:style-name="T4"><text:s text:c="2"/>text = "Today is after January 14, 2100.";</text:span></text:p>
      <text:p text:style-name="P9"><text:span text:style-name="T4">}</text:span></text:p>
      <text:p text:style-name="P9"/>
      <text:p text:style-name="P9"><text:span text:style-name="T4">document.getElementById("demo").innerHTML = text;</text:span></text:p>
      <text:p text:style-name="P9"><text:span text:style-name="T4">&lt;/script&gt;</text:span></text:p>
      <text:p text:style-name="P9"/>
      <text:p text:style-name="P9"><text:span text:style-name="T4">Result : Today is before January 14, 2100.</text:span></text:p>
      <text:p text:style-name="P5"/>
      <text:p text:style-name="P5"/>
      <text:p text:style-name="P5"><text:span text:style-name="T5">19. JS Math Object </text:span></text:p>
      <text:p text:style-name="P18"/>
      <text:p text:style-name="P18"><text:span text:style-name="T5">https://www.w3schools.com/jsref/jsref_obj_math.asp</text:span></text:p>
      <text:p text:style-name="P9"/>
      <text:p text:style-name="P9"><text:span text:style-name="T4">The JS math object allows us to perform mathematical tasks on numbers.</text:span></text:p>
      <text:p text:style-name="P9"/>
      <text:p text:style-name="P9"><text:span text:style-name="T4">Ex:</text:span></text:p>
      <text:p text:style-name="P9"/>
      <text:p text:style-name="P9"><text:span text:style-name="T4">&lt;p id="demo"&gt;&lt;/p&gt;</text:span></text:p>
      <text:p text:style-name="P9"/>
      <text:p text:style-name="P9"><text:span text:style-name="T4">&lt;script&gt;</text:span></text:p>
      <text:p text:style-name="P9"><text:span text:style-name="T4">document.getElementById("demo").innerHTML = Math.PI;</text:span></text:p>
      <text:p text:style-name="P9"><text:span text:style-name="T4">&lt;/script&gt;</text:span></text:p>
      <text:p text:style-name="P9"/>
      <text:p text:style-name="P9"><text:span text:style-name="T4">Result : 3.141592653</text:span></text:p>
      <text:p text:style-name="P9"/>
      <text:p text:style-name="P10"><text:span text:style-name="T4">19.1. Math Object </text:span></text:p>
      <text:p text:style-name="P9"/>
      <text:p text:style-name="P9"><text:span text:style-name="T4">Math object has no constructor. Math objects are static. All methods and properties can be used without creating a Math object first.</text:span></text:p>
      <text:p text:style-name="P9"/>
      <text:p text:style-name="P30"><text:span text:style-name="T14">Syntax : </text:span><text:span text:style-name="T34">Math.property</text:span></text:p>
      <text:p text:style-name="P9"/>
      <text:p text:style-name="P9"><text:span text:style-name="T4">JS provides 8 mathematical constants that can be accessed as Math properties :</text:span></text:p>
      <text:p text:style-name="P9"/>
      <table:table table:name="Table19" table:style-name="Table1">
        <table:table-column table:style-name="TableColumn1"/>
        <table:table-column table:style-name="TableColumn1"/>
        <table:table-column table:style-name="TableColumn1"/>
        <table:table-row>
          <table:table-cell table:style-name="TableCell1">
            <text:p text:style-name="P51"><text:span text:style-name="T5">Property</text:span></text:p>
          </table:table-cell>
          <table:table-cell table:style-name="TableCell1">
            <text:p text:style-name="P51"><text:span text:style-name="T5">Description </text:span></text:p>
          </table:table-cell>
          <table:table-cell table:style-name="TableCell1">
            <text:p text:style-name="P51"><text:span text:style-name="T5">Result</text:span></text:p>
          </table:table-cell>
        </table:table-row>
        <table:table-row>
          <table:table-cell table:style-name="TableCell1">
            <text:p text:style-name="P1">Math.E</text:p>
          </table:table-cell>
          <table:table-cell table:style-name="TableCell1">
            <text:p text:style-name="P1">Returns Euler’s number</text:p>
          </table:table-cell>
          <table:table-cell table:style-name="TableCell1">
            <text:p text:style-name="P51"><text:span text:style-name="T4">2.718281828459045</text:span></text:p>
          </table:table-cell>
        </table:table-row>
        <table:table-row>
          <table:table-cell table:style-name="TableCell1">
            <text:p text:style-name="P1">Math.PI</text:p>
          </table:table-cell>
          <table:table-cell table:style-name="TableCell1">
            <text:p text:style-name="P1">Returns PI</text:p>
          </table:table-cell>
          <table:table-cell table:style-name="TableCell1">
            <text:p text:style-name="P51"><text:span text:style-name="T4">3.141592653589793</text:span></text:p>
          </table:table-cell>
        </table:table-row>
        <table:table-row>
          <table:table-cell table:style-name="TableCell1">
            <text:p text:style-name="P1">Math.SQRT2</text:p>
          </table:table-cell>
          <table:table-cell table:style-name="TableCell1">
            <text:p text:style-name="P1">Returns square root of 2</text:p>
          </table:table-cell>
          <table:table-cell table:style-name="TableCell1">
            <text:p text:style-name="P51"><text:span text:style-name="T4">1.4142135623730951</text:span></text:p>
          </table:table-cell>
        </table:table-row>
        <table:table-row>
          <table:table-cell table:style-name="TableCell1">
            <text:p text:style-name="P1">Math.SQRT1_2</text:p>
          </table:table-cell>
          <table:table-cell table:style-name="TableCell1">
            <text:p text:style-name="P1">Returns square root of ½</text:p>
          </table:table-cell>
          <table:table-cell table:style-name="TableCell1">
            <text:p text:style-name="P51"><text:span text:style-name="T4">0.7071067811865476</text:span></text:p>
          </table:table-cell>
        </table:table-row>
        <table:table-row>
          <table:table-cell table:style-name="TableCell1">
            <text:p text:style-name="P1">Math.LN2</text:p>
          </table:table-cell>
          <table:table-cell table:style-name="TableCell1">
            <text:p text:style-name="P1">Returns the natural logarithm of 2 </text:p>
          </table:table-cell>
          <table:table-cell table:style-name="TableCell1">
            <text:p text:style-name="P51"><text:span text:style-name="T4">0.6931471805599453</text:span></text:p>
          </table:table-cell>
        </table:table-row>
        <table:table-row>
          <table:table-cell table:style-name="TableCell1">
            <text:p text:style-name="P1">Math.LN10</text:p>
          </table:table-cell>
          <table:table-cell table:style-name="TableCell1">
            <text:p text:style-name="P1">Returns the natural logarithm of 10</text:p>
          </table:table-cell>
          <table:table-cell table:style-name="TableCell1">
            <text:p text:style-name="P51"><text:span text:style-name="T4">2.302585092994046</text:span></text:p>
          </table:table-cell>
        </table:table-row>
        <table:table-row>
          <table:table-cell table:style-name="TableCell1">
            <text:p text:style-name="P1">Math.LOG2E</text:p>
          </table:table-cell>
          <table:table-cell table:style-name="TableCell1">
            <text:p text:style-name="P1">Returns base 2 logarithm of E</text:p>
          </table:table-cell>
          <table:table-cell table:style-name="TableCell1">
            <text:p text:style-name="P51"><text:span text:style-name="T4">1.4426950408889634</text:span></text:p>
          </table:table-cell>
        </table:table-row>
        <table:table-row>
          <table:table-cell table:style-name="TableCell1">
            <text:p text:style-name="P1">Math.LOG10E</text:p>
          </table:table-cell>
          <table:table-cell table:style-name="TableCell1">
            <text:p text:style-name="P1">Returns base 10 logarithm of E</text:p>
          </table:table-cell>
          <table:table-cell table:style-name="TableCell1">
            <text:p text:style-name="P51"><text:span text:style-name="T4">0.4342944819032518</text:span></text:p>
          </table:table-cell>
        </table:table-row>
      </table:table>
      <text:p text:style-name="P9"/>
      <text:p text:style-name="P9"/>
      <text:p text:style-name="P10"><text:span text:style-name="T4">19.2. Math Methods </text:span></text:p>
      <text:p text:style-name="P9"/>
      <text:p text:style-name="P30"><text:span text:style-name="T14">Syntax : </text:span><text:span text:style-name="T34">Math.method. (number)</text:span></text:p>
      <text:p text:style-name="P18"><text:span text:style-name="T42">Number to Integer</text:span></text:p>
      <text:p text:style-name="P18"/>
      <text:p text:style-name="P17"><text:span text:style-name="T4">There are 4 common methods to round a number to an integer:</text:span></text:p>
      <table:table table:name="Table20" table:style-name="Table1">
        <table:table-column table:style-name="TableColumn1"/>
        <table:table-column table:style-name="TableColumn1"/>
        <table:table-row>
          <table:table-cell table:style-name="TableCell1">
            <text:p text:style-name="P4">Math.round(x)</text:p>
          </table:table-cell>
          <table:table-cell table:style-name="TableCell1">
            <text:p text:style-name="P4">Returns x rounded to its nearest integer</text:p>
          </table:table-cell>
        </table:table-row>
        <table:table-row>
          <table:table-cell table:style-name="TableCell1">
            <text:p text:style-name="P4">Math.ceil(x)</text:p>
          </table:table-cell>
          <table:table-cell table:style-name="TableCell1">
            <text:p text:style-name="P4">Returns x rounded up to its nearest integer</text:p>
          </table:table-cell>
        </table:table-row>
        <table:table-row>
          <table:table-cell table:style-name="TableCell1">
            <text:p text:style-name="P4">Math.floor(x)</text:p>
          </table:table-cell>
          <table:table-cell table:style-name="TableCell1">
            <text:p text:style-name="P4">Returns x rounded down to its nearest integer</text:p>
          </table:table-cell>
        </table:table-row>
        <table:table-row>
          <table:table-cell table:style-name="TableCell1">
            <text:p text:style-name="P4">Math.trunc(x)</text:p>
          </table:table-cell>
          <table:table-cell table:style-name="TableCell1">
            <text:p text:style-name="P4">Returns the integer part of x</text:p>
          </table:table-cell>
        </table:table-row>
      </table:table>
      <text:p text:style-name="P18"/>
      <text:p text:style-name="P18"><text:span text:style-name="T5">Math.round ()</text:span></text:p>
      <text:p text:style-name="P9"/>
      <text:p text:style-name="P9"><text:span text:style-name="T54">Math.round (x)</text:span><text:span text:style-name="T4"><text:s/>returns the nearest integer:</text:span></text:p>
      <text:p text:style-name="P9"/>
      <text:p text:style-name="P9"><text:span text:style-name="T4">Math.round(</text:span><text:span text:style-name="T13">4.9</text:span><text:span text:style-name="T4">); <text:s text:c="4"/></text:span><text:span text:style-name="T33">// returns 5<text:line-break/></text:span><text:span text:style-name="T4">Math.round(</text:span><text:span text:style-name="T13">4.7</text:span><text:span text:style-name="T4">); <text:s text:c="4"/></text:span><text:span text:style-name="T33">// returns 5<text:line-break/></text:span><text:span text:style-name="T4">Math.round(</text:span><text:span text:style-name="T13">4.4</text:span><text:span text:style-name="T4">); <text:s text:c="4"/></text:span><text:span text:style-name="T33">// returns 4<text:line-break/></text:span><text:span text:style-name="T4">Math.round(</text:span><text:span text:style-name="T13">4.2</text:span><text:span text:style-name="T4">); <text:s text:c="4"/></text:span><text:span text:style-name="T33">// returns 4<text:line-break/></text:span><text:span text:style-name="T4">Math.round(-</text:span><text:span text:style-name="T13">4.2</text:span><text:span text:style-name="T4">); <text:s text:c="3"/></text:span><text:span text:style-name="T33">// returns -4</text:span></text:p>
      <text:p text:style-name="P18"/>
      <text:p text:style-name="P18"><text:span text:style-name="T5">Math.ceil ()</text:span></text:p>
      <text:p text:style-name="P9"/>
      <text:p text:style-name="P9"><text:span text:style-name="T54">Math.ceil (x) </text:span><text:span text:style-name="T4">returns the value of x up to its nearest integer.</text:span></text:p>
      <text:p text:style-name="P9"/>
      <text:p text:style-name="P9"><text:span text:style-name="T4">Math.ceil(</text:span><text:span text:style-name="T13">4.9</text:span><text:span text:style-name="T4">); <text:s text:c="5"/></text:span><text:span text:style-name="T33">// returns 5<text:line-break/></text:span><text:span text:style-name="T4">Math.ceil(</text:span><text:span text:style-name="T13">4.7</text:span><text:span text:style-name="T4">); <text:s text:c="5"/></text:span><text:span text:style-name="T33">// returns 5<text:line-break/></text:span><text:span text:style-name="T4">Math.ceil(</text:span><text:span text:style-name="T13">4.4</text:span><text:span text:style-name="T4">); <text:s text:c="5"/></text:span><text:span text:style-name="T33">// returns 5<text:line-break/></text:span><text:span text:style-name="T4">Math.ceil(</text:span><text:span text:style-name="T13">4.2</text:span><text:span text:style-name="T4">); <text:s text:c="5"/></text:span><text:span text:style-name="T33">// returns 5<text:line-break/></text:span><text:span text:style-name="T4">Math.ceil(-</text:span><text:span text:style-name="T13">4.2</text:span><text:span text:style-name="T4">); <text:s text:c="4"/></text:span><text:span text:style-name="T33">// returns -4</text:span></text:p>
      <text:p text:style-name="P9"/>
      <text:p text:style-name="P18"><text:span text:style-name="T5">Math.floor ()</text:span></text:p>
      <text:p text:style-name="P18"/>
      <text:p text:style-name="P9"><text:span text:style-name="T54">Math.floor (x) </text:span><text:span text:style-name="T4">returns the value of x down to its nearest integer.</text:span></text:p>
      <text:p text:style-name="P18"/>
      <text:p text:style-name="P9"><text:span text:style-name="T4">Math.ceil(</text:span><text:span text:style-name="T13">4.9</text:span><text:span text:style-name="T4">); <text:s text:c="5"/></text:span><text:span text:style-name="T33">// returns 4<text:line-break/></text:span><text:span text:style-name="T4">Math.ceil(</text:span><text:span text:style-name="T13">4.7</text:span><text:span text:style-name="T4">); <text:s text:c="5"/></text:span><text:span text:style-name="T33">// returns 4<text:line-break/></text:span><text:span text:style-name="T4">Math.ceil(</text:span><text:span text:style-name="T13">4.4</text:span><text:span text:style-name="T4">); <text:s text:c="5"/></text:span><text:span text:style-name="T33">// returns 4<text:line-break/></text:span><text:span text:style-name="T4">Math.ceil(</text:span><text:span text:style-name="T13">4.2</text:span><text:span text:style-name="T4">); <text:s text:c="5"/></text:span><text:span text:style-name="T33">// returns 4<text:line-break/></text:span><text:span text:style-name="T4">Math.ceil(-</text:span><text:span text:style-name="T13">4.2</text:span><text:span text:style-name="T4">); <text:s text:c="4"/></text:span><text:span text:style-name="T33">// returns -5</text:span></text:p>
      <text:p text:style-name="P18"/>
      <text:p text:style-name="P18"><text:span text:style-name="T5">Math.trunc ()</text:span></text:p>
      <text:p text:style-name="P9"><text:span text:style-name="T54">Math.trunc (x) </text:span><text:span text:style-name="T4">returns the integer part of x.</text:span></text:p>
      <text:p text:style-name="P18"/>
      <text:p text:style-name="P9"><text:span text:style-name="T4">Math.ceil(</text:span><text:span text:style-name="T13">4.9</text:span><text:span text:style-name="T4">); <text:s text:c="5"/></text:span><text:span text:style-name="T33">// returns 4<text:line-break/></text:span><text:span text:style-name="T4">Math.ceil(</text:span><text:span text:style-name="T13">4.7</text:span><text:span text:style-name="T4">); <text:s text:c="5"/></text:span><text:span text:style-name="T33">// returns 4<text:line-break/></text:span><text:span text:style-name="T4">Math.ceil(</text:span><text:span text:style-name="T13">4.4</text:span><text:span text:style-name="T4">); <text:s text:c="5"/></text:span><text:span text:style-name="T33">// returns 4<text:line-break/></text:span><text:span text:style-name="T4">Math.ceil(</text:span><text:span text:style-name="T13">4.2</text:span><text:span text:style-name="T4">); <text:s text:c="5"/></text:span><text:span text:style-name="T33">// returns 4<text:line-break/></text:span><text:span text:style-name="T4">Math.ceil(-</text:span><text:span text:style-name="T13">4.2</text:span><text:span text:style-name="T4">); <text:s text:c="4"/></text:span><text:span text:style-name="T33">// returns -4</text:span></text:p>
      <text:p text:style-name="P18"/>
      <text:p text:style-name="P18"><text:span text:style-name="T5">Math.sign ()</text:span></text:p>
      <text:p text:style-name="P18"/>
      <text:p text:style-name="P9"><text:span text:style-name="T54">Math.sign (x) </text:span><text:span text:style-name="T4">returns “-1” if x is negative, “0” if x is null and “1” if x is positive.</text:span></text:p>
      <text:p text:style-name="P9"/>
      <text:p text:style-name="P9"><text:span text:style-name="T4">Math.sign(-</text:span><text:span text:style-name="T13">4</text:span><text:span text:style-name="T4">); <text:s text:c="11"/></text:span><text:span text:style-name="T33">// returns -1<text:line-break/></text:span><text:span text:style-name="T4">Math.sign(</text:span><text:span text:style-name="T13">0</text:span><text:span text:style-name="T4">); <text:s text:c="11"/></text:span><text:span text:style-name="T33">// returns 0<text:line-break/></text:span><text:span text:style-name="T4">Math.sign(</text:span><text:span text:style-name="T13">4</text:span><text:span text:style-name="T4">); <text:s text:c="10"/></text:span><text:span text:style-name="T33">// returns 1</text:span></text:p>
      <text:p text:style-name="P18"/>
      <text:p text:style-name="P18"><text:span text:style-name="T5">Math.pow ()</text:span></text:p>
      <text:p text:style-name="P18"/>
      <text:p text:style-name="P18"><text:span text:style-name="T54">Math.pow(x,y) </text:span><text:span text:style-name="T4">returns the value of x to the power y:</text:span></text:p>
      <text:p text:style-name="P18"/>
      <text:p text:style-name="P18"><text:span text:style-name="T5">Math.pow(8,2); <text:s text:c="9"/></text:span><text:span text:style-name="T33">// returns 64</text:span></text:p>
      <text:p text:style-name="P18"/>
      <text:p text:style-name="P18"><text:span text:style-name="T5">Math.sqrt ()</text:span></text:p>
      <text:p text:style-name="P18"/>
      <text:p text:style-name="P18"><text:span text:style-name="T54">Math.sqrt(x,y) </text:span><text:span text:style-name="T4">returns the square root of x</text:span><text:span text:style-name="T5">:</text:span></text:p>
      <text:p text:style-name="P18"/>
      <text:p text:style-name="P18"><text:span text:style-name="T5">Math.sqrt (64); <text:s text:c="8"/></text:span><text:span text:style-name="T33"><text:s/>// <text:s/>returns 8</text:span></text:p>
      <text:p text:style-name="P28"/>
      <text:p text:style-name="P28"/>
      <text:p text:style-name="P18"><text:span text:style-name="T5">Math.abs ()</text:span></text:p>
      <text:p text:style-name="P28"/>
      <text:p text:style-name="P18"><text:span text:style-name="T54">Math.abs (x) <text:s/></text:span><text:span text:style-name="T4">returns the absolute (positive) value of x:</text:span></text:p>
      <text:p text:style-name="P18"/>
      <text:p text:style-name="P18"><text:span text:style-name="T5">Math.abs(-4.7); <text:s text:c="6"/></text:span><text:span text:style-name="T33"><text:s text:c="2"/>// returns 4.7</text:span></text:p>
      <text:p text:style-name="P18"/>
      <text:p text:style-name="P18"/>
      <text:p text:style-name="P18"><text:span text:style-name="T5">Math.sin ()</text:span></text:p>
      <text:p text:style-name="P30"/>
      <text:p text:style-name="P18"><text:span text:style-name="T54">Math.sin (x) </text:span><text:span text:style-name="T4">returns the sine (a value between -1 and 1 ) of the angle x (given in radians).</text:span></text:p>
      <text:p text:style-name="P39"><text:span text:style-name="T4">If you want to use degrees instead of radians, you have to convert degrees to radians:</text:span></text:p>
      <text:p text:style-name="P39"><text:span text:style-name="T4">Angle in radians = Angle in degrees x PI / 180.</text:span></text:p>
      <text:p text:style-name="P18"/>
      <text:p text:style-name="P28"><text:span text:style-name="T14">Math.sin(</text:span><text:span text:style-name="T13">90</text:span><text:span text:style-name="T14"><text:s/>* Math.PI / </text:span><text:span text:style-name="T13">180</text:span><text:span text:style-name="T14">); <text:s text:c="8"/></text:span><text:span text:style-name="T4">// returns 1 (the sine of 90 degrees)</text:span></text:p>
      <text:p text:style-name="P28"/>
      <text:p text:style-name="P28"/>
      <text:p text:style-name="P18"><text:span text:style-name="T4">Math.cos ()</text:span></text:p>
      <text:p text:style-name="P28"/>
      <text:p text:style-name="P18"><text:span text:style-name="T54">Math.cos (x)</text:span><text:span text:style-name="T33"><text:s/></text:span><text:span text:style-name="T4">returns the cosine (a value between -1 and 1 ) of the angle x (given in radians).</text:span></text:p>
      <text:p text:style-name="P39"><text:span text:style-name="T4">If you want to use degrees instead of radians, you have to convert degrees to radians:</text:span></text:p>
      <text:p text:style-name="P39"><text:span text:style-name="T4">Angle in radians = Angle in degrees x PI / 180.</text:span></text:p>
      <text:p text:style-name="P18"/>
      <text:p text:style-name="P28"><text:span text:style-name="T14">Math.cos (</text:span><text:span text:style-name="T13">0</text:span><text:span text:style-name="T14"><text:s/>* Math.PI / </text:span><text:span text:style-name="T13">180</text:span><text:span text:style-name="T14">); <text:s text:c="8"/></text:span><text:span text:style-name="T4">// returns 1 (the cos of 0 degrees)</text:span></text:p>
      <text:p text:style-name="P28"/>
      <text:p text:style-name="P28"/>
      <text:p text:style-name="P18"><text:span text:style-name="T4">Math.min () and Math.max ()</text:span></text:p>
      <text:p text:style-name="P28"/>
      <text:p text:style-name="P9"><text:span text:style-name="T54">Math.min ()</text:span><text:span text:style-name="T4"><text:s/>and </text:span><text:span text:style-name="T54">Math.max () </text:span><text:span text:style-name="T4">can be used to find the lowest or the highest value in a list of arguments.</text:span></text:p>
      <text:p text:style-name="P9"/>
      <text:p text:style-name="P9"><text:span text:style-name="T4">Math.min (0,150, 30, 20, -8, -200); <text:s text:c="8"/></text:span><text:span text:style-name="T33">// returns -200</text:span></text:p>
      <text:p text:style-name="P9"/>
      <text:p text:style-name="P9"><text:span text:style-name="T4">Math.max (0,150, 30, 20, -8, -200); <text:s text:c="7"/></text:span><text:span text:style-name="T33">// returns 150</text:span></text:p>
      <text:p text:style-name="P28"/>
      <text:p text:style-name="P18"/>
      <text:p text:style-name="P18"><text:span text:style-name="T4">Math.random ()</text:span></text:p>
      <text:p text:style-name="P18"/>
      <text:p text:style-name="P9"><text:span text:style-name="T8">Math.random() </text:span><text:span text:style-name="T4">returns a random number between 0 (inclusive), and 1 (exclusive). It always returns a number lower than 1.</text:span></text:p>
      <text:p text:style-name="P9"/>
      <text:p text:style-name="P9"/>
      <text:p text:style-name="P28"><text:span text:style-name="T14">Math.random(); <text:s text:c="23"/></text:span><text:span text:style-name="T4"><text:s/>// returns <text:s/>0.5936072211683994 <text:s text:c="4"/>( every time result will vary )</text:span></text:p>
      <text:p text:style-name="P28"/>
      <text:p text:style-name="P9"><text:span text:style-name="T8">Math.random ( )</text:span><text:span text:style-name="T33"><text:s/></text:span><text:span text:style-name="T4">used with</text:span><text:span text:style-name="T33"><text:s/></text:span><text:span text:style-name="T8">Math.floor ( )</text:span><text:span text:style-name="T33"><text:s/></text:span><text:span text:style-name="T4">can be used to return random integers. It works with numbers with no decimals.</text:span></text:p>
      <text:p text:style-name="P9"/>
      <text:p text:style-name="P9"><text:span text:style-name="T4">&lt;script&gt;</text:span></text:p>
      <text:p text:style-name="P9"/>
      <text:p text:style-name="P9"><text:span text:style-name="T4">document.getElementById("demo").innerHTML =</text:span></text:p>
      <text:p text:style-name="P9"><text:span text:style-name="T4">Math.floor(Math.random() * 6);</text:span></text:p>
      <text:p text:style-name="P9"/>
      <text:p text:style-name="P9"><text:span text:style-name="T4">&lt;/script&gt;</text:span></text:p>
      <text:p text:style-name="P9"/>
      <text:p text:style-name="P9"><text:span text:style-name="T4">Result : 4</text:span></text:p>
      <text:p text:style-name="P9"/>
      <text:p text:style-name="P9"><text:span text:style-name="T4">-------------------------</text:span></text:p>
      <text:p text:style-name="P9"/>
      <text:p text:style-name="P9"><text:span text:style-name="T4">The JS Random function always return a random num between min (included) and max (excluded) :</text:span></text:p>
      <text:p text:style-name="P9"/>
      <text:p text:style-name="P9"><text:span text:style-name="T4">&lt;button onclick="document.getElementById('demo').innerHTML = getRndInteger(0,10)"&gt;Click Me&lt;/button&gt;</text:span></text:p>
      <text:p text:style-name="P9"/>
      <text:p text:style-name="P9"><text:span text:style-name="T4">&lt;p id="demo"&gt;&lt;/p&gt;</text:span></text:p>
      <text:p text:style-name="P9"/>
      <text:p text:style-name="P9"><text:span text:style-name="T4">&lt;script&gt;</text:span></text:p>
      <text:p text:style-name="P9"><text:span text:style-name="T4">function getRndInteger(min, max) {</text:span></text:p>
      <text:p text:style-name="P9"><text:span text:style-name="T4"><text:s text:c="2"/>return Math.floor(Math.random() * (max - min)) + min; <text:s text:c="5"/>/ <text:s text:c="4"/>return Math.floor(Math.random() * (max – min + 1) ) + min; <text:s/></text:span></text:p>
      <text:p text:style-name="P9"><text:span text:style-name="T4">}</text:span></text:p>
      <text:p text:style-name="P9"><text:span text:style-name="T4">&lt;/script&gt;</text:span></text:p>
      <text:p text:style-name="P9"/>
      <text:p text:style-name="P9"/>
      <text:p text:style-name="P18"><text:span text:style-name="T4">Math.log () Method</text:span></text:p>
      <text:p text:style-name="P9"/>
      <text:p text:style-name="P9"><text:span text:style-name="T8">Math.log (x) </text:span><text:span text:style-name="T4">returns the natural logarithm of x:</text:span></text:p>
      <text:p text:style-name="P9"/>
      <text:p text:style-name="P9"><text:span text:style-name="T4">Math.log(9) </text:span></text:p>
      <text:p text:style-name="P9"/>
      <text:p text:style-name="P9"/>
      <text:p text:style-name="P9"><text:span text:style-name="T4">Result : 2.1972245773362196</text:span></text:p>
      <text:p text:style-name="P9"/>
      <text:p text:style-name="P17"><text:span text:style-name="T4">The natural logarithm returns the time needed to reach a certain level of growth.</text:span></text:p>
      <text:p text:style-name="P17"><text:span text:style-name="T4">Math.E and Math.log() are twins.</text:span></text:p>
      <text:p text:style-name="P17"><text:span text:style-name="T4">How many times must we multiply Math.E to get 10?</text:span></text:p>
      <text:p text:style-name="P9"/>
      <text:p text:style-name="P18"><text:span text:style-name="T4">The Math.log2 () Method</text:span></text:p>
      <text:p text:style-name="P9"/>
      <text:p text:style-name="P9"><text:span text:style-name="T8">Math.log2 (x) </text:span><text:span text:style-name="T4">returns the base 2 logarithm of x.</text:span></text:p>
      <text:p text:style-name="P9"/>
      <text:p text:style-name="P9"><text:span text:style-name="T4">Ex: How many times must we multiply 2 to get 8?</text:span></text:p>
      <text:p text:style-name="P9"><text:span text:style-name="T4">Math.log2 (8); <text:s text:c="10"/></text:span><text:span text:style-name="T76"><text:s text:c="2"/>// returns 3</text:span></text:p>
      <text:p text:style-name="P9"/>
      <text:p text:style-name="P9"/>
      <text:p text:style-name="P18"><text:span text:style-name="T4">The Math.log10 () Method</text:span></text:p>
      <text:p text:style-name="P9"/>
      <text:p text:style-name="P9"><text:span text:style-name="T8">Math.log10 (x) </text:span><text:span text:style-name="T4">returns the base 10 logarithm of x.</text:span></text:p>
      <text:p text:style-name="P9"/>
      <text:p text:style-name="P9"><text:span text:style-name="T4">Ex: How many times must we multiply 10 to get 1000?</text:span></text:p>
      <text:p text:style-name="P9"><text:span text:style-name="T4">Math.log10 (10); <text:s text:c="10"/></text:span><text:span text:style-name="T76"><text:s text:c="2"/>// returns 3</text:span></text:p>
      <text:p text:style-name="P9"/>
      <text:p text:style-name="P9"/>
      <text:p text:style-name="P18"><text:span text:style-name="T4">Math Object Methods</text:span></text:p>
      <text:p text:style-name="P9"/>
      <text:p text:style-name="P9"/>
      <table:table table:name="Table21" table:style-name="Table1">
        <table:table-column table:style-name="TableColumn1"/>
        <table:table-column table:style-name="TableColumn1"/>
        <table:table-row>
          <table:table-cell table:style-name="TableCell1">
            <text:p text:style-name="P4"><text:span text:style-name="T7">Method</text:span></text:p>
          </table:table-cell>
          <table:table-cell table:style-name="TableCell1">
            <text:p text:style-name="P4"><text:span text:style-name="T7">Description</text:span></text:p>
          </table:table-cell>
        </table:table-row>
        <table:table-row>
          <table:table-cell table:style-name="TableCell1">
            <text:p text:style-name="P4"><text:a xlink:type="simple" xlink:href="https://www.w3schools.com/jsref/jsref_abs.asp">abs(x)</text:a></text:p>
          </table:table-cell>
          <table:table-cell table:style-name="TableCell1">
            <text:p text:style-name="P4">Returns the absolute value of x</text:p>
          </table:table-cell>
        </table:table-row>
        <table:table-row>
          <table:table-cell table:style-name="TableCell1">
            <text:p text:style-name="P4"><text:a xlink:type="simple" xlink:href="https://www.w3schools.com/jsref/jsref_acos.asp">acos(x)</text:a></text:p>
          </table:table-cell>
          <table:table-cell table:style-name="TableCell1">
            <text:p text:style-name="P4">Returns the arccosine of x, in radians</text:p>
          </table:table-cell>
        </table:table-row>
        <table:table-row>
          <table:table-cell table:style-name="TableCell1">
            <text:p text:style-name="P4"><text:a xlink:type="simple" xlink:href="https://www.w3schools.com/jsref/jsref_acosh.asp">acosh(x)</text:a></text:p>
          </table:table-cell>
          <table:table-cell table:style-name="TableCell1">
            <text:p text:style-name="P4">Returns the hyperbolic arccosine of x</text:p>
          </table:table-cell>
        </table:table-row>
        <table:table-row>
          <table:table-cell table:style-name="TableCell1">
            <text:p text:style-name="P4"><text:a xlink:type="simple" xlink:href="https://www.w3schools.com/jsref/jsref_asin.asp">asin(x)</text:a></text:p>
          </table:table-cell>
          <table:table-cell table:style-name="TableCell1">
            <text:p text:style-name="P4">Returns the arcsine of x, in radians</text:p>
          </table:table-cell>
        </table:table-row>
        <table:table-row>
          <table:table-cell table:style-name="TableCell1">
            <text:p text:style-name="P4"><text:a xlink:type="simple" xlink:href="https://www.w3schools.com/jsref/jsref_asinh.asp">asinh(x)</text:a></text:p>
          </table:table-cell>
          <table:table-cell table:style-name="TableCell1">
            <text:p text:style-name="P4">Returns the hyperbolic arcsine of x</text:p>
          </table:table-cell>
        </table:table-row>
        <table:table-row>
          <table:table-cell table:style-name="TableCell1">
            <text:p text:style-name="P4"><text:a xlink:type="simple" xlink:href="https://www.w3schools.com/jsref/jsref_atan.asp">atan(x)</text:a></text:p>
          </table:table-cell>
          <table:table-cell table:style-name="TableCell1">
            <text:p text:style-name="P4">Returns the arctangent of x as a numeric value between -PI/2 and PI/2 radians</text:p>
          </table:table-cell>
        </table:table-row>
        <table:table-row>
          <table:table-cell table:style-name="TableCell1">
            <text:p text:style-name="P4"><text:a xlink:type="simple" xlink:href="https://www.w3schools.com/jsref/jsref_atan2.asp">atan2(y, x)</text:a></text:p>
          </table:table-cell>
          <table:table-cell table:style-name="TableCell1">
            <text:p text:style-name="P4">Returns the arctangent of the quotient of its arguments</text:p>
          </table:table-cell>
        </table:table-row>
        <table:table-row>
          <table:table-cell table:style-name="TableCell1">
            <text:p text:style-name="P4"><text:a xlink:type="simple" xlink:href="https://www.w3schools.com/jsref/jsref_atanh.asp">atanh(x)</text:a></text:p>
          </table:table-cell>
          <table:table-cell table:style-name="TableCell1">
            <text:p text:style-name="P4">Returns the hyperbolic arctangent of x</text:p>
          </table:table-cell>
        </table:table-row>
        <table:table-row>
          <table:table-cell table:style-name="TableCell1">
            <text:p text:style-name="P4"><text:a xlink:type="simple" xlink:href="https://www.w3schools.com/jsref/jsref_cbrt.asp">cbrt(x)</text:a></text:p>
          </table:table-cell>
          <table:table-cell table:style-name="TableCell1">
            <text:p text:style-name="P4">Returns the cubic root of x</text:p>
          </table:table-cell>
        </table:table-row>
        <table:table-row>
          <table:table-cell table:style-name="TableCell1">
            <text:p text:style-name="P4"><text:a xlink:type="simple" xlink:href="https://www.w3schools.com/jsref/jsref_ceil.asp">ceil(x)</text:a></text:p>
          </table:table-cell>
          <table:table-cell table:style-name="TableCell1">
            <text:p text:style-name="P4">Returns x, rounded upwards to the nearest integer</text:p>
          </table:table-cell>
        </table:table-row>
        <table:table-row>
          <table:table-cell table:style-name="TableCell1">
            <text:p text:style-name="P4"><text:a xlink:type="simple" xlink:href="https://www.w3schools.com/jsref/jsref_cos.asp">cos(x)</text:a></text:p>
          </table:table-cell>
          <table:table-cell table:style-name="TableCell1">
            <text:p text:style-name="P4">Returns the cosine of x (x is in radians)</text:p>
          </table:table-cell>
        </table:table-row>
        <table:table-row>
          <table:table-cell table:style-name="TableCell1">
            <text:p text:style-name="P4"><text:a xlink:type="simple" xlink:href="https://www.w3schools.com/jsref/jsref_cosh.asp">cosh(x)</text:a></text:p>
          </table:table-cell>
          <table:table-cell table:style-name="TableCell1">
            <text:p text:style-name="P4">Returns the hyperbolic cosine of x</text:p>
          </table:table-cell>
        </table:table-row>
        <table:table-row>
          <table:table-cell table:style-name="TableCell1">
            <text:p text:style-name="P4"><text:a xlink:type="simple" xlink:href="https://www.w3schools.com/jsref/jsref_exp.asp">exp(x)</text:a></text:p>
          </table:table-cell>
          <table:table-cell table:style-name="TableCell1">
            <text:p text:style-name="P4">Returns the value of Ex</text:p>
          </table:table-cell>
        </table:table-row>
        <table:table-row>
          <table:table-cell table:style-name="TableCell1">
            <text:p text:style-name="P4"><text:a xlink:type="simple" xlink:href="https://www.w3schools.com/jsref/jsref_floor.asp">floor(x)</text:a></text:p>
          </table:table-cell>
          <table:table-cell table:style-name="TableCell1">
            <text:p text:style-name="P4">Returns x, rounded downwards to the nearest integer</text:p>
          </table:table-cell>
        </table:table-row>
        <table:table-row>
          <table:table-cell table:style-name="TableCell1">
            <text:p text:style-name="P4"><text:a xlink:type="simple" xlink:href="https://www.w3schools.com/jsref/jsref_log.asp">log(x)</text:a></text:p>
          </table:table-cell>
          <table:table-cell table:style-name="TableCell1">
            <text:p text:style-name="P4">Returns the natural logarithm (base E) of x</text:p>
          </table:table-cell>
        </table:table-row>
        <table:table-row>
          <table:table-cell table:style-name="TableCell1">
            <text:p text:style-name="P4"><text:a xlink:type="simple" xlink:href="https://www.w3schools.com/jsref/jsref_max.asp">max(x, y, z, ..., n)</text:a></text:p>
          </table:table-cell>
          <table:table-cell table:style-name="TableCell1">
            <text:p text:style-name="P4">Returns the number with the highest value</text:p>
          </table:table-cell>
        </table:table-row>
        <table:table-row>
          <table:table-cell table:style-name="TableCell1">
            <text:p text:style-name="P4"><text:a xlink:type="simple" xlink:href="https://www.w3schools.com/jsref/jsref_min.asp">min(x, y, z, ..., n)</text:a></text:p>
          </table:table-cell>
          <table:table-cell table:style-name="TableCell1">
            <text:p text:style-name="P4">Returns the number with the lowest value</text:p>
          </table:table-cell>
        </table:table-row>
        <table:table-row>
          <table:table-cell table:style-name="TableCell1">
            <text:p text:style-name="P4"><text:a xlink:type="simple" xlink:href="https://www.w3schools.com/jsref/jsref_pow.asp">pow(x, y)</text:a></text:p>
          </table:table-cell>
          <table:table-cell table:style-name="TableCell1">
            <text:p text:style-name="P4">Returns the value of x to the power of y</text:p>
          </table:table-cell>
        </table:table-row>
        <table:table-row>
          <table:table-cell table:style-name="TableCell1">
            <text:p text:style-name="P4"><text:a xlink:type="simple" xlink:href="https://www.w3schools.com/jsref/jsref_random.asp">random()</text:a></text:p>
          </table:table-cell>
          <table:table-cell table:style-name="TableCell1">
            <text:p text:style-name="P4">Returns a random number between 0 and 1</text:p>
          </table:table-cell>
        </table:table-row>
        <table:table-row>
          <table:table-cell table:style-name="TableCell1">
            <text:p text:style-name="P4"><text:a xlink:type="simple" xlink:href="https://www.w3schools.com/jsref/jsref_round.asp">round(x)</text:a></text:p>
          </table:table-cell>
          <table:table-cell table:style-name="TableCell1">
            <text:p text:style-name="P4">Rounds x to the nearest integer</text:p>
          </table:table-cell>
        </table:table-row>
        <table:table-row>
          <table:table-cell table:style-name="TableCell1">
            <text:p text:style-name="P4"><text:a xlink:type="simple" xlink:href="https://www.w3schools.com/jsref/jsref_sign.asp">sign(x)</text:a></text:p>
          </table:table-cell>
          <table:table-cell table:style-name="TableCell1">
            <text:p text:style-name="P4">Returns if x is negative, null or positive (-1, 0, 1)</text:p>
          </table:table-cell>
        </table:table-row>
        <table:table-row>
          <table:table-cell table:style-name="TableCell1">
            <text:p text:style-name="P4"><text:a xlink:type="simple" xlink:href="https://www.w3schools.com/jsref/jsref_sin.asp">sin(x)</text:a></text:p>
          </table:table-cell>
          <table:table-cell table:style-name="TableCell1">
            <text:p text:style-name="P4">Returns the sine of x (x is in radians)</text:p>
          </table:table-cell>
        </table:table-row>
        <table:table-row>
          <table:table-cell table:style-name="TableCell1">
            <text:p text:style-name="P4"><text:a xlink:type="simple" xlink:href="https://www.w3schools.com/jsref/jsref_sinh.asp">sinh(x)</text:a></text:p>
          </table:table-cell>
          <table:table-cell table:style-name="TableCell1">
            <text:p text:style-name="P4">Returns the hyperbolic sine of x</text:p>
          </table:table-cell>
        </table:table-row>
        <table:table-row>
          <table:table-cell table:style-name="TableCell1">
            <text:p text:style-name="P4"><text:a xlink:type="simple" xlink:href="https://www.w3schools.com/jsref/jsref_sqrt.asp">sqrt(x)</text:a></text:p>
          </table:table-cell>
          <table:table-cell table:style-name="TableCell1">
            <text:p text:style-name="P4">Returns the square root of x</text:p>
          </table:table-cell>
        </table:table-row>
        <table:table-row>
          <table:table-cell table:style-name="TableCell1">
            <text:p text:style-name="P4"><text:a xlink:type="simple" xlink:href="https://www.w3schools.com/jsref/jsref_tan.asp">tan(x)</text:a></text:p>
          </table:table-cell>
          <table:table-cell table:style-name="TableCell1">
            <text:p text:style-name="P4">Returns the tangent of an angle</text:p>
          </table:table-cell>
        </table:table-row>
        <table:table-row>
          <table:table-cell table:style-name="TableCell1">
            <text:p text:style-name="P4"><text:a xlink:type="simple" xlink:href="https://www.w3schools.com/jsref/jsref_tanh.asp">tanh(x)</text:a></text:p>
          </table:table-cell>
          <table:table-cell table:style-name="TableCell1">
            <text:p text:style-name="P4">Returns the hyperbolic tangent of a number</text:p>
          </table:table-cell>
        </table:table-row>
        <table:table-row>
          <table:table-cell table:style-name="TableCell1">
            <text:p text:style-name="P4"><text:a xlink:type="simple" xlink:href="https://www.w3schools.com/jsref/jsref_trunc.asp">trunc(x)</text:a></text:p>
          </table:table-cell>
          <table:table-cell table:style-name="TableCell1">
            <text:p text:style-name="P4">Returns the integer part of a number (x)</text:p>
          </table:table-cell>
        </table:table-row>
      </table:table>
      <text:p text:style-name="P9"/>
      <text:p text:style-name="P9"/>
      <text:p text:style-name="P5"><text:span text:style-name="T5">20. JS if else and else if</text:span></text:p>
      <text:p text:style-name="P9"/>
      <text:p text:style-name="P9"><text:span text:style-name="T4">Conditional statements are used to perform different actions based on different conditions.</text:span></text:p>
      <text:p text:style-name="P9"><text:span text:style-name="T4">Very often, when we write code, we want to perform different actions on different decisions. This is when conditional statements comes into picture.</text:span></text:p>
      <text:p text:style-name="P9"/>
      <text:list text:style-name="L4">
        <text:list-item>
          <text:p text:style-name="P105"><text:span text:style-name="T4">Use </text:span><text:span text:style-name="T9">if </text:span><text:span text:style-name="T4">to specify a block of code to be executed, if a specified condition is true.</text:span></text:p>
        </text:list-item>
        <text:list-item>
          <text:p text:style-name="P105"><text:span text:style-name="T4">Use </text:span><text:span text:style-name="T9">else</text:span><text:span text:style-name="T4"><text:s/>to specify a block of code to be executed, if the same condition is false.</text:span></text:p>
        </text:list-item>
        <text:list-item>
          <text:p text:style-name="P105"><text:span text:style-name="T4">Use </text:span><text:span text:style-name="T9">else if</text:span><text:span text:style-name="T4"><text:s/>to specify a new condition to test, if the first condition is false.</text:span></text:p>
        </text:list-item>
        <text:list-item>
          <text:p text:style-name="P105"><text:span text:style-name="T4">Use </text:span><text:span text:style-name="T9">switch </text:span><text:span text:style-name="T4">to specify many alternative blocks of code to be executed.</text:span></text:p>
        </text:list-item>
        <text:list-item>
          <text:p text:style-name="P105"/>
        </text:list-item>
      </text:list>
      <text:p text:style-name="P9"><text:span text:style-name="T6">The </text:span><text:span text:style-name="T48">if</text:span><text:span text:style-name="T6"><text:s/>Statement</text:span></text:p>
      <text:p text:style-name="P9"/>
      <text:p text:style-name="P9"><text:span text:style-name="T4">Use </text:span><text:span text:style-name="T9">if </text:span><text:span text:style-name="T4">to specify a block of code to be executed, if a specified condition is true.</text:span></text:p>
      <text:p text:style-name="P9"/>
      <text:p text:style-name="P9"><text:span text:style-name="T4">Syntax : </text:span></text:p>
      <text:p text:style-name="P9"/>
      <text:p text:style-name="P9"><text:span text:style-name="T70">if </text:span><text:span text:style-name="T4">( condition ) {</text:span></text:p>
      <text:p text:style-name="P106"><text:span text:style-name="T14"><text:s text:c="19"/></text:span><text:span text:style-name="T4">// block of code to be executed if the condition is true</text:span></text:p>
      <text:p text:style-name="P9"><text:span text:style-name="T4">}</text:span></text:p>
      <text:p text:style-name="P9"/>
      <text:p text:style-name="P9"><text:span text:style-name="T4">Ex: A "Good day" greeting if the hour is less than 18:00:</text:span></text:p>
      <text:p text:style-name="P9"/>
      <text:p text:style-name="P9"><text:span text:style-name="T4">&lt;p&gt;Display "Good day!" if the hour is less than 18:00:&lt;/p&gt;</text:span></text:p>
      <text:p text:style-name="P9"/>
      <text:p text:style-name="P9"><text:span text:style-name="T4">&lt;p id="demo"&gt;Good Evening!&lt;/p&gt;</text:span></text:p>
      <text:p text:style-name="P9"/>
      <text:p text:style-name="P9"><text:span text:style-name="T4">&lt;script&gt;</text:span></text:p>
      <text:p text:style-name="P9"><text:span text:style-name="T4">if (new Date().getHours() &lt; 18) {</text:span></text:p>
      <text:p text:style-name="P9"><text:span text:style-name="T4"><text:s text:c="2"/>document.getElementById("demo").innerHTML = "Good day!";</text:span></text:p>
      <text:p text:style-name="P9"><text:span text:style-name="T4">}</text:span></text:p>
      <text:p text:style-name="P9"><text:span text:style-name="T4">&lt;/script&gt;</text:span></text:p>
      <text:p text:style-name="P9"/>
      <text:p text:style-name="P9"><text:span text:style-name="T4">Result : Good Day!</text:span></text:p>
      <text:p text:style-name="P9"/>
      <text:p text:style-name="P9"><text:span text:style-name="T4">And, if the time is greater than 18, it will display the innerHTML for id “demo”.</text:span></text:p>
      <text:p text:style-name="P9"/>
      <text:p text:style-name="P9"><text:span text:style-name="T6">The </text:span><text:span text:style-name="T48">else</text:span><text:span text:style-name="T6"><text:s/>Statement</text:span></text:p>
      <text:p text:style-name="P9"/>
      <text:p text:style-name="P9"><text:span text:style-name="T4">Use </text:span><text:span text:style-name="T9">else</text:span><text:span text:style-name="T4"><text:s/>to specify a block of code to be executed, if the same condition is false.</text:span></text:p>
      <text:p text:style-name="P9"/>
      <text:p text:style-name="P9"><text:span text:style-name="T4">Syntax : </text:span></text:p>
      <text:p text:style-name="P9"/>
      <text:p text:style-name="P9"><text:span text:style-name="T70">if </text:span><text:span text:style-name="T4">( condition ) {</text:span></text:p>
      <text:p text:style-name="P106"><text:span text:style-name="T14"><text:s text:c="19"/></text:span><text:span text:style-name="T4">// block of code to be executed if the condition is true</text:span></text:p>
      <text:p text:style-name="P9"><text:span text:style-name="T4">} <text:s text:c="5"/>else <text:s text:c="4"/>{</text:span></text:p>
      <text:p text:style-name="P106"><text:span text:style-name="T14"><text:s text:c="19"/></text:span><text:span text:style-name="T4">// block of code to be executed if the condition is false</text:span></text:p>
      <text:p text:style-name="P9"><text:span text:style-name="T4">}</text:span></text:p>
      <text:p text:style-name="P106"/>
      <text:p text:style-name="P9"><text:span text:style-name="T4">Ex: If the hour is less than 18, create a "Good day" greeting, otherwise "Good evening":</text:span></text:p>
      <text:p text:style-name="P17"/>
      <text:p text:style-name="P9"><text:span text:style-name="T4">&lt;script&gt;</text:span></text:p>
      <text:p text:style-name="P9"><text:span text:style-name="T4">const hour = new Date().getHours();</text:span></text:p>
      <text:p text:style-name="P9"><text:span text:style-name="T4">let greeting;</text:span></text:p>
      <text:p text:style-name="P9"/>
      <text:p text:style-name="P9"><text:span text:style-name="T4">if (hour &lt; 18) {</text:span></text:p>
      <text:p text:style-name="P9"><text:span text:style-name="T4"><text:s text:c="2"/>greeting = "Good day!";</text:span></text:p>
      <text:p text:style-name="P9"><text:span text:style-name="T4">}</text:span></text:p>
      <text:p text:style-name="P9"><text:span text:style-name="T4"><text:s/>else</text:span></text:p>
      <text:p text:style-name="P9"><text:span text:style-name="T4">{</text:span></text:p>
      <text:p text:style-name="P9"><text:span text:style-name="T4"><text:s/>greeting = "Good evening!";</text:span></text:p>
      <text:p text:style-name="P9"><text:span text:style-name="T4">}</text:span></text:p>
      <text:p text:style-name="P9"/>
      <text:p text:style-name="P9"><text:span text:style-name="T4">document.getElementById("demo").innerHTML = greeting;</text:span></text:p>
      <text:p text:style-name="P9"><text:span text:style-name="T4">&lt;/script&gt;</text:span></text:p>
      <text:p text:style-name="P9"/>
      <text:p text:style-name="P9"><text:span text:style-name="T4">Result : Good Day!</text:span></text:p>
      <text:p text:style-name="P9"/>
      <text:p text:style-name="P9"/>
      <text:p text:style-name="P9"><text:span text:style-name="T6">The </text:span><text:span text:style-name="T48">else if </text:span><text:span text:style-name="T6">Statement</text:span></text:p>
      <text:p text:style-name="P9"/>
      <text:p text:style-name="P9"><text:span text:style-name="T4">Use </text:span><text:span text:style-name="T9">else if</text:span><text:span text:style-name="T4"><text:s/>to specify a new condition if the first condition is false.</text:span></text:p>
      <text:p text:style-name="P9"/>
      <text:p text:style-name="P9"><text:span text:style-name="T4">Syntax : </text:span></text:p>
      <text:p text:style-name="P9"/>
      <text:p text:style-name="P9"><text:span text:style-name="T70">if </text:span><text:span text:style-name="T4">( condition 1 ) {</text:span></text:p>
      <text:p text:style-name="P9"/>
      <text:p text:style-name="P106"><text:span text:style-name="T14"><text:s text:c="19"/></text:span><text:span text:style-name="T4">// block of code to be executed if the condition 1 is true</text:span></text:p>
      <text:p text:style-name="P9"><text:span text:style-name="T4">} <text:s text:c="5"/></text:span><text:span text:style-name="T70">else if</text:span><text:span text:style-name="T4"><text:s/>(condition 2 ) {</text:span></text:p>
      <text:p text:style-name="P9"/>
      <text:p text:style-name="P106"><text:span text:style-name="T14"><text:s text:c="20"/></text:span><text:span text:style-name="T4">// block of code to be executed if the condition 1 is false and condition 2 is true</text:span></text:p>
      <text:p text:style-name="P6"><text:span text:style-name="T14">} </text:span><text:span text:style-name="T4">else</text:span><text:span text:style-name="T77"><text:s text:c="2"/></text:span><text:span text:style-name="T14">{</text:span></text:p>
      <text:p text:style-name="P106"/>
      <text:p text:style-name="P106"><text:span text:style-name="T4"><text:s text:c="20"/></text:span><text:span text:style-name="T14"><text:s/></text:span><text:span text:style-name="T4">// block of code to be executed if the condition 1 is false and condition 2 is false</text:span></text:p>
      <text:p text:style-name="P107"><text:span text:style-name="T4">}</text:span></text:p>
      <text:p text:style-name="P9"/>
      <text:p text:style-name="P9"/>
      <text:p text:style-name="P9"><text:span text:style-name="T4">Ex: If time is less than 10:00, create a "Good morning" greeting, if not, but time is less than 20:00, create a "Good day" greeting, otherwise a "Good evening":</text:span></text:p>
      <text:p text:style-name="P9"/>
      <text:p text:style-name="P9"><text:span text:style-name="T4">&lt;p id = “demo”&gt; &lt;/p&gt;</text:span></text:p>
      <text:p text:style-name="P9"><text:span text:style-name="T4">&lt;script&gt;</text:span></text:p>
      <text:p text:style-name="P9"/>
      <text:p text:style-name="P9"><text:span text:style-name="T4">const time = new Date().getHours();</text:span></text:p>
      <text:p text:style-name="P9"><text:span text:style-name="T4">let greeting;</text:span></text:p>
      <text:p text:style-name="P9"/>
      <text:p text:style-name="P9"><text:span text:style-name="T4">if (time &lt; 10 ) {</text:span></text:p>
      <text:p text:style-name="P9"><text:span text:style-name="T4">greeting = “Good Morning !”;</text:span></text:p>
      <text:p text:style-name="P9"><text:span text:style-name="T4">}</text:span></text:p>
      <text:p text:style-name="P9"><text:span text:style-name="T4">else if ( time &lt; 20 ) {</text:span></text:p>
      <text:p text:style-name="P9"><text:span text:style-name="T4">greeting = “Good Day!”;</text:span></text:p>
      <text:p text:style-name="P9"><text:span text:style-name="T4">}</text:span></text:p>
      <text:p text:style-name="P9"><text:span text:style-name="T4">else {</text:span></text:p>
      <text:p text:style-name="P9"><text:span text:style-name="T4">greeting = “Good Eve !”</text:span></text:p>
      <text:p text:style-name="P9"><text:span text:style-name="T4">}</text:span></text:p>
      <text:p text:style-name="P9"><text:span text:style-name="T4">document.getElementById(“demo”).innerHTML = greeting;</text:span></text:p>
      <text:p text:style-name="P9"/>
      <text:p text:style-name="P9"><text:span text:style-name="T4">&lt;/script&gt;</text:span></text:p>
      <text:p text:style-name="P9"/>
      <text:p text:style-name="P9"><text:span text:style-name="T6">The </text:span><text:span text:style-name="T48">switch </text:span><text:span text:style-name="T6">Statement</text:span></text:p>
      <text:p text:style-name="P9"/>
      <text:p text:style-name="P9"><text:span text:style-name="T4">Use </text:span><text:span text:style-name="T9">switch</text:span><text:span text:style-name="T4"><text:s/>statement to perform different actions based on different conditions. Use </text:span><text:span text:style-name="T9">switch</text:span><text:span text:style-name="T4"><text:s/>statement to select one of many code blocks to be executed.</text:span></text:p>
      <text:p text:style-name="P9"/>
      <text:p text:style-name="P9"><text:span text:style-name="T4"><text:s/>Syntax : </text:span></text:p>
      <text:p text:style-name="P9"/>
      <text:p text:style-name="P9"><text:span text:style-name="T70">switch </text:span><text:span text:style-name="T4">(expression) <text:s text:c="2"/>{</text:span></text:p>
      <text:p text:style-name="P9"><text:span text:style-name="T4"><text:s text:c="6"/></text:span><text:span text:style-name="T70">case</text:span><text:span text:style-name="T4"><text:s/>x :</text:span></text:p>
      <text:p text:style-name="P9"><text:span text:style-name="T4"><text:s text:c="14"/></text:span><text:span text:style-name="T77">// code block </text:span></text:p>
      <text:p text:style-name="P6"><text:span text:style-name="T4">break</text:span><text:span text:style-name="T14">;</text:span></text:p>
      <text:p text:style-name="P9"><text:span text:style-name="T4"><text:s text:c="6"/></text:span><text:span text:style-name="T70">case</text:span><text:span text:style-name="T4"><text:s/>y :</text:span></text:p>
      <text:p text:style-name="P106"><text:span text:style-name="T14"><text:s text:c="12"/></text:span><text:span text:style-name="T4"><text:s/>// code block</text:span></text:p>
      <text:p text:style-name="P6"><text:span text:style-name="T4">break</text:span><text:span text:style-name="T14">;</text:span></text:p>
      <text:p text:style-name="P9"><text:span text:style-name="T4"><text:s text:c="7"/></text:span><text:span text:style-name="T70">default</text:span><text:span text:style-name="T4"><text:s/>:</text:span></text:p>
      <text:p text:style-name="P106"><text:span text:style-name="T14"><text:s text:c="9"/></text:span><text:span text:style-name="T4"><text:s text:c="3"/>// code block</text:span></text:p>
      <text:p text:style-name="P9"><text:span text:style-name="T4">}</text:span></text:p>
      <text:p text:style-name="P9"/>
      <text:p text:style-name="P9"><text:span text:style-name="T4">This is how it works :</text:span></text:p>
      <text:p text:style-name="P9"/>
      <text:list text:style-name="L4">
        <text:list-item>
          <text:p text:style-name="P105"><text:span text:style-name="T4">The switch expression is evaluated once.</text:span></text:p>
        </text:list-item>
        <text:list-item>
          <text:p text:style-name="P105"><text:span text:style-name="T4">The value of expression is compared with the value of each case.</text:span></text:p>
        </text:list-item>
        <text:list-item>
          <text:p text:style-name="P105"><text:span text:style-name="T4">If there is a match, the associated block of code is executed.</text:span></text:p>
        </text:list-item>
        <text:list-item>
          <text:p text:style-name="P105"><text:span text:style-name="T4">If there is no match, the default block of code is executed.</text:span></text:p>
        </text:list-item>
      </text:list>
      <text:p text:style-name="P9"/>
      <text:p text:style-name="P9"/>
      <text:p text:style-name="P9"><text:span text:style-name="T4">Ex: The </text:span><text:span text:style-name="T8">getDay()</text:span><text:span text:style-name="T4"><text:s/>method returns the weekday as a number between 0 and 6.</text:span></text:p>
      <text:p text:style-name="P9"/>
      <text:p text:style-name="P9"><text:span text:style-name="T4">&lt;script&gt;</text:span></text:p>
      <text:p text:style-name="P9"><text:span text:style-name="T4">let day;</text:span></text:p>
      <text:p text:style-name="P9"><text:span text:style-name="T4">switch (new Date().getDay()) <text:s text:c="2"/>{</text:span></text:p>
      <text:p text:style-name="P9"><text:span text:style-name="T4"><text:s text:c="2"/>case 0:</text:span></text:p>
      <text:p text:style-name="P9"><text:span text:style-name="T4"><text:s text:c="4"/>day = "Sunday";</text:span></text:p>
      <text:p text:style-name="P9"><text:span text:style-name="T4"><text:s text:c="4"/>break;</text:span></text:p>
      <text:p text:style-name="P9"><text:span text:style-name="T4"><text:s text:c="2"/>case 1:</text:span></text:p>
      <text:p text:style-name="P9"><text:span text:style-name="T4"><text:s text:c="4"/>day = "Monday";</text:span></text:p>
      <text:p text:style-name="P9"><text:span text:style-name="T4"><text:s text:c="4"/>break;</text:span></text:p>
      <text:p text:style-name="P9"><text:span text:style-name="T4"><text:s text:c="2"/>case 2:</text:span></text:p>
      <text:p text:style-name="P9"><text:span text:style-name="T4"><text:s text:c="4"/>day = "Tuesday";</text:span></text:p>
      <text:p text:style-name="P9"><text:span text:style-name="T4"><text:s text:c="4"/>break;</text:span></text:p>
      <text:p text:style-name="P9"><text:span text:style-name="T4"><text:s text:c="2"/>case 3:</text:span></text:p>
      <text:p text:style-name="P9"><text:span text:style-name="T4"><text:s text:c="4"/>day = "Wednesday";</text:span></text:p>
      <text:p text:style-name="P9"><text:span text:style-name="T4"><text:s text:c="4"/>break;</text:span></text:p>
      <text:p text:style-name="P9"><text:span text:style-name="T4"><text:s text:c="2"/>case 4:</text:span></text:p>
      <text:p text:style-name="P9"><text:span text:style-name="T4"><text:s text:c="4"/>day = "Thursday";</text:span></text:p>
      <text:p text:style-name="P9"><text:span text:style-name="T4"><text:s text:c="4"/>break;</text:span></text:p>
      <text:p text:style-name="P9"><text:span text:style-name="T4"><text:s text:c="2"/>case 5:</text:span></text:p>
      <text:p text:style-name="P9"><text:span text:style-name="T4"><text:s text:c="4"/>day = "Friday";</text:span></text:p>
      <text:p text:style-name="P9"><text:span text:style-name="T4"><text:s text:c="4"/>break;</text:span></text:p>
      <text:p text:style-name="P9"><text:span text:style-name="T4"><text:s text:c="2"/>case <text:s/>6:</text:span></text:p>
      <text:p text:style-name="P9"><text:span text:style-name="T4"><text:s text:c="4"/>day = "Saturday";</text:span></text:p>
      <text:p text:style-name="P9"><text:span text:style-name="T4">}</text:span></text:p>
      <text:p text:style-name="P9"><text:span text:style-name="T4">document.getElementById("demo").innerHTML = "Today is " + day;</text:span></text:p>
      <text:p text:style-name="P9"><text:span text:style-name="T4">&lt;/script&gt;</text:span></text:p>
      <text:p text:style-name="P9"/>
      <text:p text:style-name="P9"><text:span text:style-name="T4">Result : Tuesday </text:span><text:span text:style-name="T77">(current day)</text:span></text:p>
      <text:p text:style-name="P9"><text:span text:style-name="T4">The </text:span><text:span text:style-name="T54">break</text:span><text:span text:style-name="T4"><text:s/>keyword</text:span></text:p>
      <text:p text:style-name="P9"/>
      <text:p text:style-name="P9"><text:span text:style-name="T4">When JS reaches a </text:span><text:span text:style-name="T54">break</text:span><text:span text:style-name="T4"><text:s/>keyword, it breaks our of the switch block. This will stop the execution inside the switch block.</text:span></text:p>
      <text:p text:style-name="P9"><text:span text:style-name="T4">It is not necessary to break the last case in a switch block. The block breaks (ends) there anyway.</text:span></text:p>
      <text:p text:style-name="P9"/>
      <text:p text:style-name="P9"><text:span text:style-name="T4">The </text:span><text:span text:style-name="T54">default</text:span><text:span text:style-name="T4"><text:s/>keyword </text:span></text:p>
      <text:p text:style-name="P9"/>
      <text:p text:style-name="P17"><text:span text:style-name="T4">The </text:span><text:span text:style-name="T8">default </text:span><text:span text:style-name="T4">keyword specifies the code to run if there is no case match.</text:span></text:p>
      <text:p text:style-name="P17"><text:span text:style-name="T4">The </text:span><text:span text:style-name="T8">default</text:span><text:span text:style-name="T4"><text:s/>case does not need to be the last case in a switch block.</text:span></text:p>
      <text:p text:style-name="P17"><text:span text:style-name="T4">If <text:s/></text:span><text:span text:style-name="T8">default </text:span><text:span text:style-name="T4">is not the last case in the switch block, remember to end the default case with a break.</text:span></text:p>
      <text:p text:style-name="P108"><text:span text:style-name="T4">Ex: If today is neither Saturday (6) nor Sunday (0), write a default message:</text:span></text:p>
      <text:p text:style-name="P108"/>
      <text:p text:style-name="P108"><text:span text:style-name="T4">&lt;p id = “demo”&gt; &lt;/p&gt;</text:span></text:p>
      <text:p text:style-name="P8"><text:span text:style-name="T4">&lt;script&gt;</text:span></text:p>
      <text:p text:style-name="P8"><text:span text:style-name="T4">let text;</text:span></text:p>
      <text:p text:style-name="P8"><text:span text:style-name="T4">switch (new Date().getDay()) {</text:span></text:p>
      <text:p text:style-name="P8"><text:span text:style-name="T4"><text:s text:c="2"/>case 6:</text:span></text:p>
      <text:p text:style-name="P8"><text:span text:style-name="T4"><text:s text:c="4"/>text = "Today is Saturday";</text:span></text:p>
      <text:p text:style-name="P8"><text:span text:style-name="T4"><text:s text:c="4"/>break;</text:span></text:p>
      <text:p text:style-name="P8"><text:span text:style-name="T4"><text:s text:c="2"/>case 0:</text:span></text:p>
      <text:p text:style-name="P8"><text:span text:style-name="T4"><text:s text:c="4"/>text = "Today is Sunday";</text:span></text:p>
      <text:p text:style-name="P8"><text:span text:style-name="T4"><text:s text:c="4"/>break;</text:span></text:p>
      <text:p text:style-name="P8"><text:span text:style-name="T4"><text:s text:c="2"/>default:</text:span></text:p>
      <text:p text:style-name="P8"><text:span text:style-name="T4"><text:s text:c="4"/>text = "Looking forward to the Weekend";</text:span></text:p>
      <text:p text:style-name="P8"><text:span text:style-name="T4">}</text:span></text:p>
      <text:p text:style-name="P8"><text:span text:style-name="T4">document.getElementById("demo").innerHTML = text;</text:span></text:p>
      <text:p text:style-name="P8"><text:span text:style-name="T4">&lt;/script&gt;</text:span></text:p>
      <text:p text:style-name="P9"/>
      <text:p text:style-name="P9"><text:span text:style-name="T4">Result : Looking forward to the Weekend</text:span></text:p>
      <text:p text:style-name="P9"><text:span text:style-name="T4">--------------------------</text:span></text:p>
      <text:p text:style-name="P9"><text:span text:style-name="T4">We can also use the same code for different switch cases.</text:span></text:p>
      <text:p text:style-name="P9"/>
      <text:p text:style-name="P9"><text:span text:style-name="T4">Ex: case 4 and 5 share the same code block, and 0 and 6 share another code block:</text:span></text:p>
      <text:p text:style-name="P9"/>
      <text:p text:style-name="P9"><text:span text:style-name="T4">&lt;script&gt;</text:span></text:p>
      <text:p text:style-name="P9"><text:span text:style-name="T4">let text;</text:span></text:p>
      <text:p text:style-name="P9"><text:span text:style-name="T4">switch (new Date().getDay()) {</text:span></text:p>
      <text:p text:style-name="P9"><text:span text:style-name="T4"><text:s text:c="2"/>case 4:</text:span></text:p>
      <text:p text:style-name="P9"><text:span text:style-name="T4"><text:s text:c="2"/>case 5:</text:span></text:p>
      <text:p text:style-name="P9"><text:span text:style-name="T4"><text:s text:c="4"/>text = "Soon it is Weekend";</text:span></text:p>
      <text:p text:style-name="P9"><text:span text:style-name="T4"><text:s text:c="4"/>break;</text:span></text:p>
      <text:p text:style-name="P9"><text:span text:style-name="T4"><text:s text:c="2"/>case 0:</text:span></text:p>
      <text:p text:style-name="P9"><text:span text:style-name="T4"><text:s text:c="2"/>case 6:</text:span></text:p>
      <text:p text:style-name="P9"><text:span text:style-name="T4"><text:s text:c="4"/>text = "It is Weekend";</text:span></text:p>
      <text:p text:style-name="P9"><text:span text:style-name="T4"><text:s text:c="4"/>break;</text:span></text:p>
      <text:p text:style-name="P9"><text:span text:style-name="T4"><text:s text:c="2"/>default:</text:span></text:p>
      <text:p text:style-name="P9"><text:span text:style-name="T4"><text:s text:c="4"/>text = "Looking forward to the Weekend";</text:span></text:p>
      <text:p text:style-name="P9"><text:span text:style-name="T4">}</text:span></text:p>
      <text:p text:style-name="P9"><text:span text:style-name="T4">document.getElementById("demo").innerHTML = text;</text:span></text:p>
      <text:p text:style-name="P9"/>
      <text:p text:style-name="P9"><text:span text:style-name="T4">Result : <text:s/>Looking forward to the Weekend</text:span></text:p>
      <text:p text:style-name="P9"/>
      <text:p text:style-name="P9"/>
      <text:p text:style-name="P5"><text:span text:style-name="T5">21. JS </text:span><text:span text:style-name="T78">For</text:span><text:span text:style-name="T5"><text:s/>Loop </text:span></text:p>
      <text:p text:style-name="P9"/>
      <text:p text:style-name="P9"><text:span text:style-name="T4">Loops can execute a block of code a number of times. If we want to run a same code over and over again, each time with a different value. <text:s/></text:span></text:p>
      <text:p text:style-name="P9"/>
      <text:p text:style-name="P10"><text:span text:style-name="T5">Different Kinds of Loops </text:span></text:p>
      <text:p text:style-name="P9"/>
      <text:p text:style-name="P9"><text:span text:style-name="T4">1. </text:span><text:span text:style-name="T54">for </text:span><text:span text:style-name="T4"><text:s text:c="10"/>- <text:s/>loops through a block of code a known number of times</text:span></text:p>
      <text:p text:style-name="P9"><text:span text:style-name="T4">2. </text:span><text:span text:style-name="T54">for/in <text:s/></text:span><text:span text:style-name="T4"><text:s text:c="5"/>- <text:s/>loops though the properties of an object</text:span></text:p>
      <text:p text:style-name="P9"><text:span text:style-name="T4">3. </text:span><text:span text:style-name="T54">for/of </text:span><text:span text:style-name="T4"><text:s text:c="6"/>- <text:s/>loops through the values of an iterable (repeat) object</text:span></text:p>
      <text:p text:style-name="P9"><text:span text:style-name="T4">4. </text:span><text:span text:style-name="T54">while</text:span><text:span text:style-name="T4"><text:s text:c="7"/>- <text:s/>loops through a block of code while a specified condition is true</text:span></text:p>
      <text:p text:style-name="P9"><text:span text:style-name="T4">5. </text:span><text:span text:style-name="T54">do/while </text:span><text:span text:style-name="T4"><text:s/>- <text:s/>also loops through a block of code while a specified condition is true</text:span></text:p>
      <text:p text:style-name="P9"/>
      <text:p text:style-name="P9"/>
      <text:p text:style-name="P9"/>
      <text:p text:style-name="P9"/>
      <text:p text:style-name="P9"/>
      <text:p text:style-name="P10"><text:span text:style-name="T5">21.1 For Loop </text:span></text:p>
      <text:p text:style-name="P9"/>
      <text:p text:style-name="P9"><text:span text:style-name="T4">Repeats a specific block of code a known number of times</text:span></text:p>
      <text:p text:style-name="P9"/>
      <text:p text:style-name="P9"><text:span text:style-name="T4">Syntax : </text:span></text:p>
      <text:p text:style-name="P9"/>
      <text:p text:style-name="P9"><text:span text:style-name="T4">for <text:s text:c="3"/>(statement 1; statement 2; statement 3) <text:s text:c="3"/>{</text:span></text:p>
      <text:p text:style-name="P109"><text:span text:style-name="T14"><text:s text:c="7"/></text:span><text:span text:style-name="T4"><text:s/>// Code block to be executed </text:span></text:p>
      <text:p text:style-name="P9"><text:span text:style-name="T4">}</text:span></text:p>
      <text:p text:style-name="P9"/>
      <text:p text:style-name="P9"><text:span text:style-name="T4">Statement 1 is executed ( one time ) before the execution of the code block.</text:span></text:p>
      <text:p text:style-name="P9"/>
      <text:p text:style-name="P9"><text:span text:style-name="T4">Statement 2 defines the condition for executing the code block.</text:span></text:p>
      <text:p text:style-name="P9"/>
      <text:p text:style-name="P9"><text:span text:style-name="T4">Statement 3 is executed ( every time ) after the code block has been executed.</text:span></text:p>
      <text:p text:style-name="P9"/>
      <text:p text:style-name="P9"><text:span text:style-name="T4">Ex: </text:span></text:p>
      <text:p text:style-name="P9"/>
      <text:p text:style-name="P9"><text:span text:style-name="T4">&lt;p id = “demo”&gt; &lt;/p&gt;</text:span></text:p>
      <text:p text:style-name="P9"/>
      <text:p text:style-name="P9"><text:span text:style-name="T4">&lt;script&gt;</text:span></text:p>
      <text:p text:style-name="P9"/>
      <text:p text:style-name="P9"><text:span text:style-name="T4">let text = “ ”;</text:span></text:p>
      <text:p text:style-name="P9"/>
      <text:p text:style-name="P9"><text:span text:style-name="T4">for ( let i = 0; i &lt; 5 ; i++; ) <text:s/>{</text:span></text:p>
      <text:p text:style-name="P9"><text:span text:style-name="T4"><text:s text:c="6"/>text += “The number is” + i + “&lt;br&gt;”;</text:span></text:p>
      <text:p text:style-name="P9"><text:span text:style-name="T4">}</text:span></text:p>
      <text:p text:style-name="P9"/>
      <text:p text:style-name="P9"><text:span text:style-name="T4">document.getElementById(“demo”).innerHTML = text;</text:span></text:p>
      <text:p text:style-name="P9"><text:span text:style-name="T4">&lt;/script&gt;</text:span></text:p>
      <text:p text:style-name="P9"/>
      <text:p text:style-name="P9"><text:span text:style-name="T4">&lt;/body&gt;</text:span></text:p>
      <text:p text:style-name="P9"><text:span text:style-name="T4">&lt;/html&gt;</text:span></text:p>
      <text:p text:style-name="P9"/>
      <text:p text:style-name="P9"><text:span text:style-name="T4">Result :</text:span></text:p>
      <text:p text:style-name="P9"/>
      <text:p text:style-name="P9"><text:span text:style-name="T4">The number is 0.</text:span></text:p>
      <text:p text:style-name="P9"><text:span text:style-name="T4">The number is 1.</text:span></text:p>
      <text:p text:style-name="P9"><text:span text:style-name="T4">The number is 2.</text:span></text:p>
      <text:p text:style-name="P9"><text:span text:style-name="T4">The number is 3.</text:span></text:p>
      <text:p text:style-name="P9"><text:span text:style-name="T4">The number is 4.</text:span></text:p>
      <text:p text:style-name="P9"/>
      <text:p text:style-name="P9"><text:span text:style-name="T4">In above example,</text:span></text:p>
      <text:p text:style-name="P9"/>
      <text:p text:style-name="P17"><text:span text:style-name="T54">Statement 1</text:span><text:span text:style-name="T4"><text:s/>sets a variable before the loop starts (let i = 0).</text:span></text:p>
      <text:p text:style-name="P17"><text:span text:style-name="T54">Statement 2 </text:span><text:span text:style-name="T4">defines the condition for the loop to run (i must be less than 5).</text:span></text:p>
      <text:p text:style-name="P17"><text:span text:style-name="T54">Statement 3 </text:span><text:span text:style-name="T4">increases a value (i++) each time the code block in the loop has been executed.</text:span></text:p>
      <text:p text:style-name="P9"/>
      <text:p text:style-name="P9"><text:span text:style-name="T4">Statement 1</text:span></text:p>
      <text:p text:style-name="P9"/>
      <text:p text:style-name="P9"><text:span text:style-name="T4">In JS, </text:span><text:span text:style-name="T6">Statement 1 is optional</text:span><text:span text:style-name="T4">. Normally, we will use statement 1 to initialize the variable used in the loop (let i = 0 ).</text:span></text:p>
      <text:p text:style-name="P9"><text:span text:style-name="T4">We can also initialize many variables in statement 1 separated by comma.</text:span></text:p>
      <text:p text:style-name="P9"/>
      <text:p text:style-name="P9"><text:span text:style-name="T4">Ex: </text:span></text:p>
      <text:p text:style-name="P9"/>
      <text:p text:style-name="P9"><text:span text:style-name="T4">&lt;script&gt;</text:span></text:p>
      <text:p text:style-name="P9"><text:span text:style-name="T4">const cars = ["BMW", "Volvo", "Saab", "Ford"];</text:span></text:p>
      <text:p text:style-name="P9"/>
      <text:p text:style-name="P9"><text:span text:style-name="T4">let i, len, text;</text:span></text:p>
      <text:p text:style-name="P9"><text:span text:style-name="T4">for ( let i = 1, len = cars.length, text = “ “; i &lt; len ; i++) <text:s/>{</text:span></text:p>
      <text:p text:style-name="P9"><text:span text:style-name="T4">text += cars [i] + “&lt;br&gt;”;</text:span></text:p>
      <text:p text:style-name="P9"><text:span text:style-name="T4">}</text:span></text:p>
      <text:p text:style-name="P9"/>
      <text:p text:style-name="P9"><text:span text:style-name="T4">document.getElementById("demo").innerHTML = text;</text:span></text:p>
      <text:p text:style-name="P9"><text:span text:style-name="T4">&lt;/script&gt;</text:span></text:p>
      <text:p text:style-name="P9"/>
      <text:p text:style-name="P9"><text:span text:style-name="T4">Result : </text:span></text:p>
      <text:p text:style-name="P9"/>
      <text:p text:style-name="P9"><text:span text:style-name="T4">Volvo</text:span></text:p>
      <text:p text:style-name="P9"><text:span text:style-name="T4">Saab</text:span></text:p>
      <text:p text:style-name="P9"><text:span text:style-name="T4">Ford</text:span></text:p>
      <text:p text:style-name="P9"><text:span text:style-name="T4">---------------------</text:span></text:p>
      <text:p text:style-name="P9"/>
      <text:p text:style-name="P9"><text:span text:style-name="T4">We can omit statement 1 if we have our values set before the loop starts.</text:span></text:p>
      <text:p text:style-name="P9"/>
      <text:p text:style-name="P9"><text:span text:style-name="T4">Ex: &lt;p id="demo"&gt;&lt;/p&gt;</text:span></text:p>
      <text:p text:style-name="P9"/>
      <text:p text:style-name="P9"><text:span text:style-name="T4">&lt;script&gt;</text:span></text:p>
      <text:p text:style-name="P9"><text:span text:style-name="T4">const cars = ["BMW", "Volvo", "Saab", "Ford"];</text:span></text:p>
      <text:p text:style-name="P9"><text:span text:style-name="T4">let i = 2;</text:span></text:p>
      <text:p text:style-name="P9"><text:span text:style-name="T4">let len = cars.length;</text:span></text:p>
      <text:p text:style-name="P9"><text:span text:style-name="T4">let text = "";</text:span></text:p>
      <text:p text:style-name="P9"/>
      <text:p text:style-name="P9"><text:span text:style-name="T4">for (; i &lt; len; i++) {</text:span></text:p>
      <text:p text:style-name="P9"><text:span text:style-name="T4"><text:s text:c="2"/>text += cars[i] + "&lt;br&gt;";</text:span></text:p>
      <text:p text:style-name="P9"><text:span text:style-name="T4">}</text:span></text:p>
      <text:p text:style-name="P9"/>
      <text:p text:style-name="P9"><text:span text:style-name="T4">document.getElementById("demo").innerHTML = text;</text:span></text:p>
      <text:p text:style-name="P9"><text:span text:style-name="T4">&lt;/script&gt;</text:span></text:p>
      <text:p text:style-name="P9"/>
      <text:p text:style-name="P9"><text:span text:style-name="T4">Result : </text:span></text:p>
      <text:p text:style-name="P9"/>
      <text:p text:style-name="P9"><text:span text:style-name="T4">Saab</text:span></text:p>
      <text:p text:style-name="P9"><text:span text:style-name="T4">Ford</text:span></text:p>
      <text:p text:style-name="P9"/>
      <text:p text:style-name="P9"><text:span text:style-name="T4">Statement 2</text:span></text:p>
      <text:p text:style-name="P9"/>
      <text:p text:style-name="P9"><text:span text:style-name="T4">In JS, statement 2 is also optional. Often statement 2 is used to evaluate the condition of the initial variable. </text:span></text:p>
      <text:p text:style-name="P9"><text:span text:style-name="T4">If statement 2 returns true, the loop will start over again, if it returns false, the loop will end.</text:span></text:p>
      <text:p text:style-name="P9"/>
      <text:p text:style-name="P9"><text:span text:style-name="T4">If we omit statement 2, we need to make sure to provide break inside the loop otherwise the loop will never end and it will crash our browser.</text:span></text:p>
      <text:p text:style-name="P9"/>
      <text:p text:style-name="P9"><text:span text:style-name="T4">Statement 3</text:span></text:p>
      <text:p text:style-name="P9"/>
      <text:p text:style-name="P9"><text:span text:style-name="T4">In JS, statement 3 is also optional. Often statement 3 increments the value of the initial variable.</text:span></text:p>
      <text:p text:style-name="P9"><text:span text:style-name="T4">Statement 3 can do anything like negative increment (i--), positive increment (i=i+15), or anything else.</text:span></text:p>
      <text:p text:style-name="P9"/>
      <text:p text:style-name="P9"><text:span text:style-name="T4">Statement 3 can also be omitted (like when you increment your values inside the loop).</text:span></text:p>
      <text:p text:style-name="P9"/>
      <text:p text:style-name="P9"><text:span text:style-name="T4">Ex :</text:span></text:p>
      <text:p text:style-name="P9"/>
      <text:p text:style-name="P9"><text:span text:style-name="T4">&lt;p id="demo"&gt;&lt;/p&gt;</text:span></text:p>
      <text:p text:style-name="P9"/>
      <text:p text:style-name="P9"><text:span text:style-name="T4">&lt;script&gt;</text:span></text:p>
      <text:p text:style-name="P9"><text:span text:style-name="T4">const cars = ["BMW", "Volvo", "Saab", "Ford"];</text:span></text:p>
      <text:p text:style-name="P9"/>
      <text:p text:style-name="P9"><text:span text:style-name="T4">let i = 0;</text:span></text:p>
      <text:p text:style-name="P9"><text:span text:style-name="T4">let len = cars.length;</text:span></text:p>
      <text:p text:style-name="P9"><text:span text:style-name="T4">let text = "";</text:span></text:p>
      <text:p text:style-name="P9"/>
      <text:p text:style-name="P9"><text:span text:style-name="T4">for (; i &lt; len; ) {</text:span></text:p>
      <text:p text:style-name="P9"><text:span text:style-name="T4"><text:s text:c="2"/>text += cars[i] + "&lt;br&gt;";</text:span></text:p>
      <text:p text:style-name="P9"><text:span text:style-name="T4"><text:s text:c="2"/>i++;</text:span></text:p>
      <text:p text:style-name="P9"><text:span text:style-name="T4">}</text:span></text:p>
      <text:p text:style-name="P9"><text:span text:style-name="T4">document.getElementById("demo").innerHTML = text;</text:span></text:p>
      <text:p text:style-name="P9"><text:span text:style-name="T4">&lt;/script&gt;</text:span></text:p>
      <text:p text:style-name="P9"/>
      <text:p text:style-name="P9"><text:span text:style-name="T4">Result :</text:span></text:p>
      <text:p text:style-name="P9"/>
      <text:p text:style-name="P9"><text:span text:style-name="T4">BMW<text:line-break/>Volvo<text:line-break/>Saab<text:line-break/>Ford</text:span></text:p>
      <text:p text:style-name="P9"/>
      <text:p text:style-name="P9"><text:span text:style-name="T4">Loop Scope</text:span></text:p>
      <text:p text:style-name="P9"/>
      <text:p text:style-name="P9"><text:span text:style-name="T6">Using </text:span><text:span text:style-name="T62">var</text:span><text:span text:style-name="T6"><text:s/>in a loop :</text:span></text:p>
      <text:p text:style-name="P9"/>
      <text:p text:style-name="P9"><text:span text:style-name="T4">&lt;p id="demo"&gt;&lt;/p&gt;</text:span></text:p>
      <text:p text:style-name="P9"/>
      <text:p text:style-name="P9"><text:span text:style-name="T4">&lt;script&gt;</text:span></text:p>
      <text:p text:style-name="P9"><text:span text:style-name="T6">var i = 5;</text:span></text:p>
      <text:p text:style-name="P9"><text:span text:style-name="T4">for (</text:span><text:span text:style-name="T6">var i = 0</text:span><text:span text:style-name="T4">; i &lt; 10; i++) {</text:span></text:p>
      <text:p text:style-name="P77"><text:span text:style-name="T4"><text:s text:c="2"/>// some statements</text:span></text:p>
      <text:p text:style-name="P9"><text:span text:style-name="T4">}</text:span></text:p>
      <text:p text:style-name="P9"><text:span text:style-name="T4">document.getElementById("demo").innerHTML = i;</text:span></text:p>
      <text:p text:style-name="P9"><text:span text:style-name="T4">&lt;/script&gt;</text:span></text:p>
      <text:p text:style-name="P9"/>
      <text:p text:style-name="P9"><text:span text:style-name="T4">Result : 10</text:span></text:p>
      <text:p text:style-name="P9"/>
      <text:p text:style-name="P9"><text:span text:style-name="T4">Here, the variable declared in the loop can be redeclared outside the loop and will be considered.</text:span></text:p>
      <text:p text:style-name="P9"/>
      <text:p text:style-name="P9"><text:span text:style-name="T4">---------------------------</text:span></text:p>
      <text:p text:style-name="P9"/>
      <text:p text:style-name="P9"><text:span text:style-name="T6">Using </text:span><text:span text:style-name="T62">let</text:span><text:span text:style-name="T6"><text:s/>in a loop :</text:span></text:p>
      <text:p text:style-name="P9"/>
      <text:p text:style-name="P9"><text:span text:style-name="T4">&lt;p id="demo"&gt;&lt;/p&gt;</text:span></text:p>
      <text:p text:style-name="P9"/>
      <text:p text:style-name="P9"><text:span text:style-name="T4">&lt;script&gt;</text:span></text:p>
      <text:p text:style-name="P9"><text:span text:style-name="T4">let i = 5;</text:span></text:p>
      <text:p text:style-name="P9"><text:span text:style-name="T4">for (let i = 0; i &lt; 10; i++) {</text:span></text:p>
      <text:p text:style-name="P77"><text:span text:style-name="T4"><text:s text:c="2"/>// some statements</text:span></text:p>
      <text:p text:style-name="P9"><text:span text:style-name="T4">}</text:span></text:p>
      <text:p text:style-name="P9"><text:span text:style-name="T4">document.getElementById("demo").innerHTML = i;</text:span></text:p>
      <text:p text:style-name="P9"><text:span text:style-name="T4">&lt;/script&gt;</text:span></text:p>
      <text:p text:style-name="P9"/>
      <text:p text:style-name="P9"><text:span text:style-name="T4">Result : 5</text:span></text:p>
      <text:p text:style-name="P9"/>
      <text:p text:style-name="P9"><text:span text:style-name="T4">Here, the variable declared in the loop can not be redeclared outside the loop and if declared, it will not be considered.</text:span></text:p>
      <text:p text:style-name="P9"/>
      <text:p text:style-name="P9"><text:span text:style-name="T4">When </text:span><text:span text:style-name="T8">let </text:span><text:span text:style-name="T4">is used to declare the i variable in a loop, the i variable will only be visible within the loop.</text:span></text:p>
      <text:p text:style-name="P9"/>
      <text:p text:style-name="P9"/>
      <text:p text:style-name="P10"><text:span text:style-name="T5">21.2. JS For In Loop </text:span></text:p>
      <text:p text:style-name="P9"/>
      <text:p text:style-name="P9"><text:span text:style-name="T4">Loops through the properties of an object.</text:span></text:p>
      <text:p text:style-name="P9"/>
      <text:p text:style-name="P9"><text:span text:style-name="T70">for </text:span><text:span text:style-name="T4"><text:s text:c="3"/>(key </text:span><text:span text:style-name="T70">in</text:span><text:span text:style-name="T4"><text:s/>object) <text:s text:c="2"/>{</text:span></text:p>
      <text:p text:style-name="P110"><text:span text:style-name="T14"><text:s text:c="6"/></text:span><text:span text:style-name="T4"><text:s text:c="3"/>// code block to be executed </text:span></text:p>
      <text:p text:style-name="P9"><text:span text:style-name="T4">}</text:span></text:p>
      <text:p text:style-name="P9"/>
      <text:p text:style-name="P9"><text:span text:style-name="T4">Ex: </text:span></text:p>
      <text:p text:style-name="P9"/>
      <text:p text:style-name="P9"><text:span text:style-name="T4">&lt;p id="demo"&gt;&lt;/p&gt;</text:span></text:p>
      <text:p text:style-name="P9"/>
      <text:p text:style-name="P9"><text:span text:style-name="T4">&lt;script&gt;</text:span></text:p>
      <text:p text:style-name="P9"><text:span text:style-name="T4">const person = {fname:"John", lname:"Doe", age:25}; </text:span></text:p>
      <text:p text:style-name="P9"/>
      <text:p text:style-name="P9"><text:span text:style-name="T4">let text = "";</text:span></text:p>
      <text:p text:style-name="P9"><text:span text:style-name="T4">for (let x in person) {</text:span></text:p>
      <text:p text:style-name="P9"><text:span text:style-name="T4"><text:s text:c="2"/>text += person[x] + " ";</text:span></text:p>
      <text:p text:style-name="P9"><text:span text:style-name="T4">}</text:span></text:p>
      <text:p text:style-name="P9"/>
      <text:p text:style-name="P9"><text:span text:style-name="T4">document.getElementById("demo").innerHTML = text;</text:span></text:p>
      <text:p text:style-name="P9"><text:span text:style-name="T4">&lt;/script&gt;</text:span></text:p>
      <text:p text:style-name="P9"/>
      <text:p text:style-name="P9"><text:span text:style-name="T4">Result : John Doe 25</text:span></text:p>
      <text:p text:style-name="P9"/>
      <text:p text:style-name="P97"><text:span text:style-name="T4">The for in loop iterates ( repeats ) over a person object.</text:span></text:p>
      <text:p text:style-name="P97"><text:span text:style-name="T4">Each iteration returns a key ( x ).</text:span></text:p>
      <text:p text:style-name="P97"><text:span text:style-name="T4">The key is then used to access the values of the key.</text:span></text:p>
      <text:p text:style-name="P97"><text:span text:style-name="T4">The value of the key is person[x].</text:span></text:p>
      <text:p text:style-name="P9"/>
      <text:p text:style-name="P9"/>
      <text:p text:style-name="P9"><text:span text:style-name="T5">21.2.1 For In Over Arrays</text:span></text:p>
      <text:p text:style-name="P9"/>
      <text:p text:style-name="P9"><text:span text:style-name="T34">for in</text:span><text:span text:style-name="T4"><text:s/>statement can also loop over the properties of an Array :</text:span></text:p>
      <text:p text:style-name="P9"/>
      <text:p text:style-name="P9"><text:span text:style-name="T4">Syntax :</text:span></text:p>
      <text:p text:style-name="P9"/>
      <text:p text:style-name="P9"><text:span text:style-name="T4">for <text:s/>( variable </text:span><text:span text:style-name="T79">in</text:span><text:span text:style-name="T4"><text:s/>array ) <text:s text:c="3"/>{</text:span></text:p>
      <text:p text:style-name="P9"><text:span text:style-name="T4">code </text:span></text:p>
      <text:p text:style-name="P9"><text:span text:style-name="T4">}</text:span></text:p>
      <text:p text:style-name="P9"/>
      <text:p text:style-name="P9"><text:span text:style-name="T4">Ex:</text:span></text:p>
      <text:p text:style-name="P9"/>
      <text:p text:style-name="P9"><text:span text:style-name="T4">&lt;p id="demo"&gt;&lt;/p&gt;</text:span></text:p>
      <text:p text:style-name="P9"/>
      <text:p text:style-name="P9"><text:span text:style-name="T4">&lt;script&gt;</text:span></text:p>
      <text:p text:style-name="P9"><text:span text:style-name="T4">const numbers = [45, 4, 9, 16, 25];</text:span></text:p>
      <text:p text:style-name="P9"/>
      <text:p text:style-name="P9"><text:span text:style-name="T4">let txt = "";</text:span></text:p>
      <text:p text:style-name="P9"><text:span text:style-name="T4">for (let x in numbers) {</text:span></text:p>
      <text:p text:style-name="P9"><text:span text:style-name="T4"><text:s text:c="2"/>txt += numbers[x] + "&lt;br&gt;"; </text:span></text:p>
      <text:p text:style-name="P9"><text:span text:style-name="T4">}</text:span></text:p>
      <text:p text:style-name="P9"/>
      <text:p text:style-name="P9"><text:span text:style-name="T4">document.getElementById("demo").innerHTML = txt;</text:span></text:p>
      <text:p text:style-name="P9"><text:span text:style-name="T4">&lt;/script&gt;</text:span></text:p>
      <text:p text:style-name="P9"/>
      <text:p text:style-name="P9"/>
      <text:p text:style-name="P9"><text:span text:style-name="T5">Note :</text:span></text:p>
      <text:p text:style-name="P9"/>
      <text:p text:style-name="P17"><text:span text:style-name="T4">Do not use </text:span><text:span text:style-name="T5">for in </text:span><text:span text:style-name="T4">over an Array if the index </text:span><text:span text:style-name="T5">order </text:span><text:span text:style-name="T4">is important.</text:span></text:p>
      <text:p text:style-name="P17"><text:span text:style-name="T4">The index order is implementation-dependent, and array values may not be accessed in the order you expect.</text:span></text:p>
      <text:p text:style-name="P17"><text:span text:style-name="T4">It is better to use a </text:span><text:span text:style-name="T5">for </text:span><text:span text:style-name="T4">loop, a </text:span><text:span text:style-name="T5">for of </text:span><text:span text:style-name="T4">loop, or </text:span><text:span text:style-name="T5">Array.forEach() </text:span><text:span text:style-name="T4">when the order is important.</text:span></text:p>
      <text:p text:style-name="P9"/>
      <text:p text:style-name="P10"><text:span text:style-name="T5">21.3 Array.forEach ( ) </text:span></text:p>
      <text:p text:style-name="P9"/>
      <text:p text:style-name="P9"><text:span text:style-name="T10">The</text:span><text:span text:style-name="T4"><text:s/></text:span><text:span text:style-name="T9">forEach ( ) </text:span><text:span text:style-name="T4">method calls a function ( a callback function ) once for each array element.</text:span></text:p>
      <text:p text:style-name="P9"/>
      <text:p text:style-name="P9"/>
      <text:p text:style-name="P9"><text:span text:style-name="T4">Syntax :</text:span></text:p>
      <text:p text:style-name="P9"/>
      <text:p text:style-name="P30"><text:span text:style-name="T34">array name.forEach (function name);</text:span></text:p>
      <text:p text:style-name="P9"/>
      <text:p text:style-name="P9"><text:span text:style-name="T4">Ex: </text:span></text:p>
      <text:p text:style-name="P9"/>
      <text:p text:style-name="P9"><text:span text:style-name="T4">&lt;script&gt;</text:span></text:p>
      <text:p text:style-name="P9"/>
      <text:p text:style-name="P9"><text:span text:style-name="T70">const</text:span><text:span text:style-name="T4"><text:s/>numbers = [45,5,9,10,23];</text:span></text:p>
      <text:p text:style-name="P9"/>
      <text:p text:style-name="P9"><text:span text:style-name="T70">let</text:span><text:span text:style-name="T4"><text:s/>text = “ “;</text:span></text:p>
      <text:p text:style-name="P9"><text:span text:style-name="T4">numbers.forEach(myFunction);</text:span></text:p>
      <text:p text:style-name="P9"><text:span text:style-name="T4">document.getElementById(“demo”).innerHTML = text;</text:span></text:p>
      <text:p text:style-name="P9"/>
      <text:p text:style-name="P9"><text:span text:style-name="T70">function</text:span><text:span text:style-name="T4"><text:s/>myFunction ( value, index, array ) { <text:s text:c="17"/>or <text:s text:c="15"/></text:span><text:span text:style-name="T70">function</text:span><text:span text:style-name="T4"><text:s/>myFunction ( value ) { <text:s text:c="17"/></text:span></text:p>
      <text:p text:style-name="P9"><text:span text:style-name="T4"><text:s text:c="11"/>text += value + “&lt;br&gt;”;</text:span></text:p>
      <text:p text:style-name="P9"><text:span text:style-name="T4">}</text:span></text:p>
      <text:p text:style-name="P9"><text:span text:style-name="T4">&lt;/script&gt;</text:span></text:p>
      <text:p text:style-name="P9"/>
      <text:p text:style-name="P9"><text:span text:style-name="T4">Result :</text:span></text:p>
      <text:p text:style-name="P9"/>
      <text:p text:style-name="P9"><text:span text:style-name="T4">45</text:span></text:p>
      <text:p text:style-name="P9"><text:span text:style-name="T4">5</text:span></text:p>
      <text:p text:style-name="P9"><text:span text:style-name="T4">9</text:span></text:p>
      <text:p text:style-name="P9"><text:span text:style-name="T4">10</text:span></text:p>
      <text:p text:style-name="P9"><text:span text:style-name="T4">23</text:span></text:p>
      <text:p text:style-name="P9"/>
      <text:p text:style-name="P9"/>
      <text:p text:style-name="P9"/>
      <text:p text:style-name="P17"><text:span text:style-name="T4">Note that the function takes 3 arguments:</text:span></text:p>
      <text:list text:style-name="L4">
        <text:list-item>
          <text:p text:style-name="P7"><text:span text:style-name="T4">The item value</text:span></text:p>
        </text:list-item>
        <text:list-item>
          <text:p text:style-name="P7"><text:span text:style-name="T4">The item index</text:span></text:p>
        </text:list-item>
        <text:list-item>
          <text:p text:style-name="P66"><text:span text:style-name="T4">The array itself</text:span></text:p>
        </text:list-item>
      </text:list>
      <text:p text:style-name="P17"><text:span text:style-name="T4">The example above uses only the value parameter. So, we can only write one parameter as well while declaring the function.</text:span></text:p>
      <text:p text:style-name="P10"/>
      <text:p text:style-name="P10"><text:span text:style-name="T5">21.4 For Of loop </text:span></text:p>
      <text:p text:style-name="P9"/>
      <text:p text:style-name="P9"/>
      <text:p text:style-name="P8"><text:span text:style-name="T4">The JavaScript </text:span><text:span text:style-name="T8">for of </text:span><text:span text:style-name="T4">statement loops through the values of an iterable object.</text:span></text:p>
      <text:p text:style-name="P8"><text:span text:style-name="T4">It lets you loop over iterable data structures such as Arrays, Strings, Maps, NodeLists, and more.</text:span></text:p>
      <text:p text:style-name="P9"/>
      <text:p text:style-name="P9"><text:span text:style-name="T4">Syntax : </text:span></text:p>
      <text:p text:style-name="P9"/>
      <text:p text:style-name="P9"><text:span text:style-name="T70">for</text:span><text:span text:style-name="T4"><text:s text:c="3"/>(variable </text:span><text:span text:style-name="T70"><text:s text:c="3"/>of <text:s/></text:span><text:span text:style-name="T4"><text:s text:c="2"/>iterable) <text:s/>{</text:span></text:p>
      <text:p text:style-name="P111"><text:span text:style-name="T14"><text:s text:c="13"/></text:span><text:span text:style-name="T4"><text:s/>// code block to be executed </text:span></text:p>
      <text:p text:style-name="P9"><text:span text:style-name="T4">}</text:span></text:p>
      <text:p text:style-name="P9"/>
      <text:p text:style-name="P8"><text:span text:style-name="T5">variable </text:span><text:span text:style-name="T4">- For every iteration the value of the next property is assigned to the variable. Variable can be declared with </text:span><text:span text:style-name="T8">const</text:span><text:span text:style-name="T4">, </text:span><text:span text:style-name="T8">let</text:span><text:span text:style-name="T4">, or </text:span><text:span text:style-name="T8">var</text:span><text:span text:style-name="T4">.</text:span></text:p>
      <text:p text:style-name="P17"><text:span text:style-name="T5">iterable </text:span><text:span text:style-name="T4">- An object that has iterable properties.</text:span></text:p>
      <text:p text:style-name="P9"><text:span text:style-name="T5">Looping over an Array :</text:span></text:p>
      <text:p text:style-name="P9"/>
      <text:p text:style-name="P9"><text:span text:style-name="T4">Ex:</text:span></text:p>
      <text:p text:style-name="P9"/>
      <text:p text:style-name="P9"><text:span text:style-name="T4">&lt;p id="demo"&gt;&lt;/p&gt;</text:span></text:p>
      <text:p text:style-name="P9"/>
      <text:p text:style-name="P9"><text:span text:style-name="T4">&lt;script&gt;</text:span></text:p>
      <text:p text:style-name="P9"><text:span text:style-name="T4">const cars = ["BMW", "Volvo", "Mini"];</text:span></text:p>
      <text:p text:style-name="P9"/>
      <text:p text:style-name="P9"><text:span text:style-name="T4">let text = "";</text:span></text:p>
      <text:p text:style-name="P9"><text:span text:style-name="T70">for</text:span><text:span text:style-name="T4"><text:s/>(</text:span><text:span text:style-name="T70">let</text:span><text:span text:style-name="T4"><text:s/>x </text:span><text:span text:style-name="T70">of</text:span><text:span text:style-name="T4"><text:s/>cars) {</text:span></text:p>
      <text:p text:style-name="P9"><text:span text:style-name="T4"><text:s text:c="2"/>text += x + "&lt;br&gt;";</text:span></text:p>
      <text:p text:style-name="P9"><text:span text:style-name="T4">}</text:span></text:p>
      <text:p text:style-name="P9"/>
      <text:p text:style-name="P9"><text:span text:style-name="T4">document.getElementById("demo").innerHTML = text;</text:span></text:p>
      <text:p text:style-name="P9"><text:span text:style-name="T4">&lt;/script&gt;</text:span></text:p>
      <text:p text:style-name="P9"/>
      <text:p text:style-name="P9"><text:span text:style-name="T4">Result : </text:span></text:p>
      <text:p text:style-name="P9"/>
      <text:p text:style-name="P9"><text:span text:style-name="T4">BMW</text:span></text:p>
      <text:p text:style-name="P9"><text:span text:style-name="T4">Volvo</text:span></text:p>
      <text:p text:style-name="P9"><text:span text:style-name="T4">Mini</text:span></text:p>
      <text:p text:style-name="P9"/>
      <text:p text:style-name="P9"><text:span text:style-name="T5">Looping over a String :</text:span></text:p>
      <text:p text:style-name="P9"/>
      <text:p text:style-name="P9"><text:span text:style-name="T4">Ex: </text:span></text:p>
      <text:p text:style-name="P9"/>
      <text:p text:style-name="P9"><text:span text:style-name="T4">&lt;p id="demo"&gt;&lt;/p&gt;</text:span></text:p>
      <text:p text:style-name="P9"/>
      <text:p text:style-name="P9"><text:span text:style-name="T4">&lt;script&gt;</text:span></text:p>
      <text:p text:style-name="P9"><text:span text:style-name="T4">let language = "JAVASCRIPT";</text:span></text:p>
      <text:p text:style-name="P9"/>
      <text:p text:style-name="P9"><text:span text:style-name="T4">let text = "";</text:span></text:p>
      <text:p text:style-name="P9"><text:span text:style-name="T4">for (let x of language) {</text:span></text:p>
      <text:p text:style-name="P9"><text:span text:style-name="T4"><text:s text:c="2"/>text += x + "&lt;br&gt;";</text:span></text:p>
      <text:p text:style-name="P9"><text:span text:style-name="T4">}</text:span></text:p>
      <text:p text:style-name="P9"/>
      <text:p text:style-name="P9"><text:span text:style-name="T4">document.getElementById("demo").innerHTML = text;</text:span></text:p>
      <text:p text:style-name="P9"><text:span text:style-name="T4">&lt;/script&gt;</text:span></text:p>
      <text:p text:style-name="P9"/>
      <text:p text:style-name="P9"><text:span text:style-name="T4">Result :</text:span></text:p>
      <text:p text:style-name="P9"/>
      <text:p text:style-name="P9"><text:span text:style-name="T4"><text:s/>J</text:span></text:p>
      <text:p text:style-name="P9"><text:span text:style-name="T4">A</text:span></text:p>
      <text:p text:style-name="P9"><text:span text:style-name="T4">V</text:span></text:p>
      <text:p text:style-name="P9"><text:span text:style-name="T4">A</text:span></text:p>
      <text:p text:style-name="P9"><text:span text:style-name="T4">S</text:span></text:p>
      <text:p text:style-name="P9"><text:span text:style-name="T4">C</text:span></text:p>
      <text:p text:style-name="P9"><text:span text:style-name="T4">R</text:span></text:p>
      <text:p text:style-name="P9"><text:span text:style-name="T4">I</text:span></text:p>
      <text:p text:style-name="P9"><text:span text:style-name="T4">P</text:span></text:p>
      <text:p text:style-name="P9"><text:span text:style-name="T4">T</text:span></text:p>
      <text:p text:style-name="P9"/>
      <text:p text:style-name="P10"><text:span text:style-name="T5">21.5 While Loop </text:span></text:p>
      <text:p text:style-name="P9"/>
      <text:p text:style-name="P9"><text:span text:style-name="T4">Loops can execute a block of code as long as a specified condition is true.</text:span></text:p>
      <text:p text:style-name="P9"><text:span text:style-name="T4">The </text:span><text:span text:style-name="T54">while</text:span><text:span text:style-name="T4"><text:s/>loop loops through a block of code as long as a specified condition is true.</text:span></text:p>
      <text:p text:style-name="P9"/>
      <text:p text:style-name="P9"><text:span text:style-name="T4">Syntax :</text:span></text:p>
      <text:p text:style-name="P9"/>
      <text:p text:style-name="P9"><text:span text:style-name="T4">while <text:s text:c="3"/>( condition ) <text:s text:c="4"/>{ <text:s text:c="2"/></text:span></text:p>
      <text:p text:style-name="P111"><text:span text:style-name="T14"><text:s text:c="6"/></text:span><text:span text:style-name="T4"><text:s text:c="7"/>// code block to be executed </text:span></text:p>
      <text:p text:style-name="P9"><text:span text:style-name="T4">}</text:span></text:p>
      <text:p text:style-name="P9"/>
      <text:p text:style-name="P9"><text:span text:style-name="T4">Ex: In the below example, the code in the loop will run, over and over again, as long as a variable (i) is less than 10:</text:span></text:p>
      <text:p text:style-name="P112"/>
      <text:p text:style-name="P112"><text:span text:style-name="T4">&lt;p id="demo"&gt;&lt;/p&gt;</text:span></text:p>
      <text:p text:style-name="P112"/>
      <text:p text:style-name="P112"><text:span text:style-name="T4">&lt;script&gt;</text:span></text:p>
      <text:p text:style-name="P112"><text:span text:style-name="T4">let text = "";</text:span></text:p>
      <text:p text:style-name="P112"><text:span text:style-name="T4">let i = 0;</text:span></text:p>
      <text:p text:style-name="P112"><text:span text:style-name="T4">while (i &lt; 10) {</text:span></text:p>
      <text:p text:style-name="P112"><text:span text:style-name="T4"><text:s text:c="2"/>text += "&lt;br&gt;The number is " + i;</text:span></text:p>
      <text:p text:style-name="P112"><text:span text:style-name="T4"><text:s text:c="2"/>i++;</text:span></text:p>
      <text:p text:style-name="P112"><text:span text:style-name="T4">}</text:span></text:p>
      <text:p text:style-name="P112"><text:span text:style-name="T4">document.getElementById("demo").innerHTML = text;</text:span></text:p>
      <text:p text:style-name="P112"><text:span text:style-name="T4">&lt;/script&gt;</text:span></text:p>
      <text:p text:style-name="P103"><text:span text:style-name="T4">Result : <text:s/></text:span></text:p>
      <text:p text:style-name="P103"><text:span text:style-name="T4">The number is 0<text:line-break/>The number is 1<text:line-break/>The number is 2<text:line-break/>The number is 3<text:line-break/>The number is 4<text:line-break/>The number is 5<text:line-break/>The number is 6<text:line-break/>The number is 7<text:line-break/>The number is 8<text:line-break/>The number is 9</text:span></text:p>
      <text:p text:style-name="P103"><text:span text:style-name="T6">Note : If we forget to increase the variable used in the condition, the loop will never end. This will crash your browser.</text:span></text:p>
      <text:p text:style-name="P103"/>
      <text:p text:style-name="P113"><text:span text:style-name="T5">21.6. Do While Loop </text:span></text:p>
      <text:p text:style-name="P114"><text:span text:style-name="T4">The </text:span><text:span text:style-name="T54">do while </text:span><text:span text:style-name="T4">loop is a variant of the while loop. This loop will execute the code block once, before checking if the condition is true, then it will repeat the loop as long as the condition is true.</text:span></text:p>
      <text:p text:style-name="P103"><text:span text:style-name="T4">Syntax : </text:span></text:p>
      <text:p text:style-name="P103"/>
      <text:p text:style-name="P9"><text:span text:style-name="T4">do <text:s text:c="3"/>{</text:span></text:p>
      <text:p text:style-name="P115"><text:span text:style-name="T14"><text:s text:c="3"/></text:span><text:span text:style-name="T4"><text:s text:c="2"/>// code block to be executed </text:span></text:p>
      <text:p text:style-name="P9"><text:span text:style-name="T4">}</text:span></text:p>
      <text:p text:style-name="P9"/>
      <text:p text:style-name="P9"><text:span text:style-name="T4"><text:s text:c="3"/>while (condition);</text:span></text:p>
      <text:p text:style-name="P61"><text:span text:style-name="T4">The loop will always be executed at least once, even if the condition is false, because the code block is executed before the condition is tested.</text:span></text:p>
      <text:p text:style-name="P61"><text:span text:style-name="T4">Ex: </text:span></text:p>
      <text:p text:style-name="P8"><text:span text:style-name="T4">&lt;p id="demo"&gt;&lt;/p&gt;</text:span></text:p>
      <text:p text:style-name="P8"/>
      <text:p text:style-name="P8"><text:span text:style-name="T4">&lt;script&gt;</text:span></text:p>
      <text:p text:style-name="P8"><text:span text:style-name="T4">let text = ""</text:span></text:p>
      <text:p text:style-name="P8"><text:span text:style-name="T4">let i = 0;</text:span></text:p>
      <text:p text:style-name="P8"/>
      <text:p text:style-name="P8"><text:span text:style-name="T4">do {</text:span></text:p>
      <text:p text:style-name="P8"><text:span text:style-name="T4"><text:s text:c="2"/>text += "&lt;br&gt;The number is " + i;</text:span></text:p>
      <text:p text:style-name="P8"><text:span text:style-name="T4"><text:s text:c="2"/>i++;</text:span></text:p>
      <text:p text:style-name="P8"><text:span text:style-name="T4">}</text:span></text:p>
      <text:p text:style-name="P8"><text:span text:style-name="T4">while (i &lt; 10); <text:s/></text:span></text:p>
      <text:p text:style-name="P8"/>
      <text:p text:style-name="P8"><text:span text:style-name="T4">document.getElementById("demo").innerHTML = text;</text:span></text:p>
      <text:p text:style-name="P8"><text:span text:style-name="T4">&lt;/script&gt;</text:span></text:p>
      <text:p text:style-name="P61"><text:span text:style-name="T4">Result :</text:span></text:p>
      <text:p text:style-name="P61"><text:span text:style-name="T4"><text:line-break/>The number is 0<text:line-break/>The number is 1<text:line-break/>The number is 2<text:line-break/>The number is 3<text:line-break/>The number is 4<text:line-break/>The number is 5<text:line-break/>The number is 6<text:line-break/>The number is 7<text:line-break/>The number is 8<text:line-break/>The number is 9</text:span></text:p>
      <text:p text:style-name="P61"><text:span text:style-name="T4">Comparing </text:span><text:span text:style-name="T54">For</text:span><text:span text:style-name="T4"><text:s/>and </text:span><text:span text:style-name="T54">While</text:span></text:p>
      <text:p text:style-name="P61"/>
      <table:table table:name="Table22" table:style-name="Table1">
        <table:table-column table:style-name="TableColumn1"/>
        <table:table-column table:style-name="TableColumn1"/>
        <table:table-row>
          <table:table-cell table:style-name="TableCell1">
            <text:p text:style-name="P9"><text:span text:style-name="T54">For</text:span><text:span text:style-name="T5"><text:s/>Loop</text:span></text:p>
          </table:table-cell>
          <table:table-cell table:style-name="TableCell1">
            <text:p text:style-name="P9"><text:span text:style-name="T54">While</text:span><text:span text:style-name="T5"><text:s/>Loop</text:span></text:p>
          </table:table-cell>
        </table:table-row>
        <table:table-row>
          <table:table-cell table:style-name="TableCell1">
            <text:p text:style-name="P4">&lt;p id="demo"&gt;&lt;/p&gt;</text:p>
            <text:p text:style-name="P4"/>
            <text:p text:style-name="P4">&lt;script&gt;</text:p>
            <text:p text:style-name="P4">const cars = ["BMW", "Volvo", "Saab", "Ford"];</text:p>
            <text:p text:style-name="P4"/>
            <text:p text:style-name="P4">let i = 0;</text:p>
            <text:p text:style-name="P4">let text = "";</text:p>
            <text:p text:style-name="P32">for (;cars[i];) {</text:p>
            <text:p text:style-name="P4"><text:s text:c="2"/>text += cars[i] + "&lt;br&gt;";</text:p>
            <text:p text:style-name="P4"><text:s text:c="2"/>i++;</text:p>
            <text:p text:style-name="P4">}</text:p>
            <text:p text:style-name="P4"/>
            <text:p text:style-name="P4">document.getElementById("demo").innerHTML = text;</text:p>
            <text:p text:style-name="P4">&lt;/script&gt;</text:p>
            <text:p text:style-name="P4"/>
            <text:p text:style-name="P4">Result :</text:p>
            <text:p text:style-name="P4"/>
            <text:p text:style-name="P9"><text:span text:style-name="T4">BMW</text:span><text:line-break/><text:span text:style-name="T4">Volvo</text:span><text:line-break/><text:span text:style-name="T4">Saab</text:span><text:line-break/><text:span text:style-name="T4">Ford</text:span></text:p>
          </table:table-cell>
          <table:table-cell table:style-name="TableCell1">
            <text:p text:style-name="P4">&lt;p id="demo"&gt;&lt;/p&gt;</text:p>
            <text:p text:style-name="P4"/>
            <text:p text:style-name="P4">&lt;script&gt;</text:p>
            <text:p text:style-name="P4">const cars = ["BMW", "Volvo", "Saab", "Ford"];</text:p>
            <text:p text:style-name="P4"/>
            <text:p text:style-name="P4">let i = 0;</text:p>
            <text:p text:style-name="P4">let text = "";</text:p>
            <text:p text:style-name="P4">while (cars[i]) {</text:p>
            <text:p text:style-name="P4"><text:s text:c="2"/>text += cars[i] + "&lt;br&gt;";</text:p>
            <text:p text:style-name="P4"><text:s text:c="2"/>i++;</text:p>
            <text:p text:style-name="P4">}</text:p>
            <text:p text:style-name="P4"/>
            <text:p text:style-name="P4">document.getElementById("demo").innerHTML = text;</text:p>
            <text:p text:style-name="P4">&lt;/script&gt;</text:p>
            <text:p text:style-name="P4"/>
            <text:p text:style-name="P4">Result :</text:p>
            <text:p text:style-name="P4"/>
            <text:p text:style-name="P9"><text:span text:style-name="T4">BMW</text:span><text:line-break/><text:span text:style-name="T4">Volvo</text:span><text:line-break/><text:span text:style-name="T4">Saab</text:span><text:line-break/><text:span text:style-name="T4">Ford</text:span></text:p>
          </table:table-cell>
        </table:table-row>
      </table:table>
      <text:p text:style-name="P61"/>
      <text:p text:style-name="P116"><text:span text:style-name="T5">22. JS Break and Continue </text:span></text:p>
      <text:p text:style-name="P61"><text:span text:style-name="T6">The </text:span><text:span text:style-name="T62">break</text:span><text:span text:style-name="T6"><text:s/>statement “jumps out” of a loop. (ends the loop).</text:span></text:p>
      <text:p text:style-name="P61"><text:span text:style-name="T4">Ex:</text:span></text:p>
      <text:p text:style-name="P8"><text:span text:style-name="T4">&lt;p id="demo"&gt;&lt;/p&gt;</text:span></text:p>
      <text:p text:style-name="P8"><text:span text:style-name="T4">&lt;script&gt;</text:span></text:p>
      <text:p text:style-name="P8"><text:span text:style-name="T4">let text = "";</text:span></text:p>
      <text:p text:style-name="P8"><text:span text:style-name="T4">for (let i = 0; i &lt; 10; i++) {</text:span></text:p>
      <text:p text:style-name="P8"><text:span text:style-name="T4"><text:s text:c="2"/>if (i === 3) { break; }</text:span></text:p>
      <text:p text:style-name="P8"><text:span text:style-name="T4"><text:s text:c="2"/>text += "The number is " + i + "&lt;br&gt;";</text:span></text:p>
      <text:p text:style-name="P8"><text:span text:style-name="T4">}</text:span></text:p>
      <text:p text:style-name="P8"/>
      <text:p text:style-name="P8"><text:span text:style-name="T4">document.getElementById("demo").innerHTML = text;</text:span></text:p>
      <text:p text:style-name="P8"><text:span text:style-name="T4">&lt;/script&gt;</text:span></text:p>
      <text:p text:style-name="P8"/>
      <text:p text:style-name="P61"><text:span text:style-name="T4">Result :</text:span></text:p>
      <text:p text:style-name="P8"><text:span text:style-name="T4">The number is 0</text:span></text:p>
      <text:p text:style-name="P8"><text:span text:style-name="T4">The number is 1</text:span></text:p>
      <text:p text:style-name="P8"><text:span text:style-name="T4">The number is 2</text:span></text:p>
      <text:p text:style-name="P61"><text:span text:style-name="T4">It breaks the statement or end the loop when the loop counter ( i ) is 3.</text:span></text:p>
      <text:p text:style-name="P61"><text:span text:style-name="T6">The </text:span><text:span text:style-name="T62">continue</text:span><text:span text:style-name="T6"><text:s/>statement “jumps over” </text:span><text:span text:style-name="T41">one</text:span><text:span text:style-name="T6"><text:s/>iteration in the loop. This will skip one code block step which in the below example is ( i===3).</text:span></text:p>
      <text:p text:style-name="P61"/>
      <text:p text:style-name="P9"><text:span text:style-name="T4">&lt;p id="demo"&gt;&lt;/p&gt;</text:span></text:p>
      <text:p text:style-name="P9"/>
      <text:p text:style-name="P9"><text:span text:style-name="T4">&lt;script&gt;</text:span></text:p>
      <text:p text:style-name="P9"><text:span text:style-name="T4">let text = "";</text:span></text:p>
      <text:p text:style-name="P9"><text:span text:style-name="T4">for (let i = 0; i &lt; 10; i++) {</text:span></text:p>
      <text:p text:style-name="P9"><text:span text:style-name="T4"><text:s text:c="2"/>if (i === 3) { continue; }</text:span></text:p>
      <text:p text:style-name="P9"><text:span text:style-name="T4"><text:s text:c="2"/>text += "The number is " + i + "&lt;br&gt;";</text:span></text:p>
      <text:p text:style-name="P9"><text:span text:style-name="T4">}</text:span></text:p>
      <text:p text:style-name="P9"/>
      <text:p text:style-name="P9"><text:span text:style-name="T4">document.getElementById("demo").innerHTML = text;</text:span></text:p>
      <text:p text:style-name="P9"><text:span text:style-name="T4">&lt;/script&gt;</text:span></text:p>
      <text:p text:style-name="P9"/>
      <text:p text:style-name="P103"><text:span text:style-name="T4">Result :</text:span></text:p>
      <text:p text:style-name="P103"><text:span text:style-name="T4">The number is 0<text:line-break/>The number is 1<text:line-break/>The number is 2<text:line-break/>The number is 4<text:line-break/>The number is 5<text:line-break/>The number is 6<text:line-break/>The number is 7<text:line-break/>The number is 8<text:line-break/>The number is 9</text:span></text:p>
      <text:p text:style-name="P113"><text:span text:style-name="T5">22.1. JS Labels </text:span></text:p>
      <text:p text:style-name="P103"><text:span text:style-name="T4">To label JavaScript statements you precede the statements with a label name and a colon:</text:span></text:p>
      <text:p text:style-name="P9"/>
      <text:p text:style-name="P9"><text:span text:style-name="T4">label :</text:span></text:p>
      <text:p text:style-name="P9"><text:span text:style-name="T4">statements</text:span></text:p>
      <text:p text:style-name="P61"><text:span text:style-name="T4">The </text:span><text:span text:style-name="T8">break </text:span><text:span text:style-name="T4">and </text:span><text:span text:style-name="T8">continue </text:span><text:span text:style-name="T4">statements are the only JavaScript statements that can "jump out of" a code block.</text:span></text:p>
      <text:p text:style-name="P17"/>
      <text:p text:style-name="P17"><text:span text:style-name="T4">Syntax:</text:span></text:p>
      <text:p text:style-name="P17"><text:span text:style-name="T4">break </text:span><text:span text:style-name="T34">labelname</text:span><text:span text:style-name="T4">;</text:span></text:p>
      <text:p text:style-name="P17"><text:span text:style-name="T4">continue </text:span><text:span text:style-name="T34">labelname</text:span><text:span text:style-name="T4">;</text:span></text:p>
      <text:p text:style-name="P117"><text:span text:style-name="T4">The </text:span><text:span text:style-name="T54">continue</text:span><text:span text:style-name="T4"><text:s/>statement (with or without a label reference) can only be used to skip one loop iteration.</text:span></text:p>
      <text:p text:style-name="P17"><text:span text:style-name="T4">The </text:span><text:span text:style-name="T54">break</text:span><text:span text:style-name="T4"><text:s/>statement, without a label reference, can only be used to jump out of a loop or a switch.</text:span></text:p>
      <text:p text:style-name="P17"><text:span text:style-name="T4">With a label reference, the </text:span><text:span text:style-name="T54">break</text:span><text:span text:style-name="T4"><text:s/>statement can be used to jump out of any code block:</text:span></text:p>
      <text:p text:style-name="P8"><text:span text:style-name="T4">Ex :</text:span></text:p>
      <text:p text:style-name="P8"><text:span text:style-name="T4">&lt;script&gt;</text:span></text:p>
      <text:p text:style-name="P8"><text:span text:style-name="T4">const cars = ["BMW", "Volvo", "Saab", "Ford"];</text:span></text:p>
      <text:p text:style-name="P8"><text:span text:style-name="T4">let text = "";</text:span></text:p>
      <text:p text:style-name="P8"/>
      <text:p text:style-name="P8"><text:span text:style-name="T4">list: {</text:span></text:p>
      <text:p text:style-name="P8"><text:span text:style-name="T4"><text:s text:c="2"/>text += cars[0] + "&lt;br&gt;"; </text:span></text:p>
      <text:p text:style-name="P8"><text:span text:style-name="T4"><text:s text:c="2"/>text += cars[1] + "&lt;br&gt;"; </text:span></text:p>
      <text:p text:style-name="P8"><text:span text:style-name="T4"><text:s text:c="2"/>break list;</text:span></text:p>
      <text:p text:style-name="P8"><text:span text:style-name="T4"><text:s text:c="2"/>text += cars[2] + "&lt;br&gt;"; </text:span></text:p>
      <text:p text:style-name="P8"><text:span text:style-name="T4"><text:s text:c="2"/>text += cars[3] + "&lt;br&gt;"; </text:span></text:p>
      <text:p text:style-name="P8"><text:span text:style-name="T4">}</text:span></text:p>
      <text:p text:style-name="P8"/>
      <text:p text:style-name="P8"><text:span text:style-name="T4">document.getElementById("demo").innerHTML = text;</text:span></text:p>
      <text:p text:style-name="P8"><text:span text:style-name="T4">&lt;/script&gt;</text:span></text:p>
      <text:p text:style-name="P8"/>
      <text:p text:style-name="P9"><text:span text:style-name="T4">Result :</text:span></text:p>
      <text:p text:style-name="P9"/>
      <text:p text:style-name="P9"><text:span text:style-name="T4">BMW</text:span></text:p>
      <text:p text:style-name="P9"><text:span text:style-name="T4">Volvo</text:span></text:p>
      <text:p text:style-name="P9"/>
      <text:p text:style-name="P9"><text:span text:style-name="T4">Note : A code block is a block of code between { and }.</text:span></text:p>
      <text:p text:style-name="P64"/>
      <text:p text:style-name="P101"><text:span text:style-name="T5">22.2 The constructor Property </text:span></text:p>
      <text:p text:style-name="P118">The <text:span text:style-name="T64">constructor</text:span><text:s/>property returns the constructor function for a variable and an object.</text:p>
      <text:p text:style-name="P86"><text:span text:style-name="T74"><text:line-break/></text:span><text:span text:style-name="T4">Ex:</text:span></text:p>
      <text:p text:style-name="P86"/>
      <text:p text:style-name="P86"><text:span text:style-name="T4">&lt;script&gt;</text:span></text:p>
      <text:p text:style-name="P86"><text:span text:style-name="T4">document.getElementById("demo").innerHTML = </text:span></text:p>
      <text:p text:style-name="P86"><text:span text:style-name="T4"><text:s text:c="2"/>"john".constructor + "&lt;br&gt;" +</text:span></text:p>
      <text:p text:style-name="P86"><text:span text:style-name="T4"><text:s text:c="2"/>(3.14).constructor + "&lt;br&gt;" +</text:span></text:p>
      <text:p text:style-name="P86"><text:span text:style-name="T4"><text:s text:c="2"/>false.constructor + "&lt;br&gt;" +</text:span></text:p>
      <text:p text:style-name="P86"><text:span text:style-name="T4"><text:s text:c="2"/>[1,2,3,4].constructor + "&lt;br&gt;" +</text:span></text:p>
      <text:p text:style-name="P86"><text:span text:style-name="T4"><text:s text:c="2"/>{name:'john', age:34}.constructor + "&lt;br&gt;" +</text:span></text:p>
      <text:p text:style-name="P86"><text:span text:style-name="T4"><text:s text:c="2"/>new Date().constructor + "&lt;br&gt;" +</text:span></text:p>
      <text:p text:style-name="P86"><text:span text:style-name="T4"><text:s text:c="2"/>function () {}.constructor;</text:span></text:p>
      <text:p text:style-name="P86"><text:span text:style-name="T4">&lt;/script&gt;</text:span></text:p>
      <text:p text:style-name="P18"/>
      <text:p text:style-name="P9"><text:span text:style-name="T4">Result :</text:span></text:p>
      <text:p text:style-name="P9"/>
      <text:p text:style-name="P18"><text:span text:style-name="T14">f</text:span><text:span text:style-name="T4">unction String() { [native code] }<text:line-break/>function Number() { [native code] }<text:line-break/>function Boolean() { [native code] }<text:line-break/>function Array() { [native code] }<text:line-break/>function Object() { [native code] }<text:line-break/>function Date() { [native code] }<text:line-break/>function Function() { [native code] }</text:span></text:p>
      <text:p text:style-name="P18"/>
      <text:p text:style-name="P18"/>
      <text:p text:style-name="P5"><text:span text:style-name="T5">23. JS Type Conversion </text:span></text:p>
      <text:p text:style-name="P9"/>
      <text:list text:style-name="L4">
        <text:list-item>
          <text:p text:style-name="P7"><text:span text:style-name="T4">Converting Strings to Numbers</text:span></text:p>
        </text:list-item>
        <text:list-item>
          <text:p text:style-name="P7"><text:span text:style-name="T4">Converting Numbers to Strings</text:span></text:p>
        </text:list-item>
        <text:list-item>
          <text:p text:style-name="P7"><text:span text:style-name="T4">Converting Dates to Numbers</text:span></text:p>
        </text:list-item>
        <text:list-item>
          <text:p text:style-name="P7"><text:span text:style-name="T4">Converting Numbers to Dates</text:span></text:p>
        </text:list-item>
        <text:list-item>
          <text:p text:style-name="P7"><text:span text:style-name="T4">Converting Booleans to Numbers</text:span></text:p>
        </text:list-item>
        <text:list-item>
          <text:p text:style-name="P66"><text:span text:style-name="T4">Converting Numbers to Booleans</text:span></text:p>
        </text:list-item>
      </text:list>
      <text:p text:style-name="P18"><text:span text:style-name="T5">JS variable can be converted into a new variable and another data type.</text:span></text:p>
      <text:p text:style-name="P18"/>
      <text:list text:style-name="L4">
        <text:list-item>
          <text:p text:style-name="P80"><text:span text:style-name="T7"/><text:span text:style-name="T5">By the use of a JS function </text:span></text:p>
        </text:list-item>
        <text:list-item>
          <text:p text:style-name="P80"><text:span text:style-name="T7"/><text:span text:style-name="T5">Automatically by JS itself</text:span></text:p>
        </text:list-item>
      </text:list>
      <text:p text:style-name="P18"/>
      <text:p text:style-name="P18"/>
      <text:p text:style-name="P10"><text:span text:style-name="T5">23.1 Converting Strings to Numbers </text:span></text:p>
      <text:p text:style-name="P18"/>
      <text:p text:style-name="P18"/>
      <text:p text:style-name="P18"><text:span text:style-name="T4">The global method </text:span><text:span text:style-name="T54">Number ( )</text:span><text:span text:style-name="T4"><text:s/>can convert </text:span><text:span text:style-name="T54">string to numbers</text:span><text:span text:style-name="T34">.</text:span></text:p>
      <text:p text:style-name="P18"><text:span text:style-name="T4">Strings containing numbers ( like “3.123” ) convert to numbers (like 3.123).</text:span></text:p>
      <text:p text:style-name="P18"><text:span text:style-name="T4">Empty strings convert to 0.</text:span></text:p>
      <text:p text:style-name="P18"><text:span text:style-name="T4">Anything else converts to NaN (Not a Number).</text:span></text:p>
      <text:p text:style-name="P18"/>
      <text:p text:style-name="P18"><text:span text:style-name="T4">Number (“3.14”) <text:s text:c="10"/>// returns 3.14</text:span></text:p>
      <text:p text:style-name="P18"><text:span text:style-name="T4">Number (“ “) <text:s text:c="15"/>// returns 0</text:span></text:p>
      <text:p text:style-name="P18"><text:span text:style-name="T4">Number (“”) <text:s text:c="16"/>// returns 0</text:span></text:p>
      <text:p text:style-name="P18"><text:span text:style-name="T4">Number (“ 99 88”) <text:s text:c="6"/>// returns NaN</text:span></text:p>
      <text:p text:style-name="P18"/>
      <text:p text:style-name="P18"><text:span text:style-name="T5">Number Methods</text:span></text:p>
      <text:p text:style-name="P18"/>
      <table:table table:name="Table23" table:style-name="Table1">
        <table:table-column table:style-name="TableColumn1"/>
        <table:table-column table:style-name="TableColumn1"/>
        <table:table-row>
          <table:table-cell table:style-name="TableCell1">
            <text:p text:style-name="P18"><text:span text:style-name="T5">Method</text:span></text:p>
          </table:table-cell>
          <table:table-cell table:style-name="TableCell1">
            <text:p text:style-name="P18"><text:span text:style-name="T5">Description</text:span></text:p>
          </table:table-cell>
        </table:table-row>
        <table:table-row>
          <table:table-cell table:style-name="TableCell1">
            <text:p text:style-name="P4">Number ()</text:p>
          </table:table-cell>
          <table:table-cell table:style-name="TableCell1">
            <text:p text:style-name="P4">Returns a number, converted from its argument</text:p>
          </table:table-cell>
        </table:table-row>
        <table:table-row>
          <table:table-cell table:style-name="TableCell1">
            <text:p text:style-name="P4">parseFloat ()</text:p>
          </table:table-cell>
          <table:table-cell table:style-name="TableCell1">
            <text:p text:style-name="P4">Parse a string and returns a floating point number</text:p>
          </table:table-cell>
        </table:table-row>
        <table:table-row>
          <table:table-cell table:style-name="TableCell1">
            <text:p text:style-name="P4">parseInt ()</text:p>
          </table:table-cell>
          <table:table-cell table:style-name="TableCell1">
            <text:p text:style-name="P4">Parse a string and returns an integer</text:p>
          </table:table-cell>
        </table:table-row>
      </table:table>
      <text:p text:style-name="P18"/>
      <text:p text:style-name="P9"/>
      <text:p text:style-name="P9"><text:span text:style-name="T5">The Unary + Operator</text:span></text:p>
      <text:p text:style-name="P9"/>
      <text:p text:style-name="P9"><text:span text:style-name="T4">The </text:span><text:span text:style-name="T54">Unary + </text:span><text:span text:style-name="T4">operator can be used to convert a variable to a number.</text:span></text:p>
      <text:p text:style-name="P9"/>
      <text:p text:style-name="P9"><text:span text:style-name="T4">Ex:</text:span></text:p>
      <text:p text:style-name="P9"/>
      <text:p text:style-name="P9"><text:span text:style-name="T4">&lt;script&gt;</text:span></text:p>
      <text:p text:style-name="P9"><text:span text:style-name="T4">let y = "5";</text:span></text:p>
      <text:p text:style-name="P9"><text:span text:style-name="T4">let x = + y;</text:span></text:p>
      <text:p text:style-name="P119"><text:span text:style-name="T4">document.getElementById("demo").innerHTML = </text:span><text:span text:style-name="T79">typeof </text:span><text:span text:style-name="T4">y + "&lt;br&gt;" + </text:span><text:span text:style-name="T79">typeof</text:span><text:span text:style-name="T4"><text:s/>x;</text:span></text:p>
      <text:p text:style-name="P9"><text:span text:style-name="T4">&lt;/script&gt;</text:span></text:p>
      <text:p text:style-name="P9"/>
      <text:p text:style-name="P9"><text:span text:style-name="T4">Result :</text:span></text:p>
      <text:p text:style-name="P9"/>
      <text:p text:style-name="P9"><text:span text:style-name="T4">string</text:span></text:p>
      <text:p text:style-name="P9"><text:span text:style-name="T4">number</text:span></text:p>
      <text:p text:style-name="P9"/>
      <text:p text:style-name="P9"><text:span text:style-name="T4">If we remove the “ + “ operator from there, it will return the type as “string”.</text:span></text:p>
      <text:p text:style-name="P9"/>
      <text:p text:style-name="P10"/>
      <text:p text:style-name="P10"><text:span text:style-name="T5">23.2 Converting Numbers to Strings </text:span></text:p>
      <text:p text:style-name="P9"/>
      <text:p text:style-name="P18"><text:span text:style-name="T4">The global method </text:span><text:span text:style-name="T54">String ( )</text:span><text:span text:style-name="T4"><text:s/>can convert </text:span><text:span text:style-name="T34">numbers to strings.</text:span></text:p>
      <text:p text:style-name="P18"><text:span text:style-name="T4">It can be used on any type of numbers, literals, variables, or expressions.</text:span></text:p>
      <text:p text:style-name="P9"/>
      <text:p text:style-name="P18"><text:span text:style-name="T4">Ex:</text:span></text:p>
      <text:p text:style-name="P9"/>
      <text:p text:style-name="P9"><text:span text:style-name="T4">&lt;script&gt;</text:span></text:p>
      <text:p text:style-name="P9"><text:span text:style-name="T4">let x = 123;</text:span></text:p>
      <text:p text:style-name="P9"><text:span text:style-name="T4">document.getElementById("demo").innerHTML =</text:span></text:p>
      <text:p text:style-name="P9"><text:span text:style-name="T4"><text:s text:c="2"/>String(x) + "&lt;br&gt;" +</text:span></text:p>
      <text:p text:style-name="P9"><text:span text:style-name="T4"><text:s text:c="2"/>String(123) + "&lt;br&gt;" +</text:span></text:p>
      <text:p text:style-name="P9"><text:span text:style-name="T4"><text:s text:c="2"/>String(100 + 23);</text:span></text:p>
      <text:p text:style-name="P9"><text:span text:style-name="T4">&lt;/script&gt;</text:span></text:p>
      <text:p text:style-name="P9"/>
      <text:p text:style-name="P9"/>
      <text:p text:style-name="P9"><text:span text:style-name="T4">Result :</text:span></text:p>
      <text:p text:style-name="P9"/>
      <text:p text:style-name="P9"><text:span text:style-name="T4">123</text:span></text:p>
      <text:p text:style-name="P9"><text:span text:style-name="T4">123</text:span></text:p>
      <text:p text:style-name="P9"><text:span text:style-name="T4">123</text:span></text:p>
      <text:p text:style-name="P9"/>
      <text:p text:style-name="P9"><text:span text:style-name="T4">or</text:span></text:p>
      <text:p text:style-name="P9"/>
      <text:p text:style-name="P9"><text:span text:style-name="T4">&lt;script&gt;</text:span></text:p>
      <text:p text:style-name="P9"><text:span text:style-name="T4">let x = 123;</text:span></text:p>
      <text:p text:style-name="P9"><text:span text:style-name="T4">let y = String(x)</text:span></text:p>
      <text:p text:style-name="P9"><text:span text:style-name="T4">document.getElementById("demo").innerHTML = typeof y;</text:span></text:p>
      <text:p text:style-name="P9"/>
      <text:p text:style-name="P9"><text:span text:style-name="T4">Result :</text:span></text:p>
      <text:p text:style-name="P9"/>
      <text:p text:style-name="P9"><text:span text:style-name="T4">string</text:span></text:p>
      <text:p text:style-name="P9"/>
      <text:p text:style-name="P9"><text:span text:style-name="T4">Also, the Number method </text:span><text:span text:style-name="T54">toString ( ) </text:span><text:span text:style-name="T4">does the same.</text:span></text:p>
      <text:p text:style-name="P9"/>
      <text:p text:style-name="P9"><text:span text:style-name="T4">Ex:</text:span></text:p>
      <text:p text:style-name="P9"/>
      <text:p text:style-name="P9"><text:span text:style-name="T4">&lt;script&gt;</text:span></text:p>
      <text:p text:style-name="P9"><text:span text:style-name="T4">let x = 123;</text:span></text:p>
      <text:p text:style-name="P9"><text:span text:style-name="T4">document.getElementById("demo").innerHTML =</text:span></text:p>
      <text:p text:style-name="P9"><text:span text:style-name="T4"><text:s text:c="2"/>x.toString() + "&lt;br&gt;" +</text:span></text:p>
      <text:p text:style-name="P9"><text:span text:style-name="T4"><text:s text:c="3"/>(123).toString() + "&lt;br&gt;" +</text:span></text:p>
      <text:p text:style-name="P9"><text:span text:style-name="T4"><text:s text:c="3"/>(100 + 23).toString();</text:span></text:p>
      <text:p text:style-name="P9"><text:span text:style-name="T4"><text:s text:c="3"/></text:span></text:p>
      <text:p text:style-name="P9"><text:span text:style-name="T4">&lt;/script&gt;</text:span></text:p>
      <text:p text:style-name="P9"/>
      <text:p text:style-name="P9"><text:span text:style-name="T4">Result :</text:span></text:p>
      <text:p text:style-name="P9"/>
      <text:p text:style-name="P9"><text:span text:style-name="T4">123</text:span></text:p>
      <text:p text:style-name="P9"><text:span text:style-name="T4">123</text:span></text:p>
      <text:p text:style-name="P9"><text:span text:style-name="T4">123</text:span></text:p>
      <text:p text:style-name="P9"/>
      <text:p text:style-name="P9"><text:span text:style-name="T4">More methods used to convert numbers to strings </text:span></text:p>
      <text:p text:style-name="P9"/>
      <text:p text:style-name="P9"/>
      <table:table table:name="Table24" table:style-name="Table1">
        <table:table-column table:style-name="TableColumn1"/>
        <table:table-column table:style-name="TableColumn1"/>
        <table:table-row>
          <table:table-cell table:style-name="TableCell1">
            <text:p text:style-name="P9"><text:span text:style-name="T5">Method</text:span></text:p>
          </table:table-cell>
          <table:table-cell table:style-name="TableCell1">
            <text:p text:style-name="P9"><text:span text:style-name="T5">Description</text:span></text:p>
          </table:table-cell>
        </table:table-row>
        <table:table-row>
          <table:table-cell table:style-name="TableCell1">
            <text:p text:style-name="P4">toExponential ()</text:p>
          </table:table-cell>
          <table:table-cell table:style-name="TableCell1">
            <text:p text:style-name="P9"><text:span text:style-name="T4">Returns a string, with a number rounded and written using exponential notation.</text:span></text:p>
          </table:table-cell>
        </table:table-row>
        <table:table-row>
          <table:table-cell table:style-name="TableCell1">
            <text:p text:style-name="P4">toFixed ()</text:p>
          </table:table-cell>
          <table:table-cell table:style-name="TableCell1">
            <text:p text:style-name="P9"><text:span text:style-name="T4">Returns a string, with a number rounded and written with specified number of decimals.</text:span></text:p>
          </table:table-cell>
        </table:table-row>
        <table:table-row>
          <table:table-cell table:style-name="TableCell1">
            <text:p text:style-name="P4">toPrecision ()</text:p>
          </table:table-cell>
          <table:table-cell table:style-name="TableCell1">
            <text:p text:style-name="P4">Returns a string, with a number written with a specified length</text:p>
          </table:table-cell>
        </table:table-row>
      </table:table>
      <text:p text:style-name="P9"/>
      <text:p text:style-name="P9"/>
      <text:p text:style-name="P10"><text:span text:style-name="T5">23.3 Converting Dates to Numbers </text:span></text:p>
      <text:p text:style-name="P9"/>
      <text:p text:style-name="P9"><text:span text:style-name="T4">The global method </text:span><text:span text:style-name="T54">Number ( ) </text:span><text:span text:style-name="T4">can be used to convert dates to numbers.</text:span></text:p>
      <text:p text:style-name="P9"/>
      <text:p text:style-name="P9"><text:span text:style-name="T4">Ex: </text:span></text:p>
      <text:p text:style-name="P9"/>
      <text:p text:style-name="P9"><text:span text:style-name="T4">d = new Date ( );</text:span></text:p>
      <text:p text:style-name="P9"><text:span text:style-name="T4">Number (d) <text:s text:c="28"/></text:span><text:span text:style-name="T80">// returns 17588281919</text:span></text:p>
      <text:p text:style-name="P9"/>
      <text:p text:style-name="P9"/>
      <text:p text:style-name="P9"><text:span text:style-name="T4">The date method </text:span><text:span text:style-name="T9">getTime ( )</text:span><text:span text:style-name="T4"><text:s/>does the same.</text:span></text:p>
      <text:p text:style-name="P9"/>
      <text:p text:style-name="P9"><text:span text:style-name="T4">Ex:</text:span></text:p>
      <text:p text:style-name="P9"/>
      <text:p text:style-name="P9"><text:span text:style-name="T4">d = new Date ( );</text:span></text:p>
      <text:p text:style-name="P9"><text:span text:style-name="T4">d.getTime <text:s text:c="27"/></text:span><text:span text:style-name="T80"><text:s text:c="3"/>// returns 17588281919</text:span></text:p>
      <text:p text:style-name="P9"/>
      <text:p text:style-name="P9"/>
      <text:p text:style-name="P10"><text:span text:style-name="T5">23.3 Converting Dates to Strings </text:span></text:p>
      <text:p text:style-name="P9"/>
      <text:p text:style-name="P9"><text:span text:style-name="T4">The global method </text:span><text:span text:style-name="T54">String ( ) </text:span><text:span text:style-name="T4">can be used to convert dates to strings.</text:span></text:p>
      <text:p text:style-name="P9"/>
      <text:p text:style-name="P120"><text:span text:style-name="T14">Ex : String (Date()) <text:s text:c="31"/></text:span><text:span text:style-name="T4">// returns <text:s text:c="2"/>“Tues June 29 2021 16:32:48 GMT+0200 (Mountain Time)”</text:span></text:p>
      <text:p text:style-name="P120"/>
      <text:p text:style-name="P9"/>
      <text:p text:style-name="P9"><text:span text:style-name="T4">The Date method </text:span><text:span text:style-name="T54">toString ( ) </text:span><text:span text:style-name="T4">does the same.</text:span></text:p>
      <text:p text:style-name="P9"/>
      <text:p text:style-name="P120"><text:span text:style-name="T14">Ex: Date ( ).toString ( ) <text:s text:c="23"/></text:span><text:span text:style-name="T4">// returns <text:s text:c="2"/>“Tues June 29 2021 16:32:48 GMT+0200 (Mountain Time)”</text:span></text:p>
      <text:p text:style-name="P9"/>
      <text:p text:style-name="P9"/>
      <table:table table:name="Table25" table:style-name="Table1">
        <table:table-column table:style-name="TableColumn1"/>
        <table:table-column table:style-name="TableColumn1"/>
        <table:table-row>
          <table:table-cell table:style-name="TableCell1">
            <text:p text:style-name="P4"><text:span text:style-name="T7">Method</text:span></text:p>
          </table:table-cell>
          <table:table-cell table:style-name="TableCell1">
            <text:p text:style-name="P4"><text:span text:style-name="T7">Description</text:span></text:p>
          </table:table-cell>
        </table:table-row>
        <table:table-row>
          <table:table-cell table:style-name="TableCell1">
            <text:p text:style-name="P4">getDate()</text:p>
          </table:table-cell>
          <table:table-cell table:style-name="TableCell1">
            <text:p text:style-name="P4">Get the day as a number (1-31)</text:p>
          </table:table-cell>
        </table:table-row>
        <table:table-row>
          <table:table-cell table:style-name="TableCell1">
            <text:p text:style-name="P4">getDay()</text:p>
          </table:table-cell>
          <table:table-cell table:style-name="TableCell1">
            <text:p text:style-name="P4">Get the weekday a number (0-6)</text:p>
          </table:table-cell>
        </table:table-row>
        <table:table-row>
          <table:table-cell table:style-name="TableCell1">
            <text:p text:style-name="P4">getFullYear()</text:p>
          </table:table-cell>
          <table:table-cell table:style-name="TableCell1">
            <text:p text:style-name="P4">Get the four digit year (yyyy)</text:p>
          </table:table-cell>
        </table:table-row>
        <table:table-row>
          <table:table-cell table:style-name="TableCell1">
            <text:p text:style-name="P4">getHours()</text:p>
          </table:table-cell>
          <table:table-cell table:style-name="TableCell1">
            <text:p text:style-name="P4">Get the hour (0-23)</text:p>
          </table:table-cell>
        </table:table-row>
        <table:table-row>
          <table:table-cell table:style-name="TableCell1">
            <text:p text:style-name="P4">getMilliseconds()</text:p>
          </table:table-cell>
          <table:table-cell table:style-name="TableCell1">
            <text:p text:style-name="P4">Get the milliseconds (0-999)</text:p>
          </table:table-cell>
        </table:table-row>
        <table:table-row>
          <table:table-cell table:style-name="TableCell1">
            <text:p text:style-name="P4">getMinutes()</text:p>
          </table:table-cell>
          <table:table-cell table:style-name="TableCell1">
            <text:p text:style-name="P4">Get the minutes (0-59)</text:p>
          </table:table-cell>
        </table:table-row>
        <table:table-row>
          <table:table-cell table:style-name="TableCell1">
            <text:p text:style-name="P4">getMonth()</text:p>
          </table:table-cell>
          <table:table-cell table:style-name="TableCell1">
            <text:p text:style-name="P4">Get the month (0-11)</text:p>
          </table:table-cell>
        </table:table-row>
        <table:table-row>
          <table:table-cell table:style-name="TableCell1">
            <text:p text:style-name="P4">getSeconds()</text:p>
          </table:table-cell>
          <table:table-cell table:style-name="TableCell1">
            <text:p text:style-name="P4">Get the seconds (0-59)</text:p>
          </table:table-cell>
        </table:table-row>
        <table:table-row>
          <table:table-cell table:style-name="TableCell1">
            <text:p text:style-name="P4">getTime()</text:p>
          </table:table-cell>
          <table:table-cell table:style-name="TableCell1">
            <text:p text:style-name="P4">Get the time (milliseconds since January 1, 1970)</text:p>
          </table:table-cell>
        </table:table-row>
      </table:table>
      <text:p text:style-name="P64"><text:line-break/></text:p>
      <text:p text:style-name="P10"><text:span text:style-name="T5">23.4 Converting Booleans to Numbers </text:span></text:p>
      <text:p text:style-name="P9"/>
      <text:p text:style-name="P9"><text:span text:style-name="T4">The global method </text:span><text:span text:style-name="T54">Number ( )</text:span><text:span text:style-name="T4"><text:s/>can also convert booleans to numbers.</text:span></text:p>
      <text:p text:style-name="P9"/>
      <text:p text:style-name="P9"><text:span text:style-name="T4">Number (false) <text:s text:c="20"/></text:span><text:span text:style-name="T35">// returns 0</text:span></text:p>
      <text:p text:style-name="P9"><text:span text:style-name="T4">Number (true) <text:s text:c="19"/></text:span><text:span text:style-name="T35"><text:s/>// returns 1</text:span></text:p>
      <text:p text:style-name="P9"/>
      <text:p text:style-name="P10"><text:span text:style-name="T5">23.5 Converting Booleans to Strings </text:span></text:p>
      <text:p text:style-name="P9"/>
      <text:p text:style-name="P9"><text:span text:style-name="T4">The global method </text:span><text:span text:style-name="T54">String ( ) </text:span><text:span text:style-name="T4">can be used to convert booleans to strings.</text:span></text:p>
      <text:p text:style-name="P9"/>
      <text:p text:style-name="P9"><text:span text:style-name="T4">String (false) <text:s text:c="29"/></text:span><text:span text:style-name="T35">// returns “false”</text:span></text:p>
      <text:p text:style-name="P9"><text:span text:style-name="T4">String (true) <text:s text:c="29"/></text:span><text:span text:style-name="T35">// returns “true”</text:span></text:p>
      <text:p text:style-name="P9"><text:span text:style-name="T4"><text:s/></text:span></text:p>
      <text:p text:style-name="P9"><text:span text:style-name="T4">The Boolean method </text:span><text:span text:style-name="T54">toString ( ) </text:span><text:span text:style-name="T4">does the same.</text:span></text:p>
      <text:p text:style-name="P9"/>
      <text:p text:style-name="P9"><text:span text:style-name="T79">false</text:span><text:span text:style-name="T4">.toString ( ) <text:s text:c="22"/></text:span><text:span text:style-name="T35">// returns “false”</text:span></text:p>
      <text:p text:style-name="P121"><text:span text:style-name="T79">true</text:span><text:span text:style-name="T10">.toString ( ) <text:s/></text:span><text:span text:style-name="T4"><text:s text:c="22"/>// returns “true”</text:span></text:p>
      <text:p text:style-name="P121"/>
      <text:p text:style-name="P121"/>
      <text:p text:style-name="P16"><text:span text:style-name="T5">23.6 Automatic Type Conversion </text:span></text:p>
      <text:p text:style-name="P17"><text:span text:style-name="T4">When JavaScript tries to operate on a "wrong" data type, it will try to convert the value to a "right" type. The result is not always what you expect.</text:span></text:p>
      <text:p text:style-name="P9"/>
      <text:p text:style-name="P9"><text:span text:style-name="T4">Ex :</text:span></text:p>
      <text:p text:style-name="P9"/>
      <text:p text:style-name="P9"><text:span text:style-name="T4">&lt;script&gt;</text:span></text:p>
      <text:p text:style-name="P9"><text:span text:style-name="T4">document.getElementById("demo").innerHTML =</text:span></text:p>
      <text:p text:style-name="P9"><text:span text:style-name="T4">(5 + null) + "&lt;br&gt;" <text:s/>+</text:span></text:p>
      <text:p text:style-name="P9"><text:span text:style-name="T4">("5" + null) + "&lt;br&gt;" +</text:span></text:p>
      <text:p text:style-name="P9"><text:span text:style-name="T4">("5" + 2) + "&lt;br&gt;" +</text:span></text:p>
      <text:p text:style-name="P9"><text:span text:style-name="T4">("5" - 2) + "&lt;br&gt;" +</text:span></text:p>
      <text:p text:style-name="P9"><text:span text:style-name="T4">("5" * "2") + "&lt;br&gt;" +</text:span></text:p>
      <text:p text:style-name="P9"><text:span text:style-name="T4">("5" / "2") + "&lt;br&gt;"</text:span></text:p>
      <text:p text:style-name="P9"><text:span text:style-name="T4">&lt;/script&gt;</text:span></text:p>
      <text:p text:style-name="P9"/>
      <text:p text:style-name="P9"><text:span text:style-name="T4">Result :</text:span></text:p>
      <text:p text:style-name="P9"><text:span text:style-name="T4">5<text:line-break/>5null<text:line-break/>52<text:line-break/>3<text:line-break/>10<text:line-break/>2.5</text:span></text:p>
      <text:p text:style-name="P9"/>
      <text:p text:style-name="P10"><text:span text:style-name="T5">23.7 JS Type Conversion Table </text:span></text:p>
      <text:p text:style-name="P10"/>
      <text:p text:style-name="P18"><text:a xlink:type="simple" xlink:href="https://www.w3schools.com/js/js_type_conversion.asp"><text:span text:style-name="T4">https://www.w3schools.com/js/js_type_conversion.asp</text:span></text:a></text:p>
      <text:p text:style-name="P18"/>
      <text:p text:style-name="P92"><text:span text:style-name="T5">JS BITWISE </text:span></text:p>
      <text:p text:style-name="P92"/>
      <text:p text:style-name="P18"/>
      <text:p text:style-name="P5"><text:span text:style-name="T5">24. JS Errors – Throw and Try to Catch </text:span></text:p>
      <text:p text:style-name="P9"/>
      <text:p text:style-name="P9"><text:span text:style-name="T4">The </text:span><text:span text:style-name="T54">try</text:span><text:span text:style-name="T4"><text:s/>statement lets us test a block of code for errors.</text:span></text:p>
      <text:p text:style-name="P9"/>
      <text:p text:style-name="P9"><text:span text:style-name="T4">The </text:span><text:span text:style-name="T54">catch</text:span><text:span text:style-name="T4"><text:s/>statement lets us handle the errors.</text:span></text:p>
      <text:p text:style-name="P9"/>
      <text:p text:style-name="P9"><text:span text:style-name="T4">The </text:span><text:span text:style-name="T54">throw</text:span><text:span text:style-name="T4"><text:s/>statement lets us create custom errors.</text:span></text:p>
      <text:p text:style-name="P9"/>
      <text:p text:style-name="P9"><text:span text:style-name="T4">The </text:span><text:span text:style-name="T54">finally</text:span><text:span text:style-name="T4"><text:s/>statement lets us execute the code, after try and catch, regardless of the result.</text:span></text:p>
      <text:p text:style-name="P9"/>
      <text:p text:style-name="P9"/>
      <text:p text:style-name="P9"><text:span text:style-name="T4">The </text:span><text:span text:style-name="T54">try</text:span><text:span text:style-name="T4"><text:s/>statement allows us to define a block of code to be tested for errors while it is being executed. </text:span></text:p>
      <text:p text:style-name="P9"><text:span text:style-name="T4">And, the </text:span><text:span text:style-name="T54">catch</text:span><text:span text:style-name="T4"><text:s/>statement allows us to define a block of code to be executed, if an error occurs in the try block.</text:span></text:p>
      <text:p text:style-name="P9"/>
      <text:p text:style-name="P9"><text:span text:style-name="T54">try</text:span><text:span text:style-name="T4"><text:s/>and </text:span><text:span text:style-name="T54">catch</text:span><text:span text:style-name="T4"><text:s/>come in pairs :</text:span></text:p>
      <text:p text:style-name="P30"/>
      <text:p text:style-name="P30"/>
      <text:p text:style-name="P18"><text:span text:style-name="T34">Syntax :</text:span></text:p>
      <text:p text:style-name="P30"/>
      <text:p text:style-name="P30"/>
      <text:p text:style-name="P9"><text:span text:style-name="T34">try <text:s text:c="3"/>{</text:span></text:p>
      <text:p text:style-name="P9"><text:span text:style-name="T34">Block of code to try</text:span></text:p>
      <text:p text:style-name="P9"><text:span text:style-name="T34">}</text:span></text:p>
      <text:p text:style-name="P9"/>
      <text:p text:style-name="P9"><text:span text:style-name="T34">catch (err) <text:s text:c="3"/>{</text:span></text:p>
      <text:p text:style-name="P9"><text:span text:style-name="T34">Block of code to handle errors</text:span></text:p>
      <text:p text:style-name="P9"><text:span text:style-name="T34">}</text:span></text:p>
      <text:p text:style-name="P9"/>
      <text:p text:style-name="P9"><text:span text:style-name="T6">JS Throws Errors</text:span></text:p>
      <text:p text:style-name="P9"/>
      <text:p text:style-name="P17"><text:span text:style-name="T4">When an error occurs, JavaScript will normally stop and generate an error message.</text:span></text:p>
      <text:p text:style-name="P17"><text:span text:style-name="T4">The technical term for this is: JavaScript will throw an exception (throw an error).</text:span></text:p>
      <text:p text:style-name="P9"><text:span text:style-name="T4">JavaScript will actually create an Error object with two properties: name and message.</text:span></text:p>
      <text:p text:style-name="P9"/>
      <text:p text:style-name="P9"><text:span text:style-name="T4">The </text:span><text:span text:style-name="T54">throw </text:span><text:span text:style-name="T4">statement allows us to create a custom error. Technically, you can throw an exception (throw an error). The exception can be a JS </text:span><text:span text:style-name="T9">string</text:span><text:span text:style-name="T4">, a </text:span><text:span text:style-name="T9">boolean</text:span><text:span text:style-name="T4">, a </text:span><text:span text:style-name="T9">number</text:span><text:span text:style-name="T4"><text:s/>or an </text:span><text:span text:style-name="T9">object</text:span><text:span text:style-name="T4">.</text:span></text:p>
      <text:p text:style-name="P9"/>
      <text:p text:style-name="P9"/>
      <text:p text:style-name="P9"><text:span text:style-name="T4">throw “Too big”; <text:s text:c="10"/></text:span><text:span text:style-name="T80">// throw a text </text:span></text:p>
      <text:p text:style-name="P9"><text:span text:style-name="T4">throw 500; <text:s text:c="18"/></text:span><text:span text:style-name="T80"><text:s/>// throw a number</text:span></text:p>
      <text:p text:style-name="P9"/>
      <text:p text:style-name="P9"><text:span text:style-name="T4">If we use </text:span><text:span text:style-name="T9">throw</text:span><text:span text:style-name="T4"><text:s/>together with </text:span><text:span text:style-name="T9">try</text:span><text:span text:style-name="T4"><text:s/>and </text:span><text:span text:style-name="T9">catch</text:span><text:span text:style-name="T4">, we can control program flow and generate custom error messages.</text:span></text:p>
      <text:p text:style-name="P9"/>
      <text:p text:style-name="P9"/>
      <text:p text:style-name="P97"><text:span text:style-name="T4">ON HOLD </text:span></text:p>
      <text:p text:style-name="P9"/>
      <text:p text:style-name="P9"/>
      <text:p text:style-name="P9"/>
      <text:p text:style-name="P9"/>
      <text:p text:style-name="P5"><text:span text:style-name="T5">25. JS Scope </text:span></text:p>
      <text:p text:style-name="P9"/>
      <text:p text:style-name="P9"><text:span text:style-name="T4">Scope determines the visibility of variables.</text:span></text:p>
      <text:p text:style-name="P9"/>
      <text:p text:style-name="P9"><text:span text:style-name="T4">JS has three type of scopes :</text:span></text:p>
      <text:p text:style-name="P9"/>
      <text:list text:style-name="L4">
        <text:list-item>
          <text:p text:style-name="P105"><text:span text:style-name="T4">Global Scope</text:span></text:p>
        </text:list-item>
        <text:list-item>
          <text:p text:style-name="P105"><text:span text:style-name="T4">Function Scope</text:span></text:p>
        </text:list-item>
        <text:list-item>
          <text:p text:style-name="P105"><text:span text:style-name="T4">Block Scope</text:span></text:p>
        </text:list-item>
        <text:list-item>
          <text:p text:style-name="P105"/>
        </text:list-item>
      </text:list>
      <text:p text:style-name="P9"><text:span text:style-name="T6">Block Scope :</text:span></text:p>
      <text:p text:style-name="P9"/>
      <text:p text:style-name="P9"><text:span text:style-name="T4">Two important JS keywords </text:span><text:span text:style-name="T9">let</text:span><text:span text:style-name="T4"><text:s/>and </text:span><text:span text:style-name="T9">const</text:span><text:span text:style-name="T4"><text:s/>provide Block Scope. Variables declared inside a { } block can not be accessed from outside the block.</text:span></text:p>
      <text:p text:style-name="P9"/>
      <text:p text:style-name="P9"><text:span text:style-name="T4">Ex :</text:span></text:p>
      <text:p text:style-name="P9"/>
      <text:p text:style-name="P9"><text:span text:style-name="T4">{ </text:span></text:p>
      <text:p text:style-name="P9"><text:span text:style-name="T4">let x = 3;</text:span></text:p>
      <text:p text:style-name="P9"><text:span text:style-name="T4">}</text:span></text:p>
      <text:p text:style-name="P9"/>
      <text:p text:style-name="P120"><text:span text:style-name="T4">// x can NOT be used here.</text:span></text:p>
      <text:p text:style-name="P9"/>
      <text:p text:style-name="P9"><text:span text:style-name="T4">Variable declared with </text:span><text:span text:style-name="T9">var</text:span><text:span text:style-name="T4"><text:s/>can NOT have a block scope.</text:span></text:p>
      <text:p text:style-name="P9"><text:span text:style-name="T4">Variables declared with </text:span><text:span text:style-name="T9">var</text:span><text:span text:style-name="T4"><text:s/>inside a { } block can be accessed from outside the block.</text:span></text:p>
      <text:p text:style-name="P9"/>
      <text:p text:style-name="P9"><text:span text:style-name="T4">Ex:</text:span></text:p>
      <text:p text:style-name="P9"><text:span text:style-name="T4">{</text:span></text:p>
      <text:p text:style-name="P9"><text:span text:style-name="T4">var x = 3;</text:span></text:p>
      <text:p text:style-name="P9"><text:span text:style-name="T4">}</text:span></text:p>
      <text:p text:style-name="P120"/>
      <text:p text:style-name="P120"><text:span text:style-name="T4">// x CAN be used here</text:span></text:p>
      <text:p text:style-name="P9"/>
      <text:p text:style-name="P9"><text:span text:style-name="T6">Local Scope :</text:span></text:p>
      <text:p text:style-name="P9"/>
      <text:p text:style-name="P9"><text:span text:style-name="T4">Variables declared within a JS function, become LOCAL to the function. And, local variable have Function Scope and they can only be accessed from within a function.</text:span></text:p>
      <text:p text:style-name="P9"/>
      <text:p text:style-name="P9"><text:span text:style-name="T4">Ex:</text:span></text:p>
      <text:p text:style-name="P9"/>
      <text:p text:style-name="P9"><text:span text:style-name="T4">&lt;script&gt;</text:span></text:p>
      <text:p text:style-name="P9"><text:span text:style-name="T4">myFunction();</text:span></text:p>
      <text:p text:style-name="P9"/>
      <text:p text:style-name="P9"><text:span text:style-name="T4">function myFunction() {</text:span></text:p>
      <text:p text:style-name="P9"><text:span text:style-name="T4"><text:s text:c="2"/></text:span><text:span text:style-name="T79">let</text:span><text:span text:style-name="T4"><text:s/>carName = "Volvo";</text:span></text:p>
      <text:p text:style-name="P9"><text:span text:style-name="T4"><text:s text:c="2"/>document.getElementById("demo1").innerHTML = </text:span><text:span text:style-name="T79">typeof</text:span><text:span text:style-name="T4"><text:s/>carName + " " + carName;</text:span></text:p>
      <text:p text:style-name="P9"><text:span text:style-name="T4">}</text:span></text:p>
      <text:p text:style-name="P9"/>
      <text:p text:style-name="P9"><text:span text:style-name="T4">document.getElementById("demo2").innerHTML = </text:span><text:span text:style-name="T79">typeof</text:span><text:span text:style-name="T4"><text:s/>carName;</text:span></text:p>
      <text:p text:style-name="P9"><text:span text:style-name="T4">&lt;/script&gt;</text:span></text:p>
      <text:p text:style-name="P9"/>
      <text:p text:style-name="P9"/>
      <text:p text:style-name="P9"><text:span text:style-name="T4">Result : <text:s/></text:span></text:p>
      <text:p text:style-name="P9"/>
      <text:p text:style-name="P9"><text:span text:style-name="T4">string Volvo</text:span></text:p>
      <text:p text:style-name="P17"><text:span text:style-name="T4">undefined</text:span></text:p>
      <text:p text:style-name="P9"/>
      <text:p text:style-name="P9"><text:span text:style-name="T4">Since, local variables are only recognized inside their functions, variables with the same name can be used in different functions.</text:span></text:p>
      <text:p text:style-name="P9"><text:span text:style-name="T4">Local variables are created when a function starts, and deleted when the function is completed.</text:span></text:p>
      <text:p text:style-name="P9"/>
      <text:p text:style-name="P9"/>
      <text:p text:style-name="P9"><text:span text:style-name="T6">Function Scope :</text:span></text:p>
      <text:p text:style-name="P9"/>
      <text:p text:style-name="P9"><text:span text:style-name="T4">JS has a function scope: Each function creates a new scope.</text:span></text:p>
      <text:p text:style-name="P9"/>
      <text:p text:style-name="P9"><text:span text:style-name="T4">Variables defined inside a function are not accessible/visible from outside the function. </text:span></text:p>
      <text:p text:style-name="P9"><text:span text:style-name="T4">Variables declared with </text:span><text:span text:style-name="T9">var</text:span><text:span text:style-name="T4">, </text:span><text:span text:style-name="T9">let</text:span><text:span text:style-name="T4"><text:s/>and </text:span><text:span text:style-name="T9">const</text:span><text:span text:style-name="T4"><text:s/>are quite similar when declared inside a function.</text:span></text:p>
      <text:p text:style-name="P9"><text:span text:style-name="T4">Function (local) variables are deleted when the function is completed.</text:span></text:p>
      <text:p text:style-name="P9"/>
      <text:p text:style-name="P9"><text:span text:style-name="T4">They all have the same Function Scope :</text:span></text:p>
      <text:p text:style-name="P9"/>
      <text:p text:style-name="P9"><text:span text:style-name="T70">function</text:span><text:span text:style-name="T4"><text:s/>myFunction ( ) <text:s/>{</text:span></text:p>
      <text:p text:style-name="P9"><text:span text:style-name="T81">var</text:span><text:span text:style-name="T4"><text:s/>carName = “</text:span><text:span text:style-name="T9">Volvo</text:span><text:span text:style-name="T4">”; <text:s text:c="9"/></text:span><text:span text:style-name="T82">// <text:s/>Function Scope</text:span></text:p>
      <text:p text:style-name="P9"><text:span text:style-name="T4">}</text:span></text:p>
      <text:p text:style-name="P9"/>
      <text:p text:style-name="P9"/>
      <text:p text:style-name="P9"><text:span text:style-name="T70">function</text:span><text:span text:style-name="T4"><text:s/>myFunction ( ) <text:s/>{</text:span></text:p>
      <text:p text:style-name="P9"><text:span text:style-name="T81">let</text:span><text:span text:style-name="T4"><text:s/>carName = “</text:span><text:span text:style-name="T9">Volvo</text:span><text:span text:style-name="T4">”; <text:s text:c="9"/></text:span><text:span text:style-name="T82">// <text:s/>Function Scope</text:span></text:p>
      <text:p text:style-name="P9"><text:span text:style-name="T4">}</text:span></text:p>
      <text:p text:style-name="P9"/>
      <text:p text:style-name="P9"/>
      <text:p text:style-name="P9"><text:span text:style-name="T70">function</text:span><text:span text:style-name="T4"><text:s/>myFunction ( ) <text:s/>{</text:span></text:p>
      <text:p text:style-name="P9"><text:span text:style-name="T81">const</text:span><text:span text:style-name="T4"><text:s/>carName = “</text:span><text:span text:style-name="T9">Volvo</text:span><text:span text:style-name="T4">”; <text:s text:c="9"/></text:span><text:span text:style-name="T82">// <text:s/>Function Scope</text:span></text:p>
      <text:p text:style-name="P9"><text:span text:style-name="T4">}</text:span></text:p>
      <text:p text:style-name="P9"/>
      <text:p text:style-name="P9"><text:span text:style-name="T5">Note</text:span><text:span text:style-name="T4"><text:s/>: Function arguments (parameters) work as local variables inside functions.</text:span></text:p>
      <text:p text:style-name="P9"/>
      <text:p text:style-name="P9"/>
      <text:p text:style-name="P9"><text:span text:style-name="T42">Global JS Variables</text:span></text:p>
      <text:p text:style-name="P9"/>
      <text:p text:style-name="P9"><text:span text:style-name="T4">A variable declared outside a function, becomes GLOBAL and has a Global Scope.</text:span></text:p>
      <text:p text:style-name="P9"><text:span text:style-name="T4">All scripts and functions on a web page can access it. They can be accessed from any where in a JS program.</text:span></text:p>
      <text:p text:style-name="P9"><text:span text:style-name="T4">Variables declared with </text:span><text:span text:style-name="T9">var</text:span><text:span text:style-name="T4">, </text:span><text:span text:style-name="T9">let</text:span><text:span text:style-name="T4"><text:s/>and </text:span><text:span text:style-name="T9">const</text:span><text:span text:style-name="T4"><text:s/>are quite similar when declared outside a block.</text:span></text:p>
      <text:p text:style-name="P9"><text:span text:style-name="T4">In a web browser, global variables are deleted when you close the browser window (or tab).</text:span></text:p>
      <text:p text:style-name="P9"><text:span text:style-name="T4">Also, variables created without a declaration keyword (</text:span><text:span text:style-name="T9">var</text:span><text:span text:style-name="T4">, </text:span><text:span text:style-name="T9">let</text:span><text:span text:style-name="T4">, or </text:span><text:span text:style-name="T9">const</text:span><text:span text:style-name="T4">) are always global even if they are created inside a function.</text:span></text:p>
      <text:p text:style-name="P9"/>
      <text:p text:style-name="P9"/>
      <text:p text:style-name="P9"><text:span text:style-name="T4">They all have a Global Scope:</text:span></text:p>
      <text:p text:style-name="P9"/>
      <text:p text:style-name="P9"><text:span text:style-name="T4">var x = 2; <text:s text:c="12"/></text:span><text:span text:style-name="T82">// Global Scope</text:span></text:p>
      <text:p text:style-name="P110"/>
      <text:p text:style-name="P110"><text:span text:style-name="T10">let x = 2; <text:s/></text:span><text:span text:style-name="T4"><text:s text:c="11"/>// Global Scope</text:span></text:p>
      <text:p text:style-name="P110"/>
      <text:p text:style-name="P110"><text:span text:style-name="T10">const x = 2; <text:s/></text:span><text:span text:style-name="T4"><text:s text:c="7"/>// Global Scope</text:span></text:p>
      <text:p text:style-name="P9"/>
      <text:p text:style-name="P9"><text:span text:style-name="T4">Ex:</text:span></text:p>
      <text:p text:style-name="P9"/>
      <text:p text:style-name="P9"><text:span text:style-name="T4">&lt;script&gt;</text:span></text:p>
      <text:p text:style-name="P9"><text:span text:style-name="T4">let carName = "Volvo";</text:span></text:p>
      <text:p text:style-name="P9"><text:span text:style-name="T4">myFunction();</text:span></text:p>
      <text:p text:style-name="P9"/>
      <text:p text:style-name="P9"><text:span text:style-name="T4">function myFunction() {</text:span></text:p>
      <text:p text:style-name="P9"><text:span text:style-name="T4"><text:s text:c="2"/>document.getElementById("demo").innerHTML = "I can display " + carName;</text:span></text:p>
      <text:p text:style-name="P9"><text:span text:style-name="T4">}</text:span></text:p>
      <text:p text:style-name="P9"><text:span text:style-name="T4">&lt;/script&gt;</text:span></text:p>
      <text:p text:style-name="P9"/>
      <text:p text:style-name="P9"><text:span text:style-name="T4">Result : </text:span></text:p>
      <text:p text:style-name="P9"/>
      <text:p text:style-name="P9"><text:span text:style-name="T4">I can display Volvo</text:span></text:p>
      <text:p text:style-name="P9"/>
      <text:p text:style-name="P9"><text:span text:style-name="T5">JS Variables </text:span></text:p>
      <text:p text:style-name="P9"/>
      <text:p text:style-name="P9"><text:span text:style-name="T4">In JS, objects and functions are also variables. Scope determines the accessibility of variables, objects, and functions from different parts of the code.</text:span></text:p>
      <text:p text:style-name="P9"/>
      <text:p text:style-name="P9"/>
      <text:p text:style-name="P9"><text:span text:style-name="T5">Automatically Global</text:span></text:p>
      <text:p text:style-name="P9"/>
      <text:p text:style-name="P17"><text:span text:style-name="T4">If you assign a value to a variable that has not been declared, it will automatically become a </text:span><text:span text:style-name="T5">GLOBAL </text:span><text:span text:style-name="T4">variable.</text:span></text:p>
      <text:p text:style-name="P17"><text:span text:style-name="T4">This code example will declare a global variable </text:span><text:span text:style-name="T8">carName</text:span><text:span text:style-name="T4">, even if the value is assigned inside a function.</text:span></text:p>
      <text:p text:style-name="P9"><text:span text:style-name="T4">Ex:</text:span></text:p>
      <text:p text:style-name="P9"/>
      <text:p text:style-name="P9"/>
      <text:p text:style-name="P9"><text:span text:style-name="T4">&lt;script&gt;</text:span></text:p>
      <text:p text:style-name="P9"><text:span text:style-name="T4">myFunction();</text:span></text:p>
      <text:p text:style-name="P110"><text:span text:style-name="T4"><text:s text:c="15"/>// code here can use carName as a global variable</text:span></text:p>
      <text:p text:style-name="P9"><text:span text:style-name="T4">document.getElementById("</text:span><text:span text:style-name="T9">demo</text:span><text:span text:style-name="T4">").innerHTML = "</text:span><text:span text:style-name="T9">I can display</text:span><text:span text:style-name="T4"><text:s/>" + carName;</text:span></text:p>
      <text:p text:style-name="P9"/>
      <text:p text:style-name="P9"><text:span text:style-name="T81">function</text:span><text:span text:style-name="T4"><text:s/>myFunction() {</text:span></text:p>
      <text:p text:style-name="P9"><text:span text:style-name="T4"><text:s text:c="2"/>carName = "</text:span><text:span text:style-name="T9">Volvo</text:span><text:span text:style-name="T4">";</text:span></text:p>
      <text:p text:style-name="P9"><text:span text:style-name="T4">}</text:span></text:p>
      <text:p text:style-name="P9"><text:span text:style-name="T4">&lt;/script&gt;</text:span></text:p>
      <text:p text:style-name="P9"/>
      <text:p text:style-name="P9"/>
      <text:p text:style-name="P9"><text:span text:style-name="T5">Strict Mode</text:span></text:p>
      <text:p text:style-name="P9"/>
      <text:p text:style-name="P9"><text:span text:style-name="T4">All modern browsers support running JavaScript in "Strict Mode". In “Strict Mode”, undeclared variables are not automatically global.</text:span></text:p>
      <text:p text:style-name="P9"/>
      <text:p text:style-name="P9"><text:span text:style-name="T5">Global Variables in HTML</text:span></text:p>
      <text:p text:style-name="P9"/>
      <text:p text:style-name="P9"><text:span text:style-name="T4">With JS, the global scope if the script environment. In HTML, the global scope is the window object.</text:span></text:p>
      <text:p text:style-name="P17"><text:span text:style-name="T4">Global variables defined with the </text:span><text:span text:style-name="T9">var</text:span><text:span text:style-name="T4"><text:s/>keyword belong to the window object:</text:span></text:p>
      <text:p text:style-name="P102"><text:span text:style-name="T4">Ex:</text:span></text:p>
      <text:p text:style-name="P8"><text:span text:style-name="T4">&lt;script&gt;</text:span></text:p>
      <text:p text:style-name="P8"><text:span text:style-name="T4">var carName = "Volvo";</text:span></text:p>
      <text:p text:style-name="P122"><text:span text:style-name="T4"><text:s text:c="14"/>// code here can use window.carName</text:span></text:p>
      <text:p text:style-name="P8"><text:span text:style-name="T4">document.getElementById("demo").innerHTML = "I can display " + window.carName;</text:span></text:p>
      <text:p text:style-name="P8"><text:span text:style-name="T4">&lt;/script&gt;</text:span></text:p>
      <text:p text:style-name="P9"/>
      <text:p text:style-name="P9"><text:span text:style-name="T4">Result :</text:span></text:p>
      <text:p text:style-name="P9"/>
      <text:p text:style-name="P9"><text:span text:style-name="T4">I can display Volvo</text:span></text:p>
      <text:p text:style-name="P9"/>
      <text:p text:style-name="P9"><text:span text:style-name="T4">----------------------</text:span></text:p>
      <text:p text:style-name="P9"/>
      <text:p text:style-name="P9"><text:span text:style-name="T4">Global variables defined with the </text:span><text:span text:style-name="T9">let</text:span><text:span text:style-name="T4"><text:s/>keyword do not belong to the window object :</text:span></text:p>
      <text:p text:style-name="P9"/>
      <text:p text:style-name="P9"><text:span text:style-name="T4">Ex:</text:span></text:p>
      <text:p text:style-name="P9"/>
      <text:p text:style-name="P9"><text:span text:style-name="T4">&lt;script&gt;</text:span></text:p>
      <text:p text:style-name="P9"><text:span text:style-name="T70">let</text:span><text:span text:style-name="T4"><text:s/>carName = "Volvo";</text:span></text:p>
      <text:p text:style-name="P9"/>
      <text:p text:style-name="P121"><text:span text:style-name="T14"><text:s text:c="13"/></text:span><text:span text:style-name="T4">// code here can not use window.carName</text:span></text:p>
      <text:p text:style-name="P9"><text:span text:style-name="T4">document.getElementById("demo").innerHTML = "I can not display " + window.carName;</text:span></text:p>
      <text:p text:style-name="P9"><text:span text:style-name="T4">&lt;/script&gt;</text:span></text:p>
      <text:p text:style-name="P9"/>
      <text:p text:style-name="P9"/>
      <text:p text:style-name="P9"><text:span text:style-name="T4">Result : </text:span></text:p>
      <text:p text:style-name="P9"/>
      <text:p text:style-name="P9"><text:span text:style-name="T4">I can not display </text:span><text:span text:style-name="T6">undefined</text:span><text:span text:style-name="T4">.</text:span></text:p>
      <text:p text:style-name="P9"/>
      <text:p text:style-name="P5"><text:span text:style-name="T5">26. JS Use strict </text:span></text:p>
      <text:p text:style-name="P9"/>
      <text:p text:style-name="P9"><text:span text:style-name="T9">“use strict”;</text:span><text:span text:style-name="T4"><text:s text:c="2"/>Defines that JS code should be executed in “strict mode”. With strict mode, we can not use undeclared variables.</text:span></text:p>
      <text:p text:style-name="P9"/>
      <text:p text:style-name="P123"><text:span text:style-name="T5">26.1 Declaring Strict Mode </text:span></text:p>
      <text:p text:style-name="P9"/>
      <text:p text:style-name="P9"><text:span text:style-name="T4">Strict mode is declared by adding </text:span><text:span text:style-name="T9">“use strict”; </text:span><text:span text:style-name="T4">to the beginning of a script or a function.</text:span></text:p>
      <text:p text:style-name="P9"><text:span text:style-name="T4">If we declare it in beginning of the script, it has a global scope ( all code in the script will execute in strict mode)</text:span></text:p>
      <text:p text:style-name="P9"/>
      <text:p text:style-name="P9"><text:span text:style-name="T4">Ex :</text:span></text:p>
      <text:p text:style-name="P9"/>
      <text:p text:style-name="P9"><text:span text:style-name="T4">&lt;script&gt;</text:span></text:p>
      <text:p text:style-name="P9"><text:span text:style-name="T4">"use strict";</text:span></text:p>
      <text:p text:style-name="P110"><text:span text:style-name="T14">x = 3.14; <text:s text:c="20"/></text:span><text:span text:style-name="T4"><text:s text:c="2"/>// This will cause an error (x is not defined).</text:span></text:p>
      <text:p text:style-name="P9"><text:span text:style-name="T4">&lt;/script&gt;</text:span></text:p>
      <text:p text:style-name="P9"/>
      <text:p text:style-name="P9"><text:span text:style-name="T4">-------------------</text:span></text:p>
      <text:p text:style-name="P9"/>
      <text:p text:style-name="P9"><text:span text:style-name="T4">&lt;script&gt;</text:span></text:p>
      <text:p text:style-name="P9"/>
      <text:p text:style-name="P9"><text:span text:style-name="T4">"use strict";</text:span></text:p>
      <text:p text:style-name="P9"><text:span text:style-name="T4">myFunction();</text:span></text:p>
      <text:p text:style-name="P9"/>
      <text:p text:style-name="P9"><text:span text:style-name="T4">function myFunction() {</text:span></text:p>
      <text:p text:style-name="P110"><text:span text:style-name="T14"><text:s text:c="2"/>y = 3.14; <text:s text:c="20"/></text:span><text:span text:style-name="T4">// This will cause an error (y is not defined)</text:span></text:p>
      <text:p text:style-name="P9"><text:span text:style-name="T4">}</text:span></text:p>
      <text:p text:style-name="P9"><text:span text:style-name="T4">&lt;/script&gt;</text:span></text:p>
      <text:p text:style-name="P9"><text:span text:style-name="T4">-------------------</text:span></text:p>
      <text:p text:style-name="P9"/>
      <text:p text:style-name="P9"><text:span text:style-name="T4">Declared inside a function, it has local scope (only the code inside the function is in strict mode)</text:span></text:p>
      <text:p text:style-name="P9"/>
      <text:p text:style-name="P9"><text:span text:style-name="T4">Ex:</text:span></text:p>
      <text:p text:style-name="P9"/>
      <text:p text:style-name="P9"><text:span text:style-name="T4">&lt;script&gt;</text:span></text:p>
      <text:p text:style-name="P9"/>
      <text:p text:style-name="P110"><text:span text:style-name="T14">x = 3.21; <text:s text:c="20"/></text:span><text:span text:style-name="T4"><text:s/>// This will not cause an error</text:span></text:p>
      <text:p text:style-name="P9"/>
      <text:p text:style-name="P9"><text:span text:style-name="T4">myFunction ( );</text:span></text:p>
      <text:p text:style-name="P9"/>
      <text:p text:style-name="P9"><text:span text:style-name="T4">function myFunction ( ) {</text:span></text:p>
      <text:p text:style-name="P9"><text:span text:style-name="T4">“use strict”;</text:span></text:p>
      <text:p text:style-name="P110"><text:span text:style-name="T14">y = 3.45; <text:s text:c="18"/></text:span><text:span text:style-name="T4"><text:s text:c="2"/>// This will not cause an error ( Y is not defined)</text:span></text:p>
      <text:p text:style-name="P9"><text:span text:style-name="T4">}</text:span></text:p>
      <text:p text:style-name="P9"/>
      <text:p text:style-name="P9"><text:span text:style-name="T4">&lt;/script&gt;</text:span></text:p>
      <text:p text:style-name="P9"/>
      <text:p text:style-name="P123"><text:span text:style-name="T4">26.2 Why Strict Mode? </text:span></text:p>
      <text:p text:style-name="P123"/>
      <text:p text:style-name="P17"><text:span text:style-name="T4">Strict mode makes it easier to write "secure" JavaScript.</text:span></text:p>
      <text:p text:style-name="P17"><text:span text:style-name="T4">Strict mode changes previously accepted "bad syntax" into real errors.</text:span></text:p>
      <text:p text:style-name="P17"><text:span text:style-name="T4">As an example, in normal JavaScript, mistyping a variable name creates a new global variable. In strict mode, this will throw an error, making it impossible to accidentally create a global variable.</text:span></text:p>
      <text:p text:style-name="P17"><text:span text:style-name="T4">In normal JavaScript, a developer will not receive any error feedback assigning values to non-writable properties.</text:span></text:p>
      <text:p text:style-name="P17"><text:span text:style-name="T4">In strict mode, any assignment to a non-writable property, a getter-only property, a non-existing property, a non-existing variable, or a non-existing object, will throw an error.</text:span></text:p>
      <text:p text:style-name="P17"/>
      <text:p text:style-name="P124"><text:span text:style-name="T4">26.3 Not Allowed in Strict Mode </text:span></text:p>
      <text:p text:style-name="P124"/>
      <text:list text:style-name="L5">
        <text:list-item>
          <text:p text:style-name="P66"><text:span text:style-name="T4">Using a variable, without declaring it, is not allowed :</text:span></text:p>
        </text:list-item>
      </text:list>
      <text:p text:style-name="P17"/>
      <text:p text:style-name="P17"><text:span text:style-name="T4">&lt;script&gt;</text:span></text:p>
      <text:p text:style-name="P125"><text:span text:style-name="T12">"use strict"</text:span><text:span text:style-name="T14">;<text:line-break/>x = </text:span><text:span text:style-name="T13">3.14 <text:s/></text:span><text:span text:style-name="T14"><text:s text:c="16"/></text:span><text:span text:style-name="T4"><text:s text:c="3"/>// This will cause an error (x is not defined).</text:span></text:p>
      <text:p text:style-name="P17"><text:span text:style-name="T4">&lt;/script&gt;</text:span></text:p>
      <text:p text:style-name="P17"/>
      <text:list text:style-name="L5">
        <text:list-item>
          <text:p text:style-name="P66"><text:span text:style-name="T4">(Objects are variable too ) Using an object, without declaring it, is not allowed :</text:span></text:p>
        </text:list-item>
        <text:list-item>
          <text:p text:style-name="P66"/>
        </text:list-item>
      </text:list>
      <text:p text:style-name="P17"><text:span text:style-name="T12">"use strict"</text:span><text:span text:style-name="T4">;<text:line-break/>x = {p1:</text:span><text:span text:style-name="T13">10</text:span><text:span text:style-name="T4">, p2:</text:span><text:span text:style-name="T13">20</text:span><text:span text:style-name="T4">}; <text:s text:c="15"/></text:span><text:span text:style-name="T82">// This will cause an error </text:span></text:p>
      <text:p text:style-name="P125"/>
      <text:list text:style-name="L5">
        <text:list-item>
          <text:p text:style-name="P66"><text:span text:style-name="T4">Deleting a variable (or object) is not allowed ;</text:span></text:p>
        </text:list-item>
      </text:list>
      <text:p text:style-name="P17"/>
      <text:p text:style-name="P17"><text:span text:style-name="T12">"use strict"</text:span><text:span text:style-name="T4">;<text:line-break/></text:span><text:span text:style-name="T11">let </text:span><text:span text:style-name="T4">x = </text:span><text:span text:style-name="T13">3.14</text:span><text:span text:style-name="T4">;<text:line-break/></text:span><text:span text:style-name="T11">delete </text:span><text:span text:style-name="T4">x; <text:s text:c="33"/></text:span><text:span text:style-name="T82">// This will cause an error </text:span></text:p>
      <text:p text:style-name="P17"/>
      <text:list text:style-name="L5">
        <text:list-item>
          <text:p text:style-name="P66"><text:span text:style-name="T4">Deleting a function is not allowed :<text:line-break/></text:span></text:p>
        </text:list-item>
      </text:list>
      <text:p text:style-name="P9"><text:span text:style-name="T12">"use strict"</text:span><text:span text:style-name="T4">;<text:line-break/></text:span><text:span text:style-name="T11">function </text:span><text:span text:style-name="T4">x (p1, p2) { }; <text:s text:c="2"/><text:line-break/></text:span><text:span text:style-name="T11">delete </text:span><text:span text:style-name="T4">x; <text:s text:c="40"/></text:span><text:span text:style-name="T82">// This will cause an error </text:span></text:p>
      <text:p text:style-name="P9"/>
      <text:list text:style-name="L5">
        <text:list-item>
          <text:p text:style-name="P105"><text:span text:style-name="T4">Duplicating a parameter name is not allowed :</text:span></text:p>
        </text:list-item>
      </text:list>
      <text:p text:style-name="P9"/>
      <text:p text:style-name="P9"><text:span text:style-name="T12">"use strict"</text:span><text:span text:style-name="T4">;<text:line-break/></text:span><text:span text:style-name="T11">function </text:span><text:span text:style-name="T4">x (p1, p1) { } ; <text:s text:c="19"/></text:span><text:span text:style-name="T82">// This will cause an error </text:span></text:p>
      <text:p text:style-name="P9"/>
      <text:p text:style-name="P9"/>
      <text:list text:style-name="L5">
        <text:list-item>
          <text:p text:style-name="P105"><text:span text:style-name="T4">Octal numeric literals are not allowed:</text:span></text:p>
        </text:list-item>
      </text:list>
      <text:p text:style-name="P9"/>
      <text:p text:style-name="P9"><text:span text:style-name="T12">"use strict"</text:span><text:span text:style-name="T4">; <text:line-break/></text:span><text:span text:style-name="T11">function </text:span><text:span text:style-name="T4">x = 010; <text:s text:c="20"/></text:span><text:span text:style-name="T82">// This will cause an error </text:span></text:p>
      <text:p text:style-name="P9"><text:span text:style-name="T4"><text:s/></text:span></text:p>
      <text:p text:style-name="P9"/>
      <text:list text:style-name="L5">
        <text:list-item>
          <text:p text:style-name="P105"><text:span text:style-name="T4">Octal escape characters are not allowed:</text:span></text:p>
        </text:list-item>
      </text:list>
      <text:p text:style-name="P9"/>
      <text:p text:style-name="P9"><text:span text:style-name="T12">"use strict"</text:span><text:span text:style-name="T4">; <text:line-break/></text:span><text:span text:style-name="T11">function </text:span><text:span text:style-name="T4">x = “\010”; <text:s text:c="20"/></text:span><text:span text:style-name="T82">// This will cause an error </text:span></text:p>
      <text:p text:style-name="P9"><text:span text:style-name="T4"><text:s/></text:span></text:p>
      <text:p text:style-name="P9"/>
      <text:list text:style-name="L5">
        <text:list-item>
          <text:p text:style-name="P105"><text:span text:style-name="T4">Writing to a read-only property is not allowed:</text:span></text:p>
        </text:list-item>
      </text:list>
      <text:p text:style-name="P9"/>
      <text:p text:style-name="P97"><text:span text:style-name="T12">"use strict"</text:span><text:span text:style-name="T4">;<text:line-break/></text:span><text:span text:style-name="T11">const </text:span><text:span text:style-name="T4">obj = {};<text:line-break/>Object.defineProperty(obj, </text:span><text:span text:style-name="T12">"x"</text:span><text:span text:style-name="T4">, {value:</text:span><text:span text:style-name="T13">0</text:span><text:span text:style-name="T4">, writable:</text:span><text:span text:style-name="T11">false</text:span><text:span text:style-name="T4">});<text:line-break/><text:line-break/>obj.x = </text:span><text:span text:style-name="T13">3.14</text:span><text:span text:style-name="T4">; <text:s text:c="15"/></text:span><text:span text:style-name="T82">// This will cause an error </text:span><text:span text:style-name="T4"><text:s text:c="12"/></text:span></text:p>
      <text:p text:style-name="P97"/>
      <text:list text:style-name="L5">
        <text:list-item>
          <text:p text:style-name="P105"><text:span text:style-name="T4">Writing to a get-only property is not allowed:</text:span></text:p>
        </text:list-item>
      </text:list>
      <text:p text:style-name="P9"/>
      <text:p text:style-name="P97"><text:span text:style-name="T12">"use strict"</text:span><text:span text:style-name="T4">;<text:line-break/></text:span><text:span text:style-name="T11">const </text:span><text:span text:style-name="T4">obj = {get x() {</text:span><text:span text:style-name="T11">return </text:span><text:span text:style-name="T13">0</text:span><text:span text:style-name="T4">} };<text:line-break/><text:line-break/>obj.x = </text:span><text:span text:style-name="T13">3.14</text:span><text:span text:style-name="T4">; <text:s text:c="12"/></text:span><text:span text:style-name="T82">// This will cause an error </text:span><text:span text:style-name="T4"><text:s text:c="6"/></text:span></text:p>
      <text:p text:style-name="P9"/>
      <text:p text:style-name="P9"/>
      <text:list text:style-name="L5">
        <text:list-item>
          <text:p text:style-name="P105"><text:span text:style-name="T4">Deleting an undeletable property is not allowed:</text:span></text:p>
        </text:list-item>
      </text:list>
      <text:p text:style-name="P9"/>
      <text:p text:style-name="P9"><text:span text:style-name="T12">"use strict"</text:span><text:span text:style-name="T4">;<text:line-break/></text:span><text:span text:style-name="T11">delete </text:span><text:span text:style-name="T4">Object.prototype; <text:s text:c="17"/></text:span><text:span text:style-name="T82">// This will cause an error </text:span></text:p>
      <text:p text:style-name="P9"><text:span text:style-name="T4"><text:s/></text:span></text:p>
      <text:p text:style-name="P9"/>
      <text:list text:style-name="L5">
        <text:list-item>
          <text:p text:style-name="P105"><text:span text:style-name="T4">The word </text:span><text:span text:style-name="T9">eval</text:span><text:span text:style-name="T4"><text:s/>can not be used as a variable:</text:span></text:p>
        </text:list-item>
      </text:list>
      <text:p text:style-name="P9"/>
      <text:p text:style-name="P9"><text:span text:style-name="T12">"use strict"</text:span><text:span text:style-name="T4">; <text:line-break/></text:span><text:span text:style-name="T11">let eval </text:span><text:span text:style-name="T4">= </text:span><text:span text:style-name="T13">3.14</text:span><text:span text:style-name="T4">; <text:s text:c="37"/></text:span><text:span text:style-name="T82">// This will cause an error </text:span></text:p>
      <text:p text:style-name="P9"/>
      <text:p text:style-name="P9"/>
      <text:list text:style-name="L5">
        <text:list-item>
          <text:p text:style-name="P105"><text:span text:style-name="T4">The word </text:span><text:span text:style-name="T9">arguments</text:span><text:span text:style-name="T4"><text:s/>can not be used as a variable:</text:span></text:p>
        </text:list-item>
      </text:list>
      <text:p text:style-name="P9"/>
      <text:p text:style-name="P9"><text:span text:style-name="T12">"use strict"</text:span><text:span text:style-name="T4">; <text:line-break/></text:span><text:span text:style-name="T11">let arguments </text:span><text:span text:style-name="T4">= </text:span><text:span text:style-name="T13">3.14</text:span><text:span text:style-name="T4">; <text:s text:c="37"/></text:span><text:span text:style-name="T82">// This will cause an error </text:span></text:p>
      <text:p text:style-name="P9"/>
      <text:p text:style-name="P9"/>
      <text:p text:style-name="P9"/>
      <text:list text:style-name="L5">
        <text:list-item>
          <text:p text:style-name="P105"><text:span text:style-name="T4">The </text:span><text:span text:style-name="T9">with</text:span><text:span text:style-name="T4"><text:s/>statement is not allowed:</text:span></text:p>
        </text:list-item>
      </text:list>
      <text:p text:style-name="P9"/>
      <text:p text:style-name="P9"><text:span text:style-name="T12">"use strict"</text:span><text:span text:style-name="T4">;<text:line-break/></text:span><text:span text:style-name="T11">with </text:span><text:span text:style-name="T4">(Math){x = cos(</text:span><text:span text:style-name="T13">2</text:span><text:span text:style-name="T4">)}; <text:s text:c="31"/></text:span><text:span text:style-name="T82">// This will cause an error </text:span></text:p>
      <text:p text:style-name="P9"/>
      <text:p text:style-name="P9"/>
      <text:p text:style-name="P9"/>
      <text:list text:style-name="L5">
        <text:list-item>
          <text:p text:style-name="P105"><text:span text:style-name="T4">For security reasons, </text:span><text:span text:style-name="T9">eval ( ) </text:span><text:span text:style-name="T4">is not allowed to create variables in the scope from which it was called:</text:span></text:p>
        </text:list-item>
      </text:list>
      <text:p text:style-name="P9"><text:span text:style-name="T12">"use strict"</text:span><text:span text:style-name="T4">;<text:line-break/></text:span><text:span text:style-name="T11">eval</text:span><text:span text:style-name="T4"><text:s/>(</text:span><text:span text:style-name="T12">"let x = 2"</text:span><text:span text:style-name="T4">);<text:line-break/>alert (x); <text:s text:c="47"/></text:span><text:span text:style-name="T82">// This will cause an error </text:span></text:p>
      <text:p text:style-name="P110"/>
      <text:p text:style-name="P110"/>
      <text:p text:style-name="P9"><text:span text:style-name="T4">The </text:span><text:span text:style-name="T9">this</text:span><text:span text:style-name="T4"><text:s/>keyword in functions behaves differently in strict mode. It refers to the object that called the function.</text:span></text:p>
      <text:p text:style-name="P9"><text:span text:style-name="T4">If the object is not specified, functions in strict mode will return “undefined” and functions in normal mode will return the global object(window).</text:span></text:p>
      <text:p text:style-name="P9"/>
      <text:p text:style-name="P9"><text:span text:style-name="T4">Ex :</text:span></text:p>
      <text:p text:style-name="P9"/>
      <text:p text:style-name="P9"><text:span text:style-name="T4">&lt;script&gt;</text:span></text:p>
      <text:p text:style-name="P9"><text:span text:style-name="T4">"use strict";</text:span></text:p>
      <text:p text:style-name="P9"><text:span text:style-name="T4">function myFunction() {</text:span></text:p>
      <text:p text:style-name="P9"><text:span text:style-name="T4"><text:s text:c="2"/>alert(this);</text:span></text:p>
      <text:p text:style-name="P9"><text:span text:style-name="T4">}</text:span></text:p>
      <text:p text:style-name="P9"><text:span text:style-name="T4">myFunction();</text:span></text:p>
      <text:p text:style-name="P9"><text:span text:style-name="T4">&lt;/script&gt;</text:span></text:p>
      <text:p text:style-name="P9"/>
      <text:p text:style-name="P9"><text:span text:style-name="T4">Result : undefined ( because object is not specified )</text:span></text:p>
      <text:p text:style-name="P9"/>
      <text:p text:style-name="P9"/>
      <text:p text:style-name="P123"><text:span text:style-name="T5">26.4. Future Proof !! </text:span></text:p>
      <text:p text:style-name="P9"/>
      <text:p text:style-name="P9"><text:span text:style-name="T4">Keywords reserved for future JS version can NOT be used as variable names in strict mode. These are :</text:span></text:p>
      <text:p text:style-name="P9"/>
      <text:list text:style-name="L4">
        <text:list-item>
          <text:p text:style-name="P105"><text:span text:style-name="T4">implements</text:span></text:p>
        </text:list-item>
        <text:list-item>
          <text:p text:style-name="P105"><text:span text:style-name="T4">interface</text:span></text:p>
        </text:list-item>
        <text:list-item>
          <text:p text:style-name="P105"><text:span text:style-name="T4">let</text:span></text:p>
        </text:list-item>
        <text:list-item>
          <text:p text:style-name="P105"><text:span text:style-name="T4">package</text:span></text:p>
        </text:list-item>
        <text:list-item>
          <text:p text:style-name="P105"><text:span text:style-name="T4">private</text:span></text:p>
        </text:list-item>
        <text:list-item>
          <text:p text:style-name="P105"><text:span text:style-name="T4">protected</text:span></text:p>
        </text:list-item>
        <text:list-item>
          <text:p text:style-name="P105"><text:span text:style-name="T4">public</text:span></text:p>
        </text:list-item>
        <text:list-item>
          <text:p text:style-name="P105"><text:span text:style-name="T4">static</text:span></text:p>
        </text:list-item>
        <text:list-item>
          <text:p text:style-name="P105"><text:span text:style-name="T4">yield</text:span></text:p>
        </text:list-item>
        <text:list-item>
          <text:p text:style-name="P105"/>
        </text:list-item>
      </text:list>
      <text:p text:style-name="P9"><text:span text:style-name="T4"><text:s/></text:span></text:p>
      <text:p text:style-name="P9"><text:span text:style-name="T4">Ex :</text:span></text:p>
      <text:p text:style-name="P9"/>
      <text:p text:style-name="P9"><text:span text:style-name="T4">“use strict”;</text:span></text:p>
      <text:p text:style-name="P9"><text:span text:style-name="T4">let public = 1500; <text:s text:c="29"/></text:span><text:span text:style-name="T82">// This will cause an error </text:span></text:p>
      <text:p text:style-name="P110"/>
      <text:p text:style-name="P110"/>
      <text:p text:style-name="P9"><text:span text:style-name="T4">Note : The “</text:span><text:span text:style-name="T9">use</text:span><text:span text:style-name="T4"><text:s/></text:span><text:span text:style-name="T9">strict</text:span><text:span text:style-name="T4">” directive is only recognized at the beginning of a script of a function.</text:span></text:p>
      <text:p text:style-name="P9"/>
      <text:p text:style-name="P5"><text:span text:style-name="T5">27. JS </text:span><text:span text:style-name="T26">this</text:span><text:span text:style-name="T5"><text:s/>keyword </text:span></text:p>
      <text:p text:style-name="P9"/>
      <text:p text:style-name="P9"><text:span text:style-name="T4">The </text:span><text:span text:style-name="T9">this</text:span><text:span text:style-name="T4"><text:s/>keyword refers to the object it belongs to. </text:span></text:p>
      <text:p text:style-name="P9"/>
      <text:p text:style-name="P9"><text:span text:style-name="T4">What is </text:span><text:span text:style-name="T26">this </text:span><text:span text:style-name="T4">?</text:span></text:p>
      <text:p text:style-name="P9"/>
      <text:p text:style-name="P9"><text:span text:style-name="T4">The JS </text:span><text:span text:style-name="T54">this</text:span><text:span text:style-name="T4"><text:s/>keyword refers to the object it belongs to. It has different values depending on where it is used:</text:span></text:p>
      <text:p text:style-name="P9"/>
      <text:p text:style-name="P9"><text:span text:style-name="T4">In a method, </text:span><text:span text:style-name="T9">this</text:span><text:span text:style-name="T4"><text:s/>refers to the owner object.</text:span></text:p>
      <text:p text:style-name="P9"><text:span text:style-name="T4">In a function, </text:span><text:span text:style-name="T9">this</text:span><text:span text:style-name="T4"><text:s/>refers to the global object.</text:span></text:p>
      <text:p text:style-name="P9"><text:span text:style-name="T4">Alone, </text:span><text:span text:style-name="T9">this</text:span><text:span text:style-name="T4"><text:s/>refers to the global object.</text:span></text:p>
      <text:p text:style-name="P9"><text:span text:style-name="T4">In a function, in strict mode, </text:span><text:span text:style-name="T9">this</text:span><text:span text:style-name="T4"><text:s/>is </text:span><text:span text:style-name="T9">undefined</text:span><text:span text:style-name="T4">.</text:span></text:p>
      <text:p text:style-name="P9"><text:span text:style-name="T4">In an event, </text:span><text:span text:style-name="T9">this</text:span><text:span text:style-name="T4"><text:s/>refers to the element that received the event.</text:span></text:p>
      <text:p text:style-name="P9"><text:span text:style-name="T4">Methods like </text:span><text:span text:style-name="T9">call ( )</text:span><text:span text:style-name="T4">, and </text:span><text:span text:style-name="T9">apply ( ) </text:span><text:span text:style-name="T4">can refer </text:span><text:span text:style-name="T9">this</text:span><text:span text:style-name="T4"><text:s/>to any object.</text:span></text:p>
      <text:p text:style-name="P9"/>
      <text:p text:style-name="P9"><text:span text:style-name="T4">Ex:</text:span></text:p>
      <text:p text:style-name="P9"/>
      <text:p text:style-name="P9"><text:span text:style-name="T11">const </text:span><text:span text:style-name="T4">person = {<text:line-break/><text:s/>firstName: </text:span><text:span text:style-name="T12">"John"</text:span><text:span text:style-name="T4">,<text:line-break/><text:s/>lastName :</text:span><text:span text:style-name="T12">"Doe"</text:span><text:span text:style-name="T4">,<text:line-break/><text:s/>id : </text:span><text:span text:style-name="T13">5566</text:span><text:span text:style-name="T4">,<text:line-break/><text:s/>fullName : </text:span><text:span text:style-name="T11">function</text:span><text:span text:style-name="T4">() {<text:line-break/><text:s text:c="2"/></text:span><text:span text:style-name="T11">return this</text:span><text:span text:style-name="T4">.firstName + </text:span><text:span text:style-name="T12">" " </text:span><text:span text:style-name="T4">+ </text:span><text:span text:style-name="T11">this</text:span><text:span text:style-name="T4">.lastName;<text:line-break/><text:s text:c="3"/>}<text:line-break/>};</text:span></text:p>
      <text:p text:style-name="P9"/>
      <text:p text:style-name="P9"><text:span text:style-name="T41">this</text:span><text:span text:style-name="T6"><text:s/>in a Method</text:span></text:p>
      <text:p text:style-name="P9"/>
      <text:p text:style-name="P9"><text:span text:style-name="T4">In an object method, </text:span><text:span text:style-name="T26">this</text:span><text:span text:style-name="T4"><text:s/>refers to the “owner” of the method.</text:span></text:p>
      <text:p text:style-name="P9"><text:span text:style-name="T4">In the above example, the person object is the owner of the fullName method.</text:span></text:p>
      <text:p text:style-name="P9"/>
      <text:p text:style-name="P9"><text:span text:style-name="T41">this</text:span><text:span text:style-name="T6"><text:s/>Alone</text:span></text:p>
      <text:p text:style-name="P9"/>
      <text:p text:style-name="P9"><text:span text:style-name="T4">When used alone, the owner is the Global object, so </text:span><text:span text:style-name="T26">this</text:span><text:span text:style-name="T4"><text:s/>refers to the global object.</text:span></text:p>
      <text:p text:style-name="P9"/>
      <text:p text:style-name="P9"><text:span text:style-name="T4">In a browser window, the Global object is [object Window]:</text:span></text:p>
      <text:p text:style-name="P9"/>
      <text:p text:style-name="P9"><text:span text:style-name="T4">Ex:</text:span></text:p>
      <text:p text:style-name="P9"/>
      <text:p text:style-name="P9"><text:span text:style-name="T4">&lt;script&gt;</text:span></text:p>
      <text:p text:style-name="P9"><text:span text:style-name="T4">let x = this;</text:span></text:p>
      <text:p text:style-name="P9"><text:span text:style-name="T4">document.getElementById("demo").innerHTML = x;</text:span></text:p>
      <text:p text:style-name="P9"><text:span text:style-name="T4">&lt;/script&gt;</text:span></text:p>
      <text:p text:style-name="P9"/>
      <text:p text:style-name="P9"><text:span text:style-name="T4">Result : [object Window]</text:span></text:p>
      <text:p text:style-name="P9"><text:span text:style-name="T4">----------------------------------</text:span></text:p>
      <text:p text:style-name="P9"><text:span text:style-name="T4">In strict mode, when used alone, </text:span><text:span text:style-name="T26">this</text:span><text:span text:style-name="T4"><text:s/>also refers to the Global object </text:span><text:span text:style-name="T26">[object Window]</text:span><text:span text:style-name="T4">:</text:span></text:p>
      <text:p text:style-name="P9"/>
      <text:p text:style-name="P9"><text:span text:style-name="T4">Ex:</text:span></text:p>
      <text:p text:style-name="P9"/>
      <text:p text:style-name="P9"><text:span text:style-name="T4">&lt;script&gt;</text:span></text:p>
      <text:p text:style-name="P9"><text:span text:style-name="T4">"use strict";</text:span></text:p>
      <text:p text:style-name="P9"><text:span text:style-name="T4">let x = this;</text:span></text:p>
      <text:p text:style-name="P9"><text:span text:style-name="T4">document.getElementById("demo").innerHTML = x;</text:span></text:p>
      <text:p text:style-name="P9"><text:span text:style-name="T4">&lt;/script&gt;</text:span></text:p>
      <text:p text:style-name="P9"/>
      <text:p text:style-name="P9"><text:span text:style-name="T4">Result : <text:s/>[object Window]</text:span></text:p>
      <text:p text:style-name="P9"/>
      <text:p text:style-name="P9"><text:span text:style-name="T4">-----------------------</text:span></text:p>
      <text:p text:style-name="P9"/>
      <text:p text:style-name="P9"><text:span text:style-name="T26">this</text:span><text:span text:style-name="T4"><text:s/>in a Function (Default)</text:span></text:p>
      <text:p text:style-name="P9"/>
      <text:p text:style-name="P17"><text:span text:style-name="T4">In a JavaScript function, the owner of the function is the default</text:span><text:span text:style-name="T5"><text:s/></text:span><text:span text:style-name="T4">binding for </text:span><text:span text:style-name="T8">this</text:span><text:span text:style-name="T4">.</text:span></text:p>
      <text:p text:style-name="P17"><text:span text:style-name="T4">So, in a function, </text:span><text:span text:style-name="T8">this </text:span><text:span text:style-name="T4">refers to the Global object </text:span><text:span text:style-name="T8">[object Window]</text:span><text:span text:style-name="T4">.</text:span></text:p>
      <text:p text:style-name="P9"><text:span text:style-name="T4">Ex:</text:span></text:p>
      <text:p text:style-name="P9"/>
      <text:p text:style-name="P9"><text:span text:style-name="T4">&lt;script&gt;</text:span></text:p>
      <text:p text:style-name="P9"><text:span text:style-name="T4">document.getElementById("demo").innerHTML = myFunction();</text:span></text:p>
      <text:p text:style-name="P9"><text:span text:style-name="T4">function myFunction() {</text:span></text:p>
      <text:p text:style-name="P9"><text:span text:style-name="T4"><text:s text:c="2"/>return this;</text:span></text:p>
      <text:p text:style-name="P9"><text:span text:style-name="T4">}</text:span></text:p>
      <text:p text:style-name="P9"><text:span text:style-name="T4">&lt;/script&gt;</text:span></text:p>
      <text:p text:style-name="P9"/>
      <text:p text:style-name="P9"><text:span text:style-name="T4">Result : <text:s/>[object Window]</text:span></text:p>
      <text:p text:style-name="P9"><text:span text:style-name="T4">----------------------------</text:span></text:p>
      <text:p text:style-name="P9"/>
      <text:p text:style-name="P9"><text:span text:style-name="T26">this</text:span><text:span text:style-name="T4"><text:s/>in a Function (Strict)</text:span></text:p>
      <text:p text:style-name="P9"/>
      <text:p text:style-name="P17"><text:span text:style-name="T4">JavaScript strict mode, </text:span><text:span text:style-name="T6">does not</text:span><text:span text:style-name="T4"><text:s/>allow default</text:span><text:span text:style-name="T5"><text:s/></text:span><text:span text:style-name="T4">binding for </text:span><text:span text:style-name="T8">this</text:span><text:span text:style-name="T4">.</text:span></text:p>
      <text:p text:style-name="P17"><text:span text:style-name="T4">So, in a function, </text:span><text:span text:style-name="T8">this </text:span><text:span text:style-name="T4">refers to the Global object </text:span><text:span text:style-name="T8">[object Window]</text:span><text:span text:style-name="T4">.</text:span></text:p>
      <text:p text:style-name="P9"><text:span text:style-name="T4">Ex:</text:span></text:p>
      <text:p text:style-name="P9"/>
      <text:p text:style-name="P9"><text:span text:style-name="T4">&lt;script&gt;</text:span></text:p>
      <text:p text:style-name="P9"><text:span text:style-name="T4">"use strict";</text:span></text:p>
      <text:p text:style-name="P9"><text:span text:style-name="T4">document.getElementById("demo").innerHTML = myFunction();</text:span></text:p>
      <text:p text:style-name="P9"><text:span text:style-name="T4">function myFunction() {</text:span></text:p>
      <text:p text:style-name="P9"><text:span text:style-name="T4"><text:s text:c="2"/>return this;</text:span></text:p>
      <text:p text:style-name="P9"><text:span text:style-name="T4">}</text:span></text:p>
      <text:p text:style-name="P9"><text:span text:style-name="T4">&lt;/script&gt;</text:span></text:p>
      <text:p text:style-name="P9"/>
      <text:p text:style-name="P9"><text:span text:style-name="T4">Result : undefined</text:span></text:p>
      <text:p text:style-name="P9"><text:span text:style-name="T4">---------------------------</text:span></text:p>
      <text:p text:style-name="P9"><text:span text:style-name="T8">this</text:span><text:span text:style-name="T4"><text:s/>in Event Handlers</text:span></text:p>
      <text:p text:style-name="P9"/>
      <text:p text:style-name="P9"><text:span text:style-name="T4">In HTML event handlers, </text:span><text:span text:style-name="T9">this</text:span><text:span text:style-name="T4"><text:s/>refers to the HTML element that received the event:</text:span></text:p>
      <text:p text:style-name="P9"/>
      <text:p text:style-name="P9"><text:span text:style-name="T4">Ex :</text:span></text:p>
      <text:p text:style-name="P9"/>
      <text:p text:style-name="P9"><text:span text:style-name="T4">&lt;button onclick="this.style.display='none' "&gt;Click to Remove Me!&lt;/button&gt;</text:span></text:p>
      <text:p text:style-name="P9"/>
      <text:p text:style-name="P9"/>
      <text:p text:style-name="P9"/>
      <text:p text:style-name="P9"/>
      <text:p text:style-name="P9"/>
      <text:p text:style-name="P9"/>
      <text:p text:style-name="P9"><text:span text:style-name="T4">Result: Nothing will be displayed. It will remove the button because the display style has been set to “none”.</text:span></text:p>
      <text:p text:style-name="P9"/>
      <text:p text:style-name="P9"/>
      <text:p text:style-name="P36"><text:span text:style-name="T5">27.1 Object Method Binding</text:span></text:p>
      <text:p text:style-name="P9"/>
      <text:p text:style-name="P9"><text:span text:style-name="T4">Ex: </text:span></text:p>
      <text:p text:style-name="P9"/>
      <text:p text:style-name="P9"><text:span text:style-name="T4">&lt;script&gt;</text:span></text:p>
      <text:p text:style-name="P9"><text:span text:style-name="T4">const person = {</text:span></text:p>
      <text:p text:style-name="P9"><text:span text:style-name="T4"><text:s text:c="2"/>firstName <text:s/>: "John",</text:span></text:p>
      <text:p text:style-name="P9"><text:span text:style-name="T4"><text:s text:c="2"/>lastName <text:s text:c="2"/>: "Doe",</text:span></text:p>
      <text:p text:style-name="P9"><text:span text:style-name="T4"><text:s text:c="2"/>id <text:s text:c="4"/>: 5566,</text:span></text:p>
      <text:p text:style-name="P9"><text:span text:style-name="T4"><text:s text:c="2"/>myFunction : function() {</text:span></text:p>
      <text:p text:style-name="P9"><text:span text:style-name="T4"><text:s text:c="4"/>return this;</text:span></text:p>
      <text:p text:style-name="P9"><text:span text:style-name="T4"><text:s text:c="2"/>}</text:span></text:p>
      <text:p text:style-name="P9"><text:span text:style-name="T4">};</text:span></text:p>
      <text:p text:style-name="P9"/>
      <text:p text:style-name="P9"><text:span text:style-name="T4">document.getElementById("demo").innerHTML = person.myFunction();</text:span></text:p>
      <text:p text:style-name="P9"><text:span text:style-name="T4">&lt;/script&gt;</text:span></text:p>
      <text:p text:style-name="P9"/>
      <text:p text:style-name="P9"><text:span text:style-name="T4">Result : [object Object]</text:span></text:p>
      <text:p text:style-name="P9"/>
      <text:p text:style-name="P9"><text:span text:style-name="T4">-----------------------------</text:span></text:p>
      <text:p text:style-name="P9"/>
      <text:p text:style-name="P9"><text:span text:style-name="T4">&lt;script&gt;</text:span></text:p>
      <text:p text:style-name="P9"/>
      <text:p text:style-name="P9"><text:span text:style-name="T4">const person = {</text:span></text:p>
      <text:p text:style-name="P9"><text:span text:style-name="T4"><text:s text:c="2"/>firstName: "John",</text:span></text:p>
      <text:p text:style-name="P9"><text:span text:style-name="T4"><text:s text:c="2"/>lastName: "Doe",</text:span></text:p>
      <text:p text:style-name="P9"><text:span text:style-name="T4"><text:s text:c="2"/>id: 5566,</text:span></text:p>
      <text:p text:style-name="P9"><text:span text:style-name="T4"><text:s text:c="2"/>fullName : function() {</text:span></text:p>
      <text:p text:style-name="P9"><text:span text:style-name="T4"><text:s text:c="4"/>return this.firstName + " " + this.lastName;</text:span></text:p>
      <text:p text:style-name="P9"><text:span text:style-name="T4"><text:s text:c="2"/>}</text:span></text:p>
      <text:p text:style-name="P9"><text:span text:style-name="T4">};</text:span></text:p>
      <text:p text:style-name="P9"/>
      <text:p text:style-name="P9"><text:span text:style-name="T4">document.getElementById("demo").innerHTML = person.fullName();</text:span></text:p>
      <text:p text:style-name="P9"><text:span text:style-name="T4">&lt;/script&gt;</text:span></text:p>
      <text:p text:style-name="P9"/>
      <text:p text:style-name="P9"><text:span text:style-name="T4">Result : John Doe</text:span></text:p>
      <text:p text:style-name="P9"/>
      <text:p text:style-name="P9"><text:span text:style-name="T4">In other words, this.firstName means the firstName property of this (person) object.</text:span></text:p>
      <text:p text:style-name="P9"/>
      <text:p text:style-name="P36"><text:span text:style-name="T5">27.2 Explicit (direct, straight forward) Function Binding </text:span></text:p>
      <text:p text:style-name="P9"/>
      <text:p text:style-name="P9"><text:span text:style-name="T4">The </text:span><text:span text:style-name="T9">call ( ) </text:span><text:span text:style-name="T4">and</text:span><text:span text:style-name="T9"><text:s/>apply ( )</text:span><text:span text:style-name="T4"><text:s/>methods are predefined Javascript methods. They both can be used to call an object method with another object as argument.</text:span></text:p>
      <text:p text:style-name="P9"/>
      <text:p text:style-name="P9"><text:span text:style-name="T4">Ex:</text:span></text:p>
      <text:p text:style-name="P9"/>
      <text:p text:style-name="P9"><text:span text:style-name="T4">&lt;script&gt;</text:span></text:p>
      <text:p text:style-name="P9"><text:span text:style-name="T4">const person1 = {</text:span></text:p>
      <text:p text:style-name="P9"><text:span text:style-name="T4"><text:s text:c="2"/>fullName: function() {</text:span></text:p>
      <text:p text:style-name="P9"><text:span text:style-name="T4"><text:s text:c="4"/>return this.firstName + " " + this.lastName;</text:span></text:p>
      <text:p text:style-name="P9"><text:span text:style-name="T4"><text:s text:c="2"/>}</text:span></text:p>
      <text:p text:style-name="P9"><text:span text:style-name="T4">}</text:span></text:p>
      <text:p text:style-name="P9"><text:span text:style-name="T4">const person2 = {</text:span></text:p>
      <text:p text:style-name="P9"><text:span text:style-name="T4"><text:s text:c="2"/>firstName:"John",</text:span></text:p>
      <text:p text:style-name="P9"><text:span text:style-name="T4"><text:s text:c="2"/>lastName: "Doe",</text:span></text:p>
      <text:p text:style-name="P9"><text:span text:style-name="T4">}</text:span></text:p>
      <text:p text:style-name="P9"><text:span text:style-name="T4">let x = person1.fullName.call(person2); </text:span></text:p>
      <text:p text:style-name="P9"><text:span text:style-name="T4">document.getElementById("demo").innerHTML = x; </text:span></text:p>
      <text:p text:style-name="P9"><text:span text:style-name="T4">&lt;/script&gt;</text:span></text:p>
      <text:p text:style-name="P9"/>
      <text:p text:style-name="P9"><text:span text:style-name="T4">Result : John Doe</text:span></text:p>
      <text:p text:style-name="P9"/>
      <text:p text:style-name="P5"><text:span text:style-name="T5">The JavaScript </text:span><text:span text:style-name="T26">call()</text:span><text:span text:style-name="T5"><text:s/>Method </text:span></text:p>
      <text:p text:style-name="P5"/>
      <text:p text:style-name="P9"><text:span text:style-name="T4">The </text:span><text:span text:style-name="T26">call() </text:span><text:span text:style-name="T4">method is a predefined JS method. It can be used to invoke (call) a method with an owner object as an argument (parameter).</text:span></text:p>
      <text:p text:style-name="P9"/>
      <text:p text:style-name="P9"><text:span text:style-name="T5">Note: With </text:span><text:span text:style-name="T26">call()</text:span><text:span text:style-name="T5">, an object can use a method belonging to another object.</text:span></text:p>
      <text:p text:style-name="P9"/>
      <text:p text:style-name="P9"><text:span text:style-name="T5">Syntax : Method-Object name.Method name.call(object name (whose values needs to be displayed))</text:span></text:p>
      <text:p text:style-name="P9"/>
      <text:p text:style-name="P9"><text:span text:style-name="T4">Ex:</text:span></text:p>
      <text:p text:style-name="P126"/>
      <text:p text:style-name="P127"><text:span text:style-name="T16">const</text:span><text:span text:style-name="T4"><text:s/>person = { </text:span></text:p>
      <text:p text:style-name="P128">firstName: <text:span text:style-name="T22">"Aisha"</text:span>, </text:p>
      <text:p text:style-name="P128">lastName: <text:span text:style-name="T22">"Arora"</text:span>, </text:p>
      <text:p text:style-name="P128">fullName: <text:span text:style-name="T20">function</text:span><text:s/>() { </text:p>
      <text:p text:style-name="P128"><text:span text:style-name="T20">return</text:span><text:s/><text:span text:style-name="T20">this</text:span>.firstName + <text:span text:style-name="T22">" "</text:span><text:s/>+ <text:span text:style-name="T20">this</text:span>.lastName; </text:p>
      <text:p text:style-name="P128">} </text:p>
      <text:p text:style-name="P128">} </text:p>
      <text:p text:style-name="P129"/>
      <text:p text:style-name="P128"><text:span text:style-name="T20">const</text:span><text:s/>person1 = { </text:p>
      <text:p text:style-name="P128">firstName: <text:span text:style-name="T22">"Alok"</text:span>, </text:p>
      <text:p text:style-name="P128">lastName: <text:span text:style-name="T22">"Arora"</text:span>, </text:p>
      <text:p text:style-name="P128">} </text:p>
      <text:p text:style-name="P129"/>
      <text:p text:style-name="P128"><text:span text:style-name="T20">const</text:span><text:s/>person2 = { </text:p>
      <text:p text:style-name="P128">firstName: <text:span text:style-name="T22">"Pushpa"</text:span>, </text:p>
      <text:p text:style-name="P128">lastName: <text:span text:style-name="T22">"Arora"</text:span>, </text:p>
      <text:p text:style-name="P128">} </text:p>
      <text:p text:style-name="P128">console.log(person.fullName.call(person2)); </text:p>
      <text:p text:style-name="P126"/>
      <text:p text:style-name="P9"><text:span text:style-name="T4">Result: Pushpa Arora</text:span></text:p>
      <text:p text:style-name="P5"/>
      <text:p text:style-name="P9"><text:span text:style-name="T4">----------------</text:span></text:p>
      <text:p text:style-name="P5"/>
      <text:p text:style-name="P5"/>
      <text:p text:style-name="P9"><text:span text:style-name="T6">The </text:span><text:span text:style-name="T48">call()</text:span><text:span text:style-name="T6"><text:s/>method with Arguments </text:span></text:p>
      <text:p text:style-name="P9"/>
      <text:p text:style-name="P9"><text:span text:style-name="T4">Syntax : Method-Object name.Method name.call(object name (whose values needs to be displayed), “</text:span><text:span text:style-name="T5">arguments value”, …...</text:span><text:span text:style-name="T4">)</text:span></text:p>
      <text:p text:style-name="P9"/>
      <text:p text:style-name="P9"><text:span text:style-name="T4">Ex:</text:span></text:p>
      <text:p text:style-name="P126"/>
      <text:p text:style-name="P127"><text:span text:style-name="T16">const</text:span><text:span text:style-name="T4"><text:s/>person = {</text:span></text:p>
      <text:p text:style-name="P128">firstName: <text:span text:style-name="T22">"Aisha"</text:span>,</text:p>
      <text:p text:style-name="P128">lastName: <text:span text:style-name="T22">"Arora"</text:span>,</text:p>
      <text:p text:style-name="P128">fullName: <text:span text:style-name="T20">function</text:span><text:s/><text:span text:style-name="T83">(city, county)</text:span><text:span text:style-name="T7"><text:s/></text:span>{</text:p>
      <text:p text:style-name="P128"><text:span text:style-name="T20">return</text:span><text:s/><text:span text:style-name="T20">this</text:span>.firstName + <text:span text:style-name="T22">" "</text:span><text:s/>+ <text:span text:style-name="T20">this</text:span>.lastName + <text:span text:style-name="T22">" "</text:span><text:s/>+ city + <text:span text:style-name="T22">" "</text:span><text:s/>+ county;</text:p>
      <text:p text:style-name="P128">}</text:p>
      <text:p text:style-name="P128">}</text:p>
      <text:p text:style-name="P129"/>
      <text:p text:style-name="P128"><text:span text:style-name="T20">const</text:span><text:s/>person1 = {</text:p>
      <text:p text:style-name="P128">firstName: <text:span text:style-name="T22">"Alok"</text:span>,</text:p>
      <text:p text:style-name="P128">lastName: <text:span text:style-name="T22">"Arora"</text:span>,</text:p>
      <text:p text:style-name="P128">}</text:p>
      <text:p text:style-name="P129"/>
      <text:p text:style-name="P128"><text:span text:style-name="T20">const</text:span><text:s/>person2 = {</text:p>
      <text:p text:style-name="P128">firstName: <text:span text:style-name="T22">"Pushpa"</text:span>,</text:p>
      <text:p text:style-name="P128">lastName: <text:span text:style-name="T22">"Arora"</text:span>,</text:p>
      <text:p text:style-name="P128">}</text:p>
      <text:p text:style-name="P130"/>
      <text:p text:style-name="P128">console.log(person.fullName.call(person2<text:span text:style-name="T83">, </text:span><text:span text:style-name="T84">"US"</text:span><text:span text:style-name="T83">, </text:span><text:span text:style-name="T84">"Maricopa County"</text:span><text:span text:style-name="T83">)</text:span>);</text:p>
      <text:p text:style-name="P126"/>
      <text:p text:style-name="P5"><text:span text:style-name="T5">The JavaScript </text:span><text:span text:style-name="T26">Apply()</text:span><text:span text:style-name="T5"><text:s/>Method </text:span></text:p>
      <text:p text:style-name="P5"/>
      <text:p text:style-name="P9"><text:span text:style-name="T4">With </text:span><text:span text:style-name="T26">Apply() </text:span><text:span text:style-name="T4">method, we can write a method that can be used on different objects.</text:span></text:p>
      <text:p text:style-name="P5"/>
      <text:p text:style-name="P5"/>
      <text:p text:style-name="P9"/>
      <text:p text:style-name="P9"><text:span text:style-name="T42">The </text:span><text:span text:style-name="T41">Apply()</text:span><text:span text:style-name="T42"><text:s/>method with Arguments</text:span></text:p>
      <text:p text:style-name="P9"/>
      <text:p text:style-name="P9"><text:span text:style-name="T5">Syntax : Method-Object name.Method name.call(object name (whose values needs to be displayed), [“arguments value”, ……] )</text:span></text:p>
      <text:p text:style-name="P9"/>
      <text:p text:style-name="P127"><text:span text:style-name="T16">const</text:span><text:span text:style-name="T4"><text:s/>person = {</text:span></text:p>
      <text:p text:style-name="P128">firstName: <text:span text:style-name="T22">"Aisha"</text:span>,</text:p>
      <text:p text:style-name="P128">lastName: <text:span text:style-name="T22">"Arora"</text:span>,</text:p>
      <text:p text:style-name="P128">fullName: <text:span text:style-name="T20">function</text:span><text:s/>(city, county) {</text:p>
      <text:p text:style-name="P128"><text:span text:style-name="T20">return</text:span><text:s/><text:span text:style-name="T20">this</text:span>.firstName + <text:span text:style-name="T22">" "</text:span><text:s/>+ <text:span text:style-name="T20">this</text:span>.lastName + <text:span text:style-name="T22">" "</text:span><text:s/>+ city + <text:span text:style-name="T22">" "</text:span><text:s/>+ county;</text:p>
      <text:p text:style-name="P128">}</text:p>
      <text:p text:style-name="P128">}</text:p>
      <text:p text:style-name="P129"/>
      <text:p text:style-name="P128"><text:span text:style-name="T20">const</text:span><text:s/>person1 = {</text:p>
      <text:p text:style-name="P128">firstName: <text:span text:style-name="T22">"Alok"</text:span>,</text:p>
      <text:p text:style-name="P128">lastName: <text:span text:style-name="T22">"Arora"</text:span>,</text:p>
      <text:p text:style-name="P128">}</text:p>
      <text:p text:style-name="P129"/>
      <text:p text:style-name="P128"><text:span text:style-name="T20">const</text:span><text:s/>person2 = {</text:p>
      <text:p text:style-name="P128">firstName: <text:span text:style-name="T22">"Pushpa"</text:span>,</text:p>
      <text:p text:style-name="P128">lastName: <text:span text:style-name="T22">"Arora"</text:span>,</text:p>
      <text:p text:style-name="P128">}</text:p>
      <text:p text:style-name="P128">console.log(person.fullName.apply(person2, <text:span text:style-name="T83">[</text:span><text:span text:style-name="T84">"US"</text:span><text:span text:style-name="T83">, </text:span><text:span text:style-name="T84">"Maricopa"</text:span><text:span text:style-name="T83">])</text:span></text:p>
      <text:p text:style-name="P128">);</text:p>
      <text:p text:style-name="P126"/>
      <text:p text:style-name="P126"><text:span text:style-name="T4">Result : Pusha Arora US Maricopa</text:span></text:p>
      <text:p text:style-name="P126"/>
      <text:p text:style-name="P37"><text:span text:style-name="T5">The Difference Between call() and apply()</text:span></text:p>
      <text:p text:style-name="P17"><text:span text:style-name="T4">The difference is:</text:span></text:p>
      <text:p text:style-name="P17"><text:span text:style-name="T4">The </text:span><text:span text:style-name="T8">call() </text:span><text:span text:style-name="T4">method takes arguments </text:span><text:span text:style-name="T5">separately</text:span><text:span text:style-name="T4">.</text:span></text:p>
      <text:p text:style-name="P17"><text:span text:style-name="T4">The </text:span><text:span text:style-name="T8">apply() </text:span><text:span text:style-name="T4">method takes arguments as an </text:span><text:span text:style-name="T5">array</text:span><text:span text:style-name="T4">.</text:span></text:p>
      <text:p text:style-name="P102"><text:span text:style-name="T4">--------------------</text:span></text:p>
      <text:p text:style-name="P126"/>
      <text:p text:style-name="P126"/>
      <text:p text:style-name="P126"/>
      <text:p text:style-name="P126"/>
      <text:p text:style-name="P126"/>
      <text:p text:style-name="P126"/>
      <text:p text:style-name="P126"/>
      <text:p text:style-name="P9"/>
      <text:p text:style-name="P9"/>
      <text:p text:style-name="P9"/>
      <text:p text:style-name="P9"/>
      <text:p text:style-name="P9"/>
      <text:p text:style-name="P9"/>
      <text:p text:style-name="P9"/>
      <text:p text:style-name="P5"><text:span text:style-name="T5">28. JS Arrow Functions </text:span></text:p>
      <text:p text:style-name="P9"/>
      <text:p text:style-name="P9"><text:span text:style-name="T4">Arrow functions allow us to write shorter function syntax/expressions.</text:span></text:p>
      <text:p text:style-name="P9"/>
      <text:p text:style-name="P9"/>
      <table:table table:name="Table26" table:style-name="Table1">
        <table:table-column table:style-name="TableColumn1"/>
        <table:table-column table:style-name="TableColumn1"/>
        <table:table-column table:style-name="TableColumn1"/>
        <table:table-row>
          <table:table-cell table:style-name="TableCell1">
            <text:p text:style-name="P4"><text:span text:style-name="T7">Before</text:span></text:p>
          </table:table-cell>
          <table:table-cell table:style-name="TableCell1">
            <text:p text:style-name="P4"><text:span text:style-name="T7">With Arrow Function </text:span></text:p>
          </table:table-cell>
          <table:table-cell table:style-name="TableCell1">
            <text:p text:style-name="P9"><text:span text:style-name="T7">More shorter way (</text:span><text:span text:style-name="T5">If the function has only one statement, and the statement returns a value, you can remove the curly brackets and the </text:span><text:span text:style-name="T71">return</text:span><text:span text:style-name="T5"><text:s/>keyword )</text:span></text:p>
          </table:table-cell>
        </table:table-row>
        <table:table-row>
          <table:table-cell table:style-name="TableCell1">
            <text:p text:style-name="P4">&lt;script&gt;</text:p>
            <text:p text:style-name="P4">var hello;</text:p>
            <text:p text:style-name="P4"/>
            <text:p text:style-name="P30"><text:span text:style-name="T74">hello = </text:span><text:span text:style-name="T1">function ()</text:span><text:s/><text:span text:style-name="T74">{</text:span></text:p>
            <text:p text:style-name="P4"><text:s text:c="2"/>return "Hello World!";</text:p>
            <text:p text:style-name="P4">}</text:p>
            <text:p text:style-name="P4"/>
            <text:p text:style-name="P4">document.getElementById("demo").innerHTML = hello();</text:p>
            <text:p text:style-name="P4">&lt;/script&gt;</text:p>
          </table:table-cell>
          <table:table-cell table:style-name="TableCell1">
            <text:p text:style-name="P4">&lt;script&gt;</text:p>
            <text:p text:style-name="P4">var hello;</text:p>
            <text:p text:style-name="P4"/>
            <text:p text:style-name="P4">hello =<text:span text:style-name="T40"><text:s/></text:span><text:span text:style-name="T85">() =&gt;</text:span><text:span text:style-name="T40"><text:s/></text:span>{</text:p>
            <text:p text:style-name="P4"><text:s text:c="2"/>return "Hello World!";</text:p>
            <text:p text:style-name="P4">}</text:p>
            <text:p text:style-name="P4"/>
            <text:p text:style-name="P4">document.getElementById("demo").innerHTML = hello();</text:p>
            <text:p text:style-name="P4">&lt;/script&gt;</text:p>
          </table:table-cell>
          <table:table-cell table:style-name="TableCell1">
            <text:p text:style-name="P4"/>
            <text:p text:style-name="P4">&lt;script&gt;</text:p>
            <text:p text:style-name="P4">var hello;</text:p>
            <text:p text:style-name="P4"/>
            <text:p text:style-name="P4">hello <text:span text:style-name="T85">= () =&gt; </text:span>"Hello World!";</text:p>
            <text:p text:style-name="P4"/>
            <text:p text:style-name="P4">document.getElementById("demo").innerHTML = hello();</text:p>
            <text:p text:style-name="P4">&lt;/script&gt;</text:p>
          </table:table-cell>
        </table:table-row>
        <table:table-row>
          <table:table-cell table:style-name="TableCell1">
            <text:p text:style-name="P4">Result :</text:p>
            <text:p text:style-name="P4"/>
            <text:p text:style-name="P4">Hello World!</text:p>
          </table:table-cell>
          <table:table-cell table:style-name="TableCell1">
            <text:p text:style-name="P4">Result :</text:p>
            <text:p text:style-name="P4"/>
            <text:p text:style-name="P4">Hello World!</text:p>
          </table:table-cell>
          <table:table-cell table:style-name="TableCell1">
            <text:p text:style-name="P4">Result :</text:p>
            <text:p text:style-name="P4"/>
            <text:p text:style-name="P4">Hello World!</text:p>
            <text:p text:style-name="P4"/>
            <text:p text:style-name="P4">Note : This works only if the function has one statement.</text:p>
          </table:table-cell>
        </table:table-row>
      </table:table>
      <text:p text:style-name="P9"/>
      <text:p text:style-name="P9"/>
      <text:p text:style-name="P36"><text:span text:style-name="T5">28.1. Arrow Function With Parameters: </text:span></text:p>
      <text:p text:style-name="P97"/>
      <text:p text:style-name="P97"><text:span text:style-name="T4">If we have parameters, we can pass them inside the parentheses: </text:span></text:p>
      <text:p text:style-name="P97"/>
      <text:p text:style-name="P97"/>
      <text:p text:style-name="P9"/>
      <text:p text:style-name="P5"><text:span text:style-name="T5">29. JS Classes </text:span></text:p>
      <text:p text:style-name="P9"/>
      <text:p text:style-name="P9"><text:span text:style-name="T4">JS classes are templates for JS Objects.</text:span></text:p>
      <text:p text:style-name="P9"><text:span text:style-name="T4">There are two ways of declaring a class :</text:span></text:p>
      <text:p text:style-name="P9"/>
      <text:list text:style-name="L4">
        <text:list-item>
          <text:p text:style-name="P105"><text:span text:style-name="T4">Class declaration : </text:span><text:span text:style-name="T70">class</text:span><text:span text:style-name="T4"><text:s/>Name{ }</text:span></text:p>
        </text:list-item>
        <text:list-item>
          <text:p text:style-name="P105"><text:span text:style-name="T4">Class expression : </text:span><text:span text:style-name="T70">const</text:span><text:span text:style-name="T4"><text:s/>Name = </text:span><text:span text:style-name="T70">class</text:span><text:span text:style-name="T4"><text:s/>{ }</text:span></text:p>
        </text:list-item>
        <text:list-item>
          <text:p text:style-name="P105"/>
        </text:list-item>
      </text:list>
      <text:p text:style-name="P9"/>
      <text:p text:style-name="P9"><text:span text:style-name="T34">Syntax</text:span><text:span text:style-name="T4"><text:s/>: We use the keyword </text:span><text:span text:style-name="T54">class</text:span><text:span text:style-name="T4"><text:s/>to create a class. Always add a method named </text:span><text:span text:style-name="T9">constructor ( )</text:span><text:span text:style-name="T4"><text:s/>for mentioning properties.:</text:span></text:p>
      <text:p text:style-name="P9"/>
      <text:p text:style-name="P9"><text:span text:style-name="T79">class</text:span><text:span text:style-name="T4"><text:s/>ClassName <text:s text:c="2"/>{</text:span></text:p>
      <text:p text:style-name="P9"><text:span text:style-name="T4"><text:s text:c="9"/>constructor ( </text:span><text:span text:style-name="T35">// Defines parameters </text:span><text:span text:style-name="T4">) <text:s text:c="2"/>{ </text:span></text:p>
      <text:p text:style-name="P9"/>
      <text:p text:style-name="P121"><text:span text:style-name="T4"><text:s/>// Defines properties </text:span></text:p>
      <text:p text:style-name="P121"/>
      <text:p text:style-name="P9"><text:span text:style-name="T4">}</text:span></text:p>
      <text:p text:style-name="P9"/>
      <text:p text:style-name="P121"><text:span text:style-name="T4">// We can add method to classes</text:span></text:p>
      <text:p text:style-name="P9"/>
      <text:p text:style-name="P9"><text:span text:style-name="T4">}</text:span></text:p>
      <text:p text:style-name="P9"/>
      <text:p text:style-name="P9"><text:span text:style-name="T4">Ex:</text:span></text:p>
      <text:p text:style-name="P9"/>
      <text:p text:style-name="P9"><text:span text:style-name="T79">class</text:span><text:span text:style-name="T4"><text:s/>Car <text:s/>{</text:span></text:p>
      <text:p text:style-name="P9"><text:span text:style-name="T4"><text:s text:c="3"/>constructor (name, year) <text:s text:c="2"/>{</text:span></text:p>
      <text:p text:style-name="P9"><text:span text:style-name="T4"><text:s text:c="6"/></text:span><text:span text:style-name="T79">this</text:span><text:span text:style-name="T4">. name = name;</text:span></text:p>
      <text:p text:style-name="P9"><text:span text:style-name="T4"><text:s text:c="6"/></text:span><text:span text:style-name="T79">this</text:span><text:span text:style-name="T4">. year = year;</text:span></text:p>
      <text:p text:style-name="P9"><text:span text:style-name="T4">}</text:span></text:p>
      <text:p text:style-name="P9"><text:span text:style-name="T4">}</text:span></text:p>
      <text:p text:style-name="P9"/>
      <text:p text:style-name="P9"><text:span text:style-name="T4">In the above example, a class is created named as “Car” and the class has two initial properties : “name” and “year”.</text:span></text:p>
      <text:p text:style-name="P9"/>
      <text:p text:style-name="P36"><text:span text:style-name="T5">29.1. Using a Class </text:span></text:p>
      <text:p text:style-name="P9"/>
      <text:p text:style-name="P9"><text:span text:style-name="T4">When you have a class, you can use the class to create objects :</text:span></text:p>
      <text:p text:style-name="P9"/>
      <text:p text:style-name="P9"><text:span text:style-name="T4">Ex:</text:span></text:p>
      <text:p text:style-name="P9"/>
      <text:p text:style-name="P9"><text:span text:style-name="T4">&lt;script&gt;</text:span></text:p>
      <text:p text:style-name="P9"><text:span text:style-name="T79">class</text:span><text:span text:style-name="T4"><text:s/>Car {</text:span></text:p>
      <text:p text:style-name="P9"><text:span text:style-name="T4"><text:s text:c="2"/></text:span><text:span text:style-name="T79">constructor</text:span><text:span text:style-name="T4">(name, year) {</text:span></text:p>
      <text:p text:style-name="P9"><text:span text:style-name="T4"><text:s text:c="4"/></text:span><text:span text:style-name="T79">this</text:span><text:span text:style-name="T4">.name = name;</text:span></text:p>
      <text:p text:style-name="P9"><text:span text:style-name="T4"><text:s text:c="4"/></text:span><text:span text:style-name="T79">this</text:span><text:span text:style-name="T4">.year = year;</text:span></text:p>
      <text:p text:style-name="P9"><text:span text:style-name="T4"><text:s text:c="2"/>}</text:span></text:p>
      <text:p text:style-name="P9"><text:span text:style-name="T4">}</text:span></text:p>
      <text:p text:style-name="P9"/>
      <text:p text:style-name="P9"><text:span text:style-name="T79">const</text:span><text:span text:style-name="T4"><text:s/>myCar = </text:span><text:span text:style-name="T79">new</text:span><text:span text:style-name="T4"><text:s/>Car("Ford", 2014);</text:span></text:p>
      <text:p text:style-name="P9"><text:span text:style-name="T4">document.getElementById("demo").innerHTML =</text:span></text:p>
      <text:p text:style-name="P9"><text:span text:style-name="T4">myCar.name + " " + myCar.year;</text:span></text:p>
      <text:p text:style-name="P9"/>
      <text:p text:style-name="P9"><text:span text:style-name="T4">&lt;/script&gt;</text:span></text:p>
      <text:p text:style-name="P9"><text:span text:style-name="T4">Result : Ford 2014</text:span></text:p>
      <text:p text:style-name="P9"/>
      <text:p text:style-name="P9"><text:span text:style-name="T59">new</text:span><text:span text:style-name="T4"><text:s/>keyword in JS is used to create an instance of an object that has a constructor function. On calling the constructor function with “new” operator, the following actions are taken : A new empty object is created.</text:span></text:p>
      <text:p text:style-name="P9"/>
      <text:p text:style-name="P52"><text:span text:style-name="T4">The example above uses the </text:span><text:span text:style-name="T5">Car class </text:span><text:span text:style-name="T4">to create two </text:span><text:span text:style-name="T5">Car objects</text:span><text:span text:style-name="T4">.</text:span></text:p>
      <text:p text:style-name="P131"><text:span text:style-name="T4">The constructor method is called automatically when a new object is created.</text:span></text:p>
      <text:p text:style-name="P97"/>
      <text:p text:style-name="P36"><text:span text:style-name="T5">29.2. The Constructor Method </text:span></text:p>
      <text:p text:style-name="P9"/>
      <text:p text:style-name="P9"><text:span text:style-name="T4">The constructor method is a special method:</text:span></text:p>
      <text:p text:style-name="P9"/>
      <text:list text:style-name="L4">
        <text:list-item>
          <text:p text:style-name="P105"><text:span text:style-name="T4">It should have the exact name “constructor”.</text:span></text:p>
        </text:list-item>
        <text:list-item>
          <text:p text:style-name="P105"><text:span text:style-name="T4">It is executed automatically when a new object is created.</text:span></text:p>
        </text:list-item>
        <text:list-item>
          <text:p text:style-name="P105"><text:span text:style-name="T4">It is used to initialize object properties</text:span></text:p>
        </text:list-item>
      </text:list>
      <text:p text:style-name="P9"/>
      <text:p text:style-name="P9"><text:span text:style-name="T4">If we do not define a constructor method, JS will add an empty constructor method.</text:span></text:p>
      <text:p text:style-name="P9"/>
      <text:p text:style-name="P36"><text:span text:style-name="T5">29.3. Class Methods </text:span></text:p>
      <text:p text:style-name="P36"/>
      <text:p text:style-name="P9"><text:span text:style-name="T4">Class methods are created with the same syntax as object methods. Use the keyword </text:span><text:span text:style-name="T54">class</text:span><text:span text:style-name="T4"><text:s/>to create a class.</text:span></text:p>
      <text:p text:style-name="P9"><text:span text:style-name="T4">Always add a </text:span><text:span text:style-name="T9">constructor ()</text:span><text:span text:style-name="T4"><text:s/>method. Then add any number of methods.</text:span></text:p>
      <text:p text:style-name="P9"/>
      <text:p text:style-name="P9"><text:span text:style-name="T34">Syntax</text:span><text:span text:style-name="T4"><text:s/>: Classes must be written in “strict mode”. Variables needs to be declared before using them.</text:span></text:p>
      <text:p text:style-name="P9"/>
      <text:p text:style-name="P9"><text:span text:style-name="T86">class</text:span><text:span text:style-name="T4"><text:s/></text:span><text:span text:style-name="T34">ClassName <text:s/></text:span><text:span text:style-name="T4"><text:s text:c="2"/>{</text:span></text:p>
      <text:p text:style-name="P9"><text:span text:style-name="T4"><text:s text:c="4"/>constructor ( ) <text:s text:c="4"/>{ <text:s text:c="2"/>. . . <text:s text:c="2"/>}</text:span></text:p>
      <text:p text:style-name="P9"><text:span text:style-name="T4"><text:s text:c="4"/>method_1 ( ) <text:s text:c="2"/>{ <text:s text:c="2"/>. . . <text:s text:c="2"/>}</text:span></text:p>
      <text:p text:style-name="P9"><text:span text:style-name="T4"><text:s text:c="4"/>method_2 ( ) <text:s text:c="2"/>{ <text:s text:c="2"/>. . . <text:s text:c="2"/>}</text:span></text:p>
      <text:p text:style-name="P9"><text:span text:style-name="T4"><text:s text:c="4"/>method_3 ( ) <text:s text:c="2"/>{ <text:s text:c="2"/>. . . <text:s text:c="2"/>}</text:span></text:p>
      <text:p text:style-name="P9"/>
      <text:p text:style-name="P9"><text:span text:style-name="T4">}</text:span></text:p>
      <text:p text:style-name="P9"/>
      <text:p text:style-name="P9"><text:span text:style-name="T4">Ex: </text:span></text:p>
      <text:p text:style-name="P9"/>
      <text:p text:style-name="P74"><text:span text:style-name="T15">&lt;</text:span><text:span text:style-name="T4">script</text:span><text:span text:style-name="T15">&gt;</text:span></text:p>
      <text:p text:style-name="P23"/>
      <text:p text:style-name="P24">class<text:span text:style-name="T24"><text:s/></text:span><text:span text:style-name="T87">car</text:span><text:span text:style-name="T24"><text:s/>{ </text:span></text:p>
      <text:p text:style-name="P24">constructor<text:span text:style-name="T24"><text:s/>(</text:span><text:span text:style-name="T21">name</text:span><text:span text:style-name="T24">, </text:span><text:span text:style-name="T21">year</text:span><text:span text:style-name="T24">) { </text:span></text:p>
      <text:p text:style-name="P45"><text:span text:style-name="T20">this</text:span><text:span text:style-name="T24">.</text:span>name<text:span text:style-name="T24"><text:s/>= </text:span>name<text:span text:style-name="T24">; </text:span></text:p>
      <text:p text:style-name="P45"><text:span text:style-name="T20">this</text:span><text:span text:style-name="T24">.</text:span>year<text:span text:style-name="T24"><text:s/>= </text:span>year<text:span text:style-name="T24">; </text:span></text:p>
      <text:p text:style-name="P22">} </text:p>
      <text:p text:style-name="P22"><text:span text:style-name="T23">age</text:span><text:s/>() { </text:p>
      <text:p text:style-name="P22"><text:span text:style-name="T20">let</text:span><text:s/><text:span text:style-name="T21">date</text:span><text:s/>= <text:span text:style-name="T20">new</text:span><text:s/><text:span text:style-name="T87">Date</text:span>(); </text:p>
      <text:p text:style-name="P27"><text:span text:style-name="T88">return</text:span><text:span text:style-name="T24"><text:s/></text:span><text:span text:style-name="T21">date</text:span><text:span text:style-name="T24">.</text:span>getFullYear<text:span text:style-name="T24">() - </text:span><text:span text:style-name="T20">this</text:span><text:span text:style-name="T24">.</text:span><text:span text:style-name="T21">year</text:span><text:span text:style-name="T24">; </text:span></text:p>
      <text:p text:style-name="P22">} </text:p>
      <text:p text:style-name="P22">} </text:p>
      <text:p text:style-name="P22"><text:span text:style-name="T20">let</text:span><text:s/><text:span text:style-name="T21">myCar</text:span><text:s/>= <text:span text:style-name="T20">new</text:span><text:s/><text:span text:style-name="T87">car</text:span><text:s/>(<text:span text:style-name="T22">"Civic"</text:span>, <text:span text:style-name="T39">2006</text:span>); </text:p>
      <text:p text:style-name="P23"/>
      <text:p text:style-name="P26"><text:span text:style-name="T21">document</text:span><text:span text:style-name="T24">.</text:span><text:span text:style-name="T23">getElementById</text:span><text:span text:style-name="T24">(</text:span>"demo"<text:span text:style-name="T24">).</text:span><text:span text:style-name="T21">innerHTML</text:span><text:span text:style-name="T24">= </text:span>"My car is "<text:span text:style-name="T24"><text:s/>+ </text:span><text:span text:style-name="T21">myCar</text:span><text:span text:style-name="T24">.</text:span><text:span text:style-name="T23">age</text:span><text:span text:style-name="T24">() + </text:span>" years old"<text:span text:style-name="T24">; </text:span></text:p>
      <text:p text:style-name="P23"/>
      <text:p text:style-name="P24"><text:span text:style-name="T19">&lt;/</text:span>script<text:span text:style-name="T19">&gt;</text:span></text:p>
      <text:p text:style-name="P9"/>
      <text:p text:style-name="P9"><text:span text:style-name="T4">Result <text:s/>: <text:s/>My car is 15 years old</text:span></text:p>
      <text:p text:style-name="P9"><text:span text:style-name="T4">---------------------------------------</text:span></text:p>
      <text:p text:style-name="P9"><text:span text:style-name="T4">Ex:</text:span></text:p>
      <text:p text:style-name="P9"/>
      <text:p text:style-name="P24"><text:span text:style-name="T19">&lt;</text:span>script<text:span text:style-name="T19">&gt;</text:span></text:p>
      <text:p text:style-name="P23"><text:s/></text:p>
      <text:p text:style-name="P24">class<text:span text:style-name="T24"><text:s/></text:span><text:span text:style-name="T87">bed</text:span><text:span text:style-name="T24"><text:s/>{ </text:span></text:p>
      <text:p text:style-name="P24">constructor<text:span text:style-name="T24"><text:s/>(</text:span><text:span text:style-name="T21">model</text:span><text:span text:style-name="T24">, </text:span><text:span text:style-name="T21">year</text:span><text:span text:style-name="T24">) { </text:span></text:p>
      <text:p text:style-name="P45"><text:span text:style-name="T20">this</text:span><text:span text:style-name="T24">.</text:span>model<text:span text:style-name="T24"><text:s/>= </text:span>model<text:span text:style-name="T24">; </text:span></text:p>
      <text:p text:style-name="P45"><text:span text:style-name="T20">this</text:span><text:span text:style-name="T24">.</text:span>year<text:span text:style-name="T24"><text:s/>= </text:span>year<text:span text:style-name="T24">; </text:span></text:p>
      <text:p text:style-name="P22">} </text:p>
      <text:p text:style-name="P22"><text:span text:style-name="T23">age</text:span><text:s/>() { </text:p>
      <text:p text:style-name="P22"><text:span text:style-name="T20">let</text:span><text:s/><text:span text:style-name="T21">date</text:span><text:s/>= <text:span text:style-name="T20">new</text:span><text:s/><text:span text:style-name="T87">Date</text:span>(); </text:p>
      <text:p text:style-name="P27"><text:span text:style-name="T88">return</text:span><text:span text:style-name="T24"><text:s/></text:span><text:span text:style-name="T21">date</text:span><text:span text:style-name="T24">.</text:span>getFullYear<text:span text:style-name="T24">() - </text:span><text:span text:style-name="T20">this</text:span><text:span text:style-name="T24">.</text:span><text:span text:style-name="T21">year</text:span><text:span text:style-name="T24">; </text:span></text:p>
      <text:p text:style-name="P22">} </text:p>
      <text:p text:style-name="P22">} </text:p>
      <text:p text:style-name="P26"><text:span text:style-name="T20">let</text:span><text:span text:style-name="T24"><text:s/></text:span><text:span text:style-name="T21">myBed</text:span><text:span text:style-name="T24"><text:s/>= </text:span><text:span text:style-name="T20">new</text:span><text:span text:style-name="T24"><text:s/></text:span><text:span text:style-name="T87">bed</text:span><text:span text:style-name="T24"><text:s/>(</text:span>"posturepedic"<text:span text:style-name="T24">, </text:span><text:span text:style-name="T39">2019</text:span><text:span text:style-name="T24">); </text:span></text:p>
      <text:p text:style-name="P23"/>
      <text:p text:style-name="P26"><text:span text:style-name="T21">document</text:span><text:span text:style-name="T24">.</text:span><text:span text:style-name="T23">getElementById</text:span><text:span text:style-name="T24">(</text:span>"demo"<text:span text:style-name="T24">).</text:span><text:span text:style-name="T21">innerHTML</text:span><text:span text:style-name="T24">= </text:span>"My bed's age is "<text:span text:style-name="T24"><text:s/>+ </text:span><text:span text:style-name="T21">myBed</text:span><text:span text:style-name="T24">.</text:span><text:span text:style-name="T23">age</text:span><text:span text:style-name="T24">() + </text:span>" years"<text:span text:style-name="T24">; </text:span></text:p>
      <text:p text:style-name="P23"/>
      <text:p text:style-name="P24"><text:span text:style-name="T19">&lt;/</text:span>script<text:span text:style-name="T19">&gt;</text:span></text:p>
      <text:p text:style-name="P9"/>
      <text:p text:style-name="P9"><text:span text:style-name="T4">Result : <text:s text:c="2"/>My bed's age is 2 years</text:span></text:p>
      <text:p text:style-name="P9"/>
      <text:p text:style-name="P9"><text:span text:style-name="T4">--------------------------</text:span></text:p>
      <text:p text:style-name="P9"/>
      <text:p text:style-name="P97"><text:span text:style-name="T4">We can also send parameters to class methods:</text:span></text:p>
      <text:p text:style-name="P9"/>
      <text:p text:style-name="P9"><text:span text:style-name="T4">Ex:</text:span></text:p>
      <text:p text:style-name="P9"><text:span text:style-name="T4"><text:tab/></text:span></text:p>
      <text:p text:style-name="P9"><text:span text:style-name="T4">&lt;script&gt;</text:span></text:p>
      <text:p text:style-name="P9"><text:span text:style-name="T4">class Car {</text:span></text:p>
      <text:p text:style-name="P9"><text:span text:style-name="T4"><text:s text:c="2"/>constructor(name, year) {</text:span></text:p>
      <text:p text:style-name="P9"><text:span text:style-name="T4"><text:s text:c="4"/>this.name = name;</text:span></text:p>
      <text:p text:style-name="P9"><text:span text:style-name="T4"><text:s text:c="4"/>this.year = year;</text:span></text:p>
      <text:p text:style-name="P9"><text:span text:style-name="T4"><text:s text:c="2"/>}</text:span></text:p>
      <text:p text:style-name="P97"><text:span text:style-name="T4"><text:s text:c="2"/>age(x) {</text:span></text:p>
      <text:p text:style-name="P97"><text:span text:style-name="T4"><text:s text:c="4"/>return x - this.year;</text:span></text:p>
      <text:p text:style-name="P9"><text:span text:style-name="T4"><text:s text:c="2"/>}</text:span></text:p>
      <text:p text:style-name="P9"><text:span text:style-name="T4">}</text:span></text:p>
      <text:p text:style-name="P9"/>
      <text:p text:style-name="P9"><text:span text:style-name="T4">let date = new Date();</text:span></text:p>
      <text:p text:style-name="P9"><text:span text:style-name="T4">let year = date.getFullYear();</text:span></text:p>
      <text:p text:style-name="P9"/>
      <text:p text:style-name="P9"><text:span text:style-name="T4">let myCar = new Car("Ford", 2014);</text:span></text:p>
      <text:p text:style-name="P9"><text:span text:style-name="T4">document.getElementById("demo").innerHTML=</text:span></text:p>
      <text:p text:style-name="P9"><text:span text:style-name="T4">"My car is " + myCar.age(year) + " years old.";</text:span></text:p>
      <text:p text:style-name="P9"><text:span text:style-name="T4">&lt;/script&gt;</text:span></text:p>
      <text:p text:style-name="P9"/>
      <text:p text:style-name="P36"><text:span text:style-name="T5">29.4. Class Inheritance </text:span></text:p>
      <text:p text:style-name="P36"/>
      <text:p text:style-name="P9"><text:span text:style-name="T4">To create a class inheritance, use the </text:span><text:span text:style-name="T89">extends</text:span><text:span text:style-name="T4"><text:s/>keyword. A class created with a class inheritance inherits all the methods from another class.</text:span></text:p>
      <text:p text:style-name="P9"/>
      <text:p text:style-name="P18"><text:span text:style-name="T14">The </text:span><text:span text:style-name="T89">super() </text:span><text:span text:style-name="T14">method refers to the parent class. By calling the </text:span><text:span text:style-name="T89">super() </text:span><text:span text:style-name="T4">method in the constructor method, we call the parent’s constructor method and get access to the parent’s properties and methods.</text:span></text:p>
      <text:p text:style-name="P18"/>
      <text:p text:style-name="P18"><text:span text:style-name="T5">Note</text:span><text:span text:style-name="T4">: Inheritance is useful for code re-usability, reuse properties and methods of an existing class when we create a new class.</text:span></text:p>
      <text:p text:style-name="P9"/>
      <text:p text:style-name="P9"><text:span text:style-name="T4">Ex:</text:span></text:p>
      <text:p text:style-name="P9"/>
      <text:p text:style-name="P74"><text:span text:style-name="T15">&lt;</text:span><text:span text:style-name="T4">script</text:span><text:span text:style-name="T15">&gt;</text:span></text:p>
      <text:p text:style-name="P23"/>
      <text:p text:style-name="P24">class<text:span text:style-name="T24"><text:s/></text:span><text:span text:style-name="T87">Table</text:span><text:span text:style-name="T24"><text:s/>{ </text:span></text:p>
      <text:p text:style-name="P24">constructor<text:span text:style-name="T24"><text:s/>(</text:span><text:span text:style-name="T21">sides</text:span><text:span text:style-name="T24">) { </text:span></text:p>
      <text:p text:style-name="P45"><text:span text:style-name="T20">this</text:span><text:span text:style-name="T24">.</text:span>sides<text:span text:style-name="T24"><text:s/>= </text:span>sides<text:span text:style-name="T24">; </text:span></text:p>
      <text:p text:style-name="P22">} </text:p>
      <text:p text:style-name="P132">present<text:span text:style-name="T24"><text:s/>() { </text:span></text:p>
      <text:p text:style-name="P26"><text:span text:style-name="T88">return</text:span><text:span text:style-name="T24"><text:s/></text:span>"I have a Table with "<text:span text:style-name="T24"><text:s/>+ </text:span><text:span text:style-name="T20">this</text:span><text:span text:style-name="T24">.</text:span><text:span text:style-name="T21">sides</text:span><text:span text:style-name="T24"><text:s/>+ </text:span>" sides"<text:span text:style-name="T24">; </text:span></text:p>
      <text:p text:style-name="P22">} </text:p>
      <text:p text:style-name="P22">} </text:p>
      <text:p text:style-name="P24">class<text:span text:style-name="T24"><text:s/></text:span><text:span text:style-name="T87">Chair</text:span><text:span text:style-name="T24"><text:s/></text:span>extends<text:span text:style-name="T24"><text:s/></text:span><text:span text:style-name="T87">Table</text:span><text:span text:style-name="T24"><text:s/>{ </text:span></text:p>
      <text:p text:style-name="P24">constructor<text:span text:style-name="T24">(</text:span><text:span text:style-name="T21">sides</text:span><text:span text:style-name="T24">, </text:span><text:span text:style-name="T21">color</text:span><text:span text:style-name="T24">) { </text:span></text:p>
      <text:p text:style-name="P24">super<text:span text:style-name="T24">(</text:span><text:span text:style-name="T21">sides</text:span><text:span text:style-name="T24">); </text:span></text:p>
      <text:p text:style-name="P45"><text:span text:style-name="T20">this</text:span><text:span text:style-name="T24">.</text:span>color<text:span text:style-name="T24"><text:s/>= </text:span>color<text:span text:style-name="T24">; </text:span></text:p>
      <text:p text:style-name="P22">} </text:p>
      <text:p text:style-name="P133"><text:span text:style-name="T23">show</text:span><text:s/>() { </text:p>
      <text:p text:style-name="P26"><text:span text:style-name="T88">return</text:span><text:span text:style-name="T24"><text:s/></text:span>" and a Chair with "<text:span text:style-name="T24"><text:s/>+ </text:span><text:span text:style-name="T20">this</text:span><text:span text:style-name="T24">.</text:span><text:span text:style-name="T21">color</text:span><text:span text:style-name="T24"><text:s/>+ </text:span>" color"<text:span text:style-name="T24">; </text:span></text:p>
      <text:p text:style-name="P22">} </text:p>
      <text:p text:style-name="P22">} </text:p>
      <text:p text:style-name="P26"><text:span text:style-name="T20">let</text:span><text:span text:style-name="T24"><text:s/></text:span><text:span text:style-name="T21">myObject</text:span><text:span text:style-name="T24"><text:s/>= </text:span><text:span text:style-name="T20">new</text:span><text:span text:style-name="T24"><text:s/></text:span><text:span text:style-name="T87">Chair</text:span><text:span text:style-name="T24">(</text:span>"Six"<text:span text:style-name="T24">, </text:span>"Black"<text:span text:style-name="T24">); </text:span></text:p>
      <text:p text:style-name="P23"/>
      <text:p text:style-name="P45">document<text:span text:style-name="T24">.</text:span><text:span text:style-name="T23">getElementById</text:span><text:span text:style-name="T24">(</text:span><text:span text:style-name="T22">"demo"</text:span><text:span text:style-name="T24">).</text:span>innerHTML<text:span text:style-name="T24"><text:s/>= </text:span>myObject<text:span text:style-name="T24">.</text:span><text:span text:style-name="T23">present</text:span><text:span text:style-name="T24">() + </text:span>myObject<text:span text:style-name="T24">.</text:span><text:span text:style-name="T23">show</text:span><text:span text:style-name="T24">(); </text:span></text:p>
      <text:p text:style-name="P23"/>
      <text:p text:style-name="P24"><text:span text:style-name="T19">&lt;/</text:span>script<text:span text:style-name="T19">&gt;</text:span></text:p>
      <text:p text:style-name="P9"/>
      <text:p text:style-name="P9"/>
      <text:p text:style-name="P9"><text:span text:style-name="T4">Result : <text:s/>I have a Table with Six sides and a Chair with Black color</text:span></text:p>
      <text:p text:style-name="P9"/>
      <text:p text:style-name="P9"/>
      <text:p text:style-name="P9"><text:span text:style-name="T26">Getters</text:span><text:span text:style-name="T5"><text:s/>and </text:span><text:span text:style-name="T26">Setters</text:span><text:span text:style-name="T5"><text:s/>in Classes </text:span></text:p>
      <text:p text:style-name="P9"/>
      <text:p text:style-name="P9"><text:span text:style-name="T4">Classes also allows us to use getters and setters. It can be smart to use getters and setters for our properties, especially if we want to do something with the value before returning them, or before we set them.</text:span></text:p>
      <text:p text:style-name="P9"><text:span text:style-name="T4">To add getters and setters in the class, we use the </text:span><text:span text:style-name="T52">get</text:span><text:span text:style-name="T4"><text:s/>and </text:span><text:span text:style-name="T52">set</text:span><text:span text:style-name="T4"><text:s/>keywords.</text:span></text:p>
      <text:p text:style-name="P9"><text:span text:style-name="T4"><text:s/></text:span></text:p>
      <text:p text:style-name="P9"><text:span text:style-name="T4">Ex:</text:span></text:p>
      <text:p text:style-name="P9"/>
      <text:p text:style-name="P9"><text:span text:style-name="T4">&lt;script&gt;</text:span></text:p>
      <text:p text:style-name="P9"/>
      <text:p text:style-name="P9"><text:span text:style-name="T4">class Car {</text:span></text:p>
      <text:p text:style-name="P9"><text:span text:style-name="T4"><text:s text:c="2"/>constructor(brand) {</text:span></text:p>
      <text:p text:style-name="P9"><text:span text:style-name="T4"><text:s text:c="4"/>this.carname = brand;</text:span></text:p>
      <text:p text:style-name="P9"><text:span text:style-name="T4"><text:s text:c="2"/>}</text:span></text:p>
      <text:p text:style-name="P9"><text:span text:style-name="T4"><text:s text:c="2"/>get cnam() {</text:span></text:p>
      <text:p text:style-name="P9"><text:span text:style-name="T4"><text:s text:c="4"/>return this.carname;</text:span></text:p>
      <text:p text:style-name="P9"><text:span text:style-name="T4"><text:s text:c="2"/>}</text:span></text:p>
      <text:p text:style-name="P9"><text:span text:style-name="T4"><text:s text:c="2"/>set cnam(x) {</text:span></text:p>
      <text:p text:style-name="P9"><text:span text:style-name="T4"><text:s text:c="4"/>this.carname = x;</text:span></text:p>
      <text:p text:style-name="P9"><text:span text:style-name="T4"><text:s text:c="2"/>}</text:span></text:p>
      <text:p text:style-name="P9"><text:span text:style-name="T4">}</text:span></text:p>
      <text:p text:style-name="P9"/>
      <text:p text:style-name="P9"><text:span text:style-name="T4">let myCar = new Car("Civic");</text:span></text:p>
      <text:p text:style-name="P9"/>
      <text:p text:style-name="P9"><text:span text:style-name="T4">document.getElementById("demo").innerHTML = myCar.cnam;</text:span></text:p>
      <text:p text:style-name="P9"/>
      <text:p text:style-name="P9"><text:span text:style-name="T4">&lt;/script&gt;</text:span></text:p>
      <text:p text:style-name="P9"/>
      <text:p text:style-name="P9"><text:span text:style-name="T4">Result : <text:s/>Civic</text:span></text:p>
      <text:p text:style-name="P9"/>
      <text:p text:style-name="P17"><text:span text:style-name="T4">The name of the getter/setter method cannot be the same as the name of the property, in this case carname.</text:span></text:p>
      <text:p text:style-name="P17"><text:span text:style-name="T4">We can use an </text:span><text:span text:style-name="T9">underscore character</text:span><text:span text:style-name="T4"><text:s/></text:span><text:span text:style-name="T9">”_” </text:span><text:span text:style-name="T4">before the property name to separate the getter/setter from the actual property:</text:span></text:p>
      <text:p text:style-name="P9"><text:span text:style-name="T4">Ex:</text:span></text:p>
      <text:p text:style-name="P9"/>
      <text:p text:style-name="P9"><text:span text:style-name="T4">&lt;script&gt;</text:span></text:p>
      <text:p text:style-name="P9"><text:span text:style-name="T4">class Car {</text:span></text:p>
      <text:p text:style-name="P9"><text:span text:style-name="T4"><text:s text:c="2"/>constructor(brand) {</text:span></text:p>
      <text:p text:style-name="P9"><text:span text:style-name="T4"><text:s text:c="4"/>this._carname = brand;</text:span></text:p>
      <text:p text:style-name="P9"><text:span text:style-name="T4"><text:s text:c="2"/>}</text:span></text:p>
      <text:p text:style-name="P9"><text:span text:style-name="T4"><text:s text:c="2"/>get carname() {</text:span></text:p>
      <text:p text:style-name="P9"><text:span text:style-name="T4"><text:s text:c="4"/>return this._carname;</text:span></text:p>
      <text:p text:style-name="P9"><text:span text:style-name="T4"><text:s text:c="2"/>}</text:span></text:p>
      <text:p text:style-name="P9"><text:span text:style-name="T4"><text:s text:c="2"/>set carname(x) {</text:span></text:p>
      <text:p text:style-name="P9"><text:span text:style-name="T4"><text:s text:c="4"/>this._carname = x;</text:span></text:p>
      <text:p text:style-name="P9"><text:span text:style-name="T4"><text:s text:c="2"/>}</text:span></text:p>
      <text:p text:style-name="P9"><text:span text:style-name="T4">}</text:span></text:p>
      <text:p text:style-name="P9"/>
      <text:p text:style-name="P9"><text:span text:style-name="T4">let myCar = new Car("Ford");</text:span></text:p>
      <text:p text:style-name="P9"/>
      <text:p text:style-name="P9"><text:span text:style-name="T4">document.getElementById("demo").innerHTML = myCar.carname;</text:span></text:p>
      <text:p text:style-name="P9"><text:span text:style-name="T4">&lt;/script&gt;</text:span></text:p>
      <text:p text:style-name="P9"/>
      <text:p text:style-name="P9"><text:span text:style-name="T4">Result : Ford</text:span></text:p>
      <text:p text:style-name="P9"/>
      <text:p text:style-name="P9"><text:span text:style-name="T5">Hoisting in Classes </text:span></text:p>
      <text:p text:style-name="P9"/>
      <text:p text:style-name="P9"><text:span text:style-name="T4">Class declarations are not hoisted. We must declare a class before we can use it.</text:span></text:p>
      <text:p text:style-name="P9"/>
      <text:p text:style-name="P9"><text:span text:style-name="T5">Note</text:span><text:span text:style-name="T4">: For other declarations, like functions, you will NOT get an error when you try to use it before it is declared, because the default behavior of JavaScript declarations are hoisting (moving the declaration to the top).</text:span></text:p>
      <text:p text:style-name="P9"/>
      <text:p text:style-name="P9"/>
      <text:p text:style-name="P5"><text:span text:style-name="T5">30. JSON (JavaScript Object Notation) <text:s/>(Built-In Object)</text:span></text:p>
      <text:p text:style-name="P5"/>
      <text:p text:style-name="P18"><text:span text:style-name="T4">JSON is a format for storing and transporting data. JSON is often used when data is sent from a server to a web page.</text:span></text:p>
      <text:p text:style-name="P18"/>
      <text:list text:style-name="L1">
        <text:list-item>
          <text:p text:style-name="P80"><text:span text:style-name="T4">JSON is a lightweight data interchange format</text:span></text:p>
        </text:list-item>
        <text:list-item>
          <text:p text:style-name="P80"><text:span text:style-name="T4">JSON is language independent ( code for reading and generating JSON data can be written in any programming language )</text:span></text:p>
        </text:list-item>
        <text:list-item>
          <text:p text:style-name="P80"><text:span text:style-name="T4">JSON is “self-describing” and easy to understand</text:span></text:p>
        </text:list-item>
        <text:list-item>
          <text:p text:style-name="P80"><text:span text:style-name="T4">JSON format is text only.</text:span></text:p>
        </text:list-item>
        <text:list-item>
          <text:p text:style-name="P80">Note: JSON <text:span text:style-name="T7">DOES NOT</text:span><text:s/>support functions.</text:p>
        </text:list-item>
      </text:list>
      <text:p text:style-name="P18"/>
      <text:p text:style-name="P18"><text:span text:style-name="T4">Ex : </text:span></text:p>
      <text:p text:style-name="P18"/>
      <text:p text:style-name="P18"><text:span text:style-name="T4">Below JSON syntax defines an employees object: an array of 3 employee records (objects): </text:span></text:p>
      <text:p text:style-name="P18"/>
      <text:p text:style-name="P18"><text:span text:style-name="T4">{</text:span></text:p>
      <text:p text:style-name="P18"><text:span text:style-name="T4">“employees”: [</text:span></text:p>
      <text:p text:style-name="P18"><text:span text:style-name="T4">{ “firstName” : ”John” , “lastName” : ”Doe” } ,</text:span></text:p>
      <text:p text:style-name="P18"><text:span text:style-name="T4">{ “firstName” : “Alok” , “lastName” : “Arora” } ,</text:span></text:p>
      <text:p text:style-name="P18"><text:span text:style-name="T4">{ “firstName” : “Isha” , “lastName” : “Arora” }</text:span></text:p>
      <text:p text:style-name="P18"><text:span text:style-name="T4">]</text:span></text:p>
      <text:p text:style-name="P18"><text:span text:style-name="T4">}</text:span></text:p>
      <text:p text:style-name="P18"/>
      <text:p text:style-name="P18"/>
      <text:p text:style-name="P18"/>
      <text:p text:style-name="P36"><text:span text:style-name="T5">30.1. The JSON format Evaluates to JS objects </text:span></text:p>
      <text:p text:style-name="P18"/>
      <text:p text:style-name="P18"><text:span text:style-name="T4">JSON format is syntactically (according to syntax ) identical to the code for creating JS objects. Because of this similarity, a JS program can easily convert JSON data into native JS objects.</text:span></text:p>
      <text:p text:style-name="P18"/>
      <text:p text:style-name="P18"/>
      <text:p text:style-name="P36"><text:span text:style-name="T5">30.2. JSON Syntax Rules </text:span></text:p>
      <text:p text:style-name="P18"/>
      <text:list text:style-name="L1">
        <text:list-item>
          <text:p text:style-name="P80"><text:span text:style-name="T4">Data is in name/value pairs</text:span></text:p>
        </text:list-item>
        <text:list-item>
          <text:p text:style-name="P80"><text:span text:style-name="T4">Data is separated by commas</text:span></text:p>
        </text:list-item>
        <text:list-item>
          <text:p text:style-name="P80"><text:span text:style-name="T4">Curly braces hold objects</text:span></text:p>
        </text:list-item>
        <text:list-item>
          <text:p text:style-name="P80"><text:span text:style-name="T4">Square brackets hold arrays</text:span></text:p>
        </text:list-item>
      </text:list>
      <text:p text:style-name="P18"/>
      <text:p text:style-name="P18"/>
      <text:p text:style-name="P36"><text:span text:style-name="T5">30.3. JSON Data – A Name and a Value </text:span></text:p>
      <text:p text:style-name="P18"/>
      <text:p text:style-name="P18"><text:span text:style-name="T4">JSON data is written as name/value pairs, just like JS object properties. A name/value pair consists of a field name (in double quotes), followed by a colon, followed by a value (in double quotes) :</text:span></text:p>
      <text:p text:style-name="P18"><text:span text:style-name="T4">“firstName” : “Alok”</text:span></text:p>
      <text:p text:style-name="P18"/>
      <text:p text:style-name="P18"><text:span text:style-name="T42">Note</text:span><text:span text:style-name="T6"><text:s/>: JSON names require double quotes but JS names do not.</text:span></text:p>
      <text:p text:style-name="P18"/>
      <text:p text:style-name="P18"/>
      <text:p text:style-name="P36"><text:span text:style-name="T5">30.4. JSON Objects </text:span></text:p>
      <text:p text:style-name="P36"/>
      <text:p text:style-name="P18"/>
      <text:p text:style-name="P18"><text:span text:style-name="T4">JSON objects are written inside curly braces. </text:span></text:p>
      <text:p text:style-name="P18"><text:span text:style-name="T4">Just like in JS, objects can contain multiple name/value pairs :</text:span></text:p>
      <text:p text:style-name="P18"/>
      <text:p text:style-name="P18"><text:span text:style-name="T4">{ “firstName” : “Alok” , “lastName” : “Arora” }</text:span></text:p>
      <text:p text:style-name="P18"/>
      <text:p text:style-name="P36"/>
      <text:p text:style-name="P36"><text:span text:style-name="T5">30.5. JSON Arrays </text:span></text:p>
      <text:p text:style-name="P18"/>
      <text:p text:style-name="P18"/>
      <text:p text:style-name="P18"><text:span text:style-name="T4">JSON arrays are written inside square brackets.</text:span></text:p>
      <text:p text:style-name="P18"><text:span text:style-name="T4">Just like in JS, an array can contain objects :</text:span></text:p>
      <text:p text:style-name="P18"/>
      <text:p text:style-name="P18"><text:span text:style-name="T4">“employees”: [</text:span></text:p>
      <text:p text:style-name="P18"><text:span text:style-name="T4">{ “firstName” : ”John” , “lastName” : ”Doe” } ,</text:span></text:p>
      <text:p text:style-name="P18"><text:span text:style-name="T4">{ “firstName” : “Alok” , “lastName” : “Arora” } ,</text:span></text:p>
      <text:p text:style-name="P18"><text:span text:style-name="T4">{ “firstName” : “Isha” , “lastName” : “Arora” }</text:span></text:p>
      <text:p text:style-name="P18"><text:span text:style-name="T4">]</text:span></text:p>
      <text:p text:style-name="P18"/>
      <text:p text:style-name="P18"><text:span text:style-name="T4">In the above example, the object “employees” is an array. It contains three objects. Each object is a record of a person (with a first name and a last name).</text:span></text:p>
      <text:p text:style-name="P18"/>
      <text:p text:style-name="P36"><text:span text:style-name="T5">30.6. Converting a JSON Text to a JS Object </text:span></text:p>
      <text:p text:style-name="P36"/>
      <text:p text:style-name="P18"><text:span text:style-name="T4">A common use of JSON is to read data from a web server, and display the data on a web page.</text:span></text:p>
      <text:p text:style-name="P18"/>
      <text:p text:style-name="P18"><text:span text:style-name="T4">In below example, we are using string as input.</text:span></text:p>
      <text:p text:style-name="P18"/>
      <text:p text:style-name="P18"><text:span text:style-name="T4">A JS string containing JSON syntax :</text:span></text:p>
      <text:p text:style-name="P18"/>
      <text:p text:style-name="P18"><text:span text:style-name="T79">let</text:span><text:span text:style-name="T4"><text:s/>text = ‘ { “employees”: [‘ + </text:span></text:p>
      <text:p text:style-name="P18"><text:span text:style-name="T4">‘ { “firstName” : ”John” , “lastName” : ”Doe” } , ‘ +</text:span></text:p>
      <text:p text:style-name="P18"><text:span text:style-name="T4">‘ { “firstName” : “Alok” , “lastName” : “Arora” } , ‘ + </text:span></text:p>
      <text:p text:style-name="P18"><text:span text:style-name="T4">‘ { “firstName” : “Isha” , “lastName” : “Arora” } ] } ‘ ;</text:span></text:p>
      <text:p text:style-name="P18"><text:span text:style-name="T4">Then, we will use the JS built-in function </text:span><text:span text:style-name="T54">JSON.parse () </text:span><text:span text:style-name="T4">to convert the string into a JS object.</text:span></text:p>
      <text:p text:style-name="P18"/>
      <text:p text:style-name="P18"><text:span text:style-name="T79">const</text:span><text:span text:style-name="T4"><text:s/>obj = JSON.parse (text) ;</text:span></text:p>
      <text:p text:style-name="P18"/>
      <text:p text:style-name="P18"><text:span text:style-name="T4">Finally, use the new JS object in your page:</text:span></text:p>
      <text:p text:style-name="P18"/>
      <text:p text:style-name="P18"><text:span text:style-name="T4">&lt;script&gt;</text:span></text:p>
      <text:p text:style-name="P18"/>
      <text:p text:style-name="P18"><text:span text:style-name="T79">let</text:span><text:span text:style-name="T4"><text:s/>text = ‘ { “employees”: [‘ + </text:span></text:p>
      <text:p text:style-name="P18"><text:span text:style-name="T4">‘ { “firstName” : ”John” , “lastName” : ”Doe” } , ‘ +</text:span></text:p>
      <text:p text:style-name="P18"><text:span text:style-name="T4">‘ { “firstName” : “Alok” , “lastName” : “Arora” } , ‘ + </text:span></text:p>
      <text:p text:style-name="P18"><text:span text:style-name="T4">‘ { “firstName” : “Isha” , “lastName” : “Arora” } ] } ‘ ;</text:span></text:p>
      <text:p text:style-name="P18"/>
      <text:p text:style-name="P18"/>
      <text:p text:style-name="P18"><text:span text:style-name="T79">const</text:span><text:span text:style-name="T4"><text:s/>obj = JSON.parse (text) ;</text:span></text:p>
      <text:p text:style-name="P18"/>
      <text:p text:style-name="P18"><text:span text:style-name="T4">document.getElementById (“demo”).innerHTML = obj.employees [1].firstName + “ “ + obj.employees[1].lastName ;</text:span></text:p>
      <text:p text:style-name="P18"/>
      <text:p text:style-name="P18"><text:span text:style-name="T4">&lt;/script&gt;</text:span></text:p>
      <text:p text:style-name="P18"/>
      <text:p text:style-name="P18"><text:span text:style-name="T4">Result : Alok Arora</text:span></text:p>
      <text:p text:style-name="P18"/>
      <text:p text:style-name="P18"/>
      <text:p text:style-name="P5"><text:span text:style-name="T5">31. JS Debugging </text:span></text:p>
      <text:p text:style-name="P18"/>
      <text:p text:style-name="P18"><text:span text:style-name="T4">Errors can (will) happen, every time we write some new computer code.</text:span></text:p>
      <text:p text:style-name="P18"/>
      <text:p text:style-name="P18"/>
      <text:p text:style-name="P36"><text:span text:style-name="T5">31.1 Code Debugging </text:span></text:p>
      <text:p text:style-name="P18"/>
      <text:p text:style-name="P39"><text:span text:style-name="T4">Programming code might contain syntax errors, or logical errors.</text:span></text:p>
      <text:p text:style-name="P39"><text:span text:style-name="T4">Many of these errors are difficult to diagnose.</text:span></text:p>
      <text:p text:style-name="P39"><text:span text:style-name="T4">Often, when programming code contains errors, nothing will happen. There are no error messages, and you will get no indications where to search for errors.</text:span></text:p>
      <text:p text:style-name="P39"><text:span text:style-name="T4">Searching for (and fixing) errors in programming code is called code debugging.</text:span></text:p>
      <text:p text:style-name="P18"/>
      <text:p text:style-name="P18"><text:span text:style-name="T5">31.1.1. <text:s/>JS Debuggers</text:span></text:p>
      <text:p text:style-name="P18"/>
      <text:p text:style-name="P39"><text:span text:style-name="T4">Debugging is not easy. But fortunately, all modern browsers have a built-in JavaScript debugger.</text:span></text:p>
      <text:p text:style-name="P39"><text:span text:style-name="T4">Built-in debuggers can be turned on and off, forcing errors to be reported to the user.</text:span></text:p>
      <text:p text:style-name="P39"><text:span text:style-name="T4">With a debugger, we can also set breakpoints (places where code execution can be stopped), and examine variables while the code is executing.</text:span></text:p>
      <text:p text:style-name="P18"><text:span text:style-name="T4">We can activate the debugging in our browser by selecting the “console” in the debugger menu or view option.</text:span></text:p>
      <text:p text:style-name="P18"/>
      <text:p text:style-name="P18"/>
      <text:p text:style-name="P18"><text:span text:style-name="T5">31.1.2. <text:s/>The console.log ( ) Method</text:span></text:p>
      <text:p text:style-name="P18"/>
      <text:p text:style-name="P9"><text:span text:style-name="T4">If our browser supports debugging, you can use </text:span><text:span text:style-name="T8">console.log()</text:span><text:span text:style-name="T4"><text:s/>to display JavaScript values in the debugger window:</text:span></text:p>
      <text:p text:style-name="P18"/>
      <text:p text:style-name="P18"/>
      <text:p text:style-name="P18"><text:span text:style-name="T5">31.1.3. Setting Breakpoints</text:span></text:p>
      <text:p text:style-name="P18"/>
      <text:p text:style-name="P17"><text:span text:style-name="T4">In the debugger window, we can set breakpoints in the JavaScript code.</text:span></text:p>
      <text:p text:style-name="P17"><text:span text:style-name="T4">At each breakpoint, JavaScript will stop executing, and let us examine JavaScript values.</text:span></text:p>
      <text:p text:style-name="P17"><text:span text:style-name="T4">After examining values, we can resume the execution of code (typically with a play button).</text:span></text:p>
      <text:p text:style-name="P39"><text:span text:style-name="T4">In, Visual code → On the "Scripts" tab, go to where your code is. At the left of the line number, click. This will set a breakpoint you will be able to see a red dot.</text:span></text:p>
      <text:p text:style-name="P9"/>
      <text:p text:style-name="P36"><text:span text:style-name="T5">31.2. The debugger keyword </text:span></text:p>
      <text:p text:style-name="P9"/>
      <text:p text:style-name="P9"/>
      <text:p text:style-name="P17"><text:span text:style-name="T4">The </text:span><text:span text:style-name="T8">debugger </text:span><text:span text:style-name="T4">keyword stops the execution of JavaScript, and calls (if available) the debugging function.</text:span></text:p>
      <text:p text:style-name="P17"><text:span text:style-name="T4">This has the same function as setting a breakpoint in the debugger.</text:span></text:p>
      <text:p text:style-name="P17"><text:span text:style-name="T4">If no debugging is available, the debugger statement has no effect.</text:span></text:p>
      <text:p text:style-name="P17"><text:span text:style-name="T4">With the debugger turned on, this code will stop executing before it executes the third line.</text:span></text:p>
      <text:p text:style-name="P134"><text:span text:style-name="T4">Ex:</text:span></text:p>
      <text:p text:style-name="P135"><text:span text:style-name="T4">let x = 15 * 5;</text:span></text:p>
      <text:p text:style-name="P135"><text:span text:style-name="T4">debugger;</text:span></text:p>
      <text:p text:style-name="P135"><text:span text:style-name="T4">document.getElementById(“demo”).innerHTML = x;</text:span></text:p>
      <text:p text:style-name="P136"/>
      <text:p text:style-name="P36"><text:span text:style-name="T5">31.3. Major Browsers’ Debugging Tools </text:span></text:p>
      <text:p text:style-name="P18"/>
      <text:p text:style-name="P9"/>
      <text:p text:style-name="P17"><text:span text:style-name="T4">Normally, you activate debugging in your browser with F12, and select "Console" in the debugger menu.</text:span></text:p>
      <text:p text:style-name="P17"><text:span text:style-name="T4">Otherwise follow these steps:</text:span></text:p>
      <text:p text:style-name="P137"><text:span text:style-name="T4">Chrome</text:span></text:p>
      <text:list text:style-name="L4">
        <text:list-item>
          <text:p text:style-name="P7"><text:span text:style-name="T4">Open the browser.</text:span></text:p>
        </text:list-item>
        <text:list-item>
          <text:p text:style-name="P7"><text:span text:style-name="T4">From the menu, select "More tools".</text:span></text:p>
        </text:list-item>
        <text:list-item>
          <text:p text:style-name="P7"><text:span text:style-name="T4">From tools, choose "Developer tools".</text:span></text:p>
        </text:list-item>
        <text:list-item>
          <text:p text:style-name="P66"><text:span text:style-name="T4">Finally, select Console.</text:span></text:p>
        </text:list-item>
      </text:list>
      <text:p text:style-name="P137"><text:span text:style-name="T4">Firefox</text:span></text:p>
      <text:list text:style-name="L4">
        <text:list-item>
          <text:p text:style-name="P7"><text:span text:style-name="T4">Open the browser.</text:span></text:p>
        </text:list-item>
        <text:list-item>
          <text:p text:style-name="P7"><text:span text:style-name="T4">From the menu, select "Web Developer".</text:span></text:p>
        </text:list-item>
        <text:list-item>
          <text:p text:style-name="P66"><text:span text:style-name="T4">Finally, select "Web Console".</text:span></text:p>
        </text:list-item>
      </text:list>
      <text:p text:style-name="P137"><text:span text:style-name="T4">Edge</text:span></text:p>
      <text:list text:style-name="L4">
        <text:list-item>
          <text:p text:style-name="P7"><text:span text:style-name="T4">Open the browser.</text:span></text:p>
        </text:list-item>
        <text:list-item>
          <text:p text:style-name="P7"><text:span text:style-name="T4">From the menu, select "Developer Tools".</text:span></text:p>
        </text:list-item>
        <text:list-item>
          <text:p text:style-name="P66"><text:span text:style-name="T4">Finally, select "Console".</text:span></text:p>
        </text:list-item>
      </text:list>
      <text:p text:style-name="P137"><text:span text:style-name="T4">Opera</text:span></text:p>
      <text:list text:style-name="L4">
        <text:list-item>
          <text:p text:style-name="P7"><text:span text:style-name="T4">Open the browser.</text:span></text:p>
        </text:list-item>
        <text:list-item>
          <text:p text:style-name="P7"><text:span text:style-name="T4">From the menu, select "Developer".</text:span></text:p>
        </text:list-item>
        <text:list-item>
          <text:p text:style-name="P7"><text:span text:style-name="T4">From "Developer", select "Developer tools".</text:span></text:p>
        </text:list-item>
        <text:list-item>
          <text:p text:style-name="P66"><text:span text:style-name="T4">Finally, select "Console".</text:span></text:p>
        </text:list-item>
      </text:list>
      <text:p text:style-name="P137"><text:span text:style-name="T4">Safari</text:span></text:p>
      <text:list text:style-name="L4">
        <text:list-item>
          <text:p text:style-name="P7"><text:span text:style-name="T4">Go to Safari, Preferences, Advanced in the main menu.</text:span></text:p>
        </text:list-item>
        <text:list-item>
          <text:p text:style-name="P7"><text:span text:style-name="T4">Check "Enable Show Develop menu in menu bar".</text:span></text:p>
        </text:list-item>
        <text:list-item>
          <text:p text:style-name="P66"><text:span text:style-name="T4">When the new option "Develop" appears in the menu:<text:line-break/>Choose "Show Error Console".</text:span></text:p>
        </text:list-item>
      </text:list>
      <text:p text:style-name="P9"/>
      <text:p text:style-name="P5"><text:span text:style-name="T5">32. JS Style Guide </text:span></text:p>
      <text:p text:style-name="P9"/>
      <text:p text:style-name="P9"><text:span text:style-name="T4">Always use the same coding conventions (way/style) for all your JavaScript projects.</text:span></text:p>
      <text:p text:style-name="P9"/>
      <text:p text:style-name="P9"/>
      <text:p text:style-name="P36"><text:span text:style-name="T5">32.1. JS Coding Conventions </text:span></text:p>
      <text:p text:style-name="P9"/>
      <text:p text:style-name="P9"><text:span text:style-name="T4">Coding conventions are style guidelines for programming. They typically cover :</text:span></text:p>
      <text:p text:style-name="P9"/>
      <text:list text:style-name="L4">
        <text:list-item>
          <text:p text:style-name="P105"><text:span text:style-name="T4">Naming and declaration rules for variables and functions.</text:span></text:p>
        </text:list-item>
        <text:list-item>
          <text:p text:style-name="P105"><text:span text:style-name="T4">Rules for the use of white space, indentation, and comments.</text:span></text:p>
        </text:list-item>
        <text:list-item>
          <text:p text:style-name="P105"><text:span text:style-name="T4">Programming practices and principles.</text:span></text:p>
        </text:list-item>
      </text:list>
      <text:p text:style-name="P9"/>
      <text:p text:style-name="P9"><text:span text:style-name="T4">Coding conventions secure quality :</text:span></text:p>
      <text:p text:style-name="P9"/>
      <text:list text:style-name="L4">
        <text:list-item>
          <text:p text:style-name="P105"><text:span text:style-name="T4">Improves code readability</text:span></text:p>
        </text:list-item>
        <text:list-item>
          <text:p text:style-name="P105"><text:span text:style-name="T4">Make code maintenance easier</text:span></text:p>
        </text:list-item>
      </text:list>
      <text:p text:style-name="P9"/>
      <text:p text:style-name="P9"><text:span text:style-name="T4">Coding conventions can be documented rules for teams to follow, or just be our individual coding practice.</text:span></text:p>
      <text:p text:style-name="P9"/>
      <text:p text:style-name="P9"><text:span text:style-name="T5">32.1.1 Variable Names</text:span></text:p>
      <text:p text:style-name="P9"/>
      <text:p text:style-name="P9"><text:span text:style-name="T4">Generally, we use camelCase for identifier names (variables and functions). Al names starts with a letter. </text:span></text:p>
      <text:p text:style-name="P9"/>
      <text:p text:style-name="P9"><text:span text:style-name="T4">FirstName = </text:span><text:span text:style-name="T12">"John"</text:span><text:span text:style-name="T4">;<text:line-break/>lastName = </text:span><text:span text:style-name="T12">"Doe"</text:span><text:span text:style-name="T4">;<text:line-break/><text:line-break/>price = </text:span><text:span text:style-name="T13">19.90</text:span><text:span text:style-name="T4">;<text:line-break/>tax = </text:span><text:span text:style-name="T13">0.20</text:span><text:span text:style-name="T4">;<text:line-break/><text:line-break/>fullPrice = price + (price * tax);</text:span></text:p>
      <text:p text:style-name="P9"/>
      <text:p text:style-name="P9"><text:span text:style-name="T5">32.1.2. Spaces Around Operators</text:span></text:p>
      <text:p text:style-name="P9"/>
      <text:p text:style-name="P9"><text:span text:style-name="T4">Always put spaces around operators ( = + <text:s/>- * / ), and after commas :</text:span></text:p>
      <text:p text:style-name="P9"/>
      <text:p text:style-name="P9"><text:span text:style-name="T4">Ex: </text:span></text:p>
      <text:p text:style-name="P9"/>
      <text:p text:style-name="P9"><text:span text:style-name="T4">let x = y + z;</text:span></text:p>
      <text:p text:style-name="P9"><text:span text:style-name="T4">const myArray = [“Volvo”, “Saab”, “Fiat”];</text:span></text:p>
      <text:p text:style-name="P9"/>
      <text:p text:style-name="P9"/>
      <text:p text:style-name="P9"><text:span text:style-name="T5">31.1.3 Code Indentation (dip / gap)</text:span></text:p>
      <text:p text:style-name="P9"/>
      <text:p text:style-name="P9"><text:span text:style-name="T4">Always use 2 spaces for indentation of code blocks:</text:span></text:p>
      <text:p text:style-name="P9"/>
      <text:p text:style-name="P9"><text:span text:style-name="T4">Ex:</text:span></text:p>
      <text:p text:style-name="P9"/>
      <text:p text:style-name="P9"><text:span text:style-name="T4">function toCelsius (fahrenheit) <text:s text:c="3"/>{</text:span></text:p>
      <text:p text:style-name="P9"><text:span text:style-name="T4">return <text:s/>(5 <text:s/>/ <text:s/>9) <text:s/>* <text:s/>(fahrenheit – 32);</text:span></text:p>
      <text:p text:style-name="P9"><text:span text:style-name="T4">}</text:span></text:p>
      <text:p text:style-name="P9"/>
      <text:p text:style-name="P9"/>
      <text:p text:style-name="P9"><text:span text:style-name="T5">31.1.4. Statement Rules</text:span></text:p>
      <text:list text:style-name="L4">
        <text:list-item>
          <text:p text:style-name="P105"/>
        </text:list-item>
      </text:list>
      <text:p text:style-name="P17"><text:span text:style-name="T4">General rule for simple statements : </text:span><text:span text:style-name="T34">Always end a simple statement with a semicolon.</text:span></text:p>
      <text:p text:style-name="P102"><text:span text:style-name="T4">General rules for complex (compound) statements :</text:span></text:p>
      <text:list text:style-name="L4">
        <text:list-item>
          <text:p text:style-name="P7"><text:span text:style-name="T4">Put the opening bracket at the end of the first line.</text:span></text:p>
        </text:list-item>
        <text:list-item>
          <text:p text:style-name="P7"><text:span text:style-name="T4">Use one space before the opening bracket.</text:span></text:p>
        </text:list-item>
        <text:list-item>
          <text:p text:style-name="P7"><text:span text:style-name="T4">Put the closing bracket on a new line, without leading spaces.</text:span></text:p>
        </text:list-item>
        <text:list-item>
          <text:p text:style-name="P7"><text:span text:style-name="T4">Do not end a complex statement with a semicolon.</text:span></text:p>
        </text:list-item>
      </text:list>
      <text:p text:style-name="P8"/>
      <text:p text:style-name="P9"><text:span text:style-name="T4">Functions:</text:span></text:p>
      <text:p text:style-name="P9"/>
      <text:p text:style-name="P9"><text:span text:style-name="T4">function toCelsius (fahrenheit) <text:s text:c="3"/>{</text:span></text:p>
      <text:p text:style-name="P9"><text:span text:style-name="T4">return <text:s/>(5 <text:s/>/ <text:s/>9) <text:s/>* <text:s/>(fahrenheit – 32);</text:span></text:p>
      <text:p text:style-name="P9"><text:span text:style-name="T4">}</text:span></text:p>
      <text:p text:style-name="P9"/>
      <text:p text:style-name="P9"><text:span text:style-name="T4">Loops:</text:span></text:p>
      <text:p text:style-name="P9"/>
      <text:p text:style-name="P9"><text:span text:style-name="T4">for <text:s text:c="3"/>(let <text:s/>i= 0; i&lt; 5; i++) <text:s text:c="2"/>{</text:span></text:p>
      <text:p text:style-name="P9"><text:span text:style-name="T4"><text:s text:c="11"/>x <text:s/>+=i;</text:span></text:p>
      <text:p text:style-name="P9"><text:span text:style-name="T4">}</text:span></text:p>
      <text:p text:style-name="P9"/>
      <text:p text:style-name="P9"><text:span text:style-name="T4">Conditionals:</text:span></text:p>
      <text:p text:style-name="P9"/>
      <text:p text:style-name="P9"><text:span text:style-name="T4">if <text:s/>(time &lt; 20) <text:s text:c="3"/>{</text:span></text:p>
      <text:p text:style-name="P9"><text:span text:style-name="T4"><text:s text:c="3"/>greeting <text:s/>= <text:s/>“Good day”;</text:span></text:p>
      <text:p text:style-name="P9"><text:span text:style-name="T4">} <text:s text:c="3"/>else <text:s text:c="2"/>:</text:span></text:p>
      <text:p text:style-name="P9"><text:span text:style-name="T4"><text:s text:c="5"/>greeting = “Good evening”;</text:span></text:p>
      <text:p text:style-name="P9"><text:span text:style-name="T4">}</text:span></text:p>
      <text:p text:style-name="P9"/>
      <text:p text:style-name="P36"><text:span text:style-name="T5">31.2. Object Rules </text:span></text:p>
      <text:p text:style-name="P9"/>
      <text:p text:style-name="P9"><text:span text:style-name="T4">General rules for object definitions:</text:span></text:p>
      <text:p text:style-name="P9"/>
      <text:list text:style-name="L4">
        <text:list-item>
          <text:p text:style-name="P105"><text:span text:style-name="T4">Place the opening bracket on the same line as the object name.</text:span></text:p>
        </text:list-item>
        <text:list-item>
          <text:p text:style-name="P105"><text:span text:style-name="T4">Use colon plus one space between each property and its value.</text:span></text:p>
        </text:list-item>
        <text:list-item>
          <text:p text:style-name="P105"><text:span text:style-name="T4">Use quotes around string values, not around numeric values.</text:span></text:p>
        </text:list-item>
        <text:list-item>
          <text:p text:style-name="P105"><text:span text:style-name="T4">Do not add a comma after the last property-value pair.</text:span></text:p>
        </text:list-item>
        <text:list-item>
          <text:p text:style-name="P105"><text:span text:style-name="T4">Place the closing bracket on a new line, without leading spaces.</text:span></text:p>
        </text:list-item>
        <text:list-item>
          <text:p text:style-name="P105"><text:span text:style-name="T4">Always end an object definition with a semicolon.</text:span></text:p>
        </text:list-item>
      </text:list>
      <text:p text:style-name="P9"/>
      <text:p text:style-name="P9"><text:span text:style-name="T4">Ex:</text:span></text:p>
      <text:p text:style-name="P9"/>
      <text:p text:style-name="P9"><text:span text:style-name="T79">const</text:span><text:span text:style-name="T4"><text:s/>person = <text:s/>{</text:span></text:p>
      <text:p text:style-name="P9"><text:span text:style-name="T4"><text:s text:c="8"/>firstName: “John”,</text:span></text:p>
      <text:p text:style-name="P9"><text:span text:style-name="T4"><text:s text:c="8"/>lastName: “Doe”,</text:span></text:p>
      <text:p text:style-name="P9"><text:span text:style-name="T4"><text:s text:c="8"/>age: 50,</text:span></text:p>
      <text:p text:style-name="P9"><text:span text:style-name="T4"><text:s text:c="8"/>eyeColor: “blue”</text:span></text:p>
      <text:p text:style-name="P9"><text:span text:style-name="T4">};</text:span></text:p>
      <text:p text:style-name="P9"/>
      <text:p text:style-name="P9"><text:span text:style-name="T6">Short objects can be written in a compressed way, in a single line, using spaces only between properties, like this:</text:span></text:p>
      <text:p text:style-name="P9"/>
      <text:p text:style-name="P9"><text:span text:style-name="T4"><text:s/></text:span><text:span text:style-name="T79">const</text:span><text:span text:style-name="T4"><text:s/>person = {firstName: “John”, lastName: “Doe”, age: 50, eyeColor: “blue”};</text:span></text:p>
      <text:p text:style-name="P9"/>
      <text:p text:style-name="P36"><text:span text:style-name="T5">31.3. Line Length &lt; 80 </text:span></text:p>
      <text:p text:style-name="P9"/>
      <text:p text:style-name="P9"><text:span text:style-name="T4"><text:s/>For readability, avoid lines longer than 80 characters. If a JS statement does not fit in one line, the best place to break it, is after an operator or a comma.</text:span></text:p>
      <text:p text:style-name="P9"/>
      <text:p text:style-name="P9"><text:span text:style-name="T4">Ex:</text:span></text:p>
      <text:p text:style-name="P9"/>
      <text:p text:style-name="P9"><text:span text:style-name="T4">document.getElementById (“demo”).innerHTML = “Hello Alok!”;</text:span></text:p>
      <text:p text:style-name="P9"/>
      <text:p text:style-name="P36"><text:span text:style-name="T5">31.4. Naming Conventions </text:span></text:p>
      <text:p text:style-name="P9"/>
      <text:p text:style-name="P138"><text:span text:style-name="T4">Always use the same naming convention for all your code. Ex:</text:span></text:p>
      <text:list text:style-name="L4">
        <text:list-item>
          <text:p text:style-name="P139"><text:span text:style-name="T4">Variable and function names written as camelCase.</text:span></text:p>
        </text:list-item>
        <text:list-item>
          <text:p text:style-name="P139"><text:span text:style-name="T4">Global variables written in UPPERCASE.</text:span></text:p>
        </text:list-item>
        <text:list-item>
          <text:p text:style-name="P139"><text:span text:style-name="T4">Constants (like PI) written in UPPERCASE.</text:span></text:p>
        </text:list-item>
      </text:list>
      <text:p text:style-name="P140"><text:span text:style-name="T68">Hyphens :</text:span></text:p>
      <text:p text:style-name="P140"><text:span text:style-name="T4">Hyphens are not allowed in JS names as Hyphens can be mistaken as subtraction attempts.</text:span></text:p>
      <text:p text:style-name="P140"><text:span text:style-name="T4">HTML5 attributes can start with data- (data-quantity, data-price).</text:span></text:p>
      <text:p text:style-name="P140"><text:span text:style-name="T4">CSS uses hyphens in property-names (font-size).</text:span></text:p>
      <text:p text:style-name="P141"><text:span text:style-name="T68">Underscores :</text:span></text:p>
      <text:p text:style-name="P140"><text:span text:style-name="T4">Many programmers prefer to use underscores (date_of_birth), especially in SQL databases.</text:span></text:p>
      <text:p text:style-name="P140"><text:span text:style-name="T68">PascalCase:</text:span></text:p>
      <text:p text:style-name="P140"><text:span text:style-name="T4">PascalCase is often preferred by C programmers.</text:span></text:p>
      <text:p text:style-name="P142"><text:span text:style-name="T4">Ex: <text:s text:c="4"/>OutOfMemoryException</text:span></text:p>
      <text:p text:style-name="P140"><text:span text:style-name="T68">camelCase :</text:span></text:p>
      <text:p text:style-name="P140"><text:span text:style-name="T4">camelCase is used by JavaScript, by jQuery, and other JS libraries. </text:span></text:p>
      <text:p text:style-name="P140"><text:span text:style-name="T5">Note</text:span><text:span text:style-name="T4"><text:s/>: Do not start names with a $ sign. It will put you in conflict with many JavaScript library names.</text:span></text:p>
      <text:p text:style-name="P140"/>
      <text:p text:style-name="P143"><text:span text:style-name="T5">31.5. Loading JS in HTML </text:span></text:p>
      <text:p text:style-name="P140"><text:span text:style-name="T4">Use simple syntax for loading external scripts.</text:span></text:p>
      <text:p text:style-name="P140"><text:span text:style-name="T81">&lt;</text:span><text:span text:style-name="T9">script</text:span><text:span text:style-name="T4"><text:s/></text:span><text:span text:style-name="T90">src</text:span><text:span text:style-name="T81"><text:s/>= “myscript.js” </text:span><text:span text:style-name="T4">(external js sheet name)</text:span><text:span text:style-name="T81">&gt; &lt;</text:span><text:span text:style-name="T9">/script</text:span><text:span text:style-name="T81">&gt;</text:span></text:p>
      <text:p text:style-name="P143"><text:span text:style-name="T5">31.6. Accessing HTML Elements </text:span></text:p>
      <text:p text:style-name="P140"><text:span text:style-name="T4">We should use tidiness while writing HTML elements, if not written clearly it might result in JS errors.</text:span></text:p>
      <text:p text:style-name="P143"><text:span text:style-name="T5">31.7. File Extensions </text:span></text:p>
      <text:p text:style-name="P142"><text:span text:style-name="T4">HTML files should have a .html extension (.htm is allowed).</text:span></text:p>
      <text:p text:style-name="P39"><text:span text:style-name="T4">CSS files should have a .css extension.</text:span></text:p>
      <text:p text:style-name="P39"><text:span text:style-name="T4">JavaScript files should have a .js extension.</text:span></text:p>
      <text:p text:style-name="P143"><text:span text:style-name="T5">31.8. Use Lower Case File Names</text:span><text:span text:style-name="T4"><text:s/></text:span></text:p>
      <text:p text:style-name="P142"><text:span text:style-name="T4">Most web servers (Apache, Unix) are case sensitive about file names:</text:span></text:p>
      <text:p text:style-name="P39"><text:span text:style-name="T4">london.jpg cannot be accessed as London.jpg.</text:span></text:p>
      <text:p text:style-name="P39"><text:span text:style-name="T4">Other web servers (Microsoft, IIS) are not case sensitive:</text:span></text:p>
      <text:p text:style-name="P39"><text:span text:style-name="T4">london.jpg can be accessed as London.jpg or london.jpg.</text:span></text:p>
      <text:p text:style-name="P39"><text:span text:style-name="T4">If you use a mix of upper and lower case, you have to be extremely consistent.</text:span></text:p>
      <text:p text:style-name="P39"><text:span text:style-name="T4">If you move from a case insensitive, to a case sensitive server, even small errors can break your web site.</text:span></text:p>
      <text:p text:style-name="P39"><text:span text:style-name="T4">To avoid these problems, always use lower case file names (if possible).</text:span></text:p>
      <text:p text:style-name="P144"><text:span text:style-name="T5">32. JS Best Practices </text:span></text:p>
      <text:p text:style-name="P140"><text:span text:style-name="T4">Avoid global variables, avoid </text:span><text:span text:style-name="T9">new</text:span><text:span text:style-name="T4">, avoid </text:span><text:span text:style-name="T9">==</text:span><text:span text:style-name="T4">, avoid </text:span><text:span text:style-name="T9">eval ()</text:span></text:p>
      <text:p text:style-name="P140"><text:span text:style-name="T4">Always try to minimize the use of global variables. This includes objects, functions and data types. </text:span></text:p>
      <text:p text:style-name="P140"><text:span text:style-name="T4">Global variables and functions can be overwritten by other scripts. Use local variables instead.</text:span></text:p>
      <text:p text:style-name="P140"/>
      <text:p text:style-name="P143"><text:span text:style-name="T5">32.1. Always Declare Local Variables </text:span></text:p>
      <text:p text:style-name="P140"><text:span text:style-name="T4">All variables used in a function should be declared as local variables. Local variables must be declared with the </text:span><text:span text:style-name="T9">var</text:span><text:span text:style-name="T4"><text:s/>keyword or the </text:span><text:span text:style-name="T9">let</text:span><text:span text:style-name="T4"><text:s/>keyword, otherwise they will become global variables.</text:span></text:p>
      <text:p text:style-name="P140"><text:span text:style-name="T6">Strict mode does not allow undeclared variables.</text:span></text:p>
      <text:p text:style-name="P143"><text:span text:style-name="T5">32.2. Declarations on Top </text:span></text:p>
      <text:p text:style-name="P142"><text:span text:style-name="T5">I</text:span><text:span text:style-name="T4">t is a good coding practice to put all declarations at the top of each script or function.</text:span></text:p>
      <text:p text:style-name="P39"><text:span text:style-name="T4">This will:</text:span></text:p>
      <text:list text:style-name="L4">
        <text:list-item>
          <text:p text:style-name="P145"><text:span text:style-name="T4">Give cleaner code</text:span></text:p>
        </text:list-item>
        <text:list-item>
          <text:p text:style-name="P145"><text:span text:style-name="T4">Provide a single place to look for local variables</text:span></text:p>
        </text:list-item>
        <text:list-item>
          <text:p text:style-name="P145"><text:span text:style-name="T4">Make it easier to avoid unwanted (implied) global variables</text:span></text:p>
        </text:list-item>
        <text:list-item>
          <text:p text:style-name="P146"><text:span text:style-name="T4">Reduce the possibility of unwanted re-declarations</text:span></text:p>
        </text:list-item>
      </text:list>
      <text:p text:style-name="P102"><text:span text:style-name="T33">// Declare at the beginning<text:line-break/></text:span><text:span text:style-name="T11">let</text:span><text:span text:style-name="T4"><text:s/>firstName, lastName, price, discount, fullPrice;</text:span><text:span text:style-name="T38"><text:line-break/><text:line-break/></text:span><text:span text:style-name="T33">// Use later<text:line-break/></text:span><text:span text:style-name="T4">firstName = </text:span><text:span text:style-name="T12">"John"</text:span><text:span text:style-name="T4">;</text:span><text:span text:style-name="T38"><text:line-break/></text:span><text:span text:style-name="T4">lastName = </text:span><text:span text:style-name="T12">"Doe"</text:span><text:span text:style-name="T4">;</text:span><text:span text:style-name="T38"><text:line-break/><text:line-break/></text:span><text:span text:style-name="T4">price = </text:span><text:span text:style-name="T13">19.90</text:span><text:span text:style-name="T4">;</text:span><text:span text:style-name="T38"><text:line-break/></text:span><text:span text:style-name="T4">discount = </text:span><text:span text:style-name="T13">0.10</text:span><text:span text:style-name="T4">;</text:span><text:span text:style-name="T38"><text:line-break/><text:line-break/></text:span><text:span text:style-name="T4">fullPrice = price - discount;</text:span></text:p>
      <text:p text:style-name="P140"><text:span text:style-name="T5">This also goes for loop variables :</text:span></text:p>
      <text:p text:style-name="P140"><text:span text:style-name="T91">for</text:span><text:span text:style-name="T5"><text:s text:c="3"/>(</text:span><text:span text:style-name="T91">let</text:span><text:span text:style-name="T5"><text:s/>i=</text:span><text:span text:style-name="T26"><text:s/>0</text:span><text:span text:style-name="T5">; i&lt; </text:span><text:span text:style-name="T26">5</text:span><text:span text:style-name="T5">; i++) <text:s/>{</text:span></text:p>
      <text:p text:style-name="P143"><text:span text:style-name="T5">32.3. Initialize Variables </text:span></text:p>
      <text:p text:style-name="P142"><text:span text:style-name="T5">It is a good coding practice to initialize variables when you declare them.</text:span></text:p>
      <text:p text:style-name="P39"><text:span text:style-name="T4">This will:</text:span></text:p>
      <text:list text:style-name="L4">
        <text:list-item>
          <text:p text:style-name="P145"><text:span text:style-name="T4">Give cleaner code</text:span></text:p>
        </text:list-item>
        <text:list-item>
          <text:p text:style-name="P145"><text:span text:style-name="T4">Provide a single place to initialize variables</text:span></text:p>
        </text:list-item>
        <text:list-item>
          <text:p text:style-name="P145"><text:span text:style-name="T4">Avoid undefined values</text:span></text:p>
        </text:list-item>
        <text:list-item>
          <text:p text:style-name="P145"><text:span text:style-name="T4">It gives an idea of the intended use and data type</text:span></text:p>
        </text:list-item>
      </text:list>
      <text:p text:style-name="P39"/>
      <text:p text:style-name="P138"><text:span text:style-name="T33">// Declare and initialize at the beginning<text:line-break/></text:span><text:span text:style-name="T11">let</text:span><text:span text:style-name="T4"><text:s/>firstName = </text:span><text:span text:style-name="T12">""</text:span><text:span text:style-name="T4">,</text:span><text:span text:style-name="T38"><text:line-break/></text:span><text:span text:style-name="T11">let</text:span><text:span text:style-name="T4"><text:s/>lastName = </text:span><text:span text:style-name="T12">""</text:span><text:span text:style-name="T4">,</text:span><text:span text:style-name="T38"><text:line-break/></text:span><text:span text:style-name="T11">let</text:span><text:span text:style-name="T4"><text:s/>price = </text:span><text:span text:style-name="T13">0</text:span><text:span text:style-name="T4">,</text:span><text:span text:style-name="T38"><text:line-break/></text:span><text:span text:style-name="T11">let</text:span><text:span text:style-name="T4"><text:s/>discount = </text:span><text:span text:style-name="T13">0</text:span><text:span text:style-name="T4">,</text:span><text:span text:style-name="T38"><text:line-break/></text:span><text:span text:style-name="T11">let</text:span><text:span text:style-name="T4"><text:s/>fullPrice = </text:span><text:span text:style-name="T13">0</text:span><text:span text:style-name="T4">,</text:span><text:span text:style-name="T38"><text:line-break/></text:span><text:span text:style-name="T11">const</text:span><text:span text:style-name="T4"><text:s/>myArray = [],</text:span><text:span text:style-name="T38"><text:line-break/></text:span><text:span text:style-name="T11">const</text:span><text:span text:style-name="T4"><text:s/>myObject = {};</text:span></text:p>
      <text:p text:style-name="P143"><text:span text:style-name="T4">32.4. Declare Objects with </text:span><text:span text:style-name="T10">const</text:span><text:span text:style-name="T4"><text:s/></text:span></text:p>
      <text:p text:style-name="P140"><text:span text:style-name="T4">Declaring objects with </text:span><text:span text:style-name="T9">const</text:span><text:span text:style-name="T4"><text:s/>will prevent any accidental change of type :</text:span></text:p>
      <text:p text:style-name="P140"><text:span text:style-name="T5">Ex:</text:span></text:p>
      <text:p text:style-name="P138"><text:span text:style-name="T11">let</text:span><text:span text:style-name="T4"><text:s/>car = {type:</text:span><text:span text:style-name="T12">"Fiat"</text:span><text:span text:style-name="T4">, model:</text:span><text:span text:style-name="T12">"500"</text:span><text:span text:style-name="T4">, color:</text:span><text:span text:style-name="T12">"white"</text:span><text:span text:style-name="T4">};</text:span><text:span text:style-name="T38"><text:line-break/></text:span><text:span text:style-name="T4">car = </text:span><text:span text:style-name="T12">"Fiat"</text:span><text:span text:style-name="T4">; <text:s text:c="6"/></text:span><text:span text:style-name="T34"><text:s/></text:span><text:span text:style-name="T92">// Changes object to string</text:span></text:p>
      <text:p text:style-name="P140"><text:span text:style-name="T5">……………..</text:span></text:p>
      <text:p text:style-name="P138"><text:span text:style-name="T11">const</text:span><text:span text:style-name="T4"><text:s/>car = {type:</text:span><text:span text:style-name="T12">"Fiat"</text:span><text:span text:style-name="T4">, model:</text:span><text:span text:style-name="T12">"500"</text:span><text:span text:style-name="T4">, color:</text:span><text:span text:style-name="T12">"white"</text:span><text:span text:style-name="T4">};</text:span><text:span text:style-name="T38"><text:line-break/></text:span><text:span text:style-name="T4">car = </text:span><text:span text:style-name="T12">"Fiat"</text:span><text:span text:style-name="T4">; <text:s text:c="7"/></text:span><text:span text:style-name="T92">// Not possible</text:span></text:p>
      <text:p text:style-name="P143"><text:span text:style-name="T4">32.5. Declare Arrays with </text:span><text:span text:style-name="T10">const</text:span><text:span text:style-name="T4"><text:s/></text:span></text:p>
      <text:p text:style-name="P140"><text:span text:style-name="T4">Declaring arrays with const will prevent any accidental change of type :</text:span></text:p>
      <text:p text:style-name="P140"><text:span text:style-name="T5">Ex:</text:span></text:p>
      <text:p text:style-name="P138"><text:span text:style-name="T11">let</text:span><text:span text:style-name="T4"><text:s/>cars = [</text:span><text:span text:style-name="T12">"Saab"</text:span><text:span text:style-name="T4">, </text:span><text:span text:style-name="T12">"Volvo"</text:span><text:span text:style-name="T4">, </text:span><text:span text:style-name="T12">"BMW"</text:span><text:span text:style-name="T4">];</text:span><text:span text:style-name="T38"><text:line-break/></text:span><text:span text:style-name="T4">cars = </text:span><text:span text:style-name="T13">3</text:span><text:span text:style-name="T4">; <text:s text:c="8"/></text:span><text:span text:style-name="T92">// Changes array to number</text:span></text:p>
      <text:p text:style-name="P140"><text:span text:style-name="T5">…………….</text:span></text:p>
      <text:p text:style-name="P138"><text:span text:style-name="T11">const</text:span><text:span text:style-name="T4"><text:s/>cars = [</text:span><text:span text:style-name="T12">"Saab"</text:span><text:span text:style-name="T4">, </text:span><text:span text:style-name="T12">"Volvo"</text:span><text:span text:style-name="T4">, </text:span><text:span text:style-name="T12">"BMW"</text:span><text:span text:style-name="T4">];</text:span><text:span text:style-name="T38"><text:line-break/></text:span><text:span text:style-name="T4">cars = </text:span><text:span text:style-name="T13">3</text:span><text:span text:style-name="T4">; <text:s text:c="7"/></text:span><text:span text:style-name="T34"><text:s/></text:span><text:span text:style-name="T92">// Not possible</text:span></text:p>
      <text:p text:style-name="P143"><text:span text:style-name="T5">32.6. Don’t use new Object () </text:span></text:p>
      <text:p text:style-name="P140"/>
      <text:list text:style-name="L4">
        <text:list-item>
          <text:p text:style-name="P147"><text:span text:style-name="T7"/><text:span text:style-name="T5">Use </text:span><text:span text:style-name="T26">“ ”</text:span><text:span text:style-name="T5"><text:s/>instead of </text:span><text:span text:style-name="T26">new String ( )</text:span></text:p>
        </text:list-item>
        <text:list-item>
          <text:p text:style-name="P147"><text:span text:style-name="T7"/><text:span text:style-name="T5">Use </text:span><text:span text:style-name="T26">0 </text:span><text:span text:style-name="T5">instead of </text:span><text:span text:style-name="T26">new Number ( )</text:span></text:p>
        </text:list-item>
        <text:list-item>
          <text:p text:style-name="P148"><text:span text:style-name="T93"/><text:span text:style-name="T38">Use </text:span><text:span text:style-name="T5">false</text:span><text:span text:style-name="T38"><text:s/>instead of </text:span><text:span text:style-name="T5">new Boolean ( )</text:span></text:p>
        </text:list-item>
        <text:list-item>
          <text:p text:style-name="P147"><text:span text:style-name="T7"/><text:span text:style-name="T5">Use </text:span><text:span text:style-name="T26">{ } </text:span><text:span text:style-name="T5">instead of </text:span><text:span text:style-name="T26">new Object ( )</text:span></text:p>
        </text:list-item>
        <text:list-item>
          <text:p text:style-name="P147"><text:span text:style-name="T7"/><text:span text:style-name="T5">Use </text:span><text:span text:style-name="T26">[ ]</text:span><text:span text:style-name="T5"><text:s/>instead of </text:span><text:span text:style-name="T26">new Array ( )</text:span></text:p>
        </text:list-item>
        <text:list-item>
          <text:p text:style-name="P148"><text:span text:style-name="T93"/><text:span text:style-name="T38">Use </text:span><text:span text:style-name="T5">/ ( ) / </text:span><text:span text:style-name="T38">instead of </text:span><text:span text:style-name="T5">new RegExp ( )</text:span></text:p>
        </text:list-item>
        <text:list-item>
          <text:p text:style-name="P148"><text:span text:style-name="T93"/><text:span text:style-name="T38">Use </text:span><text:span text:style-name="T5">function ( ) { }</text:span><text:span text:style-name="T38"><text:s/>instead of </text:span><text:span text:style-name="T5">new Function ( )</text:span></text:p>
        </text:list-item>
      </text:list>
      <text:p text:style-name="P140"/>
      <text:p text:style-name="P138"><text:span text:style-name="T11">let</text:span><text:span text:style-name="T4"><text:s/>x1 = </text:span><text:span text:style-name="T12">""</text:span><text:span text:style-name="T4">; <text:s text:c="15"/></text:span><text:span text:style-name="T33">// new primitive string<text:line-break/></text:span><text:span text:style-name="T11">let</text:span><text:span text:style-name="T4"><text:s/>x2 = </text:span><text:span text:style-name="T13">0</text:span><text:span text:style-name="T4">; <text:s text:c="16"/></text:span><text:span text:style-name="T33">// new primitive number<text:line-break/></text:span><text:span text:style-name="T11">let</text:span><text:span text:style-name="T4"><text:s/>x3 = </text:span><text:span text:style-name="T11">false</text:span><text:span text:style-name="T4">; <text:s text:c="12"/></text:span><text:span text:style-name="T33">// new primitive boolean<text:line-break/></text:span><text:span text:style-name="T11">const</text:span><text:span text:style-name="T4"><text:s/>x4 = {}; <text:s text:c="13"/></text:span><text:span text:style-name="T33">// new object<text:line-break/></text:span><text:span text:style-name="T11">const</text:span><text:span text:style-name="T4"><text:s/>x5 = []; <text:s text:c="13"/></text:span><text:span text:style-name="T33">// new array object<text:line-break/></text:span><text:span text:style-name="T11">const</text:span><text:span text:style-name="T4"><text:s/>x6 = /()/; <text:s text:c="11"/></text:span><text:span text:style-name="T33">// new regexp object<text:line-break/></text:span><text:span text:style-name="T11">const</text:span><text:span text:style-name="T4"><text:s/>x7 = </text:span><text:span text:style-name="T11">function</text:span><text:span text:style-name="T4">(){}; <text:s text:c="3"/></text:span><text:span text:style-name="T33">// new function object</text:span></text:p>
      <text:p text:style-name="P143"><text:span text:style-name="T5">32.7. Beware of Automatic Type Conversions </text:span></text:p>
      <text:p text:style-name="P149"/>
      <text:p text:style-name="P149"><text:span text:style-name="T4">JS is loosely typed. Variables can contain all data types. A variable can change its data type.</text:span></text:p>
      <text:p text:style-name="P149"/>
      <text:p text:style-name="P149"><text:span text:style-name="T4">let x = “Hello”; <text:s text:c="18"/></text:span><text:span text:style-name="T33"><text:s/>// <text:s/>typeof x is a string</text:span></text:p>
      <text:p text:style-name="P150"><text:span text:style-name="T10">x = 5; <text:s text:c="28"/></text:span><text:span text:style-name="T4"><text:s text:c="5"/>// <text:s/>changes typeof x to a number</text:span></text:p>
      <text:p text:style-name="P151"/>
      <text:p text:style-name="P151"><text:span text:style-name="T4">Beware that numbers can accidentally be converted to strings or NaN (Not a Number).</text:span></text:p>
      <text:p text:style-name="P39"><text:span text:style-name="T4">When doing mathematical operations, JavaScript can convert numbers to strings:</text:span></text:p>
      <text:p text:style-name="P86"><text:span text:style-name="T4">Ex:</text:span></text:p>
      <text:p text:style-name="P152"/>
      <text:p text:style-name="P153"><text:span text:style-name="T11">let</text:span><text:span text:style-name="T14"><text:s/>x = </text:span><text:span text:style-name="T13">5</text:span><text:span text:style-name="T14"><text:s/>+ </text:span><text:span text:style-name="T13">7</text:span><text:span text:style-name="T14">; <text:s text:c="7"/></text:span><text:span text:style-name="T4">// x.valueOf() is 12, <text:s/>typeof x is a number<text:line-break/></text:span><text:span text:style-name="T11">let</text:span><text:span text:style-name="T14"><text:s/>x = </text:span><text:span text:style-name="T13">5</text:span><text:span text:style-name="T14"><text:s/>+ </text:span><text:span text:style-name="T12">"7"</text:span><text:span text:style-name="T14">; <text:s text:c="5"/></text:span><text:span text:style-name="T4">// x.valueOf() is 57, <text:s/>typeof x is a string<text:line-break/></text:span><text:span text:style-name="T11">let</text:span><text:span text:style-name="T14"><text:s/>x = </text:span><text:span text:style-name="T12">"5"</text:span><text:span text:style-name="T14"><text:s/>+ </text:span><text:span text:style-name="T13">7</text:span><text:span text:style-name="T14">; <text:s text:c="5"/></text:span><text:span text:style-name="T4">// x.valueOf() is 57, <text:s/>typeof x is a string<text:line-break/></text:span><text:span text:style-name="T11">let</text:span><text:span text:style-name="T14"><text:s/>x = </text:span><text:span text:style-name="T13">5 </text:span><text:span text:style-name="T14">- </text:span><text:span text:style-name="T13">7</text:span><text:span text:style-name="T14">; <text:s text:c="7"/></text:span><text:span text:style-name="T4">// x.valueOf() is -2, <text:s/>typeof x is a number<text:line-break/></text:span><text:span text:style-name="T11">let</text:span><text:span text:style-name="T14"><text:s/>x = </text:span><text:span text:style-name="T13">5</text:span><text:span text:style-name="T14"><text:s/>- </text:span><text:span text:style-name="T12">"7"</text:span><text:span text:style-name="T14">; <text:s text:c="6"/></text:span><text:span text:style-name="T4">// x.valueOf() is -2, <text:s/>typeof x is a number<text:line-break/></text:span><text:span text:style-name="T11">let </text:span><text:span text:style-name="T14">x = </text:span><text:span text:style-name="T12">"5"</text:span><text:span text:style-name="T14"><text:s/>- </text:span><text:span text:style-name="T13">7</text:span><text:span text:style-name="T14">; <text:s text:c="6"/></text:span><text:span text:style-name="T4">// x.valueOf() is -2, <text:s/>typeof x is a number<text:line-break/></text:span><text:span text:style-name="T11">let</text:span><text:span text:style-name="T14"><text:s/>x = </text:span><text:span text:style-name="T13">5</text:span><text:span text:style-name="T14"><text:s/>– </text:span><text:span text:style-name="T12">"x"</text:span><text:span text:style-name="T14">; <text:s text:c="6"/></text:span><text:span text:style-name="T4">// x.valueOf() is NaN, typeof x is a number</text:span></text:p>
      <text:p text:style-name="P86"/>
      <text:p text:style-name="P18"><text:span text:style-name="T5">Subtracting a string from a string, does not generate an error but returns NaN ( Not a Number) :</text:span></text:p>
      <text:p text:style-name="P18"/>
      <text:p text:style-name="P18"><text:span text:style-name="T5">Ex :</text:span></text:p>
      <text:p text:style-name="P18"/>
      <text:p text:style-name="P18"><text:span text:style-name="T5">“Hello” – “Alok” <text:s text:c="5"/></text:span><text:span text:style-name="T33"><text:s text:c="6"/>// returns NaN </text:span></text:p>
      <text:p text:style-name="P18"/>
      <text:p text:style-name="P36"><text:span text:style-name="T5">32.8. Use === Comparison </text:span></text:p>
      <text:p text:style-name="P18"/>
      <text:p text:style-name="P18"><text:span text:style-name="T4">The</text:span><text:span text:style-name="T9"><text:s/>==</text:span><text:span text:style-name="T4"><text:s/>comparison operator always converts (to matching types) before comparison. </text:span></text:p>
      <text:p text:style-name="P18"><text:span text:style-name="T4">The </text:span><text:span text:style-name="T9">===</text:span><text:span text:style-name="T4"><text:s/>operator forces comparison of values and data types.</text:span></text:p>
      <text:p text:style-name="P18"/>
      <text:p text:style-name="P18"><text:span text:style-name="T4">Ex:</text:span></text:p>
      <text:p text:style-name="P18"/>
      <text:p text:style-name="P18"><text:span text:style-name="T4">0 == “ ”; <text:s text:c="10"/></text:span><text:span text:style-name="T33">// true</text:span></text:p>
      <text:p text:style-name="P18"><text:span text:style-name="T4">1 == “1”; <text:s text:c="9"/></text:span><text:span text:style-name="T33">// true</text:span></text:p>
      <text:p text:style-name="P18"><text:span text:style-name="T4">1 == true; <text:s text:c="2"/></text:span><text:span text:style-name="T5"><text:s text:c="5"/></text:span><text:span text:style-name="T33">// true</text:span></text:p>
      <text:p text:style-name="P18"/>
      <text:p text:style-name="P18"><text:span text:style-name="T4">0 === “ “ <text:s text:c="8"/></text:span><text:span text:style-name="T33">// false</text:span></text:p>
      <text:p text:style-name="P18"><text:span text:style-name="T4">1 === “1” <text:s text:c="7"/></text:span><text:span text:style-name="T33">// false</text:span></text:p>
      <text:p text:style-name="P18"><text:span text:style-name="T4">1 === true <text:s text:c="5"/></text:span><text:span text:style-name="T33">// false</text:span></text:p>
      <text:p text:style-name="P18"/>
      <text:p text:style-name="P36"><text:span text:style-name="T5">32.9. Use Parameter Defaults </text:span></text:p>
      <text:p text:style-name="P18"/>
      <text:p text:style-name="P18"><text:span text:style-name="T4">If a function is called with a missing argument, the value of the missing argument is set to </text:span><text:span text:style-name="T9">undefined</text:span><text:span text:style-name="T4">. Undefined values can break our code so it is good habit to assign default values to arguments.</text:span></text:p>
      <text:p text:style-name="P18"/>
      <text:p text:style-name="P18"><text:span text:style-name="T4">Ex :</text:span></text:p>
      <text:p text:style-name="P18"/>
      <text:p text:style-name="P18"><text:span text:style-name="T4">&lt;script&gt;</text:span></text:p>
      <text:p text:style-name="P18"><text:span text:style-name="T4">function myFunction (x, y) <text:s text:c="2"/>{</text:span></text:p>
      <text:p text:style-name="P18"><text:span text:style-name="T4"><text:s text:c="5"/>if <text:s/>( y === undefined) <text:s text:c="2"/>{</text:span></text:p>
      <text:p text:style-name="P18"><text:span text:style-name="T4"><text:s text:c="5"/>y = 0;</text:span></text:p>
      <text:p text:style-name="P18"><text:span text:style-name="T4"><text:s text:c="7"/>}</text:span></text:p>
      <text:p text:style-name="P18"><text:span text:style-name="T4">return x * y;</text:span></text:p>
      <text:p text:style-name="P18"><text:span text:style-name="T4">}</text:span></text:p>
      <text:p text:style-name="P18"><text:span text:style-name="T4">document.getElementById("demo").innerHTML = myFunction(4);</text:span></text:p>
      <text:p text:style-name="P18"><text:span text:style-name="T4">&lt;/script&gt;</text:span></text:p>
      <text:p text:style-name="P18"/>
      <text:p text:style-name="P18"><text:span text:style-name="T4">Result : 0</text:span></text:p>
      <text:p text:style-name="P18"/>
      <text:p text:style-name="P154"><text:span text:style-name="T94">Reference to Function Parameters : </text:span><text:span text:style-name="T4">https://www.w3schools.com/js/js_function_parameters.asp</text:span></text:p>
      <text:p text:style-name="P18"/>
      <text:p text:style-name="P36"><text:span text:style-name="T5">32.10. End Your Switches with Defaults </text:span></text:p>
      <text:p text:style-name="P18"/>
      <text:p text:style-name="P18"><text:span text:style-name="T4">Always end your </text:span><text:span text:style-name="T9">switch</text:span><text:span text:style-name="T4"><text:s/>statements with a </text:span><text:span text:style-name="T9">default</text:span><text:span text:style-name="T4">. Even if you think there is no need for it.</text:span></text:p>
      <text:p text:style-name="P18"/>
      <text:p text:style-name="P18"><text:span text:style-name="T4">Ex :</text:span></text:p>
      <text:p text:style-name="P18"/>
      <text:p text:style-name="P18"><text:span text:style-name="T4">&lt;script&gt;</text:span></text:p>
      <text:p text:style-name="P18"><text:span text:style-name="T4">let day;</text:span></text:p>
      <text:p text:style-name="P18"><text:span text:style-name="T4">switch (new Date().getDay()) {</text:span></text:p>
      <text:p text:style-name="P18"><text:span text:style-name="T4"><text:s text:c="2"/>case 0:</text:span></text:p>
      <text:p text:style-name="P18"><text:span text:style-name="T4"><text:s text:c="4"/>day = "Sunday";</text:span></text:p>
      <text:p text:style-name="P18"><text:span text:style-name="T4"><text:s text:c="4"/>break;</text:span></text:p>
      <text:p text:style-name="P18"><text:span text:style-name="T4"><text:s text:c="2"/>case 1:</text:span></text:p>
      <text:p text:style-name="P18"><text:span text:style-name="T4"><text:s text:c="4"/>day = "Monday";</text:span></text:p>
      <text:p text:style-name="P18"><text:span text:style-name="T4"><text:s text:c="4"/>break;</text:span></text:p>
      <text:p text:style-name="P18"><text:span text:style-name="T4"><text:s text:c="2"/>case 2:</text:span></text:p>
      <text:p text:style-name="P18"><text:span text:style-name="T4"><text:s text:c="4"/>day = "Tuesday";</text:span></text:p>
      <text:p text:style-name="P18"><text:span text:style-name="T4"><text:s text:c="4"/>break;</text:span></text:p>
      <text:p text:style-name="P18"><text:span text:style-name="T4"><text:s text:c="2"/>case 3:</text:span></text:p>
      <text:p text:style-name="P18"><text:span text:style-name="T4"><text:s text:c="4"/>day = "Wednesday";</text:span></text:p>
      <text:p text:style-name="P18"><text:span text:style-name="T4"><text:s text:c="4"/>break;</text:span></text:p>
      <text:p text:style-name="P18"><text:span text:style-name="T4"><text:s text:c="2"/>case 4:</text:span></text:p>
      <text:p text:style-name="P18"><text:span text:style-name="T4"><text:s text:c="4"/>day = "Thursday";</text:span></text:p>
      <text:p text:style-name="P18"><text:span text:style-name="T4"><text:s text:c="4"/>break;</text:span></text:p>
      <text:p text:style-name="P18"><text:span text:style-name="T4"><text:s text:c="2"/>case 5:</text:span></text:p>
      <text:p text:style-name="P18"><text:span text:style-name="T4"><text:s text:c="4"/>day = "Friday";</text:span></text:p>
      <text:p text:style-name="P18"><text:span text:style-name="T4"><text:s text:c="4"/>break;</text:span></text:p>
      <text:p text:style-name="P18"><text:span text:style-name="T4"><text:s text:c="2"/>case <text:s/>6:</text:span></text:p>
      <text:p text:style-name="P18"><text:span text:style-name="T4"><text:s text:c="4"/>day = "Saturday";</text:span></text:p>
      <text:p text:style-name="P18"><text:span text:style-name="T4"><text:s text:c="4"/>break;</text:span></text:p>
      <text:p text:style-name="P18"><text:span text:style-name="T4"><text:s text:c="2"/>default:</text:span></text:p>
      <text:p text:style-name="P18"><text:span text:style-name="T4"><text:s text:c="5"/>day = "unknown";</text:span></text:p>
      <text:p text:style-name="P18"><text:span text:style-name="T4">}</text:span></text:p>
      <text:p text:style-name="P18"><text:span text:style-name="T4">document.getElementById("demo").innerHTML = "Today is " + day;</text:span></text:p>
      <text:p text:style-name="P18"><text:span text:style-name="T4">&lt;/script&gt;</text:span></text:p>
      <text:p text:style-name="P18"/>
      <text:p text:style-name="P18"><text:span text:style-name="T4">Result : Today is Friday (current day)</text:span></text:p>
      <text:p text:style-name="P18"/>
      <text:p text:style-name="P36"><text:span text:style-name="T5">32.11. Avoid Number, String, and Boolean as Objects </text:span></text:p>
      <text:p text:style-name="P36"/>
      <text:p text:style-name="P18"><text:span text:style-name="T4">Always treat numbers, strings, or booleans as primitive values not as objects. Declaring these types as objects, slows down execution speed, and produces nasty side effects.</text:span></text:p>
      <text:p text:style-name="P18"/>
      <text:p text:style-name="P18"><text:span text:style-name="T4">Ex:</text:span></text:p>
      <text:p text:style-name="P18"><text:span text:style-name="T4">&lt;script&gt;</text:span></text:p>
      <text:p text:style-name="P18"/>
      <text:p text:style-name="P18"><text:span text:style-name="T4">let x = "John"; <text:s text:c="35"/></text:span><text:span text:style-name="T33">// x is a string</text:span></text:p>
      <text:p text:style-name="P18"><text:span text:style-name="T4">let y = </text:span><text:span text:style-name="T60">new</text:span><text:span text:style-name="T4"><text:s/></text:span><text:span text:style-name="T60">String</text:span><text:span text:style-name="T4">("John"); <text:s text:c="15"/></text:span><text:span text:style-name="T33">// y is an object</text:span></text:p>
      <text:p text:style-name="P18"><text:span text:style-name="T4"><text:s/></text:span></text:p>
      <text:p text:style-name="P18"><text:span text:style-name="T4">document.getElementById("demo").innerHTML = (x === y);</text:span></text:p>
      <text:p text:style-name="P18"/>
      <text:p text:style-name="P18"><text:span text:style-name="T4">&lt;/script&gt;</text:span></text:p>
      <text:p text:style-name="P18"/>
      <text:p text:style-name="P28"><text:span text:style-name="T10">Result : false <text:s text:c="6"/></text:span><text:span text:style-name="T38"><text:s/></text:span><text:span text:style-name="T4"><text:s/>// is false because x is a string and y is an object.</text:span></text:p>
      <text:p text:style-name="P18"/>
      <text:p text:style-name="P18"><text:span text:style-name="T5">Or even worse:</text:span></text:p>
      <text:p text:style-name="P18"/>
      <text:p text:style-name="P4">&lt;script&gt;</text:p>
      <text:p text:style-name="P4"/>
      <text:p text:style-name="P4">let x = <text:span text:style-name="T95">new String</text:span>("John") ; </text:p>
      <text:p text:style-name="P4">let y = <text:span text:style-name="T95">new String</text:span>("John") ;</text:p>
      <text:p text:style-name="P4"/>
      <text:p text:style-name="P4">document.getElementById("demo").innerHTML = (x == y) ;</text:p>
      <text:p text:style-name="P4"/>
      <text:p text:style-name="P4">&lt;/script&gt;</text:p>
      <text:p text:style-name="P18"/>
      <text:p text:style-name="P28"><text:span text:style-name="T10">Result : false <text:s text:c="3"/></text:span><text:span text:style-name="T38"><text:s text:c="2"/></text:span><text:span text:style-name="T4"><text:s/>// is false because we can not compare objects</text:span></text:p>
      <text:p text:style-name="P92"/>
      <text:p text:style-name="P36"><text:span text:style-name="T5">32.12. Avoid Using eval ( ) </text:span></text:p>
      <text:p text:style-name="P92"/>
      <text:p text:style-name="P92"><text:span text:style-name="T5">The </text:span><text:span text:style-name="T26">eval ( )</text:span><text:span text:style-name="T5"><text:s/>function is used to run text to code. In almost all cases, it should not be necessary to use it. Because it allows arbitrary code to be run, it also represents a security problem.</text:span></text:p>
      <text:p text:style-name="P92"/>
      <text:p text:style-name="P5"><text:span text:style-name="T5">33. JS Common Mistakes </text:span></text:p>
      <text:p text:style-name="P18"/>
      <text:p text:style-name="P36"><text:span text:style-name="T4">33.1 Accidentally Using the Assignment Operator </text:span></text:p>
      <text:p text:style-name="P36"/>
      <text:p text:style-name="P18"><text:span text:style-name="T4">JS programs may generate unexpected results if a programmer accidentally uses an assignment operator ( = ), instead of a comparison operator ( == ) in an </text:span><text:span text:style-name="T9">if</text:span><text:span text:style-name="T4"><text:s/>statement.</text:span></text:p>
      <text:p text:style-name="P18"/>
      <text:p text:style-name="P18"><text:span text:style-name="T4">Ex:</text:span></text:p>
      <text:p text:style-name="P18"/>
      <text:p text:style-name="P18"><text:span text:style-name="T4">&lt;script&gt;</text:span></text:p>
      <text:p text:style-name="P18"/>
      <text:p text:style-name="P18"><text:span text:style-name="T4">let x = 0;</text:span></text:p>
      <text:p text:style-name="P18"><text:span text:style-name="T4">document.getElementById("demo").innerHTML = Boolean(x == 10);</text:span></text:p>
      <text:p text:style-name="P18"/>
      <text:p text:style-name="P18"><text:span text:style-name="T4">&lt;/script&gt;</text:span></text:p>
      <text:p text:style-name="P18"/>
      <text:p text:style-name="P18"><text:span text:style-name="T4">Result : false</text:span></text:p>
      <text:p text:style-name="P18"/>
      <text:p text:style-name="P18"><text:span text:style-name="T4">For obvious reasons, because x is not equal to 10.</text:span></text:p>
      <text:p text:style-name="P18"/>
      <text:p text:style-name="P92"><text:span text:style-name="T5">Need Help </text:span></text:p>
      <text:p text:style-name="P92"/>
      <text:p text:style-name="P97"><text:span text:style-name="T4">https://www.w3schools.com/js/js_mistakes.asp</text:span></text:p>
      <text:p text:style-name="P97"/>
      <text:p text:style-name="P36"><text:span text:style-name="T5">33.2. Expecting Loose Comparison </text:span></text:p>
      <text:p text:style-name="P36"/>
      <text:p text:style-name="P9"><text:span text:style-name="T4">In regular comparison, data type does not matter. This </text:span><text:span text:style-name="T9">if</text:span><text:span text:style-name="T4"><text:s/>statement returns true :</text:span></text:p>
      <text:p text:style-name="P9"/>
      <text:p text:style-name="P9"><text:span text:style-name="T4">&lt;script&gt;</text:span></text:p>
      <text:p text:style-name="P9"/>
      <text:p text:style-name="P9"><text:span text:style-name="T4">let x = 10;</text:span></text:p>
      <text:p text:style-name="P9"><text:span text:style-name="T4">let y = "10";</text:span></text:p>
      <text:p text:style-name="P9"><text:span text:style-name="T4">document.getElementById("demo").innerHTML = Boolean(x == y);</text:span></text:p>
      <text:p text:style-name="P9"/>
      <text:p text:style-name="P9"><text:span text:style-name="T4">&lt;/script&gt;</text:span></text:p>
      <text:p text:style-name="P9"/>
      <text:p text:style-name="P9"><text:span text:style-name="T4">Result : true</text:span></text:p>
      <text:p text:style-name="P33"/>
      <text:p text:style-name="P9"><text:span text:style-name="T6">In strict comparison, data type does matter. This </text:span><text:span text:style-name="T48">if</text:span><text:span text:style-name="T6"><text:s/>statement returns false :</text:span></text:p>
      <text:p text:style-name="P33"/>
      <text:p text:style-name="P9"><text:span text:style-name="T4">&lt;script&gt;</text:span></text:p>
      <text:p text:style-name="P33"/>
      <text:p text:style-name="P9"><text:span text:style-name="T4">let x = 10;</text:span></text:p>
      <text:p text:style-name="P9"><text:span text:style-name="T4">let y = "10";</text:span></text:p>
      <text:p text:style-name="P9"><text:span text:style-name="T4">document.getElementById("demo").innerHTML = Boolean(x === y);</text:span></text:p>
      <text:p text:style-name="P33"/>
      <text:p text:style-name="P9"><text:span text:style-name="T4">&lt;/script&gt;</text:span></text:p>
      <text:p text:style-name="P33"/>
      <text:p text:style-name="P9"><text:span text:style-name="T4">Result : false</text:span></text:p>
      <text:p text:style-name="P9"/>
      <text:p text:style-name="P9"><text:span text:style-name="T4">It is a common mistake to forget that </text:span><text:span text:style-name="T9">switch</text:span><text:span text:style-name="T4"><text:s/>statements use strict comparison :</text:span></text:p>
      <text:p text:style-name="P9"><text:span text:style-name="T4">In below example, </text:span><text:span text:style-name="T9">case switch</text:span><text:span text:style-name="T4"><text:s/>will display an alert:</text:span></text:p>
      <text:p text:style-name="P9"><text:span text:style-name="T4">&lt;script&gt;</text:span></text:p>
      <text:p text:style-name="P9"/>
      <text:p text:style-name="P9"><text:span text:style-name="T4">let x = 10;</text:span></text:p>
      <text:p text:style-name="P9"><text:span text:style-name="T4">switch(x) {</text:span></text:p>
      <text:p text:style-name="P9"><text:span text:style-name="T4"><text:s text:c="2"/>case 10: document.getElementById("demo").innerHTML = "Hello";</text:span></text:p>
      <text:p text:style-name="P9"><text:span text:style-name="T4">}</text:span></text:p>
      <text:p text:style-name="P9"/>
      <text:p text:style-name="P9"><text:span text:style-name="T4">&lt;/script&gt;</text:span></text:p>
      <text:p text:style-name="P9"/>
      <text:p text:style-name="P9"><text:span text:style-name="T4">Result : Hello</text:span></text:p>
      <text:p text:style-name="P9"><text:span text:style-name="T4">------------------------</text:span></text:p>
      <text:p text:style-name="P9"><text:span text:style-name="T4">In below example, </text:span><text:span text:style-name="T9">case switch</text:span><text:span text:style-name="T4"><text:s/>will not display an alert:</text:span></text:p>
      <text:p text:style-name="P9"/>
      <text:p text:style-name="P9"><text:span text:style-name="T4">&lt;script&gt;</text:span></text:p>
      <text:p text:style-name="P9"/>
      <text:p text:style-name="P9"><text:span text:style-name="T4">let x = 10;</text:span></text:p>
      <text:p text:style-name="P9"><text:span text:style-name="T4">switch(x) {</text:span></text:p>
      <text:p text:style-name="P9"><text:span text:style-name="T4"><text:s text:c="2"/>case "10": document.getElementById("demo").innerHTML = "Hello";</text:span></text:p>
      <text:p text:style-name="P9"><text:span text:style-name="T4">}</text:span></text:p>
      <text:p text:style-name="P9"/>
      <text:p text:style-name="P9"><text:span text:style-name="T4">&lt;/script&gt;</text:span></text:p>
      <text:p text:style-name="P9"/>
      <text:p text:style-name="P9"/>
      <text:p text:style-name="P36"><text:span text:style-name="T5">33.3. Confusing Addition and Concatenation </text:span></text:p>
      <text:p text:style-name="P9"/>
      <text:p text:style-name="P9"><text:span text:style-name="T4">Addition is about adding numbers.</text:span></text:p>
      <text:p text:style-name="P9"><text:span text:style-name="T4">Concatenation is about adding strings.</text:span></text:p>
      <text:p text:style-name="P9"><text:span text:style-name="T4">In, JS both operations use the same </text:span><text:span text:style-name="T96">+</text:span><text:span text:style-name="T4"><text:s/>operator. Because of this, adding a number as a number will produce a different result from adding a number as a string.<text:line-break/></text:span></text:p>
      <table:table table:name="Table27" table:style-name="Table1">
        <table:table-column table:style-name="TableColumn1"/>
        <table:table-column table:style-name="TableColumn1"/>
        <table:table-row>
          <table:table-cell table:style-name="TableCell1">
            <text:p text:style-name="P4">Concatenating number as a string</text:p>
          </table:table-cell>
          <table:table-cell table:style-name="TableCell1">
            <text:p text:style-name="P4">Concatenating number as a number</text:p>
          </table:table-cell>
        </table:table-row>
        <table:table-row>
          <table:table-cell table:style-name="TableCell1">
            <text:p text:style-name="P9"><text:span text:style-name="T4">&lt;script&gt;</text:span></text:p>
            <text:p text:style-name="P9"/>
            <text:p text:style-name="P9"><text:span text:style-name="T4">let y = 10</text:span></text:p>
            <text:p text:style-name="P9"><text:span text:style-name="T4">y = y + "5";</text:span></text:p>
            <text:p text:style-name="P9"><text:span text:style-name="T4">document.getElementById("demo").innerHTML = y;</text:span></text:p>
            <text:p text:style-name="P9"/>
            <text:p text:style-name="P9"><text:span text:style-name="T4">&lt;/script&gt;</text:span></text:p>
            <text:p text:style-name="P9"/>
            <text:p text:style-name="P9"><text:span text:style-name="T4">Result : 105</text:span></text:p>
            <text:p text:style-name="P9"/>
          </table:table-cell>
          <table:table-cell table:style-name="TableCell1">
            <text:p text:style-name="P9"><text:span text:style-name="T4">&lt;script&gt;</text:span></text:p>
            <text:p text:style-name="P9"/>
            <text:p text:style-name="P9"><text:span text:style-name="T4">let y = 10</text:span></text:p>
            <text:p text:style-name="P9"><text:span text:style-name="T4">y = y + 5;</text:span></text:p>
            <text:p text:style-name="P9"><text:span text:style-name="T4">document.getElementById("demo").innerHTML = y;</text:span></text:p>
            <text:p text:style-name="P9"/>
            <text:p text:style-name="P9"><text:span text:style-name="T4">&lt;/script&gt;</text:span></text:p>
            <text:p text:style-name="P9"/>
            <text:p text:style-name="P9"><text:span text:style-name="T4">Result : 15</text:span></text:p>
            <text:p text:style-name="P9"/>
          </table:table-cell>
        </table:table-row>
      </table:table>
      <text:p text:style-name="P9"/>
      <text:p text:style-name="P9"><text:span text:style-name="T4">When adding two variables, it can be difficult to anticipate the result :</text:span></text:p>
      <text:p text:style-name="P9"/>
      <table:table table:name="Table28" table:style-name="Table1">
        <table:table-column table:style-name="TableColumn1"/>
        <table:table-column table:style-name="TableColumn1"/>
        <table:table-row>
          <table:table-cell table:style-name="TableCell1">
            <text:p text:style-name="P4">&lt;script&gt;</text:p>
            <text:p text:style-name="P4"/>
            <text:p text:style-name="P4">let x = 10;</text:p>
            <text:p text:style-name="P4">let y = "5";</text:p>
            <text:p text:style-name="P4">let z = x + y;</text:p>
            <text:p text:style-name="P4">document.getElementById("demo").innerHTML = z;</text:p>
            <text:p text:style-name="P4"/>
            <text:p text:style-name="P4">&lt;/script&gt;</text:p>
          </table:table-cell>
          <table:table-cell table:style-name="TableCell1">
            <text:p text:style-name="P4">&lt;script&gt;</text:p>
            <text:p text:style-name="P4">let x = 10;</text:p>
            <text:p text:style-name="P4">let y = 5;</text:p>
            <text:p text:style-name="P4">let z = x + y;</text:p>
            <text:p text:style-name="P4">document.getElementById("demo").innerHTML = z;</text:p>
            <text:p text:style-name="P4">&lt;/script&gt;</text:p>
          </table:table-cell>
        </table:table-row>
        <table:table-row>
          <table:table-cell table:style-name="TableCell1">
            <text:p text:style-name="P4">Result : 105</text:p>
          </table:table-cell>
          <table:table-cell table:style-name="TableCell1">
            <text:p text:style-name="P4">Result : 15</text:p>
          </table:table-cell>
        </table:table-row>
      </table:table>
      <text:p text:style-name="P9"/>
      <text:p text:style-name="P9"/>
      <text:p text:style-name="P36"><text:span text:style-name="T5">33.4. Misunderstanding Floats </text:span></text:p>
      <text:p text:style-name="P36"/>
      <text:p text:style-name="P9"><text:span text:style-name="T4">All numbers in JS are stored as 64-bits Floating point numbers (Floats).</text:span></text:p>
      <text:p text:style-name="P9"/>
      <text:p text:style-name="P9"><text:span text:style-name="T4">All programming languages, including JS, have difficulties with precise floating point values :</text:span></text:p>
      <text:p text:style-name="P9"/>
      <text:p text:style-name="P9"><text:span text:style-name="T4">&lt;script&gt;</text:span></text:p>
      <text:p text:style-name="P9"/>
      <text:p text:style-name="P9"><text:span text:style-name="T4">let x = 0.1;</text:span></text:p>
      <text:p text:style-name="P9"><text:span text:style-name="T4">let y = 0.2;</text:span></text:p>
      <text:p text:style-name="P9"><text:span text:style-name="T4">let z = x + y;</text:span></text:p>
      <text:p text:style-name="P9"><text:span text:style-name="T4">document.getElementById("demo").innerHTML = z;</text:span></text:p>
      <text:p text:style-name="P9"/>
      <text:p text:style-name="P9"><text:span text:style-name="T4">&lt;/script&gt;</text:span></text:p>
      <text:p text:style-name="P9"/>
      <text:p text:style-name="P28"><text:span text:style-name="T14">Result : 0.300000000000004 <text:s/></text:span><text:span text:style-name="T4">(the result in z did not come 0.3)</text:span></text:p>
      <text:p text:style-name="P9"/>
      <text:p text:style-name="P9"><text:span text:style-name="T4">To solve the problem above, we can use multiply and divide :</text:span></text:p>
      <text:p text:style-name="P9"/>
      <text:p text:style-name="P9"><text:span text:style-name="T4">&lt;script&gt;</text:span></text:p>
      <text:p text:style-name="P9"><text:span text:style-name="T4">\</text:span></text:p>
      <text:p text:style-name="P9"><text:span text:style-name="T4">let x = 0.1;</text:span></text:p>
      <text:p text:style-name="P9"><text:span text:style-name="T4">let y = 0.2;</text:span></text:p>
      <text:p text:style-name="P9"><text:span text:style-name="T4">let z = (x * 10 + y *10) / 10;</text:span></text:p>
      <text:p text:style-name="P9"><text:span text:style-name="T4">document.getElementById("demo").innerHTML = z;</text:span></text:p>
      <text:p text:style-name="P9"/>
      <text:p text:style-name="P9"><text:span text:style-name="T4">&lt;/script&gt;</text:span></text:p>
      <text:p text:style-name="P9"/>
      <text:p text:style-name="P9"><text:span text:style-name="T4">Result : 0.3 </text:span></text:p>
      <text:p text:style-name="P9"/>
      <text:p text:style-name="P36"><text:span text:style-name="T5">33.5. Breaking a JS String </text:span></text:p>
      <text:p text:style-name="P36"/>
      <text:p text:style-name="P9"><text:span text:style-name="T4">JS allows us to break the statement into two lines. But, breaking the statement in the middle of a string will not work.</text:span></text:p>
      <text:p text:style-name="P9"><text:span text:style-name="T4">We need to use a “backslash” if we want to break a statement in a string.</text:span></text:p>
      <text:p text:style-name="P9"/>
      <text:p text:style-name="P9"><text:span text:style-name="T4">Ex: </text:span></text:p>
      <text:p text:style-name="P9"/>
      <text:p text:style-name="P9"><text:span text:style-name="T4">let x = “Hello \ </text:span></text:p>
      <text:p text:style-name="P9"><text:span text:style-name="T4">World!”;</text:span></text:p>
      <text:p text:style-name="P9"/>
      <text:p text:style-name="P36"><text:span text:style-name="T5">33.6. Misplacing Semicolon </text:span></text:p>
      <text:p text:style-name="P36"/>
      <text:p text:style-name="P9"><text:span text:style-name="T4">&lt;script&gt;</text:span></text:p>
      <text:p text:style-name="P9"/>
      <text:p text:style-name="P9"><text:span text:style-name="T4">let x = 5;</text:span></text:p>
      <text:p text:style-name="P9"><text:span text:style-name="T4">if <text:s/>(x == 19);</text:span></text:p>
      <text:p text:style-name="P9"><text:span text:style-name="T4">{</text:span></text:p>
      <text:p text:style-name="P9"><text:span text:style-name="T4">document.getElementById (“demo”).innerHTML = “Hello”;</text:span></text:p>
      <text:p text:style-name="P9"/>
      <text:p text:style-name="P36"><text:span text:style-name="T5">33.7. Breaking a Return Statement </text:span></text:p>
      <text:p text:style-name="P9"/>
      <text:p text:style-name="P9"><text:span text:style-name="T4">JS allows us to break a statement into two lines. All the below 3 examples will return the same result:</text:span></text:p>
      <text:p text:style-name="P9"/>
      <table:table table:name="Table29" table:style-name="Table1">
        <table:table-column table:style-name="TableColumn1"/>
        <table:table-column table:style-name="TableColumn1"/>
        <table:table-column table:style-name="TableColumn1"/>
        <table:table-row>
          <table:table-cell table:style-name="TableCell1">
            <text:p text:style-name="P30"><text:span text:style-name="T74">&lt;</text:span>script<text:span text:style-name="T74">&gt;</text:span></text:p>
            <text:p text:style-name="P4"/>
            <text:p text:style-name="P4">document.getElementById("<text:span text:style-name="T40">demo</text:span>").innerHTML = myFunction(<text:span text:style-name="T97">55</text:span>);</text:p>
            <text:p text:style-name="P4"/>
            <text:p text:style-name="P4">function myFunction(a) {</text:p>
            <text:p text:style-name="P4"><text:s text:c="2"/>let power = <text:span text:style-name="T97">10</text:span></text:p>
            <text:p text:style-name="P4"><text:s text:c="2"/>return a * power</text:p>
            <text:p text:style-name="P4">}</text:p>
            <text:p text:style-name="P4"/>
            <text:p text:style-name="P30"><text:span text:style-name="T74">&lt;/</text:span>script<text:span text:style-name="T74">&gt;</text:span></text:p>
          </table:table-cell>
          <table:table-cell table:style-name="TableCell1">
            <text:p text:style-name="P30"><text:span text:style-name="T74">&lt;</text:span>script<text:span text:style-name="T74">&gt;</text:span></text:p>
            <text:p text:style-name="P4"/>
            <text:p text:style-name="P4">document.getElementById("<text:span text:style-name="T40">demo</text:span>").innerHTML = myFunction(<text:span text:style-name="T97">55</text:span>);</text:p>
            <text:p text:style-name="P4"/>
            <text:p text:style-name="P4">function myFunction(a) {</text:p>
            <text:p text:style-name="P4"><text:s text:c="2"/>let power = <text:span text:style-name="T97">10;</text:span></text:p>
            <text:p text:style-name="P4"><text:s text:c="2"/>return a * power;</text:p>
            <text:p text:style-name="P4">}</text:p>
            <text:p text:style-name="P4"/>
            <text:p text:style-name="P30"><text:span text:style-name="T74">&lt;/</text:span>script<text:span text:style-name="T74">&gt;</text:span></text:p>
          </table:table-cell>
          <table:table-cell table:style-name="TableCell1">
            <text:p text:style-name="P30"><text:span text:style-name="T74">&lt;</text:span>script<text:span text:style-name="T74">&gt;</text:span></text:p>
            <text:p text:style-name="P4"/>
            <text:p text:style-name="P4">document.getElementById("<text:span text:style-name="T40">demo</text:span>").innerHTML = myFunction(<text:span text:style-name="T97">55);</text:span></text:p>
            <text:p text:style-name="P4"/>
            <text:p text:style-name="P4">function myFunction(a) {</text:p>
            <text:p text:style-name="P4"><text:s text:c="2"/>let </text:p>
            <text:p text:style-name="P4">power = <text:span text:style-name="T97">10</text:span>;</text:p>
            <text:p text:style-name="P4"><text:s text:c="2"/>return a * power;</text:p>
            <text:p text:style-name="P4">}</text:p>
            <text:p text:style-name="P30"><text:span text:style-name="T74">&lt;/</text:span>script<text:span text:style-name="T74">&gt;</text:span></text:p>
          </table:table-cell>
        </table:table-row>
        <table:table-row>
          <table:table-cell table:style-name="TableCell1">
            <text:p text:style-name="P4">Result : 550</text:p>
          </table:table-cell>
          <table:table-cell table:style-name="TableCell1">
            <text:p text:style-name="P4">Result : 550</text:p>
          </table:table-cell>
          <table:table-cell table:style-name="TableCell1">
            <text:p text:style-name="P4">Result : 550</text:p>
          </table:table-cell>
        </table:table-row>
      </table:table>
      <text:p text:style-name="P9"/>
      <text:p text:style-name="P9"/>
      <text:p text:style-name="P18"><text:span text:style-name="T4">But, if we will break the return statement, it will return “undefined” because JS tries to complete the statement by reading the next line. Since, this statement is complete “return”, JS will automatically close it like this → “return;”</text:span></text:p>
      <text:p text:style-name="P18"/>
      <text:p text:style-name="P28"><text:span text:style-name="T11">function</text:span><text:span text:style-name="T14"><text:s/>myFunction(a) <text:s/>{</text:span><text:span text:style-name="T10"><text:line-break/></text:span><text:span text:style-name="T14"><text:s text:c="2"/></text:span><text:span text:style-name="T11">let <text:s text:c="27"/></text:span><text:span text:style-name="T4">// If a statement is incomplete </text:span><text:span text:style-name="T10"><text:line-break/><text:s/></text:span><text:span text:style-name="T14"><text:s/>power = </text:span><text:span text:style-name="T13">10</text:span><text:span text:style-name="T14">; <text:s text:c="12"/></text:span><text:span text:style-name="T4">// JavaScript will try to complete the statement by reading the next line</text:span><text:span text:style-name="T10"><text:line-break/></text:span><text:span text:style-name="T14"><text:s text:c="2"/></text:span><text:span text:style-name="T11">return <text:s text:c="20"/></text:span><text:span text:style-name="T4">// <text:s/>But since this statement is complete, JavaScript will automatically close it like this “ return; “</text:span><text:span text:style-name="T10"><text:line-break/></text:span><text:span text:style-name="T14"><text:s text:c="2"/>a * power;</text:span><text:span text:style-name="T10"><text:line-break/></text:span><text:span text:style-name="T14">}</text:span></text:p>
      <text:p text:style-name="P18"/>
      <text:p text:style-name="P18"><text:span text:style-name="T4">This happens because closing (ending) statements with semicolon is optional in JS. JavaScript will close the return statement at the end of the line, because it is a complete statement.</text:span></text:p>
      <text:p text:style-name="P18"/>
      <text:p text:style-name="P18"><text:span text:style-name="T6">Note : Never break a return statement.</text:span></text:p>
      <text:p text:style-name="P18"/>
      <text:p text:style-name="P36"><text:span text:style-name="T5">33.8. Accessing Arrays with Named Indexes </text:span></text:p>
      <text:p text:style-name="P36"/>
      <text:p text:style-name="P18"><text:span text:style-name="T4">JS does NOT support arrays with named indexes. In JS, arrays use numbered indexes.</text:span></text:p>
      <text:p text:style-name="P18"/>
      <text:p text:style-name="P18"><text:span text:style-name="T4">Ex:</text:span></text:p>
      <text:p text:style-name="P18"/>
      <text:p text:style-name="P18"><text:span text:style-name="T4">&lt;script&gt;</text:span></text:p>
      <text:p text:style-name="P18"/>
      <text:p text:style-name="P18"><text:span text:style-name="T4">const person = [];</text:span></text:p>
      <text:p text:style-name="P18"><text:span text:style-name="T4">person[0] = "John";</text:span></text:p>
      <text:p text:style-name="P18"><text:span text:style-name="T4">person[1] = "Doe";</text:span></text:p>
      <text:p text:style-name="P18"><text:span text:style-name="T4">person[2] = 46; </text:span></text:p>
      <text:p text:style-name="P18"><text:span text:style-name="T4">document.getElementById("demo").innerHTML =</text:span></text:p>
      <text:p text:style-name="P18"><text:span text:style-name="T4">person[0] + " " + person.length;</text:span></text:p>
      <text:p text:style-name="P18"/>
      <text:p text:style-name="P18"><text:span text:style-name="T4">&lt;/script&gt;</text:span></text:p>
      <text:p text:style-name="P18"/>
      <text:p text:style-name="P9"><text:span text:style-name="T4">Result : John 3</text:span></text:p>
      <text:p text:style-name="P9"/>
      <text:p text:style-name="P9"><text:span text:style-name="T4">In JS, objects use named indexes. If we use named indexes when accessing arrays, JS will refine the arrays to a standard object. After the automatic redefinition, array methods and properties will produce undefined or incorrect results.</text:span></text:p>
      <text:p text:style-name="P9"/>
      <text:p text:style-name="P9"><text:span text:style-name="T4">Ex:</text:span></text:p>
      <text:p text:style-name="P9"/>
      <text:p text:style-name="P9"><text:span text:style-name="T4">&lt;script&gt;</text:span></text:p>
      <text:p text:style-name="P9"/>
      <text:p text:style-name="P9"><text:span text:style-name="T4">const person = [];</text:span></text:p>
      <text:p text:style-name="P9"><text:span text:style-name="T4">person["firstName"] = "John";</text:span></text:p>
      <text:p text:style-name="P9"><text:span text:style-name="T4">person["lastName"] = "Doe";</text:span></text:p>
      <text:p text:style-name="P9"><text:span text:style-name="T4">person["age"] = 46; </text:span></text:p>
      <text:p text:style-name="P9"><text:span text:style-name="T4">document.getElementById("demo").innerHTML =</text:span></text:p>
      <text:p text:style-name="P9"><text:span text:style-name="T4">person[0] + " " + person.length;</text:span></text:p>
      <text:p text:style-name="P9"/>
      <text:p text:style-name="P9"><text:span text:style-name="T4">&lt;/script&gt;</text:span></text:p>
      <text:p text:style-name="P9"/>
      <text:p text:style-name="P9"><text:span text:style-name="T4">Result : undefined 0</text:span></text:p>
      <text:p text:style-name="P9"/>
      <text:p text:style-name="P9"/>
      <text:p text:style-name="P36"><text:span text:style-name="T5">33.9. Ending Definitions with a Comma </text:span></text:p>
      <text:p text:style-name="P9"/>
      <text:p text:style-name="P9"><text:span text:style-name="T4">Trailing (series/line) commas in objects and array definition are legal in ECMAScript 5.</text:span></text:p>
      <text:p text:style-name="P9"/>
      <text:p text:style-name="P9"><text:span text:style-name="T4">Object Ex :</text:span></text:p>
      <text:p text:style-name="P9"/>
      <text:p text:style-name="P30"><text:span text:style-name="T14">person = { </text:span><text:span text:style-name="T4">firstName:”Alok”, lastName:”Arora”, age:</text:span><text:span text:style-name="T14"><text:s/></text:span><text:span text:style-name="T52">42,</text:span><text:span text:style-name="T14"><text:s/>}</text:span></text:p>
      <text:p text:style-name="P9"/>
      <text:p text:style-name="P9"><text:span text:style-name="T4">Array Ex :</text:span></text:p>
      <text:p text:style-name="P9"/>
      <text:p text:style-name="P155"><text:span text:style-name="T14">points = [ </text:span><text:span text:style-name="T4">1,23,45,65,76,87,</text:span><text:span text:style-name="T14"><text:s/>];</text:span></text:p>
      <text:p text:style-name="P9"/>
      <text:p text:style-name="P155"><text:span text:style-name="T6">Note : JSON does NOT allow trailing commas. Internet Explorer 8 will crash.</text:span></text:p>
      <text:p text:style-name="P9"/>
      <text:p text:style-name="P9"><text:span text:style-name="T4">JSON Object Ex:</text:span></text:p>
      <text:p text:style-name="P9"/>
      <text:p text:style-name="P58"><text:span text:style-name="T14">person = {</text:span><text:span text:style-name="T4">"firstName"</text:span><text:span text:style-name="T14">:</text:span><text:span text:style-name="T4">"John"</text:span><text:span text:style-name="T14">, </text:span><text:span text:style-name="T4">"lastName"</text:span><text:span text:style-name="T14">:</text:span><text:span text:style-name="T4">"Doe"</text:span><text:span text:style-name="T14">, </text:span><text:span text:style-name="T4">"age"</text:span><text:span text:style-name="T14">:</text:span><text:span text:style-name="T13">46</text:span><text:span text:style-name="T14">}</text:span></text:p>
      <text:p text:style-name="P9"/>
      <text:p text:style-name="P9"><text:span text:style-name="T4">JSON Array Ex :</text:span></text:p>
      <text:p text:style-name="P9"/>
      <text:p text:style-name="P9"><text:span text:style-name="T4">points = [</text:span><text:span text:style-name="T13">40</text:span><text:span text:style-name="T4">, </text:span><text:span text:style-name="T13">100</text:span><text:span text:style-name="T4">, </text:span><text:span text:style-name="T13">1</text:span><text:span text:style-name="T4">, </text:span><text:span text:style-name="T13">5</text:span><text:span text:style-name="T4">, </text:span><text:span text:style-name="T13">25</text:span><text:span text:style-name="T4">, </text:span><text:span text:style-name="T13">10</text:span><text:span text:style-name="T4">];</text:span></text:p>
      <text:p text:style-name="P36"/>
      <text:p text:style-name="P36"><text:span text:style-name="T5">33.10. Undefined is Not Null </text:span></text:p>
      <text:p text:style-name="P9"/>
      <text:p text:style-name="P9"><text:span text:style-name="T4">JS objects, variable, properties, and methods can be </text:span><text:span text:style-name="T52">undefined</text:span><text:span text:style-name="T4">.</text:span></text:p>
      <text:p text:style-name="P9"><text:span text:style-name="T4">In addition, empty JS </text:span><text:span text:style-name="T52">objects</text:span><text:span text:style-name="T4"><text:s/></text:span><text:span text:style-name="T52">can</text:span><text:span text:style-name="T4"><text:s/></text:span><text:span text:style-name="T52">have</text:span><text:span text:style-name="T4"><text:s/>the value </text:span><text:span text:style-name="T52">null</text:span><text:span text:style-name="T4">. This makes it a little bit difficult to test if an object is empty. </text:span></text:p>
      <text:p text:style-name="P9"><text:span text:style-name="T4">We can test if an object exists by testing if the type is </text:span><text:span text:style-name="T52">undefined</text:span><text:span text:style-name="T4">.</text:span></text:p>
      <text:p text:style-name="P9"/>
      <text:p text:style-name="P9"><text:span text:style-name="T4">Ex:</text:span></text:p>
      <text:p text:style-name="P9"/>
      <table:table table:name="Table30" table:style-name="Table1">
        <table:table-column table:style-name="TableColumn1"/>
        <table:table-row>
          <table:table-cell table:style-name="TableCell1">
            <text:p text:style-name="P9"><text:span text:style-name="T4">if (</text:span><text:span text:style-name="T11">typeof</text:span><text:span text:style-name="T4"><text:s/>myObj === </text:span><text:span text:style-name="T12">"undefined"</text:span><text:span text:style-name="T4">)</text:span></text:p>
          </table:table-cell>
        </table:table-row>
      </table:table>
      <text:p text:style-name="P9"/>
      <text:p text:style-name="P9"/>
      <text:p text:style-name="P9"><text:span text:style-name="T4">But, we can not test if an object is </text:span><text:span text:style-name="T52">null</text:span><text:span text:style-name="T4">, because this will throw an error if the object is </text:span><text:span text:style-name="T52">undefined</text:span><text:span text:style-name="T4">.</text:span></text:p>
      <text:p text:style-name="P9"/>
      <text:p text:style-name="P17"><text:span text:style-name="T4">Incorrect:</text:span></text:p>
      <table:table table:name="Table31" table:style-name="Table1">
        <table:table-column table:style-name="TableColumn1"/>
        <table:table-row>
          <table:table-cell table:style-name="TableCell1">
            <text:p text:style-name="P9"><text:span text:style-name="T4">if ( myObj === </text:span><text:span text:style-name="T12">null </text:span><text:span text:style-name="T4">)</text:span></text:p>
          </table:table-cell>
        </table:table-row>
      </table:table>
      <text:p text:style-name="P9"/>
      <text:p text:style-name="P9"/>
      <text:p text:style-name="P9"><text:span text:style-name="T4">To solve this problem, you must test if an object is not </text:span><text:span text:style-name="T8">null</text:span><text:span text:style-name="T4">, and not </text:span><text:span text:style-name="T8">undefined</text:span><text:span text:style-name="T4">.</text:span></text:p>
      <text:p text:style-name="P17"><text:span text:style-name="T4">But this can still throw an error:</text:span></text:p>
      <text:p text:style-name="P17"><text:span text:style-name="T4">Incorrect:</text:span></text:p>
      <table:table table:name="Table32" table:style-name="Table1">
        <table:table-column table:style-name="TableColumn1"/>
        <table:table-row>
          <table:table-cell table:style-name="TableCell1">
            <text:p text:style-name="P9"><text:span text:style-name="T11">if</text:span><text:span text:style-name="T4"><text:s/>(myObj !== </text:span><text:span text:style-name="T11">null</text:span><text:span text:style-name="T4"><text:s/>&amp;&amp; </text:span><text:span text:style-name="T11">typeof</text:span><text:span text:style-name="T4"><text:s/>myObj !== </text:span><text:span text:style-name="T12">"undefined"</text:span><text:span text:style-name="T4">)</text:span></text:p>
          </table:table-cell>
        </table:table-row>
      </table:table>
      <text:p text:style-name="P9"/>
      <text:p text:style-name="P9"/>
      <text:p text:style-name="P17"><text:span text:style-name="T4">Because of this, you must test for not </text:span><text:span text:style-name="T8">undefined </text:span><text:span text:style-name="T4">before you can test for not </text:span><text:span text:style-name="T8">null</text:span><text:span text:style-name="T4">:</text:span></text:p>
      <text:p text:style-name="P17"><text:span text:style-name="T4">Correct :</text:span></text:p>
      <table:table table:name="Table33" table:style-name="Table1">
        <table:table-column table:style-name="TableColumn1"/>
        <table:table-row>
          <table:table-cell table:style-name="TableCell1">
            <text:p text:style-name="P156"><text:span text:style-name="T11">if</text:span><text:span text:style-name="T4"><text:s/>( </text:span><text:span text:style-name="T11">typeof</text:span><text:span text:style-name="T4"><text:s/>myObj !== </text:span><text:span text:style-name="T12">"undefined"</text:span><text:span text:style-name="T4"><text:s/>&amp;&amp; myObj !== </text:span><text:span text:style-name="T11">null</text:span><text:span text:style-name="T4"><text:s/>)</text:span></text:p>
          </table:table-cell>
        </table:table-row>
      </table:table>
      <text:p text:style-name="P157"/>
      <text:p text:style-name="P158"><text:span text:style-name="T5">34. JS Performance </text:span></text:p>
      <text:p text:style-name="P158"/>
      <text:p text:style-name="P9"><text:span text:style-name="T4">We can increase the performance of the JS code by reducing the activity in the loop. </text:span></text:p>
      <text:p text:style-name="P9"><text:span text:style-name="T4">Each statement in a loop, including the </text:span><text:span text:style-name="T52">for</text:span><text:span text:style-name="T4"><text:s/>statement, is executed for each iteration of the loop.</text:span></text:p>
      <text:p text:style-name="P9"><text:span text:style-name="T4">Statements or assignments can be placed outside the loop will make the loop run faster.</text:span></text:p>
      <text:p text:style-name="P9"/>
      <text:p text:style-name="P9"><text:span text:style-name="T6">Bad Code: accesses the length property of an array each time the loop is iterated.</text:span></text:p>
      <table:table table:name="Table34" table:style-name="Table1">
        <table:table-column table:style-name="TableColumn1"/>
        <table:table-row>
          <table:table-cell table:style-name="TableCell1">
            <text:p text:style-name="P4">for ( let i = <text:span text:style-name="T98">0</text:span>; i&lt; arr.length; i++) <text:s/>{</text:p>
          </table:table-cell>
        </table:table-row>
      </table:table>
      <text:p text:style-name="P9"/>
      <text:p text:style-name="P9"><text:span text:style-name="T6">Better Code : accesses the length property outside the loop and makes the loop run faster.</text:span></text:p>
      <text:p text:style-name="P9"/>
      <table:table table:name="Table35" table:style-name="Table1">
        <table:table-column table:style-name="TableColumn1"/>
        <table:table-row>
          <table:table-cell table:style-name="TableCell1">
            <text:p text:style-name="P4">let l = arr.length;</text:p>
            <text:p text:style-name="P4">for ( let i= <text:span text:style-name="T98">0</text:span>; i&lt; l; i++) {</text:p>
          </table:table-cell>
        </table:table-row>
      </table:table>
      <text:p text:style-name="P143"/>
      <text:p text:style-name="P143"><text:span text:style-name="T5">34.1 Reduce HTML DOM (Document Object Model) Access </text:span></text:p>
      <text:p text:style-name="P138"><text:span text:style-name="T4">Accessing the HTML DOM is very slow, compared to other JS statements.</text:span></text:p>
      <text:p text:style-name="P138"><text:span text:style-name="T4">If we expect to access the HTML DOM several times, just access it once and use it as a local variable.</text:span></text:p>
      <text:p text:style-name="P138"><text:span text:style-name="T4">Ex :</text:span></text:p>
      <text:p text:style-name="P138"><text:span text:style-name="T4">&lt;p id="demo"&gt;&lt;/p&gt;</text:span></text:p>
      <text:p text:style-name="P138"><text:span text:style-name="T4">&lt;script&gt;</text:span></text:p>
      <text:p text:style-name="P9"><text:span text:style-name="T4">const obj = </text:span><text:span text:style-name="T6">document.getElementById</text:span><text:span text:style-name="T4">("demo");</text:span></text:p>
      <text:p text:style-name="P9"><text:span text:style-name="T4">obj.innerHTML = " Hello";</text:span></text:p>
      <text:p text:style-name="P9"><text:span text:style-name="T4">&lt;/script&gt;</text:span></text:p>
      <text:p text:style-name="P9"/>
      <text:p text:style-name="P9"><text:span text:style-name="T4">Result : Hello</text:span></text:p>
      <text:p text:style-name="P9"/>
      <text:p text:style-name="P36"><text:span text:style-name="T5">34.2 Reduce HTML DOM size </text:span></text:p>
      <text:p text:style-name="P36"/>
      <text:p text:style-name="P9"><text:span text:style-name="T4">Keep the number of elements in the HTML DOM small. This will always improve the page loading, speed up page display, especially on smaller devices.</text:span></text:p>
      <text:p text:style-name="P9"><text:span text:style-name="T4">Every attempt to search the DOM ( like getElementByTagName ) will benefit from a smaller DOM.</text:span></text:p>
      <text:p text:style-name="P9"/>
      <text:p text:style-name="P36"><text:span text:style-name="T5">34.3 Avoid Unnecessary Variables </text:span></text:p>
      <text:p text:style-name="P9"/>
      <text:p text:style-name="P9"><text:span text:style-name="T4">We do not need to create new variable if we do not have to save values. </text:span></text:p>
      <text:p text:style-name="P9"><text:span text:style-name="T4">Often, we can replace code like below example :</text:span></text:p>
      <text:p text:style-name="P19"/>
      <text:p text:style-name="P9"><text:span text:style-name="T11">let </text:span><text:span text:style-name="T4">fullName = firstName + </text:span><text:span text:style-name="T12">" " </text:span><text:span text:style-name="T4">+ lastName;<text:line-break/>document.getElementById(</text:span><text:span text:style-name="T12">"demo"</text:span><text:span text:style-name="T4">).innerHTML = fullName;</text:span></text:p>
      <text:p text:style-name="P9"/>
      <text:p text:style-name="P9"><text:span text:style-name="T6">With this :</text:span></text:p>
      <text:p text:style-name="P9"/>
      <text:p text:style-name="P9"><text:span text:style-name="T4">document.getElementById(</text:span><text:span text:style-name="T12">"demo"</text:span><text:span text:style-name="T4">).innerHTML = firstName + </text:span><text:span text:style-name="T12">" " </text:span><text:span text:style-name="T4">+ lastName;</text:span></text:p>
      <text:p text:style-name="P9"/>
      <text:p text:style-name="P36"><text:span text:style-name="T5">34.4 Delay JS Loading </text:span></text:p>
      <text:p text:style-name="P9"/>
      <text:p text:style-name="P9"><text:span text:style-name="T4">Putting our script at the bottom of the page body lets the browser load the page first.</text:span></text:p>
      <text:p text:style-name="P9"><text:span text:style-name="T4">When a script is downloading, the browser will not start any other downloads. In addition, all parsing and rendering activity might be blocked.</text:span></text:p>
      <text:p text:style-name="P9"/>
      <text:p text:style-name="P9"><text:span text:style-name="T6">Note : </text:span><text:span text:style-name="T4">The HTTP specification defined that the browsers should not download more than two components in parallel.</text:span></text:p>
      <text:p text:style-name="P9"/>
      <text:p text:style-name="P9"><text:span text:style-name="T4">The </text:span><text:span text:style-name="T52">defer</text:span><text:span text:style-name="T4"><text:s/>attribute specifies that the script should be executed after the page has finished parsing, but it only works for the external scripts. We can use </text:span><text:span text:style-name="T52">defer = “true”</text:span><text:span text:style-name="T4"><text:s/>in the script tag.</text:span></text:p>
      <text:p text:style-name="P36"/>
      <text:p text:style-name="P36"><text:span text:style-name="T5">34.5. Avoid Using with </text:span></text:p>
      <text:p text:style-name="P9"/>
      <text:p text:style-name="P9"><text:span text:style-name="T4">Avoid using the </text:span><text:span text:style-name="T52">with</text:span><text:span text:style-name="T4"><text:s/>keyword, it has a negative effect on speed. It also clutters up JS scopes.</text:span></text:p>
      <text:p text:style-name="P9"/>
      <text:p text:style-name="P9"><text:span text:style-name="T4">The </text:span><text:span text:style-name="T52">with</text:span><text:span text:style-name="T4"><text:s/>keyword is not allowed in strict mode.</text:span></text:p>
      <text:p text:style-name="P9"/>
      <text:p text:style-name="P5"><text:span text:style-name="T5">35. JS Reserved Words </text:span></text:p>
      <text:p text:style-name="P9"/>
      <text:p text:style-name="P9"><text:span text:style-name="T4">There are a couple of reserved words which we can not use as variables, labels and function names :</text:span></text:p>
      <text:p text:style-name="P9"/>
      <text:p text:style-name="P9"/>
      <table:table table:name="Table36" table:style-name="Table1">
        <table:table-column table:style-name="TableColumn1"/>
        <table:table-column table:style-name="TableColumn1"/>
        <table:table-column table:style-name="TableColumn1"/>
        <table:table-column table:style-name="TableColumn1"/>
        <table:table-row>
          <table:table-cell table:style-name="TableCell1">
            <text:p text:style-name="P1">abstract</text:p>
          </table:table-cell>
          <table:table-cell table:style-name="TableCell1">
            <text:p text:style-name="P1">arguments</text:p>
          </table:table-cell>
          <table:table-cell table:style-name="TableCell1">
            <text:p text:style-name="P1">await*</text:p>
          </table:table-cell>
          <table:table-cell table:style-name="TableCell1">
            <text:p text:style-name="P1">boolean</text:p>
          </table:table-cell>
        </table:table-row>
        <table:table-row>
          <table:table-cell table:style-name="TableCell1">
            <text:p text:style-name="P1">break</text:p>
          </table:table-cell>
          <table:table-cell table:style-name="TableCell1">
            <text:p text:style-name="P1">byte</text:p>
          </table:table-cell>
          <table:table-cell table:style-name="TableCell1">
            <text:p text:style-name="P1">case</text:p>
          </table:table-cell>
          <table:table-cell table:style-name="TableCell1">
            <text:p text:style-name="P1">catch</text:p>
          </table:table-cell>
        </table:table-row>
        <table:table-row>
          <table:table-cell table:style-name="TableCell1">
            <text:p text:style-name="P1">char</text:p>
          </table:table-cell>
          <table:table-cell table:style-name="TableCell1">
            <text:p text:style-name="P1">class*</text:p>
          </table:table-cell>
          <table:table-cell table:style-name="TableCell1">
            <text:p text:style-name="P1">const</text:p>
          </table:table-cell>
          <table:table-cell table:style-name="TableCell1">
            <text:p text:style-name="P1">continue</text:p>
          </table:table-cell>
        </table:table-row>
        <table:table-row>
          <table:table-cell table:style-name="TableCell1">
            <text:p text:style-name="P1">debugger</text:p>
          </table:table-cell>
          <table:table-cell table:style-name="TableCell1">
            <text:p text:style-name="P1">default</text:p>
          </table:table-cell>
          <table:table-cell table:style-name="TableCell1">
            <text:p text:style-name="P1">delete</text:p>
          </table:table-cell>
          <table:table-cell table:style-name="TableCell1">
            <text:p text:style-name="P1">do</text:p>
          </table:table-cell>
        </table:table-row>
        <table:table-row>
          <table:table-cell table:style-name="TableCell1">
            <text:p text:style-name="P1">double</text:p>
          </table:table-cell>
          <table:table-cell table:style-name="TableCell1">
            <text:p text:style-name="P1">else</text:p>
          </table:table-cell>
          <table:table-cell table:style-name="TableCell1">
            <text:p text:style-name="P1">enum*</text:p>
          </table:table-cell>
          <table:table-cell table:style-name="TableCell1">
            <text:p text:style-name="P1">eval</text:p>
          </table:table-cell>
        </table:table-row>
        <table:table-row>
          <table:table-cell table:style-name="TableCell1">
            <text:p text:style-name="P1">export*</text:p>
          </table:table-cell>
          <table:table-cell table:style-name="TableCell1">
            <text:p text:style-name="P1">extends*</text:p>
          </table:table-cell>
          <table:table-cell table:style-name="TableCell1">
            <text:p text:style-name="P1">false</text:p>
          </table:table-cell>
          <table:table-cell table:style-name="TableCell1">
            <text:p text:style-name="P1">final</text:p>
          </table:table-cell>
        </table:table-row>
        <table:table-row>
          <table:table-cell table:style-name="TableCell1">
            <text:p text:style-name="P1">finally</text:p>
          </table:table-cell>
          <table:table-cell table:style-name="TableCell1">
            <text:p text:style-name="P1">float</text:p>
          </table:table-cell>
          <table:table-cell table:style-name="TableCell1">
            <text:p text:style-name="P1">for</text:p>
          </table:table-cell>
          <table:table-cell table:style-name="TableCell1">
            <text:p text:style-name="P1">function</text:p>
          </table:table-cell>
        </table:table-row>
        <table:table-row>
          <table:table-cell table:style-name="TableCell1">
            <text:p text:style-name="P1">goto</text:p>
          </table:table-cell>
          <table:table-cell table:style-name="TableCell1">
            <text:p text:style-name="P1">if</text:p>
          </table:table-cell>
          <table:table-cell table:style-name="TableCell1">
            <text:p text:style-name="P1">implements</text:p>
          </table:table-cell>
          <table:table-cell table:style-name="TableCell1">
            <text:p text:style-name="P1">import*</text:p>
          </table:table-cell>
        </table:table-row>
        <table:table-row>
          <table:table-cell table:style-name="TableCell1">
            <text:p text:style-name="P1">in</text:p>
          </table:table-cell>
          <table:table-cell table:style-name="TableCell1">
            <text:p text:style-name="P1">instanceof</text:p>
          </table:table-cell>
          <table:table-cell table:style-name="TableCell1">
            <text:p text:style-name="P1">int</text:p>
          </table:table-cell>
          <table:table-cell table:style-name="TableCell1">
            <text:p text:style-name="P1">interface</text:p>
          </table:table-cell>
        </table:table-row>
        <table:table-row>
          <table:table-cell table:style-name="TableCell1">
            <text:p text:style-name="P1">let*</text:p>
          </table:table-cell>
          <table:table-cell table:style-name="TableCell1">
            <text:p text:style-name="P1">long</text:p>
          </table:table-cell>
          <table:table-cell table:style-name="TableCell1">
            <text:p text:style-name="P1">native</text:p>
          </table:table-cell>
          <table:table-cell table:style-name="TableCell1">
            <text:p text:style-name="P1">new</text:p>
          </table:table-cell>
        </table:table-row>
        <table:table-row>
          <table:table-cell table:style-name="TableCell1">
            <text:p text:style-name="P1">null</text:p>
          </table:table-cell>
          <table:table-cell table:style-name="TableCell1">
            <text:p text:style-name="P1">package</text:p>
          </table:table-cell>
          <table:table-cell table:style-name="TableCell1">
            <text:p text:style-name="P1">private</text:p>
          </table:table-cell>
          <table:table-cell table:style-name="TableCell1">
            <text:p text:style-name="P1">protected</text:p>
          </table:table-cell>
        </table:table-row>
        <table:table-row>
          <table:table-cell table:style-name="TableCell1">
            <text:p text:style-name="P1">public</text:p>
          </table:table-cell>
          <table:table-cell table:style-name="TableCell1">
            <text:p text:style-name="P1">return</text:p>
          </table:table-cell>
          <table:table-cell table:style-name="TableCell1">
            <text:p text:style-name="P1">short</text:p>
          </table:table-cell>
          <table:table-cell table:style-name="TableCell1">
            <text:p text:style-name="P1">static</text:p>
          </table:table-cell>
        </table:table-row>
        <table:table-row>
          <table:table-cell table:style-name="TableCell1">
            <text:p text:style-name="P1">super*</text:p>
          </table:table-cell>
          <table:table-cell table:style-name="TableCell1">
            <text:p text:style-name="P1">switch</text:p>
          </table:table-cell>
          <table:table-cell table:style-name="TableCell1">
            <text:p text:style-name="P1">synchronized</text:p>
          </table:table-cell>
          <table:table-cell table:style-name="TableCell1">
            <text:p text:style-name="P1">this</text:p>
          </table:table-cell>
        </table:table-row>
        <table:table-row>
          <table:table-cell table:style-name="TableCell1">
            <text:p text:style-name="P1">throw</text:p>
          </table:table-cell>
          <table:table-cell table:style-name="TableCell1">
            <text:p text:style-name="P1">throws</text:p>
          </table:table-cell>
          <table:table-cell table:style-name="TableCell1">
            <text:p text:style-name="P1">transient</text:p>
          </table:table-cell>
          <table:table-cell table:style-name="TableCell1">
            <text:p text:style-name="P1">true</text:p>
          </table:table-cell>
        </table:table-row>
        <table:table-row>
          <table:table-cell table:style-name="TableCell1">
            <text:p text:style-name="P1">try</text:p>
          </table:table-cell>
          <table:table-cell table:style-name="TableCell1">
            <text:p text:style-name="P1">typeof</text:p>
          </table:table-cell>
          <table:table-cell table:style-name="TableCell1">
            <text:p text:style-name="P1">var</text:p>
          </table:table-cell>
          <table:table-cell table:style-name="TableCell1">
            <text:p text:style-name="P1">void</text:p>
          </table:table-cell>
        </table:table-row>
        <table:table-row>
          <table:table-cell table:style-name="TableCell1">
            <text:p text:style-name="P1">volatile</text:p>
          </table:table-cell>
          <table:table-cell table:style-name="TableCell1">
            <text:p text:style-name="P1">while</text:p>
          </table:table-cell>
          <table:table-cell table:style-name="TableCell1">
            <text:p text:style-name="P1">with</text:p>
          </table:table-cell>
          <table:table-cell table:style-name="TableCell1">
            <text:p text:style-name="P1">yield</text:p>
          </table:table-cell>
        </table:table-row>
      </table:table>
      <text:p text:style-name="P9"/>
      <text:p text:style-name="P36"><text:span text:style-name="T5">35.1JS Objects, Properties, and Methods</text:span><text:span text:style-name="T4"><text:s/></text:span></text:p>
      <text:p text:style-name="P9"/>
      <text:p text:style-name="P9"><text:span text:style-name="T4">We should also avoid using the below reserved words as name of the JS built-in objects, methods and properties.</text:span></text:p>
      <text:p text:style-name="P9"/>
      <table:table table:name="Table37" table:style-name="Table1">
        <table:table-column table:style-name="TableColumn1"/>
        <table:table-column table:style-name="TableColumn1"/>
        <table:table-column table:style-name="TableColumn1"/>
        <table:table-column table:style-name="TableColumn1"/>
        <table:table-row>
          <table:table-cell table:style-name="TableCell1">
            <text:p text:style-name="P1">Array</text:p>
          </table:table-cell>
          <table:table-cell table:style-name="TableCell1">
            <text:p text:style-name="P1">Date</text:p>
          </table:table-cell>
          <table:table-cell table:style-name="TableCell1">
            <text:p text:style-name="P1">eval</text:p>
          </table:table-cell>
          <table:table-cell table:style-name="TableCell1">
            <text:p text:style-name="P1">function</text:p>
          </table:table-cell>
        </table:table-row>
        <table:table-row>
          <table:table-cell table:style-name="TableCell1">
            <text:p text:style-name="P1">hasOwnProperty</text:p>
          </table:table-cell>
          <table:table-cell table:style-name="TableCell1">
            <text:p text:style-name="P1">Infinity</text:p>
          </table:table-cell>
          <table:table-cell table:style-name="TableCell1">
            <text:p text:style-name="P1">isFinite</text:p>
          </table:table-cell>
          <table:table-cell table:style-name="TableCell1">
            <text:p text:style-name="P1">isNaN</text:p>
          </table:table-cell>
        </table:table-row>
        <table:table-row>
          <table:table-cell table:style-name="TableCell1">
            <text:p text:style-name="P1">isPrototypeOf</text:p>
          </table:table-cell>
          <table:table-cell table:style-name="TableCell1">
            <text:p text:style-name="P1">length</text:p>
          </table:table-cell>
          <table:table-cell table:style-name="TableCell1">
            <text:p text:style-name="P1">Math</text:p>
          </table:table-cell>
          <table:table-cell table:style-name="TableCell1">
            <text:p text:style-name="P1">NaN</text:p>
          </table:table-cell>
        </table:table-row>
        <table:table-row>
          <table:table-cell table:style-name="TableCell1">
            <text:p text:style-name="P1">name</text:p>
          </table:table-cell>
          <table:table-cell table:style-name="TableCell1">
            <text:p text:style-name="P1">Number</text:p>
          </table:table-cell>
          <table:table-cell table:style-name="TableCell1">
            <text:p text:style-name="P1">Object</text:p>
          </table:table-cell>
          <table:table-cell table:style-name="TableCell1">
            <text:p text:style-name="P1">prototype</text:p>
          </table:table-cell>
        </table:table-row>
        <table:table-row>
          <table:table-cell table:style-name="TableCell1">
            <text:p text:style-name="P1">String</text:p>
          </table:table-cell>
          <table:table-cell table:style-name="TableCell1">
            <text:p text:style-name="P1">toString</text:p>
          </table:table-cell>
          <table:table-cell table:style-name="TableCell1">
            <text:p text:style-name="P1">undefined</text:p>
          </table:table-cell>
          <table:table-cell table:style-name="TableCell1">
            <text:p text:style-name="P1">valueOf</text:p>
          </table:table-cell>
        </table:table-row>
      </table:table>
      <text:p text:style-name="P9"/>
      <text:p text:style-name="P36"><text:span text:style-name="T5">35.2. Java Reserved Words </text:span></text:p>
      <text:p text:style-name="P9"/>
      <text:p text:style-name="P9"><text:span text:style-name="T4">JS is often used together with Java. We should avoid using some Java objects and properties as JS identifiers :</text:span></text:p>
      <text:p text:style-name="P9"/>
      <table:table table:name="Table38" table:style-name="Table1">
        <table:table-column table:style-name="TableColumn1"/>
        <table:table-column table:style-name="TableColumn1"/>
        <table:table-column table:style-name="TableColumn1"/>
        <table:table-column table:style-name="TableColumn1"/>
        <table:table-row>
          <table:table-cell table:style-name="TableCell1">
            <text:p text:style-name="P1">getClass</text:p>
          </table:table-cell>
          <table:table-cell table:style-name="TableCell1">
            <text:p text:style-name="P1">java</text:p>
          </table:table-cell>
          <table:table-cell table:style-name="TableCell1">
            <text:p text:style-name="P1">JavaArray</text:p>
          </table:table-cell>
          <table:table-cell table:style-name="TableCell1">
            <text:p text:style-name="P1">javaClass</text:p>
          </table:table-cell>
        </table:table-row>
        <table:table-row>
          <table:table-cell table:style-name="TableCell1">
            <text:p text:style-name="P1">JavaObject</text:p>
          </table:table-cell>
          <table:table-cell table:style-name="TableCell1">
            <text:p text:style-name="P1">JavaPackage</text:p>
          </table:table-cell>
          <table:table-cell table:style-name="TableCell1">
            <text:p text:style-name="P1"/>
          </table:table-cell>
        </table:table-row>
      </table:table>
      <text:p text:style-name="P36"/>
      <text:p text:style-name="P36"><text:span text:style-name="T5">35.3. Other Reserved Words </text:span></text:p>
      <text:p text:style-name="P9"/>
      <text:p text:style-name="P9"><text:span text:style-name="T4">JS can be used as the programming language in many applications. We should also avoid using the name of HTML and Window objects and properties :</text:span></text:p>
      <text:p text:style-name="P9"/>
      <text:p text:style-name="P9"/>
      <table:table table:name="Table39" table:style-name="Table1">
        <table:table-column table:style-name="TableColumn1"/>
        <table:table-column table:style-name="TableColumn1"/>
        <table:table-column table:style-name="TableColumn1"/>
        <table:table-column table:style-name="TableColumn1"/>
        <table:table-row>
          <table:table-cell table:style-name="TableCell1">
            <text:p text:style-name="P1">alert</text:p>
          </table:table-cell>
          <table:table-cell table:style-name="TableCell1">
            <text:p text:style-name="P1">all</text:p>
          </table:table-cell>
          <table:table-cell table:style-name="TableCell1">
            <text:p text:style-name="P1">anchor</text:p>
          </table:table-cell>
          <table:table-cell table:style-name="TableCell1">
            <text:p text:style-name="P1">anchors</text:p>
          </table:table-cell>
        </table:table-row>
        <table:table-row>
          <table:table-cell table:style-name="TableCell1">
            <text:p text:style-name="P1">area</text:p>
          </table:table-cell>
          <table:table-cell table:style-name="TableCell1">
            <text:p text:style-name="P1">assign</text:p>
          </table:table-cell>
          <table:table-cell table:style-name="TableCell1">
            <text:p text:style-name="P1">blur</text:p>
          </table:table-cell>
          <table:table-cell table:style-name="TableCell1">
            <text:p text:style-name="P1">button</text:p>
          </table:table-cell>
        </table:table-row>
        <table:table-row>
          <table:table-cell table:style-name="TableCell1">
            <text:p text:style-name="P1">checkbox</text:p>
          </table:table-cell>
          <table:table-cell table:style-name="TableCell1">
            <text:p text:style-name="P1">clearInterval</text:p>
          </table:table-cell>
          <table:table-cell table:style-name="TableCell1">
            <text:p text:style-name="P1">clearTimeout</text:p>
          </table:table-cell>
          <table:table-cell table:style-name="TableCell1">
            <text:p text:style-name="P1">clientInformation</text:p>
          </table:table-cell>
        </table:table-row>
        <table:table-row>
          <table:table-cell table:style-name="TableCell1">
            <text:p text:style-name="P1">close</text:p>
          </table:table-cell>
          <table:table-cell table:style-name="TableCell1">
            <text:p text:style-name="P1">closed</text:p>
          </table:table-cell>
          <table:table-cell table:style-name="TableCell1">
            <text:p text:style-name="P1">confirm</text:p>
          </table:table-cell>
          <table:table-cell table:style-name="TableCell1">
            <text:p text:style-name="P1">constructor</text:p>
          </table:table-cell>
        </table:table-row>
        <table:table-row>
          <table:table-cell table:style-name="TableCell1">
            <text:p text:style-name="P1">crypto</text:p>
          </table:table-cell>
          <table:table-cell table:style-name="TableCell1">
            <text:p text:style-name="P1">decodeURI</text:p>
          </table:table-cell>
          <table:table-cell table:style-name="TableCell1">
            <text:p text:style-name="P1">decodeURIComponent</text:p>
          </table:table-cell>
          <table:table-cell table:style-name="TableCell1">
            <text:p text:style-name="P1">defaultStatus</text:p>
          </table:table-cell>
        </table:table-row>
        <table:table-row>
          <table:table-cell table:style-name="TableCell1">
            <text:p text:style-name="P1">document</text:p>
          </table:table-cell>
          <table:table-cell table:style-name="TableCell1">
            <text:p text:style-name="P1">element</text:p>
          </table:table-cell>
          <table:table-cell table:style-name="TableCell1">
            <text:p text:style-name="P1">elements</text:p>
          </table:table-cell>
          <table:table-cell table:style-name="TableCell1">
            <text:p text:style-name="P1">embed</text:p>
          </table:table-cell>
        </table:table-row>
        <table:table-row>
          <table:table-cell table:style-name="TableCell1">
            <text:p text:style-name="P1">embeds</text:p>
          </table:table-cell>
          <table:table-cell table:style-name="TableCell1">
            <text:p text:style-name="P1">encodeURI</text:p>
          </table:table-cell>
          <table:table-cell table:style-name="TableCell1">
            <text:p text:style-name="P1">encodeURIComponent</text:p>
          </table:table-cell>
          <table:table-cell table:style-name="TableCell1">
            <text:p text:style-name="P1">escape</text:p>
          </table:table-cell>
        </table:table-row>
        <table:table-row>
          <table:table-cell table:style-name="TableCell1">
            <text:p text:style-name="P1">event</text:p>
          </table:table-cell>
          <table:table-cell table:style-name="TableCell1">
            <text:p text:style-name="P1">fileUpload</text:p>
          </table:table-cell>
          <table:table-cell table:style-name="TableCell1">
            <text:p text:style-name="P1">focus</text:p>
          </table:table-cell>
          <table:table-cell table:style-name="TableCell1">
            <text:p text:style-name="P1">form</text:p>
          </table:table-cell>
        </table:table-row>
        <table:table-row>
          <table:table-cell table:style-name="TableCell1">
            <text:p text:style-name="P1">forms</text:p>
          </table:table-cell>
          <table:table-cell table:style-name="TableCell1">
            <text:p text:style-name="P1">frame</text:p>
          </table:table-cell>
          <table:table-cell table:style-name="TableCell1">
            <text:p text:style-name="P1">innerHeight</text:p>
          </table:table-cell>
          <table:table-cell table:style-name="TableCell1">
            <text:p text:style-name="P1">innerWidth</text:p>
          </table:table-cell>
        </table:table-row>
        <table:table-row>
          <table:table-cell table:style-name="TableCell1">
            <text:p text:style-name="P1">layer</text:p>
          </table:table-cell>
          <table:table-cell table:style-name="TableCell1">
            <text:p text:style-name="P1">layers</text:p>
          </table:table-cell>
          <table:table-cell table:style-name="TableCell1">
            <text:p text:style-name="P1">link</text:p>
          </table:table-cell>
          <table:table-cell table:style-name="TableCell1">
            <text:p text:style-name="P1">location</text:p>
          </table:table-cell>
        </table:table-row>
        <table:table-row>
          <table:table-cell table:style-name="TableCell1">
            <text:p text:style-name="P1">mimeTypes</text:p>
          </table:table-cell>
          <table:table-cell table:style-name="TableCell1">
            <text:p text:style-name="P1">navigate</text:p>
          </table:table-cell>
          <table:table-cell table:style-name="TableCell1">
            <text:p text:style-name="P1">navigator</text:p>
          </table:table-cell>
          <table:table-cell table:style-name="TableCell1">
            <text:p text:style-name="P1">frames</text:p>
          </table:table-cell>
        </table:table-row>
        <table:table-row>
          <table:table-cell table:style-name="TableCell1">
            <text:p text:style-name="P1">frameRate</text:p>
          </table:table-cell>
          <table:table-cell table:style-name="TableCell1">
            <text:p text:style-name="P1">hidden</text:p>
          </table:table-cell>
          <table:table-cell table:style-name="TableCell1">
            <text:p text:style-name="P1">history</text:p>
          </table:table-cell>
          <table:table-cell table:style-name="TableCell1">
            <text:p text:style-name="P1">image</text:p>
          </table:table-cell>
        </table:table-row>
        <table:table-row>
          <table:table-cell table:style-name="TableCell1">
            <text:p text:style-name="P1">images</text:p>
          </table:table-cell>
          <table:table-cell table:style-name="TableCell1">
            <text:p text:style-name="P1">offscreenBuffering</text:p>
          </table:table-cell>
          <table:table-cell table:style-name="TableCell1">
            <text:p text:style-name="P1">open</text:p>
          </table:table-cell>
          <table:table-cell table:style-name="TableCell1">
            <text:p text:style-name="P1">opener</text:p>
          </table:table-cell>
        </table:table-row>
        <table:table-row>
          <table:table-cell table:style-name="TableCell1">
            <text:p text:style-name="P1">option</text:p>
          </table:table-cell>
          <table:table-cell table:style-name="TableCell1">
            <text:p text:style-name="P1">outerHeight</text:p>
          </table:table-cell>
          <table:table-cell table:style-name="TableCell1">
            <text:p text:style-name="P1">outerWidth</text:p>
          </table:table-cell>
          <table:table-cell table:style-name="TableCell1">
            <text:p text:style-name="P1">packages</text:p>
          </table:table-cell>
        </table:table-row>
        <table:table-row>
          <table:table-cell table:style-name="TableCell1">
            <text:p text:style-name="P1">pageXOffset</text:p>
          </table:table-cell>
          <table:table-cell table:style-name="TableCell1">
            <text:p text:style-name="P1">pageYOffset</text:p>
          </table:table-cell>
          <table:table-cell table:style-name="TableCell1">
            <text:p text:style-name="P1">parent</text:p>
          </table:table-cell>
          <table:table-cell table:style-name="TableCell1">
            <text:p text:style-name="P1">parseFloat</text:p>
          </table:table-cell>
        </table:table-row>
        <table:table-row>
          <table:table-cell table:style-name="TableCell1">
            <text:p text:style-name="P1">parseInt</text:p>
          </table:table-cell>
          <table:table-cell table:style-name="TableCell1">
            <text:p text:style-name="P1">password</text:p>
          </table:table-cell>
          <table:table-cell table:style-name="TableCell1">
            <text:p text:style-name="P1">pkcs11</text:p>
          </table:table-cell>
          <table:table-cell table:style-name="TableCell1">
            <text:p text:style-name="P1">plugin</text:p>
          </table:table-cell>
        </table:table-row>
        <table:table-row>
          <table:table-cell table:style-name="TableCell1">
            <text:p text:style-name="P1">prompt</text:p>
          </table:table-cell>
          <table:table-cell table:style-name="TableCell1">
            <text:p text:style-name="P1">propertyIsEnum</text:p>
          </table:table-cell>
          <table:table-cell table:style-name="TableCell1">
            <text:p text:style-name="P1">radio</text:p>
          </table:table-cell>
          <table:table-cell table:style-name="TableCell1">
            <text:p text:style-name="P1">reset</text:p>
          </table:table-cell>
        </table:table-row>
        <table:table-row>
          <table:table-cell table:style-name="TableCell1">
            <text:p text:style-name="P1">screenX</text:p>
          </table:table-cell>
          <table:table-cell table:style-name="TableCell1">
            <text:p text:style-name="P1">screenY</text:p>
          </table:table-cell>
          <table:table-cell table:style-name="TableCell1">
            <text:p text:style-name="P1">scroll</text:p>
          </table:table-cell>
          <table:table-cell table:style-name="TableCell1">
            <text:p text:style-name="P1">secure</text:p>
          </table:table-cell>
        </table:table-row>
        <table:table-row>
          <table:table-cell table:style-name="TableCell1">
            <text:p text:style-name="P1">select</text:p>
          </table:table-cell>
          <table:table-cell table:style-name="TableCell1">
            <text:p text:style-name="P1">self</text:p>
          </table:table-cell>
          <table:table-cell table:style-name="TableCell1">
            <text:p text:style-name="P1">setInterval</text:p>
          </table:table-cell>
          <table:table-cell table:style-name="TableCell1">
            <text:p text:style-name="P1">setTimeout</text:p>
          </table:table-cell>
        </table:table-row>
        <table:table-row>
          <table:table-cell table:style-name="TableCell1">
            <text:p text:style-name="P1">status</text:p>
          </table:table-cell>
          <table:table-cell table:style-name="TableCell1">
            <text:p text:style-name="P1">submit</text:p>
          </table:table-cell>
          <table:table-cell table:style-name="TableCell1">
            <text:p text:style-name="P1">taint</text:p>
          </table:table-cell>
          <table:table-cell table:style-name="TableCell1">
            <text:p text:style-name="P1">text</text:p>
          </table:table-cell>
        </table:table-row>
        <table:table-row>
          <table:table-cell table:style-name="TableCell1">
            <text:p text:style-name="P1">textarea</text:p>
          </table:table-cell>
          <table:table-cell table:style-name="TableCell1">
            <text:p text:style-name="P1">top</text:p>
          </table:table-cell>
          <table:table-cell table:style-name="TableCell1">
            <text:p text:style-name="P1">unescape</text:p>
          </table:table-cell>
          <table:table-cell table:style-name="TableCell1">
            <text:p text:style-name="P1">untaint</text:p>
          </table:table-cell>
        </table:table-row>
        <table:table-row>
          <table:table-cell table:style-name="TableCell1">
            <text:p text:style-name="P1">window</text:p>
          </table:table-cell>
          <table:table-cell table:style-name="TableCell1">
            <text:p text:style-name="P1"/>
          </table:table-cell>
          <table:table-cell table:style-name="TableCell1">
            <text:p text:style-name="P1"/>
          </table:table-cell>
        </table:table-row>
      </table:table>
      <text:p text:style-name="P84"/>
      <text:p text:style-name="P84"><text:span text:style-name="T5">35.4. HTML Event Handlers </text:span><text:span text:style-name="T74"><text:line-break/></text:span></text:p>
      <text:p text:style-name="P9"><text:span text:style-name="T4">We should also avoid using the names of all HTML event handlers.</text:span></text:p>
      <text:p text:style-name="P9"/>
      <text:p text:style-name="P9"/>
      <table:table table:name="Table40" table:style-name="Table1">
        <table:table-column table:style-name="TableColumn1"/>
        <table:table-column table:style-name="TableColumn1"/>
        <table:table-column table:style-name="TableColumn1"/>
        <table:table-column table:style-name="TableColumn1"/>
        <table:table-row>
          <table:table-cell table:style-name="TableCell1">
            <text:p text:style-name="P1">onblur</text:p>
          </table:table-cell>
          <table:table-cell table:style-name="TableCell1">
            <text:p text:style-name="P1">onclick</text:p>
          </table:table-cell>
          <table:table-cell table:style-name="TableCell1">
            <text:p text:style-name="P1">onerror</text:p>
          </table:table-cell>
          <table:table-cell table:style-name="TableCell1">
            <text:p text:style-name="P1">onfocus</text:p>
          </table:table-cell>
        </table:table-row>
        <table:table-row>
          <table:table-cell table:style-name="TableCell1">
            <text:p text:style-name="P1">onkeydown</text:p>
          </table:table-cell>
          <table:table-cell table:style-name="TableCell1">
            <text:p text:style-name="P1">onkeypress</text:p>
          </table:table-cell>
          <table:table-cell table:style-name="TableCell1">
            <text:p text:style-name="P1">onkeyup</text:p>
          </table:table-cell>
          <table:table-cell table:style-name="TableCell1">
            <text:p text:style-name="P1">onmouseover</text:p>
          </table:table-cell>
        </table:table-row>
        <table:table-row>
          <table:table-cell table:style-name="TableCell1">
            <text:p text:style-name="P1">onload</text:p>
          </table:table-cell>
          <table:table-cell table:style-name="TableCell1">
            <text:p text:style-name="P1">onmouseup</text:p>
          </table:table-cell>
          <table:table-cell table:style-name="TableCell1">
            <text:p text:style-name="P1">onmousedown</text:p>
          </table:table-cell>
          <table:table-cell table:style-name="TableCell1">
            <text:p text:style-name="P1">onsubmit</text:p>
          </table:table-cell>
        </table:table-row>
      </table:table>
      <text:p text:style-name="P9"/>
      <text:p text:style-name="P9"/>
      <text:p text:style-name="P5"><text:span text:style-name="T5">36. JS Objects </text:span></text:p>
      <text:p text:style-name="P9"/>
      <text:p text:style-name="P9"><text:span text:style-name="T4">In JS, Objects are kings. If we understood objects, we almost understood JS.</text:span></text:p>
      <text:p text:style-name="P9"><text:span text:style-name="T4">In JS, almost “everything” is an object.</text:span></text:p>
      <text:p text:style-name="P9"/>
      <text:list text:style-name="L2">
        <text:list-item>
          <text:p text:style-name="P105"><text:span text:style-name="T4">Booleans can be objects ( if defined with the </text:span><text:span text:style-name="T52">new</text:span><text:span text:style-name="T4"><text:s/>keyword )</text:span></text:p>
        </text:list-item>
        <text:list-item>
          <text:p text:style-name="P105"><text:span text:style-name="T4">Numbers can be objects ( if defined with the </text:span><text:span text:style-name="T52">new</text:span><text:span text:style-name="T4"><text:s/>keyword )</text:span></text:p>
        </text:list-item>
        <text:list-item>
          <text:p text:style-name="P105"><text:span text:style-name="T4">Strings can be objects ( if defined with the </text:span><text:span text:style-name="T52">new</text:span><text:span text:style-name="T4"><text:s/>keyword )</text:span></text:p>
        </text:list-item>
        <text:list-item>
          <text:p text:style-name="P105"><text:span text:style-name="T4">Dates are always objects</text:span></text:p>
        </text:list-item>
        <text:list-item>
          <text:p text:style-name="P105"><text:span text:style-name="T4">Maths are always objects</text:span></text:p>
        </text:list-item>
        <text:list-item>
          <text:p text:style-name="P105"><text:span text:style-name="T4">Regular Expressions are always objects</text:span></text:p>
        </text:list-item>
        <text:list-item>
          <text:p text:style-name="P105"><text:span text:style-name="T4">Arrays are always objects</text:span></text:p>
        </text:list-item>
        <text:list-item>
          <text:p text:style-name="P105"><text:span text:style-name="T4">Functions are always objects</text:span></text:p>
        </text:list-item>
        <text:list-item>
          <text:p text:style-name="P105"><text:span text:style-name="T4">Objects are always objects</text:span></text:p>
        </text:list-item>
      </text:list>
      <text:p text:style-name="P9"/>
      <text:p text:style-name="P9"><text:span text:style-name="T4">All JS values, except primitive, are objects.</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6"><text:span text:style-name="T5">36.1. <text:s/>JS Primitives </text:span></text:p>
      <text:p text:style-name="P9"/>
      <text:p text:style-name="P9"><text:span text:style-name="T4">A primitive value is a value that has </text:span><text:span text:style-name="T6">no properties or methods</text:span><text:span text:style-name="T4">.</text:span></text:p>
      <text:p text:style-name="P9"><text:span text:style-name="T4">A primitive data type is a data that has a primitive value.</text:span></text:p>
      <text:p text:style-name="P9"/>
      <text:p text:style-name="P9"><text:span text:style-name="T6">JS defines 5 types of primitive data types :</text:span></text:p>
      <text:p text:style-name="P9"/>
      <text:list text:style-name="L4">
        <text:list-item>
          <text:p text:style-name="P159"><text:span text:style-name="T4">string</text:span></text:p>
        </text:list-item>
        <text:list-item>
          <text:p text:style-name="P159"><text:span text:style-name="T4">number</text:span></text:p>
        </text:list-item>
        <text:list-item>
          <text:p text:style-name="P159"><text:span text:style-name="T4">boolean</text:span></text:p>
        </text:list-item>
        <text:list-item>
          <text:p text:style-name="P159"><text:span text:style-name="T4">null</text:span></text:p>
        </text:list-item>
        <text:list-item>
          <text:p text:style-name="P159"><text:span text:style-name="T4">unidentified</text:span></text:p>
        </text:list-item>
        <text:list-item>
          <text:p text:style-name="P159"/>
        </text:list-item>
      </text:list>
      <text:p text:style-name="P9"><text:span text:style-name="T4">Primitive values are immutable (fixed).</text:span></text:p>
      <text:p text:style-name="P9"/>
      <text:p text:style-name="P9"/>
      <table:table table:name="Table41" table:style-name="Table1">
        <table:table-column table:style-name="TableColumn1"/>
        <table:table-column table:style-name="TableColumn1"/>
        <table:table-column table:style-name="TableColumn1"/>
        <table:table-row>
          <table:table-cell table:style-name="TableCell1">
            <text:p text:style-name="P1"><text:span text:style-name="T7">Value</text:span></text:p>
          </table:table-cell>
          <table:table-cell table:style-name="TableCell1">
            <text:p text:style-name="P1"><text:span text:style-name="T7">Type</text:span></text:p>
          </table:table-cell>
          <table:table-cell table:style-name="TableCell1">
            <text:p text:style-name="P1"><text:span text:style-name="T7">Comment</text:span></text:p>
          </table:table-cell>
        </table:table-row>
        <table:table-row>
          <table:table-cell table:style-name="TableCell1">
            <text:p text:style-name="P1">"Hello"</text:p>
          </table:table-cell>
          <table:table-cell table:style-name="TableCell1">
            <text:p text:style-name="P1">string</text:p>
          </table:table-cell>
          <table:table-cell table:style-name="TableCell1">
            <text:p text:style-name="P1">"Hello" is always "Hello"</text:p>
          </table:table-cell>
        </table:table-row>
        <table:table-row>
          <table:table-cell table:style-name="TableCell1">
            <text:p text:style-name="P1">3.14</text:p>
          </table:table-cell>
          <table:table-cell table:style-name="TableCell1">
            <text:p text:style-name="P1">number</text:p>
          </table:table-cell>
          <table:table-cell table:style-name="TableCell1">
            <text:p text:style-name="P1">3.14 is always 3.14</text:p>
          </table:table-cell>
        </table:table-row>
        <table:table-row>
          <table:table-cell table:style-name="TableCell1">
            <text:p text:style-name="P1">true</text:p>
          </table:table-cell>
          <table:table-cell table:style-name="TableCell1">
            <text:p text:style-name="P1">boolean</text:p>
          </table:table-cell>
          <table:table-cell table:style-name="TableCell1">
            <text:p text:style-name="P1">true is always true</text:p>
          </table:table-cell>
        </table:table-row>
        <table:table-row>
          <table:table-cell table:style-name="TableCell1">
            <text:p text:style-name="P1">false</text:p>
          </table:table-cell>
          <table:table-cell table:style-name="TableCell1">
            <text:p text:style-name="P1">boolean</text:p>
          </table:table-cell>
          <table:table-cell table:style-name="TableCell1">
            <text:p text:style-name="P1">false is always false</text:p>
          </table:table-cell>
        </table:table-row>
        <table:table-row>
          <table:table-cell table:style-name="TableCell1">
            <text:p text:style-name="P1">null</text:p>
          </table:table-cell>
          <table:table-cell table:style-name="TableCell1">
            <text:p text:style-name="P1">null (object)</text:p>
          </table:table-cell>
          <table:table-cell table:style-name="TableCell1">
            <text:p text:style-name="P1">null is always null</text:p>
          </table:table-cell>
        </table:table-row>
        <table:table-row>
          <table:table-cell table:style-name="TableCell1">
            <text:p text:style-name="P1">undefined</text:p>
          </table:table-cell>
          <table:table-cell table:style-name="TableCell1">
            <text:p text:style-name="P1">undefined</text:p>
          </table:table-cell>
          <table:table-cell table:style-name="TableCell1">
            <text:p text:style-name="P1">undefined is always undefined</text:p>
          </table:table-cell>
        </table:table-row>
      </table:table>
      <text:p text:style-name="P9"/>
      <text:p text:style-name="P36"><text:span text:style-name="T5">36.2. <text:s/>Objects are Variables </text:span></text:p>
      <text:p text:style-name="P9"/>
      <text:p text:style-name="P9"><text:span text:style-name="T4">JS variables can contain singles values as well as many values. </text:span></text:p>
      <text:p text:style-name="P9"><text:span text:style-name="T4">Objects are variables too and can also contain many values.</text:span></text:p>
      <text:p text:style-name="P9"/>
      <text:p text:style-name="P9"><text:span text:style-name="T4">Object values are written as name : value pairs ( name and value are separated by a colon ).</text:span></text:p>
      <text:p text:style-name="P9"/>
      <text:p text:style-name="P9"><text:span text:style-name="T4">Ex: </text:span></text:p>
      <text:p text:style-name="P9"/>
      <text:p text:style-name="P9"><text:span text:style-name="T70">let</text:span><text:span text:style-name="T4"><text:s/>person = { firstName: “</text:span><text:span text:style-name="T52">Alok</text:span><text:span text:style-name="T4">”, lastName: “</text:span><text:span text:style-name="T52">Arora</text:span><text:span text:style-name="T4">”, age: </text:span><text:span text:style-name="T52">42</text:span><text:span text:style-name="T4">, eyeColor: “</text:span><text:span text:style-name="T52">Brown</text:span><text:span text:style-name="T4">” };</text:span></text:p>
      <text:p text:style-name="P9"/>
      <text:p text:style-name="P9"><text:span text:style-name="T6">A JS object is a collection of named values.</text:span></text:p>
      <text:p text:style-name="P9"/>
      <text:p text:style-name="P9"/>
      <text:p text:style-name="P36"><text:span text:style-name="T5">36.3. Creating a JS Object </text:span></text:p>
      <text:p text:style-name="P36"/>
      <text:p text:style-name="P9"><text:span text:style-name="T4">With JS, we can define and create our own objects. There are different ways to create new objects :</text:span></text:p>
      <text:p text:style-name="P9"/>
      <text:p text:style-name="P9"><text:span text:style-name="T4">1. Create a single object, using an object literal.</text:span></text:p>
      <text:p text:style-name="P9"><text:span text:style-name="T4">2. Create a single object, with the keyword </text:span><text:span text:style-name="T52">new</text:span><text:span text:style-name="T4">.</text:span></text:p>
      <text:p text:style-name="P9"><text:span text:style-name="T4">3. Define an object constructor, and then create objects of the constructed type.</text:span></text:p>
      <text:p text:style-name="P9"><text:span text:style-name="T4">4. Create an object using </text:span><text:span text:style-name="T52">Object.create ( )</text:span><text:span text:style-name="T4">.</text:span></text:p>
      <text:p text:style-name="P9"/>
      <text:p text:style-name="P9"><text:span text:style-name="T5">36.3.1. Using an Object Literal</text:span></text:p>
      <text:p text:style-name="P9"/>
      <text:p text:style-name="P9"><text:span text:style-name="T4">This is an easiest way of creating an object. Using an object literal, we both define and create an object in one statement.</text:span></text:p>
      <text:p text:style-name="P9"><text:span text:style-name="T4">An object literal is a list of name : value pairs ( like age : 42 ) inside curly braces { }.</text:span></text:p>
      <text:p text:style-name="P9"><text:span text:style-name="T4">Spaces and line breaks are not important. An object definition can span multiple lines.</text:span></text:p>
      <text:p text:style-name="P9"/>
      <text:p text:style-name="P9"><text:span text:style-name="T4">Below example creates a new JS object with four properties :</text:span></text:p>
      <text:p text:style-name="P9"/>
      <text:p text:style-name="P9"><text:span text:style-name="T4">&lt;script&gt;</text:span></text:p>
      <text:p text:style-name="P6"/>
      <text:p text:style-name="P9"><text:span text:style-name="T70">const</text:span><text:span text:style-name="T4"><text:s/>person = { firstName: “</text:span><text:span text:style-name="T52">Alok</text:span><text:span text:style-name="T4">”, lastName: “</text:span><text:span text:style-name="T52">Arora</text:span><text:span text:style-name="T4">”, age: </text:span><text:span text:style-name="T52">42</text:span><text:span text:style-name="T4">, eyeColor: “</text:span><text:span text:style-name="T52">Brown</text:span><text:span text:style-name="T4">” };</text:span></text:p>
      <text:p text:style-name="P9"><text:span text:style-name="T4">document.getElementById (“demo”).innerHTML = person.firstName + “ is “ + person.age + “years old.”;</text:span></text:p>
      <text:p text:style-name="P9"/>
      <text:p text:style-name="P9"><text:span text:style-name="T4">&lt;/script&gt;</text:span></text:p>
      <text:p text:style-name="P9"/>
      <text:p text:style-name="P9"><text:span text:style-name="T4">We can also create an empty object and then add properties to it.</text:span></text:p>
      <text:p text:style-name="P9"/>
      <text:p text:style-name="P30"><text:span text:style-name="T14">&lt;</text:span><text:span text:style-name="T4">script</text:span><text:span text:style-name="T14">&gt;</text:span></text:p>
      <text:p text:style-name="P9"/>
      <text:p text:style-name="P9"><text:span text:style-name="T70">const</text:span><text:span text:style-name="T4"><text:s/>person = { };</text:span></text:p>
      <text:p text:style-name="P9"><text:span text:style-name="T4">person.firstName = </text:span><text:span text:style-name="T9">"John"</text:span><text:span text:style-name="T4">;</text:span></text:p>
      <text:p text:style-name="P9"><text:span text:style-name="T4">person.lastName = </text:span><text:span text:style-name="T9">"Doe"</text:span><text:span text:style-name="T4">;</text:span></text:p>
      <text:p text:style-name="P9"><text:span text:style-name="T4">person.age = </text:span><text:span text:style-name="T52">50</text:span><text:span text:style-name="T4">;</text:span></text:p>
      <text:p text:style-name="P9"><text:span text:style-name="T4">person.eyeColor = </text:span><text:span text:style-name="T9">"blue"</text:span><text:span text:style-name="T4">; </text:span></text:p>
      <text:p text:style-name="P9"/>
      <text:p text:style-name="P9"><text:span text:style-name="T4">document.getElementById(</text:span><text:span text:style-name="T9">"demo"</text:span><text:span text:style-name="T4">).innerHTML =</text:span></text:p>
      <text:p text:style-name="P9"><text:span text:style-name="T4">person.firstName + </text:span><text:span text:style-name="T9">" is "</text:span><text:span text:style-name="T4"><text:s/>+ person.age + </text:span><text:span text:style-name="T9">" years old."</text:span><text:span text:style-name="T4">;</text:span></text:p>
      <text:p text:style-name="P9"/>
      <text:p text:style-name="P30"><text:span text:style-name="T14">&lt;</text:span><text:span text:style-name="T70">/</text:span><text:span text:style-name="T4">script</text:span><text:span text:style-name="T14">&gt;</text:span></text:p>
      <text:p text:style-name="P9"/>
      <text:p text:style-name="P9"><text:span text:style-name="T4">Result : John is 50 years old</text:span></text:p>
      <text:p text:style-name="P9"/>
      <text:p text:style-name="P9"/>
      <text:p text:style-name="P9"><text:span text:style-name="T5">36.3.2. Using the JS keyword </text:span><text:span text:style-name="T26">new</text:span><text:span text:style-name="T5"><text:s/></text:span></text:p>
      <text:p text:style-name="P9"/>
      <text:p text:style-name="P9"><text:span text:style-name="T4">We can also create a new JS object by using </text:span><text:span text:style-name="T9">new Object ( ) </text:span><text:span text:style-name="T4">and then adding properties to that object.</text:span></text:p>
      <text:p text:style-name="P9"/>
      <text:p text:style-name="P30"><text:span text:style-name="T14">&lt;</text:span><text:span text:style-name="T4">script</text:span><text:span text:style-name="T14">&gt;</text:span></text:p>
      <text:p text:style-name="P9"/>
      <text:p text:style-name="P9"><text:span text:style-name="T70">const</text:span><text:span text:style-name="T4"><text:s/>person = </text:span><text:span text:style-name="T70">new</text:span><text:span text:style-name="T4"><text:s/>Object ( );</text:span></text:p>
      <text:p text:style-name="P9"><text:span text:style-name="T4">person.firstName = </text:span><text:span text:style-name="T9">"John"</text:span><text:span text:style-name="T4">;</text:span></text:p>
      <text:p text:style-name="P9"><text:span text:style-name="T4">person.lastName = </text:span><text:span text:style-name="T9">"Doe"</text:span><text:span text:style-name="T4">;</text:span></text:p>
      <text:p text:style-name="P9"><text:span text:style-name="T4">person.age = </text:span><text:span text:style-name="T52">50</text:span><text:span text:style-name="T4">;</text:span></text:p>
      <text:p text:style-name="P9"><text:span text:style-name="T4">person.eyeColor = </text:span><text:span text:style-name="T9">"blue"</text:span><text:span text:style-name="T4">; </text:span></text:p>
      <text:p text:style-name="P9"/>
      <text:p text:style-name="P9"><text:span text:style-name="T4">document.getElementById(</text:span><text:span text:style-name="T9">"demo"</text:span><text:span text:style-name="T4">).innerHTML =</text:span></text:p>
      <text:p text:style-name="P9"><text:span text:style-name="T4">person.firstName + </text:span><text:span text:style-name="T9">" is "</text:span><text:span text:style-name="T4"><text:s/>+ person.age + </text:span><text:span text:style-name="T9">" years old."</text:span><text:span text:style-name="T4">;</text:span></text:p>
      <text:p text:style-name="P9"/>
      <text:p text:style-name="P30"><text:span text:style-name="T14">&lt;</text:span><text:span text:style-name="T70">/</text:span><text:span text:style-name="T4">script</text:span><text:span text:style-name="T14">&gt;</text:span></text:p>
      <text:p text:style-name="P9"/>
      <text:p text:style-name="P9"><text:span text:style-name="T4">Result : John is 50 years old</text:span></text:p>
      <text:p text:style-name="P9"><text:span text:style-name="T6">Note : It is recommended to use the object literal method for better readability, simplicity and execution speed.</text:span></text:p>
      <text:p text:style-name="P9"/>
      <text:p text:style-name="P18"><text:span text:style-name="T5">36.3.3. JS Objects are Mutable / inconsistent <text:s/></text:span></text:p>
      <text:p text:style-name="P9"/>
      <text:p text:style-name="P9"><text:span text:style-name="T4">Objects are mutable : They are addressed by reference, not by value.</text:span></text:p>
      <text:p text:style-name="P9"><text:span text:style-name="T4">If </text:span><text:span text:style-name="T6">person</text:span><text:span text:style-name="T4"><text:s/>is an object, the following statement will </text:span><text:span text:style-name="T6">not</text:span><text:span text:style-name="T4"><text:s/>create a copy of person :</text:span></text:p>
      <text:p text:style-name="P9"/>
      <text:p text:style-name="P9"><text:span text:style-name="T70">const</text:span><text:span text:style-name="T4"><text:s/>x = person; </text:span></text:p>
      <text:p text:style-name="P9"/>
      <text:p text:style-name="P9"><text:span text:style-name="T4">The object x is not a copy of person. It is person. Both x and person are the same object.</text:span></text:p>
      <text:p text:style-name="P9"><text:span text:style-name="T4">Any changes made to x will also change person, because x and person are the same object.</text:span></text:p>
      <text:p text:style-name="P9"/>
      <text:p text:style-name="P30"><text:span text:style-name="T14">&lt;</text:span><text:span text:style-name="T4">script</text:span><text:span text:style-name="T14">&gt;</text:span></text:p>
      <text:p text:style-name="P9"/>
      <text:p text:style-name="P9"><text:span text:style-name="T70">const</text:span><text:span text:style-name="T4"><text:s/>person = { </text:span></text:p>
      <text:p text:style-name="P9"><text:span text:style-name="T4">person.firstName = </text:span><text:span text:style-name="T9">"John"</text:span><text:span text:style-name="T4">;</text:span></text:p>
      <text:p text:style-name="P9"><text:span text:style-name="T4">person.lastName = </text:span><text:span text:style-name="T9">"Doe"</text:span><text:span text:style-name="T4">;</text:span></text:p>
      <text:p text:style-name="P9"><text:span text:style-name="T4">person.age = </text:span><text:span text:style-name="T52">50</text:span><text:span text:style-name="T4">;</text:span></text:p>
      <text:p text:style-name="P9"><text:span text:style-name="T4">person.eyeColor = </text:span><text:span text:style-name="T9">"blue"</text:span></text:p>
      <text:p text:style-name="P9"><text:span text:style-name="T10">}</text:span><text:span text:style-name="T9"><text:s/></text:span><text:span text:style-name="T4">; </text:span></text:p>
      <text:p text:style-name="P9"/>
      <text:p text:style-name="P9"><text:span text:style-name="T70">const</text:span><text:span text:style-name="T4"><text:s/>x = person;</text:span></text:p>
      <text:p text:style-name="P9"><text:span text:style-name="T4">x.age = 10;</text:span></text:p>
      <text:p text:style-name="P9"/>
      <text:p text:style-name="P9"><text:span text:style-name="T4">document.getElementById(</text:span><text:span text:style-name="T9">"demo"</text:span><text:span text:style-name="T4">).innerHTML =</text:span></text:p>
      <text:p text:style-name="P9"><text:span text:style-name="T4">person.firstName + </text:span><text:span text:style-name="T9">" is "</text:span><text:span text:style-name="T4"><text:s/>+ person.age + </text:span><text:span text:style-name="T9">" years old."</text:span><text:span text:style-name="T4">;</text:span></text:p>
      <text:p text:style-name="P9"/>
      <text:p text:style-name="P30"><text:span text:style-name="T14">&lt;</text:span><text:span text:style-name="T70">/</text:span><text:span text:style-name="T4">script</text:span><text:span text:style-name="T14">&gt;</text:span></text:p>
      <text:p text:style-name="P9"/>
      <text:p text:style-name="P9"><text:span text:style-name="T4">Result : John is 10 years old</text:span></text:p>
      <text:p text:style-name="P9"/>
      <text:p text:style-name="P9"/>
      <text:p text:style-name="P36"><text:span text:style-name="T5">36.4. <text:s/>Object Properties </text:span></text:p>
      <text:p text:style-name="P9"/>
      <text:p text:style-name="P9"><text:span text:style-name="T4">Properties are the most important part of the any JS object. Object Properties are defined as a simple association between the name and value. All the properties have a name and value.</text:span></text:p>
      <text:p text:style-name="P4"><text:span text:style-name="T14">A JS object is a collection of unordered properties. </text:span>Properties can usually be changed, added, deleted and some are read only.</text:p>
      <text:p text:style-name="P9"/>
      <table:table table:name="Table42" table:style-name="Table1">
        <table:table-column table:style-name="TableColumn1"/>
        <table:table-column table:style-name="TableColumn1"/>
        <table:table-row>
          <table:table-cell table:style-name="TableCell1">
            <text:p text:style-name="P9"><text:span text:style-name="T5">Property</text:span></text:p>
          </table:table-cell>
          <table:table-cell table:style-name="TableCell1">
            <text:p text:style-name="P9"><text:span text:style-name="T5">Value</text:span></text:p>
          </table:table-cell>
        </table:table-row>
        <table:table-row>
          <table:table-cell table:style-name="TableCell1">
            <text:p text:style-name="P4">firstName</text:p>
          </table:table-cell>
          <table:table-cell table:style-name="TableCell1">
            <text:p text:style-name="P4">Alok</text:p>
          </table:table-cell>
        </table:table-row>
        <table:table-row>
          <table:table-cell table:style-name="TableCell1">
            <text:p text:style-name="P4">lastName</text:p>
          </table:table-cell>
          <table:table-cell table:style-name="TableCell1">
            <text:p text:style-name="P4">Arora</text:p>
          </table:table-cell>
        </table:table-row>
        <table:table-row>
          <table:table-cell table:style-name="TableCell1">
            <text:p text:style-name="P4">age</text:p>
          </table:table-cell>
          <table:table-cell table:style-name="TableCell1">
            <text:p text:style-name="P4">42</text:p>
          </table:table-cell>
        </table:table-row>
        <table:table-row>
          <table:table-cell table:style-name="TableCell1">
            <text:p text:style-name="P4">eyeColor</text:p>
          </table:table-cell>
          <table:table-cell table:style-name="TableCell1">
            <text:p text:style-name="P4">Brown</text:p>
          </table:table-cell>
        </table:table-row>
      </table:table>
      <text:p text:style-name="P9"/>
      <text:p text:style-name="P9"><text:span text:style-name="T5">36.4.1 Accessing JS Properties</text:span></text:p>
      <text:p text:style-name="P9"/>
      <text:p text:style-name="P9"><text:span text:style-name="T4">The Syntax for accessing the property of an object is :</text:span></text:p>
      <text:p text:style-name="P9"/>
      <table:table table:name="Table43" table:style-name="Table1">
        <table:table-column table:style-name="TableColumn1"/>
        <table:table-row>
          <table:table-cell table:style-name="TableCell1">
            <text:p text:style-name="P9"><text:span text:style-name="T4">objectName.property <text:s text:c="15"/></text:span><text:span text:style-name="T35">// person.age</text:span></text:p>
          </table:table-cell>
        </table:table-row>
      </table:table>
      <text:p text:style-name="P9"/>
      <text:p text:style-name="P9"><text:span text:style-name="T4">or</text:span></text:p>
      <text:p text:style-name="P9"/>
      <table:table table:name="Table44" table:style-name="Table1">
        <table:table-column table:style-name="TableColumn1"/>
        <table:table-row>
          <table:table-cell table:style-name="TableCell1">
            <text:p text:style-name="P121"><text:span text:style-name="T74">objectName [</text:span><text:span text:style-name="T40">“property”</text:span><text:span text:style-name="T74">] <text:s text:c="4"/></text:span><text:span text:style-name="T4"><text:s text:c="3"/>// person[“age”]</text:span></text:p>
          </table:table-cell>
        </table:table-row>
      </table:table>
      <text:p text:style-name="P9"/>
      <text:p text:style-name="P9"><text:span text:style-name="T4">or</text:span></text:p>
      <text:p text:style-name="P9"/>
      <table:table table:name="Table45" table:style-name="Table1">
        <table:table-column table:style-name="TableColumn1"/>
        <table:table-row>
          <table:table-cell table:style-name="TableCell1">
            <text:p text:style-name="P160"><text:span text:style-name="T74">objectName [expression] <text:s text:c="6"/></text:span><text:span text:style-name="T35">// x = “age”; person [x] </text:span><text:span text:style-name="T4">– The expression must evaluate to a <text:s text:c="2"/></text:span></text:p>
            <text:p text:style-name="P160"><text:span text:style-name="T4"><text:s text:c="88"/>property name. <text:s text:c="2"/></text:span><text:span text:style-name="T35"><text:s text:c="26"/></text:span></text:p>
          </table:table-cell>
        </table:table-row>
      </table:table>
      <text:p text:style-name="P9"/>
      <text:p text:style-name="P9"><text:span text:style-name="T5">36.4.2. JS </text:span><text:span text:style-name="T99">for...in </text:span><text:span text:style-name="T5">Loop</text:span></text:p>
      <text:p text:style-name="P9"/>
      <text:p text:style-name="P9"><text:span text:style-name="T4">The JS </text:span><text:span text:style-name="T9">for...in</text:span><text:span text:style-name="T4"><text:s/>statement loops through the properties of an object. The block of code inside of the <text:s/></text:span><text:span text:style-name="T9">for...in </text:span><text:span text:style-name="T4">loop will be executed for each property.</text:span></text:p>
      <text:p text:style-name="P9"/>
      <text:p text:style-name="P9"><text:span text:style-name="T4">Syntax :</text:span></text:p>
      <text:p text:style-name="P9"/>
      <table:table table:name="Table46" table:style-name="Table1">
        <table:table-column table:style-name="TableColumn1"/>
        <table:table-row>
          <table:table-cell table:style-name="TableCell1">
            <text:p text:style-name="P4"><text:span text:style-name="T100">for</text:span><text:s text:c="2"/>(<text:span text:style-name="T100">let</text:span><text:s/>variable <text:span text:style-name="T100">in</text:span><text:s/>object ) {</text:p>
            <text:p text:style-name="P121"><text:span text:style-name="T74"><text:s text:c="7"/></text:span><text:span text:style-name="T4"><text:s/>// code to be executed </text:span></text:p>
            <text:p text:style-name="P4">}</text:p>
          </table:table-cell>
        </table:table-row>
      </table:table>
      <text:p text:style-name="P9"/>
      <text:p text:style-name="P9"><text:span text:style-name="T4">Ex:</text:span></text:p>
      <text:p text:style-name="P9"><text:span text:style-name="T4">&lt;script&gt;</text:span></text:p>
      <text:p text:style-name="P9"/>
      <text:p text:style-name="P9"><text:span text:style-name="T70">const</text:span><text:span text:style-name="T4"><text:s/>person = {</text:span></text:p>
      <text:p text:style-name="P9"><text:span text:style-name="T4"><text:s text:c="3"/>fName : </text:span><text:span text:style-name="T9">“Alok”</text:span><text:span text:style-name="T4">,</text:span></text:p>
      <text:p text:style-name="P9"><text:span text:style-name="T4"><text:s text:c="3"/>lName : </text:span><text:span text:style-name="T9">“Arora”</text:span><text:span text:style-name="T4">,</text:span></text:p>
      <text:p text:style-name="P9"><text:span text:style-name="T4"><text:s text:c="3"/>age : </text:span><text:span text:style-name="T52">41</text:span></text:p>
      <text:p text:style-name="P9"><text:span text:style-name="T4">};</text:span></text:p>
      <text:p text:style-name="P9"/>
      <text:p text:style-name="P18"><text:span text:style-name="T70">let </text:span><text:span text:style-name="T4">txt =</text:span><text:span text:style-name="T70"><text:s/></text:span><text:span text:style-name="T101">“ “</text:span><text:span text:style-name="T4">;</text:span></text:p>
      <text:p text:style-name="P9"><text:span text:style-name="T70">for</text:span><text:span text:style-name="T4"><text:s/>( </text:span><text:span text:style-name="T70">let</text:span><text:span text:style-name="T4"><text:s/>x </text:span><text:span text:style-name="T70">in</text:span><text:span text:style-name="T4"><text:s/>person ) <text:s/>{</text:span></text:p>
      <text:p text:style-name="P9"><text:span text:style-name="T4"><text:s text:c="5"/>txt += person[x] + “ “ ;</text:span></text:p>
      <text:p text:style-name="P9"><text:span text:style-name="T4">}</text:span></text:p>
      <text:p text:style-name="P97"/>
      <text:p text:style-name="P9"><text:span text:style-name="T4">document.getElementById(“demo”).innerHTML = txt;</text:span></text:p>
      <text:p text:style-name="P9"/>
      <text:p text:style-name="P9"><text:span text:style-name="T4">&lt;/script&gt;</text:span></text:p>
      <text:p text:style-name="P9"/>
      <text:p text:style-name="P9"><text:span text:style-name="T4">Result : <text:s/>Alok Arora 41</text:span></text:p>
      <text:p text:style-name="P9"/>
      <text:p text:style-name="P9"><text:span text:style-name="T5">36.4.3. Adding New Properties</text:span></text:p>
      <text:p text:style-name="P9"/>
      <text:p text:style-name="P9"><text:span text:style-name="T4">We can add new properties to an existing object by simply giving it a value. We will use </text:span><text:span text:style-name="T101">“ = “</text:span><text:span text:style-name="T4"><text:s/>for assigning the value to an additional property (colon will not work) and will use semi-colon at the end </text:span><text:span text:style-name="T101">“ ; “ </text:span><text:span text:style-name="T10">.</text:span></text:p>
      <text:p text:style-name="P9"/>
      <text:p text:style-name="P9"><text:span text:style-name="T4">Ex :</text:span></text:p>
      <text:p text:style-name="P9"/>
      <text:p text:style-name="P74"><text:span text:style-name="T15">&lt;</text:span><text:span text:style-name="T4">script</text:span><text:span text:style-name="T15">&gt;</text:span></text:p>
      <text:p text:style-name="P44"><text:span text:style-name="T20">const</text:span><text:span text:style-name="T24"><text:s/></text:span>person<text:span text:style-name="T24"><text:s/>= {</text:span></text:p>
      <text:p text:style-name="P45">firstName:<text:span text:style-name="T24"><text:s/></text:span><text:span text:style-name="T22">"Alok"</text:span><text:span text:style-name="T24">, </text:span></text:p>
      <text:p text:style-name="P45">lastName:<text:span text:style-name="T24"><text:s/></text:span><text:span text:style-name="T22">"Arora"</text:span><text:span text:style-name="T24">, </text:span></text:p>
      <text:p text:style-name="P45">age:<text:span text:style-name="T24"><text:s/></text:span><text:span text:style-name="T39">41</text:span><text:span text:style-name="T24">, </text:span></text:p>
      <text:p text:style-name="P45">eyeColor:<text:span text:style-name="T24"><text:s/></text:span><text:span text:style-name="T22">"Brown"</text:span><text:span text:style-name="T24">, </text:span></text:p>
      <text:p text:style-name="P22">}; </text:p>
      <text:p text:style-name="P23"/>
      <text:p text:style-name="P22"><text:span text:style-name="T25">person</text:span>.<text:span text:style-name="T21">height</text:span><text:s/>= <text:span text:style-name="T39">5.9 </text:span>; </text:p>
      <text:p text:style-name="P23"><text:s/></text:p>
      <text:p text:style-name="P26"><text:span text:style-name="T21">document</text:span><text:span text:style-name="T24">.</text:span><text:span text:style-name="T23">getElementById</text:span><text:span text:style-name="T24">(</text:span>"demo"<text:span text:style-name="T24">).</text:span><text:span text:style-name="T21">innerHTML</text:span><text:span text:style-name="T24"><text:s/>= </text:span><text:span text:style-name="T25">person</text:span><text:span text:style-name="T24">.</text:span><text:span text:style-name="T21">firstName</text:span><text:span text:style-name="T24"><text:s/>+ </text:span>" is "<text:span text:style-name="T24"><text:s/>+ </text:span><text:span text:style-name="T25">person</text:span><text:span text:style-name="T24">.</text:span><text:span text:style-name="T21">age</text:span><text:span text:style-name="T24"><text:s/>+ </text:span>"years old "<text:span text:style-name="T24"><text:s/>+ </text:span>" and color of his eyes are "<text:span text:style-name="T24"><text:s/>+ </text:span><text:span text:style-name="T25">person</text:span><text:span text:style-name="T24">.</text:span><text:span text:style-name="T21">eyeColor</text:span><text:span text:style-name="T24"><text:s/>+ </text:span>" and his height is "<text:span text:style-name="T24"><text:s/>+ </text:span><text:span text:style-name="T25">person</text:span><text:span text:style-name="T24">.</text:span><text:span text:style-name="T21">height</text:span><text:span text:style-name="T24">;</text:span></text:p>
      <text:p text:style-name="P23"/>
      <text:p text:style-name="P24"><text:span text:style-name="T19">&lt;/</text:span>script<text:span text:style-name="T19">&gt;</text:span></text:p>
      <text:p text:style-name="P9"/>
      <text:p text:style-name="P9"><text:span text:style-name="T4">Result : <text:s/>Alok is 41years old and color of his eyes are Brown and his height is 5.9</text:span></text:p>
      <text:p text:style-name="P9"/>
      <text:p text:style-name="P9"/>
      <text:p text:style-name="P9"><text:span text:style-name="T5">36.4.4 <text:s/>Deleting Properties</text:span></text:p>
      <text:p text:style-name="P9"/>
      <text:p text:style-name="P9"><text:span text:style-name="T4">The </text:span><text:span text:style-name="T102">delete</text:span><text:span text:style-name="T4"><text:s/>keyword deletes a property from an object. The </text:span><text:span text:style-name="T102">delete</text:span><text:span text:style-name="T4"><text:s/>keyword deletes both the value of the property and the property itself.</text:span></text:p>
      <text:p text:style-name="P9"><text:span text:style-name="T4">After deletion, the property cannot be used before it is added back again.</text:span></text:p>
      <text:p text:style-name="P9"><text:span text:style-name="T4">The </text:span><text:span text:style-name="T102">delete</text:span><text:span text:style-name="T4"><text:s/>operator is designed to be used on object properties and has no effect on variables and functions.</text:span></text:p>
      <text:p text:style-name="P9"><text:span text:style-name="T4">The </text:span><text:span text:style-name="T102">delete</text:span><text:span text:style-name="T4"><text:s/>operator should </text:span><text:span text:style-name="T5">NOT</text:span><text:span text:style-name="T4"><text:s/>be used on predefined JS objects. It will crash your application.</text:span></text:p>
      <text:p text:style-name="P9"/>
      <text:p text:style-name="P9"/>
      <text:p text:style-name="P74"><text:span text:style-name="T15">&lt;</text:span><text:span text:style-name="T4">script</text:span><text:span text:style-name="T15">&gt;</text:span></text:p>
      <text:p text:style-name="P22"><text:span text:style-name="T20">const</text:span><text:s/><text:span text:style-name="T25">person</text:span><text:s/>= { </text:p>
      <text:p text:style-name="P45">firstName:<text:span text:style-name="T24"><text:s/></text:span><text:span text:style-name="T22">"Alok"</text:span><text:span text:style-name="T24">, </text:span></text:p>
      <text:p text:style-name="P45">lastName:<text:span text:style-name="T24"><text:s/></text:span><text:span text:style-name="T22">"Arora"</text:span><text:span text:style-name="T24">, </text:span></text:p>
      <text:p text:style-name="P45">age:<text:span text:style-name="T24"><text:s/></text:span><text:span text:style-name="T39">41</text:span><text:span text:style-name="T24">, </text:span></text:p>
      <text:p text:style-name="P45">eyeColor:<text:span text:style-name="T24"><text:s/></text:span><text:span text:style-name="T22">"Brown"</text:span><text:span text:style-name="T24">, </text:span></text:p>
      <text:p text:style-name="P22">}; </text:p>
      <text:p text:style-name="P23"/>
      <text:p text:style-name="P22"><text:span text:style-name="T25">delete person</text:span>.<text:span text:style-name="T21">age</text:span><text:span text:style-name="T39"><text:s/></text:span>; / delete person [“age”]; </text:p>
      <text:p text:style-name="P22"><text:span text:style-name="T25">person</text:span>.<text:span text:style-name="T21">height</text:span><text:s/>= <text:span text:style-name="T39">5.9</text:span>; </text:p>
      <text:p text:style-name="P23"/>
      <text:p text:style-name="P23"/>
      <text:p text:style-name="P26"><text:span text:style-name="T21">document</text:span><text:span text:style-name="T24">.</text:span><text:span text:style-name="T23">getElementById</text:span><text:span text:style-name="T24">(</text:span>"demo"<text:span text:style-name="T24">).</text:span><text:span text:style-name="T21">innerHTML</text:span><text:span text:style-name="T24"><text:s/>= </text:span><text:span text:style-name="T25">person</text:span><text:span text:style-name="T24">.</text:span><text:span text:style-name="T21">firstName</text:span><text:span text:style-name="T24"><text:s/>+ </text:span>" is "<text:span text:style-name="T24"><text:s/>+ </text:span><text:span text:style-name="T25">person</text:span><text:span text:style-name="T24">.</text:span><text:span text:style-name="T21">age</text:span><text:span text:style-name="T24"><text:s/>+ </text:span>" years old "<text:span text:style-name="T24"><text:s/>+ </text:span>" and color of his eyes are "<text:span text:style-name="T24"><text:s/>+ </text:span><text:span text:style-name="T25">person</text:span><text:span text:style-name="T24">.</text:span><text:span text:style-name="T21">eyeColor</text:span><text:span text:style-name="T24"><text:s/>+ </text:span>" and his height is "<text:span text:style-name="T24"><text:s/>+ </text:span><text:span text:style-name="T25">person</text:span><text:span text:style-name="T24">.</text:span><text:span text:style-name="T21">height</text:span><text:span text:style-name="T24">; </text:span></text:p>
      <text:p text:style-name="P23"/>
      <text:p text:style-name="P24"><text:span text:style-name="T15">&lt;/</text:span><text:span text:style-name="T4">script</text:span><text:span text:style-name="T15">&gt;</text:span></text:p>
      <text:p text:style-name="P9"/>
      <text:p text:style-name="P36"/>
      <text:p text:style-name="P9"><text:span text:style-name="T4">Result : Alok is </text:span><text:span text:style-name="T6">undefined</text:span><text:span text:style-name="T4"><text:s/>years old and color of his eyes are Brown and his height is 5.9</text:span></text:p>
      <text:p text:style-name="P161"/>
      <text:p text:style-name="P9"><text:span text:style-name="T5">36.4.5. Nested Objects</text:span></text:p>
      <text:p text:style-name="P9"/>
      <text:p text:style-name="P9"><text:span text:style-name="T4">Value of a property in an object can be another object.</text:span></text:p>
      <text:p text:style-name="P9"><text:span text:style-name="T4">We can access nested objects using the dot notation or the bracket notation.</text:span></text:p>
      <text:p text:style-name="P9"/>
      <text:p text:style-name="P9"><text:span text:style-name="T4">Ex:</text:span></text:p>
      <text:p text:style-name="P9"/>
      <text:p text:style-name="P74"><text:span text:style-name="T15">&lt;</text:span><text:span text:style-name="T4">script</text:span><text:span text:style-name="T15">&gt;</text:span></text:p>
      <text:p text:style-name="P22"><text:span text:style-name="T20">const</text:span><text:s/><text:span text:style-name="T25">person</text:span><text:s/>= { </text:p>
      <text:p text:style-name="P45">firstName:<text:span text:style-name="T24"><text:s/></text:span><text:span text:style-name="T22">"Alok"</text:span><text:span text:style-name="T24">, </text:span></text:p>
      <text:p text:style-name="P45">lastName:<text:span text:style-name="T24"><text:s/></text:span><text:span text:style-name="T22">"Arora"</text:span><text:span text:style-name="T24">, </text:span></text:p>
      <text:p text:style-name="P45">age:<text:span text:style-name="T24"><text:s/></text:span><text:span text:style-name="T39">41</text:span><text:span text:style-name="T24">, </text:span></text:p>
      <text:p text:style-name="P45">eyeColor:<text:span text:style-name="T24"><text:s/></text:span><text:span text:style-name="T22">"Brown"</text:span><text:span text:style-name="T24">, </text:span></text:p>
      <text:p text:style-name="P45">address:<text:span text:style-name="T24"><text:s/>{ </text:span></text:p>
      <text:p text:style-name="P45">Unitno:<text:span text:style-name="T24"><text:s/></text:span><text:span text:style-name="T39">232</text:span><text:span text:style-name="T24">,</text:span></text:p>
      <text:p text:style-name="P26"><text:span text:style-name="T21">Lane:</text:span><text:span text:style-name="T24"><text:s/></text:span>"north cave creek"<text:span text:style-name="T24">, </text:span></text:p>
      <text:p text:style-name="P45">zipcode:<text:span text:style-name="T24"><text:s/></text:span><text:span text:style-name="T39">85032 </text:span></text:p>
      <text:p text:style-name="P22">} </text:p>
      <text:p text:style-name="P22">}; </text:p>
      <text:p text:style-name="P23"/>
      <text:p text:style-name="P45">document<text:span text:style-name="T24">.</text:span><text:span text:style-name="T23">getElementById</text:span><text:span text:style-name="T24">(</text:span><text:span text:style-name="T22">"demo"</text:span><text:span text:style-name="T24">).</text:span>innerHTML<text:span text:style-name="T24"><text:s/>= </text:span><text:span text:style-name="T25">person</text:span><text:span text:style-name="T24">.</text:span>firstName<text:span text:style-name="T24"><text:s/>+ </text:span><text:span text:style-name="T22">" is "</text:span><text:span text:style-name="T24"><text:s/>+ </text:span><text:span text:style-name="T25">person</text:span><text:span text:style-name="T24">.</text:span>age<text:span text:style-name="T24"><text:s/>+ </text:span><text:span text:style-name="T22">"years old "</text:span><text:span text:style-name="T24"><text:s/>+ </text:span><text:span text:style-name="T22">" and color of his eyes are "</text:span><text:span text:style-name="T24"><text:s/>+ </text:span><text:span text:style-name="T25">person</text:span><text:span text:style-name="T24">.</text:span>eyeColor<text:span text:style-name="T24"><text:s/>+ </text:span><text:span text:style-name="T22">" and the unit no. is "</text:span><text:span text:style-name="T24"><text:s/>+ </text:span><text:span text:style-name="T25">person</text:span><text:span text:style-name="T24">.</text:span>address<text:span text:style-name="T24">.</text:span>Unitno / person.address [“Unitno”] / person [“address”] [“Unitno”] <text:span text:style-name="T24">; <text:s/></text:span></text:p>
      <text:p text:style-name="P23"/>
      <text:p text:style-name="P24"><text:span text:style-name="T19">&lt;/</text:span>script<text:span text:style-name="T19">&gt;</text:span></text:p>
      <text:p text:style-name="P9"/>
      <text:p text:style-name="P9"><text:span text:style-name="T4">Result : Alok is 41years old and color of his eyes are Brown and the unit no. is 232<text:tab/></text:span></text:p>
      <text:p text:style-name="P9"/>
      <text:p text:style-name="P9"><text:span text:style-name="T4">or </text:span></text:p>
      <text:p text:style-name="P9"/>
      <text:p text:style-name="P9"><text:span text:style-name="T4">&lt;script&gt;</text:span></text:p>
      <text:p text:style-name="P9"/>
      <text:p text:style-name="P9"><text:span text:style-name="T4">const myObj = {</text:span></text:p>
      <text:p text:style-name="P9"><text:span text:style-name="T4"><text:s text:c="2"/>name: "John",</text:span></text:p>
      <text:p text:style-name="P9"><text:span text:style-name="T4"><text:s text:c="2"/>age: 30,</text:span></text:p>
      <text:p text:style-name="P9"><text:span text:style-name="T4"><text:s text:c="2"/>cars: {</text:span></text:p>
      <text:p text:style-name="P9"><text:span text:style-name="T4"><text:s text:c="2"/>car1: "Ford",</text:span></text:p>
      <text:p text:style-name="P9"><text:span text:style-name="T4"><text:s text:c="2"/>car2: "BMW",</text:span></text:p>
      <text:p text:style-name="P9"><text:span text:style-name="T4"><text:s text:c="2"/>car3: "Fiat"</text:span></text:p>
      <text:p text:style-name="P9"><text:span text:style-name="T4"><text:s text:c="2"/>}</text:span></text:p>
      <text:p text:style-name="P9"><text:span text:style-name="T4">}</text:span></text:p>
      <text:p text:style-name="P9"/>
      <text:p text:style-name="P9"><text:span text:style-name="T6">let p1 = "cars";</text:span></text:p>
      <text:p text:style-name="P9"><text:span text:style-name="T6">let p2 = "car2";</text:span></text:p>
      <text:p text:style-name="P9"/>
      <text:p text:style-name="P9"><text:span text:style-name="T4">document.getElementById("demo").innerHTML = </text:span><text:span text:style-name="T6">myObj [p1][p2]</text:span><text:span text:style-name="T4">;</text:span></text:p>
      <text:p text:style-name="P9"/>
      <text:p text:style-name="P9"><text:span text:style-name="T4">&lt;/script&gt;</text:span></text:p>
      <text:p text:style-name="P9"/>
      <text:p text:style-name="P9"><text:span text:style-name="T4">Result : BMW</text:span></text:p>
      <text:p text:style-name="P9"/>
      <text:p text:style-name="P9"><text:span text:style-name="T4">Normally, it is easy to use Dot notation and it is recommended as well but if I have a property that breaks the rule, let say we have a property name that has a hyphen in it, in this case we will have to use the Bracket notation as Dot notation won’t work. </text:span></text:p>
      <text:p text:style-name="P9"/>
      <text:p text:style-name="P9"><text:span text:style-name="T4">Also, if we need to pass a variable into the property name (like in above example), we will have to access the property using a Bracket notation.</text:span></text:p>
      <text:p text:style-name="P9"/>
      <text:p text:style-name="P9"><text:span text:style-name="T4">--------------------------</text:span></text:p>
      <text:p text:style-name="P9"><text:span text:style-name="T4">Ex:</text:span></text:p>
      <text:p text:style-name="P9"/>
      <text:p text:style-name="P74"><text:span text:style-name="T15">&lt;</text:span><text:span text:style-name="T4">script</text:span><text:span text:style-name="T15">&gt;</text:span></text:p>
      <text:p text:style-name="P23"/>
      <text:p text:style-name="P162">// Create an object</text:p>
      <text:p text:style-name="P22"><text:span text:style-name="T20">const</text:span><text:s/><text:span text:style-name="T25">room</text:span><text:s/>= { </text:p>
      <text:p text:style-name="P45">bed :<text:span text:style-name="T24"><text:s/></text:span><text:span text:style-name="T22">"one"</text:span><text:span text:style-name="T24">, </text:span></text:p>
      <text:p text:style-name="P45">walls:<text:span text:style-name="T24"><text:s/></text:span><text:span text:style-name="T39">4</text:span><text:span text:style-name="T24">, </text:span></text:p>
      <text:p text:style-name="P45">pillows:<text:span text:style-name="T24"><text:s/></text:span><text:span text:style-name="T22">"three"</text:span><text:span text:style-name="T24">, </text:span></text:p>
      <text:p text:style-name="P45">blinds:<text:span text:style-name="T24"><text:s/></text:span><text:span text:style-name="T39">4</text:span><text:span text:style-name="T24">, </text:span></text:p>
      <text:p text:style-name="P45">decorativeitems:<text:span text:style-name="T24"><text:s/>{ <text:s/></text:span></text:p>
      <text:p text:style-name="P45">count:<text:span text:style-name="T24"><text:s/></text:span><text:span text:style-name="T22">"two"</text:span><text:span text:style-name="T24">, </text:span></text:p>
      <text:p text:style-name="P45">lamp:<text:span text:style-name="T24"><text:s/></text:span><text:span text:style-name="T39">1</text:span><text:span text:style-name="T24">, </text:span></text:p>
      <text:p text:style-name="P26"><text:span text:style-name="T21">design:</text:span><text:span text:style-name="T24"><text:s/></text:span>"different"<text:span text:style-name="T24">, </text:span></text:p>
      <text:p text:style-name="P22">}, </text:p>
      <text:p text:style-name="P163">doorCount:<text:span text:style-name="T24"><text:s/></text:span><text:span text:style-name="T22">"Nine"</text:span><text:span text:style-name="T24">, </text:span></text:p>
      <text:p text:style-name="P162">// Add a method</text:p>
      <text:p text:style-name="P27">toggleDoor<text:span text:style-name="T21">:</text:span><text:span text:style-name="T24"><text:s/></text:span><text:span text:style-name="T20">function</text:span><text:span text:style-name="T24"><text:s/>(</text:span><text:span text:style-name="T21">noofDoors</text:span><text:span text:style-name="T24">) { </text:span></text:p>
      <text:p text:style-name="P45"><text:span text:style-name="T20">this</text:span><text:span text:style-name="T24">.</text:span>doorCount<text:span text:style-name="T24"><text:s/>= </text:span>noofDoors<text:span text:style-name="T24">; </text:span></text:p>
      <text:p text:style-name="P22">} </text:p>
      <text:p text:style-name="P22">}; </text:p>
      <text:p text:style-name="P25"/>
      <text:p text:style-name="P164">// Change the values for pillows property. <text:s text:c="2"/>// Add Doors property</text:p>
      <text:p text:style-name="P45"><text:span text:style-name="T25">room</text:span><text:span text:style-name="T24">.</text:span>pillows<text:span text:style-name="T24"><text:s/>= </text:span><text:span text:style-name="T22">"four" </text:span></text:p>
      <text:p text:style-name="P22"><text:span text:style-name="T25">room</text:span>.<text:span text:style-name="T21">doors</text:span><text:s/>= <text:span text:style-name="T22">"two"</text:span>; </text:p>
      <text:p text:style-name="P22"/>
      <text:p text:style-name="P162">//Display room door count</text:p>
      <text:p text:style-name="P45">document<text:span text:style-name="T24">.</text:span><text:span text:style-name="T23">getElementById</text:span><text:span text:style-name="T24">(</text:span><text:span text:style-name="T22">"demo"</text:span><text:span text:style-name="T24">).</text:span>innerHTML<text:span text:style-name="T24"><text:s/>= </text:span><text:span text:style-name="T25">room</text:span><text:span text:style-name="T24">.</text:span>doorCount<text:span text:style-name="T24">; </text:span></text:p>
      <text:p text:style-name="P22"/>
      <text:p text:style-name="P24"><text:span text:style-name="T19">&lt;/</text:span>script<text:span text:style-name="T19">&gt;</text:span></text:p>
      <text:p text:style-name="P9"/>
      <text:p text:style-name="P9"><text:span text:style-name="T4">Result : Nine</text:span></text:p>
      <text:p text:style-name="P9"/>
      <text:p text:style-name="P9"><text:span text:style-name="T5">36.4.6. Nested Arrays and Objects</text:span></text:p>
      <text:p text:style-name="P9"/>
      <text:p text:style-name="P9"><text:span text:style-name="T4">Values in objects can be arrays, and values in arrays can be objects.</text:span></text:p>
      <text:p text:style-name="P9"/>
      <text:p text:style-name="P9"><text:span text:style-name="T4">Ex:</text:span></text:p>
      <text:p text:style-name="P9"/>
      <text:p text:style-name="P9"><text:span text:style-name="T4">&lt;script&gt;</text:span></text:p>
      <text:p text:style-name="P9"><text:span text:style-name="T4">let x = " ";</text:span></text:p>
      <text:p text:style-name="P9"><text:span text:style-name="T4">const myObj = {</text:span></text:p>
      <text:p text:style-name="P9"><text:span text:style-name="T4"><text:s text:c="2"/>name: "John",</text:span></text:p>
      <text:p text:style-name="P9"><text:span text:style-name="T4"><text:s text:c="2"/>age: 30,</text:span></text:p>
      <text:p text:style-name="P9"><text:span text:style-name="T4"><text:s text:c="2"/>cars: [</text:span></text:p>
      <text:p text:style-name="P9"><text:span text:style-name="T4"><text:s text:c="4"/>{name:"Ford", models:["Fiesta", "Focus", "Mustang"]},</text:span></text:p>
      <text:p text:style-name="P9"><text:span text:style-name="T4"><text:s text:c="4"/>{name:"BMW", models:["320", "X3", "X5"]},</text:span></text:p>
      <text:p text:style-name="P9"><text:span text:style-name="T4"><text:s text:c="4"/>{name:"Fiat", models:["500", "Panda"]}</text:span></text:p>
      <text:p text:style-name="P9"><text:span text:style-name="T4"><text:s text:c="2"/>]</text:span></text:p>
      <text:p text:style-name="P9"><text:span text:style-name="T4">}</text:span></text:p>
      <text:p text:style-name="P9"/>
      <text:p text:style-name="P9"><text:span text:style-name="T6">To access arrays inside arrays, we will use for-in loop for each array:</text:span></text:p>
      <text:p text:style-name="P9"/>
      <text:p text:style-name="P97"><text:span text:style-name="T4">for (let i in myObj.cars) {</text:span></text:p>
      <text:p text:style-name="P97"><text:span text:style-name="T4"><text:s text:c="2"/>x += "&lt;h2&gt;" + myObj.cars[i].name + "&lt;/h2&gt;";</text:span></text:p>
      <text:p text:style-name="P97"><text:span text:style-name="T4"><text:s text:c="2"/>for (let j in myObj.cars[i].models) {</text:span></text:p>
      <text:p text:style-name="P97"><text:span text:style-name="T4"><text:s text:c="4"/>x += myObj.cars[i].models[j] + "&lt;br&gt;";</text:span></text:p>
      <text:p text:style-name="P97"><text:span text:style-name="T4"><text:s text:c="2"/>}</text:span></text:p>
      <text:p text:style-name="P97"><text:span text:style-name="T4">}</text:span></text:p>
      <text:p text:style-name="P9"/>
      <text:p text:style-name="P9"><text:span text:style-name="T4">document.getElementById("demo").innerHTML = x;</text:span></text:p>
      <text:p text:style-name="P9"/>
      <text:p text:style-name="P9"><text:span text:style-name="T4">&lt;/script&gt;</text:span></text:p>
      <text:p text:style-name="P9"/>
      <text:p text:style-name="P9"><text:span text:style-name="T4">Result :</text:span></text:p>
      <text:p text:style-name="P9"/>
      <text:p text:style-name="P37"><text:span text:style-name="T4">Ford</text:span></text:p>
      <text:p text:style-name="P17"><text:span text:style-name="T4">Fiesta</text:span><text:line-break/><text:span text:style-name="T4">Focus</text:span><text:line-break/><text:span text:style-name="T4">Mustang</text:span></text:p>
      <text:p text:style-name="P37"><text:span text:style-name="T4">BMW</text:span></text:p>
      <text:p text:style-name="P17"><text:span text:style-name="T4">320</text:span><text:line-break/><text:span text:style-name="T4">X3</text:span><text:line-break/><text:span text:style-name="T4">X5</text:span></text:p>
      <text:p text:style-name="P37"><text:span text:style-name="T4">Fiat</text:span></text:p>
      <text:p text:style-name="P17"><text:span text:style-name="T4">500</text:span><text:line-break/><text:span text:style-name="T4">Panda</text:span></text:p>
      <text:p text:style-name="P9"/>
      <text:p text:style-name="P9"><text:span text:style-name="T5">36.4.7. Property Attributes</text:span></text:p>
      <text:p text:style-name="P9"><text:span text:style-name="T4"><text:s/></text:span></text:p>
      <text:p text:style-name="P9"><text:span text:style-name="T4">All properties have a name. In addition, they also have a value. The value is one of the property’s attributes.</text:span></text:p>
      <text:p text:style-name="P9"><text:span text:style-name="T4">Other attributes are enumerable (countable), configurable, and writable. These attributes define how the property can be accessed. (like is it readable?, is it writable?)</text:span></text:p>
      <text:p text:style-name="P9"/>
      <text:p text:style-name="P9"><text:span text:style-name="T4">In JS, all the attributes can be read, but only the value attribute can be changed (only if the property is writable).</text:span></text:p>
      <text:p text:style-name="P9"/>
      <text:p text:style-name="P9"><text:span text:style-name="T5">36.4.8. Prototype Properties</text:span></text:p>
      <text:p text:style-name="P161"/>
      <text:p text:style-name="P9"><text:span text:style-name="T4">JS objects inherit the properties of their prototype ( original / first model ).</text:span></text:p>
      <text:p text:style-name="P9"><text:span text:style-name="T4">The </text:span><text:span text:style-name="T102">delete</text:span><text:span text:style-name="T4"><text:s/>keyword does not delete inherited properties, but if we delete a prototype property, it will also affect all objects inherited from the prototype.</text:span></text:p>
      <text:p text:style-name="P161"/>
      <text:p text:style-name="P161"/>
      <text:p text:style-name="P36"><text:span text:style-name="T5">36.5. JS Object Methods </text:span></text:p>
      <text:p text:style-name="P9"/>
      <text:p text:style-name="P9"><text:span text:style-name="T4">Methods are actions that can be performed on objects. Functions inside an object is called a method. </text:span></text:p>
      <text:p text:style-name="P9"><text:span text:style-name="T4">Ex:</text:span></text:p>
      <text:p text:style-name="P9"/>
      <text:p text:style-name="P22"><text:span text:style-name="T20">const</text:span><text:s/><text:span text:style-name="T25">room</text:span><text:s/>= { </text:p>
      <text:p text:style-name="P45">bed :<text:span text:style-name="T24"><text:s/></text:span><text:span text:style-name="T22">"one"</text:span><text:span text:style-name="T24">, </text:span></text:p>
      <text:p text:style-name="P45">walls:<text:span text:style-name="T24"><text:s/></text:span><text:span text:style-name="T39">4</text:span><text:span text:style-name="T24">, </text:span></text:p>
      <text:p text:style-name="P45">pillows:<text:span text:style-name="T24"><text:s/></text:span><text:span text:style-name="T22">"three"</text:span><text:span text:style-name="T24">, </text:span></text:p>
      <text:p text:style-name="P45">blinds:<text:span text:style-name="T24"><text:s/></text:span><text:span text:style-name="T39">4</text:span><text:span text:style-name="T24">, </text:span></text:p>
      <text:p text:style-name="P45">decorativeitems:<text:span text:style-name="T24"><text:s/>{ <text:s/></text:span></text:p>
      <text:p text:style-name="P45">count:<text:span text:style-name="T24"><text:s/></text:span><text:span text:style-name="T22">"two"</text:span><text:span text:style-name="T24">, </text:span></text:p>
      <text:p text:style-name="P45">lamp:<text:span text:style-name="T24"><text:s/></text:span><text:span text:style-name="T39">1</text:span><text:span text:style-name="T24">, </text:span></text:p>
      <text:p text:style-name="P26"><text:span text:style-name="T21">design:</text:span><text:span text:style-name="T24"><text:s/></text:span>"different"<text:span text:style-name="T24">, </text:span></text:p>
      <text:p text:style-name="P22">}, </text:p>
      <text:p text:style-name="P163">doorCount:<text:span text:style-name="T24"><text:s/></text:span><text:span text:style-name="T22">"Nine"</text:span><text:span text:style-name="T24">, </text:span></text:p>
      <text:p text:style-name="P162">// Add a method</text:p>
      <text:p text:style-name="P27">toggleDoor<text:span text:style-name="T21">:</text:span><text:span text:style-name="T24"><text:s/></text:span><text:span text:style-name="T20">function</text:span><text:span text:style-name="T24"><text:s/>(</text:span><text:span text:style-name="T21">noofDoors</text:span><text:span text:style-name="T24">) { </text:span></text:p>
      <text:p text:style-name="P45"><text:span text:style-name="T20">this</text:span><text:span text:style-name="T24">.</text:span>doorCount<text:span text:style-name="T24"><text:s/>= </text:span>noofDoors<text:span text:style-name="T24">; </text:span></text:p>
      <text:p text:style-name="P22">} </text:p>
      <text:p text:style-name="P22"><text:span text:style-name="T4">}; </text:span></text:p>
      <text:p text:style-name="P22"/>
      <text:p text:style-name="P162"><text:span text:style-name="T4">// Changing the value of the doorCount property using method</text:span></text:p>
      <text:p text:style-name="P27"><text:span text:style-name="T103">room</text:span><text:span text:style-name="T104">.</text:span><text:span text:style-name="T4">toggleDoor</text:span><text:span text:style-name="T104">(</text:span><text:span text:style-name="T105">10</text:span><text:span text:style-name="T104">); </text:span></text:p>
      <text:p text:style-name="P162"/>
      <text:p text:style-name="P162"><text:span text:style-name="T4">// Display the doorCount</text:span></text:p>
      <text:p text:style-name="P45"><text:span text:style-name="T4">document</text:span><text:span text:style-name="T104">.</text:span><text:span text:style-name="T106">getElementById</text:span><text:span text:style-name="T104">(</text:span><text:span text:style-name="T18">"demo"</text:span><text:span text:style-name="T104">).</text:span><text:span text:style-name="T4">innerHTML</text:span><text:span text:style-name="T104"><text:s/>= </text:span><text:span text:style-name="T103">room</text:span><text:span text:style-name="T104">.</text:span><text:span text:style-name="T4">doorCount</text:span><text:span text:style-name="T104">; </text:span></text:p>
      <text:p text:style-name="P165"/>
      <text:p text:style-name="P165"><text:span text:style-name="T4">Result : 10</text:span></text:p>
      <text:p text:style-name="P165"/>
      <text:p text:style-name="P165"><text:span text:style-name="T4">In this case, toggleDoor method sits inside the room object. Inside the toggleDoor method sits a function that receives one parameter. </text:span></text:p>
      <text:p text:style-name="P165"><text:span text:style-name="T4">A parameter is a piece of data we can pass to the function. That parameter is then used inside the function to set the new value for the doorCount property. </text:span></text:p>
      <text:p text:style-name="P165"><text:span text:style-name="T4">So, this current objects, doorCount property using the Dot notation, set the value equal to the parameter passed (noofDoors).</text:span></text:p>
      <text:p text:style-name="P165"><text:span text:style-name="T4">-----------------------------</text:span></text:p>
      <text:p text:style-name="P165"/>
      <text:p text:style-name="P165"><text:span text:style-name="T4">Ex:</text:span></text:p>
      <text:p text:style-name="P165"/>
      <text:p text:style-name="P24"><text:span text:style-name="T15">&lt;</text:span><text:span text:style-name="T4">script</text:span><text:span text:style-name="T15">&gt;</text:span></text:p>
      <text:p text:style-name="P23"/>
      <text:p text:style-name="P44"><text:span text:style-name="T20">const</text:span><text:span text:style-name="T24"><text:s/></text:span>kitchen<text:span text:style-name="T24"><text:s/>= { </text:span></text:p>
      <text:p text:style-name="P45">counters :<text:span text:style-name="T24"><text:s/></text:span><text:span text:style-name="T22">"three"</text:span><text:span text:style-name="T24">, </text:span></text:p>
      <text:p text:style-name="P45">gasStove :<text:span text:style-name="T24"><text:s/></text:span><text:span text:style-name="T22">"one"</text:span><text:span text:style-name="T24">, </text:span></text:p>
      <text:p text:style-name="P45">fridge :<text:span text:style-name="T24"><text:s/></text:span><text:span text:style-name="T39">1</text:span><text:span text:style-name="T24">, </text:span></text:p>
      <text:p text:style-name="P45">equipments:<text:span text:style-name="T24"><text:s/>{ </text:span></text:p>
      <text:p text:style-name="P45">SmoothieMaker :<text:span text:style-name="T24"><text:s/></text:span><text:span text:style-name="T22">"Vitamix"</text:span><text:span text:style-name="T24">, </text:span></text:p>
      <text:p text:style-name="P26"><text:span text:style-name="T21">chopper :</text:span><text:span text:style-name="T24"><text:s/></text:span>"Hamilton"<text:span text:style-name="T24">, </text:span></text:p>
      <text:p text:style-name="P45">blender :<text:span text:style-name="T24"><text:s/></text:span><text:span text:style-name="T22">"Ninja"</text:span><text:span text:style-name="T24">, </text:span></text:p>
      <text:p text:style-name="P22">}, <text:s/></text:p>
      <text:p text:style-name="P45">choopingBoard :<text:span text:style-name="T24"><text:s/></text:span><text:span text:style-name="T39">2</text:span><text:span text:style-name="T24">, </text:span></text:p>
      <text:p text:style-name="P22"/>
      <text:p text:style-name="P45"><text:span text:style-name="T23">toggleGas</text:span><text:s/>:<text:span text:style-name="T24"><text:s/></text:span><text:span text:style-name="T20">function</text:span><text:span text:style-name="T24"><text:s/>(</text:span>noofstoves<text:span text:style-name="T24">) {</text:span></text:p>
      <text:p text:style-name="P45"><text:span text:style-name="T20">this</text:span><text:span text:style-name="T24">.</text:span>gasStove<text:span text:style-name="T24"><text:s/>= </text:span>noofstoves<text:span text:style-name="T24">;</text:span></text:p>
      <text:p text:style-name="P22">} </text:p>
      <text:p text:style-name="P22">}; </text:p>
      <text:p text:style-name="P22"/>
      <text:p text:style-name="P27"><text:span text:style-name="T25">kitchen</text:span><text:span text:style-name="T24">.</text:span>toggleGas<text:span text:style-name="T24">(</text:span><text:span text:style-name="T39">5</text:span><text:span text:style-name="T24">); </text:span></text:p>
      <text:p text:style-name="P23"/>
      <text:p text:style-name="P45">document<text:span text:style-name="T24">.</text:span><text:span text:style-name="T23">getElementById</text:span><text:span text:style-name="T24">(</text:span><text:span text:style-name="T22">"demo"</text:span><text:span text:style-name="T24">).</text:span>innerHTML<text:span text:style-name="T24"><text:s/>= </text:span><text:span text:style-name="T25">kitchen</text:span><text:span text:style-name="T24">.</text:span>equipments<text:span text:style-name="T24">[</text:span><text:span text:style-name="T22">"blender"</text:span><text:span text:style-name="T24">]; </text:span></text:p>
      <text:p text:style-name="P22"/>
      <text:p text:style-name="P163">document<text:span text:style-name="T24">.</text:span><text:span text:style-name="T23">getElementById</text:span><text:span text:style-name="T24">(</text:span><text:span text:style-name="T22">"demo"</text:span><text:span text:style-name="T24">).</text:span>innerHTML<text:span text:style-name="T24"><text:s/>= </text:span><text:span text:style-name="T25">kitchen</text:span><text:span text:style-name="T24">.</text:span>gasStove<text:span text:style-name="T24">;</text:span></text:p>
      <text:p text:style-name="P24"><text:span text:style-name="T19">&lt;/</text:span>script<text:span text:style-name="T19">&gt;</text:span></text:p>
      <text:p text:style-name="P165"/>
      <text:p text:style-name="P9"><text:span text:style-name="T4">Result : <text:s/>Ninja</text:span></text:p>
      <text:p text:style-name="P9"><text:span text:style-name="T4">Result : 5</text:span></text:p>
      <text:p text:style-name="P9"/>
      <text:p text:style-name="P166"><text:span text:style-name="T6">Note : Always assign the value to the method after closing the object. </text:span></text:p>
      <text:p text:style-name="P9"/>
      <text:p text:style-name="P9"/>
      <table:table table:name="Table47" table:style-name="Table1">
        <table:table-column table:style-name="TableColumn1"/>
        <table:table-column table:style-name="TableColumn1"/>
        <table:table-row>
          <table:table-cell table:style-name="TableCell1">
            <text:p text:style-name="P9"><text:span text:style-name="T5">Property</text:span></text:p>
          </table:table-cell>
          <table:table-cell table:style-name="TableCell1">
            <text:p text:style-name="P9"><text:span text:style-name="T5">Value</text:span></text:p>
          </table:table-cell>
        </table:table-row>
        <table:table-row>
          <table:table-cell table:style-name="TableCell1">
            <text:p text:style-name="P4">firstName</text:p>
          </table:table-cell>
          <table:table-cell table:style-name="TableCell1">
            <text:p text:style-name="P4">Alok</text:p>
          </table:table-cell>
        </table:table-row>
        <table:table-row>
          <table:table-cell table:style-name="TableCell1">
            <text:p text:style-name="P4">lastName</text:p>
          </table:table-cell>
          <table:table-cell table:style-name="TableCell1">
            <text:p text:style-name="P4">Arora</text:p>
          </table:table-cell>
        </table:table-row>
        <table:table-row>
          <table:table-cell table:style-name="TableCell1">
            <text:p text:style-name="P4">age</text:p>
          </table:table-cell>
          <table:table-cell table:style-name="TableCell1">
            <text:p text:style-name="P4">42</text:p>
          </table:table-cell>
        </table:table-row>
        <table:table-row>
          <table:table-cell table:style-name="TableCell1">
            <text:p text:style-name="P4">eyeColor</text:p>
          </table:table-cell>
          <table:table-cell table:style-name="TableCell1">
            <text:p text:style-name="P4">Brown</text:p>
          </table:table-cell>
        </table:table-row>
        <table:table-row>
          <table:table-cell table:style-name="TableCell1">
            <text:p text:style-name="P4">FullName</text:p>
          </table:table-cell>
          <table:table-cell table:style-name="TableCell1">
            <text:p text:style-name="P4">Function( ) { return this.firstName + “ “ + this.lastName; }</text:p>
          </table:table-cell>
        </table:table-row>
      </table:table>
      <text:p text:style-name="P9"/>
      <text:p text:style-name="P9"><text:span text:style-name="T4">JS objects are containers for named values, called properties and methods.</text:span></text:p>
      <text:p text:style-name="P9"/>
      <text:p text:style-name="P9"><text:span text:style-name="T4">Ex:</text:span></text:p>
      <text:p text:style-name="P9"/>
      <text:p text:style-name="P9"><text:span text:style-name="T70">Const</text:span><text:span text:style-name="T4"><text:s/>person = {</text:span></text:p>
      <text:p text:style-name="P9"><text:span text:style-name="T4"><text:s text:c="7"/>firstName : </text:span><text:span text:style-name="T101">“Alok”</text:span><text:span text:style-name="T4">,</text:span></text:p>
      <text:p text:style-name="P9"><text:span text:style-name="T4"><text:s text:c="7"/>lastName : </text:span><text:span text:style-name="T101">“Arora”</text:span><text:span text:style-name="T4">,</text:span></text:p>
      <text:p text:style-name="P9"><text:span text:style-name="T4"><text:s text:c="7"/>id : </text:span><text:span text:style-name="T52">232423</text:span><text:span text:style-name="T4">,</text:span></text:p>
      <text:p text:style-name="P9"><text:span text:style-name="T4"><text:s text:c="7"/>fullName : </text:span><text:span text:style-name="T70">function</text:span><text:span text:style-name="T4"><text:s/>( ) <text:s/>{</text:span></text:p>
      <text:p text:style-name="P9"><text:span text:style-name="T4"><text:s text:c="8"/></text:span><text:span text:style-name="T70">return</text:span><text:span text:style-name="T4"><text:s/></text:span><text:span text:style-name="T70">this</text:span><text:span text:style-name="T4">.firstName + </text:span><text:span text:style-name="T101">“ “</text:span><text:span text:style-name="T4"><text:s/>+ </text:span><text:span text:style-name="T70">this</text:span><text:span text:style-name="T4">.lastName;</text:span></text:p>
      <text:p text:style-name="P9"><text:span text:style-name="T4">}</text:span></text:p>
      <text:p text:style-name="P9"><text:span text:style-name="T4">};</text:span></text:p>
      <text:p text:style-name="P9"/>
      <text:p text:style-name="P9"><text:span text:style-name="T4">document.getElementById(“demo”).innerHTML = person.fullName ( );</text:span></text:p>
      <text:p text:style-name="P9"/>
      <text:p text:style-name="P9"><text:span text:style-name="T4">Result : Alok Arora</text:span></text:p>
      <text:p text:style-name="P9"/>
      <text:p text:style-name="P9"/>
      <text:p text:style-name="P9"><text:span text:style-name="T5">36.5.1. The </text:span><text:span text:style-name="T89">this</text:span><text:span text:style-name="T5"><text:s/>keyword </text:span></text:p>
      <text:p text:style-name="P9"/>
      <text:p text:style-name="P9"><text:span text:style-name="T4">In a function definition, </text:span><text:span text:style-name="T52">this</text:span><text:span text:style-name="T4"><text:s/>refers to the “owner” of the function.</text:span></text:p>
      <text:p text:style-name="P9"><text:span text:style-name="T4">In the above example, </text:span><text:span text:style-name="T52">this</text:span><text:span text:style-name="T4"><text:s/>is the person object that “owns” the fullName function. In other words, this.firstName means the firstName property of this object.</text:span></text:p>
      <text:p text:style-name="P9"/>
      <text:p text:style-name="P9"/>
      <text:p text:style-name="P9"/>
      <text:p text:style-name="P9"><text:span text:style-name="T5">36.5.2. Accessing Object Methods </text:span></text:p>
      <text:p text:style-name="P9"/>
      <text:p text:style-name="P9"><text:span text:style-name="T4">Syntax for accessing object method :</text:span></text:p>
      <text:p text:style-name="P9"/>
      <table:table table:name="Table48" table:style-name="Table1">
        <table:table-column table:style-name="TableColumn1"/>
        <table:table-row>
          <table:table-cell table:style-name="TableCell1">
            <text:p text:style-name="P4">objectName.methodName ( )</text:p>
          </table:table-cell>
        </table:table-row>
      </table:table>
      <text:p text:style-name="P9"/>
      <text:p text:style-name="P9"><text:span text:style-name="T4">In the above example, fullName ( ) is a method of the person object, and fullName is a property as well. The fullName property will execute ( as a function ) when it is invoked with ( ). </text:span></text:p>
      <text:p text:style-name="P9"/>
      <text:p text:style-name="P17"><text:span text:style-name="T4">If we access it without () :</text:span></text:p>
      <table:table table:name="Table49" table:style-name="Table1">
        <table:table-column table:style-name="TableColumn1"/>
        <table:table-row>
          <table:table-cell table:style-name="TableCell1">
            <text:p text:style-name="P9"><text:span text:style-name="T4">document.getElementById(“demo”).innerHTML = </text:span><text:span text:style-name="T5">person.fullName ;</text:span></text:p>
          </table:table-cell>
        </table:table-row>
      </table:table>
      <text:p text:style-name="P9"/>
      <text:p text:style-name="P9"/>
      <text:p text:style-name="P17"><text:span text:style-name="T4">it will return the function definition:</text:span></text:p>
      <text:p text:style-name="P9"/>
      <table:table table:name="Table50" table:style-name="Table1">
        <table:table-column table:style-name="TableColumn1"/>
        <table:table-row>
          <table:table-cell table:style-name="TableCell1">
            <text:p text:style-name="P167"><text:span text:style-name="T34">function() { return this.firstName + " " + this.lastName; }</text:span></text:p>
          </table:table-cell>
        </table:table-row>
      </table:table>
      <text:p text:style-name="P167"/>
      <text:p text:style-name="P9"><text:span text:style-name="T4">So, in the above example we are accessing the fullName ( ) method of a person object.</text:span></text:p>
      <text:p text:style-name="P9"/>
      <text:p text:style-name="P9"><text:span text:style-name="T5">36.5.3. Adding a Method to an Object</text:span></text:p>
      <text:p text:style-name="P9"/>
      <text:p text:style-name="P9"><text:span text:style-name="T4">Adding a new method to an object is easy.</text:span></text:p>
      <text:p text:style-name="P9"/>
      <text:p text:style-name="P9"><text:span text:style-name="T4">&lt;script&gt;</text:span></text:p>
      <text:p text:style-name="P9"/>
      <text:p text:style-name="P9"><text:span text:style-name="T4">const person = {</text:span></text:p>
      <text:p text:style-name="P9"><text:span text:style-name="T4"><text:s text:c="2"/>firstName: "John",</text:span></text:p>
      <text:p text:style-name="P9"><text:span text:style-name="T4"><text:s text:c="2"/>lastName: "Doe",</text:span></text:p>
      <text:p text:style-name="P9"><text:span text:style-name="T4"><text:s text:c="2"/>id: 5566,</text:span></text:p>
      <text:p text:style-name="P9"><text:span text:style-name="T4">};</text:span></text:p>
      <text:p text:style-name="P9"/>
      <text:p text:style-name="P9"><text:span text:style-name="T4">person.name = function() {</text:span></text:p>
      <text:p text:style-name="P9"><text:span text:style-name="T4"><text:s text:c="2"/>return this.firstName + " " + this.lastName;</text:span></text:p>
      <text:p text:style-name="P9"><text:span text:style-name="T4">};</text:span></text:p>
      <text:p text:style-name="P9"/>
      <text:p text:style-name="P9"><text:span text:style-name="T4">document.getElementById("demo").innerHTML =</text:span></text:p>
      <text:p text:style-name="P9"><text:span text:style-name="T4">"My father is " + person.name(); </text:span></text:p>
      <text:p text:style-name="P9"/>
      <text:p text:style-name="P9"><text:span text:style-name="T4">&lt;/script&gt;</text:span></text:p>
      <text:p text:style-name="P9"/>
      <text:p text:style-name="P9"><text:span text:style-name="T4">Result : My father is John Doe</text:span></text:p>
      <text:p text:style-name="P9"/>
      <text:p text:style-name="P9"><text:span text:style-name="T5">36.5.4. Using Built-In Methods</text:span></text:p>
      <text:p text:style-name="P9"/>
      <text:p text:style-name="P9"><text:span text:style-name="T4">We can use built-in methods such as </text:span><text:span text:style-name="T107">toUpperCase ( )</text:span><text:span text:style-name="T4"><text:s/>and many more like that.</text:span></text:p>
      <text:p text:style-name="P9"/>
      <text:p text:style-name="P9"><text:span text:style-name="T4">Ex:</text:span></text:p>
      <text:p text:style-name="P9"/>
      <text:p text:style-name="P9"><text:span text:style-name="T4">&lt;script&gt;</text:span></text:p>
      <text:p text:style-name="P9"/>
      <text:p text:style-name="P9"><text:span text:style-name="T4">const person = {</text:span></text:p>
      <text:p text:style-name="P9"><text:span text:style-name="T4"><text:s text:c="2"/>firstName: "John",</text:span></text:p>
      <text:p text:style-name="P9"><text:span text:style-name="T4"><text:s text:c="2"/>lastName: "Doe",</text:span></text:p>
      <text:p text:style-name="P9"><text:span text:style-name="T4"><text:s text:c="2"/>id: 5566,</text:span></text:p>
      <text:p text:style-name="P9"><text:span text:style-name="T4">};</text:span></text:p>
      <text:p text:style-name="P9"><text:span text:style-name="T4">person.name = function() {</text:span></text:p>
      <text:p text:style-name="P9"><text:span text:style-name="T4"><text:s text:c="2"/>return (this.firstName + " " + this.lastName).toUpperCase();</text:span></text:p>
      <text:p text:style-name="P9"><text:span text:style-name="T4">};</text:span></text:p>
      <text:p text:style-name="P9"/>
      <text:p text:style-name="P9"><text:span text:style-name="T4">document.getElementById("demo").innerHTML = "My father is " + person.name(); </text:span></text:p>
      <text:p text:style-name="P9"/>
      <text:p text:style-name="P9"><text:span text:style-name="T4">&lt;/script&gt;</text:span></text:p>
      <text:p text:style-name="P9"/>
      <text:p text:style-name="P9"/>
      <text:p text:style-name="P36"><text:span text:style-name="T4">36.6. JS Display Objects </text:span></text:p>
      <text:p text:style-name="P9"/>
      <text:p text:style-name="P9"><text:span text:style-name="T4">Displaying a JS object will output [ object Object ].</text:span></text:p>
      <text:p text:style-name="P9"/>
      <text:p text:style-name="P9"><text:span text:style-name="T4">Ex:</text:span></text:p>
      <text:p text:style-name="P9"/>
      <text:p text:style-name="P9"><text:span text:style-name="T4">&lt;script&gt;</text:span></text:p>
      <text:p text:style-name="P9"/>
      <text:p text:style-name="P9"><text:span text:style-name="T4">const person = {</text:span></text:p>
      <text:p text:style-name="P9"><text:span text:style-name="T4"><text:s text:c="2"/>name: "John",</text:span></text:p>
      <text:p text:style-name="P9"><text:span text:style-name="T4"><text:s text:c="2"/>age: 30,</text:span></text:p>
      <text:p text:style-name="P9"><text:span text:style-name="T4"><text:s text:c="2"/>city: "New York"</text:span></text:p>
      <text:p text:style-name="P9"><text:span text:style-name="T4">};</text:span></text:p>
      <text:p text:style-name="P9"/>
      <text:p text:style-name="P9"><text:span text:style-name="T4">document.getElementById("demo").innerHTML = person;</text:span></text:p>
      <text:p text:style-name="P9"/>
      <text:p text:style-name="P9"><text:span text:style-name="T4">&lt;/script&gt;</text:span></text:p>
      <text:p text:style-name="P9"/>
      <text:p text:style-name="P9"><text:span text:style-name="T4">Result : [ object Object ]</text:span></text:p>
      <text:p text:style-name="P9"/>
      <text:p text:style-name="P9"><text:span text:style-name="T4">Some common solutions to display JS objects :</text:span></text:p>
      <text:p text:style-name="P9"/>
      <text:p text:style-name="P9"><text:span text:style-name="T4">1. Displaying the Object Properties by name.</text:span></text:p>
      <text:p text:style-name="P9"><text:span text:style-name="T4">2. Displaying the Object Properties in a Loop.</text:span></text:p>
      <text:p text:style-name="P9"><text:span text:style-name="T4">3. Displaying the Object using Object.values().</text:span></text:p>
      <text:p text:style-name="P9"><text:span text:style-name="T4">4. Displaying the Object using JSON.stringify().</text:span></text:p>
      <text:p text:style-name="P9"/>
      <text:p text:style-name="P9"><text:span text:style-name="T4">1. Displaying the Object Properties by name : </text:span></text:p>
      <text:p text:style-name="P9"/>
      <text:p text:style-name="P9"><text:span text:style-name="T4">Ex:</text:span></text:p>
      <text:p text:style-name="P9"><text:span text:style-name="T4"><text:s/></text:span></text:p>
      <text:p text:style-name="P168"><text:span text:style-name="T70">&lt;</text:span><text:span text:style-name="T4">script</text:span><text:span text:style-name="T70">&gt;</text:span></text:p>
      <text:p text:style-name="P9"/>
      <text:p text:style-name="P9"><text:span text:style-name="T70">const</text:span><text:span text:style-name="T4"><text:s/>person = {</text:span></text:p>
      <text:p text:style-name="P9"><text:span text:style-name="T4"><text:s text:c="2"/>name: </text:span><text:span text:style-name="T101">"John"</text:span><text:span text:style-name="T4">,</text:span></text:p>
      <text:p text:style-name="P9"><text:span text:style-name="T4"><text:s text:c="2"/>age: </text:span><text:span text:style-name="T52">30</text:span><text:span text:style-name="T4">,</text:span></text:p>
      <text:p text:style-name="P168"><text:span text:style-name="T14"><text:s text:c="2"/>city: </text:span><text:span text:style-name="T4">"New York"</text:span></text:p>
      <text:p text:style-name="P9"><text:span text:style-name="T4">};</text:span></text:p>
      <text:p text:style-name="P9"/>
      <text:p text:style-name="P9"><text:span text:style-name="T4">document.getElementById(</text:span><text:span text:style-name="T101">"demo"</text:span><text:span text:style-name="T4">).innerHTML = person.name + </text:span><text:span text:style-name="T101">", " </text:span><text:span text:style-name="T4">+ person.age + </text:span><text:span text:style-name="T101">", "</text:span><text:span text:style-name="T4"><text:s/>+ person.city;</text:span></text:p>
      <text:p text:style-name="P9"/>
      <text:p text:style-name="P168"><text:span text:style-name="T70">&lt;/</text:span><text:span text:style-name="T4">script</text:span><text:span text:style-name="T70">&gt;</text:span></text:p>
      <text:p text:style-name="P9"/>
      <text:p text:style-name="P9"><text:span text:style-name="T4">Result : John, 30, New York</text:span></text:p>
      <text:p text:style-name="P9"/>
      <text:p text:style-name="P9"><text:span text:style-name="T4">2. Displaying the Object Properties in a Loop.</text:span></text:p>
      <text:p text:style-name="P9"/>
      <text:p text:style-name="P74"><text:span text:style-name="T15">&lt;</text:span><text:span text:style-name="T4">script</text:span><text:span text:style-name="T15">&gt; </text:span></text:p>
      <text:p text:style-name="P169"/>
      <text:p text:style-name="P22"><text:span text:style-name="T20">const</text:span><text:s/><text:span text:style-name="T25">person</text:span><text:s/>= { </text:p>
      <text:p text:style-name="P45">firstName:<text:span text:style-name="T24"><text:s/></text:span><text:span text:style-name="T22">"Alok"</text:span><text:span text:style-name="T24">, <text:s/></text:span></text:p>
      <text:p text:style-name="P45">lastName:<text:span text:style-name="T24"><text:s/></text:span><text:span text:style-name="T22">"Arora"</text:span><text:span text:style-name="T24">, <text:s/></text:span></text:p>
      <text:p text:style-name="P22"><text:span text:style-name="T21">age:</text:span><text:s/><text:span text:style-name="T39">41</text:span>, <text:s/></text:p>
      <text:p text:style-name="P45">eyeColor:<text:span text:style-name="T24"><text:s/></text:span><text:span text:style-name="T22">"Brown"</text:span><text:span text:style-name="T24">, <text:s/></text:span></text:p>
      <text:p text:style-name="P45">address:<text:span text:style-name="T24"><text:s/>{ </text:span></text:p>
      <text:p text:style-name="P45">Unitno:<text:span text:style-name="T24"><text:s/></text:span><text:span text:style-name="T39">232</text:span><text:span text:style-name="T24">, </text:span></text:p>
      <text:p text:style-name="P26"><text:span text:style-name="T21">Lane:</text:span><text:span text:style-name="T24"><text:s/></text:span>"north cave creek"<text:span text:style-name="T24">, </text:span></text:p>
      <text:p text:style-name="P45">zipcode:<text:span text:style-name="T24"><text:s/></text:span><text:span text:style-name="T39">85032 </text:span></text:p>
      <text:p text:style-name="P22">} </text:p>
      <text:p text:style-name="P22">}; </text:p>
      <text:p text:style-name="P23"/>
      <text:p text:style-name="P22"><text:span text:style-name="T20">let</text:span><text:s/><text:span text:style-name="T21">txt</text:span><text:s/>= <text:span text:style-name="T22">""</text:span>; </text:p>
      <text:p text:style-name="P22"><text:span text:style-name="T88">for</text:span><text:s/>( <text:span text:style-name="T20">let</text:span><text:s/><text:span text:style-name="T21">y</text:span><text:s/><text:span text:style-name="T20">in</text:span><text:s/><text:span text:style-name="T25">person</text:span>) { </text:p>
      <text:p text:style-name="P22"><text:span text:style-name="T21">txt</text:span><text:s/>+= <text:span text:style-name="T25">person</text:span><text:s/>[<text:span text:style-name="T21">y</text:span>] + <text:span text:style-name="T22">" "</text:span>; </text:p>
      <text:p text:style-name="P22">}; </text:p>
      <text:p text:style-name="P23"/>
      <text:p text:style-name="P45">document<text:span text:style-name="T24">.</text:span><text:span text:style-name="T23">getElementById</text:span><text:span text:style-name="T24">(</text:span><text:span text:style-name="T22">"demo"</text:span><text:span text:style-name="T24">).</text:span>innerHTML<text:span text:style-name="T24"><text:s/>= </text:span>txt<text:span text:style-name="T24">; </text:span></text:p>
      <text:p text:style-name="P23"/>
      <text:p text:style-name="P24"><text:span text:style-name="T19">&lt;/</text:span>script<text:span text:style-name="T19">&gt;</text:span></text:p>
      <text:p text:style-name="P9"/>
      <text:p text:style-name="P9"><text:span text:style-name="T4">Result : Alok Arora 41 Brown [object Object]</text:span></text:p>
      <text:p text:style-name="P9"/>
      <text:p text:style-name="P9"><text:span text:style-name="T4">We will always use person [y] in the loop as person. y will not work as y is a variable.</text:span></text:p>
      <text:p text:style-name="P9"/>
      <text:p text:style-name="P9"><text:span text:style-name="T5">3. Displaying the Object using Object.values() :</text:span></text:p>
      <text:p text:style-name="P9"/>
      <text:p text:style-name="P9"><text:span text:style-name="T4">Any JS object can be converted to an array using </text:span><text:span text:style-name="T52">Object.values() </text:span><text:span text:style-name="T4">:</text:span></text:p>
      <text:p text:style-name="P9"/>
      <text:p text:style-name="P74"><text:span text:style-name="T15">&lt;</text:span><text:span text:style-name="T4">script</text:span><text:span text:style-name="T15">&gt;</text:span></text:p>
      <text:p text:style-name="P169"/>
      <text:p text:style-name="P22"><text:span text:style-name="T20">const</text:span><text:s/><text:span text:style-name="T25">person</text:span><text:s/>= { </text:p>
      <text:p text:style-name="P45">firstName:<text:span text:style-name="T24"><text:s/></text:span><text:span text:style-name="T22">"Alok"</text:span><text:span text:style-name="T24">, </text:span></text:p>
      <text:p text:style-name="P45">lastName:<text:span text:style-name="T24"><text:s/></text:span><text:span text:style-name="T22">"Arora"</text:span><text:span text:style-name="T24">, </text:span></text:p>
      <text:p text:style-name="P45">age:<text:span text:style-name="T24"><text:s/></text:span><text:span text:style-name="T39">41</text:span><text:span text:style-name="T24">, </text:span></text:p>
      <text:p text:style-name="P45">eyeColor:<text:span text:style-name="T24"><text:s/></text:span><text:span text:style-name="T22">"Brown"</text:span><text:span text:style-name="T24">, </text:span></text:p>
      <text:p text:style-name="P45">address:<text:span text:style-name="T24"><text:s/>{ </text:span></text:p>
      <text:p text:style-name="P45">Unitno:<text:span text:style-name="T24"><text:s/></text:span><text:span text:style-name="T39">232</text:span><text:span text:style-name="T24">, </text:span></text:p>
      <text:p text:style-name="P26"><text:span text:style-name="T21">Lane:</text:span><text:span text:style-name="T24"><text:s/></text:span>"north cave creek"<text:span text:style-name="T24">, </text:span></text:p>
      <text:p text:style-name="P45">zipcode:<text:span text:style-name="T24"><text:s/></text:span><text:span text:style-name="T39">85032 </text:span></text:p>
      <text:p text:style-name="P22">} </text:p>
      <text:p text:style-name="P22">}; </text:p>
      <text:p text:style-name="P23"/>
      <text:p text:style-name="P170"><text:span text:style-name="T11">const</text:span><text:span text:style-name="T4"><text:s/>myArray = Object.values(person); <text:s text:c="30"/></text:span><text:span text:style-name="T80"><text:s/>// optional </text:span></text:p>
      <text:p text:style-name="P27"><text:span text:style-name="T21">document</text:span><text:span text:style-name="T24">.</text:span>getElementById<text:span text:style-name="T24">(</text:span><text:span text:style-name="T22">"demo"</text:span><text:span text:style-name="T24">).</text:span><text:span text:style-name="T21">innerHTML</text:span><text:span text:style-name="T24"><text:s/>= </text:span><text:span text:style-name="T87">Object</text:span><text:span text:style-name="T24">.</text:span>values<text:span text:style-name="T24">(</text:span><text:span text:style-name="T25">person</text:span><text:span text:style-name="T24">); </text:span></text:p>
      <text:p text:style-name="P23"/>
      <text:p text:style-name="P24"><text:span text:style-name="T19">&lt;/</text:span>script<text:span text:style-name="T19">&gt;</text:span></text:p>
      <text:p text:style-name="P9"/>
      <text:p text:style-name="P9"><text:span text:style-name="T4">Result : Alok,Arora,41,Brown,[object Object]</text:span></text:p>
      <text:p text:style-name="P9"/>
      <text:p text:style-name="P9"><text:span text:style-name="T5">4. Displaying the Object using JSON.stringify()</text:span></text:p>
      <text:p text:style-name="P9"/>
      <text:p text:style-name="P9"><text:span text:style-name="T4">Any JS object can be stringified (converted to a string) with the JS function </text:span><text:span text:style-name="T52">JSON.stringify ( ) </text:span><text:span text:style-name="T4">:</text:span></text:p>
      <text:p text:style-name="P9"><text:span text:style-name="T4">Any object can be converted into a string.</text:span></text:p>
      <text:p text:style-name="P9"/>
      <text:p text:style-name="P9"><text:span text:style-name="T4">Ex:</text:span></text:p>
      <text:p text:style-name="P9"/>
      <text:p text:style-name="P9"><text:span text:style-name="T4">&lt;script&gt;</text:span></text:p>
      <text:p text:style-name="P9"/>
      <text:p text:style-name="P9"><text:span text:style-name="T4">const person = {</text:span></text:p>
      <text:p text:style-name="P9"><text:span text:style-name="T4"><text:s text:c="2"/>name: "John",</text:span></text:p>
      <text:p text:style-name="P9"><text:span text:style-name="T4"><text:s text:c="2"/>age: 30,</text:span></text:p>
      <text:p text:style-name="P9"><text:span text:style-name="T4"><text:s text:c="2"/>city: "New York"</text:span></text:p>
      <text:p text:style-name="P9"><text:span text:style-name="T4">};</text:span></text:p>
      <text:p text:style-name="P9"/>
      <text:p text:style-name="P9"><text:span text:style-name="T4">document.getElementById("demo").innerHTML = JSON.stringify(person);</text:span></text:p>
      <text:p text:style-name="P9"/>
      <text:p text:style-name="P9"><text:span text:style-name="T4">&lt;/script&gt;</text:span></text:p>
      <text:p text:style-name="P9"/>
      <text:p text:style-name="P9"><text:span text:style-name="T4">Result : {"name":"John","age":30,"city":"New York"}</text:span></text:p>
      <text:p text:style-name="P9"/>
      <text:p text:style-name="P9"><text:span text:style-name="T63">Stringify Dates</text:span></text:p>
      <text:p text:style-name="P9"/>
      <text:p text:style-name="P9"><text:span text:style-name="T4">JSON.stringify converts dates into strings.</text:span></text:p>
      <text:p text:style-name="P9"/>
      <text:p text:style-name="P9"><text:span text:style-name="T4">Ex:</text:span></text:p>
      <text:p text:style-name="P9"/>
      <text:p text:style-name="P9"><text:span text:style-name="T4">&lt;script&gt;</text:span></text:p>
      <text:p text:style-name="P9"/>
      <text:p text:style-name="P9"><text:span text:style-name="T4">var person = {</text:span></text:p>
      <text:p text:style-name="P9"><text:span text:style-name="T4"><text:s text:c="2"/>name: "John",</text:span></text:p>
      <text:p text:style-name="P9"><text:span text:style-name="T4"><text:s text:c="2"/>today: new Date()</text:span></text:p>
      <text:p text:style-name="P9"><text:span text:style-name="T4">};</text:span></text:p>
      <text:p text:style-name="P9"/>
      <text:p text:style-name="P9"><text:span text:style-name="T4">document.getElementById("demo").innerHTML = JSON.stringify(person);</text:span></text:p>
      <text:p text:style-name="P9"/>
      <text:p text:style-name="P9"><text:span text:style-name="T4">&lt;/script&gt;</text:span></text:p>
      <text:p text:style-name="P9"/>
      <text:p text:style-name="P9"/>
      <text:p text:style-name="P9"><text:span text:style-name="T4">Result : <text:s text:c="2"/>{"name":"John","today":"2021-07-29T22:04:24.435Z"}</text:span></text:p>
      <text:p text:style-name="P9"/>
      <text:p text:style-name="P9"/>
      <text:p text:style-name="P9"><text:span text:style-name="T63">Stringify Functions</text:span></text:p>
      <text:p text:style-name="P9"/>
      <text:p text:style-name="P9"><text:span text:style-name="T4">JSON.stringify will not stringify functions :</text:span></text:p>
      <text:p text:style-name="P9"/>
      <text:p text:style-name="P9"><text:span text:style-name="T4">Ex:</text:span></text:p>
      <text:p text:style-name="P9"/>
      <text:p text:style-name="P9"><text:span text:style-name="T4">&lt;script&gt;</text:span></text:p>
      <text:p text:style-name="P9"/>
      <text:p text:style-name="P9"><text:span text:style-name="T4">const person = {</text:span></text:p>
      <text:p text:style-name="P9"><text:span text:style-name="T4"><text:s text:c="2"/>name: "John",</text:span></text:p>
      <text:p text:style-name="P9"><text:span text:style-name="T4"><text:s text:c="2"/>age: function () {return 30;}</text:span></text:p>
      <text:p text:style-name="P9"><text:span text:style-name="T4">};</text:span></text:p>
      <text:p text:style-name="P9"/>
      <text:p text:style-name="P9"><text:span text:style-name="T4">document.getElementById("demo").innerHTML = JSON.stringify(person);</text:span></text:p>
      <text:p text:style-name="P9"/>
      <text:p text:style-name="P9"><text:span text:style-name="T4">&lt;/script&gt;</text:span></text:p>
      <text:p text:style-name="P9"/>
      <text:p text:style-name="P9"><text:span text:style-name="T4">Result : {"name":"John"}</text:span></text:p>
      <text:p text:style-name="P9"/>
      <text:p text:style-name="P9"><text:span text:style-name="T4">This can be fixed, if we convert the function into string before stringifying.</text:span></text:p>
      <text:p text:style-name="P9"/>
      <text:p text:style-name="P9"><text:span text:style-name="T4">Ex:</text:span></text:p>
      <text:p text:style-name="P9"/>
      <text:p text:style-name="P9"><text:span text:style-name="T4">&lt;script&gt;</text:span></text:p>
      <text:p text:style-name="P9"/>
      <text:p text:style-name="P9"><text:span text:style-name="T4">const person = {</text:span></text:p>
      <text:p text:style-name="P9"><text:span text:style-name="T4"><text:s text:c="2"/>name: "John",</text:span></text:p>
      <text:p text:style-name="P9"><text:span text:style-name="T4"><text:s text:c="2"/>age: function () {return 30;}</text:span></text:p>
      <text:p text:style-name="P9"><text:span text:style-name="T4">};</text:span></text:p>
      <text:p text:style-name="P9"><text:span text:style-name="T6">person.age = person.age.toString();</text:span></text:p>
      <text:p text:style-name="P9"/>
      <text:p text:style-name="P9"><text:span text:style-name="T4">document.getElementById("demo").innerHTML = JSON.stringify(person);</text:span></text:p>
      <text:p text:style-name="P9"/>
      <text:p text:style-name="P9"><text:span text:style-name="T4">&lt;/script&gt;</text:span></text:p>
      <text:p text:style-name="P9"/>
      <text:p text:style-name="P9"><text:span text:style-name="T4">Result : {"name":"John","age":"function () {return 30;}"}</text:span></text:p>
      <text:p text:style-name="P9"/>
      <text:p text:style-name="P9"><text:span text:style-name="T4">Stringify Arrays</text:span></text:p>
      <text:p text:style-name="P9"/>
      <text:p text:style-name="P9"><text:span text:style-name="T4">We can also stringify JS arrays:</text:span></text:p>
      <text:p text:style-name="P9"/>
      <text:p text:style-name="P9"><text:span text:style-name="T4">Ex:</text:span></text:p>
      <text:p text:style-name="P9"/>
      <text:p text:style-name="P9"><text:span text:style-name="T4">&lt;script&gt;</text:span></text:p>
      <text:p text:style-name="P9"/>
      <text:p text:style-name="P9"><text:span text:style-name="T4">const arr = ["John", "Peter", "Sally", "Jane"];</text:span></text:p>
      <text:p text:style-name="P9"/>
      <text:p text:style-name="P9"><text:span text:style-name="T4">document.getElementById("demo").innerHTML = JSON.stringify(arr);</text:span></text:p>
      <text:p text:style-name="P9"/>
      <text:p text:style-name="P9"><text:span text:style-name="T4">&lt;/script&gt;</text:span></text:p>
      <text:p text:style-name="P9"/>
      <text:p text:style-name="P9"/>
      <text:p text:style-name="P9"><text:span text:style-name="T4">Result : <text:s/>["John","Peter","Sally","Jane"]</text:span></text:p>
      <text:p text:style-name="P9"/>
      <text:p text:style-name="P36"><text:span text:style-name="T5">36.7. JS Object Accessors (Getters and Setters) </text:span></text:p>
      <text:p text:style-name="P36"/>
      <text:p text:style-name="P9"><text:span text:style-name="T4">In JS, there are two kinds of object properties:</text:span></text:p>
      <text:p text:style-name="P9"/>
      <text:list text:style-name="L4">
        <text:list-item>
          <text:p text:style-name="P105"><text:span text:style-name="T4">Data properties</text:span></text:p>
        </text:list-item>
        <text:list-item>
          <text:p text:style-name="P105"><text:span text:style-name="T4">Accessor properties</text:span></text:p>
        </text:list-item>
      </text:list>
      <text:p text:style-name="P9"/>
      <text:p text:style-name="P9"><text:span text:style-name="T6">Data Property :</text:span></text:p>
      <text:p text:style-name="P9"/>
      <text:p text:style-name="P9"><text:span text:style-name="T4">Ex:</text:span></text:p>
      <text:p text:style-name="P9"/>
      <text:p text:style-name="P9"><text:span text:style-name="T4">const student = {</text:span></text:p>
      <text:p text:style-name="P9"><text:span text:style-name="T4"><text:s text:c="11"/>firstName : “Alok”;</text:span></text:p>
      <text:p text:style-name="P9"><text:span text:style-name="T4">};</text:span></text:p>
      <text:p text:style-name="P9"/>
      <text:p text:style-name="P9"><text:span text:style-name="T6">Accessor Property :</text:span></text:p>
      <text:p text:style-name="P9"/>
      <text:p text:style-name="P9"><text:span text:style-name="T4">In JS, accessor properties are methods that </text:span><text:span text:style-name="T9">get</text:span><text:span text:style-name="T4"><text:s/>or </text:span><text:span text:style-name="T9">set</text:span><text:span text:style-name="T4"><text:s/>the value of an object. For that, we use two keywords :</text:span></text:p>
      <text:p text:style-name="P9"/>
      <text:p text:style-name="P9"><text:span text:style-name="T108">get </text:span><text:span text:style-name="T4">: to define the getter method to get the property.</text:span></text:p>
      <text:p text:style-name="P9"/>
      <text:p text:style-name="P9"><text:span text:style-name="T108">set </text:span><text:span text:style-name="T4">: to define the setter method to set the property.</text:span></text:p>
      <text:p text:style-name="P9"/>
      <text:p text:style-name="P9"><text:span text:style-name="T4">Getters and setters allow us to get and set the object properties via methods.</text:span></text:p>
      <text:p text:style-name="P9"/>
      <text:p text:style-name="P9"><text:span text:style-name="T4">JS Getter (The get keyword)</text:span></text:p>
      <text:p text:style-name="P9"/>
      <text:p text:style-name="P9"><text:span text:style-name="T4">Below example uses a </text:span><text:span text:style-name="T52">lang</text:span><text:span text:style-name="T4"><text:s/>property to </text:span><text:span text:style-name="T52">get</text:span><text:span text:style-name="T4"><text:s/>the value of the </text:span><text:span text:style-name="T52">language</text:span><text:span text:style-name="T4"><text:s/>property.</text:span></text:p>
      <text:p text:style-name="P9"/>
      <text:p text:style-name="P9"><text:span text:style-name="T4">Ex:</text:span></text:p>
      <text:p text:style-name="P28"/>
      <text:p text:style-name="P58"><text:span text:style-name="T4">&lt;script&gt;</text:span></text:p>
      <text:p text:style-name="P28"/>
      <text:p text:style-name="P9"><text:span text:style-name="T33">// Create an object:<text:line-break/></text:span><text:span text:style-name="T11">const </text:span><text:span text:style-name="T4">person = {<text:line-break/><text:s text:c="2"/>firstName: </text:span><text:span text:style-name="T12">"John"</text:span><text:span text:style-name="T4">,<text:line-break/><text:s text:c="2"/>lastName: </text:span><text:span text:style-name="T12">"Doe"</text:span><text:span text:style-name="T4">,<text:line-break/><text:s text:c="2"/>language: </text:span><text:span text:style-name="T12">"en"</text:span><text:span text:style-name="T4">, </text:span></text:p>
      <text:p text:style-name="P9"><text:span text:style-name="T4"><text:s text:c="2"/>get lang() {<text:line-break/><text:s text:c="3"/></text:span><text:span text:style-name="T11">return this</text:span><text:span text:style-name="T4">. language;<text:line-break/><text:s text:c="2"/>}<text:line-break/>};<text:line-break/><text:line-break/></text:span><text:span text:style-name="T33">// Display data from the object using a getter:<text:line-break/></text:span><text:span text:style-name="T4">document.getElementById(</text:span><text:span text:style-name="T12">"demo"</text:span><text:span text:style-name="T4">).innerHTML = person.lang;</text:span></text:p>
      <text:p text:style-name="P9"/>
      <text:p text:style-name="P58"><text:span text:style-name="T4">&lt;/script&gt;</text:span></text:p>
      <text:p text:style-name="P28"/>
      <text:p text:style-name="P9"/>
      <text:p text:style-name="P9"><text:span text:style-name="T4">JS Setter (The set keyword)</text:span></text:p>
      <text:p text:style-name="P9"/>
      <text:p text:style-name="P9"><text:span text:style-name="T4">Below example uses a </text:span><text:span text:style-name="T12">lang</text:span><text:span text:style-name="T4"><text:s/>property to </text:span><text:span text:style-name="T12">set</text:span><text:span text:style-name="T4"><text:s/>the value of the </text:span><text:span text:style-name="T12">language</text:span><text:span text:style-name="T4"><text:s/>property.</text:span></text:p>
      <text:p text:style-name="P9"><text:span text:style-name="T4">Ex:</text:span></text:p>
      <text:p text:style-name="P28"/>
      <text:p text:style-name="P58"><text:span text:style-name="T4">&lt;script&gt;</text:span></text:p>
      <text:p text:style-name="P28"/>
      <text:p text:style-name="P28"><text:span text:style-name="T4">// Create an object:</text:span></text:p>
      <text:p text:style-name="P9"><text:span text:style-name="T33"><text:line-break/></text:span><text:span text:style-name="T11">const </text:span><text:span text:style-name="T4">person = {<text:line-break/><text:s text:c="2"/>firstName: </text:span><text:span text:style-name="T12">"John"</text:span><text:span text:style-name="T4">,<text:line-break/><text:s text:c="2"/>lastName: </text:span><text:span text:style-name="T12">"Doe"</text:span><text:span text:style-name="T4">,<text:line-break/><text:s text:c="2"/>language: </text:span><text:span text:style-name="T12">"NO"</text:span><text:span text:style-name="T4">, </text:span></text:p>
      <text:p text:style-name="P9"><text:span text:style-name="T4"><text:s text:c="2"/>set lang (value) {<text:line-break/><text:s text:c="3"/></text:span><text:span text:style-name="T11"><text:s/>this</text:span><text:span text:style-name="T4">.language = <text:s/>value;<text:line-break/><text:s text:c="2"/>}<text:line-break/>};<text:line-break/></text:span></text:p>
      <text:p text:style-name="P28"><text:span text:style-name="T4">// Set a property using set:</text:span></text:p>
      <text:p text:style-name="P9"><text:span text:style-name="T4">person.lang = </text:span><text:span text:style-name="T12">“en”</text:span><text:span text:style-name="T4">;</text:span></text:p>
      <text:p text:style-name="P9"><text:span text:style-name="T4"><text:line-break/></text:span><text:span text:style-name="T33">// Display data from the object using a getter:<text:line-break/></text:span><text:span text:style-name="T4">document.getElementById(</text:span><text:span text:style-name="T12">"demo"</text:span><text:span text:style-name="T4">).innerHTML = person.language;</text:span></text:p>
      <text:p text:style-name="P9"/>
      <text:p text:style-name="P58"><text:span text:style-name="T4">&lt;/script&gt;</text:span></text:p>
      <text:p text:style-name="P28"/>
      <text:p text:style-name="P9"><text:span text:style-name="T4">Result : <text:s/>en</text:span></text:p>
      <text:p text:style-name="P9"/>
      <text:p text:style-name="P9"><text:span text:style-name="T4">-----------------------------</text:span></text:p>
      <text:p text:style-name="P9"><text:span text:style-name="T4"><text:s/></text:span></text:p>
      <text:p text:style-name="P74"><text:span text:style-name="T15">&lt;</text:span><text:span text:style-name="T4">script</text:span><text:span text:style-name="T15">&gt;</text:span></text:p>
      <text:p text:style-name="P22"><text:span text:style-name="T20">const</text:span><text:s/><text:span text:style-name="T25">person</text:span><text:s/>= { </text:p>
      <text:p text:style-name="P45">firstName:<text:span text:style-name="T24"><text:s/></text:span><text:span text:style-name="T22">"Alok"</text:span><text:span text:style-name="T24">, <text:s/></text:span></text:p>
      <text:p text:style-name="P45">lastName:<text:span text:style-name="T24"><text:s/></text:span><text:span text:style-name="T22">"Arora"</text:span><text:span text:style-name="T24">, <text:s/></text:span></text:p>
      <text:p text:style-name="P22"><text:span text:style-name="T21">age:</text:span><text:s/><text:span text:style-name="T39">41</text:span>, <text:s/></text:p>
      <text:p text:style-name="P45">eyeColor:<text:span text:style-name="T24"><text:s/></text:span><text:span text:style-name="T22">"Brown"</text:span><text:span text:style-name="T24">, <text:s/></text:span></text:p>
      <text:p text:style-name="P45">zipcode:<text:span text:style-name="T24"><text:s/></text:span><text:span text:style-name="T39">85032</text:span><text:span text:style-name="T24">, </text:span></text:p>
      <text:p text:style-name="P22"><text:span text:style-name="T20">set</text:span><text:s/><text:span text:style-name="T23">color</text:span>(<text:span text:style-name="T21">value</text:span>) { </text:p>
      <text:p text:style-name="P45"><text:span text:style-name="T20">this</text:span><text:span text:style-name="T24">.</text:span>eyeColor<text:span text:style-name="T24"><text:s/>= </text:span>value<text:span text:style-name="T24">; </text:span></text:p>
      <text:p text:style-name="P22">} </text:p>
      <text:p text:style-name="P22">}; </text:p>
      <text:p text:style-name="P22"><text:span text:style-name="T25">person</text:span>.<text:span text:style-name="T21">color</text:span><text:s/>= <text:span text:style-name="T22">"Blue"</text:span>; </text:p>
      <text:p text:style-name="P23"/>
      <text:p text:style-name="P45">document<text:span text:style-name="T24">.</text:span><text:span text:style-name="T23">getElementById</text:span><text:span text:style-name="T24">(</text:span><text:span text:style-name="T22">"demo"</text:span><text:span text:style-name="T24">).</text:span>innerHTML<text:span text:style-name="T24"><text:s/>= </text:span><text:span text:style-name="T25">person</text:span><text:span text:style-name="T24">.</text:span>eyeColor<text:span text:style-name="T24">; </text:span></text:p>
      <text:p text:style-name="P23"/>
      <text:p text:style-name="P24"><text:span text:style-name="T19">&lt;/</text:span>script<text:span text:style-name="T19">&gt;</text:span></text:p>
      <text:p text:style-name="P22"/>
      <text:p text:style-name="P9"/>
      <text:p text:style-name="P9"><text:span text:style-name="T4">Result : Blue</text:span></text:p>
      <text:p text:style-name="P9"/>
      <text:p text:style-name="P9"/>
      <text:p text:style-name="P9"><text:span text:style-name="T5">36.7.1. JS Function or Getter?</text:span></text:p>
      <text:p text:style-name="P9"/>
      <text:p text:style-name="P9"><text:span text:style-name="T4">There is a slight difference between the two.</text:span></text:p>
      <text:p text:style-name="P9"/>
      <text:p text:style-name="P9"><text:span text:style-name="T4">Ex.1 :</text:span></text:p>
      <text:p text:style-name="P9"/>
      <text:p text:style-name="P9"><text:span text:style-name="T11">const </text:span><text:span text:style-name="T4">person = {<text:line-break/><text:s/>firstName: </text:span><text:span text:style-name="T12">"John"</text:span><text:span text:style-name="T4">, </text:span></text:p>
      <text:p text:style-name="P9"><text:span text:style-name="T4"><text:s/>lastName: </text:span><text:span text:style-name="T12">"Doe"</text:span><text:span text:style-name="T4">,<text:line-break/><text:s text:c="2"/>fullName: </text:span><text:span text:style-name="T11">function</text:span><text:span text:style-name="T4">() {<text:line-break/><text:s text:c="2"/></text:span><text:span text:style-name="T11">return this</text:span><text:span text:style-name="T4">.firstName + </text:span><text:span text:style-name="T12">" " </text:span><text:span text:style-name="T4">+ </text:span><text:span text:style-name="T11">this</text:span><text:span text:style-name="T4">.lastName;<text:line-break/><text:s/>}<text:line-break/>};<text:line-break/><text:line-break/></text:span><text:span text:style-name="T33">// Display data from the object using a method:<text:line-break/></text:span><text:span text:style-name="T4">document.getElementById(</text:span><text:span text:style-name="T12">"demo"</text:span><text:span text:style-name="T4">).innerHTML = person.fullName();</text:span></text:p>
      <text:p text:style-name="P9"/>
      <text:p text:style-name="P9"><text:span text:style-name="T4">Result : John Doe</text:span></text:p>
      <text:p text:style-name="P9"/>
      <text:p text:style-name="P9"/>
      <text:p text:style-name="P9"><text:span text:style-name="T4">-----------------------------</text:span></text:p>
      <text:p text:style-name="P9"/>
      <text:p text:style-name="P9"><text:span text:style-name="T4">Ex.2 :<text:line-break/></text:span></text:p>
      <text:p text:style-name="P9"><text:span text:style-name="T11">const </text:span><text:span text:style-name="T4">person = {<text:line-break/><text:s text:c="2"/>firstName: </text:span><text:span text:style-name="T12">"John"</text:span><text:span text:style-name="T4">,<text:line-break/><text:s text:c="2"/>lastName: </text:span><text:span text:style-name="T12">"Doe"</text:span><text:span text:style-name="T4">, </text:span></text:p>
      <text:p text:style-name="P9"><text:span text:style-name="T4"><text:s/>get fullName() {<text:line-break/><text:s/></text:span><text:span text:style-name="T11">return this</text:span><text:span text:style-name="T4">.firstName + </text:span><text:span text:style-name="T12">" " </text:span><text:span text:style-name="T4">+ </text:span><text:span text:style-name="T11">this</text:span><text:span text:style-name="T4">.lastName;<text:line-break/><text:s text:c="2"/>}<text:line-break/>};<text:line-break/><text:line-break/></text:span><text:span text:style-name="T33">// Display data from the object using a getter:<text:line-break/></text:span><text:span text:style-name="T4">document.getElementById(</text:span><text:span text:style-name="T12">"demo"</text:span><text:span text:style-name="T4">).innerHTML = person.fullName;</text:span></text:p>
      <text:p text:style-name="P9"/>
      <text:p text:style-name="P9"><text:span text:style-name="T4">Result : John Doe</text:span></text:p>
      <text:p text:style-name="P9"/>
      <text:p text:style-name="P9"><text:span text:style-name="T4">In Ex.1, we access fullName as a </text:span><text:span text:style-name="T6">function</text:span><text:span text:style-name="T4">: person.fullName</text:span><text:span text:style-name="T52">()</text:span><text:span text:style-name="T4">.</text:span></text:p>
      <text:p text:style-name="P9"><text:span text:style-name="T4">In Ex.2, we access fullName as a </text:span><text:span text:style-name="T6">property</text:span><text:span text:style-name="T4">: person.fullName.</text:span></text:p>
      <text:p text:style-name="P9"/>
      <text:p text:style-name="P9"><text:span text:style-name="T63">Data Quality</text:span></text:p>
      <text:p text:style-name="P9"/>
      <text:p text:style-name="P9"><text:span text:style-name="T4">JS can secure better data quality when using the getters and setters.</text:span></text:p>
      <text:p text:style-name="P9"/>
      <text:p text:style-name="P9"><text:span text:style-name="T4">Ex:</text:span></text:p>
      <text:p text:style-name="P9"/>
      <text:p text:style-name="P9"><text:span text:style-name="T33">// Create an object:<text:line-break/></text:span><text:span text:style-name="T11">const </text:span><text:span text:style-name="T4">person = {<text:line-break/><text:s text:c="2"/>firstName: </text:span><text:span text:style-name="T12">"John"</text:span><text:span text:style-name="T4">,<text:line-break/><text:s text:c="2"/>lastName: </text:span><text:span text:style-name="T12">"Doe"</text:span><text:span text:style-name="T4">,<text:line-break/><text:s text:c="2"/>language: </text:span><text:span text:style-name="T12">"en"</text:span><text:span text:style-name="T4">, </text:span></text:p>
      <text:p text:style-name="P9"><text:span text:style-name="T4"><text:s text:c="2"/>get lang() <text:s text:c="2"/>{<text:line-break/><text:s text:c="3"/></text:span><text:span text:style-name="T11">return this</text:span><text:span text:style-name="T4">. language.toUpperCase () ; <text:line-break/><text:s text:c="2"/>}<text:line-break/>};<text:line-break/><text:line-break/></text:span><text:span text:style-name="T33">// Display data from the object using a getter:<text:line-break/></text:span><text:span text:style-name="T4">document.getElementById(</text:span><text:span text:style-name="T12">"demo"</text:span><text:span text:style-name="T4">).innerHTML = person.lang;</text:span></text:p>
      <text:p text:style-name="P9"/>
      <text:p text:style-name="P58"><text:span text:style-name="T4">&lt;/script&gt;</text:span></text:p>
      <text:p text:style-name="P28"/>
      <text:p text:style-name="P9"><text:span text:style-name="T4">Result : EN</text:span></text:p>
      <text:p text:style-name="P9"/>
      <text:p text:style-name="P9"><text:span text:style-name="T4">Using the </text:span><text:span text:style-name="T52">lang</text:span><text:span text:style-name="T4"><text:s/>property, it returns the value of the </text:span><text:span text:style-name="T52">language</text:span><text:span text:style-name="T4"><text:s/>property in upper case.</text:span></text:p>
      <text:p text:style-name="P9"/>
      <text:p text:style-name="P9"><text:span text:style-name="T4">-------------------------</text:span></text:p>
      <text:p text:style-name="P9"/>
      <text:p text:style-name="P9"><text:span text:style-name="T4">Ex:</text:span></text:p>
      <text:p text:style-name="P9"/>
      <text:p text:style-name="P58"><text:span text:style-name="T4">&lt;script&gt;</text:span></text:p>
      <text:p text:style-name="P28"/>
      <text:p text:style-name="P28"><text:span text:style-name="T4">// Create an object:</text:span></text:p>
      <text:p text:style-name="P9"><text:span text:style-name="T33"><text:line-break/></text:span><text:span text:style-name="T11">const </text:span><text:span text:style-name="T4">person = {<text:line-break/><text:s text:c="2"/>firstName: </text:span><text:span text:style-name="T12">"John"</text:span><text:span text:style-name="T4">,<text:line-break/><text:s text:c="2"/>lastName: </text:span><text:span text:style-name="T12">"Doe"</text:span><text:span text:style-name="T4">,<text:line-break/><text:s text:c="2"/>language: </text:span><text:span text:style-name="T12">"NO"</text:span><text:span text:style-name="T4">, </text:span></text:p>
      <text:p text:style-name="P9"><text:span text:style-name="T4"><text:s text:c="2"/>set lang (value) {<text:line-break/><text:s text:c="3"/></text:span><text:span text:style-name="T11"><text:s/>this</text:span><text:span text:style-name="T4">. language = <text:s/>value.toUpperCase();<text:line-break/><text:s text:c="2"/>}<text:line-break/>};<text:line-break/></text:span></text:p>
      <text:p text:style-name="P28"><text:span text:style-name="T4">// Set a property using set:</text:span></text:p>
      <text:p text:style-name="P9"><text:span text:style-name="T4">person.lang = </text:span><text:span text:style-name="T12">“en”</text:span><text:span text:style-name="T4">;</text:span></text:p>
      <text:p text:style-name="P9"><text:span text:style-name="T4"><text:line-break/></text:span><text:span text:style-name="T33">// Display data from the object using a getter:<text:line-break/></text:span><text:span text:style-name="T4">document.getElementById(</text:span><text:span text:style-name="T12">"demo"</text:span><text:span text:style-name="T4">).innerHTML = person.language;</text:span></text:p>
      <text:p text:style-name="P9"/>
      <text:p text:style-name="P58"><text:span text:style-name="T4">&lt;/script&gt;</text:span></text:p>
      <text:p text:style-name="P9"/>
      <text:p text:style-name="P9"><text:span text:style-name="T4">Result : EN</text:span></text:p>
      <text:p text:style-name="P9"/>
      <text:p text:style-name="P9"><text:span text:style-name="T4">Why using Getters and Setters?</text:span></text:p>
      <text:p text:style-name="P9"/>
      <text:p text:style-name="P9"><text:span text:style-name="T4">1. It gives simpler syntax.</text:span></text:p>
      <text:p text:style-name="P9"><text:span text:style-name="T4">2. It allows equal syntax for properties and methods.</text:span></text:p>
      <text:p text:style-name="P9"><text:span text:style-name="T4">3. It can secure data quality.</text:span></text:p>
      <text:p text:style-name="P9"><text:span text:style-name="T4">4. It is useful for doing things behind-the-scenes.</text:span></text:p>
      <text:p text:style-name="P9"/>
      <text:p text:style-name="P171"><text:span text:style-name="T5">36.8. Object.defineProperty()</text:span></text:p>
      <text:p text:style-name="P97"/>
      <text:p text:style-name="P97"><text:span text:style-name="T4">The </text:span><text:span text:style-name="T52">Object.definedProperty() </text:span><text:span text:style-name="T4">method can also be used to add Setters and Getters.</text:span></text:p>
      <text:p text:style-name="P97"/>
      <text:p text:style-name="P9"><text:span text:style-name="T4">Ex:</text:span></text:p>
      <text:p text:style-name="P9"/>
      <text:p text:style-name="P36"><text:span text:style-name="T5">36.9 Global Objects </text:span></text:p>
      <text:p text:style-name="P9"/>
      <text:p text:style-name="P9"><text:span text:style-name="T4">We can use the below link for the global objects:</text:span></text:p>
      <text:p text:style-name="P172"/>
      <text:p text:style-name="P172"><text:span text:style-name="T4">https://developer.mozilla.org/en-US/docs/Web/JavaScript/Reference/Global_Objects</text:span></text:p>
      <text:p text:style-name="P9"/>
      <text:p text:style-name="P9"><text:a xlink:type="simple" xlink:href="https://developer.mozilla.org/en-US/docs/Web/JavaScript/Reference/Global_Objects/Date"><text:span text:style-name="T4">https://developer.mozilla.org/en-US/docs/Web/JavaScript/Reference/Global_Objects/Date</text:span></text:a></text:p>
      <text:p text:style-name="P9"/>
      <text:p text:style-name="P9"><text:span text:style-name="T4">Using the above link in below example:</text:span></text:p>
      <text:p text:style-name="P30"><text:span text:style-name="T14">Ex: <text:s/></text:span><text:span text:style-name="T4">https://www.linkedin.com/learning/javascript-essential-training/global-objects?autoplay=true&amp;trk=learning-course_tocItem&amp;upsellOrderOrigin=default_guest_learning.</text:span></text:p>
      <text:p text:style-name="P9"/>
      <text:p text:style-name="P9"><text:span text:style-name="T4">Here, we are trying the calculate the age(days) of the table. So, we put the date acquired as in <text:s/>which the table was bought and today’s date and then we are trying to use the Math() function to calculate the age in days.</text:span></text:p>
      <text:p text:style-name="P9"/>
      <text:p text:style-name="P9"/>
      <text:p text:style-name="P24"><text:span text:style-name="T19">&lt;</text:span>script<text:span text:style-name="T19">&gt;</text:span></text:p>
      <text:p text:style-name="P23"/>
      <text:p text:style-name="P173">//Constructor function for Table object </text:p>
      <text:p text:style-name="P23"/>
      <text:p text:style-name="P24">function<text:span text:style-name="T24"><text:s/></text:span><text:span text:style-name="T87">Table</text:span><text:span text:style-name="T24">( </text:span></text:p>
      <text:p text:style-name="P45">place<text:span text:style-name="T24">, </text:span></text:p>
      <text:p text:style-name="P45">height<text:span text:style-name="T24">, </text:span></text:p>
      <text:p text:style-name="P45">length<text:span text:style-name="T24">, </text:span></text:p>
      <text:p text:style-name="P45">color<text:span text:style-name="T24">, <text:s/></text:span></text:p>
      <text:p text:style-name="P45">cornerLeft<text:span text:style-name="T24">, </text:span></text:p>
      <text:p text:style-name="P45">cornerRight<text:span text:style-name="T24">, </text:span></text:p>
      <text:p text:style-name="P45">dateAcquired </text:p>
      <text:p text:style-name="P22">) { <text:s/></text:p>
      <text:p text:style-name="P45"><text:span text:style-name="T20">this</text:span><text:span text:style-name="T24">.</text:span>keepPlace<text:span text:style-name="T24"><text:s/>= </text:span>place<text:span text:style-name="T24">; </text:span></text:p>
      <text:p text:style-name="P45"><text:span text:style-name="T20">this</text:span><text:span text:style-name="T24">.</text:span>height<text:span text:style-name="T24"><text:s/>= </text:span>height<text:span text:style-name="T24">; </text:span></text:p>
      <text:p text:style-name="P45"><text:span text:style-name="T20">this</text:span><text:span text:style-name="T24">.</text:span>length<text:span text:style-name="T24"><text:s/>= </text:span>length<text:span text:style-name="T24">; </text:span></text:p>
      <text:p text:style-name="P45"><text:span text:style-name="T20">this</text:span><text:span text:style-name="T24">.</text:span>color<text:span text:style-name="T24"><text:s/>= </text:span>color<text:span text:style-name="T24">; </text:span></text:p>
      <text:p text:style-name="P45"><text:span text:style-name="T20">this</text:span><text:span text:style-name="T24">.</text:span>corners<text:span text:style-name="T24"><text:s/>= { </text:span></text:p>
      <text:p text:style-name="P45">left:<text:span text:style-name="T24"><text:s/></text:span>cornerLeft<text:span text:style-name="T24">, </text:span></text:p>
      <text:p text:style-name="P45">right:<text:span text:style-name="T24"><text:s/></text:span>cornerRight<text:span text:style-name="T24">, </text:span></text:p>
      <text:p text:style-name="P22">}; </text:p>
      <text:p text:style-name="P45"><text:span text:style-name="T20">this</text:span><text:span text:style-name="T24">.</text:span>dateAcquired<text:span text:style-name="T24"><text:s/>= </text:span>dateAcquired<text:span text:style-name="T24">; </text:span></text:p>
      <text:p text:style-name="P22"><text:span text:style-name="T20">this</text:span>.<text:span text:style-name="T23">cornersLR</text:span><text:s/>= <text:span text:style-name="T20">function</text:span><text:s/>(<text:span text:style-name="T21">sizeL</text:span>, <text:span text:style-name="T21">sizeR</text:span>) { </text:p>
      <text:p text:style-name="P45"><text:span text:style-name="T20">this</text:span><text:span text:style-name="T24">.</text:span>corners<text:span text:style-name="T24">.</text:span>left<text:span text:style-name="T24"><text:s/>= </text:span>sizeL<text:span text:style-name="T24">; </text:span></text:p>
      <text:p text:style-name="P45"><text:span text:style-name="T20">this</text:span><text:span text:style-name="T24">.</text:span>corners<text:span text:style-name="T24">.</text:span>right<text:span text:style-name="T24"><text:s/>= </text:span>sizeR<text:span text:style-name="T24">; </text:span></text:p>
      <text:p text:style-name="P22">}; </text:p>
      <text:p text:style-name="P22">} </text:p>
      <text:p text:style-name="P27">tableAge<text:span text:style-name="T24"><text:s/>=</text:span><text:span text:style-name="T20">function</text:span><text:span text:style-name="T24"><text:s/></text:span>time<text:span text:style-name="T24"><text:s/>() { <text:s/></text:span></text:p>
      <text:p text:style-name="P22"><text:span text:style-name="T20">let</text:span><text:s/><text:span text:style-name="T21">now</text:span><text:s/>= <text:span text:style-name="T20">new</text:span><text:s/><text:span text:style-name="T87">Date</text:span>(); </text:p>
      <text:p text:style-name="P45"><text:span text:style-name="T20">let</text:span><text:span text:style-name="T24"><text:s/></text:span>Acquired<text:span text:style-name="T24"><text:s/>= </text:span><text:span text:style-name="T20">new</text:span><text:span text:style-name="T24"><text:s/></text:span><text:span text:style-name="T87">Date</text:span><text:span text:style-name="T24">(</text:span><text:span text:style-name="T20">this</text:span><text:span text:style-name="T24">.</text:span>dateAcquired<text:span text:style-name="T24">); </text:span></text:p>
      <text:p text:style-name="P45"><text:span text:style-name="T20">let</text:span><text:span text:style-name="T24"><text:s/></text:span>elapsed<text:span text:style-name="T24"><text:s/>= </text:span>now<text:span text:style-name="T24"><text:s/>– </text:span>Acquired<text:span text:style-name="T24">; </text:span></text:p>
      <text:p text:style-name="P45"><text:span text:style-name="T20">let</text:span><text:span text:style-name="T24"><text:s/></text:span>daysSinceAcquired<text:span text:style-name="T24"><text:s/>= </text:span><text:span text:style-name="T87">Math</text:span><text:span text:style-name="T24">.</text:span><text:span text:style-name="T23">floor</text:span><text:span text:style-name="T24">(</text:span>elapsed<text:span text:style-name="T24"><text:s/>/ (</text:span><text:span text:style-name="T39">1000</text:span><text:span text:style-name="T24"><text:s/>* </text:span><text:span text:style-name="T39">3600</text:span><text:span text:style-name="T24"><text:s/>* </text:span><text:span text:style-name="T39">24</text:span><text:span text:style-name="T24">)); </text:span></text:p>
      <text:p text:style-name="P45"><text:span text:style-name="T88">return</text:span><text:span text:style-name="T24"><text:s/></text:span>daysSinceAcquired<text:span text:style-name="T24">; </text:span></text:p>
      <text:p text:style-name="P22">} </text:p>
      <text:p text:style-name="P22"><text:span text:style-name="T20">let</text:span><text:s/><text:span text:style-name="T21">myTable</text:span><text:s/>= <text:span text:style-name="T20">new</text:span><text:s/><text:span text:style-name="T87">Table</text:span>( </text:p>
      <text:p text:style-name="P26">"Living Room"<text:span text:style-name="T24">, </text:span></text:p>
      <text:p text:style-name="P174">5.2<text:span text:style-name="T24">, </text:span></text:p>
      <text:p text:style-name="P22"><text:span text:style-name="T39">10</text:span>, </text:p>
      <text:p text:style-name="P26">"Brown"<text:span text:style-name="T24">, </text:span></text:p>
      <text:p text:style-name="P22"><text:span text:style-name="T39">3</text:span>, </text:p>
      <text:p text:style-name="P22"><text:span text:style-name="T39">4</text:span>, </text:p>
      <text:p text:style-name="P26">"August 6, 2021 15:00:00 MST" </text:p>
      <text:p text:style-name="P22">); </text:p>
      <text:p text:style-name="P23"/>
      <text:p text:style-name="P45">document<text:span text:style-name="T24">.</text:span><text:span text:style-name="T23">getElementById</text:span><text:span text:style-name="T24">(</text:span><text:span text:style-name="T22">"demo"</text:span><text:span text:style-name="T24">).</text:span>innerHTML<text:span text:style-name="T24"><text:s/>= </text:span><text:span text:style-name="T22">"Date Acquired : "</text:span><text:span text:style-name="T24"><text:s/>+ </text:span>myTable<text:span text:style-name="T24">.</text:span>dateAcquired<text:span text:style-name="T24">; </text:span></text:p>
      <text:p text:style-name="P23"/>
      <text:p text:style-name="P23"/>
      <text:p text:style-name="P45">console<text:span text:style-name="T24">.</text:span><text:span text:style-name="T23">log</text:span><text:span text:style-name="T24">(</text:span>myTable<text:span text:style-name="T24">); </text:span></text:p>
      <text:p text:style-name="P45">console<text:span text:style-name="T24">.</text:span><text:span text:style-name="T23">log</text:span><text:span text:style-name="T24">(</text:span>myTable<text:span text:style-name="T24">.</text:span>dateAcquired<text:span text:style-name="T24">); </text:span></text:p>
      <text:p text:style-name="P175">console<text:span text:style-name="T24">.</text:span><text:span text:style-name="T23">log</text:span><text:span text:style-name="T24">(</text:span>myTable<text:span text:style-name="T24">.</text:span><text:span text:style-name="T23">tableAge</text:span><text:span text:style-name="T24">()); </text:span></text:p>
      <text:p text:style-name="P22"/>
      <text:p text:style-name="P22"/>
      <text:p text:style-name="P24"><text:span text:style-name="T19">&lt;/</text:span>script<text:span text:style-name="T19">&gt; </text:span></text:p>
      <text:p text:style-name="P9"/>
      <text:p text:style-name="P97"><text:span text:style-name="T4">Result :</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6"><text:span text:style-name="T5">36.10. JS Object Constructors </text:span></text:p>
      <text:p text:style-name="P9"/>
      <text:p text:style-name="P9"><text:span text:style-name="T4">A constructor, as its name suggests, is designed to create and set up multiple instances of an object. In JS, a constructor gets created when we create an object using a </text:span><text:span text:style-name="T52">new</text:span><text:span text:style-name="T4"><text:s/>keyword.</text:span></text:p>
      <text:p text:style-name="P9"><text:span text:style-name="T4">Name of the constructor is same as the name of the class.</text:span></text:p>
      <text:p text:style-name="P9"/>
      <text:p text:style-name="P9"><text:span text:style-name="T4">It is a good practice to name the constructor functions with an upper-case first letter.</text:span></text:p>
      <text:p text:style-name="P9"/>
      <text:p text:style-name="P9"><text:span text:style-name="T4">Ex:</text:span></text:p>
      <text:p text:style-name="P9"/>
      <text:p text:style-name="P74"><text:span text:style-name="T15">&lt;</text:span><text:span text:style-name="T4">script</text:span><text:span text:style-name="T15">&gt; </text:span></text:p>
      <text:p text:style-name="P169"/>
      <text:p text:style-name="P121"><text:span text:style-name="T4">//Constructor function for Table object</text:span></text:p>
      <text:p text:style-name="P169"/>
      <text:p text:style-name="P24">function<text:span text:style-name="T24"><text:s/></text:span><text:span text:style-name="T109">T</text:span><text:span text:style-name="T87">able </text:span><text:span text:style-name="T24">( </text:span></text:p>
      <text:p text:style-name="P45">place<text:span text:style-name="T24">, </text:span></text:p>
      <text:p text:style-name="P45">height<text:span text:style-name="T24">, </text:span></text:p>
      <text:p text:style-name="P45">length<text:span text:style-name="T24">, </text:span></text:p>
      <text:p text:style-name="P45">color </text:p>
      <text:p text:style-name="P45">cornerLeft, </text:p>
      <text:p text:style-name="P45">cornerRight </text:p>
      <text:p text:style-name="P22">) { </text:p>
      <text:p text:style-name="P22"/>
      <text:p text:style-name="P45"><text:span text:style-name="T20">this</text:span><text:span text:style-name="T24">.</text:span>keepPlace<text:span text:style-name="T24"><text:s/>= </text:span>place<text:span text:style-name="T24">; </text:span></text:p>
      <text:p text:style-name="P45"><text:span text:style-name="T20">this</text:span><text:span text:style-name="T24">.</text:span>height<text:span text:style-name="T24"><text:s/>= </text:span>height<text:span text:style-name="T24">; </text:span></text:p>
      <text:p text:style-name="P45"><text:span text:style-name="T20">this</text:span><text:span text:style-name="T24">.</text:span>length<text:span text:style-name="T24"><text:s/>= </text:span>length<text:span text:style-name="T24">; </text:span></text:p>
      <text:p text:style-name="P45"><text:span text:style-name="T20">this</text:span><text:span text:style-name="T24">.</text:span>color<text:span text:style-name="T24"><text:s/>= </text:span>color<text:span text:style-name="T24">; </text:span></text:p>
      <text:p text:style-name="P22">this.corners = { </text:p>
      <text:p text:style-name="P22">left: cornerLeft, </text:p>
      <text:p text:style-name="P22">right : cornerRight, </text:p>
      <text:p text:style-name="P22">}; <text:s/></text:p>
      <text:p text:style-name="P23"/>
      <text:p text:style-name="P22"><text:span text:style-name="T20">this</text:span>.<text:span text:style-name="T23">cornersLR</text:span><text:s/>= <text:span text:style-name="T20">function</text:span><text:s/>(<text:span text:style-name="T21">sizeL</text:span>, <text:span text:style-name="T21">sizeR</text:span>) { </text:p>
      <text:p text:style-name="P45"><text:span text:style-name="T20">this</text:span><text:span text:style-name="T24">.</text:span>corners<text:span text:style-name="T24">.</text:span>left<text:span text:style-name="T24"><text:s/>= </text:span>sizeL<text:span text:style-name="T24">; </text:span></text:p>
      <text:p text:style-name="P45"><text:span text:style-name="T20">this</text:span><text:span text:style-name="T24">.</text:span>corners<text:span text:style-name="T24">.</text:span>right<text:span text:style-name="T24"><text:s/>= </text:span>sizeR<text:span text:style-name="T24">; </text:span></text:p>
      <text:p text:style-name="P22">}; </text:p>
      <text:p text:style-name="P22">} </text:p>
      <text:p text:style-name="P23"/>
      <text:p text:style-name="P23"/>
      <text:p text:style-name="P162"><text:span text:style-name="T4">// Create a Table object</text:span></text:p>
      <text:p text:style-name="P23"/>
      <text:p text:style-name="P22"><text:span text:style-name="T20">let</text:span><text:s/><text:span text:style-name="T21">myTable</text:span><text:s/>= <text:span text:style-name="T20">new</text:span><text:s/><text:span text:style-name="T87">Table <text:s/></text:span>( </text:p>
      <text:p text:style-name="P26">"Living Room"<text:span text:style-name="T24">, </text:span></text:p>
      <text:p text:style-name="P174">5.2<text:span text:style-name="T24">, </text:span></text:p>
      <text:p text:style-name="P22"><text:span text:style-name="T39">10</text:span>, </text:p>
      <text:p text:style-name="P26">"Brown”, </text:p>
      <text:p text:style-name="P26">3, </text:p>
      <text:p text:style-name="P26">4, </text:p>
      <text:p text:style-name="P22">); <text:s/></text:p>
      <text:p text:style-name="P23"/>
      <text:p text:style-name="P162"><text:span text:style-name="T4">// Display keeping place</text:span></text:p>
      <text:p text:style-name="P23"/>
      <text:p text:style-name="P26"><text:span text:style-name="T21">document</text:span><text:span text:style-name="T24">.</text:span><text:span text:style-name="T23">getElementById</text:span><text:span text:style-name="T24">(</text:span>"demo"<text:span text:style-name="T24">).</text:span><text:span text:style-name="T21">innerHTML</text:span><text:span text:style-name="T24"><text:s/>= </text:span>"The left side of the table has "<text:span text:style-name="T24"><text:s/>+ </text:span><text:span text:style-name="T21">myTable</text:span><text:span text:style-name="T24">.</text:span><text:span text:style-name="T21">corners</text:span><text:span text:style-name="T24">.</text:span><text:span text:style-name="T21">left</text:span><text:span text:style-name="T24"><text:s/>+ </text:span>" corners."<text:span text:style-name="T24">; </text:span></text:p>
      <text:p text:style-name="P22"/>
      <text:p text:style-name="P22"><text:s/></text:p>
      <text:p text:style-name="P23"><text:s/></text:p>
      <text:p text:style-name="P24"><text:span text:style-name="T19">&lt;/</text:span>script<text:span text:style-name="T19">&gt; </text:span></text:p>
      <text:p text:style-name="P176"/>
      <text:p text:style-name="P9"/>
      <text:p text:style-name="P170"><text:span text:style-name="T4">Result : The left side of the table has 3 corners.</text:span></text:p>
      <text:p text:style-name="P9"/>
      <text:p text:style-name="P166"><text:span text:style-name="T6">Note :</text:span></text:p>
      <text:p text:style-name="P166"/>
      <text:p text:style-name="P166"><text:span text:style-name="T4">The difference between the class and the object constructor function, </text:span><text:span text:style-name="T9">in</text:span><text:span text:style-name="T4"><text:s/></text:span><text:span text:style-name="T10">constructor</text:span><text:span text:style-name="T4">, </text:span><text:span text:style-name="T6">methods live inside the main construction function</text:span><text:span text:style-name="T4">, just like the properties do.</text:span><text:span text:style-name="T14"><text:s/></text:span></text:p>
      <text:p text:style-name="P166"><text:span text:style-name="T4">Whereas in the </text:span><text:span text:style-name="T10">class</text:span><text:span text:style-name="T4"><text:s/>the definition of these </text:span><text:span text:style-name="T6">methods happens outside the main constructor function.</text:span></text:p>
      <text:p text:style-name="P166"/>
      <text:p text:style-name="P166"><text:span text:style-name="T4">Also, classes gives us more capability/things to do than a constructor function does. We can extend classes. We can add new features to them that are not available inside a constructor function.</text:span></text:p>
      <text:p text:style-name="P9"/>
      <text:p text:style-name="P9"/>
      <text:p text:style-name="P36"><text:span text:style-name="T5">36.11.. Object Types (Blueprints) (Classes) </text:span></text:p>
      <text:p text:style-name="P9"/>
      <text:p text:style-name="P9"><text:span text:style-name="T4">Sometimes, we need “blueprints” for creating many objects of the same “type”. The way we create an “object type” is by using object constructor function. Objects of the same type are created by calling the constructor function by </text:span><text:span text:style-name="T52">new</text:span><text:span text:style-name="T4"><text:s/>keyword.</text:span></text:p>
      <text:p text:style-name="P9"/>
      <text:p text:style-name="P9"><text:span text:style-name="T4">Ex:</text:span></text:p>
      <text:p text:style-name="P9"/>
      <text:p text:style-name="P9"><text:span text:style-name="T4">&lt;script&gt;</text:span></text:p>
      <text:p text:style-name="P9"/>
      <text:p text:style-name="P121"><text:span text:style-name="T4">// Constructor function for Person objects</text:span></text:p>
      <text:p text:style-name="P9"><text:span text:style-name="T4">function Person(first, last, age, eye) {</text:span></text:p>
      <text:p text:style-name="P9"><text:span text:style-name="T4"><text:s text:c="2"/>this.firstName = first;</text:span></text:p>
      <text:p text:style-name="P9"><text:span text:style-name="T4"><text:s text:c="2"/>this.lastName = last;</text:span></text:p>
      <text:p text:style-name="P9"><text:span text:style-name="T4"><text:s text:c="2"/>this.age = age;</text:span></text:p>
      <text:p text:style-name="P9"><text:span text:style-name="T4"><text:s text:c="2"/>this.eyeColor = eye;</text:span></text:p>
      <text:p text:style-name="P9"><text:span text:style-name="T4">}</text:span></text:p>
      <text:p text:style-name="P9"/>
      <text:p text:style-name="P121"><text:span text:style-name="T4">// Create two Person objects</text:span></text:p>
      <text:p text:style-name="P9"><text:span text:style-name="T4">const myFather = </text:span><text:span text:style-name="T52">new</text:span><text:span text:style-name="T4"><text:s/>Person("John", "Doe", 50, "blue");</text:span></text:p>
      <text:p text:style-name="P9"><text:span text:style-name="T4">const myMother = </text:span><text:span text:style-name="T52">new</text:span><text:span text:style-name="T4"><text:s/>Person("Sally", "Rally", 48, "green");</text:span></text:p>
      <text:p text:style-name="P9"/>
      <text:p text:style-name="P121"><text:span text:style-name="T4">// Display age</text:span></text:p>
      <text:p text:style-name="P9"><text:span text:style-name="T4">document.getElementById("demo").innerHTML =</text:span></text:p>
      <text:p text:style-name="P9"><text:span text:style-name="T4">"My father is " + myFather.age + ". My mother is " + myMother.age + "."; </text:span></text:p>
      <text:p text:style-name="P9"/>
      <text:p text:style-name="P9"><text:span text:style-name="T4">&lt;/script&gt;</text:span></text:p>
      <text:p text:style-name="P9"/>
      <text:p text:style-name="P9"><text:span text:style-name="T4">Result : <text:s/>My father is 50. My mother is 48.</text:span></text:p>
      <text:p text:style-name="P9"/>
      <text:p text:style-name="P36"><text:span text:style-name="T5">36.12. The </text:span><text:span text:style-name="T89">this</text:span><text:span text:style-name="T5"><text:s/>keyword </text:span></text:p>
      <text:p text:style-name="P9"/>
      <text:p text:style-name="P9"><text:span text:style-name="T4">In JS, </text:span><text:span text:style-name="T52">this</text:span><text:span text:style-name="T4"><text:s/>is the object that “owns” the code. The value is </text:span><text:span text:style-name="T52">this</text:span><text:span text:style-name="T4">, when used in an object, is the object itself.</text:span></text:p>
      <text:p text:style-name="P9"><text:span text:style-name="T4">In a constructor function, </text:span><text:span text:style-name="T52">this</text:span><text:span text:style-name="T4"><text:s/>does not have any value. It is a substitute for the new object. </text:span></text:p>
      <text:p text:style-name="P9"><text:span text:style-name="T4">The value of </text:span><text:span text:style-name="T52">this</text:span><text:span text:style-name="T4"><text:s/>will become the new object when a new object is created.</text:span></text:p>
      <text:p text:style-name="P9"/>
      <text:p text:style-name="P9"><text:span text:style-name="T6">Note : </text:span><text:span text:style-name="T110">this</text:span><text:span text:style-name="T6"><text:s/>is not a variable. It is a keyword. So, we can not change the value of </text:span><text:span text:style-name="T110">this</text:span><text:span text:style-name="T6">.</text:span></text:p>
      <text:p text:style-name="P9"/>
      <text:p text:style-name="P36"><text:span text:style-name="T5">36.13. Adding a Property to an Object </text:span></text:p>
      <text:p text:style-name="P9"/>
      <text:p text:style-name="P9"><text:span text:style-name="T4">Adding a new property to an object is quite easy.</text:span></text:p>
      <text:p text:style-name="P9"/>
      <text:p text:style-name="P9"><text:span text:style-name="T4">Ex: In below example, we are adding the “nationality” as a property to the “myFather” object.</text:span></text:p>
      <text:p text:style-name="P9"/>
      <text:p text:style-name="P9"><text:span text:style-name="T4">&lt;script&gt;</text:span></text:p>
      <text:p text:style-name="P9"/>
      <text:p text:style-name="P121"><text:span text:style-name="T4">// Constructor function for Person objects</text:span></text:p>
      <text:p text:style-name="P9"><text:span text:style-name="T4">function Person(first, last, age, eye) {</text:span></text:p>
      <text:p text:style-name="P9"><text:span text:style-name="T4"><text:s text:c="2"/>this.firstName = first;</text:span></text:p>
      <text:p text:style-name="P9"><text:span text:style-name="T4"><text:s text:c="2"/>this.lastName = last;</text:span></text:p>
      <text:p text:style-name="P9"><text:span text:style-name="T4"><text:s text:c="2"/>this.age = age;</text:span></text:p>
      <text:p text:style-name="P9"><text:span text:style-name="T4"><text:s text:c="2"/>this.eyeColor = eye;</text:span></text:p>
      <text:p text:style-name="P9"><text:span text:style-name="T4">}</text:span></text:p>
      <text:p text:style-name="P9"/>
      <text:p text:style-name="P121"><text:span text:style-name="T4">// Create 2 Person objects</text:span></text:p>
      <text:p text:style-name="P9"><text:span text:style-name="T4">const myFather = </text:span><text:span text:style-name="T70">new</text:span><text:span text:style-name="T4"><text:s/>Person("John", "Doe", 50, "blue");</text:span></text:p>
      <text:p text:style-name="P9"><text:span text:style-name="T4">const myMother = </text:span><text:span text:style-name="T70">new</text:span><text:span text:style-name="T4"><text:s/>Person("Sally", "Rally", 48, "green");</text:span></text:p>
      <text:p text:style-name="P9"/>
      <text:p text:style-name="P121"><text:span text:style-name="T4">// Add nationality to first object</text:span></text:p>
      <text:p text:style-name="P9"><text:span text:style-name="T4">myFather.nationality = "English";</text:span></text:p>
      <text:p text:style-name="P9"/>
      <text:p text:style-name="P121"><text:span text:style-name="T4">// Display nationality </text:span></text:p>
      <text:p text:style-name="P9"><text:span text:style-name="T4">document.getElementById("demo").innerHTML =</text:span></text:p>
      <text:p text:style-name="P9"><text:span text:style-name="T4">"My father is " + myFather.nationality; </text:span></text:p>
      <text:p text:style-name="P9"/>
      <text:p text:style-name="P9"><text:span text:style-name="T4">&lt;/script&gt;</text:span></text:p>
      <text:p text:style-name="P9"/>
      <text:p text:style-name="P9"><text:span text:style-name="T4">Result : <text:s/>My father is English</text:span></text:p>
      <text:p text:style-name="P9"/>
      <text:p text:style-name="P9"/>
      <text:p text:style-name="P36"><text:span text:style-name="T5">36.14. Adding a Method to an object </text:span></text:p>
      <text:p text:style-name="P9"/>
      <text:p text:style-name="P9"><text:span text:style-name="T4">Adding a new method to an existing object is easy :</text:span></text:p>
      <text:p text:style-name="P9"/>
      <text:p text:style-name="P9"><text:span text:style-name="T4">Ex:</text:span></text:p>
      <text:p text:style-name="P9"/>
      <text:p text:style-name="P74"><text:span text:style-name="T15">&lt;</text:span><text:span text:style-name="T4">script</text:span><text:span text:style-name="T15">&gt;</text:span></text:p>
      <text:p text:style-name="P169"/>
      <text:p text:style-name="P45"><text:span text:style-name="T20">function</text:span><text:span text:style-name="T24"><text:s/></text:span><text:span text:style-name="T87">Table</text:span><text:span text:style-name="T24">(</text:span>place<text:span text:style-name="T24">,</text:span>height<text:span text:style-name="T24">,</text:span>length<text:span text:style-name="T24">,</text:span>color<text:span text:style-name="T24">) { </text:span></text:p>
      <text:p text:style-name="P45"><text:span text:style-name="T20">this</text:span><text:span text:style-name="T24">.</text:span>keepPlace<text:span text:style-name="T24"><text:s/>= </text:span>place<text:span text:style-name="T24">; </text:span></text:p>
      <text:p text:style-name="P45"><text:span text:style-name="T20">this</text:span><text:span text:style-name="T24">.</text:span>height<text:span text:style-name="T24"><text:s/>= </text:span>height<text:span text:style-name="T24">; </text:span></text:p>
      <text:p text:style-name="P45"><text:span text:style-name="T20">this</text:span><text:span text:style-name="T24">.</text:span>length<text:span text:style-name="T24"><text:s/>= </text:span>length<text:span text:style-name="T24">; </text:span></text:p>
      <text:p text:style-name="P45"><text:span text:style-name="T20">this</text:span><text:span text:style-name="T24">.</text:span>color<text:span text:style-name="T24"><text:s/>= </text:span>color<text:span text:style-name="T24">; </text:span></text:p>
      <text:p text:style-name="P22">} </text:p>
      <text:p text:style-name="P23"/>
      <text:p text:style-name="P26"><text:span text:style-name="T20">let</text:span><text:span text:style-name="T24"><text:s/></text:span><text:span text:style-name="T21">myTable</text:span><text:span text:style-name="T24"><text:s/>= </text:span><text:span text:style-name="T20">new</text:span><text:span text:style-name="T24"><text:s/></text:span><text:span text:style-name="T87">Table</text:span><text:span text:style-name="T24">(</text:span>"Living Room"<text:span text:style-name="T24">,</text:span><text:span text:style-name="T39">5.2</text:span><text:span text:style-name="T24">, </text:span><text:span text:style-name="T39">10</text:span><text:span text:style-name="T24">, </text:span>"Brown"<text:span text:style-name="T24">); </text:span></text:p>
      <text:p text:style-name="P26"><text:span text:style-name="T20">let</text:span><text:span text:style-name="T24"><text:s/></text:span><text:span text:style-name="T21">myChair</text:span><text:span text:style-name="T24"><text:s/>= </text:span><text:span text:style-name="T20">new</text:span><text:span text:style-name="T24"><text:s/></text:span><text:span text:style-name="T87">Table</text:span><text:span text:style-name="T24">(</text:span>"Dining Room"<text:span text:style-name="T24">,</text:span><text:span text:style-name="T39">2.5</text:span><text:span text:style-name="T24">, </text:span><text:span text:style-name="T39">12</text:span><text:span text:style-name="T24">, </text:span>"Blue"<text:span text:style-name="T24">); </text:span></text:p>
      <text:p text:style-name="P23"><text:s text:c="3"/></text:p>
      <text:p text:style-name="P22"><text:span text:style-name="T21">myTable</text:span>.<text:span text:style-name="T23">corners</text:span><text:s/>= <text:span text:style-name="T20">function</text:span><text:s/>() { </text:p>
      <text:p text:style-name="P45"><text:span text:style-name="T88">return</text:span><text:span text:style-name="T24"><text:s/></text:span><text:span text:style-name="T20">this</text:span><text:span text:style-name="T24">.</text:span>height<text:span text:style-name="T24"><text:s/>+ </text:span><text:span text:style-name="T22">" "</text:span><text:span text:style-name="T24"><text:s/>+ </text:span><text:span text:style-name="T20">this</text:span><text:span text:style-name="T24">.</text:span>length<text:span text:style-name="T24">; </text:span></text:p>
      <text:p text:style-name="P22">}; <text:s/></text:p>
      <text:p text:style-name="P22"/>
      <text:p text:style-name="P26"><text:span text:style-name="T21">document</text:span><text:span text:style-name="T24">.</text:span><text:span text:style-name="T23">getElementById</text:span><text:span text:style-name="T24">(</text:span>"demo"<text:span text:style-name="T24">).</text:span><text:span text:style-name="T21">innerHTML</text:span><text:span text:style-name="T24"><text:s/>= </text:span>"The new table will be kept in "<text:span text:style-name="T24"><text:s/>+ </text:span><text:span text:style-name="T21">myTable</text:span><text:span text:style-name="T24">.</text:span><text:span text:style-name="T23">corners</text:span><text:span text:style-name="T24">(); </text:span></text:p>
      <text:p text:style-name="P23"/>
      <text:p text:style-name="P24"><text:span text:style-name="T19">&lt;/</text:span>script<text:span text:style-name="T19">&gt;</text:span></text:p>
      <text:p text:style-name="P9"/>
      <text:p text:style-name="P9"><text:span text:style-name="T4">Result : The new table will be kept in 5.2 10</text:span></text:p>
      <text:p text:style-name="P9"/>
      <text:p text:style-name="P9"/>
      <text:p text:style-name="P36"><text:span text:style-name="T4">36.15. Adding a Property to a Constructor </text:span></text:p>
      <text:p text:style-name="P9"/>
      <text:p text:style-name="P9"><text:span text:style-name="T4">We can add a property to a constructor but the way is different than adding a new property to an existing object.</text:span></text:p>
      <text:p text:style-name="P9"><text:span text:style-name="T4">We will have to add the new property to a constructor function.</text:span></text:p>
      <text:p text:style-name="P9"/>
      <text:p text:style-name="P9"><text:span text:style-name="T4">Ex :</text:span></text:p>
      <text:p text:style-name="P9"/>
      <text:p text:style-name="P74"><text:span text:style-name="T15">&lt;</text:span><text:span text:style-name="T4">script</text:span><text:span text:style-name="T15">&gt;</text:span></text:p>
      <text:p text:style-name="P169"><text:span text:style-name="T4"><text:s/></text:span></text:p>
      <text:p text:style-name="P45"><text:span text:style-name="T20">function</text:span><text:span text:style-name="T24"><text:s/></text:span><text:span text:style-name="T87">Table</text:span><text:span text:style-name="T24">(</text:span>place<text:span text:style-name="T24">,</text:span>height<text:span text:style-name="T24">,</text:span>length<text:span text:style-name="T24">,</text:span>color<text:span text:style-name="T24">) { </text:span></text:p>
      <text:p text:style-name="P45"><text:span text:style-name="T20">this</text:span><text:span text:style-name="T24">.</text:span>keepPlace<text:span text:style-name="T24"><text:s/>= </text:span>place<text:span text:style-name="T24">; </text:span></text:p>
      <text:p text:style-name="P45"><text:span text:style-name="T20">this</text:span><text:span text:style-name="T24">.</text:span>height<text:span text:style-name="T24"><text:s/>= </text:span>height<text:span text:style-name="T24">; </text:span></text:p>
      <text:p text:style-name="P45"><text:span text:style-name="T20">this</text:span><text:span text:style-name="T24">.</text:span>length<text:span text:style-name="T24"><text:s/>= </text:span>length<text:span text:style-name="T24">; </text:span></text:p>
      <text:p text:style-name="P45"><text:span text:style-name="T20">this</text:span><text:span text:style-name="T24">.</text:span>color<text:span text:style-name="T24"><text:s/>= </text:span>color<text:span text:style-name="T24">; </text:span></text:p>
      <text:p text:style-name="P45"><text:span text:style-name="T20">this</text:span><text:span text:style-name="T24">.</text:span>corners<text:span text:style-name="T24"><text:s/>= </text:span><text:span text:style-name="T39">6</text:span><text:span text:style-name="T24">; </text:span></text:p>
      <text:p text:style-name="P22">} </text:p>
      <text:p text:style-name="P23"/>
      <text:p text:style-name="P26"><text:span text:style-name="T20">let</text:span><text:span text:style-name="T24"><text:s/></text:span><text:span text:style-name="T21">myTable</text:span><text:span text:style-name="T24"><text:s/>= </text:span><text:span text:style-name="T20">new</text:span><text:span text:style-name="T24"><text:s/></text:span><text:span text:style-name="T87">Table</text:span><text:span text:style-name="T24">(</text:span>"Living Room"<text:span text:style-name="T24">,</text:span><text:span text:style-name="T39">5.2</text:span><text:span text:style-name="T24">, </text:span><text:span text:style-name="T39">10</text:span><text:span text:style-name="T24">, </text:span>"Brown"<text:span text:style-name="T24">); </text:span></text:p>
      <text:p text:style-name="P26"><text:span text:style-name="T20">let</text:span><text:span text:style-name="T24"><text:s/></text:span><text:span text:style-name="T21">myChair</text:span><text:span text:style-name="T24"><text:s/>= </text:span><text:span text:style-name="T20">new</text:span><text:span text:style-name="T24"><text:s/></text:span><text:span text:style-name="T87">Table</text:span><text:span text:style-name="T24">(</text:span>"Dining Room"<text:span text:style-name="T24">,</text:span><text:span text:style-name="T39">2.5</text:span><text:span text:style-name="T24">, </text:span><text:span text:style-name="T39">12</text:span><text:span text:style-name="T24">, </text:span>"Blue"<text:span text:style-name="T24">); </text:span></text:p>
      <text:p text:style-name="P23"/>
      <text:p text:style-name="P26"><text:span text:style-name="T21">document</text:span><text:span text:style-name="T24">.</text:span><text:span text:style-name="T23">getElementById</text:span><text:span text:style-name="T24">(</text:span>"demo"<text:span text:style-name="T24">).</text:span><text:span text:style-name="T21">innerHTML</text:span><text:span text:style-name="T24"><text:s/>= </text:span>"The new table has "<text:span text:style-name="T24"><text:s/>+ </text:span><text:span text:style-name="T21">myChair</text:span><text:span text:style-name="T24">.</text:span><text:span text:style-name="T21">corners</text:span><text:span text:style-name="T24"><text:s/>+ </text:span>" corners"<text:span text:style-name="T24">; </text:span></text:p>
      <text:p text:style-name="P23"/>
      <text:p text:style-name="P24"><text:span text:style-name="T19">&lt;/</text:span>script<text:span text:style-name="T19">&gt;</text:span></text:p>
      <text:p text:style-name="P9"/>
      <text:p text:style-name="P9"><text:span text:style-name="T4">Result : The new table has 6 corners.</text:span></text:p>
      <text:p text:style-name="P9"><text:span text:style-name="T4">---------------</text:span></text:p>
      <text:p text:style-name="P9"/>
      <text:p text:style-name="P9"><text:span text:style-name="T4">Ex: </text:span></text:p>
      <text:p text:style-name="P9"/>
      <text:p text:style-name="P21"><text:span text:style-name="T16">function</text:span><text:span text:style-name="T4"><text:s/>person (first, last, age) {</text:span></text:p>
      <text:p text:style-name="P22"><text:span text:style-name="T20">this</text:span>.firstName = first;</text:p>
      <text:p text:style-name="P22"><text:span text:style-name="T20">this</text:span>.lastName= last;</text:p>
      <text:p text:style-name="P22"><text:span text:style-name="T20">this</text:span>.thisAge= age</text:p>
      <text:p text:style-name="P22">};</text:p>
      <text:p text:style-name="P23"/>
      <text:p text:style-name="P22"><text:span text:style-name="T20">const</text:span><text:s/>myFather = <text:span text:style-name="T20">new</text:span><text:s/>person(<text:span text:style-name="T22">"Chand"</text:span>, <text:span text:style-name="T22">"Kishore"</text:span>, <text:span text:style-name="T39">65</text:span>);</text:p>
      <text:p text:style-name="P22"><text:span text:style-name="T20">const</text:span><text:s/>myMother = <text:span text:style-name="T20">new</text:span><text:s/>person(<text:span text:style-name="T22">"Meena"</text:span>, <text:span text:style-name="T22">"Kwatra"</text:span>, <text:span text:style-name="T39">64</text:span>);</text:p>
      <text:p text:style-name="P23"/>
      <text:p text:style-name="P22">myFather.nationality = <text:span text:style-name="T22">"Indian"</text:span>;</text:p>
      <text:p text:style-name="P22">console.log(myFather.nationality);</text:p>
      <text:p text:style-name="P22"/>
      <text:p text:style-name="P9"><text:span text:style-name="T4">Result : Indian</text:span></text:p>
      <text:p text:style-name="P9"/>
      <text:p text:style-name="P9"/>
      <text:p text:style-name="P36"><text:span text:style-name="T4">36.16. Adding a Method to a Constructor </text:span></text:p>
      <text:p text:style-name="P9"/>
      <text:p text:style-name="P9"><text:span text:style-name="T4">We can add a method to a constructor function but it will not be added in the same way as we add a new method to an existing object.</text:span></text:p>
      <text:p text:style-name="P9"/>
      <text:p text:style-name="P9"><text:span text:style-name="T4">We will have to add methods inside the constructor function:</text:span></text:p>
      <text:p text:style-name="P9"/>
      <text:p text:style-name="P9"><text:span text:style-name="T4">Ex:</text:span></text:p>
      <text:p text:style-name="P9"/>
      <text:p text:style-name="P74"><text:span text:style-name="T15">&lt;</text:span><text:span text:style-name="T4">script</text:span><text:span text:style-name="T15">&gt;</text:span></text:p>
      <text:p text:style-name="P169"/>
      <text:p text:style-name="P45"><text:span text:style-name="T20">function</text:span><text:span text:style-name="T24"><text:s/></text:span><text:span text:style-name="T87">Table</text:span><text:span text:style-name="T24">(</text:span>place<text:span text:style-name="T24">,</text:span>height<text:span text:style-name="T24">,</text:span>length<text:span text:style-name="T24">,</text:span>color<text:span text:style-name="T24">) { </text:span></text:p>
      <text:p text:style-name="P45"><text:span text:style-name="T20">this</text:span><text:span text:style-name="T24">.</text:span>keepPlace<text:span text:style-name="T24"><text:s/>= </text:span>place<text:span text:style-name="T24">; </text:span></text:p>
      <text:p text:style-name="P45"><text:span text:style-name="T20">this</text:span><text:span text:style-name="T24">.</text:span>height<text:span text:style-name="T24"><text:s/>= </text:span>height<text:span text:style-name="T24">; </text:span></text:p>
      <text:p text:style-name="P45"><text:span text:style-name="T20">this</text:span><text:span text:style-name="T24">.</text:span>length<text:span text:style-name="T24"><text:s/>= </text:span>length<text:span text:style-name="T24">; </text:span></text:p>
      <text:p text:style-name="P45"><text:span text:style-name="T20">this</text:span><text:span text:style-name="T24">.</text:span>color<text:span text:style-name="T24"><text:s/>= </text:span>color<text:span text:style-name="T24">; </text:span></text:p>
      <text:p text:style-name="P45"><text:span text:style-name="T20">this</text:span><text:span text:style-name="T24">.</text:span>corners<text:span text:style-name="T24"><text:s/>= </text:span><text:span text:style-name="T39">6</text:span><text:span text:style-name="T24">; </text:span></text:p>
      <text:p text:style-name="P24">this<text:span text:style-name="T24">.</text:span><text:span text:style-name="T23">changeColor</text:span><text:span text:style-name="T24"><text:s/>= </text:span>function<text:span text:style-name="T24"><text:s/>(</text:span><text:span text:style-name="T21">color</text:span><text:span text:style-name="T24">) { </text:span></text:p>
      <text:p text:style-name="P45"><text:span text:style-name="T20">this</text:span><text:span text:style-name="T24">.</text:span>color<text:span text:style-name="T24"><text:s/>= </text:span>color<text:span text:style-name="T24">; </text:span></text:p>
      <text:p text:style-name="P22">} </text:p>
      <text:p text:style-name="P22">} </text:p>
      <text:p text:style-name="P23"/>
      <text:p text:style-name="P26"><text:span text:style-name="T20">let</text:span><text:span text:style-name="T24"><text:s/></text:span><text:span text:style-name="T21">myTable</text:span><text:span text:style-name="T24"><text:s/>= </text:span><text:span text:style-name="T20">new</text:span><text:span text:style-name="T24"><text:s/></text:span><text:span text:style-name="T87">Table</text:span><text:span text:style-name="T24">(</text:span>"Living Room"<text:span text:style-name="T24">,</text:span><text:span text:style-name="T39">5.2</text:span><text:span text:style-name="T24">, </text:span><text:span text:style-name="T39">10</text:span><text:span text:style-name="T24">, </text:span>"Brown"<text:span text:style-name="T24">); </text:span></text:p>
      <text:p text:style-name="P26"><text:span text:style-name="T20">let</text:span><text:span text:style-name="T24"><text:s/></text:span><text:span text:style-name="T21">myChair</text:span><text:span text:style-name="T24"><text:s/>= </text:span><text:span text:style-name="T20">new</text:span><text:span text:style-name="T24"><text:s/></text:span><text:span text:style-name="T87">Table</text:span><text:span text:style-name="T24">(</text:span>"Dining Room"<text:span text:style-name="T24">,</text:span><text:span text:style-name="T39">2.5</text:span><text:span text:style-name="T24">, </text:span><text:span text:style-name="T39">12</text:span><text:span text:style-name="T24">, </text:span>"Blue"<text:span text:style-name="T24">); </text:span></text:p>
      <text:p text:style-name="P23"/>
      <text:p text:style-name="P27"><text:span text:style-name="T21">myChair</text:span><text:span text:style-name="T24">.</text:span>changeColor<text:span text:style-name="T24"><text:s/>(</text:span><text:span text:style-name="T22">"Golden"</text:span><text:span text:style-name="T24">); </text:span></text:p>
      <text:p text:style-name="P23"/>
      <text:p text:style-name="P26"><text:span text:style-name="T21">document</text:span><text:span text:style-name="T24">.</text:span><text:span text:style-name="T23">getElementById</text:span><text:span text:style-name="T24">(</text:span>"demo"<text:span text:style-name="T24">).</text:span><text:span text:style-name="T21">innerHTML</text:span><text:span text:style-name="T24"><text:s/>= </text:span>"The new color of the table is "<text:span text:style-name="T24"><text:s/>+ </text:span><text:span text:style-name="T21">myChair</text:span><text:span text:style-name="T24">.</text:span><text:span text:style-name="T21">color</text:span><text:span text:style-name="T24">; </text:span></text:p>
      <text:p text:style-name="P23"><text:s/></text:p>
      <text:p text:style-name="P24"><text:span text:style-name="T19">&lt;/</text:span>script<text:span text:style-name="T19">&gt;</text:span></text:p>
      <text:p text:style-name="P9"/>
      <text:p text:style-name="P9"><text:span text:style-name="T4">Result : <text:s text:c="2"/>The new color of the table is Golden</text:span></text:p>
      <text:p text:style-name="P9"/>
      <text:p text:style-name="P36"><text:span text:style-name="T5">36.17. Built-in JS Constructors </text:span></text:p>
      <text:p text:style-name="P36"/>
      <text:p text:style-name="P9"><text:span text:style-name="T4">JS has a couple of built-in constructors for native objects :</text:span></text:p>
      <text:p text:style-name="P9"><text:span text:style-name="T4">The </text:span><text:span text:style-name="T52">Math()</text:span><text:span text:style-name="T4"><text:s/>is not in the list as </text:span><text:span text:style-name="T52">Math</text:span><text:span text:style-name="T4"><text:s/>is a global object. The </text:span><text:span text:style-name="T9">new</text:span><text:span text:style-name="T4"><text:s/>keyword can not be used on </text:span><text:span text:style-name="T52">Math</text:span><text:span text:style-name="T4">.</text:span></text:p>
      <text:p text:style-name="P9"/>
      <text:p text:style-name="P9"><text:span text:style-name="T4">Ex:</text:span></text:p>
      <text:p text:style-name="P9"/>
      <text:p text:style-name="P9"><text:span text:style-name="T4">&lt;script&gt;</text:span></text:p>
      <text:p text:style-name="P9"><text:span text:style-name="T4"><text:s/></text:span></text:p>
      <text:p text:style-name="P9"><text:span text:style-name="T4">const x1 = new String(); <text:s text:c="11"/></text:span><text:span text:style-name="T35">// A new String object</text:span></text:p>
      <text:p text:style-name="P9"><text:span text:style-name="T4">const x2 = new Number(); <text:s text:c="7"/></text:span><text:span text:style-name="T35">// A new Number object</text:span></text:p>
      <text:p text:style-name="P9"><text:span text:style-name="T4">const x3 = new Boolean(); <text:s text:c="7"/></text:span><text:span text:style-name="T35">// A new Boolean object</text:span></text:p>
      <text:p text:style-name="P121"><text:span text:style-name="T14">const x4 = new Object(); <text:s/></text:span><text:span text:style-name="T4"><text:s text:c="8"/>// A new Object object</text:span></text:p>
      <text:p text:style-name="P9"><text:span text:style-name="T4">const x5 = new Array(); <text:s text:c="10"/></text:span><text:span text:style-name="T35">// A new Array object</text:span></text:p>
      <text:p text:style-name="P9"><text:span text:style-name="T4">const x6 = new RegExp(); <text:s text:c="7"/></text:span><text:span text:style-name="T35">// A new RegExp object</text:span></text:p>
      <text:p text:style-name="P9"><text:span text:style-name="T4">const x7 = new Function(); <text:s text:c="5"/></text:span><text:span text:style-name="T35">// A new Function object</text:span></text:p>
      <text:p text:style-name="P9"><text:span text:style-name="T4">const x8 = new Date(); <text:s text:c="10"/></text:span><text:span text:style-name="T35">// A new Date object</text:span></text:p>
      <text:p text:style-name="P9"/>
      <text:p text:style-name="P121"><text:span text:style-name="T4">// Display the type of all objects</text:span></text:p>
      <text:p text:style-name="P9"><text:span text:style-name="T4">document.getElementById("demo").innerHTML =</text:span></text:p>
      <text:p text:style-name="P9"><text:span text:style-name="T4">"x1: " + typeof x1 + "&lt;br&gt;" +</text:span></text:p>
      <text:p text:style-name="P9"><text:span text:style-name="T4">"x2: " + typeof x2 + "&lt;br&gt;" +</text:span></text:p>
      <text:p text:style-name="P9"><text:span text:style-name="T4">"x3: " + typeof x3 + "&lt;br&gt;" +</text:span></text:p>
      <text:p text:style-name="P9"><text:span text:style-name="T4">"x4: " + typeof x4 + "&lt;br&gt;" +</text:span></text:p>
      <text:p text:style-name="P9"><text:span text:style-name="T4">"x5: " + typeof x5 + "&lt;br&gt;" +</text:span></text:p>
      <text:p text:style-name="P9"><text:span text:style-name="T4">"x6: " + typeof x6 + "&lt;br&gt;" +</text:span></text:p>
      <text:p text:style-name="P9"><text:span text:style-name="T4">"x7: " + typeof x7 + "&lt;br&gt;" +</text:span></text:p>
      <text:p text:style-name="P9"><text:span text:style-name="T4">"x8: " + typeof x8 + "&lt;br&gt;";</text:span></text:p>
      <text:p text:style-name="P9"/>
      <text:p text:style-name="P9"><text:span text:style-name="T4">&lt;/script&gt;</text:span></text:p>
      <text:p text:style-name="P9"/>
      <text:p text:style-name="P9"><text:span text:style-name="T4">Result :</text:span></text:p>
      <text:p text:style-name="P17"><text:span text:style-name="T4">x1: object<text:line-break/>x2: object<text:line-break/>x3: object<text:line-break/>x4: object<text:line-break/>x5: object<text:line-break/>x6: object<text:line-break/>x7: function<text:line-break/>x8: object</text:span></text:p>
      <text:p text:style-name="P64">------------------------------</text:p>
      <text:p text:style-name="P64">JS has object versions of the primitive data types String, Number, and Boolean. But there is no reason to create complex objects. </text:p>
      <text:p text:style-name="P64">Primitive values are much faster:</text:p>
      <text:p text:style-name="P64"/>
      <text:p text:style-name="P64">Use string literals <text:span text:style-name="T98">“ “</text:span><text:s/>instead of <text:span text:style-name="T98">new String ()</text:span><text:span text:style-name="T51">.</text:span></text:p>
      <text:p text:style-name="P64">Use string literals <text:span text:style-name="T98">10</text:span><text:s/>instead of <text:span text:style-name="T98">new Number ().</text:span></text:p>
      <text:p text:style-name="P64">Use string literals <text:span text:style-name="T98">true / false</text:span><text:s/>instead of <text:span text:style-name="T98">new Boolean ().</text:span></text:p>
      <text:p text:style-name="P64">Use string literals <text:span text:style-name="T98">{ } </text:span><text:s/>instead of <text:span text:style-name="T98">new Object ().</text:span></text:p>
      <text:p text:style-name="P64">Use string literals <text:span text:style-name="T98">[ ]</text:span><text:s/>instead of <text:span text:style-name="T98">new Array ().</text:span></text:p>
      <text:p text:style-name="P64">Use string literals <text:span text:style-name="T98">/ () / </text:span><text:s/>instead of <text:span text:style-name="T98">new RegExp ().</text:span></text:p>
      <text:p text:style-name="P39">Use string literals<text:span text:style-name="T98"><text:s/>( ) <text:s/>{ } <text:s/></text:span>instead of <text:span text:style-name="T98">new Function ().</text:span><text:span text:style-name="T74"><text:line-break/></text:span></text:p>
      <text:p text:style-name="P9"><text:span text:style-name="T4">Ex:</text:span></text:p>
      <text:p text:style-name="P9"/>
      <text:p text:style-name="P9"><text:span text:style-name="T4">&lt;script&gt;</text:span></text:p>
      <text:p text:style-name="P9"/>
      <text:p text:style-name="P9"><text:span text:style-name="T4">let x1 = ""; <text:s text:c="32"/></text:span><text:span text:style-name="T35">// string </text:span></text:p>
      <text:p text:style-name="P9"><text:span text:style-name="T4">let x2 = 0; <text:s text:c="32"/></text:span><text:span text:style-name="T35">// number</text:span></text:p>
      <text:p text:style-name="P9"><text:span text:style-name="T4">let x3 = false; <text:s text:c="25"/></text:span><text:span text:style-name="T35"><text:s/>// boolean</text:span></text:p>
      <text:p text:style-name="P9"><text:span text:style-name="T4">const x4 = { }; <text:s text:c="25"/></text:span><text:span text:style-name="T35">// Object object</text:span></text:p>
      <text:p text:style-name="P9"><text:span text:style-name="T4">const x5 = [ ]; <text:s text:c="24"/></text:span><text:span text:style-name="T35">// Array object</text:span></text:p>
      <text:p text:style-name="P9"><text:span text:style-name="T4">const x6 = /( )/; <text:s text:c="21"/></text:span><text:span text:style-name="T35">// RegExp object</text:span></text:p>
      <text:p text:style-name="P9"><text:span text:style-name="T4">const x7 = function ( ){ }; <text:s text:c="6"/></text:span><text:span text:style-name="T35">// function</text:span></text:p>
      <text:p text:style-name="P9"/>
      <text:p text:style-name="P9"><text:span text:style-name="T4">// Display the type of all</text:span></text:p>
      <text:p text:style-name="P9"><text:span text:style-name="T4">document.getElementById("demo").innerHTML =</text:span></text:p>
      <text:p text:style-name="P9"><text:span text:style-name="T4">"x1: " + typeof x1 + "&lt;br&gt;" +</text:span></text:p>
      <text:p text:style-name="P9"><text:span text:style-name="T4">"x2: " + typeof x2 + "&lt;br&gt;" +</text:span></text:p>
      <text:p text:style-name="P9"><text:span text:style-name="T4">"x3: " + typeof x3 + "&lt;br&gt;" +</text:span></text:p>
      <text:p text:style-name="P9"><text:span text:style-name="T4">"x4: " + typeof x4 + "&lt;br&gt;" +</text:span></text:p>
      <text:p text:style-name="P9"><text:span text:style-name="T4">"x5: " + typeof x5 + "&lt;br&gt;" +</text:span></text:p>
      <text:p text:style-name="P9"><text:span text:style-name="T4">"x6: " + typeof x6 + "&lt;br&gt;" +</text:span></text:p>
      <text:p text:style-name="P9"><text:span text:style-name="T4">"x7: " + typeof x7 + "&lt;br&gt;";</text:span></text:p>
      <text:p text:style-name="P9"/>
      <text:p text:style-name="P9"><text:span text:style-name="T4">&lt;/script&gt;</text:span></text:p>
      <text:p text:style-name="P9"/>
      <text:p text:style-name="P9"><text:span text:style-name="T4">Result : <text:s/></text:span></text:p>
      <text:p text:style-name="P9"/>
      <text:p text:style-name="P9"><text:span text:style-name="T4">x1: string<text:line-break/>x2: number<text:line-break/>x3: boolean<text:line-break/>x4: object<text:line-break/>x5: object<text:line-break/>x6: object<text:line-break/>x7: function</text:span></text:p>
      <text:p text:style-name="P9"/>
      <text:p text:style-name="P36"><text:span text:style-name="T5">36.18 String Objects </text:span></text:p>
      <text:p text:style-name="P9"><text:span text:style-name="T4">Normally, strings are created as primitives : </text:span><text:span text:style-name="T52">firstName = “Alok”</text:span></text:p>
      <text:p text:style-name="P9"/>
      <text:p text:style-name="P9"><text:span text:style-name="T4">But strings can also be created as object using the </text:span><text:span text:style-name="T52">new</text:span><text:span text:style-name="T4"><text:s/>keyword:</text:span></text:p>
      <text:p text:style-name="P9"/>
      <text:p text:style-name="P155"><text:span text:style-name="T4">firstName = new String (“Alok”)</text:span></text:p>
      <text:p text:style-name="P9"/>
      <text:p text:style-name="P9"><text:span text:style-name="T4">But, we should not create strings as objects as it slows down the execution speed. The </text:span><text:span text:style-name="T9">new</text:span><text:span text:style-name="T4"><text:s/>keyword complicates the code.</text:span></text:p>
      <text:p text:style-name="P9"/>
      <text:p text:style-name="P36"><text:span text:style-name="T5">36.19. Number Objects </text:span></text:p>
      <text:p text:style-name="P9"/>
      <text:p text:style-name="P9"><text:span text:style-name="T4">Normally, strings are created as primitives : x = 20.</text:span></text:p>
      <text:p text:style-name="P9"/>
      <text:p text:style-name="P9"><text:span text:style-name="T4">But numbers can also be created as object using the </text:span><text:span text:style-name="T52">new</text:span><text:span text:style-name="T4"><text:s/>keyword:</text:span></text:p>
      <text:p text:style-name="P36"/>
      <text:p text:style-name="P155"><text:span text:style-name="T4">x = new Number (20) </text:span></text:p>
      <text:p text:style-name="P36"/>
      <text:p text:style-name="P9"><text:span text:style-name="T4">But, we should not create number as objects as it slows down the execution speed. The new keyword complicates the code.</text:span></text:p>
      <text:p text:style-name="P36"/>
      <text:p text:style-name="P36"/>
      <text:p text:style-name="P36"><text:span text:style-name="T4">36.20. Boolean Objects </text:span></text:p>
      <text:p text:style-name="P9"/>
      <text:p text:style-name="P9"><text:span text:style-name="T4">Normally, booleans are created as primitives : x = true.</text:span></text:p>
      <text:p text:style-name="P9"/>
      <text:p text:style-name="P9"><text:span text:style-name="T4">But booleans can also be created as object using the </text:span><text:span text:style-name="T52">new</text:span><text:span text:style-name="T4"><text:s/>keyword:</text:span></text:p>
      <text:p text:style-name="P36"/>
      <text:p text:style-name="P155"><text:span text:style-name="T4">x = new Boolean (true) </text:span></text:p>
      <text:p text:style-name="P36"/>
      <text:p text:style-name="P9"><text:span text:style-name="T4">But, we should not create boolean as objects as it slows down the execution speed. The new keyword complicates the code.</text:span></text:p>
      <text:p text:style-name="P36"/>
      <text:p text:style-name="P5"><text:span text:style-name="T5">36.21. JS Object Prototypes </text:span></text:p>
      <text:p text:style-name="P36"/>
      <text:p text:style-name="P9"><text:span text:style-name="T4">All JS objects inherit properties and methods from a prototype.</text:span></text:p>
      <text:p text:style-name="P9"/>
      <text:p text:style-name="P9"/>
      <text:p text:style-name="P21"><text:span text:style-name="T16">function</text:span><text:span text:style-name="T4"><text:s/>Person(fName, lName) {</text:span></text:p>
      <text:p text:style-name="P22"><text:span text:style-name="T20">this</text:span>.firstName = fName;</text:p>
      <text:p text:style-name="P22"><text:span text:style-name="T20">this</text:span>.lastName = lName;</text:p>
      <text:p text:style-name="P22">}</text:p>
      <text:p text:style-name="P23"/>
      <text:p text:style-name="P22"><text:span text:style-name="T20">const</text:span><text:s/>person1= <text:span text:style-name="T20">new</text:span><text:s/>Person(<text:span text:style-name="T22">"Aisha"</text:span>, <text:span text:style-name="T22">"Arora"</text:span>)</text:p>
      <text:p text:style-name="P22"><text:span text:style-name="T20">const</text:span><text:s/>person2= <text:span text:style-name="T20">new</text:span><text:s/>Person(<text:span text:style-name="T22">"Alok"</text:span>,<text:span text:style-name="T22">"Arora"</text:span>)</text:p>
      <text:p text:style-name="P23"/>
      <text:p text:style-name="P22">Person.prototype.getFullName = <text:span text:style-name="T20">function</text:span><text:s/>() {</text:p>
      <text:p text:style-name="P22"><text:span text:style-name="T20">return</text:span><text:s/><text:span text:style-name="T20">this</text:span>.firstName + <text:span text:style-name="T22">' '</text:span><text:s/>+ <text:span text:style-name="T20">this</text:span>.lastName;</text:p>
      <text:p text:style-name="P22">}</text:p>
      <text:p text:style-name="P23"/>
      <text:p text:style-name="P22">console.log(person1.getFullName());</text:p>
      <text:p text:style-name="P22">console.log(person2.getFullName());</text:p>
      <text:p text:style-name="P9"><text:span text:style-name="T4">Result :</text:span></text:p>
      <text:p text:style-name="P9"/>
      <text:p text:style-name="P9"><text:span text:style-name="T4">Aisha Arora</text:span></text:p>
      <text:p text:style-name="P9"><text:span text:style-name="T4">Alok Arora</text:span></text:p>
      <text:p text:style-name="P9"/>
      <text:p text:style-name="P9"/>
      <text:p text:style-name="P18"><text:span text:style-name="T5">36.21.1. <text:s/>Prototype Inheritance </text:span></text:p>
      <text:p text:style-name="P9"/>
      <text:list text:style-name="L4">
        <text:list-item>
          <text:p text:style-name="P105"><text:span text:style-name="T98"/><text:span text:style-name="T52">Date</text:span><text:span text:style-name="T4"><text:s/>objects inherit from </text:span><text:span text:style-name="T52">Date.prototype</text:span></text:p>
        </text:list-item>
        <text:list-item>
          <text:p text:style-name="P159"><text:span text:style-name="T4">Array</text:span><text:span text:style-name="T14"><text:s/>objects inherit from </text:span><text:span text:style-name="T4">Array.prototype</text:span></text:p>
        </text:list-item>
        <text:list-item>
          <text:p text:style-name="P159"><text:span text:style-name="T4">Person</text:span><text:span text:style-name="T14"><text:s/>objects inherit from </text:span><text:span text:style-name="T4">Person.prototype</text:span></text:p>
        </text:list-item>
      </text:list>
      <text:p text:style-name="P9"/>
      <text:p text:style-name="P9"><text:span text:style-name="T4">The </text:span><text:span text:style-name="T52">object.prototype</text:span><text:span text:style-name="T4"><text:s/>is on the top of the prototype inheritance chain :</text:span></text:p>
      <text:p text:style-name="P9"/>
      <text:p text:style-name="P9"><text:span text:style-name="T52">Date</text:span><text:span text:style-name="T4"><text:s/>objects, </text:span><text:span text:style-name="T52">Array</text:span><text:span text:style-name="T4"><text:s/>objects, and </text:span><text:span text:style-name="T52">Person</text:span><text:span text:style-name="T4"><text:s/>objects inherit from </text:span><text:span text:style-name="T52">Object.prototype</text:span><text:span text:style-name="T4">.</text:span></text:p>
      <text:p text:style-name="P9"/>
      <text:p text:style-name="P9"><text:span text:style-name="T6">Using the </text:span><text:span text:style-name="T110">prototype</text:span><text:span text:style-name="T6"><text:s/>Property, we can add new properties to object constructors:</text:span></text:p>
      <text:p text:style-name="P9"/>
      <text:p text:style-name="P9"><text:span text:style-name="T4">Ex:</text:span></text:p>
      <text:p text:style-name="P9"/>
      <text:p text:style-name="P9"><text:span text:style-name="T4">&lt;script&gt;</text:span></text:p>
      <text:p text:style-name="P9"/>
      <text:p text:style-name="P9"><text:span text:style-name="T4">function Person(first, last, age, eye) {</text:span></text:p>
      <text:p text:style-name="P9"><text:span text:style-name="T4"><text:s text:c="2"/>this.firstName = first;</text:span></text:p>
      <text:p text:style-name="P9"><text:span text:style-name="T4"><text:s text:c="2"/>this.lastName = last;</text:span></text:p>
      <text:p text:style-name="P9"><text:span text:style-name="T4"><text:s text:c="2"/>this.age = age;</text:span></text:p>
      <text:p text:style-name="P9"><text:span text:style-name="T4"><text:s text:c="2"/>this.eyeColor = eye;</text:span></text:p>
      <text:p text:style-name="P9"><text:span text:style-name="T4">}</text:span></text:p>
      <text:p text:style-name="P9"/>
      <text:p text:style-name="P6"><text:span text:style-name="T6">Person.prototype.nationality = "English";</text:span></text:p>
      <text:p text:style-name="P9"/>
      <text:p text:style-name="P9"><text:span text:style-name="T4">const myFather = new Person("John", "Doe", 50, "blue");</text:span></text:p>
      <text:p text:style-name="P9"/>
      <text:p text:style-name="P9"><text:span text:style-name="T4">document.getElementById("demo").innerHTML = "The nationality of my father is " + myFather.nationality; </text:span></text:p>
      <text:p text:style-name="P9"/>
      <text:p text:style-name="P9"><text:span text:style-name="T4">&lt;/script&gt;</text:span></text:p>
      <text:p text:style-name="P9"/>
      <text:p text:style-name="P9"><text:span text:style-name="T4">Result : <text:s/>The nationality of my father is English</text:span></text:p>
      <text:p text:style-name="P9"><text:span text:style-name="T4">---------------------</text:span></text:p>
      <text:p text:style-name="P9"><text:span text:style-name="T4">Ex:</text:span></text:p>
      <text:p text:style-name="P9"><text:span text:style-name="T4"><text:s/></text:span></text:p>
      <text:p text:style-name="P22"><text:span text:style-name="T20">function</text:span><text:s/>person (first, last, age) {</text:p>
      <text:p text:style-name="P22"><text:span text:style-name="T20">this</text:span>.firstName = first;</text:p>
      <text:p text:style-name="P22"><text:span text:style-name="T20">this</text:span>.lastName= last;</text:p>
      <text:p text:style-name="P22"><text:span text:style-name="T20">this</text:span>.thisAge= age;</text:p>
      <text:p text:style-name="P22">};</text:p>
      <text:p text:style-name="P22"><text:span text:style-name="T20">const</text:span><text:s/>myFather = <text:span text:style-name="T20">new</text:span><text:s/>person(<text:span text:style-name="T22">"Chand"</text:span>, <text:span text:style-name="T22">"Kishore"</text:span>, <text:span text:style-name="T39">65</text:span>);</text:p>
      <text:p text:style-name="P22"><text:span text:style-name="T20">const</text:span><text:s/>myMother = <text:span text:style-name="T20">new</text:span><text:s/>person(<text:span text:style-name="T22">"Meena"</text:span>, <text:span text:style-name="T22">"Kwatra"</text:span>, <text:span text:style-name="T39">64</text:span>);</text:p>
      <text:p text:style-name="P22">person.prototype.nationality = <text:span text:style-name="T22">"Indian"</text:span>;</text:p>
      <text:p text:style-name="P22">console.log(myMother.nationality);</text:p>
      <text:p text:style-name="P9"/>
      <text:p text:style-name="P9"/>
      <text:p text:style-name="P9"><text:span text:style-name="T4">Result : Indian</text:span></text:p>
      <text:p text:style-name="P9"><text:span text:style-name="T4">-----------------------</text:span></text:p>
      <text:p text:style-name="P9"/>
      <text:p text:style-name="P9"><text:span text:style-name="T6">Using the </text:span><text:span text:style-name="T110">prototype</text:span><text:span text:style-name="T6"><text:s/>Property, we can add new properties to object constructors:</text:span></text:p>
      <text:p text:style-name="P9"/>
      <text:p text:style-name="P9"/>
      <text:p text:style-name="P9"><text:span text:style-name="T4">Ex:</text:span></text:p>
      <text:p text:style-name="P9"/>
      <text:p text:style-name="P9"><text:span text:style-name="T4">&lt;script&gt;</text:span></text:p>
      <text:p text:style-name="P9"/>
      <text:p text:style-name="P9"><text:span text:style-name="T4">function Person(first, last, age, eye) {</text:span></text:p>
      <text:p text:style-name="P9"><text:span text:style-name="T4"><text:s text:c="2"/>this.firstName = first;</text:span></text:p>
      <text:p text:style-name="P9"><text:span text:style-name="T4"><text:s text:c="2"/>this.lastName = last;</text:span></text:p>
      <text:p text:style-name="P9"><text:span text:style-name="T4"><text:s text:c="2"/>this.age = age;</text:span></text:p>
      <text:p text:style-name="P9"><text:span text:style-name="T4"><text:s text:c="2"/>this.eyeColor = eye;</text:span></text:p>
      <text:p text:style-name="P9"><text:span text:style-name="T4">}</text:span></text:p>
      <text:p text:style-name="P9"/>
      <text:p text:style-name="P6"><text:span text:style-name="T6">Person.prototype.name = function() {</text:span></text:p>
      <text:p text:style-name="P6"><text:span text:style-name="T6"><text:s text:c="2"/>return this.firstName + " " + this.lastName</text:span></text:p>
      <text:p text:style-name="P6"><text:span text:style-name="T6">};</text:span></text:p>
      <text:p text:style-name="P9"/>
      <text:p text:style-name="P9"><text:span text:style-name="T4">const myFather = new Person("John", "Doe", 50, "blue");</text:span></text:p>
      <text:p text:style-name="P9"/>
      <text:p text:style-name="P9"><text:span text:style-name="T4">document.getElementById("demo").innerHTML = "My father is " + myFather.name(); </text:span></text:p>
      <text:p text:style-name="P9"/>
      <text:p text:style-name="P9"><text:span text:style-name="T4">&lt;/script&gt;</text:span></text:p>
      <text:p text:style-name="P9"/>
      <text:p text:style-name="P9"/>
      <text:p text:style-name="P9"><text:span text:style-name="T4">Result : <text:s/>My father is John Doe</text:span></text:p>
      <text:p text:style-name="P9"/>
      <text:p text:style-name="P9"><text:span text:style-name="T6">Note : Only modify your own prototypes. Never modify the prototypes of standard JS objects.</text:span></text:p>
      <text:p text:style-name="P9"/>
      <text:p text:style-name="P9"/>
      <text:p text:style-name="P5"><text:span text:style-name="T5">39. JS Managing Objects </text:span></text:p>
      <text:p text:style-name="P9"/>
      <text:p text:style-name="P28"><text:span text:style-name="T4">// Create object with an existing object as prototype<text:line-break/></text:span><text:span text:style-name="T14">Object.create()<text:line-break/><text:line-break/></text:span><text:span text:style-name="T4">// Adding or changing an object property<text:line-break/></text:span><text:span text:style-name="T14">Object.defineProperty(object, property, descriptor)<text:line-break/><text:line-break/></text:span><text:span text:style-name="T4">// Adding or changing object properties<text:line-break/></text:span><text:span text:style-name="T14">Object.defineProperties(object, descriptors)<text:line-break/><text:line-break/></text:span><text:span text:style-name="T4">// Accessing Properties<text:line-break/></text:span><text:span text:style-name="T14">Object.getOwnPropertyDescriptor(object, property)<text:line-break/><text:line-break/></text:span><text:span text:style-name="T4">// Returns all properties as an array<text:line-break/></text:span><text:span text:style-name="T14">Object.getOwnPropertyNames(object)<text:line-break/><text:line-break/></text:span><text:span text:style-name="T4">// Accessing the prototype<text:line-break/></text:span><text:span text:style-name="T14">Object.getPrototypeOf(object)<text:line-break/><text:line-break/></text:span><text:span text:style-name="T4">// Returns enumerable properties as an array<text:line-break/></text:span><text:span text:style-name="T14">Object.keys(object)<text:line-break/></text:span></text:p>
      <text:p text:style-name="P9"><text:span text:style-name="T63">Protecting Objects</text:span></text:p>
      <text:p text:style-name="P9"/>
      <text:p text:style-name="P28"><text:span text:style-name="T4">// Prevents adding properties to an object<text:line-break/></text:span><text:span text:style-name="T14">Object.preventExtensions(object)<text:line-break/><text:line-break/></text:span><text:span text:style-name="T4">// Returns true if properties can be added to an object<text:line-break/></text:span><text:span text:style-name="T14">Object.isExtensible(object)<text:line-break/><text:line-break/></text:span><text:span text:style-name="T4">// Prevents changes of object properties (not values)<text:line-break/></text:span><text:span text:style-name="T14">Object.seal(object)<text:line-break/><text:line-break/></text:span><text:span text:style-name="T4">// Returns true if object is sealed<text:line-break/></text:span><text:span text:style-name="T14">Object.isSealed(object)<text:line-break/><text:line-break/></text:span><text:span text:style-name="T4">// Prevents any changes to an object<text:line-break/></text:span><text:span text:style-name="T14">Object.freeze(object)<text:line-break/><text:line-break/></text:span><text:span text:style-name="T4">// Returns true if object is frozen<text:line-break/></text:span><text:span text:style-name="T14">Object.isFrozen(object)</text:span></text:p>
      <text:p text:style-name="P9"/>
      <text:p text:style-name="P36"><text:span text:style-name="T5">39.1. Changing a Property Value or Adding a new property to an object. </text:span></text:p>
      <text:p text:style-name="P9"/>
      <text:p text:style-name="P18"><text:span text:style-name="T34">Syntax :</text:span></text:p>
      <text:p text:style-name="P6"/>
      <text:p text:style-name="P6"><text:span text:style-name="T4">Object.defineProperty (object, “property”, { value : “value”} )</text:span></text:p>
      <text:p text:style-name="P6"/>
      <text:p text:style-name="P9"><text:span text:style-name="T4">Ex:</text:span></text:p>
      <text:p text:style-name="P9"/>
      <text:p text:style-name="P74"><text:span text:style-name="T15">&lt;</text:span><text:span text:style-name="T4">script</text:span><text:span text:style-name="T15">&gt;</text:span></text:p>
      <text:p text:style-name="P22"><text:span text:style-name="T20">const</text:span><text:s/><text:span text:style-name="T25">person</text:span><text:s/>= { </text:p>
      <text:p text:style-name="P45">firstName :<text:span text:style-name="T24"><text:s/></text:span><text:span text:style-name="T22">"Alok"</text:span><text:span text:style-name="T24">, </text:span></text:p>
      <text:p text:style-name="P45">lastName :<text:span text:style-name="T24"><text:s/></text:span><text:span text:style-name="T22">"Arora"</text:span><text:span text:style-name="T24">, </text:span></text:p>
      <text:p text:style-name="P45">weight :<text:span text:style-name="T24"><text:s/></text:span><text:span text:style-name="T39">59</text:span><text:span text:style-name="T24">, </text:span></text:p>
      <text:p text:style-name="P45">eyeColor :<text:span text:style-name="T24"><text:s/></text:span><text:span text:style-name="T22">"Brown"</text:span><text:span text:style-name="T24">, </text:span></text:p>
      <text:p text:style-name="P22">} </text:p>
      <text:p text:style-name="P26"><text:span text:style-name="T87">Object</text:span><text:span text:style-name="T24">.</text:span><text:span text:style-name="T23">defineProperty</text:span><text:span text:style-name="T24">(</text:span><text:span text:style-name="T25">person</text:span><text:span text:style-name="T24">, </text:span>"eyeColor"<text:span text:style-name="T24">, {</text:span><text:span text:style-name="T21">value :</text:span><text:span text:style-name="T24"><text:s/></text:span>"Blue"<text:span text:style-name="T24">}) <text:s/></text:span></text:p>
      <text:p text:style-name="P23"/>
      <text:p text:style-name="P26"><text:span text:style-name="T21">document</text:span><text:span text:style-name="T24">.</text:span><text:span text:style-name="T23">getElementById</text:span><text:span text:style-name="T24">(</text:span>"demo"<text:span text:style-name="T24">).</text:span><text:span text:style-name="T21">innerHTML</text:span><text:span text:style-name="T24"><text:s/>= </text:span>"The color of the Alok's eyes are "<text:span text:style-name="T24"><text:s/>+ </text:span><text:span text:style-name="T25">person</text:span><text:span text:style-name="T24">.</text:span><text:span text:style-name="T21">eyeColor</text:span><text:span text:style-name="T24">; </text:span></text:p>
      <text:p text:style-name="P23"/>
      <text:p text:style-name="P24"><text:span text:style-name="T19">&lt;/</text:span>script<text:span text:style-name="T19">&gt;</text:span></text:p>
      <text:p text:style-name="P9"/>
      <text:p text:style-name="P9"><text:span text:style-name="T4">Result : The color of the Alok's eyes are Blue</text:span></text:p>
      <text:p text:style-name="P9"/>
      <text:p text:style-name="P9"><text:span text:style-name="T4">------------------------------------</text:span></text:p>
      <text:p text:style-name="P155"><text:span text:style-name="T14">By using, </text:span><text:span text:style-name="T4">Object.defineProperty (object name, property name { value :value } )</text:span><text:span text:style-name="T14"><text:s/>, we can </text:span><text:span text:style-name="T111">add</text:span><text:span text:style-name="T14"><text:s/>a new property to an object.</text:span></text:p>
      <text:p text:style-name="P9"/>
      <text:p text:style-name="P9"><text:span text:style-name="T4">Ex:</text:span></text:p>
      <text:p text:style-name="P9"/>
      <text:p text:style-name="P74"><text:span text:style-name="T15">&lt;</text:span><text:span text:style-name="T4">script</text:span><text:span text:style-name="T15">&gt;</text:span></text:p>
      <text:p text:style-name="P169"/>
      <text:p text:style-name="P22"><text:span text:style-name="T20">const</text:span><text:s/><text:span text:style-name="T25">person</text:span><text:s/>= { </text:p>
      <text:p text:style-name="P45">firstName :<text:span text:style-name="T24"><text:s/></text:span><text:span text:style-name="T22">"Alok"</text:span><text:span text:style-name="T24">, </text:span></text:p>
      <text:p text:style-name="P45">lastName :<text:span text:style-name="T24"><text:s/></text:span><text:span text:style-name="T22">"Arora"</text:span><text:span text:style-name="T24">, </text:span></text:p>
      <text:p text:style-name="P45">weight :<text:span text:style-name="T24"><text:s/></text:span><text:span text:style-name="T39">59</text:span><text:span text:style-name="T24">, </text:span></text:p>
      <text:p text:style-name="P45">eyeColor :<text:span text:style-name="T24"><text:s/></text:span><text:span text:style-name="T22">"Brown"</text:span><text:span text:style-name="T24">, </text:span></text:p>
      <text:p text:style-name="P22">} </text:p>
      <text:p text:style-name="P23"/>
      <text:p text:style-name="P26"><text:span text:style-name="T87">Object</text:span><text:span text:style-name="T24">.</text:span><text:span text:style-name="T23">defineProperty</text:span><text:span text:style-name="T24">(</text:span><text:span text:style-name="T25">person</text:span><text:span text:style-name="T24">, </text:span>"personality"<text:span text:style-name="T24">, {</text:span><text:span text:style-name="T21">value :</text:span><text:span text:style-name="T24"><text:s/></text:span>"cute"<text:span text:style-name="T24">}) </text:span></text:p>
      <text:p text:style-name="P23"/>
      <text:p text:style-name="P45">document<text:span text:style-name="T24">.</text:span><text:span text:style-name="T23">getElementById</text:span><text:span text:style-name="T24">(</text:span><text:span text:style-name="T22">"demo"</text:span><text:span text:style-name="T24">).</text:span>innerHTML<text:span text:style-name="T24"><text:s/>= </text:span><text:span text:style-name="T22">" Alok's smile is "</text:span><text:span text:style-name="T24"><text:s/>+ </text:span><text:span text:style-name="T25">person</text:span><text:span text:style-name="T24">.</text:span>personality<text:span text:style-name="T24">; </text:span></text:p>
      <text:p text:style-name="P23"/>
      <text:p text:style-name="P24"><text:span text:style-name="T19">&lt;/</text:span>script<text:span text:style-name="T19">&gt;</text:span></text:p>
      <text:p text:style-name="P9"/>
      <text:p text:style-name="P9"/>
      <text:p text:style-name="P9"><text:span text:style-name="T4">Result : <text:s text:c="2"/>Alok's smile is cute</text:span></text:p>
      <text:p text:style-name="P18"/>
      <text:p text:style-name="P18"><text:span text:style-name="T4">------------------------------------</text:span></text:p>
      <text:p text:style-name="P18"/>
      <text:p text:style-name="P155"><text:span text:style-name="T14">By using, </text:span><text:span text:style-name="T4">Object.defineProperty (object name, property name { value :value } )</text:span><text:span text:style-name="T14"><text:s/>, we can </text:span><text:span text:style-name="T111">also add Getters and Setters.</text:span></text:p>
      <text:p text:style-name="P9"/>
      <text:p text:style-name="P9"><text:span text:style-name="T4">&lt;script&gt;</text:span></text:p>
      <text:p text:style-name="P9"/>
      <text:p text:style-name="P121"><text:span text:style-name="T4">// Create an object</text:span></text:p>
      <text:p text:style-name="P9"><text:span text:style-name="T4">const person = {firstName:"John", lastName:"Doe"};</text:span></text:p>
      <text:p text:style-name="P9"/>
      <text:p text:style-name="P121"><text:span text:style-name="T4">// Define a getter</text:span></text:p>
      <text:p text:style-name="P9"><text:span text:style-name="T4">Object.defineProperty(person, "fullName", {</text:span></text:p>
      <text:p text:style-name="P9"><text:span text:style-name="T4"><text:s text:c="2"/>get: function () {return this.firstName + " " + this.lastName;}</text:span></text:p>
      <text:p text:style-name="P9"><text:span text:style-name="T4">});</text:span></text:p>
      <text:p text:style-name="P9"/>
      <text:p text:style-name="P121"><text:span text:style-name="T4">// Display full name</text:span></text:p>
      <text:p text:style-name="P9"><text:span text:style-name="T4">document.getElementById("demo").innerHTML = person.fullName;</text:span></text:p>
      <text:p text:style-name="P9"/>
      <text:p text:style-name="P9"><text:span text:style-name="T4">&lt;/script&gt;</text:span></text:p>
      <text:p text:style-name="P9"/>
      <text:p text:style-name="P9"/>
      <text:p text:style-name="P9"><text:span text:style-name="T4">Result : <text:s/>John Doe</text:span></text:p>
      <text:p text:style-name="P9"/>
      <text:p text:style-name="P9"><text:span text:style-name="T4">--------------------------</text:span></text:p>
      <text:p text:style-name="P9"/>
      <text:p text:style-name="P177"><text:span text:style-name="T6">A Counter Example</text:span></text:p>
      <text:p text:style-name="P9"/>
      <text:p text:style-name="P9"><text:span text:style-name="T4">&lt;script&gt;</text:span></text:p>
      <text:p text:style-name="P9"/>
      <text:p text:style-name="P121"><text:span text:style-name="T4">// Define an object</text:span></text:p>
      <text:p text:style-name="P9"><text:span text:style-name="T4">const obj = {counter:0};</text:span></text:p>
      <text:p text:style-name="P9"/>
      <text:p text:style-name="P121"><text:span text:style-name="T4">// Define Setters and Getters</text:span></text:p>
      <text:p text:style-name="P9"><text:span text:style-name="T4">Object.defineProperty(obj, "reset", {</text:span></text:p>
      <text:p text:style-name="P9"><text:span text:style-name="T4"><text:s text:c="2"/>get : function () {this.counter = 0;}</text:span></text:p>
      <text:p text:style-name="P9"><text:span text:style-name="T4">});</text:span></text:p>
      <text:p text:style-name="P9"><text:span text:style-name="T4">Object.defineProperty(obj, "increment", {</text:span></text:p>
      <text:p text:style-name="P9"><text:span text:style-name="T4"><text:s text:c="2"/>get : function () {this.counter++;}</text:span></text:p>
      <text:p text:style-name="P9"><text:span text:style-name="T4">});</text:span></text:p>
      <text:p text:style-name="P9"><text:span text:style-name="T4">Object.defineProperty(obj, "decrement", {</text:span></text:p>
      <text:p text:style-name="P9"><text:span text:style-name="T4"><text:s text:c="2"/>get : function () {this.counter--;}</text:span></text:p>
      <text:p text:style-name="P9"><text:span text:style-name="T4">});</text:span></text:p>
      <text:p text:style-name="P9"><text:span text:style-name="T4">Object.defineProperty(obj, "add", {</text:span></text:p>
      <text:p text:style-name="P9"><text:span text:style-name="T4"><text:s text:c="2"/>set : function (value) {this.counter += value;}</text:span></text:p>
      <text:p text:style-name="P9"><text:span text:style-name="T4">});</text:span></text:p>
      <text:p text:style-name="P9"><text:span text:style-name="T4">Object.defineProperty(obj, "subtract", {</text:span></text:p>
      <text:p text:style-name="P9"><text:span text:style-name="T4"><text:s text:c="2"/>set : function (value) {this.counter -= value;}</text:span></text:p>
      <text:p text:style-name="P9"><text:span text:style-name="T4">});</text:span></text:p>
      <text:p text:style-name="P9"/>
      <text:p text:style-name="P121"><text:span text:style-name="T4">// Play with counter:</text:span></text:p>
      <text:p text:style-name="P9"><text:span text:style-name="T4">obj.reset;</text:span></text:p>
      <text:p text:style-name="P9"><text:span text:style-name="T4">obj.add = 5;</text:span></text:p>
      <text:p text:style-name="P9"><text:span text:style-name="T4">obj.subtract = 6;</text:span></text:p>
      <text:p text:style-name="P9"><text:span text:style-name="T4">obj.increment;</text:span></text:p>
      <text:p text:style-name="P9"><text:span text:style-name="T4">obj.decrement;</text:span></text:p>
      <text:p text:style-name="P9"><text:span text:style-name="T4">document.getElementById("demo").innerHTML = obj.counter;</text:span></text:p>
      <text:p text:style-name="P9"/>
      <text:p text:style-name="P9"><text:span text:style-name="T4">&lt;/script</text:span></text:p>
      <text:p text:style-name="P9"/>
      <text:p text:style-name="P9"/>
      <text:p text:style-name="P36"><text:span text:style-name="T5">39.2. Changing Meta Data </text:span></text:p>
      <text:p text:style-name="P36"/>
      <text:p text:style-name="P9"><text:span text:style-name="T4">ES 5 allows the following property meta data to be changed :</text:span></text:p>
      <text:p text:style-name="P9"/>
      <table:table table:name="Table51" table:style-name="Table1">
        <table:table-column table:style-name="TableColumn1"/>
        <table:table-row>
          <table:table-cell table:style-name="TableCell1">
            <text:p text:style-name="P4"/>
            <text:p text:style-name="P28"><text:span text:style-name="T14">writable : <text:s/></text:span><text:span text:style-name="T11">true <text:s text:c="11"/></text:span><text:span text:style-name="T4">// Property value can be changed<text:line-break/></text:span><text:span text:style-name="T14">enumerable : </text:span><text:span text:style-name="T11">true <text:s text:c="6"/></text:span><text:span text:style-name="T4">// Property can be enumerated<text:line-break/></text:span><text:span text:style-name="T14">configurable : </text:span><text:span text:style-name="T11">true <text:s text:c="4"/></text:span><text:span text:style-name="T4">// Property can be reconfigured</text:span></text:p>
            <text:p text:style-name="P36"/>
          </table:table-cell>
        </table:table-row>
      </table:table>
      <text:p text:style-name="P36"/>
      <table:table table:name="Table52" table:style-name="Table1">
        <table:table-column table:style-name="TableColumn1"/>
        <table:table-row>
          <table:table-cell table:style-name="TableCell1">
            <text:p text:style-name="P4"/>
            <text:p text:style-name="P28"><text:span text:style-name="T14">writable : <text:s/></text:span><text:span text:style-name="T70">false</text:span><text:span text:style-name="T11"><text:s text:c="8"/></text:span><text:span text:style-name="T4">// Property value can not be changed<text:line-break/></text:span><text:span text:style-name="T14">enumerable : </text:span><text:span text:style-name="T70">false</text:span><text:span text:style-name="T11"><text:s text:c="7"/></text:span><text:span text:style-name="T4">// Property can not be enumerated<text:line-break/></text:span><text:span text:style-name="T14">configurable : </text:span><text:span text:style-name="T70">false</text:span><text:span text:style-name="T11"><text:s text:c="5"/></text:span><text:span text:style-name="T4">// Property can not be reconfigured</text:span></text:p>
            <text:p text:style-name="P36"/>
          </table:table-cell>
        </table:table-row>
      </table:table>
      <text:p text:style-name="P9"/>
      <text:p text:style-name="P178"/>
      <text:p text:style-name="P9"><text:span text:style-name="T4">ES 5 allows getters and setters to be changed:</text:span></text:p>
      <text:p text:style-name="P9"/>
      <table:table table:name="Table53" table:style-name="Table1">
        <table:table-column table:style-name="TableColumn1"/>
        <table:table-row>
          <table:table-cell table:style-name="TableCell1">
            <text:p text:style-name="P28"><text:span text:style-name="T4">// Defining a getter<text:line-break/></text:span><text:span text:style-name="T14">get: </text:span><text:span text:style-name="T11">function</text:span><text:span text:style-name="T14">() { </text:span><text:span text:style-name="T11">return</text:span><text:span text:style-name="T14"><text:s/>language }</text:span></text:p>
            <text:p text:style-name="P9"><text:line-break/><text:span text:style-name="T33">// Defining a setter<text:line-break/></text:span><text:span text:style-name="T4">set: </text:span><text:span text:style-name="T11">function</text:span><text:span text:style-name="T4">(value) { language = value }</text:span></text:p>
          </table:table-cell>
        </table:table-row>
      </table:table>
      <text:p text:style-name="P9"/>
      <text:p text:style-name="P9"><text:span text:style-name="T4">The below example makes language read-only:</text:span></text:p>
      <text:p text:style-name="P9"/>
      <table:table table:name="Table54" table:style-name="Table1">
        <table:table-column table:style-name="TableColumn1"/>
        <table:table-row>
          <table:table-cell table:style-name="TableCell1">
            <text:p text:style-name="P4">Object.defineProperty(person, “<text:span text:style-name="T98">language</text:span>”, { writable : <text:span text:style-name="T112">false</text:span>} ) ;</text:p>
          </table:table-cell>
        </table:table-row>
      </table:table>
      <text:p text:style-name="P161"/>
      <text:p text:style-name="P9"><text:span text:style-name="T4">The below example makes language not enumerable:</text:span></text:p>
      <text:p text:style-name="P9"/>
      <table:table table:name="Table55" table:style-name="Table1">
        <table:table-column table:style-name="TableColumn1"/>
        <table:table-row>
          <table:table-cell table:style-name="TableCell1">
            <text:p text:style-name="P4">Object.defineProperty(person, “<text:span text:style-name="T98">language</text:span>”, { enumerable : <text:span text:style-name="T112">false</text:span>} ) ;</text:p>
          </table:table-cell>
        </table:table-row>
      </table:table>
      <text:p text:style-name="P9"/>
      <text:p text:style-name="P36"><text:span text:style-name="T5">39.3. Listing All Properties </text:span></text:p>
      <text:p text:style-name="P161"/>
      <text:p text:style-name="P18"><text:span text:style-name="T4">By using, </text:span><text:span text:style-name="T52">Object.getOwnPropertyNames (object name)</text:span><text:span text:style-name="T4">, we can get all the list of the properties in an object.</text:span></text:p>
      <text:p text:style-name="P18"/>
      <text:p text:style-name="P18"><text:span text:style-name="T4">Ex:</text:span></text:p>
      <text:p text:style-name="P18"/>
      <text:p text:style-name="P18"><text:span text:style-name="T4">&lt;script&gt;</text:span></text:p>
      <text:p text:style-name="P18"/>
      <text:p text:style-name="P121"><text:span text:style-name="T4">// Create an object:</text:span></text:p>
      <text:p text:style-name="P18"><text:span text:style-name="T4">const person = {</text:span></text:p>
      <text:p text:style-name="P18"><text:span text:style-name="T4"><text:s text:c="2"/>firstName: "John",</text:span></text:p>
      <text:p text:style-name="P18"><text:span text:style-name="T4"><text:s text:c="2"/>lastName: "Doe",</text:span></text:p>
      <text:p text:style-name="P18"><text:span text:style-name="T4"><text:s text:c="2"/>language: "EN"</text:span></text:p>
      <text:p text:style-name="P18"><text:span text:style-name="T4">}</text:span></text:p>
      <text:p text:style-name="P18"/>
      <text:p text:style-name="P121"><text:span text:style-name="T4">// Change Property</text:span></text:p>
      <text:p text:style-name="P18"><text:span text:style-name="T4">Object.defineProperty(person, "language", {enumerable:false});</text:span></text:p>
      <text:p text:style-name="P18"/>
      <text:p text:style-name="P121"><text:span text:style-name="T4">// Display Properties</text:span></text:p>
      <text:p text:style-name="P18"><text:span text:style-name="T4">document.getElementById("demo").innerHTML = </text:span><text:span text:style-name="T6">Object.getOwnPropertyNames(person)</text:span><text:span text:style-name="T4">;</text:span></text:p>
      <text:p text:style-name="P18"/>
      <text:p text:style-name="P18"><text:span text:style-name="T4">&lt;/script&gt;</text:span></text:p>
      <text:p text:style-name="P18"/>
      <text:p text:style-name="P36"><text:span text:style-name="T5">39.4. Listing Enumerable Properties </text:span></text:p>
      <text:p text:style-name="P18"/>
      <text:p text:style-name="P121"><text:span text:style-name="T10">By using, </text:span><text:span text:style-name="T52">Object.keys (object name)</text:span><text:span text:style-name="T10">, we can get the list of the enumerable properties (</text:span><text:span text:style-name="T4">Enumerable properties are those properties whose internal enumerable flag is set to true, which is the default for properties created via simple assignment or via a property initializer. Properties defined via </text:span><text:span text:style-name="T6">Object.defineProperty</text:span><text:span text:style-name="T4"><text:s/>and such default enumerable to false.</text:span><text:span text:style-name="T10">) in an object.</text:span></text:p>
      <text:p text:style-name="P18"/>
      <text:p text:style-name="P18"><text:span text:style-name="T4">Ex:</text:span></text:p>
      <text:p text:style-name="P18"/>
      <text:p text:style-name="P18"><text:span text:style-name="T4">&lt;script&gt;</text:span></text:p>
      <text:p text:style-name="P18"/>
      <text:p text:style-name="P121"><text:span text:style-name="T4">// Create an object:</text:span></text:p>
      <text:p text:style-name="P18"><text:span text:style-name="T4">const person = {</text:span></text:p>
      <text:p text:style-name="P18"><text:span text:style-name="T4"><text:s text:c="2"/>firstName: "John",</text:span></text:p>
      <text:p text:style-name="P18"><text:span text:style-name="T4"><text:s text:c="2"/>lastName: "Doe",</text:span></text:p>
      <text:p text:style-name="P18"><text:span text:style-name="T4"><text:s text:c="2"/>language: "EN"</text:span></text:p>
      <text:p text:style-name="P18"><text:span text:style-name="T4">}</text:span></text:p>
      <text:p text:style-name="P18"/>
      <text:p text:style-name="P121"><text:span text:style-name="T4">// Change Property</text:span></text:p>
      <text:p text:style-name="P18"><text:span text:style-name="T4">Object.defineProperty(person, "language", {enumerable:false});</text:span></text:p>
      <text:p text:style-name="P18"/>
      <text:p text:style-name="P121"><text:span text:style-name="T4">// Display Properties</text:span></text:p>
      <text:p text:style-name="P18"><text:span text:style-name="T4">document.getElementById("demo").innerHTML = </text:span><text:span text:style-name="T6">Object.keys(person)</text:span><text:span text:style-name="T4">;</text:span></text:p>
      <text:p text:style-name="P18"/>
      <text:p text:style-name="P18"><text:span text:style-name="T4">&lt;/script&gt;</text:span></text:p>
      <text:p text:style-name="P18"/>
      <text:p text:style-name="P9"><text:span text:style-name="T10">Result : </text:span><text:span text:style-name="T4">firstName,lastName ( This will not display the “language” property as we have set the value of language property, enumerable as false). So, it will only display all the properties with default enumerable value as true.</text:span></text:p>
      <text:p text:style-name="P18"/>
      <text:p text:style-name="P5"><text:span text:style-name="T5">40. JS Map Objects </text:span></text:p>
      <text:p text:style-name="P36"/>
      <text:p text:style-name="P9"><text:span text:style-name="T4">Map is a collection of elements where each element is stored as a Key, a value pair. Map object can hold both object and primitive values as either key or value. </text:span></text:p>
      <text:p text:style-name="P9"/>
      <text:p text:style-name="P9"><text:span text:style-name="T4">A Map object holds key-value pairs where the keys can be of any data type.</text:span></text:p>
      <text:p text:style-name="P9"><text:span text:style-name="T4">A Map object remembers the original insertion order of the keys. ( When we iterate over the map object it returns the key, value pair in the same order as inserted.)</text:span></text:p>
      <text:p text:style-name="P9"><text:span text:style-name="T4">A Map object has a property that represents the size of the map.</text:span></text:p>
      <text:p text:style-name="P9"/>
      <text:p text:style-name="P36"><text:span text:style-name="T5">40.1. Essential Map ( ) Methods </text:span></text:p>
      <text:p text:style-name="P9"/>
      <table:table table:name="Table56" table:style-name="Table1">
        <table:table-column table:style-name="TableColumn1"/>
        <table:table-column table:style-name="TableColumn1"/>
        <table:table-row>
          <table:table-cell table:style-name="TableCell1">
            <text:p text:style-name="P4"><text:span text:style-name="T7">Method</text:span></text:p>
          </table:table-cell>
          <table:table-cell table:style-name="TableCell1">
            <text:p text:style-name="P4"><text:span text:style-name="T7">Description</text:span></text:p>
          </table:table-cell>
        </table:table-row>
        <table:table-row>
          <table:table-cell table:style-name="TableCell1">
            <text:p text:style-name="P4">new Map()</text:p>
          </table:table-cell>
          <table:table-cell table:style-name="TableCell1">
            <text:p text:style-name="P4">Creates a new Map object</text:p>
          </table:table-cell>
        </table:table-row>
        <table:table-row>
          <table:table-cell table:style-name="TableCell1">
            <text:p text:style-name="P4">set()</text:p>
          </table:table-cell>
          <table:table-cell table:style-name="TableCell1">
            <text:p text:style-name="P4">Sets a value for a key in a Map object</text:p>
          </table:table-cell>
        </table:table-row>
        <table:table-row>
          <table:table-cell table:style-name="TableCell1">
            <text:p text:style-name="P4">get()</text:p>
          </table:table-cell>
          <table:table-cell table:style-name="TableCell1">
            <text:p text:style-name="P4">Gets a value for a key in a Map object</text:p>
          </table:table-cell>
        </table:table-row>
        <table:table-row>
          <table:table-cell table:style-name="TableCell1">
            <text:p text:style-name="P4">entries()</text:p>
          </table:table-cell>
          <table:table-cell table:style-name="TableCell1">
            <text:p text:style-name="P4">Returns an array of the key/value pairs in a Map object</text:p>
          </table:table-cell>
        </table:table-row>
        <table:table-row>
          <table:table-cell table:style-name="TableCell1">
            <text:p text:style-name="P4">keys()</text:p>
          </table:table-cell>
          <table:table-cell table:style-name="TableCell1">
            <text:p text:style-name="P4">Returns an array of the keys in a Map object</text:p>
          </table:table-cell>
        </table:table-row>
        <table:table-row>
          <table:table-cell table:style-name="TableCell1">
            <text:p text:style-name="P4">values()</text:p>
          </table:table-cell>
          <table:table-cell table:style-name="TableCell1">
            <text:p text:style-name="P4">Returns an array of the values in a Map object</text:p>
          </table:table-cell>
        </table:table-row>
        <table:table-row>
          <table:table-cell table:style-name="TableCell1">
            <text:p text:style-name="P4">clear()</text:p>
          </table:table-cell>
          <table:table-cell table:style-name="TableCell1">
            <text:p text:style-name="P4">Removes all elements in a Map</text:p>
          </table:table-cell>
        </table:table-row>
        <table:table-row>
          <table:table-cell table:style-name="TableCell1">
            <text:p text:style-name="P4">delete()</text:p>
          </table:table-cell>
          <table:table-cell table:style-name="TableCell1">
            <text:p text:style-name="P4">Removes an element specified by a key</text:p>
          </table:table-cell>
        </table:table-row>
        <table:table-row>
          <table:table-cell table:style-name="TableCell1">
            <text:p text:style-name="P4">has()</text:p>
          </table:table-cell>
          <table:table-cell table:style-name="TableCell1">
            <text:p text:style-name="P4">Returns true if a key exists</text:p>
          </table:table-cell>
        </table:table-row>
        <table:table-row>
          <table:table-cell table:style-name="TableCell1">
            <text:p text:style-name="P4">forEach()</text:p>
          </table:table-cell>
          <table:table-cell table:style-name="TableCell1">
            <text:p text:style-name="P4">Invokes a callback for each key/value pair</text:p>
          </table:table-cell>
        </table:table-row>
        <table:table-row>
          <table:table-cell table:style-name="TableCell1">
            <text:p text:style-name="P4">Property</text:p>
          </table:table-cell>
          <table:table-cell table:style-name="TableCell1">
            <text:p text:style-name="P4">Description</text:p>
          </table:table-cell>
        </table:table-row>
        <table:table-row>
          <table:table-cell table:style-name="TableCell1">
            <text:p text:style-name="P4">size</text:p>
          </table:table-cell>
          <table:table-cell table:style-name="TableCell1">
            <text:p text:style-name="P4">Gets a value for a key in a Map object</text:p>
          </table:table-cell>
        </table:table-row>
      </table:table>
      <text:p text:style-name="P9"/>
      <text:p text:style-name="P9"/>
      <text:p text:style-name="P9"><text:span text:style-name="T4">Ex:</text:span></text:p>
      <text:p text:style-name="P9"/>
      <text:p text:style-name="P74"><text:span text:style-name="T15">&lt;</text:span><text:span text:style-name="T4">script</text:span><text:span text:style-name="T15">&gt;</text:span></text:p>
      <text:p text:style-name="P169"/>
      <text:p text:style-name="P121"><text:span text:style-name="T4">// Create objects </text:span></text:p>
      <text:p text:style-name="P22"><text:span text:style-name="T20">const</text:span><text:s/><text:span text:style-name="T25">wall</text:span><text:s/>= {<text:span text:style-name="T21">sides:</text:span><text:s/><text:span text:style-name="T39">3</text:span>}; </text:p>
      <text:p text:style-name="P44"><text:span text:style-name="T20">const</text:span><text:span text:style-name="T24"><text:s/></text:span>decorativeitems<text:span text:style-name="T24"><text:s/>= {</text:span><text:span text:style-name="T21">count:</text:span><text:span text:style-name="T24"><text:s/></text:span><text:span text:style-name="T39">4</text:span><text:span text:style-name="T24">}; </text:span></text:p>
      <text:p text:style-name="P22"><text:span text:style-name="T20">const</text:span><text:s/><text:span text:style-name="T25">bed</text:span><text:s/>= { <text:span text:style-name="T21">count:</text:span><text:s/><text:span text:style-name="T22">"one"</text:span>}; </text:p>
      <text:p text:style-name="P23"/>
      <text:p text:style-name="P162"><text:span text:style-name="T4">// <text:s/>Create a new Map</text:span></text:p>
      <text:p text:style-name="P22"><text:span text:style-name="T20">const</text:span><text:s/><text:span text:style-name="T25">room</text:span><text:s/>= <text:span text:style-name="T20">new</text:span><text:s/><text:span text:style-name="T87">Map</text:span><text:s/>(); </text:p>
      <text:p text:style-name="P23"/>
      <text:p text:style-name="P162">// Add the objects to the Map</text:p>
      <text:p text:style-name="P44">room<text:span text:style-name="T24">.</text:span><text:span text:style-name="T23">set</text:span><text:span text:style-name="T24">(</text:span>wall<text:span text:style-name="T24">, </text:span><text:span text:style-name="T39">300</text:span><text:span text:style-name="T24">); </text:span></text:p>
      <text:p text:style-name="P44">room<text:span text:style-name="T24">.</text:span><text:span text:style-name="T23">set</text:span><text:span text:style-name="T24">(</text:span>decorativeitems<text:span text:style-name="T24">, </text:span><text:span text:style-name="T39">278</text:span><text:span text:style-name="T24">); </text:span></text:p>
      <text:p text:style-name="P22"><text:span text:style-name="T25">room</text:span>.<text:span text:style-name="T23">set</text:span>(<text:span text:style-name="T25">bed</text:span>, <text:span text:style-name="T39">321</text:span>); </text:p>
      <text:p text:style-name="P23"/>
      <text:p text:style-name="P162">//Display object type</text:p>
      <text:p text:style-name="P45">document<text:span text:style-name="T24">.</text:span><text:span text:style-name="T23">getElementById</text:span><text:span text:style-name="T24">(</text:span><text:span text:style-name="T22">"demo"</text:span><text:span text:style-name="T24">).</text:span>innerHTML<text:span text:style-name="T24"><text:s/>= </text:span><text:span text:style-name="T25">room</text:span><text:span text:style-name="T24">; </text:span></text:p>
      <text:p text:style-name="P23"/>
      <text:p text:style-name="P24"><text:span text:style-name="T19">&lt;/</text:span>script<text:span text:style-name="T19">&gt;</text:span></text:p>
      <text:p text:style-name="P9"/>
      <text:p text:style-name="P9"/>
      <text:p text:style-name="P9"><text:span text:style-name="T4">Result : [object Map]</text:span></text:p>
      <text:p text:style-name="P9"/>
      <text:p text:style-name="P9"><text:span text:style-name="T4">-------------------------------</text:span></text:p>
      <text:p text:style-name="P9"/>
      <text:p text:style-name="P9"><text:span text:style-name="T4">The </text:span><text:span text:style-name="T52">get () </text:span><text:span text:style-name="T4">method gets a value for a key in a Map object:</text:span></text:p>
      <text:p text:style-name="P9"/>
      <text:p text:style-name="P74"><text:span text:style-name="T15">&lt;</text:span><text:span text:style-name="T4">script</text:span><text:span text:style-name="T15">&gt;</text:span></text:p>
      <text:p text:style-name="P169"/>
      <text:p text:style-name="P22"><text:span text:style-name="T20">const</text:span><text:s/><text:span text:style-name="T25">wall</text:span><text:s/>= {<text:span text:style-name="T21">sides:</text:span><text:s/><text:span text:style-name="T39">3</text:span>}; </text:p>
      <text:p text:style-name="P44"><text:span text:style-name="T20">const</text:span><text:span text:style-name="T24"><text:s/></text:span>decorativeitems<text:span text:style-name="T24"><text:s/>= {</text:span><text:span text:style-name="T21">count:</text:span><text:span text:style-name="T24"><text:s/></text:span><text:span text:style-name="T39">4</text:span><text:span text:style-name="T24">}; </text:span></text:p>
      <text:p text:style-name="P22"><text:span text:style-name="T20">const</text:span><text:s/><text:span text:style-name="T25">bed</text:span><text:s/>= { <text:span text:style-name="T21">count:</text:span><text:s/><text:span text:style-name="T22">"one"</text:span>}; </text:p>
      <text:p text:style-name="P23"/>
      <text:p text:style-name="P22"><text:span text:style-name="T20">const</text:span><text:s/><text:span text:style-name="T25">room</text:span><text:s/>= <text:span text:style-name="T20">new</text:span><text:s/><text:span text:style-name="T87">Map</text:span><text:s/>(); </text:p>
      <text:p text:style-name="P23"/>
      <text:p text:style-name="P44">room<text:span text:style-name="T24">.</text:span><text:span text:style-name="T23">set</text:span><text:span text:style-name="T24">(</text:span>wall<text:span text:style-name="T24">, </text:span><text:span text:style-name="T39">300</text:span><text:span text:style-name="T24">); </text:span></text:p>
      <text:p text:style-name="P44">room<text:span text:style-name="T24">.</text:span><text:span text:style-name="T23">set</text:span><text:span text:style-name="T24">(</text:span>decorativeitems<text:span text:style-name="T24">, </text:span><text:span text:style-name="T39">278</text:span><text:span text:style-name="T24">); </text:span></text:p>
      <text:p text:style-name="P22"><text:span text:style-name="T25">room</text:span>.<text:span text:style-name="T23">set</text:span>(<text:span text:style-name="T25">bed</text:span>, <text:span text:style-name="T39">321</text:span>); </text:p>
      <text:p text:style-name="P23"/>
      <text:p text:style-name="P45">document<text:span text:style-name="T24">.</text:span><text:span text:style-name="T23">getElementById</text:span><text:span text:style-name="T24">(</text:span><text:span text:style-name="T22">"demo"</text:span><text:span text:style-name="T24">).</text:span>innerHTML<text:span text:style-name="T24"><text:s/>= </text:span><text:span text:style-name="T25">room</text:span><text:span text:style-name="T24">.</text:span><text:span text:style-name="T23">get</text:span><text:span text:style-name="T24">(</text:span><text:span text:style-name="T25">bed</text:span><text:span text:style-name="T24">); </text:span></text:p>
      <text:p text:style-name="P23"/>
      <text:p text:style-name="P24"><text:span text:style-name="T19">&lt;/</text:span>script<text:span text:style-name="T19">&gt;</text:span></text:p>
      <text:p text:style-name="P9"/>
      <text:p text:style-name="P9"/>
      <text:p text:style-name="P9"><text:span text:style-name="T4">Result : <text:s/>321</text:span></text:p>
      <text:p text:style-name="P9"/>
      <text:p text:style-name="P9"><text:span text:style-name="T4">-------------------------</text:span></text:p>
      <text:p text:style-name="P9"/>
      <text:p text:style-name="P9"><text:span text:style-name="T6">We can pass an Array to the new Map () constructor:</text:span></text:p>
      <text:p text:style-name="P9"/>
      <text:p text:style-name="P74"><text:span text:style-name="T15">&lt;</text:span><text:span text:style-name="T4">script</text:span><text:span text:style-name="T15">&gt;</text:span></text:p>
      <text:p text:style-name="P169"/>
      <text:p text:style-name="P22"><text:span text:style-name="T20">const</text:span><text:s/><text:span text:style-name="T25">wall</text:span><text:s/>= {<text:span text:style-name="T21">sides:</text:span><text:s/><text:span text:style-name="T39">3</text:span>}; </text:p>
      <text:p text:style-name="P44"><text:span text:style-name="T20">const</text:span><text:span text:style-name="T24"><text:s/></text:span>decorativeitems<text:span text:style-name="T24"><text:s/>= {</text:span><text:span text:style-name="T21">count:</text:span><text:span text:style-name="T24"><text:s/></text:span><text:span text:style-name="T39">4</text:span><text:span text:style-name="T24">}; </text:span></text:p>
      <text:p text:style-name="P22"><text:span text:style-name="T20">const</text:span><text:s/><text:span text:style-name="T25">bed</text:span><text:s/>= { <text:span text:style-name="T21">count:</text:span><text:s/><text:span text:style-name="T22">"one"</text:span>}; <text:s/></text:p>
      <text:p text:style-name="P23"/>
      <text:p text:style-name="P22"><text:span text:style-name="T20">const</text:span><text:s/><text:span text:style-name="T25">room</text:span><text:s/>= <text:span text:style-name="T20">new</text:span><text:s/><text:span text:style-name="T87">Map</text:span><text:s/>( [ <text:s/></text:p>
      <text:p text:style-name="P22">[wall, 345], </text:p>
      <text:p text:style-name="P22">[decorativeitems, 237], </text:p>
      <text:p text:style-name="P22">[bed, 500], </text:p>
      <text:p text:style-name="P22">]); <text:s/></text:p>
      <text:p text:style-name="P44"/>
      <text:p text:style-name="P23"/>
      <text:p text:style-name="P45">document<text:span text:style-name="T24">.</text:span><text:span text:style-name="T23">getElementById</text:span><text:span text:style-name="T24">(</text:span><text:span text:style-name="T22">"demo"</text:span><text:span text:style-name="T24">).</text:span>innerHTML<text:span text:style-name="T24"><text:s/>= </text:span><text:span text:style-name="T25">room</text:span><text:span text:style-name="T24">.</text:span><text:span text:style-name="T23">get</text:span><text:span text:style-name="T24">(</text:span><text:span text:style-name="T25">bed</text:span><text:span text:style-name="T24">); </text:span></text:p>
      <text:p text:style-name="P23"/>
      <text:p text:style-name="P24"><text:span text:style-name="T15">&lt;/</text:span><text:span text:style-name="T4">script</text:span><text:span text:style-name="T15">&gt;</text:span></text:p>
      <text:p text:style-name="P9"/>
      <text:p text:style-name="P9"/>
      <text:p text:style-name="P9"><text:span text:style-name="T4">Result : <text:s/>500</text:span></text:p>
      <text:p text:style-name="P5"/>
      <text:p text:style-name="P5"><text:span text:style-name="T5">41. JS Set Objects </text:span></text:p>
      <text:p text:style-name="P9"/>
      <text:p text:style-name="P9"><text:span text:style-name="T4">A Set is a collection of unique values i.e. no element can be repeated.</text:span></text:p>
      <text:p text:style-name="P9"><text:span text:style-name="T4">Each value may occur only once in a Set.</text:span></text:p>
      <text:p text:style-name="P9"><text:span text:style-name="T4">A Set can hold any values of any data type.</text:span></text:p>
      <text:p text:style-name="P9"/>
      <table:table table:name="Table57" table:style-name="Table1">
        <table:table-column table:style-name="TableColumn1"/>
        <table:table-column table:style-name="TableColumn1"/>
        <table:table-row>
          <table:table-cell table:style-name="TableCell1">
            <text:p text:style-name="P4"><text:span text:style-name="T7">Method and Properties</text:span></text:p>
          </table:table-cell>
          <table:table-cell table:style-name="TableCell1">
            <text:p text:style-name="P4"><text:span text:style-name="T7">Description</text:span></text:p>
          </table:table-cell>
        </table:table-row>
        <table:table-row>
          <table:table-cell table:style-name="TableCell1">
            <text:p text:style-name="P4">new Set()</text:p>
          </table:table-cell>
          <table:table-cell table:style-name="TableCell1">
            <text:p text:style-name="P4">Creates a new Set object</text:p>
          </table:table-cell>
        </table:table-row>
        <table:table-row>
          <table:table-cell table:style-name="TableCell1">
            <text:p text:style-name="P4">add()</text:p>
          </table:table-cell>
          <table:table-cell table:style-name="TableCell1">
            <text:p text:style-name="P4">Adds a new element to the Set</text:p>
          </table:table-cell>
        </table:table-row>
        <table:table-row>
          <table:table-cell table:style-name="TableCell1">
            <text:p text:style-name="P4">clear()</text:p>
          </table:table-cell>
          <table:table-cell table:style-name="TableCell1">
            <text:p text:style-name="P4">Removes all elements from a Set</text:p>
          </table:table-cell>
        </table:table-row>
        <table:table-row>
          <table:table-cell table:style-name="TableCell1">
            <text:p text:style-name="P4">delete()</text:p>
          </table:table-cell>
          <table:table-cell table:style-name="TableCell1">
            <text:p text:style-name="P4">Removes an element specified by its value</text:p>
          </table:table-cell>
        </table:table-row>
        <table:table-row>
          <table:table-cell table:style-name="TableCell1">
            <text:p text:style-name="P4">keys() / values()</text:p>
          </table:table-cell>
          <table:table-cell table:style-name="TableCell1">
            <text:p text:style-name="P4">Returns an array of the values/keys in a Set object</text:p>
          </table:table-cell>
        </table:table-row>
        <table:table-row>
          <table:table-cell table:style-name="TableCell1">
            <text:p text:style-name="P4">entries() </text:p>
          </table:table-cell>
          <table:table-cell table:style-name="TableCell1">
            <text:p text:style-name="P4">Returns an array of the value/ key pairs.</text:p>
          </table:table-cell>
        </table:table-row>
        <table:table-row>
          <table:table-cell table:style-name="TableCell1">
            <text:p text:style-name="P4">has()</text:p>
          </table:table-cell>
          <table:table-cell table:style-name="TableCell1">
            <text:p text:style-name="P4">Returns true if a value exists</text:p>
          </table:table-cell>
        </table:table-row>
        <table:table-row>
          <table:table-cell table:style-name="TableCell1">
            <text:p text:style-name="P4">forEach()</text:p>
          </table:table-cell>
          <table:table-cell table:style-name="TableCell1">
            <text:p text:style-name="P4">Invokes a callback for each element</text:p>
          </table:table-cell>
        </table:table-row>
        <table:table-row>
          <table:table-cell table:style-name="TableCell1">
            <text:p text:style-name="P4">size</text:p>
          </table:table-cell>
          <table:table-cell table:style-name="TableCell1">
            <text:p text:style-name="P4">Returns the element count</text:p>
          </table:table-cell>
        </table:table-row>
      </table:table>
      <text:p text:style-name="P9"/>
      <text:p text:style-name="P9"/>
      <text:p text:style-name="P36"><text:span text:style-name="T5">41.1. How to create a Set </text:span></text:p>
      <text:p text:style-name="P36"/>
      <text:p text:style-name="P179"><text:span text:style-name="T6">Create a set and add existing variables :</text:span></text:p>
      <text:p text:style-name="P36"/>
      <text:p text:style-name="P24"><text:span text:style-name="T19">&lt;</text:span>script<text:span text:style-name="T19">&gt;</text:span></text:p>
      <text:p text:style-name="P176"/>
      <text:p text:style-name="P162">// Create some variables</text:p>
      <text:p text:style-name="P26"><text:span text:style-name="T20">const</text:span><text:span text:style-name="T24"><text:s/></text:span><text:span text:style-name="T25">a</text:span><text:span text:style-name="T24"><text:s/>= </text:span>"alpha"<text:span text:style-name="T24">;</text:span></text:p>
      <text:p text:style-name="P26"><text:span text:style-name="T20">const</text:span><text:span text:style-name="T24"><text:s/></text:span><text:span text:style-name="T25">b</text:span><text:span text:style-name="T24"><text:s/>= </text:span>"beta"<text:span text:style-name="T24">;</text:span></text:p>
      <text:p text:style-name="P26"><text:span text:style-name="T20">const</text:span><text:span text:style-name="T24"><text:s/></text:span><text:span text:style-name="T25">c</text:span><text:span text:style-name="T24"><text:s/>= </text:span>"charlie"<text:span text:style-name="T24">;</text:span></text:p>
      <text:p text:style-name="P23"/>
      <text:p text:style-name="P162">// Create new Set</text:p>
      <text:p text:style-name="P22"><text:span text:style-name="T20">const</text:span><text:s/><text:span text:style-name="T25">letters</text:span><text:s/>= <text:span text:style-name="T20">new</text:span><text:s/><text:span text:style-name="T87">Set</text:span>();</text:p>
      <text:p text:style-name="P23"/>
      <text:p text:style-name="P162">// Add variables to the new Set</text:p>
      <text:p text:style-name="P44">letters<text:span text:style-name="T24">.</text:span><text:span text:style-name="T23">add</text:span><text:span text:style-name="T24">(</text:span>a<text:span text:style-name="T24">);</text:span></text:p>
      <text:p text:style-name="P44">letters<text:span text:style-name="T24">.</text:span><text:span text:style-name="T23">add</text:span><text:span text:style-name="T24">(</text:span>c<text:span text:style-name="T24">);</text:span></text:p>
      <text:p text:style-name="P25"/>
      <text:p text:style-name="P162">// Display set size </text:p>
      <text:p text:style-name="P45">document<text:span text:style-name="T24">.</text:span><text:span text:style-name="T23">getElementById</text:span><text:span text:style-name="T24">(</text:span><text:span text:style-name="T22">"demo"</text:span><text:span text:style-name="T24">).</text:span>innerHTML<text:span text:style-name="T24"><text:s/>= </text:span><text:span text:style-name="T25">letters</text:span><text:span text:style-name="T24">.</text:span><text:span text:style-name="T25">size</text:span><text:span text:style-name="T24">; </text:span></text:p>
      <text:p text:style-name="P23"/>
      <text:p text:style-name="P24"><text:span text:style-name="T19">&lt;/</text:span>script<text:span text:style-name="T19">&gt;</text:span></text:p>
      <text:p text:style-name="P36"/>
      <text:p text:style-name="P9"/>
      <text:p text:style-name="P9"><text:span text:style-name="T4">Result : 2</text:span></text:p>
      <text:p text:style-name="P9"><text:span text:style-name="T4">-------------------------------</text:span></text:p>
      <text:p text:style-name="P179"><text:span text:style-name="T6">Create a set and add literal values :</text:span></text:p>
      <text:p text:style-name="P6"/>
      <text:p text:style-name="P24"><text:span text:style-name="T19">&lt;</text:span>script<text:span text:style-name="T19">&gt; </text:span></text:p>
      <text:p text:style-name="P23"/>
      <text:p text:style-name="P162">// Create new Set</text:p>
      <text:p text:style-name="P22"><text:span text:style-name="T20">const</text:span><text:s/><text:span text:style-name="T25">letters</text:span><text:s/>= <text:span text:style-name="T20">new</text:span><text:s/><text:span text:style-name="T87">Set</text:span>(); </text:p>
      <text:p text:style-name="P23"/>
      <text:p text:style-name="P162">// Add some values to the new Set</text:p>
      <text:p text:style-name="P44">letters<text:span text:style-name="T24">.</text:span><text:span text:style-name="T23">add</text:span><text:span text:style-name="T24">(“</text:span>a”<text:span text:style-name="T24">); </text:span></text:p>
      <text:p text:style-name="P44">letters<text:span text:style-name="T24">.</text:span><text:span text:style-name="T23">add</text:span><text:span text:style-name="T24">(“</text:span>c”<text:span text:style-name="T24">); </text:span></text:p>
      <text:p text:style-name="P22">letters.add(“b”); </text:p>
      <text:p text:style-name="P25"/>
      <text:p text:style-name="P162">// Display set size </text:p>
      <text:p text:style-name="P45">document<text:span text:style-name="T24">.</text:span><text:span text:style-name="T23">getElementById</text:span><text:span text:style-name="T24">(</text:span><text:span text:style-name="T22">"demo"</text:span><text:span text:style-name="T24">).</text:span>innerHTML<text:span text:style-name="T24"><text:s/>= </text:span><text:span text:style-name="T25">letters</text:span><text:span text:style-name="T24">.</text:span><text:span text:style-name="T25">size</text:span><text:span text:style-name="T24">; </text:span></text:p>
      <text:p text:style-name="P23"/>
      <text:p text:style-name="P24"><text:span text:style-name="T19">&lt;/</text:span>script<text:span text:style-name="T19">&gt;</text:span></text:p>
      <text:p text:style-name="P9"/>
      <text:p text:style-name="P9"><text:span text:style-name="T4">Result : 3</text:span></text:p>
      <text:p text:style-name="P18"><text:span text:style-name="T4">---------------------------</text:span></text:p>
      <text:p text:style-name="P179"><text:span text:style-name="T6">Pass an Array to the new Set ( ) constructor :</text:span></text:p>
      <text:p text:style-name="P6"/>
      <text:p text:style-name="P18"><text:span text:style-name="T4">&lt;script&gt;</text:span></text:p>
      <text:p text:style-name="P18"/>
      <text:p text:style-name="P121"><text:span text:style-name="T4">// Create a new Set</text:span></text:p>
      <text:p text:style-name="P18"><text:span text:style-name="T70">const</text:span><text:span text:style-name="T4"><text:s/>letters = </text:span><text:span text:style-name="T70">new</text:span><text:span text:style-name="T4"><text:s/>Set([</text:span><text:span text:style-name="T113">"a","b","c"</text:span><text:span text:style-name="T4">]);</text:span></text:p>
      <text:p text:style-name="P18"/>
      <text:p text:style-name="P121"><text:span text:style-name="T4">// Display set.size</text:span></text:p>
      <text:p text:style-name="P18"><text:span text:style-name="T4">document.getElementById("</text:span><text:span text:style-name="T113">demo</text:span><text:span text:style-name="T4">").innerHTML = letters.size;</text:span></text:p>
      <text:p text:style-name="P18"/>
      <text:p text:style-name="P18"><text:span text:style-name="T4">&lt;/script&gt;</text:span></text:p>
      <text:p text:style-name="P6"/>
      <text:p text:style-name="P18"><text:span text:style-name="T4">Result : 3</text:span></text:p>
      <text:p text:style-name="P18"><text:span text:style-name="T4">----------------------</text:span></text:p>
      <text:p text:style-name="P18"/>
      <text:p text:style-name="P179"><text:span text:style-name="T6">For a Set, </text:span><text:span text:style-name="T114">typeof</text:span><text:span text:style-name="T6"><text:s/>returns object :</text:span></text:p>
      <text:p text:style-name="P18"/>
      <text:p text:style-name="P18"><text:span text:style-name="T4">&lt;script&gt;</text:span></text:p>
      <text:p text:style-name="P18"/>
      <text:p text:style-name="P121"><text:span text:style-name="T4">// Create a new Set</text:span></text:p>
      <text:p text:style-name="P18"><text:span text:style-name="T70">const</text:span><text:span text:style-name="T4"><text:s/>letters = </text:span><text:span text:style-name="T70">new</text:span><text:span text:style-name="T4"><text:s/>Set([</text:span><text:span text:style-name="T113">"a","b","c"</text:span><text:span text:style-name="T4">]);</text:span></text:p>
      <text:p text:style-name="P18"/>
      <text:p text:style-name="P121"><text:span text:style-name="T4">// Display typeof</text:span></text:p>
      <text:p text:style-name="P18"><text:span text:style-name="T4">document.getElementById("</text:span><text:span text:style-name="T113">demo</text:span><text:span text:style-name="T4">").innerHTML = </text:span><text:span text:style-name="T70">typeof</text:span><text:span text:style-name="T4"><text:s/>letters;</text:span></text:p>
      <text:p text:style-name="P18"/>
      <text:p text:style-name="P18"><text:span text:style-name="T4">&lt;/script&gt;</text:span></text:p>
      <text:p text:style-name="P18"/>
      <text:p text:style-name="P18"><text:span text:style-name="T4">Result : object</text:span></text:p>
      <text:p text:style-name="P18"><text:span text:style-name="T4">----------------------</text:span></text:p>
      <text:p text:style-name="P179"><text:span text:style-name="T6">For a Set, </text:span><text:span text:style-name="T114">instanceof Set</text:span><text:span text:style-name="T6"><text:s/>returns true :</text:span></text:p>
      <text:p text:style-name="P18"/>
      <text:p text:style-name="P18"><text:span text:style-name="T4">&lt;script&gt;</text:span></text:p>
      <text:p text:style-name="P18"/>
      <text:p text:style-name="P121"><text:span text:style-name="T4">// Create a new Set</text:span></text:p>
      <text:p text:style-name="P18"><text:span text:style-name="T70">const</text:span><text:span text:style-name="T4"><text:s/>letters = </text:span><text:span text:style-name="T70">new</text:span><text:span text:style-name="T4"><text:s/>Set([</text:span><text:span text:style-name="T113">"a","b","c"</text:span><text:span text:style-name="T4">]);</text:span></text:p>
      <text:p text:style-name="P18"/>
      <text:p text:style-name="P121"><text:span text:style-name="T4">// Display instanceof</text:span></text:p>
      <text:p text:style-name="P18"><text:span text:style-name="T4">document.getElementById("</text:span><text:span text:style-name="T113">demo</text:span><text:span text:style-name="T4">").innerHTML = </text:span><text:span text:style-name="T70">instanceof</text:span><text:span text:style-name="T4"><text:s/>letters;</text:span></text:p>
      <text:p text:style-name="P18"/>
      <text:p text:style-name="P18"><text:span text:style-name="T4">&lt;/script&gt;</text:span></text:p>
      <text:p text:style-name="P18"/>
      <text:p text:style-name="P18"><text:span text:style-name="T4">Result : <text:s/>true</text:span></text:p>
      <text:p text:style-name="P18"><text:span text:style-name="T4">----------------------------</text:span></text:p>
      <text:p text:style-name="P18"/>
      <text:p text:style-name="P36"><text:span text:style-name="T4">41.2. Adding Elements to a Set </text:span></text:p>
      <text:p text:style-name="P18"/>
      <text:p text:style-name="P18"><text:span text:style-name="T4">&lt;script&gt;</text:span></text:p>
      <text:p text:style-name="P18"/>
      <text:p text:style-name="P121"><text:span text:style-name="T4">// Create a new Set</text:span></text:p>
      <text:p text:style-name="P18"><text:span text:style-name="T70">const</text:span><text:span text:style-name="T4"><text:s/>letters = </text:span><text:span text:style-name="T70">new</text:span><text:span text:style-name="T4"><text:s/>Set([</text:span><text:span text:style-name="T113">"a","b","c"</text:span><text:span text:style-name="T4">]);</text:span></text:p>
      <text:p text:style-name="P18"/>
      <text:p text:style-name="P121"><text:span text:style-name="T4">// Add elements to the Set</text:span></text:p>
      <text:p text:style-name="P18"><text:span text:style-name="T4">letters.add (“d”);</text:span></text:p>
      <text:p text:style-name="P18"><text:span text:style-name="T4">letters.add (“e”);</text:span></text:p>
      <text:p text:style-name="P18"/>
      <text:p text:style-name="P121"><text:span text:style-name="T4">// Display Set size</text:span></text:p>
      <text:p text:style-name="P18"><text:span text:style-name="T4">document.getElementById("</text:span><text:span text:style-name="T113">demo</text:span><text:span text:style-name="T4">").innerHTML = letters.size;</text:span></text:p>
      <text:p text:style-name="P18"/>
      <text:p text:style-name="P18"><text:span text:style-name="T4">&lt;/script&gt;</text:span></text:p>
      <text:p text:style-name="P18"/>
      <text:p text:style-name="P18"><text:span text:style-name="T4">Result : <text:s/>5</text:span></text:p>
      <text:p text:style-name="P18"><text:span text:style-name="T4">-------------------------</text:span></text:p>
      <text:p text:style-name="P18"><text:span text:style-name="T4">41.2.1. Same Name Elements</text:span></text:p>
      <text:p text:style-name="P18"/>
      <text:p text:style-name="P18"><text:span text:style-name="T4">If we try to add elements with same name, elements with the same name will be added only once. </text:span></text:p>
      <text:p text:style-name="P18"/>
      <text:p text:style-name="P18"><text:span text:style-name="T4">Ex:</text:span></text:p>
      <text:p text:style-name="P18"/>
      <text:p text:style-name="P18"><text:span text:style-name="T4">&lt;script&gt;</text:span></text:p>
      <text:p text:style-name="P18"/>
      <text:p text:style-name="P121"><text:span text:style-name="T4">// Create a Set</text:span></text:p>
      <text:p text:style-name="P18"><text:span text:style-name="T70">const</text:span><text:span text:style-name="T4"><text:s/>letters = </text:span><text:span text:style-name="T70">new</text:span><text:span text:style-name="T4"><text:s/>Set();</text:span></text:p>
      <text:p text:style-name="P18"/>
      <text:p text:style-name="P121"><text:span text:style-name="T4">// Add values to the Set</text:span></text:p>
      <text:p text:style-name="P18"><text:span text:style-name="T4">letters.add("a");</text:span></text:p>
      <text:p text:style-name="P18"><text:span text:style-name="T4">letters.add("b");</text:span></text:p>
      <text:p text:style-name="P18"><text:span text:style-name="T4">letters.add("c");</text:span></text:p>
      <text:p text:style-name="P18"><text:span text:style-name="T4">letters.add("c");</text:span></text:p>
      <text:p text:style-name="P18"><text:span text:style-name="T4">letters.add("c");</text:span></text:p>
      <text:p text:style-name="P18"><text:span text:style-name="T4">letters.add("c");</text:span></text:p>
      <text:p text:style-name="P18"><text:span text:style-name="T4">letters.add("c");</text:span></text:p>
      <text:p text:style-name="P18"><text:span text:style-name="T4">letters.add("c");</text:span></text:p>
      <text:p text:style-name="P18"/>
      <text:p text:style-name="P121"><text:span text:style-name="T4">// Display set.size</text:span></text:p>
      <text:p text:style-name="P18"><text:span text:style-name="T4">document.getElementById("demo").innerHTML = </text:span><text:span text:style-name="T70">letters</text:span><text:span text:style-name="T4">.</text:span><text:span text:style-name="T70">size</text:span><text:span text:style-name="T4">;</text:span></text:p>
      <text:p text:style-name="P18"/>
      <text:p text:style-name="P18"><text:span text:style-name="T4">&lt;/script&gt;</text:span></text:p>
      <text:p text:style-name="P18"/>
      <text:p text:style-name="P18"><text:span text:style-name="T4">Result : 3</text:span></text:p>
      <text:p text:style-name="P18"/>
      <text:p text:style-name="P34"/>
      <text:p text:style-name="P34"><text:span text:style-name="T7">42. JS FUNCTIONS </text:span></text:p>
      <text:p text:style-name="P4"/>
      <text:p text:style-name="P4">A JS function is a set of statements that performs a task. </text:p>
      <text:p text:style-name="P4">A function is executed when “something” calls it.</text:p>
      <text:p text:style-name="P4">We can give it a name and call it as many times as we want.</text:p>
      <text:p text:style-name="P180">JS function is defined with the <text:span text:style-name="T40">function</text:span><text:s/>keyword, followed by a name, followed by <text:span text:style-name="T115">parentheses ( )</text:span>, followed by <text:span text:style-name="T115">curly braces { }</text:span><text:s/>and within <text:span text:style-name="T115">{</text:span><text:s/><text:span text:style-name="T116">// code to be executed</text:span><text:s/><text:span text:style-name="T115">}</text:span></text:p>
      <text:p text:style-name="P4"/>
      <text:p text:style-name="P4"><text:span text:style-name="T1">Syntax :</text:span></text:p>
      <text:p text:style-name="P4"/>
      <text:p text:style-name="P4"><text:span text:style-name="T112">function</text:span><text:s/><text:span text:style-name="T66">functionName (parameters) <text:s text:c="2"/>{</text:span></text:p>
      <text:p text:style-name="P121"><text:span text:style-name="T66">// code to be executed</text:span></text:p>
      <text:p text:style-name="P4">}</text:p>
      <text:p text:style-name="P4"/>
      <text:p text:style-name="P4"/>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pan text:style-name="T4">Function names can contain letters, digits, underscores, and dollar signs (same rules as variables).</text:span></text:p>
      <text:p text:style-name="P4">Function <text:span text:style-name="T40">parameters</text:span><text:s/>are the <text:span text:style-name="T40">names</text:span><text:s/>listed inside the <text:span text:style-name="T40">( )</text:span>. The parameters can be separated by commas.</text:p>
      <text:p text:style-name="P4">The code to be executed, by the function, is placed inside the curly brackets <text:span text:style-name="T40">{ }</text:span>.</text:p>
      <text:p text:style-name="P4">Function <text:span text:style-name="T40">arguments </text:span>are the real <text:span text:style-name="T40">values </text:span>passed to (and received by) the function.</text:p>
      <text:p text:style-name="P4"/>
      <text:p text:style-name="P4">Semicolons are used to separate executable JS statements.</text:p>
      <text:p text:style-name="P4">Since, a function declaration is not an executable statement, it is not common to end it with a semicolon.</text:p>
      <text:p text:style-name="P4"/>
      <text:p text:style-name="P4">Ex :</text:p>
      <text:p text:style-name="P4"/>
      <text:p text:style-name="P166"><text:span text:style-name="T74">&lt;</text:span>script<text:span text:style-name="T74">&gt;</text:span></text:p>
      <text:p text:style-name="P4"/>
      <text:p text:style-name="P4"><text:span text:style-name="T112">var</text:span><text:s/>x = myFunction (<text:span text:style-name="T115">5,6</text:span>); <text:s text:c="50"/><text:span text:style-name="T116"><text:s text:c="2"/>// <text:s/>Declare a variable with the function name and parameter values</text:span></text:p>
      <text:p text:style-name="P4">document.getElementById(“demo”).innerHTML = x; <text:s text:c="10"/></text:p>
      <text:p text:style-name="P4"/>
      <text:p text:style-name="P4"><text:span text:style-name="T112">function</text:span><text:s/>myFunction (a,b) {</text:p>
      <text:p text:style-name="P4">return a*b;</text:p>
      <text:p text:style-name="P4">}</text:p>
      <text:p text:style-name="P4"/>
      <text:p text:style-name="P166"><text:span text:style-name="T74">&lt;</text:span>/script<text:span text:style-name="T74">&gt;</text:span></text:p>
      <text:p text:style-name="P4"/>
      <text:p text:style-name="P121">Result : <text:s/>30 <text:s text:c="2"/>(We can declare the function first and assign the values to the parameters after the function declaration as well, it will return the same value or the result will be same.)</text:p>
      <text:p text:style-name="P121"/>
      <text:p text:style-name="P36"><text:span text:style-name="T5">42.1. Function Expression </text:span></text:p>
      <text:p text:style-name="P121"/>
      <text:p text:style-name="P18">A<text:span text:style-name="T116"><text:s/></text:span><text:span text:style-name="T40">function expression </text:span>is the small function that has the same effect as a normal function without the formality of introducing a body.</text:p>
      <text:p text:style-name="P121"/>
      <text:p text:style-name="P155"><text:span text:style-name="T117">A </text:span><text:span text:style-name="T9">function expression </text:span><text:span text:style-name="T117">can be stored in a variable: </text:span><text:span text:style-name="T6">var x = function (a, b) {return a * b}; </text:span></text:p>
      <text:p text:style-name="P181"><text:span text:style-name="T4">After a function expression has been stored in a variable, the variable can be used as a function.</text:span></text:p>
      <text:p text:style-name="P181"><text:span text:style-name="T74"><text:line-break/></text:span><text:span text:style-name="T4">The main difference between a function expression and a function declaration is the function name, which can be omitted in function </text:span><text:span text:style-name="T6">expressions</text:span><text:span text:style-name="T4"><text:s/>to create anonymous functions. </text:span></text:p>
      <text:p text:style-name="P181"><text:span text:style-name="T4">A function expression can be used as an IIFE (Immediately Invoked Function Expression) which runs as soon as it is defined.</text:span></text:p>
      <text:p text:style-name="P181"/>
      <text:p text:style-name="P181"><text:span text:style-name="T4">Ex:</text:span></text:p>
      <text:p text:style-name="P169"/>
      <text:p text:style-name="P74"><text:span text:style-name="T15">&lt;</text:span><text:span text:style-name="T4">script</text:span><text:span text:style-name="T15">&gt;</text:span></text:p>
      <text:p text:style-name="P169"/>
      <text:p text:style-name="P22"><text:span text:style-name="T20">const</text:span><text:s/><text:span text:style-name="T25">x</text:span><text:s/>= <text:span text:style-name="T20">function</text:span><text:s/>(<text:span text:style-name="T21">a</text:span>, <text:span text:style-name="T21">b</text:span>) { <text:span text:style-name="T88">return</text:span><text:s/><text:span text:style-name="T21">a</text:span><text:s/>* <text:span text:style-name="T21">b</text:span><text:s/>}; </text:p>
      <text:p text:style-name="P23"/>
      <text:p text:style-name="P22"><text:span text:style-name="T21">console</text:span>.<text:span text:style-name="T23">log</text:span>(<text:span text:style-name="T25">x</text:span>(<text:span text:style-name="T39">3</text:span>,<text:span text:style-name="T39">3</text:span>)); </text:p>
      <text:p text:style-name="P22"/>
      <text:p text:style-name="P24"><text:span text:style-name="T19">&lt;/</text:span>script<text:span text:style-name="T19">&gt;</text:span></text:p>
      <text:p text:style-name="P181"/>
      <text:p text:style-name="P181"><text:span text:style-name="T4">Result : 9</text:span></text:p>
      <text:p text:style-name="P181"><text:span text:style-name="T4">--------------------------</text:span></text:p>
      <text:p text:style-name="P181"><text:span text:style-name="T4">After a function expression has been stored in a variable, the variable can be used as a function :</text:span></text:p>
      <text:p text:style-name="P181"/>
      <text:p text:style-name="P74"><text:span text:style-name="T15">&lt;</text:span><text:span text:style-name="T4">script</text:span><text:span text:style-name="T15">&gt;</text:span></text:p>
      <text:p text:style-name="P169"/>
      <text:p text:style-name="P22"><text:span text:style-name="T20">const</text:span><text:s/><text:span text:style-name="T25">x</text:span><text:s/>= <text:span text:style-name="T20">function</text:span><text:s/>(<text:span text:style-name="T21">a</text:span>, <text:span text:style-name="T21">b</text:span>) { <text:span text:style-name="T88">return</text:span><text:s/><text:span text:style-name="T21">a</text:span><text:s/>* <text:span text:style-name="T21">b</text:span><text:s/>}; </text:p>
      <text:p text:style-name="P23"/>
      <text:p text:style-name="P22"><text:span text:style-name="T20">let</text:span><text:s/><text:span text:style-name="T21">z</text:span><text:s/>= <text:span text:style-name="T25">x</text:span>(<text:span text:style-name="T39">3</text:span>,<text:span text:style-name="T39">5</text:span>); </text:p>
      <text:p text:style-name="P23"><text:s/></text:p>
      <text:p text:style-name="P45">document<text:span text:style-name="T24">.</text:span><text:span text:style-name="T23">getElementById</text:span><text:span text:style-name="T24">(</text:span><text:span text:style-name="T22">"demo"</text:span><text:span text:style-name="T24">).</text:span>innerHTML<text:span text:style-name="T24"><text:s/>= </text:span>z<text:span text:style-name="T24">; </text:span></text:p>
      <text:p text:style-name="P23"/>
      <text:p text:style-name="P24"><text:span text:style-name="T19">&lt;/</text:span>script<text:span text:style-name="T19">&gt;</text:span></text:p>
      <text:p text:style-name="P181"/>
      <text:p text:style-name="P181"><text:span text:style-name="T4">Result : 15</text:span></text:p>
      <text:p text:style-name="P181"/>
      <text:p text:style-name="P181"><text:span text:style-name="T4">The function above is actually an anonymous function ( a function without a name).</text:span></text:p>
      <text:p text:style-name="P181"><text:span text:style-name="T4">Functions stored in variables do not need function name. They are always invoked ( called ) using the variable name.</text:span></text:p>
      <text:p text:style-name="P181"/>
      <text:p text:style-name="P36"><text:span text:style-name="T5">42.2. The Function () Constructor </text:span></text:p>
      <text:p text:style-name="P181"/>
      <text:p text:style-name="P181"><text:span text:style-name="T4">JS functions are defined with the </text:span><text:span text:style-name="T52">function</text:span><text:span text:style-name="T4"><text:s/>keyword. </text:span></text:p>
      <text:p text:style-name="P181"><text:span text:style-name="T4">Functions can also be defined with a built-in JS function constructor called </text:span><text:span text:style-name="T52">Function().</text:span></text:p>
      <text:p text:style-name="P155"/>
      <text:p text:style-name="P18"><text:span text:style-name="T4">Ex:</text:span></text:p>
      <text:p text:style-name="P155"/>
      <text:p text:style-name="P74"><text:span text:style-name="T15">&lt;</text:span><text:span text:style-name="T4">script</text:span><text:span text:style-name="T15">&gt;</text:span></text:p>
      <text:p text:style-name="P169"/>
      <text:p text:style-name="P26"><text:span text:style-name="T20">const</text:span><text:span text:style-name="T24"><text:s/></text:span><text:span text:style-name="T25">x</text:span><text:span text:style-name="T24"><text:s/>= </text:span><text:span text:style-name="T20">new</text:span><text:span text:style-name="T24"><text:s/></text:span><text:span text:style-name="T87">Function</text:span><text:span text:style-name="T24"><text:s/>(</text:span>"a"<text:span text:style-name="T24">, </text:span>"b"<text:span text:style-name="T24">, </text:span>"return a * b"<text:span text:style-name="T24"><text:s/>);</text:span></text:p>
      <text:p text:style-name="P23"/>
      <text:p text:style-name="P45">document<text:span text:style-name="T24">.</text:span><text:span text:style-name="T23">getElementById</text:span><text:span text:style-name="T24">(</text:span><text:span text:style-name="T22">"demo"</text:span><text:span text:style-name="T24">).</text:span>innerHTML<text:span text:style-name="T24"><text:s/>= </text:span><text:span text:style-name="T25">x</text:span><text:span text:style-name="T24">(</text:span><text:span text:style-name="T39">3</text:span><text:span text:style-name="T24">,</text:span><text:span text:style-name="T39">20</text:span><text:span text:style-name="T24">);</text:span></text:p>
      <text:p text:style-name="P23"/>
      <text:p text:style-name="P24"><text:span text:style-name="T19">&lt;/</text:span>script<text:span text:style-name="T19">&gt;</text:span></text:p>
      <text:p text:style-name="P155"/>
      <text:p text:style-name="P181"><text:span text:style-name="T4">Result : 60 </text:span></text:p>
      <text:p text:style-name="P181"/>
      <text:p text:style-name="P181"><text:span text:style-name="T4">Make sure “F” should be in caps for “Function”.</text:span></text:p>
      <text:p text:style-name="P181"><text:span text:style-name="T4">---------------------------</text:span></text:p>
      <text:p text:style-name="P181"><text:span text:style-name="T4">Most of the time we can avoid using the </text:span><text:span text:style-name="T9">new</text:span><text:span text:style-name="T4"><text:s/>keyword in JS.</text:span></text:p>
      <text:p text:style-name="P181"/>
      <text:p text:style-name="P181"><text:span text:style-name="T4">Ex:</text:span></text:p>
      <text:p text:style-name="P181"/>
      <text:p text:style-name="P74"><text:span text:style-name="T15">&lt;</text:span><text:span text:style-name="T4">script</text:span><text:span text:style-name="T15">&gt;</text:span></text:p>
      <text:p text:style-name="P22"><text:span text:style-name="T20">const</text:span><text:s/><text:span text:style-name="T25">x</text:span><text:s/>= <text:span text:style-name="T20">function</text:span><text:s/>(<text:span text:style-name="T21">a</text:span>,<text:span text:style-name="T21">b</text:span>,<text:span text:style-name="T21">c</text:span>) { <text:span text:style-name="T88">return</text:span><text:s/><text:span text:style-name="T21">a</text:span><text:s/>+ <text:span text:style-name="T21">b</text:span><text:s/>* <text:span text:style-name="T21">c</text:span><text:s/>}; </text:p>
      <text:p text:style-name="P23"/>
      <text:p text:style-name="P45">document<text:span text:style-name="T24">.</text:span><text:span text:style-name="T23">getElementById</text:span><text:span text:style-name="T24">(</text:span><text:span text:style-name="T22">"demo"</text:span><text:span text:style-name="T24">).</text:span>innerHTML<text:span text:style-name="T24"><text:s/>= </text:span><text:span text:style-name="T25">x </text:span><text:span text:style-name="T24">(</text:span><text:span text:style-name="T39">3</text:span><text:span text:style-name="T24">,</text:span><text:span text:style-name="T39">20</text:span><text:span text:style-name="T24">,</text:span><text:span text:style-name="T39">10</text:span><text:span text:style-name="T24">); </text:span></text:p>
      <text:p text:style-name="P23"/>
      <text:p text:style-name="P24"><text:span text:style-name="T19">&lt;/</text:span>script<text:span text:style-name="T19">&gt;</text:span></text:p>
      <text:p text:style-name="P181"/>
      <text:p text:style-name="P181"><text:span text:style-name="T4">Result : 203</text:span></text:p>
      <text:p text:style-name="P181"/>
      <text:p text:style-name="P36"><text:span text:style-name="T5">42.3. Function Hoisting </text:span></text:p>
      <text:p text:style-name="P181"/>
      <text:p text:style-name="P181"><text:span text:style-name="T4">Hoisting is JS’s default behavior of moving the declarations to the top of the current scope.</text:span></text:p>
      <text:p text:style-name="P181"><text:span text:style-name="T4">Hoisting applies to variable declarations ( with </text:span><text:span text:style-name="T9">var</text:span><text:span text:style-name="T4"><text:s/>keyword ) and to function declarations.</text:span></text:p>
      <text:p text:style-name="P181"><text:span text:style-name="T4">And, because of this, JS functions can be called before they are declared.</text:span></text:p>
      <text:p text:style-name="P181"/>
      <text:p text:style-name="P181"><text:span text:style-name="T5">Note</text:span><text:span text:style-name="T4"><text:s/>: Functions expressions are </text:span><text:span text:style-name="T5">NOT</text:span><text:span text:style-name="T4"><text:s/>hoisted.</text:span></text:p>
      <text:p text:style-name="P181"/>
      <text:p text:style-name="P36"><text:span text:style-name="T5">42.4. Self-Invoking Functions </text:span></text:p>
      <text:p text:style-name="P181"/>
      <text:p text:style-name="P181"><text:span text:style-name="T4">Function expressions can be made “self-invoking”.</text:span></text:p>
      <text:p text:style-name="P181"><text:span text:style-name="T4">A self-invoking expression is invoked ( started ) automatically, without being called.</text:span></text:p>
      <text:p text:style-name="P18"><text:span text:style-name="T9">Function</text:span><text:span text:style-name="T117"><text:s/></text:span><text:span text:style-name="T9">expressions</text:span><text:span text:style-name="T117"><text:s/>will execute automatically if the expression is followed by </text:span><text:span text:style-name="T9">(). </text:span><text:span text:style-name="T4">We have to add parentheses around the function to indicate that it is a function expression.</text:span></text:p>
      <text:p text:style-name="P18"/>
      <text:p text:style-name="P18"><text:span text:style-name="T4">Note : We can not self-invoke the function declarations.</text:span></text:p>
      <text:p text:style-name="P181"/>
      <text:p text:style-name="P181"><text:span text:style-name="T4">Ex:</text:span></text:p>
      <text:p text:style-name="P181"/>
      <text:p text:style-name="P74"><text:span text:style-name="T15">&lt;</text:span><text:span text:style-name="T4">script</text:span><text:span text:style-name="T15">&gt;</text:span></text:p>
      <text:p text:style-name="P24"><text:span text:style-name="T24">(</text:span>function<text:span text:style-name="T24"><text:s/>() { </text:span></text:p>
      <text:p text:style-name="P23"/>
      <text:p text:style-name="P26"><text:span text:style-name="T21">document</text:span><text:span text:style-name="T24">.</text:span><text:span text:style-name="T23">getElementById</text:span><text:span text:style-name="T24">(</text:span>"demo"<text:span text:style-name="T24">).</text:span><text:span text:style-name="T21">innerHTML</text:span><text:span text:style-name="T24"><text:s/>= </text:span>"Hello, I called myself!!"<text:span text:style-name="T24">; </text:span></text:p>
      <text:p text:style-name="P22">} ) (); </text:p>
      <text:p text:style-name="P74"/>
      <text:p text:style-name="P74"><text:span text:style-name="T4">&lt;/script&gt;</text:span></text:p>
      <text:p text:style-name="P181"/>
      <text:p text:style-name="P181"><text:span text:style-name="T4">Result : Hello, I called myself!! <text:s text:c="2"/>( The function here is actually an anonymous self-invoking function (function without a name).</text:span></text:p>
      <text:p text:style-name="P181"/>
      <text:p text:style-name="P36"><text:span text:style-name="T5">42.5. Functions Can Be Used as Values </text:span></text:p>
      <text:p text:style-name="P181"/>
      <text:p text:style-name="P181"><text:span text:style-name="T4">JS functions can be used as values:</text:span></text:p>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text:span text:style-name="T5">Ex:</text:span></text:p>
      <text:p text:style-name="P181"/>
      <text:p text:style-name="P74"><text:span text:style-name="T15">&lt;</text:span><text:span text:style-name="T4">script</text:span><text:span text:style-name="T15">&gt;</text:span></text:p>
      <text:p text:style-name="P169"/>
      <text:p text:style-name="P22"><text:span text:style-name="T20">function</text:span><text:s/><text:span text:style-name="T23">math</text:span>(<text:span text:style-name="T21">a</text:span>,<text:span text:style-name="T21">b</text:span>,<text:span text:style-name="T21">c</text:span>) { </text:p>
      <text:p text:style-name="P182">return<text:span text:style-name="T24"><text:s/></text:span><text:span text:style-name="T21">a</text:span><text:span text:style-name="T24">*</text:span><text:span text:style-name="T21">b</text:span><text:span text:style-name="T24">/</text:span><text:span text:style-name="T21">c</text:span><text:span text:style-name="T24">; </text:span></text:p>
      <text:p text:style-name="P22">} </text:p>
      <text:p text:style-name="P23"/>
      <text:p text:style-name="P22"><text:span text:style-name="T20">let</text:span><text:s/><text:span text:style-name="T21">x</text:span><text:s/>= <text:span text:style-name="T23">math</text:span>(<text:span text:style-name="T39">2</text:span>,<text:span text:style-name="T39">10</text:span>,<text:span text:style-name="T39">100</text:span>); </text:p>
      <text:p text:style-name="P23"/>
      <text:p text:style-name="P45">document<text:span text:style-name="T24">.</text:span><text:span text:style-name="T23">getElementById</text:span><text:span text:style-name="T24">(</text:span><text:span text:style-name="T22">"demo"</text:span><text:span text:style-name="T24">).</text:span>innerHTML<text:span text:style-name="T24"><text:s/>= </text:span>x<text:span text:style-name="T24">; </text:span></text:p>
      <text:p text:style-name="P23"/>
      <text:p text:style-name="P24"><text:span text:style-name="T19">&lt;/</text:span>script<text:span text:style-name="T19">&gt;</text:span></text:p>
      <text:p text:style-name="P181"/>
      <text:p text:style-name="P181"><text:span text:style-name="T4">Result : 0.2</text:span></text:p>
      <text:p text:style-name="P181"><text:span text:style-name="T4">------------------------</text:span></text:p>
      <text:p text:style-name="P181"><text:span text:style-name="T4">JS functions can be used in expressions :</text:span></text:p>
      <text:p text:style-name="P181"/>
      <text:p text:style-name="P181"><text:span text:style-name="T4">Ex:</text:span></text:p>
      <text:p text:style-name="P181"/>
      <text:p text:style-name="P74"><text:span text:style-name="T15">&lt;</text:span><text:span text:style-name="T4">script</text:span><text:span text:style-name="T15">&gt;</text:span></text:p>
      <text:p text:style-name="P23"/>
      <text:p text:style-name="P24">function<text:span text:style-name="T24"><text:s/></text:span><text:span text:style-name="T23">math</text:span><text:span text:style-name="T24">(</text:span><text:span text:style-name="T21">a</text:span><text:span text:style-name="T24">,</text:span><text:span text:style-name="T21">b</text:span><text:span text:style-name="T24">) { </text:span></text:p>
      <text:p text:style-name="P182">return<text:span text:style-name="T24"><text:s/></text:span><text:span text:style-name="T21">a</text:span><text:span text:style-name="T24">*</text:span><text:span text:style-name="T21">b</text:span><text:span text:style-name="T24">; </text:span></text:p>
      <text:p text:style-name="P22">} </text:p>
      <text:p text:style-name="P23"/>
      <text:p text:style-name="P22"><text:span text:style-name="T20">let</text:span><text:s/><text:span text:style-name="T21">x</text:span><text:s/>= <text:span text:style-name="T23">math</text:span>(<text:span text:style-name="T39">2</text:span>,<text:span text:style-name="T39">10</text:span>)*<text:span text:style-name="T39">2</text:span>; </text:p>
      <text:p text:style-name="P23"/>
      <text:p text:style-name="P45">document<text:span text:style-name="T24">.</text:span><text:span text:style-name="T23">getElementById</text:span><text:span text:style-name="T24">(</text:span><text:span text:style-name="T22">"demo"</text:span><text:span text:style-name="T24">).</text:span>innerHTML<text:span text:style-name="T24"><text:s/>= </text:span>x<text:span text:style-name="T24">; </text:span></text:p>
      <text:p text:style-name="P23"/>
      <text:p text:style-name="P24"><text:span text:style-name="T19">&lt;/</text:span>script<text:span text:style-name="T19">&gt;</text:span></text:p>
      <text:p text:style-name="P181"/>
      <text:p text:style-name="P181"><text:span text:style-name="T4">Result : 40</text:span></text:p>
      <text:p text:style-name="P181"/>
      <text:p text:style-name="P36"><text:span text:style-name="T5">42.6. Functions are Objects </text:span></text:p>
      <text:p text:style-name="P181"/>
      <text:p text:style-name="P181"><text:span text:style-name="T4">The </text:span><text:span text:style-name="T9">typeof</text:span><text:span text:style-name="T4"><text:s/>operator in JS returns “function” for functions. But, JS functions can be best described as objects.</text:span></text:p>
      <text:p text:style-name="P181"><text:span text:style-name="T4">JS functions have both properties and methods.</text:span></text:p>
      <text:p text:style-name="P181"/>
      <text:p text:style-name="P181"><text:span text:style-name="T4">The </text:span><text:span text:style-name="T9">arguments.length</text:span><text:span text:style-name="T4"><text:s/>property returns the number of arguments received when the function was invoked.</text:span></text:p>
      <text:p text:style-name="P181"><text:span text:style-name="T4">Ex:</text:span></text:p>
      <text:p text:style-name="P181"/>
      <text:p text:style-name="P74"><text:span text:style-name="T15">&lt;</text:span><text:span text:style-name="T4">script</text:span><text:span text:style-name="T15">&gt;</text:span></text:p>
      <text:p text:style-name="P23"/>
      <text:p text:style-name="P22"><text:span text:style-name="T20">function</text:span><text:s/><text:span text:style-name="T23">math</text:span>(<text:span text:style-name="T21">a</text:span>,<text:span text:style-name="T21">b</text:span>,<text:span text:style-name="T21">c</text:span>,<text:span text:style-name="T21">d</text:span>,<text:span text:style-name="T21">e</text:span>,<text:span text:style-name="T21">f</text:span>) { </text:p>
      <text:p text:style-name="P24"><text:span text:style-name="T88">return</text:span><text:span text:style-name="T24"><text:s/></text:span>arguments<text:span text:style-name="T24">.</text:span><text:span text:style-name="T21">length</text:span><text:span text:style-name="T24">; </text:span></text:p>
      <text:p text:style-name="P22">} </text:p>
      <text:p text:style-name="P23"/>
      <text:p text:style-name="P27"><text:span text:style-name="T21">document</text:span><text:span text:style-name="T24">.</text:span>getElementById<text:span text:style-name="T24">(</text:span><text:span text:style-name="T22">"demo"</text:span><text:span text:style-name="T24">).</text:span><text:span text:style-name="T21">innerHTML</text:span><text:span text:style-name="T24"><text:s/>= </text:span>math<text:span text:style-name="T24">(</text:span><text:span text:style-name="T39">1</text:span><text:span text:style-name="T24">,</text:span><text:span text:style-name="T39">2</text:span><text:span text:style-name="T24">,</text:span><text:span text:style-name="T39">3</text:span><text:span text:style-name="T24">,</text:span><text:span text:style-name="T39">4</text:span><text:span text:style-name="T24">,</text:span><text:span text:style-name="T39">5</text:span><text:span text:style-name="T24">); </text:span></text:p>
      <text:p text:style-name="P23"/>
      <text:p text:style-name="P24"><text:span text:style-name="T19">&lt;/</text:span>script<text:span text:style-name="T19">&gt;</text:span></text:p>
      <text:p text:style-name="P181"/>
      <text:p text:style-name="P181"><text:span text:style-name="T4">Result : <text:s/>5</text:span></text:p>
      <text:p text:style-name="P181"/>
      <text:p text:style-name="P181"><text:span text:style-name="T4">The </text:span><text:span text:style-name="T9">toString ()</text:span><text:span text:style-name="T4"><text:s/>method returns the function as a string.</text:span></text:p>
      <text:p text:style-name="P181"/>
      <text:p text:style-name="P74"><text:span text:style-name="T15">&lt;</text:span><text:span text:style-name="T4">script</text:span><text:span text:style-name="T15">&gt;</text:span></text:p>
      <text:p text:style-name="P23"/>
      <text:p text:style-name="P22"><text:span text:style-name="T20">function</text:span><text:s/><text:span text:style-name="T23">math</text:span>(<text:span text:style-name="T21">a</text:span>,<text:span text:style-name="T21">b</text:span>,<text:span text:style-name="T21">c</text:span>,<text:span text:style-name="T21">d</text:span>,<text:span text:style-name="T21">e</text:span>,<text:span text:style-name="T21">f</text:span>) {</text:p>
      <text:p text:style-name="P22"><text:span text:style-name="T88">return</text:span><text:s/><text:span text:style-name="T21">a</text:span>+<text:span text:style-name="T21">b</text:span>+<text:span text:style-name="T21">c</text:span>*<text:span text:style-name="T21">d</text:span>-<text:span text:style-name="T21">e</text:span>;</text:p>
      <text:p text:style-name="P22">}</text:p>
      <text:p text:style-name="P23"/>
      <text:p text:style-name="P27"><text:span text:style-name="T21">document</text:span><text:span text:style-name="T24">.</text:span>getElementById<text:span text:style-name="T24">(</text:span><text:span text:style-name="T22">"demo"</text:span><text:span text:style-name="T24">).</text:span><text:span text:style-name="T21">innerHTML</text:span><text:span text:style-name="T24"><text:s/>= </text:span>math<text:span text:style-name="T24">.</text:span>toString<text:span text:style-name="T24">();</text:span></text:p>
      <text:p text:style-name="P23"/>
      <text:p text:style-name="P24"><text:span text:style-name="T19">&lt;/</text:span>script<text:span text:style-name="T19">&gt;</text:span></text:p>
      <text:p text:style-name="P181"/>
      <text:p text:style-name="P9"><text:span text:style-name="T117">Result : <text:s/></text:span><text:span text:style-name="T118"><text:s/></text:span><text:span text:style-name="T4">function math(a,b,c,d,e,f) { return a+b+c*d-e; }</text:span></text:p>
      <text:p text:style-name="P181"/>
      <text:p text:style-name="P4"><text:span text:style-name="T5">Note : </text:span></text:p>
      <text:list text:style-name="L4">
        <text:list-item>
          <text:p text:style-name="P12"><text:span text:style-name="T4">A function defined as the property of an object, is called as a method to the object.</text:span></text:p>
        </text:list-item>
        <text:list-item>
          <text:p text:style-name="P12"><text:span text:style-name="T4">A function designed to create new objects, is called an object constructer.</text:span></text:p>
        </text:list-item>
        <text:list-item>
          <text:p text:style-name="P183"/>
        </text:list-item>
      </text:list>
      <text:p text:style-name="P36"><text:span text:style-name="T5">42.7 Arrow Functions </text:span></text:p>
      <text:p text:style-name="P30"/>
      <text:p text:style-name="P9"><text:span text:style-name="T4">Arrow functions allow us to write shorter function syntax/expressions.</text:span></text:p>
      <text:p text:style-name="P9"/>
      <text:p text:style-name="P9"><text:span text:style-name="T4">We don’t need the </text:span><text:span text:style-name="T9">function</text:span><text:span text:style-name="T4"><text:s/>keyword, the </text:span><text:span text:style-name="T9">return</text:span><text:span text:style-name="T4"><text:s/>keyword, and the curly brackets.</text:span></text:p>
      <text:p text:style-name="P9"/>
      <table:table table:name="Table58" table:style-name="Table1">
        <table:table-column table:style-name="TableColumn1"/>
        <table:table-column table:style-name="TableColumn1"/>
        <table:table-column table:style-name="TableColumn1"/>
        <table:table-row>
          <table:table-cell table:style-name="TableCell1">
            <text:p text:style-name="P4"><text:span text:style-name="T7">Before</text:span></text:p>
          </table:table-cell>
          <table:table-cell table:style-name="TableCell1">
            <text:p text:style-name="P4"><text:span text:style-name="T7">With Arrow Function </text:span></text:p>
          </table:table-cell>
          <table:table-cell table:style-name="TableCell1">
            <text:p text:style-name="P9"><text:span text:style-name="T7">More shorter way (</text:span><text:span text:style-name="T5">If the function has only one statement, and the statement returns a value, you can remove the curly brackets and the </text:span><text:span text:style-name="T71">return</text:span><text:span text:style-name="T5"><text:s/>keyword )</text:span></text:p>
          </table:table-cell>
        </table:table-row>
        <table:table-row>
          <table:table-cell table:style-name="TableCell1">
            <text:p text:style-name="P4">&lt;script&gt;</text:p>
            <text:p text:style-name="P4">var hello;</text:p>
            <text:p text:style-name="P4"/>
            <text:p text:style-name="P30"><text:span text:style-name="T74">hello = </text:span><text:span text:style-name="T1">function ()</text:span><text:s/><text:span text:style-name="T74">{</text:span></text:p>
            <text:p text:style-name="P4"><text:s text:c="2"/>return "Hello World!";</text:p>
            <text:p text:style-name="P4">}</text:p>
            <text:p text:style-name="P4"/>
            <text:p text:style-name="P4">document.getElementById("demo").innerHTML = hello();</text:p>
            <text:p text:style-name="P4">&lt;/script&gt;</text:p>
          </table:table-cell>
          <table:table-cell table:style-name="TableCell1">
            <text:p text:style-name="P4">&lt;script&gt;</text:p>
            <text:p text:style-name="P4">var hello;</text:p>
            <text:p text:style-name="P4"/>
            <text:p text:style-name="P4">hello =<text:span text:style-name="T40"><text:s/></text:span><text:span text:style-name="T85">() =&gt;</text:span><text:span text:style-name="T40"><text:s/></text:span>{</text:p>
            <text:p text:style-name="P4"><text:s text:c="2"/>return "Hello World!";</text:p>
            <text:p text:style-name="P4">}</text:p>
            <text:p text:style-name="P4"/>
            <text:p text:style-name="P4">document.getElementById("demo").innerHTML = hello();</text:p>
            <text:p text:style-name="P4">&lt;/script&gt;</text:p>
          </table:table-cell>
          <table:table-cell table:style-name="TableCell1">
            <text:p text:style-name="P4"/>
            <text:p text:style-name="P4">&lt;script&gt;</text:p>
            <text:p text:style-name="P4">var hello;</text:p>
            <text:p text:style-name="P4"/>
            <text:p text:style-name="P4">hello <text:span text:style-name="T85">= () =&gt; </text:span>"Hello World!";</text:p>
            <text:p text:style-name="P4"/>
            <text:p text:style-name="P4">document.getElementById("demo").innerHTML = hello();</text:p>
            <text:p text:style-name="P4">&lt;/script&gt;</text:p>
          </table:table-cell>
        </table:table-row>
        <table:table-row>
          <table:table-cell table:style-name="TableCell1">
            <text:p text:style-name="P4">Result :</text:p>
            <text:p text:style-name="P4"/>
            <text:p text:style-name="P4">Hello World!</text:p>
          </table:table-cell>
          <table:table-cell table:style-name="TableCell1">
            <text:p text:style-name="P4">Result :</text:p>
            <text:p text:style-name="P4"/>
            <text:p text:style-name="P4">Hello World!</text:p>
          </table:table-cell>
          <table:table-cell table:style-name="TableCell1">
            <text:p text:style-name="P4">Result :</text:p>
            <text:p text:style-name="P4"/>
            <text:p text:style-name="P4">Hello World!</text:p>
            <text:p text:style-name="P4"/>
            <text:p text:style-name="P4">Note : This works only if the function has one statement.</text:p>
          </table:table-cell>
        </table:table-row>
      </table:table>
      <text:p text:style-name="P9"/>
      <text:p text:style-name="P9"><text:span text:style-name="T4">Ex:</text:span></text:p>
      <text:p text:style-name="P9"/>
      <text:p text:style-name="P74"><text:span text:style-name="T15">&lt;</text:span><text:span text:style-name="T4">script</text:span><text:span text:style-name="T15">&gt;</text:span></text:p>
      <text:p text:style-name="P22"><text:span text:style-name="T20">const</text:span><text:s/><text:span text:style-name="T25">x</text:span><text:s/>= (<text:span text:style-name="T21">a</text:span>, <text:span text:style-name="T21">b</text:span>) <text:span text:style-name="T20">=&gt;</text:span><text:s/><text:span text:style-name="T21">a</text:span>+<text:span text:style-name="T21">b</text:span>; </text:p>
      <text:p text:style-name="P23"/>
      <text:p text:style-name="P45">document<text:span text:style-name="T24">.</text:span><text:span text:style-name="T23">getElementById</text:span><text:span text:style-name="T24">(</text:span><text:span text:style-name="T22">"demo"</text:span><text:span text:style-name="T24">).</text:span>innerHTML<text:span text:style-name="T24"><text:s/>= </text:span><text:span text:style-name="T25">x</text:span><text:span text:style-name="T24">(</text:span><text:span text:style-name="T39">5</text:span><text:span text:style-name="T24">,</text:span><text:span text:style-name="T39">5</text:span><text:span text:style-name="T24">); </text:span></text:p>
      <text:p text:style-name="P23"/>
      <text:p text:style-name="P24"><text:span text:style-name="T19">&lt;/</text:span>script<text:span text:style-name="T19">&gt;</text:span></text:p>
      <text:p text:style-name="P9"/>
      <text:p text:style-name="P18"><text:span text:style-name="T4">Result : 10</text:span></text:p>
      <text:p text:style-name="P18"/>
      <text:p text:style-name="P18"><text:span text:style-name="T4">Arrow functions do not have their own </text:span><text:span text:style-name="T9">this</text:span><text:span text:style-name="T4">. </text:span></text:p>
      <text:p text:style-name="P18"/>
      <text:p text:style-name="P18"><text:span text:style-name="T4">There is a subtle difference between the function declaration and using arrow function.</text:span></text:p>
      <text:p text:style-name="P18"/>
      <text:p text:style-name="P18"><text:span text:style-name="T4">1. </text:span><text:span text:style-name="T6">Function Declarations</text:span><text:span text:style-name="T4"><text:s/>can be hoisted, meaning we can call the function before it is declared in JS. This is improper coding practice, but it still works in JS. On the other hand, </text:span><text:span text:style-name="T6">Arrow functions</text:span><text:span text:style-name="T4"><text:s/>are not hoisted. They must be defined before they are used.</text:span></text:p>
      <text:p text:style-name="P18"/>
      <text:p text:style-name="P18"><text:span text:style-name="T4">2. We can not use Arrow functions when declaring methods in object. Inside an object if we have a method, we will have to use the proper anonymous function declaration.</text:span></text:p>
      <text:p text:style-name="P18"/>
      <text:p text:style-name="P18"><text:span text:style-name="T4">Using </text:span><text:span text:style-name="T9">const</text:span><text:span text:style-name="T4"><text:s/>is safer than using </text:span><text:span text:style-name="T9">var</text:span><text:span text:style-name="T4">, because a function expression is always a constant value.</text:span></text:p>
      <text:p text:style-name="P18"/>
      <text:p text:style-name="P9"><text:span text:style-name="T7">Note :</text:span><text:span text:style-name="T66"><text:s/></text:span>If we use a function declaration that function declaration is hoisted to the global scope and if we use an arrow function instead of a function declaration, it stays within the current scope as “<text:span text:style-name="T119">this</text:span>” keyword does not have its own “<text:span text:style-name="T119">this</text:span>”.</text:p>
      <text:p text:style-name="P9">It does not know what <text:span text:style-name="T119">this</text:span><text:s/>means and it refers to the closest available scope.</text:p>
      <text:p text:style-name="P10"/>
      <text:p text:style-name="P18"><text:span text:style-name="T4">Ex:</text:span></text:p>
      <text:p text:style-name="P18"/>
      <text:p text:style-name="P74"><text:span text:style-name="T15">&lt;</text:span><text:span text:style-name="T4">script</text:span><text:span text:style-name="T15">&gt;</text:span></text:p>
      <text:p text:style-name="P23"/>
      <text:p text:style-name="P45">window<text:span text:style-name="T24">.</text:span>volume<text:span text:style-name="T24"><text:s/>= </text:span><text:span text:style-name="T39">20</text:span><text:span text:style-name="T24">; </text:span></text:p>
      <text:p text:style-name="P23"/>
      <text:p text:style-name="P44"><text:span text:style-name="T20">const</text:span><text:span text:style-name="T24"><text:s/></text:span>greenPack<text:span text:style-name="T24"><text:s/>= { </text:span></text:p>
      <text:p text:style-name="P26"><text:span text:style-name="T21">name:</text:span><text:span text:style-name="T24"><text:s/></text:span>"Frog"<text:span text:style-name="T24">, </text:span></text:p>
      <text:p text:style-name="P26"><text:span text:style-name="T21">color:</text:span><text:span text:style-name="T24"><text:s/></text:span>"Green"<text:span text:style-name="T24">, </text:span></text:p>
      <text:p text:style-name="P45">volume:<text:span text:style-name="T24"><text:s/></text:span><text:span text:style-name="T39">8</text:span><text:span text:style-name="T24">, </text:span></text:p>
      <text:p text:style-name="P45">pocketNum:<text:span text:style-name="T24"><text:s/></text:span><text:span text:style-name="T39">3</text:span><text:span text:style-name="T24">, </text:span></text:p>
      <text:p text:style-name="P27">newVolume<text:span text:style-name="T21">:</text:span><text:span text:style-name="T24"><text:s/></text:span><text:span text:style-name="T20">function</text:span><text:span text:style-name="T24"><text:s/>(</text:span><text:span text:style-name="T21">volume</text:span><text:span text:style-name="T24">) { </text:span></text:p>
      <text:p text:style-name="P26"><text:span text:style-name="T21">console</text:span><text:span text:style-name="T24">.</text:span><text:span text:style-name="T23">log</text:span><text:span text:style-name="T24">(</text:span>"this.volume in the method"<text:span text:style-name="T24">, </text:span><text:span text:style-name="T20">this</text:span><text:span text:style-name="T24">.</text:span><text:span text:style-name="T21">volume</text:span><text:span text:style-name="T24">); </text:span></text:p>
      <text:p text:style-name="P45"><text:span text:style-name="T20">this</text:span><text:span text:style-name="T24">.</text:span>volume<text:span text:style-name="T24"><text:s/>= </text:span>volume<text:span text:style-name="T24">; </text:span></text:p>
      <text:p text:style-name="P26"><text:span text:style-name="T21">console</text:span><text:span text:style-name="T24">.</text:span><text:span text:style-name="T23">log</text:span><text:span text:style-name="T24">(</text:span>"this.volume after updation"<text:span text:style-name="T24">, </text:span><text:span text:style-name="T20">this</text:span><text:span text:style-name="T24">.</text:span><text:span text:style-name="T21">volume</text:span><text:span text:style-name="T24">); </text:span></text:p>
      <text:p text:style-name="P23"/>
      <text:p text:style-name="P22">} </text:p>
      <text:p text:style-name="P22">}; </text:p>
      <text:p text:style-name="P27"><text:span text:style-name="T21">console</text:span><text:span text:style-name="T24">.</text:span>log<text:span text:style-name="T24">(</text:span><text:span text:style-name="T25">greenPack</text:span><text:span text:style-name="T24">.</text:span>newVolume<text:span text:style-name="T24">(</text:span><text:span text:style-name="T39">5</text:span><text:span text:style-name="T24">)); </text:span></text:p>
      <text:p text:style-name="P23"/>
      <text:p text:style-name="P24"><text:span text:style-name="T19">&lt;/</text:span>script<text:span text:style-name="T19">&gt;</text:span></text:p>
      <text:p text:style-name="P18"/>
      <text:p text:style-name="P18"/>
      <text:p text:style-name="P18"><text:span text:style-name="T5">Result :</text:span></text:p>
      <text:p text:style-name="P18"/>
      <text:p text:style-name="P18"/>
      <text:p text:style-name="P18"/>
      <text:p text:style-name="P184"/>
      <text:p text:style-name="P184"/>
      <text:p text:style-name="P18"><text:span text:style-name="T1">And, if we perform</text:span></text:p>
      <text:p text:style-name="P18"/>
      <text:p text:style-name="P18">(function () <text:s/>{</text:p>
      <text:p text:style-name="P18">console.log (“this.volume in nested function”, this.volume })();</text:p>
      <text:p text:style-name="P18"/>
      <text:p text:style-name="P18">It will display the result as “ this.volume in nested function 20”.</text:p>
      <text:p text:style-name="P18"/>
      <text:p text:style-name="P18"><text:span text:style-name="T1">And, if we perform</text:span></text:p>
      <text:p text:style-name="P18"/>
      <text:p text:style-name="P18">( () =&gt; <text:s/>{</text:p>
      <text:p text:style-name="P18">console.log (“this.volume in nested function”, this.volume })();</text:p>
      <text:p text:style-name="P18"/>
      <text:p text:style-name="P18">It will display the result as “ this.volume in nested function 5.</text:p>
      <text:p text:style-name="P18"/>
      <text:p text:style-name="P184"/>
      <text:p text:style-name="P18"><text:span text:style-name="T120">Why functions : </text:span>We can define a code and use it many times. We can use the same code many times with different arguments to produce different results.</text:p>
      <text:p text:style-name="P18"/>
      <text:p text:style-name="P18">Accessing a function without ( ) will return the function object instead of a function result.</text:p>
      <text:p text:style-name="P18"/>
      <text:p text:style-name="P18"><text:span text:style-name="T1">Functions can be used in the same way as we use variables, in all types of formulas, assignments, and calculations.</text:span></text:p>
      <text:p text:style-name="P18"/>
      <text:p text:style-name="P18">Variables declared within a function become LOCAL to the function. Local variables can only be accessed from within the function.</text:p>
      <text:p text:style-name="P184"/>
      <text:p text:style-name="P18">Ex:</text:p>
      <text:p text:style-name="P18"/>
      <text:p text:style-name="P18">&lt;p id="demo1"&gt;&lt;/p&gt;</text:p>
      <text:p text:style-name="P18"/>
      <text:p text:style-name="P18">&lt;p id="demo2"&gt;&lt;/p&gt;</text:p>
      <text:p text:style-name="P18"/>
      <text:p text:style-name="P18">&lt;script&gt;</text:p>
      <text:p text:style-name="P18"><text:s/>myFunction();</text:p>
      <text:p text:style-name="P18"/>
      <text:p text:style-name="P18"><text:span text:style-name="T112">function</text:span><text:s/>myFunction() {</text:p>
      <text:p text:style-name="P18"><text:s text:c="2"/>var carName = "Volvo";</text:p>
      <text:p text:style-name="P18"><text:s text:c="2"/>document.getElementById("<text:span text:style-name="T40">demo1</text:span>").innerHTML =</text:p>
      <text:p text:style-name="P18"><text:s text:c="2"/>typeof carName + " " + carName;</text:p>
      <text:p text:style-name="P18"><text:s/>}</text:p>
      <text:p text:style-name="P18"/>
      <text:p text:style-name="P18">document.getElementById("<text:span text:style-name="T40">demo2</text:span>").innerHTML =</text:p>
      <text:p text:style-name="P18"><text:span text:style-name="T112">typeof</text:span><text:s/>carName;</text:p>
      <text:p text:style-name="P18"/>
      <text:p text:style-name="P18">&lt;/script&gt;</text:p>
      <text:p text:style-name="P18"/>
      <text:p text:style-name="P18">Result:</text:p>
      <text:p text:style-name="P18"/>
      <text:p text:style-name="P18">string Volvo</text:p>
      <text:p text:style-name="P18"/>
      <text:p text:style-name="P18">undefined</text:p>
      <text:p text:style-name="P184"/>
      <text:p text:style-name="P18">Ex:</text:p>
      <text:p text:style-name="P184"/>
      <text:p text:style-name="P18">&lt;h2&gt;JavaScript Functions&lt;/h2&gt;</text:p>
      <text:p text:style-name="P18"/>
      <text:p text:style-name="P18">&lt;p id="demo"&gt;&lt;/p&gt;</text:p>
      <text:p text:style-name="P18"/>
      <text:p text:style-name="P18">&lt;script&gt;</text:p>
      <text:p text:style-name="P18">document.getElementById("demo").innerHTML =</text:p>
      <text:p text:style-name="P18">"The temperature is " + toCelsius(77) + " Celsius";</text:p>
      <text:p text:style-name="P18"/>
      <text:p text:style-name="P18">function toCelsius(Fahrenheit) {</text:p>
      <text:p text:style-name="P18"><text:s text:c="2"/>return (5/9) * (Fahrenheit-32);</text:p>
      <text:p text:style-name="P18">} </text:p>
      <text:p text:style-name="P18">&lt;/script&gt;</text:p>
      <text:p text:style-name="P184"/>
      <text:p text:style-name="P184"/>
      <text:p text:style-name="P18">Result : </text:p>
      <text:p text:style-name="P38"><text:span text:style-name="T4">JavaScript Functions</text:span></text:p>
      <text:p text:style-name="P39"><text:span text:style-name="T4">The temperature is 25 Celsius</text:span></text:p>
      <text:p text:style-name="P18">-----------------------------------------</text:p>
      <text:p text:style-name="P18"/>
      <text:p text:style-name="P18">We can use the same variable name in different functions since the local variables are recognized only within that function.</text:p>
      <text:p text:style-name="P18"/>
      <text:p text:style-name="P18">Local Variables are created when a function starts and deleted when the function is completed.</text:p>
      <text:p text:style-name="P18"/>
      <text:p text:style-name="P18"/>
      <text:p text:style-name="P18">Are the names / values which a function can use</text:p>
      <text:p text:style-name="P4"/>
      <text:p text:style-name="P33"/>
      <text:p text:style-name="P4"/>
      <text:p text:style-name="P4">function <text:span text:style-name="T66">function name </text:span>( parameters )</text:p>
      <text:p text:style-name="P4"><text:s/>{ <text:s/><text:span text:style-name="T40">body</text:span><text:s/>} <text:s text:c="15"/>-----→ Code to be executed</text:p>
      <text:p text:style-name="P4">function name ( ); <text:s text:c="2"/>-----→ To make a function run, <text:span text:style-name="T4">we call it by stating its name and then adding two parentheses behind it</text:span>.</text:p>
      <text:p text:style-name="P4"><text:s text:c="32"/>---→ <text:span text:style-name="T51">Call the function</text:span></text:p>
      <text:p text:style-name="P30"/>
      <text:p text:style-name="P30"/>
      <text:p text:style-name="P185">Another way of declaring a function:</text:p>
      <text:p text:style-name="P30"/>
      <text:p text:style-name="P9"/>
      <text:p text:style-name="P30">An anonymous function which does not have its own name.</text:p>
      <text:p text:style-name="P4"/>
      <text:p text:style-name="P30"><text:span text:style-name="T7">to function)</text:span></text:p>
      <text:p text:style-name="P30"/>
      <text:p text:style-name="P30"><text:span text:style-name="T74">let c = a + b; </text:span>(Inside the function body, we perform the <text:span text:style-name="T66">actions on the data</text:span>)</text:p>
      <text:p text:style-name="P30"><text:span text:style-name="T121">return</text:span><text:span text:style-name="T74"><text:s/>c; ( </text:span>Return the data using the<text:span text:style-name="T74"><text:s/></text:span><text:span text:style-name="T66">return</text:span><text:span text:style-name="T74"><text:s/></text:span>keyword<text:span text:style-name="T74">)</text:span></text:p>
      <text:p text:style-name="P9">}</text:p>
      <text:p text:style-name="P9"/>
      <text:p text:style-name="P185"><text:span text:style-name="T66">Another way of declaring a function in which we can immediately invoke a function :</text:span></text:p>
      <text:p text:style-name="P185"/>
      <text:p text:style-name="P18"><text:span text:style-name="T66">IIFE (Immediately Invoked Function Expression)</text:span></text:p>
      <text:p text:style-name="P18"><text:span text:style-name="T4">In an IIFE, we wrap an anonymous function or a name function inside parentheses. There's a starting parentheses and an end parentheses. And then we place another set of parentheses outside. What happens now is this function is immediately invoked and run as soon as the browser encounters it. So we are running this function right away without calling it.</text:span></text:p>
      <text:p text:style-name="P18"/>
      <text:p text:style-name="P4"><text:span text:style-name="T4">This particular pattern is a bit of an anti-pattern because you normally want to control when a function runs, but in some cases it can be handy because you want something to happen as soon as possible.</text:span></text:p>
      <text:p text:style-name="P4"/>
      <text:p text:style-name="P4"><text:span text:style-name="T4">Ex:</text:span></text:p>
      <text:p text:style-name="P4"/>
      <text:p text:style-name="P9">(function ( ) {</text:p>
      <text:p text:style-name="P9"/>
      <text:p text:style-name="P9">let a = 5;</text:p>
      <text:p text:style-name="P9">let b = 6;</text:p>
      <text:p text:style-name="P9">let c = doSomeMath (a, b );</text:p>
      <text:p text:style-name="P9">console.log (“The sum of a and b is : ${c}” );</text:p>
      <text:p text:style-name="P9">} ) ( ) ;</text:p>
      <text:p text:style-name="P9"/>
      <text:p text:style-name="P9"/>
      <text:p text:style-name="P9">Result : The sum of a and b is : 11</text:p>
      <text:p text:style-name="P185"/>
      <text:p text:style-name="P9">Here, function is put inside the variable and we can call the variable in order to execute the function.</text:p>
      <text:p text:style-name="P9"/>
      <text:p text:style-name="P9">We declare a function inside the variable so that they can use the same data type and also, they can not be re-declared and there will be no chances of over-riding or destroying a function. </text:p>
      <text:p text:style-name="P9"/>
      <text:p text:style-name="P10"/>
      <text:p text:style-name="P186"><text:span text:style-name="T5">42.8. JS Function Parameters </text:span></text:p>
      <text:p text:style-name="P186"/>
      <text:p text:style-name="P187"><text:span text:style-name="T4">A JS </text:span><text:span text:style-name="T9">function</text:span><text:span text:style-name="T4"><text:s/>does not perform any checking on parameter values (arguments).</text:span></text:p>
      <text:p text:style-name="P186"/>
      <text:p text:style-name="P4"><text:span text:style-name="T7">Syntax:</text:span></text:p>
      <text:p text:style-name="P4"><text:span text:style-name="T122">function</text:span><text:s/><text:span text:style-name="T66">functionName</text:span><text:s/>(parameter1, parameter2, parameter3) </text:p>
      <text:p text:style-name="P4">{</text:p>
      <text:p text:style-name="P120"><text:span text:style-name="T66">// code to be executed </text:span></text:p>
      <text:p text:style-name="P188"><text:span text:style-name="T4">}</text:span></text:p>
      <text:p text:style-name="P189"/>
      <text:p text:style-name="P188"><text:span text:style-name="T5">Function parameters</text:span><text:span text:style-name="T4"><text:s/>are the names listed in the function definition.</text:span></text:p>
      <text:p text:style-name="P188"><text:span text:style-name="T5">Function arguments </text:span><text:span text:style-name="T4">are the real values passed to (and received by) the function.</text:span></text:p>
      <text:p text:style-name="P188"/>
      <text:p text:style-name="P188"><text:span text:style-name="T4">Ex:</text:span></text:p>
      <text:p text:style-name="P188"/>
      <text:p text:style-name="P24"><text:span text:style-name="T19">&lt;</text:span>script<text:span text:style-name="T19">&gt;</text:span></text:p>
      <text:p text:style-name="P23"/>
      <text:p text:style-name="P45"><text:span text:style-name="T20">const</text:span><text:span text:style-name="T24"><text:s/></text:span><text:span text:style-name="T25">tipCalculator</text:span><text:span text:style-name="T24"><text:s/>= </text:span><text:span text:style-name="T20">function</text:span><text:span text:style-name="T24"><text:s/>(</text:span>sum<text:span text:style-name="T24">, </text:span>percentage<text:span text:style-name="T24">, </text:span>currency<text:span text:style-name="T24">) { </text:span></text:p>
      <text:p text:style-name="P45"><text:span text:style-name="T20">let</text:span><text:span text:style-name="T24"><text:s/></text:span>tip<text:span text:style-name="T24"><text:s/>= </text:span>sum<text:span text:style-name="T24"><text:s/>* (</text:span>percentage<text:span text:style-name="T24">/</text:span><text:span text:style-name="T39">100</text:span><text:span text:style-name="T24">); </text:span></text:p>
      <text:p text:style-name="P45"><text:span text:style-name="T20">let</text:span><text:span text:style-name="T24"><text:s/></text:span>total<text:span text:style-name="T24"><text:s/>= </text:span>sum<text:span text:style-name="T24"><text:s/>+ </text:span>tip<text:span text:style-name="T24">; </text:span></text:p>
      <text:p text:style-name="P45">console<text:span text:style-name="T24">.</text:span><text:span text:style-name="T23">log</text:span><text:span text:style-name="T24">(</text:span><text:span text:style-name="T22">` </text:span></text:p>
      <text:p text:style-name="P26">Sum before tip: <text:span text:style-name="T20">${</text:span><text:span text:style-name="T21">currency</text:span><text:span text:style-name="T20">}</text:span><text:s/><text:span text:style-name="T20">${</text:span><text:span text:style-name="T21">sum</text:span><text:span text:style-name="T20">} </text:span></text:p>
      <text:p text:style-name="P26">Tip percentage: <text:span text:style-name="T20">${</text:span><text:span text:style-name="T21">percentage</text:span><text:span text:style-name="T20">} </text:span></text:p>
      <text:p text:style-name="P45"><text:span text:style-name="T22">Tip: </text:span><text:span text:style-name="T20">${</text:span>currency<text:span text:style-name="T20">}</text:span><text:span text:style-name="T22"><text:s/></text:span><text:span text:style-name="T20">${</text:span>tip<text:span text:style-name="T24">.</text:span><text:span text:style-name="T23">toFixed</text:span><text:span text:style-name="T24">(</text:span><text:span text:style-name="T39">2</text:span><text:span text:style-name="T24">)</text:span><text:span text:style-name="T20">} </text:span></text:p>
      <text:p text:style-name="P45"><text:span text:style-name="T22">Total: </text:span><text:span text:style-name="T20">${</text:span>currency<text:span text:style-name="T20">}</text:span><text:span text:style-name="T22"><text:s/></text:span><text:span text:style-name="T20">${</text:span>total<text:span text:style-name="T24">.</text:span><text:span text:style-name="T23">toFixed</text:span><text:span text:style-name="T24">(</text:span><text:span text:style-name="T39">2</text:span><text:span text:style-name="T24">)</text:span><text:span text:style-name="T20">} </text:span></text:p>
      <text:p text:style-name="P22"><text:span text:style-name="T22">`</text:span>); </text:p>
      <text:p text:style-name="P22">}; </text:p>
      <text:p text:style-name="P23"/>
      <text:p text:style-name="P44">tipCalculator<text:span text:style-name="T24">(</text:span><text:span text:style-name="T39">30</text:span><text:span text:style-name="T24">, </text:span><text:span text:style-name="T39">18</text:span><text:span text:style-name="T24">, </text:span><text:span text:style-name="T22">"$"</text:span><text:span text:style-name="T24">); </text:span></text:p>
      <text:p text:style-name="P24"><text:span text:style-name="T19">&lt;/</text:span>script<text:span text:style-name="T19">&gt; </text:span></text:p>
      <text:p text:style-name="P176"/>
      <text:p text:style-name="P188"><text:span text:style-name="T4">Result : <text:s/></text:span></text:p>
      <text:p text:style-name="P188"/>
      <text:p text:style-name="P188"/>
      <text:p text:style-name="P188"/>
      <text:p text:style-name="P188"/>
      <text:p text:style-name="P188"/>
      <text:p text:style-name="P188"/>
      <text:p text:style-name="P188"/>
      <text:p text:style-name="P188"><text:span text:style-name="T4">If we want to put the currency after the amount ( at the end ), then,</text:span></text:p>
      <text:p text:style-name="P188"/>
      <text:p text:style-name="P190"><text:span text:style-name="T15">&lt;</text:span><text:span text:style-name="T4">script</text:span><text:span text:style-name="T15">&gt;</text:span></text:p>
      <text:p text:style-name="P23"/>
      <text:p text:style-name="P45"><text:span text:style-name="T20">const</text:span><text:span text:style-name="T24"><text:s/></text:span><text:span text:style-name="T25">tipCalculator</text:span><text:span text:style-name="T24"><text:s/>= </text:span><text:span text:style-name="T20">function</text:span><text:span text:style-name="T24"><text:s/>(</text:span>sum<text:span text:style-name="T24">, </text:span>percentage<text:span text:style-name="T24">, </text:span>currency<text:span text:style-name="T24">, </text:span>prefix<text:span text:style-name="T24"><text:s/>) { </text:span></text:p>
      <text:p text:style-name="P45"><text:span text:style-name="T20">let</text:span><text:span text:style-name="T24"><text:s/></text:span>tip<text:span text:style-name="T24"><text:s/>= </text:span>sum<text:span text:style-name="T24"><text:s/>* (</text:span>percentage<text:span text:style-name="T24">/</text:span><text:span text:style-name="T39">100</text:span><text:span text:style-name="T24">); </text:span></text:p>
      <text:p text:style-name="P45"><text:span text:style-name="T20">let</text:span><text:span text:style-name="T24"><text:s/></text:span>total<text:span text:style-name="T24"><text:s/>= </text:span>sum<text:span text:style-name="T24"><text:s/>+ </text:span>tip<text:span text:style-name="T24">; </text:span></text:p>
      <text:p text:style-name="P22"><text:span text:style-name="T88">if</text:span><text:s/>(<text:span text:style-name="T21">prefix</text:span>) { </text:p>
      <text:p text:style-name="P45">console<text:span text:style-name="T24">.</text:span><text:span text:style-name="T23">log</text:span><text:span text:style-name="T24">(</text:span><text:span text:style-name="T22">` </text:span></text:p>
      <text:p text:style-name="P26">Sum before tip: <text:span text:style-name="T20">${</text:span><text:span text:style-name="T21">currency</text:span><text:span text:style-name="T20">}</text:span><text:s/><text:span text:style-name="T20">${</text:span><text:span text:style-name="T21">sum</text:span><text:span text:style-name="T20">} </text:span></text:p>
      <text:p text:style-name="P26">Tip percentage: <text:span text:style-name="T20">${</text:span><text:span text:style-name="T21">percentage</text:span><text:span text:style-name="T20">} </text:span></text:p>
      <text:p text:style-name="P45"><text:span text:style-name="T22">Tip: </text:span><text:span text:style-name="T20">${</text:span>currency<text:span text:style-name="T20">}</text:span><text:span text:style-name="T22"><text:s/></text:span><text:span text:style-name="T20">${</text:span>tip<text:span text:style-name="T24">.</text:span><text:span text:style-name="T23">toFixed</text:span><text:span text:style-name="T24">(</text:span><text:span text:style-name="T39">2</text:span><text:span text:style-name="T24">)</text:span><text:span text:style-name="T20">} </text:span></text:p>
      <text:p text:style-name="P45"><text:span text:style-name="T22">Total: </text:span><text:span text:style-name="T20">${</text:span>currency<text:span text:style-name="T20">}</text:span><text:span text:style-name="T22"><text:s/></text:span><text:span text:style-name="T20">${</text:span>total<text:span text:style-name="T24">.</text:span><text:span text:style-name="T23">toFixed</text:span><text:span text:style-name="T24">(</text:span><text:span text:style-name="T39">2</text:span><text:span text:style-name="T24">)</text:span><text:span text:style-name="T20">} </text:span></text:p>
      <text:p text:style-name="P22"><text:span text:style-name="T22">`</text:span>); </text:p>
      <text:p text:style-name="P22">} <text:span text:style-name="T88">else</text:span><text:s/>{ </text:p>
      <text:p text:style-name="P45">console<text:span text:style-name="T24">.</text:span><text:span text:style-name="T23">log</text:span><text:span text:style-name="T24">(</text:span><text:span text:style-name="T22">` </text:span></text:p>
      <text:p text:style-name="P26">Sum before tip: <text:span text:style-name="T20">${</text:span><text:span text:style-name="T21">sum</text:span><text:span text:style-name="T20">}</text:span><text:s/><text:span text:style-name="T20">${</text:span><text:span text:style-name="T21">currency</text:span><text:span text:style-name="T20">} </text:span></text:p>
      <text:p text:style-name="P26">Tip percentage: <text:span text:style-name="T20">${</text:span><text:span text:style-name="T21">percentage</text:span><text:span text:style-name="T20">}</text:span><text:s text:c="2"/></text:p>
      <text:p text:style-name="P45"><text:span text:style-name="T22">Tip: </text:span><text:span text:style-name="T20">${</text:span>tip<text:span text:style-name="T24">.</text:span><text:span text:style-name="T23">toFixed</text:span><text:span text:style-name="T24">(</text:span><text:span text:style-name="T39">2</text:span><text:span text:style-name="T24">)</text:span><text:span text:style-name="T20">}</text:span><text:span text:style-name="T22"><text:s/></text:span><text:span text:style-name="T20">${</text:span>currency<text:span text:style-name="T20">} </text:span></text:p>
      <text:p text:style-name="P45"><text:span text:style-name="T22">Total: </text:span><text:span text:style-name="T20">${</text:span>total<text:span text:style-name="T24">.</text:span><text:span text:style-name="T23">toFixed</text:span><text:span text:style-name="T24">(</text:span><text:span text:style-name="T39">2</text:span><text:span text:style-name="T24">)</text:span><text:span text:style-name="T20">}</text:span><text:span text:style-name="T22"><text:s/></text:span><text:span text:style-name="T20">${</text:span>currency<text:span text:style-name="T20">} </text:span></text:p>
      <text:p text:style-name="P22"><text:span text:style-name="T22">`</text:span>); </text:p>
      <text:p text:style-name="P22">} </text:p>
      <text:p text:style-name="P22">}; </text:p>
      <text:p text:style-name="P23"/>
      <text:p text:style-name="P44">tipCalculator<text:span text:style-name="T24">(</text:span><text:span text:style-name="T39">30</text:span><text:span text:style-name="T24">, </text:span><text:span text:style-name="T39">18</text:span><text:span text:style-name="T24">, </text:span><text:span text:style-name="T22">"Rs"</text:span><text:span text:style-name="T24">, </text:span><text:span text:style-name="T20">false</text:span><text:span text:style-name="T24">); </text:span></text:p>
      <text:p text:style-name="P188"/>
      <text:p text:style-name="P188"><text:span text:style-name="T4">Result :</text:span></text:p>
      <text:p text:style-name="P188"/>
      <text:p text:style-name="P188"/>
      <text:p text:style-name="P188"/>
      <text:p text:style-name="P188"/>
      <text:p text:style-name="P188"/>
      <text:p text:style-name="P188"/>
      <text:p text:style-name="P188"/>
      <text:p text:style-name="P188"/>
      <text:p text:style-name="P188"><text:span text:style-name="T5">42.8.1. Parameter Rules</text:span></text:p>
      <text:p text:style-name="P188"/>
      <text:p text:style-name="P188"><text:span text:style-name="T4">JS function definitions do not specify data types for parameters.</text:span></text:p>
      <text:p text:style-name="P188"><text:span text:style-name="T4">JS functions do not perform type checking on the passed arguments.</text:span></text:p>
      <text:p text:style-name="P188"><text:span text:style-name="T4">JS functions do not check the number of arguments received.</text:span></text:p>
      <text:p text:style-name="P188"/>
      <text:p text:style-name="P188"><text:span text:style-name="T6">Default Parameters</text:span></text:p>
      <text:p text:style-name="P188"><text:span text:style-name="T4">If a function is called with missing arguments (less than declared), the missing values are set to </text:span><text:span text:style-name="T9">undefined</text:span><text:span text:style-name="T4">.</text:span></text:p>
      <text:p text:style-name="P188"><text:span text:style-name="T4">Sometimes, it is acceptable, but sometimes it is better to assign a default value to the parameter.</text:span></text:p>
      <text:p text:style-name="P188"><text:span text:style-name="T4">Ex :</text:span></text:p>
      <text:p text:style-name="P188"/>
      <text:p text:style-name="P190"><text:span text:style-name="T15">&lt;</text:span><text:span text:style-name="T4">script</text:span><text:span text:style-name="T15">&gt;</text:span></text:p>
      <text:p text:style-name="P191"/>
      <text:p text:style-name="P22"><text:span text:style-name="T20">function</text:span><text:s/><text:span text:style-name="T23">test</text:span>(<text:span text:style-name="T21">x</text:span>, <text:span text:style-name="T21">y</text:span><text:s/>= <text:span text:style-name="T39">10</text:span>) { </text:p>
      <text:p text:style-name="P22"><text:span text:style-name="T88">return</text:span><text:s/><text:span text:style-name="T21">x</text:span><text:s/>* <text:span text:style-name="T21">y</text:span>; </text:p>
      <text:p text:style-name="P22">} </text:p>
      <text:p text:style-name="P23"/>
      <text:p text:style-name="P27"><text:span text:style-name="T21">document</text:span><text:span text:style-name="T24">.</text:span>getElementById<text:span text:style-name="T24">(</text:span><text:span text:style-name="T22">"demo"</text:span><text:span text:style-name="T24">).</text:span><text:span text:style-name="T21">innerHTML</text:span><text:span text:style-name="T24"><text:s/>= </text:span>test<text:span text:style-name="T24">(</text:span><text:span text:style-name="T39">10</text:span><text:span text:style-name="T24">); </text:span></text:p>
      <text:p text:style-name="P23"/>
      <text:p text:style-name="P24"><text:span text:style-name="T19">&lt;/</text:span>script<text:span text:style-name="T19">&gt;</text:span></text:p>
      <text:p text:style-name="P188"/>
      <text:p text:style-name="P188"><text:span text:style-name="T4">Result : 100</text:span></text:p>
      <text:p text:style-name="P188"/>
      <text:p text:style-name="P188"><text:span text:style-name="T5">The Arguments Object</text:span></text:p>
      <text:p text:style-name="P188"/>
      <text:p text:style-name="P188"><text:span text:style-name="T4">JS functions have a built-in object called the arguments object.</text:span></text:p>
      <text:p text:style-name="P188"><text:span text:style-name="T4">The argument object contains an array of arguments which are used when the function was called.</text:span></text:p>
      <text:p text:style-name="P188"/>
      <text:p text:style-name="P188"><text:span text:style-name="T4">Ex:</text:span></text:p>
      <text:p text:style-name="P188"/>
      <text:p text:style-name="P192"><text:span text:style-name="T4">&lt;script&gt;</text:span></text:p>
      <text:p text:style-name="P192"/>
      <text:p text:style-name="P192"><text:span text:style-name="T4">function findMax() {</text:span></text:p>
      <text:p text:style-name="P192"><text:span text:style-name="T4"><text:s text:c="2"/>let max = -Infinity;</text:span></text:p>
      <text:p text:style-name="P192"><text:span text:style-name="T4"><text:s text:c="2"/>for(let i = 0; i &lt; arguments.length; i++) {</text:span></text:p>
      <text:p text:style-name="P192"><text:span text:style-name="T4"><text:s text:c="4"/>if (arguments[i] &gt; max) {</text:span></text:p>
      <text:p text:style-name="P192"><text:span text:style-name="T4"><text:s text:c="6"/>max = arguments[i];</text:span></text:p>
      <text:p text:style-name="P192"><text:span text:style-name="T4"><text:s text:c="4"/>}</text:span></text:p>
      <text:p text:style-name="P192"><text:span text:style-name="T4"><text:s text:c="2"/>}</text:span></text:p>
      <text:p text:style-name="P192"><text:span text:style-name="T4"><text:s text:c="2"/>return max;</text:span></text:p>
      <text:p text:style-name="P192"><text:span text:style-name="T4">} </text:span></text:p>
      <text:p text:style-name="P192"><text:span text:style-name="T4">document.getElementById("demo").innerHTML = findMax(4, 5, 6);</text:span></text:p>
      <text:p text:style-name="P192"/>
      <text:p text:style-name="P192"><text:span text:style-name="T4">&lt;/script&gt;</text:span></text:p>
      <text:p text:style-name="P192"/>
      <text:p text:style-name="P192"><text:span text:style-name="T4">Result : 6 </text:span></text:p>
      <text:p text:style-name="P192"><text:span text:style-name="T4">------------------------------</text:span></text:p>
      <text:p text:style-name="P192"><text:span text:style-name="T4">Ex:</text:span></text:p>
      <text:p text:style-name="P192"/>
      <text:p text:style-name="P192"><text:span text:style-name="T4">&lt;script&gt;</text:span></text:p>
      <text:p text:style-name="P192"><text:span text:style-name="T4">function sumAll() {</text:span></text:p>
      <text:p text:style-name="P192"><text:span text:style-name="T4"><text:s text:c="2"/>let sum = 0;</text:span></text:p>
      <text:p text:style-name="P192"><text:span text:style-name="T4"><text:s text:c="2"/>for(let i = 0; i &lt; arguments.length; i++) {</text:span></text:p>
      <text:p text:style-name="P192"><text:span text:style-name="T4"><text:s text:c="4"/>sum += arguments[i];</text:span></text:p>
      <text:p text:style-name="P192"><text:span text:style-name="T4"><text:s text:c="2"/>}</text:span></text:p>
      <text:p text:style-name="P192"><text:span text:style-name="T4"><text:s text:c="2"/>return sum;</text:span></text:p>
      <text:p text:style-name="P192"><text:span text:style-name="T4">}</text:span></text:p>
      <text:p text:style-name="P192"><text:span text:style-name="T4">document.getElementById("demo").innerHTML = sumAll(1, 123, 500, 115, 44, 88);</text:span></text:p>
      <text:p text:style-name="P192"><text:span text:style-name="T4">&lt;/script&gt;</text:span></text:p>
      <text:p text:style-name="P188"/>
      <text:p text:style-name="P188"><text:span text:style-name="T4">Result : 871</text:span></text:p>
      <text:p text:style-name="P188"/>
      <text:p text:style-name="P193"><text:span text:style-name="T4">--------------------------------------------------------------------------------------------------------------</text:span></text:p>
      <text:p text:style-name="P188"/>
      <text:p text:style-name="P188"><text:span text:style-name="T4">If we want to repeat any specific content in a program. We can write the content once in the function container in { </text:span>} and then call them as many times as we want with or without the changes.</text:p>
      <text:p text:style-name="P189"/>
      <text:p text:style-name="P194"><text:span text:style-name="T4">Ex:-</text:span></text:p>
      <text:p text:style-name="P194"/>
      <text:p text:style-name="P194"><text:span text:style-name="T4">function </text:span><text:span text:style-name="T34">function name </text:span><text:span text:style-name="T4">(parameter) {</text:span></text:p>
      <text:p text:style-name="P194"><text:span text:style-name="T4"><text:s text:c="8"/>console.log (“Hello There” + <text:s/>parameter);</text:span></text:p>
      <text:p text:style-name="P194"><text:span text:style-name="T4">}</text:span></text:p>
      <text:p text:style-name="P194"><text:span text:style-name="T4">function name ( “Isha“);</text:span></text:p>
      <text:p text:style-name="P194"><text:span text:style-name="T4">function name ( “Alok“);</text:span></text:p>
      <text:p text:style-name="P194"><text:span text:style-name="T4">function name ( “Ishalok“);</text:span></text:p>
      <text:p text:style-name="P189"/>
      <text:p text:style-name="P195"><text:span text:style-name="T4">Result:</text:span></text:p>
      <text:p text:style-name="P189"/>
      <text:p text:style-name="P188"><text:span text:style-name="T4">Hello There Isha</text:span></text:p>
      <text:p text:style-name="P188"><text:span text:style-name="T4">Hello There Alok</text:span></text:p>
      <text:p text:style-name="P188"><text:span text:style-name="T4">Hello There Ishalok</text:span></text:p>
      <text:p text:style-name="P186"/>
      <text:p text:style-name="P188"><text:span text:style-name="T5">Arguments are Passed by Value</text:span></text:p>
      <text:p text:style-name="P188"><text:span text:style-name="T4">The parameters, in a function call, are the function’s arguments. </text:span></text:p>
      <text:p text:style-name="P188"><text:span text:style-name="T4">JS arguments are passed by value: The function only gets to know the values, not the argument’s locations.</text:span></text:p>
      <text:p text:style-name="P188"><text:span text:style-name="T4">If a function changes its argument’s value, it does not change the parameter’s original value.</text:span></text:p>
      <text:p text:style-name="P188"/>
      <text:p text:style-name="P193"><text:span text:style-name="T4">Note: The changes made to arguments are not visible (reflected) outside the function.</text:span></text:p>
      <text:p text:style-name="P193"/>
      <text:p text:style-name="P188"><text:span text:style-name="T5">Objects are Passed by Reference</text:span></text:p>
      <text:p text:style-name="P188"/>
      <text:p text:style-name="P188"><text:span text:style-name="T4">In JS, object </text:span><text:span text:style-name="T6">references are values</text:span><text:span text:style-name="T4">. Because of this, objects will behave like they are passed by reference.</text:span></text:p>
      <text:p text:style-name="P188"><text:span text:style-name="T4">If a function changes an object property, it changes the original value.</text:span></text:p>
      <text:p text:style-name="P188"/>
      <text:p text:style-name="P187"><text:span text:style-name="T5">Note</text:span><text:span text:style-name="T4">: The changes made to the object properties are visible (reflected) outside the function.</text:span></text:p>
      <text:p text:style-name="P188"/>
      <text:p text:style-name="P10"><text:span text:style-name="T7">42.9 FUNCTION INVOCATION (calls) </text:span></text:p>
      <text:p text:style-name="P4"/>
      <text:p text:style-name="P4">The code inside the <text:span text:style-name="T40">function</text:span><text:s/>will execute when “something” calls the function:</text:p>
      <text:p text:style-name="P4"/>
      <text:p text:style-name="P4"><text:span text:style-name="T7">1. When an event occurs ( when a user clicks a button)</text:span></text:p>
      <text:p text:style-name="P4"><text:span text:style-name="T7">2. When it is called in JS.</text:span></text:p>
      <text:p text:style-name="P4"><text:span text:style-name="T7">3. Automatically (self-called)</text:span></text:p>
      <text:p text:style-name="P4"/>
      <text:p text:style-name="P8"><text:span text:style-name="T4">The code inside a function is not executed when the function is defined.</text:span></text:p>
      <text:p text:style-name="P8"><text:span text:style-name="T4">The code inside a function is executed when the function is </text:span><text:span text:style-name="T5">invoked</text:span><text:span text:style-name="T4">.</text:span></text:p>
      <text:p text:style-name="P8"><text:span text:style-name="T4">It is common to use the term "</text:span><text:span text:style-name="T5">call a function</text:span><text:span text:style-name="T4">" instead of "</text:span><text:span text:style-name="T5">invoke a function</text:span><text:span text:style-name="T4">".</text:span></text:p>
      <text:p text:style-name="P8"><text:span text:style-name="T4">It is also common to say "call upon a function", "start a function", or "execute a function".</text:span></text:p>
      <text:p text:style-name="P4"/>
      <text:p text:style-name="P4">When JS reaches a <text:span text:style-name="T123">return</text:span><text:s/>statement, the function will stop executing. If the function is called from a statement, JS will “return” to execute the code after the calling statement.</text:p>
      <text:p text:style-name="P4"/>
      <text:p text:style-name="P4">Ex:-</text:p>
      <text:p text:style-name="P4"/>
      <text:p text:style-name="P4"/>
      <text:p text:style-name="P189"><text:span text:style-name="T4"><text:s/></text:span></text:p>
      <text:p text:style-name="P189"/>
      <text:p text:style-name="P188"/>
      <text:p text:style-name="P188"/>
      <text:p text:style-name="P188"/>
      <text:p text:style-name="P188"/>
      <text:p text:style-name="P188"><text:span text:style-name="T4">Ex:- </text:span></text:p>
      <text:p text:style-name="P188"/>
      <text:p text:style-name="P189"/>
      <text:p text:style-name="P189"/>
      <text:p text:style-name="P189"/>
      <text:p text:style-name="P189"/>
      <text:p text:style-name="P188"/>
      <text:p text:style-name="P186"/>
      <text:p text:style-name="P186"/>
      <text:p text:style-name="P186"/>
      <text:p text:style-name="P186"/>
      <text:p text:style-name="P186"/>
      <text:p text:style-name="P186"/>
      <text:p text:style-name="P186"/>
      <text:p text:style-name="P187"><text:span text:style-name="T4">Result:-</text:span></text:p>
      <text:p text:style-name="P186"/>
      <text:p text:style-name="P186"/>
      <text:p text:style-name="P188"/>
      <text:p text:style-name="P188"/>
      <text:p text:style-name="P188"/>
      <text:p text:style-name="P188"/>
      <text:p text:style-name="P188"/>
      <text:p text:style-name="P188"/>
      <text:p text:style-name="P188"><text:span text:style-name="T4">Ex- </text:span></text:p>
      <text:p text:style-name="P186"/>
      <text:p text:style-name="P190"><text:span text:style-name="T4">const</text:span><text:span text:style-name="T104"><text:s/></text:span><text:span text:style-name="T106">calcarea</text:span><text:span text:style-name="T104"><text:s/>= </text:span><text:span text:style-name="T4">function</text:span><text:span text:style-name="T104">(</text:span><text:span text:style-name="T17">radius</text:span><text:span text:style-name="T104">){</text:span></text:p>
      <text:p text:style-name="P182">return<text:span text:style-name="T24"><text:s/></text:span><text:span text:style-name="T39">3.14</text:span><text:span text:style-name="T24">*</text:span><text:span text:style-name="T21">radius</text:span><text:span text:style-name="T24">**</text:span><text:span text:style-name="T39">2</text:span><text:span text:style-name="T24">;</text:span></text:p>
      <text:p text:style-name="P22">}</text:p>
      <text:p text:style-name="P27"><text:span text:style-name="T20">const</text:span><text:span text:style-name="T24"><text:s/></text:span><text:span text:style-name="T25">area</text:span><text:span text:style-name="T24"><text:s/>= </text:span>calcarea<text:span text:style-name="T24">(</text:span><text:span text:style-name="T39">10</text:span><text:span text:style-name="T24">);</text:span></text:p>
      <text:p text:style-name="P45">console<text:span text:style-name="T24">.</text:span><text:span text:style-name="T23">log</text:span><text:span text:style-name="T24">(</text:span><text:span text:style-name="T25">area</text:span><text:span text:style-name="T24">);</text:span></text:p>
      <text:p text:style-name="P186"/>
      <text:p text:style-name="P188"><text:span text:style-name="T4">Result: 314</text:span></text:p>
      <text:p text:style-name="P188"/>
      <text:p text:style-name="P188"><text:span text:style-name="T4">Another way to perform the same function using </text:span><text:span text:style-name="T6">arrow function</text:span><text:span text:style-name="T4"><text:s/>:-</text:span></text:p>
      <text:p text:style-name="P188"/>
      <text:p text:style-name="P188"><text:span text:style-name="T4">Ex: </text:span></text:p>
      <text:p text:style-name="P188"/>
      <text:p text:style-name="P188"><text:span text:style-name="T4">const calcarea = (radius) =&gt; {</text:span></text:p>
      <text:p text:style-name="P188"><text:span text:style-name="T4">return 3.14*radius**2;</text:span></text:p>
      <text:p text:style-name="P188"><text:span text:style-name="T4">};</text:span></text:p>
      <text:p text:style-name="P188"/>
      <text:p text:style-name="P188"><text:span text:style-name="T4">const area = calcarea(10);</text:span></text:p>
      <text:p text:style-name="P188"><text:span text:style-name="T4">console.log(area);</text:span></text:p>
      <text:p text:style-name="P188"/>
      <text:p text:style-name="P188"><text:span text:style-name="T4">Result :- will be same 314</text:span></text:p>
      <text:p text:style-name="P188"/>
      <text:p text:style-name="P188"><text:span text:style-name="T5">Another way to perform same function using </text:span><text:span text:style-name="T6">arrow function when we have to declare only one parameter we can remove the “return” keyword and “ { } “ brackets and bring the return code in front of the variable declaration and this will work in the same way. </text:span><text:span text:style-name="T5">:-</text:span></text:p>
      <text:p text:style-name="P188"/>
      <text:p text:style-name="P196"><text:span text:style-name="T16">const</text:span><text:span text:style-name="T4"><text:s/></text:span><text:span text:style-name="T106">calcarea</text:span><text:span text:style-name="T4"><text:s/>= (</text:span><text:span text:style-name="T17">radius</text:span><text:span text:style-name="T4">) </text:span><text:span text:style-name="T16">=&gt;</text:span><text:span text:style-name="T4"><text:s/></text:span><text:span text:style-name="T105">3.14</text:span><text:span text:style-name="T4">*</text:span><text:span text:style-name="T17">radius</text:span><text:span text:style-name="T4">**</text:span><text:span text:style-name="T105">2</text:span><text:span text:style-name="T4">;</text:span></text:p>
      <text:p text:style-name="P23"/>
      <text:p text:style-name="P27"><text:span text:style-name="T20">const</text:span><text:span text:style-name="T24"><text:s/></text:span><text:span text:style-name="T25">area</text:span><text:span text:style-name="T24"><text:s/>= </text:span>calcarea<text:span text:style-name="T24">(</text:span><text:span text:style-name="T39">10</text:span><text:span text:style-name="T24">);</text:span></text:p>
      <text:p text:style-name="P45">console<text:span text:style-name="T24">.</text:span><text:span text:style-name="T23">log</text:span><text:span text:style-name="T24">(</text:span><text:span text:style-name="T25">area</text:span><text:span text:style-name="T24">);</text:span></text:p>
      <text:p text:style-name="P170"/>
      <text:p text:style-name="P188"><text:span text:style-name="T4">Result :- 314</text:span></text:p>
      <text:p text:style-name="P188"/>
      <text:p text:style-name="P188"><text:span text:style-name="T4">Ex :- </text:span><text:span text:style-name="T6">Arrow function</text:span></text:p>
      <text:p text:style-name="P188"/>
      <text:p text:style-name="P188"><text:span text:style-name="T4">const greet = function ( ) {</text:span></text:p>
      <text:p text:style-name="P188"><text:span text:style-name="T4">return ‘Hello, Alok’;</text:span></text:p>
      <text:p text:style-name="P188"><text:span text:style-name="T4">};</text:span></text:p>
      <text:p text:style-name="P188"/>
      <text:p text:style-name="P188"><text:span text:style-name="T4">Result :- <text:s/>Hello, Alok</text:span></text:p>
      <text:p text:style-name="P188"/>
      <text:p text:style-name="P188"><text:span text:style-name="T63">Arrow Function for above example:-</text:span></text:p>
      <text:p text:style-name="P188"/>
      <text:p text:style-name="P188"><text:span text:style-name="T4">const greet = ( ) =&gt; ‘Hello, Alok’;</text:span></text:p>
      <text:p text:style-name="P188"><text:span text:style-name="T4">const result = greet( );</text:span></text:p>
      <text:p text:style-name="P188"><text:span text:style-name="T4">console.log (result);</text:span></text:p>
      <text:p text:style-name="P188"/>
      <text:p text:style-name="P188"><text:span text:style-name="T4">Result :- <text:s/>Hello, Alok</text:span></text:p>
      <text:p text:style-name="P186"/>
      <text:p text:style-name="P188"><text:span text:style-name="T4">We will use invoke, because a JS function can be invoked without being called.</text:span></text:p>
      <text:p text:style-name="P188"/>
      <text:p text:style-name="P188"><text:span text:style-name="T5">42.9.1 Invoking a Function as a Function</text:span><text:span text:style-name="T4"><text:s/></text:span></text:p>
      <text:p text:style-name="P188"><text:span text:style-name="T4">Ex:</text:span></text:p>
      <text:p text:style-name="P188"/>
      <text:p text:style-name="P188"><text:span text:style-name="T70">function</text:span><text:span text:style-name="T4"><text:s/>myFunction(a, b) <text:s text:c="2"/>{</text:span></text:p>
      <text:p text:style-name="P188"><text:span text:style-name="T4"><text:s text:c="7"/></text:span><text:span text:style-name="T70">return</text:span><text:span text:style-name="T4"><text:s text:c="2"/>a <text:s/>* <text:s/>b;</text:span></text:p>
      <text:p text:style-name="P188"><text:span text:style-name="T4">}</text:span></text:p>
      <text:p text:style-name="P188"/>
      <text:p text:style-name="P188"><text:span text:style-name="T4">myFunction(10, 2); <text:s text:c="29"/></text:span><text:span text:style-name="T35">// Will return 20</text:span></text:p>
      <text:p text:style-name="P188"/>
      <text:p text:style-name="P188"><text:span text:style-name="T4">The function above does not belong to any object. But in JS, there is always a default global object.</text:span></text:p>
      <text:p text:style-name="P188"><text:span text:style-name="T4">In HTML the default global object is the HTML page itself, so the function above “belongs” to the HTML page.</text:span></text:p>
      <text:p text:style-name="P188"><text:span text:style-name="T4">In a browser the page object is the browser window. The function above automatically becomes a window function.</text:span></text:p>
      <text:p text:style-name="P188"/>
      <text:p text:style-name="P197"><text:span text:style-name="T4">myFunction ()</text:span><text:span text:style-name="T14"><text:s/>and </text:span><text:span text:style-name="T4">window.myFunction()</text:span><text:span text:style-name="T14"><text:s/>is the same function :</text:span></text:p>
      <text:p text:style-name="P188"/>
      <text:p text:style-name="P188"><text:span text:style-name="T4">Ex:</text:span></text:p>
      <text:p text:style-name="P188"/>
      <text:p text:style-name="P188"><text:span text:style-name="T70">function</text:span><text:span text:style-name="T4"><text:s/>myFunction(a, b) <text:s text:c="2"/>{</text:span></text:p>
      <text:p text:style-name="P188"><text:span text:style-name="T4"><text:s text:c="7"/></text:span><text:span text:style-name="T70">return</text:span><text:span text:style-name="T4"><text:s text:c="2"/>a <text:s/>* <text:s/>b;</text:span></text:p>
      <text:p text:style-name="P188"><text:span text:style-name="T4">}</text:span></text:p>
      <text:p text:style-name="P188"/>
      <text:p text:style-name="P188"><text:span text:style-name="T4">window.myFunction(10, 2); <text:s text:c="29"/></text:span><text:span text:style-name="T35">// Will return 20</text:span></text:p>
      <text:p text:style-name="P188"/>
      <text:p text:style-name="P188"><text:span text:style-name="T5">Note</text:span><text:span text:style-name="T4"><text:s/>: This is a common way to invoke a JavaScript function, but not a very good practice.<text:line-break/>Global variables, methods, or functions can easily create name conflicts and bugs in the global object.</text:span></text:p>
      <text:p text:style-name="P188"/>
      <text:p text:style-name="P188"><text:span text:style-name="T6">The </text:span><text:span text:style-name="T62">this</text:span><text:span text:style-name="T6"><text:s/>keyword in </text:span><text:span text:style-name="T48">Function</text:span></text:p>
      <text:p text:style-name="P188"/>
      <text:p text:style-name="P188"><text:span text:style-name="T4">In JS, the thing called </text:span><text:span text:style-name="T9">this</text:span><text:span text:style-name="T4">, is the object that “owns” the current code.</text:span></text:p>
      <text:p text:style-name="P188"><text:span text:style-name="T4">The value of </text:span><text:span text:style-name="T9">this</text:span><text:span text:style-name="T4">, when used in function, is the object that “owns” the function.</text:span></text:p>
      <text:p text:style-name="P188"/>
      <text:p text:style-name="P188"><text:span text:style-name="T63">The Global Object</text:span></text:p>
      <text:p text:style-name="P188"/>
      <text:p text:style-name="P188"><text:span text:style-name="T4">When a function is called without an owner object, the value of </text:span><text:span text:style-name="T9">this</text:span><text:span text:style-name="T4"><text:s/>becomes the global object.</text:span></text:p>
      <text:p text:style-name="P188"><text:span text:style-name="T4">In a web browser, the global object is the browser window.</text:span></text:p>
      <text:p text:style-name="P188"/>
      <text:p text:style-name="P188"><text:span text:style-name="T4">Ex:</text:span></text:p>
      <text:p text:style-name="P188"/>
      <text:p text:style-name="P188"><text:span text:style-name="T4">&lt;script&gt;</text:span></text:p>
      <text:p text:style-name="P188"/>
      <text:p text:style-name="P188"><text:span text:style-name="T4">let x = myFunction();</text:span></text:p>
      <text:p text:style-name="P188"><text:span text:style-name="T4">function myFunction() {</text:span></text:p>
      <text:p text:style-name="P188"><text:span text:style-name="T4"><text:s text:c="2"/>return this;</text:span></text:p>
      <text:p text:style-name="P188"><text:span text:style-name="T4">}</text:span></text:p>
      <text:p text:style-name="P188"/>
      <text:p text:style-name="P188"><text:span text:style-name="T4">document.getElementById("demo").innerHTML = x; </text:span></text:p>
      <text:p text:style-name="P188"/>
      <text:p text:style-name="P188"><text:span text:style-name="T4">&lt;/script&gt;</text:span></text:p>
      <text:p text:style-name="P188"/>
      <text:p text:style-name="P188"><text:span text:style-name="T4">Result : [object Window]</text:span></text:p>
      <text:p text:style-name="P188"/>
      <text:p text:style-name="P188"><text:span text:style-name="T4">The above example returns the </text:span><text:span text:style-name="T6">window object</text:span><text:span text:style-name="T4"><text:s/>as the value of </text:span><text:span text:style-name="T9">this</text:span><text:span text:style-name="T4">.</text:span></text:p>
      <text:p text:style-name="P188"/>
      <text:p text:style-name="P188"><text:span text:style-name="T5">Note</text:span><text:span text:style-name="T4"><text:s/>: Invoking a function as a global function, causes the value of </text:span><text:span text:style-name="T9">this</text:span><text:span text:style-name="T4"><text:s/>to be the global object.<text:line-break/>Using the window object as a variable can easily crash your program.</text:span></text:p>
      <text:p text:style-name="P188"/>
      <text:p text:style-name="P188"><text:span text:style-name="T5">42.9.2 Invoking a Function as a Method</text:span></text:p>
      <text:p text:style-name="P188"/>
      <text:p text:style-name="P188"><text:span text:style-name="T4">In JS, we can define functions as object methods.</text:span></text:p>
      <text:p text:style-name="P188"><text:span text:style-name="T4">The following example creates an object (myObject), with two properties (firstName and lastName), and a method (fullName):</text:span></text:p>
      <text:p text:style-name="P188"><text:span text:style-name="T4"><text:s/></text:span></text:p>
      <text:p text:style-name="P188"><text:span text:style-name="T4">Ex :</text:span></text:p>
      <text:p text:style-name="P188"/>
      <text:p text:style-name="P188"><text:span text:style-name="T11">const </text:span><text:span text:style-name="T4">myObject = {<text:line-break/><text:s text:c="2"/>firstName:</text:span><text:span text:style-name="T12">"Isha"</text:span><text:span text:style-name="T4">, </text:span></text:p>
      <text:p text:style-name="P188"><text:span text:style-name="T4"><text:s/>lastName: </text:span><text:span text:style-name="T12">"Alok"</text:span><text:span text:style-name="T4">,<text:line-break/><text:s/>fullName: </text:span><text:span text:style-name="T11">function </text:span><text:span text:style-name="T4">() {<text:line-break/><text:s text:c="5"/></text:span><text:span text:style-name="T11">return this</text:span><text:span text:style-name="T4">.firstName + </text:span><text:span text:style-name="T12">" " </text:span><text:span text:style-name="T4">+ </text:span><text:span text:style-name="T11">this</text:span><text:span text:style-name="T4">.lastName;<text:line-break/><text:s text:c="3"/>}<text:line-break/>}</text:span></text:p>
      <text:p text:style-name="P188"><text:span text:style-name="T4"><text:line-break/>myObject.fullName(); <text:s text:c="15"/></text:span><text:span text:style-name="T33">// Will return "Isha Alok"</text:span></text:p>
      <text:p text:style-name="P188"/>
      <text:p text:style-name="P188"><text:span text:style-name="T4">Result : Isha Alok</text:span></text:p>
      <text:p text:style-name="P188"/>
      <text:p text:style-name="P198"><text:span text:style-name="T4">The </text:span><text:span text:style-name="T5">fullName </text:span><text:span text:style-name="T4">method is a function. The function belongs to the object. m</text:span><text:span text:style-name="T5">yObject </text:span><text:span text:style-name="T4">is the owner of the function.</text:span></text:p>
      <text:p text:style-name="P8"><text:span text:style-name="T4">The thing called </text:span><text:span text:style-name="T8">this</text:span><text:span text:style-name="T4">, is the object that "owns" the JavaScript code. In this case the value of </text:span><text:span text:style-name="T8">this </text:span><text:span text:style-name="T10">is</text:span><text:span text:style-name="T8"><text:s/></text:span><text:span text:style-name="T5">myObject</text:span><text:span text:style-name="T4">.</text:span></text:p>
      <text:p text:style-name="P188"/>
      <text:p text:style-name="P188"><text:span text:style-name="T4">Ex:</text:span></text:p>
      <text:p text:style-name="P188"/>
      <text:p text:style-name="P188"><text:span text:style-name="T4">&lt;script&gt;</text:span></text:p>
      <text:p text:style-name="P188"/>
      <text:p text:style-name="P188"><text:span text:style-name="T4">const myObject = {</text:span></text:p>
      <text:p text:style-name="P188"><text:span text:style-name="T4"><text:s text:c="2"/>firstName:"John",</text:span></text:p>
      <text:p text:style-name="P188"><text:span text:style-name="T4"><text:s text:c="2"/>lastName: "Doe",</text:span></text:p>
      <text:p text:style-name="P188"><text:span text:style-name="T4"><text:s text:c="2"/>fullName: function() {</text:span></text:p>
      <text:p text:style-name="P188"><text:span text:style-name="T4"><text:s text:c="4"/>return this;</text:span></text:p>
      <text:p text:style-name="P188"><text:span text:style-name="T4"><text:s text:c="2"/>}</text:span></text:p>
      <text:p text:style-name="P188"><text:span text:style-name="T4">}</text:span></text:p>
      <text:p text:style-name="P188"/>
      <text:p text:style-name="P188"><text:span text:style-name="T4">document.getElementById("demo").innerHTML = myObject.fullName();</text:span></text:p>
      <text:p text:style-name="P188"/>
      <text:p text:style-name="P188"><text:span text:style-name="T4">&lt;/script&gt;</text:span></text:p>
      <text:p text:style-name="P188"/>
      <text:p text:style-name="P188"><text:span text:style-name="T4">Result : <text:s text:c="2"/>[object Object] <text:s text:c="2"/>(Invoking a function as an object method, causes the value of </text:span><text:span text:style-name="T9">this</text:span><text:span text:style-name="T4"><text:s/>to be the object itself.)</text:span></text:p>
      <text:p text:style-name="P188"/>
      <text:p text:style-name="P188"><text:span text:style-name="T5">42.9.3 Invoking a Function as a Function Constructor</text:span></text:p>
      <text:p text:style-name="P188"/>
      <text:p text:style-name="P188"><text:span text:style-name="T4">If a function invocation is preceded with the </text:span><text:span text:style-name="T9">new</text:span><text:span text:style-name="T4"><text:s/>keyword, it is a constructor invocation. </text:span></text:p>
      <text:p text:style-name="P188"><text:span text:style-name="T4">It looks like we create a new function, but since JS functions are objects you actually create a new object:</text:span></text:p>
      <text:p text:style-name="P188"/>
      <text:p text:style-name="P188"><text:span text:style-name="T4">Ex:</text:span></text:p>
      <text:p text:style-name="P188"/>
      <text:p text:style-name="P188"><text:span text:style-name="T4">&lt;script&gt;</text:span></text:p>
      <text:p text:style-name="P188"/>
      <text:p text:style-name="P199"><text:span text:style-name="T4">// This is a function constructor :</text:span></text:p>
      <text:p text:style-name="P188"><text:span text:style-name="T70">function</text:span><text:span text:style-name="T4"><text:s/>myFunction (arg1, arg2) <text:s text:c="2"/>{</text:span></text:p>
      <text:p text:style-name="P188"><text:span text:style-name="T4"><text:s text:c="4"/></text:span><text:span text:style-name="T70">this</text:span><text:span text:style-name="T4">.firstName = arg1;</text:span></text:p>
      <text:p text:style-name="P188"><text:span text:style-name="T4"><text:s text:c="4"/></text:span><text:span text:style-name="T70">this</text:span><text:span text:style-name="T4">.lastName = arg2;</text:span></text:p>
      <text:p text:style-name="P188"><text:span text:style-name="T4">}</text:span></text:p>
      <text:p text:style-name="P188"/>
      <text:p text:style-name="P199"><text:span text:style-name="T4">// This creates a new object</text:span></text:p>
      <text:p text:style-name="P188"><text:span text:style-name="T70">const</text:span><text:span text:style-name="T4"><text:s/>myObj = </text:span><text:span text:style-name="T70">new</text:span><text:span text:style-name="T4"><text:s/>myFunction (</text:span><text:span text:style-name="T9">“Isha”</text:span><text:span text:style-name="T4">, </text:span><text:span text:style-name="T9">“Alok”</text:span><text:span text:style-name="T4">)</text:span></text:p>
      <text:p text:style-name="P188"/>
      <text:p text:style-name="P188"><text:span text:style-name="T4">document.getElementById(</text:span><text:span text:style-name="T9">“demo”</text:span><text:span text:style-name="T4">).innerHTML = myObj.firstName + </text:span><text:span text:style-name="T9">“ “ </text:span><text:span text:style-name="T4">+ myObj.lastName;</text:span></text:p>
      <text:p text:style-name="P188"/>
      <text:p text:style-name="P188"><text:span text:style-name="T4">&lt;/script&gt;</text:span></text:p>
      <text:p text:style-name="P188"/>
      <text:p text:style-name="P188"><text:span text:style-name="T4">Result : <text:s text:c="2"/>Isha Alok</text:span></text:p>
      <text:p text:style-name="P188"/>
      <text:p text:style-name="P188"><text:span text:style-name="T4">A constructor invocation (acknowledgement) creates a new object. The new object inherits the properties and methods from its constructor.</text:span></text:p>
      <text:p text:style-name="P188"/>
      <text:p text:style-name="P188"><text:span text:style-name="T5">Note</text:span><text:span text:style-name="T4"><text:s/>: The </text:span><text:span text:style-name="T9">this</text:span><text:span text:style-name="T4"><text:s/>keyword in the constructor does not have a value.</text:span></text:p>
      <text:p text:style-name="P188"><text:span text:style-name="T4"><text:s text:c="11"/>The value of </text:span><text:span text:style-name="T9">this</text:span><text:span text:style-name="T4"><text:s/>will be the new object created when the function is invoked.</text:span></text:p>
      <text:p text:style-name="P188"/>
      <text:p text:style-name="P188"/>
      <text:p text:style-name="P188"><text:span text:style-name="T5">42.10. Method Reuse</text:span></text:p>
      <text:p text:style-name="P188"/>
      <text:p text:style-name="P188"><text:span text:style-name="T4">With the </text:span><text:span text:style-name="T9">call() </text:span><text:span text:style-name="T4">method, we can write a method that can be used on different objects.</text:span></text:p>
      <text:p text:style-name="P188"/>
      <text:p text:style-name="P188"><text:span text:style-name="T63">All Functions are Methods</text:span></text:p>
      <text:p text:style-name="P188"/>
      <text:p text:style-name="P188"><text:span text:style-name="T4">In JS, all functions are object methods. If a function is not a method of a JS object, it is a function of the global object.</text:span></text:p>
      <text:p text:style-name="P188"/>
      <text:p text:style-name="P188"><text:span text:style-name="T63">The JS </text:span><text:span text:style-name="T62">call()</text:span><text:span text:style-name="T63"><text:s/>Method</text:span></text:p>
      <text:p text:style-name="P188"/>
      <text:p text:style-name="P188"><text:span text:style-name="T4">The </text:span><text:span text:style-name="T9">call()</text:span><text:span text:style-name="T4"><text:s/>method is a predefined JS method. With </text:span><text:span text:style-name="T9">call()</text:span><text:span text:style-name="T4">, an object can use a method belonging to another object.</text:span></text:p>
      <text:p text:style-name="P188"/>
      <text:p text:style-name="P188"><text:span text:style-name="T4">Ex:</text:span></text:p>
      <text:p text:style-name="P188"/>
      <text:p text:style-name="P188"><text:span text:style-name="T4">&lt;script&gt;</text:span></text:p>
      <text:p text:style-name="P188"/>
      <text:p text:style-name="P188"><text:span text:style-name="T4">const person = {</text:span></text:p>
      <text:p text:style-name="P188"><text:span text:style-name="T4"><text:s text:c="2"/>fullName: function() {</text:span></text:p>
      <text:p text:style-name="P188"><text:span text:style-name="T4"><text:s text:c="4"/>return this.firstName + " " + this.lastName;</text:span></text:p>
      <text:p text:style-name="P188"><text:span text:style-name="T4"><text:s text:c="2"/>}</text:span></text:p>
      <text:p text:style-name="P188"><text:span text:style-name="T4">}</text:span></text:p>
      <text:p text:style-name="P188"/>
      <text:p text:style-name="P188"><text:span text:style-name="T4">const person1 = {</text:span></text:p>
      <text:p text:style-name="P188"><text:span text:style-name="T4"><text:s text:c="2"/>firstName:"John",</text:span></text:p>
      <text:p text:style-name="P188"><text:span text:style-name="T4"><text:s text:c="2"/>lastName: "Doe"</text:span></text:p>
      <text:p text:style-name="P188"><text:span text:style-name="T4">}</text:span></text:p>
      <text:p text:style-name="P188"/>
      <text:p text:style-name="P188"><text:span text:style-name="T4">const person2 = {</text:span></text:p>
      <text:p text:style-name="P188"><text:span text:style-name="T4"><text:s text:c="2"/>firstName:"Mary",</text:span></text:p>
      <text:p text:style-name="P188"><text:span text:style-name="T4"><text:s text:c="2"/>lastName: "Doe"</text:span></text:p>
      <text:p text:style-name="P188"><text:span text:style-name="T4">}</text:span></text:p>
      <text:p text:style-name="P188"/>
      <text:p text:style-name="P188"><text:span text:style-name="T4">const person3 = {</text:span></text:p>
      <text:p text:style-name="P188"><text:span text:style-name="T4">firstName: "Alok",</text:span></text:p>
      <text:p text:style-name="P188"><text:span text:style-name="T4">lastName: "Arora"</text:span></text:p>
      <text:p text:style-name="P188"><text:span text:style-name="T4">}</text:span></text:p>
      <text:p text:style-name="P188"/>
      <text:p text:style-name="P188"><text:span text:style-name="T4">document.getElementById("demo").innerHTML = person.fullName.call(person3); </text:span></text:p>
      <text:p text:style-name="P188"/>
      <text:p text:style-name="P188"><text:span text:style-name="T4">&lt;/script&gt;</text:span></text:p>
      <text:p text:style-name="P188"/>
      <text:p text:style-name="P188"><text:span text:style-name="T4">Result : <text:s/>Alok Arora</text:span></text:p>
      <text:p text:style-name="P188"/>
      <text:p text:style-name="P188"><text:span text:style-name="T4">The </text:span><text:span text:style-name="T9">call ()</text:span><text:span text:style-name="T4"><text:s/>Method with Arguments</text:span></text:p>
      <text:p text:style-name="P188"/>
      <text:p text:style-name="P188"><text:span text:style-name="T4">The </text:span><text:span text:style-name="T9">call () </text:span><text:span text:style-name="T4">method can accept arguments:</text:span></text:p>
      <text:p text:style-name="P188"/>
      <text:p text:style-name="P188"><text:span text:style-name="T4">Ex:</text:span></text:p>
      <text:p text:style-name="P188"/>
      <text:p text:style-name="P190"><text:span text:style-name="T15">&lt;</text:span><text:span text:style-name="T4">script</text:span><text:span text:style-name="T15">&gt;</text:span></text:p>
      <text:p text:style-name="P23"/>
      <text:p text:style-name="P22"><text:span text:style-name="T20">const</text:span><text:s/><text:span text:style-name="T25">object</text:span><text:s/>= { <text:s/></text:p>
      <text:p text:style-name="P45"><text:span text:style-name="T23">objectName</text:span>:<text:span text:style-name="T24"><text:s/></text:span><text:span text:style-name="T20">function</text:span><text:span text:style-name="T24"><text:s/>(</text:span>area<text:span text:style-name="T24">, </text:span>noofappliances<text:span text:style-name="T24">) </text:span></text:p>
      <text:p text:style-name="P22">{ </text:p>
      <text:p text:style-name="P45"><text:span text:style-name="T88">return</text:span><text:span text:style-name="T24"><text:s/></text:span><text:span text:style-name="T20">this</text:span><text:span text:style-name="T24">.</text:span>firstName<text:span text:style-name="T24"><text:s/>+ </text:span><text:span text:style-name="T20">this</text:span><text:span text:style-name="T24">.</text:span>lastName<text:span text:style-name="T24"><text:s/>+ </text:span><text:span text:style-name="T22">","</text:span><text:span text:style-name="T24"><text:s/>+ </text:span>area<text:span text:style-name="T24"><text:s/>+ </text:span><text:span text:style-name="T22">","</text:span><text:span text:style-name="T24"><text:s/>+ </text:span>noofappliances<text:span text:style-name="T24">; </text:span></text:p>
      <text:p text:style-name="P22">} </text:p>
      <text:p text:style-name="P22">} </text:p>
      <text:p text:style-name="P44"><text:span text:style-name="T20">const</text:span><text:span text:style-name="T24"><text:s/></text:span>object1<text:span text:style-name="T24"><text:s/>= { </text:span></text:p>
      <text:p text:style-name="P45">firstName:<text:span text:style-name="T24"><text:s/></text:span><text:span text:style-name="T22">"Hamilton"</text:span><text:span text:style-name="T24">, </text:span></text:p>
      <text:p text:style-name="P45">lastName:<text:span text:style-name="T24"><text:s/></text:span><text:span text:style-name="T22">"Beach" </text:span></text:p>
      <text:p text:style-name="P22">} </text:p>
      <text:p text:style-name="P23"/>
      <text:p text:style-name="P44"><text:span text:style-name="T20">const</text:span><text:span text:style-name="T24"><text:s/></text:span>object2<text:span text:style-name="T24"><text:s/>= { </text:span></text:p>
      <text:p text:style-name="P45">firstName:<text:span text:style-name="T24"><text:s/></text:span><text:span text:style-name="T22">"Vita"</text:span><text:span text:style-name="T24">, </text:span></text:p>
      <text:p text:style-name="P45">lastName:<text:span text:style-name="T24"><text:s/></text:span><text:span text:style-name="T22">"Mix" </text:span></text:p>
      <text:p text:style-name="P22">} </text:p>
      <text:p text:style-name="P23"/>
      <text:p text:style-name="P45">document<text:span text:style-name="T24">.</text:span><text:span text:style-name="T23">getElementById</text:span><text:span text:style-name="T24">(</text:span><text:span text:style-name="T22">"demo"</text:span><text:span text:style-name="T24">).</text:span>innerHTML<text:span text:style-name="T24"><text:s/>= </text:span><text:span text:style-name="T25">object</text:span><text:span text:style-name="T24">.</text:span>objectName<text:span text:style-name="T24">.</text:span><text:span text:style-name="T23">call</text:span><text:span text:style-name="T24">(</text:span><text:span text:style-name="T25">object2</text:span><text:span text:style-name="T24">, </text:span><text:span text:style-name="T22">"kitchen"</text:span><text:span text:style-name="T24">, </text:span><text:span text:style-name="T39">1</text:span><text:span text:style-name="T24">); </text:span></text:p>
      <text:p text:style-name="P23"/>
      <text:p text:style-name="P24"><text:span text:style-name="T19">&lt;/</text:span>script<text:span text:style-name="T19">&gt;</text:span></text:p>
      <text:p text:style-name="P188"/>
      <text:p text:style-name="P188"><text:span text:style-name="T4">Result : <text:s/>VitaMix,kitchen,1</text:span></text:p>
      <text:p text:style-name="P188"/>
      <text:p text:style-name="P186"><text:span text:style-name="T5">42.10. JS Function Apply </text:span></text:p>
      <text:p text:style-name="P188"/>
      <text:p text:style-name="P188"><text:span text:style-name="T4">With the </text:span><text:span text:style-name="T9">apply () </text:span><text:span text:style-name="T4">method, we can write a method that can be used on different objects.</text:span></text:p>
      <text:p text:style-name="P188"/>
      <text:p text:style-name="P188"><text:span text:style-name="T5">42.10.1. The JS apply () Method </text:span></text:p>
      <text:p text:style-name="P188"/>
      <text:p text:style-name="P188"><text:span text:style-name="T4">The </text:span><text:span text:style-name="T9">apply () </text:span><text:span text:style-name="T4">method is similar to the </text:span><text:span text:style-name="T9">call ()</text:span><text:span text:style-name="T4"><text:s/>method.</text:span></text:p>
      <text:p text:style-name="P188"><text:span text:style-name="T4">The difference is :</text:span></text:p>
      <text:p text:style-name="P188"/>
      <text:p text:style-name="P188"><text:span text:style-name="T4">The </text:span><text:span text:style-name="T9">call ()</text:span><text:span text:style-name="T4"><text:s/>method takes arguments separately.</text:span></text:p>
      <text:p text:style-name="P188"><text:span text:style-name="T4">The</text:span><text:span text:style-name="T9"><text:s/>apply ()</text:span><text:span text:style-name="T4"><text:s/>method takes the arguments as an array.</text:span></text:p>
      <text:p text:style-name="P188"/>
      <text:p text:style-name="P188"><text:span text:style-name="T5">Note</text:span><text:span text:style-name="T4"><text:s/>: The </text:span><text:span text:style-name="T9">apply()</text:span><text:span text:style-name="T4"><text:s/>method is very handy if you want to use an array instead of an argument list.</text:span></text:p>
      <text:p text:style-name="P188"/>
      <text:p text:style-name="P188"><text:span text:style-name="T5">The </text:span><text:span text:style-name="T26">apply ()</text:span><text:span text:style-name="T5"><text:s/>Method with Arguments</text:span></text:p>
      <text:p text:style-name="P188"/>
      <text:p text:style-name="P188"><text:span text:style-name="T4">The </text:span><text:span text:style-name="T9">apply ()</text:span><text:span text:style-name="T4"><text:s/>method accepts arguments as an array.</text:span></text:p>
      <text:p text:style-name="P188"/>
      <text:p text:style-name="P188"><text:span text:style-name="T4">Ex:</text:span></text:p>
      <text:p text:style-name="P188"/>
      <text:p text:style-name="P190"><text:span text:style-name="T15">&lt;</text:span><text:span text:style-name="T4">script</text:span><text:span text:style-name="T15">&gt;</text:span></text:p>
      <text:p text:style-name="P23"/>
      <text:p text:style-name="P22"><text:span text:style-name="T20">const</text:span><text:s/><text:span text:style-name="T25">object</text:span><text:s/>= { <text:s/></text:p>
      <text:p text:style-name="P45"><text:span text:style-name="T23">objectName</text:span>:<text:span text:style-name="T24"><text:s/></text:span><text:span text:style-name="T20">function</text:span><text:span text:style-name="T24"><text:s/>(</text:span>area<text:span text:style-name="T24">, </text:span>noofappliances<text:span text:style-name="T24">) </text:span></text:p>
      <text:p text:style-name="P22">{ </text:p>
      <text:p text:style-name="P45"><text:span text:style-name="T88">return</text:span><text:span text:style-name="T24"><text:s/></text:span><text:span text:style-name="T20">this</text:span><text:span text:style-name="T24">.</text:span>firstName<text:span text:style-name="T24"><text:s/>+ </text:span><text:span text:style-name="T20">this</text:span><text:span text:style-name="T24">.</text:span>lastName<text:span text:style-name="T24"><text:s/>+ </text:span><text:span text:style-name="T22">","</text:span><text:span text:style-name="T24"><text:s/>+ </text:span>area<text:span text:style-name="T24"><text:s/>+ </text:span><text:span text:style-name="T22">","</text:span><text:span text:style-name="T24"><text:s/>+ </text:span>noofappliances<text:span text:style-name="T24">; </text:span></text:p>
      <text:p text:style-name="P22">} </text:p>
      <text:p text:style-name="P22">} </text:p>
      <text:p text:style-name="P44"><text:span text:style-name="T20">const</text:span><text:span text:style-name="T24"><text:s/></text:span>object1<text:span text:style-name="T24"><text:s/>= { </text:span></text:p>
      <text:p text:style-name="P45">firstName:<text:span text:style-name="T24"><text:s/></text:span><text:span text:style-name="T22">"Hamilton"</text:span><text:span text:style-name="T24">, </text:span></text:p>
      <text:p text:style-name="P45">lastName:<text:span text:style-name="T24"><text:s/></text:span><text:span text:style-name="T22">"Beach" </text:span></text:p>
      <text:p text:style-name="P22">} </text:p>
      <text:p text:style-name="P23"/>
      <text:p text:style-name="P44"><text:span text:style-name="T20">const</text:span><text:span text:style-name="T24"><text:s/></text:span>object2<text:span text:style-name="T24"><text:s/>= { </text:span></text:p>
      <text:p text:style-name="P45">firstName:<text:span text:style-name="T24"><text:s/></text:span><text:span text:style-name="T22">"Vita"</text:span><text:span text:style-name="T24">, </text:span></text:p>
      <text:p text:style-name="P45">lastName:<text:span text:style-name="T24"><text:s/></text:span><text:span text:style-name="T22">"Mix" </text:span></text:p>
      <text:p text:style-name="P22">} </text:p>
      <text:p text:style-name="P23"/>
      <text:p text:style-name="P45">document<text:span text:style-name="T24">.</text:span><text:span text:style-name="T23">getElementById</text:span><text:span text:style-name="T24">(</text:span><text:span text:style-name="T22">"demo"</text:span><text:span text:style-name="T24">).</text:span>innerHTML<text:span text:style-name="T24"><text:s/>= </text:span><text:span text:style-name="T25">object</text:span><text:span text:style-name="T24">.</text:span>objectName<text:span text:style-name="T24">.</text:span><text:span text:style-name="T23">apply</text:span><text:span text:style-name="T24">(</text:span><text:span text:style-name="T25">object2</text:span><text:span text:style-name="T24">, [</text:span><text:span text:style-name="T22">"Kitchen"</text:span><text:span text:style-name="T24">, </text:span><text:span text:style-name="T22">"1"</text:span><text:span text:style-name="T24">]); </text:span></text:p>
      <text:p text:style-name="P23"/>
      <text:p text:style-name="P24"><text:span text:style-name="T19">&lt;/</text:span>script<text:span text:style-name="T19">&gt;</text:span></text:p>
      <text:p text:style-name="P188"/>
      <text:p text:style-name="P188"><text:span text:style-name="T4">Result : <text:s/>VitaMix,Kitchen,1</text:span></text:p>
      <text:p text:style-name="P188"/>
      <text:p text:style-name="P188"><text:span text:style-name="T5">42.10.2. Simulate a Max Method on Arrays</text:span></text:p>
      <text:p text:style-name="P188"/>
      <text:p text:style-name="P188"><text:span text:style-name="T4">We can find the largest number (in a list of numbers) using the </text:span><text:span text:style-name="T9">Math.max ()</text:span><text:span text:style-name="T4"><text:s/>method:</text:span></text:p>
      <text:p text:style-name="P188"/>
      <text:p text:style-name="P188"><text:span text:style-name="T4">Ex: </text:span></text:p>
      <text:p text:style-name="P188"/>
      <text:p text:style-name="P188"><text:span text:style-name="T4">&lt;script&gt;</text:span></text:p>
      <text:p text:style-name="P188"/>
      <text:p text:style-name="P188"><text:span text:style-name="T4">document.getElementById("demo").innerHTML = Math.max(1,20,3); </text:span></text:p>
      <text:p text:style-name="P188"/>
      <text:p text:style-name="P188"><text:span text:style-name="T4">&lt;/script&gt;</text:span></text:p>
      <text:p text:style-name="P188"/>
      <text:p text:style-name="P188"><text:span text:style-name="T4">Result : 20</text:span></text:p>
      <text:p text:style-name="P188"><text:span text:style-name="T4">------------------------</text:span></text:p>
      <text:p text:style-name="P188"><text:span text:style-name="T4">Since, JS arrays do not have a</text:span><text:span text:style-name="T9"><text:s/>max ()</text:span><text:span text:style-name="T4"><text:s/>method, you can apply the </text:span><text:span text:style-name="T9">Math.max () </text:span><text:span text:style-name="T4">method. </text:span></text:p>
      <text:p text:style-name="P188"/>
      <text:p text:style-name="P188"><text:span text:style-name="T4">Ex: </text:span></text:p>
      <text:p text:style-name="P188"/>
      <text:p text:style-name="P188"><text:span text:style-name="T4">&lt;script&gt;</text:span></text:p>
      <text:p text:style-name="P188"/>
      <text:p text:style-name="P188"><text:span text:style-name="T4">document.getElementById("demo").innerHTML = </text:span><text:span text:style-name="T9">Math.max.apply</text:span><text:span text:style-name="T4">(null, [1,2,35]); </text:span></text:p>
      <text:p text:style-name="P188"><text:span text:style-name="T4">&lt;/script&gt;</text:span></text:p>
      <text:p text:style-name="P188"/>
      <text:p text:style-name="P188"><text:span text:style-name="T4">Result : 35</text:span></text:p>
      <text:p text:style-name="P188"/>
      <text:p text:style-name="P187"><text:span text:style-name="T14">In this example, the first argument (null) does not matter. Even if we put any other text or even </text:span><text:span text:style-name="T9">“ “</text:span><text:span text:style-name="T4"><text:s/>or even number greater than the ones in the array. </text:span><text:span text:style-name="T9">Math.max.apply()</text:span><text:span text:style-name="T4"><text:s/>will only work on the numbers inside the array.</text:span></text:p>
      <text:p text:style-name="P188"/>
      <text:p text:style-name="P188"><text:span text:style-name="T5">JS Strict Mode</text:span></text:p>
      <text:p text:style-name="P188"/>
      <text:p text:style-name="P188"><text:span text:style-name="T4">In JavaScript strict mode, if the first argument of the </text:span><text:span text:style-name="T8">apply() </text:span><text:span text:style-name="T4">method is not an object, it becomes the owner (object) of the invoked function. In "non-strict" mode, it becomes the global object.</text:span></text:p>
      <text:p text:style-name="P188"/>
      <text:p text:style-name="P200"><text:span text:style-name="T5">43. JS Closures </text:span></text:p>
      <text:p text:style-name="P188"/>
      <text:p text:style-name="P188"><text:span text:style-name="T4">JS variable can belong to local or global scope. Global variable can be made local (private) with closures.</text:span></text:p>
      <text:p text:style-name="P193"/>
      <text:p text:style-name="P193"><text:span text:style-name="T4">A </text:span><text:span text:style-name="T5">closure</text:span><text:span text:style-name="T4"><text:s/>gives us access to an outer function from an inner function, even after it is closed.</text:span></text:p>
      <text:p text:style-name="P193"/>
      <text:p text:style-name="P201"/>
      <text:p text:style-name="P188"><text:span text:style-name="T4">A </text:span><text:span text:style-name="T9">function</text:span><text:span text:style-name="T4"><text:s/>can access all the variables defined inside the function.</text:span></text:p>
      <text:p text:style-name="P188"/>
      <text:p text:style-name="P188"><text:span text:style-name="T4">Ex:</text:span></text:p>
      <text:p text:style-name="P188"/>
      <text:p text:style-name="P188"><text:span text:style-name="T4">&lt;script&gt;</text:span></text:p>
      <text:p text:style-name="P188"/>
      <text:p text:style-name="P188"><text:span text:style-name="T4">myFunction ()</text:span></text:p>
      <text:p text:style-name="P188"/>
      <text:p text:style-name="P188"><text:span text:style-name="T70">function</text:span><text:span text:style-name="T4"><text:s/>myFunction () <text:s text:c="2"/>{</text:span></text:p>
      <text:p text:style-name="P188"><text:span text:style-name="T4"><text:s text:c="5"/></text:span><text:span text:style-name="T70">let</text:span><text:span text:style-name="T4"><text:s/>a = </text:span><text:span text:style-name="T9">10</text:span><text:span text:style-name="T4">;</text:span></text:p>
      <text:p text:style-name="P188"/>
      <text:p text:style-name="P188"><text:span text:style-name="T4">document.getElementById(“</text:span><text:span text:style-name="T9">demo</text:span><text:span text:style-name="T4">”).innerHTML = a * a;</text:span></text:p>
      <text:p text:style-name="P188"><text:span text:style-name="T4">}</text:span></text:p>
      <text:p text:style-name="P188"/>
      <text:p text:style-name="P188"><text:span text:style-name="T4">&lt;/script&gt;</text:span></text:p>
      <text:p text:style-name="P188"/>
      <text:p text:style-name="P188"><text:span text:style-name="T4">Result : <text:s text:c="2"/>100</text:span></text:p>
      <text:p text:style-name="P188"><text:span text:style-name="T4">-----------------------------</text:span></text:p>
      <text:p text:style-name="P188"/>
      <text:p text:style-name="P188"><text:span text:style-name="T4">A </text:span><text:span text:style-name="T9">function</text:span><text:span text:style-name="T4"><text:s/>can also access variables defined outside the function which is called as closures. </text:span></text:p>
      <text:p text:style-name="P188"/>
      <text:p text:style-name="P188"><text:span text:style-name="T4">Ex:</text:span></text:p>
      <text:p text:style-name="P188"/>
      <text:p text:style-name="P188"><text:span text:style-name="T4">&lt;script&gt;</text:span></text:p>
      <text:p text:style-name="P188"><text:span text:style-name="T70">let</text:span><text:span text:style-name="T4"><text:s/>a = </text:span><text:span text:style-name="T9">4</text:span><text:span text:style-name="T4">;</text:span></text:p>
      <text:p text:style-name="P188"><text:span text:style-name="T4">myFunction();</text:span></text:p>
      <text:p text:style-name="P188"/>
      <text:p text:style-name="P188"><text:span text:style-name="T70">function</text:span><text:span text:style-name="T4"><text:s/>myFunction() {</text:span></text:p>
      <text:p text:style-name="P188"/>
      <text:p text:style-name="P188"><text:span text:style-name="T4"><text:s text:c="2"/>document.getElementById("</text:span><text:span text:style-name="T9">demo</text:span><text:span text:style-name="T4">").innerHTML = a * 20;</text:span></text:p>
      <text:p text:style-name="P188"><text:span text:style-name="T4">} </text:span></text:p>
      <text:p text:style-name="P188"/>
      <text:p text:style-name="P188"><text:span text:style-name="T4">&lt;/script&gt;</text:span></text:p>
      <text:p text:style-name="P188"/>
      <text:p text:style-name="P188"><text:span text:style-name="T4">Result : <text:s/>80</text:span></text:p>
      <text:p text:style-name="P188"/>
      <text:p text:style-name="P202">In the <text:span text:style-name="T1">last </text:span>example, <text:span text:style-name="T7">a </text:span>is a <text:span text:style-name="T7">global </text:span>variable.</text:p>
      <text:p text:style-name="P17"><text:span text:style-name="T4">In a web page, global variables belong to the window object.</text:span></text:p>
      <text:p text:style-name="P17"><text:span text:style-name="T4">Global variables can be used (and changed) by all scripts in the page (and in the window).</text:span></text:p>
      <text:p text:style-name="P17"><text:span text:style-name="T4">-----------------</text:span></text:p>
      <text:p text:style-name="P17"><text:span text:style-name="T4">In the </text:span><text:span text:style-name="T6">first</text:span><text:span text:style-name="T4"><text:s/>example, </text:span><text:span text:style-name="T5">a </text:span><text:span text:style-name="T4">is a </text:span><text:span text:style-name="T5">local </text:span><text:span text:style-name="T4">variable.</text:span></text:p>
      <text:p text:style-name="P17"><text:span text:style-name="T4">A local variable can only be used inside the function where it is defined. It is hidden from other functions and other scripting code.</text:span></text:p>
      <text:p text:style-name="P17"><text:span text:style-name="T4">Global and local variables with the same name are different variables. Modifying one, does not modify the other.</text:span></text:p>
      <text:p text:style-name="P188"/>
      <text:p text:style-name="P188"><text:span text:style-name="T5">Note</text:span><text:span text:style-name="T34"><text:s/>: Variables created without a declaration keyword (</text:span><text:span text:style-name="T54">var</text:span><text:span text:style-name="T34">, </text:span><text:span text:style-name="T54">let</text:span><text:span text:style-name="T34">, or </text:span><text:span text:style-name="T54">const</text:span><text:span text:style-name="T34">) are always global even if they are created inside a function.</text:span></text:p>
      <text:p text:style-name="P188"/>
      <text:p text:style-name="P188"/>
      <text:p text:style-name="P186"><text:span text:style-name="T5">43.1. Variable Lifetime </text:span></text:p>
      <text:p text:style-name="P188"/>
      <text:p text:style-name="P188"><text:span text:style-name="T4">Global variables live until the page is discarded, like when we navigate to another page or close the window.</text:span></text:p>
      <text:p text:style-name="P188"><text:span text:style-name="T4">Local Variables have short lives. They are created when the function is invoked, and deleted when the function is finished.</text:span></text:p>
      <text:p text:style-name="P188"/>
      <text:p text:style-name="P186"><text:span text:style-name="T5">43.2. A Counter Dilemma </text:span></text:p>
      <text:p text:style-name="P186"/>
      <text:p text:style-name="P188"><text:span text:style-name="T4">Suppose if we want to use a variable for counting something, and we want this counter to be available to all the functions.</text:span></text:p>
      <text:p text:style-name="P188"><text:span text:style-name="T4">In this case, we will use a global variable, and a </text:span><text:span text:style-name="T9">function</text:span><text:span text:style-name="T4"><text:s/>to increase the counter: </text:span></text:p>
      <text:p text:style-name="P9"><text:span text:style-name="T4">Ex :</text:span></text:p>
      <text:p text:style-name="P9"/>
      <text:p text:style-name="P74"><text:span text:style-name="T15">&lt;</text:span><text:span text:style-name="T4">script</text:span><text:span text:style-name="T15">&gt;</text:span></text:p>
      <text:p text:style-name="P169"/>
      <text:p text:style-name="P22"><text:span text:style-name="T20">let</text:span><text:s/><text:span text:style-name="T21">counter</text:span><text:s/>= <text:span text:style-name="T39">0</text:span>; / let counter = 5;</text:p>
      <text:p text:style-name="P23"/>
      <text:p text:style-name="P24">function<text:span text:style-name="T24"><text:s/></text:span><text:span text:style-name="T23">add</text:span><text:span text:style-name="T24">() { </text:span></text:p>
      <text:p text:style-name="P45">counter<text:span text:style-name="T24"><text:s/>+= </text:span><text:span text:style-name="T39">1</text:span><text:span text:style-name="T24">; </text:span></text:p>
      <text:p text:style-name="P22">} </text:p>
      <text:p text:style-name="P22"><text:span text:style-name="T23">add</text:span>(); </text:p>
      <text:p text:style-name="P22"><text:span text:style-name="T23">add</text:span>(); </text:p>
      <text:p text:style-name="P22"><text:span text:style-name="T23">add</text:span>(); </text:p>
      <text:p text:style-name="P22"><text:span text:style-name="T23">add</text:span>(); </text:p>
      <text:p text:style-name="P25"/>
      <text:p text:style-name="P45">document<text:span text:style-name="T24">.</text:span><text:span text:style-name="T23">getElementById</text:span><text:span text:style-name="T24">(</text:span><text:span text:style-name="T22">"demo"</text:span><text:span text:style-name="T24">).</text:span>innerHTML<text:span text:style-name="T24"><text:s/>= </text:span>counter<text:span text:style-name="T24">; </text:span></text:p>
      <text:p text:style-name="P23"/>
      <text:p text:style-name="P24"><text:span text:style-name="T19">&lt;/</text:span>script<text:span text:style-name="T19">&gt;</text:span></text:p>
      <text:p text:style-name="P9"/>
      <text:p text:style-name="P9"><text:span text:style-name="T4">Result : 4 ( If we change the value of the global variable to 5, the result will be 9 as we called the function 4 times and 4 has been added to 5 )</text:span></text:p>
      <text:p text:style-name="P9"><text:span text:style-name="T4">------------------------</text:span></text:p>
      <text:p text:style-name="P17"><text:span text:style-name="T4">There is a problem with the solution above: Any code on the page can change the counter, without calling add().</text:span></text:p>
      <text:p text:style-name="P17"><text:span text:style-name="T4">The counter should be local to the </text:span><text:span text:style-name="T9">add()</text:span><text:span text:style-name="T4"><text:s/>function, to prevent other code from changing it:</text:span></text:p>
      <text:p text:style-name="P9"><text:span text:style-name="T4">Ex:</text:span></text:p>
      <text:p text:style-name="P9"/>
      <text:p text:style-name="P74"><text:span text:style-name="T15">&lt;</text:span><text:span text:style-name="T4">script</text:span><text:span text:style-name="T15">&gt;</text:span></text:p>
      <text:p text:style-name="P169"/>
      <text:p text:style-name="P24">function<text:span text:style-name="T24"><text:s/></text:span><text:span text:style-name="T23">add</text:span><text:span text:style-name="T24">() { </text:span></text:p>
      <text:p text:style-name="P45"><text:span text:style-name="T20">let</text:span><text:span text:style-name="T24"><text:s/></text:span>counter<text:span text:style-name="T24"><text:s/>= </text:span><text:span text:style-name="T39">0</text:span><text:span text:style-name="T24">; </text:span></text:p>
      <text:p text:style-name="P45">counter<text:span text:style-name="T24"><text:s/>+= </text:span><text:span text:style-name="T39">1</text:span><text:span text:style-name="T24">; </text:span></text:p>
      <text:p text:style-name="P45"><text:span text:style-name="T88">return</text:span><text:span text:style-name="T24"><text:s/></text:span>counter<text:span text:style-name="T24">; </text:span></text:p>
      <text:p text:style-name="P22">} </text:p>
      <text:p text:style-name="P22"><text:span text:style-name="T23">add</text:span>(); </text:p>
      <text:p text:style-name="P22"><text:span text:style-name="T23">add</text:span>(); </text:p>
      <text:p text:style-name="P22"><text:span text:style-name="T23">add</text:span>(); </text:p>
      <text:p text:style-name="P22"><text:span text:style-name="T23">add</text:span>(); </text:p>
      <text:p text:style-name="P22"/>
      <text:p text:style-name="P45">document<text:span text:style-name="T24">.</text:span><text:span text:style-name="T23">getElementById</text:span><text:span text:style-name="T24">(</text:span><text:span text:style-name="T22">"demo"</text:span><text:span text:style-name="T24">).</text:span>innerHTML<text:span text:style-name="T24"><text:s/>= </text:span><text:span text:style-name="T23">add</text:span><text:span text:style-name="T24">(); </text:span></text:p>
      <text:p text:style-name="P22"/>
      <text:p text:style-name="P22">&lt;/script&gt;</text:p>
      <text:p text:style-name="P9"/>
      <text:p text:style-name="P9"><text:span text:style-name="T4">Result : <text:s/>1</text:span></text:p>
      <text:p text:style-name="P9"/>
      <text:p text:style-name="P10"><text:span text:style-name="T5">43.3. JS Nested Functions </text:span></text:p>
      <text:p text:style-name="P9"/>
      <text:p text:style-name="P9"><text:span text:style-name="T4">All functions have access to the global scope. In fact, in JS, all functions have access to the scope “above” them.</text:span></text:p>
      <text:p text:style-name="P9"><text:span text:style-name="T4">JS support nested functions. Nested functions have access to the scope “above” them.</text:span></text:p>
      <text:p text:style-name="P9"/>
      <text:p text:style-name="P9"><text:span text:style-name="T4">Ex:</text:span></text:p>
      <text:p text:style-name="P9"/>
      <text:p text:style-name="P30"><text:span text:style-name="T14">&lt;</text:span><text:span text:style-name="T4">script</text:span><text:span text:style-name="T14">&gt;</text:span></text:p>
      <text:p text:style-name="P9"/>
      <text:p text:style-name="P9"><text:span text:style-name="T4">document.getElementById("</text:span><text:span text:style-name="T9">demo</text:span><text:span text:style-name="T4">").innerHTML = add();</text:span></text:p>
      <text:p text:style-name="P9"/>
      <text:p text:style-name="P9"><text:span text:style-name="T70">function</text:span><text:span text:style-name="T4"><text:s/>add() {</text:span></text:p>
      <text:p text:style-name="P9"><text:span text:style-name="T4"><text:s text:c="2"/></text:span><text:span text:style-name="T70">let</text:span><text:span text:style-name="T4"><text:s/>counter = </text:span><text:span text:style-name="T9">0</text:span><text:span text:style-name="T4">;</text:span></text:p>
      <text:p text:style-name="P9"/>
      <text:p text:style-name="P9"><text:span text:style-name="T4"><text:s text:c="2"/></text:span><text:span text:style-name="T70">function</text:span><text:span text:style-name="T4"><text:s/>plus() {counter += </text:span><text:span text:style-name="T9">1</text:span><text:span text:style-name="T4">;}</text:span></text:p>
      <text:p text:style-name="P9"><text:span text:style-name="T4"><text:s text:c="2"/>plus(); <text:s/></text:span></text:p>
      <text:p text:style-name="P9"><text:span text:style-name="T4"><text:s text:c="2"/></text:span><text:span text:style-name="T70">return</text:span><text:span text:style-name="T4"><text:s/>counter; </text:span></text:p>
      <text:p text:style-name="P9"><text:span text:style-name="T4">}</text:span></text:p>
      <text:p text:style-name="P9"/>
      <text:p text:style-name="P30"><text:span text:style-name="T14">&lt;/</text:span><text:span text:style-name="T4">script</text:span><text:span text:style-name="T14">&gt;</text:span></text:p>
      <text:p text:style-name="P9"/>
      <text:p text:style-name="P9"><text:span text:style-name="T4">Result : <text:s/>1</text:span></text:p>
      <text:p text:style-name="P9"/>
      <text:p text:style-name="P9"><text:span text:style-name="T4">In the above example, </text:span><text:span text:style-name="T70">plus()</text:span><text:span text:style-name="T4"><text:s/>function is a nested function and has access to the </text:span><text:span text:style-name="T70">counter</text:span><text:span text:style-name="T4"><text:s/>variable in the parent function.</text:span></text:p>
      <text:p text:style-name="P9"><text:span text:style-name="T4">---------------------------------</text:span></text:p>
      <text:p text:style-name="P9"/>
      <text:p text:style-name="P9"/>
      <text:p text:style-name="P97"><text:a xlink:type="simple" xlink:href="https://www.w3schools.com/js/js_function_closures.asp"><text:span text:style-name="T4">https://www.w3schools.com/js/js_function_closures.asp</text:span></text:a></text:p>
      <text:p text:style-name="P97"/>
      <text:p text:style-name="P97"><text:span text:style-name="T4">JS Closures, last example on this page</text:span></text:p>
      <text:p text:style-name="P97"/>
      <text:p text:style-name="P9"/>
      <text:p text:style-name="P97"><text:span text:style-name="T4">https://www.linkedin.com/learning/javascript-essential-training/a-standard-function?autoplay=true&amp;trk=learning-course_tocItem&amp;upsellOrderOrigin=default_guest_learning.</text:span></text:p>
      <text:p text:style-name="P9"/>
      <text:p text:style-name="P9"/>
      <text:p text:style-name="P54"><text:span text:style-name="T5">44. JS Static Methods </text:span></text:p>
      <text:p text:style-name="P9"/>
      <text:p text:style-name="P9"><text:span text:style-name="T4">Static class methods are defined on the class itself. We can only call the </text:span><text:span text:style-name="T10">static</text:span><text:span text:style-name="T4"><text:s/>method on an object class.</text:span></text:p>
      <text:p text:style-name="P9"/>
      <text:p text:style-name="P9"><text:span text:style-name="T4">Ex:</text:span></text:p>
      <text:p text:style-name="P9"/>
      <text:p text:style-name="P9"><text:span text:style-name="T4">&lt;script&gt;</text:span></text:p>
      <text:p text:style-name="P9"><text:span text:style-name="T70">class</text:span><text:span text:style-name="T4"><text:s/>Car {</text:span></text:p>
      <text:p text:style-name="P9"><text:span text:style-name="T4"><text:s text:c="2"/>constructor(name) {</text:span></text:p>
      <text:p text:style-name="P9"><text:span text:style-name="T4"><text:s text:c="4"/></text:span><text:span text:style-name="T70">this</text:span><text:span text:style-name="T4">.name = name;</text:span></text:p>
      <text:p text:style-name="P9"><text:span text:style-name="T4"><text:s text:c="2"/>}</text:span></text:p>
      <text:p text:style-name="P9"><text:span text:style-name="T4"><text:s text:c="2"/></text:span><text:span text:style-name="T70">static</text:span><text:span text:style-name="T4"><text:s/>hello() {</text:span></text:p>
      <text:p text:style-name="P9"><text:span text:style-name="T4"><text:s text:c="4"/></text:span><text:span text:style-name="T70">return</text:span><text:span text:style-name="T4"><text:s/>"</text:span><text:span text:style-name="T9">Hello</text:span><text:span text:style-name="T4">!!";</text:span></text:p>
      <text:p text:style-name="P9"><text:span text:style-name="T4"><text:s text:c="2"/>}</text:span></text:p>
      <text:p text:style-name="P9"><text:span text:style-name="T4">}</text:span></text:p>
      <text:p text:style-name="P9"/>
      <text:p text:style-name="P9"><text:span text:style-name="T70">let</text:span><text:span text:style-name="T4"><text:s/>myCar = </text:span><text:span text:style-name="T70">new</text:span><text:span text:style-name="T4"><text:s/>Car("</text:span><text:span text:style-name="T9">Ford</text:span><text:span text:style-name="T4">");</text:span></text:p>
      <text:p text:style-name="P9"/>
      <text:p text:style-name="P121"><text:span text:style-name="T4">//You can call 'hello()' on the Car Class:</text:span></text:p>
      <text:p text:style-name="P9"><text:span text:style-name="T4">document.getElementById("</text:span><text:span text:style-name="T9">demo</text:span><text:span text:style-name="T4">").innerHTML = Car.hello();</text:span></text:p>
      <text:p text:style-name="P9"/>
      <text:p text:style-name="P121"><text:span text:style-name="T4">// But NOT on a Car Object:</text:span></text:p>
      <text:p text:style-name="P121"><text:span text:style-name="T4">// document.getElementById("demo").innerHTML = myCar.hello();</text:span></text:p>
      <text:p text:style-name="P121"><text:span text:style-name="T4">// this will raise an error.</text:span></text:p>
      <text:p text:style-name="P121"/>
      <text:p text:style-name="P9"><text:span text:style-name="T4">&lt;/script&gt;</text:span></text:p>
      <text:p text:style-name="P9"/>
      <text:p text:style-name="P9"><text:span text:style-name="T4">Result : Hello!!</text:span></text:p>
      <text:p text:style-name="P9"><text:span text:style-name="T4">--------------------------</text:span></text:p>
      <text:p text:style-name="P9"><text:span text:style-name="T4">If you want to use the myCar object inside the </text:span><text:span text:style-name="T8">static </text:span><text:span text:style-name="T4">method, you can send it as a parameter:</text:span></text:p>
      <text:p text:style-name="P9"/>
      <text:p text:style-name="P9"><text:span text:style-name="T4">Ex:</text:span></text:p>
      <text:p text:style-name="P9"/>
      <text:p text:style-name="P9"><text:span text:style-name="T4">&lt;p id="demo"&gt;&lt;/p&gt;</text:span></text:p>
      <text:p text:style-name="P9"/>
      <text:p text:style-name="P9"><text:span text:style-name="T4">&lt;script&gt;</text:span></text:p>
      <text:p text:style-name="P9"><text:span text:style-name="T4">class Car {</text:span></text:p>
      <text:p text:style-name="P9"><text:span text:style-name="T4"><text:s text:c="2"/>constructor(name) {</text:span></text:p>
      <text:p text:style-name="P9"><text:span text:style-name="T4"><text:s text:c="4"/>this.name = name;</text:span></text:p>
      <text:p text:style-name="P9"><text:span text:style-name="T4"><text:s text:c="2"/>}</text:span></text:p>
      <text:p text:style-name="P9"><text:span text:style-name="T4"><text:s text:c="2"/>static hello(x) {</text:span></text:p>
      <text:p text:style-name="P9"><text:span text:style-name="T4"><text:s text:c="4"/>return "Hello " + </text:span><text:span text:style-name="T124">x.name;</text:span></text:p>
      <text:p text:style-name="P9"><text:span text:style-name="T4"><text:s text:c="2"/>}</text:span></text:p>
      <text:p text:style-name="P9"><text:span text:style-name="T4">}</text:span></text:p>
      <text:p text:style-name="P9"/>
      <text:p text:style-name="P9"><text:span text:style-name="T4">let myCar = new Car("Ford");</text:span></text:p>
      <text:p text:style-name="P9"><text:span text:style-name="T4">document.getElementById("demo").innerHTML = Car.hello(myCar);</text:span></text:p>
      <text:p text:style-name="P9"><text:span text:style-name="T4">&lt;/script&gt;</text:span></text:p>
      <text:p text:style-name="P9"/>
      <text:p text:style-name="P9"><text:span text:style-name="T4">Result : Hello Ford</text:span></text:p>
      <text:p text:style-name="P9"/>
      <text:p text:style-name="P54"><text:span text:style-name="T5">45. JS Callbacks </text:span></text:p>
      <text:p text:style-name="P9"/>
      <text:p text:style-name="P9"><text:span text:style-name="T4">A callback is a function passed as an argument to another function. This technique allows a function to call another function.</text:span></text:p>
      <text:p text:style-name="P9"><text:span text:style-name="T4">A callback function can run after the another function has finished.</text:span></text:p>
      <text:p text:style-name="P9"/>
      <text:p text:style-name="P10"><text:span text:style-name="T5">45.1. Function Sequence </text:span></text:p>
      <text:p text:style-name="P9"/>
      <text:p text:style-name="P9"><text:span text:style-name="T4">JS functions are executed in the sequence they are called. Not in the sequence they are defined.</text:span></text:p>
      <text:p text:style-name="P9"/>
      <text:p text:style-name="P9"><text:span text:style-name="T4">Ex :</text:span></text:p>
      <text:p text:style-name="P9"/>
      <text:p text:style-name="P74"><text:span text:style-name="T15">&lt;</text:span><text:span text:style-name="T4">script</text:span><text:span text:style-name="T15">&gt;</text:span></text:p>
      <text:p text:style-name="P23"/>
      <text:p text:style-name="P24">function<text:span text:style-name="T24"><text:s/></text:span><text:span text:style-name="T23">myFirst</text:span><text:span text:style-name="T24"><text:s/>() { </text:span></text:p>
      <text:p text:style-name="P26"><text:span text:style-name="T88">return</text:span><text:span text:style-name="T24"><text:s/></text:span>"Hello !!"<text:span text:style-name="T24">; </text:span></text:p>
      <text:p text:style-name="P22">} </text:p>
      <text:p text:style-name="P24">function<text:span text:style-name="T24"><text:s/></text:span><text:span text:style-name="T23">mySecond</text:span><text:span text:style-name="T24"><text:s/>() { </text:span></text:p>
      <text:p text:style-name="P26"><text:span text:style-name="T88">return</text:span><text:span text:style-name="T24"><text:s/></text:span>"Goodbye :( "<text:span text:style-name="T24">; </text:span></text:p>
      <text:p text:style-name="P22">} </text:p>
      <text:p text:style-name="P27"><text:span text:style-name="T21">document</text:span><text:span text:style-name="T24">.</text:span>getElementById<text:span text:style-name="T24">(</text:span><text:span text:style-name="T22">"demo"</text:span><text:span text:style-name="T24">).</text:span><text:span text:style-name="T21">innerHTML</text:span><text:span text:style-name="T24">= </text:span>mySecond<text:span text:style-name="T24">(); </text:span></text:p>
      <text:p text:style-name="P22"/>
      <text:p text:style-name="P24"><text:span text:style-name="T19">&lt;/</text:span>script<text:span text:style-name="T19">&gt;</text:span></text:p>
      <text:p text:style-name="P22"/>
      <text:p text:style-name="P9"><text:span text:style-name="T4">Result : <text:s/>Goodbye :(</text:span></text:p>
      <text:p text:style-name="P9"/>
      <text:p text:style-name="P9"><text:span text:style-name="T6">Another example :</text:span></text:p>
      <text:p text:style-name="P9"/>
      <text:p text:style-name="P9"><text:span text:style-name="T4">&lt;script&gt;</text:span></text:p>
      <text:p text:style-name="P9"/>
      <text:p text:style-name="P9"><text:span text:style-name="T4">function myDisplayer(some) {</text:span></text:p>
      <text:p text:style-name="P9"><text:span text:style-name="T4"><text:s text:c="2"/>document.getElementById("demo").innerHTML = some;</text:span></text:p>
      <text:p text:style-name="P9"><text:span text:style-name="T4">}</text:span></text:p>
      <text:p text:style-name="P9"/>
      <text:p text:style-name="P9"><text:span text:style-name="T4">function myFirst() {</text:span></text:p>
      <text:p text:style-name="P9"><text:span text:style-name="T4"><text:s text:c="2"/>myDisplayer("Hello");</text:span></text:p>
      <text:p text:style-name="P9"><text:span text:style-name="T4">}</text:span></text:p>
      <text:p text:style-name="P9"/>
      <text:p text:style-name="P9"><text:span text:style-name="T4">function mySecond() {</text:span></text:p>
      <text:p text:style-name="P9"><text:span text:style-name="T4"><text:s text:c="2"/>myDisplayer("Goodbye");</text:span></text:p>
      <text:p text:style-name="P9"><text:span text:style-name="T4">}</text:span></text:p>
      <text:p text:style-name="P9"/>
      <text:p text:style-name="P9"/>
      <text:p text:style-name="P9"><text:span text:style-name="T4">mySecond();</text:span></text:p>
      <text:p text:style-name="P9"><text:span text:style-name="T4">myFirst();</text:span></text:p>
      <text:p text:style-name="P9"/>
      <text:p text:style-name="P9"><text:span text:style-name="T4">&lt;/script&gt;</text:span></text:p>
      <text:p text:style-name="P9"/>
      <text:p text:style-name="P9"><text:span text:style-name="T4">Result : <text:s/>Hello</text:span></text:p>
      <text:p text:style-name="P9"/>
      <text:p text:style-name="P9"><text:span text:style-name="T5">45.1.1 Sequence Control </text:span></text:p>
      <text:p text:style-name="P9"/>
      <text:p text:style-name="P9"><text:span text:style-name="T4">Sometimes we would like to have better control over when to execute a function.</text:span></text:p>
      <text:p text:style-name="P17"><text:span text:style-name="T4">We could call a calculator function (</text:span><text:span text:style-name="T8">myCalculator</text:span><text:span text:style-name="T4">), save the result, and then call another function (</text:span><text:span text:style-name="T8">myDisplayer</text:span><text:span text:style-name="T4">) to display the result:</text:span></text:p>
      <text:p text:style-name="P203"><text:span text:style-name="T4">Ex:</text:span></text:p>
      <text:p text:style-name="P203"/>
      <text:p text:style-name="P203"><text:span text:style-name="T4"><text:s/>&lt;script&gt;</text:span></text:p>
      <text:p text:style-name="P203"><text:span text:style-name="T4">function myDisplayer(some) {</text:span></text:p>
      <text:p text:style-name="P203"><text:span text:style-name="T4">document.getElementById("demo").innerHTML = some;</text:span></text:p>
      <text:p text:style-name="P203"><text:span text:style-name="T4">}</text:span></text:p>
      <text:p text:style-name="P203"/>
      <text:p text:style-name="P203"><text:span text:style-name="T4">function myCalculator(num1, num2) {</text:span></text:p>
      <text:p text:style-name="P203"><text:span text:style-name="T4"><text:s text:c="2"/>let sum = num1 + num2;</text:span></text:p>
      <text:p text:style-name="P203"><text:span text:style-name="T4"><text:s text:c="2"/>return sum;</text:span></text:p>
      <text:p text:style-name="P203"><text:span text:style-name="T4">}</text:span></text:p>
      <text:p text:style-name="P203"/>
      <text:p text:style-name="P203"><text:span text:style-name="T4">let result = myCalculator(5, 5);</text:span></text:p>
      <text:p text:style-name="P203"><text:span text:style-name="T4">myDisplayer(result);</text:span></text:p>
      <text:p text:style-name="P203"/>
      <text:p text:style-name="P203"><text:span text:style-name="T4">&lt;/script&gt;</text:span></text:p>
      <text:p text:style-name="P204"/>
      <text:p text:style-name="P204"><text:span text:style-name="T4">Result : <text:s/>10</text:span></text:p>
      <text:p text:style-name="P204"/>
      <text:p text:style-name="P204"><text:span text:style-name="T6">Or, we can call a calculator function (</text:span><text:span text:style-name="T55">myCalculator</text:span><text:span text:style-name="T6">), and let the calculator function call the display function (</text:span><text:span text:style-name="T55">myDisplayer</text:span><text:span text:style-name="T6">):</text:span></text:p>
      <text:p text:style-name="P205"/>
      <text:p text:style-name="P205"><text:span text:style-name="T4">Ex :</text:span></text:p>
      <text:p text:style-name="P205"/>
      <text:p text:style-name="P205"><text:span text:style-name="T4">&lt;script&gt;</text:span></text:p>
      <text:p text:style-name="P205"/>
      <text:p text:style-name="P205"><text:span text:style-name="T4">function myDisplayer(some) {</text:span></text:p>
      <text:p text:style-name="P205"><text:span text:style-name="T4"><text:s text:c="2"/>document.getElementById("demo").innerHTML = some;</text:span></text:p>
      <text:p text:style-name="P205"><text:span text:style-name="T4">}</text:span></text:p>
      <text:p text:style-name="P205"><text:span text:style-name="T4">function myCalculator(num1, num2) {</text:span></text:p>
      <text:p text:style-name="P205"><text:span text:style-name="T4"><text:s text:c="2"/>let sum = num1 + num2;</text:span></text:p>
      <text:p text:style-name="P205"><text:span text:style-name="T4"><text:s text:c="2"/>myDisplayer(sum);</text:span></text:p>
      <text:p text:style-name="P205"><text:span text:style-name="T4">}</text:span></text:p>
      <text:p text:style-name="P205"><text:span text:style-name="T4">myCalculator(5, 5);</text:span></text:p>
      <text:p text:style-name="P205"/>
      <text:p text:style-name="P205"><text:span text:style-name="T4">&lt;/script&gt;</text:span></text:p>
      <text:p text:style-name="P205"/>
      <text:p text:style-name="P205"><text:span text:style-name="T4">Result : <text:s/>10 </text:span></text:p>
      <text:p text:style-name="P204"/>
      <text:p text:style-name="P203"><text:span text:style-name="T4">The problem with the first example above, is that we have to call two functions to display the result.</text:span></text:p>
      <text:p text:style-name="P17"><text:span text:style-name="T4">The problem with the second example, is that we cannot prevent the calculator function from displaying the result.</text:span></text:p>
      <text:p text:style-name="P204"><text:span text:style-name="T4">Here is when the </text:span><text:span text:style-name="T9">callback function</text:span><text:span text:style-name="T4"><text:s/>comes into picture wherein we can pass a function as an argument to another function.</text:span></text:p>
      <text:p text:style-name="P204"/>
      <text:p text:style-name="P204"><text:span text:style-name="T4">Using a callback, you could call the calculator function (</text:span><text:span text:style-name="T8">myCalculator</text:span><text:span text:style-name="T4">) with a callback, and let the calculator function run the callback after the calculation is finished:</text:span></text:p>
      <text:p text:style-name="P204"/>
      <text:p text:style-name="P204"><text:span text:style-name="T4">Ex : <text:s/></text:span></text:p>
      <text:p text:style-name="P204"/>
      <text:p text:style-name="P204"><text:span text:style-name="T4">&lt;script&gt;</text:span></text:p>
      <text:p text:style-name="P204"><text:span text:style-name="T4">function myDisplayer(some) {</text:span></text:p>
      <text:p text:style-name="P204"><text:span text:style-name="T4"><text:s text:c="2"/>document.getElementById("demo").innerHTML = some;</text:span></text:p>
      <text:p text:style-name="P204"><text:span text:style-name="T4">}</text:span></text:p>
      <text:p text:style-name="P204"/>
      <text:p text:style-name="P204"><text:span text:style-name="T4">function myCalculator(num1, num2, myCallback) {</text:span></text:p>
      <text:p text:style-name="P204"><text:span text:style-name="T4"><text:s text:c="2"/>let sum = num1 + num2;</text:span></text:p>
      <text:p text:style-name="P204"><text:span text:style-name="T4"><text:s text:c="2"/>myCallback(sum);</text:span></text:p>
      <text:p text:style-name="P204"><text:span text:style-name="T4">}</text:span></text:p>
      <text:p text:style-name="P204"/>
      <text:p text:style-name="P204"><text:span text:style-name="T4">myCalculator(5, 5, myDisplayer);</text:span></text:p>
      <text:p text:style-name="P204"><text:span text:style-name="T4">&lt;/script&gt;</text:span></text:p>
      <text:p text:style-name="P204"/>
      <text:p text:style-name="P204"><text:span text:style-name="T4">Result : <text:s/>10 ( </text:span><text:span text:style-name="T9">myDisplayer</text:span><text:span text:style-name="T4"><text:s/>is the name of a function and it is passed to </text:span><text:span text:style-name="T9">myCalculator ()</text:span><text:span text:style-name="T4"><text:s/>as an argument).</text:span></text:p>
      <text:p text:style-name="P204"/>
      <text:p text:style-name="P204"><text:span text:style-name="T5">Note</text:span><text:span text:style-name="T4"><text:s/>: When we pass a function as an argument, we never use </text:span><text:span text:style-name="T9">parentheses (). </text:span></text:p>
      <text:p text:style-name="P204"><text:span text:style-name="T4">Right : myCalculator(5,5, myDisplayer); <text:s text:c="3"/></text:span></text:p>
      <text:p text:style-name="P204"><text:span text:style-name="T4">Wrong : myCalculator(5,5, myDisplayer());</text:span></text:p>
      <text:p text:style-name="P204"/>
      <text:p text:style-name="P206"><text:span text:style-name="T5">46. JS Asynchronous </text:span></text:p>
      <text:p text:style-name="P204"/>
      <text:p text:style-name="P204"><text:span text:style-name="T4">Functions running in parallel with other functions are called asynchronous. A good example is </text:span><text:span text:style-name="T9">JS setTimeout()</text:span><text:span text:style-name="T4">.</text:span></text:p>
      <text:p text:style-name="P204"><text:span text:style-name="T4">In real world, </text:span><text:span text:style-name="T9">callbacks</text:span><text:span text:style-name="T4"><text:s/>are most often used with </text:span><text:span text:style-name="T9">asynchronous</text:span><text:span text:style-name="T4"><text:s/>functions. </text:span></text:p>
      <text:p text:style-name="P204"/>
      <text:p text:style-name="P204"><text:span text:style-name="T4">When using the JS function </text:span><text:span text:style-name="T9">setTimeout ( )</text:span><text:span text:style-name="T4">, we can specify a callback function to be executed on time-out.</text:span></text:p>
      <text:p text:style-name="P204"/>
      <text:p text:style-name="P204"><text:span text:style-name="T4">Ex :</text:span></text:p>
      <text:p text:style-name="P204"/>
      <text:p text:style-name="P207"><text:span text:style-name="T15">&lt;</text:span><text:span text:style-name="T4">script</text:span><text:span text:style-name="T15">&gt;</text:span></text:p>
      <text:p text:style-name="P23"/>
      <text:p text:style-name="P27">setTimeout<text:span text:style-name="T24"><text:s/>(</text:span>myFunction<text:span text:style-name="T24">, </text:span><text:span text:style-name="T39">3000</text:span><text:span text:style-name="T24">); </text:span></text:p>
      <text:p text:style-name="P23"/>
      <text:p text:style-name="P27"><text:span text:style-name="T20">function</text:span><text:span text:style-name="T24"><text:s/></text:span>myFunction<text:span text:style-name="T24">() { </text:span></text:p>
      <text:p text:style-name="P26"><text:span text:style-name="T21">document</text:span><text:span text:style-name="T24">.</text:span><text:span text:style-name="T23">getElementById</text:span><text:span text:style-name="T24">(</text:span>"demo"<text:span text:style-name="T24">).</text:span><text:span text:style-name="T21">innerHTML</text:span><text:span text:style-name="T24"><text:s/>= </text:span>"I Love Alok !!" </text:p>
      <text:p text:style-name="P22">} </text:p>
      <text:p text:style-name="P23"/>
      <text:p text:style-name="P24"><text:span text:style-name="T19">&lt;/</text:span>script<text:span text:style-name="T19">&gt;</text:span></text:p>
      <text:p text:style-name="P176"/>
      <text:p text:style-name="P204"><text:span text:style-name="T4">Result : <text:s text:c="2"/>I Love Alok !! ( It will be displayed after 3 seconds which is 3000 milliseconds )</text:span></text:p>
      <text:p text:style-name="P204"><text:span text:style-name="T4">In the above example, </text:span><text:span text:style-name="T9">myFunction</text:span><text:span text:style-name="T4"><text:s/>is used as a callback.</text:span></text:p>
      <text:p text:style-name="P204"><text:span text:style-name="T4">The function (the function name – </text:span><text:span text:style-name="T9">myFunction </text:span><text:span text:style-name="T10">) is passed to </text:span><text:span text:style-name="T9">setTimeout ( )</text:span><text:span text:style-name="T10"><text:s/>as an argument.</text:span></text:p>
      <text:p text:style-name="P204"><text:span text:style-name="T4">3000 is the number of milliseconds before time-out, so </text:span><text:span text:style-name="T9">myFunction ( ) </text:span><text:span text:style-name="T4">will be called after 3 seconds.</text:span></text:p>
      <text:p text:style-name="P204"/>
      <text:p text:style-name="P204"><text:span text:style-name="T4">Also, instead of passing the name of a function as an argument, we can also pass a whole function.</text:span></text:p>
      <text:p text:style-name="P204"/>
      <text:p text:style-name="P204"><text:span text:style-name="T4">Ex :</text:span></text:p>
      <text:p text:style-name="P204"/>
      <text:p text:style-name="P204"><text:span text:style-name="T4">&lt;script&gt;</text:span></text:p>
      <text:p text:style-name="P204"/>
      <text:p text:style-name="P204"><text:span text:style-name="T4">setTimeout(</text:span><text:span text:style-name="T81">function</text:span><text:span text:style-name="T4">() { myFunction(</text:span><text:span text:style-name="T9">"I love You !!!"</text:span><text:span text:style-name="T4">); }, </text:span><text:span text:style-name="T52">3000</text:span><text:span text:style-name="T4">);</text:span></text:p>
      <text:p text:style-name="P204"/>
      <text:p text:style-name="P204"><text:span text:style-name="T81">function</text:span><text:span text:style-name="T4"><text:s/>myFunction(value) {</text:span></text:p>
      <text:p text:style-name="P204"><text:span text:style-name="T4"><text:s text:c="2"/>document.getElementById("</text:span><text:span text:style-name="T9">demo</text:span><text:span text:style-name="T4">").innerHTML = value;</text:span></text:p>
      <text:p text:style-name="P204"><text:span text:style-name="T4">}</text:span></text:p>
      <text:p text:style-name="P204"/>
      <text:p text:style-name="P204"><text:span text:style-name="T4">&lt;/script&gt;</text:span></text:p>
      <text:p text:style-name="P204"/>
      <text:p text:style-name="P204"><text:span text:style-name="T4">Result : I love You !!! It will be displayed after 3 seconds which is 3000 milliseconds )</text:span></text:p>
      <text:p text:style-name="P204"/>
      <text:p text:style-name="P204"><text:span text:style-name="T63">Waiting for Intervals</text:span></text:p>
      <text:p text:style-name="P204"/>
      <text:p text:style-name="P204"><text:span text:style-name="T4">When using the JS function </text:span><text:span text:style-name="T9">setInterval ( )</text:span><text:span text:style-name="T4">, we can specify a callback function to be executed for each interval.</text:span></text:p>
      <text:p text:style-name="P204"/>
      <text:p text:style-name="P204"><text:span text:style-name="T4">Ex :</text:span></text:p>
      <text:p text:style-name="P204"/>
      <text:p text:style-name="P207"><text:span text:style-name="T15">&lt;</text:span><text:span text:style-name="T4">script</text:span><text:span text:style-name="T15">&gt;</text:span></text:p>
      <text:p text:style-name="P23"/>
      <text:p text:style-name="P27">setInterval<text:span text:style-name="T24"><text:s/>(</text:span>myFunction<text:span text:style-name="T24">, </text:span><text:span text:style-name="T39">1000</text:span><text:span text:style-name="T24">); </text:span></text:p>
      <text:p text:style-name="P23"><text:s/></text:p>
      <text:p text:style-name="P27"><text:span text:style-name="T20">function</text:span><text:span text:style-name="T24"><text:s/></text:span>myFunction<text:span text:style-name="T24">() { </text:span></text:p>
      <text:p text:style-name="P22"><text:span text:style-name="T20">let</text:span><text:s/><text:span text:style-name="T21">c</text:span><text:s/>= <text:span text:style-name="T20">new</text:span><text:s/><text:span text:style-name="T87">Date</text:span><text:s/>(); </text:p>
      <text:p text:style-name="P23"/>
      <text:p text:style-name="P45">document<text:span text:style-name="T24">.</text:span><text:span text:style-name="T23">getElementById</text:span><text:span text:style-name="T24">(</text:span><text:span text:style-name="T22">"demo"</text:span><text:span text:style-name="T24">).</text:span>innerHTML<text:span text:style-name="T24"><text:s/>= </text:span></text:p>
      <text:p text:style-name="P27"><text:span text:style-name="T21">c</text:span><text:span text:style-name="T24">.</text:span>getHours<text:span text:style-name="T24">()+</text:span><text:span text:style-name="T22">":"</text:span><text:span text:style-name="T24"><text:s/>+ </text:span></text:p>
      <text:p text:style-name="P27"><text:span text:style-name="T21">c</text:span><text:span text:style-name="T24">.</text:span>getMinutes<text:span text:style-name="T24">()+</text:span><text:span text:style-name="T22">":"</text:span><text:span text:style-name="T24"><text:s/>+ </text:span></text:p>
      <text:p text:style-name="P27"><text:span text:style-name="T21">c</text:span><text:span text:style-name="T24">.</text:span>getSeconds<text:span text:style-name="T24">(); </text:span></text:p>
      <text:p text:style-name="P22">} </text:p>
      <text:p text:style-name="P23"/>
      <text:p text:style-name="P24"><text:span text:style-name="T19">&lt;/</text:span>script<text:span text:style-name="T19">&gt;</text:span></text:p>
      <text:p text:style-name="P22"/>
      <text:p text:style-name="P204"><text:span text:style-name="T4">Result : 18:16:54 <text:s text:c="2"/>(1000 is the number of milliseconds between the intervals, so </text:span><text:span text:style-name="T9">myFunction ( ) </text:span><text:span text:style-name="T4">will be called every second.)</text:span></text:p>
      <text:p text:style-name="P204"><text:span text:style-name="T4">In the above example, </text:span><text:span text:style-name="T9">myFunction</text:span><text:span text:style-name="T4"><text:s/>is used as a callback. So, it has been passed to </text:span><text:span text:style-name="T9">setInterval ()</text:span><text:span text:style-name="T4"><text:s/>as an argument.</text:span></text:p>
      <text:p text:style-name="P204"/>
      <text:p text:style-name="P204"><text:span text:style-name="T4">Waiting for Files </text:span></text:p>
      <text:p text:style-name="P204"/>
      <text:p text:style-name="P208"><text:span text:style-name="T4">https://www.w3schools.com/js/js_asynchronous.asp</text:span></text:p>
      <text:p text:style-name="P208"><text:span text:style-name="T4">Last Topic</text:span></text:p>
      <text:p text:style-name="P204"/>
      <text:p text:style-name="P204"/>
      <text:p text:style-name="P206"><text:span text:style-name="T5">47. JS Promises </text:span></text:p>
      <text:p text:style-name="P204"/>
      <text:p text:style-name="P204"><text:span text:style-name="T4">“</text:span><text:span text:style-name="T9">Producing code</text:span><text:span text:style-name="T4">” is a code that can take some time.</text:span></text:p>
      <text:p text:style-name="P204"><text:span text:style-name="T4">“</text:span><text:span text:style-name="T9">Consuming code</text:span><text:span text:style-name="T4">” is a code that must wait for the result.</text:span></text:p>
      <text:p text:style-name="P204"><text:span text:style-name="T4">A </text:span><text:span text:style-name="T9">Promise</text:span><text:span text:style-name="T4"><text:s/>is a JS object that links producing code and consuming code.</text:span></text:p>
      <text:p text:style-name="P204"/>
      <text:p text:style-name="P209"><text:span text:style-name="T5">47.1. JS Promise Object </text:span></text:p>
      <text:p text:style-name="P204"/>
      <text:p text:style-name="P204"><text:span text:style-name="T4">A JS Promise object contains both the producing code and calls to the consuming code:</text:span></text:p>
      <text:p text:style-name="P204"/>
      <table:table table:name="Table59" table:style-name="Table1">
        <table:table-column table:style-name="TableColumn1"/>
        <table:table-row>
          <table:table-cell table:style-name="TableCell1">
            <text:p text:style-name="P204"><text:span text:style-name="T5">Syntax :</text:span></text:p>
            <text:p text:style-name="P204"/>
            <text:p text:style-name="P210"><text:span text:style-name="T11">let </text:span><text:span text:style-name="T14">myPromise = </text:span><text:span text:style-name="T11">new </text:span><text:span text:style-name="T14">Promise(</text:span><text:span text:style-name="T11">function</text:span><text:span text:style-name="T14">(myResolve, myReject) {<text:line-break/></text:span><text:span text:style-name="T4">// "Producing Code" (May take some time)<text:line-break/></text:span><text:span text:style-name="T14"><text:line-break/><text:s text:c="2"/>myResolve(); <text:s text:c="5"/></text:span><text:span text:style-name="T4">// when successful<text:line-break/><text:s/></text:span><text:span text:style-name="T14"><text:s/>myReject(); <text:s text:c="5"/></text:span><text:span text:style-name="T4">// when error<text:line-break/></text:span><text:span text:style-name="T14">});<text:line-break/><text:line-break/></text:span><text:span text:style-name="T4">// "Consuming Code" (Must wait for a fulfilled Promise)<text:line-break/></text:span><text:span text:style-name="T14">myPromise.</text:span><text:span text:style-name="T11">then</text:span><text:span text:style-name="T14">(<text:line-break/><text:s text:c="2"/></text:span><text:span text:style-name="T11">function</text:span><text:span text:style-name="T14">(value) { <text:s text:c="2"/></text:span><text:span text:style-name="T4">/* code if successful */ </text:span><text:span text:style-name="T14">},<text:line-break/><text:s text:c="2"/></text:span><text:span text:style-name="T11">function</text:span><text:span text:style-name="T14">(error) { </text:span><text:span text:style-name="T4">/* code if some error */ </text:span><text:span text:style-name="T14">}<text:line-break/>);</text:span></text:p>
            <text:p text:style-name="P204"/>
          </table:table-cell>
        </table:table-row>
      </table:table>
      <text:p text:style-name="P204"/>
      <text:p text:style-name="P204"><text:span text:style-name="T4">When the executing code obtains the result, it should call one of the two callbacks:</text:span></text:p>
      <text:p text:style-name="P204"/>
      <table:table table:name="Table60" table:style-name="Table1">
        <table:table-column table:style-name="TableColumn1"/>
        <table:table-column table:style-name="TableColumn1"/>
        <table:table-row>
          <table:table-cell table:style-name="TableCell1">
            <text:p text:style-name="P4">Result</text:p>
          </table:table-cell>
          <table:table-cell table:style-name="TableCell1">
            <text:p text:style-name="P4">Call</text:p>
          </table:table-cell>
        </table:table-row>
        <table:table-row>
          <table:table-cell table:style-name="TableCell1">
            <text:p text:style-name="P4">Success</text:p>
          </table:table-cell>
          <table:table-cell table:style-name="TableCell1">
            <text:p text:style-name="P4">myResolve(result value)</text:p>
          </table:table-cell>
        </table:table-row>
        <table:table-row>
          <table:table-cell table:style-name="TableCell1">
            <text:p text:style-name="P4">Error</text:p>
          </table:table-cell>
          <table:table-cell table:style-name="TableCell1">
            <text:p text:style-name="P4">myReject(error object)</text:p>
          </table:table-cell>
        </table:table-row>
      </table:table>
      <text:p text:style-name="P204"/>
      <text:p text:style-name="P204"><text:span text:style-name="T5">47.1.2. Promise Object properties</text:span></text:p>
      <text:p text:style-name="P204"/>
      <text:p text:style-name="P203"><text:span text:style-name="T4">A JavaScript Promise object can be:</text:span></text:p>
      <text:list text:style-name="L4">
        <text:list-item>
          <text:p text:style-name="P7"><text:span text:style-name="T4">Pending</text:span></text:p>
        </text:list-item>
        <text:list-item>
          <text:p text:style-name="P7"><text:span text:style-name="T4">Fulfilled</text:span></text:p>
        </text:list-item>
        <text:list-item>
          <text:p text:style-name="P66"><text:span text:style-name="T4">Rejected</text:span></text:p>
        </text:list-item>
      </text:list>
      <text:p text:style-name="P17"><text:span text:style-name="T4">The Promise object supports two properties: </text:span><text:span text:style-name="T5">state </text:span><text:span text:style-name="T4">and </text:span><text:span text:style-name="T5">result</text:span><text:span text:style-name="T4">.</text:span></text:p>
      <text:p text:style-name="P17"><text:span text:style-name="T4">While a Promise object is "pending" (working), the result is undefined.</text:span></text:p>
      <text:p text:style-name="P17"><text:span text:style-name="T4">When a Promise object is "fulfilled", the result is a value.</text:span></text:p>
      <text:p text:style-name="P17"><text:span text:style-name="T4">When a Promise object is "rejected", the result is an error object.</text:span></text:p>
      <table:table table:name="Table61" table:style-name="Table1">
        <table:table-column table:style-name="TableColumn1"/>
        <table:table-column table:style-name="TableColumn1"/>
        <table:table-row>
          <table:table-cell table:style-name="TableCell1">
            <text:p text:style-name="P4"><text:span text:style-name="T7">myPromise.state</text:span></text:p>
          </table:table-cell>
          <table:table-cell table:style-name="TableCell1">
            <text:p text:style-name="P4"><text:span text:style-name="T7">myPromise.result</text:span></text:p>
          </table:table-cell>
        </table:table-row>
        <table:table-row>
          <table:table-cell table:style-name="TableCell1">
            <text:p text:style-name="P4">“pending”</text:p>
          </table:table-cell>
          <table:table-cell table:style-name="TableCell1">
            <text:p text:style-name="P4">Undefined</text:p>
          </table:table-cell>
        </table:table-row>
        <table:table-row>
          <table:table-cell table:style-name="TableCell1">
            <text:p text:style-name="P4">“fulfilled”</text:p>
          </table:table-cell>
          <table:table-cell table:style-name="TableCell1">
            <text:p text:style-name="P4">A result Value</text:p>
          </table:table-cell>
        </table:table-row>
        <table:table-row>
          <table:table-cell table:style-name="TableCell1">
            <text:p text:style-name="P4">“rejected”</text:p>
          </table:table-cell>
          <table:table-cell table:style-name="TableCell1">
            <text:p text:style-name="P4">An error object</text:p>
          </table:table-cell>
        </table:table-row>
      </table:table>
      <text:p text:style-name="P204"/>
      <text:p text:style-name="P204"><text:span text:style-name="T5">Note: </text:span><text:span text:style-name="T4">We cannot access the Promise properties </text:span><text:span text:style-name="T5">state</text:span><text:span text:style-name="T4"><text:s/>and </text:span><text:span text:style-name="T5">result</text:span><text:span text:style-name="T4">. We must use a Promise method to handle promises.</text:span></text:p>
      <text:p text:style-name="P204"/>
      <text:p text:style-name="P204"><text:span text:style-name="T5">47.1.3. <text:s/>How to use Promise</text:span></text:p>
      <text:p text:style-name="P204"/>
      <text:p text:style-name="P210"><text:span text:style-name="T14">myPromise.</text:span><text:span text:style-name="T11">then</text:span><text:span text:style-name="T14">(<text:line-break/><text:s text:c="2"/></text:span><text:span text:style-name="T11">function</text:span><text:span text:style-name="T14">(value) { </text:span><text:span text:style-name="T4">/* code if successful */ </text:span><text:span text:style-name="T14">},<text:line-break/><text:s text:c="2"/></text:span><text:span text:style-name="T11">function</text:span><text:span text:style-name="T14">(error) { </text:span><text:span text:style-name="T4">/* code if some error */ </text:span><text:span text:style-name="T14">}<text:line-break/>);</text:span></text:p>
      <text:p text:style-name="P204"/>
      <text:p text:style-name="P204"><text:span text:style-name="T5">Note</text:span><text:span text:style-name="T4"><text:s/>: </text:span><text:span text:style-name="T9">Promise.then ()</text:span><text:span text:style-name="T4"><text:s/>takes two arguments, a callback for success and another for failure. Both are optional, so we can add a callback for success or failure only.</text:span></text:p>
      <text:p text:style-name="P204"/>
      <text:p text:style-name="P204"><text:span text:style-name="T4">Ex :</text:span></text:p>
      <text:p text:style-name="P204"/>
      <text:p text:style-name="P204"><text:span text:style-name="T4">&lt;script&gt;</text:span></text:p>
      <text:p text:style-name="P204"><text:span text:style-name="T81">function</text:span><text:span text:style-name="T4"><text:s/>myDisplayer(some) {</text:span></text:p>
      <text:p text:style-name="P204"><text:span text:style-name="T4"><text:s text:c="2"/>document.getElementById("</text:span><text:span text:style-name="T9">demo</text:span><text:span text:style-name="T4">").innerHTML = some;</text:span></text:p>
      <text:p text:style-name="P204"><text:span text:style-name="T4">}</text:span></text:p>
      <text:p text:style-name="P204"/>
      <text:p text:style-name="P204"><text:span text:style-name="T81">let</text:span><text:span text:style-name="T4"><text:s/>myPromise = new Promise(</text:span><text:span text:style-name="T81">function</text:span><text:span text:style-name="T4">(myResolve, myReject) {</text:span></text:p>
      <text:p text:style-name="P204"><text:span text:style-name="T4"><text:s text:c="2"/></text:span><text:span text:style-name="T81">let</text:span><text:span text:style-name="T4"><text:s/>x = </text:span><text:span text:style-name="T52">0</text:span><text:span text:style-name="T4">;</text:span></text:p>
      <text:p text:style-name="P204"/>
      <text:p text:style-name="P204"><text:span text:style-name="T4"><text:s text:c="2"/></text:span><text:span text:style-name="T81">if</text:span><text:span text:style-name="T4"><text:s/>(x == </text:span><text:span text:style-name="T52">5</text:span><text:span text:style-name="T4">) {</text:span></text:p>
      <text:p text:style-name="P204"><text:span text:style-name="T4"><text:s text:c="4"/>myResolve("</text:span><text:span text:style-name="T9">OK</text:span><text:span text:style-name="T4">");</text:span></text:p>
      <text:p text:style-name="P204"><text:span text:style-name="T4"><text:s text:c="2"/>} </text:span><text:span text:style-name="T81">else</text:span><text:span text:style-name="T4"><text:s/>{</text:span></text:p>
      <text:p text:style-name="P204"><text:span text:style-name="T4"><text:s text:c="4"/>myReject("</text:span><text:span text:style-name="T9">Error</text:span><text:span text:style-name="T4">");</text:span></text:p>
      <text:p text:style-name="P204"><text:span text:style-name="T4"><text:s text:c="2"/>}</text:span></text:p>
      <text:p text:style-name="P204"><text:span text:style-name="T4">});</text:span></text:p>
      <text:p text:style-name="P204"/>
      <text:p text:style-name="P204"><text:span text:style-name="T4">myPromise.then(</text:span></text:p>
      <text:p text:style-name="P204"><text:span text:style-name="T4"><text:s text:c="2"/></text:span><text:span text:style-name="T81">function</text:span><text:span text:style-name="T4">(value) {myDisplayer(value);},</text:span></text:p>
      <text:p text:style-name="P204"><text:span text:style-name="T4"><text:s text:c="2"/></text:span><text:span text:style-name="T81">function</text:span><text:span text:style-name="T4">(error) {myDisplayer(error);}</text:span></text:p>
      <text:p text:style-name="P204"><text:span text:style-name="T4">);</text:span></text:p>
      <text:p text:style-name="P211"><text:span text:style-name="T14">&lt;/</text:span><text:span text:style-name="T4">script</text:span><text:span text:style-name="T14">&gt;</text:span></text:p>
      <text:p text:style-name="P204"/>
      <text:p text:style-name="P204"><text:span text:style-name="T4">Result : <text:s/>Error</text:span></text:p>
      <text:p text:style-name="P204"/>
      <text:p text:style-name="P204"><text:span text:style-name="T5">47.1.4. Waiting for a Timeout</text:span></text:p>
      <text:p text:style-name="P204"/>
      <text:p text:style-name="P204"><text:span text:style-name="T4">Ex :</text:span></text:p>
      <text:p text:style-name="P204"/>
      <text:p text:style-name="P9"><text:span text:style-name="T4">&lt;script&gt;</text:span></text:p>
      <text:p text:style-name="P9"/>
      <text:p text:style-name="P9"><text:span text:style-name="T4">setTimeout(</text:span><text:span text:style-name="T81">function</text:span><text:span text:style-name="T4">() { myFunction(</text:span><text:span text:style-name="T9">"I love You !!!"</text:span><text:span text:style-name="T4">); }, </text:span><text:span text:style-name="T52">3000</text:span><text:span text:style-name="T4">);</text:span></text:p>
      <text:p text:style-name="P9"/>
      <text:p text:style-name="P9"><text:span text:style-name="T81">function</text:span><text:span text:style-name="T4"><text:s/>myFunction(value) {</text:span></text:p>
      <text:p text:style-name="P9"><text:span text:style-name="T4"><text:s text:c="2"/>document.getElementById("</text:span><text:span text:style-name="T9">demo</text:span><text:span text:style-name="T4">").innerHTML = value;</text:span></text:p>
      <text:p text:style-name="P9"><text:span text:style-name="T4">}</text:span></text:p>
      <text:p text:style-name="P9"/>
      <text:p text:style-name="P204"><text:span text:style-name="T4">&lt;/script&gt;</text:span></text:p>
      <text:p text:style-name="P204"/>
      <text:p text:style-name="P204"><text:span text:style-name="T4">Result : I love You !!! ( It will be displayed after 3 seconds which is 3000 milliseconds )</text:span></text:p>
      <text:p text:style-name="P204"/>
      <text:p text:style-name="P204"><text:span text:style-name="T6">Example using Promise</text:span></text:p>
      <text:p text:style-name="P204"/>
      <text:p text:style-name="P211"><text:span text:style-name="T14">&lt;</text:span><text:span text:style-name="T4">script</text:span><text:span text:style-name="T14">&gt;</text:span></text:p>
      <text:p text:style-name="P204"><text:span text:style-name="T81">let</text:span><text:span text:style-name="T4"><text:s/>myPromise = </text:span><text:span text:style-name="T81">new</text:span><text:span text:style-name="T4"><text:s/>Promise(</text:span><text:span text:style-name="T81">function</text:span><text:span text:style-name="T4">(myResolve) {</text:span></text:p>
      <text:p text:style-name="P204"><text:span text:style-name="T4"><text:s text:c="2"/>setTimeout(</text:span><text:span text:style-name="T81">function</text:span><text:span text:style-name="T4">(){ myResolve(</text:span><text:span text:style-name="T9">"I love You !!"</text:span><text:span text:style-name="T4">); }, </text:span><text:span text:style-name="T52">3000</text:span><text:span text:style-name="T4">);</text:span></text:p>
      <text:p text:style-name="P204"><text:span text:style-name="T4">});</text:span></text:p>
      <text:p text:style-name="P204"/>
      <text:p text:style-name="P204"><text:span text:style-name="T4">myPromise.then(</text:span><text:span text:style-name="T81">function</text:span><text:span text:style-name="T4">(value) {</text:span></text:p>
      <text:p text:style-name="P204"><text:span text:style-name="T4"><text:s text:c="2"/>document.getElementById(</text:span><text:span text:style-name="T9">"demo"</text:span><text:span text:style-name="T4">).innerHTML = value;</text:span></text:p>
      <text:p text:style-name="P204"><text:span text:style-name="T4">});</text:span></text:p>
      <text:p text:style-name="P211"><text:span text:style-name="T14">&lt;/</text:span><text:span text:style-name="T4">script</text:span><text:span text:style-name="T14">&gt;</text:span></text:p>
      <text:p text:style-name="P9"/>
      <text:p text:style-name="P204"><text:span text:style-name="T4">Result : I love You !!! It will be displayed after 3 seconds which is 3000 milliseconds )</text:span></text:p>
      <text:p text:style-name="P204"/>
      <text:p text:style-name="P97"><text:a xlink:type="simple" xlink:href="https://www.w3schools.com/js/js_promise.asp"><text:span text:style-name="T4">https://www.w3schools.com/js/js_promise.asp</text:span></text:a></text:p>
      <text:p text:style-name="P97"><text:span text:style-name="T4">Waiting for a file </text:span></text:p>
      <text:p text:style-name="P9"/>
      <text:p text:style-name="P10"><text:span text:style-name="T5">47.2. JS Async </text:span></text:p>
      <text:p text:style-name="P10"/>
      <text:p text:style-name="P9"><text:span text:style-name="T4">“async and await make promises easier to write”</text:span></text:p>
      <text:p text:style-name="P9"/>
      <text:p text:style-name="P9"><text:span text:style-name="T5">async</text:span><text:span text:style-name="T4"><text:s/>makes a function return a Promise.</text:span></text:p>
      <text:p text:style-name="P9"><text:span text:style-name="T5">await</text:span><text:span text:style-name="T4"><text:s/>makes a function wait for a Promise.</text:span></text:p>
      <text:p text:style-name="P9"/>
      <text:p text:style-name="P9"><text:span text:style-name="T4">The keyword </text:span><text:span text:style-name="T52">async</text:span><text:span text:style-name="T4"><text:s/>before a function makes the function return a promise.</text:span></text:p>
      <text:p text:style-name="P9"/>
      <table:table table:name="Table62" table:style-name="Table1">
        <table:table-column table:style-name="TableColumn1"/>
        <table:table-row>
          <table:table-cell table:style-name="TableCell1">
            <text:p text:style-name="P4"><text:span text:style-name="T125">async</text:span><text:s/><text:span text:style-name="T125">function</text:span><text:s/>functionName () {</text:p>
            <text:p text:style-name="P212">return<text:span text:style-name="T74"><text:s/></text:span><text:span text:style-name="T40">“…..”</text:span><text:span text:style-name="T74">;</text:span></text:p>
            <text:p text:style-name="P4">}</text:p>
          </table:table-cell>
        </table:table-row>
      </table:table>
      <text:p text:style-name="P9"/>
      <text:p text:style-name="P9"><text:span text:style-name="T4">Ex :</text:span></text:p>
      <text:p text:style-name="P9"/>
      <text:p text:style-name="P19"><text:span text:style-name="T4">async function </text:span><text:span text:style-name="T14">myFunction() {<text:line-break/><text:s text:c="2"/></text:span><text:span text:style-name="T4">return </text:span><text:span text:style-name="T12">"Hello"</text:span><text:span text:style-name="T14">;<text:line-break/>}</text:span></text:p>
      <text:p text:style-name="P9"/>
      <text:p text:style-name="P9"><text:span text:style-name="T6">Is the same as :</text:span></text:p>
      <text:p text:style-name="P9"/>
      <text:p text:style-name="P19"><text:span text:style-name="T4">async function </text:span><text:span text:style-name="T14">myFunction() {<text:line-break/><text:s text:c="2"/></text:span><text:span text:style-name="T4">return </text:span><text:span text:style-name="T10">Promise.resolve</text:span><text:span text:style-name="T9">("H</text:span><text:span text:style-name="T12">ello")</text:span><text:span text:style-name="T14">;<text:line-break/>}</text:span></text:p>
      <text:p text:style-name="P9"/>
      <text:p text:style-name="P9"><text:span text:style-name="T6">This is how we use the Promise :</text:span></text:p>
      <text:p text:style-name="P9"/>
      <text:p text:style-name="P9"><text:span text:style-name="T4">myFunction ( ). </text:span><text:span text:style-name="T11">then</text:span><text:span text:style-name="T4"><text:s/>( )</text:span></text:p>
      <text:p text:style-name="P9"><text:span text:style-name="T4"><text:s text:c="10"/></text:span><text:span text:style-name="T11">function</text:span><text:span text:style-name="T4">(value) <text:s text:c="4"/>{ <text:s/></text:span><text:span text:style-name="T56"><text:s/>/</text:span><text:span text:style-name="T126">* code if successful *</text:span><text:span text:style-name="T56"><text:s/>/ </text:span><text:span text:style-name="T4"><text:s/>}</text:span></text:p>
      <text:p text:style-name="P9"><text:span text:style-name="T4"><text:s text:c="10"/></text:span><text:span text:style-name="T11">function</text:span><text:span text:style-name="T4">(error) <text:s text:c="5"/>{ <text:s text:c="2"/></text:span><text:span text:style-name="T56">/</text:span><text:span text:style-name="T126">* code if some error *</text:span><text:span text:style-name="T56"><text:s/>/</text:span><text:span text:style-name="T4"><text:s text:c="2"/>}</text:span></text:p>
      <text:p text:style-name="P9"/>
      <text:p text:style-name="P9"/>
      <text:p text:style-name="P9"><text:span text:style-name="T4">Ex:</text:span></text:p>
      <text:p text:style-name="P9"/>
      <text:p text:style-name="P9"><text:span text:style-name="T4">&lt;script&gt;</text:span></text:p>
      <text:p text:style-name="P9"/>
      <text:p text:style-name="P9"><text:span text:style-name="T4">function myDisplayer(some) {</text:span></text:p>
      <text:p text:style-name="P9"><text:span text:style-name="T4"><text:s text:c="2"/>document.getElementById("demo").innerHTML = some;</text:span></text:p>
      <text:p text:style-name="P9"><text:span text:style-name="T4">}</text:span></text:p>
      <text:p text:style-name="P9"/>
      <text:p text:style-name="P9"><text:span text:style-name="T4">async function myFunction() {return "Hello";}</text:span></text:p>
      <text:p text:style-name="P9"/>
      <text:p text:style-name="P9"><text:span text:style-name="T4">myFunction().then(</text:span></text:p>
      <text:p text:style-name="P9"><text:span text:style-name="T4"><text:s text:c="2"/>function(value) {myDisplayer(value);}, <text:s/></text:span><text:span text:style-name="T9">….</text:span></text:p>
      <text:p text:style-name="P9"><text:span text:style-name="T4"><text:s text:c="2"/>function(error) {myDisplayer(error);}</text:span></text:p>
      <text:p text:style-name="P9"><text:span text:style-name="T4">);</text:span></text:p>
      <text:p text:style-name="P9"><text:span text:style-name="T4">&lt;/script&gt;</text:span></text:p>
      <text:p text:style-name="P9"/>
      <text:p text:style-name="P9"><text:span text:style-name="T4">Result : <text:s/>Hello</text:span></text:p>
      <text:p text:style-name="P9"/>
      <text:p text:style-name="P9"><text:span text:style-name="T4">Or simpler, we do not need to write the error part as we expect a normal value/ a normal response.</text:span></text:p>
      <text:p text:style-name="P9"><text:span text:style-name="T4">(I have indicated the end of the code by </text:span><text:span text:style-name="T9">….</text:span><text:span text:style-name="T4">)</text:span></text:p>
      <text:p text:style-name="P9"/>
      <text:p text:style-name="P9"><text:span text:style-name="T5">Await Syntax</text:span></text:p>
      <text:p text:style-name="P9"/>
      <text:p text:style-name="P9"><text:span text:style-name="T4">The keyword </text:span><text:span text:style-name="T9">await</text:span><text:span text:style-name="T4"><text:s/>before a function makes the function wait for a promise:</text:span></text:p>
      <text:p text:style-name="P9"/>
      <table:table table:name="Table63" table:style-name="Table1">
        <table:table-column table:style-name="TableColumn1"/>
        <table:table-row>
          <table:table-cell table:style-name="TableCell1">
            <text:p text:style-name="P4"><text:span text:style-name="T122">let</text:span><text:s/>value = <text:span text:style-name="T122">await</text:span><text:s/>promise;</text:p>
          </table:table-cell>
        </table:table-row>
      </table:table>
      <text:p text:style-name="P9"/>
      <text:p text:style-name="P9"><text:span text:style-name="T4">The </text:span><text:span text:style-name="T9">await</text:span><text:span text:style-name="T4"><text:s/>keyword can only be used inside an </text:span><text:span text:style-name="T9">async</text:span><text:span text:style-name="T4"><text:s/>function.</text:span></text:p>
      <text:p text:style-name="P9"/>
      <text:p text:style-name="P9"><text:span text:style-name="T4">Ex: Basic Syntax</text:span></text:p>
      <text:p text:style-name="P9"/>
      <text:p text:style-name="P74"><text:span text:style-name="T15">&lt;</text:span><text:span text:style-name="T4">script</text:span><text:span text:style-name="T15">&gt;</text:span></text:p>
      <text:p text:style-name="P23"/>
      <text:p text:style-name="P24">async<text:span text:style-name="T24"><text:s/></text:span>function<text:span text:style-name="T24"><text:s/></text:span><text:span text:style-name="T23">myPlay</text:span><text:span text:style-name="T24"><text:s/>() { </text:span></text:p>
      <text:p text:style-name="P45"><text:span text:style-name="T20">let</text:span><text:span text:style-name="T24"><text:s/></text:span>vaada<text:span text:style-name="T24"><text:s/>= </text:span><text:span text:style-name="T20">new</text:span><text:span text:style-name="T24"><text:s/></text:span><text:span text:style-name="T87">Promise</text:span><text:span text:style-name="T24"><text:s/>(</text:span><text:span text:style-name="T20">function</text:span><text:span text:style-name="T24">(</text:span>myResolve<text:span text:style-name="T24">, </text:span>myReject<text:span text:style-name="T24">) { </text:span></text:p>
      <text:p text:style-name="P26"><text:span text:style-name="T21">myResolve</text:span><text:span text:style-name="T24">(</text:span>"I love my Husband"<text:span text:style-name="T24">); </text:span></text:p>
      <text:p text:style-name="P22">}); </text:p>
      <text:p text:style-name="P23"/>
      <text:p text:style-name="P45">document<text:span text:style-name="T24">.</text:span><text:span text:style-name="T23">getElementById</text:span><text:span text:style-name="T24">(</text:span><text:span text:style-name="T22">"demo"</text:span><text:span text:style-name="T24">).</text:span>innerHTML<text:span text:style-name="T24">= </text:span><text:span text:style-name="T88">await</text:span><text:span text:style-name="T24"><text:s/></text:span>vaada<text:span text:style-name="T24">; </text:span></text:p>
      <text:p text:style-name="P22">} </text:p>
      <text:p text:style-name="P23"/>
      <text:p text:style-name="P27">myPlay<text:span text:style-name="T24">(); </text:span></text:p>
      <text:p text:style-name="P9"/>
      <text:p text:style-name="P9"><text:span text:style-name="T4">Result : Lovely Day !!</text:span></text:p>
      <text:p text:style-name="P9"/>
      <text:p text:style-name="P9"><text:span text:style-name="T5">Waiting for a Timeout Example :</text:span></text:p>
      <text:p text:style-name="P9"/>
      <text:p text:style-name="P74"><text:span text:style-name="T15">&lt;</text:span><text:span text:style-name="T4">script</text:span><text:span text:style-name="T15">&gt;</text:span></text:p>
      <text:p text:style-name="P23"/>
      <text:p text:style-name="P24">async<text:span text:style-name="T24"><text:s/></text:span>function<text:span text:style-name="T24"><text:s/></text:span><text:span text:style-name="T23">myPlay</text:span><text:span text:style-name="T24"><text:s/>() { </text:span></text:p>
      <text:p text:style-name="P45"><text:span text:style-name="T20">let</text:span><text:span text:style-name="T24"><text:s/></text:span>vaada<text:span text:style-name="T24"><text:s/>= </text:span><text:span text:style-name="T20">new</text:span><text:span text:style-name="T24"><text:s/></text:span><text:span text:style-name="T87">Promise</text:span><text:span text:style-name="T24"><text:s/>(</text:span><text:span text:style-name="T20">function</text:span><text:span text:style-name="T24">(</text:span>myResolve<text:span text:style-name="T24">, </text:span>myReject<text:span text:style-name="T24">) { </text:span></text:p>
      <text:p text:style-name="P26"><text:span text:style-name="T23">setTimeout</text:span><text:span text:style-name="T24">(</text:span><text:span text:style-name="T20">function</text:span><text:span text:style-name="T24">(){ </text:span><text:span text:style-name="T21">myResolve</text:span><text:span text:style-name="T24">(</text:span>"I love my Husband"<text:span text:style-name="T24">); }, </text:span><text:span text:style-name="T39">2000</text:span><text:span text:style-name="T24">); </text:span></text:p>
      <text:p text:style-name="P22">}); </text:p>
      <text:p text:style-name="P23"/>
      <text:p text:style-name="P45">document<text:span text:style-name="T24">.</text:span><text:span text:style-name="T23">getElementById</text:span><text:span text:style-name="T24">(</text:span><text:span text:style-name="T22">"demo"</text:span><text:span text:style-name="T24">).</text:span>innerHTML<text:span text:style-name="T24">= </text:span><text:span text:style-name="T88">await</text:span><text:span text:style-name="T24"><text:s/></text:span>vaada<text:span text:style-name="T24">; </text:span></text:p>
      <text:p text:style-name="P22">} </text:p>
      <text:p text:style-name="P23"/>
      <text:p text:style-name="P27">myPlay<text:span text:style-name="T24">(); </text:span></text:p>
      <text:p text:style-name="P23"/>
      <text:p text:style-name="P24"><text:span text:style-name="T19">&lt;/</text:span>script<text:span text:style-name="T19">&gt;</text:span></text:p>
      <text:p text:style-name="P9"/>
      <text:p text:style-name="P9"><text:span text:style-name="T4">Result : <text:s/>I love my Husband (After we refresh the page, the result will be displayed after 2 seconds)</text:span></text:p>
      <text:p text:style-name="P9"/>
      <text:p text:style-name="P97"><text:a xlink:type="simple" xlink:href="https://www.w3schools.com/js/js_async.asp"><text:span text:style-name="T4">https://www.w3schools.com/js/js_async.asp</text:span></text:a></text:p>
      <text:p text:style-name="P97"/>
      <text:p text:style-name="P97"><text:span text:style-name="T4">Last example</text:span></text:p>
      <text:p text:style-name="P9"/>
      <text:p text:style-name="P54"><text:span text:style-name="T5">48. JS HTML DOM (Document Object Model) </text:span></text:p>
      <text:p text:style-name="P9"/>
      <text:p text:style-name="P9"><text:span text:style-name="T4">With the HTML DOM, JS can access and change all the elements of an HTML document.</text:span></text:p>
      <text:p text:style-name="P9"><text:span text:style-name="T4">When a web page is loaded, the browser creates a </text:span><text:span text:style-name="T5">D</text:span><text:span text:style-name="T4">ocument </text:span><text:span text:style-name="T5">O</text:span><text:span text:style-name="T4">bject </text:span><text:span text:style-name="T5">M</text:span><text:span text:style-name="T4">odel of the page.</text:span></text:p>
      <text:p text:style-name="P4"><text:span text:style-name="T7">DOM </text:span>is an interface that allows JS to manipulate the content, structure and style of a web page.</text:p>
      <text:p text:style-name="P4"/>
      <text:p text:style-name="P4">At the most basic level, a website consists of an HTML and CSS document. The browser creates a representation of the document known as DOM. This document enables Javascript to access and manipulate the elements and styles of a web page.</text:p>
      <text:p text:style-name="P9"/>
      <text:p text:style-name="P9"><text:span text:style-name="T4">An </text:span><text:span text:style-name="T5">HTML</text:span><text:span text:style-name="T4"><text:s/></text:span><text:span text:style-name="T5">DOM</text:span><text:span text:style-name="T4"><text:s/>model is constructed as a tree of </text:span><text:span text:style-name="T5">Objects</text:span><text:span text:style-name="T4">:</text:span></text:p>
      <text:p text:style-name="P9"/>
      <text:p text:style-name="P51"><text:span text:style-name="T68">HTML DOM Tree of Objects</text:span></text:p>
      <text:p text:style-name="P9"/>
      <table:table table:name="Table64" table:style-name="Table1">
        <table:table-column table:style-name="TableColumn1"/>
        <table:table-row>
          <table:table-cell table:style-name="TableCell1">
            <text:p text:style-name="P1"><text:span text:style-name="T66"><text:s text:c="8"/>Document</text:span></text:p>
          </table:table-cell>
        </table:table-row>
      </table:table>
      <text:p text:style-name="P9"/>
      <text:p text:style-name="P9"><text:span text:style-name="T34">Root element:</text:span></text:p>
      <text:p text:style-name="P213">&lt;html&gt;</text:p>
      <text:p text:style-name="P9"/>
      <text:p text:style-name="P33"/>
      <text:p text:style-name="P33"/>
      <text:p text:style-name="P33"/>
      <text:p text:style-name="P33"/>
      <text:p text:style-name="P9"/>
      <text:p text:style-name="P9"/>
      <text:p text:style-name="P9"><text:span text:style-name="T34">Element :</text:span></text:p>
      <text:p text:style-name="P213">&lt;head&gt;</text:p>
      <text:p text:style-name="P213">Element :</text:p>
      <text:p text:style-name="P213">&lt;body&gt;</text:p>
      <text:p text:style-name="P9"><text:span text:style-name="T34"><text:s text:c="154"/></text:span></text:p>
      <text:p text:style-name="P9"/>
      <text:p text:style-name="P33"/>
      <text:p text:style-name="P9"/>
      <text:p text:style-name="P33"/>
      <text:p text:style-name="P33"/>
      <text:p text:style-name="P9"><text:span text:style-name="T34">Attribute :</text:span></text:p>
      <text:p text:style-name="P213">“href”</text:p>
      <text:p text:style-name="P213">Element :</text:p>
      <text:p text:style-name="P213">&lt;a&gt;</text:p>
      <text:p text:style-name="P213">Element :</text:p>
      <text:p text:style-name="P213">&lt;h1&gt;</text:p>
      <text:p text:style-name="P9"/>
      <text:p text:style-name="P213">Element :</text:p>
      <text:p text:style-name="P213">&lt;title&gt;</text:p>
      <text:p text:style-name="P33"/>
      <text:p text:style-name="P9"/>
      <text:p text:style-name="P33"/>
      <text:p text:style-name="P213">Text :</text:p>
      <text:p text:style-name="P213">“My title”</text:p>
      <text:p text:style-name="P9"><text:span text:style-name="T34"><text:s text:c="145"/></text:span></text:p>
      <text:p text:style-name="P9"><text:span text:style-name="T34">Text :</text:span></text:p>
      <text:p text:style-name="P213">“My link”</text:p>
      <text:p text:style-name="P213">Text :</text:p>
      <text:p text:style-name="P213">“My header”</text:p>
      <text:p text:style-name="P4"/>
      <text:p text:style-name="P4"/>
      <text:p text:style-name="P4"/>
      <text:p text:style-name="P4">With the object model, Javascript gets all the power it needs to create a dynamic HTML.</text:p>
      <text:p text:style-name="P4"/>
      <text:list text:style-name="L1">
        <text:list-item>
          <text:p text:style-name="P12">JS can change all the HTML elements in the page.</text:p>
        </text:list-item>
        <text:list-item>
          <text:p text:style-name="P12">JS can change all the HTML attributes in the page.</text:p>
        </text:list-item>
        <text:list-item>
          <text:p text:style-name="P12">JS can change the CSS styles in the page.</text:p>
        </text:list-item>
        <text:list-item>
          <text:p text:style-name="P12">JS can remove existing HTML elements and attributes.</text:p>
        </text:list-item>
        <text:list-item>
          <text:p text:style-name="P12">JS can add new HTML elements and attributes.</text:p>
        </text:list-item>
        <text:list-item>
          <text:p text:style-name="P12">JS can react to all existing HTML events in the page.</text:p>
        </text:list-item>
        <text:list-item>
          <text:p text:style-name="P12">JS can create new HTML events in the page.</text:p>
        </text:list-item>
      </text:list>
      <text:p text:style-name="P4"/>
      <text:p text:style-name="P4">DOM standard is separated in 3 different parts:</text:p>
      <text:p text:style-name="P4"/>
      <text:list text:style-name="L5">
        <text:list-item>
          <text:p text:style-name="P12"><text:span text:style-name="T7">Core</text:span><text:s/>DOM <text:s text:c="3"/>: <text:s/>standard model for all document types</text:p>
        </text:list-item>
        <text:list-item>
          <text:p text:style-name="P12"><text:span text:style-name="T7">XML</text:span><text:s/>DOM <text:s text:c="2"/>: <text:s/>standard model for all XML documents</text:p>
        </text:list-item>
        <text:list-item>
          <text:p text:style-name="P105"><text:span text:style-name="T7"/><text:span text:style-name="T5">HTML</text:span><text:span text:style-name="T4"><text:s/>DOM : <text:s/>standard model for all HTML documents</text:span></text:p>
        </text:list-item>
      </text:list>
      <text:p text:style-name="P9"/>
      <text:p text:style-name="P10"><text:span text:style-name="T5">48.1. HTML DOM </text:span></text:p>
      <text:p text:style-name="P9"/>
      <text:p text:style-name="P18"><text:span text:style-name="T4">The HTML DOM is a standard object model and interface for how to get, change, add, or delete HTML elements.</text:span></text:p>
      <text:p text:style-name="P18"><text:span text:style-name="T34">In </text:span><text:span text:style-name="T5">DOM</text:span><text:span text:style-name="T34">, all the HTML elements are defined as </text:span><text:span text:style-name="T5">objects</text:span><text:span text:style-name="T34">.</text:span></text:p>
      <text:p text:style-name="P9"/>
      <text:p text:style-name="P9"><text:span text:style-name="T4">It defines :</text:span></text:p>
      <text:p text:style-name="P9"/>
      <text:p text:style-name="P9"><text:span text:style-name="T4">1. The HTML elements as </text:span><text:span text:style-name="T5">objects</text:span></text:p>
      <text:p text:style-name="P9"><text:span text:style-name="T4">2. The </text:span><text:span text:style-name="T5">properties</text:span><text:span text:style-name="T4"><text:s/>of all HTML elements</text:span></text:p>
      <text:p text:style-name="P9"><text:span text:style-name="T4">3. The </text:span><text:span text:style-name="T5">methods</text:span><text:span text:style-name="T4"><text:s/>to access all HTML elements</text:span></text:p>
      <text:p text:style-name="P9"><text:span text:style-name="T4">4. The </text:span><text:span text:style-name="T5">events</text:span><text:span text:style-name="T4"><text:s/>of all HTML elements</text:span></text:p>
      <text:p text:style-name="P9"/>
      <text:p text:style-name="P9"><text:span text:style-name="T5">48.1.1. HTML DOM Methods</text:span></text:p>
      <text:p text:style-name="P9"/>
      <text:p text:style-name="P9"><text:span text:style-name="T4">HTML DOM methods are </text:span><text:span text:style-name="T5">actions</text:span><text:span text:style-name="T4"><text:s/>that we can perform on HTML elements.</text:span></text:p>
      <text:p text:style-name="P9"><text:span text:style-name="T4">HTML DOM properties are </text:span><text:span text:style-name="T5">values</text:span><text:span text:style-name="T4"><text:s/>of HTML elements that we can set or change.</text:span></text:p>
      <text:p text:style-name="P9"/>
      <text:p text:style-name="P9"><text:span text:style-name="T4">Ex: The below example we will change the contents of the </text:span><text:span text:style-name="T9">innerHTML</text:span><text:span text:style-name="T4"><text:s/>of the </text:span><text:span text:style-name="T9">&lt;p&gt;</text:span><text:span text:style-name="T4"><text:s/>element with the </text:span><text:span text:style-name="T9">id = “demo” </text:span><text:span text:style-name="T4">:</text:span></text:p>
      <text:p text:style-name="P9"/>
      <text:p text:style-name="P9"><text:span text:style-name="T4">&lt;html&gt;</text:span></text:p>
      <text:p text:style-name="P9"><text:span text:style-name="T4">&lt;body&gt;</text:span></text:p>
      <text:p text:style-name="P9"/>
      <text:p text:style-name="P214"><text:span text:style-name="T4">&lt;p id = “</text:span><text:span text:style-name="T9">demo</text:span><text:span text:style-name="T4">”&gt;Ishalok Ishalok&lt;/p&gt;</text:span></text:p>
      <text:p text:style-name="P9"/>
      <text:p text:style-name="P9"><text:span text:style-name="T4">&lt;script&gt;</text:span></text:p>
      <text:p text:style-name="P9"/>
      <text:p text:style-name="P9"><text:span text:style-name="T4">document.getElementById(“</text:span><text:span text:style-name="T52">demo</text:span><text:span text:style-name="T4">”).innerHTML = “</text:span><text:span text:style-name="T52">Hello Ishalok !!</text:span><text:span text:style-name="T4">”;</text:span></text:p>
      <text:p text:style-name="P9"/>
      <text:p text:style-name="P9"><text:span text:style-name="T4">&lt;/script&gt;</text:span></text:p>
      <text:p text:style-name="P9"/>
      <text:p text:style-name="P9"><text:span text:style-name="T4">Result : <text:s/>Hello Ishalok !! <text:s/>( </text:span><text:span text:style-name="T52">getElementById</text:span><text:span text:style-name="T4"><text:s/>is a </text:span><text:span text:style-name="T5">method</text:span><text:span text:style-name="T4">, while </text:span><text:span text:style-name="T52">innerHTML</text:span><text:span text:style-name="T4"><text:s/>is a </text:span><text:span text:style-name="T5">property</text:span><text:span text:style-name="T4"><text:s/>)</text:span></text:p>
      <text:p text:style-name="P9"><text:span text:style-name="T4">Here, we are using the </text:span><text:span text:style-name="T52">getElementById</text:span><text:span text:style-name="T4"><text:s/>method to find the </text:span><text:span text:style-name="T52">id=”demo”</text:span><text:span text:style-name="T4"><text:s/>to find the element.</text:span></text:p>
      <text:p text:style-name="P9"/>
      <text:p text:style-name="P9"/>
      <text:p text:style-name="P9"><text:span text:style-name="T5">The getElementById Method </text:span></text:p>
      <text:p text:style-name="P9"/>
      <text:p text:style-name="P9"><text:span text:style-name="T4">The most common way to access an HTML element is to use the </text:span><text:span text:style-name="T52">id</text:span><text:span text:style-name="T4"><text:s/>of the element.</text:span></text:p>
      <text:p text:style-name="P9"/>
      <text:p text:style-name="P9"><text:span text:style-name="T5">The innerHTML Property</text:span></text:p>
      <text:p text:style-name="P9"/>
      <text:p text:style-name="P9"><text:span text:style-name="T4">The easiest way to get the content of an element is by using the </text:span><text:span text:style-name="T52">innerHTML</text:span><text:span text:style-name="T4"><text:s/>property. The </text:span><text:span text:style-name="T52">innerHTML</text:span><text:span text:style-name="T4"><text:s/>property is useful for getting or replacing the content of the HTML elements, including </text:span><text:span text:style-name="T52">&lt;html&gt;</text:span><text:span text:style-name="T4"><text:s/>and </text:span><text:span text:style-name="T52">&lt;body&gt;</text:span><text:span text:style-name="T4">.</text:span></text:p>
      <text:p text:style-name="P9"><text:span text:style-name="T4">-----------------------</text:span></text:p>
      <text:p text:style-name="P9"/>
      <text:p text:style-name="P9"><text:span text:style-name="T4">The </text:span><text:span text:style-name="T5">HTML DOM</text:span><text:span text:style-name="T4"><text:s/>document object is the </text:span><text:span text:style-name="T6">owner</text:span><text:span text:style-name="T4"><text:s/>of all other </text:span><text:span text:style-name="T6">objects</text:span><text:span text:style-name="T4"><text:s/>in our web.</text:span></text:p>
      <text:p text:style-name="P9"><text:span text:style-name="T4">The document objects represents our web page. If we want to access any element in an HTML page, we always start with accessing the document object.</text:span></text:p>
      <text:p text:style-name="P9"/>
      <text:p text:style-name="P4"><text:span text:style-name="T2">Finding HTML Elements</text:span></text:p>
      <text:p text:style-name="P4"/>
      <table:table table:name="Table65" table:style-name="Table1">
        <table:table-column table:style-name="TableColumn1"/>
        <table:table-column table:style-name="TableColumn1"/>
        <table:table-row>
          <table:table-cell table:style-name="TableCell1">
            <text:p text:style-name="P4"><text:span text:style-name="T7">Method</text:span></text:p>
          </table:table-cell>
          <table:table-cell table:style-name="TableCell1">
            <text:p text:style-name="P4"><text:span text:style-name="T7">Description</text:span></text:p>
          </table:table-cell>
        </table:table-row>
        <table:table-row>
          <table:table-cell table:style-name="TableCell1">
            <text:p text:style-name="P4"><text:span text:style-name="T66">document.getElementById (id)</text:span></text:p>
          </table:table-cell>
          <table:table-cell table:style-name="TableCell1">
            <text:p text:style-name="P4">Find an element by element id</text:p>
            <text:p text:style-name="P4"/>
            <text:p text:style-name="P4">Ex:</text:p>
            <text:p text:style-name="P4"/>
            <text:p text:style-name="P30"><text:span text:style-name="T66">&lt;p id="intro"&gt;Hello World!&lt;/p&gt;</text:span></text:p>
            <text:p text:style-name="P30"><text:span text:style-name="T66">&lt;p&gt;This example demonstrates the &lt;b&gt;getElementsById&lt;/b&gt; method.&lt;/p&gt;</text:span></text:p>
            <text:p text:style-name="P30"/>
            <text:p text:style-name="P30"><text:span text:style-name="T66">&lt;p id="demo"&gt;&lt;/p&gt;</text:span></text:p>
            <text:p text:style-name="P4"/>
            <text:p text:style-name="P30"><text:span text:style-name="T66">var title = document.getElementById(“intro”);</text:span></text:p>
            <text:p text:style-name="P30"><text:span text:style-name="T66">document.getElementById(“demo”).innerHTML = “The text </text:span><text:span text:style-name="T34">from the intro paragraph is</text:span><text:span text:style-name="T66">” + title.innerHTML;</text:span></text:p>
            <text:p text:style-name="P30"/>
            <text:p text:style-name="P30"/>
            <text:p text:style-name="P18">Result:</text:p>
            <text:p text:style-name="P18"/>
            <text:p text:style-name="P42"><text:span text:style-name="T34">Hello World!</text:span></text:p>
            <text:p text:style-name="P42"><text:span text:style-name="T34">This example demonstrates the getElementsById method.</text:span></text:p>
            <text:p text:style-name="P42"><text:span text:style-name="T34">The text from the intro paragraph is Hello World!</text:span></text:p>
          </table:table-cell>
        </table:table-row>
        <table:table-row>
          <table:table-cell table:style-name="TableCell1">
            <text:p text:style-name="P4"><text:span text:style-name="T66">document.getElementsByTagName (name)</text:span></text:p>
          </table:table-cell>
          <table:table-cell table:style-name="TableCell1">
            <text:p text:style-name="P4">Find elements by tag name</text:p>
            <text:p text:style-name="P4"/>
            <text:p text:style-name="P4">Ex:</text:p>
            <text:p text:style-name="P4"/>
            <text:p text:style-name="P30"><text:span text:style-name="T66">&lt;p&gt;Hello World!&lt;/p&gt;</text:span></text:p>
            <text:p text:style-name="P30"><text:span text:style-name="T66">&lt;p&gt;This example demonstrates the &lt;b&gt;getElementsByTagName&lt;/b&gt; method.&lt;/p&gt;</text:span></text:p>
            <text:p text:style-name="P30"/>
            <text:p text:style-name="P30"><text:span text:style-name="T66">&lt;p id="demo"&gt;&lt;/p&gt;</text:span></text:p>
            <text:p text:style-name="P30"/>
            <text:p text:style-name="P30"><text:span text:style-name="T66">&lt;script&gt;</text:span></text:p>
            <text:p text:style-name="P30"><text:span text:style-name="T66">var x = document.getElementsByTagName("p");</text:span></text:p>
            <text:p text:style-name="P30"><text:span text:style-name="T66">document.getElementById("demo").innerHTML = </text:span></text:p>
            <text:p text:style-name="P30"><text:span text:style-name="T66">'The text in first paragraph (index 0) is: ' + x[0].innerHTML;</text:span></text:p>
            <text:p text:style-name="P30"><text:span text:style-name="T66">&lt;/script&gt;</text:span></text:p>
            <text:p text:style-name="P4"/>
            <text:p text:style-name="P215"><text:span text:style-name="T4">Result:</text:span></text:p>
            <text:p text:style-name="P215"/>
            <text:p text:style-name="P42"><text:span text:style-name="T34">Hello World!</text:span></text:p>
            <text:p text:style-name="P42"><text:span text:style-name="T34">This example demonstrates the getElementsByTagName method.</text:span></text:p>
            <text:p text:style-name="P42"><text:span text:style-name="T34">The text in first paragraph (index 0) is: Hello World!</text:span></text:p>
          </table:table-cell>
        </table:table-row>
        <table:table-row>
          <table:table-cell table:style-name="TableCell1">
            <text:p text:style-name="P4"><text:span text:style-name="T66">document.getElementsByClassName (name)</text:span></text:p>
          </table:table-cell>
          <table:table-cell table:style-name="TableCell1">
            <text:p text:style-name="P4">Find elements by class name</text:p>
            <text:p text:style-name="P4"/>
            <text:p text:style-name="P4">Ex:</text:p>
            <text:p text:style-name="P4"/>
            <text:p text:style-name="P30"><text:span text:style-name="T34">&lt;p&gt;Hello World!&lt;/p&gt;</text:span></text:p>
            <text:p text:style-name="P30"/>
            <text:p text:style-name="P30"><text:span text:style-name="T34">&lt;p class="intro"&gt;The DOM is very useful.&lt;/p&gt;</text:span></text:p>
            <text:p text:style-name="P30"><text:span text:style-name="T34">&lt;p class="intro"&gt;This example demonstrates the &lt;b&gt;getElementsByClassName&lt;/b&gt; method.&lt;/p&gt;</text:span></text:p>
            <text:p text:style-name="P30"/>
            <text:p text:style-name="P30"><text:span text:style-name="T34">&lt;p id="demo"&gt;&lt;/p&gt;</text:span></text:p>
            <text:p text:style-name="P30"/>
            <text:p text:style-name="P30"><text:span text:style-name="T34">&lt;script&gt;</text:span></text:p>
            <text:p text:style-name="P30"><text:span text:style-name="T34">var x = document.getElementsByClassName("intro");</text:span></text:p>
            <text:p text:style-name="P30"><text:span text:style-name="T34">document.getElementById("demo").innerHTML = </text:span></text:p>
            <text:p text:style-name="P30"><text:span text:style-name="T34">'The first paragraph (index 0) with class="intro": ' + x[0].innerHTML;</text:span></text:p>
            <text:p text:style-name="P30"><text:span text:style-name="T34">&lt;/script&gt;</text:span></text:p>
            <text:p text:style-name="P30"/>
            <text:p text:style-name="P18"><text:span text:style-name="T4">Result:</text:span></text:p>
            <text:p text:style-name="P18"/>
            <text:p text:style-name="P42"><text:span text:style-name="T34">Hello World!</text:span></text:p>
            <text:p text:style-name="P42"><text:span text:style-name="T34">The DOM is very useful.</text:span></text:p>
            <text:p text:style-name="P42"><text:span text:style-name="T34">This example demonstrates the getElementsByClassName method.</text:span></text:p>
            <text:p text:style-name="P42"><text:span text:style-name="T34">The first paragraph (index 0) with class="intro": The DOM is very useful.</text:span></text:p>
          </table:table-cell>
        </table:table-row>
        <table:table-row>
          <table:table-cell table:style-name="TableCell1">
            <text:p text:style-name="P4"><text:span text:style-name="T7">B</text:span>y CSS Selectors</text:p>
          </table:table-cell>
          <table:table-cell table:style-name="TableCell1">
            <text:p text:style-name="P4">To find all the HTML elements that matches a specified CSS selector(id, class, names, types, attributes, values of attributes, etc), we will use the <text:span text:style-name="T54">querySelectorAll ()</text:span></text:p>
            <text:p text:style-name="P30"/>
            <text:p text:style-name="P18"><text:span text:style-name="T4">Ex:</text:span></text:p>
            <text:p text:style-name="P30"/>
            <text:p text:style-name="P30"><text:span text:style-name="T34">&lt;p&gt;Hello World!&lt;/p&gt;</text:span></text:p>
            <text:p text:style-name="P30"/>
            <text:p text:style-name="P30"><text:span text:style-name="T34">&lt;p class="intro"&gt;The DOM is very useful.&lt;/p&gt;</text:span></text:p>
            <text:p text:style-name="P30"><text:span text:style-name="T34">&lt;p class="intro"&gt;This example demonstrates the &lt;b&gt;querySelectorAll&lt;/b&gt; method.&lt;/p&gt;</text:span></text:p>
            <text:p text:style-name="P30"/>
            <text:p text:style-name="P30"><text:span text:style-name="T34">&lt;p id="demo"&gt;&lt;/p&gt;</text:span></text:p>
            <text:p text:style-name="P30"/>
            <text:p text:style-name="P30"><text:span text:style-name="T34">&lt;script&gt;</text:span></text:p>
            <text:p text:style-name="P30"><text:span text:style-name="T34">var x = document.querySelectorAll("p.intro");</text:span></text:p>
            <text:p text:style-name="P30"><text:span text:style-name="T34">document.getElementById("demo").innerHTML = </text:span></text:p>
            <text:p text:style-name="P30"><text:span text:style-name="T34">'The first paragraph (index 0) with class="intro": ' + x[0].innerHTML;</text:span></text:p>
            <text:p text:style-name="P30"><text:span text:style-name="T34">&lt;/script&gt;</text:span></text:p>
            <text:p text:style-name="P30"/>
            <text:p text:style-name="P18"><text:span text:style-name="T4">Result:</text:span></text:p>
            <text:p text:style-name="P30"/>
            <text:p text:style-name="P42"><text:span text:style-name="T34">Hello World!</text:span></text:p>
            <text:p text:style-name="P42"><text:span text:style-name="T34">The DOM is very useful.</text:span></text:p>
            <text:p text:style-name="P42"><text:span text:style-name="T34">This example demonstrates the querySelectorAll method.</text:span></text:p>
            <text:p text:style-name="P42"><text:span text:style-name="T34">The first paragraph (index 0) with class="intro": The DOM is very useful.</text:span></text:p>
          </table:table-cell>
        </table:table-row>
        <table:table-row>
          <table:table-cell table:style-name="TableCell1">
            <text:p text:style-name="P4">By HTML Object Collections</text:p>
          </table:table-cell>
          <table:table-cell table:style-name="TableCell1">
            <text:p text:style-name="P4"/>
          </table:table-cell>
        </table:table-row>
      </table:table>
      <text:p text:style-name="P18"/>
      <text:p text:style-name="P18"/>
      <text:p text:style-name="P18"><text:span text:style-name="T42">Changing HTML Elements</text:span></text:p>
      <text:p text:style-name="P10"/>
      <table:table table:name="Table66" table:style-name="Table1">
        <table:table-column table:style-name="TableColumn1"/>
        <table:table-column table:style-name="TableColumn1"/>
        <table:table-row>
          <table:table-cell table:style-name="TableCell1">
            <text:p text:style-name="P4"><text:span text:style-name="T7">Property</text:span></text:p>
          </table:table-cell>
          <table:table-cell table:style-name="TableCell1">
            <text:p text:style-name="P4"><text:span text:style-name="T7">Description</text:span></text:p>
          </table:table-cell>
        </table:table-row>
        <table:table-row>
          <table:table-cell table:style-name="TableCell1">
            <text:p text:style-name="P4"><text:span text:style-name="T66">element.innerHTML = new html content</text:span></text:p>
          </table:table-cell>
          <table:table-cell table:style-name="TableCell1">
            <text:p text:style-name="P4">The easiest way to change the inner HTML content of an element </text:p>
            <text:p text:style-name="P4"/>
            <text:p text:style-name="P4"><text:span text:style-name="T1">Syntax:</text:span></text:p>
            <text:p text:style-name="P4"/>
            <text:p text:style-name="P4">document.getElementById.inner.HTML = new HTML</text:p>
            <text:p text:style-name="P4"/>
            <text:p text:style-name="P4">There are 2 ways to change the innerHTML text to new HTML text.</text:p>
            <text:p text:style-name="P4"/>
            <text:p text:style-name="P4"><text:span text:style-name="T1">Ex:</text:span></text:p>
            <text:p text:style-name="P4"/>
            <text:p text:style-name="P9"><text:span text:style-name="T11">&lt;</text:span><text:span text:style-name="T12">p </text:span><text:span text:style-name="T13">id</text:span><text:span text:style-name="T11">="p1"&gt;</text:span><text:span text:style-name="T4">Hello World!</text:span><text:span text:style-name="T11">&lt;</text:span><text:span text:style-name="T12">/p</text:span><text:span text:style-name="T11">&gt;</text:span><text:line-break/><text:line-break/><text:span text:style-name="T11">&lt;</text:span><text:span text:style-name="T12">script</text:span><text:span text:style-name="T11">&gt;</text:span><text:span text:style-name="T4"><text:line-break/>document.getElementById(</text:span><text:span text:style-name="T12">"p1"</text:span><text:span text:style-name="T4">).innerHTML = </text:span><text:span text:style-name="T12">"New text!"</text:span><text:span text:style-name="T4">;<text:line-break/></text:span><text:span text:style-name="T11">&lt;</text:span><text:span text:style-name="T12">/script</text:span><text:span text:style-name="T11">&gt;</text:span><text:line-break/></text:p>
            <text:p text:style-name="P4">Result:</text:p>
            <text:p text:style-name="P4"/>
            <text:p text:style-name="P30"><text:span text:style-name="T66">“Hello World!” will be changed to “New Text!”</text:span></text:p>
            <text:p text:style-name="P4"/>
            <text:p text:style-name="P4">Ex:</text:p>
            <text:p text:style-name="P4"/>
            <text:p text:style-name="P30"><text:span text:style-name="T66">&lt;h1 id="id01"&gt;Old Heading&lt;/h1&gt;</text:span></text:p>
            <text:p text:style-name="P30"/>
            <text:p text:style-name="P30"><text:span text:style-name="T66">&lt;script&gt;</text:span></text:p>
            <text:p text:style-name="P30"/>
            <text:p text:style-name="P30"><text:span text:style-name="T66">var Isha = document.getElementById("id01");</text:span></text:p>
            <text:p text:style-name="P30"><text:span text:style-name="T66">Isha.innerHTML = "New Heading";</text:span></text:p>
            <text:p text:style-name="P30"/>
            <text:p text:style-name="P30"><text:span text:style-name="T66">&lt;/script&gt;</text:span></text:p>
            <text:p text:style-name="P4"/>
            <text:p text:style-name="P4">Here, we are changing the innerHTML content for the “id01” from “Old Heading” to “New Heading”.</text:p>
            <text:p text:style-name="P4"/>
          </table:table-cell>
        </table:table-row>
        <table:table-row>
          <table:table-cell table:style-name="TableCell1">
            <text:p text:style-name="P4"><text:span text:style-name="T66">element.attribute = new value</text:span></text:p>
          </table:table-cell>
          <table:table-cell table:style-name="TableCell1">
            <text:p text:style-name="P4">Change the attribute value of an HTML element</text:p>
            <text:p text:style-name="P4"/>
            <text:p text:style-name="P4"><text:span text:style-name="T1">Syntax:</text:span></text:p>
            <text:p text:style-name="P4"/>
            <text:p text:style-name="P30"><text:span text:style-name="T66">document.getElementById(id).attribute = new value</text:span></text:p>
            <text:p text:style-name="P4"/>
            <text:p text:style-name="P4"><text:span text:style-name="T1">Ex:</text:span></text:p>
            <text:p text:style-name="P4"/>
            <text:p text:style-name="P74"><text:span text:style-name="T19">&lt;</text:span>body<text:span text:style-name="T19">&gt;</text:span></text:p>
            <text:p text:style-name="P26"><text:span text:style-name="T19">&lt;</text:span><text:span text:style-name="T20">img</text:span><text:span text:style-name="T24"><text:s/></text:span><text:span text:style-name="T21">id</text:span><text:span text:style-name="T24">=</text:span>"my Image"<text:span text:style-name="T24"><text:s/></text:span><text:span text:style-name="T21">src</text:span><text:span text:style-name="T24">=</text:span>"Smiley.jpeg"<text:span text:style-name="T24"><text:s/></text:span><text:span text:style-name="T21">height</text:span><text:span text:style-name="T24">= </text:span>"100px"<text:span text:style-name="T21">,</text:span><text:span text:style-name="T24"><text:s/></text:span><text:span text:style-name="T21">width</text:span><text:span text:style-name="T24">= </text:span>"100px"<text:span text:style-name="T19">&gt;</text:span></text:p>
            <text:p text:style-name="P23"/>
            <text:p text:style-name="P24"><text:span text:style-name="T19">&lt;</text:span>script<text:span text:style-name="T19">&gt;</text:span></text:p>
            <text:p text:style-name="P23"/>
            <text:p text:style-name="P26"><text:span text:style-name="T21">document</text:span><text:span text:style-name="T24">.</text:span><text:span text:style-name="T23">getElementById</text:span><text:span text:style-name="T24">(</text:span>"my Image"<text:span text:style-name="T24">).</text:span><text:span text:style-name="T21">src</text:span><text:span text:style-name="T24"><text:s/>= </text:span>"flowers.jpeg"<text:span text:style-name="T24">;</text:span></text:p>
            <text:p text:style-name="P24"/>
            <text:p text:style-name="P24"><text:span text:style-name="T19">&lt;/</text:span>script<text:span text:style-name="T19">&gt;</text:span></text:p>
            <text:p text:style-name="P24"><text:span text:style-name="T19">&lt;/</text:span>body<text:span text:style-name="T19">&gt;</text:span></text:p>
            <text:p text:style-name="P4"/>
            <text:p text:style-name="P1">or</text:p>
            <text:p text:style-name="P4"/>
            <text:p text:style-name="P74"><text:span text:style-name="T19">&lt;</text:span>script<text:span text:style-name="T19">&gt;</text:span></text:p>
            <text:p text:style-name="P23"/>
            <text:p text:style-name="P27"><text:span text:style-name="T20">var</text:span><text:span text:style-name="T24"><text:s/></text:span><text:span text:style-name="T21">isha</text:span><text:span text:style-name="T24"><text:s/>= </text:span><text:span text:style-name="T21">document</text:span><text:span text:style-name="T24">.</text:span>getElementById<text:span text:style-name="T24">(</text:span><text:span text:style-name="T22">"my Image"</text:span><text:span text:style-name="T24">);</text:span></text:p>
            <text:p text:style-name="P26"><text:span text:style-name="T21">isha</text:span><text:span text:style-name="T24">.</text:span><text:span text:style-name="T21">src</text:span><text:span text:style-name="T24"><text:s/>= </text:span>"flowers.jpeg"<text:span text:style-name="T24">;</text:span></text:p>
            <text:p text:style-name="P23"/>
            <text:p text:style-name="P24"><text:span text:style-name="T19">&lt;/</text:span>script<text:span text:style-name="T19">&gt;</text:span></text:p>
            <text:p text:style-name="P176"/>
            <text:p text:style-name="P165"><text:span text:style-name="T1">Result:</text:span></text:p>
            <text:p text:style-name="P216"><text:span text:style-name="T66">The Smiley image with be changed to flowers.</text:span></text:p>
            <text:p text:style-name="P176"/>
          </table:table-cell>
        </table:table-row>
        <table:table-row>
          <table:table-cell table:style-name="TableCell1">
            <text:p text:style-name="P4"><text:span text:style-name="T66">element.style.property = new style</text:span></text:p>
          </table:table-cell>
          <table:table-cell table:style-name="TableCell1">
            <text:p text:style-name="P4">Change the style of an HTML element.</text:p>
            <text:p text:style-name="P4"/>
            <text:p text:style-name="P4"><text:span text:style-name="T1">Syntax:</text:span></text:p>
            <text:p text:style-name="P4"/>
            <text:p text:style-name="P30"><text:span text:style-name="T66">document.getElementById(id).style.property = new style.display</text:span></text:p>
            <text:p text:style-name="P4"/>
            <text:p text:style-name="P4"><text:span text:style-name="T1">Ex:</text:span></text:p>
            <text:p text:style-name="P4"/>
            <text:p text:style-name="P74"><text:span text:style-name="T19">&lt;</text:span>body<text:span text:style-name="T19">&gt;</text:span></text:p>
            <text:p text:style-name="P22"><text:span text:style-name="T19">&lt;</text:span><text:span text:style-name="T20">p</text:span><text:s/><text:span text:style-name="T21">id</text:span>= <text:span text:style-name="T22">"article"</text:span><text:span text:style-name="T19">&gt;</text:span>Hello ISHA <text:span text:style-name="T19">&lt;/</text:span><text:span text:style-name="T20">p</text:span><text:span text:style-name="T19">&gt;</text:span></text:p>
            <text:p text:style-name="P23"/>
            <text:p text:style-name="P24"><text:span text:style-name="T19">&lt;</text:span>script<text:span text:style-name="T19">&gt;</text:span></text:p>
            <text:p text:style-name="P23"/>
            <text:p text:style-name="P27"><text:span text:style-name="T20">var</text:span><text:span text:style-name="T24"><text:s/></text:span><text:span text:style-name="T21">isha</text:span><text:span text:style-name="T24"><text:s/>= </text:span><text:span text:style-name="T21">document</text:span><text:span text:style-name="T24">.</text:span>getElementById<text:span text:style-name="T24">(</text:span><text:span text:style-name="T22">"article"</text:span><text:span text:style-name="T24">)</text:span></text:p>
            <text:p text:style-name="P45">isha<text:span text:style-name="T24">.</text:span><text:span text:style-name="T25">style</text:span><text:span text:style-name="T24">.</text:span>color<text:span text:style-name="T24"><text:s/>= </text:span><text:span text:style-name="T22">"Blue"</text:span><text:span text:style-name="T24">;</text:span></text:p>
            <text:p text:style-name="P45">isha<text:span text:style-name="T24">.</text:span><text:span text:style-name="T25">style</text:span><text:span text:style-name="T24">.</text:span>fontFamily<text:span text:style-name="T24"><text:s/>= </text:span><text:span text:style-name="T22">"TimesRoman"</text:span><text:span text:style-name="T24">;</text:span></text:p>
            <text:p text:style-name="P23"/>
            <text:p text:style-name="P24"><text:span text:style-name="T19">&lt;/</text:span>script<text:span text:style-name="T19">&gt;</text:span></text:p>
            <text:p text:style-name="P24"><text:span text:style-name="T19">&lt;/</text:span>body<text:span text:style-name="T19">&gt;</text:span></text:p>
            <text:p text:style-name="P176"/>
            <text:p text:style-name="P165"><text:span text:style-name="T1">Ex: using Events</text:span></text:p>
            <text:p text:style-name="P176"/>
            <text:p text:style-name="P24"><text:span text:style-name="T19">&lt;</text:span>body<text:span text:style-name="T19">&gt;</text:span></text:p>
            <text:p text:style-name="P23"/>
            <text:p text:style-name="P22"><text:span text:style-name="T19">&lt;</text:span><text:span text:style-name="T20">p</text:span><text:s/><text:span text:style-name="T21">id</text:span>= <text:span text:style-name="T22">"article"</text:span><text:span text:style-name="T19">&gt;</text:span>Hello ISHA <text:span text:style-name="T19">&lt;/</text:span><text:span text:style-name="T20">p</text:span><text:span text:style-name="T19">&gt;</text:span></text:p>
            <text:p text:style-name="P25"/>
            <text:p text:style-name="P26"><text:span text:style-name="T19">&lt;</text:span><text:span text:style-name="T20">button</text:span><text:span text:style-name="T24"><text:s/></text:span><text:span text:style-name="T21">type</text:span><text:span text:style-name="T24"><text:s/>= </text:span>"button"<text:span text:style-name="T24"><text:s/></text:span><text:span text:style-name="T21">onclick</text:span><text:span text:style-name="T24"><text:s/>= </text:span>"<text:span text:style-name="T21">document</text:span>.<text:span text:style-name="T23">getElementById</text:span>('article').<text:span text:style-name="T25">style</text:span>.<text:span text:style-name="T21">color</text:span><text:s/><text:span text:style-name="T24">=</text:span><text:s/>'Green'"<text:span text:style-name="T19">&gt;</text:span><text:span text:style-name="T24"><text:s/>Click Me !! </text:span><text:span text:style-name="T19">&lt;/</text:span><text:span text:style-name="T20">button</text:span><text:span text:style-name="T19">&gt;</text:span></text:p>
            <text:p text:style-name="P23"/>
            <text:p text:style-name="P24"><text:span text:style-name="T19">&lt;/</text:span>body<text:span text:style-name="T19">&gt;</text:span></text:p>
            <text:p text:style-name="P176"/>
            <text:p text:style-name="P165"><text:span text:style-name="T1">Result:</text:span></text:p>
            <text:p text:style-name="P165"/>
            <text:p text:style-name="P216"><text:span text:style-name="T66">When we will click on “Click Me !!”, this will change the color of the text to green </text:span></text:p>
            <text:p text:style-name="P4"/>
          </table:table-cell>
        </table:table-row>
        <table:table-row>
          <table:table-cell table:style-name="TableCell1">
            <text:p text:style-name="P4"><text:span text:style-name="T7">Method</text:span></text:p>
          </table:table-cell>
          <table:table-cell table:style-name="TableCell1">
            <text:p text:style-name="P4"><text:span text:style-name="T7">Description</text:span></text:p>
          </table:table-cell>
        </table:table-row>
        <table:table-row>
          <table:table-cell table:style-name="TableCell1">
            <text:p text:style-name="P4"><text:span text:style-name="T66">element.setAttribute(attribute, value)</text:span></text:p>
          </table:table-cell>
          <table:table-cell table:style-name="TableCell1">
            <text:p text:style-name="P4">Change the attribute value of an HTML element</text:p>
          </table:table-cell>
        </table:table-row>
      </table:table>
      <text:p text:style-name="P18"/>
      <text:p text:style-name="P18"><text:span text:style-name="T42">Changing the HTML Output Stream</text:span></text:p>
      <text:p text:style-name="P18"/>
      <text:p text:style-name="P18"><text:span text:style-name="T4">In JS, </text:span><text:span text:style-name="T9">document.write()</text:span><text:span text:style-name="T4"><text:s/>can be used to write directly to the HTML output stream.</text:span></text:p>
      <text:p text:style-name="P18"/>
      <text:p text:style-name="P18"><text:span text:style-name="T4">Ex:</text:span></text:p>
      <text:p text:style-name="P18"/>
      <text:p text:style-name="P9"><text:span text:style-name="T11">&lt;</text:span><text:span text:style-name="T12">body</text:span><text:span text:style-name="T11">&gt;</text:span><text:span text:style-name="T38"><text:line-break/><text:line-break/></text:span><text:span text:style-name="T11">&lt;</text:span><text:span text:style-name="T12">script</text:span><text:span text:style-name="T11">&gt;</text:span><text:span text:style-name="T4"><text:line-break/>document.write(Date());<text:line-break/></text:span><text:span text:style-name="T11">&lt;</text:span><text:span text:style-name="T12">/script</text:span><text:span text:style-name="T11">&gt;</text:span><text:span text:style-name="T38"><text:line-break/><text:line-break/></text:span><text:span text:style-name="T11">&lt;</text:span><text:span text:style-name="T12">/body</text:span><text:span text:style-name="T11">&gt;</text:span></text:p>
      <text:p text:style-name="P18"/>
      <text:p text:style-name="P9"><text:span text:style-name="T4">Result: It will display the current day, date, time and time zone.</text:span></text:p>
      <text:p text:style-name="P18"><text:span text:style-name="T42">Adding and Deleting Elements</text:span></text:p>
      <text:p text:style-name="P18"/>
      <table:table table:name="Table67" table:style-name="Table1">
        <table:table-column table:style-name="TableColumn1"/>
        <table:table-column table:style-name="TableColumn1"/>
        <table:table-row>
          <table:table-cell table:style-name="TableCell1">
            <text:p text:style-name="P4"><text:span text:style-name="T7">Method</text:span></text:p>
          </table:table-cell>
          <table:table-cell table:style-name="TableCell1">
            <text:p text:style-name="P4"><text:span text:style-name="T7">Description</text:span></text:p>
          </table:table-cell>
        </table:table-row>
        <table:table-row>
          <table:table-cell table:style-name="TableCell1">
            <text:p text:style-name="P4"><text:span text:style-name="T66">document.createElement(element)</text:span></text:p>
          </table:table-cell>
          <table:table-cell table:style-name="TableCell1">
            <text:p text:style-name="P4">Create an HTML element</text:p>
          </table:table-cell>
        </table:table-row>
        <table:table-row>
          <table:table-cell table:style-name="TableCell1">
            <text:p text:style-name="P4"><text:span text:style-name="T66">document.removeChild(element)</text:span></text:p>
          </table:table-cell>
          <table:table-cell table:style-name="TableCell1">
            <text:p text:style-name="P4">Remove an HTML element</text:p>
          </table:table-cell>
        </table:table-row>
        <table:table-row>
          <table:table-cell table:style-name="TableCell1">
            <text:p text:style-name="P4"><text:span text:style-name="T66">document.appendChild(element)</text:span></text:p>
          </table:table-cell>
          <table:table-cell table:style-name="TableCell1">
            <text:p text:style-name="P4">Add an HTML element</text:p>
          </table:table-cell>
        </table:table-row>
        <table:table-row>
          <table:table-cell table:style-name="TableCell1">
            <text:p text:style-name="P4"><text:span text:style-name="T66">document.replaceChild(new, old)</text:span></text:p>
          </table:table-cell>
          <table:table-cell table:style-name="TableCell1">
            <text:p text:style-name="P4">Replace an HTML element</text:p>
          </table:table-cell>
        </table:table-row>
        <table:table-row>
          <table:table-cell table:style-name="TableCell1">
            <text:p text:style-name="P4"><text:span text:style-name="T66">document.write(text)</text:span></text:p>
          </table:table-cell>
          <table:table-cell table:style-name="TableCell1">
            <text:p text:style-name="P4">Write into HTML output stream</text:p>
          </table:table-cell>
        </table:table-row>
      </table:table>
      <text:p text:style-name="P18"/>
      <text:p text:style-name="P18"><text:span text:style-name="T42">Adding Events Handlers</text:span></text:p>
      <text:p text:style-name="P10"/>
      <text:p text:style-name="P10"/>
      <table:table table:name="Table68" table:style-name="Table1">
        <table:table-column table:style-name="TableColumn1"/>
        <table:table-column table:style-name="TableColumn1"/>
        <table:table-row>
          <table:table-cell table:style-name="TableCell1">
            <text:p text:style-name="P4"><text:span text:style-name="T7">Method</text:span></text:p>
          </table:table-cell>
          <table:table-cell table:style-name="TableCell1">
            <text:p text:style-name="P4"><text:span text:style-name="T7">Description</text:span></text:p>
          </table:table-cell>
        </table:table-row>
        <table:table-row>
          <table:table-cell table:style-name="TableCell1">
            <text:p text:style-name="P4"><text:span text:style-name="T66">document.getElementById(id).onclick = function() {code}</text:span></text:p>
          </table:table-cell>
          <table:table-cell table:style-name="TableCell1">
            <text:p text:style-name="P4">Adding event handler code to an onclick event</text:p>
          </table:table-cell>
        </table:table-row>
      </table:table>
      <text:p text:style-name="P10"/>
      <text:p text:style-name="P10"/>
      <text:p text:style-name="P18"><text:span text:style-name="T42">Finding HTML Objects</text:span></text:p>
      <text:p text:style-name="P10"/>
      <table:table table:name="Table69" table:style-name="Table1">
        <table:table-column table:style-name="TableColumn1"/>
        <table:table-column table:style-name="TableColumn1"/>
        <table:table-column table:style-name="TableColumn1"/>
        <table:table-row>
          <table:table-cell table:style-name="TableCell1">
            <text:p text:style-name="P4"><text:span text:style-name="T7">Property</text:span></text:p>
          </table:table-cell>
          <table:table-cell table:style-name="TableCell1">
            <text:p text:style-name="P4"><text:span text:style-name="T7">Description</text:span></text:p>
          </table:table-cell>
          <table:table-cell table:style-name="TableCell1">
            <text:p text:style-name="P4"><text:span text:style-name="T7">DOM Levels</text:span></text:p>
          </table:table-cell>
        </table:table-row>
        <table:table-row>
          <table:table-cell table:style-name="TableCell1">
            <text:p text:style-name="P18"><text:span text:style-name="T66">document.anchors</text:span></text:p>
          </table:table-cell>
          <table:table-cell table:style-name="TableCell1">
            <text:p text:style-name="P18">Returns all &lt;a&gt; elements that have a name attribute</text:p>
          </table:table-cell>
          <table:table-cell table:style-name="TableCell1">
            <text:p text:style-name="P18">1</text:p>
          </table:table-cell>
        </table:table-row>
        <table:table-row>
          <table:table-cell table:style-name="TableCell1">
            <text:p text:style-name="P18"><text:span text:style-name="T66">document.applets</text:span></text:p>
          </table:table-cell>
          <table:table-cell table:style-name="TableCell1">
            <text:p text:style-name="P18">Returns all &lt;applet&gt; elements (Deprecated in HTML5)</text:p>
          </table:table-cell>
          <table:table-cell table:style-name="TableCell1">
            <text:p text:style-name="P18">1</text:p>
          </table:table-cell>
        </table:table-row>
        <table:table-row>
          <table:table-cell table:style-name="TableCell1">
            <text:p text:style-name="P18"><text:span text:style-name="T66">document.baseURI</text:span></text:p>
          </table:table-cell>
          <table:table-cell table:style-name="TableCell1">
            <text:p text:style-name="P18">Returns the absolute base URI of the document</text:p>
          </table:table-cell>
          <table:table-cell table:style-name="TableCell1">
            <text:p text:style-name="P18">3</text:p>
          </table:table-cell>
        </table:table-row>
        <table:table-row>
          <table:table-cell table:style-name="TableCell1">
            <text:p text:style-name="P18"><text:span text:style-name="T66">document.body</text:span></text:p>
          </table:table-cell>
          <table:table-cell table:style-name="TableCell1">
            <text:p text:style-name="P18">Returns the &lt;body&gt; element</text:p>
          </table:table-cell>
          <table:table-cell table:style-name="TableCell1">
            <text:p text:style-name="P18">1</text:p>
          </table:table-cell>
        </table:table-row>
        <table:table-row>
          <table:table-cell table:style-name="TableCell1">
            <text:p text:style-name="P18"><text:span text:style-name="T66">document.cookie</text:span></text:p>
          </table:table-cell>
          <table:table-cell table:style-name="TableCell1">
            <text:p text:style-name="P18">Returns the document's cookie</text:p>
          </table:table-cell>
          <table:table-cell table:style-name="TableCell1">
            <text:p text:style-name="P18">1</text:p>
          </table:table-cell>
        </table:table-row>
        <table:table-row>
          <table:table-cell table:style-name="TableCell1">
            <text:p text:style-name="P18"><text:span text:style-name="T66">document.doctype</text:span></text:p>
          </table:table-cell>
          <table:table-cell table:style-name="TableCell1">
            <text:p text:style-name="P18">Returns the document's doctype</text:p>
          </table:table-cell>
          <table:table-cell table:style-name="TableCell1">
            <text:p text:style-name="P18">3</text:p>
          </table:table-cell>
        </table:table-row>
        <table:table-row>
          <table:table-cell table:style-name="TableCell1">
            <text:p text:style-name="P18"><text:span text:style-name="T66">document.documentElement</text:span></text:p>
          </table:table-cell>
          <table:table-cell table:style-name="TableCell1">
            <text:p text:style-name="P18">Returns the &lt;html&gt; element</text:p>
          </table:table-cell>
          <table:table-cell table:style-name="TableCell1">
            <text:p text:style-name="P18">3</text:p>
          </table:table-cell>
        </table:table-row>
        <table:table-row>
          <table:table-cell table:style-name="TableCell1">
            <text:p text:style-name="P18"><text:span text:style-name="T66">document.documentMode</text:span></text:p>
          </table:table-cell>
          <table:table-cell table:style-name="TableCell1">
            <text:p text:style-name="P18">Returns the mode used by the browser</text:p>
          </table:table-cell>
          <table:table-cell table:style-name="TableCell1">
            <text:p text:style-name="P18">3</text:p>
          </table:table-cell>
        </table:table-row>
        <table:table-row>
          <table:table-cell table:style-name="TableCell1">
            <text:p text:style-name="P18"><text:span text:style-name="T66">document.documentURI</text:span></text:p>
          </table:table-cell>
          <table:table-cell table:style-name="TableCell1">
            <text:p text:style-name="P18">Returns the URI of the document</text:p>
          </table:table-cell>
          <table:table-cell table:style-name="TableCell1">
            <text:p text:style-name="P18">3</text:p>
          </table:table-cell>
        </table:table-row>
        <table:table-row>
          <table:table-cell table:style-name="TableCell1">
            <text:p text:style-name="P18"><text:span text:style-name="T66">document.domain</text:span></text:p>
          </table:table-cell>
          <table:table-cell table:style-name="TableCell1">
            <text:p text:style-name="P18">Returns the domain name of the document server</text:p>
          </table:table-cell>
          <table:table-cell table:style-name="TableCell1">
            <text:p text:style-name="P18">1</text:p>
          </table:table-cell>
        </table:table-row>
        <table:table-row>
          <table:table-cell table:style-name="TableCell1">
            <text:p text:style-name="P18"><text:span text:style-name="T66">document.domConfig</text:span></text:p>
          </table:table-cell>
          <table:table-cell table:style-name="TableCell1">
            <text:p text:style-name="P18">Obsolete. Returns the DOM configuration</text:p>
          </table:table-cell>
          <table:table-cell table:style-name="TableCell1">
            <text:p text:style-name="P18">3</text:p>
          </table:table-cell>
        </table:table-row>
        <table:table-row>
          <table:table-cell table:style-name="TableCell1">
            <text:p text:style-name="P18"><text:span text:style-name="T66">document.embeds</text:span></text:p>
          </table:table-cell>
          <table:table-cell table:style-name="TableCell1">
            <text:p text:style-name="P18">Returns all &lt;embed&gt; elements</text:p>
          </table:table-cell>
          <table:table-cell table:style-name="TableCell1">
            <text:p text:style-name="P18">3</text:p>
          </table:table-cell>
        </table:table-row>
        <table:table-row>
          <table:table-cell table:style-name="TableCell1">
            <text:p text:style-name="P18"><text:span text:style-name="T66">document.forms</text:span></text:p>
          </table:table-cell>
          <table:table-cell table:style-name="TableCell1">
            <text:p text:style-name="P18">Returns all &lt;form&gt; elements</text:p>
          </table:table-cell>
          <table:table-cell table:style-name="TableCell1">
            <text:p text:style-name="P18">1</text:p>
          </table:table-cell>
        </table:table-row>
        <table:table-row>
          <table:table-cell table:style-name="TableCell1">
            <text:p text:style-name="P18"><text:span text:style-name="T66">document.head</text:span></text:p>
          </table:table-cell>
          <table:table-cell table:style-name="TableCell1">
            <text:p text:style-name="P18">Returns the &lt;head&gt; element</text:p>
          </table:table-cell>
          <table:table-cell table:style-name="TableCell1">
            <text:p text:style-name="P18">3</text:p>
          </table:table-cell>
        </table:table-row>
        <table:table-row>
          <table:table-cell table:style-name="TableCell1">
            <text:p text:style-name="P18"><text:span text:style-name="T66">document.images</text:span></text:p>
          </table:table-cell>
          <table:table-cell table:style-name="TableCell1">
            <text:p text:style-name="P18">Returns all &lt;img&gt; elements</text:p>
          </table:table-cell>
          <table:table-cell table:style-name="TableCell1">
            <text:p text:style-name="P18">1</text:p>
          </table:table-cell>
        </table:table-row>
        <table:table-row>
          <table:table-cell table:style-name="TableCell1">
            <text:p text:style-name="P18"><text:span text:style-name="T66">document.implementation</text:span></text:p>
          </table:table-cell>
          <table:table-cell table:style-name="TableCell1">
            <text:p text:style-name="P18">Returns the DOM implementation</text:p>
          </table:table-cell>
          <table:table-cell table:style-name="TableCell1">
            <text:p text:style-name="P18">3</text:p>
          </table:table-cell>
        </table:table-row>
        <table:table-row>
          <table:table-cell table:style-name="TableCell1">
            <text:p text:style-name="P18"><text:span text:style-name="T66">document.inputEncoding</text:span></text:p>
          </table:table-cell>
          <table:table-cell table:style-name="TableCell1">
            <text:p text:style-name="P18">Returns the document's encoding (character set)</text:p>
          </table:table-cell>
          <table:table-cell table:style-name="TableCell1">
            <text:p text:style-name="P18">3</text:p>
          </table:table-cell>
        </table:table-row>
        <table:table-row>
          <table:table-cell table:style-name="TableCell1">
            <text:p text:style-name="P18"><text:span text:style-name="T66">document.lastModified</text:span></text:p>
          </table:table-cell>
          <table:table-cell table:style-name="TableCell1">
            <text:p text:style-name="P18">Returns the date and time the document was updated</text:p>
          </table:table-cell>
          <table:table-cell table:style-name="TableCell1">
            <text:p text:style-name="P18">3</text:p>
          </table:table-cell>
        </table:table-row>
        <table:table-row>
          <table:table-cell table:style-name="TableCell1">
            <text:p text:style-name="P18"><text:span text:style-name="T66">document.links</text:span></text:p>
          </table:table-cell>
          <table:table-cell table:style-name="TableCell1">
            <text:p text:style-name="P18">Returns all &lt;area&gt; and &lt;a&gt; elements that have a href attribute</text:p>
          </table:table-cell>
          <table:table-cell table:style-name="TableCell1">
            <text:p text:style-name="P18">1</text:p>
          </table:table-cell>
        </table:table-row>
        <table:table-row>
          <table:table-cell table:style-name="TableCell1">
            <text:p text:style-name="P18"><text:span text:style-name="T66">document.readyState</text:span></text:p>
          </table:table-cell>
          <table:table-cell table:style-name="TableCell1">
            <text:p text:style-name="P18">Returns the (loading) status of the document</text:p>
          </table:table-cell>
          <table:table-cell table:style-name="TableCell1">
            <text:p text:style-name="P18">3</text:p>
          </table:table-cell>
        </table:table-row>
        <table:table-row>
          <table:table-cell table:style-name="TableCell1">
            <text:p text:style-name="P18"><text:span text:style-name="T66">document.referrer</text:span></text:p>
          </table:table-cell>
          <table:table-cell table:style-name="TableCell1">
            <text:p text:style-name="P18">Returns the URI of the referrer (the linking document)</text:p>
          </table:table-cell>
          <table:table-cell table:style-name="TableCell1">
            <text:p text:style-name="P18">1</text:p>
          </table:table-cell>
        </table:table-row>
        <table:table-row>
          <table:table-cell table:style-name="TableCell1">
            <text:p text:style-name="P18"><text:span text:style-name="T66">document.scripts</text:span></text:p>
          </table:table-cell>
          <table:table-cell table:style-name="TableCell1">
            <text:p text:style-name="P18">Returns all &lt;script&gt; elements</text:p>
          </table:table-cell>
          <table:table-cell table:style-name="TableCell1">
            <text:p text:style-name="P18">3</text:p>
          </table:table-cell>
        </table:table-row>
        <table:table-row>
          <table:table-cell table:style-name="TableCell1">
            <text:p text:style-name="P18"><text:span text:style-name="T66">document.strictErrorChecking</text:span></text:p>
          </table:table-cell>
          <table:table-cell table:style-name="TableCell1">
            <text:p text:style-name="P18">Returns if error checking is enforced</text:p>
          </table:table-cell>
          <table:table-cell table:style-name="TableCell1">
            <text:p text:style-name="P18">3</text:p>
          </table:table-cell>
        </table:table-row>
        <table:table-row>
          <table:table-cell table:style-name="TableCell1">
            <text:p text:style-name="P18"><text:span text:style-name="T66">document.title</text:span></text:p>
          </table:table-cell>
          <table:table-cell table:style-name="TableCell1">
            <text:p text:style-name="P18">Returns the &lt;title&gt; element</text:p>
          </table:table-cell>
          <table:table-cell table:style-name="TableCell1">
            <text:p text:style-name="P18">1</text:p>
          </table:table-cell>
        </table:table-row>
        <table:table-row>
          <table:table-cell table:style-name="TableCell1">
            <text:p text:style-name="P18"><text:span text:style-name="T66">document. URL</text:span></text:p>
          </table:table-cell>
          <table:table-cell table:style-name="TableCell1">
            <text:p text:style-name="P18">Returns the complete URL of the document</text:p>
          </table:table-cell>
          <table:table-cell table:style-name="TableCell1">
            <text:p text:style-name="P18">1</text:p>
          </table:table-cell>
        </table:table-row>
      </table:table>
      <text:p text:style-name="P10"/>
      <text:p text:style-name="P9"><text:span text:style-name="T5">48.1.2. HTML DOM Elements</text:span></text:p>
      <text:p text:style-name="P9"/>
      <text:p text:style-name="P9"><text:span text:style-name="T4">We can find and access HTML elements in an HTML page. Often, with JS, we would like to manipulate the HTML elements.</text:span></text:p>
      <text:p text:style-name="P9"><text:span text:style-name="T4">And, to do so, we have to find the elements first. There are several ways to do that:</text:span></text:p>
      <text:p text:style-name="P9"/>
      <text:list text:style-name="L4">
        <text:list-item>
          <text:p text:style-name="P105"><text:span text:style-name="T4">Finding HTML elements by id.</text:span></text:p>
        </text:list-item>
        <text:list-item>
          <text:p text:style-name="P105"><text:span text:style-name="T4">Finding HTML elements by tag name.</text:span></text:p>
        </text:list-item>
        <text:list-item>
          <text:p text:style-name="P105"><text:span text:style-name="T4">Finding HTML elements by class name.</text:span></text:p>
        </text:list-item>
        <text:list-item>
          <text:p text:style-name="P105"><text:span text:style-name="T4">Finding HTML elements by CSS selectors.</text:span></text:p>
        </text:list-item>
        <text:list-item>
          <text:p text:style-name="P105"><text:span text:style-name="T4">Finding HTML elements by HTML object collections.</text:span></text:p>
        </text:list-item>
      </text:list>
      <text:p text:style-name="P9"/>
      <text:p text:style-name="P9"><text:span text:style-name="T5">Finding HTML Element by Id</text:span></text:p>
      <text:p text:style-name="P9"/>
      <text:p text:style-name="P9"><text:span text:style-name="T4">The easiest way to find an HTML element in the DOM, is by using the element id. </text:span></text:p>
      <text:p text:style-name="P9"><text:span text:style-name="T4">In below example, we will be finding and accessing the contents of the </text:span><text:span text:style-name="T52">id=”intro”</text:span><text:span text:style-name="T4">.</text:span></text:p>
      <text:p text:style-name="P217"/>
      <text:p text:style-name="P9"><text:span text:style-name="T4">Ex :</text:span></text:p>
      <text:p text:style-name="P9"/>
      <text:p text:style-name="P9"><text:span text:style-name="T4">&lt;</text:span><text:span text:style-name="T9">p</text:span><text:span text:style-name="T4"><text:s/></text:span><text:span text:style-name="T52">id</text:span><text:span text:style-name="T4">=</text:span><text:span text:style-name="T79">"intro"</text:span><text:span text:style-name="T4">&gt;Finding HTML Elements by Id&lt;</text:span><text:span text:style-name="T9">/p</text:span><text:span text:style-name="T4">&gt;</text:span></text:p>
      <text:p text:style-name="P9"><text:span text:style-name="T4">&lt;</text:span><text:span text:style-name="T9">p</text:span><text:span text:style-name="T4">&gt;This example demonstrates the &lt;</text:span><text:span text:style-name="T9">b</text:span><text:span text:style-name="T4">&gt;getElementsById&lt;</text:span><text:span text:style-name="T9">/b</text:span><text:span text:style-name="T4">&gt; method.&lt;</text:span><text:span text:style-name="T9">/p</text:span><text:span text:style-name="T4">&gt;</text:span></text:p>
      <text:p text:style-name="P9"/>
      <text:p text:style-name="P9"><text:span text:style-name="T4">&lt;</text:span><text:span text:style-name="T9">p</text:span><text:span text:style-name="T4"><text:s/></text:span><text:span text:style-name="T52">id</text:span><text:span text:style-name="T4">=</text:span><text:span text:style-name="T79">"demo"</text:span><text:span text:style-name="T4">&gt;&lt;</text:span><text:span text:style-name="T9">/p</text:span><text:span text:style-name="T4">&gt;</text:span></text:p>
      <text:p text:style-name="P9"/>
      <text:p text:style-name="P30"><text:span text:style-name="T14">&lt;</text:span><text:span text:style-name="T4">script</text:span><text:span text:style-name="T14">&gt;</text:span></text:p>
      <text:p text:style-name="P9"/>
      <text:p text:style-name="P9"><text:span text:style-name="T79">const</text:span><text:span text:style-name="T4"><text:s/>element = document.getElementById("</text:span><text:span text:style-name="T9">intro</text:span><text:span text:style-name="T4">");</text:span></text:p>
      <text:p text:style-name="P9"/>
      <text:p text:style-name="P9"><text:span text:style-name="T4">document.getElementById("</text:span><text:span text:style-name="T9">demo</text:span><text:span text:style-name="T4">").innerHTML = </text:span></text:p>
      <text:p text:style-name="P30"><text:span text:style-name="T14">"</text:span><text:span text:style-name="T4">The text from the intro paragraph is:</text:span><text:span text:style-name="T52"><text:s/></text:span><text:span text:style-name="T14">" + element.innerHTML;</text:span></text:p>
      <text:p text:style-name="P9"/>
      <text:p text:style-name="P30"><text:span text:style-name="T14">&lt;</text:span><text:span text:style-name="T4">/script</text:span><text:span text:style-name="T14">&gt;</text:span></text:p>
      <text:p text:style-name="P9"/>
      <text:p text:style-name="P9"><text:span text:style-name="T4">Result : <text:s/>The text from the intro paragraph is: Finding HTML Elements by Id</text:span></text:p>
      <text:p text:style-name="P9"/>
      <text:p text:style-name="P9"><text:span text:style-name="T4">If the element is found, the method will return the element as an object. If the element is not found, it will contain </text:span><text:span text:style-name="T127">null</text:span><text:span text:style-name="T4">.</text:span></text:p>
      <text:p text:style-name="P9"/>
      <text:p text:style-name="P9"><text:span text:style-name="T5">Finding HTML Element by Tag Name</text:span></text:p>
      <text:p text:style-name="P9"/>
      <text:p text:style-name="P9"><text:span text:style-name="T4">We can also search and access the elements by Tag Name. If there are two or more elements by same Tag Name, in that case we need to specify the number of the element in the </text:span><text:span text:style-name="T127">[ ]</text:span><text:span text:style-name="T4"><text:s/>bracket along with the variable name while displaying.(count of arrays starts with 0).</text:span></text:p>
      <text:p text:style-name="P9"/>
      <text:p text:style-name="P9"><text:span text:style-name="T4">In the below example, we will search the element by Tag Name “P” and will display the text for that element.</text:span></text:p>
      <text:p text:style-name="P9"/>
      <text:p text:style-name="P9"><text:span text:style-name="T4">Ex :</text:span></text:p>
      <text:p text:style-name="P9"/>
      <text:p text:style-name="P9"><text:span text:style-name="T4">&lt;h2&gt;JavaScript HTML DOM&lt;/h2&gt;</text:span></text:p>
      <text:p text:style-name="P9"/>
      <text:p text:style-name="P9"><text:span text:style-name="T4">&lt;p&gt;Finding HTML Elements by Tag Name.&lt;/p&gt;</text:span></text:p>
      <text:p text:style-name="P9"><text:span text:style-name="T4">&lt;p&gt;This example demonstrates the &lt;b&gt;getElementsByTagName&lt;/b&gt; method.&lt;/p&gt;</text:span></text:p>
      <text:p text:style-name="P9"><text:span text:style-name="T4">&lt;p&gt;Finding Alok&lt;/p&gt;</text:span></text:p>
      <text:p text:style-name="P9"><text:span text:style-name="T4">&lt;p&gt;Isha Mil gayi&lt;/p&gt;</text:span></text:p>
      <text:p text:style-name="P9"><text:span text:style-name="T4">&lt;p&gt;Dono ki shaadi ho gayi&lt;/p&gt;</text:span></text:p>
      <text:p text:style-name="P9"/>
      <text:p text:style-name="P9"><text:span text:style-name="T4">&lt;p id="demo"&gt;&lt;/p&gt;</text:span></text:p>
      <text:p text:style-name="P9"/>
      <text:p text:style-name="P9"><text:span text:style-name="T4">&lt;script&gt;</text:span></text:p>
      <text:p text:style-name="P9"/>
      <text:p text:style-name="P9"><text:span text:style-name="T4">const element = document.getElementsByTagName("p");</text:span></text:p>
      <text:p text:style-name="P9"/>
      <text:p text:style-name="P9"><text:span text:style-name="T4">document.getElementById("demo").innerHTML = 'The text in fifth paragraph (index 4) is: ' + element[4].innerHTML;</text:span></text:p>
      <text:p text:style-name="P9"/>
      <text:p text:style-name="P9"><text:span text:style-name="T4">&lt;/script&gt;</text:span></text:p>
      <text:p text:style-name="P9"/>
      <text:p text:style-name="P9"><text:span text:style-name="T4">Result :</text:span></text:p>
      <text:p text:style-name="P9"/>
      <text:p text:style-name="P37"><text:span text:style-name="T4">JavaScript HTML DOM</text:span></text:p>
      <text:p text:style-name="P17"><text:span text:style-name="T4">Finding HTML Elements by Tag Name.</text:span></text:p>
      <text:p text:style-name="P17"><text:span text:style-name="T4">This example demonstrates the </text:span><text:span text:style-name="T5">getElementsByTagName </text:span><text:span text:style-name="T4">method.</text:span></text:p>
      <text:p text:style-name="P17"><text:span text:style-name="T4">Finding Alok</text:span></text:p>
      <text:p text:style-name="P17"><text:span text:style-name="T4">Isha Mil gayi</text:span></text:p>
      <text:p text:style-name="P17"><text:span text:style-name="T4">Dono ki shaadi ho gayi</text:span></text:p>
      <text:p text:style-name="P17"><text:span text:style-name="T4">The text in fifth paragraph (index 4) is: Dono ki shaadi ho gayi</text:span></text:p>
      <text:p text:style-name="P9"><text:span text:style-name="T4">----------------------</text:span></text:p>
      <text:p text:style-name="P9"><text:span text:style-name="T4">Ex:</text:span></text:p>
      <text:p text:style-name="P9"/>
      <text:p text:style-name="P9"><text:span text:style-name="T4">&lt;</text:span><text:span text:style-name="T127">div</text:span><text:span text:style-name="T4"><text:s/>id="</text:span><text:span text:style-name="T79">main</text:span><text:span text:style-name="T4">"&gt;</text:span></text:p>
      <text:p text:style-name="P9"><text:span text:style-name="T4">&lt;</text:span><text:span text:style-name="T127">p</text:span><text:span text:style-name="T4">&gt;Finding HTML Elements by Tag Name&lt;</text:span><text:span text:style-name="T127">/p</text:span><text:span text:style-name="T4">&gt;</text:span></text:p>
      <text:p text:style-name="P9"><text:span text:style-name="T4">&lt;</text:span><text:span text:style-name="T127">p</text:span><text:span text:style-name="T4">&gt;This example demonstrates the &lt;</text:span><text:span text:style-name="T127">b</text:span><text:span text:style-name="T4">&gt;getElementsByTagName&lt;</text:span><text:span text:style-name="T127">/b</text:span><text:span text:style-name="T4">&gt; method.&lt;</text:span><text:span text:style-name="T127">/p</text:span><text:span text:style-name="T4">&gt;</text:span></text:p>
      <text:p text:style-name="P217"><text:span text:style-name="T14">&lt;</text:span><text:span text:style-name="T4">/div</text:span><text:span text:style-name="T14">&gt;</text:span></text:p>
      <text:p text:style-name="P9"/>
      <text:p text:style-name="P9"><text:span text:style-name="T4">&lt;</text:span><text:span text:style-name="T127">p</text:span><text:span text:style-name="T4"><text:s/>id="</text:span><text:span text:style-name="T79">demo</text:span><text:span text:style-name="T4">"&gt;&lt;</text:span><text:span text:style-name="T127">/p</text:span><text:span text:style-name="T4">&gt;</text:span></text:p>
      <text:p text:style-name="P9"/>
      <text:p text:style-name="P217"><text:span text:style-name="T14">&lt;</text:span><text:span text:style-name="T4">script</text:span><text:span text:style-name="T14">&gt;</text:span></text:p>
      <text:p text:style-name="P9"><text:span text:style-name="T79">const</text:span><text:span text:style-name="T4"><text:s/>x = document.getElementById(</text:span><text:span text:style-name="T127">"main"</text:span><text:span text:style-name="T4">);</text:span></text:p>
      <text:p text:style-name="P9"><text:span text:style-name="T79">const</text:span><text:span text:style-name="T4"><text:s/>y = x.getElementsByTagName(</text:span><text:span text:style-name="T127">"p"</text:span><text:span text:style-name="T4">);</text:span></text:p>
      <text:p text:style-name="P9"/>
      <text:p text:style-name="P9"><text:span text:style-name="T4">document.getElementById("demo").innerHTML = </text:span></text:p>
      <text:p text:style-name="P217"><text:span text:style-name="T4">'The second paragraph (index 1) inside "main" is: '</text:span><text:span text:style-name="T14"><text:s/>+ y[</text:span><text:span text:style-name="T128">1</text:span><text:span text:style-name="T14">].innerHTML;</text:span></text:p>
      <text:p text:style-name="P9"/>
      <text:p text:style-name="P217"><text:span text:style-name="T14">&lt;</text:span><text:span text:style-name="T4">/script</text:span><text:span text:style-name="T14">&gt;</text:span></text:p>
      <text:p text:style-name="P9"/>
      <text:p text:style-name="P9"><text:span text:style-name="T4">Result :</text:span></text:p>
      <text:p text:style-name="P9"/>
      <text:p text:style-name="P17"><text:span text:style-name="T4">Finding HTML Elements by Tag Name</text:span></text:p>
      <text:p text:style-name="P17"><text:span text:style-name="T4">This example demonstrates the </text:span><text:span text:style-name="T5">getElementsByTagName </text:span><text:span text:style-name="T4">method.</text:span></text:p>
      <text:p text:style-name="P9"><text:span text:style-name="T4">The second paragraph (index 1) inside "main" is: This example demonstrates the getElementsByTagName method.</text:span><text:line-break/></text:p>
      <text:p text:style-name="P4"/>
      <text:p text:style-name="P9"><text:span text:style-name="T5">Finding HTML Elements by Class Name</text:span></text:p>
      <text:p text:style-name="P9"/>
      <text:p text:style-name="P9"><text:span text:style-name="T4">If we have to find all the HTML elements with same class name, we will use </text:span><text:span text:style-name="T52">getElementByClassName ( )</text:span><text:span text:style-name="T4">.</text:span></text:p>
      <text:p text:style-name="P9"/>
      <text:p text:style-name="P9"><text:span text:style-name="T4">Ex :</text:span></text:p>
      <text:p text:style-name="P9"/>
      <text:p text:style-name="P9"><text:span text:style-name="T4">&lt;</text:span><text:span text:style-name="T9">h2</text:span><text:span text:style-name="T4">&gt;JavaScript HTML DOM&lt;/</text:span><text:span text:style-name="T9">h2</text:span><text:span text:style-name="T4">&gt;</text:span></text:p>
      <text:p text:style-name="P9"/>
      <text:p text:style-name="P9"><text:span text:style-name="T4">&lt;</text:span><text:span text:style-name="T9">p</text:span><text:span text:style-name="T4">&gt;Finding HTML Elements by Class Name.&lt;</text:span><text:span text:style-name="T9">/p</text:span><text:span text:style-name="T4">&gt;</text:span></text:p>
      <text:p text:style-name="P9"><text:span text:style-name="T4">&lt;</text:span><text:span text:style-name="T9">p</text:span><text:span text:style-name="T4"><text:s/></text:span><text:span text:style-name="T52">class</text:span><text:span text:style-name="T4">="</text:span><text:span text:style-name="T79">intro</text:span><text:span text:style-name="T4">"&gt;Hello World!&lt;</text:span><text:span text:style-name="T9">/p</text:span><text:span text:style-name="T4">&gt;</text:span></text:p>
      <text:p text:style-name="P9"><text:span text:style-name="T4">&lt;</text:span><text:span text:style-name="T9">p</text:span><text:span text:style-name="T4"><text:s/></text:span><text:span text:style-name="T52">class</text:span><text:span text:style-name="T4">="</text:span><text:span text:style-name="T79">intro</text:span><text:span text:style-name="T4">"&gt;This example demonstrates the &lt;</text:span><text:span text:style-name="T9">b</text:span><text:span text:style-name="T4">&gt;getElementsByClassName&lt;/b&gt; method.&lt;/p&gt;</text:span></text:p>
      <text:p text:style-name="P9"/>
      <text:p text:style-name="P9"><text:span text:style-name="T4">&lt;</text:span><text:span text:style-name="T9">p </text:span><text:span text:style-name="T52">id</text:span><text:span text:style-name="T4">="</text:span><text:span text:style-name="T79">demo</text:span><text:span text:style-name="T4">"&gt;&lt;</text:span><text:span text:style-name="T9">/p</text:span><text:span text:style-name="T4">&gt;</text:span></text:p>
      <text:p text:style-name="P9"/>
      <text:p text:style-name="P30"><text:span text:style-name="T14">&lt;</text:span><text:span text:style-name="T4">script</text:span><text:span text:style-name="T14">&gt;</text:span></text:p>
      <text:p text:style-name="P9"/>
      <text:p text:style-name="P9"><text:span text:style-name="T79">const</text:span><text:span text:style-name="T4"><text:s/>x = document.getElementsByClassName(</text:span><text:span text:style-name="T9">"intro"</text:span><text:span text:style-name="T4">);</text:span></text:p>
      <text:p text:style-name="P9"><text:span text:style-name="T4">document.getElementById("demo").innerHTML = </text:span></text:p>
      <text:p text:style-name="P30"><text:span text:style-name="T4">'The first paragraph (index 0) with class="intro" is:</text:span><text:span text:style-name="T14"><text:s/>' + x[</text:span><text:span text:style-name="T128">0</text:span><text:span text:style-name="T14">].innerHTML;</text:span></text:p>
      <text:p text:style-name="P9"/>
      <text:p text:style-name="P30"><text:span text:style-name="T14">&lt;</text:span><text:span text:style-name="T4">/script</text:span><text:span text:style-name="T14">&gt;</text:span></text:p>
      <text:p text:style-name="P9"/>
      <text:p text:style-name="P9"><text:span text:style-name="T4">Result : </text:span></text:p>
      <text:p text:style-name="P9"/>
      <text:p text:style-name="P37"><text:span text:style-name="T4">JavaScript HTML DOM</text:span></text:p>
      <text:p text:style-name="P17"><text:span text:style-name="T4">Finding HTML Elements by Class Name.</text:span></text:p>
      <text:p text:style-name="P17"><text:span text:style-name="T4">Hello World!</text:span></text:p>
      <text:p text:style-name="P17"><text:span text:style-name="T4">This example demonstrates the </text:span><text:span text:style-name="T5">getElementsByClassName </text:span><text:span text:style-name="T4">method.</text:span></text:p>
      <text:p text:style-name="P17"><text:span text:style-name="T4">The first paragraph (index 0) with class="intro" is: Hello World!</text:span></text:p>
      <text:p text:style-name="P9"><text:span text:style-name="T4">Another Ex :</text:span></text:p>
      <text:p text:style-name="P9"/>
      <text:p text:style-name="P17"><text:span text:style-name="T4">Use the </text:span><text:span text:style-name="T9">getElementsByTagName</text:span><text:span text:style-name="T4"><text:s/>method to find the first </text:span><text:span text:style-name="T9">&lt;p&gt;</text:span><text:span text:style-name="T4"><text:s/>element, and change its text to </text:span><text:span text:style-name="T9">"Hello"</text:span><text:span text:style-name="T4">.</text:span></text:p>
      <text:p text:style-name="P17"/>
      <text:p text:style-name="P4">document.getElementsByTagName("p")[0].innerHTML</text:p>
      <text:p text:style-name="P9"/>
      <text:p text:style-name="P9"><text:span text:style-name="T5">Finding HTML Elements by CSS Selectors</text:span></text:p>
      <text:p text:style-name="P9"/>
      <text:p text:style-name="P9"><text:span text:style-name="T4">If we want to find all the HTML elements that match a specified CSS Selector (id, class, names, types, attributes, values of attributes, etc), use the </text:span><text:span text:style-name="T52">querySelectorAll ( ) </text:span><text:span text:style-name="T4">method. For multiple selectors, separate each selector with a comma.</text:span></text:p>
      <text:p text:style-name="P9"/>
      <table:table table:name="Table70" table:style-name="Table1">
        <table:table-column table:style-name="TableColumn1"/>
        <table:table-row>
          <table:table-cell table:style-name="TableCell1">
            <text:p text:style-name="P9"><text:span text:style-name="T5">Syntax : </text:span><text:span text:style-name="T4">document.querySelectorAll ( CSS selectors )</text:span></text:p>
          </table:table-cell>
        </table:table-row>
      </table:table>
      <text:p text:style-name="P9"/>
      <text:p text:style-name="P9"><text:a xlink:type="simple" xlink:href="https://www.w3schools.com/jsref/met_document_queryselectorall.asp"><text:span text:style-name="T4">https://www.w3schools.com/jsref/met_document_queryselectorall.asp</text:span></text:a></text:p>
      <text:p text:style-name="P9"/>
      <text:p text:style-name="P9"><text:span text:style-name="T4">Ex :</text:span></text:p>
      <text:p text:style-name="P9"/>
      <text:p text:style-name="P21"><text:span text:style-name="T15">&lt;</text:span><text:span text:style-name="T16">h2</text:span><text:span text:style-name="T4"><text:s/></text:span><text:span text:style-name="T17">class</text:span><text:span text:style-name="T4"><text:s/>= </text:span><text:span text:style-name="T18">"names"</text:span><text:span text:style-name="T15">&gt;</text:span><text:span text:style-name="T4">These two names are together forever : 'IshAlok'</text:span><text:span text:style-name="T15">&lt;/</text:span><text:span text:style-name="T16">h2</text:span><text:span text:style-name="T15">&gt; </text:span></text:p>
      <text:p text:style-name="P22"><text:span text:style-name="T19">&lt;</text:span><text:span text:style-name="T20">p</text:span><text:s/><text:span text:style-name="T21">class</text:span><text:s/>= <text:span text:style-name="T22">"names"</text:span><text:span text:style-name="T19">&gt;</text:span>They love each other<text:span text:style-name="T19">&lt;/</text:span><text:span text:style-name="T20">p</text:span><text:span text:style-name="T19">&gt; </text:span></text:p>
      <text:p text:style-name="P22"><text:span text:style-name="T19">&lt;</text:span><text:span text:style-name="T20">p</text:span><text:s/><text:span text:style-name="T21">class</text:span><text:s/>= <text:span text:style-name="T22">"names"</text:span><text:span text:style-name="T19">&gt;</text:span>They are married now :)<text:span text:style-name="T19">&lt;/</text:span><text:span text:style-name="T20">p</text:span><text:span text:style-name="T19">&gt; </text:span></text:p>
      <text:p text:style-name="P23"/>
      <text:p text:style-name="P24"><text:span text:style-name="T19">&lt;</text:span>button<text:span text:style-name="T24"><text:s/></text:span><text:span text:style-name="T21">onclick</text:span><text:span text:style-name="T24">=</text:span><text:span text:style-name="T22">"</text:span><text:span text:style-name="T23">myFunc</text:span><text:span text:style-name="T22">()"</text:span><text:span text:style-name="T19">&gt;</text:span><text:span text:style-name="T24">Try it</text:span><text:span text:style-name="T19">&lt;/</text:span>button<text:span text:style-name="T19">&gt; </text:span></text:p>
      <text:p text:style-name="P23"/>
      <text:p text:style-name="P22"><text:span text:style-name="T19">&lt;</text:span><text:span text:style-name="T20">p</text:span><text:span text:style-name="T19">&gt;</text:span>Marriage is such a beautiful turn of our lives<text:span text:style-name="T19">&lt;/</text:span><text:span text:style-name="T20">p</text:span><text:span text:style-name="T19">&gt; </text:span></text:p>
      <text:p text:style-name="P22"><text:span text:style-name="T19">&lt;</text:span><text:span text:style-name="T20">p</text:span><text:span text:style-name="T19">&gt;</text:span>Everyone should get married<text:span text:style-name="T19">&lt;/</text:span><text:span text:style-name="T20">p</text:span><text:span text:style-name="T19">&gt; </text:span></text:p>
      <text:p text:style-name="P23"/>
      <text:p text:style-name="P24"><text:span text:style-name="T19">&lt;</text:span>script<text:span text:style-name="T19">&gt;</text:span></text:p>
      <text:p text:style-name="P23"/>
      <text:p text:style-name="P24">function<text:span text:style-name="T24"><text:s/></text:span><text:span text:style-name="T23">myFunc</text:span><text:span text:style-name="T24">() { </text:span></text:p>
      <text:p text:style-name="P22"><text:span text:style-name="T20">var</text:span><text:s/><text:span text:style-name="T21">x</text:span>, <text:span text:style-name="T21">i</text:span>; </text:p>
      <text:p text:style-name="P27"><text:span text:style-name="T21">x</text:span><text:span text:style-name="T24"><text:s/>= </text:span><text:span text:style-name="T21">document</text:span><text:span text:style-name="T24">.</text:span>querySelectorAll<text:span text:style-name="T24">(</text:span><text:span text:style-name="T22">".names"</text:span><text:span text:style-name="T24">); </text:span></text:p>
      <text:p text:style-name="P22"><text:span text:style-name="T88">for</text:span><text:s/>(<text:span text:style-name="T21">i</text:span>=<text:span text:style-name="T39">0</text:span>; <text:span text:style-name="T21">i</text:span><text:s/>&lt; <text:span text:style-name="T21">x</text:span>.<text:span text:style-name="T25">length</text:span>; <text:span text:style-name="T21">i</text:span><text:s/>++) { </text:p>
      <text:p text:style-name="P45">x<text:span text:style-name="T24">[</text:span>i<text:span text:style-name="T24">].</text:span>style<text:span text:style-name="T24">.</text:span>backgroundColor<text:span text:style-name="T24"><text:s/>= </text:span><text:span text:style-name="T22">"pink"</text:span><text:span text:style-name="T24">; </text:span></text:p>
      <text:p text:style-name="P22">} </text:p>
      <text:p text:style-name="P22">} </text:p>
      <text:p text:style-name="P22"/>
      <text:p text:style-name="P24"><text:span text:style-name="T19">&lt;/</text:span>script<text:span text:style-name="T19">&gt;</text:span></text:p>
      <text:p text:style-name="P9"/>
      <text:p text:style-name="P9"><text:span text:style-name="T4">Result : <text:s/></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pan text:style-name="T4">Another Ex :</text:span></text:p>
      <text:p text:style-name="P9"/>
      <text:p text:style-name="P74"><text:span text:style-name="T15">&lt;</text:span><text:span text:style-name="T4">script</text:span><text:span text:style-name="T15">&gt;</text:span></text:p>
      <text:p text:style-name="P23"/>
      <text:p text:style-name="P24">function<text:span text:style-name="T24"><text:s/></text:span><text:span text:style-name="T23">myFunc</text:span><text:span text:style-name="T24">() { </text:span></text:p>
      <text:p text:style-name="P22"><text:span text:style-name="T20">var</text:span><text:s/><text:span text:style-name="T21">x</text:span>, <text:span text:style-name="T21">i</text:span>, <text:span text:style-name="T21">y</text:span>; </text:p>
      <text:p text:style-name="P27"><text:span text:style-name="T21">x</text:span><text:span text:style-name="T24"><text:s/>= </text:span><text:span text:style-name="T21">document</text:span><text:span text:style-name="T24">.</text:span>querySelectorAll<text:span text:style-name="T24">(</text:span><text:span text:style-name="T22">"p.names"</text:span><text:span text:style-name="T24">); </text:span></text:p>
      <text:p text:style-name="P27"><text:span text:style-name="T21">y</text:span><text:span text:style-name="T24"><text:s/>= </text:span><text:span text:style-name="T21">document</text:span><text:span text:style-name="T24">.</text:span>querySelectorAll<text:span text:style-name="T24">(</text:span><text:span text:style-name="T22">"h2.names"</text:span><text:span text:style-name="T24">); </text:span></text:p>
      <text:p text:style-name="P22"><text:span text:style-name="T88">for</text:span><text:s/>(<text:span text:style-name="T21">i</text:span>=<text:span text:style-name="T39">0</text:span>; <text:span text:style-name="T21">i</text:span><text:s/>&lt; <text:span text:style-name="T21">x</text:span>.<text:span text:style-name="T25">length</text:span>; <text:span text:style-name="T21">i</text:span><text:s/>++) { </text:p>
      <text:p text:style-name="P23"/>
      <text:p text:style-name="P45">x<text:span text:style-name="T24">[</text:span>i<text:span text:style-name="T24">].</text:span>style<text:span text:style-name="T24">.</text:span>backgroundColor<text:span text:style-name="T24"><text:s/>= </text:span><text:span text:style-name="T22">"pink"</text:span><text:span text:style-name="T24">; </text:span></text:p>
      <text:p text:style-name="P45">y<text:span text:style-name="T24">[</text:span><text:span text:style-name="T39">1</text:span><text:span text:style-name="T24">].</text:span>style<text:span text:style-name="T24">.</text:span>backgroundColor<text:span text:style-name="T24"><text:s/>= </text:span><text:span text:style-name="T22">"green"</text:span><text:span text:style-name="T24">; </text:span></text:p>
      <text:p text:style-name="P22">} </text:p>
      <text:p text:style-name="P22">} </text:p>
      <text:p text:style-name="P24"><text:span text:style-name="T19">&lt;/</text:span>script<text:span text:style-name="T19">&gt;</text:span></text:p>
      <text:p text:style-name="P9"><text:span text:style-name="T4">Result :</text:span></text:p>
      <text:p text:style-name="P9"/>
      <text:p text:style-name="P9"/>
      <text:p text:style-name="P9"/>
      <text:p text:style-name="P9"/>
      <text:p text:style-name="P9"/>
      <text:p text:style-name="P9"/>
      <text:p text:style-name="P9"/>
      <text:p text:style-name="P9"/>
      <text:p text:style-name="P9"><text:span text:style-name="T5">Finding HTML Elements by HTML Object Collections</text:span></text:p>
      <text:p text:style-name="P9"/>
      <text:p text:style-name="P97"><text:span text:style-name="T4">Need help</text:span></text:p>
      <text:p text:style-name="P97"><text:span text:style-name="T4">https://www.w3schools.com/js/js_htmldom_elements.asp</text:span></text:p>
      <text:p text:style-name="P97"/>
      <text:p text:style-name="P10"/>
      <text:p text:style-name="P10"><text:span text:style-name="T5">48.2. HTML DOM – Changing HTML </text:span></text:p>
      <text:p text:style-name="P9"/>
      <text:p text:style-name="P9"><text:span text:style-name="T4">The HTML DOM allows JS to change the content of HTML elements.</text:span></text:p>
      <text:p text:style-name="P9"><text:span text:style-name="T4">The easiest way to change the contents of an HTML element is by using the </text:span><text:span text:style-name="T9">innerHTML</text:span><text:span text:style-name="T4"><text:s/>property.</text:span></text:p>
      <text:p text:style-name="P9"/>
      <text:p text:style-name="P9"><text:span text:style-name="T4">To change the content of an HTML element, we use :</text:span></text:p>
      <text:p text:style-name="P9"/>
      <table:table table:name="Table71" table:style-name="Table1">
        <table:table-column table:style-name="TableColumn1"/>
        <table:table-row>
          <table:table-cell table:style-name="TableCell1">
            <text:p text:style-name="P4"><text:span text:style-name="T66">document.getElementById(“id”).innerHTML = new HTML</text:span></text:p>
          </table:table-cell>
        </table:table-row>
      </table:table>
      <text:p text:style-name="P9"/>
      <text:p text:style-name="P9"><text:span text:style-name="T4">Ex :</text:span></text:p>
      <text:p text:style-name="P9"/>
      <text:p text:style-name="P58"><text:span text:style-name="T11">&lt;</text:span><text:span text:style-name="T4">html</text:span><text:span text:style-name="T11">&gt;</text:span><text:span text:style-name="T14"><text:line-break/></text:span><text:span text:style-name="T11">&lt;</text:span><text:span text:style-name="T4">body</text:span><text:span text:style-name="T11">&gt;</text:span><text:span text:style-name="T14"><text:line-break/><text:line-break/></text:span><text:span text:style-name="T11">&lt;</text:span><text:span text:style-name="T4">p </text:span><text:span text:style-name="T13">id</text:span><text:span text:style-name="T11">="p1"&gt;</text:span><text:span text:style-name="T14">Hello World!</text:span><text:span text:style-name="T11">&lt;</text:span><text:span text:style-name="T4">/p</text:span><text:span text:style-name="T11">&gt;</text:span><text:span text:style-name="T14"><text:line-break/><text:line-break/></text:span><text:span text:style-name="T11">&lt;</text:span><text:span text:style-name="T4">script</text:span><text:span text:style-name="T11">&gt;</text:span></text:p>
      <text:p text:style-name="P9"><text:span text:style-name="T4"><text:line-break/>document.getElementById(</text:span><text:span text:style-name="T12">"p1"</text:span><text:span text:style-name="T4">).innerHTML = </text:span><text:span text:style-name="T12">"New text!"</text:span><text:span text:style-name="T4">;</text:span></text:p>
      <text:p text:style-name="P58"><text:span text:style-name="T14"><text:line-break/></text:span><text:span text:style-name="T11">&lt;</text:span><text:span text:style-name="T4">/script</text:span><text:span text:style-name="T11">&gt;</text:span></text:p>
      <text:p text:style-name="P19"><text:span text:style-name="T4">------------------------- Another way of changing the contents by using </text:span><text:span text:style-name="T9">innerHTML</text:span></text:p>
      <text:p text:style-name="P58"><text:span text:style-name="T11">&lt;</text:span><text:span text:style-name="T4">script</text:span><text:span text:style-name="T11">&gt;</text:span></text:p>
      <text:p text:style-name="P9"><text:span text:style-name="T4"><text:line-break/></text:span><text:span text:style-name="T11">const </text:span><text:span text:style-name="T4">element = document.getElementById(</text:span><text:span text:style-name="T12">"id01"</text:span><text:span text:style-name="T4">);<text:line-break/>element.innerHTML = </text:span><text:span text:style-name="T12">"New Heading"</text:span><text:span text:style-name="T4">;<text:line-break/></text:span></text:p>
      <text:p text:style-name="P58"><text:span text:style-name="T11">&lt;</text:span><text:span text:style-name="T4">/script</text:span><text:span text:style-name="T11">&gt;</text:span><text:span text:style-name="T14"><text:line-break/><text:line-break/></text:span><text:span text:style-name="T11">&lt;</text:span><text:span text:style-name="T4">/body</text:span><text:span text:style-name="T11">&gt;</text:span><text:span text:style-name="T14"><text:line-break/></text:span><text:span text:style-name="T11">&lt;</text:span><text:span text:style-name="T4">/html</text:span><text:span text:style-name="T11">&gt;</text:span></text:p>
      <text:p text:style-name="P9"/>
      <text:p text:style-name="P9"><text:span text:style-name="T4">Result : <text:s/>New text !</text:span></text:p>
      <text:p text:style-name="P9"/>
      <text:p text:style-name="P17"><text:span text:style-name="T4">Example explained:</text:span></text:p>
      <text:list text:style-name="L4">
        <text:list-item>
          <text:p text:style-name="P7"><text:span text:style-name="T4">The HTML document above contains a </text:span><text:span text:style-name="T8">&lt;p&gt; </text:span><text:span text:style-name="T4">element with </text:span><text:span text:style-name="T8">id="p1"</text:span></text:p>
        </text:list-item>
        <text:list-item>
          <text:p text:style-name="P7"><text:span text:style-name="T4">We use the HTML DOM to get the element with </text:span><text:span text:style-name="T8">id="p1"</text:span></text:p>
        </text:list-item>
        <text:list-item>
          <text:p text:style-name="P66"><text:span text:style-name="T4">A JavaScript changes the content (</text:span><text:span text:style-name="T8">innerHTML</text:span><text:span text:style-name="T4">) of that element to "New text!"</text:span></text:p>
        </text:list-item>
      </text:list>
      <text:p text:style-name="P64"><text:span text:style-name="T7">48.2.1. Changing the Value of an Attribute</text:span></text:p>
      <text:p text:style-name="P64">To change the value of an HTML attribute, we use :</text:p>
      <table:table table:name="Table72" table:style-name="Table1">
        <table:table-column table:style-name="TableColumn1"/>
        <table:table-row>
          <table:table-cell table:style-name="TableCell1">
            <text:p text:style-name="P4"><text:span text:style-name="T66">document.getElementById(“id”).attribute = new value</text:span></text:p>
          </table:table-cell>
        </table:table-row>
      </table:table>
      <text:p text:style-name="P64"/>
      <text:p text:style-name="P64">Ex :</text:p>
      <text:p text:style-name="P21"><text:span text:style-name="T19">&lt;</text:span><text:span text:style-name="T20">p</text:span><text:span text:style-name="T19">&gt;</text:span>Marriage is such a beautiful turn of our lives<text:span text:style-name="T19">&lt;/</text:span><text:span text:style-name="T20">p</text:span><text:span text:style-name="T19">&gt; </text:span></text:p>
      <text:p text:style-name="P22"><text:span text:style-name="T19">&lt;</text:span><text:span text:style-name="T20">p</text:span><text:span text:style-name="T19">&gt;</text:span>Everyone should get married<text:span text:style-name="T19">&lt;/</text:span><text:span text:style-name="T20">p</text:span><text:span text:style-name="T19">&gt; </text:span></text:p>
      <text:p text:style-name="P23"/>
      <text:p text:style-name="P26"><text:span text:style-name="T19">&lt;</text:span><text:span text:style-name="T20">img</text:span><text:span text:style-name="T24"><text:s/></text:span><text:span text:style-name="T21">id</text:span><text:span text:style-name="T24">=</text:span>"image"<text:span text:style-name="T24"><text:s/></text:span><text:span text:style-name="T21">src</text:span><text:span text:style-name="T24">=</text:span>"Tatto.gif"<text:span text:style-name="T24"><text:s/></text:span><text:span text:style-name="T21">width</text:span><text:span text:style-name="T24">=</text:span>"100"<text:span text:style-name="T24"><text:s/></text:span><text:span text:style-name="T21">height</text:span><text:span text:style-name="T24">=</text:span>"100"<text:span text:style-name="T19">&gt; </text:span></text:p>
      <text:p text:style-name="P23"/>
      <text:p text:style-name="P24"><text:span text:style-name="T19">&lt;</text:span>script<text:span text:style-name="T19">&gt;</text:span></text:p>
      <text:p text:style-name="P23"/>
      <text:p text:style-name="P26"><text:span text:style-name="T21">document</text:span><text:span text:style-name="T24">.</text:span><text:span text:style-name="T23">getElementById</text:span><text:span text:style-name="T24">(</text:span>"image"<text:span text:style-name="T24">).</text:span><text:span text:style-name="T21">src</text:span><text:span text:style-name="T24"><text:s/>= </text:span>"Roses.gif"<text:span text:style-name="T24">; </text:span></text:p>
      <text:p text:style-name="P23"/>
      <text:p text:style-name="P24"><text:span text:style-name="T19">&lt;/</text:span>script<text:span text:style-name="T19">&gt;</text:span></text:p>
      <text:p text:style-name="P64"/>
      <text:p text:style-name="P64">Result :</text:p>
      <text:p text:style-name="P64"/>
      <text:p text:style-name="P9"/>
      <text:p text:style-name="P9"/>
      <text:p text:style-name="P9"/>
      <text:p text:style-name="P9"/>
      <text:p text:style-name="P9"/>
      <text:p text:style-name="P9"/>
      <text:p text:style-name="P9"/>
      <text:p text:style-name="P9"/>
      <text:p text:style-name="P17"><text:span text:style-name="T4">Example explained:</text:span></text:p>
      <text:list text:style-name="L4">
        <text:list-item>
          <text:p text:style-name="P7"><text:span text:style-name="T4">The HTML document above contains an </text:span><text:span text:style-name="T8">&lt;img&gt; </text:span><text:span text:style-name="T4">element with </text:span><text:span text:style-name="T8">id="image"</text:span></text:p>
        </text:list-item>
        <text:list-item>
          <text:p text:style-name="P7"><text:span text:style-name="T4">We use the HTML DOM to get the element with </text:span><text:span text:style-name="T8">id="image"</text:span></text:p>
        </text:list-item>
        <text:list-item>
          <text:p text:style-name="P66"><text:span text:style-name="T4">A JavaScript changes the </text:span><text:span text:style-name="T8">src </text:span><text:span text:style-name="T4">attribute of that element from "tatto.gif" to "roses.jpg"</text:span></text:p>
        </text:list-item>
      </text:list>
      <text:p text:style-name="P9"/>
      <text:p text:style-name="P9"><text:span text:style-name="T4">Another Ex :</text:span></text:p>
      <text:p text:style-name="P9"/>
      <text:p text:style-name="P21"><text:span text:style-name="T15">&lt;</text:span><text:span text:style-name="T16">h2</text:span><text:span text:style-name="T4"><text:s/></text:span><text:span text:style-name="T17">class</text:span><text:span text:style-name="T4"><text:s/>= </text:span><text:span text:style-name="T18">"names"</text:span><text:span text:style-name="T15">&gt;</text:span><text:span text:style-name="T4">These two names are together forever : 'IshAlok'</text:span><text:span text:style-name="T15">&lt;/</text:span><text:span text:style-name="T16">h2</text:span><text:span text:style-name="T15">&gt; </text:span></text:p>
      <text:p text:style-name="P22"><text:span text:style-name="T19">&lt;</text:span><text:span text:style-name="T20">h2</text:span><text:s/><text:span text:style-name="T21">class</text:span><text:s/>= <text:span text:style-name="T22">"names"</text:span><text:span text:style-name="T19">&gt;</text:span><text:s/>They are happily married. <text:span text:style-name="T19">&lt;/</text:span><text:span text:style-name="T20">h2</text:span><text:span text:style-name="T19">&gt; </text:span></text:p>
      <text:p text:style-name="P22"><text:span text:style-name="T19">&lt;</text:span><text:span text:style-name="T20">p</text:span><text:s/><text:span text:style-name="T21">class</text:span><text:s/>= <text:span text:style-name="T22">"names"</text:span><text:span text:style-name="T19">&gt;</text:span>They love eachother<text:span text:style-name="T19">&lt;/</text:span><text:span text:style-name="T20">p</text:span><text:span text:style-name="T19">&gt; </text:span></text:p>
      <text:p text:style-name="P22"><text:span text:style-name="T19">&lt;</text:span><text:span text:style-name="T20">p</text:span><text:s/><text:span text:style-name="T21">class</text:span><text:s/>= <text:span text:style-name="T22">"names"</text:span><text:span text:style-name="T19">&gt;</text:span>They are married now :) <text:span text:style-name="T19">&lt;/</text:span><text:span text:style-name="T20">p</text:span><text:span text:style-name="T19">&gt; </text:span></text:p>
      <text:p text:style-name="P23"/>
      <text:p text:style-name="P24"><text:span text:style-name="T19">&lt;</text:span>button<text:span text:style-name="T24"><text:s/></text:span><text:span text:style-name="T21">onclick</text:span><text:span text:style-name="T24"><text:s/>= </text:span><text:span text:style-name="T22">"</text:span><text:span text:style-name="T23">myFunc</text:span><text:span text:style-name="T22">()"</text:span><text:span text:style-name="T19">&gt;</text:span><text:span text:style-name="T24">Try it</text:span><text:span text:style-name="T19">&lt;/</text:span>button<text:span text:style-name="T19">&gt; </text:span></text:p>
      <text:p text:style-name="P23"/>
      <text:p text:style-name="P22"><text:span text:style-name="T19">&lt;</text:span><text:span text:style-name="T20">p</text:span><text:span text:style-name="T19">&gt;</text:span>Marriage is such a beautiful turn of our lives<text:span text:style-name="T19">&lt;/</text:span><text:span text:style-name="T20">p</text:span><text:span text:style-name="T19">&gt; </text:span></text:p>
      <text:p text:style-name="P22"><text:span text:style-name="T19">&lt;</text:span><text:span text:style-name="T20">p</text:span><text:span text:style-name="T19">&gt;</text:span>Everyone should get married<text:span text:style-name="T19">&lt;/</text:span><text:span text:style-name="T20">p</text:span><text:span text:style-name="T19">&gt; </text:span></text:p>
      <text:p text:style-name="P23"/>
      <text:p text:style-name="P26"><text:span text:style-name="T19">&lt;</text:span><text:span text:style-name="T20">img</text:span><text:span text:style-name="T24"><text:s/></text:span><text:span text:style-name="T21">id</text:span><text:span text:style-name="T24">=</text:span>"image"<text:span text:style-name="T24"><text:s/></text:span><text:span text:style-name="T21">src</text:span><text:span text:style-name="T24">=</text:span>"Tatto.gif"<text:span text:style-name="T24"><text:s/></text:span><text:span text:style-name="T21">width</text:span><text:span text:style-name="T24">=</text:span>"100"<text:span text:style-name="T24"><text:s/></text:span><text:span text:style-name="T21">height</text:span><text:span text:style-name="T24">=</text:span>"100"<text:span text:style-name="T19">&gt; </text:span></text:p>
      <text:p text:style-name="P23"/>
      <text:p text:style-name="P24"><text:span text:style-name="T19">&lt;</text:span>script<text:span text:style-name="T19">&gt;</text:span></text:p>
      <text:p text:style-name="P23"/>
      <text:p text:style-name="P24">function<text:span text:style-name="T24"><text:s/></text:span><text:span text:style-name="T23">myFunc</text:span><text:span text:style-name="T24">() { </text:span></text:p>
      <text:p text:style-name="P22"><text:span text:style-name="T20">var</text:span><text:s/><text:span text:style-name="T21">x</text:span>; </text:p>
      <text:p text:style-name="P26"><text:span text:style-name="T21">x</text:span><text:span text:style-name="T24"><text:s/>= </text:span><text:span text:style-name="T21">document</text:span><text:span text:style-name="T24">.</text:span><text:span text:style-name="T23">getElementById</text:span><text:span text:style-name="T24">(</text:span>"image"<text:span text:style-name="T24">).</text:span><text:span text:style-name="T21">src</text:span><text:span text:style-name="T24"><text:s/>= </text:span>"Roses.gif"<text:span text:style-name="T24">; </text:span></text:p>
      <text:p text:style-name="P22">} </text:p>
      <text:p text:style-name="P23"/>
      <text:p text:style-name="P24"><text:span text:style-name="T19">&lt;/</text:span>script<text:span text:style-name="T19">&gt;</text:span></text:p>
      <text:p text:style-name="P9"/>
      <text:p text:style-name="P9"><text:span text:style-name="T4">Result :</text:span></text:p>
      <text:p text:style-name="P9"/>
      <text:p text:style-name="P9"><text:span text:style-name="T4">When we click the button,</text:span></text:p>
      <text:p text:style-name="P213"><text:s/>it will change the image</text:p>
      <text:p text:style-name="P9"/>
      <text:p text:style-name="P9"/>
      <text:p text:style-name="P9"/>
      <text:p text:style-name="P9"/>
      <text:p text:style-name="P9"/>
      <text:p text:style-name="P9"/>
      <text:p text:style-name="P10"><text:span text:style-name="T5">48.3. Dynamic HTML content </text:span></text:p>
      <text:p text:style-name="P10"/>
      <text:p text:style-name="P9"><text:span text:style-name="T4">JS can create dynamic (constant change) HTML content.</text:span></text:p>
      <text:p text:style-name="P9"/>
      <text:p text:style-name="P9"><text:span text:style-name="T4">Ex : </text:span></text:p>
      <text:p text:style-name="P9"/>
      <text:p text:style-name="P58"><text:span text:style-name="T11">&lt;</text:span><text:span text:style-name="T4">script</text:span><text:span text:style-name="T11">&gt;</text:span></text:p>
      <text:p text:style-name="P9"><text:span text:style-name="T4"><text:line-break/>document.getElementById(</text:span><text:span text:style-name="T12">"demo"</text:span><text:span text:style-name="T4">).innerHTML = </text:span><text:span text:style-name="T12">"Date: " </text:span><text:span text:style-name="T4">+ Date();</text:span></text:p>
      <text:p text:style-name="P19"/>
      <text:p text:style-name="P58"><text:span text:style-name="T11">&lt;</text:span><text:span text:style-name="T4">/script</text:span><text:span text:style-name="T11">&gt;</text:span></text:p>
      <text:p text:style-name="P19"/>
      <text:p text:style-name="P9"><text:span text:style-name="T4">Result : <text:s/>Date: Thu Aug 26 2021 17:34:49 GMT-0700 (Pacific Daylight Time) <text:s/>(current date and time)</text:span></text:p>
      <text:p text:style-name="P9"/>
      <text:p text:style-name="P9"><text:span text:style-name="T5">48.3.1. document.write ()</text:span></text:p>
      <text:p text:style-name="P9"/>
      <text:p text:style-name="P9"><text:span text:style-name="T4">In JS, </text:span><text:span text:style-name="T9">document.write () </text:span><text:span text:style-name="T4">can be used to write directly to the HTML output stream :</text:span></text:p>
      <text:p text:style-name="P9"/>
      <text:p text:style-name="P9"><text:span text:style-name="T4">Ex :</text:span></text:p>
      <text:p text:style-name="P9"/>
      <text:p text:style-name="P9"><text:span text:style-name="T4">&lt;script&gt;</text:span></text:p>
      <text:p text:style-name="P9"/>
      <text:p text:style-name="P9"><text:span text:style-name="T4">document.write(Date());</text:span></text:p>
      <text:p text:style-name="P9"/>
      <text:p text:style-name="P9"><text:span text:style-name="T4">&lt;/script&gt;</text:span></text:p>
      <text:p text:style-name="P9"/>
      <text:p text:style-name="P18"><text:span text:style-name="T14">Result : </text:span><text:span text:style-name="T4">Thu Aug 26 2021 17:48:20 GMT-0700 (Pacific Daylight Time)</text:span></text:p>
      <text:p text:style-name="P9"/>
      <text:p text:style-name="P18"><text:span text:style-name="T29">Note</text:span><text:span text:style-name="T14"><text:s/>: Never use </text:span><text:span text:style-name="T9">document.write () </text:span><text:span text:style-name="T4">after the document is loaded. It will overwrite the document.</text:span></text:p>
      <text:p text:style-name="P9"/>
      <text:p text:style-name="P10"><text:span text:style-name="T5">48.4. JS Forms </text:span></text:p>
      <text:p text:style-name="P10"/>
      <text:p text:style-name="P18"><text:span text:style-name="T4">HTML form validation can be done by JS.</text:span></text:p>
      <text:p text:style-name="P9"><text:span text:style-name="T4">If a form field is empty, this function alerts a message, and returns false, to prevent the form from being submitted.</text:span></text:p>
      <text:p text:style-name="P9"/>
      <text:p text:style-name="P21"><text:span text:style-name="T15">&lt;</text:span><text:span text:style-name="T16">title</text:span><text:span text:style-name="T15">&gt;</text:span><text:span text:style-name="T4">Form Validation</text:span><text:span text:style-name="T15">&lt;/</text:span><text:span text:style-name="T16">title</text:span><text:span text:style-name="T15">&gt;</text:span></text:p>
      <text:p text:style-name="P26"><text:span text:style-name="T19">&lt;</text:span><text:span text:style-name="T20">link</text:span><text:span text:style-name="T24"><text:s/></text:span><text:span text:style-name="T21">rel</text:span><text:span text:style-name="T24">=</text:span>"stylesheet"<text:span text:style-name="T24"><text:s/></text:span><text:span text:style-name="T21">href</text:span><text:span text:style-name="T24">=</text:span>"style.css"<text:span text:style-name="T19">&gt;</text:span></text:p>
      <text:p text:style-name="P23"/>
      <text:p text:style-name="P24"><text:span text:style-name="T19">&lt;</text:span>script<text:span text:style-name="T19">&gt;</text:span></text:p>
      <text:p text:style-name="P22"><text:span text:style-name="T20">function</text:span><text:s/>validate() {</text:p>
      <text:p text:style-name="P22"><text:span text:style-name="T20">var</text:span><text:s/>name = document.myForm.name;</text:p>
      <text:p text:style-name="P22"><text:span text:style-name="T20">var</text:span><text:s/>mobile = document.myForm.mobile;</text:p>
      <text:p text:style-name="P22"><text:span text:style-name="T20">var</text:span><text:s/>email = document.myForm.email;</text:p>
      <text:p text:style-name="P22"><text:span text:style-name="T20">var</text:span><text:s/>gender = document.myForm.gender;</text:p>
      <text:p text:style-name="P22"><text:span text:style-name="T20">var</text:span><text:s/>course = document.myForm.course;</text:p>
      <text:p text:style-name="P22"><text:span text:style-name="T20">var</text:span><text:s/>batch = document.myForm.batch;</text:p>
      <text:p text:style-name="P22"><text:span text:style-name="T20">if</text:span><text:s/>(name.value.length &lt;= <text:span text:style-name="T39">0</text:span>) {</text:p>
      <text:p text:style-name="P26"><text:span text:style-name="T24">alert (</text:span>"Name is required"<text:span text:style-name="T24">);</text:span></text:p>
      <text:p text:style-name="P22">name.focus();</text:p>
      <text:p text:style-name="P24">return<text:span text:style-name="T24"><text:s/></text:span>false<text:span text:style-name="T24">;</text:span></text:p>
      <text:p text:style-name="P22">} </text:p>
      <text:p text:style-name="P22"><text:span text:style-name="T20">if</text:span><text:s/>(mobile.value.length &lt;= <text:span text:style-name="T39">0</text:span>) {</text:p>
      <text:p text:style-name="P26"><text:span text:style-name="T24">alert (</text:span>"Mobile number is required"<text:span text:style-name="T24">);</text:span></text:p>
      <text:p text:style-name="P22">mobile.focus();</text:p>
      <text:p text:style-name="P24">return<text:span text:style-name="T24"><text:s/></text:span>false<text:span text:style-name="T24">;</text:span></text:p>
      <text:p text:style-name="P22">} </text:p>
      <text:p text:style-name="P22"><text:span text:style-name="T20">if</text:span><text:s/>(email.value.length &lt;= <text:span text:style-name="T39">0</text:span>) {</text:p>
      <text:p text:style-name="P26"><text:span text:style-name="T24">alert (</text:span>"email is required"<text:span text:style-name="T24">);</text:span></text:p>
      <text:p text:style-name="P22">email.focus();</text:p>
      <text:p text:style-name="P24">return<text:span text:style-name="T24"><text:s/></text:span>false<text:span text:style-name="T24">;</text:span></text:p>
      <text:p text:style-name="P22">} </text:p>
      <text:p text:style-name="P22"><text:span text:style-name="T20">if</text:span><text:s/>(gender.value.length &lt;= <text:span text:style-name="T39">0</text:span>) {</text:p>
      <text:p text:style-name="P26"><text:span text:style-name="T24">alert (</text:span>"Gender is required"<text:span text:style-name="T24">);</text:span></text:p>
      <text:p text:style-name="P22">gender.focus();</text:p>
      <text:p text:style-name="P24">return<text:span text:style-name="T24"><text:s/></text:span>false<text:span text:style-name="T24">;</text:span></text:p>
      <text:p text:style-name="P22">} </text:p>
      <text:p text:style-name="P22"><text:span text:style-name="T20">if</text:span><text:s/>(course.value == <text:span text:style-name="T22">"Select Course"</text:span>) {</text:p>
      <text:p text:style-name="P26"><text:span text:style-name="T24">alert (</text:span>"Course is required"<text:span text:style-name="T24">);</text:span></text:p>
      <text:p text:style-name="P22">course.focus();</text:p>
      <text:p text:style-name="P24">return<text:span text:style-name="T24"><text:s/></text:span>false<text:span text:style-name="T24">;</text:span></text:p>
      <text:p text:style-name="P22">} </text:p>
      <text:p text:style-name="P173">//For accessing the checkboxes, we will use arrays and for that, </text:p>
      <text:p text:style-name="P173">//we will have to use "for loop"</text:p>
      <text:p text:style-name="P22"><text:span text:style-name="T20">var</text:span><text:s/>check = <text:span text:style-name="T20">false</text:span>;</text:p>
      <text:p text:style-name="P22"><text:span text:style-name="T20">for</text:span><text:s/>(<text:span text:style-name="T20">var</text:span><text:s/>i = batch.length - <text:span text:style-name="T39">1</text:span>; i&gt;= <text:span text:style-name="T39">0</text:span>; i--) {</text:p>
      <text:p text:style-name="P22"><text:span text:style-name="T20">if</text:span>(batch[i].checked) {</text:p>
      <text:p text:style-name="P22">check = <text:span text:style-name="T20">true</text:span>;</text:p>
      <text:p text:style-name="P22">}</text:p>
      <text:p text:style-name="P22">}</text:p>
      <text:p text:style-name="P22"><text:span text:style-name="T20">if</text:span><text:s/>(check == <text:span text:style-name="T20">false</text:span>) {</text:p>
      <text:p text:style-name="P26"><text:span text:style-name="T24">alert (</text:span>"Batch is required"<text:span text:style-name="T24">);</text:span></text:p>
      <text:p text:style-name="P22">batch.focus();</text:p>
      <text:p text:style-name="P24">return<text:span text:style-name="T24"><text:s/></text:span>false<text:span text:style-name="T24">;</text:span></text:p>
      <text:p text:style-name="P22">} </text:p>
      <text:p text:style-name="P24">return<text:span text:style-name="T24"><text:s/></text:span>false<text:span text:style-name="T24">;</text:span></text:p>
      <text:p text:style-name="P22">}</text:p>
      <text:p text:style-name="P24"><text:span text:style-name="T19">&lt;/</text:span>script<text:span text:style-name="T19">&gt;</text:span></text:p>
      <text:p text:style-name="P24"><text:span text:style-name="T19">&lt;/</text:span>head<text:span text:style-name="T19">&gt;</text:span></text:p>
      <text:p text:style-name="P24"><text:span text:style-name="T19">&lt;</text:span>body<text:span text:style-name="T19">&gt;</text:span></text:p>
      <text:p text:style-name="P22"><text:span text:style-name="T19">&lt;</text:span><text:span text:style-name="T20">h1</text:span><text:span text:style-name="T19">&gt;</text:span><text:s/>Please fill the below form<text:span text:style-name="T19">&lt;/</text:span><text:span text:style-name="T20">h1</text:span><text:span text:style-name="T19">&gt;</text:span></text:p>
      <text:p text:style-name="P45"><text:span text:style-name="T19">&lt;</text:span><text:span text:style-name="T20">form</text:span><text:span text:style-name="T24"><text:s/></text:span>method<text:span text:style-name="T24">=</text:span><text:span text:style-name="T22">""</text:span><text:span text:style-name="T24"><text:s/></text:span>action<text:span text:style-name="T24">=</text:span><text:span text:style-name="T22">""</text:span><text:span text:style-name="T24"><text:s/></text:span>name<text:span text:style-name="T24">=</text:span><text:span text:style-name="T22">"myForm"</text:span><text:span text:style-name="T24"><text:s/></text:span>onsubmit<text:span text:style-name="T24">=</text:span><text:span text:style-name="T22">"validate()"</text:span><text:span text:style-name="T19">&gt;</text:span></text:p>
      <text:p text:style-name="P22"><text:span text:style-name="T19">&lt;</text:span><text:span text:style-name="T20">h2</text:span><text:span text:style-name="T19">&gt;</text:span><text:s/>Student Form<text:span text:style-name="T19">&lt;/</text:span><text:span text:style-name="T20">h2</text:span><text:span text:style-name="T19">&gt;</text:span></text:p>
      <text:p text:style-name="P24"><text:span text:style-name="T19">&lt;</text:span>table<text:span text:style-name="T19">&gt;</text:span></text:p>
      <text:p text:style-name="P24"><text:span text:style-name="T19">&lt;</text:span>tr<text:span text:style-name="T19">&gt;</text:span></text:p>
      <text:p text:style-name="P24"><text:span text:style-name="T19">&lt;</text:span>td<text:span text:style-name="T19">&gt;&lt;</text:span>label<text:span text:style-name="T19">&gt;</text:span><text:span text:style-name="T24">Name: </text:span><text:span text:style-name="T19">&lt;/</text:span>label<text:span text:style-name="T19">&gt;&lt;/</text:span>td<text:span text:style-name="T19">&gt;</text:span></text:p>
      <text:p text:style-name="P26"><text:span text:style-name="T19">&lt;</text:span><text:span text:style-name="T20">td</text:span><text:span text:style-name="T19">&gt;&lt;</text:span><text:span text:style-name="T20">input</text:span><text:span text:style-name="T24"><text:s/></text:span><text:span text:style-name="T21">type</text:span><text:span text:style-name="T24">=</text:span>"text"<text:span text:style-name="T24"><text:s/></text:span><text:span text:style-name="T21">name</text:span><text:span text:style-name="T24">=</text:span>"name"<text:span text:style-name="T19">&gt;</text:span><text:span text:style-name="T24"><text:s/></text:span><text:span text:style-name="T19">&lt;/</text:span><text:span text:style-name="T20">td</text:span><text:span text:style-name="T19">&gt;</text:span></text:p>
      <text:p text:style-name="P176">&lt;/<text:span text:style-name="T20">tr</text:span>&gt;</text:p>
      <text:p text:style-name="P23"/>
      <text:p text:style-name="P24"><text:span text:style-name="T19">&lt;</text:span>tr<text:span text:style-name="T19">&gt;</text:span></text:p>
      <text:p text:style-name="P24"><text:span text:style-name="T19">&lt;</text:span>td<text:span text:style-name="T19">&gt;&lt;</text:span>label<text:span text:style-name="T19">&gt;</text:span><text:span text:style-name="T24">Mobile:</text:span><text:span text:style-name="T19">&lt;/</text:span>label<text:span text:style-name="T19">&gt;&lt;/</text:span>td<text:span text:style-name="T19">&gt;</text:span></text:p>
      <text:p text:style-name="P26"><text:span text:style-name="T19">&lt;</text:span><text:span text:style-name="T20">td</text:span><text:span text:style-name="T19">&gt;&lt;</text:span><text:span text:style-name="T20">input</text:span><text:span text:style-name="T24"><text:s/></text:span><text:span text:style-name="T21">type</text:span><text:span text:style-name="T24">=</text:span>"text"<text:span text:style-name="T24"><text:s/></text:span><text:span text:style-name="T21">name</text:span><text:span text:style-name="T24">=</text:span>"mobile"<text:span text:style-name="T19">&gt;</text:span><text:span text:style-name="T24"><text:s/></text:span><text:span text:style-name="T19">&lt;/</text:span><text:span text:style-name="T20">td</text:span><text:span text:style-name="T19">&gt;</text:span></text:p>
      <text:p text:style-name="P176">&lt;/<text:span text:style-name="T20">tr</text:span>&gt;</text:p>
      <text:p text:style-name="P23"/>
      <text:p text:style-name="P24"><text:span text:style-name="T19">&lt;</text:span>tr<text:span text:style-name="T19">&gt;</text:span></text:p>
      <text:p text:style-name="P24"><text:span text:style-name="T19">&lt;</text:span>td<text:span text:style-name="T19">&gt;&lt;</text:span>label<text:span text:style-name="T19">&gt;</text:span><text:span text:style-name="T24">Email:</text:span><text:span text:style-name="T19">&lt;/</text:span>label<text:span text:style-name="T19">&gt;&lt;/</text:span>td<text:span text:style-name="T19">&gt;</text:span></text:p>
      <text:p text:style-name="P26"><text:span text:style-name="T19">&lt;</text:span><text:span text:style-name="T20">td</text:span><text:span text:style-name="T19">&gt;&lt;</text:span><text:span text:style-name="T20">input</text:span><text:span text:style-name="T24"><text:s/></text:span><text:span text:style-name="T21">type</text:span><text:span text:style-name="T24">=</text:span>"text"<text:span text:style-name="T24"><text:s/></text:span><text:span text:style-name="T21">name</text:span><text:span text:style-name="T24">=</text:span>"email"<text:span text:style-name="T19">&gt;</text:span><text:span text:style-name="T24"><text:s/></text:span><text:span text:style-name="T19">&lt;/</text:span><text:span text:style-name="T20">td</text:span><text:span text:style-name="T19">&gt;</text:span></text:p>
      <text:p text:style-name="P176">&lt;/<text:span text:style-name="T20">tr</text:span>&gt;</text:p>
      <text:p text:style-name="P23"/>
      <text:p text:style-name="P24"><text:span text:style-name="T19">&lt;</text:span>tr<text:span text:style-name="T19">&gt;</text:span></text:p>
      <text:p text:style-name="P24"><text:span text:style-name="T19">&lt;</text:span>td<text:span text:style-name="T19">&gt;&lt;</text:span>label<text:span text:style-name="T19">&gt;</text:span><text:span text:style-name="T24">Gender:</text:span><text:span text:style-name="T19">&lt;/</text:span>label<text:span text:style-name="T19">&gt;&lt;/</text:span>td<text:span text:style-name="T19">&gt;</text:span></text:p>
      <text:p text:style-name="P24"><text:span text:style-name="T19">&lt;</text:span>td<text:span text:style-name="T19">&gt;</text:span></text:p>
      <text:p text:style-name="P26"><text:span text:style-name="T19">&lt;</text:span><text:span text:style-name="T20">input</text:span><text:span text:style-name="T24"><text:s/></text:span><text:span text:style-name="T21">type</text:span><text:span text:style-name="T24">=</text:span>"radio"<text:span text:style-name="T24"><text:s/></text:span><text:span text:style-name="T21">name</text:span><text:span text:style-name="T24">=</text:span>"gender"<text:span text:style-name="T24"><text:s/></text:span><text:span text:style-name="T21">value</text:span><text:span text:style-name="T24">=</text:span>"Male"<text:span text:style-name="T19">&gt;</text:span><text:span text:style-name="T24"><text:s/>Male</text:span></text:p>
      <text:p text:style-name="P26"><text:span text:style-name="T19">&lt;</text:span><text:span text:style-name="T20">input</text:span><text:span text:style-name="T24"><text:s/></text:span><text:span text:style-name="T21">type</text:span><text:span text:style-name="T24">=</text:span>"radio"<text:span text:style-name="T24"><text:s/></text:span><text:span text:style-name="T21">name</text:span><text:span text:style-name="T24">=</text:span>"gender"<text:span text:style-name="T24"><text:s/></text:span><text:span text:style-name="T21">value</text:span><text:span text:style-name="T24">=</text:span>"Female"<text:span text:style-name="T19">&gt;</text:span><text:span text:style-name="T24"><text:s/>Female</text:span></text:p>
      <text:p text:style-name="P176">&lt;/<text:span text:style-name="T20">td</text:span>&gt;</text:p>
      <text:p text:style-name="P176">&lt;/<text:span text:style-name="T20">tr</text:span>&gt;<text:span text:style-name="T24"><text:s/></text:span></text:p>
      <text:p text:style-name="P24"><text:span text:style-name="T19">&lt;</text:span>tr<text:span text:style-name="T19">&gt;</text:span></text:p>
      <text:p text:style-name="P24"><text:span text:style-name="T19">&lt;</text:span>td<text:span text:style-name="T19">&gt;&lt;</text:span>label<text:span text:style-name="T19">&gt;</text:span><text:span text:style-name="T24">Course:</text:span><text:span text:style-name="T19">&lt;/</text:span>label<text:span text:style-name="T19">&gt;&lt;/</text:span>td<text:span text:style-name="T19">&gt;</text:span></text:p>
      <text:p text:style-name="P24"><text:span text:style-name="T19">&lt;</text:span>td<text:span text:style-name="T19">&gt;</text:span></text:p>
      <text:p text:style-name="P26"><text:span text:style-name="T19">&lt;</text:span><text:span text:style-name="T20">select</text:span><text:span text:style-name="T24"><text:s/></text:span><text:span text:style-name="T21">name</text:span><text:span text:style-name="T24">=</text:span>"course"<text:span text:style-name="T19">&gt;</text:span></text:p>
      <text:p text:style-name="P22"><text:span text:style-name="T19">&lt;</text:span><text:span text:style-name="T20">option</text:span><text:s/><text:span text:style-name="T21">value</text:span>=<text:span text:style-name="T22">"Select Course"</text:span><text:span text:style-name="T19">&gt;</text:span>Select Course<text:span text:style-name="T19">&lt;/</text:span><text:span text:style-name="T20">option</text:span><text:span text:style-name="T19">&gt;</text:span></text:p>
      <text:p text:style-name="P24"><text:span text:style-name="T19">&lt;</text:span>option<text:span text:style-name="T24"><text:s/></text:span><text:span text:style-name="T21">value</text:span><text:span text:style-name="T24">=</text:span><text:span text:style-name="T22">"HTML"</text:span><text:span text:style-name="T19">&gt;</text:span><text:span text:style-name="T24">HTML</text:span><text:span text:style-name="T19">&lt;/</text:span>option<text:span text:style-name="T19">&gt;</text:span></text:p>
      <text:p text:style-name="P24"><text:span text:style-name="T19">&lt;</text:span>option<text:span text:style-name="T24"><text:s/></text:span><text:span text:style-name="T21">value</text:span><text:span text:style-name="T24">=</text:span><text:span text:style-name="T22">"CSS"</text:span><text:span text:style-name="T19">&gt;</text:span><text:span text:style-name="T24">CSS</text:span><text:span text:style-name="T19">&lt;/</text:span>option<text:span text:style-name="T19">&gt;</text:span></text:p>
      <text:p text:style-name="P22"><text:span text:style-name="T19">&lt;</text:span><text:span text:style-name="T20">option</text:span><text:s/><text:span text:style-name="T21">value</text:span>=<text:span text:style-name="T22">"JavaScript"</text:span><text:span text:style-name="T19">&gt;</text:span>JavaScript<text:span text:style-name="T19">&lt;/</text:span><text:span text:style-name="T20">option</text:span><text:span text:style-name="T19">&gt;</text:span></text:p>
      <text:p text:style-name="P24"><text:span text:style-name="T19">&lt;/</text:span>select<text:span text:style-name="T19">&gt;</text:span></text:p>
      <text:p text:style-name="P176">&lt;/<text:span text:style-name="T20">tr</text:span>&gt;<text:span text:style-name="T24"><text:s/></text:span></text:p>
      <text:p text:style-name="P23"/>
      <text:p text:style-name="P24"><text:span text:style-name="T19">&lt;</text:span>tr<text:span text:style-name="T19">&gt;</text:span></text:p>
      <text:p text:style-name="P22"><text:span text:style-name="T19">&lt;</text:span><text:span text:style-name="T20">td</text:span><text:span text:style-name="T19">&gt;&lt;</text:span><text:span text:style-name="T20">label</text:span><text:span text:style-name="T19">&gt;</text:span>Select Batch: <text:span text:style-name="T19">&lt;/</text:span><text:span text:style-name="T20">label</text:span><text:span text:style-name="T19">&gt;&lt;/</text:span><text:span text:style-name="T20">td</text:span><text:span text:style-name="T19">&gt;</text:span></text:p>
      <text:p text:style-name="P24"><text:span text:style-name="T19">&lt;</text:span>td<text:span text:style-name="T19">&gt;</text:span></text:p>
      <text:p text:style-name="P26"><text:span text:style-name="T19">&lt;</text:span><text:span text:style-name="T20">input</text:span><text:span text:style-name="T24"><text:s/></text:span><text:span text:style-name="T21">type</text:span><text:span text:style-name="T24">=</text:span>"checkbox"<text:span text:style-name="T24"><text:s/></text:span><text:span text:style-name="T21">name</text:span><text:span text:style-name="T24">=</text:span>"batch"<text:span text:style-name="T24"><text:s/></text:span><text:span text:style-name="T21">value</text:span><text:span text:style-name="T24">=</text:span>"Morning"<text:span text:style-name="T19">&gt;</text:span><text:span text:style-name="T24">Morning </text:span></text:p>
      <text:p text:style-name="P26"><text:span text:style-name="T19">&lt;</text:span><text:span text:style-name="T20">input</text:span><text:span text:style-name="T24"><text:s/></text:span><text:span text:style-name="T21">type</text:span><text:span text:style-name="T24">=</text:span>"checkbox"<text:span text:style-name="T24"><text:s/></text:span><text:span text:style-name="T21">name</text:span><text:span text:style-name="T24">=</text:span>"batch"<text:span text:style-name="T24"><text:s/></text:span><text:span text:style-name="T21">value</text:span><text:span text:style-name="T24">=</text:span>"Afternoon"<text:span text:style-name="T19">&gt;</text:span><text:span text:style-name="T24">Afternoon</text:span></text:p>
      <text:p text:style-name="P26"><text:span text:style-name="T19">&lt;</text:span><text:span text:style-name="T20">input</text:span><text:span text:style-name="T24"><text:s/></text:span><text:span text:style-name="T21">type</text:span><text:span text:style-name="T24">=</text:span>"checkbox"<text:span text:style-name="T24"><text:s/></text:span><text:span text:style-name="T21">name</text:span><text:span text:style-name="T24">=</text:span>"batch"<text:span text:style-name="T24"><text:s/></text:span><text:span text:style-name="T21">value</text:span><text:span text:style-name="T24">=</text:span>"Evening"<text:span text:style-name="T19">&gt;</text:span><text:span text:style-name="T24">Evening</text:span></text:p>
      <text:p text:style-name="P176">&lt;/<text:span text:style-name="T20">td</text:span>&gt;</text:p>
      <text:p text:style-name="P176">&lt;/<text:span text:style-name="T20">tr</text:span>&gt;<text:span text:style-name="T24"><text:s/></text:span></text:p>
      <text:p text:style-name="P24"><text:span text:style-name="T19">&lt;</text:span>tr<text:span text:style-name="T19">&gt;</text:span></text:p>
      <text:p text:style-name="P24"><text:span text:style-name="T19">&lt;</text:span>td<text:span text:style-name="T19">&gt;</text:span></text:p>
      <text:p text:style-name="P26"><text:span text:style-name="T19">&lt;</text:span><text:span text:style-name="T20">input</text:span><text:span text:style-name="T24"><text:s/></text:span><text:span text:style-name="T21">type</text:span><text:span text:style-name="T24">=</text:span>"submit"<text:span text:style-name="T24"><text:s/></text:span><text:span text:style-name="T21">name</text:span><text:span text:style-name="T24">=</text:span>"Submit"<text:span text:style-name="T24"><text:s/></text:span><text:span text:style-name="T21">value</text:span><text:span text:style-name="T24">=</text:span>"submit"<text:span text:style-name="T19">&gt;</text:span><text:span text:style-name="T24"><text:s/></text:span></text:p>
      <text:p text:style-name="P26"><text:span text:style-name="T19">&lt;</text:span><text:span text:style-name="T20">input</text:span><text:span text:style-name="T24"><text:s/></text:span><text:span text:style-name="T21">type</text:span><text:span text:style-name="T24">=</text:span>"reset"<text:span text:style-name="T24"><text:s/></text:span><text:span text:style-name="T21">name</text:span><text:span text:style-name="T24">=</text:span>"reset"<text:span text:style-name="T24"><text:s/></text:span><text:span text:style-name="T21">value</text:span><text:span text:style-name="T24">=</text:span>"Reset"<text:span text:style-name="T19">&gt;</text:span><text:span text:style-name="T24"><text:s/></text:span></text:p>
      <text:p text:style-name="P23"/>
      <text:p text:style-name="P176">&lt;/<text:span text:style-name="T20">td</text:span>&gt;</text:p>
      <text:p text:style-name="P25"/>
      <text:p text:style-name="P176">&lt;/<text:span text:style-name="T20">tr</text:span>&gt;</text:p>
      <text:p text:style-name="P24"><text:span text:style-name="T19">&lt;/</text:span>table<text:span text:style-name="T19">&gt;</text:span></text:p>
      <text:p text:style-name="P24"><text:span text:style-name="T19">&lt;/</text:span>form<text:span text:style-name="T19">&gt;</text:span></text:p>
      <text:p text:style-name="P24"><text:span text:style-name="T19">&lt;/</text:span>body<text:span text:style-name="T19">&gt;</text:span></text:p>
      <text:p text:style-name="P9"/>
      <text:p text:style-name="P9"/>
      <text:p text:style-name="P9"/>
      <text:p text:style-name="P9"/>
      <text:p text:style-name="P97"/>
      <text:p text:style-name="P97"/>
      <text:p text:style-name="P97"><text:span text:style-name="T4">https://www.w3schools.com/js/js_validation.asp</text:span></text:p>
      <text:p text:style-name="P97"><text:span text:style-name="T4">Core and XML – DOM, they have not talked about</text:span></text:p>
      <text:p text:style-name="P97"/>
      <text:p text:style-name="P97"/>
      <text:p text:style-name="P10"><text:span text:style-name="T5">48.5. JS HTML DOM – Changing CSS </text:span></text:p>
      <text:p text:style-name="P9"/>
      <text:p text:style-name="P9"><text:span text:style-name="T4">The HTML DOM allows JS to change the style of HTML elements.</text:span></text:p>
      <text:p text:style-name="P9"><text:span text:style-name="T4">To change the style of an element, we use this :</text:span></text:p>
      <text:p text:style-name="P9"/>
      <table:table table:name="Table73" table:style-name="Table1">
        <table:table-column table:style-name="TableColumn1"/>
        <table:table-row>
          <table:table-cell table:style-name="TableCell1">
            <text:p text:style-name="P4"><text:span text:style-name="T7">Syntax : </text:span><text:s/>document.getElementById/class/Tag Name (“id”).style.property = new style</text:p>
          </table:table-cell>
        </table:table-row>
      </table:table>
      <text:p text:style-name="P9"/>
      <text:p text:style-name="P9"><text:span text:style-name="T4">Ex : Changing CSS using ID</text:span></text:p>
      <text:p text:style-name="P9"/>
      <text:p text:style-name="P21"><text:span text:style-name="T15">&lt;</text:span><text:span text:style-name="T16">h2</text:span><text:span text:style-name="T4"><text:s/></text:span><text:span text:style-name="T17">id</text:span><text:span text:style-name="T4"><text:s/>= </text:span><text:span text:style-name="T18">"names"</text:span><text:span text:style-name="T15">&gt;</text:span><text:span text:style-name="T4"><text:s/>They are happily married. </text:span><text:span text:style-name="T15">&lt;/</text:span><text:span text:style-name="T16">h2</text:span><text:span text:style-name="T15">&gt; </text:span></text:p>
      <text:p text:style-name="P22"><text:span text:style-name="T19">&lt;</text:span><text:span text:style-name="T20">p</text:span><text:s/><text:span text:style-name="T21">id</text:span><text:s/>= <text:span text:style-name="T22">"name"</text:span><text:span text:style-name="T19">&gt;</text:span>They love eachother<text:span text:style-name="T19">&lt;/</text:span><text:span text:style-name="T20">p</text:span><text:span text:style-name="T19">&gt; </text:span></text:p>
      <text:p text:style-name="P22"><text:span text:style-name="T19">&lt;</text:span><text:span text:style-name="T20">p</text:span><text:s/><text:span text:style-name="T21">id</text:span><text:s/>= <text:span text:style-name="T22">"name1"</text:span><text:span text:style-name="T19">&gt;</text:span>They are married now :)<text:span text:style-name="T19">&lt;/</text:span><text:span text:style-name="T20">p</text:span><text:span text:style-name="T19">&gt; </text:span></text:p>
      <text:p text:style-name="P23"/>
      <text:p text:style-name="P24"><text:span text:style-name="T19">&lt;</text:span>script<text:span text:style-name="T19">&gt;</text:span></text:p>
      <text:p text:style-name="P23"/>
      <text:p text:style-name="P45">document<text:span text:style-name="T24">.</text:span><text:span text:style-name="T23">getElementById</text:span><text:span text:style-name="T24">(</text:span><text:span text:style-name="T22">"names"</text:span><text:span text:style-name="T24">).</text:span><text:span text:style-name="T25">style</text:span><text:span text:style-name="T24">.</text:span>backgroundColor<text:span text:style-name="T24"><text:s/>= </text:span><text:span text:style-name="T22">"cyan"</text:span><text:span text:style-name="T24">; </text:span></text:p>
      <text:p text:style-name="P23"/>
      <text:p text:style-name="P27"><text:span text:style-name="T21">document</text:span><text:span text:style-name="T24">.</text:span>getElementById<text:span text:style-name="T24">(</text:span><text:span text:style-name="T22">"names"</text:span><text:span text:style-name="T24">).</text:span><text:span text:style-name="T25">style</text:span><text:span text:style-name="T24">.</text:span><text:span text:style-name="T21">color</text:span><text:span text:style-name="T24"><text:s/>= </text:span><text:span text:style-name="T22">"blue"</text:span><text:span text:style-name="T24">; </text:span></text:p>
      <text:p text:style-name="P23"/>
      <text:p text:style-name="P45">document<text:span text:style-name="T24">.</text:span><text:span text:style-name="T23">getElementById</text:span><text:span text:style-name="T24">(</text:span><text:span text:style-name="T22">"names"</text:span><text:span text:style-name="T24">).</text:span><text:span text:style-name="T25">style</text:span><text:span text:style-name="T24">.</text:span>fontFamily<text:span text:style-name="T24"><text:s/>= </text:span><text:span text:style-name="T22">"arial"</text:span><text:span text:style-name="T24">; </text:span></text:p>
      <text:p text:style-name="P23"/>
      <text:p text:style-name="P24"><text:span text:style-name="T19">&lt;/</text:span>script<text:span text:style-name="T19">&gt;</text:span></text:p>
      <text:p text:style-name="P9"/>
      <text:p text:style-name="P9"><text:span text:style-name="T4">Result:</text:span></text:p>
      <text:p text:style-name="P9"/>
      <text:p text:style-name="P9"/>
      <text:p text:style-name="P9"/>
      <text:p text:style-name="P9"/>
      <text:p text:style-name="P9"/>
      <text:p text:style-name="P9"/>
      <text:p text:style-name="P9"/>
      <text:p text:style-name="P9"/>
      <text:p text:style-name="P9"/>
      <text:p text:style-name="P9"><text:span text:style-name="T4">Another Example – Changing CSS using Class Name</text:span></text:p>
      <text:p text:style-name="P9"/>
      <text:p text:style-name="P21"><text:span text:style-name="T15">&lt;</text:span><text:span text:style-name="T16">h2</text:span><text:span text:style-name="T4"><text:s/></text:span><text:span text:style-name="T17">class</text:span><text:span text:style-name="T4"><text:s/>= </text:span><text:span text:style-name="T18">"names"</text:span><text:span text:style-name="T15">&gt;</text:span><text:span text:style-name="T4">These two names are together forever : 'IshAlok'</text:span><text:span text:style-name="T15">&lt;/</text:span><text:span text:style-name="T16">h2</text:span><text:span text:style-name="T15">&gt; </text:span></text:p>
      <text:p text:style-name="P22"><text:span text:style-name="T19">&lt;</text:span><text:span text:style-name="T20">h2</text:span><text:s/><text:span text:style-name="T21">class</text:span><text:s/>= <text:span text:style-name="T22">"names"</text:span><text:span text:style-name="T19">&gt;</text:span><text:s/>They are happily married. <text:span text:style-name="T19">&lt;/</text:span><text:span text:style-name="T20">h2</text:span><text:span text:style-name="T19">&gt; </text:span></text:p>
      <text:p text:style-name="P22"><text:span text:style-name="T19">&lt;</text:span><text:span text:style-name="T20">p</text:span><text:s/><text:span text:style-name="T21">class</text:span><text:s/>= <text:span text:style-name="T22">"names"</text:span><text:span text:style-name="T19">&gt;</text:span>They love eachother<text:span text:style-name="T19">&lt;/</text:span><text:span text:style-name="T20">p</text:span><text:span text:style-name="T19">&gt; </text:span></text:p>
      <text:p text:style-name="P22"><text:span text:style-name="T19">&lt;</text:span><text:span text:style-name="T20">p</text:span><text:s/><text:span text:style-name="T21">class</text:span><text:s/>= <text:span text:style-name="T22">"names"</text:span><text:span text:style-name="T19">&gt;</text:span>They are married now :)<text:span text:style-name="T19">&lt;/</text:span><text:span text:style-name="T20">p</text:span><text:span text:style-name="T19">&gt; </text:span></text:p>
      <text:p text:style-name="P23"/>
      <text:p text:style-name="P24"><text:span text:style-name="T19">&lt;</text:span>script<text:span text:style-name="T19">&gt;</text:span></text:p>
      <text:p text:style-name="P176"/>
      <text:p text:style-name="P27"><text:span text:style-name="T20">let</text:span><text:span text:style-name="T24"><text:s/></text:span><text:span text:style-name="T21">x</text:span><text:span text:style-name="T24"><text:s/>= </text:span><text:span text:style-name="T21">document</text:span><text:span text:style-name="T24">.</text:span>getElementsByClassName<text:span text:style-name="T24">(</text:span><text:span text:style-name="T22">"names"</text:span><text:span text:style-name="T24">); </text:span></text:p>
      <text:p text:style-name="P45">x<text:span text:style-name="T24">[</text:span><text:span text:style-name="T39">2</text:span><text:span text:style-name="T24">].</text:span>style<text:span text:style-name="T24">.</text:span>color<text:span text:style-name="T24"><text:s/>= </text:span><text:span text:style-name="T22">"green"</text:span><text:span text:style-name="T24">; </text:span></text:p>
      <text:p text:style-name="P23"/>
      <text:p text:style-name="P27"><text:span text:style-name="T20">let</text:span><text:span text:style-name="T24"><text:s/></text:span><text:span text:style-name="T21">y</text:span><text:span text:style-name="T24"><text:s/>= </text:span><text:span text:style-name="T21">document</text:span><text:span text:style-name="T24">.</text:span>getElementsByClassName<text:span text:style-name="T24">(</text:span><text:span text:style-name="T22">"names"</text:span><text:span text:style-name="T24">); </text:span></text:p>
      <text:p text:style-name="P45">y<text:span text:style-name="T24">[</text:span><text:span text:style-name="T39">1</text:span><text:span text:style-name="T24">].</text:span>style<text:span text:style-name="T24">.</text:span>color<text:span text:style-name="T24"><text:s/>= </text:span><text:span text:style-name="T22">"magenta"</text:span><text:span text:style-name="T24">; </text:span></text:p>
      <text:p text:style-name="P23"/>
      <text:p text:style-name="P27"><text:span text:style-name="T20">let</text:span><text:span text:style-name="T24"><text:s/></text:span><text:span text:style-name="T21">z</text:span><text:span text:style-name="T24"><text:s/>= </text:span><text:span text:style-name="T21">document</text:span><text:span text:style-name="T24">.</text:span>getElementsByClassName<text:span text:style-name="T24">(</text:span><text:span text:style-name="T22">"names"</text:span><text:span text:style-name="T24">); </text:span></text:p>
      <text:p text:style-name="P45">y<text:span text:style-name="T24">[</text:span><text:span text:style-name="T39">0</text:span><text:span text:style-name="T24">].</text:span>style<text:span text:style-name="T24">.</text:span>color<text:span text:style-name="T24"><text:s/>= </text:span><text:span text:style-name="T22">"orange"</text:span><text:span text:style-name="T24">; </text:span></text:p>
      <text:p text:style-name="P23"/>
      <text:p text:style-name="P24"><text:span text:style-name="T19">&lt;/</text:span>script<text:span text:style-name="T19">&gt;</text:span></text:p>
      <text:p text:style-name="P9"/>
      <text:p text:style-name="P9"><text:span text:style-name="T4">Result : <text:s/></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pan text:style-name="T5">48.6. Using Elements </text:span></text:p>
      <text:p text:style-name="P9"/>
      <text:p text:style-name="P9"><text:span text:style-name="T4">The HTML DOM allows us to execute code when an event occurs. </text:span></text:p>
      <text:p text:style-name="P9"><text:span text:style-name="T4">Events are generated by the browser when “things happen” to HTML elements.</text:span></text:p>
      <text:p text:style-name="P9"/>
      <text:list text:style-name="L4">
        <text:list-item>
          <text:p text:style-name="P105"><text:span text:style-name="T4">An element is clicked on</text:span></text:p>
        </text:list-item>
        <text:list-item>
          <text:p text:style-name="P105"><text:span text:style-name="T4">The page has loaded</text:span></text:p>
        </text:list-item>
        <text:list-item>
          <text:p text:style-name="P105"><text:span text:style-name="T4">Input fields are changed</text:span></text:p>
        </text:list-item>
      </text:list>
      <text:p text:style-name="P9"/>
      <text:p text:style-name="P9"><text:span text:style-name="T4">Ex : Below example, changes the color and background color, when the user clicks the two buttons separately.</text:span></text:p>
      <text:p text:style-name="P9"/>
      <text:p text:style-name="P21"><text:span text:style-name="T15">&lt;</text:span><text:span text:style-name="T16">h2</text:span><text:span text:style-name="T4"><text:s/></text:span><text:span text:style-name="T17">id</text:span><text:span text:style-name="T4"><text:s/>= </text:span><text:span text:style-name="T18">"names"</text:span><text:span text:style-name="T15">&gt;</text:span><text:span text:style-name="T4"><text:s/>They are happily married. </text:span><text:span text:style-name="T15">&lt;/</text:span><text:span text:style-name="T16">h2</text:span><text:span text:style-name="T15">&gt;</text:span></text:p>
      <text:p text:style-name="P22"><text:span text:style-name="T19">&lt;</text:span><text:span text:style-name="T20">p</text:span><text:s/><text:span text:style-name="T21">id</text:span><text:s/>= <text:span text:style-name="T22">"name"</text:span><text:span text:style-name="T19">&gt;</text:span>They love each other<text:span text:style-name="T19">&lt;/</text:span><text:span text:style-name="T20">p</text:span><text:span text:style-name="T19">&gt;</text:span></text:p>
      <text:p text:style-name="P22"><text:span text:style-name="T19">&lt;</text:span><text:span text:style-name="T20">p</text:span><text:s/><text:span text:style-name="T21">id</text:span><text:s/>= <text:span text:style-name="T22">"name1"</text:span><text:span text:style-name="T19">&gt;</text:span>They are married now :)<text:span text:style-name="T19">&lt;/</text:span><text:span text:style-name="T20">p</text:span><text:span text:style-name="T19">&gt;</text:span></text:p>
      <text:p text:style-name="P23"/>
      <text:p text:style-name="P26"><text:span text:style-name="T19">&lt;</text:span><text:span text:style-name="T20">button</text:span><text:span text:style-name="T24"><text:s/></text:span><text:span text:style-name="T21">type</text:span><text:span text:style-name="T24"><text:s/>= </text:span>"button"<text:span text:style-name="T24"><text:s/></text:span><text:span text:style-name="T21">onclick</text:span><text:span text:style-name="T24"><text:s/>= </text:span>"<text:span text:style-name="T21">document</text:span>.<text:span text:style-name="T23">getElementById</text:span>('name1').<text:span text:style-name="T25">style</text:span>.<text:span text:style-name="T21">color</text:span><text:s/><text:span text:style-name="T24">=</text:span><text:s/>'magenta'"<text:span text:style-name="T19">&gt;</text:span><text:span text:style-name="T24"><text:s/>Click Me !! </text:span><text:span text:style-name="T19">&lt;/</text:span><text:span text:style-name="T20">button</text:span><text:span text:style-name="T19">&gt;</text:span></text:p>
      <text:p text:style-name="P45"><text:span text:style-name="T19">&lt;</text:span><text:span text:style-name="T20">button</text:span><text:span text:style-name="T24"><text:s/></text:span>type<text:span text:style-name="T24">=</text:span><text:span text:style-name="T22">"button"</text:span><text:span text:style-name="T24"><text:s/></text:span>onclick<text:span text:style-name="T24">=</text:span><text:span text:style-name="T22">"</text:span>document<text:span text:style-name="T22">.</text:span><text:span text:style-name="T23">getElementById</text:span><text:span text:style-name="T22">('name1').</text:span><text:span text:style-name="T25">style</text:span><text:span text:style-name="T22">.</text:span>backgroundColor<text:span text:style-name="T22"><text:s/></text:span><text:span text:style-name="T24">=</text:span><text:span text:style-name="T22"><text:s/>'cyan'"</text:span><text:span text:style-name="T19">&gt;</text:span><text:span text:style-name="T24"><text:s/>Click Me !! </text:span><text:span text:style-name="T19">&lt;/</text:span><text:span text:style-name="T20">button</text:span><text:span text:style-name="T19">&gt;</text:span></text:p>
      <text:p text:style-name="P23"/>
      <text:p text:style-name="P24"><text:span text:style-name="T19">&lt;/</text:span>body<text:span text:style-name="T19">&gt;</text:span></text:p>
      <text:p text:style-name="P9"/>
      <text:p text:style-name="P9"><text:span text:style-name="T4">Result :</text:span></text:p>
      <text:p text:style-name="P9"/>
      <text:p text:style-name="P9"/>
      <text:p text:style-name="P9"/>
      <text:p text:style-name="P9"/>
      <text:p text:style-name="P9"/>
      <text:p text:style-name="P9"/>
      <text:p text:style-name="P9"/>
      <text:p text:style-name="P9"/>
      <text:p text:style-name="P9"/>
      <text:p text:style-name="P9"><text:span text:style-name="T4">Another Example : Visibility </text:span></text:p>
      <text:p text:style-name="P9"/>
      <text:p text:style-name="P166"><text:span text:style-name="T14">&lt;</text:span><text:span text:style-name="T4">body</text:span><text:span text:style-name="T14">&gt;</text:span></text:p>
      <text:p text:style-name="P9"/>
      <text:p text:style-name="P9"><text:span text:style-name="T4">&lt;</text:span><text:span text:style-name="T113">p</text:span><text:span text:style-name="T4"><text:s/></text:span><text:span text:style-name="T128">id</text:span><text:span text:style-name="T4">="</text:span><text:span text:style-name="T79">p1</text:span><text:span text:style-name="T4">"&gt;</text:span></text:p>
      <text:p text:style-name="P9"><text:span text:style-name="T4">This is a text.</text:span></text:p>
      <text:p text:style-name="P9"><text:span text:style-name="T4">This is a text.</text:span></text:p>
      <text:p text:style-name="P9"><text:span text:style-name="T4">This is a text.</text:span></text:p>
      <text:p text:style-name="P9"><text:span text:style-name="T4">This is a text.</text:span></text:p>
      <text:p text:style-name="P9"><text:span text:style-name="T4">&lt;</text:span><text:span text:style-name="T113">/p</text:span><text:span text:style-name="T4">&gt;</text:span></text:p>
      <text:p text:style-name="P9"/>
      <text:p text:style-name="P218"><text:span text:style-name="T4">&lt;</text:span><text:span text:style-name="T113">input</text:span><text:span text:style-name="T14"><text:s/></text:span><text:span text:style-name="T128">type</text:span><text:span text:style-name="T14">="</text:span><text:span text:style-name="T4">button</text:span><text:span text:style-name="T14">" </text:span><text:span text:style-name="T128">value</text:span><text:span text:style-name="T14">="</text:span><text:span text:style-name="T4">Hide text</text:span><text:span text:style-name="T14">" </text:span><text:span text:style-name="T128">onclick</text:span><text:span text:style-name="T14">=</text:span><text:span text:style-name="T4">"document.getElementById('p1').style.visibility='hidden'"&gt;</text:span></text:p>
      <text:p text:style-name="P218"><text:span text:style-name="T4">&lt;</text:span><text:span text:style-name="T113">input</text:span><text:span text:style-name="T14"><text:s/></text:span><text:span text:style-name="T128">type</text:span><text:span text:style-name="T14">="</text:span><text:span text:style-name="T4">button</text:span><text:span text:style-name="T14">" </text:span><text:span text:style-name="T128">value</text:span><text:span text:style-name="T14">="</text:span><text:span text:style-name="T4">Show text</text:span><text:span text:style-name="T14">" </text:span><text:span text:style-name="T128">onclick</text:span><text:span text:style-name="T14">=</text:span>"document.getElementById('p1').style.visibility='visible'"&gt;</text:p>
      <text:p text:style-name="P9"/>
      <text:p text:style-name="P166"><text:span text:style-name="T14">&lt;</text:span><text:span text:style-name="T4">/body</text:span><text:span text:style-name="T14">&gt;</text:span></text:p>
      <text:p text:style-name="P9"/>
      <text:p text:style-name="P9"><text:span text:style-name="T4">Result :</text:span></text:p>
      <text:p text:style-name="P9"/>
      <text:p text:style-name="P17"><text:span text:style-name="T4">This is a text. This is a text. This is a text. This is a text.</text:span></text:p>
      <text:p text:style-name="P17"/>
      <text:p text:style-name="P17"/>
      <text:p text:style-name="P9"/>
      <text:p text:style-name="P9"><text:span text:style-name="T4">Example explained :</text:span></text:p>
      <text:p text:style-name="P9"/>
      <text:p text:style-name="P9"><text:span text:style-name="T4">When we will click on “Hide text”, it will hide the text as the visibility is hidden and when we will click on “Show text”, the text will be displayed as the text visibility is visible</text:span></text:p>
      <text:p text:style-name="P9"/>
      <text:p text:style-name="P37"><text:span text:style-name="T5">HTML DOM Style Object Reference</text:span></text:p>
      <text:p text:style-name="P9"><text:span text:style-name="T4">For all HTML DOM style properties, click the link below :</text:span></text:p>
      <text:p text:style-name="P30"><text:span text:style-name="T4">https://www.w3schools.com/jsref/dom_obj_style.asp</text:span></text:p>
      <text:p text:style-name="P9"/>
      <text:p text:style-name="P9"/>
      <text:p text:style-name="P54"><text:span text:style-name="T5">49. JS HTML DOM Animation </text:span></text:p>
      <text:p text:style-name="P9"/>
      <text:p text:style-name="P9"><text:span text:style-name="T4">All animations should be relative to the container element.</text:span></text:p>
      <text:p text:style-name="P9"/>
      <text:p text:style-name="P9"><text:span text:style-name="T4">Ex:</text:span></text:p>
      <text:p text:style-name="P9"/>
      <text:p text:style-name="P6"><text:span text:style-name="T14">&lt;</text:span><text:span text:style-name="T57">div</text:span><text:span text:style-name="T14"><text:s/></text:span><text:span text:style-name="T52">id</text:span><text:span text:style-name="T14"><text:s/>= “</text:span><text:span text:style-name="T4">container</text:span><text:span text:style-name="T14">”&gt;</text:span></text:p>
      <text:p text:style-name="P9"><text:span text:style-name="T4"><text:s text:c="4"/>&lt;</text:span><text:span text:style-name="T57">div</text:span><text:span text:style-name="T4"><text:s/></text:span><text:span text:style-name="T52">id</text:span><text:span text:style-name="T4"><text:s/>= “</text:span><text:span text:style-name="T70">animate</text:span><text:span text:style-name="T4">”&gt;My first animation page&lt;</text:span><text:span text:style-name="T57">/div</text:span><text:span text:style-name="T4">&gt;</text:span></text:p>
      <text:p text:style-name="P219"><text:span text:style-name="T14">&lt;</text:span><text:span text:style-name="T4">/div</text:span><text:span text:style-name="T14">&gt;</text:span></text:p>
      <text:p text:style-name="P9"/>
      <text:p text:style-name="P9"><text:span text:style-name="T4">The </text:span><text:span text:style-name="T5">container</text:span><text:span text:style-name="T4"><text:s/>element should be created with style = “</text:span><text:span text:style-name="T57">position: relative</text:span><text:span text:style-name="T4">”.</text:span></text:p>
      <text:p text:style-name="P9"/>
      <text:p text:style-name="P9"><text:span text:style-name="T4">The </text:span><text:span text:style-name="T5">animation</text:span><text:span text:style-name="T4"><text:s/>element should be created with style = “</text:span><text:span text:style-name="T57">position: absolute</text:span><text:span text:style-name="T4">”.</text:span></text:p>
      <text:p text:style-name="P9"/>
      <text:p text:style-name="P9"><text:span text:style-name="T4">Ex :</text:span></text:p>
      <text:p text:style-name="P9"/>
      <text:p text:style-name="P21"><text:span text:style-name="T15">&lt;</text:span><text:span text:style-name="T16">h2</text:span><text:span text:style-name="T15">&gt;</text:span><text:span text:style-name="T4">JS Animations</text:span><text:span text:style-name="T15">&lt;/</text:span><text:span text:style-name="T16">h2</text:span><text:span text:style-name="T15">&gt;</text:span></text:p>
      <text:p text:style-name="P169"/>
      <text:p text:style-name="P24"><text:span text:style-name="T19">&lt;</text:span>style<text:span text:style-name="T19">&gt;</text:span></text:p>
      <text:p text:style-name="P176"/>
      <text:p text:style-name="P220">#container<text:span text:style-name="T24"><text:s/>{ </text:span></text:p>
      <text:p text:style-name="P45">width<text:span text:style-name="T24">: </text:span><text:span text:style-name="T39">200px</text:span><text:span text:style-name="T24">; </text:span></text:p>
      <text:p text:style-name="P45">height<text:span text:style-name="T24">: </text:span><text:span text:style-name="T39">200px</text:span><text:span text:style-name="T24">; </text:span></text:p>
      <text:p text:style-name="P45">position<text:span text:style-name="T24">: </text:span><text:span text:style-name="T22">relative</text:span><text:span text:style-name="T24">; </text:span></text:p>
      <text:p text:style-name="P45">background<text:span text:style-name="T24">: </text:span><text:span text:style-name="T22">cyan</text:span><text:span text:style-name="T24">; </text:span></text:p>
      <text:p text:style-name="P22">} </text:p>
      <text:p text:style-name="P23"><text:s/></text:p>
      <text:p text:style-name="P220">#animate<text:span text:style-name="T24"><text:s/>{ </text:span></text:p>
      <text:p text:style-name="P45">width<text:span text:style-name="T24">: </text:span><text:span text:style-name="T39">50px</text:span><text:span text:style-name="T24">; </text:span></text:p>
      <text:p text:style-name="P45">height<text:span text:style-name="T24">: </text:span><text:span text:style-name="T39">50px</text:span><text:span text:style-name="T24">; </text:span></text:p>
      <text:p text:style-name="P45">position<text:span text:style-name="T24">: </text:span><text:span text:style-name="T22">absolute</text:span><text:span text:style-name="T24">; </text:span></text:p>
      <text:p text:style-name="P22"><text:span text:style-name="T21">background</text:span>: <text:span text:style-name="T23">rgb</text:span>(<text:span text:style-name="T39">109</text:span>, <text:span text:style-name="T39">226</text:span>, <text:span text:style-name="T39">109</text:span>); </text:p>
      <text:p text:style-name="P22">} </text:p>
      <text:p text:style-name="P22"/>
      <text:p text:style-name="P24"><text:span text:style-name="T19">&lt;/</text:span>style<text:span text:style-name="T19">&gt;</text:span></text:p>
      <text:p text:style-name="P23"/>
      <text:p text:style-name="P24"><text:span text:style-name="T19">&lt;</text:span>body<text:span text:style-name="T19">&gt;</text:span></text:p>
      <text:p text:style-name="P176"/>
      <text:p text:style-name="P26"><text:span text:style-name="T19">&lt;</text:span><text:span text:style-name="T20">div</text:span><text:span text:style-name="T24"><text:s/></text:span><text:span text:style-name="T21">id</text:span><text:span text:style-name="T24"><text:s/>= </text:span>"container"<text:span text:style-name="T19">&gt; </text:span></text:p>
      <text:p text:style-name="P26"><text:span text:style-name="T19">&lt;</text:span><text:span text:style-name="T20">div</text:span><text:span text:style-name="T24"><text:s/></text:span><text:span text:style-name="T21">id</text:span><text:span text:style-name="T24"><text:s/>= </text:span>"animate"<text:span text:style-name="T19">&gt;&lt;/</text:span><text:span text:style-name="T20">div</text:span><text:span text:style-name="T19">&gt; </text:span></text:p>
      <text:p text:style-name="P23"/>
      <text:p text:style-name="P24"><text:span text:style-name="T19">&lt;/</text:span>div<text:span text:style-name="T19">&gt;</text:span></text:p>
      <text:p text:style-name="P24"><text:span text:style-name="T19">&lt;/</text:span>body<text:span text:style-name="T19">&gt;</text:span></text:p>
      <text:p text:style-name="P9"/>
      <text:p text:style-name="P9"><text:span text:style-name="T4">Result :<text:line-break/></text:span></text:p>
      <text:p text:style-name="P9"/>
      <text:p text:style-name="P9"/>
      <text:p text:style-name="P9"/>
      <text:p text:style-name="P9"/>
      <text:p text:style-name="P9"/>
      <text:p text:style-name="P9"/>
      <text:p text:style-name="P9"/>
      <text:p text:style-name="P9"/>
      <text:p text:style-name="P10"><text:span text:style-name="T5">49.1. Animation Code </text:span></text:p>
      <text:p text:style-name="P9"/>
      <text:p text:style-name="P9"><text:span text:style-name="T4">JS animations are done by programming gradual changes in an element’s style.</text:span></text:p>
      <text:p text:style-name="P9"><text:span text:style-name="T4">The changes are called by a timer. When the timer interval is small, the animation looks continuous.</text:span></text:p>
      <text:p text:style-name="P9"/>
      <text:p text:style-name="P97"><text:span text:style-name="T4">https://www.w3schools.com/js/js_htmldom_animate.asp</text:span></text:p>
      <text:p text:style-name="P9"/>
      <text:p text:style-name="P54"><text:span text:style-name="T5">50. JS HTML DOM Events </text:span></text:p>
      <text:p text:style-name="P54"/>
      <text:p text:style-name="P10"><text:span text:style-name="T5">50.1. Reacting to Events </text:span></text:p>
      <text:p text:style-name="P9"/>
      <text:p text:style-name="P9"><text:span text:style-name="T4">HTML DOM allows JS to react to HTML events.</text:span></text:p>
      <text:p text:style-name="P9"><text:span text:style-name="T4">A JS can be executed when an event occurs, like when a user clicks on an HTML element. To execute the code when a user clicks on an element, add JS code to an HTML event attribute :</text:span></text:p>
      <text:p text:style-name="P9"/>
      <table:table table:name="Table74" table:style-name="Table1">
        <table:table-column table:style-name="TableColumn1"/>
        <table:table-row>
          <table:table-cell table:style-name="TableCell1">
            <text:p text:style-name="P4"><text:span text:style-name="T66">Onclick = Javascript</text:span></text:p>
          </table:table-cell>
        </table:table-row>
      </table:table>
      <text:p text:style-name="P9"/>
      <text:p text:style-name="P9"><text:span text:style-name="T4">Examples of HTML events :</text:span></text:p>
      <text:p text:style-name="P9"/>
      <text:list text:style-name="L4">
        <text:list-item>
          <text:p text:style-name="P105"><text:span text:style-name="T4">When a user clicks the mouse</text:span></text:p>
        </text:list-item>
        <text:list-item>
          <text:p text:style-name="P105"><text:span text:style-name="T4">When a web page has loaded</text:span></text:p>
        </text:list-item>
        <text:list-item>
          <text:p text:style-name="P105"><text:span text:style-name="T4">When an image has been loaded</text:span></text:p>
        </text:list-item>
        <text:list-item>
          <text:p text:style-name="P105"><text:span text:style-name="T4">When the mouse moves over an element</text:span></text:p>
        </text:list-item>
        <text:list-item>
          <text:p text:style-name="P105"><text:span text:style-name="T4">When an input field is changed</text:span></text:p>
        </text:list-item>
        <text:list-item>
          <text:p text:style-name="P105"><text:span text:style-name="T4">When an HTML form is submitted</text:span></text:p>
        </text:list-item>
        <text:list-item>
          <text:p text:style-name="P105"><text:span text:style-name="T4">When a user strokes a key</text:span></text:p>
        </text:list-item>
      </text:list>
      <text:p text:style-name="P9"/>
      <text:p text:style-name="P9"><text:span text:style-name="T4">Ex : In the below example, the content of the </text:span><text:span text:style-name="T9">&lt;h2&gt; </text:span><text:span text:style-name="T4">element is changed when a user clicks on it:</text:span></text:p>
      <text:p text:style-name="P9"/>
      <text:p text:style-name="P21"><text:span text:style-name="T15">&lt;</text:span><text:span text:style-name="T16">h2</text:span><text:span text:style-name="T15">&gt;</text:span><text:span text:style-name="T4">JS HTML Events</text:span><text:span text:style-name="T15">&lt;/</text:span><text:span text:style-name="T16">h2</text:span><text:span text:style-name="T15">&gt;</text:span></text:p>
      <text:p text:style-name="P169"/>
      <text:p text:style-name="P24"><text:span text:style-name="T19">&lt;</text:span>style<text:span text:style-name="T19">&gt;</text:span></text:p>
      <text:p text:style-name="P176"/>
      <text:p text:style-name="P220">#container<text:span text:style-name="T24"><text:s/>{ </text:span></text:p>
      <text:p text:style-name="P45">width<text:span text:style-name="T24">: </text:span><text:span text:style-name="T39">200px</text:span><text:span text:style-name="T24">; </text:span></text:p>
      <text:p text:style-name="P45">height<text:span text:style-name="T24">: </text:span><text:span text:style-name="T39">200px</text:span><text:span text:style-name="T24">; </text:span></text:p>
      <text:p text:style-name="P45">position<text:span text:style-name="T24">: </text:span><text:span text:style-name="T22">relative</text:span><text:span text:style-name="T24">; </text:span></text:p>
      <text:p text:style-name="P45">background<text:span text:style-name="T24">: </text:span><text:span text:style-name="T22">cyan</text:span><text:span text:style-name="T24">; </text:span></text:p>
      <text:p text:style-name="P22">} </text:p>
      <text:p text:style-name="P22"/>
      <text:p text:style-name="P24"><text:span text:style-name="T19">&lt;/</text:span>style<text:span text:style-name="T19">&gt; </text:span></text:p>
      <text:p text:style-name="P23"/>
      <text:p text:style-name="P24"><text:span text:style-name="T19">&lt;</text:span>body<text:span text:style-name="T19">&gt;</text:span></text:p>
      <text:p text:style-name="P176"/>
      <text:p text:style-name="P26"><text:span text:style-name="T19">&lt;</text:span><text:span text:style-name="T20">div</text:span><text:span text:style-name="T24"><text:s/></text:span><text:span text:style-name="T21">id</text:span><text:span text:style-name="T24"><text:s/>= </text:span>"container"<text:span text:style-name="T19">&gt; </text:span></text:p>
      <text:p text:style-name="P23"/>
      <text:p text:style-name="P45"><text:span text:style-name="T19">&lt;</text:span><text:span text:style-name="T20">h2</text:span><text:span text:style-name="T24"><text:s/></text:span>onclick<text:span text:style-name="T24">=</text:span><text:span text:style-name="T22">"</text:span><text:span text:style-name="T20">this</text:span><text:span text:style-name="T22">.</text:span>innerHTML<text:span text:style-name="T24">=</text:span><text:span text:style-name="T22">'Thank You'"</text:span><text:span text:style-name="T19">&gt;</text:span><text:span text:style-name="T24">Click Me !!</text:span><text:span text:style-name="T19">&lt;/</text:span><text:span text:style-name="T20">h2</text:span><text:span text:style-name="T19">&gt; </text:span></text:p>
      <text:p text:style-name="P23"/>
      <text:p text:style-name="P24"><text:span text:style-name="T19">&lt;/</text:span>div<text:span text:style-name="T19">&gt;</text:span></text:p>
      <text:p text:style-name="P24"><text:span text:style-name="T19">&lt;/</text:span>body<text:span text:style-name="T19">&gt;</text:span></text:p>
      <text:p text:style-name="P9"/>
      <text:p text:style-name="P9"><text:span text:style-name="T4">Result :</text:span></text:p>
      <text:p text:style-name="P9"/>
      <text:p text:style-name="P221"><text:span text:style-name="T4">When a user clicks on <text:line-break/>”Click Me !!”</text:span></text:p>
      <text:p text:style-name="P9"/>
      <text:p text:style-name="P9"/>
      <text:p text:style-name="P9"/>
      <text:p text:style-name="P9"/>
      <text:p text:style-name="P9"/>
      <text:p text:style-name="P9"/>
      <text:p text:style-name="P9"/>
      <text:p text:style-name="P9"><text:span text:style-name="T4"><text:s/></text:span></text:p>
      <text:p text:style-name="P9"><text:span text:style-name="T4">In the below example, a function is called from the event handler :</text:span></text:p>
      <text:p text:style-name="P9"/>
      <text:p text:style-name="P219"><text:span text:style-name="T14">&lt;</text:span><text:span text:style-name="T4">body</text:span><text:span text:style-name="T14">&gt;</text:span></text:p>
      <text:p text:style-name="P9"/>
      <text:p text:style-name="P9"><text:span text:style-name="T4">&lt;</text:span><text:span text:style-name="T57">h2</text:span><text:span text:style-name="T4">&gt;JavaScript HTML Events&lt;</text:span><text:span text:style-name="T9">/h2</text:span><text:span text:style-name="T4">&gt;</text:span></text:p>
      <text:p text:style-name="P9"><text:span text:style-name="T4">&lt;</text:span><text:span text:style-name="T9">h2</text:span><text:span text:style-name="T4"><text:s/></text:span><text:span text:style-name="T52">onclick</text:span><text:span text:style-name="T4">=</text:span><text:span text:style-name="T129">"changeText(this)"</text:span><text:span text:style-name="T4">&gt;Click on this text!&lt;</text:span><text:span text:style-name="T9">/h2</text:span><text:span text:style-name="T4">&gt;</text:span></text:p>
      <text:p text:style-name="P9"/>
      <text:p text:style-name="P219"><text:span text:style-name="T14">&lt;</text:span><text:span text:style-name="T4">script</text:span><text:span text:style-name="T14">&gt;</text:span></text:p>
      <text:p text:style-name="P9"><text:span text:style-name="T129">function</text:span><text:span text:style-name="T4"><text:s/>changeText(id) {</text:span></text:p>
      <text:p text:style-name="P9"><text:span text:style-name="T4"><text:s text:c="2"/>id.innerHTML = "</text:span><text:span text:style-name="T57">Ooops</text:span><text:span text:style-name="T4">!";</text:span></text:p>
      <text:p text:style-name="P9"><text:span text:style-name="T4">}</text:span></text:p>
      <text:p text:style-name="P219"><text:span text:style-name="T14">&lt;</text:span><text:span text:style-name="T4">/scrip</text:span><text:span text:style-name="T9">t</text:span><text:span text:style-name="T14">&gt;</text:span></text:p>
      <text:p text:style-name="P219"><text:span text:style-name="T14">&lt;</text:span><text:span text:style-name="T4">/body</text:span><text:span text:style-name="T14">&gt;</text:span></text:p>
      <text:p text:style-name="P9"/>
      <text:p text:style-name="P9"><text:span text:style-name="T4">Result :</text:span></text:p>
      <text:p text:style-name="P9"/>
      <text:p text:style-name="P9"/>
      <text:p text:style-name="P9"/>
      <text:p text:style-name="P9"/>
      <text:p text:style-name="P9"/>
      <text:p text:style-name="P9"/>
      <text:p text:style-name="P126"><text:span text:style-name="T4">When the user clicks on</text:span></text:p>
      <text:p text:style-name="P33"><text:s/>“Click on this text!”</text:p>
      <text:p text:style-name="P9"/>
      <text:p text:style-name="P9"/>
      <text:p text:style-name="P9"/>
      <text:p text:style-name="P9"/>
      <text:p text:style-name="P9"/>
      <text:p text:style-name="P9"/>
      <text:p text:style-name="P9"/>
      <text:p text:style-name="P9"/>
      <text:p text:style-name="P10"/>
      <text:p text:style-name="P10"/>
      <text:p text:style-name="P10"><text:span text:style-name="T5">50.1. HTML Event Attributes </text:span></text:p>
      <text:p text:style-name="P9"/>
      <text:p text:style-name="P9"><text:span text:style-name="T4">To assign events to HTML elements we can use event attributes.</text:span></text:p>
      <text:p text:style-name="P9"/>
      <text:p text:style-name="P9"><text:span text:style-name="T4">Ex :</text:span></text:p>
      <text:p text:style-name="P9"/>
      <text:p text:style-name="P21"><text:span text:style-name="T15">&lt;</text:span><text:span text:style-name="T16">h2</text:span><text:span text:style-name="T15">&gt;</text:span><text:span text:style-name="T4">JS HTML Events</text:span><text:span text:style-name="T15">&lt;/</text:span><text:span text:style-name="T16">h2</text:span><text:span text:style-name="T15">&gt;</text:span></text:p>
      <text:p text:style-name="P26"><text:span text:style-name="T19">&lt;</text:span><text:span text:style-name="T20">p</text:span><text:span text:style-name="T24"><text:s/></text:span><text:span text:style-name="T21">id</text:span><text:span text:style-name="T24"><text:s/>=</text:span>"demo"<text:span text:style-name="T19">&gt;&lt;/</text:span><text:span text:style-name="T20">p</text:span><text:span text:style-name="T19">&gt;</text:span></text:p>
      <text:p text:style-name="P23"/>
      <text:p text:style-name="P24"><text:span text:style-name="T19">&lt;</text:span>button<text:span text:style-name="T24"><text:s/></text:span><text:span text:style-name="T21">onclick</text:span><text:span text:style-name="T24">=</text:span><text:span text:style-name="T22">"</text:span><text:span text:style-name="T23">displayDate</text:span><text:span text:style-name="T22">()"</text:span><text:span text:style-name="T19">&gt;</text:span><text:span text:style-name="T24">Try It !!</text:span><text:span text:style-name="T19">&lt;/</text:span>button<text:span text:style-name="T19">&gt; </text:span></text:p>
      <text:p text:style-name="P23"/>
      <text:p text:style-name="P24"><text:span text:style-name="T19">&lt;</text:span>script<text:span text:style-name="T19">&gt; </text:span></text:p>
      <text:p text:style-name="P23"/>
      <text:p text:style-name="P27"><text:span text:style-name="T20">function</text:span><text:span text:style-name="T24"><text:s/></text:span>displayDate<text:span text:style-name="T24">() { </text:span></text:p>
      <text:p text:style-name="P45">document<text:span text:style-name="T24">.</text:span><text:span text:style-name="T23">getElementById</text:span><text:span text:style-name="T24">(</text:span><text:span text:style-name="T22">"demo"</text:span><text:span text:style-name="T24">).</text:span>innerHTML<text:span text:style-name="T24"><text:s/>= </text:span><text:span text:style-name="T87">Date</text:span><text:span text:style-name="T24">(); </text:span></text:p>
      <text:p text:style-name="P22">} </text:p>
      <text:p text:style-name="P24"><text:span text:style-name="T19">&lt;/</text:span>script<text:span text:style-name="T19">&gt;</text:span></text:p>
      <text:p text:style-name="P9"/>
      <text:p text:style-name="P9"><text:span text:style-name="T4">When a user clicks on</text:span></text:p>
      <text:p text:style-name="P33">“Try It !!”</text:p>
      <text:p text:style-name="P9"/>
      <text:p text:style-name="P9"><text:span text:style-name="T4">In the example above, a function named </text:span><text:span text:style-name="T8">displayDate </text:span><text:span text:style-name="T4">will be executed when the button is clicked.</text:span></text:p>
      <text:p text:style-name="P9"/>
      <text:p text:style-name="P9"><text:span text:style-name="T5">50.1.1. Assign Events Using the HTML DOM</text:span></text:p>
      <text:p text:style-name="P9"/>
      <text:p text:style-name="P9"><text:span text:style-name="T4">The HTML DOM allows us to assign events to HTML elements using JS.</text:span></text:p>
      <text:p text:style-name="P9"/>
      <text:p text:style-name="P9"><text:span text:style-name="T4">Ex :</text:span></text:p>
      <text:p text:style-name="P9"/>
      <text:p text:style-name="P9"><text:span text:style-name="T4">&lt;</text:span><text:span text:style-name="T9">button</text:span><text:span text:style-name="T4"><text:s/>id=</text:span><text:span text:style-name="T130">"myBtn"</text:span><text:span text:style-name="T4">&gt;Try it&lt;/</text:span><text:span text:style-name="T9">button</text:span><text:span text:style-name="T4">&gt;</text:span></text:p>
      <text:p text:style-name="P9"/>
      <text:p text:style-name="P9"><text:span text:style-name="T4">&lt;</text:span><text:span text:style-name="T9">p</text:span><text:span text:style-name="T4"><text:s/>id="</text:span><text:span text:style-name="T130">demo</text:span><text:span text:style-name="T4">"&gt;&lt;/p&gt;</text:span></text:p>
      <text:p text:style-name="P9"/>
      <text:p text:style-name="P30"><text:span text:style-name="T14">&lt;</text:span><text:span text:style-name="T4">script</text:span><text:span text:style-name="T14">&gt;</text:span></text:p>
      <text:p text:style-name="P9"><text:span text:style-name="T4">document.getElementById("</text:span><text:span text:style-name="T9">myBtn</text:span><text:span text:style-name="T4">").onclick = displayDate;</text:span></text:p>
      <text:p text:style-name="P9"/>
      <text:p text:style-name="P9"><text:span text:style-name="T130">function</text:span><text:span text:style-name="T4"><text:s/>displayDate() {</text:span></text:p>
      <text:p text:style-name="P9"><text:span text:style-name="T4"><text:s text:c="2"/>document.getElementById("</text:span><text:span text:style-name="T9">demo</text:span><text:span text:style-name="T4">").innerHTML = Date();</text:span></text:p>
      <text:p text:style-name="P9"><text:span text:style-name="T4">}</text:span></text:p>
      <text:p text:style-name="P30"><text:span text:style-name="T14">&lt;/</text:span><text:span text:style-name="T4">script</text:span><text:span text:style-name="T14">&gt;</text:span></text:p>
      <text:p text:style-name="P9"/>
      <text:p text:style-name="P9"><text:span text:style-name="T4">Result : </text:span></text:p>
      <text:p text:style-name="P9"/>
      <text:p text:style-name="P9"/>
      <text:p text:style-name="P9"/>
      <text:p text:style-name="P9"/>
      <text:p text:style-name="P9"/>
      <text:p text:style-name="P9"/>
      <text:p text:style-name="P9"/>
      <text:p text:style-name="P9"/>
      <text:p text:style-name="P9"/>
      <text:p text:style-name="P9"><text:span text:style-name="T4">Example explained :</text:span></text:p>
      <text:p text:style-name="P9"/>
      <text:p text:style-name="P9"><text:span text:style-name="T4">A function named </text:span><text:span text:style-name="T9">displayDate</text:span><text:span text:style-name="T4"><text:s/>is assigned to an HTML element with </text:span><text:span text:style-name="T9">id =”myBtn”</text:span><text:span text:style-name="T4">. The function will be executed when the button is clicked.</text:span></text:p>
      <text:p text:style-name="P9"/>
      <text:p text:style-name="P9"><text:span text:style-name="T5">50.1.2. The onload and onunload Events</text:span></text:p>
      <text:p text:style-name="P9"/>
      <text:p text:style-name="P17"><text:span text:style-name="T4">The </text:span><text:span text:style-name="T8">onload </text:span><text:span text:style-name="T4">and </text:span><text:span text:style-name="T8">onunload </text:span><text:span text:style-name="T4">events are triggered when the user enters or leaves the page.</text:span></text:p>
      <text:p text:style-name="P17"><text:span text:style-name="T4">The </text:span><text:span text:style-name="T8">onload </text:span><text:span text:style-name="T4">event can be used to check the visitor's browser type and browser version, and load the proper version of the web page based on the information.</text:span></text:p>
      <text:p text:style-name="P17"><text:span text:style-name="T4">The </text:span><text:span text:style-name="T8">onload </text:span><text:span text:style-name="T4">and </text:span><text:span text:style-name="T8">onunload </text:span><text:span text:style-name="T4">events can be used to deal with cookies.</text:span></text:p>
      <text:p text:style-name="P9"><text:span text:style-name="T4">Ex:</text:span></text:p>
      <text:p text:style-name="P9"/>
      <text:p text:style-name="P9"><text:span text:style-name="T4">&lt;script&gt;</text:span></text:p>
      <text:p text:style-name="P9"><text:span text:style-name="T4">function checkCookies() {</text:span></text:p>
      <text:p text:style-name="P9"><text:span text:style-name="T4"><text:s text:c="2"/>var text = "";</text:span></text:p>
      <text:p text:style-name="P9"><text:span text:style-name="T4"><text:s text:c="2"/>if (navigator.cookieEnabled == true) {</text:span></text:p>
      <text:p text:style-name="P9"><text:span text:style-name="T4"><text:s text:c="4"/>text = "Cookies are enabled.";</text:span></text:p>
      <text:p text:style-name="P9"><text:span text:style-name="T4"><text:s text:c="2"/>} else {</text:span></text:p>
      <text:p text:style-name="P9"><text:span text:style-name="T4"><text:s text:c="4"/>text = "Cookies are not enabled.";</text:span></text:p>
      <text:p text:style-name="P9"><text:span text:style-name="T4"><text:s text:c="2"/>}</text:span></text:p>
      <text:p text:style-name="P9"><text:span text:style-name="T4"><text:s text:c="2"/>document.getElementById("demo").innerHTML = text;</text:span></text:p>
      <text:p text:style-name="P9"><text:span text:style-name="T4">}</text:span></text:p>
      <text:p text:style-name="P9"><text:span text:style-name="T4">&lt;/script&gt;</text:span></text:p>
      <text:p text:style-name="P9"/>
      <text:p text:style-name="P9"><text:span text:style-name="T4">Result : <text:s/>Cookies are enabled.</text:span></text:p>
      <text:p text:style-name="P9"/>
      <text:p text:style-name="P9"/>
      <text:p text:style-name="P9"><text:span text:style-name="T5">50.1.3. The </text:span><text:span text:style-name="T26">onchange</text:span><text:span text:style-name="T5"><text:s/>Event</text:span></text:p>
      <text:p text:style-name="P9"><text:span text:style-name="T4">The </text:span><text:span text:style-name="T9">onchange</text:span><text:span text:style-name="T4"><text:s/>event is often used in combination with the validation of input fields.</text:span></text:p>
      <text:p text:style-name="P9"/>
      <text:p text:style-name="P9"><text:span text:style-name="T4">In example below we are changing the content of an input field to </text:span><text:span text:style-name="T9">UpperCase() </text:span><text:span text:style-name="T4">when a user enters the content into an input field.</text:span></text:p>
      <text:p text:style-name="P9"/>
      <text:p text:style-name="P9"><text:span text:style-name="T4">Ex :</text:span></text:p>
      <text:p text:style-name="P9"/>
      <text:p text:style-name="P21"><text:span text:style-name="T15">&lt;</text:span><text:span text:style-name="T16">h2</text:span><text:span text:style-name="T15">&gt;</text:span><text:span text:style-name="T4">JS HTML Events</text:span><text:span text:style-name="T15">&lt;/</text:span><text:span text:style-name="T16">h2</text:span><text:span text:style-name="T15">&gt;</text:span></text:p>
      <text:p text:style-name="P23"/>
      <text:p text:style-name="P22">Enter your name here : <text:span text:style-name="T19">&lt;</text:span><text:span text:style-name="T20">input</text:span><text:s/><text:span text:style-name="T21">type</text:span><text:s/>= <text:span text:style-name="T22">"text"</text:span><text:s/><text:span text:style-name="T21">id</text:span>=<text:span text:style-name="T22">"name"</text:span><text:s/><text:span text:style-name="T21">onchange</text:span>=<text:span text:style-name="T22">"</text:span><text:span text:style-name="T23">myFunc</text:span><text:span text:style-name="T22">()"</text:span><text:span text:style-name="T19">&gt;</text:span></text:p>
      <text:p text:style-name="P25"/>
      <text:p text:style-name="P22"><text:span text:style-name="T19">&lt;</text:span><text:span text:style-name="T20">p</text:span><text:span text:style-name="T19">&gt;</text:span>This function will change the text into UpperCase<text:span text:style-name="T19">&lt;/</text:span><text:span text:style-name="T20">p</text:span><text:span text:style-name="T19">&gt;</text:span></text:p>
      <text:p text:style-name="P24"><text:span text:style-name="T19">&lt;</text:span>script<text:span text:style-name="T19">&gt;</text:span></text:p>
      <text:p text:style-name="P24">function<text:span text:style-name="T24"><text:s/></text:span><text:span text:style-name="T23">myFunc</text:span><text:span text:style-name="T24">() { </text:span></text:p>
      <text:p text:style-name="P27"><text:span text:style-name="T20">const</text:span><text:span text:style-name="T24"><text:s/></text:span><text:span text:style-name="T25">x</text:span><text:span text:style-name="T24"><text:s/>= </text:span><text:span text:style-name="T21">document</text:span><text:span text:style-name="T24">.</text:span>getElementById<text:span text:style-name="T24">(</text:span><text:span text:style-name="T22">"name"</text:span><text:span text:style-name="T24">); </text:span></text:p>
      <text:p text:style-name="P27"><text:span text:style-name="T25">x</text:span><text:span text:style-name="T24">.</text:span><text:span text:style-name="T21">value</text:span><text:span text:style-name="T24"><text:s/>= </text:span><text:span text:style-name="T25">x</text:span><text:span text:style-name="T24">.</text:span><text:span text:style-name="T21">value</text:span><text:span text:style-name="T24">.</text:span>toUpperCase<text:span text:style-name="T24">(); </text:span></text:p>
      <text:p text:style-name="P22">} </text:p>
      <text:p text:style-name="P23"><text:s/></text:p>
      <text:p text:style-name="P24"><text:span text:style-name="T19">&lt;/</text:span>script<text:span text:style-name="T19">&gt;</text:span></text:p>
      <text:p text:style-name="P9"/>
      <text:p text:style-name="P9"><text:span text:style-name="T4">Result :</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0"><text:span text:style-name="T29">50.1.4. The </text:span><text:span text:style-name="T5">onmouseover </text:span><text:span text:style-name="T38">and</text:span><text:span text:style-name="T5"><text:s/>onmouseout </text:span><text:span text:style-name="T38">Events</text:span></text:p>
      <text:p text:style-name="P9"/>
      <text:p text:style-name="P9"><text:span text:style-name="T4">The </text:span><text:span text:style-name="T8">onmouseover </text:span><text:span text:style-name="T4">and </text:span><text:span text:style-name="T8">onmouseout </text:span><text:span text:style-name="T4">events can be used to trigger a function when the user mouses over, or out of, an HTML element:</text:span></text:p>
      <text:p text:style-name="P9"/>
      <text:p text:style-name="P9"><text:span text:style-name="T4">Ex : </text:span></text:p>
      <text:p text:style-name="P9"/>
      <text:p text:style-name="P21"><text:span text:style-name="T15">&lt;</text:span><text:span text:style-name="T16">h2</text:span><text:span text:style-name="T15">&gt;</text:span><text:span text:style-name="T4">JS HTML Events</text:span><text:span text:style-name="T15">&lt;/</text:span><text:span text:style-name="T16">h2</text:span><text:span text:style-name="T15">&gt;</text:span></text:p>
      <text:p text:style-name="P23"/>
      <text:p text:style-name="P26"><text:span text:style-name="T19">&lt;</text:span><text:span text:style-name="T20">div</text:span><text:span text:style-name="T24"><text:s/></text:span><text:span text:style-name="T21">onmouseover</text:span><text:span text:style-name="T24">=</text:span>"<text:span text:style-name="T23">mOver</text:span>(<text:span text:style-name="T131">this</text:span>)"<text:span text:style-name="T24"><text:s/></text:span><text:span text:style-name="T21">onmouseout</text:span><text:span text:style-name="T24">=</text:span>"<text:span text:style-name="T23">mOut</text:span>(<text:span text:style-name="T131">this</text:span>)"<text:span text:style-name="T24"><text:s/></text:span><text:span text:style-name="T21">style</text:span><text:span text:style-name="T24">=</text:span>"background-color: darkturquoise; width: 100px; height: 100px; padding: 10px;"<text:span text:style-name="T19">&gt;</text:span><text:span text:style-name="T24">Mouse Over ME !!</text:span><text:span text:style-name="T19">&lt;/</text:span><text:span text:style-name="T20">div</text:span><text:span text:style-name="T19">&gt;</text:span></text:p>
      <text:p text:style-name="P23"/>
      <text:p text:style-name="P24"><text:span text:style-name="T19">&lt;</text:span>script<text:span text:style-name="T19">&gt;</text:span></text:p>
      <text:p text:style-name="P24">function<text:span text:style-name="T24"><text:s/></text:span><text:span text:style-name="T23">mOver</text:span><text:span text:style-name="T24">(</text:span><text:span text:style-name="T132">x</text:span><text:span text:style-name="T24">) { </text:span></text:p>
      <text:p text:style-name="P26"><text:span text:style-name="T132">x</text:span><text:span text:style-name="T133">.</text:span><text:span text:style-name="T132">innerHTML</text:span><text:span text:style-name="T133"><text:s/></text:span><text:span text:style-name="T24">= </text:span>"Thank You !!" </text:p>
      <text:p text:style-name="P22">} </text:p>
      <text:p text:style-name="P23"/>
      <text:p text:style-name="P24">function<text:span text:style-name="T24"><text:s/></text:span><text:span text:style-name="T23">mOut</text:span><text:span text:style-name="T24"><text:s/>(</text:span><text:span text:style-name="T132">x</text:span><text:span text:style-name="T24">) { </text:span></text:p>
      <text:p text:style-name="P26"><text:span text:style-name="T132">x</text:span><text:span text:style-name="T133">.</text:span><text:span text:style-name="T132">innerHTML</text:span><text:span text:style-name="T24"><text:s/>= </text:span>"Move over Me" </text:p>
      <text:p text:style-name="P22">} </text:p>
      <text:p text:style-name="P23"/>
      <text:p text:style-name="P24"><text:span text:style-name="T19">&lt;/</text:span>script<text:span text:style-name="T19">&gt;</text:span></text:p>
      <text:p text:style-name="P9"><text:span text:style-name="T4">Result : </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0"><text:span text:style-name="T29">50.1.5. The </text:span><text:span text:style-name="T5">onmousedown</text:span><text:span text:style-name="T38">,</text:span><text:span text:style-name="T5"><text:s/>onmouseup </text:span><text:span text:style-name="T38">and</text:span><text:span text:style-name="T5"><text:s/>onclick </text:span><text:span text:style-name="T38">Events</text:span></text:p>
      <text:p text:style-name="P30"/>
      <text:p text:style-name="P9"><text:span text:style-name="T4">The </text:span><text:span text:style-name="T8">onmousedown</text:span><text:span text:style-name="T4">, </text:span><text:span text:style-name="T8">onmouseup</text:span><text:span text:style-name="T4">, and </text:span><text:span text:style-name="T8">onclick </text:span><text:span text:style-name="T4">events are all parts of a mouse-click. First, when a mouse-button is clicked, the onmousedown event is triggered, then, when the mouse-button is released, the onmouseup event is triggered, finally, when the mouse-click is completed, the onclick event is triggered.</text:span></text:p>
      <text:p text:style-name="P9"/>
      <text:p text:style-name="P97"><text:span text:style-name="T4">Ex : Need help</text:span></text:p>
      <text:p text:style-name="P9"/>
      <text:p text:style-name="P9"/>
      <text:p text:style-name="P9"><text:span text:style-name="T4">https://www.w3schools.com/js/js_htmldom_events.asp</text:span></text:p>
      <text:p text:style-name="P9"/>
      <text:p text:style-name="P37"><text:span text:style-name="T5">HTML DOM Event Object Reference</text:span></text:p>
      <text:p text:style-name="P222"><text:span text:style-name="T29">For a list of all HTML DOM events : <text:s/></text:span><text:span text:style-name="T134"><text:s/></text:span><text:span text:style-name="T5">https://www.w3schools.com/jsref/dom_obj_event.asp</text:span></text:p>
      <text:p text:style-name="P10"/>
      <text:p text:style-name="P10"><text:span text:style-name="T5">50.2. JS HTML DOM EventListener </text:span></text:p>
      <text:p text:style-name="P10"/>
      <text:p text:style-name="P9"><text:span text:style-name="T4">The</text:span><text:span text:style-name="T5"><text:s/></text:span><text:span text:style-name="T26">addEventListener()</text:span><text:span text:style-name="T5"><text:s/></text:span><text:span text:style-name="T4">method attaches an event handler to an element without overwriting existing event handlers.</text:span></text:p>
      <text:p text:style-name="P9"><text:span text:style-name="T4">We can add many event handlers to one element.</text:span></text:p>
      <text:p text:style-name="P9"><text:span text:style-name="T4">We can add many event handlers of the same type to one element, i.e two "click" events.</text:span></text:p>
      <text:p text:style-name="P17"><text:span text:style-name="T4">You can add event listeners to any DOM object not only HTML elements. i.e the window object.</text:span></text:p>
      <text:p text:style-name="P17"><text:span text:style-name="T4">The </text:span><text:span text:style-name="T8">addEventListener() </text:span><text:span text:style-name="T4">method makes it easier to control how the event reacts to bubbling.</text:span></text:p>
      <text:p text:style-name="P17"><text:span text:style-name="T4">When using the </text:span><text:span text:style-name="T8">addEventListener() </text:span><text:span text:style-name="T4">method, the JavaScript is separated from the HTML markup, for better readability and allows you to add event listeners even when you do not control the HTML markup.</text:span></text:p>
      <text:p text:style-name="P17"><text:span text:style-name="T4">You can easily remove an event listener by using the </text:span><text:span text:style-name="T8">removeEventListener()</text:span><text:span text:style-name="T4">method.</text:span></text:p>
      <text:p text:style-name="P9"/>
      <table:table table:name="Table75" table:style-name="Table1">
        <table:table-column table:style-name="TableColumn1"/>
        <table:table-row>
          <table:table-cell table:style-name="TableCell1">
            <text:p text:style-name="P4"><text:span text:style-name="T7">Syntax :</text:span></text:p>
            <text:p text:style-name="P4"/>
            <text:p text:style-name="P9"><text:span text:style-name="T34">element.addEventListener(event, function, useCapture);</text:span></text:p>
            <text:p text:style-name="P9"/>
            <text:p text:style-name="P17"><text:span text:style-name="T4">The first parameter is the type of the event (like "</text:span><text:span text:style-name="T8">click</text:span><text:span text:style-name="T4">" or "</text:span><text:span text:style-name="T8">mousedown</text:span><text:span text:style-name="T4">" or any other ( </text:span><text:a xlink:type="simple" xlink:href="https://www.w3schools.com/jsref/dom_obj_event.asp"><text:span text:style-name="T4">HTML DOM Event</text:span></text:a><text:span text:style-name="T4">.)</text:span></text:p>
            <text:p text:style-name="P17"><text:span text:style-name="T4">The second parameter is the function we want to call when the event occurs.</text:span></text:p>
            <text:p text:style-name="P17"><text:span text:style-name="T4">The third parameter is a boolean value specifying whether to use event bubbling or event capturing. This parameter is optional.</text:span></text:p>
            <text:p text:style-name="P9"><text:span text:style-name="T5">Note</text:span><text:span text:style-name="T4">: We don't use the "on" prefix for the event; use "</text:span><text:span text:style-name="T8">click</text:span><text:span text:style-name="T4">" instead of "</text:span><text:span text:style-name="T8">onclick</text:span><text:span text:style-name="T4">".</text:span></text:p>
            <text:p text:style-name="P9"/>
          </table:table-cell>
        </table:table-row>
      </table:table>
      <text:p text:style-name="P9"/>
      <text:p text:style-name="P9"><text:a xlink:type="simple" xlink:href="https://www.w3schools.com/js/js_htmldom_eventlistener.asp"><text:span text:style-name="T4">https://www.w3schools.com/js/js_htmldom_eventlistener.asp</text:span></text:a></text:p>
      <text:p text:style-name="P9"/>
      <text:p text:style-name="P9"><text:span text:style-name="T4">Ex :</text:span></text:p>
      <text:p text:style-name="P9"/>
      <text:p text:style-name="P26"><text:span text:style-name="T19">&lt;</text:span><text:span text:style-name="T20">p</text:span><text:span text:style-name="T24"><text:s/></text:span><text:span text:style-name="T21">id</text:span><text:span text:style-name="T24"><text:s/>=</text:span>"demo"<text:span text:style-name="T19">&gt;&lt;/</text:span><text:span text:style-name="T20">p</text:span><text:span text:style-name="T19">&gt;</text:span></text:p>
      <text:p text:style-name="P176"/>
      <text:p text:style-name="P22"><text:span text:style-name="T19">&lt;</text:span><text:span text:style-name="T20">button</text:span><text:s/><text:span text:style-name="T21">id</text:span><text:s/>= <text:span text:style-name="T22">"myButton"</text:span><text:span text:style-name="T19">&gt;</text:span><text:s/>Try It !!<text:span text:style-name="T19">&lt;/</text:span><text:span text:style-name="T20">button</text:span><text:span text:style-name="T19">&gt; </text:span></text:p>
      <text:p text:style-name="P23"/>
      <text:p text:style-name="P24"><text:span text:style-name="T19">&lt;</text:span>script<text:span text:style-name="T19">&gt;</text:span></text:p>
      <text:p text:style-name="P27"><text:span text:style-name="T21">document</text:span><text:span text:style-name="T24">.</text:span>getElementById<text:span text:style-name="T24">(</text:span><text:span text:style-name="T22">"myButton"</text:span><text:span text:style-name="T24">).</text:span>addEventListener<text:span text:style-name="T24">(</text:span><text:span text:style-name="T22">"click"</text:span><text:span text:style-name="T24">, </text:span>displayDate<text:span text:style-name="T24">); </text:span></text:p>
      <text:p text:style-name="P23"/>
      <text:p text:style-name="P27"><text:span text:style-name="T20">function</text:span><text:span text:style-name="T24"><text:s/></text:span>displayDate<text:span text:style-name="T24"><text:s/>() { </text:span></text:p>
      <text:p text:style-name="P45">document<text:span text:style-name="T24">.</text:span><text:span text:style-name="T23">getElementById</text:span><text:span text:style-name="T24">(</text:span><text:span text:style-name="T22">"demo"</text:span><text:span text:style-name="T24">).</text:span>innerHTML<text:span text:style-name="T24">= </text:span><text:span text:style-name="T87">Date</text:span><text:span text:style-name="T24">(); </text:span></text:p>
      <text:p text:style-name="P22">} </text:p>
      <text:p text:style-name="P23"/>
      <text:p text:style-name="P24"><text:span text:style-name="T19">&lt;/</text:span>script<text:span text:style-name="T19">&gt;</text:span></text:p>
      <text:p text:style-name="P9"><text:span text:style-name="T4">Result : <text:s/></text:span></text:p>
      <text:p text:style-name="P9"/>
      <text:p text:style-name="P9"/>
      <text:p text:style-name="P9"/>
      <text:p text:style-name="P9"/>
      <text:p text:style-name="P9"/>
      <text:p text:style-name="P9"/>
      <text:p text:style-name="P9"/>
      <text:p text:style-name="P9"/>
      <text:p text:style-name="P10"><text:span text:style-name="T5">50.3. JS HTML DOM Navigation </text:span></text:p>
      <text:p text:style-name="P9"/>
      <text:p text:style-name="P9"><text:span text:style-name="T4">With the HTML DOM, you can navigate the node tree using node relationships.</text:span></text:p>
      <text:p text:style-name="P37"><text:span text:style-name="T5">50.3.1. DOM Nodes</text:span></text:p>
      <text:p text:style-name="P17"><text:span text:style-name="T4">According to the W3C HTML DOM standard, everything in an HTML document is a node:</text:span></text:p>
      <text:list text:style-name="L4">
        <text:list-item>
          <text:p text:style-name="P7"><text:span text:style-name="T4">The entire document is a document node</text:span></text:p>
        </text:list-item>
        <text:list-item>
          <text:p text:style-name="P7"><text:span text:style-name="T4">Every HTML element is an element node</text:span></text:p>
        </text:list-item>
        <text:list-item>
          <text:p text:style-name="P7"><text:span text:style-name="T4">The text inside HTML elements are text nodes</text:span></text:p>
        </text:list-item>
        <text:list-item>
          <text:p text:style-name="P7"><text:span text:style-name="T4">Every HTML attribute is an attribute node (deprecated)</text:span></text:p>
        </text:list-item>
        <text:list-item>
          <text:p text:style-name="P66"><text:span text:style-name="T4">All comments are comment nodes</text:span></text:p>
        </text:list-item>
      </text:list>
      <text:p text:style-name="P17"><text:span text:style-name="T4">With the HTML DOM, all nodes in the node tree can be accessed by JavaScript.</text:span></text:p>
      <text:p text:style-name="P17"><text:span text:style-name="T4">New nodes can be created, and all nodes can be modified or deleted.</text:span></text:p>
      <text:p text:style-name="P137"><text:span text:style-name="T5">50.3.2. Node Relationships</text:span></text:p>
      <text:p text:style-name="P17"><text:span text:style-name="T4">The nodes in the node tree have a hierarchical relationship to each other.</text:span></text:p>
      <text:p text:style-name="P17"><text:span text:style-name="T4">The terms parent, child, and sibling are used to describe the relationships.</text:span></text:p>
      <text:list text:style-name="L4">
        <text:list-item>
          <text:p text:style-name="P7"><text:span text:style-name="T4">In a node tree, the top node is called the root (or root node)</text:span></text:p>
        </text:list-item>
        <text:list-item>
          <text:p text:style-name="P7"><text:span text:style-name="T4">Every node has exactly one parent, except the root (which has no parent)</text:span></text:p>
        </text:list-item>
        <text:list-item>
          <text:p text:style-name="P7"><text:span text:style-name="T4">A node can have a number of children</text:span></text:p>
        </text:list-item>
        <text:list-item>
          <text:p text:style-name="P66"><text:span text:style-name="T4">Siblings (brothers or sisters) are nodes with the same parent</text:span></text:p>
        </text:list-item>
      </text:list>
      <text:p text:style-name="P64"><text:lin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7"><text:span text:style-name="T4">From the HTML above you can read:</text:span></text:p>
      <text:list text:style-name="L4">
        <text:list-item>
          <text:p text:style-name="P7"><text:span text:style-name="T135"/><text:span text:style-name="T8">&lt;html&gt; </text:span><text:span text:style-name="T4">is the root node</text:span></text:p>
        </text:list-item>
        <text:list-item>
          <text:p text:style-name="P7"><text:span text:style-name="T135"/><text:span text:style-name="T8">&lt;html&gt; </text:span><text:span text:style-name="T4">has no parents</text:span></text:p>
        </text:list-item>
        <text:list-item>
          <text:p text:style-name="P62"><text:span text:style-name="T4">&lt;html&gt; </text:span><text:span text:style-name="T14">is the parent of </text:span><text:span text:style-name="T4">&lt;head&gt; </text:span><text:span text:style-name="T14">and </text:span><text:span text:style-name="T4">&lt;body&gt;</text:span></text:p>
        </text:list-item>
        <text:list-item>
          <text:p text:style-name="P7"><text:span text:style-name="T135"/><text:span text:style-name="T8">&lt;head&gt; </text:span><text:span text:style-name="T4">is the first child of </text:span><text:span text:style-name="T8">&lt;html&gt;</text:span></text:p>
        </text:list-item>
        <text:list-item>
          <text:p text:style-name="P66"><text:span text:style-name="T135"/><text:span text:style-name="T8">&lt;body&gt; </text:span><text:span text:style-name="T4">is the last child of </text:span><text:span text:style-name="T8">&lt;html&gt;</text:span></text:p>
        </text:list-item>
      </text:list>
      <text:p text:style-name="P17"><text:span text:style-name="T4">and:</text:span></text:p>
      <text:list text:style-name="L4">
        <text:list-item>
          <text:p text:style-name="P62"><text:span text:style-name="T4">&lt;head&gt; </text:span><text:span text:style-name="T14">has one child: </text:span><text:span text:style-name="T4">&lt;title&gt;</text:span></text:p>
        </text:list-item>
        <text:list-item>
          <text:p text:style-name="P7"><text:span text:style-name="T135"/><text:span text:style-name="T8">&lt;title&gt; </text:span><text:span text:style-name="T4">has one child (a text node): "DOM Tutorial"</text:span></text:p>
        </text:list-item>
        <text:list-item>
          <text:p text:style-name="P7"><text:span text:style-name="T135"/><text:span text:style-name="T8">&lt;body&gt; </text:span><text:span text:style-name="T4">has two children: </text:span><text:span text:style-name="T8">&lt;h1&gt; </text:span><text:span text:style-name="T4">and </text:span><text:span text:style-name="T8">&lt;p&gt;</text:span></text:p>
        </text:list-item>
        <text:list-item>
          <text:p text:style-name="P7"><text:span text:style-name="T135"/><text:span text:style-name="T8">&lt;h1&gt; </text:span><text:span text:style-name="T4">has one child: "DOM Lesson one"</text:span></text:p>
        </text:list-item>
        <text:list-item>
          <text:p text:style-name="P7"><text:span text:style-name="T135"/><text:span text:style-name="T8">&lt;p&gt; </text:span><text:span text:style-name="T4">has one child: "Hello world!"</text:span></text:p>
        </text:list-item>
        <text:list-item>
          <text:p text:style-name="P66"><text:span text:style-name="T135"/><text:span text:style-name="T8">&lt;h1&gt; </text:span><text:span text:style-name="T4">and </text:span><text:span text:style-name="T8">&lt;p&gt; </text:span><text:span text:style-name="T4">are siblings</text:span></text:p>
        </text:list-item>
      </text:list>
      <text:p text:style-name="P37"><text:span text:style-name="T5">50.3.3. Navigating Between Nodes</text:span></text:p>
      <text:p text:style-name="P17"><text:span text:style-name="T4">You can use the following node properties to navigate between nodes with JavaScript:</text:span></text:p>
      <text:list text:style-name="L4">
        <text:list-item>
          <text:p text:style-name="P62"><text:span text:style-name="T4">parentNode</text:span></text:p>
        </text:list-item>
        <text:list-item>
          <text:p text:style-name="P62"><text:span text:style-name="T4">childNodes[nodenumber]</text:span></text:p>
        </text:list-item>
        <text:list-item>
          <text:p text:style-name="P62"><text:span text:style-name="T4">firstChild</text:span></text:p>
        </text:list-item>
        <text:list-item>
          <text:p text:style-name="P62"><text:span text:style-name="T4">lastChild</text:span></text:p>
        </text:list-item>
        <text:list-item>
          <text:p text:style-name="P62"><text:span text:style-name="T4">nextSibling</text:span></text:p>
        </text:list-item>
        <text:list-item>
          <text:p text:style-name="P63"><text:span text:style-name="T4">previousSibling</text:span></text:p>
        </text:list-item>
      </text:list>
      <text:p text:style-name="P37"><text:span text:style-name="T5">Child Nodes and Node Values</text:span></text:p>
      <text:p text:style-name="P102"><text:span text:style-name="T4">A common error in DOM processing is to expect an element node to contain text.</text:span></text:p>
      <text:p text:style-name="P137"><text:span text:style-name="T4">Ex:</text:span></text:p>
      <text:p text:style-name="P137"><text:span text:style-name="T11">&lt;</text:span><text:span text:style-name="T12">title </text:span><text:span text:style-name="T13">id</text:span><text:span text:style-name="T11">="demo"&gt;</text:span><text:span text:style-name="T4">DOM Tutorial</text:span><text:span text:style-name="T11">&lt;</text:span><text:span text:style-name="T12">/title</text:span><text:span text:style-name="T11">&gt;</text:span></text:p>
      <text:p text:style-name="P17"><text:span text:style-name="T4">The element node </text:span><text:span text:style-name="T8">&lt;title&gt; </text:span><text:span text:style-name="T4">(in the example above) does </text:span><text:span text:style-name="T5">NOT </text:span><text:span text:style-name="T4">contain text.</text:span></text:p>
      <text:p text:style-name="P17"><text:span text:style-name="T4">It contains a </text:span><text:span text:style-name="T5">text node </text:span><text:span text:style-name="T4">with the value "DOM Tutorial".</text:span></text:p>
      <text:p text:style-name="P17"><text:span text:style-name="T4">The value of the text node can be accessed by the node's </text:span><text:span text:style-name="T8">innerHTML </text:span><text:span text:style-name="T4">property:</text:span></text:p>
      <text:p text:style-name="P223"><text:span text:style-name="T4">myTitle = document.getElementById(</text:span><text:span text:style-name="T12">"demo"</text:span><text:span text:style-name="T4">).innerHTML;</text:span></text:p>
      <text:p text:style-name="P223"/>
      <text:p text:style-name="P223"/>
      <text:p text:style-name="P17"><text:span text:style-name="T4">Accessing the innerHTML property is the same as accessing the </text:span><text:span text:style-name="T8">nodeValue </text:span><text:span text:style-name="T4">of the first child:</text:span></text:p>
      <text:p text:style-name="P224"><text:span text:style-name="T4">myTitle = document.getElementById(</text:span><text:span text:style-name="T12">"demo"</text:span><text:span text:style-name="T4">).firstChild.nodeValue;</text:span></text:p>
      <text:p text:style-name="P17"/>
      <text:p text:style-name="P17"><text:span text:style-name="T4">Accessing the first child can also be done like this:</text:span></text:p>
      <text:p text:style-name="P224"><text:span text:style-name="T4">myTitle = document.getElementById(</text:span><text:span text:style-name="T12">"demo"</text:span><text:span text:style-name="T4">).childNodes[</text:span><text:span text:style-name="T13">0</text:span><text:span text:style-name="T4">].nodeValue;</text:span></text:p>
      <text:p text:style-name="P8">Ex: In all the 3 below examples, we are <text:span text:style-name="T4">retrieves the text of an </text:span><text:span text:style-name="T8">&lt;h1&gt;</text:span><text:span text:style-name="T4"><text:s/>element and copies it into a </text:span><text:span text:style-name="T8">&lt;p&gt;</text:span><text:span text:style-name="T4"><text:s/>element:</text:span></text:p>
      <text:p text:style-name="P118"/>
      <text:p text:style-name="P118">&lt;h1 id="id01"&gt;My First Page&lt;/h1&gt;</text:p>
      <text:p text:style-name="P118"/>
      <text:p text:style-name="P118">&lt;p id="id02"&gt;&lt;/p&gt;</text:p>
      <text:p text:style-name="P118"/>
      <text:p text:style-name="P118">&lt;script&gt;</text:p>
      <text:p text:style-name="P118">document.getElementById<text:span text:style-name="T51">("id02").innerHTML </text:span>= document.getElementById<text:span text:style-name="T136">("id01").innerHTML</text:span>;</text:p>
      <text:p text:style-name="P118">&lt;/script&gt;</text:p>
      <text:p text:style-name="P118">-------- OR --------</text:p>
      <text:p text:style-name="P118"/>
      <text:p text:style-name="P118">&lt;script&gt;</text:p>
      <text:p text:style-name="P118">document.getElementById("id02").innerHTML = document.getElementById<text:span text:style-name="T136">("id01").firstChild.nodeValue</text:span>;</text:p>
      <text:p text:style-name="P118">&lt;/script&gt;</text:p>
      <text:p text:style-name="P118">-------- OR --------</text:p>
      <text:p text:style-name="P118"/>
      <text:p text:style-name="P118">&lt;script&gt;</text:p>
      <text:p text:style-name="P118">document.getElementById("id02").innerHTML = document.getElementById<text:span text:style-name="T136">("id01").childNodes[0].nodeValue;</text:span></text:p>
      <text:p text:style-name="P118">&lt;/script&gt;</text:p>
      <text:p text:style-name="P118"/>
      <text:p text:style-name="P118"><text:span text:style-name="T7">50.3.4. DOM Root Nodes</text:span></text:p>
      <text:p text:style-name="P118"/>
      <text:p text:style-name="P8"><text:span text:style-name="T4">There are two special properties that allow access to the full document:</text:span></text:p>
      <text:p text:style-name="P8"/>
      <text:list text:style-name="L4">
        <text:list-item>
          <text:p text:style-name="P7"><text:span text:style-name="T135"/><text:span text:style-name="T8">document.body </text:span><text:span text:style-name="T4">- The body of the document</text:span></text:p>
        </text:list-item>
        <text:list-item>
          <text:p text:style-name="P63"><text:span text:style-name="T4">document.documentElement </text:span><text:span text:style-name="T14">- The full document</text:span></text:p>
        </text:list-item>
      </text:list>
      <text:p text:style-name="P118">Ex: </text:p>
      <text:p text:style-name="P118"/>
      <text:p text:style-name="P118">&lt;h2&gt;JavaScript HTMLDOM&lt;/h2&gt;</text:p>
      <text:p text:style-name="P118">&lt;p&gt;Displaying document.body&lt;/p&gt;</text:p>
      <text:p text:style-name="P118"/>
      <text:p text:style-name="P118">&lt;p id="demo"&gt;&lt;/p&gt;</text:p>
      <text:p text:style-name="P118"/>
      <text:p text:style-name="P118">&lt;script&gt;</text:p>
      <text:p text:style-name="P118">document.getElementById("demo").innerHTML = document.body.innerHTML;</text:p>
      <text:p text:style-name="P118">&lt;/script&gt;</text:p>
      <text:p text:style-name="P118"/>
      <text:p text:style-name="P9"><text:span text:style-name="T4">Result :</text:span></text:p>
      <text:p text:style-name="P9"/>
      <text:p text:style-name="P37"><text:span text:style-name="T5">JavaScript HTMLDOM</text:span></text:p>
      <text:p text:style-name="P17"/>
      <text:p text:style-name="P17"><text:span text:style-name="T4">Displaying document.body</text:span></text:p>
      <text:p text:style-name="P225"><text:span text:style-name="T7">JavaScript HTMLDOM</text:span></text:p>
      <text:p text:style-name="P64"/>
      <text:p text:style-name="P64">Displaying document.body</text:p>
      <text:p text:style-name="P9"><text:span text:style-name="T4">--------------------------------------</text:span></text:p>
      <text:p text:style-name="P9"/>
      <text:p text:style-name="P9"><text:span text:style-name="T4">Ex:</text:span></text:p>
      <text:p text:style-name="P9"/>
      <text:p text:style-name="P9"><text:span text:style-name="T4">&lt;h2&gt;JavaScript HTMLDOM&lt;/h2&gt;</text:span></text:p>
      <text:p text:style-name="P9"><text:span text:style-name="T4">&lt;p&gt;Displaying document.documentElement&lt;/p&gt;</text:span></text:p>
      <text:p text:style-name="P9"/>
      <text:p text:style-name="P9"><text:span text:style-name="T4">&lt;p id="demo"&gt;&lt;/p&gt;</text:span></text:p>
      <text:p text:style-name="P9"/>
      <text:p text:style-name="P9"><text:span text:style-name="T4">&lt;script&gt;</text:span></text:p>
      <text:p text:style-name="P9"><text:span text:style-name="T4">document.getElementById("demo").innerHTML = document.documentElement.innerHTML;</text:span></text:p>
      <text:p text:style-name="P9"><text:span text:style-name="T4">&lt;/script&gt;</text:span></text:p>
      <text:p text:style-name="P9"/>
      <text:p text:style-name="P9"><text:span text:style-name="T4">Result :</text:span></text:p>
      <text:p text:style-name="P9"/>
      <text:p text:style-name="P37"><text:span text:style-name="T5">JavaScript HTMLDOM</text:span></text:p>
      <text:p text:style-name="P17"><text:span text:style-name="T4">Displaying document.documentElement</text:span></text:p>
      <text:p text:style-name="P225"><text:span text:style-name="T7">JavaScript HTMLDOM</text:span></text:p>
      <text:p text:style-name="P64">Displaying document.documentElement</text:p>
      <text:p text:style-name="P9"/>
      <text:p text:style-name="P8"><text:span text:style-name="T5">50.3.5. <text:s/>The nodeName Property</text:span></text:p>
      <text:p text:style-name="P8"/>
      <text:p text:style-name="P8"><text:span text:style-name="T4">The </text:span><text:span text:style-name="T8">nodeName </text:span><text:span text:style-name="T4">property specifies the name of a node.</text:span></text:p>
      <text:p text:style-name="P8"/>
      <text:list text:style-name="L4">
        <text:list-item>
          <text:p text:style-name="P7"><text:span text:style-name="T4">nodeName is read-only</text:span></text:p>
        </text:list-item>
        <text:list-item>
          <text:p text:style-name="P7"><text:span text:style-name="T4">nodeName of an element node is the same as the tag name</text:span></text:p>
        </text:list-item>
        <text:list-item>
          <text:p text:style-name="P7"><text:span text:style-name="T4">nodeName of an attribute node is the attribute name</text:span></text:p>
        </text:list-item>
        <text:list-item>
          <text:p text:style-name="P7"><text:span text:style-name="T4">nodeName of a text node is always #text</text:span></text:p>
        </text:list-item>
        <text:list-item>
          <text:p text:style-name="P66"><text:span text:style-name="T4">nodeName of the document node is always #document</text:span></text:p>
        </text:list-item>
      </text:list>
      <text:p text:style-name="P9"><text:span text:style-name="T4">Ex:</text:span></text:p>
      <text:p text:style-name="P9"/>
      <text:p text:style-name="P118">&lt;h1 id="id01"&gt;My First Page&lt;/h1&gt;</text:p>
      <text:p text:style-name="P118">&lt;p id="id02"&gt;&lt;/p&gt;</text:p>
      <text:p text:style-name="P118"/>
      <text:p text:style-name="P118">&lt;script&gt;</text:p>
      <text:p text:style-name="P118"/>
      <text:p text:style-name="P118">document.getElementById<text:span text:style-name="T51">("id02").innerHTML </text:span>= document.getElementB<text:span text:style-name="T51">yId("id01").nodeName;</text:span></text:p>
      <text:p text:style-name="P8"/>
      <text:p text:style-name="P8"><text:span text:style-name="T4">&lt;/script&gt;</text:span></text:p>
      <text:p text:style-name="P226"><text:span text:style-name="T4">Result : <text:s/>My first Page</text:span></text:p>
      <text:p text:style-name="P226"><text:span text:style-name="T4">H1</text:span></text:p>
      <text:p text:style-name="P8"/>
      <text:p text:style-name="P8"><text:span text:style-name="T4">Note: </text:span><text:span text:style-name="T8">nodeName </text:span><text:span text:style-name="T4">always contains the uppercase tag name of an HTML element.</text:span></text:p>
      <text:p text:style-name="P9"/>
      <text:p text:style-name="P8"><text:span text:style-name="T5">50.3.6. <text:s/>The nodeValue Property</text:span></text:p>
      <text:p text:style-name="P8"/>
      <text:p text:style-name="P8"><text:span text:style-name="T4">The </text:span><text:span text:style-name="T8">nodeValue </text:span><text:span text:style-name="T4">property specifies the value of a node.</text:span></text:p>
      <text:p text:style-name="P8"/>
      <text:list text:style-name="L4">
        <text:list-item>
          <text:p text:style-name="P7"><text:span text:style-name="T4">nodeValue for element nodes is </text:span><text:span text:style-name="T8">null</text:span></text:p>
        </text:list-item>
        <text:list-item>
          <text:p text:style-name="P7"><text:span text:style-name="T4">nodeValue for text nodes is the text itself</text:span></text:p>
        </text:list-item>
        <text:list-item>
          <text:p text:style-name="P66"><text:span text:style-name="T4">nodeValue for attribute nodes is the attribute value</text:span></text:p>
        </text:list-item>
      </text:list>
      <text:p text:style-name="P8"><text:span text:style-name="T5">50.3.7. The nodeType Property</text:span></text:p>
      <text:p text:style-name="P8"/>
      <text:p text:style-name="P17"><text:span text:style-name="T4">The </text:span><text:span text:style-name="T8">nodeType </text:span><text:span text:style-name="T4">property is read only. It returns the type of a node.</text:span></text:p>
      <text:p text:style-name="P9"><text:span text:style-name="T4">Ex :</text:span></text:p>
      <text:p text:style-name="P9"/>
      <text:p text:style-name="P9"><text:span text:style-name="T4">&lt;h1 id="id01"&gt;My First Page&lt;/h1&gt;</text:span></text:p>
      <text:p text:style-name="P9"><text:span text:style-name="T4">&lt;p id="id02"&gt;&lt;/p&gt;</text:span></text:p>
      <text:p text:style-name="P9"/>
      <text:p text:style-name="P9"><text:span text:style-name="T4">&lt;script&gt;</text:span></text:p>
      <text:p text:style-name="P9"/>
      <text:p text:style-name="P9"><text:span text:style-name="T4">document.getElementById("id02").innerHTML = document.getElementById("id01").nodeType;</text:span></text:p>
      <text:p text:style-name="P9"/>
      <text:p text:style-name="P9"><text:span text:style-name="T4">&lt;/script&gt;</text:span></text:p>
      <text:p text:style-name="P9"/>
      <text:p text:style-name="P9"><text:span text:style-name="T4">Result :<text:line-break/><text:s/>My First Page</text:span></text:p>
      <text:p text:style-name="P9"/>
      <text:p text:style-name="P9"><text:span text:style-name="T4">1</text:span></text:p>
      <text:p text:style-name="P9"><text:span text:style-name="T4">---------------------</text:span></text:p>
      <text:p text:style-name="P9"/>
      <text:p text:style-name="P17"><text:span text:style-name="T4">The most important nodeType properties are:</text:span></text:p>
      <table:table table:name="Table76" table:style-name="Table1">
        <table:table-column table:style-name="TableColumn1"/>
        <table:table-column table:style-name="TableColumn1"/>
        <table:table-column table:style-name="TableColumn1"/>
        <table:table-row>
          <table:table-cell table:style-name="TableCell1">
            <text:p text:style-name="P4"><text:span text:style-name="T7">Node</text:span></text:p>
          </table:table-cell>
          <table:table-cell table:style-name="TableCell1">
            <text:p text:style-name="P4"><text:span text:style-name="T7">Type</text:span></text:p>
          </table:table-cell>
          <table:table-cell table:style-name="TableCell1">
            <text:p text:style-name="P4"><text:span text:style-name="T7">Example</text:span></text:p>
          </table:table-cell>
        </table:table-row>
        <table:table-row>
          <table:table-cell table:style-name="TableCell1">
            <text:p text:style-name="P4">ELEMENT_NODE</text:p>
          </table:table-cell>
          <table:table-cell table:style-name="TableCell1">
            <text:p text:style-name="P4">1</text:p>
          </table:table-cell>
          <table:table-cell table:style-name="TableCell1">
            <text:p text:style-name="P4">&lt;h1 class="heading"&gt;W3Schools&lt;/h1&gt;</text:p>
          </table:table-cell>
        </table:table-row>
        <table:table-row>
          <table:table-cell table:style-name="TableCell1">
            <text:p text:style-name="P4">ATTRIBUTE_NODE</text:p>
          </table:table-cell>
          <table:table-cell table:style-name="TableCell1">
            <text:p text:style-name="P4">2</text:p>
          </table:table-cell>
          <table:table-cell table:style-name="TableCell1">
            <text:p text:style-name="P4">class = "heading" (deprecated)</text:p>
          </table:table-cell>
        </table:table-row>
        <table:table-row>
          <table:table-cell table:style-name="TableCell1">
            <text:p text:style-name="P4">TEXT_NODE</text:p>
          </table:table-cell>
          <table:table-cell table:style-name="TableCell1">
            <text:p text:style-name="P4">3</text:p>
          </table:table-cell>
          <table:table-cell table:style-name="TableCell1">
            <text:p text:style-name="P4">W3Schools</text:p>
          </table:table-cell>
        </table:table-row>
        <table:table-row>
          <table:table-cell table:style-name="TableCell1">
            <text:p text:style-name="P4">COMMENT_NODE</text:p>
          </table:table-cell>
          <table:table-cell table:style-name="TableCell1">
            <text:p text:style-name="P4">8</text:p>
          </table:table-cell>
          <table:table-cell table:style-name="TableCell1">
            <text:p text:style-name="P4">&lt;!-- This is a comment --&gt;</text:p>
          </table:table-cell>
        </table:table-row>
        <table:table-row>
          <table:table-cell table:style-name="TableCell1">
            <text:p text:style-name="P4">DOCUMENT_NODE</text:p>
          </table:table-cell>
          <table:table-cell table:style-name="TableCell1">
            <text:p text:style-name="P4">9</text:p>
          </table:table-cell>
          <table:table-cell table:style-name="TableCell1">
            <text:p text:style-name="P4">The HTML document itself (the parent of &lt;html&gt;)</text:p>
          </table:table-cell>
        </table:table-row>
        <table:table-row>
          <table:table-cell table:style-name="TableCell1">
            <text:p text:style-name="P4">DOCUMENT_TYPE_NODE</text:p>
          </table:table-cell>
          <table:table-cell table:style-name="TableCell1">
            <text:p text:style-name="P4">10</text:p>
          </table:table-cell>
          <table:table-cell table:style-name="TableCell1">
            <text:p text:style-name="P4">&lt;!Doctype html&gt;</text:p>
          </table:table-cell>
        </table:table-row>
      </table:table>
      <text:p text:style-name="P9"/>
      <text:p text:style-name="P10"><text:span text:style-name="T5">50.4. JS HTML DOM Elements (Nodes) </text:span></text:p>
      <text:p text:style-name="P10"/>
      <text:p text:style-name="P9"><text:span text:style-name="T42">50.4.1. Adding Nodes (HTML Elements)</text:span></text:p>
      <text:p text:style-name="P9"/>
      <text:p text:style-name="P9"><text:span text:style-name="T4">To add a new element to the HTML DOM, we must create the element node first and then append(add / attach) it to an existing element.</text:span></text:p>
      <text:p text:style-name="P9"/>
      <text:p text:style-name="P9"><text:span text:style-name="T4">Ex :</text:span></text:p>
      <text:p text:style-name="P9"/>
      <text:p text:style-name="P9"><text:span text:style-name="T4">&lt;</text:span><text:span text:style-name="T9">h2</text:span><text:span text:style-name="T4">&gt;JavaScript HTML DOM&lt;</text:span><text:span text:style-name="T9">/h2</text:span><text:span text:style-name="T4">&gt;</text:span></text:p>
      <text:p text:style-name="P9"><text:span text:style-name="T4">&lt;</text:span><text:span text:style-name="T9">p</text:span><text:span text:style-name="T4">&gt;Add a new HTML Element.&lt;</text:span><text:span text:style-name="T9">/p</text:span><text:span text:style-name="T4">&gt;</text:span></text:p>
      <text:p text:style-name="P9"/>
      <text:p text:style-name="P9"><text:span text:style-name="T4">&lt;</text:span><text:span text:style-name="T9">div</text:span><text:span text:style-name="T4"><text:s/>id=</text:span><text:span text:style-name="T79">"div1"</text:span><text:span text:style-name="T4">&gt;</text:span></text:p>
      <text:p text:style-name="P9"><text:span text:style-name="T4">&lt;</text:span><text:span text:style-name="T9">p</text:span><text:span text:style-name="T4"><text:s/>id=</text:span><text:span text:style-name="T79">"p1"</text:span><text:span text:style-name="T4">&gt;This is a paragraph.&lt;</text:span><text:span text:style-name="T9">/p</text:span><text:span text:style-name="T4">&gt;</text:span></text:p>
      <text:p text:style-name="P9"><text:span text:style-name="T4">&lt;</text:span><text:span text:style-name="T9">p</text:span><text:span text:style-name="T4"><text:s/>id=</text:span><text:span text:style-name="T79">"p2"</text:span><text:span text:style-name="T4">&gt;This is another paragraph.&lt;</text:span><text:span text:style-name="T9">/p</text:span><text:span text:style-name="T4">&gt;</text:span></text:p>
      <text:p text:style-name="P30"><text:span text:style-name="T14">&lt;</text:span><text:span text:style-name="T4">/div</text:span><text:span text:style-name="T14">&gt;</text:span></text:p>
      <text:p text:style-name="P9"/>
      <text:p text:style-name="P30"><text:span text:style-name="T14">&lt;</text:span><text:span text:style-name="T4">script</text:span><text:span text:style-name="T14">&gt;</text:span></text:p>
      <text:p text:style-name="P9"/>
      <text:p text:style-name="P9"><text:span text:style-name="T79">const</text:span><text:span text:style-name="T4"><text:s/>para = document.createElement(</text:span><text:span text:style-name="T9">"p"</text:span><text:span text:style-name="T4">);</text:span></text:p>
      <text:p text:style-name="P9"><text:span text:style-name="T79">const</text:span><text:span text:style-name="T4"><text:s/>node = document.createTextNode(</text:span><text:span text:style-name="T9">"This is new."</text:span><text:span text:style-name="T4">);</text:span></text:p>
      <text:p text:style-name="P9"><text:span text:style-name="T4">para.appendChild(node);</text:span></text:p>
      <text:p text:style-name="P9"><text:span text:style-name="T79">const</text:span><text:span text:style-name="T4"><text:s/>element = document.getElementById(</text:span><text:span text:style-name="T9">"div1"</text:span><text:span text:style-name="T4">);</text:span></text:p>
      <text:p text:style-name="P9"><text:span text:style-name="T4">element.appendChild(para);</text:span></text:p>
      <text:p text:style-name="P9"/>
      <text:p text:style-name="P30"><text:span text:style-name="T14">&lt;</text:span><text:span text:style-name="T4">/script</text:span><text:span text:style-name="T14">&gt;</text:span></text:p>
      <text:p text:style-name="P9"/>
      <text:p text:style-name="P9"><text:span text:style-name="T4">Result :</text:span></text:p>
      <text:p text:style-name="P9"/>
      <text:p text:style-name="P37"><text:span text:style-name="T4">JavaScript HTML DOM</text:span></text:p>
      <text:p text:style-name="P17"><text:span text:style-name="T4">Add a new HTML Element.</text:span></text:p>
      <text:p text:style-name="P17"><text:span text:style-name="T4">This is a paragraph.</text:span></text:p>
      <text:p text:style-name="P17"><text:span text:style-name="T4">This is another paragraph.</text:span></text:p>
      <text:p text:style-name="P17"><text:span text:style-name="T4">This is new.</text:span></text:p>
      <text:p text:style-name="P9"/>
      <text:p text:style-name="P9"><text:span text:style-name="T4">Example explained :</text:span></text:p>
      <text:p text:style-name="P9"/>
      <text:p text:style-name="P17"><text:span text:style-name="T4">This code creates a new </text:span><text:span text:style-name="T8">&lt;p&gt; </text:span><text:span text:style-name="T4">element:</text:span></text:p>
      <text:p text:style-name="P224"><text:span text:style-name="T11">const</text:span><text:span text:style-name="T4"> para = document.createElement(</text:span><text:span text:style-name="T12">"p"</text:span><text:span text:style-name="T4">);</text:span></text:p>
      <text:p text:style-name="P17"><text:span text:style-name="T4">To add text to the </text:span><text:span text:style-name="T8">&lt;p&gt; </text:span><text:span text:style-name="T4">element, you must create a text node first. This code creates a text node:</text:span></text:p>
      <text:p text:style-name="P224"><text:span text:style-name="T11">const</text:span><text:span text:style-name="T4"> node = document.createTextNode(</text:span><text:span text:style-name="T12">"This is a new paragraph."</text:span><text:span text:style-name="T4">);</text:span></text:p>
      <text:p text:style-name="P17"><text:span text:style-name="T4">Then you must append the text node to the </text:span><text:span text:style-name="T8">&lt;p&gt; </text:span><text:span text:style-name="T4">element:</text:span></text:p>
      <text:p text:style-name="P224"><text:span text:style-name="T4">para.appendChild(node);</text:span></text:p>
      <text:p text:style-name="P17"><text:span text:style-name="T4">Finally you must append the new element to an existing element.</text:span></text:p>
      <text:p text:style-name="P17"><text:span text:style-name="T4">This code finds an existing element:</text:span></text:p>
      <text:p text:style-name="P224"><text:span text:style-name="T11">const</text:span><text:span text:style-name="T4"> element = document.getElementById (</text:span><text:span text:style-name="T12">"div1"</text:span><text:span text:style-name="T4">);</text:span></text:p>
      <text:p text:style-name="P17"><text:span text:style-name="T4">This code appends the new element to the existing element:</text:span></text:p>
      <text:p text:style-name="P224"><text:span text:style-name="T4">element.appendChild(para);</text:span></text:p>
      <text:p text:style-name="P9"/>
      <text:p text:style-name="P9"><text:span text:style-name="T5">Creating new HTML Elements – </text:span><text:span text:style-name="T26">insetBefore ()</text:span></text:p>
      <text:p text:style-name="P9"/>
      <text:p text:style-name="P9"><text:span text:style-name="T4">The </text:span><text:span text:style-name="T9">appendChild()</text:span><text:span text:style-name="T4"><text:s/>method, appends the new element at the end so the new element becomes the last child of the parent.</text:span></text:p>
      <text:p text:style-name="P9"/>
      <text:p text:style-name="P9"><text:span text:style-name="T4">If we don’t want the new element to be the last child, we can use </text:span><text:span text:style-name="T9">insertBefore()</text:span><text:span text:style-name="T4"><text:s/>method :</text:span></text:p>
      <text:p text:style-name="P9"/>
      <text:p text:style-name="P9"><text:span text:style-name="T4">Ex :</text:span></text:p>
      <text:p text:style-name="P9"/>
      <text:p text:style-name="P9"><text:span text:style-name="T4">&lt;</text:span><text:span text:style-name="T9">h2</text:span><text:span text:style-name="T4">&gt;JavaScript HTML DOM&lt;</text:span><text:span text:style-name="T9">/h2</text:span><text:span text:style-name="T4">&gt;</text:span></text:p>
      <text:p text:style-name="P9"><text:span text:style-name="T4">&lt;</text:span><text:span text:style-name="T9">p</text:span><text:span text:style-name="T4">&gt;Add a new HTML Element.&lt;</text:span><text:span text:style-name="T9">/p</text:span><text:span text:style-name="T4">&gt;</text:span></text:p>
      <text:p text:style-name="P9"/>
      <text:p text:style-name="P9"><text:span text:style-name="T4">&lt;</text:span><text:span text:style-name="T9">div</text:span><text:span text:style-name="T4"><text:s/>id=</text:span><text:span text:style-name="T79">"div1"</text:span><text:span text:style-name="T4">&gt;</text:span></text:p>
      <text:p text:style-name="P9"><text:span text:style-name="T4">&lt;</text:span><text:span text:style-name="T9">p</text:span><text:span text:style-name="T4"><text:s/>id=</text:span><text:span text:style-name="T79">"p1"</text:span><text:span text:style-name="T4">&gt;This is a paragraph.&lt;</text:span><text:span text:style-name="T9">/p</text:span><text:span text:style-name="T4">&gt;</text:span></text:p>
      <text:p text:style-name="P9"><text:span text:style-name="T4">&lt;</text:span><text:span text:style-name="T9">p</text:span><text:span text:style-name="T4"><text:s/>id=</text:span><text:span text:style-name="T79">"p2"</text:span><text:span text:style-name="T4">&gt;This is another paragraph.&lt;</text:span><text:span text:style-name="T9">/p</text:span><text:span text:style-name="T4">&gt;</text:span></text:p>
      <text:p text:style-name="P30"><text:span text:style-name="T14">&lt;</text:span><text:span text:style-name="T4">/div</text:span><text:span text:style-name="T14">&gt;</text:span></text:p>
      <text:p text:style-name="P9"/>
      <text:p text:style-name="P30"><text:span text:style-name="T14">&lt;</text:span><text:span text:style-name="T4">script</text:span><text:span text:style-name="T14">&gt;</text:span></text:p>
      <text:p text:style-name="P9"/>
      <text:p text:style-name="P9"><text:span text:style-name="T79">const</text:span><text:span text:style-name="T4"><text:s/>para = document.createElement(</text:span><text:span text:style-name="T9">"p"</text:span><text:span text:style-name="T4">);</text:span></text:p>
      <text:p text:style-name="P9"><text:span text:style-name="T79">const</text:span><text:span text:style-name="T4"><text:s/>node = document.createTextNode(</text:span><text:span text:style-name="T9">"This is new."</text:span><text:span text:style-name="T4">);</text:span></text:p>
      <text:p text:style-name="P9"><text:span text:style-name="T4">para.appendChild(node);</text:span></text:p>
      <text:p text:style-name="P9"/>
      <text:p text:style-name="P9"><text:span text:style-name="T79">const</text:span><text:span text:style-name="T4"><text:s/>element = document.getElementById(</text:span><text:span text:style-name="T9">"div1"</text:span><text:span text:style-name="T4">);</text:span></text:p>
      <text:p text:style-name="P9"><text:span text:style-name="T4">element.appendChild(para);</text:span></text:p>
      <text:p text:style-name="P9"/>
      <text:p text:style-name="P9"><text:span text:style-name="T79">const</text:span><text:span text:style-name="T4"><text:s/>child = <text:s/>document.getElementById(</text:span><text:span text:style-name="T9">“p2”</text:span><text:span text:style-name="T4">);</text:span></text:p>
      <text:p text:style-name="P9"><text:span text:style-name="T4">element.insertBefore(para, child);</text:span></text:p>
      <text:p text:style-name="P9"/>
      <text:p text:style-name="P30"><text:span text:style-name="T14">&lt;</text:span><text:span text:style-name="T4">/script</text:span><text:span text:style-name="T14">&gt;</text:span></text:p>
      <text:p text:style-name="P9"/>
      <text:p text:style-name="P9"><text:span text:style-name="T4">Result :</text:span></text:p>
      <text:p text:style-name="P9"/>
      <text:p text:style-name="P37"><text:span text:style-name="T4">JavaScript HTML DOM</text:span></text:p>
      <text:p text:style-name="P17"><text:span text:style-name="T4">Add a new HTML Element.</text:span></text:p>
      <text:p text:style-name="P17"><text:span text:style-name="T4">This is a paragraph.</text:span></text:p>
      <text:p text:style-name="P17"><text:span text:style-name="T4">This is new.</text:span></text:p>
      <text:p text:style-name="P17"><text:span text:style-name="T4">This is another paragraph.</text:span></text:p>
      <text:p text:style-name="P17"/>
      <text:p text:style-name="P9"><text:span text:style-name="T42">50.4.2. <text:s/>Removing Existing HTML Elements</text:span></text:p>
      <text:p text:style-name="P9"/>
      <text:p text:style-name="P9"><text:span text:style-name="T4">To remove an HTML element, use the </text:span><text:span text:style-name="T9">remove() </text:span><text:span text:style-name="T4">method :</text:span></text:p>
      <text:p text:style-name="P9"/>
      <text:p text:style-name="P9"><text:span text:style-name="T4">Ex :</text:span></text:p>
      <text:p text:style-name="P9"/>
      <text:p text:style-name="P30"><text:span text:style-name="T14">&lt;</text:span><text:span text:style-name="T4">div</text:span><text:span text:style-name="T14">&gt;</text:span></text:p>
      <text:p text:style-name="P9"><text:span text:style-name="T4">&lt;</text:span><text:span text:style-name="T9">p</text:span><text:span text:style-name="T4"><text:s/></text:span><text:span text:style-name="T137">id</text:span><text:span text:style-name="T4">=</text:span><text:span text:style-name="T79">"p1"</text:span><text:span text:style-name="T4">&gt;This is a paragraph.&lt;</text:span><text:span text:style-name="T9">/p</text:span><text:span text:style-name="T4">&gt;</text:span></text:p>
      <text:p text:style-name="P9"><text:span text:style-name="T4">&lt;</text:span><text:span text:style-name="T9">p </text:span><text:span text:style-name="T137">id</text:span><text:span text:style-name="T4">=</text:span><text:span text:style-name="T79">"p2"</text:span><text:span text:style-name="T4">&gt;This is another paragraph.&lt;</text:span><text:span text:style-name="T9">/p</text:span><text:span text:style-name="T4">&gt;</text:span></text:p>
      <text:p text:style-name="P9"><text:span text:style-name="T4">&lt;/div&gt;</text:span></text:p>
      <text:p text:style-name="P9"/>
      <text:p text:style-name="P9"><text:span text:style-name="T4">&lt;</text:span><text:span text:style-name="T9">button</text:span><text:span text:style-name="T4"><text:s/></text:span><text:span text:style-name="T137">onclick</text:span><text:span text:style-name="T4">="</text:span><text:span text:style-name="T79">myFunction()</text:span><text:span text:style-name="T4">"&gt;Remove Element&lt;</text:span><text:span text:style-name="T9">/button</text:span><text:span text:style-name="T4">&gt;</text:span></text:p>
      <text:p text:style-name="P9"/>
      <text:p text:style-name="P30"><text:span text:style-name="T14">&lt;</text:span><text:span text:style-name="T4">script</text:span><text:span text:style-name="T14">&gt;</text:span></text:p>
      <text:p text:style-name="P9"><text:span text:style-name="T79">function</text:span><text:span text:style-name="T4"><text:s/>myFunction() {</text:span></text:p>
      <text:p text:style-name="P9"><text:span text:style-name="T4">document.getElementById(</text:span><text:span text:style-name="T9">"p1"</text:span><text:span text:style-name="T4">).remove();</text:span></text:p>
      <text:p text:style-name="P9"><text:span text:style-name="T4">}</text:span></text:p>
      <text:p text:style-name="P30"><text:span text:style-name="T14">&lt;</text:span><text:span text:style-name="T4">/script</text:span><text:span text:style-name="T14">&gt;</text:span></text:p>
      <text:p text:style-name="P9"/>
      <text:p text:style-name="P9"><text:span text:style-name="T4">Result :</text:span></text:p>
      <text:p text:style-name="P9"/>
      <text:p text:style-name="P9"/>
      <text:p text:style-name="P9"/>
      <text:p text:style-name="P9"/>
      <text:p text:style-name="P9"/>
      <text:p text:style-name="P9"/>
      <text:p text:style-name="P9"/>
      <text:p text:style-name="P9"><text:span text:style-name="T42">50.4.3. Replacing HTML Elements</text:span></text:p>
      <text:p text:style-name="P9"/>
      <text:p text:style-name="P9"><text:span text:style-name="T4">To replace an element to the HTML DOM, use the </text:span><text:span text:style-name="T9">replaceChild()</text:span><text:span text:style-name="T4"><text:s/>method:</text:span></text:p>
      <text:p text:style-name="P9"/>
      <text:p text:style-name="P9"><text:span text:style-name="T4">Ex:</text:span></text:p>
      <text:p text:style-name="P9"/>
      <text:p text:style-name="P9"><text:span text:style-name="T4">&lt;h2&gt;JavaScript HTML DOM&lt;/h2&gt;</text:span></text:p>
      <text:p text:style-name="P9"><text:span text:style-name="T4">&lt;h3&gt;Replace an HTML Element.&lt;/h3&gt;</text:span></text:p>
      <text:p text:style-name="P9"/>
      <text:p text:style-name="P9"><text:span text:style-name="T4">&lt;div id="div1"&gt;</text:span></text:p>
      <text:p text:style-name="P9"><text:span text:style-name="T4">&lt;p id="p1"&gt;This is a paragraph.&lt;/p&gt;</text:span></text:p>
      <text:p text:style-name="P9"><text:span text:style-name="T4">&lt;p id="p2"&gt;This is a paragraph.&lt;/p&gt;</text:span></text:p>
      <text:p text:style-name="P9"><text:span text:style-name="T4">&lt;/div&gt;</text:span></text:p>
      <text:p text:style-name="P9"/>
      <text:p text:style-name="P9"><text:span text:style-name="T4">&lt;script&gt;</text:span></text:p>
      <text:p text:style-name="P9"><text:span text:style-name="T4">const parent = document.getElementById("div1");</text:span></text:p>
      <text:p text:style-name="P9"><text:span text:style-name="T4">const child = document.getElementById("p1");</text:span></text:p>
      <text:p text:style-name="P9"><text:span text:style-name="T4">const para = document.createElement("p");</text:span></text:p>
      <text:p text:style-name="P9"><text:span text:style-name="T4">const node = document.createTextNode("This is new.");</text:span></text:p>
      <text:p text:style-name="P9"><text:span text:style-name="T4">para.appendChild(node);</text:span></text:p>
      <text:p text:style-name="P9"><text:span text:style-name="T4">parent.replaceChild(para, child);</text:span></text:p>
      <text:p text:style-name="P9"><text:span text:style-name="T4">&lt;/script&gt;</text:span></text:p>
      <text:p text:style-name="P9"/>
      <text:p text:style-name="P9"><text:span text:style-name="T4">Result :</text:span></text:p>
      <text:p text:style-name="P9"/>
      <text:p text:style-name="P9"><text:span text:style-name="T4">JavaScript HTML DOM</text:span></text:p>
      <text:p text:style-name="P9"><text:span text:style-name="T4">Replace an HTML Element.</text:span></text:p>
      <text:p text:style-name="P17"><text:span text:style-name="T4">This is new.</text:span></text:p>
      <text:p text:style-name="P17"><text:span text:style-name="T4">This is a paragraph.</text:span></text:p>
      <text:p text:style-name="P9"/>
      <text:p text:style-name="P10"><text:span text:style-name="T5">50.5. JS HTML DOM Collections </text:span></text:p>
      <text:p text:style-name="P19"/>
      <text:p text:style-name="P9"><text:span text:style-name="T5">The HTMLCollection Object</text:span></text:p>
      <text:p text:style-name="P9"/>
      <text:p text:style-name="P60"><text:span text:style-name="T14">The </text:span><text:span text:style-name="T4">getElementsByTagName() </text:span><text:span text:style-name="T14">method returns an </text:span><text:span text:style-name="T4">HTMLCollection </text:span><text:span text:style-name="T14">object.</text:span></text:p>
      <text:p text:style-name="P17"><text:span text:style-name="T4">An </text:span><text:span text:style-name="T8">HTMLCollection </text:span><text:span text:style-name="T4">object is an array-like list (collection) of HTML elements.</text:span></text:p>
      <text:p text:style-name="P17"><text:span text:style-name="T4">The following code selects all </text:span><text:span text:style-name="T8">&lt;p&gt; </text:span><text:span text:style-name="T4">elements in a document: </text:span></text:p>
      <text:p text:style-name="P8"><text:span text:style-name="T4">Ex: </text:span></text:p>
      <text:p text:style-name="P86"/>
      <text:p text:style-name="P86"><text:span text:style-name="T4">&lt;</text:span><text:span text:style-name="T9">h2</text:span><text:span text:style-name="T4">&gt;JavaScript HTML DOM&lt;</text:span><text:span text:style-name="T9">/h2</text:span><text:span text:style-name="T4">&gt;</text:span></text:p>
      <text:p text:style-name="P86"/>
      <text:p text:style-name="P86"><text:span text:style-name="T4">&lt;</text:span><text:span text:style-name="T9">p</text:span><text:span text:style-name="T4">&gt;Hello World!&lt;</text:span><text:span text:style-name="T9">/p</text:span><text:span text:style-name="T4">&gt;</text:span></text:p>
      <text:p text:style-name="P86"/>
      <text:p text:style-name="P86"><text:span text:style-name="T4">&lt;</text:span><text:span text:style-name="T9">p</text:span><text:span text:style-name="T4">&gt;Hello Norway!&lt;</text:span><text:span text:style-name="T9">/p</text:span><text:span text:style-name="T4">&gt;</text:span></text:p>
      <text:p text:style-name="P86"/>
      <text:p text:style-name="P86"><text:span text:style-name="T4">&lt;</text:span><text:span text:style-name="T9">p</text:span><text:span text:style-name="T4"><text:s/>id="</text:span><text:span text:style-name="T130">demo</text:span><text:span text:style-name="T4">"&gt;&lt;</text:span><text:span text:style-name="T9">/p&gt;</text:span></text:p>
      <text:p text:style-name="P55"/>
      <text:p text:style-name="P55"><text:span text:style-name="T10">&lt;</text:span><text:span text:style-name="T4">script</text:span><text:span text:style-name="T10">&gt;</text:span></text:p>
      <text:p text:style-name="P86"><text:span text:style-name="T130">const</text:span><text:span text:style-name="T4"><text:s/>myCollection = document.getElementsByTagName(</text:span><text:span text:style-name="T9">"p"</text:span><text:span text:style-name="T4">);</text:span></text:p>
      <text:p text:style-name="P86"><text:span text:style-name="T4">document.getElementById("demo").innerHTML = </text:span><text:span text:style-name="T9">"The innerHTML of the second paragraph is: "</text:span><text:span text:style-name="T4"><text:s/>+ myCollection[</text:span><text:span text:style-name="T9">1</text:span><text:span text:style-name="T4">].innerHTML;</text:span></text:p>
      <text:p text:style-name="P55"><text:span text:style-name="T10">&lt;</text:span><text:span text:style-name="T4">/script</text:span><text:span text:style-name="T10">&gt;</text:span></text:p>
      <text:p text:style-name="P17"/>
      <text:p text:style-name="P17"><text:span text:style-name="T4">Result : <text:s/>The elements in the collection can be accessed by an index number. To access the third &lt;p&gt; element, we can write :</text:span></text:p>
      <text:p text:style-name="P17"><text:span text:style-name="T4">myCollection </text:span><text:span text:style-name="T138">[2]</text:span><text:span text:style-name="T4">.</text:span></text:p>
      <text:p text:style-name="P37"><text:span text:style-name="T4">JavaScript HTML DOM</text:span></text:p>
      <text:p text:style-name="P17"><text:span text:style-name="T4">Hello World!</text:span></text:p>
      <text:p text:style-name="P17"><text:span text:style-name="T4">Hello Norway!</text:span></text:p>
      <text:p text:style-name="P17"><text:span text:style-name="T4">The innerHTML of the second paragraph is: Hello Norway!</text:span></text:p>
      <text:p text:style-name="P17"><text:span text:style-name="T5">50.1.1. HTML HTMLCollection Length</text:span></text:p>
      <text:p text:style-name="P8"><text:span text:style-name="T4">The </text:span><text:span text:style-name="T9">length</text:span><text:span text:style-name="T4"><text:s/>property defines the number of elements in an </text:span><text:span text:style-name="T9">HTMLCollection.</text:span></text:p>
      <text:p text:style-name="P8"/>
      <text:p text:style-name="P8"><text:span text:style-name="T4">Ex :</text:span></text:p>
      <text:p text:style-name="P8"/>
      <text:p text:style-name="P8"><text:span text:style-name="T4">&lt;h2&gt;JavaScript HTML DOM&lt;/h2&gt;</text:span></text:p>
      <text:p text:style-name="P8"/>
      <text:p text:style-name="P8"><text:span text:style-name="T4">&lt;p&gt;Hello World!&lt;/p&gt;</text:span></text:p>
      <text:p text:style-name="P8"/>
      <text:p text:style-name="P8"><text:span text:style-name="T4">&lt;p&gt;Hello Norway!&lt;/p&gt;</text:span></text:p>
      <text:p text:style-name="P8"/>
      <text:p text:style-name="P8"><text:span text:style-name="T4">&lt;p id="demo"&gt;&lt;/p&gt;</text:span></text:p>
      <text:p text:style-name="P8"/>
      <text:p text:style-name="P8"><text:span text:style-name="T4">&lt;script&gt;</text:span></text:p>
      <text:p text:style-name="P8"><text:span text:style-name="T4">const myCollection = document.getElementsByTagName("p");</text:span></text:p>
      <text:p text:style-name="P8"/>
      <text:p text:style-name="P8"><text:span text:style-name="T4">document.getElementById("demo").innerHTML = "This document contains " + myCollection.length + " paragraphs.";</text:span></text:p>
      <text:p text:style-name="P8"/>
      <text:p text:style-name="P8"><text:span text:style-name="T4">&lt;/script&gt;</text:span></text:p>
      <text:p text:style-name="P8"/>
      <text:p text:style-name="P8"><text:span text:style-name="T4">Result :</text:span></text:p>
      <text:p text:style-name="P8"/>
      <text:p text:style-name="P9"><text:span text:style-name="T4">JavaScript HTML DOM</text:span></text:p>
      <text:p text:style-name="P17"><text:span text:style-name="T4">Hello World!</text:span></text:p>
      <text:p text:style-name="P17"><text:span text:style-name="T4">Hello Norway!</text:span></text:p>
      <text:p text:style-name="P17"><text:span text:style-name="T4">This document contains 3 paragraphs.</text:span></text:p>
      <text:p text:style-name="P8"><text:span text:style-name="T6">The </text:span><text:span text:style-name="T55">length</text:span><text:span text:style-name="T6"><text:s/>property is useful when you want to loop through the elements in a collection:</text:span></text:p>
      <text:p text:style-name="P8"/>
      <text:p text:style-name="P8"><text:span text:style-name="T4">Ex :</text:span></text:p>
      <text:p text:style-name="P8"/>
      <text:p text:style-name="P8"><text:span text:style-name="T4">&lt;</text:span><text:span text:style-name="T9">h2</text:span><text:span text:style-name="T4">&gt;JavaScript HTML DOM&lt;</text:span><text:span text:style-name="T9">/h2</text:span><text:span text:style-name="T4">&gt;</text:span></text:p>
      <text:p text:style-name="P8"/>
      <text:p text:style-name="P8"><text:span text:style-name="T4">&lt;</text:span><text:span text:style-name="T9">p</text:span><text:span text:style-name="T4">&gt;Hello World!&lt;</text:span><text:span text:style-name="T9">/p</text:span><text:span text:style-name="T4">&gt;</text:span></text:p>
      <text:p text:style-name="P8"/>
      <text:p text:style-name="P8"><text:span text:style-name="T4">&lt;</text:span><text:span text:style-name="T9">p</text:span><text:span text:style-name="T4">&gt;Hello Norway!&lt;</text:span><text:span text:style-name="T9">/p</text:span><text:span text:style-name="T4">&gt;</text:span></text:p>
      <text:p text:style-name="P8"/>
      <text:p text:style-name="P8"><text:span text:style-name="T4">&lt;</text:span><text:span text:style-name="T9">p</text:span><text:span text:style-name="T4">&gt;Click the button to change the color of all p elements.&lt;</text:span><text:span text:style-name="T9">/p</text:span><text:span text:style-name="T4">&gt;</text:span></text:p>
      <text:p text:style-name="P8"/>
      <text:p text:style-name="P8"><text:span text:style-name="T4">&lt;</text:span><text:span text:style-name="T9">button</text:span><text:span text:style-name="T4"><text:s/>onclick="</text:span><text:span text:style-name="T138">myFunction()</text:span><text:span text:style-name="T4">"&gt;Try it&lt;</text:span><text:span text:style-name="T9">/button</text:span><text:span text:style-name="T4">&gt;</text:span></text:p>
      <text:p text:style-name="P8"/>
      <text:p text:style-name="P55"><text:span text:style-name="T14">&lt;</text:span><text:span text:style-name="T4">script</text:span><text:span text:style-name="T14">&gt;</text:span></text:p>
      <text:p text:style-name="P8"><text:span text:style-name="T138">function</text:span><text:span text:style-name="T4"><text:s/>myFunction() {</text:span></text:p>
      <text:p text:style-name="P8"><text:span text:style-name="T4"><text:s text:c="2"/></text:span><text:span text:style-name="T138">const</text:span><text:span text:style-name="T4"><text:s/>myCollection = document.getElementsByTagName(</text:span><text:span text:style-name="T9">"p"</text:span><text:span text:style-name="T4">);</text:span></text:p>
      <text:p text:style-name="P8"><text:span text:style-name="T4"><text:s text:c="2"/></text:span><text:span text:style-name="T138">for</text:span><text:span text:style-name="T4"><text:s/>(</text:span><text:span text:style-name="T138">let</text:span><text:span text:style-name="T4"><text:s/>i = 0; i &lt; myCollection.length; i++) {</text:span></text:p>
      <text:p text:style-name="P8"><text:span text:style-name="T4"><text:s text:c="4"/>myCollection[i].style.color = "</text:span><text:span text:style-name="T9">green</text:span><text:span text:style-name="T4">";</text:span></text:p>
      <text:p text:style-name="P8"><text:span text:style-name="T4"><text:s text:c="2"/>}</text:span></text:p>
      <text:p text:style-name="P8"><text:span text:style-name="T4">}</text:span></text:p>
      <text:p text:style-name="P55"><text:span text:style-name="T14">&lt;</text:span><text:span text:style-name="T4">/script</text:span><text:span text:style-name="T14">&gt;</text:span></text:p>
      <text:p text:style-name="P8"/>
      <text:p text:style-name="P17"><text:span text:style-name="T4">Result :</text:span></text:p>
      <text:p text:style-name="P64"/>
      <text:p text:style-name="P17"/>
      <text:p text:style-name="P9"/>
      <text:p text:style-name="P9"/>
      <text:p text:style-name="P9"/>
      <text:p text:style-name="P9"/>
      <text:p text:style-name="P9"/>
      <text:p text:style-name="P9"/>
      <text:p text:style-name="P9"/>
      <text:p text:style-name="P17"><text:span text:style-name="T5">Note :</text:span></text:p>
      <text:p text:style-name="P17"><text:span text:style-name="T4">An HTMLCollection is NOT an array!</text:span></text:p>
      <text:p text:style-name="P17"><text:span text:style-name="T4">An HTMLCollection may look like an array, but it is not.</text:span></text:p>
      <text:p text:style-name="P17"><text:span text:style-name="T4">You can loop through the list and refer to the elements with a number (just like an array).</text:span></text:p>
      <text:p text:style-name="P17"><text:span text:style-name="T4">However, you cannot use array methods like valueOf(), pop(), push(), or join() on an HTMLCollection.</text:span></text:p>
      <text:p text:style-name="P9"/>
      <text:p text:style-name="P97"><text:span text:style-name="T4">Skipped </text:span><text:span text:style-name="T5">JS BOM</text:span><text:span text:style-name="T4"><text:s/></text:span></text:p>
      <text:p text:style-name="P9"/>
      <text:p text:style-name="P54"><text:span text:style-name="T5">51. JS Web API’s (A</text:span><text:span text:style-name="T4">pplication</text:span><text:span text:style-name="T5"><text:s/>P</text:span><text:span text:style-name="T4">rogramming</text:span><text:span text:style-name="T5"><text:s/>I</text:span><text:span text:style-name="T4">nterface</text:span><text:span text:style-name="T5">) </text:span></text:p>
      <text:p text:style-name="P54"/>
      <text:p text:style-name="P9"><text:span text:style-name="T4">A Web API is a developer’s dream.</text:span></text:p>
      <text:list text:style-name="L4">
        <text:list-item>
          <text:p text:style-name="P105"><text:span text:style-name="T4">It can extend the functionality of the browser</text:span></text:p>
        </text:list-item>
        <text:list-item>
          <text:p text:style-name="P105"><text:span text:style-name="T4">It can greatly simplify complex functions</text:span></text:p>
        </text:list-item>
        <text:list-item>
          <text:p text:style-name="P105"><text:span text:style-name="T4">It can provide easy syntax to complex code</text:span></text:p>
        </text:list-item>
      </text:list>
      <text:p text:style-name="P9"/>
      <text:p text:style-name="P9"><text:span text:style-name="T5">What is Web API?</text:span></text:p>
      <text:p text:style-name="P9"/>
      <text:p text:style-name="P9"><text:span text:style-name="T4">A Web API is an </text:span><text:span text:style-name="T5">A</text:span><text:span text:style-name="T4">pplication </text:span><text:span text:style-name="T5">P</text:span><text:span text:style-name="T4">rogramming </text:span><text:span text:style-name="T5">I</text:span><text:span text:style-name="T4">nterface for the web.</text:span></text:p>
      <text:p text:style-name="P9"><text:span text:style-name="T4">A Browser API can extend the functionality of the web browser.</text:span></text:p>
      <text:p text:style-name="P9"><text:span text:style-name="T4">A Server API can extend the functionality of the server browser.</text:span></text:p>
      <text:p text:style-name="P9"/>
      <text:p text:style-name="P9"><text:span text:style-name="T5">Browser APIs</text:span></text:p>
      <text:p text:style-name="P9"/>
      <text:p text:style-name="P9"><text:span text:style-name="T4">All browsers have a set of built-in Web APIs to support complex operations, and to help accessing data.</text:span></text:p>
      <text:p text:style-name="P9"><text:span text:style-name="T4">For example, the Geolocation API can return the coordinates of where the browser is located.</text:span></text:p>
      <text:p text:style-name="P9"/>
      <text:p text:style-name="P97"><text:span text:style-name="T4">Unable to understand the Example</text:span></text:p>
      <text:p text:style-name="P9"/>
      <text:p text:style-name="P9"><text:span text:style-name="T5">Third Party APIs</text:span></text:p>
      <text:p text:style-name="P9"/>
      <text:p text:style-name="P9"><text:span text:style-name="T4">Third party APIs are not built into your browser. To use these APIs, we will have to download the code from the web.</text:span></text:p>
      <text:p text:style-name="P9"/>
      <text:p text:style-name="P9"><text:span text:style-name="T4">Ex:</text:span></text:p>
      <text:p text:style-name="P9"/>
      <text:list text:style-name="L4">
        <text:list-item>
          <text:p text:style-name="P7"><text:span text:style-name="T4">YouTube API - Allows you to display videos on a web site.</text:span></text:p>
        </text:list-item>
        <text:list-item>
          <text:p text:style-name="P7"><text:span text:style-name="T4">Twitter API - Allows you to display Tweets on a web site.</text:span></text:p>
        </text:list-item>
        <text:list-item>
          <text:p text:style-name="P7"><text:span text:style-name="T4">Facebook API - Allows you to display Facebook info on a web site.</text:span></text:p>
        </text:list-item>
        <text:list-item>
          <text:p text:style-name="P105"/>
        </text:list-item>
      </text:list>
      <text:p text:style-name="P10"><text:span text:style-name="T5">51.2. JS Validation API </text:span></text:p>
      <text:p text:style-name="P9"/>
      <text:p text:style-name="P97"><text:span text:style-name="T4">https://www.w3schools.com/js/js_validation_api.asp</text:span></text:p>
      <text:p text:style-name="P9"/>
      <text:p text:style-name="P10"><text:span text:style-name="T5">51.3. Web History API </text:span></text:p>
      <text:p text:style-name="P9"/>
      <text:p text:style-name="P9"><text:span text:style-name="T4">The Web History API provides easy methods to access the windows.history object. </text:span></text:p>
      <text:p text:style-name="P9"><text:span text:style-name="T4">The window.history object contains the URLs (web sites) visited by the user.</text:span></text:p>
      <text:p text:style-name="P9"/>
      <text:p text:style-name="P9"><text:span text:style-name="T5">51.3.1. <text:s/>The </text:span><text:span text:style-name="T26">History back() </text:span><text:span text:style-name="T5">Method</text:span></text:p>
      <text:p text:style-name="P9"/>
      <text:p text:style-name="P9"><text:span text:style-name="T4">The </text:span><text:span text:style-name="T9">back()</text:span><text:span text:style-name="T4"><text:s/>method loads the previous URL in the windows.history list.</text:span></text:p>
      <text:p text:style-name="P9"><text:span text:style-name="T4">It is same as clicking the ‘back arrow” in our browser.</text:span></text:p>
      <text:p text:style-name="P9"/>
      <text:p text:style-name="P9"><text:span text:style-name="T4">Ex: <text:s/></text:span></text:p>
      <text:p text:style-name="P9"/>
      <text:p text:style-name="P9"><text:span text:style-name="T11">&lt;</text:span><text:span text:style-name="T12">button </text:span><text:span text:style-name="T13">onclick</text:span><text:span text:style-name="T11">="myFunction()"&gt;</text:span><text:span text:style-name="T4">Go Back</text:span><text:span text:style-name="T11">&lt;</text:span><text:span text:style-name="T12">/button</text:span><text:span text:style-name="T11">&gt;</text:span><text:span text:style-name="T4"><text:line-break/><text:line-break/></text:span><text:span text:style-name="T11">&lt;</text:span><text:span text:style-name="T12">script</text:span><text:span text:style-name="T11">&gt;</text:span><text:span text:style-name="T4"><text:line-break/></text:span><text:span text:style-name="T11">function </text:span><text:span text:style-name="T4">myFunction() {<text:line-break/><text:s text:c="3"/>window.history.back();<text:line-break/>}<text:line-break/></text:span><text:span text:style-name="T11">&lt;</text:span><text:span text:style-name="T12">/script</text:span><text:span text:style-name="T11">&gt;</text:span></text:p>
      <text:p text:style-name="P9"/>
      <text:p text:style-name="P9"><text:span text:style-name="T5">51.3.2. <text:s/>The </text:span><text:span text:style-name="T26">History go()</text:span><text:span text:style-name="T5"><text:s/>Method</text:span></text:p>
      <text:p text:style-name="P9"/>
      <text:p text:style-name="P9"><text:span text:style-name="T4">The </text:span><text:span text:style-name="T9">go()</text:span><text:span text:style-name="T4"><text:s/>method loads a specific URL from the history list.</text:span></text:p>
      <text:p text:style-name="P9"><text:span text:style-name="T4">Ex :</text:span></text:p>
      <text:p text:style-name="P9"/>
      <text:p text:style-name="P9"><text:span text:style-name="T11">&lt;</text:span><text:span text:style-name="T12">button </text:span><text:span text:style-name="T13">onclick</text:span><text:span text:style-name="T11">="myFunction()"&gt;</text:span><text:span text:style-name="T4">Go Back 2 Pages</text:span><text:span text:style-name="T11">&lt;</text:span><text:span text:style-name="T12">/button</text:span><text:span text:style-name="T11">&gt;</text:span><text:span text:style-name="T4"><text:line-break/><text:line-break/></text:span><text:span text:style-name="T11">&lt;</text:span><text:span text:style-name="T12">script</text:span><text:span text:style-name="T11">&gt;</text:span><text:span text:style-name="T4"><text:line-break/></text:span><text:span text:style-name="T11">function </text:span><text:span text:style-name="T4">myFunction() {<text:line-break/><text:s text:c="2"/>window.history.go(-</text:span><text:span text:style-name="T13">2</text:span><text:span text:style-name="T4">);<text:line-break/>}<text:line-break/></text:span><text:span text:style-name="T11">&lt;</text:span><text:span text:style-name="T12">/script</text:span><text:span text:style-name="T11">&gt;</text:span></text:p>
      <text:p text:style-name="P9"/>
      <text:p text:style-name="P9"><text:span text:style-name="T5">51.3.3. <text:s text:c="2"/>History Object Properties and Methods</text:span></text:p>
      <text:p text:style-name="P9"/>
      <table:table table:name="Table77" table:style-name="Table1">
        <table:table-column table:style-name="TableColumn1"/>
        <table:table-column table:style-name="TableColumn1"/>
        <table:table-row>
          <table:table-cell table:style-name="TableCell1">
            <text:p text:style-name="P4"><text:span text:style-name="T7">Property</text:span></text:p>
          </table:table-cell>
          <table:table-cell table:style-name="TableCell1">
            <text:p text:style-name="P4"><text:span text:style-name="T7">Description</text:span></text:p>
          </table:table-cell>
        </table:table-row>
        <table:table-row>
          <table:table-cell table:style-name="TableCell1">
            <text:p text:style-name="P4">length</text:p>
          </table:table-cell>
          <table:table-cell table:style-name="TableCell1">
            <text:p text:style-name="P4">Returns the number of URLs in the history list</text:p>
          </table:table-cell>
        </table:table-row>
        <table:table-row>
          <table:table-cell table:style-name="TableCell1">
            <text:p text:style-name="P4"><text:span text:style-name="T7">Method</text:span></text:p>
          </table:table-cell>
          <table:table-cell table:style-name="TableCell1">
            <text:p text:style-name="P4"><text:span text:style-name="T7">Description</text:span></text:p>
          </table:table-cell>
        </table:table-row>
        <table:table-row>
          <table:table-cell table:style-name="TableCell1">
            <text:p text:style-name="P4">back()</text:p>
          </table:table-cell>
          <table:table-cell table:style-name="TableCell1">
            <text:p text:style-name="P4">Loads the previous URL is the history list</text:p>
          </table:table-cell>
        </table:table-row>
        <table:table-row>
          <table:table-cell table:style-name="TableCell1">
            <text:p text:style-name="P4">forward()</text:p>
          </table:table-cell>
          <table:table-cell table:style-name="TableCell1">
            <text:p text:style-name="P4">Loads the next URL is the history list</text:p>
          </table:table-cell>
        </table:table-row>
        <table:table-row>
          <table:table-cell table:style-name="TableCell1">
            <text:p text:style-name="P4">go()</text:p>
          </table:table-cell>
          <table:table-cell table:style-name="TableCell1">
            <text:p text:style-name="P4">Loads the specific URL is the history list</text:p>
          </table:table-cell>
        </table:table-row>
      </table:table>
      <text:p text:style-name="P9"/>
      <text:p text:style-name="P10"><text:span text:style-name="T5">51.4. Web Storage API </text:span></text:p>
      <text:p text:style-name="P10"/>
      <text:p text:style-name="P18"><text:span text:style-name="T4">The Web Storage API is a simple syntax for storing and retrieving data in the browser.</text:span><text:span text:style-name="T5"><text:s/></text:span></text:p>
      <text:p text:style-name="P18"/>
      <table:table table:name="Table78" table:style-name="Table1">
        <table:table-column table:style-name="TableColumn1"/>
        <table:table-row>
          <table:table-cell table:style-name="TableCell1">
            <text:p text:style-name="P9"><text:span text:style-name="T5">Syntax :-</text:span></text:p>
            <text:p text:style-name="P9"/>
            <text:p text:style-name="P9"><text:span text:style-name="T4">localStorage.setItem(“keyname”, “value”);</text:span></text:p>
            <text:p text:style-name="P9"><text:span text:style-name="T4">localStorage.getItem(“keyname”);</text:span></text:p>
          </table:table-cell>
        </table:table-row>
      </table:table>
      <text:p text:style-name="P9"/>
      <text:p text:style-name="P9"><text:span text:style-name="T4">Ex :</text:span></text:p>
      <text:p text:style-name="P9"/>
      <text:p text:style-name="P9"><text:span text:style-name="T4">&lt;p id="demo"&gt;&lt;/p&gt;</text:span></text:p>
      <text:p text:style-name="P9"/>
      <text:p text:style-name="P9"><text:span text:style-name="T4">&lt;script&gt;</text:span></text:p>
      <text:p text:style-name="P9"/>
      <text:p text:style-name="P9"><text:span text:style-name="T4">localStorage.setItem("title","John Alok");</text:span></text:p>
      <text:p text:style-name="P9"><text:span text:style-name="T4">document.getElementById("demo").innerHTML = localStorage.getItem("title");</text:span></text:p>
      <text:p text:style-name="P9"/>
      <text:p text:style-name="P9"><text:span text:style-name="T4">&lt;/script&gt;</text:span></text:p>
      <text:p text:style-name="P9"><text:span text:style-name="T4">Result : John Alok</text:span></text:p>
      <text:p text:style-name="P9"/>
      <text:p text:style-name="P9"><text:span text:style-name="T5">51.4.1. The </text:span><text:span text:style-name="T26">localStorage </text:span><text:span text:style-name="T5">Object</text:span></text:p>
      <text:p text:style-name="P9"/>
      <text:p text:style-name="P17"><text:span text:style-name="T4">The localStorage object provides access to a local storage for a particular Web Site. It allows you to store, read, add, modify, and delete data items for that domain.</text:span></text:p>
      <text:p text:style-name="P17"><text:span text:style-name="T4">The data is stored with no expiration date, and will not be deleted when the browser is closed.</text:span></text:p>
      <text:p text:style-name="P17"><text:span text:style-name="T4">The data will be available for days, weeks, and years.</text:span></text:p>
      <text:p text:style-name="P9"/>
      <text:p text:style-name="P9"><text:span text:style-name="T5">51.4.1.1. The </text:span><text:span text:style-name="T139">setItem()</text:span><text:span text:style-name="T5"><text:s text:c="2"/>Method</text:span></text:p>
      <text:p text:style-name="P9"/>
      <text:p text:style-name="P9"><text:span text:style-name="T4">The</text:span><text:span text:style-name="T140"><text:s/>localStorage.setItem()</text:span><text:span text:style-name="T4"><text:s/>method stores a data item in a storage. It take a name and a value as parameters.</text:span></text:p>
      <text:p text:style-name="P9"/>
      <text:p text:style-name="P9"><text:span text:style-name="T4">Ex :</text:span></text:p>
      <text:p text:style-name="P9"/>
      <text:p text:style-name="P9"><text:span text:style-name="T4">localStorage.setItem(</text:span><text:span text:style-name="T12">"name"</text:span><text:span text:style-name="T4">, </text:span><text:span text:style-name="T12">"John Doe"</text:span><text:span text:style-name="T4">);</text:span></text:p>
      <text:p text:style-name="P9"/>
      <text:p text:style-name="P9"/>
      <text:p text:style-name="P9"><text:span text:style-name="T5">51.4.1.2. The</text:span><text:span text:style-name="T139"><text:s/>getItem()</text:span><text:span text:style-name="T5"><text:s/>Method</text:span></text:p>
      <text:p text:style-name="P9"/>
      <text:p text:style-name="P9"><text:span text:style-name="T4">The</text:span><text:span text:style-name="T140"><text:s/>localStorage.getItem()</text:span><text:span text:style-name="T4"><text:s/>method retrieves a data item from the storage. It take a name as a parameter.</text:span></text:p>
      <text:p text:style-name="P9"/>
      <text:p text:style-name="P9"><text:span text:style-name="T4">Ex:</text:span></text:p>
      <text:p text:style-name="P9"/>
      <text:p text:style-name="P9"><text:span text:style-name="T4">localStorage.getItem(</text:span><text:span text:style-name="T12">"name"</text:span><text:span text:style-name="T10">);</text:span></text:p>
      <text:p text:style-name="P9"/>
      <text:p text:style-name="P9"><text:span text:style-name="T5">51.4.2. The </text:span><text:span text:style-name="T26">sessionStorage</text:span><text:span text:style-name="T5"><text:s/>Object</text:span></text:p>
      <text:p text:style-name="P17"/>
      <text:p text:style-name="P17"><text:span text:style-name="T4">The </text:span><text:span text:style-name="T9">sessionStorage</text:span><text:span text:style-name="T4"><text:s/>object is identical to the </text:span><text:span text:style-name="T9">localStorage</text:span><text:span text:style-name="T4"><text:s/>object.</text:span></text:p>
      <text:p text:style-name="P17"><text:span text:style-name="T4">The difference is that the sessionStorage object stores data for one session. The data is deleted when the browser is closed.</text:span></text:p>
      <text:p text:style-name="P9"><text:span text:style-name="T4">Ex :</text:span></text:p>
      <text:p text:style-name="P9"/>
      <text:p text:style-name="P9"><text:span text:style-name="T4">&lt;p id="demo"&gt;&lt;/p&gt;</text:span></text:p>
      <text:p text:style-name="P9"/>
      <text:p text:style-name="P9"><text:span text:style-name="T4">&lt;script&gt;</text:span></text:p>
      <text:p text:style-name="P9"/>
      <text:p text:style-name="P9"><text:span text:style-name="T4">sessionStorage.setItem("title","John Alok");</text:span></text:p>
      <text:p text:style-name="P9"><text:span text:style-name="T4">document.getElementById("demo").innerHTML = sessionStorage.getItem("title");</text:span></text:p>
      <text:p text:style-name="P9"/>
      <text:p text:style-name="P9"><text:span text:style-name="T4">&lt;/script&gt;</text:span></text:p>
      <text:p text:style-name="P9"/>
      <text:p text:style-name="P9"><text:span text:style-name="T5">51.4.2.1. The </text:span><text:span text:style-name="T139">setItem()</text:span><text:span text:style-name="T5"><text:s text:c="2"/>Method</text:span></text:p>
      <text:p text:style-name="P9"/>
      <text:p text:style-name="P9"><text:span text:style-name="T4">The </text:span><text:span text:style-name="T9">sessionStorage</text:span><text:span text:style-name="T140">.setItem()</text:span><text:span text:style-name="T4"><text:s/>method stores a data item in a storage. It take a name and a value as parameters.</text:span></text:p>
      <text:p text:style-name="P9"/>
      <text:p text:style-name="P9"><text:span text:style-name="T4">Ex :</text:span></text:p>
      <text:p text:style-name="P9"/>
      <text:p text:style-name="P9"><text:span text:style-name="T4">sessionStorage.setItem(</text:span><text:span text:style-name="T12">"name"</text:span><text:span text:style-name="T4">, </text:span><text:span text:style-name="T12">"John Doe"</text:span><text:span text:style-name="T4">);</text:span></text:p>
      <text:p text:style-name="P9"/>
      <text:p text:style-name="P9"/>
      <text:p text:style-name="P9"><text:span text:style-name="T5">51.4.2.2. The</text:span><text:span text:style-name="T139"><text:s/>getItem()</text:span><text:span text:style-name="T5"><text:s/>Method</text:span></text:p>
      <text:p text:style-name="P9"/>
      <text:p text:style-name="P9"><text:span text:style-name="T4">The</text:span><text:span text:style-name="T140"><text:s/>sessionStorage.getItem()</text:span><text:span text:style-name="T4"><text:s/>method retrieves a data item from the storage. It take a name as a parameter.</text:span></text:p>
      <text:p text:style-name="P9"/>
      <text:p text:style-name="P9"><text:span text:style-name="T4">Ex:</text:span></text:p>
      <text:p text:style-name="P9"/>
      <text:p text:style-name="P9"><text:span text:style-name="T4">sessionStorage.getItem(</text:span><text:span text:style-name="T12">"name"</text:span><text:span text:style-name="T10">);</text:span></text:p>
      <text:p text:style-name="P9"/>
      <text:p text:style-name="P9"><text:span text:style-name="T5">51.4.3. Storage Object Properties and Methods</text:span></text:p>
      <text:p text:style-name="P9"/>
      <table:table table:name="Table79" table:style-name="Table1">
        <table:table-column table:style-name="TableColumn1"/>
        <table:table-column table:style-name="TableColumn1"/>
        <table:table-row>
          <table:table-cell table:style-name="TableCell1">
            <text:p text:style-name="P4"><text:span text:style-name="T7">Property/Method</text:span></text:p>
          </table:table-cell>
          <table:table-cell table:style-name="TableCell1">
            <text:p text:style-name="P4"><text:span text:style-name="T7">Description</text:span></text:p>
          </table:table-cell>
        </table:table-row>
        <table:table-row>
          <table:table-cell table:style-name="TableCell1">
            <text:p text:style-name="P4">key(n)</text:p>
          </table:table-cell>
          <table:table-cell table:style-name="TableCell1">
            <text:p text:style-name="P4">Returns the name of the <text:span text:style-name="T64">n</text:span>th key in the storage</text:p>
          </table:table-cell>
        </table:table-row>
        <table:table-row>
          <table:table-cell table:style-name="TableCell1">
            <text:p text:style-name="P4">length</text:p>
          </table:table-cell>
          <table:table-cell table:style-name="TableCell1">
            <text:p text:style-name="P4">Returns the number of data items stored in the Storage object</text:p>
          </table:table-cell>
        </table:table-row>
        <table:table-row>
          <table:table-cell table:style-name="TableCell1">
            <text:p text:style-name="P4">setItem(keyname, value)</text:p>
          </table:table-cell>
          <table:table-cell table:style-name="TableCell1">
            <text:p text:style-name="P4">Adds that key to the storage, or update that key’s value if it already exists</text:p>
          </table:table-cell>
        </table:table-row>
        <table:table-row>
          <table:table-cell table:style-name="TableCell1">
            <text:p text:style-name="P4">getItem(keyname)</text:p>
          </table:table-cell>
          <table:table-cell table:style-name="TableCell1">
            <text:p text:style-name="P4">Returns the value of the specified key name</text:p>
          </table:table-cell>
        </table:table-row>
        <table:table-row>
          <table:table-cell table:style-name="TableCell1">
            <text:p text:style-name="P4">removeItem(keyname)</text:p>
          </table:table-cell>
          <table:table-cell table:style-name="TableCell1">
            <text:p text:style-name="P4">Removes that key from the storage</text:p>
          </table:table-cell>
        </table:table-row>
        <table:table-row>
          <table:table-cell table:style-name="TableCell1">
            <text:p text:style-name="P4">clear()</text:p>
          </table:table-cell>
          <table:table-cell table:style-name="TableCell1">
            <text:p text:style-name="P4">Empty all key out of the storage</text:p>
          </table:table-cell>
        </table:table-row>
      </table:table>
      <text:p text:style-name="P9"/>
      <text:p text:style-name="P9"/>
      <text:p text:style-name="P9"><text:span text:style-name="T5">Related Pages for Web Storage API</text:span></text:p>
      <text:p text:style-name="P9"/>
      <text:p text:style-name="P9"/>
      <table:table table:name="Table80" table:style-name="Table1">
        <table:table-column table:style-name="TableColumn1"/>
        <table:table-column table:style-name="TableColumn1"/>
        <table:table-row>
          <table:table-cell table:style-name="TableCell1">
            <text:p text:style-name="P4"><text:span text:style-name="T7">Property</text:span></text:p>
          </table:table-cell>
          <table:table-cell table:style-name="TableCell1">
            <text:p text:style-name="P4"><text:span text:style-name="T7">Description</text:span></text:p>
          </table:table-cell>
        </table:table-row>
        <table:table-row>
          <table:table-cell table:style-name="TableCell1">
            <text:p text:style-name="P4">window.localStorage</text:p>
          </table:table-cell>
          <table:table-cell table:style-name="TableCell1">
            <text:p text:style-name="P4">Allows to save key/value pairs in a web browser. Stores the data with no expiration date.</text:p>
          </table:table-cell>
        </table:table-row>
        <table:table-row>
          <table:table-cell table:style-name="TableCell1">
            <text:p text:style-name="P4">window.sessionStorage</text:p>
          </table:table-cell>
          <table:table-cell table:style-name="TableCell1">
            <text:p text:style-name="P4">Allows to save key/value pairs in a web browser. Stores the data for one session.</text:p>
          </table:table-cell>
        </table:table-row>
      </table:table>
      <text:p text:style-name="P54"><text:span text:style-name="T5">52. Web Workers API </text:span></text:p>
      <text:p text:style-name="P9"/>
      <text:p text:style-name="P9"><text:span text:style-name="T4">A web worker is a JavaScript running in the background, without affecting the performance of the page.</text:span></text:p>
      <text:p text:style-name="P9"/>
      <text:p text:style-name="P17"><text:span text:style-name="T4">When executing scripts in an HTML page, the page becomes unresponsive until the script is finished.</text:span></text:p>
      <text:p text:style-name="P17"><text:span text:style-name="T4">A web worker is a JavaScript that runs in the background, independently of other scripts, without affecting the performance of the page. You can continue to do whatever you want: clicking, selecting things, etc., while the web worker runs in the background.</text:span></text:p>
      <text:p text:style-name="P101"/>
      <text:p text:style-name="P64"><text:span text:style-name="T141">52.1. Check Web Worker Support </text:span><text:line-break/>Before creating a web worker, check whether the user’s browser supports it or not :</text:p>
      <table:table table:name="Table81" table:style-name="Table1">
        <table:table-column table:style-name="TableColumn1"/>
        <table:table-row>
          <table:table-cell table:style-name="TableCell1">
            <text:p text:style-name="P4"><text:span text:style-name="T7">Syntax :</text:span></text:p>
            <text:p text:style-name="P4"/>
            <text:p text:style-name="P4"><text:span text:style-name="T122">if</text:span><text:s text:c="2"/>(<text:span text:style-name="T122">typeof</text:span><text:s/>(Worker) <text:s/>!== <text:span text:style-name="T142">“undefined”</text:span>) <text:s text:c="3"/>{</text:p>
            <text:p text:style-name="P227"><text:span text:style-name="T74"><text:s text:c="2"/></text:span><text:s text:c="3"/>// Yes! Web worker support !</text:p>
            <text:p text:style-name="P227"><text:s text:c="4"/>// Some code ……</text:p>
            <text:p text:style-name="P4"/>
            <text:p text:style-name="P4">} <text:s text:c="2"/><text:span text:style-name="T122">else</text:span><text:s/>{</text:p>
            <text:p text:style-name="P227"><text:span text:style-name="T74"><text:s text:c="2"/></text:span><text:s text:c="2"/>// Sorry! No Web Worker support..</text:p>
            <text:p text:style-name="P4">}</text:p>
            <text:p text:style-name="P4"/>
          </table:table-cell>
        </table:table-row>
      </table:table>
      <text:p text:style-name="P64"/>
      <text:p text:style-name="P10"><text:span text:style-name="T5">52.2. Create a Web Worker File </text:span></text:p>
      <text:p text:style-name="P9"/>
      <text:p text:style-name="P97"><text:span text:style-name="T4">https://www.w3schools.com/js/js_api_web_workers.asp</text:span></text:p>
      <text:p text:style-name="P9"/>
      <text:p text:style-name="P9"/>
      <text:p text:style-name="P9"/>
      <text:p text:style-name="P9"/>
      <text:p text:style-name="P54"><text:span text:style-name="T5">53. AJAX (A</text:span><text:span text:style-name="T4">synchronous</text:span><text:span text:style-name="T5"><text:s/>J</text:span><text:span text:style-name="T4">ava</text:span><text:span text:style-name="T5">S</text:span><text:span text:style-name="T4">cript</text:span><text:span text:style-name="T5"><text:s/>A</text:span><text:span text:style-name="T4">nd</text:span><text:span text:style-name="T5"><text:s/>XML) Introduction </text:span></text:p>
      <text:p text:style-name="P54"/>
      <text:p text:style-name="P9"><text:span text:style-name="T4">In simple terms, </text:span><text:span text:style-name="T5">AJAX</text:span><text:span text:style-name="T4"><text:s/>means the interaction between client and server. AJAX enables us to partially update our web applications asynchronously. When the Ajax interaction is complete, JavaScript updates the HTML source of the page. The changes are made immediately without requiring a page refresh.</text:span></text:p>
      <text:p text:style-name="P9"/>
      <text:p text:style-name="P9"/>
      <text:p text:style-name="P9"><text:span text:style-name="T4">AJAX is not a programming language. It is a technique used for accessing the web server from a web page and also, for creating fast and dynamic web pages.</text:span></text:p>
      <text:p text:style-name="P9"/>
      <text:p text:style-name="P9"><text:span text:style-name="T4">It is used to communicate with servers. It can send and receive information in various formats, including JSON, XML, HTML and text files without interfering with the existing page.</text:span></text:p>
      <text:p text:style-name="P9"/>
      <text:p text:style-name="P9"><text:span text:style-name="T4">It’s main purpose is to improve the speed performance and usability of a web application.</text:span></text:p>
      <text:p text:style-name="P9"/>
      <text:p text:style-name="P9"><text:span text:style-name="T4">AJAX is a developer’s dream because we can :</text:span></text:p>
      <text:p text:style-name="P9"/>
      <text:list text:style-name="L4">
        <text:list-item>
          <text:p text:style-name="P105"><text:span text:style-name="T4">Read data from a web server – after the page has loaded</text:span></text:p>
        </text:list-item>
        <text:list-item>
          <text:p text:style-name="P105"><text:span text:style-name="T4">Update a web page without reloading the page</text:span></text:p>
        </text:list-item>
        <text:list-item>
          <text:p text:style-name="P105"><text:span text:style-name="T4">Send data to a web server – in the background</text:span></text:p>
        </text:list-item>
        <text:list-item>
          <text:p text:style-name="P105"><text:span text:style-name="T4">Has a better user experience </text:span></text:p>
        </text:list-item>
        <text:list-item>
          <text:p text:style-name="P105"><text:span text:style-name="T4">Saves network bandwidth</text:span></text:p>
        </text:list-item>
        <text:list-item>
          <text:p text:style-name="P105"><text:span text:style-name="T4">Very interactive</text:span></text:p>
        </text:list-item>
        <text:list-item>
          <text:p text:style-name="P105"/>
        </text:list-item>
      </text:list>
      <text:p text:style-name="P9"/>
      <text:p text:style-name="P181"><text:span text:style-name="T4">AJAX </text:span><text:span text:style-name="T5">communicates with the server using XMLHttpRequest object</text:span><text:span text:style-name="T4">.... HTTP Request is sent to the server by XMLHttpRequest object. Server interacts with the database using JSP, PHP, Servlet, ASP.net etc. Data is retrieved. Server sends XML data or JSON data to the XMLHttpRequest callback function.</text:span></text:p>
      <text:p text:style-name="P9"/>
      <text:p text:style-name="P9"><text:span text:style-name="T4">AJAX is based on following open standards :</text:span></text:p>
      <text:p text:style-name="P9"/>
      <text:p text:style-name="P9"><text:span text:style-name="T4">1. Browser-based presentation using HTML and CSS.</text:span></text:p>
      <text:p text:style-name="P9"><text:span text:style-name="T4">2. Data is stored in XML format and fetched from the server.</text:span></text:p>
      <text:p text:style-name="P9"><text:span text:style-name="T4">3. Behind-the-scenes data fetches using XMLHttpRequest objects in the browser.</text:span></text:p>
      <text:p text:style-name="P9"><text:span text:style-name="T4">4. Javascript to make everything happen.</text:span></text:p>
      <text:p text:style-name="P9"/>
      <text:p text:style-name="P101"><text:span text:style-name="T5">53.1. AJAX is Based on Internet Standards </text:span></text:p>
      <text:p text:style-name="P17"><text:span text:style-name="T4">AJAX cannot work independently. It is used in combination with other technologies to create interactive webpages. </text:span></text:p>
      <text:p text:style-name="P228"><text:span text:style-name="T5">JavaScript</text:span></text:p>
      <text:list text:style-name="L4">
        <text:list-item>
          <text:p text:style-name="P229"><text:span text:style-name="T4">Loosely typed scripting language.</text:span></text:p>
        </text:list-item>
        <text:list-item>
          <text:p text:style-name="P229"><text:span text:style-name="T4">JavaScript function is called when an event occurs in a page.</text:span></text:p>
        </text:list-item>
        <text:list-item>
          <text:p text:style-name="P229"><text:span text:style-name="T4">Glue for the whole AJAX operation.</text:span></text:p>
        </text:list-item>
      </text:list>
      <text:p text:style-name="P228"><text:span text:style-name="T5">DOM</text:span></text:p>
      <text:list text:style-name="L4">
        <text:list-item>
          <text:p text:style-name="P229"><text:span text:style-name="T4">API for accessing and manipulating structured documents.</text:span></text:p>
        </text:list-item>
        <text:list-item>
          <text:p text:style-name="P229"><text:span text:style-name="T4">Represents the structure of XML and HTML documents.</text:span></text:p>
        </text:list-item>
      </text:list>
      <text:p text:style-name="P228"><text:span text:style-name="T5">CSS</text:span></text:p>
      <text:list text:style-name="L4">
        <text:list-item>
          <text:p text:style-name="P229"><text:span text:style-name="T4">To style the data</text:span></text:p>
        </text:list-item>
      </text:list>
      <text:p text:style-name="P228"><text:span text:style-name="T5">XMLHttpRequest Object</text:span></text:p>
      <text:list text:style-name="L4">
        <text:list-item>
          <text:p text:style-name="P229"><text:span text:style-name="T4">JavaScript object that performs asynchronous interaction with the server.</text:span></text:p>
        </text:list-item>
      </text:list>
      <text:p text:style-name="P9"/>
      <text:p text:style-name="P9"><text:span text:style-name="T4">Examples of famous web applications that uses AJAX.</text:span></text:p>
      <text:p text:style-name="P9"/>
      <text:list text:style-name="L4">
        <text:list-item>
          <text:p text:style-name="P105"><text:span text:style-name="T4">Google Maps</text:span></text:p>
        </text:list-item>
        <text:list-item>
          <text:p text:style-name="P105"><text:span text:style-name="T4">Google Suggest</text:span></text:p>
        </text:list-item>
        <text:list-item>
          <text:p text:style-name="P105"><text:span text:style-name="T4">Gmail</text:span></text:p>
        </text:list-item>
        <text:list-item>
          <text:p text:style-name="P105"><text:span text:style-name="T4">Yahoo Maps</text:span></text:p>
        </text:list-item>
        <text:list-item>
          <text:p text:style-name="P105"/>
        </text:list-item>
      </text:list>
      <text:p text:style-name="P10"/>
      <text:p text:style-name="P10"/>
      <text:p text:style-name="P10"/>
      <text:p text:style-name="P10"/>
      <text:p text:style-name="P10"/>
      <text:p text:style-name="P10"/>
      <text:p text:style-name="P10"/>
      <text:p text:style-name="P10"/>
      <text:p text:style-name="P10"/>
      <text:p text:style-name="P10"/>
      <text:p text:style-name="P10"><text:span text:style-name="T5">53.2. <text:s/>How AJAX Works </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7"/>
      <text:p text:style-name="P17"/>
      <text:p text:style-name="P17"/>
      <text:p text:style-name="P17"><text:span text:style-name="T4">1. An event occurs in a web page (the page is loaded, a button is clicked)</text:span></text:p>
      <text:list text:style-name="L4">
        <text:list-item>
          <text:p text:style-name="P230"><text:span text:style-name="T4">2. An XMLHttpRequest object is created by JavaScript</text:span></text:p>
        </text:list-item>
        <text:list-item>
          <text:p text:style-name="P230"><text:span text:style-name="T4">3. The XMLHttpRequest object sends a request to a web server</text:span></text:p>
        </text:list-item>
        <text:list-item>
          <text:p text:style-name="P230"><text:span text:style-name="T4">4. The server processes the request</text:span></text:p>
        </text:list-item>
        <text:list-item>
          <text:p text:style-name="P230"><text:span text:style-name="T4">5. The server sends a response back to the web page</text:span></text:p>
        </text:list-item>
        <text:list-item>
          <text:p text:style-name="P230"><text:span text:style-name="T4">6. The response is read by JS.</text:span></text:p>
        </text:list-item>
        <text:list-item>
          <text:p text:style-name="P230"><text:span text:style-name="T4">7. Proper action (like page update) is performed by JS.</text:span></text:p>
        </text:list-item>
      </text:list>
      <text:p text:style-name="P9"/>
      <text:p text:style-name="P10"><text:span text:style-name="T5">53.3. AJAX – The </text:span><text:span text:style-name="T26">XMLHttpRequest</text:span><text:span text:style-name="T5"><text:s/>Object</text:span></text:p>
      <text:p text:style-name="P9"/>
      <text:p text:style-name="P9"><text:span text:style-name="T9">XMLHttpRequest</text:span><text:span text:style-name="T4"><text:s/>: is used to establish a connection with the URL we specify to send or receive data.</text:span></text:p>
      <text:p text:style-name="P9"/>
      <text:p text:style-name="P9"><text:span text:style-name="T4">The keystone of AJAX is the </text:span><text:span text:style-name="T9">XMLHttpRequest</text:span><text:span text:style-name="T4"><text:s/>object.</text:span></text:p>
      <text:p text:style-name="P9"/>
      <text:list text:style-name="L6">
        <text:list-item>
          <text:p text:style-name="P105"><text:span text:style-name="T4">Create an XMLHttpRequest object</text:span></text:p>
        </text:list-item>
        <text:list-item>
          <text:p text:style-name="P105"><text:span text:style-name="T4">Define a callback function</text:span></text:p>
        </text:list-item>
        <text:list-item>
          <text:p text:style-name="P105"><text:span text:style-name="T4">Open the XMLHttpRequest object</text:span></text:p>
        </text:list-item>
        <text:list-item>
          <text:p text:style-name="P105"><text:span text:style-name="T4">Send a Request to a server</text:span></text:p>
        </text:list-item>
      </text:list>
      <text:p text:style-name="P9"/>
      <text:p text:style-name="P9"><text:span text:style-name="T4">The </text:span><text:span text:style-name="T9">XMLHttpRequest</text:span><text:span text:style-name="T4"><text:s/>object can be used to exchange data with a web server behind the scenes. This means that it is possible to update parts of a web page, without reloading the whole page.</text:span></text:p>
      <text:p text:style-name="P9"/>
      <text:p text:style-name="P9"><text:span text:style-name="T5">1. Create an XMLHttpRequest object</text:span></text:p>
      <text:p text:style-name="P9"/>
      <text:p text:style-name="P9"><text:span text:style-name="T4">All modern browsers (Chrome, Firefox, IE, Edge, Safari, Opera) have a built-in </text:span><text:span text:style-name="T9">XMLHttpRequest</text:span><text:span text:style-name="T4"><text:s/>object.</text:span></text:p>
      <text:p text:style-name="P9"/>
      <table:table table:name="Table82" table:style-name="Table1">
        <table:table-column table:style-name="TableColumn1"/>
        <table:table-row>
          <table:table-cell table:style-name="TableCell1">
            <text:p text:style-name="P4"><text:span text:style-name="T7">Syntax for creating an </text:span><text:span text:style-name="T46">XMLHttpRequest</text:span><text:span text:style-name="T7"><text:s/>object :</text:span></text:p>
            <text:p text:style-name="P4"/>
            <text:p text:style-name="P4">var<text:span text:style-name="T66"><text:s/>variable</text:span><text:s/><text:span text:style-name="T66">name</text:span><text:s/>= <text:span text:style-name="T112">new</text:span><text:s/>XMLHttpRequest() ;</text:p>
          </table:table-cell>
        </table:table-row>
      </table:table>
      <text:p text:style-name="P9"/>
      <text:p text:style-name="P9"/>
      <text:p text:style-name="P9"/>
      <text:p text:style-name="P9"><text:span text:style-name="T5">2. Define a Callback Function </text:span></text:p>
      <text:p text:style-name="P9"/>
      <text:p text:style-name="P9"><text:span text:style-name="T4">A callback function is a function passed a parameter to another function. In this case, the callback function should contain the code to execute when the response is ready.</text:span></text:p>
      <text:p text:style-name="P9"/>
      <table:table table:name="Table83" table:style-name="Table1">
        <table:table-column table:style-name="TableColumn1"/>
        <table:table-row>
          <table:table-cell table:style-name="TableCell1">
            <text:p text:style-name="P4">xhttp.onload = function() <text:s text:c="2"/>{</text:p>
            <text:p text:style-name="P110"><text:span text:style-name="T74"><text:s text:c="6"/></text:span><text:s text:c="2"/>// what to do when the response is ready </text:p>
            <text:p text:style-name="P4">}</text:p>
          </table:table-cell>
        </table:table-row>
      </table:table>
      <text:p text:style-name="P9"/>
      <text:p text:style-name="P9"><text:span text:style-name="T5">3. Send a Request</text:span></text:p>
      <text:p text:style-name="P9"/>
      <text:p text:style-name="P9"><text:span text:style-name="T4">To send a request to a server, we can use the </text:span><text:span text:style-name="T9">open() </text:span><text:span text:style-name="T4">and </text:span><text:span text:style-name="T9">send()</text:span><text:span text:style-name="T4"><text:s/>methods of the </text:span><text:span text:style-name="T9">XMLHttpRequest</text:span><text:span text:style-name="T4"><text:s/>object :</text:span></text:p>
      <text:p text:style-name="P9"/>
      <table:table table:name="Table84" table:style-name="Table1">
        <table:table-column table:style-name="TableColumn1"/>
        <table:table-row>
          <table:table-cell table:style-name="TableCell1">
            <text:p text:style-name="P4">xhttp.open(“GET”, “ajax_info.txt”);</text:p>
            <text:p text:style-name="P4">xhttp.send() ;</text:p>
          </table:table-cell>
        </table:table-row>
      </table:table>
      <text:p text:style-name="P9"/>
      <text:p text:style-name="P9"><text:span text:style-name="T4">Ex:</text:span></text:p>
      <text:p text:style-name="P9"/>
      <text:p text:style-name="P231"><text:span text:style-name="T16">var</text:span><text:span text:style-name="T104"><text:s/></text:span><text:span text:style-name="T17">ourRequest</text:span><text:span text:style-name="T104"><text:s/>= </text:span><text:span text:style-name="T16">new</text:span><text:span text:style-name="T104"><text:s/></text:span><text:span text:style-name="T4">XMLHttpRequest</text:span><text:span text:style-name="T104">(); </text:span></text:p>
      <text:p text:style-name="P26"><text:span text:style-name="T21">ourRequest</text:span><text:span text:style-name="T24">.</text:span><text:span text:style-name="T23">open</text:span><text:span text:style-name="T24">(</text:span>'GET'<text:span text:style-name="T24">, </text:span>'https://learnwebcode.github.io/json-example/animals-1.json'<text:span text:style-name="T24">); <text:s/></text:span></text:p>
      <text:p text:style-name="P45">ourRequest<text:span text:style-name="T24">.</text:span><text:span text:style-name="T23">onload</text:span><text:span text:style-name="T24"><text:s/>= </text:span><text:span text:style-name="T20">function</text:span><text:span text:style-name="T24">() { </text:span></text:p>
      <text:p text:style-name="P45">console<text:span text:style-name="T24">.</text:span><text:span text:style-name="T23">log</text:span><text:span text:style-name="T24">(</text:span>ourRequest<text:span text:style-name="T24">.</text:span><text:span text:style-name="T25">responseText</text:span><text:span text:style-name="T24">); </text:span></text:p>
      <text:p text:style-name="P22">}; </text:p>
      <text:p text:style-name="P45">ourRequest<text:span text:style-name="T24">.</text:span><text:span text:style-name="T23">send</text:span><text:span text:style-name="T24">(); </text:span></text:p>
      <text:p text:style-name="P232"><text:line-break/></text:p>
      <text:p text:style-name="P30"><text:span text:style-name="T14">Result : The content on the URL “</text:span><text:a xlink:type="simple" xlink:href="https://learnwebcode.github.io/json-example/animals-1.json"><text:span text:style-name="T4">https://learnwebcode.github.io/json-example/animals-1.json</text:span></text:a><text:span text:style-name="T10">” will be displayed in the console panel.</text:span></text:p>
      <text:p text:style-name="P18"/>
      <text:p text:style-name="P9"/>
      <text:p text:style-name="P97"><text:span text:style-name="T4">Examples – unable to understand</text:span></text:p>
      <text:p text:style-name="P97"><text:span text:style-name="T4">https://www.w3schools.com/js/js_ajax_http.asp</text:span></text:p>
      <text:p text:style-name="P9"/>
      <text:p text:style-name="P9"><text:span text:style-name="T42">XMLHttpRequest Object Methods</text:span></text:p>
      <text:p text:style-name="P9"/>
      <table:table table:name="Table85" table:style-name="Table1">
        <table:table-column table:style-name="TableColumn1"/>
        <table:table-column table:style-name="TableColumn1"/>
        <table:table-row>
          <table:table-cell table:style-name="TableCell1">
            <text:p text:style-name="P4"><text:span text:style-name="T7">Method</text:span></text:p>
          </table:table-cell>
          <table:table-cell table:style-name="TableCell1">
            <text:p text:style-name="P4"><text:span text:style-name="T7">Description</text:span></text:p>
          </table:table-cell>
        </table:table-row>
        <table:table-row>
          <table:table-cell table:style-name="TableCell1">
            <text:p text:style-name="P4">new XMLHttpRequest</text:p>
          </table:table-cell>
          <table:table-cell table:style-name="TableCell1">
            <text:p text:style-name="P9"><text:span text:style-name="T4">Creates a new XMLHttpRequest object</text:span></text:p>
          </table:table-cell>
        </table:table-row>
        <table:table-row>
          <table:table-cell table:style-name="TableCell1">
            <text:p text:style-name="P4">abort ()</text:p>
          </table:table-cell>
          <table:table-cell table:style-name="TableCell1">
            <text:p text:style-name="P9"><text:span text:style-name="T4">Cancels the current request</text:span></text:p>
          </table:table-cell>
        </table:table-row>
        <table:table-row>
          <table:table-cell table:style-name="TableCell1">
            <text:p text:style-name="P4">getAllResponseHeaders ()</text:p>
          </table:table-cell>
          <table:table-cell table:style-name="TableCell1">
            <text:p text:style-name="P9"><text:span text:style-name="T4">Returns header information</text:span></text:p>
          </table:table-cell>
        </table:table-row>
        <table:table-row>
          <table:table-cell table:style-name="TableCell1">
            <text:p text:style-name="P4">getResponseHeader ()</text:p>
          </table:table-cell>
          <table:table-cell table:style-name="TableCell1">
            <text:p text:style-name="P9"><text:span text:style-name="T4">Returns specific header information</text:span></text:p>
          </table:table-cell>
        </table:table-row>
        <table:table-row>
          <table:table-cell table:style-name="TableCell1">
            <text:p text:style-name="P4">open(method, url, async, user, psw)</text:p>
          </table:table-cell>
          <table:table-cell table:style-name="TableCell1">
            <text:p text:style-name="P9"><text:span text:style-name="T4">Specifies the request<text:line-break/><text:line-break/></text:span><text:span text:style-name="T34">method</text:span><text:span text:style-name="T4">: the request type GET or POST<text:line-break/></text:span><text:span text:style-name="T34">url</text:span><text:span text:style-name="T4">: the file location<text:line-break/></text:span><text:span text:style-name="T34">async</text:span><text:span text:style-name="T4">: true (asynchronous) or false (synchronous)<text:line-break/></text:span><text:span text:style-name="T34">user</text:span><text:span text:style-name="T4">: optional user name<text:line-break/></text:span><text:span text:style-name="T34">psw</text:span><text:span text:style-name="T4">: optional password</text:span></text:p>
          </table:table-cell>
        </table:table-row>
        <table:table-row>
          <table:table-cell table:style-name="TableCell1">
            <text:p text:style-name="P4">send (string)</text:p>
          </table:table-cell>
          <table:table-cell table:style-name="TableCell1">
            <text:p text:style-name="P9"><text:span text:style-name="T4">Sends the request to the server.</text:span></text:p>
            <text:p text:style-name="P9"><text:span text:style-name="T4">Used for POST requests</text:span></text:p>
          </table:table-cell>
        </table:table-row>
        <table:table-row>
          <table:table-cell table:style-name="TableCell1">
            <text:p text:style-name="P4">setRequestHeader ()</text:p>
          </table:table-cell>
          <table:table-cell table:style-name="TableCell1">
            <text:p text:style-name="P9"><text:span text:style-name="T4">Adds a label/value pair to the header to be sent</text:span></text:p>
          </table:table-cell>
        </table:table-row>
      </table:table>
      <text:p text:style-name="P9"><text:span text:style-name="T4"><text:tab/><text:tab/></text:span></text:p>
      <text:p text:style-name="P9"/>
      <text:p text:style-name="P9"><text:span text:style-name="T42">XMLHttpRequest Object Properties</text:span></text:p>
      <text:p text:style-name="P9"/>
      <text:p text:style-name="P9"/>
      <table:table table:name="Table86" table:style-name="Table1">
        <table:table-column table:style-name="TableColumn1"/>
        <table:table-column table:style-name="TableColumn1"/>
        <table:table-row>
          <table:table-cell table:style-name="TableCell1">
            <text:p text:style-name="P4"><text:span text:style-name="T7">Property</text:span></text:p>
          </table:table-cell>
          <table:table-cell table:style-name="TableCell1">
            <text:p text:style-name="P4"><text:span text:style-name="T7">Description</text:span></text:p>
          </table:table-cell>
        </table:table-row>
        <table:table-row>
          <table:table-cell table:style-name="TableCell1">
            <text:p text:style-name="P4">onload</text:p>
          </table:table-cell>
          <table:table-cell table:style-name="TableCell1">
            <text:p text:style-name="P9"><text:span text:style-name="T4">Defines a function to be called when the request is received (loaded)</text:span></text:p>
          </table:table-cell>
        </table:table-row>
        <table:table-row>
          <table:table-cell table:style-name="TableCell1">
            <text:p text:style-name="P4">onreadystatechange</text:p>
          </table:table-cell>
          <table:table-cell table:style-name="TableCell1">
            <text:p text:style-name="P9"><text:span text:style-name="T4">Defines a function to be called when the readyState property changes</text:span></text:p>
          </table:table-cell>
        </table:table-row>
        <table:table-row>
          <table:table-cell table:style-name="TableCell1">
            <text:p text:style-name="P4">readyState</text:p>
          </table:table-cell>
          <table:table-cell table:style-name="TableCell1">
            <text:p text:style-name="P9"><text:span text:style-name="T4">Holds the status of the XMLHttpRequest.<text:line-break/>0: request not initialized<text:line-break/>1: server connection established<text:line-break/>2: request received<text:line-break/>3: processing request<text:line-break/>4: request finished and response is ready</text:span></text:p>
          </table:table-cell>
        </table:table-row>
        <table:table-row>
          <table:table-cell table:style-name="TableCell1">
            <text:p text:style-name="P4">responseText</text:p>
          </table:table-cell>
          <table:table-cell table:style-name="TableCell1">
            <text:p text:style-name="P9"><text:span text:style-name="T4">Returns the response data as a string</text:span></text:p>
          </table:table-cell>
        </table:table-row>
        <table:table-row>
          <table:table-cell table:style-name="TableCell1">
            <text:p text:style-name="P4">responseXML</text:p>
          </table:table-cell>
          <table:table-cell table:style-name="TableCell1">
            <text:p text:style-name="P9"><text:span text:style-name="T4">Returns the response data as XML data</text:span></text:p>
          </table:table-cell>
        </table:table-row>
        <table:table-row>
          <table:table-cell table:style-name="TableCell1">
            <text:p text:style-name="P4">status</text:p>
          </table:table-cell>
          <table:table-cell table:style-name="TableCell1">
            <text:p text:style-name="P9"><text:span text:style-name="T4">Returns the status-number of a request<text:line-break/>200: "OK"<text:line-break/>403: "Forbidden"<text:line-break/>404: "Not Found"<text:line-break/>For a complete list go to the</text:span></text:p>
            <text:p text:style-name="P9"/>
            <text:p text:style-name="P9"><text:span text:style-name="T5">https://www.w3schools.com/tags/ref_httpmessages.asp</text:span></text:p>
          </table:table-cell>
        </table:table-row>
        <table:table-row>
          <table:table-cell table:style-name="TableCell1">
            <text:p text:style-name="P4">statusText</text:p>
          </table:table-cell>
          <table:table-cell table:style-name="TableCell1">
            <text:p text:style-name="P9"><text:span text:style-name="T4">Returns the status-text (e.g. "OK" or "Not Found")</text:span></text:p>
          </table:table-cell>
        </table:table-row>
      </table:table>
      <text:p text:style-name="P9"/>
      <text:p text:style-name="P10"/>
      <text:p text:style-name="P10"><text:span text:style-name="T5">53.4. The </text:span><text:span text:style-name="T26">onload</text:span><text:span text:style-name="T5"><text:s/>Property </text:span></text:p>
      <text:p text:style-name="P9"/>
      <text:p text:style-name="P9"><text:span text:style-name="T4">With the </text:span><text:span text:style-name="T9">XMLHttpRequest</text:span><text:span text:style-name="T4"><text:s/>object we can define a callback function to be executed when the request receives an answer.</text:span></text:p>
      <text:p text:style-name="P9"><text:span text:style-name="T4">The function is defined in the </text:span><text:span text:style-name="T9">onload</text:span><text:span text:style-name="T4"><text:s/>property of the </text:span><text:span text:style-name="T9">XMLHttpRequest</text:span><text:span text:style-name="T4"><text:s/>object.</text:span></text:p>
      <text:p text:style-name="P9"/>
      <text:p text:style-name="P9"><text:span text:style-name="T4">If we have more than one AJAX tasks in a website, we should create one function for executing the XMLHttpRequest object, and one callback function for each AJAX task. The function call should contain the URL and what function to call when the response is ready.</text:span></text:p>
      <text:p text:style-name="P9"/>
      <text:p text:style-name="P10"><text:span text:style-name="T5">53.5. The </text:span><text:span text:style-name="T26">onreadystatechange</text:span><text:span text:style-name="T5"><text:s/>Property </text:span></text:p>
      <text:p text:style-name="P9"/>
      <text:p text:style-name="P9"><text:span text:style-name="T4">The </text:span><text:span text:style-name="T9">readyState</text:span><text:span text:style-name="T4"><text:s/>property hold the status of the XMLHttpRequest.</text:span></text:p>
      <text:p text:style-name="P9"><text:span text:style-name="T4">The </text:span><text:span text:style-name="T9">onreadystatechange</text:span><text:span text:style-name="T4"><text:s/>property defines a callback function to be executed when the </text:span><text:span text:style-name="T9">readystate</text:span><text:span text:style-name="T4"><text:s/>changes.</text:span></text:p>
      <text:p text:style-name="P9"><text:span text:style-name="T4">The </text:span><text:span text:style-name="T9">status</text:span><text:span text:style-name="T4"><text:s/>property and the </text:span><text:span text:style-name="T9">statusText</text:span><text:span text:style-name="T4"><text:s/>property hold the status of the XMLHttpRequest object.</text:span></text:p>
      <text:p text:style-name="P9"><text:span text:style-name="T4">When </text:span><text:span text:style-name="T9">readyState</text:span><text:span text:style-name="T4"><text:s/>is 4 and status is 200, the response id ready.</text:span></text:p>
      <text:p text:style-name="P9"/>
      <text:p text:style-name="P9"><text:span text:style-name="T5">4. Send a Request To a Server</text:span></text:p>
      <text:p text:style-name="P9"/>
      <text:p text:style-name="P9"><text:span text:style-name="T4">To send a request to a server, we use the </text:span><text:span text:style-name="T9">open()</text:span><text:span text:style-name="T4"><text:s/>and </text:span><text:span text:style-name="T9">send() </text:span><text:span text:style-name="T4">methods of the </text:span><text:span text:style-name="T9">XMLHttpRequest</text:span><text:span text:style-name="T4"><text:s/>object.</text:span></text:p>
      <text:p text:style-name="P9"/>
      <text:p text:style-name="P9"/>
      <table:table table:name="Table87" table:style-name="Table1">
        <table:table-column table:style-name="TableColumn1"/>
        <table:table-column table:style-name="TableColumn1"/>
        <table:table-row>
          <table:table-cell table:style-name="TableCell1">
            <text:p text:style-name="P4"><text:span text:style-name="T7">Method</text:span></text:p>
          </table:table-cell>
          <table:table-cell table:style-name="TableCell1">
            <text:p text:style-name="P9"><text:span text:style-name="T5">Description</text:span></text:p>
          </table:table-cell>
        </table:table-row>
        <table:table-row>
          <table:table-cell table:style-name="TableCell1">
            <text:p text:style-name="P4">open(method, url, async, user, psw)</text:p>
          </table:table-cell>
          <table:table-cell table:style-name="TableCell1">
            <text:p text:style-name="P9"><text:span text:style-name="T4">Specifies the request<text:line-break/><text:line-break/></text:span><text:span text:style-name="T34">method</text:span><text:span text:style-name="T4">: the request type GET or POST<text:line-break/></text:span><text:span text:style-name="T34">url</text:span><text:span text:style-name="T4">: the file location<text:line-break/></text:span><text:span text:style-name="T34">async</text:span><text:span text:style-name="T4">: true (asynchronous) or false (synchronous)<text:line-break/></text:span><text:span text:style-name="T34">user</text:span><text:span text:style-name="T4">: optional user name<text:line-break/></text:span><text:span text:style-name="T34">psw</text:span><text:span text:style-name="T4">: optional password</text:span></text:p>
          </table:table-cell>
        </table:table-row>
        <table:table-row>
          <table:table-cell table:style-name="TableCell1">
            <text:p text:style-name="P4">send (string)</text:p>
          </table:table-cell>
          <table:table-cell table:style-name="TableCell1">
            <text:p text:style-name="P9"><text:span text:style-name="T4">Sends the request to the server.</text:span></text:p>
            <text:p text:style-name="P9"><text:span text:style-name="T4">Used for POST requests</text:span></text:p>
          </table:table-cell>
        </table:table-row>
        <table:table-row>
          <table:table-cell table:style-name="TableCell1">
            <text:p text:style-name="P4">setRequestHeader ()</text:p>
          </table:table-cell>
          <table:table-cell table:style-name="TableCell1">
            <text:p text:style-name="P9"><text:span text:style-name="T4">Adds a label/value pair to the header to be sent</text:span></text:p>
          </table:table-cell>
        </table:table-row>
      </table:table>
      <text:p text:style-name="P9"/>
      <text:p text:style-name="P9"/>
      <text:p text:style-name="P9"/>
      <table:table table:name="Table88" table:style-name="Table1">
        <table:table-column table:style-name="TableColumn1"/>
        <table:table-row>
          <table:table-cell table:style-name="TableCell1">
            <text:p text:style-name="P58"><text:span text:style-name="T14">xhttp.open (</text:span><text:span text:style-name="T4">"GET"</text:span><text:span text:style-name="T14">, </text:span><text:span text:style-name="T4">"ajax_info.txt"</text:span><text:span text:style-name="T14">, </text:span><text:span text:style-name="T11">true</text:span><text:span text:style-name="T14">);</text:span></text:p>
            <text:p text:style-name="P9"><text:span text:style-name="T4">xhttp.send ();</text:span></text:p>
          </table:table-cell>
        </table:table-row>
      </table:table>
      <text:p text:style-name="P9"/>
      <text:p text:style-name="P9"/>
      <text:p text:style-name="P9"><text:span text:style-name="T5">The URL – A file On a Server</text:span></text:p>
      <text:p text:style-name="P9"/>
      <text:p text:style-name="P9"><text:span text:style-name="T4">The URL parameter of the </text:span><text:span text:style-name="T9">open() </text:span><text:span text:style-name="T4">method, is an address to a file on a server:</text:span></text:p>
      <text:p text:style-name="P9"/>
      <table:table table:name="Table89" table:style-name="Table1">
        <table:table-column table:style-name="TableColumn1"/>
        <table:table-row>
          <table:table-cell table:style-name="TableCell1">
            <text:p text:style-name="P58"><text:span text:style-name="T14">xhttp.open (</text:span><text:span text:style-name="T4">"GET"</text:span><text:span text:style-name="T14">, </text:span><text:span text:style-name="T4">"ajax_info.txt"</text:span><text:span text:style-name="T14">, </text:span><text:span text:style-name="T11">true</text:span><text:span text:style-name="T14">);</text:span></text:p>
          </table:table-cell>
        </table:table-row>
      </table:table>
      <text:p text:style-name="P9"/>
      <text:p text:style-name="P9"><text:span text:style-name="T4">The file can be any kind of file, like .txt and .xml, or server scripting files like .asp and .php ( which can perform actions on the server before sending the response back ).</text:span></text:p>
      <text:p text:style-name="P9"/>
      <text:p text:style-name="P9"><text:span text:style-name="T5">Asynchronous – True or False ?</text:span></text:p>
      <text:p text:style-name="P9"/>
      <text:p text:style-name="P9"><text:span text:style-name="T4">Server requests should be sent asynchronously. The async parameter of the open() method should be set to true.</text:span></text:p>
      <text:p text:style-name="P9"/>
      <text:p text:style-name="P9"/>
      <table:table table:name="Table90" table:style-name="Table1">
        <table:table-column table:style-name="TableColumn1"/>
        <table:table-row>
          <table:table-cell table:style-name="TableCell1">
            <text:p text:style-name="P58"><text:span text:style-name="T14">xhttp.open (</text:span><text:span text:style-name="T4">"GET"</text:span><text:span text:style-name="T14">, </text:span><text:span text:style-name="T4">"ajax_info.txt"</text:span><text:span text:style-name="T14">, </text:span><text:span text:style-name="T11">true</text:span><text:span text:style-name="T14">);</text:span></text:p>
          </table:table-cell>
        </table:table-row>
      </table:table>
      <text:p text:style-name="P9"/>
      <text:p text:style-name="P9"><text:span text:style-name="T4">By sending asynchronously, the JS does not have to wait for the server response, but can instead :</text:span></text:p>
      <text:p text:style-name="P9"/>
      <text:list text:style-name="L4">
        <text:list-item>
          <text:p text:style-name="P105"><text:span text:style-name="T4">execute other scripts while waiting for server response.</text:span></text:p>
        </text:list-item>
        <text:list-item>
          <text:p text:style-name="P105"><text:span text:style-name="T4">deal with the response after the response is ready.</text:span></text:p>
        </text:list-item>
      </text:list>
      <text:p text:style-name="P9"/>
      <text:p text:style-name="P9"/>
      <text:p text:style-name="P9"><text:span text:style-name="T5">Note : </text:span><text:span text:style-name="T4">The default value for the async parameter is async = true.</text:span></text:p>
      <text:p text:style-name="P9"><text:span text:style-name="T4"><text:s text:c="11"/>We can safely remove the third parameter from your code.</text:span></text:p>
      <text:p text:style-name="P9"><text:span text:style-name="T4"><text:s text:c="12"/>Synchronous XMLHttpRequest (async = false) is not recommended because the JS will stop executing until the server <text:s text:c="2"/></text:span></text:p>
      <text:p text:style-name="P9"><text:span text:style-name="T4"><text:s text:c="12"/>response is ready. If the server is busy or slow, the application will hang or stop.</text:span></text:p>
      <text:p text:style-name="P9"/>
      <text:p text:style-name="P9"/>
      <text:p text:style-name="P30"><text:span text:style-name="T5">GET</text:span><text:span text:style-name="T29"><text:s/>or </text:span><text:span text:style-name="T5">POST</text:span><text:span text:style-name="T29">?</text:span></text:p>
      <text:p text:style-name="P9"/>
      <text:p text:style-name="P9"><text:span text:style-name="T9">GET</text:span><text:span text:style-name="T4"><text:s/>is simpler and faster than </text:span><text:span text:style-name="T9">POST</text:span><text:span text:style-name="T4">, and can be used in most cases. However, always use </text:span><text:span text:style-name="T9">POST</text:span><text:span text:style-name="T4"><text:s/>when:</text:span></text:p>
      <text:p text:style-name="P9"/>
      <text:p text:style-name="P9"><text:span text:style-name="T4">1. We need to update a file or database on the server.</text:span></text:p>
      <text:p text:style-name="P9"><text:span text:style-name="T4">2. Sending a large amount of data to the server (</text:span><text:span text:style-name="T9">POST</text:span><text:span text:style-name="T4"><text:s/>has no size limitations)</text:span></text:p>
      <text:p text:style-name="P9"><text:span text:style-name="T4">3. Sending user input(which can contain unknown characters), </text:span><text:span text:style-name="T9">POST</text:span><text:span text:style-name="T4"><text:s/>is more robust and secure than </text:span><text:span text:style-name="T9">GET</text:span><text:span text:style-name="T4">.</text:span></text:p>
      <text:p text:style-name="P9"/>
      <text:p text:style-name="P9"/>
      <text:p text:style-name="P9"><text:span text:style-name="T26">GET</text:span><text:span text:style-name="T5"><text:s/>Requests</text:span></text:p>
      <text:p text:style-name="P9"/>
      <text:p text:style-name="P9"><text:span text:style-name="T4">A simple </text:span><text:span text:style-name="T9">GET</text:span><text:span text:style-name="T4"><text:s/>request. </text:span><text:span text:style-name="T9">GET</text:span><text:span text:style-name="T4"><text:s/>request means we will give a URL or file name from where we need to get the data.</text:span></text:p>
      <text:p text:style-name="P9"/>
      <text:p text:style-name="P9"><text:span text:style-name="T4">Ex :</text:span></text:p>
      <text:p text:style-name="P9"/>
      <text:p text:style-name="P9"><text:span text:style-name="T4">&lt;h2&gt;The XMLHttpRequest Object&lt;/h2&gt;</text:span></text:p>
      <text:p text:style-name="P9"><text:span text:style-name="T4">&lt;button type="button" onclick="loadDoc()"&gt;Request data&lt;/button&gt;</text:span></text:p>
      <text:p text:style-name="P9"><text:span text:style-name="T4">&lt;p id="demo"&gt;&lt;/p&gt;</text:span></text:p>
      <text:p text:style-name="P9"/>
      <text:p text:style-name="P9"><text:span text:style-name="T4">&lt;script&gt;</text:span></text:p>
      <text:p text:style-name="P9"><text:span text:style-name="T4">function loadDoc() {</text:span></text:p>
      <text:p text:style-name="P9"><text:span text:style-name="T4"><text:s text:c="2"/>const xhttp = new XMLHttpRequest();</text:span></text:p>
      <text:p text:style-name="P9"><text:span text:style-name="T4"><text:s text:c="2"/>xhttp.onload = function() {</text:span></text:p>
      <text:p text:style-name="P9"><text:span text:style-name="T4"><text:s text:c="4"/>document.getElementById("demo").innerHTML = this.responseText;</text:span></text:p>
      <text:p text:style-name="P9"><text:span text:style-name="T4"><text:s text:c="2"/>}</text:span></text:p>
      <text:p text:style-name="P9"><text:span text:style-name="T4"><text:s text:c="2"/>xhttp.open("GET", "demo_get.asp");</text:span></text:p>
      <text:p text:style-name="P9"><text:span text:style-name="T4"><text:s text:c="2"/>xhttp.send();</text:span></text:p>
      <text:p text:style-name="P9"><text:span text:style-name="T4">}</text:span></text:p>
      <text:p text:style-name="P9"><text:span text:style-name="T4">&lt;/script&gt;</text:span></text:p>
      <text:p text:style-name="P9"/>
      <text:p text:style-name="P9"><text:span text:style-name="T4">Result :</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pan text:style-name="T6">If we want to send information with the </text:span><text:span text:style-name="T48">GET</text:span><text:span text:style-name="T6"><text:s/>method, add the information to the URL:</text:span></text:p>
      <text:p text:style-name="P9"/>
      <text:p text:style-name="P9"/>
      <text:p text:style-name="P9"><text:span text:style-name="T4">&lt;h2&gt;The XMLHttpRequest Object&lt;/h2&gt;</text:span></text:p>
      <text:p text:style-name="P9"><text:span text:style-name="T4">&lt;button type="button" onclick="loadDoc()"&gt;Request data&lt;/button&gt;</text:span></text:p>
      <text:p text:style-name="P9"/>
      <text:p text:style-name="P9"><text:span text:style-name="T4">&lt;p id="demo"&gt;&lt;/p&gt;</text:span></text:p>
      <text:p text:style-name="P9"/>
      <text:p text:style-name="P9"><text:span text:style-name="T4">&lt;script&gt;</text:span></text:p>
      <text:p text:style-name="P9"><text:span text:style-name="T4">function loadDoc() {</text:span></text:p>
      <text:p text:style-name="P9"><text:span text:style-name="T4"><text:s text:c="2"/>const xhttp = new XMLHttpRequest();</text:span></text:p>
      <text:p text:style-name="P9"><text:span text:style-name="T4"><text:s text:c="2"/>xhttp.onload = function() {</text:span></text:p>
      <text:p text:style-name="P9"><text:span text:style-name="T4"><text:s text:c="4"/>document.getElementById("demo").innerHTML = this.responseText;</text:span></text:p>
      <text:p text:style-name="P9"><text:span text:style-name="T4"><text:s text:c="2"/>}</text:span></text:p>
      <text:p text:style-name="P9"><text:span text:style-name="T4"><text:s text:c="2"/>xhttp.open("GET", "demo_get2.asp?fname=Henry&amp;lname=Ford");</text:span></text:p>
      <text:p text:style-name="P9"><text:span text:style-name="T4"><text:s text:c="2"/>xhttp.send();</text:span></text:p>
      <text:p text:style-name="P9"><text:span text:style-name="T4">}</text:span></text:p>
      <text:p text:style-name="P9"><text:span text:style-name="T4">&lt;/script&gt;</text:span></text:p>
      <text:p text:style-name="P9"><text:span text:style-name="T4"><text:s/></text:span></text:p>
      <text:p text:style-name="P9"><text:span text:style-name="T4">Result :</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0"/>
      <text:p text:style-name="P9"><text:span text:style-name="T26">POST</text:span><text:span text:style-name="T4"><text:s/></text:span><text:span text:style-name="T5">Requests</text:span></text:p>
      <text:p text:style-name="P9"/>
      <text:p text:style-name="P4">A simple <text:span text:style-name="T40">POST</text:span><text:s/>request. A <text:span text:style-name="T40">POST</text:span><text:s/>request means that will give the URL or file name and will tell about the data and that means that <text:s/>the request needs to respond as per the data.</text:p>
      <text:p text:style-name="P9"/>
      <text:p text:style-name="P9"><text:span text:style-name="T4">Ex :</text:span></text:p>
      <text:p text:style-name="P9"/>
      <text:p text:style-name="P9"><text:span text:style-name="T4">&lt;h2&gt;The XMLHttpRequest Object&lt;/h2&gt;</text:span></text:p>
      <text:p text:style-name="P9"><text:span text:style-name="T4">&lt;button type="button" onclick="loadDoc()"&gt;Request data&lt;/button&gt;</text:span></text:p>
      <text:p text:style-name="P9"/>
      <text:p text:style-name="P9"><text:span text:style-name="T4">&lt;p id="demo"&gt;&lt;/p&gt;</text:span></text:p>
      <text:p text:style-name="P9"><text:span text:style-name="T4"><text:s/></text:span></text:p>
      <text:p text:style-name="P9"><text:span text:style-name="T4">&lt;script&gt;</text:span></text:p>
      <text:p text:style-name="P9"><text:span text:style-name="T4">function loadDoc() {</text:span></text:p>
      <text:p text:style-name="P9"><text:span text:style-name="T4"><text:s text:c="2"/>const xhttp = new XMLHttpRequest();</text:span></text:p>
      <text:p text:style-name="P9"><text:span text:style-name="T4"><text:s text:c="2"/>xhttp.onload = function() {</text:span></text:p>
      <text:p text:style-name="P9"><text:span text:style-name="T4"><text:s text:c="4"/>document.getElementById("demo").innerHTML = this.responseText;</text:span></text:p>
      <text:p text:style-name="P9"><text:span text:style-name="T4"><text:s text:c="2"/>}</text:span></text:p>
      <text:p text:style-name="P9"><text:span text:style-name="T4"><text:s text:c="2"/>xhttp.open("POST", "demo_post.asp");</text:span></text:p>
      <text:p text:style-name="P9"><text:span text:style-name="T4"><text:s text:c="2"/>xhttp.send();</text:span></text:p>
      <text:p text:style-name="P9"><text:span text:style-name="T4">}</text:span></text:p>
      <text:p text:style-name="P9"><text:span text:style-name="T4">&lt;/script&gt;</text:span></text:p>
      <text:p text:style-name="P9"/>
      <text:p text:style-name="P9"/>
      <text:p text:style-name="P9"/>
      <text:p text:style-name="P9"/>
      <text:p text:style-name="P9"/>
      <text:p text:style-name="P9"/>
      <text:p text:style-name="P9"/>
      <text:p text:style-name="P9"/>
      <text:p text:style-name="P9"><text:span text:style-name="T4">Result :</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able:table table:name="Table91" table:style-name="Table1">
        <table:table-column table:style-name="TableColumn1"/>
        <table:table-column table:style-name="TableColumn1"/>
        <table:table-row>
          <table:table-cell table:style-name="TableCell1">
            <text:p text:style-name="P4"><text:span text:style-name="T7">Method</text:span></text:p>
          </table:table-cell>
          <table:table-cell table:style-name="TableCell1">
            <text:p text:style-name="P4"><text:span text:style-name="T7">Description</text:span></text:p>
          </table:table-cell>
        </table:table-row>
        <table:table-row>
          <table:table-cell table:style-name="TableCell1">
            <text:p text:style-name="P4">SetRequestHeader(header, value)</text:p>
          </table:table-cell>
          <table:table-cell table:style-name="TableCell1">
            <text:p text:style-name="P4">Adds HTTP headers to the requests</text:p>
            <text:p text:style-name="P4"/>
            <text:p text:style-name="P4">header : specifies the header name</text:p>
            <text:p text:style-name="P4">value : specifies the header value</text:p>
          </table:table-cell>
        </table:table-row>
      </table:table>
      <text:p text:style-name="P9"/>
      <text:p text:style-name="P9"/>
      <text:p text:style-name="P9"><text:span text:style-name="T5">Synchronous Request</text:span></text:p>
      <text:p text:style-name="P9"/>
      <text:p text:style-name="P9"><text:a xlink:type="simple" xlink:href="https://www.w3schools.com/js/js_ajax_http_send.asp"><text:span text:style-name="T4">https://www.w3schools.com/js/js_ajax_http_send.asp</text:span></text:a></text:p>
      <text:p text:style-name="P9"/>
      <text:p text:style-name="P9"/>
      <text:p text:style-name="P10"><text:span text:style-name="T5">53.5. AJAX – Server Response </text:span></text:p>
      <text:p text:style-name="P10"/>
      <text:p text:style-name="P18"><text:span text:style-name="T5">Server Response Properties</text:span></text:p>
      <text:p text:style-name="P18"/>
      <table:table table:name="Table92" table:style-name="Table1">
        <table:table-column table:style-name="TableColumn1"/>
        <table:table-column table:style-name="TableColumn1"/>
        <table:table-row>
          <table:table-cell table:style-name="TableCell1">
            <text:p text:style-name="P4"><text:span text:style-name="T7">Property</text:span></text:p>
          </table:table-cell>
          <table:table-cell table:style-name="TableCell1">
            <text:p text:style-name="P4"><text:span text:style-name="T7">Description</text:span></text:p>
          </table:table-cell>
        </table:table-row>
        <table:table-row>
          <table:table-cell table:style-name="TableCell1">
            <text:p text:style-name="P4">responseText</text:p>
          </table:table-cell>
          <table:table-cell table:style-name="TableCell1">
            <text:p text:style-name="P4">Get the response data as a string</text:p>
          </table:table-cell>
        </table:table-row>
        <table:table-row>
          <table:table-cell table:style-name="TableCell1">
            <text:p text:style-name="P4">responseXML</text:p>
          </table:table-cell>
          <table:table-cell table:style-name="TableCell1">
            <text:p text:style-name="P4">Get the response data as XML</text:p>
          </table:table-cell>
        </table:table-row>
      </table:table>
      <text:p text:style-name="P18"/>
      <text:p text:style-name="P9"><text:span text:style-name="T5">The </text:span><text:span text:style-name="T26">responseText</text:span><text:span text:style-name="T5"><text:s/>Property</text:span></text:p>
      <text:p text:style-name="P9"/>
      <text:p text:style-name="P18"><text:span text:style-name="T14">The </text:span><text:span text:style-name="T9">responseText </text:span><text:span text:style-name="T4">property returns the server response as a JavaScript string.</text:span></text:p>
      <text:p text:style-name="P18"><text:span text:style-name="T4">Ex :</text:span></text:p>
      <text:p text:style-name="P18"/>
      <text:p text:style-name="P18"><text:span text:style-name="T4">document.getElementById(“demo”).innerHTML = xhttp.responseText;</text:span></text:p>
      <text:p text:style-name="P18"/>
      <text:p text:style-name="P18"><text:span text:style-name="T4">&lt;body&gt;</text:span></text:p>
      <text:p text:style-name="P18"/>
      <text:p text:style-name="P18"><text:span text:style-name="T4">&lt;div id="demo"&gt;</text:span></text:p>
      <text:p text:style-name="P18"><text:span text:style-name="T4">&lt;h2&gt;The XMLHttpRequest Object&lt;/h2&gt;</text:span></text:p>
      <text:p text:style-name="P18"><text:span text:style-name="T4">&lt;button type="button" onclick="loadDoc()"&gt;Change Content&lt;/button&gt;</text:span></text:p>
      <text:p text:style-name="P18"><text:span text:style-name="T4">&lt;/div&gt;</text:span></text:p>
      <text:p text:style-name="P18"/>
      <text:p text:style-name="P18"><text:span text:style-name="T4">&lt;script&gt;</text:span></text:p>
      <text:p text:style-name="P18"><text:span text:style-name="T4">function loadDoc() {</text:span></text:p>
      <text:p text:style-name="P18"><text:span text:style-name="T4"><text:s text:c="2"/>const xhttp = new XMLHttpRequest();</text:span></text:p>
      <text:p text:style-name="P18"><text:span text:style-name="T4"><text:s text:c="2"/>xhttp.onload = function() {</text:span></text:p>
      <text:p text:style-name="P18"><text:span text:style-name="T4"><text:s text:c="4"/>document.getElementById("demo").innerHTML =</text:span></text:p>
      <text:p text:style-name="P18"><text:span text:style-name="T4"><text:s text:c="4"/>this.responseText;</text:span></text:p>
      <text:p text:style-name="P18"><text:span text:style-name="T4"><text:s text:c="2"/>}</text:span></text:p>
      <text:p text:style-name="P18"><text:span text:style-name="T4"><text:s text:c="2"/>xhttp.open("GET", "ajax_info.txt");</text:span></text:p>
      <text:p text:style-name="P18"><text:span text:style-name="T4"><text:s text:c="2"/>xhttp.send();</text:span></text:p>
      <text:p text:style-name="P18"><text:span text:style-name="T4">}</text:span></text:p>
      <text:p text:style-name="P18"><text:span text:style-name="T4">&lt;/script&gt;</text:span></text:p>
      <text:p text:style-name="P18"/>
      <text:p text:style-name="P18"><text:span text:style-name="T4">&lt;/body&gt;</text:span></text:p>
      <text:p text:style-name="P18"/>
      <text:p text:style-name="P9"/>
      <text:p text:style-name="P9"><text:span text:style-name="T5">The </text:span><text:span text:style-name="T26">responseXML</text:span><text:span text:style-name="T5"><text:s/>Property</text:span></text:p>
      <text:p text:style-name="P9"/>
      <text:p text:style-name="P18"><text:span text:style-name="T14">The </text:span><text:span text:style-name="T9">responseXML </text:span><text:span text:style-name="T4">property returns the server response as an XML DOM object. The XMLHttpRequest object has an in-built XML parser. Using this property, we can parse the response as an XML DOM object.</text:span></text:p>
      <text:p text:style-name="P18"/>
      <text:p text:style-name="P18"><text:span text:style-name="T4">Ex:</text:span></text:p>
      <text:p text:style-name="P18"/>
      <text:p text:style-name="P92"><text:span text:style-name="T4">Unable to understand</text:span></text:p>
      <text:p text:style-name="P92"><text:span text:style-name="T4">https://www.w3schools.com/js/js_ajax_http_response.asp</text:span></text:p>
      <text:p text:style-name="P18"/>
      <text:p text:style-name="P9"><text:span text:style-name="T5">Server Response Methods</text:span></text:p>
      <text:p text:style-name="P9"/>
      <text:p text:style-name="P9"/>
      <table:table table:name="Table93" table:style-name="Table1">
        <table:table-column table:style-name="TableColumn1"/>
        <table:table-column table:style-name="TableColumn1"/>
        <table:table-row>
          <table:table-cell table:style-name="TableCell1">
            <text:p text:style-name="P4"><text:span text:style-name="T7">Method</text:span></text:p>
          </table:table-cell>
          <table:table-cell table:style-name="TableCell1">
            <text:p text:style-name="P4"><text:span text:style-name="T7">Description</text:span></text:p>
          </table:table-cell>
        </table:table-row>
        <table:table-row>
          <table:table-cell table:style-name="TableCell1">
            <text:p text:style-name="P4">getResponseHeader()</text:p>
          </table:table-cell>
          <table:table-cell table:style-name="TableCell1">
            <text:p text:style-name="P9"><text:span text:style-name="T4">Returns specific header information from the server resource</text:span></text:p>
          </table:table-cell>
        </table:table-row>
        <table:table-row>
          <table:table-cell table:style-name="TableCell1">
            <text:p text:style-name="P4">getAllResponseHeaders()</text:p>
          </table:table-cell>
          <table:table-cell table:style-name="TableCell1">
            <text:p text:style-name="P9"><text:span text:style-name="T4">Returns all the header information from the server resource</text:span></text:p>
          </table:table-cell>
        </table:table-row>
      </table:table>
      <text:p text:style-name="P9"/>
      <text:p text:style-name="P30"><text:span text:style-name="T29">The </text:span><text:span text:style-name="T5">getRessponseHeader()</text:span><text:span text:style-name="T29"><text:s/>Method</text:span></text:p>
      <text:p text:style-name="P9"/>
      <text:p text:style-name="P9"><text:span text:style-name="T4">Ex:</text:span></text:p>
      <text:p text:style-name="P9"/>
      <text:p text:style-name="P9"/>
      <text:p text:style-name="P9"><text:span text:style-name="T4">&lt;</text:span><text:span text:style-name="T57">h2</text:span><text:span text:style-name="T4">&gt;The XMLHttpRequest Object&lt;</text:span><text:span text:style-name="T57">/h2</text:span><text:span text:style-name="T4">&gt;</text:span></text:p>
      <text:p text:style-name="P9"/>
      <text:p text:style-name="P9"><text:span text:style-name="T4">&lt;</text:span><text:span text:style-name="T57">p</text:span><text:span text:style-name="T4">&gt;The getResponseHeader() function is used to return specific header information from a resource, like length, server-type, content-type, last-modified, etc:&lt;</text:span><text:span text:style-name="T57">/p</text:span><text:span text:style-name="T4">&gt;</text:span></text:p>
      <text:p text:style-name="P9"/>
      <text:p text:style-name="P9"><text:span text:style-name="T4">&lt;</text:span><text:span text:style-name="T57">p</text:span><text:span text:style-name="T4">&gt;Last modified: &lt;</text:span><text:span text:style-name="T57">span</text:span><text:span text:style-name="T4"><text:s/>id=</text:span><text:span text:style-name="T79">"demo"</text:span><text:span text:style-name="T4">&gt;&lt;</text:span><text:span text:style-name="T57">/span</text:span><text:span text:style-name="T4">&gt;&lt;/</text:span><text:span text:style-name="T57">p</text:span><text:span text:style-name="T4">&gt;</text:span></text:p>
      <text:p text:style-name="P9"/>
      <text:p text:style-name="P219"><text:span text:style-name="T14">&lt;</text:span><text:span text:style-name="T4">script</text:span><text:span text:style-name="T14">&gt;</text:span></text:p>
      <text:p text:style-name="P9"><text:span text:style-name="T79">const</text:span><text:span text:style-name="T4"><text:s/>xhttp=</text:span><text:span text:style-name="T79">new</text:span><text:span text:style-name="T4"><text:s/>XMLHttpRequest();</text:span></text:p>
      <text:p text:style-name="P9"/>
      <text:p text:style-name="P9"><text:span text:style-name="T4">xhttp.onload = </text:span><text:span text:style-name="T70">function</text:span><text:span text:style-name="T4">() {</text:span></text:p>
      <text:p text:style-name="P9"/>
      <text:p text:style-name="P9"><text:span text:style-name="T4"><text:s text:c="2"/>document.getElementById(</text:span><text:span text:style-name="T57">"demo"</text:span><text:span text:style-name="T4">).innerHTML = </text:span><text:span text:style-name="T79">this</text:span><text:span text:style-name="T4">.getResponseHeader(</text:span><text:span text:style-name="T57">"Last-Modified"</text:span><text:span text:style-name="T4">);</text:span></text:p>
      <text:p text:style-name="P9"><text:span text:style-name="T4">}</text:span></text:p>
      <text:p text:style-name="P9"/>
      <text:p text:style-name="P219"><text:span text:style-name="T14">xhttp.open(</text:span><text:span text:style-name="T4">"GET"</text:span><text:span text:style-name="T14">, </text:span><text:span text:style-name="T4">"ajax_info.txt"</text:span><text:span text:style-name="T14">);</text:span></text:p>
      <text:p text:style-name="P9"><text:span text:style-name="T4">xhttp.send();</text:span></text:p>
      <text:p text:style-name="P9"/>
      <text:p text:style-name="P219"><text:span text:style-name="T14">&lt;</text:span><text:span text:style-name="T4">/script</text:span><text:span text:style-name="T14">&gt;</text:span></text:p>
      <text:p text:style-name="P9"/>
      <text:p text:style-name="P9"><text:span text:style-name="T6">Result</text:span><text:span text:style-name="T4"><text:s/>: Last modified: Wed, 03 Nov 2021 13:24:40 GMT</text:span></text:p>
      <text:p text:style-name="P9"/>
      <text:p text:style-name="P9"/>
      <text:p text:style-name="P30"><text:span text:style-name="T29">The </text:span><text:span text:style-name="T5">getAllRessponseHeaders()</text:span><text:span text:style-name="T29"><text:s/>Method</text:span></text:p>
      <text:p text:style-name="P9"/>
      <text:p text:style-name="P9"><text:span text:style-name="T4">&lt;</text:span><text:span text:style-name="T57">h2</text:span><text:span text:style-name="T4">&gt;The XMLHttpRequest Object&lt;</text:span><text:span text:style-name="T57">/h2</text:span><text:span text:style-name="T4">&gt;</text:span></text:p>
      <text:p text:style-name="P9"/>
      <text:p text:style-name="P9"><text:span text:style-name="T4">&lt;</text:span><text:span text:style-name="T57">p</text:span><text:span text:style-name="T4">&gt;The getResponseHeader() function is used to return specific header information from a resource, like length, server-type, content-type, last-modified, etc:&lt;</text:span><text:span text:style-name="T57">/p</text:span><text:span text:style-name="T4">&gt;</text:span></text:p>
      <text:p text:style-name="P9"/>
      <text:p text:style-name="P9"><text:span text:style-name="T4">&lt;</text:span><text:span text:style-name="T57">p</text:span><text:span text:style-name="T4">&gt;Last modified: &lt;</text:span><text:span text:style-name="T57">span</text:span><text:span text:style-name="T4"><text:s/>id=</text:span><text:span text:style-name="T79">"demo"</text:span><text:span text:style-name="T4">&gt;&lt;</text:span><text:span text:style-name="T57">/span</text:span><text:span text:style-name="T4">&gt;&lt;/</text:span><text:span text:style-name="T57">p</text:span><text:span text:style-name="T4">&gt;</text:span></text:p>
      <text:p text:style-name="P9"/>
      <text:p text:style-name="P219"><text:span text:style-name="T14">&lt;</text:span><text:span text:style-name="T4">script</text:span><text:span text:style-name="T14">&gt;</text:span></text:p>
      <text:p text:style-name="P9"><text:span text:style-name="T79">const</text:span><text:span text:style-name="T4"><text:s/>xhttp=</text:span><text:span text:style-name="T79">new</text:span><text:span text:style-name="T4"><text:s/>XMLHttpRequest();</text:span></text:p>
      <text:p text:style-name="P9"/>
      <text:p text:style-name="P9"><text:span text:style-name="T4">xhttp.onload = </text:span><text:span text:style-name="T70">function</text:span><text:span text:style-name="T4">() {</text:span></text:p>
      <text:p text:style-name="P9"/>
      <text:p text:style-name="P9"><text:span text:style-name="T4"><text:s text:c="2"/>document.getElementById(</text:span><text:span text:style-name="T57">"demo"</text:span><text:span text:style-name="T4">).innerHTML = </text:span><text:span text:style-name="T79">this</text:span><text:span text:style-name="T4">.getAllResponseHeaders();</text:span></text:p>
      <text:p text:style-name="P9"><text:span text:style-name="T4">}</text:span></text:p>
      <text:p text:style-name="P9"/>
      <text:p text:style-name="P219"><text:span text:style-name="T14">xhttp.open(</text:span><text:span text:style-name="T4">"GET"</text:span><text:span text:style-name="T14">, </text:span><text:span text:style-name="T4">"ajax_info.txt"</text:span><text:span text:style-name="T14">);</text:span></text:p>
      <text:p text:style-name="P9"><text:span text:style-name="T4">xhttp.send();</text:span></text:p>
      <text:p text:style-name="P9"/>
      <text:p text:style-name="P219"><text:span text:style-name="T14">&lt;</text:span><text:span text:style-name="T4">/script</text:span><text:span text:style-name="T14">&gt;</text:span></text:p>
      <text:p text:style-name="P9"/>
      <text:p text:style-name="P9"><text:span text:style-name="T6">Result : </text:span></text:p>
      <text:p text:style-name="P9"/>
      <text:p text:style-name="P9"><text:span text:style-name="T4">accept-ranges: bytes age: 3508 cache-control: public,max-age=14400,public content-encoding: gzip content-length: 147 content-security-policy: frame-ancestors 'self' https://mycourses.w3schools.com; content-type: text/plain date: Thu, 04 Nov 2021 00:54:39 GMT etag: "05cbc27b6d0d71:0+gzip" last-modified: Wed, 03 Nov 2021 13:24:40 GMT server: ECS (agb/A434) vary: Accept-Encoding x-cache: HIT x-content-security-policy: frame-ancestors 'self' https://mycourses.w3schools.com; x-powered-by: ASP.NET</text:span></text:p>
      <text:p text:style-name="P9"/>
      <text:p text:style-name="P9"/>
      <text:p text:style-name="P9"><text:span text:style-name="T5">AJAX PHP Example</text:span></text:p>
      <text:p text:style-name="P9"/>
      <text:p text:style-name="P9"><text:span text:style-name="T4">AJAX is used to create more interactive applications.</text:span></text:p>
      <text:p text:style-name="P9"/>
      <text:p text:style-name="P219"><text:span text:style-name="T4">https://www.w3schools.com/js/js_ajax_php.asp</text:span></text:p>
      <text:p text:style-name="P9"/>
      <text:p text:style-name="P9"><text:span text:style-name="T5">AJAX ASP Example</text:span></text:p>
      <text:p text:style-name="P9"/>
      <text:p text:style-name="P219"><text:span text:style-name="T4">https://www.w3schools.com/js/js_ajax_asp.asp</text:span></text:p>
      <text:p text:style-name="P9"/>
      <text:p text:style-name="P9"/>
      <text:p text:style-name="P9"><text:span text:style-name="T5">AJAX Database Example</text:span></text:p>
      <text:p text:style-name="P9"/>
      <text:p text:style-name="P9"><text:span text:style-name="T4">AJAX can be used for interactive communication with a database.</text:span></text:p>
      <text:p text:style-name="P9"/>
      <text:p text:style-name="P30"><text:span text:style-name="T4">https://www.w3schools.com/js/js_ajax_database.asp</text:span></text:p>
      <text:p text:style-name="P9"/>
      <text:p text:style-name="P9"><text:a xlink:type="simple" xlink:href="https://www.youtube.com/watch?v=FJZEVmF3eDg&amp;t=806s"><text:span text:style-name="T4">https://www.youtube.com/watch?v=FJZEVmF3eDg&amp;t=806s</text:span></text:a></text:p>
      <text:p text:style-name="P9"/>
      <text:p text:style-name="P9"/>
      <text:p text:style-name="P10"><text:span text:style-name="T5">53.6 XML Applications </text:span></text:p>
      <text:p text:style-name="P10"/>
      <text:p text:style-name="P10"/>
      <text:p text:style-name="P9"><text:span text:style-name="T4">XML was designed to store and transport data.</text:span></text:p>
      <text:p text:style-name="P9"><text:span text:style-name="T4">The XML language has no predefined tags. Extensible Mark up language let us define our own tags.</text:span></text:p>
      <text:p text:style-name="P9"><text:span text:style-name="T4">XML separates information from presentation.</text:span></text:p>
      <text:p text:style-name="P9"/>
      <text:p text:style-name="P9"><text:span text:style-name="T4">(XML) is a markup language that defines a set of rules for encoding documents in a format that is both human-readable and machine-readable.</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pan text:style-name="T5">AJAX Example: </text:span></text:p>
      <text:p text:style-name="P9"/>
      <text:p text:style-name="P233"><text:span text:style-name="T4">Create a simple example XMLHttpRequest, and retrieve data from a TXT file.</text:span></text:p>
      <text:p text:style-name="P9"/>
      <text:p text:style-name="P74"><text:span text:style-name="T15">&lt;</text:span><text:span text:style-name="T4">body</text:span><text:span text:style-name="T15">&gt;</text:span></text:p>
      <text:p text:style-name="P26"><text:span text:style-name="T19">&lt;</text:span><text:span text:style-name="T20">div</text:span><text:span text:style-name="T24"><text:s/></text:span><text:span text:style-name="T21">id</text:span><text:span text:style-name="T24"><text:s/>=</text:span>"demo"<text:span text:style-name="T19">&gt;</text:span><text:span text:style-name="T24"><text:s/></text:span></text:p>
      <text:p text:style-name="P22"><text:span text:style-name="T19">&lt;</text:span><text:span text:style-name="T20">h2</text:span><text:span text:style-name="T19">&gt;</text:span>XMLHttp Request<text:span text:style-name="T19">&lt;/</text:span><text:span text:style-name="T20">h2</text:span><text:span text:style-name="T19">&gt;</text:span></text:p>
      <text:p text:style-name="P22"><text:span text:style-name="T19">&lt;</text:span><text:span text:style-name="T20">button</text:span><text:s/><text:span text:style-name="T21">type</text:span>=<text:span text:style-name="T22">"button"</text:span><text:s/><text:span text:style-name="T21">onclick</text:span>=<text:span text:style-name="T22">"</text:span><text:span text:style-name="T23">loadDoc</text:span><text:span text:style-name="T22">()"</text:span><text:span text:style-name="T19">&gt;</text:span><text:s/>Change Content<text:span text:style-name="T19">&lt;/</text:span><text:span text:style-name="T20">button</text:span><text:span text:style-name="T19">&gt;</text:span></text:p>
      <text:p text:style-name="P23"/>
      <text:p text:style-name="P24"><text:span text:style-name="T19">&lt;</text:span>script<text:span text:style-name="T19">&gt;</text:span></text:p>
      <text:p text:style-name="P24">function<text:span text:style-name="T24"><text:s/></text:span><text:span text:style-name="T23">loadDoc</text:span><text:span text:style-name="T24"><text:s/>() {</text:span></text:p>
      <text:p text:style-name="P234"><text:span text:style-name="T20">const</text:span><text:span text:style-name="T24"><text:s/></text:span><text:span text:style-name="T25">xttp</text:span><text:span text:style-name="T24"><text:s/>= </text:span><text:span text:style-name="T20">new</text:span><text:span text:style-name="T24"><text:s/></text:span>XMLHttpRequest<text:span text:style-name="T24">();</text:span></text:p>
      <text:p text:style-name="P22"><text:span text:style-name="T25">xttp</text:span>.<text:span text:style-name="T21">onload</text:span><text:s/>= <text:span text:style-name="T20">function</text:span>() {</text:p>
      <text:p text:style-name="P45">document<text:span text:style-name="T24">.</text:span><text:span text:style-name="T23">getElementById</text:span><text:span text:style-name="T24">(</text:span><text:span text:style-name="T22">"demo"</text:span><text:span text:style-name="T24">).</text:span>innerHTML<text:span text:style-name="T24"><text:s/>= </text:span><text:span text:style-name="T20">this</text:span><text:span text:style-name="T24">.</text:span><text:span text:style-name="T25">responseText</text:span><text:span text:style-name="T24">;</text:span></text:p>
      <text:p text:style-name="P22">}</text:p>
      <text:p text:style-name="P26"><text:span text:style-name="T25">xttp</text:span><text:span text:style-name="T24">.</text:span><text:span text:style-name="T23">open</text:span><text:span text:style-name="T24">(</text:span>"GET"<text:span text:style-name="T24">, </text:span>"ajax.txt"<text:span text:style-name="T24">, </text:span><text:span text:style-name="T20">true</text:span><text:span text:style-name="T24">);</text:span></text:p>
      <text:p text:style-name="P22"><text:span text:style-name="T25">xttp</text:span>.<text:span text:style-name="T23">send</text:span>();</text:p>
      <text:p text:style-name="P22">}</text:p>
      <text:p text:style-name="P23"/>
      <text:p text:style-name="P24"><text:span text:style-name="T19">&lt;/</text:span>script<text:span text:style-name="T19">&gt;</text:span></text:p>
      <text:p text:style-name="P23"/>
      <text:p text:style-name="P24"><text:span text:style-name="T19">&lt;/</text:span>div<text:span text:style-name="T19">&gt;</text:span></text:p>
      <text:p text:style-name="P24"><text:span text:style-name="T19">&lt;/</text:span>body<text:span text:style-name="T19">&gt;</text:span></text:p>
      <text:p text:style-name="P176"/>
      <text:p text:style-name="P176"/>
      <text:p text:style-name="P9"/>
      <text:p text:style-name="P9"/>
      <text:p text:style-name="P9"/>
      <text:p text:style-name="P9"/>
      <text:p text:style-name="P9"/>
      <text:p text:style-name="P9"/>
      <text:p text:style-name="P9"><text:span text:style-name="T4">Created an “ajax.txt” file with the displayed text.</text:span></text:p>
      <text:p text:style-name="P9"/>
      <text:p text:style-name="P233"/>
      <text:p text:style-name="P233"><text:span text:style-name="T4">Create a XMLHttpRequest with a callback function, and retrieve data from a TXT file.</text:span></text:p>
      <text:p text:style-name="P9"/>
      <text:p text:style-name="P97"><text:span text:style-name="T4">Did not understand <text:s/></text:span></text:p>
      <text:p text:style-name="P233"/>
      <text:p text:style-name="P235"><text:span text:style-name="T4">Request Header Information</text:span></text:p>
      <text:p text:style-name="P233"/>
      <text:p text:style-name="P233"><text:span text:style-name="T4">Retrieve all header information of a resource (file)</text:span></text:p>
      <text:p text:style-name="P9"/>
      <text:p text:style-name="P236"><text:span text:style-name="T15">&lt;</text:span><text:span text:style-name="T16">div</text:span><text:span text:style-name="T104"><text:s/></text:span><text:span text:style-name="T17">id</text:span><text:span text:style-name="T104"><text:s/>=</text:span><text:span text:style-name="T4">"demo"</text:span><text:span text:style-name="T15">&gt;</text:span><text:span text:style-name="T104"><text:s/></text:span></text:p>
      <text:p text:style-name="P21"/>
      <text:p text:style-name="P22"><text:span text:style-name="T19">&lt;</text:span><text:span text:style-name="T20">h2</text:span><text:span text:style-name="T19">&gt;</text:span>XMLHttp Request<text:span text:style-name="T19">&lt;/</text:span><text:span text:style-name="T20">h2</text:span><text:span text:style-name="T19">&gt;</text:span></text:p>
      <text:p text:style-name="P176"/>
      <text:p text:style-name="P74"><text:span text:style-name="T15">&lt;</text:span><text:span text:style-name="T4">script</text:span><text:span text:style-name="T15">&gt;</text:span></text:p>
      <text:p text:style-name="P169"/>
      <text:p text:style-name="P234"><text:span text:style-name="T20">const</text:span><text:span text:style-name="T24"><text:s/></text:span><text:span text:style-name="T25">xttp</text:span><text:span text:style-name="T24"><text:s/>= </text:span><text:span text:style-name="T20">new</text:span><text:span text:style-name="T24"><text:s/></text:span>XMLHttpRequest<text:span text:style-name="T24">();</text:span></text:p>
      <text:p text:style-name="P22"><text:span text:style-name="T25">xttp</text:span>.<text:span text:style-name="T21">onload</text:span><text:s/>= <text:span text:style-name="T20">function</text:span>() {</text:p>
      <text:p text:style-name="P27"><text:span text:style-name="T21">document</text:span><text:span text:style-name="T24">.</text:span>getElementById<text:span text:style-name="T24">(</text:span><text:span text:style-name="T22">"demo"</text:span><text:span text:style-name="T24">).</text:span><text:span text:style-name="T21">innerHTML</text:span><text:span text:style-name="T24"><text:s/>= </text:span><text:span text:style-name="T20">this</text:span><text:span text:style-name="T24">.</text:span>getAllResponseHeaders<text:span text:style-name="T24">();</text:span></text:p>
      <text:p text:style-name="P22">}</text:p>
      <text:p text:style-name="P26"><text:span text:style-name="T25">xttp</text:span><text:span text:style-name="T24">.</text:span><text:span text:style-name="T23">open</text:span><text:span text:style-name="T24">(</text:span>"GET"<text:span text:style-name="T24">, </text:span>"ajax.txt"<text:span text:style-name="T24">, </text:span><text:span text:style-name="T20">true</text:span><text:span text:style-name="T24">);</text:span></text:p>
      <text:p text:style-name="P22"><text:span text:style-name="T25">xttp</text:span>.<text:span text:style-name="T23">send</text:span>();</text:p>
      <text:p text:style-name="P23"/>
      <text:p text:style-name="P24"><text:span text:style-name="T19">&lt;/</text:span>script<text:span text:style-name="T19">&gt;</text:span></text:p>
      <text:p text:style-name="P18"/>
      <text:p text:style-name="P9"/>
      <text:p text:style-name="P9"><text:span text:style-name="T4">Result :</text:span></text:p>
      <text:p text:style-name="P9"/>
      <text:p text:style-name="P9"/>
      <text:p text:style-name="P9"/>
      <text:p text:style-name="P9"/>
      <text:p text:style-name="P9"/>
      <text:p text:style-name="P9"/>
      <text:p text:style-name="P9"/>
      <text:p text:style-name="P9"/>
      <text:p text:style-name="P9"/>
      <text:p text:style-name="P233"/>
      <text:p text:style-name="P233"><text:span text:style-name="T4">Retrieve specific header information of a resource (file)</text:span></text:p>
      <text:p text:style-name="P21"/>
      <text:p text:style-name="P21"/>
      <text:p text:style-name="P22"><text:span text:style-name="T19">&lt;</text:span><text:span text:style-name="T20">h2</text:span><text:span text:style-name="T19">&gt;</text:span>XMLHttp Request<text:span text:style-name="T19">&lt;/</text:span><text:span text:style-name="T20">h2</text:span><text:span text:style-name="T19">&gt;</text:span></text:p>
      <text:p text:style-name="P176"/>
      <text:p text:style-name="P237">&lt;p&gt;Last Modified : &lt;span id = “demo”&gt;&lt;/span&gt;&lt;/p&gt;</text:p>
      <text:p text:style-name="P176"/>
      <text:p text:style-name="P74"><text:span text:style-name="T15">&lt;</text:span><text:span text:style-name="T4">script</text:span><text:span text:style-name="T15">&gt;</text:span></text:p>
      <text:p text:style-name="P169"/>
      <text:p text:style-name="P234"><text:span text:style-name="T20">const</text:span><text:span text:style-name="T24"><text:s/></text:span><text:span text:style-name="T25">xttp</text:span><text:span text:style-name="T24"><text:s/>= </text:span><text:span text:style-name="T20">new</text:span><text:span text:style-name="T24"><text:s/></text:span>XMLHttpRequest<text:span text:style-name="T24">();</text:span></text:p>
      <text:p text:style-name="P22"><text:span text:style-name="T25">xttp</text:span>.<text:span text:style-name="T21">onload</text:span><text:s/>= <text:span text:style-name="T20">function</text:span>() {</text:p>
      <text:p text:style-name="P27"><text:span text:style-name="T21">document</text:span><text:span text:style-name="T24">.</text:span>getElementById<text:span text:style-name="T24">(</text:span><text:span text:style-name="T22">"demo"</text:span><text:span text:style-name="T24">).</text:span><text:span text:style-name="T21">innerHTML</text:span><text:span text:style-name="T24"><text:s/>= </text:span><text:span text:style-name="T20">this</text:span><text:span text:style-name="T24">.</text:span>getResponseHeaders<text:span text:style-name="T24">(“Last-Modified);</text:span></text:p>
      <text:p text:style-name="P22">}</text:p>
      <text:p text:style-name="P26"><text:span text:style-name="T25">xttp</text:span><text:span text:style-name="T24">.</text:span><text:span text:style-name="T23">open</text:span><text:span text:style-name="T24">(</text:span>"GET"<text:span text:style-name="T24">, </text:span>"ajax.txt"<text:span text:style-name="T24">, </text:span><text:span text:style-name="T20">true</text:span><text:span text:style-name="T24">);</text:span></text:p>
      <text:p text:style-name="P22"><text:span text:style-name="T25">xttp</text:span>.<text:span text:style-name="T23">send</text:span>();</text:p>
      <text:p text:style-name="P23"/>
      <text:p text:style-name="P24"><text:span text:style-name="T19">&lt;/</text:span>script<text:span text:style-name="T19">&gt;</text:span></text:p>
      <text:p text:style-name="P18"/>
      <text:p text:style-name="P9"/>
      <text:p text:style-name="P97"><text:span text:style-name="T4">Result : Did not run properly</text:span></text:p>
      <text:p text:style-name="P9"/>
      <text:p text:style-name="P9"/>
      <text:p text:style-name="P235"><text:span text:style-name="T4">Request XML Files</text:span><text:span text:style-name="T14"><text:s/></text:span></text:p>
      <text:p text:style-name="P9"/>
      <text:p text:style-name="P110"><text:span text:style-name="T4">Load an XML file with AJAX</text:span></text:p>
      <text:p text:style-name="P9"/>
      <text:p text:style-name="P74"><text:span text:style-name="T15">&lt;</text:span><text:span text:style-name="T4">body</text:span><text:span text:style-name="T15">&gt;</text:span></text:p>
      <text:p text:style-name="P23"/>
      <text:p text:style-name="P22"><text:span text:style-name="T19">&lt;</text:span><text:span text:style-name="T20">h2</text:span><text:span text:style-name="T19">&gt;</text:span>The XMLHttpRequest Object<text:span text:style-name="T19">&lt;/</text:span><text:span text:style-name="T20">h2</text:span><text:span text:style-name="T19">&gt;</text:span></text:p>
      <text:p text:style-name="P23"/>
      <text:p text:style-name="P22"><text:span text:style-name="T19">&lt;</text:span><text:span text:style-name="T20">h2</text:span><text:span text:style-name="T19">&gt;</text:span>Retrieve data from XML file<text:span text:style-name="T19">&lt;/</text:span><text:span text:style-name="T20">h2</text:span><text:span text:style-name="T19">&gt;</text:span></text:p>
      <text:p text:style-name="P23"/>
      <text:p text:style-name="P176">&lt;<text:span text:style-name="T20">p</text:span>&gt;&lt;<text:span text:style-name="T20">b</text:span>&gt;<text:span text:style-name="T24">Status:</text:span>&lt;/<text:span text:style-name="T20">b</text:span>&gt;<text:span text:style-name="T24"><text:s/></text:span>&lt;<text:span text:style-name="T20">span</text:span><text:span text:style-name="T24"><text:s/></text:span><text:span text:style-name="T21">id</text:span><text:span text:style-name="T24">=</text:span><text:span text:style-name="T22">"A1"</text:span>&gt;&lt;/<text:span text:style-name="T20">span</text:span>&gt;&lt;/<text:span text:style-name="T20">p</text:span>&gt;</text:p>
      <text:p text:style-name="P22"><text:span text:style-name="T19">&lt;</text:span><text:span text:style-name="T20">p</text:span><text:span text:style-name="T19">&gt;&lt;</text:span><text:span text:style-name="T20">b</text:span><text:span text:style-name="T19">&gt;</text:span>Status text:<text:span text:style-name="T19">&lt;/</text:span><text:span text:style-name="T20">b</text:span><text:span text:style-name="T19">&gt;</text:span><text:s/><text:span text:style-name="T19">&lt;</text:span><text:span text:style-name="T20">span</text:span><text:s/><text:span text:style-name="T21">id</text:span>=<text:span text:style-name="T22">"A2"</text:span><text:span text:style-name="T19">&gt;&lt;/</text:span><text:span text:style-name="T20">span</text:span><text:span text:style-name="T19">&gt;&lt;/</text:span><text:span text:style-name="T20">p</text:span><text:span text:style-name="T19">&gt;</text:span></text:p>
      <text:p text:style-name="P176">&lt;<text:span text:style-name="T20">p</text:span>&gt;&lt;<text:span text:style-name="T20">b</text:span>&gt;<text:span text:style-name="T24">Response:</text:span>&lt;/<text:span text:style-name="T20">b</text:span>&gt;<text:span text:style-name="T24"><text:s/></text:span>&lt;<text:span text:style-name="T20">span</text:span><text:span text:style-name="T24"><text:s/></text:span><text:span text:style-name="T21">id</text:span><text:span text:style-name="T24">=</text:span><text:span text:style-name="T22">"A3"</text:span>&gt;&lt;/<text:span text:style-name="T20">span</text:span>&gt;&lt;/<text:span text:style-name="T20">p</text:span>&gt;</text:p>
      <text:p text:style-name="P23"/>
      <text:p text:style-name="P22"><text:span text:style-name="T19">&lt;</text:span><text:span text:style-name="T20">button</text:span><text:s/><text:span text:style-name="T21">onclick</text:span>=<text:span text:style-name="T22">"</text:span><text:span text:style-name="T23">loadDoc</text:span><text:span text:style-name="T22">('ajax.txt')"</text:span><text:span text:style-name="T19">&gt;</text:span>Get XML data<text:span text:style-name="T19">&lt;/</text:span><text:span text:style-name="T20">button</text:span><text:span text:style-name="T19">&gt;</text:span></text:p>
      <text:p text:style-name="P23"/>
      <text:p text:style-name="P24"><text:span text:style-name="T19">&lt;</text:span>script<text:span text:style-name="T19">&gt;</text:span></text:p>
      <text:p text:style-name="P24">function<text:span text:style-name="T24"><text:s/></text:span><text:span text:style-name="T23">loadDoc</text:span><text:span text:style-name="T24">(</text:span><text:span text:style-name="T21">url</text:span><text:span text:style-name="T24">) {</text:span></text:p>
      <text:p text:style-name="P234"><text:span text:style-name="T20">const</text:span><text:span text:style-name="T24"><text:s/></text:span><text:span text:style-name="T25">xhttp</text:span><text:span text:style-name="T24"><text:s/>= </text:span><text:span text:style-name="T20">new</text:span><text:span text:style-name="T24"><text:s/></text:span>XMLHttpRequest<text:span text:style-name="T24">();</text:span></text:p>
      <text:p text:style-name="P22"><text:span text:style-name="T25">xhttp</text:span>.<text:span text:style-name="T21">onload</text:span><text:s/>= <text:span text:style-name="T20">function</text:span><text:s/>() {</text:p>
      <text:p text:style-name="P45">document<text:span text:style-name="T24">.</text:span><text:span text:style-name="T23">getElementById</text:span><text:span text:style-name="T24">(</text:span><text:span text:style-name="T22">'A1'</text:span><text:span text:style-name="T24">).</text:span>innerHTML<text:span text:style-name="T24"><text:s/>= </text:span><text:span text:style-name="T20">this</text:span><text:span text:style-name="T24">.</text:span><text:span text:style-name="T25">status</text:span><text:span text:style-name="T24">;</text:span></text:p>
      <text:p text:style-name="P45">document<text:span text:style-name="T24">.</text:span><text:span text:style-name="T23">getElementById</text:span><text:span text:style-name="T24">(</text:span><text:span text:style-name="T22">'A2'</text:span><text:span text:style-name="T24">).</text:span>innerHTML<text:span text:style-name="T24"><text:s/>= </text:span><text:span text:style-name="T20">this</text:span><text:span text:style-name="T24">.</text:span><text:span text:style-name="T25">statusText</text:span><text:span text:style-name="T24">;</text:span></text:p>
      <text:p text:style-name="P45">document<text:span text:style-name="T24">.</text:span><text:span text:style-name="T23">getElementById</text:span><text:span text:style-name="T24">(</text:span><text:span text:style-name="T22">'A3'</text:span><text:span text:style-name="T24">).</text:span>innerHTML<text:span text:style-name="T24"><text:s/>= </text:span><text:span text:style-name="T20">this</text:span><text:span text:style-name="T24">.</text:span><text:span text:style-name="T25">responseText</text:span><text:span text:style-name="T24">;</text:span></text:p>
      <text:p text:style-name="P22">}</text:p>
      <text:p text:style-name="P22"><text:span text:style-name="T25">xhttp</text:span>.<text:span text:style-name="T23">open</text:span>(<text:span text:style-name="T22">"GET"</text:span>, <text:span text:style-name="T21">url</text:span>);</text:p>
      <text:p text:style-name="P44">xhttp<text:span text:style-name="T24">.</text:span><text:span text:style-name="T23">send</text:span><text:span text:style-name="T24">();</text:span></text:p>
      <text:p text:style-name="P22">}</text:p>
      <text:p text:style-name="P24"><text:span text:style-name="T19">&lt;/</text:span>script<text:span text:style-name="T19">&gt;</text:span></text:p>
      <text:p text:style-name="P23"/>
      <text:p text:style-name="P24"><text:span text:style-name="T19">&lt;/</text:span>body<text:span text:style-name="T19">&gt;</text:span></text:p>
      <text:p text:style-name="P9"/>
      <text:p text:style-name="P9"/>
      <text:p text:style-name="P9"><text:span text:style-name="T4">Result :</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10"><text:span text:style-name="T4">Retrieve the content of an XML file</text:span></text:p>
      <text:p text:style-name="P9"/>
      <text:p text:style-name="P9"/>
      <text:p text:style-name="P9"/>
      <text:p text:style-name="P9"/>
      <text:p text:style-name="P9"/>
      <text:p text:style-name="P9"/>
      <text:p text:style-name="P9"/>
      <text:p text:style-name="P9"/>
      <text:p text:style-name="P9"/>
      <text:p text:style-name="P9"/>
      <text:p text:style-name="P9"/>
      <text:p text:style-name="P54"><text:span text:style-name="T5">54. JSON Introduction </text:span></text:p>
      <text:p text:style-name="P9"/>
      <text:p text:style-name="P9"/>
      <text:p text:style-name="P17"><text:span text:style-name="T143">JSON</text:span><text:span text:style-name="T4"><text:s/>stands for </text:span><text:span text:style-name="T5">J</text:span><text:span text:style-name="T4">avaScript </text:span><text:span text:style-name="T5">O</text:span><text:span text:style-name="T4">bject </text:span><text:span text:style-name="T5">N</text:span><text:span text:style-name="T4">otation</text:span></text:p>
      <text:p text:style-name="P17"><text:span text:style-name="T143">JSON</text:span><text:span text:style-name="T4"><text:s/>is a </text:span><text:span text:style-name="T5">text</text:span><text:span text:style-name="T4"><text:s/>format for storing and transporting data</text:span></text:p>
      <text:p text:style-name="P17"><text:span text:style-name="T143">JSON</text:span><text:span text:style-name="T4"><text:s/>is "self-describing" and easy to understand. JSON is a light weight data-interchange format.</text:span></text:p>
      <text:p text:style-name="P17"><text:span text:style-name="T143">JSON</text:span><text:span text:style-name="T4"><text:s/>is used to send data between computers</text:span></text:p>
      <text:p text:style-name="P17"><text:span text:style-name="T143">JSON</text:span><text:span text:style-name="T4"><text:s/>is language independent</text:span></text:p>
      <text:p text:style-name="P9"/>
      <text:p text:style-name="P16"><text:span text:style-name="T5">54.1 Why Use JSON? </text:span></text:p>
      <text:p text:style-name="P17"/>
      <text:p text:style-name="P17"><text:span text:style-name="T4">The JSON format is syntactically similar to the code for creating JavaScript objects. Because of this, a JavaScript program can easily convert JSON data into JavaScript objects.</text:span></text:p>
      <text:p text:style-name="P17"><text:span text:style-name="T4">Since the format is text only, JSON data can easily be sent between computers, and used by any programming language.</text:span></text:p>
      <text:p text:style-name="P17"><text:span text:style-name="T4">JavaScript has a built in function for converting JSON strings into JavaScript objects:</text:span></text:p>
      <text:p text:style-name="P42"><text:span text:style-name="T4">JSON.parse()</text:span></text:p>
      <text:p text:style-name="P17"><text:span text:style-name="T4">JavaScript also has a built in function for converting an object into a JSON string:</text:span></text:p>
      <text:p text:style-name="P42"><text:span text:style-name="T4">JSON.stringify()</text:span></text:p>
      <text:p text:style-name="P9"/>
      <text:p text:style-name="P17"><text:span text:style-name="T5">Note :</text:span></text:p>
      <text:p text:style-name="P17"><text:span text:style-name="T4">You can receive pure text from a server and use it as a JavaScript object.</text:span></text:p>
      <text:p text:style-name="P17"><text:span text:style-name="T4">You can send a JavaScript object to a server in pure text format.</text:span></text:p>
      <text:p text:style-name="P17"><text:span text:style-name="T4">You can work with data as JavaScript objects, with no complicated parsing and translations.</text:span></text:p>
      <text:p text:style-name="P9"/>
      <text:p text:style-name="P9"><text:span text:style-name="T5">JSON</text:span><text:span text:style-name="T4"><text:s/>Example</text:span></text:p>
      <text:p text:style-name="P9"/>
      <text:p text:style-name="P9"><text:span text:style-name="T4">‘ { “name” : Isha”, “age” : 37 , “car” : null }’</text:span></text:p>
      <text:p text:style-name="P9"/>
      <text:p text:style-name="P9"/>
      <text:p text:style-name="P17"><text:span text:style-name="T4">It defines an object with 3 properties:</text:span></text:p>
      <text:list text:style-name="L4">
        <text:list-item>
          <text:p text:style-name="P7"><text:span text:style-name="T4">name</text:span></text:p>
        </text:list-item>
        <text:list-item>
          <text:p text:style-name="P7"><text:span text:style-name="T4">age</text:span></text:p>
        </text:list-item>
        <text:list-item>
          <text:p text:style-name="P66"><text:span text:style-name="T4">car</text:span></text:p>
        </text:list-item>
      </text:list>
      <text:p text:style-name="P17"><text:span text:style-name="T4">Each property has a value.</text:span></text:p>
      <text:p text:style-name="P17"><text:span text:style-name="T4">If you parse the JSON string with a JavaScript program, you can access the data as an object:</text:span></text:p>
      <text:p text:style-name="P238"><text:span text:style-name="T4">let personName = obj.name;<text:line-break/>let personAge = obj.age;</text:span></text:p>
      <text:p text:style-name="P9"/>
      <text:p text:style-name="P16"><text:span text:style-name="T5">54.2 Storing Data </text:span></text:p>
      <text:p text:style-name="P17"/>
      <text:p text:style-name="P17"><text:span text:style-name="T4">When storing data, the data has to be a certain format, and regardless of where you choose to store it, text is always one of the legal formats.</text:span></text:p>
      <text:p text:style-name="P17"><text:span text:style-name="T4">JSON makes it possible to store JavaScript objects as text.</text:span></text:p>
      <text:p text:style-name="P9"/>
      <text:p text:style-name="P10"><text:span text:style-name="T5">54.3 JSON Syntax </text:span></text:p>
      <text:p text:style-name="P9"/>
      <text:p text:style-name="P9"><text:span text:style-name="T4">The JSON syntax is a subset of the JavaScript syntax.</text:span></text:p>
      <text:p text:style-name="P9"/>
      <text:p text:style-name="P9"/>
      <text:p text:style-name="P9"><text:span text:style-name="T5">JSON Syntax Rules</text:span></text:p>
      <text:p text:style-name="P9"/>
      <text:p text:style-name="P9"><text:span text:style-name="T4">JSON syntax is derived from the JavaScript object notation syntax :</text:span></text:p>
      <text:p text:style-name="P9"/>
      <text:list text:style-name="L6">
        <text:list-item>
          <text:p text:style-name="P105"><text:span text:style-name="T4">Data is in name/value pairs</text:span></text:p>
        </text:list-item>
        <text:list-item>
          <text:p text:style-name="P105"><text:span text:style-name="T4">Data is separated by commas</text:span></text:p>
        </text:list-item>
        <text:list-item>
          <text:p text:style-name="P105"><text:span text:style-name="T4">Curly braces hold objects</text:span></text:p>
        </text:list-item>
        <text:list-item>
          <text:p text:style-name="P105"><text:span text:style-name="T4">Square brackets hold arrays</text:span></text:p>
        </text:list-item>
      </text:list>
      <text:p text:style-name="P9"/>
      <text:p text:style-name="P37"><text:span text:style-name="T5">JSON Data - A Name and a Value</text:span></text:p>
      <text:p text:style-name="P17"><text:span text:style-name="T4">JSON data is written as name/value pairs (aka key/value pairs).</text:span></text:p>
      <text:p text:style-name="P17"><text:span text:style-name="T4">A name/value pair consists of a field name (in double quotes), followed by a colon, followed by a value:</text:span></text:p>
      <text:p text:style-name="P239"><text:span text:style-name="T4">"name"</text:span><text:span text:style-name="T14">:</text:span><text:span text:style-name="T4">"Alok"</text:span></text:p>
      <text:p text:style-name="P9"><text:span text:style-name="T4">JSON names requires double quotes</text:span></text:p>
      <text:p text:style-name="P9"/>
      <text:p text:style-name="P9"/>
      <text:p text:style-name="P37"><text:span text:style-name="T5">JSON - Evaluates to JavaScript Objects</text:span></text:p>
      <text:p text:style-name="P17"><text:span text:style-name="T4">The JSON format is almost identical to JavaScript objects.</text:span></text:p>
      <text:p text:style-name="P17"><text:span text:style-name="T4">In JSON, keys must be strings, written with double quotes:</text:span></text:p>
      <text:p text:style-name="P239"><text:span text:style-name="T4">{ "name"</text:span><text:span text:style-name="T14">:</text:span><text:span text:style-name="T4">"Alok" }</text:span></text:p>
      <text:p text:style-name="P9"><text:span text:style-name="T4">In </text:span><text:span text:style-name="T26">JS</text:span><text:span text:style-name="T4">, <text:s/>keys can be strings, numbers, or identifier names : </text:span></text:p>
      <text:p text:style-name="P9"/>
      <text:p text:style-name="P9"><text:span text:style-name="T4">{name: </text:span><text:span text:style-name="T9">“Alok”</text:span><text:span text:style-name="T4">}</text:span></text:p>
      <text:p text:style-name="P9"/>
      <text:p text:style-name="P9"/>
      <text:p text:style-name="P9"><text:span text:style-name="T5">JSON Values</text:span></text:p>
      <text:p text:style-name="P9"/>
      <text:p text:style-name="P9"><text:span text:style-name="T4">In </text:span><text:span text:style-name="T5">JSON</text:span><text:span text:style-name="T4">, values must be one of the following data types:</text:span></text:p>
      <text:p text:style-name="P9"/>
      <text:list text:style-name="L4">
        <text:list-item>
          <text:p text:style-name="P105"><text:span text:style-name="T4">a string</text:span></text:p>
        </text:list-item>
        <text:list-item>
          <text:p text:style-name="P105"><text:span text:style-name="T4">a number</text:span></text:p>
        </text:list-item>
        <text:list-item>
          <text:p text:style-name="P105"><text:span text:style-name="T4">an object</text:span></text:p>
        </text:list-item>
        <text:list-item>
          <text:p text:style-name="P105"><text:span text:style-name="T4">an array</text:span></text:p>
        </text:list-item>
        <text:list-item>
          <text:p text:style-name="P105"><text:span text:style-name="T4">a boolean</text:span></text:p>
        </text:list-item>
        <text:list-item>
          <text:p text:style-name="P105"><text:span text:style-name="T4">null</text:span></text:p>
        </text:list-item>
      </text:list>
      <text:p text:style-name="P9"/>
      <text:p text:style-name="P17"><text:span text:style-name="T4">In </text:span><text:span text:style-name="T5">JavaScript,</text:span><text:span text:style-name="T4"><text:s/>values can be all of the above, plus any other valid JavaScript expression, including:</text:span></text:p>
      <text:list text:style-name="L4">
        <text:list-item>
          <text:p text:style-name="P7"><text:span text:style-name="T4">a function</text:span></text:p>
        </text:list-item>
        <text:list-item>
          <text:p text:style-name="P7"><text:span text:style-name="T4">a date</text:span></text:p>
        </text:list-item>
        <text:list-item>
          <text:p text:style-name="P66"><text:span text:style-name="T4">undefined</text:span></text:p>
        </text:list-item>
      </text:list>
      <text:p text:style-name="P9"/>
      <text:p text:style-name="P9"><text:span text:style-name="T4">In </text:span><text:span text:style-name="T5">JSON</text:span><text:span text:style-name="T4">, </text:span><text:span text:style-name="T70">string</text:span><text:span text:style-name="T4"><text:s/>values must be written with double quotes:</text:span></text:p>
      <text:p text:style-name="P239"><text:span text:style-name="T4">{ "name"</text:span><text:span text:style-name="T14">:</text:span><text:span text:style-name="T4">"Alok" }</text:span></text:p>
      <text:p text:style-name="P9"><text:span text:style-name="T4">In </text:span><text:span text:style-name="T5">JSON</text:span><text:span text:style-name="T4">, </text:span><text:span text:style-name="T70">numbers</text:span><text:span text:style-name="T4"><text:s/>values must be an integer or a floating point:</text:span></text:p>
      <text:p text:style-name="P240"><text:span text:style-name="T4">{ "age"</text:span><text:span text:style-name="T14">: 30</text:span><text:span text:style-name="T4"><text:s/>}</text:span></text:p>
      <text:p text:style-name="P241"><text:span text:style-name="T4">In </text:span><text:span text:style-name="T5">JSON</text:span><text:span text:style-name="T4">, </text:span><text:span text:style-name="T70">values</text:span><text:span text:style-name="T4"><text:s/>can be Objects :</text:span></text:p>
      <text:p text:style-name="P9"><text:span text:style-name="T4">{ </text:span></text:p>
      <text:p text:style-name="P30"><text:span text:style-name="T4">“employees”</text:span><text:span text:style-name="T14"><text:s/>: {</text:span></text:p>
      <text:p text:style-name="P242"><text:span text:style-name="T14"><text:s text:c="10"/>{ <text:s/></text:span><text:span text:style-name="T4">“name”</text:span><text:span text:style-name="T14"><text:s/>: </text:span><text:span text:style-name="T4">“Alok” </text:span><text:span text:style-name="T14">, </text:span><text:span text:style-name="T4">“age”</text:span><text:span text:style-name="T14"><text:s/>: </text:span><text:span text:style-name="T4">42, “city” : “Phoenix”</text:span><text:span text:style-name="T14"><text:s/>}</text:span></text:p>
      <text:p text:style-name="P243"><text:span text:style-name="T4">}</text:span></text:p>
      <text:p text:style-name="P244"><text:span text:style-name="T5">Note</text:span><text:span text:style-name="T4"><text:s/>: Objects as values in JSON must follow the JSON syntax.</text:span></text:p>
      <text:p text:style-name="P244"/>
      <text:p text:style-name="P241"><text:span text:style-name="T4">In </text:span><text:span text:style-name="T5">JSON</text:span><text:span text:style-name="T4">, </text:span><text:span text:style-name="T70">values</text:span><text:span text:style-name="T4"><text:s/>can be Boolean (True/False) :</text:span></text:p>
      <text:p text:style-name="P245"><text:span text:style-name="T14">{</text:span><text:span text:style-name="T4">“sale” </text:span><text:span text:style-name="T14">: </text:span><text:span text:style-name="T70">true</text:span><text:span text:style-name="T14">}</text:span></text:p>
      <text:p text:style-name="P241"><text:span text:style-name="T4">In </text:span><text:span text:style-name="T5">JSON</text:span><text:span text:style-name="T4">, </text:span><text:span text:style-name="T70">values</text:span><text:span text:style-name="T4"><text:s/>can be Null :</text:span></text:p>
      <text:p text:style-name="P245"><text:span text:style-name="T14">{</text:span><text:span text:style-name="T4">“middleName” </text:span><text:span text:style-name="T14">: </text:span><text:span text:style-name="T70">null</text:span><text:span text:style-name="T14">}</text:span></text:p>
      <text:p text:style-name="P9"/>
      <text:p text:style-name="P9"/>
      <text:p text:style-name="P10"><text:span text:style-name="T5">54.4. JavaScript Arrays as JSON </text:span></text:p>
      <text:p text:style-name="P9"><text:span text:style-name="T5"><text:s/></text:span></text:p>
      <text:p text:style-name="P9"><text:span text:style-name="T4">Likewise, the JS objects can be written as JSON, the same way JS arrays can also be written as JSON.</text:span></text:p>
      <text:p text:style-name="P9"/>
      <text:p text:style-name="P241"><text:span text:style-name="T4">In </text:span><text:span text:style-name="T5">JSON</text:span><text:span text:style-name="T4">, </text:span><text:span text:style-name="T70">values</text:span><text:span text:style-name="T4"><text:s/>can be Arrays :</text:span></text:p>
      <text:p text:style-name="P9"><text:span text:style-name="T4">{ </text:span></text:p>
      <text:p text:style-name="P30"><text:span text:style-name="T4">“employees”</text:span><text:span text:style-name="T14"><text:s/>: [ </text:span><text:span text:style-name="T4">“Alok” </text:span><text:span text:style-name="T14">, </text:span><text:span text:style-name="T4">“Isha”</text:span><text:span text:style-name="T14"><text:s/>, </text:span><text:span text:style-name="T4">“Baby” </text:span><text:span text:style-name="T10">]</text:span></text:p>
      <text:p text:style-name="P243"><text:span text:style-name="T4">}</text:span></text:p>
      <text:p text:style-name="P9"/>
      <text:p text:style-name="P9"><text:span text:style-name="T5">Note</text:span><text:span text:style-name="T4"><text:s/>: The file type for JSON files is “.json”.</text:span></text:p>
      <text:p text:style-name="P9"/>
      <text:p text:style-name="P9"/>
      <text:p text:style-name="P9"/>
      <text:p text:style-name="P10"><text:span text:style-name="T5">54.5. JSON vs XML <text:s/></text:span></text:p>
      <text:p text:style-name="P9"/>
      <text:p text:style-name="P9"/>
      <text:p text:style-name="P9"><text:span text:style-name="T4">Both JSON and XML can be used to receive data from a web server.</text:span></text:p>
      <text:p text:style-name="P9"/>
      <text:p text:style-name="P9"><text:span text:style-name="T6">Examples</text:span><text:span text:style-name="T4"><text:s/>for </text:span><text:span text:style-name="T5">JSON</text:span><text:span text:style-name="T4"><text:s/>with an array of 3 employees:</text:span></text:p>
      <text:p text:style-name="P9"/>
      <text:p text:style-name="P9"/>
      <text:p text:style-name="P30"><text:span text:style-name="T14">{ </text:span><text:span text:style-name="T4">“employees”</text:span><text:span text:style-name="T14"><text:s/>: [</text:span></text:p>
      <text:p text:style-name="P30"><text:span text:style-name="T14"><text:s text:c="10"/>{ <text:s/></text:span><text:span text:style-name="T4">“firstName”</text:span><text:span text:style-name="T14"><text:s/>: </text:span><text:span text:style-name="T4">“Alok” </text:span><text:span text:style-name="T14">, </text:span><text:span text:style-name="T4">“lastName”</text:span><text:span text:style-name="T14"><text:s/>: </text:span><text:span text:style-name="T4">“Arora” </text:span><text:span text:style-name="T14"><text:s/>},</text:span></text:p>
      <text:p text:style-name="P30"><text:span text:style-name="T14"><text:s text:c="10"/>{ <text:s/></text:span><text:span text:style-name="T4">“firstName”</text:span><text:span text:style-name="T14"><text:s/>: </text:span><text:span text:style-name="T4">“Isha” </text:span><text:span text:style-name="T14">, <text:s/></text:span><text:span text:style-name="T4">“lastName”</text:span><text:span text:style-name="T14"><text:s/>: </text:span><text:span text:style-name="T4">“Arora” </text:span><text:span text:style-name="T14"><text:s/>}</text:span></text:p>
      <text:p text:style-name="P9"><text:span text:style-name="T4"><text:s/>] }</text:span></text:p>
      <text:p text:style-name="P9"/>
      <text:p text:style-name="P9"/>
      <text:p text:style-name="P9"><text:span text:style-name="T6">Examples</text:span><text:span text:style-name="T4"><text:s/>for </text:span><text:span text:style-name="T5">XML</text:span><text:span text:style-name="T4"><text:s/>with an array of 3 employees: <text:s text:c="4"/></text:span></text:p>
      <text:p text:style-name="P9"/>
      <text:p text:style-name="P30"><text:span text:style-name="T130">&lt;</text:span><text:span text:style-name="T4">employees</text:span><text:span text:style-name="T130">&gt;</text:span></text:p>
      <text:p text:style-name="P30"><text:span text:style-name="T14"><text:s text:c="5"/></text:span><text:span text:style-name="T130">&lt;</text:span><text:span text:style-name="T4">employee</text:span><text:span text:style-name="T130">&gt;</text:span></text:p>
      <text:p text:style-name="P30"><text:span text:style-name="T14"><text:s text:c="11"/>&lt;</text:span><text:span text:style-name="T4">firstName</text:span><text:span text:style-name="T14">&gt;Alok&lt;/</text:span><text:span text:style-name="T4">firstName</text:span><text:span text:style-name="T14">&gt; &lt;</text:span><text:span text:style-name="T4">lastName</text:span><text:span text:style-name="T14">&gt;Arora&lt;</text:span><text:span text:style-name="T4">/lastName</text:span><text:span text:style-name="T130">&gt;</text:span></text:p>
      <text:p text:style-name="P30"><text:span text:style-name="T14"><text:s text:c="5"/></text:span><text:span text:style-name="T130">&lt;</text:span><text:span text:style-name="T4">/employee</text:span><text:span text:style-name="T130">&gt;</text:span></text:p>
      <text:p text:style-name="P246"/>
      <text:p text:style-name="P30"><text:span text:style-name="T14"><text:s text:c="5"/></text:span><text:span text:style-name="T130">&lt;</text:span><text:span text:style-name="T4">employee</text:span><text:span text:style-name="T130">&gt;</text:span></text:p>
      <text:p text:style-name="P30"><text:span text:style-name="T14"><text:s text:c="11"/>&lt;</text:span><text:span text:style-name="T4">firstName</text:span><text:span text:style-name="T14">&gt;Isha&lt;/</text:span><text:span text:style-name="T4">firstName</text:span><text:span text:style-name="T14">&gt; &lt;</text:span><text:span text:style-name="T4">lastName</text:span><text:span text:style-name="T14">&gt;Arora&lt;</text:span><text:span text:style-name="T4">/lastName</text:span><text:span text:style-name="T130">&gt;</text:span></text:p>
      <text:p text:style-name="P30"><text:span text:style-name="T14"><text:s text:c="5"/></text:span><text:span text:style-name="T130">&lt;</text:span><text:span text:style-name="T4">/employee</text:span><text:span text:style-name="T130">&gt;</text:span></text:p>
      <text:p text:style-name="P9"/>
      <text:p text:style-name="P30"><text:span text:style-name="T130">&lt;</text:span><text:span text:style-name="T4">employee</text:span><text:span text:style-name="T130">&gt;</text:span></text:p>
      <text:p text:style-name="P30"><text:span text:style-name="T14"><text:s text:c="11"/>&lt;</text:span><text:span text:style-name="T4">firstName</text:span><text:span text:style-name="T14">&gt;Baby&lt;/</text:span><text:span text:style-name="T4">firstName</text:span><text:span text:style-name="T14">&gt; &lt;</text:span><text:span text:style-name="T4">lastName</text:span><text:span text:style-name="T14">&gt;Arora&lt;</text:span><text:span text:style-name="T4">/lastName</text:span><text:span text:style-name="T130">&gt;</text:span></text:p>
      <text:p text:style-name="P30"><text:span text:style-name="T14"><text:s text:c="5"/></text:span><text:span text:style-name="T130">&lt;</text:span><text:span text:style-name="T4">/employee</text:span><text:span text:style-name="T130">&gt;</text:span></text:p>
      <text:p text:style-name="P30"><text:span text:style-name="T130">&lt;/</text:span><text:span text:style-name="T4">employees</text:span><text:span text:style-name="T130">&gt;</text:span></text:p>
      <text:p text:style-name="P9"/>
      <text:p text:style-name="P9"/>
      <text:p text:style-name="P10"><text:span text:style-name="T5">54.5.1. JSON is Like XML Because </text:span></text:p>
      <text:p text:style-name="P9"/>
      <text:list text:style-name="L4">
        <text:list-item>
          <text:p text:style-name="P105"><text:span text:style-name="T4">Both JSON and XML are “self describing” (human readable)</text:span></text:p>
        </text:list-item>
        <text:list-item>
          <text:p text:style-name="P105"><text:span text:style-name="T4">Both JSON and XML are hierarchical (values within values)</text:span></text:p>
        </text:list-item>
        <text:list-item>
          <text:p text:style-name="P105"><text:span text:style-name="T4">Both JSON and XML can be parsed and used by lots of programming languages</text:span></text:p>
        </text:list-item>
        <text:list-item>
          <text:p text:style-name="P105"><text:span text:style-name="T4">Both JSON and XML can be fetched with an XMLHttpRequest</text:span></text:p>
        </text:list-item>
      </text:list>
      <text:p text:style-name="P9"/>
      <text:p text:style-name="P10"><text:span text:style-name="T5">54.5.2.. JSON is UNLike XML Because </text:span></text:p>
      <text:p text:style-name="P9"/>
      <text:list text:style-name="L4">
        <text:list-item>
          <text:p text:style-name="P105"><text:span text:style-name="T4">JSON does not use end tag</text:span></text:p>
        </text:list-item>
        <text:list-item>
          <text:p text:style-name="P105"><text:span text:style-name="T4">JSON is shorter</text:span></text:p>
        </text:list-item>
        <text:list-item>
          <text:p text:style-name="P105"><text:span text:style-name="T4">JSON is quicker to read and write</text:span></text:p>
        </text:list-item>
        <text:list-item>
          <text:p text:style-name="P105"><text:span text:style-name="T4">JSON can use arrays</text:span></text:p>
        </text:list-item>
      </text:list>
      <text:p text:style-name="P9"/>
      <text:p text:style-name="P17"><text:span text:style-name="T6">The biggest difference is: </text:span></text:p>
      <text:p text:style-name="P17"><text:span text:style-name="T78">XML</text:span><text:span text:style-name="T4"><text:s/>has to be parsed with an XML parser. </text:span><text:span text:style-name="T78">JSON</text:span><text:span text:style-name="T4"><text:s/>can be parsed by a standard JavaScript function.</text:span></text:p>
      <text:p text:style-name="P16"><text:span text:style-name="T5">54.5.3. Why JSON is Better Than XML </text:span></text:p>
      <text:p text:style-name="P17"><text:span text:style-name="T4"><text:line-break/>XML is much more difficult to parse than JSON.</text:span></text:p>
      <text:p text:style-name="P17"><text:span text:style-name="T4">JSON is parsed into a ready-to-use JS object.</text:span></text:p>
      <text:p text:style-name="P17"/>
      <text:p text:style-name="P9"><text:span text:style-name="T6">For </text:span><text:span text:style-name="T114">AJAX</text:span><text:span text:style-name="T6"><text:s/>applications, </text:span><text:span text:style-name="T114">JSON</text:span><text:span text:style-name="T6"><text:s/>is faster and easier than </text:span><text:span text:style-name="T114">XML</text:span><text:span text:style-name="T6">:</text:span></text:p>
      <text:p text:style-name="P9"/>
      <text:p text:style-name="P17"><text:span text:style-name="T4">Using </text:span><text:span text:style-name="T78">XML</text:span></text:p>
      <text:list text:style-name="L4">
        <text:list-item>
          <text:p text:style-name="P7"><text:span text:style-name="T4">Fetch an XML document</text:span></text:p>
        </text:list-item>
        <text:list-item>
          <text:p text:style-name="P7"><text:span text:style-name="T4">Use the XML DOM to loop through the document</text:span></text:p>
        </text:list-item>
        <text:list-item>
          <text:p text:style-name="P66"><text:span text:style-name="T4">Extract values and store in variables</text:span></text:p>
        </text:list-item>
      </text:list>
      <text:p text:style-name="P17"><text:span text:style-name="T4">Using </text:span><text:span text:style-name="T78">JSON</text:span></text:p>
      <text:list text:style-name="L4">
        <text:list-item>
          <text:p text:style-name="P7"><text:span text:style-name="T4">Fetch a JSON string</text:span></text:p>
        </text:list-item>
        <text:list-item>
          <text:p text:style-name="P66"><text:span text:style-name="T4">JSON.Parse the JSON string</text:span></text:p>
        </text:list-item>
      </text:list>
      <text:p text:style-name="P9"/>
      <text:p text:style-name="P10"><text:span text:style-name="T5">54.6. JSON.parse () </text:span></text:p>
      <text:p text:style-name="P9"/>
      <text:p text:style-name="P9"><text:span text:style-name="T4">A common use of JSON is to exchange data to/from a web server. </text:span></text:p>
      <text:p text:style-name="P9"><text:span text:style-name="T4">When receiving data from a web server, the data is always a string. </text:span></text:p>
      <text:p text:style-name="P9"><text:span text:style-name="T4">Parse the data with </text:span><text:span text:style-name="T9">JSON.parse()</text:span><text:span text:style-name="T4">, and the data becomes a JS object.</text:span></text:p>
      <text:p text:style-name="P9"/>
      <text:p text:style-name="P9"><text:span text:style-name="T4">Ex:</text:span></text:p>
      <text:p text:style-name="P9"/>
      <text:p text:style-name="P9"><text:span text:style-name="T4">Text received from a web server:</text:span></text:p>
      <text:p text:style-name="P9"/>
      <text:p text:style-name="P242"><text:span text:style-name="T14"><text:s/>‘ { <text:s/></text:span><text:span text:style-name="T4">“name”</text:span><text:span text:style-name="T14"><text:s/>: </text:span><text:span text:style-name="T4">“Alok” </text:span><text:span text:style-name="T14">, </text:span><text:span text:style-name="T4">“age”</text:span><text:span text:style-name="T14"><text:s/>: </text:span><text:span text:style-name="T4">42, “city” : “Phoenix”</text:span><text:span text:style-name="T14"><text:s/>} ‘</text:span></text:p>
      <text:p text:style-name="P9"/>
      <text:p text:style-name="P9"><text:span text:style-name="T4">Use the JS function, JSON.parse() to convert text in to a JS object:</text:span></text:p>
      <text:p text:style-name="P9"/>
      <text:p text:style-name="P30"><text:span text:style-name="T70">const</text:span><text:span text:style-name="T14"><text:s/>obj = JSON.parse ( </text:span><text:span text:style-name="T4">‘</text:span><text:span text:style-name="T14"><text:s/>{ <text:s/></text:span><text:span text:style-name="T4">“name”</text:span><text:span text:style-name="T14"><text:s/>: </text:span><text:span text:style-name="T4">“Alok” </text:span><text:span text:style-name="T14">, </text:span><text:span text:style-name="T4">“age”</text:span><text:span text:style-name="T14"><text:s/>: </text:span><text:span text:style-name="T4">42, “city” : “Phoenix”</text:span><text:span text:style-name="T14"><text:s/>} </text:span><text:span text:style-name="T4">‘</text:span><text:span text:style-name="T14"><text:s/>); </text:span></text:p>
      <text:p text:style-name="P9"/>
      <text:p text:style-name="P9"/>
      <text:p text:style-name="P9"><text:span text:style-name="T5">Note</text:span><text:span text:style-name="T4"><text:s/>: Make sure the text is in JSON format, or else you will get a syntax error.</text:span></text:p>
      <text:p text:style-name="P9"/>
      <text:p text:style-name="P9"/>
      <text:p text:style-name="P9"><text:span text:style-name="T4">&lt;p id="demo"&gt;&lt;/p&gt;</text:span></text:p>
      <text:p text:style-name="P9"/>
      <text:p text:style-name="P9"><text:span text:style-name="T4">&lt;script&gt;</text:span></text:p>
      <text:p text:style-name="P9"><text:span text:style-name="T4">const txt = '{"name":"Alok", "age":42, "city":"Phoenix"}'</text:span></text:p>
      <text:p text:style-name="P9"/>
      <text:p text:style-name="P9"><text:span text:style-name="T4">const obj = JSON.parse(txt);</text:span></text:p>
      <text:p text:style-name="P9"/>
      <text:p text:style-name="P9"><text:span text:style-name="T4">document.getElementById("demo").innerHTML = obj.name + ", " + obj.age;</text:span></text:p>
      <text:p text:style-name="P9"><text:span text:style-name="T4">&lt;/script&gt;</text:span></text:p>
      <text:p text:style-name="P9"/>
      <text:p text:style-name="P9"/>
      <text:p text:style-name="P9"><text:span text:style-name="T4">Result : <text:s/>Alok, 42</text:span></text:p>
      <text:p text:style-name="P9"/>
      <text:p text:style-name="P9"/>
      <text:p text:style-name="P9"><text:span text:style-name="T5">54.6.1. Array as JSON</text:span></text:p>
      <text:p text:style-name="P9"/>
      <text:p text:style-name="P9"/>
      <text:p text:style-name="P9"><text:span text:style-name="T4">When using JSON.parse() on a JSON derived from an array, the method will return a JS array, instead of a JS object.</text:span></text:p>
      <text:p text:style-name="P9"/>
      <text:p text:style-name="P9"/>
      <text:p text:style-name="P9"><text:span text:style-name="T4">&lt;p id="demo"&gt;&lt;/p&gt;</text:span></text:p>
      <text:p text:style-name="P9"/>
      <text:p text:style-name="P9"><text:span text:style-name="T4">&lt;script&gt;</text:span></text:p>
      <text:p text:style-name="P9"/>
      <text:p text:style-name="P9"><text:span text:style-name="T4">const txt = ' [ "Isha" , "Alok", "Baby" ] ' ;</text:span></text:p>
      <text:p text:style-name="P9"/>
      <text:p text:style-name="P9"><text:span text:style-name="T4">const myArr = JSON.parse(txt);</text:span></text:p>
      <text:p text:style-name="P9"/>
      <text:p text:style-name="P9"><text:span text:style-name="T4">document.getElementById("demo").innerHTML = myArr[1];</text:span></text:p>
      <text:p text:style-name="P9"/>
      <text:p text:style-name="P9"><text:span text:style-name="T4">&lt;/script&gt;</text:span></text:p>
      <text:p text:style-name="P9"/>
      <text:p text:style-name="P9"/>
      <text:p text:style-name="P9"><text:span text:style-name="T4">Result : Alok</text:span></text:p>
      <text:p text:style-name="P9"/>
      <text:p text:style-name="P9"/>
      <text:p text:style-name="P30"><text:span text:style-name="T42">Exceptions</text:span></text:p>
      <text:p text:style-name="P9"/>
      <text:p text:style-name="P9"><text:span text:style-name="T5">1. Parsing Dates </text:span><text:span text:style-name="T4">:</text:span></text:p>
      <text:p text:style-name="P9"/>
      <text:p text:style-name="P9"><text:span text:style-name="T4">Date objects are not allowed in JSON. If we need to include a date, we need to write it as a String and then, we can convert it back into a date object later.</text:span></text:p>
      <text:p text:style-name="P9"/>
      <text:p text:style-name="P9"/>
      <text:p text:style-name="P9"><text:span text:style-name="T4">&lt;h2&gt;Convert a string into a date object.&lt;/h2&gt;</text:span></text:p>
      <text:p text:style-name="P9"><text:span text:style-name="T4">&lt;p id="demo"&gt;&lt;/p&gt;</text:span></text:p>
      <text:p text:style-name="P9"/>
      <text:p text:style-name="P9"><text:span text:style-name="T4">&lt;script&gt;</text:span></text:p>
      <text:p text:style-name="P30"><text:span text:style-name="T70">const</text:span><text:span text:style-name="T14"><text:s/>text = '{</text:span><text:span text:style-name="T4">"name":"John", "birth":"1986-12-14", "city":"New York"</text:span><text:span text:style-name="T14">}';</text:span></text:p>
      <text:p text:style-name="P9"/>
      <text:p text:style-name="P9"><text:span text:style-name="T70">const</text:span><text:span text:style-name="T4"><text:s/>obj = JSON.parse(text);</text:span></text:p>
      <text:p text:style-name="P9"/>
      <text:p text:style-name="P9"><text:span text:style-name="T4">obj.birth = </text:span><text:span text:style-name="T70">new</text:span><text:span text:style-name="T4"><text:s/>Date(obj.birth);</text:span></text:p>
      <text:p text:style-name="P9"/>
      <text:p text:style-name="P9"><text:span text:style-name="T4">document.getElementById("</text:span><text:span text:style-name="T9">demo</text:span><text:span text:style-name="T4">").innerHTML = obj.name + ", " + obj.birth; </text:span></text:p>
      <text:p text:style-name="P9"/>
      <text:p text:style-name="P9"><text:span text:style-name="T4">&lt;/script&gt;</text:span></text:p>
      <text:p text:style-name="P9"/>
      <text:p text:style-name="P9"><text:span text:style-name="T4">Result : </text:span></text:p>
      <text:p text:style-name="P9"/>
      <text:p text:style-name="P9"><text:span text:style-name="T4">John, Sat Dec 13 1986 17:00:00 GMT-0700 (Mountain Standard Time)</text:span></text:p>
      <text:p text:style-name="P9"/>
      <text:p text:style-name="P9"><text:span text:style-name="T6">Or, we can use the second parameter, of the </text:span><text:span text:style-name="T48">JSON.parse() </text:span><text:span text:style-name="T144">function, called </text:span><text:span text:style-name="T145">reviver</text:span><text:span text:style-name="T144">.</text:span></text:p>
      <text:p text:style-name="P18"><text:span text:style-name="T6">The </text:span><text:span text:style-name="T68">reviver</text:span><text:span text:style-name="T6"><text:s/>parameter is a function that checks each property, before returning the value.</text:span></text:p>
      <text:p text:style-name="P18"/>
      <text:p text:style-name="P18"><text:span text:style-name="T4">&lt;p id="demo"&gt;&lt;/p&gt;</text:span></text:p>
      <text:p text:style-name="P18"/>
      <text:p text:style-name="P18"><text:span text:style-name="T4">&lt;script&gt;</text:span></text:p>
      <text:p text:style-name="P30"><text:span text:style-name="T70">const</text:span><text:span text:style-name="T10"><text:s/>text = '{</text:span><text:span text:style-name="T4">"name":"John", "birth":"1986-12-14", "city":"New York"</text:span><text:span text:style-name="T10">}';</text:span></text:p>
      <text:p text:style-name="P18"/>
      <text:p text:style-name="P18"><text:span text:style-name="T70">const</text:span><text:span text:style-name="T4"><text:s/>obj = JSON.parse(text, </text:span><text:span text:style-name="T70">function</text:span><text:span text:style-name="T4"><text:s/>(key, value) {</text:span></text:p>
      <text:p text:style-name="P18"/>
      <text:p text:style-name="P18"><text:span text:style-name="T4"><text:s/></text:span><text:span text:style-name="T70"><text:s/>if </text:span><text:span text:style-name="T4">(key == "</text:span><text:span text:style-name="T9">birth</text:span><text:span text:style-name="T4">") {</text:span></text:p>
      <text:p text:style-name="P18"><text:span text:style-name="T4"><text:s text:c="4"/></text:span><text:span text:style-name="T70">return new</text:span><text:span text:style-name="T4"><text:s/>Date(value);</text:span></text:p>
      <text:p text:style-name="P18"><text:span text:style-name="T4"><text:s text:c="2"/>} </text:span><text:span text:style-name="T70">else</text:span><text:span text:style-name="T4"><text:s/>{</text:span></text:p>
      <text:p text:style-name="P18"><text:span text:style-name="T4"><text:s text:c="4"/></text:span><text:span text:style-name="T70">return</text:span><text:span text:style-name="T4"><text:s/>value;</text:span></text:p>
      <text:p text:style-name="P18"><text:span text:style-name="T4"><text:s text:c="2"/>}</text:span></text:p>
      <text:p text:style-name="P18"><text:span text:style-name="T4">});</text:span></text:p>
      <text:p text:style-name="P18"/>
      <text:p text:style-name="P18"><text:span text:style-name="T4">document.getElementById("</text:span><text:span text:style-name="T9">demo</text:span><text:span text:style-name="T4">").innerHTML = obj.name + ", " + obj.birth; </text:span></text:p>
      <text:p text:style-name="P18"/>
      <text:p text:style-name="P18"><text:span text:style-name="T4">&lt;/script&gt;</text:span></text:p>
      <text:p text:style-name="P9"/>
      <text:p text:style-name="P9"><text:span text:style-name="T4">Result :</text:span></text:p>
      <text:p text:style-name="P9"/>
      <text:p text:style-name="P9"><text:span text:style-name="T4">John, Sat Dec 13 1986 17:00:00 GMT-0700 (Mountain Standard Time)</text:span></text:p>
      <text:p text:style-name="P9"/>
      <text:p text:style-name="P9"/>
      <text:p text:style-name="P9"><text:span text:style-name="T5">2. Parsing Functions</text:span></text:p>
      <text:p text:style-name="P9"/>
      <text:p text:style-name="P9"><text:span text:style-name="T4">Functions are not allowed in JSON.</text:span></text:p>
      <text:p text:style-name="P9"><text:span text:style-name="T4">If we need to include a function, write it as a String and then, convert it back into a function later.</text:span></text:p>
      <text:p text:style-name="P9"/>
      <text:p text:style-name="P9"/>
      <text:p text:style-name="P6"><text:span text:style-name="T4">&lt;</text:span><text:span text:style-name="T9">p </text:span><text:span text:style-name="T14">id="</text:span><text:span text:style-name="T4">demo</text:span><text:span text:style-name="T14">"</text:span><text:span text:style-name="T4">&gt;&lt;/</text:span><text:span text:style-name="T9">p</text:span><text:span text:style-name="T4">&gt;</text:span></text:p>
      <text:p text:style-name="P9"/>
      <text:p text:style-name="P30"><text:span text:style-name="T70">&lt;</text:span><text:span text:style-name="T4">script</text:span><text:span text:style-name="T70">&gt;</text:span></text:p>
      <text:p text:style-name="P9"/>
      <text:p text:style-name="P30"><text:span text:style-name="T70">const</text:span><text:span text:style-name="T14"><text:s/>text = </text:span><text:span text:style-name="T4">'{"name":"John", "age":"function() {return 30;}", "city":"New York"}';</text:span></text:p>
      <text:p text:style-name="P9"/>
      <text:p text:style-name="P9"><text:span text:style-name="T70">const</text:span><text:span text:style-name="T4"><text:s/>obj = JSON.parse(text);</text:span></text:p>
      <text:p text:style-name="P9"/>
      <text:p text:style-name="P9"><text:span text:style-name="T4">obj.age = eval(</text:span><text:span text:style-name="T9">"("</text:span><text:span text:style-name="T4"><text:s/>+ obj.age + </text:span><text:span text:style-name="T9">")"</text:span><text:span text:style-name="T4">)</text:span><text:span text:style-name="T10">;</text:span></text:p>
      <text:p text:style-name="P9"/>
      <text:p text:style-name="P9"><text:span text:style-name="T4">document.getElementById("</text:span><text:span text:style-name="T9">demo</text:span><text:span text:style-name="T4">").innerHTML = obj.name + </text:span><text:span text:style-name="T9">", "</text:span><text:span text:style-name="T4"><text:s/>+ obj.age(); </text:span></text:p>
      <text:p text:style-name="P9"/>
      <text:p text:style-name="P30"><text:span text:style-name="T70">&lt;/</text:span><text:span text:style-name="T4">script</text:span><text:span text:style-name="T70">&gt;</text:span></text:p>
      <text:p text:style-name="P9"/>
      <text:p text:style-name="P9"/>
      <text:p text:style-name="P9"><text:span text:style-name="T5">Note</text:span><text:span text:style-name="T4"><text:s/>: We should avoid using functions in JSON, the functions will lose their scope, and you would have to use </text:span><text:span text:style-name="T8">eval()</text:span><text:span text:style-name="T4"><text:s/>to convert them back into functions.</text:span></text:p>
      <text:p text:style-name="P9"/>
      <text:p text:style-name="P9"/>
      <text:p text:style-name="P54"><text:span text:style-name="T5">55. JSON.stringify () </text:span></text:p>
      <text:p text:style-name="P9"/>
      <text:p text:style-name="P10"><text:span text:style-name="T5">55.1. Stringify a JS Object </text:span></text:p>
      <text:p text:style-name="P9"/>
      <text:p text:style-name="P18"><text:span text:style-name="T4">A common use of </text:span><text:span text:style-name="T5">JSON</text:span><text:span text:style-name="T4"><text:s/>is to exchange data to/from a web server. When sending data to a web server, the data has to be a string.</text:span></text:p>
      <text:p text:style-name="P18"><text:span text:style-name="T4">Convert a JS object into a string with</text:span><text:span text:style-name="T9"><text:s/>JSON.stringify().</text:span></text:p>
      <text:p text:style-name="P9"/>
      <text:p text:style-name="P9"/>
      <text:p text:style-name="P9"><text:span text:style-name="T70">&lt;</text:span><text:span text:style-name="T9">h2</text:span><text:span text:style-name="T70">&gt;</text:span><text:span text:style-name="T4">Create a JSON string from a JavaScript object.</text:span><text:span text:style-name="T70">&lt;/</text:span><text:span text:style-name="T9">h2</text:span><text:span text:style-name="T70">&gt;</text:span></text:p>
      <text:p text:style-name="P9"/>
      <text:p text:style-name="P9"><text:span text:style-name="T70">&lt;</text:span><text:span text:style-name="T9">p</text:span><text:span text:style-name="T4"><text:s/>id="demo"</text:span><text:span text:style-name="T70">&gt;&lt;</text:span><text:span text:style-name="T9">/p</text:span><text:span text:style-name="T70">&gt;</text:span></text:p>
      <text:p text:style-name="P9"/>
      <text:p text:style-name="P30"><text:span text:style-name="T70">&lt;</text:span><text:span text:style-name="T4">script</text:span><text:span text:style-name="T70">&gt;</text:span></text:p>
      <text:p text:style-name="P9"><text:span text:style-name="T70">const</text:span><text:span text:style-name="T4"><text:s/>obj = {name: "</text:span><text:span text:style-name="T9">John</text:span><text:span text:style-name="T4">", age: </text:span><text:span text:style-name="T52">30</text:span><text:span text:style-name="T4">, city: "</text:span><text:span text:style-name="T9">New York</text:span><text:span text:style-name="T4">"};</text:span></text:p>
      <text:p text:style-name="P9"/>
      <text:p text:style-name="P9"><text:span text:style-name="T70">const</text:span><text:span text:style-name="T4"><text:s/>myJSON = JSON.stringify(obj);</text:span></text:p>
      <text:p text:style-name="P9"/>
      <text:p text:style-name="P9"><text:span text:style-name="T4">document.getElementById("</text:span><text:span text:style-name="T9">demo</text:span><text:span text:style-name="T4">").innerHTML = myJSON;</text:span></text:p>
      <text:p text:style-name="P9"/>
      <text:p text:style-name="P30"><text:span text:style-name="T70">&lt;/</text:span><text:span text:style-name="T4">script</text:span><text:span text:style-name="T70">&gt;</text:span></text:p>
      <text:p text:style-name="P9"/>
      <text:p text:style-name="P9"/>
      <text:p text:style-name="P9"><text:span text:style-name="T4">Result :</text:span></text:p>
      <text:p text:style-name="P9"/>
      <text:p text:style-name="P9"><text:span text:style-name="T4">{"name":"John","age":30,"city":"New York"}</text:span></text:p>
      <text:p text:style-name="P9"/>
      <text:p text:style-name="P9"/>
      <text:p text:style-name="P10"><text:span text:style-name="T5">55.2. Stringify a JS Array </text:span></text:p>
      <text:p text:style-name="P9"/>
      <text:p text:style-name="P9"><text:span text:style-name="T4">It is also possible to stringify JS arrays.</text:span></text:p>
      <text:p text:style-name="P9"/>
      <text:p text:style-name="P9"/>
      <text:p text:style-name="P9"><text:span text:style-name="T70">&lt;</text:span><text:span text:style-name="T9">h2</text:span><text:span text:style-name="T70">&gt;</text:span><text:span text:style-name="T4">Create a JSON string from a JavaScript array.</text:span><text:span text:style-name="T70">&lt;/</text:span><text:span text:style-name="T9">h2</text:span><text:span text:style-name="T70">&gt;</text:span></text:p>
      <text:p text:style-name="P9"/>
      <text:p text:style-name="P6"><text:span text:style-name="T4">&lt;</text:span><text:span text:style-name="T9">p</text:span><text:span text:style-name="T14"><text:s/>id="</text:span><text:span text:style-name="T4">demo</text:span><text:span text:style-name="T14">"</text:span><text:span text:style-name="T4">&gt;&lt;</text:span><text:span text:style-name="T14">/</text:span><text:span text:style-name="T9">p</text:span><text:span text:style-name="T4">&gt;</text:span></text:p>
      <text:p text:style-name="P9"/>
      <text:p text:style-name="P30"><text:span text:style-name="T70">&lt;</text:span><text:span text:style-name="T4">script</text:span><text:span text:style-name="T70">&gt;</text:span></text:p>
      <text:p text:style-name="P9"/>
      <text:p text:style-name="P30"><text:span text:style-name="T70">const</text:span><text:span text:style-name="T14"><text:s/>arr = [</text:span><text:span text:style-name="T4">"John"</text:span><text:span text:style-name="T14">, </text:span><text:span text:style-name="T4">"Peter"</text:span><text:span text:style-name="T14">, </text:span><text:span text:style-name="T4">"Sally"</text:span><text:span text:style-name="T14">, </text:span><text:span text:style-name="T4">"Jane"</text:span><text:span text:style-name="T14">];</text:span></text:p>
      <text:p text:style-name="P9"/>
      <text:p text:style-name="P9"><text:span text:style-name="T70">const</text:span><text:span text:style-name="T4"><text:s/>myJSON = JSON.stringify(arr);</text:span></text:p>
      <text:p text:style-name="P9"/>
      <text:p text:style-name="P9"><text:span text:style-name="T4">document.getElementById(</text:span><text:span text:style-name="T9">"demo"</text:span><text:span text:style-name="T4">).innerHTML = myJSON;</text:span></text:p>
      <text:p text:style-name="P9"/>
      <text:p text:style-name="P30"><text:span text:style-name="T70">&lt;/</text:span><text:span text:style-name="T4">script</text:span><text:span text:style-name="T70">&gt;</text:span></text:p>
      <text:p text:style-name="P9"/>
      <text:p text:style-name="P9"/>
      <text:p text:style-name="P9"><text:span text:style-name="T4">Result :</text:span></text:p>
      <text:p text:style-name="P9"/>
      <text:p text:style-name="P9"><text:span text:style-name="T4">["John","Peter","Sally","Jane"]</text:span></text:p>
      <text:p text:style-name="P9"/>
      <text:p text:style-name="P9"/>
      <text:p text:style-name="P10"><text:span text:style-name="T5">55.3. Storing Data </text:span></text:p>
      <text:p text:style-name="P9"/>
      <text:p text:style-name="P17"><text:span text:style-name="T4">When storing data, the data has to be a certain format, and regardless of where you choose to store it, text is always one of the legal formats.</text:span></text:p>
      <text:p text:style-name="P17"><text:span text:style-name="T5">JSON</text:span><text:span text:style-name="T4"><text:s/>makes it possible to store JavaScript objects as text.</text:span></text:p>
      <text:p text:style-name="P17"/>
      <text:p text:style-name="P247"><text:span text:style-name="T70">&lt;</text:span><text:span text:style-name="T9">h2</text:span><text:span text:style-name="T70">&gt;</text:span><text:span text:style-name="T4">Store and retrieve data from local storage</text:span><text:span text:style-name="T70">.&lt;/</text:span><text:span text:style-name="T9">h2</text:span><text:span text:style-name="T70">&gt;</text:span></text:p>
      <text:p text:style-name="P248"><text:span text:style-name="T4">&lt;</text:span><text:span text:style-name="T9">p</text:span><text:span text:style-name="T14"><text:s/>id="</text:span><text:span text:style-name="T4">demo</text:span><text:span text:style-name="T14">"</text:span><text:span text:style-name="T4">&gt;&lt;/</text:span><text:span text:style-name="T9">p</text:span><text:span text:style-name="T4">&gt;</text:span></text:p>
      <text:p text:style-name="P247"/>
      <text:p text:style-name="P249"><text:span text:style-name="T14">&lt;</text:span><text:span text:style-name="T4">script</text:span><text:span text:style-name="T14">&gt;</text:span></text:p>
      <text:p text:style-name="P250"><text:span text:style-name="T4">// Storing data:</text:span></text:p>
      <text:p text:style-name="P247"><text:span text:style-name="T70">const</text:span><text:span text:style-name="T4"><text:s/>myObj = { name: "</text:span><text:span text:style-name="T9">John</text:span><text:span text:style-name="T4">", age: </text:span><text:span text:style-name="T9">31</text:span><text:span text:style-name="T4">, city: "</text:span><text:span text:style-name="T9">New</text:span><text:span text:style-name="T4"><text:s/></text:span><text:span text:style-name="T9">York</text:span><text:span text:style-name="T4">" };</text:span></text:p>
      <text:p text:style-name="P247"><text:span text:style-name="T70">const</text:span><text:span text:style-name="T4"><text:s/>myJSON = JSON.stringify(myObj);</text:span></text:p>
      <text:p text:style-name="P247"><text:span text:style-name="T4">localStorage.setItem("</text:span><text:span text:style-name="T9">testJSON</text:span><text:span text:style-name="T4">", myJSON);</text:span></text:p>
      <text:p text:style-name="P247"/>
      <text:p text:style-name="P250"><text:span text:style-name="T4">// Retrieving data:</text:span></text:p>
      <text:p text:style-name="P247"><text:span text:style-name="T70">let</text:span><text:span text:style-name="T4"><text:s/>text = localStorage.getItem("</text:span><text:span text:style-name="T9">testJSON</text:span><text:span text:style-name="T4">");</text:span></text:p>
      <text:p text:style-name="P247"><text:span text:style-name="T70">let</text:span><text:span text:style-name="T4"><text:s/>obj = JSON.parse(text);</text:span></text:p>
      <text:p text:style-name="P247"><text:span text:style-name="T4">document.getElementById("</text:span><text:span text:style-name="T9">demo</text:span><text:span text:style-name="T4">").innerHTML = obj.city;</text:span></text:p>
      <text:p text:style-name="P249"><text:span text:style-name="T70">&lt;/</text:span><text:span text:style-name="T4">script</text:span><text:span text:style-name="T70">&gt;</text:span></text:p>
      <text:p text:style-name="P251"><text:span text:style-name="T4">Result : New York</text:span></text:p>
      <text:p text:style-name="P252"><text:span text:style-name="T42">Exceptions</text:span></text:p>
      <text:p text:style-name="P253"><text:span text:style-name="T5">1. Stringify Dates </text:span></text:p>
      <text:p text:style-name="P254"><text:span text:style-name="T4">In JSON, date objects are not allowed. The </text:span><text:span text:style-name="T8">JSON.stringify() </text:span><text:span text:style-name="T4">function will convert any dates into strings.</text:span></text:p>
      <text:p text:style-name="P8"><text:span text:style-name="T70">&lt;</text:span><text:span text:style-name="T9">h2</text:span><text:span text:style-name="T70">&gt;</text:span><text:span text:style-name="T4">JSON.stringify() converts date objects into strings.</text:span><text:span text:style-name="T70">&lt;</text:span><text:span text:style-name="T4">/</text:span><text:span text:style-name="T9">h2</text:span><text:span text:style-name="T70">&gt;</text:span></text:p>
      <text:p text:style-name="P8"/>
      <text:p text:style-name="P255"><text:span text:style-name="T4">&lt;</text:span><text:span text:style-name="T9">p</text:span><text:span text:style-name="T14"><text:s/>id="</text:span><text:span text:style-name="T4">demo</text:span><text:span text:style-name="T14">"</text:span><text:span text:style-name="T4">&gt;&lt;/</text:span><text:span text:style-name="T9">p</text:span><text:span text:style-name="T4">&gt;</text:span></text:p>
      <text:p text:style-name="P8"/>
      <text:p text:style-name="P55"><text:span text:style-name="T14">&lt;</text:span><text:span text:style-name="T4">script</text:span><text:span text:style-name="T14">&gt;</text:span></text:p>
      <text:p text:style-name="P8"><text:span text:style-name="T70">const</text:span><text:span text:style-name="T4"><text:s/>obj = {name: "</text:span><text:span text:style-name="T9">John</text:span><text:span text:style-name="T4">", today: </text:span><text:span text:style-name="T70">new</text:span><text:span text:style-name="T4"><text:s/>Date(), city: "</text:span><text:span text:style-name="T9">New York</text:span><text:span text:style-name="T4">"};</text:span></text:p>
      <text:p text:style-name="P8"/>
      <text:p text:style-name="P8"><text:span text:style-name="T70">const</text:span><text:span text:style-name="T4"><text:s/>myJSON = JSON.stringify(obj);</text:span></text:p>
      <text:p text:style-name="P8"/>
      <text:p text:style-name="P8"><text:span text:style-name="T4">document.getElementById("</text:span><text:span text:style-name="T9">demo</text:span><text:span text:style-name="T4">").innerHTML = myJSON;</text:span></text:p>
      <text:p text:style-name="P55"><text:span text:style-name="T14">&lt;/</text:span><text:span text:style-name="T4">script</text:span><text:span text:style-name="T14">&gt;</text:span></text:p>
      <text:p text:style-name="P9"/>
      <text:p text:style-name="P9"/>
      <text:p text:style-name="P9"><text:span text:style-name="T4">Result : <text:s/>{"name":"John","today":"2021-11-08T00:03:43.923Z","city":"New York"}</text:span></text:p>
      <text:p text:style-name="P9"/>
      <text:p text:style-name="P9"/>
      <text:p text:style-name="P9"><text:span text:style-name="T4">We can convert the string back into a date object at the receiver.</text:span></text:p>
      <text:p text:style-name="P9"><text:span text:style-name="T5">2. Stringify Functions</text:span></text:p>
      <text:p text:style-name="P9"/>
      <text:p text:style-name="P9"><text:span text:style-name="T4">In </text:span><text:span text:style-name="T5">JSON</text:span><text:span text:style-name="T4">, functions are </text:span><text:span text:style-name="T5">NOT</text:span><text:span text:style-name="T4"><text:s/>allowed as object values.</text:span></text:p>
      <text:p text:style-name="P9"/>
      <text:p text:style-name="P9"><text:span text:style-name="T4">The </text:span><text:span text:style-name="T9">JSON.stringify()</text:span><text:span text:style-name="T4"><text:s/>function will remove any functions from a JS object, both the key and the value.</text:span></text:p>
      <text:p text:style-name="P9"/>
      <text:p text:style-name="P9"/>
      <text:p text:style-name="P9"><text:span text:style-name="T4">&lt;</text:span><text:span text:style-name="T9">h2</text:span><text:span text:style-name="T4">&gt;JSON.stringify() will remove any functions from an object.&lt;/</text:span><text:span text:style-name="T9">h2</text:span><text:span text:style-name="T4">&gt;</text:span></text:p>
      <text:p text:style-name="P9"/>
      <text:p text:style-name="P9"><text:span text:style-name="T4">&lt;</text:span><text:span text:style-name="T9">p</text:span><text:span text:style-name="T4"><text:s/>id="</text:span><text:span text:style-name="T70">demo</text:span><text:span text:style-name="T4">"&gt;&lt;/</text:span><text:span text:style-name="T9">p</text:span><text:span text:style-name="T4">&gt;</text:span></text:p>
      <text:p text:style-name="P9"/>
      <text:p text:style-name="P30"><text:span text:style-name="T14">&lt;</text:span><text:span text:style-name="T4">script</text:span><text:span text:style-name="T14">&gt;</text:span></text:p>
      <text:p text:style-name="P9"/>
      <text:p text:style-name="P9"><text:span text:style-name="T70">const</text:span><text:span text:style-name="T4"><text:s/>obj = {name: "</text:span><text:span text:style-name="T9">John</text:span><text:span text:style-name="T4">", age: </text:span><text:span text:style-name="T70">function</text:span><text:span text:style-name="T4"><text:s/>() {</text:span><text:span text:style-name="T70">return</text:span><text:span text:style-name="T4"><text:s/>30;}, city: "</text:span><text:span text:style-name="T9">New</text:span><text:span text:style-name="T4"><text:s/></text:span><text:span text:style-name="T9">York</text:span><text:span text:style-name="T4">"};</text:span></text:p>
      <text:p text:style-name="P9"/>
      <text:p text:style-name="P9"><text:span text:style-name="T70">const</text:span><text:span text:style-name="T4"><text:s/>myJSON = JSON.stringify(obj);</text:span></text:p>
      <text:p text:style-name="P9"/>
      <text:p text:style-name="P9"><text:span text:style-name="T4">document.getElementById("</text:span><text:span text:style-name="T9">demo</text:span><text:span text:style-name="T4">").innerHTML = myJSON;</text:span></text:p>
      <text:p text:style-name="P9"/>
      <text:p text:style-name="P30"><text:span text:style-name="T14">&lt;/</text:span><text:span text:style-name="T4">script</text:span><text:span text:style-name="T14">&gt;</text:span></text:p>
      <text:p text:style-name="P9"/>
      <text:p text:style-name="P9"/>
      <text:p text:style-name="P9"><text:span text:style-name="T4">Result : {"name":"John","city":"New York"}</text:span></text:p>
      <text:p text:style-name="P9"/>
      <text:p text:style-name="P9"/>
      <text:p text:style-name="P9"><text:span text:style-name="T4">This can be omitted if we convert our functions into strings before running the </text:span><text:span text:style-name="T8">JSON.stringify() </text:span><text:span text:style-name="T4">function.</text:span></text:p>
      <text:p text:style-name="P9"/>
      <text:p text:style-name="P9"/>
      <text:p text:style-name="P9"><text:span text:style-name="T70">&lt;</text:span><text:span text:style-name="T9">h2</text:span><text:span text:style-name="T70">&gt;</text:span><text:span text:style-name="T4">JSON.stringify() will remove any functions from an object.</text:span><text:span text:style-name="T70">&lt;/</text:span><text:span text:style-name="T9">h2</text:span><text:span text:style-name="T70">&gt;</text:span></text:p>
      <text:p text:style-name="P9"/>
      <text:p text:style-name="P9"><text:span text:style-name="T70">&lt;</text:span><text:span text:style-name="T9">p</text:span><text:span text:style-name="T70">&gt;</text:span><text:span text:style-name="T4">Convert functions into strings to keep them in the JSON object.</text:span><text:span text:style-name="T70">&lt;/</text:span><text:span text:style-name="T9">p</text:span><text:span text:style-name="T70">&gt;</text:span></text:p>
      <text:p text:style-name="P9"/>
      <text:p text:style-name="P6"><text:span text:style-name="T4">&lt;</text:span><text:span text:style-name="T9">p</text:span><text:span text:style-name="T14"><text:s/>id="</text:span><text:span text:style-name="T4">demo</text:span><text:span text:style-name="T14">"</text:span><text:span text:style-name="T4">&gt;&lt;</text:span><text:span text:style-name="T14">/</text:span><text:span text:style-name="T9">p</text:span><text:span text:style-name="T4">&gt;</text:span></text:p>
      <text:p text:style-name="P9"/>
      <text:p text:style-name="P30"><text:span text:style-name="T70">&lt;</text:span><text:span text:style-name="T4">script</text:span><text:span text:style-name="T70">&gt;</text:span></text:p>
      <text:p text:style-name="P9"/>
      <text:p text:style-name="P9"><text:span text:style-name="T70">const</text:span><text:span text:style-name="T4"><text:s/>obj = {name: "</text:span><text:span text:style-name="T9">John</text:span><text:span text:style-name="T4">", age: </text:span><text:span text:style-name="T70">function</text:span><text:span text:style-name="T4"><text:s/>() {</text:span><text:span text:style-name="T70">return</text:span><text:span text:style-name="T4"><text:s/>30;}, city: "</text:span><text:span text:style-name="T9">New</text:span><text:span text:style-name="T4"><text:s/></text:span><text:span text:style-name="T9">York</text:span><text:span text:style-name="T4">"};</text:span></text:p>
      <text:p text:style-name="P9"/>
      <text:p text:style-name="P9"><text:span text:style-name="T4">obj.age = obj.age.toString();</text:span></text:p>
      <text:p text:style-name="P9"/>
      <text:p text:style-name="P9"><text:span text:style-name="T70">const</text:span><text:span text:style-name="T4"><text:s/>myJSON = JSON.stringify(obj);</text:span></text:p>
      <text:p text:style-name="P9"/>
      <text:p text:style-name="P9"><text:span text:style-name="T4">document.getElementById("</text:span><text:span text:style-name="T9">demo</text:span><text:span text:style-name="T4">").innerHTML = myJSON;</text:span></text:p>
      <text:p text:style-name="P9"/>
      <text:p text:style-name="P30"><text:span text:style-name="T70">&lt;/</text:span><text:span text:style-name="T4">script</text:span><text:span text:style-name="T70">&gt;</text:span></text:p>
      <text:p text:style-name="P9"/>
      <text:p text:style-name="P9"><text:span text:style-name="T4">Result : <text:s/>{"name":"John","age":"function () {return 30;}","city":"New York"}</text:span></text:p>
      <text:p text:style-name="P9"/>
      <text:p text:style-name="P9"/>
      <text:p text:style-name="P9"><text:span text:style-name="T5">Note</text:span><text:span text:style-name="T4"><text:s/>: If you send functions using JSON, the functions will lose their scope, and the receiver would have to use eval() to convert them back into functions.</text:span></text:p>
      <text:p text:style-name="P9"/>
      <text:p text:style-name="P10"/>
      <text:p text:style-name="P54"><text:span text:style-name="T5">56. <text:s/>JSON Object Literals </text:span></text:p>
      <text:p text:style-name="P9"/>
      <text:p text:style-name="P181"><text:span text:style-name="T4">An </text:span><text:span text:style-name="T9">object literal</text:span><text:span text:style-name="T4"><text:s/>is a comma-separated list of name-value pairs inside of curly braces.</text:span></text:p>
      <text:p text:style-name="P181"/>
      <text:p text:style-name="P8"><text:span text:style-name="T5">JSON</text:span><text:span text:style-name="T4"><text:s/>object literals are surrounded by curly braces </text:span><text:span text:style-name="T9">{}</text:span><text:span text:style-name="T4">.</text:span></text:p>
      <text:p text:style-name="P17"><text:span text:style-name="T5">JSON</text:span><text:span text:style-name="T4"><text:s/>object literals contains </text:span><text:span text:style-name="T9">key/value </text:span><text:span text:style-name="T4">pairs.</text:span></text:p>
      <text:p text:style-name="P17"><text:span text:style-name="T4">Keys and values are separated by a </text:span><text:span text:style-name="T9">colon</text:span><text:span text:style-name="T4">.</text:span></text:p>
      <text:p text:style-name="P17"><text:span text:style-name="T4">Keys must be strings, and values must be a valid </text:span><text:span text:style-name="T5">JSON</text:span><text:span text:style-name="T4"><text:s/>data type:</text:span></text:p>
      <text:list text:style-name="L4">
        <text:list-item>
          <text:p text:style-name="P7"><text:span text:style-name="T4">string</text:span></text:p>
        </text:list-item>
        <text:list-item>
          <text:p text:style-name="P7"><text:span text:style-name="T4">number</text:span></text:p>
        </text:list-item>
        <text:list-item>
          <text:p text:style-name="P7"><text:span text:style-name="T4">object</text:span></text:p>
        </text:list-item>
        <text:list-item>
          <text:p text:style-name="P7"><text:span text:style-name="T4">array</text:span></text:p>
        </text:list-item>
        <text:list-item>
          <text:p text:style-name="P7"><text:span text:style-name="T4">boolean</text:span></text:p>
        </text:list-item>
        <text:list-item>
          <text:p text:style-name="P66"><text:span text:style-name="T4">null</text:span></text:p>
        </text:list-item>
      </text:list>
      <text:p text:style-name="P17"><text:span text:style-name="T4">Each key/value pair is separated by a </text:span><text:span text:style-name="T9">comma</text:span><text:span text:style-name="T4">.</text:span></text:p>
      <text:p text:style-name="P256"><text:span text:style-name="T4">It is a common mistake to call a JSON object literal "a JSON object".</text:span></text:p>
      <text:p text:style-name="P256"><text:span text:style-name="T4">JSON cannot be an object. JSON is a string format.</text:span></text:p>
      <text:p text:style-name="P256"><text:span text:style-name="T4">The data is only JSON when it is in a string format. When it is converted to a JavaScript variable, it becomes a JavaScript object.</text:span></text:p>
      <text:p text:style-name="P257"/>
      <text:p text:style-name="P10"><text:span text:style-name="T5">56.1. <text:s/>JS Objects </text:span></text:p>
      <text:p text:style-name="P9"/>
      <text:p text:style-name="P9"><text:span text:style-name="T4">We can create a JS object from a JSON object literal.</text:span></text:p>
      <text:p text:style-name="P9"/>
      <text:p text:style-name="P236"><text:span text:style-name="T15">&lt;</text:span><text:span text:style-name="T16">p</text:span><text:span text:style-name="T104"><text:s/></text:span><text:span text:style-name="T17">id</text:span><text:span text:style-name="T104"><text:s/>=</text:span><text:span text:style-name="T4">"demo"</text:span><text:span text:style-name="T15">&gt;&lt;/</text:span><text:span text:style-name="T16">p</text:span><text:span text:style-name="T15">&gt; </text:span></text:p>
      <text:p text:style-name="P169"/>
      <text:p text:style-name="P24"><text:span text:style-name="T19">&lt;</text:span>script<text:span text:style-name="T19">&gt; </text:span></text:p>
      <text:p text:style-name="P176"/>
      <text:p text:style-name="P26"><text:span text:style-name="T20">const</text:span><text:span text:style-name="T24"><text:s/></text:span><text:span text:style-name="T25">obj</text:span><text:span text:style-name="T24"><text:s/>= {</text:span>"name"<text:span text:style-name="T21"><text:s/>:</text:span><text:span text:style-name="T24"><text:s/></text:span>"Alok"<text:span text:style-name="T24">, </text:span>"age"<text:span text:style-name="T21">:</text:span><text:span text:style-name="T39">42</text:span><text:span text:style-name="T24">, </text:span>"city"<text:span text:style-name="T21">:</text:span><text:span text:style-name="T24"><text:s/></text:span>"Phoenix"<text:span text:style-name="T24">}; </text:span></text:p>
      <text:p text:style-name="P23"/>
      <text:p text:style-name="P45">document<text:span text:style-name="T24">.</text:span><text:span text:style-name="T23">getElementById</text:span><text:span text:style-name="T24">(</text:span><text:span text:style-name="T22">"demo"</text:span><text:span text:style-name="T24">).</text:span>innerHTML<text:span text:style-name="T24"><text:s/>= </text:span><text:span text:style-name="T25">obj</text:span><text:span text:style-name="T24">.</text:span>name<text:span text:style-name="T24"><text:s/>+ </text:span><text:span text:style-name="T22">" "</text:span><text:span text:style-name="T24"><text:s/>+ </text:span><text:span text:style-name="T25">obj</text:span><text:span text:style-name="T24">.</text:span>city<text:span text:style-name="T24">; </text:span></text:p>
      <text:p text:style-name="P22"/>
      <text:p text:style-name="P24"><text:span text:style-name="T19">&lt;/</text:span>script<text:span text:style-name="T19">&gt; </text:span></text:p>
      <text:p text:style-name="P9"/>
      <text:p text:style-name="P9"><text:span text:style-name="T4">Result : Alok Phoenix </text:span></text:p>
      <text:p text:style-name="P9"/>
      <text:p text:style-name="P9"/>
      <text:p text:style-name="P9"><text:span text:style-name="T42">Accessing Object Values </text:span></text:p>
      <text:p text:style-name="P9"/>
      <text:p text:style-name="P9"><text:span text:style-name="T4">We can access object values by using dot ( </text:span><text:span text:style-name="T9">.</text:span><text:span text:style-name="T4"><text:s/>) notation or by using bracket ( </text:span><text:span text:style-name="T9">[] </text:span><text:span text:style-name="T4">) notation</text:span></text:p>
      <text:p text:style-name="P9"/>
      <text:p text:style-name="P9"><text:span text:style-name="T4">&lt;</text:span><text:span text:style-name="T9">p</text:span><text:span text:style-name="T4"><text:s/>id="</text:span><text:span text:style-name="T70">demo</text:span><text:span text:style-name="T4">"&gt;&lt;/</text:span><text:span text:style-name="T9">p</text:span><text:span text:style-name="T4">&gt;</text:span></text:p>
      <text:p text:style-name="P9"/>
      <text:p text:style-name="P30"><text:span text:style-name="T14">&lt;</text:span><text:span text:style-name="T4">script</text:span><text:span text:style-name="T14">&gt;</text:span></text:p>
      <text:p text:style-name="P30"><text:span text:style-name="T70">const</text:span><text:span text:style-name="T14"><text:s/>myJSON = '{</text:span><text:span text:style-name="T4">"name":"John", "age":30, "car":null</text:span><text:span text:style-name="T14">}';</text:span></text:p>
      <text:p text:style-name="P9"/>
      <text:p text:style-name="P9"><text:span text:style-name="T70">const</text:span><text:span text:style-name="T4"><text:s/>myObj = JSON.parse(myJSON);</text:span></text:p>
      <text:p text:style-name="P9"/>
      <text:p text:style-name="P9"><text:span text:style-name="T4">document.getElementById("</text:span><text:span text:style-name="T9">demo</text:span><text:span text:style-name="T4">").innerHTML = myObj.name / myObj[“name”];</text:span></text:p>
      <text:p text:style-name="P30"><text:span text:style-name="T14">&lt;/</text:span><text:span text:style-name="T4">script</text:span><text:span text:style-name="T14">&gt;</text:span></text:p>
      <text:p text:style-name="P9"/>
      <text:p text:style-name="P9"/>
      <text:p text:style-name="P9"><text:span text:style-name="T4">Result : John</text:span></text:p>
      <text:p text:style-name="P9"/>
      <text:p text:style-name="P9"/>
      <text:p text:style-name="P9"><text:span text:style-name="T42">Looping an Object</text:span></text:p>
      <text:p text:style-name="P9"/>
      <text:p text:style-name="P9"><text:span text:style-name="T4">We can loop through object properties with a </text:span><text:span text:style-name="T26">for-in</text:span><text:span text:style-name="T4"><text:s/>loop.</text:span></text:p>
      <text:p text:style-name="P9"/>
      <text:p text:style-name="P236"><text:span text:style-name="T14"><text:tab/></text:span><text:span text:style-name="T19">&lt;</text:span><text:span text:style-name="T20">p</text:span><text:span text:style-name="T24"><text:s/></text:span><text:span text:style-name="T21">id</text:span><text:span text:style-name="T24"><text:s/>=</text:span>"demo"<text:span text:style-name="T19">&gt;&lt;/</text:span><text:span text:style-name="T20">p</text:span><text:span text:style-name="T19">&gt; </text:span></text:p>
      <text:p text:style-name="P169"/>
      <text:p text:style-name="P24"><text:span text:style-name="T19">&lt;</text:span>script<text:span text:style-name="T19">&gt; </text:span></text:p>
      <text:p text:style-name="P176"/>
      <text:p text:style-name="P26"><text:span text:style-name="T20">const</text:span><text:span text:style-name="T24"><text:s/></text:span><text:span text:style-name="T25">obj</text:span><text:span text:style-name="T24"><text:s/>= </text:span>'{"name" : "Alok", "age":42, "city": "Phoenix"}'<text:span text:style-name="T24">; </text:span></text:p>
      <text:p text:style-name="P22"/>
      <text:p text:style-name="P22"><text:span text:style-name="T20">const</text:span><text:s/><text:span text:style-name="T25">myJson</text:span><text:s/>= <text:span text:style-name="T87">JSON</text:span>.<text:span text:style-name="T23">parse</text:span>(<text:span text:style-name="T25">obj</text:span>); </text:p>
      <text:p text:style-name="P23"/>
      <text:p text:style-name="P22"><text:span text:style-name="T20">let</text:span><text:s/><text:span text:style-name="T21">text</text:span><text:s/>= <text:span text:style-name="T22">""</text:span>; </text:p>
      <text:p text:style-name="P22"><text:span text:style-name="T88">for</text:span><text:s/>(<text:span text:style-name="T20">const</text:span><text:s/><text:span text:style-name="T25">x</text:span><text:s/><text:span text:style-name="T20">in</text:span><text:s/><text:span text:style-name="T25">myJson</text:span>) { </text:p>
      <text:p text:style-name="P22"><text:span text:style-name="T21">text</text:span><text:s/>+= <text:span text:style-name="T25">x</text:span><text:s/>+ <text:span text:style-name="T22">" , "</text:span>; </text:p>
      <text:p text:style-name="P22">} </text:p>
      <text:p text:style-name="P22"/>
      <text:p text:style-name="P45">document<text:span text:style-name="T24">.</text:span><text:span text:style-name="T23">getElementById</text:span><text:span text:style-name="T24">(</text:span><text:span text:style-name="T22">"demo"</text:span><text:span text:style-name="T24">).</text:span>innerHTML<text:span text:style-name="T24"><text:s/>= </text:span>text<text:span text:style-name="T24">; </text:span></text:p>
      <text:p text:style-name="P22"/>
      <text:p text:style-name="P24"><text:span text:style-name="T19">&lt;/</text:span>script<text:span text:style-name="T19">&gt;</text:span></text:p>
      <text:p text:style-name="P9"/>
      <text:p text:style-name="P9"><text:span text:style-name="T4">Result : name, age, car</text:span></text:p>
      <text:p text:style-name="P9"/>
      <text:p text:style-name="P9"/>
      <text:p text:style-name="P9"><text:span text:style-name="T4">In a </text:span><text:span text:style-name="T26">for-in</text:span><text:span text:style-name="T4"><text:s/>loop, use the </text:span><text:span text:style-name="T26">bracket</text:span><text:span text:style-name="T4"><text:s/>notation to access the property </text:span><text:span text:style-name="T60">values</text:span><text:span text:style-name="T4"><text:s/>:</text:span></text:p>
      <text:p text:style-name="P9"/>
      <text:p text:style-name="P9"/>
      <text:p text:style-name="P236"><text:span text:style-name="T15">&lt;</text:span><text:span text:style-name="T16">p</text:span><text:span text:style-name="T104"><text:s/></text:span><text:span text:style-name="T17">id</text:span><text:span text:style-name="T104"><text:s/>=</text:span><text:span text:style-name="T4">"demo"</text:span><text:span text:style-name="T15">&gt;&lt;/</text:span><text:span text:style-name="T16">p</text:span><text:span text:style-name="T15">&gt;</text:span></text:p>
      <text:p text:style-name="P169"/>
      <text:p text:style-name="P24"><text:span text:style-name="T19">&lt;</text:span>script<text:span text:style-name="T19">&gt;</text:span></text:p>
      <text:p text:style-name="P176"/>
      <text:p text:style-name="P26"><text:span text:style-name="T20">const</text:span><text:span text:style-name="T24"><text:s/></text:span><text:span text:style-name="T25">obj</text:span><text:span text:style-name="T24"><text:s/>= </text:span>'{"name" : "Alok", "age":42, "city": "Phoenix"}'<text:span text:style-name="T24">; </text:span></text:p>
      <text:p text:style-name="P22"/>
      <text:p text:style-name="P22"><text:span text:style-name="T20">const</text:span><text:s/><text:span text:style-name="T25">myJson</text:span><text:s/>= <text:span text:style-name="T87">JSON</text:span>.<text:span text:style-name="T23">parse</text:span>(<text:span text:style-name="T25">obj</text:span>); </text:p>
      <text:p text:style-name="P23"><text:s text:c="2"/></text:p>
      <text:p text:style-name="P22"><text:span text:style-name="T20">let</text:span><text:s/><text:span text:style-name="T21">text</text:span><text:s/>= <text:span text:style-name="T22">""</text:span>; </text:p>
      <text:p text:style-name="P22"><text:span text:style-name="T88">for</text:span><text:s/>(<text:span text:style-name="T20">const</text:span><text:s/><text:span text:style-name="T25">x</text:span><text:s/><text:span text:style-name="T20">in</text:span><text:s/><text:span text:style-name="T25">myJson</text:span>) { </text:p>
      <text:p text:style-name="P22"><text:span text:style-name="T21">text</text:span><text:s/>+= <text:span text:style-name="T25">myJson</text:span>[<text:span text:style-name="T25">x</text:span>] + <text:span text:style-name="T22">" , "</text:span>; </text:p>
      <text:p text:style-name="P22">} </text:p>
      <text:p text:style-name="P22"/>
      <text:p text:style-name="P45">document<text:span text:style-name="T24">.</text:span><text:span text:style-name="T23">getElementById</text:span><text:span text:style-name="T24">(</text:span><text:span text:style-name="T22">"demo"</text:span><text:span text:style-name="T24">).</text:span>innerHTML<text:span text:style-name="T24"><text:s/>= </text:span>text<text:span text:style-name="T24">; </text:span></text:p>
      <text:p text:style-name="P25"/>
      <text:p text:style-name="P24"><text:span text:style-name="T19">&lt;/</text:span>script<text:span text:style-name="T19">&gt;</text:span></text:p>
      <text:p text:style-name="P9"/>
      <text:p text:style-name="P9"/>
      <text:p text:style-name="P9"><text:span text:style-name="T4">Result : Alok, 42, Phoenix</text:span></text:p>
      <text:p text:style-name="P9"/>
      <text:p text:style-name="P9"/>
      <text:p text:style-name="P10"><text:span text:style-name="T5">56.2. JSON Array Literals </text:span></text:p>
      <text:p text:style-name="P9"/>
      <text:p text:style-name="P8"><text:span text:style-name="T4">Arrays in </text:span><text:span text:style-name="T5">JSON</text:span><text:span text:style-name="T4"><text:s/>are almost the same as arrays in JavaScript.</text:span></text:p>
      <text:p text:style-name="P8"/>
      <text:p text:style-name="P17"><text:span text:style-name="T4">In JSON, array values must be of type string, number, object, array, boolean or null.</text:span></text:p>
      <text:p text:style-name="P17"><text:span text:style-name="T4">In JavaScript, array values can be all of the above, plus any other valid JavaScript expression, including functions, dates, and undefined.</text:span></text:p>
      <text:p text:style-name="P9"/>
      <text:p text:style-name="P9"><text:span text:style-name="T68">We can create a JS array from a literal.</text:span></text:p>
      <text:p text:style-name="P9"/>
      <text:p text:style-name="P9"><text:span text:style-name="T70">const</text:span><text:span text:style-name="T4"><text:s/>myArray = [“Isha” , “Alok”, “Baby”];</text:span></text:p>
      <text:p text:style-name="P9"/>
      <text:p text:style-name="P9"/>
      <text:p text:style-name="P9"><text:span text:style-name="T68">We can also create a JS array by parsing a JSON string :</text:span></text:p>
      <text:p text:style-name="P9"/>
      <text:p text:style-name="P9"><text:span text:style-name="T70">const</text:span><text:span text:style-name="T4"><text:s/>myJson = ‘ [“Isha” , “Alok”, “Baby”] ’ ;</text:span></text:p>
      <text:p text:style-name="P9"><text:span text:style-name="T70">const</text:span><text:span text:style-name="T4"><text:s/>myArray = JSON.parse (myJson);</text:span></text:p>
      <text:p text:style-name="P9"/>
      <text:p text:style-name="P9"/>
      <text:p text:style-name="P9"><text:span text:style-name="T4">Result : Isha, Alok, Baby</text:span></text:p>
      <text:p text:style-name="P9"/>
      <text:p text:style-name="P9"/>
      <text:p text:style-name="P9"><text:span text:style-name="T68">Accessing Array values </text:span></text:p>
      <text:p text:style-name="P9"/>
      <text:p text:style-name="P9"/>
      <text:p text:style-name="P9"><text:span text:style-name="T4">&lt;p id = “demo”&gt;&lt;/p&gt;</text:span></text:p>
      <text:p text:style-name="P9"/>
      <text:p text:style-name="P9"><text:span text:style-name="T70">const</text:span><text:span text:style-name="T4"><text:s/>myJson = ‘ [“Isha” , “Alok”, “Baby”] ’ ;</text:span></text:p>
      <text:p text:style-name="P9"><text:span text:style-name="T70">const</text:span><text:span text:style-name="T4"><text:s/>myArray = JSON.parse (myJson);</text:span></text:p>
      <text:p text:style-name="P9"><text:span text:style-name="T4">document.getElementById(“demo”).innerHTML = myArray[1];</text:span></text:p>
      <text:p text:style-name="P9"/>
      <text:p text:style-name="P9"><text:span text:style-name="T4">Result : Alok</text:span></text:p>
      <text:p text:style-name="P9"/>
      <text:p text:style-name="P9"/>
      <text:p text:style-name="P9"><text:span text:style-name="T68">Arrays in Objects</text:span></text:p>
      <text:p text:style-name="P9"/>
      <text:p text:style-name="P9"><text:span text:style-name="T4">{</text:span></text:p>
      <text:p text:style-name="P9"><text:span text:style-name="T4">“name” : “Alok”,</text:span></text:p>
      <text:p text:style-name="P9"><text:span text:style-name="T4">“age” : 42,</text:span></text:p>
      <text:p text:style-name="P9"><text:span text:style-name="T4">“cars” : [“Civic”, “Tesla”, “Accura”]</text:span></text:p>
      <text:p text:style-name="P9"><text:span text:style-name="T4">} ;</text:span></text:p>
      <text:p text:style-name="P9"/>
      <text:p text:style-name="P9"><text:span text:style-name="T5">We can access array values by index.</text:span></text:p>
      <text:p text:style-name="P9"/>
      <text:p text:style-name="P9"><text:span text:style-name="T4">Const myJson = ‘ {</text:span></text:p>
      <text:p text:style-name="P9"><text:span text:style-name="T4">“name” : “Alok”,</text:span></text:p>
      <text:p text:style-name="P9"><text:span text:style-name="T4">“age” : 42,</text:span></text:p>
      <text:p text:style-name="P9"><text:span text:style-name="T4">“cars” : [“Civic”, “Tesla”, “Accura”]</text:span></text:p>
      <text:p text:style-name="P9"><text:span text:style-name="T4">} ‘ ; </text:span></text:p>
      <text:p text:style-name="P9"/>
      <text:p text:style-name="P9"><text:span text:style-name="T4">const myArray = JSON.parse (myJson);</text:span></text:p>
      <text:p text:style-name="P9"/>
      <text:p text:style-name="P9"><text:span text:style-name="T4">document.getElementById(“demo”).innerHTML = myArray.cars[2];</text:span></text:p>
      <text:p text:style-name="P9"/>
      <text:p text:style-name="P9"/>
      <text:p text:style-name="P9"><text:span text:style-name="T4">Result : Accura</text:span></text:p>
      <text:p text:style-name="P9"/>
      <text:p text:style-name="P9"><text:span text:style-name="T68">Looping Through an Array</text:span></text:p>
      <text:p text:style-name="P9"/>
      <text:p text:style-name="P9"><text:span text:style-name="T4">We can access array values by using a </text:span><text:span text:style-name="T26">for-in</text:span><text:span text:style-name="T4"><text:s/>or </text:span><text:span text:style-name="T26">for</text:span><text:span text:style-name="T4"><text:s/>loop :</text:span></text:p>
      <text:p text:style-name="P9"/>
      <text:p text:style-name="P22"/>
      <text:p text:style-name="P9"><text:span text:style-name="T4">&lt;</text:span><text:span text:style-name="T9">h2</text:span><text:span text:style-name="T4">&gt;Looping an Array&lt;/</text:span><text:span text:style-name="T9">h2</text:span><text:span text:style-name="T4">&gt;</text:span></text:p>
      <text:p text:style-name="P9"/>
      <text:p text:style-name="P9"><text:span text:style-name="T4">&lt;</text:span><text:span text:style-name="T9">p</text:span><text:span text:style-name="T4"><text:s/>id="</text:span><text:span text:style-name="T70">demo</text:span><text:span text:style-name="T4">"&gt;&lt;/</text:span><text:span text:style-name="T9">p</text:span><text:span text:style-name="T4">&gt;</text:span></text:p>
      <text:p text:style-name="P9"/>
      <text:p text:style-name="P30"><text:span text:style-name="T14">&lt;</text:span><text:span text:style-name="T4">script</text:span><text:span text:style-name="T14">&gt;</text:span></text:p>
      <text:p text:style-name="P9"/>
      <text:p text:style-name="P30"><text:span text:style-name="T70">const</text:span><text:span text:style-name="T14"><text:s/>myJSON = </text:span><text:span text:style-name="T4">'{"name":"John", "age":30, "cars":["Ford", "BMW", "Fiat"]}'</text:span><text:span text:style-name="T14">;</text:span></text:p>
      <text:p text:style-name="P9"/>
      <text:p text:style-name="P9"><text:span text:style-name="T70">const</text:span><text:span text:style-name="T4"><text:s/>myObj = JSON.parse(myJSON);</text:span></text:p>
      <text:p text:style-name="P9"/>
      <text:p text:style-name="P9"><text:span text:style-name="T70">let</text:span><text:span text:style-name="T4"><text:s/>text = "";</text:span></text:p>
      <text:p text:style-name="P9"><text:span text:style-name="T70">for</text:span><text:span text:style-name="T4"><text:s/>(</text:span><text:span text:style-name="T70">let</text:span><text:span text:style-name="T4"><text:s/>i </text:span><text:span text:style-name="T70">in</text:span><text:span text:style-name="T4"><text:s/>myObj.cars) { <text:s text:c="4"/>/ <text:s text:c="5"/></text:span><text:span text:style-name="T70">for</text:span><text:span text:style-name="T4"><text:s/>(</text:span><text:span text:style-name="T70">let</text:span><text:span text:style-name="T4"><text:s/>i = </text:span><text:span text:style-name="T9">0</text:span><text:span text:style-name="T4">; i &lt; myObj.cars.length; i++) {</text:span></text:p>
      <text:p text:style-name="P9"><text:span text:style-name="T4"><text:s text:c="2"/>text += myObj.cars[i] + ", ";</text:span></text:p>
      <text:p text:style-name="P9"><text:span text:style-name="T4">}</text:span></text:p>
      <text:p text:style-name="P9"/>
      <text:p text:style-name="P9"><text:span text:style-name="T4">document.getElementById("</text:span><text:span text:style-name="T9">demo</text:span><text:span text:style-name="T10">")</text:span><text:span text:style-name="T4">.innerHTML = text;</text:span></text:p>
      <text:p text:style-name="P9"/>
      <text:p text:style-name="P30"><text:span text:style-name="T14">&lt;/</text:span><text:span text:style-name="T4">script</text:span><text:span text:style-name="T14">&gt;</text:span></text:p>
      <text:p text:style-name="P9"/>
      <text:p text:style-name="P9"/>
      <text:p text:style-name="P9"><text:span text:style-name="T4">Result : Ford, BMW, Fiat</text:span></text:p>
      <text:p text:style-name="P9"/>
      <text:p text:style-name="P9"/>
      <text:p text:style-name="P10"><text:span text:style-name="T5">56.3. JSON Server </text:span></text:p>
      <text:p text:style-name="P10"/>
      <text:p text:style-name="P9"/>
      <text:p text:style-name="P9"><text:span text:style-name="T68">Sending Data to Server</text:span></text:p>
      <text:p text:style-name="P9"/>
      <text:p text:style-name="P9"><text:span text:style-name="T4">If we have data stored in a JavaScript object, we can convert the object into JSON, and send it to a server:</text:span></text:p>
      <text:p text:style-name="P9"/>
      <text:p text:style-name="P30"><text:span text:style-name="T70">&lt;</text:span><text:span text:style-name="T4">script</text:span><text:span text:style-name="T70">&gt;</text:span></text:p>
      <text:p text:style-name="P9"/>
      <text:p text:style-name="P9"><text:span text:style-name="T70">const</text:span><text:span text:style-name="T4"><text:s/>myObj = { name: "</text:span><text:span text:style-name="T9">John</text:span><text:span text:style-name="T4">", age: </text:span><text:span text:style-name="T9">31</text:span><text:span text:style-name="T4">, city: "</text:span><text:span text:style-name="T9">New York</text:span><text:span text:style-name="T4">" };</text:span></text:p>
      <text:p text:style-name="P9"/>
      <text:p text:style-name="P9"><text:span text:style-name="T70">const</text:span><text:span text:style-name="T4"><text:s/>myJSON = JSON.stringify(myObj);</text:span></text:p>
      <text:p text:style-name="P9"/>
      <text:p text:style-name="P9"><text:span text:style-name="T4">window.location = "demo_json.php?x=" + myJSON;</text:span></text:p>
      <text:p text:style-name="P9"/>
      <text:p text:style-name="P30"><text:span text:style-name="T70">&lt;/</text:span><text:span text:style-name="T4">script</text:span><text:span text:style-name="T70">&gt;</text:span></text:p>
      <text:p text:style-name="P9"/>
      <text:p text:style-name="P9"/>
      <text:p text:style-name="P9"><text:span text:style-name="T4">Result : </text:span></text:p>
      <text:p text:style-name="P9"><text:span text:style-name="T4">demo_json.php:</text:span></text:p>
      <text:p text:style-name="P9"/>
      <text:p text:style-name="P17"><text:span text:style-name="T4">John from New York is 31</text:span></text:p>
      <text:p text:style-name="P9"/>
      <text:p text:style-name="P9"><text:span text:style-name="T68">Receiving Data from Server</text:span></text:p>
      <text:p text:style-name="P9"/>
      <text:p text:style-name="P9"><text:span text:style-name="T4">If you receive data in JSON format, we can easily convert it into a JavaScript object:</text:span></text:p>
      <text:p text:style-name="P9"/>
      <text:p text:style-name="P30"><text:span text:style-name="T70">&lt;</text:span><text:span text:style-name="T4">script</text:span><text:span text:style-name="T70">&gt;</text:span></text:p>
      <text:p text:style-name="P9"/>
      <text:p text:style-name="P30"><text:span text:style-name="T70">const</text:span><text:span text:style-name="T14"><text:s/>myJSON = </text:span><text:span text:style-name="T4">'{"name":"John", "age":31, "city":"New York"}';</text:span></text:p>
      <text:p text:style-name="P9"/>
      <text:p text:style-name="P9"><text:span text:style-name="T70">const</text:span><text:span text:style-name="T4"><text:s/>myObj = JSON.parse(myJSON);</text:span></text:p>
      <text:p text:style-name="P9"/>
      <text:p text:style-name="P9"><text:span text:style-name="T4">document.getElementById("</text:span><text:span text:style-name="T9">demo</text:span><text:span text:style-name="T4">").innerHTML = myObj.name;</text:span></text:p>
      <text:p text:style-name="P9"/>
      <text:p text:style-name="P30"><text:span text:style-name="T70">&lt;/</text:span><text:span text:style-name="T4">script</text:span><text:span text:style-name="T70">&gt;</text:span></text:p>
      <text:p text:style-name="P9"/>
      <text:p text:style-name="P9"><text:span text:style-name="T4">Result : John</text:span></text:p>
      <text:p text:style-name="P9"/>
      <text:p text:style-name="P9"/>
      <text:p text:style-name="P9"><text:span text:style-name="T68">JSON From a Server</text:span></text:p>
      <text:p text:style-name="P9"/>
      <text:p text:style-name="P9"/>
      <text:p text:style-name="P9"><text:span text:style-name="T4">We can request JSON from the server by using an AJAX request.</text:span></text:p>
      <text:p text:style-name="P9"><text:span text:style-name="T4">As long as the response from the server is written in JSON format, you can parse the string into a JavaScript object.As long as the response from the server is written in JSON format, you can parse the string into a JavaScript object.</text:span></text:p>
      <text:p text:style-name="P9"/>
      <text:p text:style-name="P9"/>
      <text:p text:style-name="P9"><text:span text:style-name="T4">&lt;</text:span><text:span text:style-name="T9">h2</text:span><text:span text:style-name="T4">&gt;Fetch a JSON file with XMLHttpRequest&lt;/</text:span><text:span text:style-name="T9">h2</text:span><text:span text:style-name="T4">&gt;</text:span></text:p>
      <text:p text:style-name="P9"/>
      <text:p text:style-name="P9"><text:span text:style-name="T4">&lt;</text:span><text:span text:style-name="T9">p</text:span><text:span text:style-name="T4"><text:s/>id="</text:span><text:span text:style-name="T70">demo</text:span><text:span text:style-name="T4">"&gt;&lt;/</text:span><text:span text:style-name="T9">p</text:span><text:span text:style-name="T4">&gt;</text:span></text:p>
      <text:p text:style-name="P9"/>
      <text:p text:style-name="P30"><text:span text:style-name="T14">&lt;</text:span><text:span text:style-name="T4">script</text:span><text:span text:style-name="T14">&gt;</text:span></text:p>
      <text:p text:style-name="P9"/>
      <text:p text:style-name="P9"><text:span text:style-name="T70">const</text:span><text:span text:style-name="T4"><text:s/>xmlhttp = </text:span><text:span text:style-name="T70">new</text:span><text:span text:style-name="T4"><text:s/>XMLHttpRequest();</text:span></text:p>
      <text:p text:style-name="P9"/>
      <text:p text:style-name="P9"><text:span text:style-name="T4">xmlhttp.onload = </text:span><text:span text:style-name="T70">function</text:span><text:span text:style-name="T4">() {</text:span></text:p>
      <text:p text:style-name="P9"/>
      <text:p text:style-name="P9"><text:span text:style-name="T4"><text:s text:c="2"/></text:span><text:span text:style-name="T70">const</text:span><text:span text:style-name="T4"><text:s/>myObj = JSON.parse(</text:span><text:span text:style-name="T70">this</text:span><text:span text:style-name="T4">.responseText);</text:span></text:p>
      <text:p text:style-name="P9"><text:span text:style-name="T4"><text:s text:c="2"/>document.getElementById("</text:span><text:span text:style-name="T9">demo</text:span><text:span text:style-name="T4">").innerHTML = myObj.name;</text:span></text:p>
      <text:p text:style-name="P9"><text:span text:style-name="T4">}</text:span></text:p>
      <text:p text:style-name="P9"/>
      <text:p text:style-name="P9"><text:span text:style-name="T4">xmlhttp.open("GET", "json_demo.txt");</text:span></text:p>
      <text:p text:style-name="P9"/>
      <text:p text:style-name="P9"><text:span text:style-name="T4">xmlhttp.send();</text:span></text:p>
      <text:p text:style-name="P9"/>
      <text:p text:style-name="P30"><text:span text:style-name="T14">&lt;/</text:span><text:span text:style-name="T4">script</text:span><text:span text:style-name="T14">&gt;</text:span></text:p>
      <text:p text:style-name="P9"/>
      <text:p text:style-name="P9"/>
      <text:p text:style-name="P9"><text:span text:style-name="T4">Result : John</text:span></text:p>
      <text:p text:style-name="P9"/>
      <text:p text:style-name="P6"><text:span text:style-name="T68">json_demo.txt </text:span><text:span text:style-name="T14">FILE</text:span></text:p>
      <text:p text:style-name="P9"/>
      <text:p text:style-name="P9"><text:span text:style-name="T4">{</text:span></text:p>
      <text:p text:style-name="P9"><text:span text:style-name="T4"><text:s text:c="4"/>"name":"John",</text:span></text:p>
      <text:p text:style-name="P9"><text:span text:style-name="T4"><text:s text:c="4"/>"age":31,</text:span></text:p>
      <text:p text:style-name="P9"><text:span text:style-name="T4"><text:s text:c="4"/>"pets":[</text:span></text:p>
      <text:p text:style-name="P9"><text:span text:style-name="T4"><text:s text:c="8"/>{ "animal":"dog", "name":"Fido" },</text:span></text:p>
      <text:p text:style-name="P9"><text:span text:style-name="T4"><text:s text:c="8"/>{ "animal":"cat", "name":"Felix" },</text:span></text:p>
      <text:p text:style-name="P9"><text:span text:style-name="T4"><text:s text:c="8"/>{ "animal":"hamster", "name":"Lightning" }</text:span></text:p>
      <text:p text:style-name="P9"><text:span text:style-name="T4"><text:s text:c="4"/>]</text:span></text:p>
      <text:p text:style-name="P258"><text:span text:style-name="T4">}</text:span></text:p>
      <text:p text:style-name="P9"/>
      <text:p text:style-name="P9"><text:span text:style-name="T68">Array as JSON</text:span></text:p>
      <text:p text:style-name="P9"/>
      <text:p text:style-name="P9"><text:span text:style-name="T4">When using the </text:span><text:span text:style-name="T9">JSON.parse()</text:span><text:span text:style-name="T4"><text:s/>on JSON derived from an array, the method will return a JavaScript array, instead of a JavaScript object.</text:span></text:p>
      <text:p text:style-name="P9"/>
      <text:p text:style-name="P9"><text:span text:style-name="T4">&lt;</text:span><text:span text:style-name="T9">h2</text:span><text:span text:style-name="T4">&gt;Fetch a JSON file with XMLHttpRequest&lt;/</text:span><text:span text:style-name="T9">h2</text:span><text:span text:style-name="T4">&gt;</text:span></text:p>
      <text:p text:style-name="P9"/>
      <text:p text:style-name="P9"><text:span text:style-name="T4">&lt;</text:span><text:span text:style-name="T9">p</text:span><text:span text:style-name="T4">&gt;Content written as an JSON array will be converted into a JavaScript array.&lt;/</text:span><text:span text:style-name="T9">p</text:span><text:span text:style-name="T4">&gt;</text:span></text:p>
      <text:p text:style-name="P9"/>
      <text:p text:style-name="P9"><text:span text:style-name="T4">&lt;</text:span><text:span text:style-name="T9">p</text:span><text:span text:style-name="T4"><text:s/>id="</text:span><text:span text:style-name="T70">demo</text:span><text:span text:style-name="T4">"&gt;&lt;/</text:span><text:span text:style-name="T9">p</text:span><text:span text:style-name="T4">&gt;</text:span></text:p>
      <text:p text:style-name="P9"/>
      <text:p text:style-name="P30"><text:span text:style-name="T14">&lt;</text:span><text:span text:style-name="T4">script</text:span><text:span text:style-name="T14">&gt;</text:span></text:p>
      <text:p text:style-name="P9"/>
      <text:p text:style-name="P9"><text:span text:style-name="T70">const</text:span><text:span text:style-name="T4"><text:s/>xmlhttp = </text:span><text:span text:style-name="T70">new</text:span><text:span text:style-name="T4"><text:s/>XMLHttpRequest();</text:span></text:p>
      <text:p text:style-name="P9"/>
      <text:p text:style-name="P9"><text:span text:style-name="T4">xmlhttp.onload = </text:span><text:span text:style-name="T70">function</text:span><text:span text:style-name="T4">() {</text:span></text:p>
      <text:p text:style-name="P9"/>
      <text:p text:style-name="P9"><text:span text:style-name="T4"><text:s text:c="2"/></text:span><text:span text:style-name="T70">const</text:span><text:span text:style-name="T4"><text:s/>myArr = JSON.parse(</text:span><text:span text:style-name="T70">this</text:span><text:span text:style-name="T4">.responseText);</text:span></text:p>
      <text:p text:style-name="P9"><text:span text:style-name="T4"><text:s text:c="2"/>document.getElementById("</text:span><text:span text:style-name="T9">demo</text:span><text:span text:style-name="T4">").innerHTML = myArr[0];</text:span></text:p>
      <text:p text:style-name="P9"><text:span text:style-name="T4">}</text:span></text:p>
      <text:p text:style-name="P9"/>
      <text:p text:style-name="P155"><text:span text:style-name="T14">xmlhttp.open(</text:span><text:span text:style-name="T4">"GET", "json_demo_array.txt"</text:span><text:span text:style-name="T14">, </text:span><text:span text:style-name="T70">true</text:span><text:span text:style-name="T14">);</text:span></text:p>
      <text:p text:style-name="P9"/>
      <text:p text:style-name="P9"><text:span text:style-name="T4">xmlhttp.send();</text:span></text:p>
      <text:p text:style-name="P9"/>
      <text:p text:style-name="P30"><text:span text:style-name="T14">&lt;/</text:span><text:span text:style-name="T4">script</text:span><text:span text:style-name="T14">&gt;</text:span></text:p>
      <text:p text:style-name="P9"/>
      <text:p text:style-name="P9"/>
      <text:p text:style-name="P9"><text:span text:style-name="T4">Result : Ford</text:span></text:p>
      <text:p text:style-name="P9"/>
      <text:p text:style-name="P6"><text:span text:style-name="T68">json_demo_array.txt </text:span><text:span text:style-name="T14">FILE</text:span></text:p>
      <text:p text:style-name="P9"/>
      <text:p text:style-name="P9"><text:span text:style-name="T4">[ "Ford", "BMW", "Audi", "Fiat" ]</text:span></text:p>
      <text:p text:style-name="P9"/>
      <text:p text:style-name="P9"/>
      <text:p text:style-name="P10"><text:span text:style-name="T5">56.4. JSON PHP <text:s/></text:span></text:p>
      <text:p text:style-name="P10"/>
      <text:p text:style-name="P9"><text:span text:style-name="T4">A common use of JSON is to read data from a web server, and display the data in a web page. </text:span></text:p>
      <text:p text:style-name="P9"/>
      <text:p text:style-name="P9"><text:span text:style-name="T5">56.4.1. JSON PHP</text:span></text:p>
      <text:p text:style-name="P9"/>
      <text:p text:style-name="P9"/>
      <text:p text:style-name="P9"><text:span text:style-name="T5">The PHP File</text:span></text:p>
      <text:p text:style-name="P9"/>
      <text:p text:style-name="P9"><text:span text:style-name="T4">PHP has some built-in functions to handle JSON.</text:span></text:p>
      <text:p text:style-name="P9"><text:span text:style-name="T4">Objects in PHP can be converted into JSON by using PHP function</text:span><text:span text:style-name="T52"><text:s/>json_encode ( )</text:span><text:span text:style-name="T4"><text:s/>:</text:span></text:p>
      <text:p text:style-name="P9"/>
      <text:p text:style-name="P9"><text:span text:style-name="T146">PHP</text:span><text:span text:style-name="T60"><text:s/>File</text:span></text:p>
      <text:p text:style-name="P9"/>
      <text:p text:style-name="P30"><text:span text:style-name="T4">&lt;?php</text:span></text:p>
      <text:p text:style-name="P9"><text:span text:style-name="T4"><text:line-break/>$myObj = </text:span><text:span text:style-name="T70">new</text:span><text:span text:style-name="T4"><text:s/>stdClass();<text:line-break/>$myObj-&gt;name = "</text:span><text:span text:style-name="T9">John</text:span><text:span text:style-name="T4">";<text:line-break/>$myObj-&gt;age = </text:span><text:span text:style-name="T9">30</text:span><text:span text:style-name="T4">;<text:line-break/>$myObj-&gt;city = "</text:span><text:span text:style-name="T9">New York</text:span><text:span text:style-name="T4">";<text:line-break/><text:line-break/>$myJSON = json_encode($myObj);<text:line-break/><text:line-break/></text:span><text:span text:style-name="T70">echo</text:span><text:span text:style-name="T4"><text:s/>$myJSON;</text:span></text:p>
      <text:p text:style-name="P30"><text:span text:style-name="T14"><text:line-break/></text:span><text:span text:style-name="T4">?&gt;</text:span></text:p>
      <text:p text:style-name="P9"/>
      <text:p text:style-name="P9"><text:span text:style-name="T60">The Client JavaScript</text:span></text:p>
      <text:p text:style-name="P9"/>
      <text:p text:style-name="P9"><text:span text:style-name="T4">Here is a JavaScript on the client, using an AJAX call to request the PHP file from example above:</text:span></text:p>
      <text:p text:style-name="P9"/>
      <text:p text:style-name="P9"/>
      <text:p text:style-name="P9"><text:span text:style-name="T4">&lt;</text:span><text:span text:style-name="T9">h2</text:span><text:span text:style-name="T4">&gt;Get JSON data from a PHP Server&lt;/</text:span><text:span text:style-name="T9">h2</text:span><text:span text:style-name="T4">&gt;</text:span></text:p>
      <text:p text:style-name="P9"/>
      <text:p text:style-name="P9"><text:span text:style-name="T4">&lt;</text:span><text:span text:style-name="T9">p</text:span><text:span text:style-name="T4"><text:s/>id="</text:span><text:span text:style-name="T70">demo</text:span><text:span text:style-name="T4">"&gt;&lt;/</text:span><text:span text:style-name="T9">p</text:span><text:span text:style-name="T4">&gt;</text:span></text:p>
      <text:p text:style-name="P9"/>
      <text:p text:style-name="P30"><text:span text:style-name="T14">&lt;</text:span><text:span text:style-name="T4">script</text:span><text:span text:style-name="T14">&gt;</text:span></text:p>
      <text:p text:style-name="P9"/>
      <text:p text:style-name="P9"><text:span text:style-name="T70">const</text:span><text:span text:style-name="T4"><text:s/>xmlhttp = </text:span><text:span text:style-name="T70">new</text:span><text:span text:style-name="T4"><text:s/>XMLHttpRequest();</text:span></text:p>
      <text:p text:style-name="P9"/>
      <text:p text:style-name="P9"><text:span text:style-name="T4">xmlhttp.onload = </text:span><text:span text:style-name="T70">function</text:span><text:span text:style-name="T4">() {</text:span></text:p>
      <text:p text:style-name="P9"/>
      <text:p text:style-name="P9"><text:span text:style-name="T4"><text:s text:c="2"/></text:span><text:span text:style-name="T70">const</text:span><text:span text:style-name="T4"><text:s/>myObj = JSON.parse(</text:span><text:span text:style-name="T70">this</text:span><text:span text:style-name="T4">.responseText);</text:span></text:p>
      <text:p text:style-name="P9"><text:span text:style-name="T4"><text:s text:c="2"/>document.getElementById("</text:span><text:span text:style-name="T9">demo</text:span><text:span text:style-name="T4">").innerHTML = myObj.name;</text:span></text:p>
      <text:p text:style-name="P9"><text:span text:style-name="T4">}</text:span></text:p>
      <text:p text:style-name="P9"/>
      <text:p text:style-name="P30"><text:span text:style-name="T14">xmlhttp.open (</text:span><text:span text:style-name="T4">"GET", "demo_file.php"</text:span><text:span text:style-name="T14">);</text:span></text:p>
      <text:p text:style-name="P9"/>
      <text:p text:style-name="P9"><text:span text:style-name="T4">xmlhttp.send ();</text:span></text:p>
      <text:p text:style-name="P9"/>
      <text:p text:style-name="P30"><text:span text:style-name="T14">&lt;/</text:span><text:span text:style-name="T4">script</text:span><text:span text:style-name="T14">&gt;</text:span></text:p>
      <text:p text:style-name="P9"/>
      <text:p text:style-name="P9"><text:span text:style-name="T4">Result : John</text:span></text:p>
      <text:p text:style-name="P9"/>
      <text:p text:style-name="P6"><text:span text:style-name="T60">--------------------------</text:span></text:p>
      <text:p text:style-name="P6"/>
      <text:p text:style-name="P9"><text:span text:style-name="T146">PHP</text:span><text:span text:style-name="T60"><text:s/>Array</text:span></text:p>
      <text:p text:style-name="P9"/>
      <text:p text:style-name="P9"><text:span text:style-name="T4">Arrays in PHP will also be converted into JSON when using the PHP function </text:span><text:span text:style-name="T8">json_encode()</text:span><text:span text:style-name="T4">:</text:span></text:p>
      <text:p text:style-name="P9"/>
      <text:p text:style-name="P155"><text:span text:style-name="T4">&lt;?php</text:span></text:p>
      <text:p text:style-name="P9"><text:span text:style-name="T4"><text:line-break/>$myArr = </text:span><text:span text:style-name="T70">array</text:span><text:span text:style-name="T4">(</text:span><text:span text:style-name="T9">"John", "Mary", "Peter", "Sally"</text:span><text:span text:style-name="T4">);<text:line-break/><text:line-break/>$myJSON = json_encode($myArr);<text:line-break/><text:line-break/></text:span><text:span text:style-name="T70">echo</text:span><text:span text:style-name="T4"><text:s/>$myJSON;</text:span></text:p>
      <text:p text:style-name="P155"><text:span text:style-name="T14"><text:line-break/></text:span><text:span text:style-name="T4">?&gt;</text:span></text:p>
      <text:p text:style-name="P9"/>
      <text:p text:style-name="P9"/>
      <text:p text:style-name="P9"><text:span text:style-name="T5">The Client JavaScript</text:span></text:p>
      <text:p text:style-name="P9"><text:span text:style-name="T4">Here is a JavaScript on the client, using an AJAX call to request the PHP file from the array example above:</text:span></text:p>
      <text:p text:style-name="P9"/>
      <text:p text:style-name="P9"/>
      <text:p text:style-name="P9"><text:span text:style-name="T4">&lt;</text:span><text:span text:style-name="T9">h2</text:span><text:span text:style-name="T4">&gt;Get JSON Data from a PHP Server&lt;/</text:span><text:span text:style-name="T9">h2</text:span><text:span text:style-name="T4">&gt;</text:span></text:p>
      <text:p text:style-name="P9"/>
      <text:p text:style-name="P9"><text:span text:style-name="T4">&lt;</text:span><text:span text:style-name="T9">p</text:span><text:span text:style-name="T4">&gt;Convert the data into a JavaScript array:&lt;/</text:span><text:span text:style-name="T9">p</text:span><text:span text:style-name="T4">&gt;</text:span></text:p>
      <text:p text:style-name="P9"/>
      <text:p text:style-name="P9"><text:span text:style-name="T4">&lt;</text:span><text:span text:style-name="T9">p </text:span><text:span text:style-name="T52">id</text:span><text:span text:style-name="T4">="</text:span><text:span text:style-name="T70">demo</text:span><text:span text:style-name="T4">"&gt;&lt;/</text:span><text:span text:style-name="T9">p</text:span><text:span text:style-name="T4">&gt;</text:span></text:p>
      <text:p text:style-name="P9"/>
      <text:p text:style-name="P30"><text:span text:style-name="T14">&lt;</text:span><text:span text:style-name="T4">script</text:span><text:span text:style-name="T14">&gt;</text:span></text:p>
      <text:p text:style-name="P9"/>
      <text:p text:style-name="P9"><text:span text:style-name="T70">const</text:span><text:span text:style-name="T4"><text:s/>xmlhttp = </text:span><text:span text:style-name="T70">new</text:span><text:span text:style-name="T4"><text:s/>XMLHttpRequest();</text:span></text:p>
      <text:p text:style-name="P9"/>
      <text:p text:style-name="P9"><text:span text:style-name="T4">xmlhttp.onload = </text:span><text:span text:style-name="T70">function</text:span><text:span text:style-name="T4">() {</text:span></text:p>
      <text:p text:style-name="P9"/>
      <text:p text:style-name="P9"><text:span text:style-name="T4"><text:s text:c="2"/></text:span><text:span text:style-name="T70">const</text:span><text:span text:style-name="T4"><text:s/>myObj = JSON.parse(</text:span><text:span text:style-name="T70">this</text:span><text:span text:style-name="T4">.responseText);</text:span></text:p>
      <text:p text:style-name="P9"/>
      <text:p text:style-name="P9"><text:span text:style-name="T4"><text:s text:c="2"/>document.getElementById("</text:span><text:span text:style-name="T9">demo</text:span><text:span text:style-name="T4">").innerHTML = myObj[</text:span><text:span text:style-name="T52">2</text:span><text:span text:style-name="T4">];</text:span></text:p>
      <text:p text:style-name="P9"/>
      <text:p text:style-name="P9"><text:span text:style-name="T4">}</text:span></text:p>
      <text:p text:style-name="P9"/>
      <text:p text:style-name="P30"><text:span text:style-name="T14">xmlhttp.open(</text:span><text:span text:style-name="T4">"GET", "demo_file_array.php"</text:span><text:span text:style-name="T14">);</text:span></text:p>
      <text:p text:style-name="P9"/>
      <text:p text:style-name="P9"><text:span text:style-name="T4">xmlhttp.send();</text:span></text:p>
      <text:p text:style-name="P9"/>
      <text:p text:style-name="P30"><text:span text:style-name="T14">&lt;/</text:span><text:span text:style-name="T4">script</text:span><text:span text:style-name="T14">&gt;</text:span></text:p>
      <text:p text:style-name="P9"/>
      <text:p text:style-name="P9"/>
      <text:p text:style-name="P9"><text:span text:style-name="T4">Result : Peter</text:span></text:p>
      <text:p text:style-name="P9"/>
      <text:p text:style-name="P9"/>
      <text:p text:style-name="P9"><text:span text:style-name="T5">PHP Database</text:span></text:p>
      <text:p text:style-name="P9"/>
      <text:p text:style-name="P9"><text:span text:style-name="T4">PHP is a server side programming language, and can be used to access a database.</text:span></text:p>
      <text:p text:style-name="P9"/>
      <text:p text:style-name="P8"><text:span text:style-name="T4">Imagine you have a database on your server, and you want to send a request to it from the client where you ask for the 10 first rows in a table called "customers".</text:span></text:p>
      <text:p text:style-name="P17"><text:span text:style-name="T4">On the client, make a JSON object that describes the numbers of rows you want to return.</text:span></text:p>
      <text:p text:style-name="P17"><text:span text:style-name="T4">Before you send the request to the server, convert the JSON object into a string and send it as a parameter to the url of the PHP page:</text:span></text:p>
      <text:p text:style-name="P9"/>
      <text:p text:style-name="P9"/>
      <text:p text:style-name="P9"><text:span text:style-name="T4">&lt;</text:span><text:span text:style-name="T9">h2</text:span><text:span text:style-name="T4">&gt;Get JSON Data from a PHP Server&lt;/</text:span><text:span text:style-name="T9">h2</text:span><text:span text:style-name="T4">&gt;</text:span></text:p>
      <text:p text:style-name="P9"/>
      <text:p text:style-name="P9"><text:span text:style-name="T4">&lt;</text:span><text:span text:style-name="T9">p</text:span><text:span text:style-name="T4">&gt;The JSON received from the PHP file:&lt;/</text:span><text:span text:style-name="T9">p</text:span><text:span text:style-name="T4">&gt;</text:span></text:p>
      <text:p text:style-name="P9"/>
      <text:p text:style-name="P9"><text:span text:style-name="T4">&lt;</text:span><text:span text:style-name="T9">p</text:span><text:span text:style-name="T4"><text:s/>id="demo"&gt;&lt;/</text:span><text:span text:style-name="T9">p</text:span><text:span text:style-name="T4">&gt;</text:span></text:p>
      <text:p text:style-name="P9"/>
      <text:p text:style-name="P30"><text:span text:style-name="T14">&lt;</text:span><text:span text:style-name="T4">script</text:span><text:span text:style-name="T14">&gt;</text:span></text:p>
      <text:p text:style-name="P9"/>
      <text:p text:style-name="P9"><text:span text:style-name="T70">const</text:span><text:span text:style-name="T4"><text:s/>dbParam = JSON.stringify({</text:span><text:span text:style-name="T9">"limit":10</text:span><text:span text:style-name="T4">});</text:span></text:p>
      <text:p text:style-name="P9"/>
      <text:p text:style-name="P9"><text:span text:style-name="T70">const</text:span><text:span text:style-name="T4"><text:s/>xmlhttp = </text:span><text:span text:style-name="T70">new</text:span><text:span text:style-name="T4"><text:s/>XMLHttpRequest();</text:span></text:p>
      <text:p text:style-name="P9"/>
      <text:p text:style-name="P9"><text:span text:style-name="T4">xmlhttp.onload = </text:span><text:span text:style-name="T70">function</text:span><text:span text:style-name="T4">() {</text:span></text:p>
      <text:p text:style-name="P9"/>
      <text:p text:style-name="P9"><text:span text:style-name="T4"><text:s text:c="2"/>document.getElementById("</text:span><text:span text:style-name="T9">demo</text:span><text:span text:style-name="T4">").innerHTML = </text:span><text:span text:style-name="T70">this</text:span><text:span text:style-name="T4">.responseText;</text:span></text:p>
      <text:p text:style-name="P9"/>
      <text:p text:style-name="P9"><text:span text:style-name="T4">}</text:span></text:p>
      <text:p text:style-name="P9"/>
      <text:p text:style-name="P30"><text:span text:style-name="T14">xmlhttp.open(</text:span><text:span text:style-name="T4">"GET", "json_demo_db.php?x="</text:span><text:span text:style-name="T14"><text:s/>+ dbParam);</text:span></text:p>
      <text:p text:style-name="P9"/>
      <text:p text:style-name="P9"><text:span text:style-name="T4">xmlhttp.send();</text:span></text:p>
      <text:p text:style-name="P9"/>
      <text:p text:style-name="P30"><text:span text:style-name="T14">&lt;/</text:span><text:span text:style-name="T4">script</text:span><text:span text:style-name="T14">&gt;</text:span></text:p>
      <text:p text:style-name="P9"/>
      <text:p text:style-name="P9"/>
      <text:p text:style-name="P9"/>
      <text:p text:style-name="P9"><text:span text:style-name="T4">Result :</text:span></text:p>
      <text:p text:style-name="P9"/>
      <text:p text:style-name="P9"><text:span text:style-name="T4">Get JSON Data from a PHP Server</text:span></text:p>
      <text:p text:style-name="P17"><text:span text:style-name="T4">The JSON received from the PHP file:</text:span></text:p>
      <text:p text:style-name="P17"><text:span text:style-name="T4">[{"name":"Alfreds Futterkiste"},{"name":"Ana Trujillo Emparedados y helados"},{"name":"Antonio Moreno Taqueria"},{"name":"Around the Horn"},{"name":"Berglunds snabbkop"},{"name":"Blauer See Delikatessen"},{"name":"Blondel pere et fils"},{"name":"Bolido Comidas preparadas"},{"name":"Bon app'"},{"name":"Bottom-Dollar Marketse"}]</text:span></text:p>
      <text:p text:style-name="P9"/>
      <text:p text:style-name="P9"/>
      <text:p text:style-name="P9"><text:span text:style-name="T4">PHP File for the above example :</text:span></text:p>
      <text:p text:style-name="P9"/>
      <text:p text:style-name="P9"/>
      <text:p text:style-name="P9"><text:span text:style-name="T13">&lt;?php</text:span><text:span text:style-name="T4"><text:line-break/>header(</text:span><text:span text:style-name="T12">"Content-Type: application/json; charset=UTF-8"</text:span><text:span text:style-name="T4">);<text:line-break/>$obj = json_decode(</text:span><text:span text:style-name="T147">$_GET</text:span><text:span text:style-name="T4">[</text:span><text:span text:style-name="T12">"x"</text:span><text:span text:style-name="T4">], false);<text:line-break/><text:line-break/>$conn = </text:span><text:span text:style-name="T11">new </text:span><text:span text:style-name="T4">mysqli(</text:span><text:span text:style-name="T12">"myServer"</text:span><text:span text:style-name="T4">, </text:span><text:span text:style-name="T12">"myUser"</text:span><text:span text:style-name="T4">, </text:span><text:span text:style-name="T12">"myPassword"</text:span><text:span text:style-name="T4">, </text:span><text:span text:style-name="T12">"Northwind"</text:span><text:span text:style-name="T4">);<text:line-break/>$stmt = $conn-&gt;prepare(</text:span><text:span text:style-name="T12">"SELECT name FROM customers LIMIT ?"</text:span><text:span text:style-name="T4">);<text:line-break/>$stmt-&gt;bind_param(</text:span><text:span text:style-name="T12">"s"</text:span><text:span text:style-name="T4">, $obj-&gt;limit);<text:line-break/>$stmt-&gt;execute();<text:line-break/>$result = $stmt-&gt;get_result();<text:line-break/>$outp = $result-&gt;fetch_all(MYSQLI_ASSOC);<text:line-break/><text:line-break/></text:span><text:span text:style-name="T11">echo </text:span><text:span text:style-name="T4">json_encode($outp);<text:line-break/></text:span><text:span text:style-name="T13">?&gt;</text:span></text:p>
      <text:p text:style-name="P9"/>
      <text:p text:style-name="P9"><text:span text:style-name="T6">Another Example:</text:span></text:p>
      <text:p text:style-name="P9"/>
      <text:p text:style-name="P9"/>
      <text:p text:style-name="P9"><text:span text:style-name="T4">&lt;h2&gt;Get JSON Data from a PHP Server&lt;/h2&gt;</text:span></text:p>
      <text:p text:style-name="P9"/>
      <text:p text:style-name="P9"><text:span text:style-name="T4">&lt;p id="demo"&gt;&lt;/p&gt;</text:span></text:p>
      <text:p text:style-name="P9"/>
      <text:p text:style-name="P9"><text:span text:style-name="T4">&lt;script&gt;</text:span></text:p>
      <text:p text:style-name="P9"/>
      <text:p text:style-name="P9"><text:span text:style-name="T4">const obj = { "limit":4 };</text:span></text:p>
      <text:p text:style-name="P9"/>
      <text:p text:style-name="P9"><text:span text:style-name="T4">const dbParam = JSON.stringify(obj);</text:span></text:p>
      <text:p text:style-name="P9"/>
      <text:p text:style-name="P9"><text:span text:style-name="T4">const xmlhttp = new XMLHttpRequest();</text:span></text:p>
      <text:p text:style-name="P9"/>
      <text:p text:style-name="P9"><text:span text:style-name="T4">xmlhttp.onload = function() {</text:span></text:p>
      <text:p text:style-name="P9"/>
      <text:p text:style-name="P9"><text:span text:style-name="T4"><text:s text:c="2"/>myObj = JSON.parse(this.responseText);</text:span></text:p>
      <text:p text:style-name="P9"><text:span text:style-name="T4"><text:s text:c="2"/>let text = ""</text:span></text:p>
      <text:p text:style-name="P9"><text:span text:style-name="T4"><text:s text:c="2"/>for (let x in myObj) {</text:span></text:p>
      <text:p text:style-name="P9"><text:span text:style-name="T4"><text:s text:c="4"/>text += myObj[x].name + "&lt;br&gt;";</text:span></text:p>
      <text:p text:style-name="P9"/>
      <text:p text:style-name="P9"><text:span text:style-name="T4"><text:s text:c="2"/>}</text:span></text:p>
      <text:p text:style-name="P9"/>
      <text:p text:style-name="P9"><text:span text:style-name="T4"><text:s text:c="2"/>document.getElementById("demo").innerHTML = text;</text:span></text:p>
      <text:p text:style-name="P9"/>
      <text:p text:style-name="P9"><text:span text:style-name="T4">};</text:span></text:p>
      <text:p text:style-name="P9"/>
      <text:p text:style-name="P9"><text:span text:style-name="T4">xmlhttp.open("GET", "json_demo_db.php?x=" + dbParam);</text:span></text:p>
      <text:p text:style-name="P9"/>
      <text:p text:style-name="P9"><text:span text:style-name="T4">xmlhttp.send();</text:span></text:p>
      <text:p text:style-name="P9"/>
      <text:p text:style-name="P9"><text:span text:style-name="T4">&lt;/script&gt;</text:span></text:p>
      <text:p text:style-name="P9"/>
      <text:p text:style-name="P9"><text:span text:style-name="T4">Result : <text:s/></text:span></text:p>
      <text:p text:style-name="P9"/>
      <text:p text:style-name="P9"><text:span text:style-name="T4">Get JSON Data from a PHP Server</text:span></text:p>
      <text:p text:style-name="P8"/>
      <text:p text:style-name="P17"><text:span text:style-name="T4">Alfreds Futterkiste<text:line-break/>Ana Trujillo Emparedados y helados<text:line-break/>Antonio Moreno Taqueria<text:line-break/>Around the Horn</text:span></text:p>
      <text:p text:style-name="P17"/>
      <text:p text:style-name="P17"/>
      <text:p text:style-name="P17"><text:span text:style-name="T5">How to use POST to Get JSON data from a PHP Server</text:span></text:p>
      <text:p text:style-name="P17"/>
      <text:p text:style-name="P42"><text:a xlink:type="simple" xlink:href="https://www.w3schools.com/js/js_json_php.asp"><text:span text:style-name="T4">https://www.w3schools.com/js/js_json_php.asp</text:span></text:a></text:p>
      <text:p text:style-name="P17"/>
      <text:p text:style-name="P10"><text:span text:style-name="T5">56.5. JSON HTML </text:span></text:p>
      <text:p text:style-name="P17"><text:span text:style-name="T4"><text:line-break/>JSON can very easily be translated into JavaScript.</text:span></text:p>
      <text:p text:style-name="P17"><text:span text:style-name="T4">JavaScript can be used to make HTML in your web pages.</text:span></text:p>
      <text:p text:style-name="P17"/>
      <text:p text:style-name="P52"><text:span text:style-name="T4">https://www.w3schools.com/js/js_json_html.asp</text:span></text:p>
      <text:p text:style-name="P9"/>
      <text:p text:style-name="P9"/>
      <text:p text:style-name="P54"><text:span text:style-name="T5">57.1. <text:s/>JSONP (JSON with Padding) </text:span></text:p>
      <text:p text:style-name="P10"/>
      <text:p text:style-name="P9"/>
      <text:p text:style-name="P8"><text:span text:style-name="T4">Requesting a file from another domain can cause problems, due to cross-domain policy.</text:span></text:p>
      <text:p text:style-name="P17"><text:span text:style-name="T4">Requesting an external </text:span><text:span text:style-name="T34">script</text:span><text:span text:style-name="T4"><text:s/>from another domain does not have this problem.</text:span></text:p>
      <text:p text:style-name="P17"><text:span text:style-name="T4">JSONP uses this advantage, and request files using the </text:span><text:span text:style-name="T9">&lt;script&gt;</text:span><text:span text:style-name="T4"><text:s/>tag instead of the </text:span><text:span text:style-name="T9">XMLHttpRequest</text:span><text:span text:style-name="T4"><text:s/>object.</text:span></text:p>
      <text:p text:style-name="P9"><text:span text:style-name="T4">JSONP is a method for sending JSON data without worrying about cross-domain issues.</text:span></text:p>
      <text:p text:style-name="P9"/>
      <text:p text:style-name="P6"><text:span text:style-name="T14">&lt;</text:span><text:span text:style-name="T148">script</text:span><text:span text:style-name="T14"><text:s/></text:span><text:span text:style-name="T9">src</text:span><text:span text:style-name="T4">=”demo_jsonp.php”&gt;</text:span></text:p>
      <text:p text:style-name="P9"/>
      <text:p text:style-name="P9"/>
      <text:p text:style-name="P9"><text:span text:style-name="T5">The Server File </text:span></text:p>
      <text:p text:style-name="P9"/>
      <text:p text:style-name="P9"><text:span text:style-name="T4">The file on the server wraps the result inside a function <text:s/>call.</text:span></text:p>
      <text:p text:style-name="P9"/>
      <text:p text:style-name="P9"><text:span text:style-name="T4">Ex :</text:span></text:p>
      <text:p text:style-name="P9"/>
      <text:p text:style-name="P9"><text:span text:style-name="T6">PHP File :</text:span></text:p>
      <text:p text:style-name="P9"/>
      <text:p text:style-name="P259"><text:span text:style-name="T52">&lt;?php</text:span><text:span text:style-name="T14"><text:line-break/><text:line-break/>$myJSON = </text:span><text:span text:style-name="T4">'{"name":"John", "age":30, "city":"New York"}';</text:span><text:span text:style-name="T14"><text:line-break/><text:line-break/></text:span><text:span text:style-name="T70">echo</text:span><text:span text:style-name="T4"><text:s/>"myFunc("</text:span><text:span text:style-name="T14">.$myJSON.</text:span><text:span text:style-name="T4">");"</text:span><text:span text:style-name="T14">;<text:line-break/><text:line-break/></text:span><text:span text:style-name="T52">?&gt;</text:span></text:p>
      <text:p text:style-name="P155"/>
      <text:p text:style-name="P9"><text:span text:style-name="T6">Result to PHP File :</text:span></text:p>
      <text:p text:style-name="P9"/>
      <text:p text:style-name="P9"><text:span text:style-name="T4">myFunc({"name":"John", "age":30, "city":"New York"});</text:span></text:p>
      <text:p text:style-name="P9"/>
      <text:p text:style-name="P8"/>
      <text:p text:style-name="P8"><text:span text:style-name="T4">The result returns a call to a function named "myFunc" with the JSON data as a parameter.</text:span></text:p>
      <text:p text:style-name="P8"/>
      <text:p text:style-name="P17"><text:span text:style-name="T4">Make sure that the function exists on the client.</text:span></text:p>
      <text:p text:style-name="P9"/>
      <text:p text:style-name="P9"><text:span text:style-name="T63">Ex: Related to above PHP file : The JavaScript function </text:span></text:p>
      <text:p text:style-name="P9"/>
      <text:p text:style-name="P9"><text:span text:style-name="T4">The function named "myFunc" is located on the client, and ready to handle JSON data:</text:span></text:p>
      <text:p text:style-name="P9"/>
      <text:p text:style-name="P9"/>
      <text:p text:style-name="P9"><text:span text:style-name="T70">&lt;</text:span><text:span text:style-name="T57">h2</text:span><text:span text:style-name="T70">&gt;</text:span><text:span text:style-name="T4">Request JSON using the script tag</text:span><text:span text:style-name="T70">&lt;/</text:span><text:span text:style-name="T148">h2</text:span><text:span text:style-name="T70">&gt;</text:span></text:p>
      <text:p text:style-name="P9"/>
      <text:p text:style-name="P9"><text:span text:style-name="T70">&lt;</text:span><text:span text:style-name="T148">p</text:span><text:span text:style-name="T70">&gt;</text:span><text:span text:style-name="T4">The PHP file returns a call to a function that will handle the JSON data.</text:span><text:span text:style-name="T70">&lt;/</text:span><text:span text:style-name="T148">p</text:span><text:span text:style-name="T70">&gt;</text:span></text:p>
      <text:p text:style-name="P9"/>
      <text:p text:style-name="P6"><text:span text:style-name="T4">&lt;</text:span><text:span text:style-name="T148">p</text:span><text:span text:style-name="T14"><text:s/></text:span><text:span text:style-name="T52">id</text:span><text:span text:style-name="T14">=</text:span><text:span text:style-name="T4">"demo"&gt;&lt;/</text:span><text:span text:style-name="T14">p</text:span><text:span text:style-name="T4">&gt;</text:span></text:p>
      <text:p text:style-name="P9"/>
      <text:p text:style-name="P259"><text:span text:style-name="T70">&lt;</text:span><text:span text:style-name="T4">script</text:span><text:span text:style-name="T70">&gt;</text:span></text:p>
      <text:p text:style-name="P9"/>
      <text:p text:style-name="P9"><text:span text:style-name="T70">function</text:span><text:span text:style-name="T4"><text:s/>myFunc(Alok) {</text:span></text:p>
      <text:p text:style-name="P9"/>
      <text:p text:style-name="P9"><text:span text:style-name="T4"><text:s text:c="2"/>document.getElementById("</text:span><text:span text:style-name="T148">demo</text:span><text:span text:style-name="T4">").innerHTML = Alok.age;</text:span></text:p>
      <text:p text:style-name="P9"/>
      <text:p text:style-name="P9"><text:span text:style-name="T4">}</text:span></text:p>
      <text:p text:style-name="P9"/>
      <text:p text:style-name="P259"><text:span text:style-name="T70">&lt;/</text:span><text:span text:style-name="T4">script</text:span><text:span text:style-name="T70">&gt;</text:span></text:p>
      <text:p text:style-name="P9"/>
      <text:p text:style-name="P6"><text:span text:style-name="T4">&lt;</text:span><text:span text:style-name="T148">script</text:span><text:span text:style-name="T14"><text:s/>src=</text:span><text:span text:style-name="T4">"demo_jsonp.php"&gt;&lt;/</text:span><text:span text:style-name="T148">script</text:span><text:span text:style-name="T4">&gt;</text:span></text:p>
      <text:p text:style-name="P9"/>
      <text:p text:style-name="P9"/>
      <text:p text:style-name="P9"><text:span text:style-name="T4">Result : 30</text:span></text:p>
      <text:p text:style-name="P9"/>
      <text:p text:style-name="P9"/>
      <text:p text:style-name="P9"><text:span text:style-name="T5">57.1.1. Creating a Dynamic Script Tag </text:span></text:p>
      <text:p text:style-name="P97"/>
      <text:p text:style-name="P97"><text:a xlink:type="simple" xlink:href="https://www.w3schools.com/js/js_json_jsonp.asp"><text:span text:style-name="T4">https://www.w3schools.com/js/js_json_jsonp.asp</text:span></text:a></text:p>
      <text:p text:style-name="P97"/>
      <text:p text:style-name="P97"><text:span text:style-name="T4">Need to learn from videos</text:span></text:p>
      <text:p text:style-name="P9"/>
      <text:p text:style-name="P9"/>
      <text:p text:style-name="P9"/>
      <text:p text:style-name="P54"><text:span text:style-name="T5">58. JavaScript Graphics </text:span></text:p>
      <text:p text:style-name="P54"/>
      <text:p text:style-name="P9"><text:span text:style-name="T4">JS libraries can be used for both Artificial Intelligence graphs and other charts:</text:span></text:p>
      <text:p text:style-name="P9"/>
      <text:list text:style-name="L4">
        <text:list-item>
          <text:p text:style-name="P105"><text:span text:style-name="T4">Plotly.js</text:span></text:p>
        </text:list-item>
        <text:list-item>
          <text:p text:style-name="P105"><text:span text:style-name="T4">Chart.js</text:span></text:p>
        </text:list-item>
        <text:list-item>
          <text:p text:style-name="P105"><text:span text:style-name="T4">Google Chart</text:span></text:p>
        </text:list-item>
      </text:list>
      <text:p text:style-name="P9"/>
      <text:p text:style-name="P9"><text:span text:style-name="T149">Plotly.js</text:span><text:span text:style-name="T150"><text:s/></text:span><text:span text:style-name="T4">is a charting library that comes with over 40 chart types, 3D charts, statistical graphs, and SVG maps.</text:span></text:p>
      <text:p text:style-name="P9"/>
      <text:p text:style-name="P9"/>
      <text:p text:style-name="P260"><text:span text:style-name="T68">Scatter Plots</text:span></text:p>
      <text:p text:style-name="P9"/>
      <text:p text:style-name="P9"/>
      <text:p text:style-name="P236"><text:span text:style-name="T15">&lt;</text:span><text:span text:style-name="T16">script</text:span><text:span text:style-name="T104"><text:s/></text:span><text:span text:style-name="T17">src</text:span><text:span text:style-name="T104">=</text:span><text:span text:style-name="T4">"https://cdn.plot.ly/plotly-latest.min.js"</text:span><text:span text:style-name="T15">&gt;</text:span></text:p>
      <text:p text:style-name="P169"/>
      <text:p text:style-name="P24"><text:span text:style-name="T19">&lt;/</text:span>script<text:span text:style-name="T19">&gt;</text:span></text:p>
      <text:p text:style-name="P176"/>
      <text:p text:style-name="P24"><text:span text:style-name="T19">&lt;</text:span>body<text:span text:style-name="T19">&gt;</text:span></text:p>
      <text:p text:style-name="P176"/>
      <text:p text:style-name="P22"><text:span text:style-name="T19">&lt;</text:span><text:span text:style-name="T20">h2</text:span><text:span text:style-name="T19">&gt;</text:span>The PLOTLY Graph<text:span text:style-name="T19">&lt;/</text:span><text:span text:style-name="T20">h2</text:span><text:span text:style-name="T19">&gt; </text:span></text:p>
      <text:p text:style-name="P176"/>
      <text:p text:style-name="P26"><text:span text:style-name="T19">&lt;</text:span><text:span text:style-name="T20">div</text:span><text:span text:style-name="T24"><text:s/></text:span><text:span text:style-name="T21">id</text:span><text:span text:style-name="T24"><text:s/>=</text:span>"myPlot"<text:span text:style-name="T24"><text:s/></text:span><text:span text:style-name="T21">style</text:span><text:span text:style-name="T24">=</text:span>"width:100%; max-width: 1000px"<text:span text:style-name="T19">&gt;&lt;/</text:span><text:span text:style-name="T20">div</text:span><text:span text:style-name="T19">&gt; </text:span></text:p>
      <text:p text:style-name="P23"/>
      <text:p text:style-name="P24"><text:span text:style-name="T19">&lt;</text:span>script<text:span text:style-name="T19">&gt; </text:span></text:p>
      <text:p text:style-name="P23"/>
      <text:p text:style-name="P174"><text:span text:style-name="T20">var</text:span><text:span text:style-name="T24"><text:s/></text:span><text:span text:style-name="T21">xArray</text:span><text:span text:style-name="T24"><text:s/>= [</text:span>40<text:span text:style-name="T24">,</text:span>50<text:span text:style-name="T24">,</text:span>60<text:span text:style-name="T24">,</text:span>70<text:span text:style-name="T24">,</text:span>80<text:span text:style-name="T24">,</text:span>90<text:span text:style-name="T24">,</text:span>100<text:span text:style-name="T24">,</text:span>110<text:span text:style-name="T24">,</text:span>120<text:span text:style-name="T24">]; </text:span></text:p>
      <text:p text:style-name="P22"/>
      <text:p text:style-name="P22"><text:span text:style-name="T20">var</text:span><text:s/><text:span text:style-name="T21">yArray</text:span><text:s/>= [<text:span text:style-name="T39">3</text:span>,<text:span text:style-name="T39">4</text:span>,<text:span text:style-name="T39">5</text:span>,<text:span text:style-name="T39">5</text:span>,<text:span text:style-name="T39">7</text:span>,<text:span text:style-name="T39">9</text:span>,<text:span text:style-name="T39">10</text:span>,<text:span text:style-name="T39">11</text:span>,<text:span text:style-name="T39">11</text:span>,<text:span text:style-name="T39">14</text:span>]; </text:p>
      <text:p text:style-name="P23"/>
      <text:p text:style-name="P22"><text:span text:style-name="T20">var</text:span><text:s/><text:span text:style-name="T21">data</text:span><text:s/>= [{ </text:p>
      <text:p text:style-name="P45">x:<text:span text:style-name="T24"><text:s/></text:span>xArray<text:span text:style-name="T24">, </text:span></text:p>
      <text:p text:style-name="P45">y:<text:span text:style-name="T24"><text:s/></text:span>yArray<text:span text:style-name="T24">, </text:span></text:p>
      <text:p text:style-name="P26"><text:span text:style-name="T21">mode:</text:span><text:span text:style-name="T24"><text:s/></text:span>"markers" / “lines” <text:s/></text:p>
      <text:p text:style-name="P26">type: “scatter” </text:p>
      <text:p text:style-name="P22">}]; </text:p>
      <text:p text:style-name="P23"/>
      <text:p text:style-name="P22"><text:span text:style-name="T20">var</text:span><text:s/><text:span text:style-name="T21">layout</text:span><text:s/>= { </text:p>
      <text:p text:style-name="P45">xaxis:<text:span text:style-name="T24"><text:s/>{</text:span>range:<text:span text:style-name="T24">[4</text:span><text:span text:style-name="T39">0</text:span><text:span text:style-name="T24">, </text:span><text:span text:style-name="T39">160</text:span><text:span text:style-name="T24">], </text:span>title:<text:span text:style-name="T24"><text:s/>{</text:span><text:span text:style-name="T22">"Square Meters"</text:span><text:span text:style-name="T24">}, </text:span></text:p>
      <text:p text:style-name="P26"><text:span text:style-name="T21">yaxis:</text:span><text:span text:style-name="T24"><text:s/>{</text:span><text:span text:style-name="T21">range:</text:span><text:span text:style-name="T24"><text:s/>[</text:span><text:span text:style-name="T39">5</text:span><text:span text:style-name="T24">, </text:span><text:span text:style-name="T39">16</text:span><text:span text:style-name="T24">], </text:span><text:span text:style-name="T21">title:</text:span><text:span text:style-name="T24"><text:s/>{</text:span>"Price in Millions"<text:span text:style-name="T24">}, </text:span></text:p>
      <text:p text:style-name="P26"><text:span text:style-name="T21">title :</text:span><text:span text:style-name="T24"><text:s/></text:span>"House Prices vs. Size"<text:span text:style-name="T24">}; </text:span></text:p>
      <text:p text:style-name="P23"/>
      <text:p text:style-name="P45">Plotly<text:span text:style-name="T24">.</text:span><text:span text:style-name="T23">newPlot</text:span><text:span text:style-name="T24">(</text:span><text:span text:style-name="T22">"myPlot"</text:span><text:span text:style-name="T24">, </text:span>data<text:span text:style-name="T24">, </text:span>layout<text:span text:style-name="T24">); </text:span></text:p>
      <text:p text:style-name="P23"/>
      <text:p text:style-name="P45"><text:span text:style-name="T24">&lt;/</text:span>script<text:span text:style-name="T24">&gt; </text:span></text:p>
      <text:p text:style-name="P22"/>
      <text:p text:style-name="P22">&lt;/<text:span text:style-name="T21">body</text:span>&gt; </text:p>
      <text:p text:style-name="P9"/>
      <text:p text:style-name="P9"/>
      <text:p text:style-name="P9"><text:span text:style-name="T4">Result :</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60"><text:span text:style-name="T68">Line Graphs</text:span></text:p>
      <text:p text:style-name="P9"/>
      <text:p text:style-name="P9"/>
      <text:p text:style-name="P9"><text:span text:style-name="T4">&lt;!DOCTYPE html&gt; </text:span></text:p>
      <text:p text:style-name="P9"/>
      <text:p text:style-name="P9"><text:span text:style-name="T4">&lt;html&gt;</text:span></text:p>
      <text:p text:style-name="P9"/>
      <text:p text:style-name="P9"><text:span text:style-name="T4">&lt;script src="</text:span><text:a xlink:type="simple" xlink:href="https://cdn.plot.ly/plotly-latest.min.js"><text:span text:style-name="T4">https://cdn.plot.ly/plotly-latest.min.js</text:span></text:a><text:span text:style-name="T4">"&gt;&lt;/script&gt;</text:span></text:p>
      <text:p text:style-name="P9"/>
      <text:p text:style-name="P9"><text:span text:style-name="T4">&lt;body&gt;</text:span></text:p>
      <text:p text:style-name="P9"/>
      <text:p text:style-name="P9"><text:span text:style-name="T4">&lt;div id="myPlot" style="width:100%;max-width:700px"&gt;&lt;/div&gt;</text:span></text:p>
      <text:p text:style-name="P9"/>
      <text:p text:style-name="P9"><text:span text:style-name="T4">&lt;script&gt;</text:span></text:p>
      <text:p text:style-name="P9"/>
      <text:p text:style-name="P9"><text:span text:style-name="T4">var xArray = [50,60,70,80,90,100,110,120,130,140,150];</text:span></text:p>
      <text:p text:style-name="P9"/>
      <text:p text:style-name="P9"><text:span text:style-name="T4">var yArray = [7,8,8,9,9,9,10,11,14,14,15];</text:span></text:p>
      <text:p text:style-name="P9"/>
      <text:p text:style-name="P77"><text:span text:style-name="T4">// Define Data</text:span></text:p>
      <text:p text:style-name="P9"><text:span text:style-name="T4">var data = [{</text:span></text:p>
      <text:p text:style-name="P9"><text:span text:style-name="T4"><text:s text:c="2"/>x: xArray,</text:span></text:p>
      <text:p text:style-name="P9"><text:span text:style-name="T4"><text:s text:c="2"/>y: yArray,</text:span></text:p>
      <text:p text:style-name="P9"><text:span text:style-name="T4"><text:s text:c="2"/>mode:"lines"</text:span></text:p>
      <text:p text:style-name="P9"><text:span text:style-name="T4">}];</text:span></text:p>
      <text:p text:style-name="P9"/>
      <text:p text:style-name="P77"><text:span text:style-name="T4">// Define Layout</text:span></text:p>
      <text:p text:style-name="P9"><text:span text:style-name="T4">var layout = {</text:span></text:p>
      <text:p text:style-name="P9"><text:span text:style-name="T4"><text:s text:c="2"/>xaxis: {range: [40, 160], title: "Square Meters"},</text:span></text:p>
      <text:p text:style-name="P9"><text:span text:style-name="T4"><text:s text:c="2"/>yaxis: {range: [5, 16], title: "Price in Millions"}, <text:s/></text:span></text:p>
      <text:p text:style-name="P9"><text:span text:style-name="T4"><text:s text:c="2"/>title: "House Prices vs. Size"</text:span></text:p>
      <text:p text:style-name="P9"><text:span text:style-name="T4">};</text:span></text:p>
      <text:p text:style-name="P9"/>
      <text:p text:style-name="P77"><text:span text:style-name="T4">// Display using Plotly</text:span></text:p>
      <text:p text:style-name="P9"><text:span text:style-name="T4">Plotly.newPlot("myPlot", data, layout);</text:span></text:p>
      <text:p text:style-name="P9"><text:span text:style-name="T4">&lt;/script&gt;</text:span></text:p>
      <text:p text:style-name="P9"/>
      <text:p text:style-name="P9"><text:span text:style-name="T4">&lt;/body&gt;</text:span></text:p>
      <text:p text:style-name="P9"><text:span text:style-name="T4">&lt;/html&gt;</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7"><text:a xlink:type="simple" xlink:href="https://www.w3schools.com/ai/ai_plotly.asp"><text:span text:style-name="T4">https://www.w3schools.com/ai/ai_plotly.asp</text:span></text:a></text:p>
      <text:p text:style-name="P9"/>
      <text:p text:style-name="P9"/>
      <text:p text:style-name="P161"><text:span text:style-name="T5">Chart.js </text:span></text:p>
      <text:p text:style-name="P9"/>
      <text:p text:style-name="P161"><text:span text:style-name="T4">Chart.js comes with many <text:s/>built-in chart types :</text:span></text:p>
      <text:p text:style-name="P9"/>
      <text:p text:style-name="P9"/>
      <text:list text:style-name="L4">
        <text:list-item>
          <text:p text:style-name="P105"><text:span text:style-name="T4">Scatter</text:span></text:p>
        </text:list-item>
        <text:list-item>
          <text:p text:style-name="P105"><text:span text:style-name="T4">Line</text:span></text:p>
        </text:list-item>
        <text:list-item>
          <text:p text:style-name="P105"><text:span text:style-name="T4">Bar</text:span></text:p>
        </text:list-item>
        <text:list-item>
          <text:p text:style-name="P105"><text:span text:style-name="T4">Radar</text:span></text:p>
        </text:list-item>
        <text:list-item>
          <text:p text:style-name="P105"><text:span text:style-name="T4">Pie and Doughnut</text:span></text:p>
        </text:list-item>
        <text:list-item>
          <text:p text:style-name="P105"><text:span text:style-name="T4">Polar Area</text:span></text:p>
        </text:list-item>
        <text:list-item>
          <text:p text:style-name="P105"><text:span text:style-name="T4">Bubble</text:span></text:p>
        </text:list-item>
      </text:list>
      <text:p text:style-name="P9"/>
      <text:p text:style-name="P97"><text:span text:style-name="T4">https://www.w3schools.com/ai/ai_chartjs.asp</text:span></text:p>
      <text:p text:style-name="P9"/>
      <text:p text:style-name="P9"/>
      <text:p text:style-name="P161"><text:span text:style-name="T5">Google Chart </text:span></text:p>
      <text:p text:style-name="P9"/>
      <text:p text:style-name="P9"/>
      <text:p text:style-name="P8"><text:span text:style-name="T4">From simple line charts to complex tree maps, Google Chart provides a number of built-in chart types:</text:span></text:p>
      <text:p text:style-name="P8"/>
      <text:list text:style-name="L4">
        <text:list-item>
          <text:p text:style-name="P7"><text:span text:style-name="T4">Scatter Chart</text:span></text:p>
        </text:list-item>
        <text:list-item>
          <text:p text:style-name="P7"><text:span text:style-name="T4">Line Chart</text:span></text:p>
        </text:list-item>
        <text:list-item>
          <text:p text:style-name="P7"><text:span text:style-name="T4">Bar / Column Chart</text:span></text:p>
        </text:list-item>
        <text:list-item>
          <text:p text:style-name="P7"><text:span text:style-name="T4">Area Chart</text:span></text:p>
        </text:list-item>
        <text:list-item>
          <text:p text:style-name="P7"><text:span text:style-name="T4">Pie Chart</text:span></text:p>
        </text:list-item>
        <text:list-item>
          <text:p text:style-name="P7"><text:span text:style-name="T4">Donut Chart</text:span></text:p>
        </text:list-item>
        <text:list-item>
          <text:p text:style-name="P7"><text:span text:style-name="T4">Org Chart</text:span></text:p>
        </text:list-item>
        <text:list-item>
          <text:p text:style-name="P66"><text:span text:style-name="T4">Map / Geo Chart</text:span></text:p>
        </text:list-item>
      </text:list>
      <text:p text:style-name="P9"/>
      <text:p text:style-name="P97"><text:span text:style-name="T4">https://www.w3schools.com/ai/ai_google_chart.asp</text:span></text:p>
      <text:p text:style-name="P9"/>
      <text:p text:style-name="P9"/>
      <text:p text:style-name="P9"><text:span text:style-name="T4">--------------------------------------------------------------</text:span></text:p>
      <text:p text:style-name="P261"/>
      <text:p text:style-name="P261"><text:span text:style-name="T68">Shortcuts for JS </text:span></text:p>
      <text:p text:style-name="P9"/>
      <text:p text:style-name="P9"><text:span text:style-name="T4">1. Short for creating a </text:span><text:span text:style-name="T151">div class</text:span><text:span text:style-name="T4">. If we type </text:span><text:span text:style-name="T5">“div.Alok*3”</text:span><text:span text:style-name="T4"><text:s/>and press “enter”, it will create three classes with class name “Alok”.</text:span></text:p>
      <text:p text:style-name="P9"/>
      <text:p text:style-name="P236"><text:span text:style-name="T15">&lt;</text:span><text:span text:style-name="T16">div</text:span><text:span text:style-name="T104"><text:s/></text:span><text:span text:style-name="T17">class</text:span><text:span text:style-name="T104">=</text:span><text:span text:style-name="T4">"Alok"</text:span><text:span text:style-name="T15">&gt;&lt;/</text:span><text:span text:style-name="T16">div</text:span><text:span text:style-name="T15">&gt;</text:span></text:p>
      <text:p text:style-name="P26"><text:span text:style-name="T19">&lt;</text:span><text:span text:style-name="T20">div</text:span><text:span text:style-name="T24"><text:s/></text:span><text:span text:style-name="T21">class</text:span><text:span text:style-name="T24">=</text:span><text:span text:style-name="T4">"Alok"</text:span><text:span text:style-name="T19">&gt;&lt;/</text:span><text:span text:style-name="T20">div</text:span><text:span text:style-name="T19">&gt;</text:span></text:p>
      <text:p text:style-name="P26"><text:span text:style-name="T19">&lt;</text:span><text:span text:style-name="T20">div</text:span><text:span text:style-name="T24"><text:s/></text:span><text:span text:style-name="T21">class</text:span><text:span text:style-name="T24">=</text:span><text:span text:style-name="T4">"Alok"</text:span><text:span text:style-name="T19">&gt;&lt;/</text:span><text:span text:style-name="T20">div</text:span><text:span text:style-name="T19">&gt;</text:span></text:p>
      <text:p text:style-name="P9"/>
      <text:p text:style-name="P9"><text:span text:style-name="T4">2. Short for creating an </text:span><text:span text:style-name="T151">span id</text:span><text:span text:style-name="T4">. If we type </text:span><text:span text:style-name="T5">“span#isha*5”</text:span><text:span text:style-name="T4"><text:s/>and press enter, it will create 5 span id’s with name “isha”.</text:span></text:p>
      <text:p text:style-name="P9"/>
      <text:p text:style-name="P74"><text:span text:style-name="T15">&lt;</text:span><text:span text:style-name="T4">span</text:span><text:span text:style-name="T104"><text:s/></text:span><text:span text:style-name="T17">id</text:span><text:span text:style-name="T104">=</text:span><text:span text:style-name="T18">"isha"</text:span><text:span text:style-name="T15">&gt;&lt;/</text:span><text:span text:style-name="T4">span</text:span><text:span text:style-name="T15">&gt;&lt;</text:span><text:span text:style-name="T4">span</text:span><text:span text:style-name="T104"><text:s/></text:span><text:span text:style-name="T17">id</text:span><text:span text:style-name="T104">=</text:span><text:span text:style-name="T18">"isha"</text:span><text:span text:style-name="T15">&gt;&lt;/</text:span><text:span text:style-name="T4">span</text:span><text:span text:style-name="T15">&gt;&lt;</text:span><text:span text:style-name="T4">span</text:span><text:span text:style-name="T104"><text:s/></text:span><text:span text:style-name="T17">id</text:span><text:span text:style-name="T104">=</text:span><text:span text:style-name="T18">"isha"</text:span><text:span text:style-name="T15">&gt;&lt;/</text:span><text:span text:style-name="T4">span</text:span><text:span text:style-name="T15">&gt;&lt;</text:span><text:span text:style-name="T4">span</text:span><text:span text:style-name="T104"><text:s/></text:span><text:span text:style-name="T17">id</text:span><text:span text:style-name="T104">=</text:span><text:span text:style-name="T18">"isha"</text:span><text:span text:style-name="T15">&gt;&lt;/</text:span><text:span text:style-name="T4">span</text:span><text:span text:style-name="T15">&gt;&lt;</text:span><text:span text:style-name="T4">span</text:span><text:span text:style-name="T104"><text:s/></text:span><text:span text:style-name="T17">id</text:span><text:span text:style-name="T104">=</text:span><text:span text:style-name="T18">"isha"</text:span><text:span text:style-name="T15">&gt;&lt;/</text:span><text:span text:style-name="T4">span</text:span><text:span text:style-name="T15">&gt;</text:span></text:p>
      <text:p text:style-name="P9"/>
      <text:p text:style-name="P9"><text:span text:style-name="T4">3. Console.log </text:span></text:p>
      <text:p text:style-name="P9"/>
      <text:p text:style-name="P9"/>
      <text:p text:style-name="P9"/>
      <text:p text:style-name="P9"/>
      <text:p text:style-name="P9"/>
      <text:p text:style-name="P9"/>
      <text:p text:style-name="P9"/>
      <text:p text:style-name="P9"/>
      <text:p text:style-name="P9"/>
      <text:p text:style-name="P9"/>
      <text:p text:style-name="P9"><text:span text:style-name="T4">Result :</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pan text:style-name="T4">4. </text:span><text:span text:style-name="T6">Convert a number into string :</text:span></text:p>
      <text:p text:style-name="P9"/>
      <text:p text:style-name="P9"><text:span text:style-name="T4">myVar = 34;</text:span></text:p>
      <text:p text:style-name="P9"><text:span text:style-name="T4">console.log(myVar, (typeof myVar));</text:span></text:p>
      <text:p text:style-name="P9"/>
      <text:p text:style-name="P9"><text:span text:style-name="T4">Result : 34 number </text:span></text:p>
      <text:p text:style-name="P9"/>
      <text:p text:style-name="P30"><text:span text:style-name="T4">Converting a number to a string </text:span></text:p>
      <text:p text:style-name="P9"/>
      <text:p text:style-name="P9"><text:span text:style-name="T4">myVar = string(34);</text:span></text:p>
      <text:p text:style-name="P9"><text:span text:style-name="T4">console.log(myVar, (typeof myVar));</text:span></text:p>
      <text:p text:style-name="P9"/>
      <text:p text:style-name="P9"><text:span text:style-name="T4">Result : 34 string </text:span></text:p>
      <text:p text:style-name="P9"/>
      <text:p text:style-name="P9"><text:span text:style-name="T4">5. Shortcut for if and else statements, ternary operator.</text:span></text:p>
      <text:p text:style-name="P126"/>
      <text:p text:style-name="P74"/>
      <text:p text:style-name="P21"><text:span text:style-name="T20">let</text:span><text:s/>Name = <text:span text:style-name="T22">'isha'</text:span>; </text:p>
      <text:p text:style-name="P26"><text:span text:style-name="T24">console.log(Name==</text:span>"isha"<text:span text:style-name="T24">? </text:span>'Name is acceptable'<text:span text:style-name="T24"><text:s/>: </text:span>'Name change is required'<text:span text:style-name="T24">); </text:span></text:p>
      <text:p text:style-name="P22"/>
      <text:p text:style-name="P9"/>
      <text:p text:style-name="P9"><text:span text:style-name="T4">Result : Name is acceptable</text:span></text:p>
      <text:p text:style-name="P9"/>
      <text:p text:style-name="P9"><text:span text:style-name="T4">6. SwitchCase</text:span></text:p>
      <text:p text:style-name="P9"/>
      <text:p text:style-name="P21"><text:span text:style-name="T16">let</text:span><text:span text:style-name="T4"><text:s/>Name = </text:span><text:span text:style-name="T18">'Aisha'</text:span><text:span text:style-name="T4">; </text:span></text:p>
      <text:p text:style-name="P21"><text:span text:style-name="T16">switch</text:span><text:span text:style-name="T4"><text:s/>(Name) { </text:span></text:p>
      <text:p text:style-name="P26"><text:span text:style-name="T20">case</text:span><text:span text:style-name="T24"><text:s/></text:span>'isha'<text:span text:style-name="T24">: </text:span></text:p>
      <text:p text:style-name="P22">console.log(<text:span text:style-name="T22">'Name is Isha'</text:span>); </text:p>
      <text:p text:style-name="P24">break<text:span text:style-name="T24">; </text:span></text:p>
      <text:p text:style-name="P26"><text:span text:style-name="T20">case</text:span><text:span text:style-name="T24"><text:s/></text:span>'Isha'<text:span text:style-name="T24">: </text:span></text:p>
      <text:p text:style-name="P22">console.log(<text:span text:style-name="T22">'Name is isha'</text:span>); </text:p>
      <text:p text:style-name="P24">break<text:span text:style-name="T24">; </text:span></text:p>
      <text:p text:style-name="P26"><text:span text:style-name="T20">case</text:span><text:span text:style-name="T24"><text:s/></text:span>'Aisha'<text:span text:style-name="T24">: </text:span></text:p>
      <text:p text:style-name="P22">console.log(<text:span text:style-name="T22">'Name is Aisha'</text:span>); </text:p>
      <text:p text:style-name="P24">break<text:span text:style-name="T24">; </text:span></text:p>
      <text:p text:style-name="P24">default<text:span text:style-name="T24">: </text:span></text:p>
      <text:p text:style-name="P22">console.log(<text:span text:style-name="T22">'Name is Isha'</text:span>); </text:p>
      <text:p text:style-name="P23"/>
      <text:p text:style-name="P24">break<text:span text:style-name="T24">; </text:span></text:p>
      <text:p text:style-name="P22">} </text:p>
      <text:p text:style-name="P9"/>
      <text:p text:style-name="P9"><text:span text:style-name="T4">7. For Loop</text:span></text:p>
      <text:p text:style-name="P9"/>
      <text:p text:style-name="P21"><text:span text:style-name="T16">let</text:span><text:span text:style-name="T4"><text:s/>a;</text:span></text:p>
      <text:p text:style-name="P22"><text:span text:style-name="T20">for</text:span><text:s/>(<text:span text:style-name="T20">let</text:span><text:s/>a = <text:span text:style-name="T39">5</text:span>; a&lt;=<text:span text:style-name="T39">10</text:span>; a++)</text:p>
      <text:p text:style-name="P22">console.log(a);</text:p>
      <text:p text:style-name="P9"/>
      <text:p text:style-name="P9"><text:span text:style-name="T4">Result : Starts from 5 and goes till 10.</text:span></text:p>
      <text:p text:style-name="P9"/>
      <text:p text:style-name="P9"/>
      <text:p text:style-name="P9"><text:span text:style-name="T4">8. While Loop</text:span></text:p>
      <text:p text:style-name="P262"/>
      <text:p text:style-name="P21"><text:span text:style-name="T16">let</text:span><text:span text:style-name="T4"><text:s/>s = </text:span><text:span text:style-name="T105">2</text:span><text:span text:style-name="T4">; </text:span></text:p>
      <text:p text:style-name="P22"><text:span text:style-name="T20">while</text:span>(s&lt;=<text:span text:style-name="T39">8</text:span>) { </text:p>
      <text:p text:style-name="P22">console.log(s+<text:span text:style-name="T39">1</text:span>); </text:p>
      <text:p text:style-name="P22">s +=<text:span text:style-name="T39">1</text:span>; </text:p>
      <text:p text:style-name="P22">} </text:p>
      <text:p text:style-name="P21"/>
      <text:p text:style-name="P9"><text:span text:style-name="T4">Result: starts from 3 and goes till 9</text:span></text:p>
      <text:p text:style-name="P9"/>
      <text:p text:style-name="P9"><text:span text:style-name="T4">9. Do while loop</text:span></text:p>
      <text:p text:style-name="P9"/>
      <text:p text:style-name="P263"><text:span text:style-name="T4">let k = 1;</text:span></text:p>
      <text:p text:style-name="P264">do {</text:p>
      <text:p text:style-name="P264">console.log(k + 1);</text:p>
      <text:p text:style-name="P264">k += 1;</text:p>
      <text:p text:style-name="P264">} while (k &lt; 4); </text:p>
      <text:p text:style-name="P9"/>
      <text:p text:style-name="P9"/>
      <text:p text:style-name="P9"><text:span text:style-name="T4">Result : Starts from 2 and ends at 4</text:span></text:p>
      <text:p text:style-name="P9"/>
      <text:p text:style-name="P9"><text:span text:style-name="T4">10. To print keys and values of pairs in an object, we use </text:span></text:p>
      <text:p text:style-name="P9"/>
      <text:p text:style-name="P21"><text:span text:style-name="T16">let</text:span><text:span text:style-name="T4"><text:s/>person = { </text:span></text:p>
      <text:p text:style-name="P22">name: <text:span text:style-name="T22">"Aisha"</text:span>, </text:p>
      <text:p text:style-name="P22">age: <text:span text:style-name="T39">34</text:span>, </text:p>
      <text:p text:style-name="P22">Occupation: <text:span text:style-name="T22">"Velle"</text:span>, </text:p>
      <text:p text:style-name="P26"><text:span text:style-name="T24">Person: </text:span>"Useless" </text:p>
      <text:p text:style-name="P22">} </text:p>
      <text:p text:style-name="P265"><text:span text:style-name="T152">for</text:span><text:span text:style-name="T7"><text:s/>(</text:span><text:span text:style-name="T152">let</text:span><text:span text:style-name="T7"><text:s/>key </text:span><text:span text:style-name="T152">in</text:span><text:span text:style-name="T7"><text:s/>person) </text:span></text:p>
      <text:p text:style-name="P22">{ </text:p>
      <text:p text:style-name="P22">console.log(<text:span text:style-name="T22">`The </text:span><text:span text:style-name="T20">${</text:span>key<text:span text:style-name="T20">}</text:span><text:span text:style-name="T22"><text:s/>of person is </text:span><text:span text:style-name="T20">${</text:span>person[key]<text:span text:style-name="T20">}</text:span><text:span text:style-name="T22">`</text:span>) </text:p>
      <text:p text:style-name="P22">} </text:p>
      <text:p text:style-name="P9"/>
      <text:p text:style-name="P9"><text:span text:style-name="T4">Result :</text:span></text:p>
      <text:p text:style-name="P9"/>
      <text:p text:style-name="P9"><text:span text:style-name="T4">The name of person is Aisha</text:span></text:p>
      <text:p text:style-name="P9"><text:span text:style-name="T4">The age of person is 34</text:span></text:p>
      <text:p text:style-name="P9"><text:span text:style-name="T4">The Occupation of person is Velle</text:span></text:p>
      <text:p text:style-name="P9"><text:span text:style-name="T4">The Person of person is Useless</text:span></text:p>
      <text:p text:style-name="P9"/>
      <text:p text:style-name="P9"><text:span text:style-name="T4">11. Functions</text:span></text:p>
      <text:p text:style-name="P9"/>
      <text:p text:style-name="P21"><text:span text:style-name="T16">function</text:span><text:span text:style-name="T4"><text:s/>isha (name, thank){</text:span></text:p>
      <text:p text:style-name="P26"><text:span text:style-name="T24">console.log (</text:span>`Alok and <text:span text:style-name="T20">${</text:span><text:span text:style-name="T24">name</text:span><text:span text:style-name="T20">}</text:span><text:s/>are fighting with eachother on daily basis. <text:span text:style-name="T20">${</text:span><text:span text:style-name="T24">thank</text:span><text:span text:style-name="T20">}</text:span>`<text:span text:style-name="T24"><text:s/>);</text:span></text:p>
      <text:p text:style-name="P22">}</text:p>
      <text:p text:style-name="P23"/>
      <text:p text:style-name="P22"><text:span text:style-name="T20">let</text:span><text:s/>name = <text:span text:style-name="T22">'Aisha'</text:span>;</text:p>
      <text:p text:style-name="P23"/>
      <text:p text:style-name="P26"><text:span text:style-name="T24">isha(name, </text:span>'thanks alot !!'<text:span text:style-name="T24">);</text:span></text:p>
      <text:p text:style-name="P9"/>
      <text:p text:style-name="P9"><text:span text:style-name="T4">Result : Alok and Aisha are fighting with eachother on daily basis. thanks alot !!</text:span></text:p>
      <text:p text:style-name="P9"/>
      <text:p text:style-name="P9"><text:span text:style-name="T4">( It took the value of the variable name and text mentioned while calling the function in place of the template literals.)</text:span></text:p>
      <text:p text:style-name="P9"/>
      <text:p text:style-name="P9"><text:span text:style-name="T6">Another Example :</text:span></text:p>
      <text:p text:style-name="P9"/>
      <text:p text:style-name="P266"><text:span text:style-name="T16">function</text:span><text:span text:style-name="T4"><text:s/>isha (name, thank=</text:span><text:span text:style-name="T18">"Thank You"</text:span><text:span text:style-name="T4">){ </text:span></text:p>
      <text:p text:style-name="P26"><text:span text:style-name="T24">console.log (</text:span>`Alok and <text:span text:style-name="T20">${</text:span><text:span text:style-name="T24">name</text:span><text:span text:style-name="T20">}</text:span><text:s/>are fighting with eachother on daily basis these days. <text:span text:style-name="T20">${</text:span><text:span text:style-name="T24">thank</text:span><text:span text:style-name="T20">}</text:span>`<text:span text:style-name="T24"><text:s/>);</text:span></text:p>
      <text:p text:style-name="P22">} </text:p>
      <text:p text:style-name="P23"/>
      <text:p text:style-name="P22"><text:span text:style-name="T20">let</text:span><text:s/>name = <text:span text:style-name="T22">'Aisha'</text:span>; </text:p>
      <text:p text:style-name="P23"/>
      <text:p text:style-name="P22">isha(name); </text:p>
      <text:p text:style-name="P267"><text:span text:style-name="T4"><text:s/></text:span></text:p>
      <text:p text:style-name="P9"><text:span text:style-name="T4">Result : Alok and Aisha are fighting with eachother on daily basis these days. Thank You</text:span></text:p>
      <text:p text:style-name="P9"/>
      <text:p text:style-name="P9"><text:span text:style-name="T4">(It took the value of the variable name and text mentioned while declaring the parameter in place of the template literals.)</text:span></text:p>
      <text:p text:style-name="P9"/>
      <text:p text:style-name="P9"><text:span text:style-name="T6">Another Example :</text:span></text:p>
      <text:p text:style-name="P9"/>
      <text:p text:style-name="P266"><text:span text:style-name="T16">function</text:span><text:span text:style-name="T4"><text:s/>isha (name, thank=</text:span><text:span text:style-name="T18">"Thank You"</text:span><text:span text:style-name="T4">){ </text:span></text:p>
      <text:p text:style-name="P26"><text:span text:style-name="T24">console.log (</text:span>`Alok and <text:span text:style-name="T20">${</text:span><text:span text:style-name="T24">name</text:span><text:span text:style-name="T20">}</text:span><text:s/>are fighting with eachother on daily basis these days. <text:span text:style-name="T20">${</text:span><text:span text:style-name="T24">thank</text:span><text:span text:style-name="T20">}</text:span>`<text:span text:style-name="T24"><text:s/>); </text:span></text:p>
      <text:p text:style-name="P24">return<text:span text:style-name="T24"><text:s/></text:span><text:span text:style-name="T39">5</text:span><text:span text:style-name="T24">; </text:span></text:p>
      <text:p text:style-name="P22">} </text:p>
      <text:p text:style-name="P23"/>
      <text:p text:style-name="P22"><text:span text:style-name="T20">let</text:span><text:s/>name = <text:span text:style-name="T22">'Aisha'</text:span>; </text:p>
      <text:p text:style-name="P23"/>
      <text:p text:style-name="P22">console.log(isha()); </text:p>
      <text:p text:style-name="P9"/>
      <text:p text:style-name="P9"/>
      <text:p text:style-name="P9"><text:span text:style-name="T4">Result : Alok and Aisha are fighting with eachother on daily basis these days. Thank You</text:span></text:p>
      <text:p text:style-name="P9"><text:span text:style-name="T4"><text:s text:c="14"/>5</text:span></text:p>
      <text:p text:style-name="P9"/>
      <text:p text:style-name="P9"><text:span text:style-name="T6">Another Example :</text:span></text:p>
      <text:p text:style-name="P9"/>
      <text:p text:style-name="P21"><text:span text:style-name="T16">const</text:span><text:span text:style-name="T4"><text:s/>greet = </text:span><text:span text:style-name="T16">function</text:span><text:span text:style-name="T4"><text:s/>isha (name, thank=</text:span><text:span text:style-name="T18">"Thank You"</text:span><text:span text:style-name="T4">){</text:span></text:p>
      <text:p text:style-name="P26"><text:span text:style-name="T24">console.log (</text:span>`Alok and <text:span text:style-name="T20">${</text:span><text:span text:style-name="T24">name</text:span><text:span text:style-name="T20">}</text:span><text:s/>are fighting with eachother on daily basis these days. <text:span text:style-name="T20">${</text:span><text:span text:style-name="T24">thank</text:span><text:span text:style-name="T20">}</text:span>`<text:span text:style-name="T24"><text:s/>);</text:span></text:p>
      <text:p text:style-name="P24">return<text:span text:style-name="T24"><text:s/></text:span><text:span text:style-name="T39">5</text:span><text:span text:style-name="T24">;</text:span></text:p>
      <text:p text:style-name="P22">}</text:p>
      <text:p text:style-name="P23"/>
      <text:p text:style-name="P22"><text:span text:style-name="T20">let</text:span><text:s/>name = <text:span text:style-name="T22">'Aisha'</text:span>;</text:p>
      <text:p text:style-name="P23"/>
      <text:p text:style-name="P22"><text:span text:style-name="T20">let</text:span><text:s/>val = greet(name);</text:p>
      <text:p text:style-name="P9"/>
      <text:p text:style-name="P9"/>
      <text:p text:style-name="P9"><text:span text:style-name="T4">Result : Alok and Aisha are fighting with eachother on daily basis these days. Thank You</text:span></text:p>
      <text:p text:style-name="P9"/>
      <text:p text:style-name="P9"><text:span text:style-name="T4">12. arr.forEach</text:span></text:p>
      <text:p text:style-name="P9"/>
      <text:p text:style-name="P236"><text:span text:style-name="T104">arr = [</text:span><text:span text:style-name="T4">'fruits'</text:span><text:span text:style-name="T104">, </text:span><text:span text:style-name="T4">'vegetable'</text:span><text:span text:style-name="T104">, </text:span><text:span text:style-name="T4">'produce'</text:span><text:span text:style-name="T104">]; </text:span></text:p>
      <text:p text:style-name="P23"/>
      <text:p text:style-name="P22">arr.forEach(<text:span text:style-name="T20">function</text:span>(element, index, array) { </text:p>
      <text:p text:style-name="P22">console.log(element, index) </text:p>
      <text:p text:style-name="P22">}); </text:p>
      <text:p text:style-name="P9"><text:span text:style-name="T4"><text:s/></text:span></text:p>
      <text:p text:style-name="P9"/>
      <text:p text:style-name="P9"><text:span text:style-name="T4">Result :</text:span></text:p>
      <text:p text:style-name="P9"/>
      <text:p text:style-name="P9"><text:span text:style-name="T4">fruits 0</text:span></text:p>
      <text:p text:style-name="P9"><text:span text:style-name="T4">vegetable 1</text:span></text:p>
      <text:p text:style-name="P9"><text:span text:style-name="T4">produce 2</text:span></text:p>
      <text:p text:style-name="P9"/>
      <text:p text:style-name="P9"><text:span text:style-name="T4">13. prompt</text:span></text:p>
      <text:p text:style-name="P9"/>
      <text:p text:style-name="P21"><text:span text:style-name="T20">let</text:span><text:s/>a = window;</text:p>
      <text:p text:style-name="P26"><text:span text:style-name="T24">a = prompt(</text:span>'This will create a prompt box'<text:span text:style-name="T24">);</text:span></text:p>
      <text:p text:style-name="P23"/>
      <text:p text:style-name="P22">console.log(a);</text:p>
      <text:p text:style-name="P22"/>
      <text:p text:style-name="P165">Result :</text:p>
      <text:p text:style-name="P4"/>
      <text:p text:style-name="P33"/>
      <text:p text:style-name="P33"/>
      <text:p text:style-name="P33"/>
      <text:p text:style-name="P33"/>
      <text:p text:style-name="P33"/>
      <text:p text:style-name="P33">14. confirm</text:p>
      <text:p text:style-name="P33"/>
      <text:p text:style-name="P127"><text:span text:style-name="T20">let</text:span><text:s/>a = window;</text:p>
      <text:p text:style-name="P129"/>
      <text:p text:style-name="P268"><text:span text:style-name="T24">a = confirm(</text:span>'are you sure you want to exit'<text:span text:style-name="T24">);</text:span></text:p>
      <text:p text:style-name="P129"/>
      <text:p text:style-name="P128">console.log(a);</text:p>
      <text:p text:style-name="P269"/>
      <text:p text:style-name="P269">Result:</text:p>
      <text:p text:style-name="P269"/>
      <text:p text:style-name="P269"/>
      <text:p text:style-name="P269"/>
      <text:p text:style-name="P269"/>
      <text:p text:style-name="P269"/>
      <text:p text:style-name="P269"/>
      <text:p text:style-name="P269"/>
      <text:p text:style-name="P269"/>
      <text:p text:style-name="P269"/>
      <text:p text:style-name="P269">If we press “OK” in the prompt box, it will display “true” in the console log and if we press “CANCEL”, it will display “false”.</text:p>
      <text:p text:style-name="P269"/>
      <text:p text:style-name="P269"/>
      <text:p text:style-name="P4"><text:span text:style-name="T153">15. Difference between </text:span><text:span text:style-name="T7">childNodes</text:span><text:span text:style-name="T153"><text:s/>and </text:span><text:span text:style-name="T7">children (children</text:span><text:s/>will only display all the elements whereas <text:span text:style-name="T7">childNodes</text:span><text:s/>will display each and everything listed in the request element)</text:p>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16. How to select nodeName and nodeType.</text:p>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17. </text:p>
      <text:p text:style-name="P269"/>
      <text:p text:style-name="P269"><text:a xlink:type="simple" xlink:href="https://www.youtube.com/watch?v=087OGOITaKU&amp;list=PLu0W_9lII9ajyk081To1Cbt2eI5913SsL&amp;index=17">https://www.youtube.com/watch?v=087OGOITaKU&amp;list=PLu0W_9lII9ajyk081To1Cbt2eI5913SsL&amp;index=17</text:a></text:p>
      <text:p text:style-name="P269"/>
      <text:p text:style-name="P269"/>
      <text:p text:style-name="P269"/>
      <text:p text:style-name="P269">18. How to create, append an element and setAttribute using JS.</text:p>
      <text:p text:style-name="P269"/>
      <text:p text:style-name="P21"><text:span text:style-name="T20">let</text:span><text:s/>element = document.createElement(<text:span text:style-name="T22">'li'</text:span>);</text:p>
      <text:p text:style-name="P270">element.className = <text:span text:style-name="T22">'Isha'</text:span>;</text:p>
      <text:p text:style-name="P270">element.id = <text:span text:style-name="T22">'Isha-Alok'</text:span>;</text:p>
      <text:p text:style-name="P271"/>
      <text:p text:style-name="P270">element.setAttribute(<text:span text:style-name="T22">'title'</text:span>,<text:span text:style-name="T22">'mytitle'</text:span>); </text:p>
      <text:p text:style-name="P271"/>
      <text:p text:style-name="P270">console.log(element);</text:p>
      <text:p text:style-name="P4"/>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4"/>
      <text:p text:style-name="P4"/>
      <text:p text:style-name="P4"><text:s/><text:a xlink:type="simple" xlink:href="https://www.youtube.com/watch?v=MeCPwvMQZ9o&amp;list=PLu0W_9lII9ajyk081To1Cbt2eI5913SsL&amp;index=18">https://www.youtube.com/watch?v=MeCPwvMQZ9o&amp;list=PLu0W_9lII9ajyk081To1Cbt2eI5913SsL&amp;index=18</text:a></text:p>
      <text:p text:style-name="P4"/>
      <text:p text:style-name="P21"><text:span text:style-name="T20">let</text:span><text:s/>element = document.createElement(<text:span text:style-name="T22">'li'</text:span>);</text:p>
      <text:p text:style-name="P270"><text:span text:style-name="T20">let</text:span><text:s/>text = document.createTextNode(<text:span text:style-name="T22">'I love ALOK'</text:span>);</text:p>
      <text:p text:style-name="P270">element.appendChild(text);</text:p>
      <text:p text:style-name="P271"/>
      <text:p text:style-name="P270">element.className = <text:span text:style-name="T22">'Isha'</text:span>;</text:p>
      <text:p text:style-name="P270">element.id = <text:span text:style-name="T22">'Isha-Alok'</text:span>;</text:p>
      <text:p text:style-name="P271"/>
      <text:p text:style-name="P270">element.setAttribute(<text:span text:style-name="T22">'title'</text:span>,<text:span text:style-name="T22">'mytitle'</text:span>); </text:p>
      <text:p text:style-name="P272"/>
      <text:p text:style-name="P270"><text:span text:style-name="T20">let</text:span><text:s/>ul = document.querySelector(<text:span text:style-name="T22">'ul.this'</text:span>);</text:p>
      <text:p text:style-name="P270">console.log(element);</text:p>
      <text:p text:style-name="P270"/>
      <text:p text:style-name="P4"/>
      <text:p text:style-name="P269">19.</text:p>
      <text:p text:style-name="P269"/>
      <text:p text:style-name="P269"/>
      <text:p text:style-name="P269">-----------------------------------</text:p>
      <text:p text:style-name="P269"/>
      <text:p text:style-name="P269"><text:span text:style-name="T7">document.createElement </text:span>: <text:s/>By using document.createElement (like div, button, script, h1, body ) we can create HTML elements<text:span text:style-name="T7"><text:s/></text:span>in JS and save them in variables.</text:p>
      <text:p text:style-name="P269"/>
      <text:p text:style-name="P269"><text:span text:style-name="T7">Stored Variable name.innerText = other variable name </text:span>: Will change the innerText of the given variable name. </text:p>
      <text:p text:style-name="P269"/>
      <text:p text:style-name="P269"><text:span text:style-name="T7">document.body.appendChild(element)</text:span><text:s/>: It means we are adding a child to the end of the body of the document and child name is given in () parenthesis.</text:p>
      <text:p text:style-name="P269"/>
      <text:p text:style-name="P269"/>
      <text:p text:style-name="P269"/>
      <text:p text:style-name="P4"/>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73"><text:span text:style-name="T5">JavaScript Iterables </text:span></text:p>
      <text:p text:style-name="P269"/>
      <text:p text:style-name="P269">Iterable is am object which can be looped over or iterated over with the help of a FOR loop.</text:p>
      <text:p text:style-name="P269"/>
      <text:p text:style-name="P269"/>
      <text:p text:style-name="P269"/>
      <text:p text:style-name="P269"/>
      <text:p text:style-name="P273"><text:span text:style-name="T5">JavaScript Iterator <text:s/></text:span></text:p>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text:span text:style-name="T7">Scaler Academy :</text:span></text:p>
      <text:p text:style-name="P269"/>
      <text:p text:style-name="P269"><text:span text:style-name="T1">Contents </text:span></text:p>
      <text:p text:style-name="P269"/>
      <text:p text:style-name="P269">JS History</text:p>
      <text:p text:style-name="P269">let/var/const (Variables)</text:p>
      <text:p text:style-name="P269">Hoisting</text:p>
      <text:p text:style-name="P269">Execution Contents</text:p>
      <text:p text:style-name="P269">Event loop</text:p>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text:span text:style-name="T7">What is JS?</text:span></text:p>
      <text:p text:style-name="P269"/>
      <text:p text:style-name="P269">* High Level language → abstracted to be user understandable</text:p>
      <text:p text:style-name="P269">* Single threaded → Perform ONE task at a time.</text:p>
      <text:p text:style-name="P269">* Garbage collected →</text:p>
      <text:p text:style-name="P269">* Interpreted → Everything happens line by line</text:p>
      <text:p text:style-name="P269">* Prototype based →</text:p>
      <text:p text:style-name="P269">* Multi paradigm → OOPS, fucntional</text:p>
      <text:p text:style-name="P269">*Dynamic Language → int a =5;</text:p>
      <text:p text:style-name="P269">* With a non blocking event loop → </text:p>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let variables are blocked scoped and var variables are global scoped</text:p>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text:span text:style-name="T7"><text:s text:c="2"/>const object :</text:span></text:p>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pan text:style-name="T7">Event Loops</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text:p>
      <text:p text:style-name="P4"/>
      <text:p text:style-name="P4"><text:a xlink:type="simple" xlink:href="https://www.linkedin.com/learning/javascript-essential-training/modern-javascript-loading?autoSkip=true&amp;autoplay=true&amp;resume=false&amp;u=82999986">https://www.linkedin.com/learning/javascript-essential-training/modern-javascript-loading?autoSkip=true&amp;autoplay=true&amp;resume=false&amp;u=82999986</text:a></text:p>
      <text:p text:style-name="P4"/>
      <text:p text:style-name="P4"/>
      <text:p text:style-name="P77"><text:span text:style-name="T1">The </text:span><text:span text:style-name="T154">async </text:span><text:span text:style-name="T1">keyword</text:span><text:span text:style-name="T155"><text:s/></text:span></text:p>
      <text:p text:style-name="P4"/>
      <text:p text:style-name="P4"/>
      <text:p text:style-name="P4">The async keyword changes the behavior.</text:p>
      <text:p text:style-name="P274"><text:span text:style-name="T156">Async </text:span><text:span text:style-name="T157">→ </text:span>tells the browser <text:span text:style-name="T4">when you encounter a JavaScript file, keep parsing the HTML while you download the JavaScript file, and only stop the parsing when you actually have the file, then execute whatever's in the JavaScript file, and then continue HTML parsing. </text:span></text:p>
      <text:p text:style-name="P18"/>
      <text:p text:style-name="P18"/>
      <text:p text:style-name="P18"/>
      <text:p text:style-name="P18"/>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2487.7</meta:generator>
  </office:meta>
</office:document-meta>
</file>